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94.84mm"/>
    </style:style>
    <style:style style:name="co3" style:family="table-column">
      <style:table-column-properties fo:break-before="auto" style:column-width="116.63mm"/>
    </style:style>
    <style:style style:name="co4" style:family="table-column">
      <style:table-column-properties fo:break-before="auto" style:column-width="146.31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195.62mm"/>
    </style:style>
    <style:style style:name="co9" style:family="table-column">
      <style:table-column-properties fo:break-before="auto" style:column-width="139.51mm"/>
    </style:style>
    <style:style style:name="co10" style:family="table-column">
      <style:table-column-properties fo:break-before="auto" style:column-width="84.77mm"/>
    </style:style>
    <style:style style:name="co11" style:family="table-column">
      <style:table-column-properties fo:break-before="auto" style:column-width="58.35mm"/>
    </style:style>
    <style:style style:name="co12" style:family="table-column">
      <style:table-column-properties fo:break-before="auto" style:column-width="65.7mm"/>
    </style:style>
    <style:style style:name="co13" style:family="table-column">
      <style:table-column-properties fo:break-before="auto" style:column-width="56.64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69.89mm"/>
    </style:style>
    <style:style style:name="co16" style:family="table-column">
      <style:table-column-properties fo:break-before="auto" style:column-width="82.87mm"/>
    </style:style>
    <style:style style:name="co17" style:family="table-column">
      <style:table-column-properties fo:break-before="auto" style:column-width="192.8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p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href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vk</text:p>
          </table:table-cell>
          <table:table-cell office:value-type="string" calcext:value-type="string">
            <text:p>f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hotel/al21246</text:p>
          </table:table-cell>
          <table:table-cell office:value-type="string" calcext:value-type="string">
            <text:p>SUNRISE Royal Makadi Aqua Resort (Select)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Makadi Bay - Hurghada - Red Sea - Egypt</text:p>
          </table:table-cell>
          <table:table-cell office:value-type="string" calcext:value-type="string">
            <text:p>+2 065 3590390 - 99</text:p>
          </table:table-cell>
          <table:table-cell office:value-type="string" calcext:value-type="string">
            <text:p>+2 065 3590402</text:p>
          </table:table-cell>
          <table:table-cell office:value-type="string" calcext:value-type="string">
            <text:p>www.sunrise-resorts.com</text:p>
          </table:table-cell>
          <table:table-cell office:value-type="string" calcext:value-type="string">
            <text:p>https://vk.com/club144892733</text:p>
          </table:table-cell>
          <table:table-cell/>
          <table:table-cell table:formula="of:=CONCATENATE(&quot;insert into public.hotel(name, place, phone,fax,site,email,descr,vk,fb,stars,published,address_id) values('&quot;;[.B2];&quot;','&quot;;[.C2];&quot;','&quot;;[.I2];&quot;','&quot;;[.J2];&quot;','&quot;;[.K2];&quot;','','&quot;;[.D2];&quot;','&quot;;[.L2];&quot;','&quot;;[.M2];&quot;',&quot;;[.E2];&quot;,true,(select id from public.address where externalid=&quot;;REPLACE([.A2];1;9;&quot;&quot;);&quot;));&quot;)" office:value-type="string" office:string-value="insert into public.hotel(name, place, phone,fax,site,email,descr,vk,fb,stars,published,address_id) values('SUNRISE Royal Makadi Aqua Resort (Select) 5*','Египет, Мухафаза Красное Море, Макади Бэй','+2 065 3590390 - 99','+2 065 3590402','www.sunrise-resorts.com','','Гостиничный комплекс, Пляжный, 1-я линия от моря','https://vk.com/club144892733','',5,true,(select id from public.address where externalid=21246));" calcext:value-type="string">
            <text:p>insert into public.hotel(name, place, phone,fax,site,email,descr,vk,fb,stars,published,address_id) values('SUNRISE Royal Makadi Aqua Resort (Select) 5*','Египет, Мухафаза Красное Море, Макади Бэй','+2 065 3590390 - 99','+2 065 3590402','www.sunrise-resorts.com','','Гостиничный комплекс, Пляжный, 1-я линия от моря','https://vk.com/club144892733','',5,true,(select id from public.address where externalid=21246));</text:p>
          </table:table-cell>
          <table:table-cell table:formula="of:=CONCATENATE(&quot;(select id from hotel where externalid=&quot;;REPLACE([.A2];1;9;&quot;&quot;);&quot;)&quot;)" office:value-type="string" office:string-value="(select id from hotel where externalid=21246)" calcext:value-type="string">
            <text:p>(select id from hotel where externalid=21246)</text:p>
          </table:table-cell>
          <table:table-cell table:formula="of:=CONCATENATE(&quot;insert into public.address(country_id,settlementpart,streetpart,externalid) values((select id from public.country where name_ru='&quot;;[.F2];&quot;'),'&quot;;[.G2];&quot;','&quot; ;[.H2];&quot;',&quot;;REPLACE([.A2];1;9;&quot;&quot;);&quot;);&quot;)" office:value-type="string" office:string-value="insert into public.address(country_id,settlementpart,streetpart,externalid) values((select id from public.country where name_ru='Египет'),'Макади Бэй','Makadi Bay - Hurghada - Red Sea - Egypt',21246);" calcext:value-type="string">
            <text:p>insert into public.address(country_id,settlementpart,streetpart,externalid) values((select id from public.country where name_ru='Египет'),'Макади Бэй','Makadi Bay - Hurghada - Red Sea - Egypt',21246);</text:p>
          </table:table-cell>
          <table:table-cell/>
        </table:table-row>
        <table:table-row table:style-name="ro1">
          <table:table-cell office:value-type="string" calcext:value-type="string">
            <text:p>/hotel/al11490</text:p>
          </table:table-cell>
          <table:table-cell office:value-type="string" calcext:value-type="string">
            <text:p>Justiniano Club Park Conti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Клубный отель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Turizm Merkezi - Okurcalar - Karaburun - Alanya - Antalya / TURKIYE</text:p>
          </table:table-cell>
          <table:table-cell office:value-type="string" calcext:value-type="string">
            <text:p>+90 242 527 45 32</text:p>
          </table:table-cell>
          <table:table-cell office:value-type="string" calcext:value-type="string">
            <text:p>+90 242 527 45 36</text:p>
          </table:table-cell>
          <table:table-cell office:value-type="string" calcext:value-type="string">
            <text:p>www.justinianohotels.com</text:p>
          </table:table-cell>
          <table:table-cell/>
          <table:table-cell office:value-type="string" calcext:value-type="string">
            <text:p>https://www.facebook.com/justinianoparkcontihotel/</text:p>
          </table:table-cell>
          <table:table-cell table:formula="of:=CONCATENATE(&quot;insert into public.hotel(name, place, phone,fax,site,email,descr,vk,fb,stars,published,address_id) values('&quot;;[.B3];&quot;','&quot;;[.C3];&quot;','&quot;;[.I3];&quot;','&quot;;[.J3];&quot;','&quot;;[.K3];&quot;','','&quot;;[.D3];&quot;','&quot;;[.L3];&quot;','&quot;;[.M3];&quot;',&quot;;[.E3];&quot;,true,(select id from public.address where externalid=&quot;;REPLACE([.A3];1;9;&quot;&quot;);&quot;));&quot;)" office:value-type="string" office:string-value="insert into public.hotel(name, place, phone,fax,site,email,descr,vk,fb,stars,published,address_id) values('Justiniano Club Park Conti 5*','Турция, Средиземноморский регион, Аланья, Окурджалар','+90 242 527 45 32','+90 242 527 45 36','www.justinianohotels.com','','Клубный отель, Пляжный, 1-я линия от моря, Загородный, близко','','https://www.facebook.com/justinianoparkcontihotel/',5,true,(select id from public.address where externalid=11490));" calcext:value-type="string">
            <text:p>insert into public.hotel(name, place, phone,fax,site,email,descr,vk,fb,stars,published,address_id) values('Justiniano Club Park Conti 5*','Турция, Средиземноморский регион, Аланья, Окурджалар','+90 242 527 45 32','+90 242 527 45 36','www.justinianohotels.com','','Клубный отель, Пляжный, 1-я линия от моря, Загородный, близко','','https://www.facebook.com/justinianoparkcontihotel/',5,true,(select id from public.address where externalid=11490));</text:p>
          </table:table-cell>
          <table:table-cell table:formula="of:=CONCATENATE(&quot;(select id from hotel where externalid=&quot;;REPLACE([.A3];1;9;&quot;&quot;);&quot;)&quot;)" office:value-type="string" office:string-value="(select id from hotel where externalid=11490)" calcext:value-type="string">
            <text:p>(select id from hotel where externalid=11490)</text:p>
          </table:table-cell>
          <table:table-cell table:formula="of:=CONCATENATE(&quot;insert into public.address(country_id,settlementpart,streetpart,externalid) values((select id from public.country where name_ru='&quot;;[.F3];&quot;'),'&quot;;[.G3];&quot;','&quot; ;[.H3];&quot;',&quot;;REPLACE([.A3];1;9;&quot;&quot;);&quot;);&quot;)" office:value-type="string" office:string-value="insert into public.address(country_id,settlementpart,streetpart,externalid) values((select id from public.country where name_ru='Турция'),'Аланья','Alara Turizm Merkezi - Okurcalar - Karaburun - Alanya - Antalya / TURKIYE',11490);" calcext:value-type="string">
            <text:p>insert into public.address(country_id,settlementpart,streetpart,externalid) values((select id from public.country where name_ru='Турция'),'Аланья','Alara Turizm Merkezi - Okurcalar - Karaburun - Alanya - Antalya / TURKIYE',11490);</text:p>
          </table:table-cell>
          <table:table-cell/>
        </table:table-row>
        <table:table-row table:style-name="ro1">
          <table:table-cell office:value-type="string" calcext:value-type="string">
            <text:p>/hotel/al4018</text:p>
          </table:table-cell>
          <table:table-cell office:value-type="string" calcext:value-type="string">
            <text:p>Desert Rose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afaga Road - Hurghada, Red Sea, Egypt</text:p>
          </table:table-cell>
          <table:table-cell office:value-type="string" calcext:value-type="string">
            <text:p>+2) 065 346 0600 (8 Линий)</text:p>
          </table:table-cell>
          <table:table-cell office:value-type="string" calcext:value-type="string">
            <text:p>+2) 065 346 0608</text:p>
          </table:table-cell>
          <table:table-cell office:value-type="string" calcext:value-type="string">
            <text:p>www.desertrose.com</text:p>
          </table:table-cell>
          <table:table-cell office:value-type="string" calcext:value-type="string">
            <text:p>https://vk.com/desertroseeg</text:p>
          </table:table-cell>
          <table:table-cell office:value-type="string" calcext:value-type="string">
            <text:p>https://www.facebook.com/DesertRoseEG</text:p>
          </table:table-cell>
          <table:table-cell table:formula="of:=CONCATENATE(&quot;insert into public.hotel(name, place, phone,fax,site,email,descr,vk,fb,stars,published,address_id) values('&quot;;[.B4];&quot;','&quot;;[.C4];&quot;','&quot;;[.I4];&quot;','&quot;;[.J4];&quot;','&quot;;[.K4];&quot;','','&quot;;[.D4];&quot;','&quot;;[.L4];&quot;','&quot;;[.M4];&quot;',&quot;;[.E4];&quot;,true,(select id from public.address where externalid=&quot;;REPLACE([.A4];1;9;&quot;&quot;);&quot;));&quot;)" office:value-type="string" office:string-value="insert into public.hotel(name, place, phone,fax,site,email,descr,vk,fb,stars,published,address_id) values('Desert Rose Resort 5*','Египет, Мухафаза Красное Море, Хургада','+2) 065 346 0600 (8 Линий)','+2) 065 346 0608','www.desertrose.com','','Гостиничный комплекс, Пляжный, 1-я линия от моря','https://vk.com/desertroseeg','https://www.facebook.com/DesertRoseEG',5,true,(select id from public.address where externalid=4018));" calcext:value-type="string">
            <text:p>insert into public.hotel(name, place, phone,fax,site,email,descr,vk,fb,stars,published,address_id) values('Desert Rose Resort 5*','Египет, Мухафаза Красное Море, Хургада','+2) 065 346 0600 (8 Линий)','+2) 065 346 0608','www.desertrose.com','','Гостиничный комплекс, Пляжный, 1-я линия от моря','https://vk.com/desertroseeg','https://www.facebook.com/DesertRoseEG',5,true,(select id from public.address where externalid=4018));</text:p>
          </table:table-cell>
          <table:table-cell table:formula="of:=CONCATENATE(&quot;(select id from hotel where externalid=&quot;;REPLACE([.A4];1;9;&quot;&quot;);&quot;)&quot;)" office:value-type="string" office:string-value="(select id from hotel where externalid=4018)" calcext:value-type="string">
            <text:p>(select id from hotel where externalid=4018)</text:p>
          </table:table-cell>
          <table:table-cell table:formula="of:=CONCATENATE(&quot;insert into public.address(country_id,settlementpart,streetpart,externalid) values((select id from public.country where name_ru='&quot;;[.F4];&quot;'),'&quot;;[.G4];&quot;','&quot; ;[.H4];&quot;',&quot;;REPLACE([.A4];1;9;&quot;&quot;);&quot;);&quot;)" office:value-type="string" office:string-value="insert into public.address(country_id,settlementpart,streetpart,externalid) values((select id from public.country where name_ru='Египет'),'Хургада','Safaga Road - Hurghada, Red Sea, Egypt',4018);" calcext:value-type="string">
            <text:p>insert into public.address(country_id,settlementpart,streetpart,externalid) values((select id from public.country where name_ru='Египет'),'Хургада','Safaga Road - Hurghada, Red Sea, Egypt',4018);</text:p>
          </table:table-cell>
          <table:table-cell/>
        </table:table-row>
        <table:table-row table:style-name="ro1">
          <table:table-cell office:value-type="string" calcext:value-type="string">
            <text:p>/hotel/al5327</text:p>
          </table:table-cell>
          <table:table-cell office:value-type="string" calcext:value-type="string">
            <text:p>Alva Donna World Palace 5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iriş Mah. Sahil Cad. No: 5 Kemer / Antalya TÜRKİYE</text:p>
          </table:table-cell>
          <table:table-cell office:value-type="string" calcext:value-type="string">
            <text:p>+90 (242) 813 63 63</text:p>
          </table:table-cell>
          <table:table-cell office:value-type="string" calcext:value-type="string">
            <text:p>+90 (242) 824 69 70</text:p>
          </table:table-cell>
          <table:table-cell office:value-type="string" calcext:value-type="string">
            <text:p>www.alvadonn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5];&quot;','&quot;;[.C5];&quot;','&quot;;[.I5];&quot;','&quot;;[.J5];&quot;','&quot;;[.K5];&quot;','','&quot;;[.D5];&quot;','&quot;;[.L5];&quot;','&quot;;[.M5];&quot;',&quot;;[.E5];&quot;,true,(select id from public.address where externalid=&quot;;REPLACE([.A5];1;9;&quot;&quot;);&quot;));&quot;)" office:value-type="string" office:string-value="insert into public.hotel(name, place, phone,fax,site,email,descr,vk,fb,stars,published,address_id) values('Alva Donna World Palace 5*','Турция, Средиземноморский регион, Кемер, Кириш','+90 (242) 813 63 63','+90 (242) 824 69 70','www.alvadonna.com','','Гостиничный комплекс, Пляжный, 1-я линия от моря, Загородный, рядом','','',5,true,(select id from public.address where externalid=5327));" calcext:value-type="string">
            <text:p>insert into public.hotel(name, place, phone,fax,site,email,descr,vk,fb,stars,published,address_id) values('Alva Donna World Palace 5*','Турция, Средиземноморский регион, Кемер, Кириш','+90 (242) 813 63 63','+90 (242) 824 69 70','www.alvadonna.com','','Гостиничный комплекс, Пляжный, 1-я линия от моря, Загородный, рядом','','',5,true,(select id from public.address where externalid=5327));</text:p>
          </table:table-cell>
          <table:table-cell table:formula="of:=CONCATENATE(&quot;(select id from hotel where externalid=&quot;;REPLACE([.A5];1;9;&quot;&quot;);&quot;)&quot;)" office:value-type="string" office:string-value="(select id from hotel where externalid=5327)" calcext:value-type="string">
            <text:p>(select id from hotel where externalid=5327)</text:p>
          </table:table-cell>
          <table:table-cell table:formula="of:=CONCATENATE(&quot;insert into public.address(country_id,settlementpart,streetpart,externalid) values((select id from public.country where name_ru='&quot;;[.F5];&quot;'),'&quot;;[.G5];&quot;','&quot; ;[.H5];&quot;',&quot;;REPLACE([.A5];1;9;&quot;&quot;);&quot;);&quot;)" office:value-type="string" office:string-value="insert into public.address(country_id,settlementpart,streetpart,externalid) values((select id from public.country where name_ru='Турция'),'Кемер','Kiriş Mah. Sahil Cad. No: 5 Kemer / Antalya TÜRKİYE',5327);" calcext:value-type="string">
            <text:p>insert into public.address(country_id,settlementpart,streetpart,externalid) values((select id from public.country where name_ru='Турция'),'Кемер','Kiriş Mah. Sahil Cad. No: 5 Kemer / Antalya TÜRKİYE',5327);</text:p>
          </table:table-cell>
          <table:table-cell/>
        </table:table-row>
        <table:table-row table:style-name="ro1">
          <table:table-cell office:value-type="string" calcext:value-type="string">
            <text:p>/hotel/al5325</text:p>
          </table:table-cell>
          <table:table-cell office:value-type="string" calcext:value-type="string">
            <text:p>PGS Hotels Kiris Resort 5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iriş.Mah. Sahil Cad. No: 9 Kemer/Antalya</text:p>
          </table:table-cell>
          <table:table-cell office:value-type="string" calcext:value-type="string">
            <text:p>+90 (242) 813 69 69</text:p>
          </table:table-cell>
          <table:table-cell office:value-type="string" calcext:value-type="string">
            <text:p>+90 (242) 813 69 70</text:p>
          </table:table-cell>
          <table:table-cell office:value-type="string" calcext:value-type="string">
            <text:p>www.pgs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6];&quot;','&quot;;[.C6];&quot;','&quot;;[.I6];&quot;','&quot;;[.J6];&quot;','&quot;;[.K6];&quot;','','&quot;;[.D6];&quot;','&quot;;[.L6];&quot;','&quot;;[.M6];&quot;',&quot;;[.E6];&quot;,true,(select id from public.address where externalid=&quot;;REPLACE([.A6];1;9;&quot;&quot;);&quot;));&quot;)" office:value-type="string" office:string-value="insert into public.hotel(name, place, phone,fax,site,email,descr,vk,fb,stars,published,address_id) values('PGS Hotels Kiris Resort 5*','Турция, Средиземноморский регион, Кемер, Кириш','+90 (242) 813 69 69','+90 (242) 813 69 70','www.pgshotel.com','','Гостиничный комплекс, Пляжный, 1-я линия от моря, Загородный, рядом','','',5,true,(select id from public.address where externalid=5325));" calcext:value-type="string">
            <text:p>insert into public.hotel(name, place, phone,fax,site,email,descr,vk,fb,stars,published,address_id) values('PGS Hotels Kiris Resort 5*','Турция, Средиземноморский регион, Кемер, Кириш','+90 (242) 813 69 69','+90 (242) 813 69 70','www.pgshotel.com','','Гостиничный комплекс, Пляжный, 1-я линия от моря, Загородный, рядом','','',5,true,(select id from public.address where externalid=5325));</text:p>
          </table:table-cell>
          <table:table-cell table:formula="of:=CONCATENATE(&quot;(select id from hotel where externalid=&quot;;REPLACE([.A6];1;9;&quot;&quot;);&quot;)&quot;)" office:value-type="string" office:string-value="(select id from hotel where externalid=5325)" calcext:value-type="string">
            <text:p>(select id from hotel where externalid=5325)</text:p>
          </table:table-cell>
          <table:table-cell table:formula="of:=CONCATENATE(&quot;insert into public.address(country_id,settlementpart,streetpart,externalid) values((select id from public.country where name_ru='&quot;;[.F6];&quot;'),'&quot;;[.G6];&quot;','&quot; ;[.H6];&quot;',&quot;;REPLACE([.A6];1;9;&quot;&quot;);&quot;);&quot;)" office:value-type="string" office:string-value="insert into public.address(country_id,settlementpart,streetpart,externalid) values((select id from public.country where name_ru='Турция'),'Кемер','Kiriş.Mah. Sahil Cad. No: 9 Kemer/Antalya',5325);" calcext:value-type="string">
            <text:p>insert into public.address(country_id,settlementpart,streetpart,externalid) values((select id from public.country where name_ru='Турция'),'Кемер','Kiriş.Mah. Sahil Cad. No: 9 Kemer/Antalya',5325);</text:p>
          </table:table-cell>
          <table:table-cell/>
        </table:table-row>
        <table:table-row table:style-name="ro1">
          <table:table-cell office:value-type="string" calcext:value-type="string">
            <text:p>/hotel/al28484</text:p>
          </table:table-cell>
          <table:table-cell office:value-type="string" calcext:value-type="string">
            <text:p>Pyramisa Sahl Hasheesh Beach Resort 5*</text:p>
          </table:table-cell>
          <table:table-cell office:value-type="string" calcext:value-type="string">
            <text:p>Египет, Мухафаза Красное Море, Сахль-Хашиш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Сахль-Хашиш</text:p>
          </table:table-cell>
          <table:table-cell office:value-type="string" calcext:value-type="string">
            <text:p>Sahl Hasheesh Bay, Hurghada, Red Sea, Egypt</text:p>
          </table:table-cell>
          <table:table-cell office:value-type="string" calcext:value-type="string">
            <text:p>+2 012 259 87 858</text:p>
          </table:table-cell>
          <table:table-cell office:value-type="string" calcext:value-type="string">
            <text:p>+2 012 269 77 797</text:p>
          </table:table-cell>
          <table:table-cell office:value-type="string" calcext:value-type="string">
            <text:p>pyramisaegyp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7];&quot;','&quot;;[.C7];&quot;','&quot;;[.I7];&quot;','&quot;;[.J7];&quot;','&quot;;[.K7];&quot;','','&quot;;[.D7];&quot;','&quot;;[.L7];&quot;','&quot;;[.M7];&quot;',&quot;;[.E7];&quot;,true,(select id from public.address where externalid=&quot;;REPLACE([.A7];1;9;&quot;&quot;);&quot;));&quot;)" office:value-type="string" office:string-value="insert into public.hotel(name, place, phone,fax,site,email,descr,vk,fb,stars,published,address_id) values('Pyramisa Sahl Hasheesh Beach Resort 5*','Египет, Мухафаза Красное Море, Сахль-Хашиш','+2 012 259 87 858','+2 012 269 77 797','pyramisaegypt.com','','Гостиничный комплекс, Пляжный, 1-я линия от моря','','',5,true,(select id from public.address where externalid=28484));" calcext:value-type="string">
            <text:p>insert into public.hotel(name, place, phone,fax,site,email,descr,vk,fb,stars,published,address_id) values('Pyramisa Sahl Hasheesh Beach Resort 5*','Египет, Мухафаза Красное Море, Сахль-Хашиш','+2 012 259 87 858','+2 012 269 77 797','pyramisaegypt.com','','Гостиничный комплекс, Пляжный, 1-я линия от моря','','',5,true,(select id from public.address where externalid=28484));</text:p>
          </table:table-cell>
          <table:table-cell table:formula="of:=CONCATENATE(&quot;(select id from hotel where externalid=&quot;;REPLACE([.A7];1;9;&quot;&quot;);&quot;)&quot;)" office:value-type="string" office:string-value="(select id from hotel where externalid=28484)" calcext:value-type="string">
            <text:p>(select id from hotel where externalid=28484)</text:p>
          </table:table-cell>
          <table:table-cell table:formula="of:=CONCATENATE(&quot;insert into public.address(country_id,settlementpart,streetpart,externalid) values((select id from public.country where name_ru='&quot;;[.F7];&quot;'),'&quot;;[.G7];&quot;','&quot; ;[.H7];&quot;',&quot;;REPLACE([.A7];1;9;&quot;&quot;);&quot;);&quot;)" office:value-type="string" office:string-value="insert into public.address(country_id,settlementpart,streetpart,externalid) values((select id from public.country where name_ru='Египет'),'Сахль-Хашиш','Sahl Hasheesh Bay, Hurghada, Red Sea, Egypt',28484);" calcext:value-type="string">
            <text:p>insert into public.address(country_id,settlementpart,streetpart,externalid) values((select id from public.country where name_ru='Египет'),'Сахль-Хашиш','Sahl Hasheesh Bay, Hurghada, Red Sea, Egypt',28484);</text:p>
          </table:table-cell>
          <table:table-cell/>
        </table:table-row>
        <table:table-row table:style-name="ro1">
          <table:table-cell office:value-type="string" calcext:value-type="string">
            <text:p>/hotel/al16712</text:p>
          </table:table-cell>
          <table:table-cell office:value-type="string" calcext:value-type="string">
            <text:p>Alva Donna Exclusive Hotel &amp; Spa 5*</text:p>
          </table:table-cell>
          <table:table-cell office:value-type="string" calcext:value-type="string">
            <text:p>Турция, Средиземноморский регион, Белек, Богазкент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Sahil Mevkii, Mimar Sinan Cad. Boğazkent/Antalya</text:p>
          </table:table-cell>
          <table:table-cell office:value-type="string" calcext:value-type="string">
            <text:p>+90 (242) 7310025</text:p>
          </table:table-cell>
          <table:table-cell office:value-type="string" calcext:value-type="string">
            <text:p>+90 (242) 7310091</text:p>
          </table:table-cell>
          <table:table-cell office:value-type="string" calcext:value-type="string">
            <text:p>www.alvadonna.com</text:p>
          </table:table-cell>
          <table:table-cell office:value-type="string" calcext:value-type="string">
            <text:p>https://vk.com/alvadonnaexclusivehotel</text:p>
          </table:table-cell>
          <table:table-cell office:value-type="string" calcext:value-type="string">
            <text:p>https://www.facebook.com/AlvaDonnaExclusiveHotel/?rf=363327937131591</text:p>
          </table:table-cell>
          <table:table-cell table:formula="of:=CONCATENATE(&quot;insert into public.hotel(name, place, phone,fax,site,email,descr,vk,fb,stars,published,address_id) values('&quot;;[.B8];&quot;','&quot;;[.C8];&quot;','&quot;;[.I8];&quot;','&quot;;[.J8];&quot;','&quot;;[.K8];&quot;','','&quot;;[.D8];&quot;','&quot;;[.L8];&quot;','&quot;;[.M8];&quot;',&quot;;[.E8];&quot;,true,(select id from public.address where externalid=&quot;;REPLACE([.A8];1;9;&quot;&quot;);&quot;));&quot;)" office:value-type="string" office:string-value="insert into public.hotel(name, place, phone,fax,site,email,descr,vk,fb,stars,published,address_id) values('Alva Donna Exclusive Hotel &amp; Spa 5*','Турция, Средиземноморский регион, Белек, Богазкент','+90 (242) 7310025','+90 (242) 7310091','www.alvadonna.com','','Гостиничный комплекс, Пляжный, 1-я линия от моря','https://vk.com/alvadonnaexclusivehotel','https://www.facebook.com/AlvaDonnaExclusiveHotel/?rf=363327937131591',5,true,(select id from public.address where externalid=16712));" calcext:value-type="string">
            <text:p>insert into public.hotel(name, place, phone,fax,site,email,descr,vk,fb,stars,published,address_id) values('Alva Donna Exclusive Hotel &amp; Spa 5*','Турция, Средиземноморский регион, Белек, Богазкент','+90 (242) 7310025','+90 (242) 7310091','www.alvadonna.com','','Гостиничный комплекс, Пляжный, 1-я линия от моря','https://vk.com/alvadonnaexclusivehotel','https://www.facebook.com/AlvaDonnaExclusiveHotel/?rf=363327937131591',5,true,(select id from public.address where externalid=16712));</text:p>
          </table:table-cell>
          <table:table-cell table:formula="of:=CONCATENATE(&quot;(select id from hotel where externalid=&quot;;REPLACE([.A8];1;9;&quot;&quot;);&quot;)&quot;)" office:value-type="string" office:string-value="(select id from hotel where externalid=16712)" calcext:value-type="string">
            <text:p>(select id from hotel where externalid=16712)</text:p>
          </table:table-cell>
          <table:table-cell table:formula="of:=CONCATENATE(&quot;insert into public.address(country_id,settlementpart,streetpart,externalid) values((select id from public.country where name_ru='&quot;;[.F8];&quot;'),'&quot;;[.G8];&quot;','&quot; ;[.H8];&quot;',&quot;;REPLACE([.A8];1;9;&quot;&quot;);&quot;);&quot;)" office:value-type="string" office:string-value="insert into public.address(country_id,settlementpart,streetpart,externalid) values((select id from public.country where name_ru='Турция'),'Белек','Sahil Mevkii, Mimar Sinan Cad. Boğazkent/Antalya',16712);" calcext:value-type="string">
            <text:p>insert into public.address(country_id,settlementpart,streetpart,externalid) values((select id from public.country where name_ru='Турция'),'Белек','Sahil Mevkii, Mimar Sinan Cad. Boğazkent/Antalya',16712);</text:p>
          </table:table-cell>
          <table:table-cell/>
        </table:table-row>
        <table:table-row table:style-name="ro1">
          <table:table-cell office:value-type="string" calcext:value-type="string">
            <text:p>/hotel/al11544</text:p>
          </table:table-cell>
          <table:table-cell office:value-type="string" calcext:value-type="string">
            <text:p>Concordia Celes Hotel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36.660923,31.654862</text:p>
          </table:table-cell>
          <table:table-cell office:value-type="string" calcext:value-type="string">
            <text:p>+ 90 (242) 527 50 05</text:p>
          </table:table-cell>
          <table:table-cell office:value-type="string" calcext:value-type="string">
            <text:p>+ 90 (242) 527 50 06</text:p>
          </table:table-cell>
          <table:table-cell office:value-type="string" calcext:value-type="string">
            <text:p>www.concordiaceles.com</text:p>
          </table:table-cell>
          <table:table-cell office:value-type="string" calcext:value-type="string">
            <text:p>https://vk.com/id352137096</text:p>
          </table:table-cell>
          <table:table-cell/>
          <table:table-cell table:formula="of:=CONCATENATE(&quot;insert into public.hotel(name, place, phone,fax,site,email,descr,vk,fb,stars,published,address_id) values('&quot;;[.B9];&quot;','&quot;;[.C9];&quot;','&quot;;[.I9];&quot;','&quot;;[.J9];&quot;','&quot;;[.K9];&quot;','','&quot;;[.D9];&quot;','&quot;;[.L9];&quot;','&quot;;[.M9];&quot;',&quot;;[.E9];&quot;,true,(select id from public.address where externalid=&quot;;REPLACE([.A9];1;9;&quot;&quot;);&quot;));&quot;)" office:value-type="string" office:string-value="insert into public.hotel(name, place, phone,fax,site,email,descr,vk,fb,stars,published,address_id) values('Concordia Celes Hotel 5*','Турция, Средиземноморский регион, Аланья, Окурджалар','+ 90 (242) 527 50 05','+ 90 (242) 527 50 06','www.concordiaceles.com','','Гостиничный комплекс, Пляжный, 1-я линия от моря, Загородный, близко','https://vk.com/id352137096','',5,true,(select id from public.address where externalid=11544));" calcext:value-type="string">
            <text:p>insert into public.hotel(name, place, phone,fax,site,email,descr,vk,fb,stars,published,address_id) values('Concordia Celes Hotel 5*','Турция, Средиземноморский регион, Аланья, Окурджалар','+ 90 (242) 527 50 05','+ 90 (242) 527 50 06','www.concordiaceles.com','','Гостиничный комплекс, Пляжный, 1-я линия от моря, Загородный, близко','https://vk.com/id352137096','',5,true,(select id from public.address where externalid=11544));</text:p>
          </table:table-cell>
          <table:table-cell table:formula="of:=CONCATENATE(&quot;(select id from hotel where externalid=&quot;;REPLACE([.A9];1;9;&quot;&quot;);&quot;)&quot;)" office:value-type="string" office:string-value="(select id from hotel where externalid=11544)" calcext:value-type="string">
            <text:p>(select id from hotel where externalid=11544)</text:p>
          </table:table-cell>
          <table:table-cell table:formula="of:=CONCATENATE(&quot;insert into public.address(country_id,settlementpart,streetpart,externalid) values((select id from public.country where name_ru='&quot;;[.F9];&quot;'),'&quot;;[.G9];&quot;','&quot; ;[.H9];&quot;',&quot;;REPLACE([.A9];1;9;&quot;&quot;);&quot;);&quot;)" office:value-type="string" office:string-value="insert into public.address(country_id,settlementpart,streetpart,externalid) values((select id from public.country where name_ru='Турция'),'Аланья','36.660923,31.654862',11544);" calcext:value-type="string">
            <text:p>insert into public.address(country_id,settlementpart,streetpart,externalid) values((select id from public.country where name_ru='Турция'),'Аланья','36.660923,31.654862',11544);</text:p>
          </table:table-cell>
          <table:table-cell/>
        </table:table-row>
        <table:table-row table:style-name="ro1">
          <table:table-cell office:value-type="string" calcext:value-type="string">
            <text:p>/hotel/al1177</text:p>
          </table:table-cell>
          <table:table-cell office:value-type="string" calcext:value-type="string">
            <text:p>Marlin Inn Azur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Touristic Road- Hurghada Red Sea- Egypt</text:p>
          </table:table-cell>
          <table:table-cell office:value-type="string" calcext:value-type="string">
            <text:p>+2 065 3404640-41</text:p>
          </table:table-cell>
          <table:table-cell table:number-columns-repeated="2"/>
          <table:table-cell office:value-type="string" calcext:value-type="string">
            <text:p>http://vk.com/MarlinMarlin</text:p>
          </table:table-cell>
          <table:table-cell/>
          <table:table-cell table:formula="of:=CONCATENATE(&quot;insert into public.hotel(name, place, phone,fax,site,email,descr,vk,fb,stars,published,address_id) values('&quot;;[.B10];&quot;','&quot;;[.C10];&quot;','&quot;;[.I10];&quot;','&quot;;[.J10];&quot;','&quot;;[.K10];&quot;','','&quot;;[.D10];&quot;','&quot;;[.L10];&quot;','&quot;;[.M10];&quot;',&quot;;[.E10];&quot;,true,(select id from public.address where externalid=&quot;;REPLACE([.A10];1;9;&quot;&quot;);&quot;));&quot;)" office:value-type="string" office:string-value="insert into public.hotel(name, place, phone,fax,site,email,descr,vk,fb,stars,published,address_id) values('Marlin Inn Azur Resort 4*','Египет, Мухафаза Красное Море, Хургада','+2 065 3404640-41','','','','Гостиничный комплекс, Пляжный, 1-я линия от моря','http://vk.com/MarlinMarlin','',4,true,(select id from public.address where externalid=1177));" calcext:value-type="string">
            <text:p>insert into public.hotel(name, place, phone,fax,site,email,descr,vk,fb,stars,published,address_id) values('Marlin Inn Azur Resort 4*','Египет, Мухафаза Красное Море, Хургада','+2 065 3404640-41','','','','Гостиничный комплекс, Пляжный, 1-я линия от моря','http://vk.com/MarlinMarlin','',4,true,(select id from public.address where externalid=1177));</text:p>
          </table:table-cell>
          <table:table-cell table:formula="of:=CONCATENATE(&quot;(select id from hotel where externalid=&quot;;REPLACE([.A10];1;9;&quot;&quot;);&quot;)&quot;)" office:value-type="string" office:string-value="(select id from hotel where externalid=1177)" calcext:value-type="string">
            <text:p>(select id from hotel where externalid=1177)</text:p>
          </table:table-cell>
          <table:table-cell table:formula="of:=CONCATENATE(&quot;insert into public.address(country_id,settlementpart,streetpart,externalid) values((select id from public.country where name_ru='&quot;;[.F10];&quot;'),'&quot;;[.G10];&quot;','&quot; ;[.H10];&quot;',&quot;;REPLACE([.A10];1;9;&quot;&quot;);&quot;);&quot;)" office:value-type="string" office:string-value="insert into public.address(country_id,settlementpart,streetpart,externalid) values((select id from public.country where name_ru='Египет'),'Хургада','Touristic Road- Hurghada Red Sea- Egypt',1177);" calcext:value-type="string">
            <text:p>insert into public.address(country_id,settlementpart,streetpart,externalid) values((select id from public.country where name_ru='Египет'),'Хургада','Touristic Road- Hurghada Red Sea- Egypt',1177);</text:p>
          </table:table-cell>
          <table:table-cell/>
        </table:table-row>
        <table:table-row table:style-name="ro1">
          <table:table-cell office:value-type="string" calcext:value-type="string">
            <text:p>/hotel/al119149</text:p>
          </table:table-cell>
          <table:table-cell office:value-type="string" calcext:value-type="string">
            <text:p>Rixos Bab Al Bahr 5*</text:p>
          </table:table-cell>
          <table:table-cell office:value-type="string" calcext:value-type="string">
            <text:p>ОАЭ, Эмират Рас-аль-Хайма, Рас-аль-Хайма</text:p>
          </table:table-cell>
          <table:table-cell office:value-type="string" calcext:value-type="string">
            <text:p>Загородный 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АЭ</text:p>
          </table:table-cell>
          <table:table-cell office:value-type="string" calcext:value-type="string">
            <text:p>Рас Аль Хайм</text:p>
          </table:table-cell>
          <table:table-cell office:value-type="string" calcext:value-type="string">
            <text:p>Al Marjan Island, P.O.BOX: 14744 Ras Al Khaimah United Arab Emirates</text:p>
          </table:table-cell>
          <table:table-cell office:value-type="string" calcext:value-type="string">
            <text:p>00971 7 202 00 00</text:p>
          </table:table-cell>
          <table:table-cell office:value-type="string" calcext:value-type="string">
            <text:p>00971 7 244 44 11</text:p>
          </table:table-cell>
          <table:table-cell office:value-type="string" calcext:value-type="string">
            <text:p>babalbahr-ru.rixos.com</text:p>
          </table:table-cell>
          <table:table-cell/>
          <table:table-cell office:value-type="string" calcext:value-type="string">
            <text:p>https://www.facebook.com/RixosBabAlBahr/</text:p>
          </table:table-cell>
          <table:table-cell table:formula="of:=CONCATENATE(&quot;insert into public.hotel(name, place, phone,fax,site,email,descr,vk,fb,stars,published,address_id) values('&quot;;[.B11];&quot;','&quot;;[.C11];&quot;','&quot;;[.I11];&quot;','&quot;;[.J11];&quot;','&quot;;[.K11];&quot;','','&quot;;[.D11];&quot;','&quot;;[.L11];&quot;','&quot;;[.M11];&quot;',&quot;;[.E11];&quot;,true,(select id from public.address where externalid=&quot;;REPLACE([.A11];1;9;&quot;&quot;);&quot;));&quot;)" office:value-type="string" office:string-value="insert into public.hotel(name, place, phone,fax,site,email,descr,vk,fb,stars,published,address_id) values('Rixos Bab Al Bahr 5*','ОАЭ, Эмират Рас-аль-Хайма, Рас-аль-Хайма','00971 7 202 00 00','00971 7 244 44 11','babalbahr-ru.rixos.com','','Загородный отель, Пляжный, 1-я линия от моря','','https://www.facebook.com/RixosBabAlBahr/',5,true,(select id from public.address where externalid=119149));" calcext:value-type="string">
            <text:p>insert into public.hotel(name, place, phone,fax,site,email,descr,vk,fb,stars,published,address_id) values('Rixos Bab Al Bahr 5*','ОАЭ, Эмират Рас-аль-Хайма, Рас-аль-Хайма','00971 7 202 00 00','00971 7 244 44 11','babalbahr-ru.rixos.com','','Загородный отель, Пляжный, 1-я линия от моря','','https://www.facebook.com/RixosBabAlBahr/',5,true,(select id from public.address where externalid=119149));</text:p>
          </table:table-cell>
          <table:table-cell table:formula="of:=CONCATENATE(&quot;(select id from hotel where externalid=&quot;;REPLACE([.A11];1;9;&quot;&quot;);&quot;)&quot;)" office:value-type="string" office:string-value="(select id from hotel where externalid=119149)" calcext:value-type="string">
            <text:p>(select id from hotel where externalid=119149)</text:p>
          </table:table-cell>
          <table:table-cell table:formula="of:=CONCATENATE(&quot;insert into public.address(country_id,settlementpart,streetpart,externalid) values((select id from public.country where name_ru='&quot;;[.F11];&quot;'),'&quot;;[.G11];&quot;','&quot; ;[.H11];&quot;',&quot;;REPLACE([.A11];1;9;&quot;&quot;);&quot;);&quot;)" office:value-type="string" office:string-value="insert into public.address(country_id,settlementpart,streetpart,externalid) values((select id from public.country where name_ru='ОАЭ'),'Рас Аль Хайм','Al Marjan Island, P.O.BOX: 14744 Ras Al Khaimah United Arab Emirates',119149);" calcext:value-type="string">
            <text:p>insert into public.address(country_id,settlementpart,streetpart,externalid) values((select id from public.country where name_ru='ОАЭ'),'Рас Аль Хайм','Al Marjan Island, P.O.BOX: 14744 Ras Al Khaimah United Arab Emirates',119149);</text:p>
          </table:table-cell>
          <table:table-cell/>
        </table:table-row>
        <table:table-row table:style-name="ro1">
          <table:table-cell office:value-type="string" calcext:value-type="string">
            <text:p>/hotel/al4347</text:p>
          </table:table-cell>
          <table:table-cell office:value-type="string" calcext:value-type="string">
            <text:p>Club Sun Heaven Family &amp; SPA 4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Клубный отель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Payallar Mah.D-400 cad.No:22</text:p>
          </table:table-cell>
          <table:table-cell office:value-type="string" calcext:value-type="string">
            <text:p>+90 (242) 545 44 44</text:p>
          </table:table-cell>
          <table:table-cell office:value-type="string" calcext:value-type="string">
            <text:p>+90 (242) 545 43 71</text:p>
          </table:table-cell>
          <table:table-cell office:value-type="string" calcext:value-type="string">
            <text:p>www.clubsunheaven.com</text:p>
          </table:table-cell>
          <table:table-cell office:value-type="string" calcext:value-type="string">
            <text:p>https://vk.com/club62141484</text:p>
          </table:table-cell>
          <table:table-cell office:value-type="string" calcext:value-type="string">
            <text:p>https://www.facebook.com/Club-Sun-Heaven-Family-1566610080319549/?fref=ts</text:p>
          </table:table-cell>
          <table:table-cell table:formula="of:=CONCATENATE(&quot;insert into public.hotel(name, place, phone,fax,site,email,descr,vk,fb,stars,published,address_id) values('&quot;;[.B12];&quot;','&quot;;[.C12];&quot;','&quot;;[.I12];&quot;','&quot;;[.J12];&quot;','&quot;;[.K12];&quot;','','&quot;;[.D12];&quot;','&quot;;[.L12];&quot;','&quot;;[.M12];&quot;',&quot;;[.E12];&quot;,true,(select id from public.address where externalid=&quot;;REPLACE([.A12];1;9;&quot;&quot;);&quot;));&quot;)" office:value-type="string" office:string-value="insert into public.hotel(name, place, phone,fax,site,email,descr,vk,fb,stars,published,address_id) values('Club Sun Heaven Family &amp; SPA 4*','Турция, Средиземноморский регион, Аланья, Конаклы','+90 (242) 545 44 44','+90 (242) 545 43 71','www.clubsunheaven.com','','Клубный отель, Загородный, рядом','https://vk.com/club62141484','https://www.facebook.com/Club-Sun-Heaven-Family-1566610080319549/?fref=ts',4,true,(select id from public.address where externalid=4347));" calcext:value-type="string">
            <text:p>insert into public.hotel(name, place, phone,fax,site,email,descr,vk,fb,stars,published,address_id) values('Club Sun Heaven Family &amp; SPA 4*','Турция, Средиземноморский регион, Аланья, Конаклы','+90 (242) 545 44 44','+90 (242) 545 43 71','www.clubsunheaven.com','','Клубный отель, Загородный, рядом','https://vk.com/club62141484','https://www.facebook.com/Club-Sun-Heaven-Family-1566610080319549/?fref=ts',4,true,(select id from public.address where externalid=4347));</text:p>
          </table:table-cell>
          <table:table-cell table:formula="of:=CONCATENATE(&quot;(select id from hotel where externalid=&quot;;REPLACE([.A12];1;9;&quot;&quot;);&quot;)&quot;)" office:value-type="string" office:string-value="(select id from hotel where externalid=4347)" calcext:value-type="string">
            <text:p>(select id from hotel where externalid=4347)</text:p>
          </table:table-cell>
          <table:table-cell table:formula="of:=CONCATENATE(&quot;insert into public.address(country_id,settlementpart,streetpart,externalid) values((select id from public.country where name_ru='&quot;;[.F12];&quot;'),'&quot;;[.G12];&quot;','&quot; ;[.H12];&quot;',&quot;;REPLACE([.A12];1;9;&quot;&quot;);&quot;);&quot;)" office:value-type="string" office:string-value="insert into public.address(country_id,settlementpart,streetpart,externalid) values((select id from public.country where name_ru='Турция'),'Аланья','Payallar Mah.D-400 cad.No:22',4347);" calcext:value-type="string">
            <text:p>insert into public.address(country_id,settlementpart,streetpart,externalid) values((select id from public.country where name_ru='Турция'),'Аланья','Payallar Mah.D-400 cad.No:22',4347);</text:p>
          </table:table-cell>
          <table:table-cell/>
        </table:table-row>
        <table:table-row table:style-name="ro1">
          <table:table-cell office:value-type="string" calcext:value-type="string">
            <text:p>/hotel/al195</text:p>
          </table:table-cell>
          <table:table-cell office:value-type="string" calcext:value-type="string">
            <text:p>Justiniano Club Alanya 4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Клубный отель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Tourism Centre Okurcalar - Karaburun - Alanya - Antalya / TURKIYE</text:p>
          </table:table-cell>
          <table:table-cell office:value-type="string" calcext:value-type="string">
            <text:p>+90 242 527 48 00</text:p>
          </table:table-cell>
          <table:table-cell office:value-type="string" calcext:value-type="string">
            <text:p>+90 242 527 42 30</text:p>
          </table:table-cell>
          <table:table-cell office:value-type="string" calcext:value-type="string">
            <text:p>www.justinianohotels.com</text:p>
          </table:table-cell>
          <table:table-cell office:value-type="string" calcext:value-type="string">
            <text:p>http://vk.com/justinianohotels</text:p>
          </table:table-cell>
          <table:table-cell office:value-type="string" calcext:value-type="string">
            <text:p>https://www.facebook.com/justinianohotelsturkey?ref=hl</text:p>
          </table:table-cell>
          <table:table-cell table:formula="of:=CONCATENATE(&quot;insert into public.hotel(name, place, phone,fax,site,email,descr,vk,fb,stars,published,address_id) values('&quot;;[.B13];&quot;','&quot;;[.C13];&quot;','&quot;;[.I13];&quot;','&quot;;[.J13];&quot;','&quot;;[.K13];&quot;','','&quot;;[.D13];&quot;','&quot;;[.L13];&quot;','&quot;;[.M13];&quot;',&quot;;[.E13];&quot;,true,(select id from public.address where externalid=&quot;;REPLACE([.A13];1;9;&quot;&quot;);&quot;));&quot;)" office:value-type="string" office:string-value="insert into public.hotel(name, place, phone,fax,site,email,descr,vk,fb,stars,published,address_id) values('Justiniano Club Alanya 4*','Турция, Средиземноморский регион, Аланья, Окурджалар','+90 242 527 48 00','+90 242 527 42 30','www.justinianohotels.com','','Клубный отель, Пляжный, 1-я линия от моря','http://vk.com/justinianohotels','https://www.facebook.com/justinianohotelsturkey?ref=hl',4,true,(select id from public.address where externalid=195));" calcext:value-type="string">
            <text:p>insert into public.hotel(name, place, phone,fax,site,email,descr,vk,fb,stars,published,address_id) values('Justiniano Club Alanya 4*','Турция, Средиземноморский регион, Аланья, Окурджалар','+90 242 527 48 00','+90 242 527 42 30','www.justinianohotels.com','','Клубный отель, Пляжный, 1-я линия от моря','http://vk.com/justinianohotels','https://www.facebook.com/justinianohotelsturkey?ref=hl',4,true,(select id from public.address where externalid=195));</text:p>
          </table:table-cell>
          <table:table-cell table:formula="of:=CONCATENATE(&quot;(select id from hotel where externalid=&quot;;REPLACE([.A13];1;9;&quot;&quot;);&quot;)&quot;)" office:value-type="string" office:string-value="(select id from hotel where externalid=195)" calcext:value-type="string">
            <text:p>(select id from hotel where externalid=195)</text:p>
          </table:table-cell>
          <table:table-cell table:formula="of:=CONCATENATE(&quot;insert into public.address(country_id,settlementpart,streetpart,externalid) values((select id from public.country where name_ru='&quot;;[.F13];&quot;'),'&quot;;[.G13];&quot;','&quot; ;[.H13];&quot;',&quot;;REPLACE([.A13];1;9;&quot;&quot;);&quot;);&quot;)" office:value-type="string" office:string-value="insert into public.address(country_id,settlementpart,streetpart,externalid) values((select id from public.country where name_ru='Турция'),'Аланья','Alara Tourism Centre Okurcalar - Karaburun - Alanya - Antalya / TURKIYE',195);" calcext:value-type="string">
            <text:p>insert into public.address(country_id,settlementpart,streetpart,externalid) values((select id from public.country where name_ru='Турция'),'Аланья','Alara Tourism Centre Okurcalar - Karaburun - Alanya - Antalya / TURKIYE',195);</text:p>
          </table:table-cell>
          <table:table-cell/>
        </table:table-row>
        <table:table-row table:style-name="ro1">
          <table:table-cell office:value-type="string" calcext:value-type="string">
            <text:p>/hotel/al5422</text:p>
          </table:table-cell>
          <table:table-cell office:value-type="string" calcext:value-type="string">
            <text:p>Island View Resort 5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harks Bay / Sharm El Sheikh</text:p>
          </table:table-cell>
          <table:table-cell office:value-type="float" office:value="20693621621" calcext:value-type="float">
            <text:p>20693621621</text:p>
          </table:table-cell>
          <table:table-cell office:value-type="float" office:value="20693603703" calcext:value-type="float">
            <text:p>20693603703</text:p>
          </table:table-cell>
          <table:table-cell office:value-type="string" calcext:value-type="string">
            <text:p>islandview-eg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];&quot;','&quot;;[.C14];&quot;','&quot;;[.I14];&quot;','&quot;;[.J14];&quot;','&quot;;[.K14];&quot;','','&quot;;[.D14];&quot;','&quot;;[.L14];&quot;','&quot;;[.M14];&quot;',&quot;;[.E14];&quot;,true,(select id from public.address where externalid=&quot;;REPLACE([.A14];1;9;&quot;&quot;);&quot;));&quot;)" office:value-type="string" office:string-value="insert into public.hotel(name, place, phone,fax,site,email,descr,vk,fb,stars,published,address_id) values('Island View Resort 5*','Египет, Мухафаза Южный Синай, Шарм-Эль-Шейх, Шаркс Бей','20693621621','20693603703','islandview-eg.com','','Гостиница, Пляжный, 1-я линия от моря','','',5,true,(select id from public.address where externalid=5422));" calcext:value-type="string">
            <text:p>insert into public.hotel(name, place, phone,fax,site,email,descr,vk,fb,stars,published,address_id) values('Island View Resort 5*','Египет, Мухафаза Южный Синай, Шарм-Эль-Шейх, Шаркс Бей','20693621621','20693603703','islandview-eg.com','','Гостиница, Пляжный, 1-я линия от моря','','',5,true,(select id from public.address where externalid=5422));</text:p>
          </table:table-cell>
          <table:table-cell table:formula="of:=CONCATENATE(&quot;(select id from hotel where externalid=&quot;;REPLACE([.A14];1;9;&quot;&quot;);&quot;)&quot;)" office:value-type="string" office:string-value="(select id from hotel where externalid=5422)" calcext:value-type="string">
            <text:p>(select id from hotel where externalid=5422)</text:p>
          </table:table-cell>
          <table:table-cell table:formula="of:=CONCATENATE(&quot;insert into public.address(country_id,settlementpart,streetpart,externalid) values((select id from public.country where name_ru='&quot;;[.F14];&quot;'),'&quot;;[.G14];&quot;','&quot; ;[.H14];&quot;',&quot;;REPLACE([.A14];1;9;&quot;&quot;);&quot;);&quot;)" office:value-type="string" office:string-value="insert into public.address(country_id,settlementpart,streetpart,externalid) values((select id from public.country where name_ru='Египет'),'Шарм-Эль-Шейх','Sharks Bay / Sharm El Sheikh',5422);" calcext:value-type="string">
            <text:p>insert into public.address(country_id,settlementpart,streetpart,externalid) values((select id from public.country where name_ru='Египет'),'Шарм-Эль-Шейх','Sharks Bay / Sharm El Sheikh',5422);</text:p>
          </table:table-cell>
          <table:table-cell/>
        </table:table-row>
        <table:table-row table:style-name="ro1">
          <table:table-cell office:value-type="string" calcext:value-type="string">
            <text:p>/hotel/al29940</text:p>
          </table:table-cell>
          <table:table-cell office:value-type="string" calcext:value-type="string">
            <text:p>SUNRISE Diamond Beach Resort -Select- 5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Om El Sid Hill, Hadaba</text:p>
          </table:table-cell>
          <table:table-cell office:value-type="string" calcext:value-type="string">
            <text:p>+20 69 366 55 80</text:p>
          </table:table-cell>
          <table:table-cell office:value-type="string" calcext:value-type="string">
            <text:p>+20 69 366 55 82</text:p>
          </table:table-cell>
          <table:table-cell office:value-type="string" calcext:value-type="string">
            <text:p>www.sunrise-resorts.com</text:p>
          </table:table-cell>
          <table:table-cell office:value-type="string" calcext:value-type="string">
            <text:p>https://vk.com/club144892733</text:p>
          </table:table-cell>
          <table:table-cell/>
          <table:table-cell table:formula="of:=CONCATENATE(&quot;insert into public.hotel(name, place, phone,fax,site,email,descr,vk,fb,stars,published,address_id) values('&quot;;[.B15];&quot;','&quot;;[.C15];&quot;','&quot;;[.I15];&quot;','&quot;;[.J15];&quot;','&quot;;[.K15];&quot;','','&quot;;[.D15];&quot;','&quot;;[.L15];&quot;','&quot;;[.M15];&quot;',&quot;;[.E15];&quot;,true,(select id from public.address where externalid=&quot;;REPLACE([.A15];1;9;&quot;&quot;);&quot;));&quot;)" office:value-type="string" office:string-value="insert into public.hotel(name, place, phone,fax,site,email,descr,vk,fb,stars,published,address_id) values('SUNRISE Diamond Beach Resort -Select- 5*','Египет, Мухафаза Южный Синай, Шарм-Эль-Шейх, Рас Ум Эль Сид','+20 69 366 55 80','+20 69 366 55 82','www.sunrise-resorts.com','','Гостиница, Пляжный, 1-я линия от моря','https://vk.com/club144892733','',5,true,(select id from public.address where externalid=29940));" calcext:value-type="string">
            <text:p>insert into public.hotel(name, place, phone,fax,site,email,descr,vk,fb,stars,published,address_id) values('SUNRISE Diamond Beach Resort -Select- 5*','Египет, Мухафаза Южный Синай, Шарм-Эль-Шейх, Рас Ум Эль Сид','+20 69 366 55 80','+20 69 366 55 82','www.sunrise-resorts.com','','Гостиница, Пляжный, 1-я линия от моря','https://vk.com/club144892733','',5,true,(select id from public.address where externalid=29940));</text:p>
          </table:table-cell>
          <table:table-cell table:formula="of:=CONCATENATE(&quot;(select id from hotel where externalid=&quot;;REPLACE([.A15];1;9;&quot;&quot;);&quot;)&quot;)" office:value-type="string" office:string-value="(select id from hotel where externalid=29940)" calcext:value-type="string">
            <text:p>(select id from hotel where externalid=29940)</text:p>
          </table:table-cell>
          <table:table-cell table:formula="of:=CONCATENATE(&quot;insert into public.address(country_id,settlementpart,streetpart,externalid) values((select id from public.country where name_ru='&quot;;[.F15];&quot;'),'&quot;;[.G15];&quot;','&quot; ;[.H15];&quot;',&quot;;REPLACE([.A15];1;9;&quot;&quot;);&quot;);&quot;)" office:value-type="string" office:string-value="insert into public.address(country_id,settlementpart,streetpart,externalid) values((select id from public.country where name_ru='Египет'),'Шарм-Эль-Шейх','Om El Sid Hill, Hadaba',29940);" calcext:value-type="string">
            <text:p>insert into public.address(country_id,settlementpart,streetpart,externalid) values((select id from public.country where name_ru='Египет'),'Шарм-Эль-Шейх','Om El Sid Hill, Hadaba',29940);</text:p>
          </table:table-cell>
          <table:table-cell/>
        </table:table-row>
        <table:table-row table:style-name="ro1">
          <table:table-cell office:value-type="string" calcext:value-type="string">
            <text:p>/hotel/al38667</text:p>
          </table:table-cell>
          <table:table-cell office:value-type="string" calcext:value-type="string">
            <text:p>Hawaii Riviera Aqua Park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Hawaii Riviera Aqua Park Resort, Km 11, Ahia Road - North Hurghada Red Sea</text:p>
          </table:table-cell>
          <table:table-cell office:value-type="string" calcext:value-type="string">
            <text:p>+20 (0)65 350 2218</text:p>
          </table:table-cell>
          <table:table-cell office:value-type="string" calcext:value-type="string">
            <text:p>+20 (0)65 350 2220</text:p>
          </table:table-cell>
          <table:table-cell office:value-type="string" calcext:value-type="string">
            <text:p>www.newhawaii-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6];&quot;','&quot;;[.C16];&quot;','&quot;;[.I16];&quot;','&quot;;[.J16];&quot;','&quot;;[.K16];&quot;','','&quot;;[.D16];&quot;','&quot;;[.L16];&quot;','&quot;;[.M16];&quot;',&quot;;[.E16];&quot;,true,(select id from public.address where externalid=&quot;;REPLACE([.A16];1;9;&quot;&quot;);&quot;));&quot;)" office:value-type="string" office:string-value="insert into public.hotel(name, place, phone,fax,site,email,descr,vk,fb,stars,published,address_id) values('Hawaii Riviera Aqua Park Resort 4*','Египет, Мухафаза Красное Море, Хургада','+20 (0)65 350 2218','+20 (0)65 350 2220','www.newhawaii-resorts.com','','Гостиничный комплекс, Пляжный, 1-я линия от моря','','',4,true,(select id from public.address where externalid=38667));" calcext:value-type="string">
            <text:p>insert into public.hotel(name, place, phone,fax,site,email,descr,vk,fb,stars,published,address_id) values('Hawaii Riviera Aqua Park Resort 4*','Египет, Мухафаза Красное Море, Хургада','+20 (0)65 350 2218','+20 (0)65 350 2220','www.newhawaii-resorts.com','','Гостиничный комплекс, Пляжный, 1-я линия от моря','','',4,true,(select id from public.address where externalid=38667));</text:p>
          </table:table-cell>
          <table:table-cell table:formula="of:=CONCATENATE(&quot;(select id from hotel where externalid=&quot;;REPLACE([.A16];1;9;&quot;&quot;);&quot;)&quot;)" office:value-type="string" office:string-value="(select id from hotel where externalid=38667)" calcext:value-type="string">
            <text:p>(select id from hotel where externalid=38667)</text:p>
          </table:table-cell>
          <table:table-cell table:formula="of:=CONCATENATE(&quot;insert into public.address(country_id,settlementpart,streetpart,externalid) values((select id from public.country where name_ru='&quot;;[.F16];&quot;'),'&quot;;[.G16];&quot;','&quot; ;[.H16];&quot;',&quot;;REPLACE([.A16];1;9;&quot;&quot;);&quot;);&quot;)" office:value-type="string" office:string-value="insert into public.address(country_id,settlementpart,streetpart,externalid) values((select id from public.country where name_ru='Египет'),'Хургада','Hawaii Riviera Aqua Park Resort, Km 11, Ahia Road - North Hurghada Red Sea',38667);" calcext:value-type="string">
            <text:p>insert into public.address(country_id,settlementpart,streetpart,externalid) values((select id from public.country where name_ru='Египет'),'Хургада','Hawaii Riviera Aqua Park Resort, Km 11, Ahia Road - North Hurghada Red Sea',38667);</text:p>
          </table:table-cell>
          <table:table-cell/>
        </table:table-row>
        <table:table-row table:style-name="ro1">
          <table:table-cell office:value-type="string" calcext:value-type="string">
            <text:p>/hotel/al2501</text:p>
          </table:table-cell>
          <table:table-cell office:value-type="string" calcext:value-type="string">
            <text:p>Akka Alinda Hotel 5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iriş köyü mevkii - Kemer - Antalya / TURKEY</text:p>
          </table:table-cell>
          <table:table-cell office:value-type="string" calcext:value-type="string">
            <text:p>+90-242 - 824 7130</text:p>
          </table:table-cell>
          <table:table-cell office:value-type="string" calcext:value-type="string">
            <text:p>+90-242 - 824 68 80</text:p>
          </table:table-cell>
          <table:table-cell office:value-type="string" calcext:value-type="string">
            <text:p>www.akkaalind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7];&quot;','&quot;;[.C17];&quot;','&quot;;[.I17];&quot;','&quot;;[.J17];&quot;','&quot;;[.K17];&quot;','','&quot;;[.D17];&quot;','&quot;;[.L17];&quot;','&quot;;[.M17];&quot;',&quot;;[.E17];&quot;,true,(select id from public.address where externalid=&quot;;REPLACE([.A17];1;9;&quot;&quot;);&quot;));&quot;)" office:value-type="string" office:string-value="insert into public.hotel(name, place, phone,fax,site,email,descr,vk,fb,stars,published,address_id) values('Akka Alinda Hotel 5*','Турция, Средиземноморский регион, Кемер, Кириш','+90-242 - 824 7130','+90-242 - 824 68 80','www.akkaalinda.com','','Гостиница, Пляжный, 1-я линия от моря, Загородный, рядом','','',5,true,(select id from public.address where externalid=2501));" calcext:value-type="string">
            <text:p>insert into public.hotel(name, place, phone,fax,site,email,descr,vk,fb,stars,published,address_id) values('Akka Alinda Hotel 5*','Турция, Средиземноморский регион, Кемер, Кириш','+90-242 - 824 7130','+90-242 - 824 68 80','www.akkaalinda.com','','Гостиница, Пляжный, 1-я линия от моря, Загородный, рядом','','',5,true,(select id from public.address where externalid=2501));</text:p>
          </table:table-cell>
          <table:table-cell table:formula="of:=CONCATENATE(&quot;(select id from hotel where externalid=&quot;;REPLACE([.A17];1;9;&quot;&quot;);&quot;)&quot;)" office:value-type="string" office:string-value="(select id from hotel where externalid=2501)" calcext:value-type="string">
            <text:p>(select id from hotel where externalid=2501)</text:p>
          </table:table-cell>
          <table:table-cell table:formula="of:=CONCATENATE(&quot;insert into public.address(country_id,settlementpart,streetpart,externalid) values((select id from public.country where name_ru='&quot;;[.F17];&quot;'),'&quot;;[.G17];&quot;','&quot; ;[.H17];&quot;',&quot;;REPLACE([.A17];1;9;&quot;&quot;);&quot;);&quot;)" office:value-type="string" office:string-value="insert into public.address(country_id,settlementpart,streetpart,externalid) values((select id from public.country where name_ru='Турция'),'Кемер','Kiriş köyü mevkii - Kemer - Antalya / TURKEY',2501);" calcext:value-type="string">
            <text:p>insert into public.address(country_id,settlementpart,streetpart,externalid) values((select id from public.country where name_ru='Турция'),'Кемер','Kiriş köyü mevkii - Kemer - Antalya / TURKEY',2501);</text:p>
          </table:table-cell>
          <table:table-cell/>
        </table:table-row>
        <table:table-row table:style-name="ro1">
          <table:table-cell office:value-type="string" calcext:value-type="string">
            <text:p>/hotel/al11975</text:p>
          </table:table-cell>
          <table:table-cell office:value-type="string" calcext:value-type="string">
            <text:p>Maritim Pine Beach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İLERİBAŞI MEVKİİ 5. PARSEL 07525 BELEK ANTALYA TURKEY</text:p>
          </table:table-cell>
          <table:table-cell office:value-type="string" calcext:value-type="string">
            <text:p>+90 242 710 02 00</text:p>
          </table:table-cell>
          <table:table-cell office:value-type="string" calcext:value-type="string">
            <text:p>+90 242 715 25 15</text:p>
          </table:table-cell>
          <table:table-cell office:value-type="string" calcext:value-type="string">
            <text:p>www.maritim.com.tr</text:p>
          </table:table-cell>
          <table:table-cell/>
          <table:table-cell office:value-type="string" calcext:value-type="string">
            <text:p>https://www.facebook.com/maritimpine/</text:p>
          </table:table-cell>
          <table:table-cell table:formula="of:=CONCATENATE(&quot;insert into public.hotel(name, place, phone,fax,site,email,descr,vk,fb,stars,published,address_id) values('&quot;;[.B18];&quot;','&quot;;[.C18];&quot;','&quot;;[.I18];&quot;','&quot;;[.J18];&quot;','&quot;;[.K18];&quot;','','&quot;;[.D18];&quot;','&quot;;[.L18];&quot;','&quot;;[.M18];&quot;',&quot;;[.E18];&quot;,true,(select id from public.address where externalid=&quot;;REPLACE([.A18];1;9;&quot;&quot;);&quot;));&quot;)" office:value-type="string" office:string-value="insert into public.hotel(name, place, phone,fax,site,email,descr,vk,fb,stars,published,address_id) values('Maritim Pine Beach 5*','Турция, Средиземноморский регион, Белек, Белек-центр','+90 242 710 02 00','+90 242 715 25 15','www.maritim.com.tr','','Гостиница, Пляжный, 1-я линия от моря','','https://www.facebook.com/maritimpine/',5,true,(select id from public.address where externalid=11975));" calcext:value-type="string">
            <text:p>insert into public.hotel(name, place, phone,fax,site,email,descr,vk,fb,stars,published,address_id) values('Maritim Pine Beach 5*','Турция, Средиземноморский регион, Белек, Белек-центр','+90 242 710 02 00','+90 242 715 25 15','www.maritim.com.tr','','Гостиница, Пляжный, 1-я линия от моря','','https://www.facebook.com/maritimpine/',5,true,(select id from public.address where externalid=11975));</text:p>
          </table:table-cell>
          <table:table-cell table:formula="of:=CONCATENATE(&quot;(select id from hotel where externalid=&quot;;REPLACE([.A18];1;9;&quot;&quot;);&quot;)&quot;)" office:value-type="string" office:string-value="(select id from hotel where externalid=11975)" calcext:value-type="string">
            <text:p>(select id from hotel where externalid=11975)</text:p>
          </table:table-cell>
          <table:table-cell table:formula="of:=CONCATENATE(&quot;insert into public.address(country_id,settlementpart,streetpart,externalid) values((select id from public.country where name_ru='&quot;;[.F18];&quot;'),'&quot;;[.G18];&quot;','&quot; ;[.H18];&quot;',&quot;;REPLACE([.A18];1;9;&quot;&quot;);&quot;);&quot;)" office:value-type="string" office:string-value="insert into public.address(country_id,settlementpart,streetpart,externalid) values((select id from public.country where name_ru='Турция'),'Белек','İLERİBAŞI MEVKİİ 5. PARSEL 07525 BELEK ANTALYA TURKEY',11975);" calcext:value-type="string">
            <text:p>insert into public.address(country_id,settlementpart,streetpart,externalid) values((select id from public.country where name_ru='Турция'),'Белек','İLERİBAŞI MEVKİİ 5. PARSEL 07525 BELEK ANTALYA TURKEY',11975);</text:p>
          </table:table-cell>
          <table:table-cell/>
        </table:table-row>
        <table:table-row table:style-name="ro1">
          <table:table-cell office:value-type="string" calcext:value-type="string">
            <text:p>/hotel/al141651</text:p>
          </table:table-cell>
          <table:table-cell office:value-type="string" calcext:value-type="string">
            <text:p>Сочи Парк Отель 3*</text:p>
          </table:table-cell>
          <table:table-cell office:value-type="string" calcext:value-type="string">
            <text:p>Россия, Краснодарский край, Адлер</text:p>
          </table:table-cell>
          <table:table-cell office:value-type="string" calcext:value-type="string">
            <text:p>Оздоровительный комплекс, Пляжный, 2-я линия от моря, Городской, близко к центр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Адлер</text:p>
          </table:table-cell>
          <table:table-cell office:value-type="string" calcext:value-type="string">
            <text:p>Адлер (Сочи), Континентальный проспект, 6</text:p>
          </table:table-cell>
          <table:table-cell office:value-type="string" calcext:value-type="string">
            <text:p>+7 (862) 243 38 17</text:p>
          </table:table-cell>
          <table:table-cell/>
          <table:table-cell office:value-type="string" calcext:value-type="string">
            <text:p>www.sochiparkhotel.ru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9];&quot;','&quot;;[.C19];&quot;','&quot;;[.I19];&quot;','&quot;;[.J19];&quot;','&quot;;[.K19];&quot;','','&quot;;[.D19];&quot;','&quot;;[.L19];&quot;','&quot;;[.M19];&quot;',&quot;;[.E19];&quot;,true,(select id from public.address where externalid=&quot;;REPLACE([.A19];1;9;&quot;&quot;);&quot;));&quot;)" office:value-type="string" office:string-value="insert into public.hotel(name, place, phone,fax,site,email,descr,vk,fb,stars,published,address_id) values('Сочи Парк Отель 3*','Россия, Краснодарский край, Адлер','+7 (862) 243 38 17','','www.sochiparkhotel.ru','','Оздоровительный комплекс, Пляжный, 2-я линия от моря, Городской, близко к центру','','',3,true,(select id from public.address where externalid=141651));" calcext:value-type="string">
            <text:p>insert into public.hotel(name, place, phone,fax,site,email,descr,vk,fb,stars,published,address_id) values('Сочи Парк Отель 3*','Россия, Краснодарский край, Адлер','+7 (862) 243 38 17','','www.sochiparkhotel.ru','','Оздоровительный комплекс, Пляжный, 2-я линия от моря, Городской, близко к центру','','',3,true,(select id from public.address where externalid=141651));</text:p>
          </table:table-cell>
          <table:table-cell table:formula="of:=CONCATENATE(&quot;(select id from hotel where externalid=&quot;;REPLACE([.A19];1;9;&quot;&quot;);&quot;)&quot;)" office:value-type="string" office:string-value="(select id from hotel where externalid=141651)" calcext:value-type="string">
            <text:p>(select id from hotel where externalid=141651)</text:p>
          </table:table-cell>
          <table:table-cell table:formula="of:=CONCATENATE(&quot;insert into public.address(country_id,settlementpart,streetpart,externalid) values((select id from public.country where name_ru='&quot;;[.F19];&quot;'),'&quot;;[.G19];&quot;','&quot; ;[.H19];&quot;',&quot;;REPLACE([.A19];1;9;&quot;&quot;);&quot;);&quot;)" office:value-type="string" office:string-value="insert into public.address(country_id,settlementpart,streetpart,externalid) values((select id from public.country where name_ru='Россия'),'Адлер','Адлер (Сочи), Континентальный проспект, 6',141651);" calcext:value-type="string">
            <text:p>insert into public.address(country_id,settlementpart,streetpart,externalid) values((select id from public.country where name_ru='Россия'),'Адлер','Адлер (Сочи), Континентальный проспект, 6',141651);</text:p>
          </table:table-cell>
          <table:table-cell/>
        </table:table-row>
        <table:table-row table:style-name="ro1">
          <table:table-cell office:value-type="string" calcext:value-type="string">
            <text:p>/hotel/al2505</text:p>
          </table:table-cell>
          <table:table-cell office:value-type="string" calcext:value-type="string">
            <text:p>Limak Limra Hotel &amp; Resort 5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Sahil Caddesi No: 15 Kiriş/Kemer ANTALYA Turkey</text:p>
          </table:table-cell>
          <table:table-cell office:value-type="string" calcext:value-type="string">
            <text:p>+90 242 824 53 00</text:p>
          </table:table-cell>
          <table:table-cell office:value-type="string" calcext:value-type="string">
            <text:p>+90 242 824 77 78</text:p>
          </table:table-cell>
          <table:table-cell office:value-type="string" calcext:value-type="string">
            <text:p>www.limakhotels.com</text:p>
          </table:table-cell>
          <table:table-cell office:value-type="string" calcext:value-type="string">
            <text:p>https://vk.com/limaklimrahotelresort</text:p>
          </table:table-cell>
          <table:table-cell office:value-type="string" calcext:value-type="string">
            <text:p>http://www.facebook.com/#!/LimakLimra</text:p>
          </table:table-cell>
          <table:table-cell table:formula="of:=CONCATENATE(&quot;insert into public.hotel(name, place, phone,fax,site,email,descr,vk,fb,stars,published,address_id) values('&quot;;[.B20];&quot;','&quot;;[.C20];&quot;','&quot;;[.I20];&quot;','&quot;;[.J20];&quot;','&quot;;[.K20];&quot;','','&quot;;[.D20];&quot;','&quot;;[.L20];&quot;','&quot;;[.M20];&quot;',&quot;;[.E20];&quot;,true,(select id from public.address where externalid=&quot;;REPLACE([.A20];1;9;&quot;&quot;);&quot;));&quot;)" office:value-type="string" office:string-value="insert into public.hotel(name, place, phone,fax,site,email,descr,vk,fb,stars,published,address_id) values('Limak Limra Hotel &amp; Resort 5*','Турция, Средиземноморский регион, Кемер, Кириш','+90 242 824 53 00','+90 242 824 77 78','www.limakhotels.com','','Гостиничный комплекс, Пляжный, 1-я линия от моря, Загородный, рядом','https://vk.com/limaklimrahotelresort','http://www.facebook.com/#!/LimakLimra',5,true,(select id from public.address where externalid=2505));" calcext:value-type="string">
            <text:p>insert into public.hotel(name, place, phone,fax,site,email,descr,vk,fb,stars,published,address_id) values('Limak Limra Hotel &amp; Resort 5*','Турция, Средиземноморский регион, Кемер, Кириш','+90 242 824 53 00','+90 242 824 77 78','www.limakhotels.com','','Гостиничный комплекс, Пляжный, 1-я линия от моря, Загородный, рядом','https://vk.com/limaklimrahotelresort','http://www.facebook.com/#!/LimakLimra',5,true,(select id from public.address where externalid=2505));</text:p>
          </table:table-cell>
          <table:table-cell table:formula="of:=CONCATENATE(&quot;(select id from hotel where externalid=&quot;;REPLACE([.A20];1;9;&quot;&quot;);&quot;)&quot;)" office:value-type="string" office:string-value="(select id from hotel where externalid=2505)" calcext:value-type="string">
            <text:p>(select id from hotel where externalid=2505)</text:p>
          </table:table-cell>
          <table:table-cell table:formula="of:=CONCATENATE(&quot;insert into public.address(country_id,settlementpart,streetpart,externalid) values((select id from public.country where name_ru='&quot;;[.F20];&quot;'),'&quot;;[.G20];&quot;','&quot; ;[.H20];&quot;',&quot;;REPLACE([.A20];1;9;&quot;&quot;);&quot;);&quot;)" office:value-type="string" office:string-value="insert into public.address(country_id,settlementpart,streetpart,externalid) values((select id from public.country where name_ru='Турция'),'Кемер','Sahil Caddesi No: 15 Kiriş/Kemer ANTALYA Turkey',2505);" calcext:value-type="string">
            <text:p>insert into public.address(country_id,settlementpart,streetpart,externalid) values((select id from public.country where name_ru='Турция'),'Кемер','Sahil Caddesi No: 15 Kiriş/Kemer ANTALYA Turkey',2505);</text:p>
          </table:table-cell>
          <table:table-cell/>
        </table:table-row>
        <table:table-row table:style-name="ro1">
          <table:table-cell office:value-type="string" calcext:value-type="string">
            <text:p>/hotel/al28159</text:p>
          </table:table-cell>
          <table:table-cell office:value-type="string" calcext:value-type="string">
            <text:p>Palmeras Beach Hotel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Serapsu Mevkii Kale Mah. Konaklı-Alanya-Antalya-TÜRKİYE</text:p>
          </table:table-cell>
          <table:table-cell office:value-type="string" calcext:value-type="string">
            <text:p>+90 242 565 40 91</text:p>
          </table:table-cell>
          <table:table-cell office:value-type="string" calcext:value-type="string">
            <text:p>+90 242 565 41 05</text:p>
          </table:table-cell>
          <table:table-cell office:value-type="string" calcext:value-type="string">
            <text:p>www.palmerasbeach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1];&quot;','&quot;;[.C21];&quot;','&quot;;[.I21];&quot;','&quot;;[.J21];&quot;','&quot;;[.K21];&quot;','','&quot;;[.D21];&quot;','&quot;;[.L21];&quot;','&quot;;[.M21];&quot;',&quot;;[.E21];&quot;,true,(select id from public.address where externalid=&quot;;REPLACE([.A21];1;9;&quot;&quot;);&quot;));&quot;)" office:value-type="string" office:string-value="insert into public.hotel(name, place, phone,fax,site,email,descr,vk,fb,stars,published,address_id) values('Palmeras Beach Hotel 5*','Турция, Средиземноморский регион, Аланья, Конаклы','+90 242 565 40 91','+90 242 565 41 05','www.palmerasbeachhotel.com','','Гостиница, Пляжный, 1-я линия от моря','','',5,true,(select id from public.address where externalid=28159));" calcext:value-type="string">
            <text:p>insert into public.hotel(name, place, phone,fax,site,email,descr,vk,fb,stars,published,address_id) values('Palmeras Beach Hotel 5*','Турция, Средиземноморский регион, Аланья, Конаклы','+90 242 565 40 91','+90 242 565 41 05','www.palmerasbeachhotel.com','','Гостиница, Пляжный, 1-я линия от моря','','',5,true,(select id from public.address where externalid=28159));</text:p>
          </table:table-cell>
          <table:table-cell table:formula="of:=CONCATENATE(&quot;(select id from hotel where externalid=&quot;;REPLACE([.A21];1;9;&quot;&quot;);&quot;)&quot;)" office:value-type="string" office:string-value="(select id from hotel where externalid=28159)" calcext:value-type="string">
            <text:p>(select id from hotel where externalid=28159)</text:p>
          </table:table-cell>
          <table:table-cell table:formula="of:=CONCATENATE(&quot;insert into public.address(country_id,settlementpart,streetpart,externalid) values((select id from public.country where name_ru='&quot;;[.F21];&quot;'),'&quot;;[.G21];&quot;','&quot; ;[.H21];&quot;',&quot;;REPLACE([.A21];1;9;&quot;&quot;);&quot;);&quot;)" office:value-type="string" office:string-value="insert into public.address(country_id,settlementpart,streetpart,externalid) values((select id from public.country where name_ru='Турция'),'Аланья','Serapsu Mevkii Kale Mah. Konaklı-Alanya-Antalya-TÜRKİYE',28159);" calcext:value-type="string">
            <text:p>insert into public.address(country_id,settlementpart,streetpart,externalid) values((select id from public.country where name_ru='Турция'),'Аланья','Serapsu Mevkii Kale Mah. Konaklı-Alanya-Antalya-TÜRKİYE',28159);</text:p>
          </table:table-cell>
          <table:table-cell/>
        </table:table-row>
        <table:table-row table:style-name="ro1">
          <table:table-cell office:value-type="string" calcext:value-type="string">
            <text:p>/hotel/al396</text:p>
          </table:table-cell>
          <table:table-cell office:value-type="string" calcext:value-type="string">
            <text:p>Rixos Premium Tekirova 5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TEKIROVA MAH. ŞEHİT ER HASAN YILMAZ CAD. NO:20 KEMER / ANTALYA / TÜRKİYE</text:p>
          </table:table-cell>
          <table:table-cell office:value-type="string" calcext:value-type="string">
            <text:p>(242) 821 40 32</text:p>
          </table:table-cell>
          <table:table-cell office:value-type="string" calcext:value-type="string">
            <text:p>(242) 821 40 44</text:p>
          </table:table-cell>
          <table:table-cell office:value-type="string" calcext:value-type="string">
            <text:p>premiumtekirova-ru.rixos.com</text:p>
          </table:table-cell>
          <table:table-cell/>
          <table:table-cell office:value-type="string" calcext:value-type="string">
            <text:p>https://www.facebook.com/rixospremiumtekirova/</text:p>
          </table:table-cell>
          <table:table-cell table:formula="of:=CONCATENATE(&quot;insert into public.hotel(name, place, phone,fax,site,email,descr,vk,fb,stars,published,address_id) values('&quot;;[.B22];&quot;','&quot;;[.C22];&quot;','&quot;;[.I22];&quot;','&quot;;[.J22];&quot;','&quot;;[.K22];&quot;','','&quot;;[.D22];&quot;','&quot;;[.L22];&quot;','&quot;;[.M22];&quot;',&quot;;[.E22];&quot;,true,(select id from public.address where externalid=&quot;;REPLACE([.A22];1;9;&quot;&quot;);&quot;));&quot;)" office:value-type="string" office:string-value="insert into public.hotel(name, place, phone,fax,site,email,descr,vk,fb,stars,published,address_id) values('Rixos Premium Tekirova 5*','Турция, Средиземноморский регион, Кемер, Текирова','(242) 821 40 32','(242) 821 40 44','premiumtekirova-ru.rixos.com','','Гостиничный комплекс, Пляжный, 1-я линия от моря, Загородный, рядом','','https://www.facebook.com/rixospremiumtekirova/',5,true,(select id from public.address where externalid=396));" calcext:value-type="string">
            <text:p>insert into public.hotel(name, place, phone,fax,site,email,descr,vk,fb,stars,published,address_id) values('Rixos Premium Tekirova 5*','Турция, Средиземноморский регион, Кемер, Текирова','(242) 821 40 32','(242) 821 40 44','premiumtekirova-ru.rixos.com','','Гостиничный комплекс, Пляжный, 1-я линия от моря, Загородный, рядом','','https://www.facebook.com/rixospremiumtekirova/',5,true,(select id from public.address where externalid=396));</text:p>
          </table:table-cell>
          <table:table-cell table:formula="of:=CONCATENATE(&quot;(select id from hotel where externalid=&quot;;REPLACE([.A22];1;9;&quot;&quot;);&quot;)&quot;)" office:value-type="string" office:string-value="(select id from hotel where externalid=396)" calcext:value-type="string">
            <text:p>(select id from hotel where externalid=396)</text:p>
          </table:table-cell>
          <table:table-cell table:formula="of:=CONCATENATE(&quot;insert into public.address(country_id,settlementpart,streetpart,externalid) values((select id from public.country where name_ru='&quot;;[.F22];&quot;'),'&quot;;[.G22];&quot;','&quot; ;[.H22];&quot;',&quot;;REPLACE([.A22];1;9;&quot;&quot;);&quot;);&quot;)" office:value-type="string" office:string-value="insert into public.address(country_id,settlementpart,streetpart,externalid) values((select id from public.country where name_ru='Турция'),'Кемер','TEKIROVA MAH. ŞEHİT ER HASAN YILMAZ CAD. NO:20 KEMER / ANTALYA / TÜRKİYE',396);" calcext:value-type="string">
            <text:p>insert into public.address(country_id,settlementpart,streetpart,externalid) values((select id from public.country where name_ru='Турция'),'Кемер','TEKIROVA MAH. ŞEHİT ER HASAN YILMAZ CAD. NO:20 KEMER / ANTALYA / TÜRKİYE',396);</text:p>
          </table:table-cell>
          <table:table-cell/>
        </table:table-row>
        <table:table-row table:style-name="ro1">
          <table:table-cell office:value-type="string" calcext:value-type="string">
            <text:p>/hotel/al5081</text:p>
          </table:table-cell>
          <table:table-cell office:value-type="string" calcext:value-type="string">
            <text:p>Lonicera World Hotels 4*</text:p>
          </table:table-cell>
          <table:table-cell office:value-type="string" calcext:value-type="string">
            <text:p>Турция, Средиземноморский регион, Аланья, Инджекум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Türkler mahallesi / Fuğla koyu / Sipahioğlu sok. No:4 / Alanya / Antalya</text:p>
          </table:table-cell>
          <table:table-cell office:value-type="string" calcext:value-type="string">
            <text:p>+90 242 510 13 00</text:p>
          </table:table-cell>
          <table:table-cell office:value-type="string" calcext:value-type="string">
            <text:p>+90 242 510 13 12</text:p>
          </table:table-cell>
          <table:table-cell office:value-type="string" calcext:value-type="string">
            <text:p>www.lonicera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];&quot;','&quot;;[.C23];&quot;','&quot;;[.I23];&quot;','&quot;;[.J23];&quot;','&quot;;[.K23];&quot;','','&quot;;[.D23];&quot;','&quot;;[.L23];&quot;','&quot;;[.M23];&quot;',&quot;;[.E23];&quot;,true,(select id from public.address where externalid=&quot;;REPLACE([.A23];1;9;&quot;&quot;);&quot;));&quot;)" office:value-type="string" office:string-value="insert into public.hotel(name, place, phone,fax,site,email,descr,vk,fb,stars,published,address_id) values('Lonicera World Hotels 4*','Турция, Средиземноморский регион, Аланья, Инджекум','+90 242 510 13 00','+90 242 510 13 12','www.lonicera.com.tr','','Гостиница, Пляжный, 1-я линия от моря, Загородный, рядом','','',4,true,(select id from public.address where externalid=5081));" calcext:value-type="string">
            <text:p>insert into public.hotel(name, place, phone,fax,site,email,descr,vk,fb,stars,published,address_id) values('Lonicera World Hotels 4*','Турция, Средиземноморский регион, Аланья, Инджекум','+90 242 510 13 00','+90 242 510 13 12','www.lonicera.com.tr','','Гостиница, Пляжный, 1-я линия от моря, Загородный, рядом','','',4,true,(select id from public.address where externalid=5081));</text:p>
          </table:table-cell>
          <table:table-cell table:formula="of:=CONCATENATE(&quot;(select id from hotel where externalid=&quot;;REPLACE([.A23];1;9;&quot;&quot;);&quot;)&quot;)" office:value-type="string" office:string-value="(select id from hotel where externalid=5081)" calcext:value-type="string">
            <text:p>(select id from hotel where externalid=5081)</text:p>
          </table:table-cell>
          <table:table-cell table:formula="of:=CONCATENATE(&quot;insert into public.address(country_id,settlementpart,streetpart,externalid) values((select id from public.country where name_ru='&quot;;[.F23];&quot;'),'&quot;;[.G23];&quot;','&quot; ;[.H23];&quot;',&quot;;REPLACE([.A23];1;9;&quot;&quot;);&quot;);&quot;)" office:value-type="string" office:string-value="insert into public.address(country_id,settlementpart,streetpart,externalid) values((select id from public.country where name_ru='Турция'),'Аланья','Türkler mahallesi / Fuğla koyu / Sipahioğlu sok. No:4 / Alanya / Antalya',5081);" calcext:value-type="string">
            <text:p>insert into public.address(country_id,settlementpart,streetpart,externalid) values((select id from public.country where name_ru='Турция'),'Аланья','Türkler mahallesi / Fuğla koyu / Sipahioğlu sok. No:4 / Alanya / Antalya',5081);</text:p>
          </table:table-cell>
          <table:table-cell/>
        </table:table-row>
        <table:table-row table:style-name="ro1">
          <table:table-cell office:value-type="string" calcext:value-type="string">
            <text:p>/hotel/al17828</text:p>
          </table:table-cell>
          <table:table-cell office:value-type="string" calcext:value-type="string">
            <text:p>Cesars Temple De Luxe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leribasi Mevkii- Antalya-Belek - Turkey</text:p>
          </table:table-cell>
          <table:table-cell office:value-type="string" calcext:value-type="string">
            <text:p>90 242 715 10 15</text:p>
          </table:table-cell>
          <table:table-cell office:value-type="string" calcext:value-type="string">
            <text:p>90 242 715 14 00</text:p>
          </table:table-cell>
          <table:table-cell office:value-type="string" calcext:value-type="string">
            <text:p>www.cesar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4];&quot;','&quot;;[.C24];&quot;','&quot;;[.I24];&quot;','&quot;;[.J24];&quot;','&quot;;[.K24];&quot;','','&quot;;[.D24];&quot;','&quot;;[.L24];&quot;','&quot;;[.M24];&quot;',&quot;;[.E24];&quot;,true,(select id from public.address where externalid=&quot;;REPLACE([.A24];1;9;&quot;&quot;);&quot;));&quot;)" office:value-type="string" office:string-value="insert into public.hotel(name, place, phone,fax,site,email,descr,vk,fb,stars,published,address_id) values('Cesars Temple De Luxe 5*','Турция, Средиземноморский регион, Белек, Белек-центр','90 242 715 10 15','90 242 715 14 00','www.cesars.com.tr','','Гостиничный комплекс, Пляжный, 1-я линия от моря, Загородный, близко','','',5,true,(select id from public.address where externalid=17828));" calcext:value-type="string">
            <text:p>insert into public.hotel(name, place, phone,fax,site,email,descr,vk,fb,stars,published,address_id) values('Cesars Temple De Luxe 5*','Турция, Средиземноморский регион, Белек, Белек-центр','90 242 715 10 15','90 242 715 14 00','www.cesars.com.tr','','Гостиничный комплекс, Пляжный, 1-я линия от моря, Загородный, близко','','',5,true,(select id from public.address where externalid=17828));</text:p>
          </table:table-cell>
          <table:table-cell table:formula="of:=CONCATENATE(&quot;(select id from hotel where externalid=&quot;;REPLACE([.A24];1;9;&quot;&quot;);&quot;)&quot;)" office:value-type="string" office:string-value="(select id from hotel where externalid=17828)" calcext:value-type="string">
            <text:p>(select id from hotel where externalid=17828)</text:p>
          </table:table-cell>
          <table:table-cell table:formula="of:=CONCATENATE(&quot;insert into public.address(country_id,settlementpart,streetpart,externalid) values((select id from public.country where name_ru='&quot;;[.F24];&quot;'),'&quot;;[.G24];&quot;','&quot; ;[.H24];&quot;',&quot;;REPLACE([.A24];1;9;&quot;&quot;);&quot;);&quot;)" office:value-type="string" office:string-value="insert into public.address(country_id,settlementpart,streetpart,externalid) values((select id from public.country where name_ru='Турция'),'Белек','Ileribasi Mevkii- Antalya-Belek - Turkey',17828);" calcext:value-type="string">
            <text:p>insert into public.address(country_id,settlementpart,streetpart,externalid) values((select id from public.country where name_ru='Турция'),'Белек','Ileribasi Mevkii- Antalya-Belek - Turkey',17828);</text:p>
          </table:table-cell>
          <table:table-cell/>
        </table:table-row>
        <table:table-row table:style-name="ro1">
          <table:table-cell office:value-type="string" calcext:value-type="string">
            <text:p>/hotel/al35933</text:p>
          </table:table-cell>
          <table:table-cell office:value-type="string" calcext:value-type="string">
            <text:p>Rehana Royal Beach Resort, Aqua Park &amp; Spa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СПА-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7 KM from Sharm El Sheikh Airport</text:p>
          </table:table-cell>
          <table:table-cell office:value-type="string" calcext:value-type="string">
            <text:p>+2 0100 250 56 01/02, +2 069 3710 331</text:p>
          </table:table-cell>
          <table:table-cell office:value-type="string" calcext:value-type="string">
            <text:p>+2 069 3710 330</text:p>
          </table:table-cell>
          <table:table-cell office:value-type="string" calcext:value-type="string">
            <text:p>www.rehana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5];&quot;','&quot;;[.C25];&quot;','&quot;;[.I25];&quot;','&quot;;[.J25];&quot;','&quot;;[.K25];&quot;','','&quot;;[.D25];&quot;','&quot;;[.L25];&quot;','&quot;;[.M25];&quot;',&quot;;[.E25];&quot;,true,(select id from public.address where externalid=&quot;;REPLACE([.A25];1;9;&quot;&quot;);&quot;));&quot;)" office:value-type="string" office:string-value="insert into public.hotel(name, place, phone,fax,site,email,descr,vk,fb,stars,published,address_id) values('Rehana Royal Beach Resort, Aqua Park &amp; Spa 5*','Египет, Мухафаза Южный Синай, Шарм-Эль-Шейх','+2 0100 250 56 01/02, +2 069 3710 331','+2 069 3710 330','www.rehanaresorts.com','','СПА-отель, Пляжный, 1-я линия от моря','','',5,true,(select id from public.address where externalid=35933));" calcext:value-type="string">
            <text:p>insert into public.hotel(name, place, phone,fax,site,email,descr,vk,fb,stars,published,address_id) values('Rehana Royal Beach Resort, Aqua Park &amp; Spa 5*','Египет, Мухафаза Южный Синай, Шарм-Эль-Шейх','+2 0100 250 56 01/02, +2 069 3710 331','+2 069 3710 330','www.rehanaresorts.com','','СПА-отель, Пляжный, 1-я линия от моря','','',5,true,(select id from public.address where externalid=35933));</text:p>
          </table:table-cell>
          <table:table-cell table:formula="of:=CONCATENATE(&quot;(select id from hotel where externalid=&quot;;REPLACE([.A25];1;9;&quot;&quot;);&quot;)&quot;)" office:value-type="string" office:string-value="(select id from hotel where externalid=35933)" calcext:value-type="string">
            <text:p>(select id from hotel where externalid=35933)</text:p>
          </table:table-cell>
          <table:table-cell table:formula="of:=CONCATENATE(&quot;insert into public.address(country_id,settlementpart,streetpart,externalid) values((select id from public.country where name_ru='&quot;;[.F25];&quot;'),'&quot;;[.G25];&quot;','&quot; ;[.H25];&quot;',&quot;;REPLACE([.A25];1;9;&quot;&quot;);&quot;);&quot;)" office:value-type="string" office:string-value="insert into public.address(country_id,settlementpart,streetpart,externalid) values((select id from public.country where name_ru='Египет'),'Шарм-Эль-Шейх','Nabq Bay, 7 KM from Sharm El Sheikh Airport',35933);" calcext:value-type="string">
            <text:p>insert into public.address(country_id,settlementpart,streetpart,externalid) values((select id from public.country where name_ru='Египет'),'Шарм-Эль-Шейх','Nabq Bay, 7 KM from Sharm El Sheikh Airport',35933);</text:p>
          </table:table-cell>
          <table:table-cell/>
        </table:table-row>
        <table:table-row table:style-name="ro1">
          <table:table-cell office:value-type="string" calcext:value-type="string">
            <text:p>/hotel/al30354</text:p>
          </table:table-cell>
          <table:table-cell office:value-type="string" calcext:value-type="string">
            <text:p>Sea Beach Aqua Park Blue Resorts 4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Sharm el Sheikh, South Sinai, Egypt</text:p>
          </table:table-cell>
          <table:table-cell office:value-type="string" calcext:value-type="string">
            <text:p>+2 069 3710 278</text:p>
          </table:table-cell>
          <table:table-cell office:value-type="string" calcext:value-type="string">
            <text:p>+2 069 3710 276</text:p>
          </table:table-cell>
          <table:table-cell office:value-type="string" calcext:value-type="string">
            <text:p>vk.com</text:p>
          </table:table-cell>
          <table:table-cell/>
          <table:table-cell office:value-type="string" calcext:value-type="string">
            <text:p>https://www.facebook.com/seabeachaquaparkresort</text:p>
          </table:table-cell>
          <table:table-cell table:formula="of:=CONCATENATE(&quot;insert into public.hotel(name, place, phone,fax,site,email,descr,vk,fb,stars,published,address_id) values('&quot;;[.B26];&quot;','&quot;;[.C26];&quot;','&quot;;[.I26];&quot;','&quot;;[.J26];&quot;','&quot;;[.K26];&quot;','','&quot;;[.D26];&quot;','&quot;;[.L26];&quot;','&quot;;[.M26];&quot;',&quot;;[.E26];&quot;,true,(select id from public.address where externalid=&quot;;REPLACE([.A26];1;9;&quot;&quot;);&quot;));&quot;)" office:value-type="string" office:string-value="insert into public.hotel(name, place, phone,fax,site,email,descr,vk,fb,stars,published,address_id) values('Sea Beach Aqua Park Blue Resorts 4*','Египет, Мухафаза Южный Синай, Шарм-Эль-Шейх, Набк Бей','+2 069 3710 278','+2 069 3710 276','vk.com','','Гостиница, Пляжный, 1-я линия от моря','','https://www.facebook.com/seabeachaquaparkresort',4,true,(select id from public.address where externalid=30354));" calcext:value-type="string">
            <text:p>insert into public.hotel(name, place, phone,fax,site,email,descr,vk,fb,stars,published,address_id) values('Sea Beach Aqua Park Blue Resorts 4*','Египет, Мухафаза Южный Синай, Шарм-Эль-Шейх, Набк Бей','+2 069 3710 278','+2 069 3710 276','vk.com','','Гостиница, Пляжный, 1-я линия от моря','','https://www.facebook.com/seabeachaquaparkresort',4,true,(select id from public.address where externalid=30354));</text:p>
          </table:table-cell>
          <table:table-cell table:formula="of:=CONCATENATE(&quot;(select id from hotel where externalid=&quot;;REPLACE([.A26];1;9;&quot;&quot;);&quot;)&quot;)" office:value-type="string" office:string-value="(select id from hotel where externalid=30354)" calcext:value-type="string">
            <text:p>(select id from hotel where externalid=30354)</text:p>
          </table:table-cell>
          <table:table-cell table:formula="of:=CONCATENATE(&quot;insert into public.address(country_id,settlementpart,streetpart,externalid) values((select id from public.country where name_ru='&quot;;[.F26];&quot;'),'&quot;;[.G26];&quot;','&quot; ;[.H26];&quot;',&quot;;REPLACE([.A26];1;9;&quot;&quot;);&quot;);&quot;)" office:value-type="string" office:string-value="insert into public.address(country_id,settlementpart,streetpart,externalid) values((select id from public.country where name_ru='Египет'),'Шарм-Эль-Шейх','Nabq Bay, Sharm el Sheikh, South Sinai, Egypt',30354);" calcext:value-type="string">
            <text:p>insert into public.address(country_id,settlementpart,streetpart,externalid) values((select id from public.country where name_ru='Египет'),'Шарм-Эль-Шейх','Nabq Bay, Sharm el Sheikh, South Sinai, Egypt',30354);</text:p>
          </table:table-cell>
          <table:table-cell/>
        </table:table-row>
        <table:table-row table:style-name="ro1">
          <table:table-cell office:value-type="string" calcext:value-type="string">
            <text:p>/hotel/al29223</text:p>
          </table:table-cell>
          <table:table-cell office:value-type="string" calcext:value-type="string">
            <text:p>Utopia World Hotel 5*</text:p>
          </table:table-cell>
          <table:table-cell office:value-type="string" calcext:value-type="string">
            <text:p>Турция, Средиземноморский регион, Аланья, Каргыджак</text:p>
          </table:table-cell>
          <table:table-cell office:value-type="string" calcext:value-type="string">
            <text:p>Частный отель, Пляжный, 2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aragedik Mevkii Kargicak Belediyesi 07435 Alanya</text:p>
          </table:table-cell>
          <table:table-cell office:value-type="string" calcext:value-type="string">
            <text:p>+90 242 5262828</text:p>
          </table:table-cell>
          <table:table-cell office:value-type="string" calcext:value-type="string">
            <text:p>+90 242 5262826</text:p>
          </table:table-cell>
          <table:table-cell office:value-type="string" calcext:value-type="string">
            <text:p>www.utopiaworld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7];&quot;','&quot;;[.C27];&quot;','&quot;;[.I27];&quot;','&quot;;[.J27];&quot;','&quot;;[.K27];&quot;','','&quot;;[.D27];&quot;','&quot;;[.L27];&quot;','&quot;;[.M27];&quot;',&quot;;[.E27];&quot;,true,(select id from public.address where externalid=&quot;;REPLACE([.A27];1;9;&quot;&quot;);&quot;));&quot;)" office:value-type="string" office:string-value="insert into public.hotel(name, place, phone,fax,site,email,descr,vk,fb,stars,published,address_id) values('Utopia World Hotel 5*','Турция, Средиземноморский регион, Аланья, Каргыджак','+90 242 5262828','+90 242 5262826','www.utopiaworld.com.tr','','Частный отель, Пляжный, 2-я линия от моря, Загородный, рядом','','',5,true,(select id from public.address where externalid=29223));" calcext:value-type="string">
            <text:p>insert into public.hotel(name, place, phone,fax,site,email,descr,vk,fb,stars,published,address_id) values('Utopia World Hotel 5*','Турция, Средиземноморский регион, Аланья, Каргыджак','+90 242 5262828','+90 242 5262826','www.utopiaworld.com.tr','','Частный отель, Пляжный, 2-я линия от моря, Загородный, рядом','','',5,true,(select id from public.address where externalid=29223));</text:p>
          </table:table-cell>
          <table:table-cell table:formula="of:=CONCATENATE(&quot;(select id from hotel where externalid=&quot;;REPLACE([.A27];1;9;&quot;&quot;);&quot;)&quot;)" office:value-type="string" office:string-value="(select id from hotel where externalid=29223)" calcext:value-type="string">
            <text:p>(select id from hotel where externalid=29223)</text:p>
          </table:table-cell>
          <table:table-cell table:formula="of:=CONCATENATE(&quot;insert into public.address(country_id,settlementpart,streetpart,externalid) values((select id from public.country where name_ru='&quot;;[.F27];&quot;'),'&quot;;[.G27];&quot;','&quot; ;[.H27];&quot;',&quot;;REPLACE([.A27];1;9;&quot;&quot;);&quot;);&quot;)" office:value-type="string" office:string-value="insert into public.address(country_id,settlementpart,streetpart,externalid) values((select id from public.country where name_ru='Турция'),'Аланья','Karagedik Mevkii Kargicak Belediyesi 07435 Alanya',29223);" calcext:value-type="string">
            <text:p>insert into public.address(country_id,settlementpart,streetpart,externalid) values((select id from public.country where name_ru='Турция'),'Аланья','Karagedik Mevkii Kargicak Belediyesi 07435 Alanya',29223);</text:p>
          </table:table-cell>
          <table:table-cell/>
        </table:table-row>
        <table:table-row table:style-name="ro1">
          <table:table-cell office:value-type="string" calcext:value-type="string">
            <text:p>/hotel/al27984</text:p>
          </table:table-cell>
          <table:table-cell office:value-type="string" calcext:value-type="string">
            <text:p>Hedef Resort &amp; SPA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СПА-отель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i Kasabasi Alanya, 07400 Alanya, Турция</text:p>
          </table:table-cell>
          <table:table-cell office:value-type="string" calcext:value-type="string">
            <text:p>(242) 565 04 44</text:p>
          </table:table-cell>
          <table:table-cell office:value-type="string" calcext:value-type="string">
            <text:p>(242) 565 04 59</text:p>
          </table:table-cell>
          <table:table-cell office:value-type="string" calcext:value-type="string">
            <text:p>www.hedef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];&quot;','&quot;;[.C28];&quot;','&quot;;[.I28];&quot;','&quot;;[.J28];&quot;','&quot;;[.K28];&quot;','','&quot;;[.D28];&quot;','&quot;;[.L28];&quot;','&quot;;[.M28];&quot;',&quot;;[.E28];&quot;,true,(select id from public.address where externalid=&quot;;REPLACE([.A28];1;9;&quot;&quot;);&quot;));&quot;)" office:value-type="string" office:string-value="insert into public.hotel(name, place, phone,fax,site,email,descr,vk,fb,stars,published,address_id) values('Hedef Resort &amp; SPA 5*','Турция, Средиземноморский регион, Аланья, Конаклы','(242) 565 04 44','(242) 565 04 59','www.hedefresort.com','','СПА-отель, Загородный, рядом, Пляжный, через дорогу','','',5,true,(select id from public.address where externalid=27984));" calcext:value-type="string">
            <text:p>insert into public.hotel(name, place, phone,fax,site,email,descr,vk,fb,stars,published,address_id) values('Hedef Resort &amp; SPA 5*','Турция, Средиземноморский регион, Аланья, Конаклы','(242) 565 04 44','(242) 565 04 59','www.hedefresort.com','','СПА-отель, Загородный, рядом, Пляжный, через дорогу','','',5,true,(select id from public.address where externalid=27984));</text:p>
          </table:table-cell>
          <table:table-cell table:formula="of:=CONCATENATE(&quot;(select id from hotel where externalid=&quot;;REPLACE([.A28];1;9;&quot;&quot;);&quot;)&quot;)" office:value-type="string" office:string-value="(select id from hotel where externalid=27984)" calcext:value-type="string">
            <text:p>(select id from hotel where externalid=27984)</text:p>
          </table:table-cell>
          <table:table-cell table:formula="of:=CONCATENATE(&quot;insert into public.address(country_id,settlementpart,streetpart,externalid) values((select id from public.country where name_ru='&quot;;[.F28];&quot;'),'&quot;;[.G28];&quot;','&quot; ;[.H28];&quot;',&quot;;REPLACE([.A28];1;9;&quot;&quot;);&quot;);&quot;)" office:value-type="string" office:string-value="insert into public.address(country_id,settlementpart,streetpart,externalid) values((select id from public.country where name_ru='Турция'),'Аланья','Konakli Kasabasi Alanya, 07400 Alanya, Турция',27984);" calcext:value-type="string">
            <text:p>insert into public.address(country_id,settlementpart,streetpart,externalid) values((select id from public.country where name_ru='Турция'),'Аланья','Konakli Kasabasi Alanya, 07400 Alanya, Турция',27984);</text:p>
          </table:table-cell>
          <table:table-cell/>
        </table:table-row>
        <table:table-row table:style-name="ro1">
          <table:table-cell office:value-type="string" calcext:value-type="string">
            <text:p>/hotel/al1187</text:p>
          </table:table-cell>
          <table:table-cell office:value-type="string" calcext:value-type="string">
            <text:p>Pyramisa Sharm El Sheikh Resort 5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yramisa Sharm El Sheikh Resort P.O Box 101 Sharks Bay</text:p>
          </table:table-cell>
          <table:table-cell office:value-type="string" calcext:value-type="string">
            <text:p>(+2069 )360-1091</text:p>
          </table:table-cell>
          <table:table-cell office:value-type="string" calcext:value-type="string">
            <text:p>(+2069) 360-1094</text:p>
          </table:table-cell>
          <table:table-cell office:value-type="string" calcext:value-type="string">
            <text:p>pyramisaegyp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9];&quot;','&quot;;[.C29];&quot;','&quot;;[.I29];&quot;','&quot;;[.J29];&quot;','&quot;;[.K29];&quot;','','&quot;;[.D29];&quot;','&quot;;[.L29];&quot;','&quot;;[.M29];&quot;',&quot;;[.E29];&quot;,true,(select id from public.address where externalid=&quot;;REPLACE([.A29];1;9;&quot;&quot;);&quot;));&quot;)" office:value-type="string" office:string-value="insert into public.hotel(name, place, phone,fax,site,email,descr,vk,fb,stars,published,address_id) values('Pyramisa Sharm El Sheikh Resort 5*','Египет, Мухафаза Южный Синай, Шарм-Эль-Шейх, Шаркс Бей','(+2069 )360-1091','(+2069) 360-1094','pyramisaegypt.com','','Гостиничный комплекс, Пляжный, 1-я линия от моря','','',5,true,(select id from public.address where externalid=1187));" calcext:value-type="string">
            <text:p>insert into public.hotel(name, place, phone,fax,site,email,descr,vk,fb,stars,published,address_id) values('Pyramisa Sharm El Sheikh Resort 5*','Египет, Мухафаза Южный Синай, Шарм-Эль-Шейх, Шаркс Бей','(+2069 )360-1091','(+2069) 360-1094','pyramisaegypt.com','','Гостиничный комплекс, Пляжный, 1-я линия от моря','','',5,true,(select id from public.address where externalid=1187));</text:p>
          </table:table-cell>
          <table:table-cell table:formula="of:=CONCATENATE(&quot;(select id from hotel where externalid=&quot;;REPLACE([.A29];1;9;&quot;&quot;);&quot;)&quot;)" office:value-type="string" office:string-value="(select id from hotel where externalid=1187)" calcext:value-type="string">
            <text:p>(select id from hotel where externalid=1187)</text:p>
          </table:table-cell>
          <table:table-cell table:formula="of:=CONCATENATE(&quot;insert into public.address(country_id,settlementpart,streetpart,externalid) values((select id from public.country where name_ru='&quot;;[.F29];&quot;'),'&quot;;[.G29];&quot;','&quot; ;[.H29];&quot;',&quot;;REPLACE([.A29];1;9;&quot;&quot;);&quot;);&quot;)" office:value-type="string" office:string-value="insert into public.address(country_id,settlementpart,streetpart,externalid) values((select id from public.country where name_ru='Египет'),'Шарм-Эль-Шейх','Pyramisa Sharm El Sheikh Resort P.O Box 101 Sharks Bay',1187);" calcext:value-type="string">
            <text:p>insert into public.address(country_id,settlementpart,streetpart,externalid) values((select id from public.country where name_ru='Египет'),'Шарм-Эль-Шейх','Pyramisa Sharm El Sheikh Resort P.O Box 101 Sharks Bay',1187);</text:p>
          </table:table-cell>
          <table:table-cell/>
        </table:table-row>
        <table:table-row table:style-name="ro1">
          <table:table-cell office:value-type="string" calcext:value-type="string">
            <text:p>/hotel/al5051</text:p>
          </table:table-cell>
          <table:table-cell office:value-type="string" calcext:value-type="string">
            <text:p>SUNRISE Garden Beach Resort Selec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Km 20 Hurghada - Safaga Road P.O. Box: 385 Hurghada - Red Sea - Egypt</text:p>
          </table:table-cell>
          <table:table-cell office:value-type="string" calcext:value-type="string">
            <text:p>+065 460040</text:p>
          </table:table-cell>
          <table:table-cell office:value-type="string" calcext:value-type="string">
            <text:p>+065 460053</text:p>
          </table:table-cell>
          <table:table-cell office:value-type="string" calcext:value-type="string">
            <text:p>sunrise-resorts.com</text:p>
          </table:table-cell>
          <table:table-cell office:value-type="string" calcext:value-type="string">
            <text:p>https://vk.com/club144892733</text:p>
          </table:table-cell>
          <table:table-cell office:value-type="string" calcext:value-type="string">
            <text:p>https://www.facebook.com/Sunriseresorts.cruises</text:p>
          </table:table-cell>
          <table:table-cell table:formula="of:=CONCATENATE(&quot;insert into public.hotel(name, place, phone,fax,site,email,descr,vk,fb,stars,published,address_id) values('&quot;;[.B30];&quot;','&quot;;[.C30];&quot;','&quot;;[.I30];&quot;','&quot;;[.J30];&quot;','&quot;;[.K30];&quot;','','&quot;;[.D30];&quot;','&quot;;[.L30];&quot;','&quot;;[.M30];&quot;',&quot;;[.E30];&quot;,true,(select id from public.address where externalid=&quot;;REPLACE([.A30];1;9;&quot;&quot;);&quot;));&quot;)" office:value-type="string" office:string-value="insert into public.hotel(name, place, phone,fax,site,email,descr,vk,fb,stars,published,address_id) values('SUNRISE Garden Beach Resort Select 5*','Египет, Мухафаза Красное Море, Хургада','+065 460040','+065 460053','sunrise-resorts.com','','Гостиничный комплекс, Пляжный, 1-я линия от моря','https://vk.com/club144892733','https://www.facebook.com/Sunriseresorts.cruises',5,true,(select id from public.address where externalid=5051));" calcext:value-type="string">
            <text:p>insert into public.hotel(name, place, phone,fax,site,email,descr,vk,fb,stars,published,address_id) values('SUNRISE Garden Beach Resort Select 5*','Египет, Мухафаза Красное Море, Хургада','+065 460040','+065 460053','sunrise-resorts.com','','Гостиничный комплекс, Пляжный, 1-я линия от моря','https://vk.com/club144892733','https://www.facebook.com/Sunriseresorts.cruises',5,true,(select id from public.address where externalid=5051));</text:p>
          </table:table-cell>
          <table:table-cell table:formula="of:=CONCATENATE(&quot;(select id from hotel where externalid=&quot;;REPLACE([.A30];1;9;&quot;&quot;);&quot;)&quot;)" office:value-type="string" office:string-value="(select id from hotel where externalid=5051)" calcext:value-type="string">
            <text:p>(select id from hotel where externalid=5051)</text:p>
          </table:table-cell>
          <table:table-cell table:formula="of:=CONCATENATE(&quot;insert into public.address(country_id,settlementpart,streetpart,externalid) values((select id from public.country where name_ru='&quot;;[.F30];&quot;'),'&quot;;[.G30];&quot;','&quot; ;[.H30];&quot;',&quot;;REPLACE([.A30];1;9;&quot;&quot;);&quot;);&quot;)" office:value-type="string" office:string-value="insert into public.address(country_id,settlementpart,streetpart,externalid) values((select id from public.country where name_ru='Египет'),'Хургада','Km 20 Hurghada - Safaga Road P.O. Box: 385 Hurghada - Red Sea - Egypt',5051);" calcext:value-type="string">
            <text:p>insert into public.address(country_id,settlementpart,streetpart,externalid) values((select id from public.country where name_ru='Египет'),'Хургада','Km 20 Hurghada - Safaga Road P.O. Box: 385 Hurghada - Red Sea - Egypt',5051);</text:p>
          </table:table-cell>
          <table:table-cell/>
        </table:table-row>
        <table:table-row table:style-name="ro1">
          <table:table-cell office:value-type="string" calcext:value-type="string">
            <text:p>/hotel/al147941</text:p>
          </table:table-cell>
          <table:table-cell office:value-type="string" calcext:value-type="string">
            <text:p>Dessole Beach Resort - Nha Trang 4*</text:p>
          </table:table-cell>
          <table:table-cell office:value-type="string" calcext:value-type="string">
            <text:p>Вьетнам, Провинция Кханьхоа, Нячанг, Нха Транг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ьетнам</text:p>
          </table:table-cell>
          <table:table-cell office:value-type="string" calcext:value-type="string">
            <text:p>Нячанг</text:p>
          </table:table-cell>
          <table:table-cell office:value-type="string" calcext:value-type="string">
            <text:p>Km No11, Nguyen Tat Thanh Boulevard, Bai Dai Beach, Cam Lam District, Nha Trang City, Khanh Hoa Province, Viet Nam</text:p>
          </table:table-cell>
          <table:table-cell office:value-type="string" calcext:value-type="string">
            <text:p>+84 058 3989700</text:p>
          </table:table-cell>
          <table:table-cell office:value-type="string" calcext:value-type="string">
            <text:p>+84 58 3989701</text:p>
          </table:table-cell>
          <table:table-cell office:value-type="string" calcext:value-type="string">
            <text:p>www.dessolehotels.com</text:p>
          </table:table-cell>
          <table:table-cell/>
          <table:table-cell office:value-type="string" calcext:value-type="string">
            <text:p>https://www.facebook.com/pages/Dessole-Resorts-Hotels/133496180044217</text:p>
          </table:table-cell>
          <table:table-cell table:formula="of:=CONCATENATE(&quot;insert into public.hotel(name, place, phone,fax,site,email,descr,vk,fb,stars,published,address_id) values('&quot;;[.B31];&quot;','&quot;;[.C31];&quot;','&quot;;[.I31];&quot;','&quot;;[.J31];&quot;','&quot;;[.K31];&quot;','','&quot;;[.D31];&quot;','&quot;;[.L31];&quot;','&quot;;[.M31];&quot;',&quot;;[.E31];&quot;,true,(select id from public.address where externalid=&quot;;REPLACE([.A31];1;9;&quot;&quot;);&quot;));&quot;)" office:value-type="string" office:string-value="insert into public.hotel(name, place, phone,fax,site,email,descr,vk,fb,stars,published,address_id) values('Dessole Beach Resort - Nha Trang 4*','Вьетнам, Провинция Кханьхоа, Нячанг, Нха Транг','+84 058 3989700','+84 58 3989701','www.dessolehotels.com','','Гостиница, Пляжный, 1-я линия от моря','','https://www.facebook.com/pages/Dessole-Resorts-Hotels/133496180044217',4,true,(select id from public.address where externalid=147941));" calcext:value-type="string">
            <text:p>insert into public.hotel(name, place, phone,fax,site,email,descr,vk,fb,stars,published,address_id) values('Dessole Beach Resort - Nha Trang 4*','Вьетнам, Провинция Кханьхоа, Нячанг, Нха Транг','+84 058 3989700','+84 58 3989701','www.dessolehotels.com','','Гостиница, Пляжный, 1-я линия от моря','','https://www.facebook.com/pages/Dessole-Resorts-Hotels/133496180044217',4,true,(select id from public.address where externalid=147941));</text:p>
          </table:table-cell>
          <table:table-cell table:formula="of:=CONCATENATE(&quot;(select id from hotel where externalid=&quot;;REPLACE([.A31];1;9;&quot;&quot;);&quot;)&quot;)" office:value-type="string" office:string-value="(select id from hotel where externalid=147941)" calcext:value-type="string">
            <text:p>(select id from hotel where externalid=147941)</text:p>
          </table:table-cell>
          <table:table-cell table:formula="of:=CONCATENATE(&quot;insert into public.address(country_id,settlementpart,streetpart,externalid) values((select id from public.country where name_ru='&quot;;[.F31];&quot;'),'&quot;;[.G31];&quot;','&quot; ;[.H31];&quot;',&quot;;REPLACE([.A31];1;9;&quot;&quot;);&quot;);&quot;)" office:value-type="string" office:string-value="insert into public.address(country_id,settlementpart,streetpart,externalid) values((select id from public.country where name_ru='Вьетнам'),'Нячанг','Km No11, Nguyen Tat Thanh Boulevard, Bai Dai Beach, Cam Lam District, Nha Trang City, Khanh Hoa Province, Viet Nam',147941);" calcext:value-type="string">
            <text:p>insert into public.address(country_id,settlementpart,streetpart,externalid) values((select id from public.country where name_ru='Вьетнам'),'Нячанг','Km No11, Nguyen Tat Thanh Boulevard, Bai Dai Beach, Cam Lam District, Nha Trang City, Khanh Hoa Province, Viet Nam',147941);</text:p>
          </table:table-cell>
          <table:table-cell/>
        </table:table-row>
        <table:table-row table:style-name="ro1">
          <table:table-cell office:value-type="string" calcext:value-type="string">
            <text:p>/hotel/al32937</text:p>
          </table:table-cell>
          <table:table-cell office:value-type="string" calcext:value-type="string">
            <text:p>Hawaii Le Jardin Aqua Park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Km 11, Ahiaa Road - North Hurghada, Hurghada 46, Egypt</text:p>
          </table:table-cell>
          <table:table-cell office:value-type="string" calcext:value-type="string">
            <text:p>(+2065) 35 02 600</text:p>
          </table:table-cell>
          <table:table-cell office:value-type="string" calcext:value-type="string">
            <text:p>(+2065) 35 02 605</text:p>
          </table:table-cell>
          <table:table-cell office:value-type="string" calcext:value-type="string">
            <text:p>www.newhawaii-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2];&quot;','&quot;;[.C32];&quot;','&quot;;[.I32];&quot;','&quot;;[.J32];&quot;','&quot;;[.K32];&quot;','','&quot;;[.D32];&quot;','&quot;;[.L32];&quot;','&quot;;[.M32];&quot;',&quot;;[.E32];&quot;,true,(select id from public.address where externalid=&quot;;REPLACE([.A32];1;9;&quot;&quot;);&quot;));&quot;)" office:value-type="string" office:string-value="insert into public.hotel(name, place, phone,fax,site,email,descr,vk,fb,stars,published,address_id) values('Hawaii Le Jardin Aqua Park Resort 4*','Египет, Мухафаза Красное Море, Хургада','(+2065) 35 02 600','(+2065) 35 02 605','www.newhawaii-resorts.com','','Гостиничный комплекс, Пляжный, 1-я линия от моря','','',4,true,(select id from public.address where externalid=32937));" calcext:value-type="string">
            <text:p>insert into public.hotel(name, place, phone,fax,site,email,descr,vk,fb,stars,published,address_id) values('Hawaii Le Jardin Aqua Park Resort 4*','Египет, Мухафаза Красное Море, Хургада','(+2065) 35 02 600','(+2065) 35 02 605','www.newhawaii-resorts.com','','Гостиничный комплекс, Пляжный, 1-я линия от моря','','',4,true,(select id from public.address where externalid=32937));</text:p>
          </table:table-cell>
          <table:table-cell table:formula="of:=CONCATENATE(&quot;(select id from hotel where externalid=&quot;;REPLACE([.A32];1;9;&quot;&quot;);&quot;)&quot;)" office:value-type="string" office:string-value="(select id from hotel where externalid=32937)" calcext:value-type="string">
            <text:p>(select id from hotel where externalid=32937)</text:p>
          </table:table-cell>
          <table:table-cell table:formula="of:=CONCATENATE(&quot;insert into public.address(country_id,settlementpart,streetpart,externalid) values((select id from public.country where name_ru='&quot;;[.F32];&quot;'),'&quot;;[.G32];&quot;','&quot; ;[.H32];&quot;',&quot;;REPLACE([.A32];1;9;&quot;&quot;);&quot;);&quot;)" office:value-type="string" office:string-value="insert into public.address(country_id,settlementpart,streetpart,externalid) values((select id from public.country where name_ru='Египет'),'Хургада','Km 11, Ahiaa Road - North Hurghada, Hurghada 46, Egypt',32937);" calcext:value-type="string">
            <text:p>insert into public.address(country_id,settlementpart,streetpart,externalid) values((select id from public.country where name_ru='Египет'),'Хургада','Km 11, Ahiaa Road - North Hurghada, Hurghada 46, Egypt',32937);</text:p>
          </table:table-cell>
          <table:table-cell/>
        </table:table-row>
        <table:table-row table:style-name="ro1">
          <table:table-cell office:value-type="string" calcext:value-type="string">
            <text:p>/hotel/al2231</text:p>
          </table:table-cell>
          <table:table-cell office:value-type="string" calcext:value-type="string">
            <text:p>Dessole Royal Rojana Resort 5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Египет - Sharm El Sheikh - Sharks Bay</text:p>
          </table:table-cell>
          <table:table-cell office:value-type="string" calcext:value-type="string">
            <text:p>(20- 69) 3602 260</text:p>
          </table:table-cell>
          <table:table-cell office:value-type="string" calcext:value-type="string">
            <text:p>(20 - 69) 3602262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33];&quot;','&quot;;[.C33];&quot;','&quot;;[.I33];&quot;','&quot;;[.J33];&quot;','&quot;;[.K33];&quot;','','&quot;;[.D33];&quot;','&quot;;[.L33];&quot;','&quot;;[.M33];&quot;',&quot;;[.E33];&quot;,true,(select id from public.address where externalid=&quot;;REPLACE([.A33];1;9;&quot;&quot;);&quot;));&quot;)" office:value-type="string" office:string-value="insert into public.hotel(name, place, phone,fax,site,email,descr,vk,fb,stars,published,address_id) values('Dessole Royal Rojana Resort 5*','Египет, Мухафаза Южный Синай, Шарм-Эль-Шейх, Шаркс Бей','(20- 69) 3602 260','(20 - 69) 3602262','','','Гостиничный комплекс, Пляжный, 1-я линия от моря','','',5,true,(select id from public.address where externalid=2231));" calcext:value-type="string">
            <text:p>insert into public.hotel(name, place, phone,fax,site,email,descr,vk,fb,stars,published,address_id) values('Dessole Royal Rojana Resort 5*','Египет, Мухафаза Южный Синай, Шарм-Эль-Шейх, Шаркс Бей','(20- 69) 3602 260','(20 - 69) 3602262','','','Гостиничный комплекс, Пляжный, 1-я линия от моря','','',5,true,(select id from public.address where externalid=2231));</text:p>
          </table:table-cell>
          <table:table-cell table:formula="of:=CONCATENATE(&quot;(select id from hotel where externalid=&quot;;REPLACE([.A33];1;9;&quot;&quot;);&quot;)&quot;)" office:value-type="string" office:string-value="(select id from hotel where externalid=2231)" calcext:value-type="string">
            <text:p>(select id from hotel where externalid=2231)</text:p>
          </table:table-cell>
          <table:table-cell table:formula="of:=CONCATENATE(&quot;insert into public.address(country_id,settlementpart,streetpart,externalid) values((select id from public.country where name_ru='&quot;;[.F33];&quot;'),'&quot;;[.G33];&quot;','&quot; ;[.H33];&quot;',&quot;;REPLACE([.A33];1;9;&quot;&quot;);&quot;);&quot;)" office:value-type="string" office:string-value="insert into public.address(country_id,settlementpart,streetpart,externalid) values((select id from public.country where name_ru='Египет'),'Шарм-Эль-Шейх','Египет - Sharm El Sheikh - Sharks Bay',2231);" calcext:value-type="string">
            <text:p>insert into public.address(country_id,settlementpart,streetpart,externalid) values((select id from public.country where name_ru='Египет'),'Шарм-Эль-Шейх','Египет - Sharm El Sheikh - Sharks Bay',2231);</text:p>
          </table:table-cell>
          <table:table-cell/>
        </table:table-row>
        <table:table-row table:style-name="ro1">
          <table:table-cell office:value-type="string" calcext:value-type="string">
            <text:p>/hotel/al5324</text:p>
          </table:table-cell>
          <table:table-cell office:value-type="string" calcext:value-type="string">
            <text:p>Sunny Days El Palacio Resort &amp; SPA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Corniche Road - Hurghada - Red Sea - Egypt</text:p>
          </table:table-cell>
          <table:table-cell office:value-type="string" calcext:value-type="string">
            <text:p>+2 065 3616 100-07</text:p>
          </table:table-cell>
          <table:table-cell office:value-type="string" calcext:value-type="string">
            <text:p>+2 065 3616 108</text:p>
          </table:table-cell>
          <table:table-cell office:value-type="string" calcext:value-type="string">
            <text:p>www.sunnydaysegypt.com</text:p>
          </table:table-cell>
          <table:table-cell/>
          <table:table-cell office:value-type="string" calcext:value-type="string">
            <text:p>https://www.facebook.com/SunnyDaysEgypt</text:p>
          </table:table-cell>
          <table:table-cell table:formula="of:=CONCATENATE(&quot;insert into public.hotel(name, place, phone,fax,site,email,descr,vk,fb,stars,published,address_id) values('&quot;;[.B34];&quot;','&quot;;[.C34];&quot;','&quot;;[.I34];&quot;','&quot;;[.J34];&quot;','&quot;;[.K34];&quot;','','&quot;;[.D34];&quot;','&quot;;[.L34];&quot;','&quot;;[.M34];&quot;',&quot;;[.E34];&quot;,true,(select id from public.address where externalid=&quot;;REPLACE([.A34];1;9;&quot;&quot;);&quot;));&quot;)" office:value-type="string" office:string-value="insert into public.hotel(name, place, phone,fax,site,email,descr,vk,fb,stars,published,address_id) values('Sunny Days El Palacio Resort &amp; SPA 4*','Египет, Мухафаза Красное Море, Хургада','+2 065 3616 100-07','+2 065 3616 108','www.sunnydaysegypt.com','','Гостиница, Пляжный, 1-я линия от моря','','https://www.facebook.com/SunnyDaysEgypt',4,true,(select id from public.address where externalid=5324));" calcext:value-type="string">
            <text:p>insert into public.hotel(name, place, phone,fax,site,email,descr,vk,fb,stars,published,address_id) values('Sunny Days El Palacio Resort &amp; SPA 4*','Египет, Мухафаза Красное Море, Хургада','+2 065 3616 100-07','+2 065 3616 108','www.sunnydaysegypt.com','','Гостиница, Пляжный, 1-я линия от моря','','https://www.facebook.com/SunnyDaysEgypt',4,true,(select id from public.address where externalid=5324));</text:p>
          </table:table-cell>
          <table:table-cell table:formula="of:=CONCATENATE(&quot;(select id from hotel where externalid=&quot;;REPLACE([.A34];1;9;&quot;&quot;);&quot;)&quot;)" office:value-type="string" office:string-value="(select id from hotel where externalid=5324)" calcext:value-type="string">
            <text:p>(select id from hotel where externalid=5324)</text:p>
          </table:table-cell>
          <table:table-cell table:formula="of:=CONCATENATE(&quot;insert into public.address(country_id,settlementpart,streetpart,externalid) values((select id from public.country where name_ru='&quot;;[.F34];&quot;'),'&quot;;[.G34];&quot;','&quot; ;[.H34];&quot;',&quot;;REPLACE([.A34];1;9;&quot;&quot;);&quot;);&quot;)" office:value-type="string" office:string-value="insert into public.address(country_id,settlementpart,streetpart,externalid) values((select id from public.country where name_ru='Египет'),'Хургада','Corniche Road - Hurghada - Red Sea - Egypt',5324);" calcext:value-type="string">
            <text:p>insert into public.address(country_id,settlementpart,streetpart,externalid) values((select id from public.country where name_ru='Египет'),'Хургада','Corniche Road - Hurghada - Red Sea - Egypt',5324);</text:p>
          </table:table-cell>
          <table:table-cell/>
        </table:table-row>
        <table:table-row table:style-name="ro1">
          <table:table-cell office:value-type="string" calcext:value-type="string">
            <text:p>/hotel/al1813</text:p>
          </table:table-cell>
          <table:table-cell office:value-type="string" calcext:value-type="string">
            <text:p>Sea Gull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heraton Road City center of Hurghada</text:p>
          </table:table-cell>
          <table:table-cell office:value-type="string" calcext:value-type="string">
            <text:p>0020 65 3440 351</text:p>
          </table:table-cell>
          <table:table-cell office:value-type="string" calcext:value-type="string">
            <text:p>0020 65 3440 350</text:p>
          </table:table-cell>
          <table:table-cell office:value-type="string" calcext:value-type="string">
            <text:p>www.hurghadaseagull.com</text:p>
          </table:table-cell>
          <table:table-cell office:value-type="string" calcext:value-type="string">
            <text:p>http://vk.com/public71153652</text:p>
          </table:table-cell>
          <table:table-cell office:value-type="string" calcext:value-type="string">
            <text:p>https://www.facebook.com/hurghadaseagullresort?ref=ts&amp;fref=ts</text:p>
          </table:table-cell>
          <table:table-cell table:formula="of:=CONCATENATE(&quot;insert into public.hotel(name, place, phone,fax,site,email,descr,vk,fb,stars,published,address_id) values('&quot;;[.B35];&quot;','&quot;;[.C35];&quot;','&quot;;[.I35];&quot;','&quot;;[.J35];&quot;','&quot;;[.K35];&quot;','','&quot;;[.D35];&quot;','&quot;;[.L35];&quot;','&quot;;[.M35];&quot;',&quot;;[.E35];&quot;,true,(select id from public.address where externalid=&quot;;REPLACE([.A35];1;9;&quot;&quot;);&quot;));&quot;)" office:value-type="string" office:string-value="insert into public.hotel(name, place, phone,fax,site,email,descr,vk,fb,stars,published,address_id) values('Sea Gull 4*','Египет, Мухафаза Красное Море, Хургада','0020 65 3440 351','0020 65 3440 350','www.hurghadaseagull.com','','Гостиничный комплекс, Пляжный, 1-я линия от моря','http://vk.com/public71153652','https://www.facebook.com/hurghadaseagullresort?ref=ts&amp;fref=ts',4,true,(select id from public.address where externalid=1813));" calcext:value-type="string">
            <text:p>insert into public.hotel(name, place, phone,fax,site,email,descr,vk,fb,stars,published,address_id) values('Sea Gull 4*','Египет, Мухафаза Красное Море, Хургада','0020 65 3440 351','0020 65 3440 350','www.hurghadaseagull.com','','Гостиничный комплекс, Пляжный, 1-я линия от моря','http://vk.com/public71153652','https://www.facebook.com/hurghadaseagullresort?ref=ts&amp;fref=ts',4,true,(select id from public.address where externalid=1813));</text:p>
          </table:table-cell>
          <table:table-cell table:formula="of:=CONCATENATE(&quot;(select id from hotel where externalid=&quot;;REPLACE([.A35];1;9;&quot;&quot;);&quot;)&quot;)" office:value-type="string" office:string-value="(select id from hotel where externalid=1813)" calcext:value-type="string">
            <text:p>(select id from hotel where externalid=1813)</text:p>
          </table:table-cell>
          <table:table-cell table:formula="of:=CONCATENATE(&quot;insert into public.address(country_id,settlementpart,streetpart,externalid) values((select id from public.country where name_ru='&quot;;[.F35];&quot;'),'&quot;;[.G35];&quot;','&quot; ;[.H35];&quot;',&quot;;REPLACE([.A35];1;9;&quot;&quot;);&quot;);&quot;)" office:value-type="string" office:string-value="insert into public.address(country_id,settlementpart,streetpart,externalid) values((select id from public.country where name_ru='Египет'),'Хургада','Sheraton Road City center of Hurghada',1813);" calcext:value-type="string">
            <text:p>insert into public.address(country_id,settlementpart,streetpart,externalid) values((select id from public.country where name_ru='Египет'),'Хургада','Sheraton Road City center of Hurghada',1813);</text:p>
          </table:table-cell>
          <table:table-cell/>
        </table:table-row>
        <table:table-row table:style-name="ro1">
          <table:table-cell office:value-type="string" calcext:value-type="string">
            <text:p>/hotel/al26555</text:p>
          </table:table-cell>
          <table:table-cell office:value-type="string" calcext:value-type="string">
            <text:p>Siva Sharm Resort &amp; Spa 5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iva Sharm Resort and Spa</text:p>
          </table:table-cell>
          <table:table-cell office:value-type="float" office:value="201000090602" calcext:value-type="float">
            <text:p>201000090602</text:p>
          </table:table-cell>
          <table:table-cell office:value-type="string" calcext:value-type="string">
            <text:p>+20 (69) 367 0804</text:p>
          </table:table-cell>
          <table:table-cell office:value-type="string" calcext:value-type="string">
            <text:p>www.redseahotels.com</text:p>
          </table:table-cell>
          <table:table-cell/>
          <table:table-cell office:value-type="string" calcext:value-type="string">
            <text:p>https://www.facebook.com/redseaholidays</text:p>
          </table:table-cell>
          <table:table-cell table:formula="of:=CONCATENATE(&quot;insert into public.hotel(name, place, phone,fax,site,email,descr,vk,fb,stars,published,address_id) values('&quot;;[.B36];&quot;','&quot;;[.C36];&quot;','&quot;;[.I36];&quot;','&quot;;[.J36];&quot;','&quot;;[.K36];&quot;','','&quot;;[.D36];&quot;','&quot;;[.L36];&quot;','&quot;;[.M36];&quot;',&quot;;[.E36];&quot;,true,(select id from public.address where externalid=&quot;;REPLACE([.A36];1;9;&quot;&quot;);&quot;));&quot;)" office:value-type="string" office:string-value="insert into public.hotel(name, place, phone,fax,site,email,descr,vk,fb,stars,published,address_id) values('Siva Sharm Resort &amp; Spa 5*','Египет, Мухафаза Южный Синай, Шарм-Эль-Шейх, Шаркс Бей','201000090602','+20 (69) 367 0804','www.redseahotels.com','','Гостиничный комплекс, Пляжный, 1-я линия от моря','','https://www.facebook.com/redseaholidays',5,true,(select id from public.address where externalid=26555));" calcext:value-type="string">
            <text:p>insert into public.hotel(name, place, phone,fax,site,email,descr,vk,fb,stars,published,address_id) values('Siva Sharm Resort &amp; Spa 5*','Египет, Мухафаза Южный Синай, Шарм-Эль-Шейх, Шаркс Бей','201000090602','+20 (69) 367 0804','www.redseahotels.com','','Гостиничный комплекс, Пляжный, 1-я линия от моря','','https://www.facebook.com/redseaholidays',5,true,(select id from public.address where externalid=26555));</text:p>
          </table:table-cell>
          <table:table-cell table:formula="of:=CONCATENATE(&quot;(select id from hotel where externalid=&quot;;REPLACE([.A36];1;9;&quot;&quot;);&quot;)&quot;)" office:value-type="string" office:string-value="(select id from hotel where externalid=26555)" calcext:value-type="string">
            <text:p>(select id from hotel where externalid=26555)</text:p>
          </table:table-cell>
          <table:table-cell table:formula="of:=CONCATENATE(&quot;insert into public.address(country_id,settlementpart,streetpart,externalid) values((select id from public.country where name_ru='&quot;;[.F36];&quot;'),'&quot;;[.G36];&quot;','&quot; ;[.H36];&quot;',&quot;;REPLACE([.A36];1;9;&quot;&quot;);&quot;);&quot;)" office:value-type="string" office:string-value="insert into public.address(country_id,settlementpart,streetpart,externalid) values((select id from public.country where name_ru='Египет'),'Шарм-Эль-Шейх','Siva Sharm Resort and Spa',26555);" calcext:value-type="string">
            <text:p>insert into public.address(country_id,settlementpart,streetpart,externalid) values((select id from public.country where name_ru='Египет'),'Шарм-Эль-Шейх','Siva Sharm Resort and Spa',26555);</text:p>
          </table:table-cell>
          <table:table-cell/>
        </table:table-row>
        <table:table-row table:style-name="ro1">
          <table:table-cell office:value-type="string" calcext:value-type="string">
            <text:p>/hotel/al586</text:p>
          </table:table-cell>
          <table:table-cell office:value-type="string" calcext:value-type="string">
            <text:p>Belconti Resort Hotel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İskele Mevkii 07506 Belek/ANTALYA</text:p>
          </table:table-cell>
          <table:table-cell office:value-type="string" calcext:value-type="string">
            <text:p>0090 242 444 50 95</text:p>
          </table:table-cell>
          <table:table-cell office:value-type="string" calcext:value-type="string">
            <text:p>0090 242 715 10 47</text:p>
          </table:table-cell>
          <table:table-cell office:value-type="string" calcext:value-type="string">
            <text:p>www.belconti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7];&quot;','&quot;;[.C37];&quot;','&quot;;[.I37];&quot;','&quot;;[.J37];&quot;','&quot;;[.K37];&quot;','','&quot;;[.D37];&quot;','&quot;;[.L37];&quot;','&quot;;[.M37];&quot;',&quot;;[.E37];&quot;,true,(select id from public.address where externalid=&quot;;REPLACE([.A37];1;9;&quot;&quot;);&quot;));&quot;)" office:value-type="string" office:string-value="insert into public.hotel(name, place, phone,fax,site,email,descr,vk,fb,stars,published,address_id) values('Belconti Resort Hotel 5*','Турция, Средиземноморский регион, Белек, Белек-центр','0090 242 444 50 95','0090 242 715 10 47','www.belconti.com','','Гостиничный комплекс, Пляжный, 1-я линия от моря, Загородный, близко','','',5,true,(select id from public.address where externalid=586));" calcext:value-type="string">
            <text:p>insert into public.hotel(name, place, phone,fax,site,email,descr,vk,fb,stars,published,address_id) values('Belconti Resort Hotel 5*','Турция, Средиземноморский регион, Белек, Белек-центр','0090 242 444 50 95','0090 242 715 10 47','www.belconti.com','','Гостиничный комплекс, Пляжный, 1-я линия от моря, Загородный, близко','','',5,true,(select id from public.address where externalid=586));</text:p>
          </table:table-cell>
          <table:table-cell table:formula="of:=CONCATENATE(&quot;(select id from hotel where externalid=&quot;;REPLACE([.A37];1;9;&quot;&quot;);&quot;)&quot;)" office:value-type="string" office:string-value="(select id from hotel where externalid=586)" calcext:value-type="string">
            <text:p>(select id from hotel where externalid=586)</text:p>
          </table:table-cell>
          <table:table-cell table:formula="of:=CONCATENATE(&quot;insert into public.address(country_id,settlementpart,streetpart,externalid) values((select id from public.country where name_ru='&quot;;[.F37];&quot;'),'&quot;;[.G37];&quot;','&quot; ;[.H37];&quot;',&quot;;REPLACE([.A37];1;9;&quot;&quot;);&quot;);&quot;)" office:value-type="string" office:string-value="insert into public.address(country_id,settlementpart,streetpart,externalid) values((select id from public.country where name_ru='Турция'),'Белек','İskele Mevkii 07506 Belek/ANTALYA',586);" calcext:value-type="string">
            <text:p>insert into public.address(country_id,settlementpart,streetpart,externalid) values((select id from public.country where name_ru='Турция'),'Белек','İskele Mevkii 07506 Belek/ANTALYA',586);</text:p>
          </table:table-cell>
          <table:table-cell/>
        </table:table-row>
        <table:table-row table:style-name="ro1">
          <table:table-cell office:value-type="string" calcext:value-type="string">
            <text:p>/hotel/al30248</text:p>
          </table:table-cell>
          <table:table-cell office:value-type="string" calcext:value-type="string">
            <text:p>Rehana Sharm Resort, Aqua Park &amp; Spa 4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7 KM from Sharm El Sheikh airport.</text:p>
          </table:table-cell>
          <table:table-cell office:value-type="string" calcext:value-type="string">
            <text:p>+2 069 3710341</text:p>
          </table:table-cell>
          <table:table-cell office:value-type="string" calcext:value-type="string">
            <text:p>+2 069 3710340</text:p>
          </table:table-cell>
          <table:table-cell office:value-type="string" calcext:value-type="string">
            <text:p>www.rehana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8];&quot;','&quot;;[.C38];&quot;','&quot;;[.I38];&quot;','&quot;;[.J38];&quot;','&quot;;[.K38];&quot;','','&quot;;[.D38];&quot;','&quot;;[.L38];&quot;','&quot;;[.M38];&quot;',&quot;;[.E38];&quot;,true,(select id from public.address where externalid=&quot;;REPLACE([.A38];1;9;&quot;&quot;);&quot;));&quot;)" office:value-type="string" office:string-value="insert into public.hotel(name, place, phone,fax,site,email,descr,vk,fb,stars,published,address_id) values('Rehana Sharm Resort, Aqua Park &amp; Spa 4*','Египет, Мухафаза Южный Синай, Шарм-Эль-Шейх, Набк Бей','+2 069 3710341','+2 069 3710340','www.rehanaresorts.com','','Гостиница, Пляжный, 2-я линия от моря','','',4,true,(select id from public.address where externalid=30248));" calcext:value-type="string">
            <text:p>insert into public.hotel(name, place, phone,fax,site,email,descr,vk,fb,stars,published,address_id) values('Rehana Sharm Resort, Aqua Park &amp; Spa 4*','Египет, Мухафаза Южный Синай, Шарм-Эль-Шейх, Набк Бей','+2 069 3710341','+2 069 3710340','www.rehanaresorts.com','','Гостиница, Пляжный, 2-я линия от моря','','',4,true,(select id from public.address where externalid=30248));</text:p>
          </table:table-cell>
          <table:table-cell table:formula="of:=CONCATENATE(&quot;(select id from hotel where externalid=&quot;;REPLACE([.A38];1;9;&quot;&quot;);&quot;)&quot;)" office:value-type="string" office:string-value="(select id from hotel where externalid=30248)" calcext:value-type="string">
            <text:p>(select id from hotel where externalid=30248)</text:p>
          </table:table-cell>
          <table:table-cell table:formula="of:=CONCATENATE(&quot;insert into public.address(country_id,settlementpart,streetpart,externalid) values((select id from public.country where name_ru='&quot;;[.F38];&quot;'),'&quot;;[.G38];&quot;','&quot; ;[.H38];&quot;',&quot;;REPLACE([.A38];1;9;&quot;&quot;);&quot;);&quot;)" office:value-type="string" office:string-value="insert into public.address(country_id,settlementpart,streetpart,externalid) values((select id from public.country where name_ru='Египет'),'Шарм-Эль-Шейх','Nabq Bay, 7 KM from Sharm El Sheikh airport.',30248);" calcext:value-type="string">
            <text:p>insert into public.address(country_id,settlementpart,streetpart,externalid) values((select id from public.country where name_ru='Египет'),'Шарм-Эль-Шейх','Nabq Bay, 7 KM from Sharm El Sheikh airport.',30248);</text:p>
          </table:table-cell>
          <table:table-cell/>
        </table:table-row>
        <table:table-row table:style-name="ro1">
          <table:table-cell office:value-type="string" calcext:value-type="string">
            <text:p>/hotel/al28783</text:p>
          </table:table-cell>
          <table:table-cell office:value-type="string" calcext:value-type="string">
            <text:p>Albatros Aqua Blu Resort 4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ца, Пляжный, 3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Ras Om El Seid, Sharm El Sheikh, South Sinai, Egypt</text:p>
          </table:table-cell>
          <table:table-cell office:value-type="string" calcext:value-type="string">
            <text:p>(+2) 069 366 5993</text:p>
          </table:table-cell>
          <table:table-cell office:value-type="string" calcext:value-type="string">
            <text:p>+20-69-3665998</text:p>
          </table:table-cell>
          <table:table-cell office:value-type="string" calcext:value-type="string">
            <text:p>www.pickalbatros.com</text:p>
          </table:table-cell>
          <table:table-cell office:value-type="string" calcext:value-type="string">
            <text:p>http://vk.com/albatrosaquablu</text:p>
          </table:table-cell>
          <table:table-cell/>
          <table:table-cell table:formula="of:=CONCATENATE(&quot;insert into public.hotel(name, place, phone,fax,site,email,descr,vk,fb,stars,published,address_id) values('&quot;;[.B39];&quot;','&quot;;[.C39];&quot;','&quot;;[.I39];&quot;','&quot;;[.J39];&quot;','&quot;;[.K39];&quot;','','&quot;;[.D39];&quot;','&quot;;[.L39];&quot;','&quot;;[.M39];&quot;',&quot;;[.E39];&quot;,true,(select id from public.address where externalid=&quot;;REPLACE([.A39];1;9;&quot;&quot;);&quot;));&quot;)" office:value-type="string" office:string-value="insert into public.hotel(name, place, phone,fax,site,email,descr,vk,fb,stars,published,address_id) values('Albatros Aqua Blu Resort 4*','Египет, Мухафаза Южный Синай, Шарм-Эль-Шейх, Рас Ум Эль Сид','(+2) 069 366 5993','+20-69-3665998','www.pickalbatros.com','','Гостиница, Пляжный, 3-я линия от моря','http://vk.com/albatrosaquablu','',4,true,(select id from public.address where externalid=28783));" calcext:value-type="string">
            <text:p>insert into public.hotel(name, place, phone,fax,site,email,descr,vk,fb,stars,published,address_id) values('Albatros Aqua Blu Resort 4*','Египет, Мухафаза Южный Синай, Шарм-Эль-Шейх, Рас Ум Эль Сид','(+2) 069 366 5993','+20-69-3665998','www.pickalbatros.com','','Гостиница, Пляжный, 3-я линия от моря','http://vk.com/albatrosaquablu','',4,true,(select id from public.address where externalid=28783));</text:p>
          </table:table-cell>
          <table:table-cell table:formula="of:=CONCATENATE(&quot;(select id from hotel where externalid=&quot;;REPLACE([.A39];1;9;&quot;&quot;);&quot;)&quot;)" office:value-type="string" office:string-value="(select id from hotel where externalid=28783)" calcext:value-type="string">
            <text:p>(select id from hotel where externalid=28783)</text:p>
          </table:table-cell>
          <table:table-cell table:formula="of:=CONCATENATE(&quot;insert into public.address(country_id,settlementpart,streetpart,externalid) values((select id from public.country where name_ru='&quot;;[.F39];&quot;'),'&quot;;[.G39];&quot;','&quot; ;[.H39];&quot;',&quot;;REPLACE([.A39];1;9;&quot;&quot;);&quot;);&quot;)" office:value-type="string" office:string-value="insert into public.address(country_id,settlementpart,streetpart,externalid) values((select id from public.country where name_ru='Египет'),'Шарм-Эль-Шейх','Ras Om El Seid, Sharm El Sheikh, South Sinai, Egypt',28783);" calcext:value-type="string">
            <text:p>insert into public.address(country_id,settlementpart,streetpart,externalid) values((select id from public.country where name_ru='Египет'),'Шарм-Эль-Шейх','Ras Om El Seid, Sharm El Sheikh, South Sinai, Egypt',28783);</text:p>
          </table:table-cell>
          <table:table-cell/>
        </table:table-row>
        <table:table-row table:style-name="ro1">
          <table:table-cell office:value-type="string" calcext:value-type="string">
            <text:p>/hotel/al13925</text:p>
          </table:table-cell>
          <table:table-cell office:value-type="string" calcext:value-type="string">
            <text:p>Royal Albatros Moderna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Royal Albatros Moderna, P.O.Box 215, Nabq Bay, Sharm El Sheikh, South Sinai, Egypt</text:p>
          </table:table-cell>
          <table:table-cell office:value-type="string" calcext:value-type="string">
            <text:p>(+20) 69 371 0401</text:p>
          </table:table-cell>
          <table:table-cell office:value-type="string" calcext:value-type="string">
            <text:p>(+20) 69 371 0409</text:p>
          </table:table-cell>
          <table:table-cell office:value-type="string" calcext:value-type="string">
            <text:p>www.pickalbatros.com</text:p>
          </table:table-cell>
          <table:table-cell office:value-type="string" calcext:value-type="string">
            <text:p>http://vk.com/royal_albatros</text:p>
          </table:table-cell>
          <table:table-cell office:value-type="string" calcext:value-type="string">
            <text:p>https://www.facebook.com/pickalbatrosrHotels</text:p>
          </table:table-cell>
          <table:table-cell table:formula="of:=CONCATENATE(&quot;insert into public.hotel(name, place, phone,fax,site,email,descr,vk,fb,stars,published,address_id) values('&quot;;[.B40];&quot;','&quot;;[.C40];&quot;','&quot;;[.I40];&quot;','&quot;;[.J40];&quot;','&quot;;[.K40];&quot;','','&quot;;[.D40];&quot;','&quot;;[.L40];&quot;','&quot;;[.M40];&quot;',&quot;;[.E40];&quot;,true,(select id from public.address where externalid=&quot;;REPLACE([.A40];1;9;&quot;&quot;);&quot;));&quot;)" office:value-type="string" office:string-value="insert into public.hotel(name, place, phone,fax,site,email,descr,vk,fb,stars,published,address_id) values('Royal Albatros Moderna 5*','Египет, Мухафаза Южный Синай, Шарм-Эль-Шейх, Набк Бей','(+20) 69 371 0401','(+20) 69 371 0409','www.pickalbatros.com','','Гостиничный комплекс, Пляжный, 1-я линия от моря','http://vk.com/royal_albatros','https://www.facebook.com/pickalbatrosrHotels',5,true,(select id from public.address where externalid=13925));" calcext:value-type="string">
            <text:p>insert into public.hotel(name, place, phone,fax,site,email,descr,vk,fb,stars,published,address_id) values('Royal Albatros Moderna 5*','Египет, Мухафаза Южный Синай, Шарм-Эль-Шейх, Набк Бей','(+20) 69 371 0401','(+20) 69 371 0409','www.pickalbatros.com','','Гостиничный комплекс, Пляжный, 1-я линия от моря','http://vk.com/royal_albatros','https://www.facebook.com/pickalbatrosrHotels',5,true,(select id from public.address where externalid=13925));</text:p>
          </table:table-cell>
          <table:table-cell table:formula="of:=CONCATENATE(&quot;(select id from hotel where externalid=&quot;;REPLACE([.A40];1;9;&quot;&quot;);&quot;)&quot;)" office:value-type="string" office:string-value="(select id from hotel where externalid=13925)" calcext:value-type="string">
            <text:p>(select id from hotel where externalid=13925)</text:p>
          </table:table-cell>
          <table:table-cell table:formula="of:=CONCATENATE(&quot;insert into public.address(country_id,settlementpart,streetpart,externalid) values((select id from public.country where name_ru='&quot;;[.F40];&quot;'),'&quot;;[.G40];&quot;','&quot; ;[.H40];&quot;',&quot;;REPLACE([.A40];1;9;&quot;&quot;);&quot;);&quot;)" office:value-type="string" office:string-value="insert into public.address(country_id,settlementpart,streetpart,externalid) values((select id from public.country where name_ru='Египет'),'Шарм-Эль-Шейх','Royal Albatros Moderna, P.O.Box 215, Nabq Bay, Sharm El Sheikh, South Sinai, Egypt',13925);" calcext:value-type="string">
            <text:p>insert into public.address(country_id,settlementpart,streetpart,externalid) values((select id from public.country where name_ru='Египет'),'Шарм-Эль-Шейх','Royal Albatros Moderna, P.O.Box 215, Nabq Bay, Sharm El Sheikh, South Sinai, Egypt',13925);</text:p>
          </table:table-cell>
          <table:table-cell/>
        </table:table-row>
        <table:table-row table:style-name="ro1">
          <table:table-cell office:value-type="string" calcext:value-type="string">
            <text:p>/hotel/al1182</text:p>
          </table:table-cell>
          <table:table-cell office:value-type="string" calcext:value-type="string">
            <text:p>Mirage Bay Resort &amp; Aquapark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Km 17 , Hurghada Safaga Rd. Villages Rd., , Hurghada, Egypt</text:p>
          </table:table-cell>
          <table:table-cell office:value-type="string" calcext:value-type="string">
            <text:p>+2 065 34 60 001</text:p>
          </table:table-cell>
          <table:table-cell office:value-type="string" calcext:value-type="string">
            <text:p>+2 065 34 60 007</text:p>
          </table:table-cell>
          <table:table-cell office:value-type="string" calcext:value-type="string">
            <text:p>www.mirage-bay.com</text:p>
          </table:table-cell>
          <table:table-cell/>
          <table:table-cell office:value-type="string" calcext:value-type="string">
            <text:p>https://www.facebook.com/miragebayresort/</text:p>
          </table:table-cell>
          <table:table-cell table:formula="of:=CONCATENATE(&quot;insert into public.hotel(name, place, phone,fax,site,email,descr,vk,fb,stars,published,address_id) values('&quot;;[.B41];&quot;','&quot;;[.C41];&quot;','&quot;;[.I41];&quot;','&quot;;[.J41];&quot;','&quot;;[.K41];&quot;','','&quot;;[.D41];&quot;','&quot;;[.L41];&quot;','&quot;;[.M41];&quot;',&quot;;[.E41];&quot;,true,(select id from public.address where externalid=&quot;;REPLACE([.A41];1;9;&quot;&quot;);&quot;));&quot;)" office:value-type="string" office:string-value="insert into public.hotel(name, place, phone,fax,site,email,descr,vk,fb,stars,published,address_id) values('Mirage Bay Resort &amp; Aquapark 4*','Египет, Мухафаза Красное Море, Хургада','+2 065 34 60 001','+2 065 34 60 007','www.mirage-bay.com','','Гостиничный комплекс, Пляжный, 1-я линия от моря','','https://www.facebook.com/miragebayresort/',4,true,(select id from public.address where externalid=1182));" calcext:value-type="string">
            <text:p>insert into public.hotel(name, place, phone,fax,site,email,descr,vk,fb,stars,published,address_id) values('Mirage Bay Resort &amp; Aquapark 4*','Египет, Мухафаза Красное Море, Хургада','+2 065 34 60 001','+2 065 34 60 007','www.mirage-bay.com','','Гостиничный комплекс, Пляжный, 1-я линия от моря','','https://www.facebook.com/miragebayresort/',4,true,(select id from public.address where externalid=1182));</text:p>
          </table:table-cell>
          <table:table-cell table:formula="of:=CONCATENATE(&quot;(select id from hotel where externalid=&quot;;REPLACE([.A41];1;9;&quot;&quot;);&quot;)&quot;)" office:value-type="string" office:string-value="(select id from hotel where externalid=1182)" calcext:value-type="string">
            <text:p>(select id from hotel where externalid=1182)</text:p>
          </table:table-cell>
          <table:table-cell table:formula="of:=CONCATENATE(&quot;insert into public.address(country_id,settlementpart,streetpart,externalid) values((select id from public.country where name_ru='&quot;;[.F41];&quot;'),'&quot;;[.G41];&quot;','&quot; ;[.H41];&quot;',&quot;;REPLACE([.A41];1;9;&quot;&quot;);&quot;);&quot;)" office:value-type="string" office:string-value="insert into public.address(country_id,settlementpart,streetpart,externalid) values((select id from public.country where name_ru='Египет'),'Хургада','Km 17 , Hurghada Safaga Rd. Villages Rd., , Hurghada, Egypt',1182);" calcext:value-type="string">
            <text:p>insert into public.address(country_id,settlementpart,streetpart,externalid) values((select id from public.country where name_ru='Египет'),'Хургада','Km 17 , Hurghada Safaga Rd. Villages Rd., , Hurghada, Egypt',1182);</text:p>
          </table:table-cell>
          <table:table-cell/>
        </table:table-row>
        <table:table-row table:style-name="ro1">
          <table:table-cell office:value-type="string" calcext:value-type="string">
            <text:p>/hotel/al28032</text:p>
          </table:table-cell>
          <table:table-cell office:value-type="string" calcext:value-type="string">
            <text:p>L''Oceanica Beach Resort Hotel 5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amyuva Mah. Aga Ceylan No:9, Kemer, Antalya/Turkey</text:p>
          </table:table-cell>
          <table:table-cell office:value-type="string" calcext:value-type="string">
            <text:p>+90 (242) 824 7090</text:p>
          </table:table-cell>
          <table:table-cell office:value-type="string" calcext:value-type="string">
            <text:p>+90 (242) 824 5217</text:p>
          </table:table-cell>
          <table:table-cell office:value-type="string" calcext:value-type="string">
            <text:p>www.loceanicahotel.com</text:p>
          </table:table-cell>
          <table:table-cell office:value-type="string" calcext:value-type="string">
            <text:p>http://www.vk.com/loceanica</text:p>
          </table:table-cell>
          <table:table-cell office:value-type="string" calcext:value-type="string">
            <text:p>http://www.facebook.com/loceanicahotel</text:p>
          </table:table-cell>
          <table:table-cell table:formula="of:=CONCATENATE(&quot;insert into public.hotel(name, place, phone,fax,site,email,descr,vk,fb,stars,published,address_id) values('&quot;;[.B42];&quot;','&quot;;[.C42];&quot;','&quot;;[.I42];&quot;','&quot;;[.J42];&quot;','&quot;;[.K42];&quot;','','&quot;;[.D42];&quot;','&quot;;[.L42];&quot;','&quot;;[.M42];&quot;',&quot;;[.E42];&quot;,true,(select id from public.address where externalid=&quot;;REPLACE([.A42];1;9;&quot;&quot;);&quot;));&quot;)" office:value-type="string" office:string-value="insert into public.hotel(name, place, phone,fax,site,email,descr,vk,fb,stars,published,address_id) values('L''Oceanica Beach Resort Hotel 5*','Турция, Средиземноморский регион, Кемер, Чамьюва','+90 (242) 824 7090','+90 (242) 824 5217','www.loceanicahotel.com','','Гостиничный комплекс, Пляжный, 1-я линия от моря','http://www.vk.com/loceanica','http://www.facebook.com/loceanicahotel',5,true,(select id from public.address where externalid=28032));" calcext:value-type="string">
            <text:p>insert into public.hotel(name, place, phone,fax,site,email,descr,vk,fb,stars,published,address_id) values('L''Oceanica Beach Resort Hotel 5*','Турция, Средиземноморский регион, Кемер, Чамьюва','+90 (242) 824 7090','+90 (242) 824 5217','www.loceanicahotel.com','','Гостиничный комплекс, Пляжный, 1-я линия от моря','http://www.vk.com/loceanica','http://www.facebook.com/loceanicahotel',5,true,(select id from public.address where externalid=28032));</text:p>
          </table:table-cell>
          <table:table-cell table:formula="of:=CONCATENATE(&quot;(select id from hotel where externalid=&quot;;REPLACE([.A42];1;9;&quot;&quot;);&quot;)&quot;)" office:value-type="string" office:string-value="(select id from hotel where externalid=28032)" calcext:value-type="string">
            <text:p>(select id from hotel where externalid=28032)</text:p>
          </table:table-cell>
          <table:table-cell table:formula="of:=CONCATENATE(&quot;insert into public.address(country_id,settlementpart,streetpart,externalid) values((select id from public.country where name_ru='&quot;;[.F42];&quot;'),'&quot;;[.G42];&quot;','&quot; ;[.H42];&quot;',&quot;;REPLACE([.A42];1;9;&quot;&quot;);&quot;);&quot;)" office:value-type="string" office:string-value="insert into public.address(country_id,settlementpart,streetpart,externalid) values((select id from public.country where name_ru='Турция'),'Кемер','Camyuva Mah. Aga Ceylan No:9, Kemer, Antalya/Turkey',28032);" calcext:value-type="string">
            <text:p>insert into public.address(country_id,settlementpart,streetpart,externalid) values((select id from public.country where name_ru='Турция'),'Кемер','Camyuva Mah. Aga Ceylan No:9, Kemer, Antalya/Turkey',28032);</text:p>
          </table:table-cell>
          <table:table-cell/>
        </table:table-row>
        <table:table-row table:style-name="ro1">
          <table:table-cell office:value-type="string" calcext:value-type="string">
            <text:p>/hotel/al19370</text:p>
          </table:table-cell>
          <table:table-cell office:value-type="string" calcext:value-type="string">
            <text:p>Akka Antedon Hotel 5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Beldibi - Antalya Turkiye</text:p>
          </table:table-cell>
          <table:table-cell office:value-type="string" calcext:value-type="string">
            <text:p>+90 242-824 99 99</text:p>
          </table:table-cell>
          <table:table-cell office:value-type="string" calcext:value-type="string">
            <text:p>+90 242-824 95 51</text:p>
          </table:table-cell>
          <table:table-cell office:value-type="string" calcext:value-type="string">
            <text:p>www.akkaantedo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3];&quot;','&quot;;[.C43];&quot;','&quot;;[.I43];&quot;','&quot;;[.J43];&quot;','&quot;;[.K43];&quot;','','&quot;;[.D43];&quot;','&quot;;[.L43];&quot;','&quot;;[.M43];&quot;',&quot;;[.E43];&quot;,true,(select id from public.address where externalid=&quot;;REPLACE([.A43];1;9;&quot;&quot;);&quot;));&quot;)" office:value-type="string" office:string-value="insert into public.hotel(name, place, phone,fax,site,email,descr,vk,fb,stars,published,address_id) values('Akka Antedon Hotel 5*','Турция, Средиземноморский регион, Кемер, Бельдиби','+90 242-824 99 99','+90 242-824 95 51','www.akkaantedon.com','','Гостиничный комплекс, Пляжный, 1-я линия от моря, Загородный, рядом','','',5,true,(select id from public.address where externalid=19370));" calcext:value-type="string">
            <text:p>insert into public.hotel(name, place, phone,fax,site,email,descr,vk,fb,stars,published,address_id) values('Akka Antedon Hotel 5*','Турция, Средиземноморский регион, Кемер, Бельдиби','+90 242-824 99 99','+90 242-824 95 51','www.akkaantedon.com','','Гостиничный комплекс, Пляжный, 1-я линия от моря, Загородный, рядом','','',5,true,(select id from public.address where externalid=19370));</text:p>
          </table:table-cell>
          <table:table-cell table:formula="of:=CONCATENATE(&quot;(select id from hotel where externalid=&quot;;REPLACE([.A43];1;9;&quot;&quot;);&quot;)&quot;)" office:value-type="string" office:string-value="(select id from hotel where externalid=19370)" calcext:value-type="string">
            <text:p>(select id from hotel where externalid=19370)</text:p>
          </table:table-cell>
          <table:table-cell table:formula="of:=CONCATENATE(&quot;insert into public.address(country_id,settlementpart,streetpart,externalid) values((select id from public.country where name_ru='&quot;;[.F43];&quot;'),'&quot;;[.G43];&quot;','&quot; ;[.H43];&quot;',&quot;;REPLACE([.A43];1;9;&quot;&quot;);&quot;);&quot;)" office:value-type="string" office:string-value="insert into public.address(country_id,settlementpart,streetpart,externalid) values((select id from public.country where name_ru='Турция'),'Кемер','Beldibi - Antalya Turkiye',19370);" calcext:value-type="string">
            <text:p>insert into public.address(country_id,settlementpart,streetpart,externalid) values((select id from public.country where name_ru='Турция'),'Кемер','Beldibi - Antalya Turkiye',19370);</text:p>
          </table:table-cell>
          <table:table-cell/>
        </table:table-row>
        <table:table-row table:style-name="ro1">
          <table:table-cell office:value-type="string" calcext:value-type="string">
            <text:p>/hotel/al2578</text:p>
          </table:table-cell>
          <table:table-cell office:value-type="string" calcext:value-type="string">
            <text:p>PGS Hotels Rose Residence Beach 5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чный комплекс, Пляжный, 1-я линия от моря, Городской, цент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tatürk Bulvari seaside - Yeni Mahalle Kemer, Antalya 07980 Turkey</text:p>
          </table:table-cell>
          <table:table-cell office:value-type="string" calcext:value-type="string">
            <text:p>+90 242 814 56 00</text:p>
          </table:table-cell>
          <table:table-cell office:value-type="string" calcext:value-type="string">
            <text:p>+90 242 814 55 52</text:p>
          </table:table-cell>
          <table:table-cell office:value-type="string" calcext:value-type="string">
            <text:p>www.pgshotel.com</text:p>
          </table:table-cell>
          <table:table-cell office:value-type="string" calcext:value-type="string">
            <text:p>https://vk.com/rose_residence</text:p>
          </table:table-cell>
          <table:table-cell/>
          <table:table-cell table:formula="of:=CONCATENATE(&quot;insert into public.hotel(name, place, phone,fax,site,email,descr,vk,fb,stars,published,address_id) values('&quot;;[.B44];&quot;','&quot;;[.C44];&quot;','&quot;;[.I44];&quot;','&quot;;[.J44];&quot;','&quot;;[.K44];&quot;','','&quot;;[.D44];&quot;','&quot;;[.L44];&quot;','&quot;;[.M44];&quot;',&quot;;[.E44];&quot;,true,(select id from public.address where externalid=&quot;;REPLACE([.A44];1;9;&quot;&quot;);&quot;));&quot;)" office:value-type="string" office:string-value="insert into public.hotel(name, place, phone,fax,site,email,descr,vk,fb,stars,published,address_id) values('PGS Hotels Rose Residence Beach 5*','Турция, Средиземноморский регион, Кемер, Кемер - центр','+90 242 814 56 00','+90 242 814 55 52','www.pgshotel.com','','Гостиничный комплекс, Пляжный, 1-я линия от моря, Городской, центр','https://vk.com/rose_residence','',5,true,(select id from public.address where externalid=2578));" calcext:value-type="string">
            <text:p>insert into public.hotel(name, place, phone,fax,site,email,descr,vk,fb,stars,published,address_id) values('PGS Hotels Rose Residence Beach 5*','Турция, Средиземноморский регион, Кемер, Кемер - центр','+90 242 814 56 00','+90 242 814 55 52','www.pgshotel.com','','Гостиничный комплекс, Пляжный, 1-я линия от моря, Городской, центр','https://vk.com/rose_residence','',5,true,(select id from public.address where externalid=2578));</text:p>
          </table:table-cell>
          <table:table-cell table:formula="of:=CONCATENATE(&quot;(select id from hotel where externalid=&quot;;REPLACE([.A44];1;9;&quot;&quot;);&quot;)&quot;)" office:value-type="string" office:string-value="(select id from hotel where externalid=2578)" calcext:value-type="string">
            <text:p>(select id from hotel where externalid=2578)</text:p>
          </table:table-cell>
          <table:table-cell table:formula="of:=CONCATENATE(&quot;insert into public.address(country_id,settlementpart,streetpart,externalid) values((select id from public.country where name_ru='&quot;;[.F44];&quot;'),'&quot;;[.G44];&quot;','&quot; ;[.H44];&quot;',&quot;;REPLACE([.A44];1;9;&quot;&quot;);&quot;);&quot;)" office:value-type="string" office:string-value="insert into public.address(country_id,settlementpart,streetpart,externalid) values((select id from public.country where name_ru='Турция'),'Кемер','Atatürk Bulvari seaside - Yeni Mahalle Kemer, Antalya 07980 Turkey',2578);" calcext:value-type="string">
            <text:p>insert into public.address(country_id,settlementpart,streetpart,externalid) values((select id from public.country where name_ru='Турция'),'Кемер','Atatürk Bulvari seaside - Yeni Mahalle Kemer, Antalya 07980 Turkey',2578);</text:p>
          </table:table-cell>
          <table:table-cell/>
        </table:table-row>
        <table:table-row table:style-name="ro1">
          <table:table-cell office:value-type="string" calcext:value-type="string">
            <text:p>/hotel/al12095</text:p>
          </table:table-cell>
          <table:table-cell office:value-type="string" calcext:value-type="string">
            <text:p>Grand Haber Hotel 5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Yeni Mahalle Şehit Polis Cemal Ilgaz Cad., No:8</text:p>
          </table:table-cell>
          <table:table-cell office:value-type="string" calcext:value-type="string">
            <text:p><text:s/>TR-07980 Kemer / Antalya / Turkiye</text:p>
          </table:table-cell>
          <table:table-cell office:value-type="string" calcext:value-type="string">
            <text:p>+90-242-814-68-00</text:p>
          </table:table-cell>
          <table:table-cell office:value-type="string" calcext:value-type="string">
            <text:p>090-242-814-68-29</text:p>
          </table:table-cell>
          <table:table-cell office:value-type="string" calcext:value-type="string">
            <text:p>www.grandhaber.com</text:p>
          </table:table-cell>
          <table:table-cell/>
          <table:table-cell table:formula="of:=CONCATENATE(&quot;insert into public.hotel(name, place, phone,fax,site,email,descr,vk,fb,stars,published,address_id) values('&quot;;[.B45];&quot;','&quot;;[.C45];&quot;','&quot;;[.I45];&quot;','&quot;;[.J45];&quot;','&quot;;[.K45];&quot;','','&quot;;[.D45];&quot;','&quot;;[.L45];&quot;','&quot;;[.M45];&quot;',&quot;;[.E45];&quot;,true,(select id from public.address where externalid=&quot;;REPLACE([.A45];1;9;&quot;&quot;);&quot;));&quot;)" office:value-type="string" office:string-value="insert into public.hotel(name, place, phone,fax,site,email,descr,vk,fb,stars,published,address_id) values('Grand Haber Hotel 5*','Турция, Средиземноморский регион, Кемер, Кемер - центр',' TR-07980 Kemer / Antalya / Turkiye','+90-242-814-68-00','090-242-814-68-29','','Гостиница, Пляжный, 2-я линия от моря, Городской, близко к центру','www.grandhaber.com','',5,true,(select id from public.address where externalid=12095));" calcext:value-type="string">
            <text:p>insert into public.hotel(name, place, phone,fax,site,email,descr,vk,fb,stars,published,address_id) values('Grand Haber Hotel 5*','Турция, Средиземноморский регион, Кемер, Кемер - центр',' TR-07980 Kemer / Antalya / Turkiye','+90-242-814-68-00','090-242-814-68-29','','Гостиница, Пляжный, 2-я линия от моря, Городской, близко к центру','www.grandhaber.com','',5,true,(select id from public.address where externalid=12095));</text:p>
          </table:table-cell>
          <table:table-cell table:formula="of:=CONCATENATE(&quot;(select id from hotel where externalid=&quot;;REPLACE([.A45];1;9;&quot;&quot;);&quot;)&quot;)" office:value-type="string" office:string-value="(select id from hotel where externalid=12095)" calcext:value-type="string">
            <text:p>(select id from hotel where externalid=12095)</text:p>
          </table:table-cell>
          <table:table-cell table:formula="of:=CONCATENATE(&quot;insert into public.address(country_id,settlementpart,streetpart,externalid) values((select id from public.country where name_ru='&quot;;[.F45];&quot;'),'&quot;;[.G45];&quot;','&quot; ;[.H45];&quot;',&quot;;REPLACE([.A45];1;9;&quot;&quot;);&quot;);&quot;)" office:value-type="string" office:string-value="insert into public.address(country_id,settlementpart,streetpart,externalid) values((select id from public.country where name_ru='Турция'),'Кемер','Yeni Mahalle Şehit Polis Cemal Ilgaz Cad., No:8',12095);" calcext:value-type="string">
            <text:p>insert into public.address(country_id,settlementpart,streetpart,externalid) values((select id from public.country where name_ru='Турция'),'Кемер','Yeni Mahalle Şehit Polis Cemal Ilgaz Cad., No:8',12095);</text:p>
          </table:table-cell>
          <table:table-cell/>
        </table:table-row>
        <table:table-row table:style-name="ro1">
          <table:table-cell office:value-type="string" calcext:value-type="string">
            <text:p>/hotel/al77515</text:p>
          </table:table-cell>
          <table:table-cell office:value-type="string" calcext:value-type="string">
            <text:p>Lake &amp; River Side Hotel &amp; Spa 5*</text:p>
          </table:table-cell>
          <table:table-cell office:value-type="string" calcext:value-type="string">
            <text:p>Турция, Средиземноморский регион, Сиде</text:p>
          </table:table-cell>
          <table:table-cell office:value-type="string" calcext:value-type="string">
            <text:p>Гостиничный комплекс, Пляжный, 3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Titreyen Gol Side Manavgat 07600 Antalya</text:p>
          </table:table-cell>
          <table:table-cell office:value-type="float" office:value="902427569040" calcext:value-type="float">
            <text:p>902427569040</text:p>
          </table:table-cell>
          <table:table-cell office:value-type="float" office:value="902427569707" calcext:value-type="float">
            <text:p>902427569707</text:p>
          </table:table-cell>
          <table:table-cell office:value-type="string" calcext:value-type="string">
            <text:p>www.lakeriverside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6];&quot;','&quot;;[.C46];&quot;','&quot;;[.I46];&quot;','&quot;;[.J46];&quot;','&quot;;[.K46];&quot;','','&quot;;[.D46];&quot;','&quot;;[.L46];&quot;','&quot;;[.M46];&quot;',&quot;;[.E46];&quot;,true,(select id from public.address where externalid=&quot;;REPLACE([.A46];1;9;&quot;&quot;);&quot;));&quot;)" office:value-type="string" office:string-value="insert into public.hotel(name, place, phone,fax,site,email,descr,vk,fb,stars,published,address_id) values('Lake &amp; River Side Hotel &amp; Spa 5*','Турция, Средиземноморский регион, Сиде','902427569040','902427569707','www.lakeriversidehotel.com','','Гостиничный комплекс, Пляжный, 3-я линия от моря, Загородный, рядом','','',5,true,(select id from public.address where externalid=77515));" calcext:value-type="string">
            <text:p>insert into public.hotel(name, place, phone,fax,site,email,descr,vk,fb,stars,published,address_id) values('Lake &amp; River Side Hotel &amp; Spa 5*','Турция, Средиземноморский регион, Сиде','902427569040','902427569707','www.lakeriversidehotel.com','','Гостиничный комплекс, Пляжный, 3-я линия от моря, Загородный, рядом','','',5,true,(select id from public.address where externalid=77515));</text:p>
          </table:table-cell>
          <table:table-cell table:formula="of:=CONCATENATE(&quot;(select id from hotel where externalid=&quot;;REPLACE([.A46];1;9;&quot;&quot;);&quot;)&quot;)" office:value-type="string" office:string-value="(select id from hotel where externalid=77515)" calcext:value-type="string">
            <text:p>(select id from hotel where externalid=77515)</text:p>
          </table:table-cell>
          <table:table-cell table:formula="of:=CONCATENATE(&quot;insert into public.address(country_id,settlementpart,streetpart,externalid) values((select id from public.country where name_ru='&quot;;[.F46];&quot;'),'&quot;;[.G46];&quot;','&quot; ;[.H46];&quot;',&quot;;REPLACE([.A46];1;9;&quot;&quot;);&quot;);&quot;)" office:value-type="string" office:string-value="insert into public.address(country_id,settlementpart,streetpart,externalid) values((select id from public.country where name_ru='Турция'),'Сиде','Titreyen Gol Side Manavgat 07600 Antalya',77515);" calcext:value-type="string">
            <text:p>insert into public.address(country_id,settlementpart,streetpart,externalid) values((select id from public.country where name_ru='Турция'),'Сиде','Titreyen Gol Side Manavgat 07600 Antalya',77515);</text:p>
          </table:table-cell>
          <table:table-cell/>
        </table:table-row>
        <table:table-row table:style-name="ro1">
          <table:table-cell office:value-type="string" calcext:value-type="string">
            <text:p>/hotel/al24966</text:p>
          </table:table-cell>
          <table:table-cell office:value-type="string" calcext:value-type="string">
            <text:p>Long Beach Resort Hotel &amp; Spa 5*</text:p>
          </table:table-cell>
          <table:table-cell office:value-type="string" calcext:value-type="string">
            <text:p>Турция, Средиземноморский регион, Аланья, Инджекум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Türkler Kasabası Kargı Çayı Mevkii Türkler-Alanya-Türkiye</text:p>
          </table:table-cell>
          <table:table-cell office:value-type="float" office:value="902425341010" calcext:value-type="float">
            <text:p>902425341010</text:p>
          </table:table-cell>
          <table:table-cell office:value-type="float" office:value="902425341023" calcext:value-type="float">
            <text:p>902425341023</text:p>
          </table:table-cell>
          <table:table-cell office:value-type="string" calcext:value-type="string">
            <text:p>www.longbeach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];&quot;','&quot;;[.C47];&quot;','&quot;;[.I47];&quot;','&quot;;[.J47];&quot;','&quot;;[.K47];&quot;','','&quot;;[.D47];&quot;','&quot;;[.L47];&quot;','&quot;;[.M47];&quot;',&quot;;[.E47];&quot;,true,(select id from public.address where externalid=&quot;;REPLACE([.A47];1;9;&quot;&quot;);&quot;));&quot;)" office:value-type="string" office:string-value="insert into public.hotel(name, place, phone,fax,site,email,descr,vk,fb,stars,published,address_id) values('Long Beach Resort Hotel &amp; Spa 5*','Турция, Средиземноморский регион, Аланья, Инджекум','902425341010','902425341023','www.longbeach.com.tr','','Гостиница, Загородный, рядом, Пляжный, через дорогу','','',5,true,(select id from public.address where externalid=24966));" calcext:value-type="string">
            <text:p>insert into public.hotel(name, place, phone,fax,site,email,descr,vk,fb,stars,published,address_id) values('Long Beach Resort Hotel &amp; Spa 5*','Турция, Средиземноморский регион, Аланья, Инджекум','902425341010','902425341023','www.longbeach.com.tr','','Гостиница, Загородный, рядом, Пляжный, через дорогу','','',5,true,(select id from public.address where externalid=24966));</text:p>
          </table:table-cell>
          <table:table-cell table:formula="of:=CONCATENATE(&quot;(select id from hotel where externalid=&quot;;REPLACE([.A47];1;9;&quot;&quot;);&quot;)&quot;)" office:value-type="string" office:string-value="(select id from hotel where externalid=24966)" calcext:value-type="string">
            <text:p>(select id from hotel where externalid=24966)</text:p>
          </table:table-cell>
          <table:table-cell table:formula="of:=CONCATENATE(&quot;insert into public.address(country_id,settlementpart,streetpart,externalid) values((select id from public.country where name_ru='&quot;;[.F47];&quot;'),'&quot;;[.G47];&quot;','&quot; ;[.H47];&quot;',&quot;;REPLACE([.A47];1;9;&quot;&quot;);&quot;);&quot;)" office:value-type="string" office:string-value="insert into public.address(country_id,settlementpart,streetpart,externalid) values((select id from public.country where name_ru='Турция'),'Аланья','Türkler Kasabası Kargı Çayı Mevkii Türkler-Alanya-Türkiye',24966);" calcext:value-type="string">
            <text:p>insert into public.address(country_id,settlementpart,streetpart,externalid) values((select id from public.country where name_ru='Турция'),'Аланья','Türkler Kasabası Kargı Çayı Mevkii Türkler-Alanya-Türkiye',24966);</text:p>
          </table:table-cell>
          <table:table-cell/>
        </table:table-row>
        <table:table-row table:style-name="ro1">
          <table:table-cell office:value-type="string" calcext:value-type="string">
            <text:p>/hotel/al2507</text:p>
          </table:table-cell>
          <table:table-cell office:value-type="string" calcext:value-type="string">
            <text:p>Ozkaymak Kemer Marina 5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Городской, близко к центру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emer - Antalya / TURKIYE</text:p>
          </table:table-cell>
          <table:table-cell table:style-name="ce1" office:value-type="string" calcext:value-type="string">
            <text:p>+ 902428145355</text:p>
          </table:table-cell>
          <table:table-cell table:style-name="ce1" office:value-type="string" calcext:value-type="string">
            <text:p>+ 902428145365</text:p>
          </table:table-cell>
          <table:table-cell office:value-type="string" calcext:value-type="string">
            <text:p>www.ozkaymak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8];&quot;','&quot;;[.C48];&quot;','&quot;;[.I48];&quot;','&quot;;[.J48];&quot;','&quot;;[.K48];&quot;','','&quot;;[.D48];&quot;','&quot;;[.L48];&quot;','&quot;;[.M48];&quot;',&quot;;[.E48];&quot;,true,(select id from public.address where externalid=&quot;;REPLACE([.A48];1;9;&quot;&quot;);&quot;));&quot;)" office:value-type="string" office:string-value="insert into public.hotel(name, place, phone,fax,site,email,descr,vk,fb,stars,published,address_id) values('Ozkaymak Kemer Marina 5*','Турция, Средиземноморский регион, Кемер, Кемер - центр','+ 902428145355','+ 902428145365','www.ozkaymakotels.com.tr','','Гостиница, Городской, близко к центру, Пляжный, через дорогу','','',5,true,(select id from public.address where externalid=2507));" calcext:value-type="string">
            <text:p>insert into public.hotel(name, place, phone,fax,site,email,descr,vk,fb,stars,published,address_id) values('Ozkaymak Kemer Marina 5*','Турция, Средиземноморский регион, Кемер, Кемер - центр','+ 902428145355','+ 902428145365','www.ozkaymakotels.com.tr','','Гостиница, Городской, близко к центру, Пляжный, через дорогу','','',5,true,(select id from public.address where externalid=2507));</text:p>
          </table:table-cell>
          <table:table-cell table:formula="of:=CONCATENATE(&quot;(select id from hotel where externalid=&quot;;REPLACE([.A48];1;9;&quot;&quot;);&quot;)&quot;)" office:value-type="string" office:string-value="(select id from hotel where externalid=2507)" calcext:value-type="string">
            <text:p>(select id from hotel where externalid=2507)</text:p>
          </table:table-cell>
          <table:table-cell table:formula="of:=CONCATENATE(&quot;insert into public.address(country_id,settlementpart,streetpart,externalid) values((select id from public.country where name_ru='&quot;;[.F48];&quot;'),'&quot;;[.G48];&quot;','&quot; ;[.H48];&quot;',&quot;;REPLACE([.A48];1;9;&quot;&quot;);&quot;);&quot;)" office:value-type="string" office:string-value="insert into public.address(country_id,settlementpart,streetpart,externalid) values((select id from public.country where name_ru='Турция'),'Кемер','Kemer - Antalya / TURKIYE',2507);" calcext:value-type="string">
            <text:p>insert into public.address(country_id,settlementpart,streetpart,externalid) values((select id from public.country where name_ru='Турция'),'Кемер','Kemer - Antalya / TURKIYE',2507);</text:p>
          </table:table-cell>
          <table:table-cell/>
        </table:table-row>
        <table:table-row table:style-name="ro1">
          <table:table-cell office:value-type="string" calcext:value-type="string">
            <text:p>/hotel/al5239</text:p>
          </table:table-cell>
          <table:table-cell office:value-type="string" calcext:value-type="string">
            <text:p>Nubian Village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СПА-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Sharm El Sheikh, South Sinai, Egypt</text:p>
          </table:table-cell>
          <table:table-cell office:value-type="string" calcext:value-type="string">
            <text:p>+2 (069) 3710 200</text:p>
          </table:table-cell>
          <table:table-cell office:value-type="string" calcext:value-type="string">
            <text:p>+20 100 114 7000</text:p>
          </table:table-cell>
          <table:table-cell office:value-type="string" calcext:value-type="string">
            <text:p>www.nubian-villag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9];&quot;','&quot;;[.C49];&quot;','&quot;;[.I49];&quot;','&quot;;[.J49];&quot;','&quot;;[.K49];&quot;','','&quot;;[.D49];&quot;','&quot;;[.L49];&quot;','&quot;;[.M49];&quot;',&quot;;[.E49];&quot;,true,(select id from public.address where externalid=&quot;;REPLACE([.A49];1;9;&quot;&quot;);&quot;));&quot;)" office:value-type="string" office:string-value="insert into public.hotel(name, place, phone,fax,site,email,descr,vk,fb,stars,published,address_id) values('Nubian Village 5*','Египет, Мухафаза Южный Синай, Шарм-Эль-Шейх, Набк Бей','+2 (069) 3710 200','+20 100 114 7000','www.nubian-village.com','','СПА-отель, Пляжный, 1-я линия от моря','','',5,true,(select id from public.address where externalid=5239));" calcext:value-type="string">
            <text:p>insert into public.hotel(name, place, phone,fax,site,email,descr,vk,fb,stars,published,address_id) values('Nubian Village 5*','Египет, Мухафаза Южный Синай, Шарм-Эль-Шейх, Набк Бей','+2 (069) 3710 200','+20 100 114 7000','www.nubian-village.com','','СПА-отель, Пляжный, 1-я линия от моря','','',5,true,(select id from public.address where externalid=5239));</text:p>
          </table:table-cell>
          <table:table-cell table:formula="of:=CONCATENATE(&quot;(select id from hotel where externalid=&quot;;REPLACE([.A49];1;9;&quot;&quot;);&quot;)&quot;)" office:value-type="string" office:string-value="(select id from hotel where externalid=5239)" calcext:value-type="string">
            <text:p>(select id from hotel where externalid=5239)</text:p>
          </table:table-cell>
          <table:table-cell table:formula="of:=CONCATENATE(&quot;insert into public.address(country_id,settlementpart,streetpart,externalid) values((select id from public.country where name_ru='&quot;;[.F49];&quot;'),'&quot;;[.G49];&quot;','&quot; ;[.H49];&quot;',&quot;;REPLACE([.A49];1;9;&quot;&quot;);&quot;);&quot;)" office:value-type="string" office:string-value="insert into public.address(country_id,settlementpart,streetpart,externalid) values((select id from public.country where name_ru='Египет'),'Шарм-Эль-Шейх','Nabq Bay, Sharm El Sheikh, South Sinai, Egypt',5239);" calcext:value-type="string">
            <text:p>insert into public.address(country_id,settlementpart,streetpart,externalid) values((select id from public.country where name_ru='Египет'),'Шарм-Эль-Шейх','Nabq Bay, Sharm El Sheikh, South Sinai, Egypt',5239);</text:p>
          </table:table-cell>
          <table:table-cell/>
        </table:table-row>
        <table:table-row table:style-name="ro1">
          <table:table-cell office:value-type="string" calcext:value-type="string">
            <text:p>/hotel/al136675</text:p>
          </table:table-cell>
          <table:table-cell office:value-type="string" calcext:value-type="string">
            <text:p>Port Nature Luxury Resort Hotel &amp; Spa 5*</text:p>
          </table:table-cell>
          <table:table-cell office:value-type="string" calcext:value-type="string">
            <text:p>Турция, Средиземноморский регион, Белек, Богазкент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Bogazkent Mehallesi 38.Sokak No:4 Bogazkent / ANTALYA / TURKEY</text:p>
          </table:table-cell>
          <table:table-cell office:value-type="string" calcext:value-type="string">
            <text:p>+90 (242) 731 07 07</text:p>
          </table:table-cell>
          <table:table-cell office:value-type="string" calcext:value-type="string">
            <text:p>+90 (242) 731 11 77</text:p>
          </table:table-cell>
          <table:table-cell office:value-type="string" calcext:value-type="string">
            <text:p>portnature.com.tr</text:p>
          </table:table-cell>
          <table:table-cell office:value-type="string" calcext:value-type="string">
            <text:p>https://vk.com/id307638660</text:p>
          </table:table-cell>
          <table:table-cell office:value-type="string" calcext:value-type="string">
            <text:p>https://www.facebook.com/portnature</text:p>
          </table:table-cell>
          <table:table-cell table:formula="of:=CONCATENATE(&quot;insert into public.hotel(name, place, phone,fax,site,email,descr,vk,fb,stars,published,address_id) values('&quot;;[.B50];&quot;','&quot;;[.C50];&quot;','&quot;;[.I50];&quot;','&quot;;[.J50];&quot;','&quot;;[.K50];&quot;','','&quot;;[.D50];&quot;','&quot;;[.L50];&quot;','&quot;;[.M50];&quot;',&quot;;[.E50];&quot;,true,(select id from public.address where externalid=&quot;;REPLACE([.A50];1;9;&quot;&quot;);&quot;));&quot;)" office:value-type="string" office:string-value="insert into public.hotel(name, place, phone,fax,site,email,descr,vk,fb,stars,published,address_id) values('Port Nature Luxury Resort Hotel &amp; Spa 5*','Турция, Средиземноморский регион, Белек, Богазкент','+90 (242) 731 07 07','+90 (242) 731 11 77','portnature.com.tr','','Гостиница, Пляжный, 1-я линия от моря','https://vk.com/id307638660','https://www.facebook.com/portnature',5,true,(select id from public.address where externalid=136675));" calcext:value-type="string">
            <text:p>insert into public.hotel(name, place, phone,fax,site,email,descr,vk,fb,stars,published,address_id) values('Port Nature Luxury Resort Hotel &amp; Spa 5*','Турция, Средиземноморский регион, Белек, Богазкент','+90 (242) 731 07 07','+90 (242) 731 11 77','portnature.com.tr','','Гостиница, Пляжный, 1-я линия от моря','https://vk.com/id307638660','https://www.facebook.com/portnature',5,true,(select id from public.address where externalid=136675));</text:p>
          </table:table-cell>
          <table:table-cell table:formula="of:=CONCATENATE(&quot;(select id from hotel where externalid=&quot;;REPLACE([.A50];1;9;&quot;&quot;);&quot;)&quot;)" office:value-type="string" office:string-value="(select id from hotel where externalid=136675)" calcext:value-type="string">
            <text:p>(select id from hotel where externalid=136675)</text:p>
          </table:table-cell>
          <table:table-cell table:formula="of:=CONCATENATE(&quot;insert into public.address(country_id,settlementpart,streetpart,externalid) values((select id from public.country where name_ru='&quot;;[.F50];&quot;'),'&quot;;[.G50];&quot;','&quot; ;[.H50];&quot;',&quot;;REPLACE([.A50];1;9;&quot;&quot;);&quot;);&quot;)" office:value-type="string" office:string-value="insert into public.address(country_id,settlementpart,streetpart,externalid) values((select id from public.country where name_ru='Турция'),'Белек','Bogazkent Mehallesi 38.Sokak No:4 Bogazkent / ANTALYA / TURKEY',136675);" calcext:value-type="string">
            <text:p>insert into public.address(country_id,settlementpart,streetpart,externalid) values((select id from public.country where name_ru='Турция'),'Белек','Bogazkent Mehallesi 38.Sokak No:4 Bogazkent / ANTALYA / TURKEY',136675);</text:p>
          </table:table-cell>
          <table:table-cell/>
        </table:table-row>
        <table:table-row table:style-name="ro1">
          <table:table-cell office:value-type="string" calcext:value-type="string">
            <text:p>/hotel/al32923</text:p>
          </table:table-cell>
          <table:table-cell office:value-type="string" calcext:value-type="string">
            <text:p>The Grand Hotel Sharm El Sheikh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El-fanar Street, Ras Um El-sid, Sharm El Sheikh, South Sinai</text:p>
          </table:table-cell>
          <table:table-cell office:value-type="float" office:value="20693666200" calcext:value-type="float">
            <text:p>20693666200</text:p>
          </table:table-cell>
          <table:table-cell office:value-type="float" office:value="20693666225" calcext:value-type="float">
            <text:p>20693666225</text:p>
          </table:table-cell>
          <table:table-cell office:value-type="string" calcext:value-type="string">
            <text:p>www.redseahotels.com</text:p>
          </table:table-cell>
          <table:table-cell/>
          <table:table-cell office:value-type="string" calcext:value-type="string">
            <text:p>https://www.facebook.com/groups/576222145771480/</text:p>
          </table:table-cell>
          <table:table-cell table:formula="of:=CONCATENATE(&quot;insert into public.hotel(name, place, phone,fax,site,email,descr,vk,fb,stars,published,address_id) values('&quot;;[.B51];&quot;','&quot;;[.C51];&quot;','&quot;;[.I51];&quot;','&quot;;[.J51];&quot;','&quot;;[.K51];&quot;','','&quot;;[.D51];&quot;','&quot;;[.L51];&quot;','&quot;;[.M51];&quot;',&quot;;[.E51];&quot;,true,(select id from public.address where externalid=&quot;;REPLACE([.A51];1;9;&quot;&quot;);&quot;));&quot;)" office:value-type="string" office:string-value="insert into public.hotel(name, place, phone,fax,site,email,descr,vk,fb,stars,published,address_id) values('The Grand Hotel Sharm El Sheikh 5*','Египет, Мухафаза Южный Синай, Шарм-Эль-Шейх','20693666200','20693666225','www.redseahotels.com','','Гостиничный комплекс, Пляжный, 1-я линия от моря','','https://www.facebook.com/groups/576222145771480/',5,true,(select id from public.address where externalid=32923));" calcext:value-type="string">
            <text:p>insert into public.hotel(name, place, phone,fax,site,email,descr,vk,fb,stars,published,address_id) values('The Grand Hotel Sharm El Sheikh 5*','Египет, Мухафаза Южный Синай, Шарм-Эль-Шейх','20693666200','20693666225','www.redseahotels.com','','Гостиничный комплекс, Пляжный, 1-я линия от моря','','https://www.facebook.com/groups/576222145771480/',5,true,(select id from public.address where externalid=32923));</text:p>
          </table:table-cell>
          <table:table-cell table:formula="of:=CONCATENATE(&quot;(select id from hotel where externalid=&quot;;REPLACE([.A51];1;9;&quot;&quot;);&quot;)&quot;)" office:value-type="string" office:string-value="(select id from hotel where externalid=32923)" calcext:value-type="string">
            <text:p>(select id from hotel where externalid=32923)</text:p>
          </table:table-cell>
          <table:table-cell table:formula="of:=CONCATENATE(&quot;insert into public.address(country_id,settlementpart,streetpart,externalid) values((select id from public.country where name_ru='&quot;;[.F51];&quot;'),'&quot;;[.G51];&quot;','&quot; ;[.H51];&quot;',&quot;;REPLACE([.A51];1;9;&quot;&quot;);&quot;);&quot;)" office:value-type="string" office:string-value="insert into public.address(country_id,settlementpart,streetpart,externalid) values((select id from public.country where name_ru='Египет'),'Шарм-Эль-Шейх','El-fanar Street, Ras Um El-sid, Sharm El Sheikh, South Sinai',32923);" calcext:value-type="string">
            <text:p>insert into public.address(country_id,settlementpart,streetpart,externalid) values((select id from public.country where name_ru='Египет'),'Шарм-Эль-Шейх','El-fanar Street, Ras Um El-sid, Sharm El Sheikh, South Sinai',32923);</text:p>
          </table:table-cell>
          <table:table-cell/>
        </table:table-row>
        <table:table-row table:style-name="ro1">
          <table:table-cell office:value-type="string" calcext:value-type="string">
            <text:p>/hotel/al30420</text:p>
          </table:table-cell>
          <table:table-cell office:value-type="string" calcext:value-type="string">
            <text:p>Caribbean World Soma Bay 5*</text:p>
          </table:table-cell>
          <table:table-cell office:value-type="string" calcext:value-type="string">
            <text:p>Египет, Мухафаза Красное Море, Сома-Бей</text:p>
          </table:table-cell>
          <table:table-cell office:value-type="string" calcext:value-type="string">
            <text:p>Частный 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Сома-Бей</text:p>
          </table:table-cell>
          <table:table-cell office:value-type="string" calcext:value-type="string">
            <text:p>Km 49, Hurghada Safaga Road, Hurghada Red Sea, Egypt</text:p>
          </table:table-cell>
          <table:table-cell office:value-type="string" calcext:value-type="string">
            <text:p>+2065-326 0801</text:p>
          </table:table-cell>
          <table:table-cell office:value-type="string" calcext:value-type="string">
            <text:p>+2065-326 0800</text:p>
          </table:table-cell>
          <table:table-cell office:value-type="string" calcext:value-type="string">
            <text:p>www.caribbeanworldresorts.com</text:p>
          </table:table-cell>
          <table:table-cell office:value-type="string" calcext:value-type="string">
            <text:p>https://vk.com/caribbeanworldresorts</text:p>
          </table:table-cell>
          <table:table-cell/>
          <table:table-cell table:formula="of:=CONCATENATE(&quot;insert into public.hotel(name, place, phone,fax,site,email,descr,vk,fb,stars,published,address_id) values('&quot;;[.B52];&quot;','&quot;;[.C52];&quot;','&quot;;[.I52];&quot;','&quot;;[.J52];&quot;','&quot;;[.K52];&quot;','','&quot;;[.D52];&quot;','&quot;;[.L52];&quot;','&quot;;[.M52];&quot;',&quot;;[.E52];&quot;,true,(select id from public.address where externalid=&quot;;REPLACE([.A52];1;9;&quot;&quot;);&quot;));&quot;)" office:value-type="string" office:string-value="insert into public.hotel(name, place, phone,fax,site,email,descr,vk,fb,stars,published,address_id) values('Caribbean World Soma Bay 5*','Египет, Мухафаза Красное Море, Сома-Бей','+2065-326 0801','+2065-326 0800','www.caribbeanworldresorts.com','','Частный отель, Пляжный, 1-я линия от моря','https://vk.com/caribbeanworldresorts','',5,true,(select id from public.address where externalid=30420));" calcext:value-type="string">
            <text:p>insert into public.hotel(name, place, phone,fax,site,email,descr,vk,fb,stars,published,address_id) values('Caribbean World Soma Bay 5*','Египет, Мухафаза Красное Море, Сома-Бей','+2065-326 0801','+2065-326 0800','www.caribbeanworldresorts.com','','Частный отель, Пляжный, 1-я линия от моря','https://vk.com/caribbeanworldresorts','',5,true,(select id from public.address where externalid=30420));</text:p>
          </table:table-cell>
          <table:table-cell table:formula="of:=CONCATENATE(&quot;(select id from hotel where externalid=&quot;;REPLACE([.A52];1;9;&quot;&quot;);&quot;)&quot;)" office:value-type="string" office:string-value="(select id from hotel where externalid=30420)" calcext:value-type="string">
            <text:p>(select id from hotel where externalid=30420)</text:p>
          </table:table-cell>
          <table:table-cell table:formula="of:=CONCATENATE(&quot;insert into public.address(country_id,settlementpart,streetpart,externalid) values((select id from public.country where name_ru='&quot;;[.F52];&quot;'),'&quot;;[.G52];&quot;','&quot; ;[.H52];&quot;',&quot;;REPLACE([.A52];1;9;&quot;&quot;);&quot;);&quot;)" office:value-type="string" office:string-value="insert into public.address(country_id,settlementpart,streetpart,externalid) values((select id from public.country where name_ru='Египет'),'Сома-Бей','Km 49, Hurghada Safaga Road, Hurghada Red Sea, Egypt',30420);" calcext:value-type="string">
            <text:p>insert into public.address(country_id,settlementpart,streetpart,externalid) values((select id from public.country where name_ru='Египет'),'Сома-Бей','Km 49, Hurghada Safaga Road, Hurghada Red Sea, Egypt',30420);</text:p>
          </table:table-cell>
          <table:table-cell/>
        </table:table-row>
        <table:table-row table:style-name="ro1">
          <table:table-cell office:value-type="string" calcext:value-type="string">
            <text:p>/hotel/al25310</text:p>
          </table:table-cell>
          <table:table-cell office:value-type="string" calcext:value-type="string">
            <text:p>Regency Plaza Aqua Park &amp; Spa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Sharm El Sheikh South Sinai Egypt</text:p>
          </table:table-cell>
          <table:table-cell office:value-type="float" office:value="20693710290" calcext:value-type="float">
            <text:p>20693710290</text:p>
          </table:table-cell>
          <table:table-cell office:value-type="string" calcext:value-type="string">
            <text:p>+20693710 2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53];&quot;','&quot;;[.C53];&quot;','&quot;;[.I53];&quot;','&quot;;[.J53];&quot;','&quot;;[.K53];&quot;','','&quot;;[.D53];&quot;','&quot;;[.L53];&quot;','&quot;;[.M53];&quot;',&quot;;[.E53];&quot;,true,(select id from public.address where externalid=&quot;;REPLACE([.A53];1;9;&quot;&quot;);&quot;));&quot;)" office:value-type="string" office:string-value="insert into public.hotel(name, place, phone,fax,site,email,descr,vk,fb,stars,published,address_id) values('Regency Plaza Aqua Park &amp; Spa 5*','Египет, Мухафаза Южный Синай, Шарм-Эль-Шейх, Набк Бей','20693710290','+20693710 2','','','Гостиничный комплекс, Пляжный, 1-я линия от моря','','',5,true,(select id from public.address where externalid=25310));" calcext:value-type="string">
            <text:p>insert into public.hotel(name, place, phone,fax,site,email,descr,vk,fb,stars,published,address_id) values('Regency Plaza Aqua Park &amp; Spa 5*','Египет, Мухафаза Южный Синай, Шарм-Эль-Шейх, Набк Бей','20693710290','+20693710 2','','','Гостиничный комплекс, Пляжный, 1-я линия от моря','','',5,true,(select id from public.address where externalid=25310));</text:p>
          </table:table-cell>
          <table:table-cell table:formula="of:=CONCATENATE(&quot;(select id from hotel where externalid=&quot;;REPLACE([.A53];1;9;&quot;&quot;);&quot;)&quot;)" office:value-type="string" office:string-value="(select id from hotel where externalid=25310)" calcext:value-type="string">
            <text:p>(select id from hotel where externalid=25310)</text:p>
          </table:table-cell>
          <table:table-cell table:formula="of:=CONCATENATE(&quot;insert into public.address(country_id,settlementpart,streetpart,externalid) values((select id from public.country where name_ru='&quot;;[.F53];&quot;'),'&quot;;[.G53];&quot;','&quot; ;[.H53];&quot;',&quot;;REPLACE([.A53];1;9;&quot;&quot;);&quot;);&quot;)" office:value-type="string" office:string-value="insert into public.address(country_id,settlementpart,streetpart,externalid) values((select id from public.country where name_ru='Египет'),'Шарм-Эль-Шейх','Nabq bay, Sharm El Sheikh South Sinai Egypt',25310);" calcext:value-type="string">
            <text:p>insert into public.address(country_id,settlementpart,streetpart,externalid) values((select id from public.country where name_ru='Египет'),'Шарм-Эль-Шейх','Nabq bay, Sharm El Sheikh South Sinai Egypt',25310);</text:p>
          </table:table-cell>
          <table:table-cell/>
        </table:table-row>
        <table:table-row table:style-name="ro1">
          <table:table-cell office:value-type="string" calcext:value-type="string">
            <text:p>/hotel/al32921</text:p>
          </table:table-cell>
          <table:table-cell office:value-type="string" calcext:value-type="string">
            <text:p>Starlight Resort Hotel 5*</text:p>
          </table:table-cell>
          <table:table-cell office:value-type="string" calcext:value-type="string">
            <text:p>Турция, Средиземноморский регион, Сиде, Кызылагач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Kizilagac, Side Manavgat, Antalya/Turkey</text:p>
          </table:table-cell>
          <table:table-cell office:value-type="string" calcext:value-type="string">
            <text:p>(242) 748 80 00</text:p>
          </table:table-cell>
          <table:table-cell office:value-type="string" calcext:value-type="string">
            <text:p>(242) 748 80 50</text:p>
          </table:table-cell>
          <table:table-cell office:value-type="string" calcext:value-type="string">
            <text:p>www.starlight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54];&quot;','&quot;;[.C54];&quot;','&quot;;[.I54];&quot;','&quot;;[.J54];&quot;','&quot;;[.K54];&quot;','','&quot;;[.D54];&quot;','&quot;;[.L54];&quot;','&quot;;[.M54];&quot;',&quot;;[.E54];&quot;,true,(select id from public.address where externalid=&quot;;REPLACE([.A54];1;9;&quot;&quot;);&quot;));&quot;)" office:value-type="string" office:string-value="insert into public.hotel(name, place, phone,fax,site,email,descr,vk,fb,stars,published,address_id) values('Starlight Resort Hotel 5*','Турция, Средиземноморский регион, Сиде, Кызылагач','(242) 748 80 00','(242) 748 80 50','www.starlight.com.tr','','Гостиница, Пляжный, 1-я линия от моря, Загородный, рядом','','',5,true,(select id from public.address where externalid=32921));" calcext:value-type="string">
            <text:p>insert into public.hotel(name, place, phone,fax,site,email,descr,vk,fb,stars,published,address_id) values('Starlight Resort Hotel 5*','Турция, Средиземноморский регион, Сиде, Кызылагач','(242) 748 80 00','(242) 748 80 50','www.starlight.com.tr','','Гостиница, Пляжный, 1-я линия от моря, Загородный, рядом','','',5,true,(select id from public.address where externalid=32921));</text:p>
          </table:table-cell>
          <table:table-cell table:formula="of:=CONCATENATE(&quot;(select id from hotel where externalid=&quot;;REPLACE([.A54];1;9;&quot;&quot;);&quot;)&quot;)" office:value-type="string" office:string-value="(select id from hotel where externalid=32921)" calcext:value-type="string">
            <text:p>(select id from hotel where externalid=32921)</text:p>
          </table:table-cell>
          <table:table-cell table:formula="of:=CONCATENATE(&quot;insert into public.address(country_id,settlementpart,streetpart,externalid) values((select id from public.country where name_ru='&quot;;[.F54];&quot;'),'&quot;;[.G54];&quot;','&quot; ;[.H54];&quot;',&quot;;REPLACE([.A54];1;9;&quot;&quot;);&quot;);&quot;)" office:value-type="string" office:string-value="insert into public.address(country_id,settlementpart,streetpart,externalid) values((select id from public.country where name_ru='Турция'),'Сиде','Kizilagac, Side Manavgat, Antalya/Turkey',32921);" calcext:value-type="string">
            <text:p>insert into public.address(country_id,settlementpart,streetpart,externalid) values((select id from public.country where name_ru='Турция'),'Сиде','Kizilagac, Side Manavgat, Antalya/Turkey',32921);</text:p>
          </table:table-cell>
          <table:table-cell/>
        </table:table-row>
        <table:table-row table:style-name="ro1">
          <table:table-cell office:value-type="string" calcext:value-type="string">
            <text:p>/hotel/al5181</text:p>
          </table:table-cell>
          <table:table-cell office:value-type="string" calcext:value-type="string">
            <text:p>Tia Heights Makadi Bay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P.O Box 321, South Hurghada, Safaga Road, Red Sea, Egypt</text:p>
          </table:table-cell>
          <table:table-cell office:value-type="string" calcext:value-type="string">
            <text:p>+20 (65) 3590 590</text:p>
          </table:table-cell>
          <table:table-cell office:value-type="string" calcext:value-type="string">
            <text:p>+20 (65) 3590 595</text:p>
          </table:table-cell>
          <table:table-cell office:value-type="string" calcext:value-type="string">
            <text:p>www.tiaheigh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55];&quot;','&quot;;[.C55];&quot;','&quot;;[.I55];&quot;','&quot;;[.J55];&quot;','&quot;;[.K55];&quot;','','&quot;;[.D55];&quot;','&quot;;[.L55];&quot;','&quot;;[.M55];&quot;',&quot;;[.E55];&quot;,true,(select id from public.address where externalid=&quot;;REPLACE([.A55];1;9;&quot;&quot;);&quot;));&quot;)" office:value-type="string" office:string-value="insert into public.hotel(name, place, phone,fax,site,email,descr,vk,fb,stars,published,address_id) values('Tia Heights Makadi Bay 5*','Египет, Мухафаза Красное Море, Макади Бэй','+20 (65) 3590 590','+20 (65) 3590 595','www.tiaheights.com','','Гостиница, Пляжный, 1-я линия от моря','','',5,true,(select id from public.address where externalid=5181));" calcext:value-type="string">
            <text:p>insert into public.hotel(name, place, phone,fax,site,email,descr,vk,fb,stars,published,address_id) values('Tia Heights Makadi Bay 5*','Египет, Мухафаза Красное Море, Макади Бэй','+20 (65) 3590 590','+20 (65) 3590 595','www.tiaheights.com','','Гостиница, Пляжный, 1-я линия от моря','','',5,true,(select id from public.address where externalid=5181));</text:p>
          </table:table-cell>
          <table:table-cell table:formula="of:=CONCATENATE(&quot;(select id from hotel where externalid=&quot;;REPLACE([.A55];1;9;&quot;&quot;);&quot;)&quot;)" office:value-type="string" office:string-value="(select id from hotel where externalid=5181)" calcext:value-type="string">
            <text:p>(select id from hotel where externalid=5181)</text:p>
          </table:table-cell>
          <table:table-cell table:formula="of:=CONCATENATE(&quot;insert into public.address(country_id,settlementpart,streetpart,externalid) values((select id from public.country where name_ru='&quot;;[.F55];&quot;'),'&quot;;[.G55];&quot;','&quot; ;[.H55];&quot;',&quot;;REPLACE([.A55];1;9;&quot;&quot;);&quot;);&quot;)" office:value-type="string" office:string-value="insert into public.address(country_id,settlementpart,streetpart,externalid) values((select id from public.country where name_ru='Египет'),'Макади Бэй','P.O Box 321, South Hurghada, Safaga Road, Red Sea, Egypt',5181);" calcext:value-type="string">
            <text:p>insert into public.address(country_id,settlementpart,streetpart,externalid) values((select id from public.country where name_ru='Египет'),'Макади Бэй','P.O Box 321, South Hurghada, Safaga Road, Red Sea, Egypt',5181);</text:p>
          </table:table-cell>
          <table:table-cell/>
        </table:table-row>
        <table:table-row table:style-name="ro1">
          <table:table-cell office:value-type="string" calcext:value-type="string">
            <text:p>/hotel/al11999</text:p>
          </table:table-cell>
          <table:table-cell office:value-type="string" calcext:value-type="string">
            <text:p>Jacaranda Club &amp; Resort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Belek - Serik - ANTALYA / TURKIYE</text:p>
          </table:table-cell>
          <table:table-cell office:value-type="string" calcext:value-type="string">
            <text:p>+90 242 725 42 01</text:p>
          </table:table-cell>
          <table:table-cell office:value-type="string" calcext:value-type="string">
            <text:p>+90 242 725 44 30</text:p>
          </table:table-cell>
          <table:table-cell office:value-type="string" calcext:value-type="string">
            <text:p>www.jacarandabelek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56];&quot;','&quot;;[.C56];&quot;','&quot;;[.I56];&quot;','&quot;;[.J56];&quot;','&quot;;[.K56];&quot;','','&quot;;[.D56];&quot;','&quot;;[.L56];&quot;','&quot;;[.M56];&quot;',&quot;;[.E56];&quot;,true,(select id from public.address where externalid=&quot;;REPLACE([.A56];1;9;&quot;&quot;);&quot;));&quot;)" office:value-type="string" office:string-value="insert into public.hotel(name, place, phone,fax,site,email,descr,vk,fb,stars,published,address_id) values('Jacaranda Club &amp; Resort 5*','Турция, Средиземноморский регион, Белек','+90 242 725 42 01','+90 242 725 44 30','www.jacarandabelek.com','','Гостиничный комплекс, Пляжный, 1-я линия от моря, Загородный, близко','','',5,true,(select id from public.address where externalid=11999));" calcext:value-type="string">
            <text:p>insert into public.hotel(name, place, phone,fax,site,email,descr,vk,fb,stars,published,address_id) values('Jacaranda Club &amp; Resort 5*','Турция, Средиземноморский регион, Белек','+90 242 725 42 01','+90 242 725 44 30','www.jacarandabelek.com','','Гостиничный комплекс, Пляжный, 1-я линия от моря, Загородный, близко','','',5,true,(select id from public.address where externalid=11999));</text:p>
          </table:table-cell>
          <table:table-cell table:formula="of:=CONCATENATE(&quot;(select id from hotel where externalid=&quot;;REPLACE([.A56];1;9;&quot;&quot;);&quot;)&quot;)" office:value-type="string" office:string-value="(select id from hotel where externalid=11999)" calcext:value-type="string">
            <text:p>(select id from hotel where externalid=11999)</text:p>
          </table:table-cell>
          <table:table-cell table:formula="of:=CONCATENATE(&quot;insert into public.address(country_id,settlementpart,streetpart,externalid) values((select id from public.country where name_ru='&quot;;[.F56];&quot;'),'&quot;;[.G56];&quot;','&quot; ;[.H56];&quot;',&quot;;REPLACE([.A56];1;9;&quot;&quot;);&quot;);&quot;)" office:value-type="string" office:string-value="insert into public.address(country_id,settlementpart,streetpart,externalid) values((select id from public.country where name_ru='Турция'),'Белек','Belek - Serik - ANTALYA / TURKIYE',11999);" calcext:value-type="string">
            <text:p>insert into public.address(country_id,settlementpart,streetpart,externalid) values((select id from public.country where name_ru='Турция'),'Белек','Belek - Serik - ANTALYA / TURKIYE',11999);</text:p>
          </table:table-cell>
          <table:table-cell/>
        </table:table-row>
        <table:table-row table:style-name="ro2">
          <table:table-cell office:value-type="string" calcext:value-type="string">
            <text:p>/hotel/al11279</text:p>
          </table:table-cell>
          <table:table-cell office:value-type="string" calcext:value-type="string">
            <text:p><text:span text:style-name="T1">Queen'</text:span>'s Park Tekirova 5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9 Tekirova Kemer Antalya Turkey</text:p>
          </table:table-cell>
          <table:table-cell office:value-type="string" calcext:value-type="string">
            <text:p>+90 242 821 55 50</text:p>
          </table:table-cell>
          <table:table-cell office:value-type="string" calcext:value-type="string">
            <text:p>+90 242 821 55 56</text:p>
          </table:table-cell>
          <table:table-cell office:value-type="string" calcext:value-type="string">
            <text:p>www.queenspark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57];&quot;','&quot;;[.C57];&quot;','&quot;;[.I57];&quot;','&quot;;[.J57];&quot;','&quot;;[.K57];&quot;','','&quot;;[.D57];&quot;','&quot;;[.L57];&quot;','&quot;;[.M57];&quot;',&quot;;[.E57];&quot;,true,(select id from public.address where externalid=&quot;;REPLACE([.A57];1;9;&quot;&quot;);&quot;));&quot;)" office:value-type="string" office:string-value="insert into public.hotel(name, place, phone,fax,site,email,descr,vk,fb,stars,published,address_id) values('Queen''s Park Tekirova 5*','Турция, Средиземноморский регион, Кемер, Текирова','+90 242 821 55 50','+90 242 821 55 56','www.queensparkresort.com','','Гостиничный комплекс, Пляжный, 1-я линия от моря, Загородный, рядом','','',5,true,(select id from public.address where externalid=11279));" calcext:value-type="string">
            <text:p>insert into public.hotel(name, place, phone,fax,site,email,descr,vk,fb,stars,published,address_id) values('Queen''s Park Tekirova 5*','Турция, Средиземноморский регион, Кемер, Текирова','+90 242 821 55 50','+90 242 821 55 56','www.queensparkresort.com','','Гостиничный комплекс, Пляжный, 1-я линия от моря, Загородный, рядом','','',5,true,(select id from public.address where externalid=11279));</text:p>
          </table:table-cell>
          <table:table-cell table:formula="of:=CONCATENATE(&quot;(select id from hotel where externalid=&quot;;REPLACE([.A57];1;9;&quot;&quot;);&quot;)&quot;)" office:value-type="string" office:string-value="(select id from hotel where externalid=11279)" calcext:value-type="string">
            <text:p>(select id from hotel where externalid=11279)</text:p>
          </table:table-cell>
          <table:table-cell table:formula="of:=CONCATENATE(&quot;insert into public.address(country_id,settlementpart,streetpart,externalid) values((select id from public.country where name_ru='&quot;;[.F57];&quot;'),'&quot;;[.G57];&quot;','&quot; ;[.H57];&quot;',&quot;;REPLACE([.A57];1;9;&quot;&quot;);&quot;);&quot;)" office:value-type="string" office:string-value="insert into public.address(country_id,settlementpart,streetpart,externalid) values((select id from public.country where name_ru='Турция'),'Кемер','9 Tekirova Kemer Antalya Turkey',11279);" calcext:value-type="string">
            <text:p>insert into public.address(country_id,settlementpart,streetpart,externalid) values((select id from public.country where name_ru='Турция'),'Кемер','9 Tekirova Kemer Antalya Turkey',11279);</text:p>
          </table:table-cell>
          <table:table-cell/>
        </table:table-row>
        <table:table-row table:style-name="ro1">
          <table:table-cell office:value-type="string" calcext:value-type="string">
            <text:p>/hotel/al229</text:p>
          </table:table-cell>
          <table:table-cell office:value-type="string" calcext:value-type="string">
            <text:p>Royal Grand Sharm 5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Om el Seid Hill Sharm el Sheikh Egypt</text:p>
          </table:table-cell>
          <table:table-cell office:value-type="string" calcext:value-type="string">
            <text:p>+ 20 - 69 - 366 38 00</text:p>
          </table:table-cell>
          <table:table-cell office:value-type="string" calcext:value-type="string">
            <text:p>+ 20 - 69 - 366 38 22</text:p>
          </table:table-cell>
          <table:table-cell office:value-type="string" calcext:value-type="string">
            <text:p>www.royalgrandsharm.com</text:p>
          </table:table-cell>
          <table:table-cell/>
          <table:table-cell office:value-type="string" calcext:value-type="string">
            <text:p>https://www.facebook.com/royalgrandsharm?ref=ts&amp;fref=ts</text:p>
          </table:table-cell>
          <table:table-cell table:formula="of:=CONCATENATE(&quot;insert into public.hotel(name, place, phone,fax,site,email,descr,vk,fb,stars,published,address_id) values('&quot;;[.B58];&quot;','&quot;;[.C58];&quot;','&quot;;[.I58];&quot;','&quot;;[.J58];&quot;','&quot;;[.K58];&quot;','','&quot;;[.D58];&quot;','&quot;;[.L58];&quot;','&quot;;[.M58];&quot;',&quot;;[.E58];&quot;,true,(select id from public.address where externalid=&quot;;REPLACE([.A58];1;9;&quot;&quot;);&quot;));&quot;)" office:value-type="string" office:string-value="insert into public.hotel(name, place, phone,fax,site,email,descr,vk,fb,stars,published,address_id) values('Royal Grand Sharm 5*','Египет, Мухафаза Южный Синай, Шарм-Эль-Шейх, Рас Ум Эль Сид','+ 20 - 69 - 366 38 00','+ 20 - 69 - 366 38 22','www.royalgrandsharm.com','','Гостиничный комплекс, Пляжный, 1-я линия от моря','','https://www.facebook.com/royalgrandsharm?ref=ts&amp;fref=ts',5,true,(select id from public.address where externalid=229));" calcext:value-type="string">
            <text:p>insert into public.hotel(name, place, phone,fax,site,email,descr,vk,fb,stars,published,address_id) values('Royal Grand Sharm 5*','Египет, Мухафаза Южный Синай, Шарм-Эль-Шейх, Рас Ум Эль Сид','+ 20 - 69 - 366 38 00','+ 20 - 69 - 366 38 22','www.royalgrandsharm.com','','Гостиничный комплекс, Пляжный, 1-я линия от моря','','https://www.facebook.com/royalgrandsharm?ref=ts&amp;fref=ts',5,true,(select id from public.address where externalid=229));</text:p>
          </table:table-cell>
          <table:table-cell table:formula="of:=CONCATENATE(&quot;(select id from hotel where externalid=&quot;;REPLACE([.A58];1;9;&quot;&quot;);&quot;)&quot;)" office:value-type="string" office:string-value="(select id from hotel where externalid=229)" calcext:value-type="string">
            <text:p>(select id from hotel where externalid=229)</text:p>
          </table:table-cell>
          <table:table-cell table:formula="of:=CONCATENATE(&quot;insert into public.address(country_id,settlementpart,streetpart,externalid) values((select id from public.country where name_ru='&quot;;[.F58];&quot;'),'&quot;;[.G58];&quot;','&quot; ;[.H58];&quot;',&quot;;REPLACE([.A58];1;9;&quot;&quot;);&quot;);&quot;)" office:value-type="string" office:string-value="insert into public.address(country_id,settlementpart,streetpart,externalid) values((select id from public.country where name_ru='Египет'),'Шарм-Эль-Шейх','Om el Seid Hill Sharm el Sheikh Egypt',229);" calcext:value-type="string">
            <text:p>insert into public.address(country_id,settlementpart,streetpart,externalid) values((select id from public.country where name_ru='Египет'),'Шарм-Эль-Шейх','Om el Seid Hill Sharm el Sheikh Egypt',229);</text:p>
          </table:table-cell>
          <table:table-cell/>
        </table:table-row>
        <table:table-row table:style-name="ro1">
          <table:table-cell office:value-type="string" calcext:value-type="string">
            <text:p>/hotel/al4939</text:p>
          </table:table-cell>
          <table:table-cell office:value-type="string" calcext:value-type="string">
            <text:p>Limak Arcadia Golf &amp; Sport Resort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İskele Mevkii Belek / ANTALYA</text:p>
          </table:table-cell>
          <table:table-cell office:value-type="string" calcext:value-type="string">
            <text:p>+90 242 715 11 00</text:p>
          </table:table-cell>
          <table:table-cell office:value-type="string" calcext:value-type="string">
            <text:p>+90 242 715 10 80</text:p>
          </table:table-cell>
          <table:table-cell office:value-type="string" calcext:value-type="string">
            <text:p>www.limak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59];&quot;','&quot;;[.C59];&quot;','&quot;;[.I59];&quot;','&quot;;[.J59];&quot;','&quot;;[.K59];&quot;','','&quot;;[.D59];&quot;','&quot;;[.L59];&quot;','&quot;;[.M59];&quot;',&quot;;[.E59];&quot;,true,(select id from public.address where externalid=&quot;;REPLACE([.A59];1;9;&quot;&quot;);&quot;));&quot;)" office:value-type="string" office:string-value="insert into public.hotel(name, place, phone,fax,site,email,descr,vk,fb,stars,published,address_id) values('Limak Arcadia Golf &amp; Sport Resort 5*','Турция, Средиземноморский регион, Белек','+90 242 715 11 00','+90 242 715 10 80','www.limakhotels.com','','Гостиничный комплекс, Пляжный, 1-я линия от моря, Загородный, близко','','',5,true,(select id from public.address where externalid=4939));" calcext:value-type="string">
            <text:p>insert into public.hotel(name, place, phone,fax,site,email,descr,vk,fb,stars,published,address_id) values('Limak Arcadia Golf &amp; Sport Resort 5*','Турция, Средиземноморский регион, Белек','+90 242 715 11 00','+90 242 715 10 80','www.limakhotels.com','','Гостиничный комплекс, Пляжный, 1-я линия от моря, Загородный, близко','','',5,true,(select id from public.address where externalid=4939));</text:p>
          </table:table-cell>
          <table:table-cell table:formula="of:=CONCATENATE(&quot;(select id from hotel where externalid=&quot;;REPLACE([.A59];1;9;&quot;&quot;);&quot;)&quot;)" office:value-type="string" office:string-value="(select id from hotel where externalid=4939)" calcext:value-type="string">
            <text:p>(select id from hotel where externalid=4939)</text:p>
          </table:table-cell>
          <table:table-cell table:formula="of:=CONCATENATE(&quot;insert into public.address(country_id,settlementpart,streetpart,externalid) values((select id from public.country where name_ru='&quot;;[.F59];&quot;'),'&quot;;[.G59];&quot;','&quot; ;[.H59];&quot;',&quot;;REPLACE([.A59];1;9;&quot;&quot;);&quot;);&quot;)" office:value-type="string" office:string-value="insert into public.address(country_id,settlementpart,streetpart,externalid) values((select id from public.country where name_ru='Турция'),'Белек','İskele Mevkii Belek / ANTALYA',4939);" calcext:value-type="string">
            <text:p>insert into public.address(country_id,settlementpart,streetpart,externalid) values((select id from public.country where name_ru='Турция'),'Белек','İskele Mevkii Belek / ANTALYA',4939);</text:p>
          </table:table-cell>
          <table:table-cell/>
        </table:table-row>
        <table:table-row table:style-name="ro1">
          <table:table-cell office:value-type="string" calcext:value-type="string">
            <text:p>/hotel/al4718</text:p>
          </table:table-cell>
          <table:table-cell office:value-type="string" calcext:value-type="string">
            <text:p>Ozkaymak Incekum 5*</text:p>
          </table:table-cell>
          <table:table-cell office:value-type="string" calcext:value-type="string">
            <text:p>Турция, Средиземноморский регион, Аланья, Инджекум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İncekum, Avsallar, Antalya/TÜRKİYE</text:p>
          </table:table-cell>
          <table:table-cell office:value-type="string" calcext:value-type="string">
            <text:p>+90 242 517 12 45</text:p>
          </table:table-cell>
          <table:table-cell office:value-type="string" calcext:value-type="string">
            <text:p>+90 242 517 17 25</text:p>
          </table:table-cell>
          <table:table-cell office:value-type="string" calcext:value-type="string">
            <text:p>www.ozkaymak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60];&quot;','&quot;;[.C60];&quot;','&quot;;[.I60];&quot;','&quot;;[.J60];&quot;','&quot;;[.K60];&quot;','','&quot;;[.D60];&quot;','&quot;;[.L60];&quot;','&quot;;[.M60];&quot;',&quot;;[.E60];&quot;,true,(select id from public.address where externalid=&quot;;REPLACE([.A60];1;9;&quot;&quot;);&quot;));&quot;)" office:value-type="string" office:string-value="insert into public.hotel(name, place, phone,fax,site,email,descr,vk,fb,stars,published,address_id) values('Ozkaymak Incekum 5*','Турция, Средиземноморский регион, Аланья, Инджекум','+90 242 517 12 45','+90 242 517 17 25','www.ozkaymakotels.com','','Гостиничный комплекс, Пляжный, 1-я линия от моря, Загородный, близко','','',5,true,(select id from public.address where externalid=4718));" calcext:value-type="string">
            <text:p>insert into public.hotel(name, place, phone,fax,site,email,descr,vk,fb,stars,published,address_id) values('Ozkaymak Incekum 5*','Турция, Средиземноморский регион, Аланья, Инджекум','+90 242 517 12 45','+90 242 517 17 25','www.ozkaymakotels.com','','Гостиничный комплекс, Пляжный, 1-я линия от моря, Загородный, близко','','',5,true,(select id from public.address where externalid=4718));</text:p>
          </table:table-cell>
          <table:table-cell table:formula="of:=CONCATENATE(&quot;(select id from hotel where externalid=&quot;;REPLACE([.A60];1;9;&quot;&quot;);&quot;)&quot;)" office:value-type="string" office:string-value="(select id from hotel where externalid=4718)" calcext:value-type="string">
            <text:p>(select id from hotel where externalid=4718)</text:p>
          </table:table-cell>
          <table:table-cell table:formula="of:=CONCATENATE(&quot;insert into public.address(country_id,settlementpart,streetpart,externalid) values((select id from public.country where name_ru='&quot;;[.F60];&quot;'),'&quot;;[.G60];&quot;','&quot; ;[.H60];&quot;',&quot;;REPLACE([.A60];1;9;&quot;&quot;);&quot;);&quot;)" office:value-type="string" office:string-value="insert into public.address(country_id,settlementpart,streetpart,externalid) values((select id from public.country where name_ru='Турция'),'Аланья','İncekum, Avsallar, Antalya/TÜRKİYE',4718);" calcext:value-type="string">
            <text:p>insert into public.address(country_id,settlementpart,streetpart,externalid) values((select id from public.country where name_ru='Турция'),'Аланья','İncekum, Avsallar, Antalya/TÜRKİYE',4718);</text:p>
          </table:table-cell>
          <table:table-cell/>
        </table:table-row>
        <table:table-row table:style-name="ro1">
          <table:table-cell office:value-type="string" calcext:value-type="string">
            <text:p>/hotel/al2535</text:p>
          </table:table-cell>
          <table:table-cell office:value-type="string" calcext:value-type="string">
            <text:p>Club Hotel Belpinar 4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Клубный отель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Beldibi 1 Mevkii Atatürk Caddesi : 46 Beldibi / ANTALYA / TÜRKIYE</text:p>
          </table:table-cell>
          <table:table-cell office:value-type="string" calcext:value-type="string">
            <text:p>90 242 824 80 48</text:p>
          </table:table-cell>
          <table:table-cell office:value-type="string" calcext:value-type="string">
            <text:p>+90 242 824 80 49</text:p>
          </table:table-cell>
          <table:table-cell office:value-type="string" calcext:value-type="string">
            <text:p>www.belpinar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61];&quot;','&quot;;[.C61];&quot;','&quot;;[.I61];&quot;','&quot;;[.J61];&quot;','&quot;;[.K61];&quot;','','&quot;;[.D61];&quot;','&quot;;[.L61];&quot;','&quot;;[.M61];&quot;',&quot;;[.E61];&quot;,true,(select id from public.address where externalid=&quot;;REPLACE([.A61];1;9;&quot;&quot;);&quot;));&quot;)" office:value-type="string" office:string-value="insert into public.hotel(name, place, phone,fax,site,email,descr,vk,fb,stars,published,address_id) values('Club Hotel Belpinar 4*','Турция, Средиземноморский регион, Кемер, Бельдиби','90 242 824 80 48','+90 242 824 80 49','www.belpinar.com.tr','','Клубный отель, Пляжный, 1-я линия от моря, Загородный, рядом','','',4,true,(select id from public.address where externalid=2535));" calcext:value-type="string">
            <text:p>insert into public.hotel(name, place, phone,fax,site,email,descr,vk,fb,stars,published,address_id) values('Club Hotel Belpinar 4*','Турция, Средиземноморский регион, Кемер, Бельдиби','90 242 824 80 48','+90 242 824 80 49','www.belpinar.com.tr','','Клубный отель, Пляжный, 1-я линия от моря, Загородный, рядом','','',4,true,(select id from public.address where externalid=2535));</text:p>
          </table:table-cell>
          <table:table-cell table:formula="of:=CONCATENATE(&quot;(select id from hotel where externalid=&quot;;REPLACE([.A61];1;9;&quot;&quot;);&quot;)&quot;)" office:value-type="string" office:string-value="(select id from hotel where externalid=2535)" calcext:value-type="string">
            <text:p>(select id from hotel where externalid=2535)</text:p>
          </table:table-cell>
          <table:table-cell table:formula="of:=CONCATENATE(&quot;insert into public.address(country_id,settlementpart,streetpart,externalid) values((select id from public.country where name_ru='&quot;;[.F61];&quot;'),'&quot;;[.G61];&quot;','&quot; ;[.H61];&quot;',&quot;;REPLACE([.A61];1;9;&quot;&quot;);&quot;);&quot;)" office:value-type="string" office:string-value="insert into public.address(country_id,settlementpart,streetpart,externalid) values((select id from public.country where name_ru='Турция'),'Кемер','Beldibi 1 Mevkii Atatürk Caddesi : 46 Beldibi / ANTALYA / TÜRKIYE',2535);" calcext:value-type="string">
            <text:p>insert into public.address(country_id,settlementpart,streetpart,externalid) values((select id from public.country where name_ru='Турция'),'Кемер','Beldibi 1 Mevkii Atatürk Caddesi : 46 Beldibi / ANTALYA / TÜRKIYE',2535);</text:p>
          </table:table-cell>
          <table:table-cell/>
        </table:table-row>
        <table:table-row table:style-name="ro1">
          <table:table-cell office:value-type="string" calcext:value-type="string">
            <text:p>/hotel/al63341</text:p>
          </table:table-cell>
          <table:table-cell office:value-type="string" calcext:value-type="string">
            <text:p>The Garden Beach Hotel 5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D-400 Karayolu Uzeri Telatiye Mah Konakli Alanya ANTALYA</text:p>
          </table:table-cell>
          <table:table-cell office:value-type="string" calcext:value-type="string">
            <text:p>+90 242 565 25 62</text:p>
          </table:table-cell>
          <table:table-cell office:value-type="string" calcext:value-type="string">
            <text:p>+90 242 565 37 61</text:p>
          </table:table-cell>
          <table:table-cell office:value-type="string" calcext:value-type="string">
            <text:p>www.thegardenbeach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62];&quot;','&quot;;[.C62];&quot;','&quot;;[.I62];&quot;','&quot;;[.J62];&quot;','&quot;;[.K62];&quot;','','&quot;;[.D62];&quot;','&quot;;[.L62];&quot;','&quot;;[.M62];&quot;',&quot;;[.E62];&quot;,true,(select id from public.address where externalid=&quot;;REPLACE([.A62];1;9;&quot;&quot;);&quot;));&quot;)" office:value-type="string" office:string-value="insert into public.hotel(name, place, phone,fax,site,email,descr,vk,fb,stars,published,address_id) values('The Garden Beach Hotel 5*','Турция, Средиземноморский регион, Аланья','+90 242 565 25 62','+90 242 565 37 61','www.thegardenbeachhotel.com','','Гостиница, Пляжный, 1-я линия от моря, Загородный, рядом','','',5,true,(select id from public.address where externalid=63341));" calcext:value-type="string">
            <text:p>insert into public.hotel(name, place, phone,fax,site,email,descr,vk,fb,stars,published,address_id) values('The Garden Beach Hotel 5*','Турция, Средиземноморский регион, Аланья','+90 242 565 25 62','+90 242 565 37 61','www.thegardenbeachhotel.com','','Гостиница, Пляжный, 1-я линия от моря, Загородный, рядом','','',5,true,(select id from public.address where externalid=63341));</text:p>
          </table:table-cell>
          <table:table-cell table:formula="of:=CONCATENATE(&quot;(select id from hotel where externalid=&quot;;REPLACE([.A62];1;9;&quot;&quot;);&quot;)&quot;)" office:value-type="string" office:string-value="(select id from hotel where externalid=63341)" calcext:value-type="string">
            <text:p>(select id from hotel where externalid=63341)</text:p>
          </table:table-cell>
          <table:table-cell table:formula="of:=CONCATENATE(&quot;insert into public.address(country_id,settlementpart,streetpart,externalid) values((select id from public.country where name_ru='&quot;;[.F62];&quot;'),'&quot;;[.G62];&quot;','&quot; ;[.H62];&quot;',&quot;;REPLACE([.A62];1;9;&quot;&quot;);&quot;);&quot;)" office:value-type="string" office:string-value="insert into public.address(country_id,settlementpart,streetpart,externalid) values((select id from public.country where name_ru='Турция'),'Аланья','D-400 Karayolu Uzeri Telatiye Mah Konakli Alanya ANTALYA',63341);" calcext:value-type="string">
            <text:p>insert into public.address(country_id,settlementpart,streetpart,externalid) values((select id from public.country where name_ru='Турция'),'Аланья','D-400 Karayolu Uzeri Telatiye Mah Konakli Alanya ANTALYA',63341);</text:p>
          </table:table-cell>
          <table:table-cell/>
        </table:table-row>
        <table:table-row table:style-name="ro1">
          <table:table-cell office:value-type="string" calcext:value-type="string">
            <text:p>/hotel/al1181</text:p>
          </table:table-cell>
          <table:table-cell office:value-type="string" calcext:value-type="string">
            <text:p>Mercure Hurghada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PO 166 Safaga road, km-120, HURGHADA, EGYPT, RED SEA</text:p>
          </table:table-cell>
          <table:table-cell office:value-type="string" calcext:value-type="string">
            <text:p>(+20)65/3464646</text:p>
          </table:table-cell>
          <table:table-cell office:value-type="string" calcext:value-type="string">
            <text:p>(+20)65/3464640</text:p>
          </table:table-cell>
          <table:table-cell office:value-type="string" calcext:value-type="string">
            <text:p>www.accor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63];&quot;','&quot;;[.C63];&quot;','&quot;;[.I63];&quot;','&quot;;[.J63];&quot;','&quot;;[.K63];&quot;','','&quot;;[.D63];&quot;','&quot;;[.L63];&quot;','&quot;;[.M63];&quot;',&quot;;[.E63];&quot;,true,(select id from public.address where externalid=&quot;;REPLACE([.A63];1;9;&quot;&quot;);&quot;));&quot;)" office:value-type="string" office:string-value="insert into public.hotel(name, place, phone,fax,site,email,descr,vk,fb,stars,published,address_id) values('Mercure Hurghada 4*','Египет, Мухафаза Красное Море, Хургада','(+20)65/3464646','(+20)65/3464640','www.accorhotels.com','','Гостиничный комплекс, Пляжный, 1-я линия от моря','','',4,true,(select id from public.address where externalid=1181));" calcext:value-type="string">
            <text:p>insert into public.hotel(name, place, phone,fax,site,email,descr,vk,fb,stars,published,address_id) values('Mercure Hurghada 4*','Египет, Мухафаза Красное Море, Хургада','(+20)65/3464646','(+20)65/3464640','www.accorhotels.com','','Гостиничный комплекс, Пляжный, 1-я линия от моря','','',4,true,(select id from public.address where externalid=1181));</text:p>
          </table:table-cell>
          <table:table-cell table:formula="of:=CONCATENATE(&quot;(select id from hotel where externalid=&quot;;REPLACE([.A63];1;9;&quot;&quot;);&quot;)&quot;)" office:value-type="string" office:string-value="(select id from hotel where externalid=1181)" calcext:value-type="string">
            <text:p>(select id from hotel where externalid=1181)</text:p>
          </table:table-cell>
          <table:table-cell table:formula="of:=CONCATENATE(&quot;insert into public.address(country_id,settlementpart,streetpart,externalid) values((select id from public.country where name_ru='&quot;;[.F63];&quot;'),'&quot;;[.G63];&quot;','&quot; ;[.H63];&quot;',&quot;;REPLACE([.A63];1;9;&quot;&quot;);&quot;);&quot;)" office:value-type="string" office:string-value="insert into public.address(country_id,settlementpart,streetpart,externalid) values((select id from public.country where name_ru='Египет'),'Хургада','PO 166 Safaga road, km-120, HURGHADA, EGYPT, RED SEA',1181);" calcext:value-type="string">
            <text:p>insert into public.address(country_id,settlementpart,streetpart,externalid) values((select id from public.country where name_ru='Египет'),'Хургада','PO 166 Safaga road, km-120, HURGHADA, EGYPT, RED SEA',1181);</text:p>
          </table:table-cell>
          <table:table-cell/>
        </table:table-row>
        <table:table-row table:style-name="ro1">
          <table:table-cell office:value-type="string" calcext:value-type="string">
            <text:p>/hotel/al100273</text:p>
          </table:table-cell>
          <table:table-cell office:value-type="string" calcext:value-type="string">
            <text:p>Justiniano Deluxe Resort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Tourism Center Okurcular Kasabasi, Alanya/Turkey</text:p>
          </table:table-cell>
          <table:table-cell office:value-type="string" calcext:value-type="string">
            <text:p>+(90) (242) 527 43 43</text:p>
          </table:table-cell>
          <table:table-cell office:value-type="string" calcext:value-type="string">
            <text:p>+(90) (242) 527 49 40</text:p>
          </table:table-cell>
          <table:table-cell office:value-type="string" calcext:value-type="string">
            <text:p>www.justinianohotels.com</text:p>
          </table:table-cell>
          <table:table-cell office:value-type="string" calcext:value-type="string">
            <text:p>http://vk.com/justinianohotels</text:p>
          </table:table-cell>
          <table:table-cell office:value-type="string" calcext:value-type="string">
            <text:p>https://www.facebook.com/justinianohotelsturkey?ref=hl</text:p>
          </table:table-cell>
          <table:table-cell table:formula="of:=CONCATENATE(&quot;insert into public.hotel(name, place, phone,fax,site,email,descr,vk,fb,stars,published,address_id) values('&quot;;[.B64];&quot;','&quot;;[.C64];&quot;','&quot;;[.I64];&quot;','&quot;;[.J64];&quot;','&quot;;[.K64];&quot;','','&quot;;[.D64];&quot;','&quot;;[.L64];&quot;','&quot;;[.M64];&quot;',&quot;;[.E64];&quot;,true,(select id from public.address where externalid=&quot;;REPLACE([.A64];1;9;&quot;&quot;);&quot;));&quot;)" office:value-type="string" office:string-value="insert into public.hotel(name, place, phone,fax,site,email,descr,vk,fb,stars,published,address_id) values('Justiniano Deluxe Resort 5*','Турция, Средиземноморский регион, Аланья, Окурджалар','+(90) (242) 527 43 43','+(90) (242) 527 49 40','www.justinianohotels.com','','Гостиница, Пляжный, 1-я линия от моря, Загородный, близко','http://vk.com/justinianohotels','https://www.facebook.com/justinianohotelsturkey?ref=hl',5,true,(select id from public.address where externalid=100273));" calcext:value-type="string">
            <text:p>insert into public.hotel(name, place, phone,fax,site,email,descr,vk,fb,stars,published,address_id) values('Justiniano Deluxe Resort 5*','Турция, Средиземноморский регион, Аланья, Окурджалар','+(90) (242) 527 43 43','+(90) (242) 527 49 40','www.justinianohotels.com','','Гостиница, Пляжный, 1-я линия от моря, Загородный, близко','http://vk.com/justinianohotels','https://www.facebook.com/justinianohotelsturkey?ref=hl',5,true,(select id from public.address where externalid=100273));</text:p>
          </table:table-cell>
          <table:table-cell table:formula="of:=CONCATENATE(&quot;(select id from hotel where externalid=&quot;;REPLACE([.A64];1;9;&quot;&quot;);&quot;)&quot;)" office:value-type="string" office:string-value="(select id from hotel where externalid=100273)" calcext:value-type="string">
            <text:p>(select id from hotel where externalid=100273)</text:p>
          </table:table-cell>
          <table:table-cell table:formula="of:=CONCATENATE(&quot;insert into public.address(country_id,settlementpart,streetpart,externalid) values((select id from public.country where name_ru='&quot;;[.F64];&quot;'),'&quot;;[.G64];&quot;','&quot; ;[.H64];&quot;',&quot;;REPLACE([.A64];1;9;&quot;&quot;);&quot;);&quot;)" office:value-type="string" office:string-value="insert into public.address(country_id,settlementpart,streetpart,externalid) values((select id from public.country where name_ru='Турция'),'Аланья','Alara Tourism Center Okurcular Kasabasi, Alanya/Turkey',100273);" calcext:value-type="string">
            <text:p>insert into public.address(country_id,settlementpart,streetpart,externalid) values((select id from public.country where name_ru='Турция'),'Аланья','Alara Tourism Center Okurcular Kasabasi, Alanya/Turkey',100273);</text:p>
          </table:table-cell>
          <table:table-cell/>
        </table:table-row>
        <table:table-row table:style-name="ro1">
          <table:table-cell office:value-type="string" calcext:value-type="string">
            <text:p>/hotel/al4830</text:p>
          </table:table-cell>
          <table:table-cell office:value-type="string" calcext:value-type="string">
            <text:p>Asdem Park 4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Deniz Caddesi No:42 Kemer / Antalya</text:p>
          </table:table-cell>
          <table:table-cell office:value-type="string" calcext:value-type="string">
            <text:p>+ 90 (242) 814 47 80</text:p>
          </table:table-cell>
          <table:table-cell office:value-type="string" calcext:value-type="string">
            <text:p>+ 90 (242) 814 47 79</text:p>
          </table:table-cell>
          <table:table-cell office:value-type="string" calcext:value-type="string">
            <text:p>www.asdempark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65];&quot;','&quot;;[.C65];&quot;','&quot;;[.I65];&quot;','&quot;;[.J65];&quot;','&quot;;[.K65];&quot;','','&quot;;[.D65];&quot;','&quot;;[.L65];&quot;','&quot;;[.M65];&quot;',&quot;;[.E65];&quot;,true,(select id from public.address where externalid=&quot;;REPLACE([.A65];1;9;&quot;&quot;);&quot;));&quot;)" office:value-type="string" office:string-value="insert into public.hotel(name, place, phone,fax,site,email,descr,vk,fb,stars,published,address_id) values('Asdem Park 4*','Турция, Средиземноморский регион, Кемер','+ 90 (242) 814 47 80','+ 90 (242) 814 47 79','www.asdempark.com','','Гостиница, Пляжный, 2-я линия от моря, Городской, близко к центру','','',4,true,(select id from public.address where externalid=4830));" calcext:value-type="string">
            <text:p>insert into public.hotel(name, place, phone,fax,site,email,descr,vk,fb,stars,published,address_id) values('Asdem Park 4*','Турция, Средиземноморский регион, Кемер','+ 90 (242) 814 47 80','+ 90 (242) 814 47 79','www.asdempark.com','','Гостиница, Пляжный, 2-я линия от моря, Городской, близко к центру','','',4,true,(select id from public.address where externalid=4830));</text:p>
          </table:table-cell>
          <table:table-cell table:formula="of:=CONCATENATE(&quot;(select id from hotel where externalid=&quot;;REPLACE([.A65];1;9;&quot;&quot;);&quot;)&quot;)" office:value-type="string" office:string-value="(select id from hotel where externalid=4830)" calcext:value-type="string">
            <text:p>(select id from hotel where externalid=4830)</text:p>
          </table:table-cell>
          <table:table-cell table:formula="of:=CONCATENATE(&quot;insert into public.address(country_id,settlementpart,streetpart,externalid) values((select id from public.country where name_ru='&quot;;[.F65];&quot;'),'&quot;;[.G65];&quot;','&quot; ;[.H65];&quot;',&quot;;REPLACE([.A65];1;9;&quot;&quot;);&quot;);&quot;)" office:value-type="string" office:string-value="insert into public.address(country_id,settlementpart,streetpart,externalid) values((select id from public.country where name_ru='Турция'),'Кемер','Deniz Caddesi No:42 Kemer / Antalya',4830);" calcext:value-type="string">
            <text:p>insert into public.address(country_id,settlementpart,streetpart,externalid) values((select id from public.country where name_ru='Турция'),'Кемер','Deniz Caddesi No:42 Kemer / Antalya',4830);</text:p>
          </table:table-cell>
          <table:table-cell/>
        </table:table-row>
        <table:table-row table:style-name="ro1">
          <table:table-cell office:value-type="string" calcext:value-type="string">
            <text:p>/hotel/al4893</text:p>
          </table:table-cell>
          <table:table-cell office:value-type="string" calcext:value-type="string">
            <text:p>Long Beach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ahl Hashish Road, Hurghada, Egypt 67</text:p>
          </table:table-cell>
          <table:table-cell office:value-type="string" calcext:value-type="string">
            <text:p>20-65-346-1501</text:p>
          </table:table-cell>
          <table:table-cell office:value-type="string" calcext:value-type="string">
            <text:p>20-65-346-1509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66];&quot;','&quot;;[.C66];&quot;','&quot;;[.I66];&quot;','&quot;;[.J66];&quot;','&quot;;[.K66];&quot;','','&quot;;[.D66];&quot;','&quot;;[.L66];&quot;','&quot;;[.M66];&quot;',&quot;;[.E66];&quot;,true,(select id from public.address where externalid=&quot;;REPLACE([.A66];1;9;&quot;&quot;);&quot;));&quot;)" office:value-type="string" office:string-value="insert into public.hotel(name, place, phone,fax,site,email,descr,vk,fb,stars,published,address_id) values('Long Beach Resort 4*','Египет, Мухафаза Красное Море, Хургада','20-65-346-1501','20-65-346-1509','','','Гостиница, Пляжный, 1-я линия от моря','','',4,true,(select id from public.address where externalid=4893));" calcext:value-type="string">
            <text:p>insert into public.hotel(name, place, phone,fax,site,email,descr,vk,fb,stars,published,address_id) values('Long Beach Resort 4*','Египет, Мухафаза Красное Море, Хургада','20-65-346-1501','20-65-346-1509','','','Гостиница, Пляжный, 1-я линия от моря','','',4,true,(select id from public.address where externalid=4893));</text:p>
          </table:table-cell>
          <table:table-cell table:formula="of:=CONCATENATE(&quot;(select id from hotel where externalid=&quot;;REPLACE([.A66];1;9;&quot;&quot;);&quot;)&quot;)" office:value-type="string" office:string-value="(select id from hotel where externalid=4893)" calcext:value-type="string">
            <text:p>(select id from hotel where externalid=4893)</text:p>
          </table:table-cell>
          <table:table-cell table:formula="of:=CONCATENATE(&quot;insert into public.address(country_id,settlementpart,streetpart,externalid) values((select id from public.country where name_ru='&quot;;[.F66];&quot;'),'&quot;;[.G66];&quot;','&quot; ;[.H66];&quot;',&quot;;REPLACE([.A66];1;9;&quot;&quot;);&quot;);&quot;)" office:value-type="string" office:string-value="insert into public.address(country_id,settlementpart,streetpart,externalid) values((select id from public.country where name_ru='Египет'),'Хургада','Sahl Hashish Road, Hurghada, Egypt 67',4893);" calcext:value-type="string">
            <text:p>insert into public.address(country_id,settlementpart,streetpart,externalid) values((select id from public.country where name_ru='Египет'),'Хургада','Sahl Hashish Road, Hurghada, Egypt 67',4893);</text:p>
          </table:table-cell>
          <table:table-cell/>
        </table:table-row>
        <table:table-row table:style-name="ro1">
          <table:table-cell office:value-type="string" calcext:value-type="string">
            <text:p>/hotel/al13623</text:p>
          </table:table-cell>
          <table:table-cell office:value-type="string" calcext:value-type="string">
            <text:p>Island Garden Resort (закрыт) 4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harks Bay, Sharm El sheikh</text:p>
          </table:table-cell>
          <table:table-cell office:value-type="string" calcext:value-type="string">
            <text:p>+2 069 3621631</text:p>
          </table:table-cell>
          <table:table-cell office:value-type="string" calcext:value-type="string">
            <text:p>+2 069 3601010</text:p>
          </table:table-cell>
          <table:table-cell office:value-type="string" calcext:value-type="string">
            <text:p>www.tiranaegyp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67];&quot;','&quot;;[.C67];&quot;','&quot;;[.I67];&quot;','&quot;;[.J67];&quot;','&quot;;[.K67];&quot;','','&quot;;[.D67];&quot;','&quot;;[.L67];&quot;','&quot;;[.M67];&quot;',&quot;;[.E67];&quot;,true,(select id from public.address where externalid=&quot;;REPLACE([.A67];1;9;&quot;&quot;);&quot;));&quot;)" office:value-type="string" office:string-value="insert into public.hotel(name, place, phone,fax,site,email,descr,vk,fb,stars,published,address_id) values('Island Garden Resort (закрыт) 4*','Египет, Мухафаза Южный Синай, Шарм-Эль-Шейх, Шаркс Бей','+2 069 3621631','+2 069 3601010','www.tiranaegypt.com','','Гостиничный комплекс, Пляжный, 2-я линия от моря','','',4,true,(select id from public.address where externalid=13623));" calcext:value-type="string">
            <text:p>insert into public.hotel(name, place, phone,fax,site,email,descr,vk,fb,stars,published,address_id) values('Island Garden Resort (закрыт) 4*','Египет, Мухафаза Южный Синай, Шарм-Эль-Шейх, Шаркс Бей','+2 069 3621631','+2 069 3601010','www.tiranaegypt.com','','Гостиничный комплекс, Пляжный, 2-я линия от моря','','',4,true,(select id from public.address where externalid=13623));</text:p>
          </table:table-cell>
          <table:table-cell table:formula="of:=CONCATENATE(&quot;(select id from hotel where externalid=&quot;;REPLACE([.A67];1;9;&quot;&quot;);&quot;)&quot;)" office:value-type="string" office:string-value="(select id from hotel where externalid=13623)" calcext:value-type="string">
            <text:p>(select id from hotel where externalid=13623)</text:p>
          </table:table-cell>
          <table:table-cell table:formula="of:=CONCATENATE(&quot;insert into public.address(country_id,settlementpart,streetpart,externalid) values((select id from public.country where name_ru='&quot;;[.F67];&quot;'),'&quot;;[.G67];&quot;','&quot; ;[.H67];&quot;',&quot;;REPLACE([.A67];1;9;&quot;&quot;);&quot;);&quot;)" office:value-type="string" office:string-value="insert into public.address(country_id,settlementpart,streetpart,externalid) values((select id from public.country where name_ru='Египет'),'Шарм-Эль-Шейх','Sharks Bay, Sharm El sheikh',13623);" calcext:value-type="string">
            <text:p>insert into public.address(country_id,settlementpart,streetpart,externalid) values((select id from public.country where name_ru='Египет'),'Шарм-Эль-Шейх','Sharks Bay, Sharm El sheikh',13623);</text:p>
          </table:table-cell>
          <table:table-cell/>
        </table:table-row>
        <table:table-row table:style-name="ro1">
          <table:table-cell office:value-type="string" calcext:value-type="string">
            <text:p>/hotel/al111208</text:p>
          </table:table-cell>
          <table:table-cell office:value-type="string" calcext:value-type="string">
            <text:p>Club Hotel Anjeliq 4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Клубный отель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i Beldesi Gelpelit Mevkii Konakli-Alanya/Antalya</text:p>
          </table:table-cell>
          <table:table-cell office:value-type="string" calcext:value-type="string">
            <text:p>+90 242 565 17 00</text:p>
          </table:table-cell>
          <table:table-cell office:value-type="string" calcext:value-type="string">
            <text:p>+90 242 565 18 00</text:p>
          </table:table-cell>
          <table:table-cell office:value-type="string" calcext:value-type="string">
            <text:p>www.clubhotelanjeliq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68];&quot;','&quot;;[.C68];&quot;','&quot;;[.I68];&quot;','&quot;;[.J68];&quot;','&quot;;[.K68];&quot;','','&quot;;[.D68];&quot;','&quot;;[.L68];&quot;','&quot;;[.M68];&quot;',&quot;;[.E68];&quot;,true,(select id from public.address where externalid=&quot;;REPLACE([.A68];1;9;&quot;&quot;);&quot;));&quot;)" office:value-type="string" office:string-value="insert into public.hotel(name, place, phone,fax,site,email,descr,vk,fb,stars,published,address_id) values('Club Hotel Anjeliq 4*','Турция, Средиземноморский регион, Аланья, Конаклы','+90 242 565 17 00','+90 242 565 18 00','www.clubhotelanjeliq.com','','Клубный отель, Загородный, рядом','','',4,true,(select id from public.address where externalid=111208));" calcext:value-type="string">
            <text:p>insert into public.hotel(name, place, phone,fax,site,email,descr,vk,fb,stars,published,address_id) values('Club Hotel Anjeliq 4*','Турция, Средиземноморский регион, Аланья, Конаклы','+90 242 565 17 00','+90 242 565 18 00','www.clubhotelanjeliq.com','','Клубный отель, Загородный, рядом','','',4,true,(select id from public.address where externalid=111208));</text:p>
          </table:table-cell>
          <table:table-cell table:formula="of:=CONCATENATE(&quot;(select id from hotel where externalid=&quot;;REPLACE([.A68];1;9;&quot;&quot;);&quot;)&quot;)" office:value-type="string" office:string-value="(select id from hotel where externalid=111208)" calcext:value-type="string">
            <text:p>(select id from hotel where externalid=111208)</text:p>
          </table:table-cell>
          <table:table-cell table:formula="of:=CONCATENATE(&quot;insert into public.address(country_id,settlementpart,streetpart,externalid) values((select id from public.country where name_ru='&quot;;[.F68];&quot;'),'&quot;;[.G68];&quot;','&quot; ;[.H68];&quot;',&quot;;REPLACE([.A68];1;9;&quot;&quot;);&quot;);&quot;)" office:value-type="string" office:string-value="insert into public.address(country_id,settlementpart,streetpart,externalid) values((select id from public.country where name_ru='Турция'),'Аланья','Konakli Beldesi Gelpelit Mevkii Konakli-Alanya/Antalya',111208);" calcext:value-type="string">
            <text:p>insert into public.address(country_id,settlementpart,streetpart,externalid) values((select id from public.country where name_ru='Турция'),'Аланья','Konakli Beldesi Gelpelit Mevkii Konakli-Alanya/Antalya',111208);</text:p>
          </table:table-cell>
          <table:table-cell/>
        </table:table-row>
        <table:table-row table:style-name="ro1">
          <table:table-cell office:value-type="string" calcext:value-type="string">
            <text:p>/hotel/al2581</text:p>
          </table:table-cell>
          <table:table-cell office:value-type="string" calcext:value-type="string">
            <text:p>Club Hotel Phaselis Rose 5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/>
          <table:table-cell office:value-type="string" calcext:value-type="string">
            <text:p>+90 242 813 66 00</text:p>
          </table:table-cell>
          <table:table-cell office:value-type="string" calcext:value-type="string">
            <text:p>+90 242 821 47 92</text:p>
          </table:table-cell>
          <table:table-cell office:value-type="string" calcext:value-type="string">
            <text:p>www.phaselisros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69];&quot;','&quot;;[.C69];&quot;','&quot;;[.I69];&quot;','&quot;;[.J69];&quot;','&quot;;[.K69];&quot;','','&quot;;[.D69];&quot;','&quot;;[.L69];&quot;','&quot;;[.M69];&quot;',&quot;;[.E69];&quot;,true,(select id from public.address where externalid=&quot;;REPLACE([.A69];1;9;&quot;&quot;);&quot;));&quot;)" office:value-type="string" office:string-value="insert into public.hotel(name, place, phone,fax,site,email,descr,vk,fb,stars,published,address_id) values('Club Hotel Phaselis Rose 5*','Турция, Средиземноморский регион, Кемер, Текирова','+90 242 813 66 00','+90 242 821 47 92','www.phaselisrose.com','','Гостиница, Пляжный, 1-я линия от моря','','',5,true,(select id from public.address where externalid=2581));" calcext:value-type="string">
            <text:p>insert into public.hotel(name, place, phone,fax,site,email,descr,vk,fb,stars,published,address_id) values('Club Hotel Phaselis Rose 5*','Турция, Средиземноморский регион, Кемер, Текирова','+90 242 813 66 00','+90 242 821 47 92','www.phaselisrose.com','','Гостиница, Пляжный, 1-я линия от моря','','',5,true,(select id from public.address where externalid=2581));</text:p>
          </table:table-cell>
          <table:table-cell table:formula="of:=CONCATENATE(&quot;(select id from hotel where externalid=&quot;;REPLACE([.A69];1;9;&quot;&quot;);&quot;)&quot;)" office:value-type="string" office:string-value="(select id from hotel where externalid=2581)" calcext:value-type="string">
            <text:p>(select id from hotel where externalid=2581)</text:p>
          </table:table-cell>
          <table:table-cell table:formula="of:=CONCATENATE(&quot;insert into public.address(country_id,settlementpart,streetpart,externalid) values((select id from public.country where name_ru='&quot;;[.F69];&quot;'),'&quot;;[.G69];&quot;','&quot; ;[.H69];&quot;',&quot;;REPLACE([.A69];1;9;&quot;&quot;);&quot;);&quot;)" office:value-type="string" office:string-value="insert into public.address(country_id,settlementpart,streetpart,externalid) values((select id from public.country where name_ru='Турция'),'Кемер','',2581);" calcext:value-type="string">
            <text:p>insert into public.address(country_id,settlementpart,streetpart,externalid) values((select id from public.country where name_ru='Турция'),'Кемер','',2581);</text:p>
          </table:table-cell>
          <table:table-cell/>
        </table:table-row>
        <table:table-row table:style-name="ro1">
          <table:table-cell office:value-type="string" calcext:value-type="string">
            <text:p>/hotel/al4965</text:p>
          </table:table-cell>
          <table:table-cell office:value-type="string" calcext:value-type="string">
            <text:p>Euphoria Palm Beach Resort HV-1</text:p>
          </table:table-cell>
          <table:table-cell office:value-type="string" calcext:value-type="string">
            <text:p>Турция, Средиземноморский регион, Сиде, Кызылагач</text:p>
          </table:table-cell>
          <table:table-cell office:value-type="string" calcext:value-type="string">
            <text:p>Клубный отель, Пляжный, 1-я линия от моря, Загородный, рядом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Kızılağaç Turizm Bölgesi P.K. 146-7600 Side-Manavgat Antalya TÜRKİYE</text:p>
          </table:table-cell>
          <table:table-cell office:value-type="string" calcext:value-type="string">
            <text:p>+90 (242) 748 71 48</text:p>
          </table:table-cell>
          <table:table-cell office:value-type="string" calcext:value-type="string">
            <text:p>+90 (242) 748 71 47</text:p>
          </table:table-cell>
          <table:table-cell office:value-type="string" calcext:value-type="string">
            <text:p>www.euphoriahotels.com</text:p>
          </table:table-cell>
          <table:table-cell/>
          <table:table-cell office:value-type="string" calcext:value-type="string">
            <text:p>https://www.facebook.com/home.php#!/EuphoriaPalmBeachResort?fref=ts</text:p>
          </table:table-cell>
          <table:table-cell table:formula="of:=CONCATENATE(&quot;insert into public.hotel(name, place, phone,fax,site,email,descr,vk,fb,stars,published,address_id) values('&quot;;[.B70];&quot;','&quot;;[.C70];&quot;','&quot;;[.I70];&quot;','&quot;;[.J70];&quot;','&quot;;[.K70];&quot;','','&quot;;[.D70];&quot;','&quot;;[.L70];&quot;','&quot;;[.M70];&quot;',&quot;;[.E70];&quot;,true,(select id from public.address where externalid=&quot;;REPLACE([.A70];1;9;&quot;&quot;);&quot;));&quot;)" office:value-type="string" office:string-value="insert into public.hotel(name, place, phone,fax,site,email,descr,vk,fb,stars,published,address_id) values('Euphoria Palm Beach Resort HV-1','Турция, Средиземноморский регион, Сиде, Кызылагач','+90 (242) 748 71 48','+90 (242) 748 71 47','www.euphoriahotels.com','','Клубный отель, Пляжный, 1-я линия от моря, Загородный, рядом','','https://www.facebook.com/home.php#!/EuphoriaPalmBeachResort?fref=ts',0,true,(select id from public.address where externalid=4965));" calcext:value-type="string">
            <text:p>insert into public.hotel(name, place, phone,fax,site,email,descr,vk,fb,stars,published,address_id) values('Euphoria Palm Beach Resort HV-1','Турция, Средиземноморский регион, Сиде, Кызылагач','+90 (242) 748 71 48','+90 (242) 748 71 47','www.euphoriahotels.com','','Клубный отель, Пляжный, 1-я линия от моря, Загородный, рядом','','https://www.facebook.com/home.php#!/EuphoriaPalmBeachResort?fref=ts',0,true,(select id from public.address where externalid=4965));</text:p>
          </table:table-cell>
          <table:table-cell table:formula="of:=CONCATENATE(&quot;(select id from hotel where externalid=&quot;;REPLACE([.A70];1;9;&quot;&quot;);&quot;)&quot;)" office:value-type="string" office:string-value="(select id from hotel where externalid=4965)" calcext:value-type="string">
            <text:p>(select id from hotel where externalid=4965)</text:p>
          </table:table-cell>
          <table:table-cell table:formula="of:=CONCATENATE(&quot;insert into public.address(country_id,settlementpart,streetpart,externalid) values((select id from public.country where name_ru='&quot;;[.F70];&quot;'),'&quot;;[.G70];&quot;','&quot; ;[.H70];&quot;',&quot;;REPLACE([.A70];1;9;&quot;&quot;);&quot;);&quot;)" office:value-type="string" office:string-value="insert into public.address(country_id,settlementpart,streetpart,externalid) values((select id from public.country where name_ru='Турция'),'Сиде','Kızılağaç Turizm Bölgesi P.K. 146-7600 Side-Manavgat Antalya TÜRKİYE',4965);" calcext:value-type="string">
            <text:p>insert into public.address(country_id,settlementpart,streetpart,externalid) values((select id from public.country where name_ru='Турция'),'Сиде','Kızılağaç Turizm Bölgesi P.K. 146-7600 Side-Manavgat Antalya TÜRKİYE',4965);</text:p>
          </table:table-cell>
          <table:table-cell/>
        </table:table-row>
        <table:table-row table:style-name="ro1">
          <table:table-cell office:value-type="string" calcext:value-type="string">
            <text:p>/hotel/al2506</text:p>
          </table:table-cell>
          <table:table-cell office:value-type="string" calcext:value-type="string">
            <text:p>Mirage Park Resort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Goynuk Mahallesi Ahu - Unal Aysal Caddesi No: 29 Kemer / ANTALYA</text:p>
          </table:table-cell>
          <table:table-cell office:value-type="string" calcext:value-type="string">
            <text:p>+90 (242) 815 22 44</text:p>
          </table:table-cell>
          <table:table-cell office:value-type="string" calcext:value-type="string">
            <text:p>+90 (242) 815 22 33</text:p>
          </table:table-cell>
          <table:table-cell office:value-type="string" calcext:value-type="string">
            <text:p>www.mirageparkresort.com.tr</text:p>
          </table:table-cell>
          <table:table-cell/>
          <table:table-cell office:value-type="string" calcext:value-type="string">
            <text:p>https://www.facebook.com/pg/mirageparkresort/reviews/?ref=page_internal</text:p>
          </table:table-cell>
          <table:table-cell table:formula="of:=CONCATENATE(&quot;insert into public.hotel(name, place, phone,fax,site,email,descr,vk,fb,stars,published,address_id) values('&quot;;[.B71];&quot;','&quot;;[.C71];&quot;','&quot;;[.I71];&quot;','&quot;;[.J71];&quot;','&quot;;[.K71];&quot;','','&quot;;[.D71];&quot;','&quot;;[.L71];&quot;','&quot;;[.M71];&quot;',&quot;;[.E71];&quot;,true,(select id from public.address where externalid=&quot;;REPLACE([.A71];1;9;&quot;&quot;);&quot;));&quot;)" office:value-type="string" office:string-value="insert into public.hotel(name, place, phone,fax,site,email,descr,vk,fb,stars,published,address_id) values('Mirage Park Resort 5*','Турция, Средиземноморский регион, Кемер, Гёйнюк','+90 (242) 815 22 44','+90 (242) 815 22 33','www.mirageparkresort.com.tr','','Гостиничный комплекс, Пляжный, 1-я линия от моря','','https://www.facebook.com/pg/mirageparkresort/reviews/?ref=page_internal',5,true,(select id from public.address where externalid=2506));" calcext:value-type="string">
            <text:p>insert into public.hotel(name, place, phone,fax,site,email,descr,vk,fb,stars,published,address_id) values('Mirage Park Resort 5*','Турция, Средиземноморский регион, Кемер, Гёйнюк','+90 (242) 815 22 44','+90 (242) 815 22 33','www.mirageparkresort.com.tr','','Гостиничный комплекс, Пляжный, 1-я линия от моря','','https://www.facebook.com/pg/mirageparkresort/reviews/?ref=page_internal',5,true,(select id from public.address where externalid=2506));</text:p>
          </table:table-cell>
          <table:table-cell table:formula="of:=CONCATENATE(&quot;(select id from hotel where externalid=&quot;;REPLACE([.A71];1;9;&quot;&quot;);&quot;)&quot;)" office:value-type="string" office:string-value="(select id from hotel where externalid=2506)" calcext:value-type="string">
            <text:p>(select id from hotel where externalid=2506)</text:p>
          </table:table-cell>
          <table:table-cell table:formula="of:=CONCATENATE(&quot;insert into public.address(country_id,settlementpart,streetpart,externalid) values((select id from public.country where name_ru='&quot;;[.F71];&quot;'),'&quot;;[.G71];&quot;','&quot; ;[.H71];&quot;',&quot;;REPLACE([.A71];1;9;&quot;&quot;);&quot;);&quot;)" office:value-type="string" office:string-value="insert into public.address(country_id,settlementpart,streetpart,externalid) values((select id from public.country where name_ru='Турция'),'Кемер','Goynuk Mahallesi Ahu - Unal Aysal Caddesi No: 29 Kemer / ANTALYA',2506);" calcext:value-type="string">
            <text:p>insert into public.address(country_id,settlementpart,streetpart,externalid) values((select id from public.country where name_ru='Турция'),'Кемер','Goynuk Mahallesi Ahu - Unal Aysal Caddesi No: 29 Kemer / ANTALYA',2506);</text:p>
          </table:table-cell>
          <table:table-cell/>
        </table:table-row>
        <table:table-row table:style-name="ro1">
          <table:table-cell office:value-type="string" calcext:value-type="string">
            <text:p>/hotel/al12362</text:p>
          </table:table-cell>
          <table:table-cell office:value-type="string" calcext:value-type="string">
            <text:p>Armas Bella Sun Hotel 4*</text:p>
          </table:table-cell>
          <table:table-cell office:value-type="string" calcext:value-type="string">
            <text:p>Турция, Средиземноморский регион, Сиде, Сиде-центр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Selimiye Mahalesi Bingesik Mevkii, Side, Antalya, Turkey</text:p>
          </table:table-cell>
          <table:table-cell office:value-type="string" calcext:value-type="string">
            <text:p>+90 242 753 13 49</text:p>
          </table:table-cell>
          <table:table-cell office:value-type="string" calcext:value-type="string">
            <text:p>+90 242 753 65 10</text:p>
          </table:table-cell>
          <table:table-cell office:value-type="string" calcext:value-type="string">
            <text:p>www.armasbellasun.com</text:p>
          </table:table-cell>
          <table:table-cell office:value-type="string" calcext:value-type="string">
            <text:p>https://vk.com/armasbellasun</text:p>
          </table:table-cell>
          <table:table-cell/>
          <table:table-cell table:formula="of:=CONCATENATE(&quot;insert into public.hotel(name, place, phone,fax,site,email,descr,vk,fb,stars,published,address_id) values('&quot;;[.B72];&quot;','&quot;;[.C72];&quot;','&quot;;[.I72];&quot;','&quot;;[.J72];&quot;','&quot;;[.K72];&quot;','','&quot;;[.D72];&quot;','&quot;;[.L72];&quot;','&quot;;[.M72];&quot;',&quot;;[.E72];&quot;,true,(select id from public.address where externalid=&quot;;REPLACE([.A72];1;9;&quot;&quot;);&quot;));&quot;)" office:value-type="string" office:string-value="insert into public.hotel(name, place, phone,fax,site,email,descr,vk,fb,stars,published,address_id) values('Armas Bella Sun Hotel 4*','Турция, Средиземноморский регион, Сиде, Сиде-центр','+90 242 753 13 49','+90 242 753 65 10','www.armasbellasun.com','','Гостиничный комплекс, Пляжный, 2-я линия от моря','https://vk.com/armasbellasun','',4,true,(select id from public.address where externalid=12362));" calcext:value-type="string">
            <text:p>insert into public.hotel(name, place, phone,fax,site,email,descr,vk,fb,stars,published,address_id) values('Armas Bella Sun Hotel 4*','Турция, Средиземноморский регион, Сиде, Сиде-центр','+90 242 753 13 49','+90 242 753 65 10','www.armasbellasun.com','','Гостиничный комплекс, Пляжный, 2-я линия от моря','https://vk.com/armasbellasun','',4,true,(select id from public.address where externalid=12362));</text:p>
          </table:table-cell>
          <table:table-cell table:formula="of:=CONCATENATE(&quot;(select id from hotel where externalid=&quot;;REPLACE([.A72];1;9;&quot;&quot;);&quot;)&quot;)" office:value-type="string" office:string-value="(select id from hotel where externalid=12362)" calcext:value-type="string">
            <text:p>(select id from hotel where externalid=12362)</text:p>
          </table:table-cell>
          <table:table-cell table:formula="of:=CONCATENATE(&quot;insert into public.address(country_id,settlementpart,streetpart,externalid) values((select id from public.country where name_ru='&quot;;[.F72];&quot;'),'&quot;;[.G72];&quot;','&quot; ;[.H72];&quot;',&quot;;REPLACE([.A72];1;9;&quot;&quot;);&quot;);&quot;)" office:value-type="string" office:string-value="insert into public.address(country_id,settlementpart,streetpart,externalid) values((select id from public.country where name_ru='Турция'),'Сиде','Selimiye Mahalesi Bingesik Mevkii, Side, Antalya, Turkey',12362);" calcext:value-type="string">
            <text:p>insert into public.address(country_id,settlementpart,streetpart,externalid) values((select id from public.country where name_ru='Турция'),'Сиде','Selimiye Mahalesi Bingesik Mevkii, Side, Antalya, Turkey',12362);</text:p>
          </table:table-cell>
          <table:table-cell/>
        </table:table-row>
        <table:table-row table:style-name="ro1">
          <table:table-cell office:value-type="string" calcext:value-type="string">
            <text:p>/hotel/al6083</text:p>
          </table:table-cell>
          <table:table-cell office:value-type="string" calcext:value-type="string">
            <text:p>Selcukhan 4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SELCUKHAN TURIZM VE TIC. LTD STI. ATATURK CAD. No:42 07985 BELDIBI/KEMER/ ANTALYA/TÜRKIYE</text:p>
          </table:table-cell>
          <table:table-cell office:value-type="string" calcext:value-type="string">
            <text:p>+90 242 824 80 38 (pbx)</text:p>
          </table:table-cell>
          <table:table-cell office:value-type="string" calcext:value-type="string">
            <text:p>+90 242 824 80 40</text:p>
          </table:table-cell>
          <table:table-cell office:value-type="string" calcext:value-type="string">
            <text:p>selcukhanhotel.reserve-online.net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73];&quot;','&quot;;[.C73];&quot;','&quot;;[.I73];&quot;','&quot;;[.J73];&quot;','&quot;;[.K73];&quot;','','&quot;;[.D73];&quot;','&quot;;[.L73];&quot;','&quot;;[.M73];&quot;',&quot;;[.E73];&quot;,true,(select id from public.address where externalid=&quot;;REPLACE([.A73];1;9;&quot;&quot;);&quot;));&quot;)" office:value-type="string" office:string-value="insert into public.hotel(name, place, phone,fax,site,email,descr,vk,fb,stars,published,address_id) values('Selcukhan 4*','Турция, Средиземноморский регион, Кемер, Бельдиби','+90 242 824 80 38 (pbx)','+90 242 824 80 40','selcukhanhotel.reserve-online.net','','Гостиница, Загородный, рядом, Пляжный, через дорогу','','',4,true,(select id from public.address where externalid=6083));" calcext:value-type="string">
            <text:p>insert into public.hotel(name, place, phone,fax,site,email,descr,vk,fb,stars,published,address_id) values('Selcukhan 4*','Турция, Средиземноморский регион, Кемер, Бельдиби','+90 242 824 80 38 (pbx)','+90 242 824 80 40','selcukhanhotel.reserve-online.net','','Гостиница, Загородный, рядом, Пляжный, через дорогу','','',4,true,(select id from public.address where externalid=6083));</text:p>
          </table:table-cell>
          <table:table-cell table:formula="of:=CONCATENATE(&quot;(select id from hotel where externalid=&quot;;REPLACE([.A73];1;9;&quot;&quot;);&quot;)&quot;)" office:value-type="string" office:string-value="(select id from hotel where externalid=6083)" calcext:value-type="string">
            <text:p>(select id from hotel where externalid=6083)</text:p>
          </table:table-cell>
          <table:table-cell table:formula="of:=CONCATENATE(&quot;insert into public.address(country_id,settlementpart,streetpart,externalid) values((select id from public.country where name_ru='&quot;;[.F73];&quot;'),'&quot;;[.G73];&quot;','&quot; ;[.H73];&quot;',&quot;;REPLACE([.A73];1;9;&quot;&quot;);&quot;);&quot;)" office:value-type="string" office:string-value="insert into public.address(country_id,settlementpart,streetpart,externalid) values((select id from public.country where name_ru='Турция'),'Кемер','SELCUKHAN TURIZM VE TIC. LTD STI. ATATURK CAD. No:42 07985 BELDIBI/KEMER/ ANTALYA/TÜRKIYE',6083);" calcext:value-type="string">
            <text:p>insert into public.address(country_id,settlementpart,streetpart,externalid) values((select id from public.country where name_ru='Турция'),'Кемер','SELCUKHAN TURIZM VE TIC. LTD STI. ATATURK CAD. No:42 07985 BELDIBI/KEMER/ ANTALYA/TÜRKIYE',6083);</text:p>
          </table:table-cell>
          <table:table-cell/>
        </table:table-row>
        <table:table-row table:style-name="ro1">
          <table:table-cell office:value-type="string" calcext:value-type="string">
            <text:p>/hotel/al10260</text:p>
          </table:table-cell>
          <table:table-cell office:value-type="string" calcext:value-type="string">
            <text:p>Sheraton Sharm Hotel, Resort, Villas &amp; Spa 5*</text:p>
          </table:table-cell>
          <table:table-cell office:value-type="string" calcext:value-type="string">
            <text:p>Египет, Мухафаза Южный Синай, Шарм-Эль-Шейх, Эль Монтаз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Al Pasha Coast, P.O. Box 59, Sharm El Sheikh, South Sinai, Egypt</text:p>
          </table:table-cell>
          <table:table-cell office:value-type="string" calcext:value-type="string">
            <text:p>(2)(069) 3602070</text:p>
          </table:table-cell>
          <table:table-cell office:value-type="string" calcext:value-type="string">
            <text:p>(2)(069) 3602099</text:p>
          </table:table-cell>
          <table:table-cell office:value-type="string" calcext:value-type="string">
            <text:p>www.starwoodhotels.com</text:p>
          </table:table-cell>
          <table:table-cell/>
          <table:table-cell office:value-type="string" calcext:value-type="string">
            <text:p>https://www.facebook.com/sheratonsharm</text:p>
          </table:table-cell>
          <table:table-cell table:formula="of:=CONCATENATE(&quot;insert into public.hotel(name, place, phone,fax,site,email,descr,vk,fb,stars,published,address_id) values('&quot;;[.B74];&quot;','&quot;;[.C74];&quot;','&quot;;[.I74];&quot;','&quot;;[.J74];&quot;','&quot;;[.K74];&quot;','','&quot;;[.D74];&quot;','&quot;;[.L74];&quot;','&quot;;[.M74];&quot;',&quot;;[.E74];&quot;,true,(select id from public.address where externalid=&quot;;REPLACE([.A74];1;9;&quot;&quot;);&quot;));&quot;)" office:value-type="string" office:string-value="insert into public.hotel(name, place, phone,fax,site,email,descr,vk,fb,stars,published,address_id) values('Sheraton Sharm Hotel, Resort, Villas &amp; Spa 5*','Египет, Мухафаза Южный Синай, Шарм-Эль-Шейх, Эль Монтаза','(2)(069) 3602070','(2)(069) 3602099','www.starwoodhotels.com','','Гостиничный комплекс, Пляжный, 1-я линия от моря','','https://www.facebook.com/sheratonsharm',5,true,(select id from public.address where externalid=10260));" calcext:value-type="string">
            <text:p>insert into public.hotel(name, place, phone,fax,site,email,descr,vk,fb,stars,published,address_id) values('Sheraton Sharm Hotel, Resort, Villas &amp; Spa 5*','Египет, Мухафаза Южный Синай, Шарм-Эль-Шейх, Эль Монтаза','(2)(069) 3602070','(2)(069) 3602099','www.starwoodhotels.com','','Гостиничный комплекс, Пляжный, 1-я линия от моря','','https://www.facebook.com/sheratonsharm',5,true,(select id from public.address where externalid=10260));</text:p>
          </table:table-cell>
          <table:table-cell table:formula="of:=CONCATENATE(&quot;(select id from hotel where externalid=&quot;;REPLACE([.A74];1;9;&quot;&quot;);&quot;)&quot;)" office:value-type="string" office:string-value="(select id from hotel where externalid=10260)" calcext:value-type="string">
            <text:p>(select id from hotel where externalid=10260)</text:p>
          </table:table-cell>
          <table:table-cell table:formula="of:=CONCATENATE(&quot;insert into public.address(country_id,settlementpart,streetpart,externalid) values((select id from public.country where name_ru='&quot;;[.F74];&quot;'),'&quot;;[.G74];&quot;','&quot; ;[.H74];&quot;',&quot;;REPLACE([.A74];1;9;&quot;&quot;);&quot;);&quot;)" office:value-type="string" office:string-value="insert into public.address(country_id,settlementpart,streetpart,externalid) values((select id from public.country where name_ru='Египет'),'Шарм-Эль-Шейх','Al Pasha Coast, P.O. Box 59, Sharm El Sheikh, South Sinai, Egypt',10260);" calcext:value-type="string">
            <text:p>insert into public.address(country_id,settlementpart,streetpart,externalid) values((select id from public.country where name_ru='Египет'),'Шарм-Эль-Шейх','Al Pasha Coast, P.O. Box 59, Sharm El Sheikh, South Sinai, Egypt',10260);</text:p>
          </table:table-cell>
          <table:table-cell/>
        </table:table-row>
        <table:table-row table:style-name="ro1">
          <table:table-cell office:value-type="string" calcext:value-type="string">
            <text:p>/hotel/al4780</text:p>
          </table:table-cell>
          <table:table-cell office:value-type="string" calcext:value-type="string">
            <text:p>Silence Beach Resort 5*</text:p>
          </table:table-cell>
          <table:table-cell office:value-type="string" calcext:value-type="string">
            <text:p>Турция, Средиземноморский регион, Сиде, Кызылагач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Manavgat - Antalya - Turkey</text:p>
          </table:table-cell>
          <table:table-cell office:value-type="string" calcext:value-type="string">
            <text:p>+ 90 242 744 00 00</text:p>
          </table:table-cell>
          <table:table-cell office:value-type="string" calcext:value-type="string">
            <text:p>+ 90 242 744 00 80</text:p>
          </table:table-cell>
          <table:table-cell office:value-type="string" calcext:value-type="string">
            <text:p>www.silence.com.tr</text:p>
          </table:table-cell>
          <table:table-cell office:value-type="string" calcext:value-type="string">
            <text:p>https://vk.com/hotelsilencebeach</text:p>
          </table:table-cell>
          <table:table-cell office:value-type="string" calcext:value-type="string">
            <text:p>https://www.facebook.com/silencebeach/</text:p>
          </table:table-cell>
          <table:table-cell table:formula="of:=CONCATENATE(&quot;insert into public.hotel(name, place, phone,fax,site,email,descr,vk,fb,stars,published,address_id) values('&quot;;[.B75];&quot;','&quot;;[.C75];&quot;','&quot;;[.I75];&quot;','&quot;;[.J75];&quot;','&quot;;[.K75];&quot;','','&quot;;[.D75];&quot;','&quot;;[.L75];&quot;','&quot;;[.M75];&quot;',&quot;;[.E75];&quot;,true,(select id from public.address where externalid=&quot;;REPLACE([.A75];1;9;&quot;&quot;);&quot;));&quot;)" office:value-type="string" office:string-value="insert into public.hotel(name, place, phone,fax,site,email,descr,vk,fb,stars,published,address_id) values('Silence Beach Resort 5*','Турция, Средиземноморский регион, Сиде, Кызылагач','+ 90 242 744 00 00','+ 90 242 744 00 80','www.silence.com.tr','','Гостиничный комплекс, Пляжный, 1-я линия от моря','https://vk.com/hotelsilencebeach','https://www.facebook.com/silencebeach/',5,true,(select id from public.address where externalid=4780));" calcext:value-type="string">
            <text:p>insert into public.hotel(name, place, phone,fax,site,email,descr,vk,fb,stars,published,address_id) values('Silence Beach Resort 5*','Турция, Средиземноморский регион, Сиде, Кызылагач','+ 90 242 744 00 00','+ 90 242 744 00 80','www.silence.com.tr','','Гостиничный комплекс, Пляжный, 1-я линия от моря','https://vk.com/hotelsilencebeach','https://www.facebook.com/silencebeach/',5,true,(select id from public.address where externalid=4780));</text:p>
          </table:table-cell>
          <table:table-cell table:formula="of:=CONCATENATE(&quot;(select id from hotel where externalid=&quot;;REPLACE([.A75];1;9;&quot;&quot;);&quot;)&quot;)" office:value-type="string" office:string-value="(select id from hotel where externalid=4780)" calcext:value-type="string">
            <text:p>(select id from hotel where externalid=4780)</text:p>
          </table:table-cell>
          <table:table-cell table:formula="of:=CONCATENATE(&quot;insert into public.address(country_id,settlementpart,streetpart,externalid) values((select id from public.country where name_ru='&quot;;[.F75];&quot;'),'&quot;;[.G75];&quot;','&quot; ;[.H75];&quot;',&quot;;REPLACE([.A75];1;9;&quot;&quot;);&quot;);&quot;)" office:value-type="string" office:string-value="insert into public.address(country_id,settlementpart,streetpart,externalid) values((select id from public.country where name_ru='Турция'),'Сиде','Manavgat - Antalya - Turkey',4780);" calcext:value-type="string">
            <text:p>insert into public.address(country_id,settlementpart,streetpart,externalid) values((select id from public.country where name_ru='Турция'),'Сиде','Manavgat - Antalya - Turkey',4780);</text:p>
          </table:table-cell>
          <table:table-cell/>
        </table:table-row>
        <table:table-row table:style-name="ro2">
          <table:table-cell office:value-type="string" calcext:value-type="string">
            <text:p>/hotel/al891</text:p>
          </table:table-cell>
          <table:table-cell office:value-type="string" calcext:value-type="string">
            <text:p><text:span text:style-name="T1">Queen'</text:span>'s Park Resort Goynuk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umhuriyet Mahallesi Sahil Yolu Caddesi Göynük Kemer Antalya</text:p>
          </table:table-cell>
          <table:table-cell office:value-type="string" calcext:value-type="string">
            <text:p>+90 242 815 17 00</text:p>
          </table:table-cell>
          <table:table-cell office:value-type="string" calcext:value-type="string">
            <text:p>+90 242 815 17 09</text:p>
          </table:table-cell>
          <table:table-cell office:value-type="string" calcext:value-type="string">
            <text:p>www.qpr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76];&quot;','&quot;;[.C76];&quot;','&quot;;[.I76];&quot;','&quot;;[.J76];&quot;','&quot;;[.K76];&quot;','','&quot;;[.D76];&quot;','&quot;;[.L76];&quot;','&quot;;[.M76];&quot;',&quot;;[.E76];&quot;,true,(select id from public.address where externalid=&quot;;REPLACE([.A76];1;9;&quot;&quot;);&quot;));&quot;)" office:value-type="string" office:string-value="insert into public.hotel(name, place, phone,fax,site,email,descr,vk,fb,stars,published,address_id) values('Queen''s Park Resort Goynuk 5*','Турция, Средиземноморский регион, Кемер, Гёйнюк','+90 242 815 17 00','+90 242 815 17 09','www.qprhotels.com','','Гостиничный комплекс, Пляжный, 1-я линия от моря, Загородный, рядом','','',5,true,(select id from public.address where externalid=891));" calcext:value-type="string">
            <text:p>insert into public.hotel(name, place, phone,fax,site,email,descr,vk,fb,stars,published,address_id) values('Queen''s Park Resort Goynuk 5*','Турция, Средиземноморский регион, Кемер, Гёйнюк','+90 242 815 17 00','+90 242 815 17 09','www.qprhotels.com','','Гостиничный комплекс, Пляжный, 1-я линия от моря, Загородный, рядом','','',5,true,(select id from public.address where externalid=891));</text:p>
          </table:table-cell>
          <table:table-cell table:formula="of:=CONCATENATE(&quot;(select id from hotel where externalid=&quot;;REPLACE([.A76];1;9;&quot;&quot;);&quot;)&quot;)" office:value-type="string" office:string-value="(select id from hotel where externalid=891)" calcext:value-type="string">
            <text:p>(select id from hotel where externalid=891)</text:p>
          </table:table-cell>
          <table:table-cell table:formula="of:=CONCATENATE(&quot;insert into public.address(country_id,settlementpart,streetpart,externalid) values((select id from public.country where name_ru='&quot;;[.F76];&quot;'),'&quot;;[.G76];&quot;','&quot; ;[.H76];&quot;',&quot;;REPLACE([.A76];1;9;&quot;&quot;);&quot;);&quot;)" office:value-type="string" office:string-value="insert into public.address(country_id,settlementpart,streetpart,externalid) values((select id from public.country where name_ru='Турция'),'Кемер','Cumhuriyet Mahallesi Sahil Yolu Caddesi Göynük Kemer Antalya',891);" calcext:value-type="string">
            <text:p>insert into public.address(country_id,settlementpart,streetpart,externalid) values((select id from public.country where name_ru='Турция'),'Кемер','Cumhuriyet Mahallesi Sahil Yolu Caddesi Göynük Kemer Antalya',891);</text:p>
          </table:table-cell>
          <table:table-cell/>
        </table:table-row>
        <table:table-row table:style-name="ro1">
          <table:table-cell office:value-type="string" calcext:value-type="string">
            <text:p>/hotel/al34097</text:p>
          </table:table-cell>
          <table:table-cell office:value-type="string" calcext:value-type="string">
            <text:p>Club Sea Time 3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Коттеджный комплекс, Загородный, рядом, Пляжный, через дорог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Payallar mah.no:74 Konaklı/Alanya</text:p>
          </table:table-cell>
          <table:table-cell office:value-type="string" calcext:value-type="string">
            <text:p>+90 242 545 40-76</text:p>
          </table:table-cell>
          <table:table-cell office:value-type="string" calcext:value-type="string">
            <text:p>+90 242 545 40-85</text:p>
          </table:table-cell>
          <table:table-cell office:value-type="string" calcext:value-type="string">
            <text:p>www.clubseatime.com.tr</text:p>
          </table:table-cell>
          <table:table-cell office:value-type="string" calcext:value-type="string">
            <text:p>http://vk.com/club_sea_time</text:p>
          </table:table-cell>
          <table:table-cell/>
          <table:table-cell table:formula="of:=CONCATENATE(&quot;insert into public.hotel(name, place, phone,fax,site,email,descr,vk,fb,stars,published,address_id) values('&quot;;[.B77];&quot;','&quot;;[.C77];&quot;','&quot;;[.I77];&quot;','&quot;;[.J77];&quot;','&quot;;[.K77];&quot;','','&quot;;[.D77];&quot;','&quot;;[.L77];&quot;','&quot;;[.M77];&quot;',&quot;;[.E77];&quot;,true,(select id from public.address where externalid=&quot;;REPLACE([.A77];1;9;&quot;&quot;);&quot;));&quot;)" office:value-type="string" office:string-value="insert into public.hotel(name, place, phone,fax,site,email,descr,vk,fb,stars,published,address_id) values('Club Sea Time 3*','Турция, Средиземноморский регион, Аланья, Конаклы','+90 242 545 40-76','+90 242 545 40-85','www.clubseatime.com.tr','','Коттеджный комплекс, Загородный, рядом, Пляжный, через дорогу','http://vk.com/club_sea_time','',3,true,(select id from public.address where externalid=34097));" calcext:value-type="string">
            <text:p>insert into public.hotel(name, place, phone,fax,site,email,descr,vk,fb,stars,published,address_id) values('Club Sea Time 3*','Турция, Средиземноморский регион, Аланья, Конаклы','+90 242 545 40-76','+90 242 545 40-85','www.clubseatime.com.tr','','Коттеджный комплекс, Загородный, рядом, Пляжный, через дорогу','http://vk.com/club_sea_time','',3,true,(select id from public.address where externalid=34097));</text:p>
          </table:table-cell>
          <table:table-cell table:formula="of:=CONCATENATE(&quot;(select id from hotel where externalid=&quot;;REPLACE([.A77];1;9;&quot;&quot;);&quot;)&quot;)" office:value-type="string" office:string-value="(select id from hotel where externalid=34097)" calcext:value-type="string">
            <text:p>(select id from hotel where externalid=34097)</text:p>
          </table:table-cell>
          <table:table-cell table:formula="of:=CONCATENATE(&quot;insert into public.address(country_id,settlementpart,streetpart,externalid) values((select id from public.country where name_ru='&quot;;[.F77];&quot;'),'&quot;;[.G77];&quot;','&quot; ;[.H77];&quot;',&quot;;REPLACE([.A77];1;9;&quot;&quot;);&quot;);&quot;)" office:value-type="string" office:string-value="insert into public.address(country_id,settlementpart,streetpart,externalid) values((select id from public.country where name_ru='Турция'),'Аланья','Payallar mah.no:74 Konaklı/Alanya',34097);" calcext:value-type="string">
            <text:p>insert into public.address(country_id,settlementpart,streetpart,externalid) values((select id from public.country where name_ru='Турция'),'Аланья','Payallar mah.no:74 Konaklı/Alanya',34097);</text:p>
          </table:table-cell>
          <table:table-cell/>
        </table:table-row>
        <table:table-row table:style-name="ro1">
          <table:table-cell office:value-type="string" calcext:value-type="string">
            <text:p>/hotel/al4983</text:p>
          </table:table-cell>
          <table:table-cell office:value-type="string" calcext:value-type="string">
            <text:p>Club Hotel Turan Prince World 5*</text:p>
          </table:table-cell>
          <table:table-cell office:value-type="string" calcext:value-type="string">
            <text:p>Турция, Средиземноморский регион, Сиде, Кызылагач</text:p>
          </table:table-cell>
          <table:table-cell office:value-type="string" calcext:value-type="string">
            <text:p>Клубный отель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Kızılağaç / Side - Manavgat Antalya</text:p>
          </table:table-cell>
          <table:table-cell office:value-type="string" calcext:value-type="string">
            <text:p>(90 242) 748 72 60</text:p>
          </table:table-cell>
          <table:table-cell office:value-type="string" calcext:value-type="string">
            <text:p>(0 242) 748 72 50-51</text:p>
          </table:table-cell>
          <table:table-cell office:value-type="string" calcext:value-type="string">
            <text:p>www.turanprincehotels.com</text:p>
          </table:table-cell>
          <table:table-cell office:value-type="string" calcext:value-type="string">
            <text:p>https://vk.com/club136384091</text:p>
          </table:table-cell>
          <table:table-cell/>
          <table:table-cell table:formula="of:=CONCATENATE(&quot;insert into public.hotel(name, place, phone,fax,site,email,descr,vk,fb,stars,published,address_id) values('&quot;;[.B78];&quot;','&quot;;[.C78];&quot;','&quot;;[.I78];&quot;','&quot;;[.J78];&quot;','&quot;;[.K78];&quot;','','&quot;;[.D78];&quot;','&quot;;[.L78];&quot;','&quot;;[.M78];&quot;',&quot;;[.E78];&quot;,true,(select id from public.address where externalid=&quot;;REPLACE([.A78];1;9;&quot;&quot;);&quot;));&quot;)" office:value-type="string" office:string-value="insert into public.hotel(name, place, phone,fax,site,email,descr,vk,fb,stars,published,address_id) values('Club Hotel Turan Prince World 5*','Турция, Средиземноморский регион, Сиде, Кызылагач','(90 242) 748 72 60','(0 242) 748 72 50-51','www.turanprincehotels.com','','Клубный отель, Пляжный, 1-я линия от моря, Загородный, рядом','https://vk.com/club136384091','',5,true,(select id from public.address where externalid=4983));" calcext:value-type="string">
            <text:p>insert into public.hotel(name, place, phone,fax,site,email,descr,vk,fb,stars,published,address_id) values('Club Hotel Turan Prince World 5*','Турция, Средиземноморский регион, Сиде, Кызылагач','(90 242) 748 72 60','(0 242) 748 72 50-51','www.turanprincehotels.com','','Клубный отель, Пляжный, 1-я линия от моря, Загородный, рядом','https://vk.com/club136384091','',5,true,(select id from public.address where externalid=4983));</text:p>
          </table:table-cell>
          <table:table-cell table:formula="of:=CONCATENATE(&quot;(select id from hotel where externalid=&quot;;REPLACE([.A78];1;9;&quot;&quot;);&quot;)&quot;)" office:value-type="string" office:string-value="(select id from hotel where externalid=4983)" calcext:value-type="string">
            <text:p>(select id from hotel where externalid=4983)</text:p>
          </table:table-cell>
          <table:table-cell table:formula="of:=CONCATENATE(&quot;insert into public.address(country_id,settlementpart,streetpart,externalid) values((select id from public.country where name_ru='&quot;;[.F78];&quot;'),'&quot;;[.G78];&quot;','&quot; ;[.H78];&quot;',&quot;;REPLACE([.A78];1;9;&quot;&quot;);&quot;);&quot;)" office:value-type="string" office:string-value="insert into public.address(country_id,settlementpart,streetpart,externalid) values((select id from public.country where name_ru='Турция'),'Сиде','Kızılağaç / Side - Manavgat Antalya',4983);" calcext:value-type="string">
            <text:p>insert into public.address(country_id,settlementpart,streetpart,externalid) values((select id from public.country where name_ru='Турция'),'Сиде','Kızılağaç / Side - Manavgat Antalya',4983);</text:p>
          </table:table-cell>
          <table:table-cell/>
        </table:table-row>
        <table:table-row table:style-name="ro1">
          <table:table-cell office:value-type="string" calcext:value-type="string">
            <text:p>/hotel/al5185</text:p>
          </table:table-cell>
          <table:table-cell office:value-type="string" calcext:value-type="string">
            <text:p>SUNRISE Holidays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Corniche Road Sheraton Street Hurghada Red Sea Egypt</text:p>
          </table:table-cell>
          <table:table-cell office:value-type="string" calcext:value-type="string">
            <text:p>+20 (0)65 344 5080</text:p>
          </table:table-cell>
          <table:table-cell office:value-type="string" calcext:value-type="string">
            <text:p>+2 (065) 344-50-85</text:p>
          </table:table-cell>
          <table:table-cell office:value-type="string" calcext:value-type="string">
            <text:p>www.sunrise-resorts.com</text:p>
          </table:table-cell>
          <table:table-cell office:value-type="string" calcext:value-type="string">
            <text:p>https://vk.com/club144892733</text:p>
          </table:table-cell>
          <table:table-cell office:value-type="string" calcext:value-type="string">
            <text:p>https://www.facebook.com/SUNRISEholidaysresort/</text:p>
          </table:table-cell>
          <table:table-cell table:formula="of:=CONCATENATE(&quot;insert into public.hotel(name, place, phone,fax,site,email,descr,vk,fb,stars,published,address_id) values('&quot;;[.B79];&quot;','&quot;;[.C79];&quot;','&quot;;[.I79];&quot;','&quot;;[.J79];&quot;','&quot;;[.K79];&quot;','','&quot;;[.D79];&quot;','&quot;;[.L79];&quot;','&quot;;[.M79];&quot;',&quot;;[.E79];&quot;,true,(select id from public.address where externalid=&quot;;REPLACE([.A79];1;9;&quot;&quot;);&quot;));&quot;)" office:value-type="string" office:string-value="insert into public.hotel(name, place, phone,fax,site,email,descr,vk,fb,stars,published,address_id) values('SUNRISE Holidays Resort 5*','Египет, Мухафаза Красное Море, Хургада','+20 (0)65 344 5080','+2 (065) 344-50-85','www.sunrise-resorts.com','','Гостиница, Пляжный, 1-я линия от моря','https://vk.com/club144892733','https://www.facebook.com/SUNRISEholidaysresort/',5,true,(select id from public.address where externalid=5185));" calcext:value-type="string">
            <text:p>insert into public.hotel(name, place, phone,fax,site,email,descr,vk,fb,stars,published,address_id) values('SUNRISE Holidays Resort 5*','Египет, Мухафаза Красное Море, Хургада','+20 (0)65 344 5080','+2 (065) 344-50-85','www.sunrise-resorts.com','','Гостиница, Пляжный, 1-я линия от моря','https://vk.com/club144892733','https://www.facebook.com/SUNRISEholidaysresort/',5,true,(select id from public.address where externalid=5185));</text:p>
          </table:table-cell>
          <table:table-cell table:formula="of:=CONCATENATE(&quot;(select id from hotel where externalid=&quot;;REPLACE([.A79];1;9;&quot;&quot;);&quot;)&quot;)" office:value-type="string" office:string-value="(select id from hotel where externalid=5185)" calcext:value-type="string">
            <text:p>(select id from hotel where externalid=5185)</text:p>
          </table:table-cell>
          <table:table-cell table:formula="of:=CONCATENATE(&quot;insert into public.address(country_id,settlementpart,streetpart,externalid) values((select id from public.country where name_ru='&quot;;[.F79];&quot;'),'&quot;;[.G79];&quot;','&quot; ;[.H79];&quot;',&quot;;REPLACE([.A79];1;9;&quot;&quot;);&quot;);&quot;)" office:value-type="string" office:string-value="insert into public.address(country_id,settlementpart,streetpart,externalid) values((select id from public.country where name_ru='Египет'),'Хургада','Corniche Road Sheraton Street Hurghada Red Sea Egypt',5185);" calcext:value-type="string">
            <text:p>insert into public.address(country_id,settlementpart,streetpart,externalid) values((select id from public.country where name_ru='Египет'),'Хургада','Corniche Road Sheraton Street Hurghada Red Sea Egypt',5185);</text:p>
          </table:table-cell>
          <table:table-cell/>
        </table:table-row>
        <table:table-row table:style-name="ro1">
          <table:table-cell office:value-type="string" calcext:value-type="string">
            <text:p>/hotel/al4358</text:p>
          </table:table-cell>
          <table:table-cell office:value-type="string" calcext:value-type="string">
            <text:p>Larissa Phaselis Princess Hotel 5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Büyük Otel Faselis Prenses Tekirova - Kemer / ANTALYA</text:p>
          </table:table-cell>
          <table:table-cell office:value-type="string" calcext:value-type="string">
            <text:p>+90(242) 813 51 51</text:p>
          </table:table-cell>
          <table:table-cell office:value-type="string" calcext:value-type="string">
            <text:p>+90(242) 821 40 69</text:p>
          </table:table-cell>
          <table:table-cell office:value-type="string" calcext:value-type="string">
            <text:p>www.lariss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80];&quot;','&quot;;[.C80];&quot;','&quot;;[.I80];&quot;','&quot;;[.J80];&quot;','&quot;;[.K80];&quot;','','&quot;;[.D80];&quot;','&quot;;[.L80];&quot;','&quot;;[.M80];&quot;',&quot;;[.E80];&quot;,true,(select id from public.address where externalid=&quot;;REPLACE([.A80];1;9;&quot;&quot;);&quot;));&quot;)" office:value-type="string" office:string-value="insert into public.hotel(name, place, phone,fax,site,email,descr,vk,fb,stars,published,address_id) values('Larissa Phaselis Princess Hotel 5*','Турция, Средиземноморский регион, Кемер','+90(242) 813 51 51','+90(242) 821 40 69','www.larissahotels.com','','Гостиница, Пляжный, 1-я линия от моря, Загородный, рядом','','',5,true,(select id from public.address where externalid=4358));" calcext:value-type="string">
            <text:p>insert into public.hotel(name, place, phone,fax,site,email,descr,vk,fb,stars,published,address_id) values('Larissa Phaselis Princess Hotel 5*','Турция, Средиземноморский регион, Кемер','+90(242) 813 51 51','+90(242) 821 40 69','www.larissahotels.com','','Гостиница, Пляжный, 1-я линия от моря, Загородный, рядом','','',5,true,(select id from public.address where externalid=4358));</text:p>
          </table:table-cell>
          <table:table-cell table:formula="of:=CONCATENATE(&quot;(select id from hotel where externalid=&quot;;REPLACE([.A80];1;9;&quot;&quot;);&quot;)&quot;)" office:value-type="string" office:string-value="(select id from hotel where externalid=4358)" calcext:value-type="string">
            <text:p>(select id from hotel where externalid=4358)</text:p>
          </table:table-cell>
          <table:table-cell table:formula="of:=CONCATENATE(&quot;insert into public.address(country_id,settlementpart,streetpart,externalid) values((select id from public.country where name_ru='&quot;;[.F80];&quot;'),'&quot;;[.G80];&quot;','&quot; ;[.H80];&quot;',&quot;;REPLACE([.A80];1;9;&quot;&quot;);&quot;);&quot;)" office:value-type="string" office:string-value="insert into public.address(country_id,settlementpart,streetpart,externalid) values((select id from public.country where name_ru='Турция'),'Кемер','Büyük Otel Faselis Prenses Tekirova - Kemer / ANTALYA',4358);" calcext:value-type="string">
            <text:p>insert into public.address(country_id,settlementpart,streetpart,externalid) values((select id from public.country where name_ru='Турция'),'Кемер','Büyük Otel Faselis Prenses Tekirova - Kemer / ANTALYA',4358);</text:p>
          </table:table-cell>
          <table:table-cell/>
        </table:table-row>
        <table:table-row table:style-name="ro1">
          <table:table-cell office:value-type="string" calcext:value-type="string">
            <text:p>/hotel/al2241</text:p>
          </table:table-cell>
          <table:table-cell office:value-type="string" calcext:value-type="string">
            <text:p>Ali Baba Palace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Red sea -Hurghada</text:p>
          </table:table-cell>
          <table:table-cell office:value-type="string" calcext:value-type="string">
            <text:p>(2 010) 535 90 90</text:p>
          </table:table-cell>
          <table:table-cell office:value-type="string" calcext:value-type="string">
            <text:p>(2 065) 446 452</text:p>
          </table:table-cell>
          <table:table-cell office:value-type="string" calcext:value-type="string">
            <text:p>www.alibabapalac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81];&quot;','&quot;;[.C81];&quot;','&quot;;[.I81];&quot;','&quot;;[.J81];&quot;','&quot;;[.K81];&quot;','','&quot;;[.D81];&quot;','&quot;;[.L81];&quot;','&quot;;[.M81];&quot;',&quot;;[.E81];&quot;,true,(select id from public.address where externalid=&quot;;REPLACE([.A81];1;9;&quot;&quot;);&quot;));&quot;)" office:value-type="string" office:string-value="insert into public.hotel(name, place, phone,fax,site,email,descr,vk,fb,stars,published,address_id) values('Ali Baba Palace 4*','Египет, Мухафаза Красное Море, Хургада','(2 010) 535 90 90','(2 065) 446 452','www.alibabapalace.com','','Гостиница, Пляжный, 1-я линия от моря','','',4,true,(select id from public.address where externalid=2241));" calcext:value-type="string">
            <text:p>insert into public.hotel(name, place, phone,fax,site,email,descr,vk,fb,stars,published,address_id) values('Ali Baba Palace 4*','Египет, Мухафаза Красное Море, Хургада','(2 010) 535 90 90','(2 065) 446 452','www.alibabapalace.com','','Гостиница, Пляжный, 1-я линия от моря','','',4,true,(select id from public.address where externalid=2241));</text:p>
          </table:table-cell>
          <table:table-cell table:formula="of:=CONCATENATE(&quot;(select id from hotel where externalid=&quot;;REPLACE([.A81];1;9;&quot;&quot;);&quot;)&quot;)" office:value-type="string" office:string-value="(select id from hotel where externalid=2241)" calcext:value-type="string">
            <text:p>(select id from hotel where externalid=2241)</text:p>
          </table:table-cell>
          <table:table-cell table:formula="of:=CONCATENATE(&quot;insert into public.address(country_id,settlementpart,streetpart,externalid) values((select id from public.country where name_ru='&quot;;[.F81];&quot;'),'&quot;;[.G81];&quot;','&quot; ;[.H81];&quot;',&quot;;REPLACE([.A81];1;9;&quot;&quot;);&quot;);&quot;)" office:value-type="string" office:string-value="insert into public.address(country_id,settlementpart,streetpart,externalid) values((select id from public.country where name_ru='Египет'),'Хургада','Red sea -Hurghada',2241);" calcext:value-type="string">
            <text:p>insert into public.address(country_id,settlementpart,streetpart,externalid) values((select id from public.country where name_ru='Египет'),'Хургада','Red sea -Hurghada',2241);</text:p>
          </table:table-cell>
          <table:table-cell/>
        </table:table-row>
        <table:table-row table:style-name="ro1">
          <table:table-cell office:value-type="string" calcext:value-type="string">
            <text:p>/hotel/al22319</text:p>
          </table:table-cell>
          <table:table-cell office:value-type="string" calcext:value-type="string">
            <text:p>Naithonburi Beach Resort 4*</text:p>
          </table:table-cell>
          <table:table-cell office:value-type="string" calcext:value-type="string">
            <text:p>Таиланд, Южный регион, Пхукет остров</text:p>
          </table:table-cell>
          <table:table-cell office:value-type="string" calcext:value-type="string">
            <text:p>Бутик-отель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хукет о.</text:p>
          </table:table-cell>
          <table:table-cell office:value-type="string" calcext:value-type="string">
            <text:p>Naithonburi Beach Resort 9 Moo 4, Tambon Sakhu, Amphur Thalang, Phuket 83140, Thailand</text:p>
          </table:table-cell>
          <table:table-cell office:value-type="string" calcext:value-type="string">
            <text:p>(66 76) 318700</text:p>
          </table:table-cell>
          <table:table-cell office:value-type="string" calcext:value-type="string">
            <text:p>(66 76) 318777</text:p>
          </table:table-cell>
          <table:table-cell office:value-type="string" calcext:value-type="string">
            <text:p>www.naithonburi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82];&quot;','&quot;;[.C82];&quot;','&quot;;[.I82];&quot;','&quot;;[.J82];&quot;','&quot;;[.K82];&quot;','','&quot;;[.D82];&quot;','&quot;;[.L82];&quot;','&quot;;[.M82];&quot;',&quot;;[.E82];&quot;,true,(select id from public.address where externalid=&quot;;REPLACE([.A82];1;9;&quot;&quot;);&quot;));&quot;)" office:value-type="string" office:string-value="insert into public.hotel(name, place, phone,fax,site,email,descr,vk,fb,stars,published,address_id) values('Naithonburi Beach Resort 4*','Таиланд, Южный регион, Пхукет остров','(66 76) 318700','(66 76) 318777','www.naithonburi.com','','Бутик-отель, Пляжный, 1-я линия от моря','','',4,true,(select id from public.address where externalid=22319));" calcext:value-type="string">
            <text:p>insert into public.hotel(name, place, phone,fax,site,email,descr,vk,fb,stars,published,address_id) values('Naithonburi Beach Resort 4*','Таиланд, Южный регион, Пхукет остров','(66 76) 318700','(66 76) 318777','www.naithonburi.com','','Бутик-отель, Пляжный, 1-я линия от моря','','',4,true,(select id from public.address where externalid=22319));</text:p>
          </table:table-cell>
          <table:table-cell table:formula="of:=CONCATENATE(&quot;(select id from hotel where externalid=&quot;;REPLACE([.A82];1;9;&quot;&quot;);&quot;)&quot;)" office:value-type="string" office:string-value="(select id from hotel where externalid=22319)" calcext:value-type="string">
            <text:p>(select id from hotel where externalid=22319)</text:p>
          </table:table-cell>
          <table:table-cell table:formula="of:=CONCATENATE(&quot;insert into public.address(country_id,settlementpart,streetpart,externalid) values((select id from public.country where name_ru='&quot;;[.F82];&quot;'),'&quot;;[.G82];&quot;','&quot; ;[.H82];&quot;',&quot;;REPLACE([.A82];1;9;&quot;&quot;);&quot;);&quot;)" office:value-type="string" office:string-value="insert into public.address(country_id,settlementpart,streetpart,externalid) values((select id from public.country where name_ru='Таиланд'),'Пхукет о.','Naithonburi Beach Resort 9 Moo 4, Tambon Sakhu, Amphur Thalang, Phuket 83140, Thailand',22319);" calcext:value-type="string">
            <text:p>insert into public.address(country_id,settlementpart,streetpart,externalid) values((select id from public.country where name_ru='Таиланд'),'Пхукет о.','Naithonburi Beach Resort 9 Moo 4, Tambon Sakhu, Amphur Thalang, Phuket 83140, Thailand',22319);</text:p>
          </table:table-cell>
          <table:table-cell/>
        </table:table-row>
        <table:table-row table:style-name="ro1">
          <table:table-cell office:value-type="string" calcext:value-type="string">
            <text:p>/hotel/al4115</text:p>
          </table:table-cell>
          <table:table-cell office:value-type="string" calcext:value-type="string">
            <text:p>Shores Amphoras Resort 5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Коттедж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 O Box 110 South Sinai - Om El Seid Cliff- Sharm el Sheikh - Egypt</text:p>
          </table:table-cell>
          <table:table-cell office:value-type="string" calcext:value-type="string">
            <text:p>+ 2069 + 3661815/6</text:p>
          </table:table-cell>
          <table:table-cell office:value-type="string" calcext:value-type="string">
            <text:p>+ 2069 + 3660786</text:p>
          </table:table-cell>
          <table:table-cell office:value-type="string" calcext:value-type="string">
            <text:p>www.shoreshotels.com</text:p>
          </table:table-cell>
          <table:table-cell office:value-type="string" calcext:value-type="string">
            <text:p>https://vk.com/amphoras</text:p>
          </table:table-cell>
          <table:table-cell office:value-type="string" calcext:value-type="string">
            <text:p>https://www.facebook.com/SharmelsheikhRedsea</text:p>
          </table:table-cell>
          <table:table-cell table:formula="of:=CONCATENATE(&quot;insert into public.hotel(name, place, phone,fax,site,email,descr,vk,fb,stars,published,address_id) values('&quot;;[.B83];&quot;','&quot;;[.C83];&quot;','&quot;;[.I83];&quot;','&quot;;[.J83];&quot;','&quot;;[.K83];&quot;','','&quot;;[.D83];&quot;','&quot;;[.L83];&quot;','&quot;;[.M83];&quot;',&quot;;[.E83];&quot;,true,(select id from public.address where externalid=&quot;;REPLACE([.A83];1;9;&quot;&quot;);&quot;));&quot;)" office:value-type="string" office:string-value="insert into public.hotel(name, place, phone,fax,site,email,descr,vk,fb,stars,published,address_id) values('Shores Amphoras Resort 5*','Египет, Мухафаза Южный Синай, Шарм-Эль-Шейх, Рас Ум Эль Сид','+ 2069 + 3661815/6','+ 2069 + 3660786','www.shoreshotels.com','','Коттеджный комплекс, Пляжный, 1-я линия от моря','https://vk.com/amphoras','https://www.facebook.com/SharmelsheikhRedsea',5,true,(select id from public.address where externalid=4115));" calcext:value-type="string">
            <text:p>insert into public.hotel(name, place, phone,fax,site,email,descr,vk,fb,stars,published,address_id) values('Shores Amphoras Resort 5*','Египет, Мухафаза Южный Синай, Шарм-Эль-Шейх, Рас Ум Эль Сид','+ 2069 + 3661815/6','+ 2069 + 3660786','www.shoreshotels.com','','Коттеджный комплекс, Пляжный, 1-я линия от моря','https://vk.com/amphoras','https://www.facebook.com/SharmelsheikhRedsea',5,true,(select id from public.address where externalid=4115));</text:p>
          </table:table-cell>
          <table:table-cell table:formula="of:=CONCATENATE(&quot;(select id from hotel where externalid=&quot;;REPLACE([.A83];1;9;&quot;&quot;);&quot;)&quot;)" office:value-type="string" office:string-value="(select id from hotel where externalid=4115)" calcext:value-type="string">
            <text:p>(select id from hotel where externalid=4115)</text:p>
          </table:table-cell>
          <table:table-cell table:formula="of:=CONCATENATE(&quot;insert into public.address(country_id,settlementpart,streetpart,externalid) values((select id from public.country where name_ru='&quot;;[.F83];&quot;'),'&quot;;[.G83];&quot;','&quot; ;[.H83];&quot;',&quot;;REPLACE([.A83];1;9;&quot;&quot;);&quot;);&quot;)" office:value-type="string" office:string-value="insert into public.address(country_id,settlementpart,streetpart,externalid) values((select id from public.country where name_ru='Египет'),'Шарм-Эль-Шейх','P O Box 110 South Sinai - Om El Seid Cliff- Sharm el Sheikh - Egypt',4115);" calcext:value-type="string">
            <text:p>insert into public.address(country_id,settlementpart,streetpart,externalid) values((select id from public.country where name_ru='Египет'),'Шарм-Эль-Шейх','P O Box 110 South Sinai - Om El Seid Cliff- Sharm el Sheikh - Egypt',4115);</text:p>
          </table:table-cell>
          <table:table-cell/>
        </table:table-row>
        <table:table-row table:style-name="ro1">
          <table:table-cell office:value-type="string" calcext:value-type="string">
            <text:p>/hotel/al7664</text:p>
          </table:table-cell>
          <table:table-cell office:value-type="string" calcext:value-type="string">
            <text:p>Le Soleil Bella Vista Hotel 4*</text:p>
          </table:table-cell>
          <table:table-cell office:value-type="string" calcext:value-type="string">
            <text:p>Тунис, Вилайет Монастир, Монастир, Сканес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Монастир</text:p>
          </table:table-cell>
          <table:table-cell office:value-type="string" calcext:value-type="string">
            <text:p>5000 Skanes, Monastir, Tunisia.</text:p>
          </table:table-cell>
          <table:table-cell office:value-type="string" calcext:value-type="string">
            <text:p>(00216) 735 20 555</text:p>
          </table:table-cell>
          <table:table-cell office:value-type="string" calcext:value-type="string">
            <text:p>(00216) 735 21 477</text:p>
          </table:table-cell>
          <table:table-cell office:value-type="string" calcext:value-type="string">
            <text:p>m.fecebook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84];&quot;','&quot;;[.C84];&quot;','&quot;;[.I84];&quot;','&quot;;[.J84];&quot;','&quot;;[.K84];&quot;','','&quot;;[.D84];&quot;','&quot;;[.L84];&quot;','&quot;;[.M84];&quot;',&quot;;[.E84];&quot;,true,(select id from public.address where externalid=&quot;;REPLACE([.A84];1;9;&quot;&quot;);&quot;));&quot;)" office:value-type="string" office:string-value="insert into public.hotel(name, place, phone,fax,site,email,descr,vk,fb,stars,published,address_id) values('Le Soleil Bella Vista Hotel 4*','Тунис, Вилайет Монастир, Монастир, Сканес','(00216) 735 20 555','(00216) 735 21 477','m.fecebook.com','','Гостиница, Пляжный, 1-я линия от моря','','',4,true,(select id from public.address where externalid=7664));" calcext:value-type="string">
            <text:p>insert into public.hotel(name, place, phone,fax,site,email,descr,vk,fb,stars,published,address_id) values('Le Soleil Bella Vista Hotel 4*','Тунис, Вилайет Монастир, Монастир, Сканес','(00216) 735 20 555','(00216) 735 21 477','m.fecebook.com','','Гостиница, Пляжный, 1-я линия от моря','','',4,true,(select id from public.address where externalid=7664));</text:p>
          </table:table-cell>
          <table:table-cell table:formula="of:=CONCATENATE(&quot;(select id from hotel where externalid=&quot;;REPLACE([.A84];1;9;&quot;&quot;);&quot;)&quot;)" office:value-type="string" office:string-value="(select id from hotel where externalid=7664)" calcext:value-type="string">
            <text:p>(select id from hotel where externalid=7664)</text:p>
          </table:table-cell>
          <table:table-cell table:formula="of:=CONCATENATE(&quot;insert into public.address(country_id,settlementpart,streetpart,externalid) values((select id from public.country where name_ru='&quot;;[.F84];&quot;'),'&quot;;[.G84];&quot;','&quot; ;[.H84];&quot;',&quot;;REPLACE([.A84];1;9;&quot;&quot;);&quot;);&quot;)" office:value-type="string" office:string-value="insert into public.address(country_id,settlementpart,streetpart,externalid) values((select id from public.country where name_ru='Тунис'),'Монастир','5000 Skanes, Monastir, Tunisia.',7664);" calcext:value-type="string">
            <text:p>insert into public.address(country_id,settlementpart,streetpart,externalid) values((select id from public.country where name_ru='Тунис'),'Монастир','5000 Skanes, Monastir, Tunisia.',7664);</text:p>
          </table:table-cell>
          <table:table-cell/>
        </table:table-row>
        <table:table-row table:style-name="ro1">
          <table:table-cell office:value-type="string" calcext:value-type="string">
            <text:p>/hotel/al2529</text:p>
          </table:table-cell>
          <table:table-cell office:value-type="string" calcext:value-type="string">
            <text:p>Armas Kaplan Paradise 5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Клубный отель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TEKIROVA MAH CUMAYERI SEHIT ER HASAN YILMAZ CD.NO:10 KEMER/ANTALYA</text:p>
          </table:table-cell>
          <table:table-cell office:value-type="string" calcext:value-type="string">
            <text:p>242 821 4870 / 821 4921</text:p>
          </table:table-cell>
          <table:table-cell office:value-type="string" calcext:value-type="string">
            <text:p>242 821 44 24</text:p>
          </table:table-cell>
          <table:table-cell office:value-type="string" calcext:value-type="string">
            <text:p>www.armaskaplan.com</text:p>
          </table:table-cell>
          <table:table-cell office:value-type="string" calcext:value-type="string">
            <text:p>https://vk.com/armaskaplanparadise</text:p>
          </table:table-cell>
          <table:table-cell/>
          <table:table-cell table:formula="of:=CONCATENATE(&quot;insert into public.hotel(name, place, phone,fax,site,email,descr,vk,fb,stars,published,address_id) values('&quot;;[.B85];&quot;','&quot;;[.C85];&quot;','&quot;;[.I85];&quot;','&quot;;[.J85];&quot;','&quot;;[.K85];&quot;','','&quot;;[.D85];&quot;','&quot;;[.L85];&quot;','&quot;;[.M85];&quot;',&quot;;[.E85];&quot;,true,(select id from public.address where externalid=&quot;;REPLACE([.A85];1;9;&quot;&quot;);&quot;));&quot;)" office:value-type="string" office:string-value="insert into public.hotel(name, place, phone,fax,site,email,descr,vk,fb,stars,published,address_id) values('Armas Kaplan Paradise 5*','Турция, Средиземноморский регион, Кемер, Текирова','242 821 4870 / 821 4921','242 821 44 24','www.armaskaplan.com','','Клубный отель, Пляжный, 2-я линия от моря','https://vk.com/armaskaplanparadise','',5,true,(select id from public.address where externalid=2529));" calcext:value-type="string">
            <text:p>insert into public.hotel(name, place, phone,fax,site,email,descr,vk,fb,stars,published,address_id) values('Armas Kaplan Paradise 5*','Турция, Средиземноморский регион, Кемер, Текирова','242 821 4870 / 821 4921','242 821 44 24','www.armaskaplan.com','','Клубный отель, Пляжный, 2-я линия от моря','https://vk.com/armaskaplanparadise','',5,true,(select id from public.address where externalid=2529));</text:p>
          </table:table-cell>
          <table:table-cell table:formula="of:=CONCATENATE(&quot;(select id from hotel where externalid=&quot;;REPLACE([.A85];1;9;&quot;&quot;);&quot;)&quot;)" office:value-type="string" office:string-value="(select id from hotel where externalid=2529)" calcext:value-type="string">
            <text:p>(select id from hotel where externalid=2529)</text:p>
          </table:table-cell>
          <table:table-cell table:formula="of:=CONCATENATE(&quot;insert into public.address(country_id,settlementpart,streetpart,externalid) values((select id from public.country where name_ru='&quot;;[.F85];&quot;'),'&quot;;[.G85];&quot;','&quot; ;[.H85];&quot;',&quot;;REPLACE([.A85];1;9;&quot;&quot;);&quot;);&quot;)" office:value-type="string" office:string-value="insert into public.address(country_id,settlementpart,streetpart,externalid) values((select id from public.country where name_ru='Турция'),'Кемер','TEKIROVA MAH CUMAYERI SEHIT ER HASAN YILMAZ CD.NO:10 KEMER/ANTALYA',2529);" calcext:value-type="string">
            <text:p>insert into public.address(country_id,settlementpart,streetpart,externalid) values((select id from public.country where name_ru='Турция'),'Кемер','TEKIROVA MAH CUMAYERI SEHIT ER HASAN YILMAZ CD.NO:10 KEMER/ANTALYA',2529);</text:p>
          </table:table-cell>
          <table:table-cell/>
        </table:table-row>
        <table:table-row table:style-name="ro1">
          <table:table-cell office:value-type="string" calcext:value-type="string">
            <text:p>/hotel/al20788</text:p>
          </table:table-cell>
          <table:table-cell office:value-type="string" calcext:value-type="string">
            <text:p>Grand Santana 4*</text:p>
          </table:table-cell>
          <table:table-cell office:value-type="string" calcext:value-type="string">
            <text:p>Турция, Средиземноморский регион, Аланья, Махмутлар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Mahmutlar / Alanya / Turkiye</text:p>
          </table:table-cell>
          <table:table-cell office:value-type="string" calcext:value-type="string">
            <text:p>+90 242 528 66 99</text:p>
          </table:table-cell>
          <table:table-cell office:value-type="string" calcext:value-type="string">
            <text:p>+90 242 528 58 44</text:p>
          </table:table-cell>
          <table:table-cell office:value-type="string" calcext:value-type="string">
            <text:p>www.grandsantana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86];&quot;','&quot;;[.C86];&quot;','&quot;;[.I86];&quot;','&quot;;[.J86];&quot;','&quot;;[.K86];&quot;','','&quot;;[.D86];&quot;','&quot;;[.L86];&quot;','&quot;;[.M86];&quot;',&quot;;[.E86];&quot;,true,(select id from public.address where externalid=&quot;;REPLACE([.A86];1;9;&quot;&quot;);&quot;));&quot;)" office:value-type="string" office:string-value="insert into public.hotel(name, place, phone,fax,site,email,descr,vk,fb,stars,published,address_id) values('Grand Santana 4*','Турция, Средиземноморский регион, Аланья, Махмутлар','+90 242 528 66 99','+90 242 528 58 44','www.grandsantanahotel.com','','Гостиница, Пляжный, 1-я линия от моря, Загородный, рядом','','',4,true,(select id from public.address where externalid=20788));" calcext:value-type="string">
            <text:p>insert into public.hotel(name, place, phone,fax,site,email,descr,vk,fb,stars,published,address_id) values('Grand Santana 4*','Турция, Средиземноморский регион, Аланья, Махмутлар','+90 242 528 66 99','+90 242 528 58 44','www.grandsantanahotel.com','','Гостиница, Пляжный, 1-я линия от моря, Загородный, рядом','','',4,true,(select id from public.address where externalid=20788));</text:p>
          </table:table-cell>
          <table:table-cell table:formula="of:=CONCATENATE(&quot;(select id from hotel where externalid=&quot;;REPLACE([.A86];1;9;&quot;&quot;);&quot;)&quot;)" office:value-type="string" office:string-value="(select id from hotel where externalid=20788)" calcext:value-type="string">
            <text:p>(select id from hotel where externalid=20788)</text:p>
          </table:table-cell>
          <table:table-cell table:formula="of:=CONCATENATE(&quot;insert into public.address(country_id,settlementpart,streetpart,externalid) values((select id from public.country where name_ru='&quot;;[.F86];&quot;'),'&quot;;[.G86];&quot;','&quot; ;[.H86];&quot;',&quot;;REPLACE([.A86];1;9;&quot;&quot;);&quot;);&quot;)" office:value-type="string" office:string-value="insert into public.address(country_id,settlementpart,streetpart,externalid) values((select id from public.country where name_ru='Турция'),'Аланья','Mahmutlar / Alanya / Turkiye',20788);" calcext:value-type="string">
            <text:p>insert into public.address(country_id,settlementpart,streetpart,externalid) values((select id from public.country where name_ru='Турция'),'Аланья','Mahmutlar / Alanya / Turkiye',20788);</text:p>
          </table:table-cell>
          <table:table-cell/>
        </table:table-row>
        <table:table-row table:style-name="ro1">
          <table:table-cell office:value-type="string" calcext:value-type="string">
            <text:p>/hotel/al2532</text:p>
          </table:table-cell>
          <table:table-cell office:value-type="string" calcext:value-type="string">
            <text:p>Sea Gull 4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Göynük Mah. Başkomutan Atatürk Cad. No: 173 Kemer (Beldibi 3) - Antalya / Türkiye</text:p>
          </table:table-cell>
          <table:table-cell office:value-type="string" calcext:value-type="string">
            <text:p>(0242) 824 85 95</text:p>
          </table:table-cell>
          <table:table-cell office:value-type="string" calcext:value-type="string">
            <text:p>(0242) 824 84 66</text:p>
          </table:table-cell>
          <table:table-cell office:value-type="string" calcext:value-type="string">
            <text:p>www.seagull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87];&quot;','&quot;;[.C87];&quot;','&quot;;[.I87];&quot;','&quot;;[.J87];&quot;','&quot;;[.K87];&quot;','','&quot;;[.D87];&quot;','&quot;;[.L87];&quot;','&quot;;[.M87];&quot;',&quot;;[.E87];&quot;,true,(select id from public.address where externalid=&quot;;REPLACE([.A87];1;9;&quot;&quot;);&quot;));&quot;)" office:value-type="string" office:string-value="insert into public.hotel(name, place, phone,fax,site,email,descr,vk,fb,stars,published,address_id) values('Sea Gull 4*','Турция, Средиземноморский регион, Кемер, Бельдиби','(0242) 824 85 95','(0242) 824 84 66','www.seagullhotel.com','','Гостиничный комплекс, Пляжный, 1-я линия от моря, Загородный, рядом','','',4,true,(select id from public.address where externalid=2532));" calcext:value-type="string">
            <text:p>insert into public.hotel(name, place, phone,fax,site,email,descr,vk,fb,stars,published,address_id) values('Sea Gull 4*','Турция, Средиземноморский регион, Кемер, Бельдиби','(0242) 824 85 95','(0242) 824 84 66','www.seagullhotel.com','','Гостиничный комплекс, Пляжный, 1-я линия от моря, Загородный, рядом','','',4,true,(select id from public.address where externalid=2532));</text:p>
          </table:table-cell>
          <table:table-cell table:formula="of:=CONCATENATE(&quot;(select id from hotel where externalid=&quot;;REPLACE([.A87];1;9;&quot;&quot;);&quot;)&quot;)" office:value-type="string" office:string-value="(select id from hotel where externalid=2532)" calcext:value-type="string">
            <text:p>(select id from hotel where externalid=2532)</text:p>
          </table:table-cell>
          <table:table-cell table:formula="of:=CONCATENATE(&quot;insert into public.address(country_id,settlementpart,streetpart,externalid) values((select id from public.country where name_ru='&quot;;[.F87];&quot;'),'&quot;;[.G87];&quot;','&quot; ;[.H87];&quot;',&quot;;REPLACE([.A87];1;9;&quot;&quot;);&quot;);&quot;)" office:value-type="string" office:string-value="insert into public.address(country_id,settlementpart,streetpart,externalid) values((select id from public.country where name_ru='Турция'),'Кемер','Göynük Mah. Başkomutan Atatürk Cad. No: 173 Kemer (Beldibi 3) - Antalya / Türkiye',2532);" calcext:value-type="string">
            <text:p>insert into public.address(country_id,settlementpart,streetpart,externalid) values((select id from public.country where name_ru='Турция'),'Кемер','Göynük Mah. Başkomutan Atatürk Cad. No: 173 Kemer (Beldibi 3) - Antalya / Türkiye',2532);</text:p>
          </table:table-cell>
          <table:table-cell/>
        </table:table-row>
        <table:table-row table:style-name="ro1">
          <table:table-cell office:value-type="string" calcext:value-type="string">
            <text:p>/hotel/al2632</text:p>
          </table:table-cell>
          <table:table-cell office:value-type="string" calcext:value-type="string">
            <text:p>Dessole Seti Sharm Resort 4*</text:p>
          </table:table-cell>
          <table:table-cell office:value-type="string" calcext:value-type="string">
            <text:p>Египет, Мухафаза Южный Синай, Шарм-Эль-Шейх, Шарм Эль Майя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Египет - Sharm El Sheikh - Sharm El Maya</text:p>
          </table:table-cell>
          <table:table-cell office:value-type="string" calcext:value-type="string">
            <text:p>+2 069 36 66 768 -777 or +2 018 44 55 330</text:p>
          </table:table-cell>
          <table:table-cell office:value-type="string" calcext:value-type="string">
            <text:p>+2 069 36 60 877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88];&quot;','&quot;;[.C88];&quot;','&quot;;[.I88];&quot;','&quot;;[.J88];&quot;','&quot;;[.K88];&quot;','','&quot;;[.D88];&quot;','&quot;;[.L88];&quot;','&quot;;[.M88];&quot;',&quot;;[.E88];&quot;,true,(select id from public.address where externalid=&quot;;REPLACE([.A88];1;9;&quot;&quot;);&quot;));&quot;)" office:value-type="string" office:string-value="insert into public.hotel(name, place, phone,fax,site,email,descr,vk,fb,stars,published,address_id) values('Dessole Seti Sharm Resort 4*','Египет, Мухафаза Южный Синай, Шарм-Эль-Шейх, Шарм Эль Майя','+2 069 36 66 768 -777 or +2 018 44 55 330','+2 069 36 60 877','','','Гостиница, Пляжный, 1-я линия от моря','','',4,true,(select id from public.address where externalid=2632));" calcext:value-type="string">
            <text:p>insert into public.hotel(name, place, phone,fax,site,email,descr,vk,fb,stars,published,address_id) values('Dessole Seti Sharm Resort 4*','Египет, Мухафаза Южный Синай, Шарм-Эль-Шейх, Шарм Эль Майя','+2 069 36 66 768 -777 or +2 018 44 55 330','+2 069 36 60 877','','','Гостиница, Пляжный, 1-я линия от моря','','',4,true,(select id from public.address where externalid=2632));</text:p>
          </table:table-cell>
          <table:table-cell table:formula="of:=CONCATENATE(&quot;(select id from hotel where externalid=&quot;;REPLACE([.A88];1;9;&quot;&quot;);&quot;)&quot;)" office:value-type="string" office:string-value="(select id from hotel where externalid=2632)" calcext:value-type="string">
            <text:p>(select id from hotel where externalid=2632)</text:p>
          </table:table-cell>
          <table:table-cell table:formula="of:=CONCATENATE(&quot;insert into public.address(country_id,settlementpart,streetpart,externalid) values((select id from public.country where name_ru='&quot;;[.F88];&quot;'),'&quot;;[.G88];&quot;','&quot; ;[.H88];&quot;',&quot;;REPLACE([.A88];1;9;&quot;&quot;);&quot;);&quot;)" office:value-type="string" office:string-value="insert into public.address(country_id,settlementpart,streetpart,externalid) values((select id from public.country where name_ru='Египет'),'Шарм-Эль-Шейх','Египет - Sharm El Sheikh - Sharm El Maya',2632);" calcext:value-type="string">
            <text:p>insert into public.address(country_id,settlementpart,streetpart,externalid) values((select id from public.country where name_ru='Египет'),'Шарм-Эль-Шейх','Египет - Sharm El Sheikh - Sharm El Maya',2632);</text:p>
          </table:table-cell>
          <table:table-cell/>
        </table:table-row>
        <table:table-row table:style-name="ro1">
          <table:table-cell office:value-type="string" calcext:value-type="string">
            <text:p>/hotel/al31016</text:p>
          </table:table-cell>
          <table:table-cell office:value-type="string" calcext:value-type="string">
            <text:p>Dessole Beach Resort - Mui Ne 4*</text:p>
          </table:table-cell>
          <table:table-cell office:value-type="string" calcext:value-type="string">
            <text:p>Вьетнам, Провинция Биньтхуан, Муйне</text:p>
          </table:table-cell>
          <table:table-cell office:value-type="string" calcext:value-type="string">
            <text:p>СПА-отель, Пляжный, 1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ьетнам</text:p>
          </table:table-cell>
          <table:table-cell office:value-type="string" calcext:value-type="string">
            <text:p>Фантхиет</text:p>
          </table:table-cell>
          <table:table-cell office:value-type="string" calcext:value-type="string">
            <text:p>12 Nguyen Dinh Chieu St, Hamtien, Muine, Phanthiet, Binhthuan, Vietnam</text:p>
          </table:table-cell>
          <table:table-cell office:value-type="string" calcext:value-type="string">
            <text:p>+84 62 3743 390</text:p>
          </table:table-cell>
          <table:table-cell office:value-type="string" calcext:value-type="string">
            <text:p>+84 62 3743394</text:p>
          </table:table-cell>
          <table:table-cell office:value-type="string" calcext:value-type="string">
            <text:p>www.dessole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89];&quot;','&quot;;[.C89];&quot;','&quot;;[.I89];&quot;','&quot;;[.J89];&quot;','&quot;;[.K89];&quot;','','&quot;;[.D89];&quot;','&quot;;[.L89];&quot;','&quot;;[.M89];&quot;',&quot;;[.E89];&quot;,true,(select id from public.address where externalid=&quot;;REPLACE([.A89];1;9;&quot;&quot;);&quot;));&quot;)" office:value-type="string" office:string-value="insert into public.hotel(name, place, phone,fax,site,email,descr,vk,fb,stars,published,address_id) values('Dessole Beach Resort - Mui Ne 4*','Вьетнам, Провинция Биньтхуан, Муйне','+84 62 3743 390','+84 62 3743394','www.dessolehotels.com','','СПА-отель, Пляжный, 1-я линия от моря, Городской, близко к центру','','',4,true,(select id from public.address where externalid=31016));" calcext:value-type="string">
            <text:p>insert into public.hotel(name, place, phone,fax,site,email,descr,vk,fb,stars,published,address_id) values('Dessole Beach Resort - Mui Ne 4*','Вьетнам, Провинция Биньтхуан, Муйне','+84 62 3743 390','+84 62 3743394','www.dessolehotels.com','','СПА-отель, Пляжный, 1-я линия от моря, Городской, близко к центру','','',4,true,(select id from public.address where externalid=31016));</text:p>
          </table:table-cell>
          <table:table-cell table:formula="of:=CONCATENATE(&quot;(select id from hotel where externalid=&quot;;REPLACE([.A89];1;9;&quot;&quot;);&quot;)&quot;)" office:value-type="string" office:string-value="(select id from hotel where externalid=31016)" calcext:value-type="string">
            <text:p>(select id from hotel where externalid=31016)</text:p>
          </table:table-cell>
          <table:table-cell table:formula="of:=CONCATENATE(&quot;insert into public.address(country_id,settlementpart,streetpart,externalid) values((select id from public.country where name_ru='&quot;;[.F89];&quot;'),'&quot;;[.G89];&quot;','&quot; ;[.H89];&quot;',&quot;;REPLACE([.A89];1;9;&quot;&quot;);&quot;);&quot;)" office:value-type="string" office:string-value="insert into public.address(country_id,settlementpart,streetpart,externalid) values((select id from public.country where name_ru='Вьетнам'),'Фантхиет','12 Nguyen Dinh Chieu St, Hamtien, Muine, Phanthiet, Binhthuan, Vietnam',31016);" calcext:value-type="string">
            <text:p>insert into public.address(country_id,settlementpart,streetpart,externalid) values((select id from public.country where name_ru='Вьетнам'),'Фантхиет','12 Nguyen Dinh Chieu St, Hamtien, Muine, Phanthiet, Binhthuan, Vietnam',31016);</text:p>
          </table:table-cell>
          <table:table-cell/>
        </table:table-row>
        <table:table-row table:style-name="ro1">
          <table:table-cell office:value-type="string" calcext:value-type="string">
            <text:p>/hotel/al28156</text:p>
          </table:table-cell>
          <table:table-cell office:value-type="string" calcext:value-type="string">
            <text:p>SENTIDO Mamlouk Palace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P.O. Box: 385 Hurghada - Red Sea - Egypt</text:p>
          </table:table-cell>
          <table:table-cell office:value-type="string" calcext:value-type="string">
            <text:p>+20 - 65 - 3460140</text:p>
          </table:table-cell>
          <table:table-cell office:value-type="string" calcext:value-type="string">
            <text:p>+20 - 65 - 3460154</text:p>
          </table:table-cell>
          <table:table-cell office:value-type="string" calcext:value-type="string">
            <text:p>www.sentido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90];&quot;','&quot;;[.C90];&quot;','&quot;;[.I90];&quot;','&quot;;[.J90];&quot;','&quot;;[.K90];&quot;','','&quot;;[.D90];&quot;','&quot;;[.L90];&quot;','&quot;;[.M90];&quot;',&quot;;[.E90];&quot;,true,(select id from public.address where externalid=&quot;;REPLACE([.A90];1;9;&quot;&quot;);&quot;));&quot;)" office:value-type="string" office:string-value="insert into public.hotel(name, place, phone,fax,site,email,descr,vk,fb,stars,published,address_id) values('SENTIDO Mamlouk Palace Resort 5*','Египет, Мухафаза Красное Море, Хургада','+20 - 65 - 3460140','+20 - 65 - 3460154','www.sentidohotels.com','','Гостиничный комплекс, Пляжный, 1-я линия от моря','','',5,true,(select id from public.address where externalid=28156));" calcext:value-type="string">
            <text:p>insert into public.hotel(name, place, phone,fax,site,email,descr,vk,fb,stars,published,address_id) values('SENTIDO Mamlouk Palace Resort 5*','Египет, Мухафаза Красное Море, Хургада','+20 - 65 - 3460140','+20 - 65 - 3460154','www.sentidohotels.com','','Гостиничный комплекс, Пляжный, 1-я линия от моря','','',5,true,(select id from public.address where externalid=28156));</text:p>
          </table:table-cell>
          <table:table-cell table:formula="of:=CONCATENATE(&quot;(select id from hotel where externalid=&quot;;REPLACE([.A90];1;9;&quot;&quot;);&quot;)&quot;)" office:value-type="string" office:string-value="(select id from hotel where externalid=28156)" calcext:value-type="string">
            <text:p>(select id from hotel where externalid=28156)</text:p>
          </table:table-cell>
          <table:table-cell table:formula="of:=CONCATENATE(&quot;insert into public.address(country_id,settlementpart,streetpart,externalid) values((select id from public.country where name_ru='&quot;;[.F90];&quot;'),'&quot;;[.G90];&quot;','&quot; ;[.H90];&quot;',&quot;;REPLACE([.A90];1;9;&quot;&quot;);&quot;);&quot;)" office:value-type="string" office:string-value="insert into public.address(country_id,settlementpart,streetpart,externalid) values((select id from public.country where name_ru='Египет'),'Хургада','P.O. Box: 385 Hurghada - Red Sea - Egypt',28156);" calcext:value-type="string">
            <text:p>insert into public.address(country_id,settlementpart,streetpart,externalid) values((select id from public.country where name_ru='Египет'),'Хургада','P.O. Box: 385 Hurghada - Red Sea - Egypt',28156);</text:p>
          </table:table-cell>
          <table:table-cell/>
        </table:table-row>
        <table:table-row table:style-name="ro1">
          <table:table-cell office:value-type="string" calcext:value-type="string">
            <text:p>/hotel/al4994</text:p>
          </table:table-cell>
          <table:table-cell office:value-type="string" calcext:value-type="string">
            <text:p>Club Marco Polo 5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Çamyuva - Kemer - Antalya / Türkiye</text:p>
          </table:table-cell>
          <table:table-cell office:value-type="string" calcext:value-type="string">
            <text:p>+90 242 824 63 36</text:p>
          </table:table-cell>
          <table:table-cell office:value-type="string" calcext:value-type="string">
            <text:p>+90 242 824 63 46</text:p>
          </table:table-cell>
          <table:table-cell office:value-type="string" calcext:value-type="string">
            <text:p>www.marcopolo.com.tr</text:p>
          </table:table-cell>
          <table:table-cell office:value-type="string" calcext:value-type="string">
            <text:p>http://vk.com/club3680806</text:p>
          </table:table-cell>
          <table:table-cell office:value-type="string" calcext:value-type="string">
            <text:p>https://www.facebook.com/ClubMarcoPoloTurkey?fref=ts</text:p>
          </table:table-cell>
          <table:table-cell table:formula="of:=CONCATENATE(&quot;insert into public.hotel(name, place, phone,fax,site,email,descr,vk,fb,stars,published,address_id) values('&quot;;[.B91];&quot;','&quot;;[.C91];&quot;','&quot;;[.I91];&quot;','&quot;;[.J91];&quot;','&quot;;[.K91];&quot;','','&quot;;[.D91];&quot;','&quot;;[.L91];&quot;','&quot;;[.M91];&quot;',&quot;;[.E91];&quot;,true,(select id from public.address where externalid=&quot;;REPLACE([.A91];1;9;&quot;&quot;);&quot;));&quot;)" office:value-type="string" office:string-value="insert into public.hotel(name, place, phone,fax,site,email,descr,vk,fb,stars,published,address_id) values('Club Marco Polo 5*','Турция, Средиземноморский регион, Кемер, Чамьюва','+90 242 824 63 36','+90 242 824 63 46','www.marcopolo.com.tr','','Гостиничный комплекс, Пляжный, 1-я линия от моря','http://vk.com/club3680806','https://www.facebook.com/ClubMarcoPoloTurkey?fref=ts',5,true,(select id from public.address where externalid=4994));" calcext:value-type="string">
            <text:p>insert into public.hotel(name, place, phone,fax,site,email,descr,vk,fb,stars,published,address_id) values('Club Marco Polo 5*','Турция, Средиземноморский регион, Кемер, Чамьюва','+90 242 824 63 36','+90 242 824 63 46','www.marcopolo.com.tr','','Гостиничный комплекс, Пляжный, 1-я линия от моря','http://vk.com/club3680806','https://www.facebook.com/ClubMarcoPoloTurkey?fref=ts',5,true,(select id from public.address where externalid=4994));</text:p>
          </table:table-cell>
          <table:table-cell table:formula="of:=CONCATENATE(&quot;(select id from hotel where externalid=&quot;;REPLACE([.A91];1;9;&quot;&quot;);&quot;)&quot;)" office:value-type="string" office:string-value="(select id from hotel where externalid=4994)" calcext:value-type="string">
            <text:p>(select id from hotel where externalid=4994)</text:p>
          </table:table-cell>
          <table:table-cell table:formula="of:=CONCATENATE(&quot;insert into public.address(country_id,settlementpart,streetpart,externalid) values((select id from public.country where name_ru='&quot;;[.F91];&quot;'),'&quot;;[.G91];&quot;','&quot; ;[.H91];&quot;',&quot;;REPLACE([.A91];1;9;&quot;&quot;);&quot;);&quot;)" office:value-type="string" office:string-value="insert into public.address(country_id,settlementpart,streetpart,externalid) values((select id from public.country where name_ru='Турция'),'Кемер','Çamyuva - Kemer - Antalya / Türkiye',4994);" calcext:value-type="string">
            <text:p>insert into public.address(country_id,settlementpart,streetpart,externalid) values((select id from public.country where name_ru='Турция'),'Кемер','Çamyuva - Kemer - Antalya / Türkiye',4994);</text:p>
          </table:table-cell>
          <table:table-cell/>
        </table:table-row>
        <table:table-row table:style-name="ro1">
          <table:table-cell office:value-type="string" calcext:value-type="string">
            <text:p>/hotel/al107</text:p>
          </table:table-cell>
          <table:table-cell office:value-type="string" calcext:value-type="string">
            <text:p>Beach Albatros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Beach Albatros Resort &amp; Spa, Safaga Road, Hurghada, Egypt</text:p>
          </table:table-cell>
          <table:table-cell office:value-type="string" calcext:value-type="string">
            <text:p>+20-65-3464001</text:p>
          </table:table-cell>
          <table:table-cell office:value-type="string" calcext:value-type="string">
            <text:p>+20-65-3464000</text:p>
          </table:table-cell>
          <table:table-cell office:value-type="string" calcext:value-type="string">
            <text:p>www.pickalbatro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92];&quot;','&quot;;[.C92];&quot;','&quot;;[.I92];&quot;','&quot;;[.J92];&quot;','&quot;;[.K92];&quot;','','&quot;;[.D92];&quot;','&quot;;[.L92];&quot;','&quot;;[.M92];&quot;',&quot;;[.E92];&quot;,true,(select id from public.address where externalid=&quot;;REPLACE([.A92];1;9;&quot;&quot;);&quot;));&quot;)" office:value-type="string" office:string-value="insert into public.hotel(name, place, phone,fax,site,email,descr,vk,fb,stars,published,address_id) values('Beach Albatros Resort 4*','Египет, Мухафаза Красное Море, Хургада','+20-65-3464001','+20-65-3464000','www.pickalbatros.com','','Гостиничный комплекс, Пляжный, 1-я линия от моря','','',4,true,(select id from public.address where externalid=107));" calcext:value-type="string">
            <text:p>insert into public.hotel(name, place, phone,fax,site,email,descr,vk,fb,stars,published,address_id) values('Beach Albatros Resort 4*','Египет, Мухафаза Красное Море, Хургада','+20-65-3464001','+20-65-3464000','www.pickalbatros.com','','Гостиничный комплекс, Пляжный, 1-я линия от моря','','',4,true,(select id from public.address where externalid=107));</text:p>
          </table:table-cell>
          <table:table-cell table:formula="of:=CONCATENATE(&quot;(select id from hotel where externalid=&quot;;REPLACE([.A92];1;9;&quot;&quot;);&quot;)&quot;)" office:value-type="string" office:string-value="(select id from hotel where externalid=107)" calcext:value-type="string">
            <text:p>(select id from hotel where externalid=107)</text:p>
          </table:table-cell>
          <table:table-cell table:formula="of:=CONCATENATE(&quot;insert into public.address(country_id,settlementpart,streetpart,externalid) values((select id from public.country where name_ru='&quot;;[.F92];&quot;'),'&quot;;[.G92];&quot;','&quot; ;[.H92];&quot;',&quot;;REPLACE([.A92];1;9;&quot;&quot;);&quot;);&quot;)" office:value-type="string" office:string-value="insert into public.address(country_id,settlementpart,streetpart,externalid) values((select id from public.country where name_ru='Египет'),'Хургада','Beach Albatros Resort &amp; Spa, Safaga Road, Hurghada, Egypt',107);" calcext:value-type="string">
            <text:p>insert into public.address(country_id,settlementpart,streetpart,externalid) values((select id from public.country where name_ru='Египет'),'Хургада','Beach Albatros Resort &amp; Spa, Safaga Road, Hurghada, Egypt',107);</text:p>
          </table:table-cell>
          <table:table-cell/>
        </table:table-row>
        <table:table-row table:style-name="ro1">
          <table:table-cell office:value-type="string" calcext:value-type="string">
            <text:p>/hotel/al28122</text:p>
          </table:table-cell>
          <table:table-cell office:value-type="string" calcext:value-type="string">
            <text:p>Amwaj Oyoun Resort &amp; SPA Sharm El Sheikh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Sharm El Sheikh, South Sinai, P.O Box 56</text:p>
          </table:table-cell>
          <table:table-cell table:number-columns-repeated="2" table:style-name="ce1" office:value-type="string" calcext:value-type="string">
            <text:p>+ 20693710655</text:p>
          </table:table-cell>
          <table:table-cell office:value-type="string" calcext:value-type="string">
            <text:p>www.amwajhotels.com</text:p>
          </table:table-cell>
          <table:table-cell/>
          <table:table-cell office:value-type="string" calcext:value-type="string">
            <text:p>https://www.facebook.com/AmwajOyounHotelResort?fref=ts</text:p>
          </table:table-cell>
          <table:table-cell table:formula="of:=CONCATENATE(&quot;insert into public.hotel(name, place, phone,fax,site,email,descr,vk,fb,stars,published,address_id) values('&quot;;[.B93];&quot;','&quot;;[.C93];&quot;','&quot;;[.I93];&quot;','&quot;;[.J93];&quot;','&quot;;[.K93];&quot;','','&quot;;[.D93];&quot;','&quot;;[.L93];&quot;','&quot;;[.M93];&quot;',&quot;;[.E93];&quot;,true,(select id from public.address where externalid=&quot;;REPLACE([.A93];1;9;&quot;&quot;);&quot;));&quot;)" office:value-type="string" office:string-value="insert into public.hotel(name, place, phone,fax,site,email,descr,vk,fb,stars,published,address_id) values('Amwaj Oyoun Resort &amp; SPA Sharm El Sheikh 5*','Египет, Мухафаза Южный Синай, Шарм-Эль-Шейх, Набк Бей','+ 20693710655','+ 20693710655','www.amwajhotels.com','','Гостиничный комплекс, Пляжный, 1-я линия от моря','','https://www.facebook.com/AmwajOyounHotelResort?fref=ts',5,true,(select id from public.address where externalid=28122));" calcext:value-type="string">
            <text:p>insert into public.hotel(name, place, phone,fax,site,email,descr,vk,fb,stars,published,address_id) values('Amwaj Oyoun Resort &amp; SPA Sharm El Sheikh 5*','Египет, Мухафаза Южный Синай, Шарм-Эль-Шейх, Набк Бей','+ 20693710655','+ 20693710655','www.amwajhotels.com','','Гостиничный комплекс, Пляжный, 1-я линия от моря','','https://www.facebook.com/AmwajOyounHotelResort?fref=ts',5,true,(select id from public.address where externalid=28122));</text:p>
          </table:table-cell>
          <table:table-cell table:formula="of:=CONCATENATE(&quot;(select id from hotel where externalid=&quot;;REPLACE([.A93];1;9;&quot;&quot;);&quot;)&quot;)" office:value-type="string" office:string-value="(select id from hotel where externalid=28122)" calcext:value-type="string">
            <text:p>(select id from hotel where externalid=28122)</text:p>
          </table:table-cell>
          <table:table-cell table:formula="of:=CONCATENATE(&quot;insert into public.address(country_id,settlementpart,streetpart,externalid) values((select id from public.country where name_ru='&quot;;[.F93];&quot;'),'&quot;;[.G93];&quot;','&quot; ;[.H93];&quot;',&quot;;REPLACE([.A93];1;9;&quot;&quot;);&quot;);&quot;)" office:value-type="string" office:string-value="insert into public.address(country_id,settlementpart,streetpart,externalid) values((select id from public.country where name_ru='Египет'),'Шарм-Эль-Шейх','Nabq Bay, Sharm El Sheikh, South Sinai, P.O Box 56',28122);" calcext:value-type="string">
            <text:p>insert into public.address(country_id,settlementpart,streetpart,externalid) values((select id from public.country where name_ru='Египет'),'Шарм-Эль-Шейх','Nabq Bay, Sharm El Sheikh, South Sinai, P.O Box 56',28122);</text:p>
          </table:table-cell>
          <table:table-cell/>
        </table:table-row>
        <table:table-row table:style-name="ro1">
          <table:table-cell office:value-type="string" calcext:value-type="string">
            <text:p>/hotel/al2394</text:p>
          </table:table-cell>
          <table:table-cell office:value-type="string" calcext:value-type="string">
            <text:p>Saphir 4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Гостиничный комплекс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ý Mevkii Alanya/ ANTALYA TURKEY</text:p>
          </table:table-cell>
          <table:table-cell office:value-type="string" calcext:value-type="string">
            <text:p>90 242 565 25 25</text:p>
          </table:table-cell>
          <table:table-cell office:value-type="string" calcext:value-type="string">
            <text:p>90 242 565 25 30</text:p>
          </table:table-cell>
          <table:table-cell office:value-type="string" calcext:value-type="string">
            <text:p>www.saphir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94];&quot;','&quot;;[.C94];&quot;','&quot;;[.I94];&quot;','&quot;;[.J94];&quot;','&quot;;[.K94];&quot;','','&quot;;[.D94];&quot;','&quot;;[.L94];&quot;','&quot;;[.M94];&quot;',&quot;;[.E94];&quot;,true,(select id from public.address where externalid=&quot;;REPLACE([.A94];1;9;&quot;&quot;);&quot;));&quot;)" office:value-type="string" office:string-value="insert into public.hotel(name, place, phone,fax,site,email,descr,vk,fb,stars,published,address_id) values('Saphir 4*','Турция, Средиземноморский регион, Аланья, Конаклы','90 242 565 25 25','90 242 565 25 30','www.saphirhotels.com.tr','','Гостиничный комплекс, Пляжный, 2-я линия от моря, Загородный, рядом','','',4,true,(select id from public.address where externalid=2394));" calcext:value-type="string">
            <text:p>insert into public.hotel(name, place, phone,fax,site,email,descr,vk,fb,stars,published,address_id) values('Saphir 4*','Турция, Средиземноморский регион, Аланья, Конаклы','90 242 565 25 25','90 242 565 25 30','www.saphirhotels.com.tr','','Гостиничный комплекс, Пляжный, 2-я линия от моря, Загородный, рядом','','',4,true,(select id from public.address where externalid=2394));</text:p>
          </table:table-cell>
          <table:table-cell table:formula="of:=CONCATENATE(&quot;(select id from hotel where externalid=&quot;;REPLACE([.A94];1;9;&quot;&quot;);&quot;)&quot;)" office:value-type="string" office:string-value="(select id from hotel where externalid=2394)" calcext:value-type="string">
            <text:p>(select id from hotel where externalid=2394)</text:p>
          </table:table-cell>
          <table:table-cell table:formula="of:=CONCATENATE(&quot;insert into public.address(country_id,settlementpart,streetpart,externalid) values((select id from public.country where name_ru='&quot;;[.F94];&quot;'),'&quot;;[.G94];&quot;','&quot; ;[.H94];&quot;',&quot;;REPLACE([.A94];1;9;&quot;&quot;);&quot;);&quot;)" office:value-type="string" office:string-value="insert into public.address(country_id,settlementpart,streetpart,externalid) values((select id from public.country where name_ru='Турция'),'Аланья','Konaklý Mevkii Alanya/ ANTALYA TURKEY',2394);" calcext:value-type="string">
            <text:p>insert into public.address(country_id,settlementpart,streetpart,externalid) values((select id from public.country where name_ru='Турция'),'Аланья','Konaklý Mevkii Alanya/ ANTALYA TURKEY',2394);</text:p>
          </table:table-cell>
          <table:table-cell/>
        </table:table-row>
        <table:table-row table:style-name="ro1">
          <table:table-cell office:value-type="string" calcext:value-type="string">
            <text:p>/hotel/al5491</text:p>
          </table:table-cell>
          <table:table-cell office:value-type="string" calcext:value-type="string">
            <text:p>Grand Ring 5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Çifte çeşmeler mevkii Beldibi 3 Kemer / Antalya</text:p>
          </table:table-cell>
          <table:table-cell office:value-type="string" calcext:value-type="string">
            <text:p>+90 242 824 93 93 pbx</text:p>
          </table:table-cell>
          <table:table-cell office:value-type="string" calcext:value-type="string">
            <text:p>+90 242 824 93 94 / +90 242 824 99 11</text:p>
          </table:table-cell>
          <table:table-cell office:value-type="string" calcext:value-type="string">
            <text:p>www.grandring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95];&quot;','&quot;;[.C95];&quot;','&quot;;[.I95];&quot;','&quot;;[.J95];&quot;','&quot;;[.K95];&quot;','','&quot;;[.D95];&quot;','&quot;;[.L95];&quot;','&quot;;[.M95];&quot;',&quot;;[.E95];&quot;,true,(select id from public.address where externalid=&quot;;REPLACE([.A95];1;9;&quot;&quot;);&quot;));&quot;)" office:value-type="string" office:string-value="insert into public.hotel(name, place, phone,fax,site,email,descr,vk,fb,stars,published,address_id) values('Grand Ring 5*','Турция, Средиземноморский регион, Кемер, Бельдиби','+90 242 824 93 93 pbx','+90 242 824 93 94 / +90 242 824 99 11','www.grandringhotel.com','','Гостиница, Загородный, рядом, Пляжный, через дорогу','','',5,true,(select id from public.address where externalid=5491));" calcext:value-type="string">
            <text:p>insert into public.hotel(name, place, phone,fax,site,email,descr,vk,fb,stars,published,address_id) values('Grand Ring 5*','Турция, Средиземноморский регион, Кемер, Бельдиби','+90 242 824 93 93 pbx','+90 242 824 93 94 / +90 242 824 99 11','www.grandringhotel.com','','Гостиница, Загородный, рядом, Пляжный, через дорогу','','',5,true,(select id from public.address where externalid=5491));</text:p>
          </table:table-cell>
          <table:table-cell table:formula="of:=CONCATENATE(&quot;(select id from hotel where externalid=&quot;;REPLACE([.A95];1;9;&quot;&quot;);&quot;)&quot;)" office:value-type="string" office:string-value="(select id from hotel where externalid=5491)" calcext:value-type="string">
            <text:p>(select id from hotel where externalid=5491)</text:p>
          </table:table-cell>
          <table:table-cell table:formula="of:=CONCATENATE(&quot;insert into public.address(country_id,settlementpart,streetpart,externalid) values((select id from public.country where name_ru='&quot;;[.F95];&quot;'),'&quot;;[.G95];&quot;','&quot; ;[.H95];&quot;',&quot;;REPLACE([.A95];1;9;&quot;&quot;);&quot;);&quot;)" office:value-type="string" office:string-value="insert into public.address(country_id,settlementpart,streetpart,externalid) values((select id from public.country where name_ru='Турция'),'Кемер','Çifte çeşmeler mevkii Beldibi 3 Kemer / Antalya',5491);" calcext:value-type="string">
            <text:p>insert into public.address(country_id,settlementpart,streetpart,externalid) values((select id from public.country where name_ru='Турция'),'Кемер','Çifte çeşmeler mevkii Beldibi 3 Kemer / Antalya',5491);</text:p>
          </table:table-cell>
          <table:table-cell/>
        </table:table-row>
        <table:table-row table:style-name="ro1">
          <table:table-cell office:value-type="string" calcext:value-type="string">
            <text:p>/hotel/al52643</text:p>
          </table:table-cell>
          <table:table-cell office:value-type="string" calcext:value-type="string">
            <text:p>AMC Royal Hotel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Al Ahya’a District, Hurghada, Red Sea- Egypt</text:p>
          </table:table-cell>
          <table:table-cell office:value-type="string" calcext:value-type="string">
            <text:p>(002) 0100 179 62 80/1/2/3</text:p>
          </table:table-cell>
          <table:table-cell office:value-type="string" calcext:value-type="string">
            <text:p>+20 65 350 2015</text:p>
          </table:table-cell>
          <table:table-cell office:value-type="string" calcext:value-type="string">
            <text:p>amcroyal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96];&quot;','&quot;;[.C96];&quot;','&quot;;[.I96];&quot;','&quot;;[.J96];&quot;','&quot;;[.K96];&quot;','','&quot;;[.D96];&quot;','&quot;;[.L96];&quot;','&quot;;[.M96];&quot;',&quot;;[.E96];&quot;,true,(select id from public.address where externalid=&quot;;REPLACE([.A96];1;9;&quot;&quot;);&quot;));&quot;)" office:value-type="string" office:string-value="insert into public.hotel(name, place, phone,fax,site,email,descr,vk,fb,stars,published,address_id) values('AMC Royal Hotel 5*','Египет, Мухафаза Красное Море, Хургада','(002) 0100 179 62 80/1/2/3','+20 65 350 2015','amcroyalhotel.com','','Гостиница, Пляжный, 1-я линия от моря','','',5,true,(select id from public.address where externalid=52643));" calcext:value-type="string">
            <text:p>insert into public.hotel(name, place, phone,fax,site,email,descr,vk,fb,stars,published,address_id) values('AMC Royal Hotel 5*','Египет, Мухафаза Красное Море, Хургада','(002) 0100 179 62 80/1/2/3','+20 65 350 2015','amcroyalhotel.com','','Гостиница, Пляжный, 1-я линия от моря','','',5,true,(select id from public.address where externalid=52643));</text:p>
          </table:table-cell>
          <table:table-cell table:formula="of:=CONCATENATE(&quot;(select id from hotel where externalid=&quot;;REPLACE([.A96];1;9;&quot;&quot;);&quot;)&quot;)" office:value-type="string" office:string-value="(select id from hotel where externalid=52643)" calcext:value-type="string">
            <text:p>(select id from hotel where externalid=52643)</text:p>
          </table:table-cell>
          <table:table-cell table:formula="of:=CONCATENATE(&quot;insert into public.address(country_id,settlementpart,streetpart,externalid) values((select id from public.country where name_ru='&quot;;[.F96];&quot;'),'&quot;;[.G96];&quot;','&quot; ;[.H96];&quot;',&quot;;REPLACE([.A96];1;9;&quot;&quot;);&quot;);&quot;)" office:value-type="string" office:string-value="insert into public.address(country_id,settlementpart,streetpart,externalid) values((select id from public.country where name_ru='Египет'),'Хургада','Al Ahya’a District, Hurghada, Red Sea- Egypt',52643);" calcext:value-type="string">
            <text:p>insert into public.address(country_id,settlementpart,streetpart,externalid) values((select id from public.country where name_ru='Египет'),'Хургада','Al Ahya’a District, Hurghada, Red Sea- Egypt',52643);</text:p>
          </table:table-cell>
          <table:table-cell/>
        </table:table-row>
        <table:table-row table:style-name="ro1">
          <table:table-cell office:value-type="string" calcext:value-type="string">
            <text:p>/hotel/al17613</text:p>
          </table:table-cell>
          <table:table-cell office:value-type="string" calcext:value-type="string">
            <text:p>Le Hammamet Resort 4*</text:p>
          </table:table-cell>
          <table:table-cell office:value-type="string" calcext:value-type="string">
            <text:p>Тунис, Вилайет Набуль, Хаммамет, Ясмин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Хаммамет</text:p>
          </table:table-cell>
          <table:table-cell office:value-type="string" calcext:value-type="string">
            <text:p>Rue de Nevers 8039 - Hammamet Tunisiа</text:p>
          </table:table-cell>
          <table:table-cell office:value-type="string" calcext:value-type="string">
            <text:p>+216 72 28 03 66</text:p>
          </table:table-cell>
          <table:table-cell office:value-type="string" calcext:value-type="string">
            <text:p>+216 72 28 21 05</text:p>
          </table:table-cell>
          <table:table-cell office:value-type="string" calcext:value-type="string">
            <text:p>www.lehammamet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97];&quot;','&quot;;[.C97];&quot;','&quot;;[.I97];&quot;','&quot;;[.J97];&quot;','&quot;;[.K97];&quot;','','&quot;;[.D97];&quot;','&quot;;[.L97];&quot;','&quot;;[.M97];&quot;',&quot;;[.E97];&quot;,true,(select id from public.address where externalid=&quot;;REPLACE([.A97];1;9;&quot;&quot;);&quot;));&quot;)" office:value-type="string" office:string-value="insert into public.hotel(name, place, phone,fax,site,email,descr,vk,fb,stars,published,address_id) values('Le Hammamet Resort 4*','Тунис, Вилайет Набуль, Хаммамет, Ясмин','+216 72 28 03 66','+216 72 28 21 05','www.lehammamethotel.com','','Гостиничный комплекс, Пляжный, 2-я линия от моря','','',4,true,(select id from public.address where externalid=17613));" calcext:value-type="string">
            <text:p>insert into public.hotel(name, place, phone,fax,site,email,descr,vk,fb,stars,published,address_id) values('Le Hammamet Resort 4*','Тунис, Вилайет Набуль, Хаммамет, Ясмин','+216 72 28 03 66','+216 72 28 21 05','www.lehammamethotel.com','','Гостиничный комплекс, Пляжный, 2-я линия от моря','','',4,true,(select id from public.address where externalid=17613));</text:p>
          </table:table-cell>
          <table:table-cell table:formula="of:=CONCATENATE(&quot;(select id from hotel where externalid=&quot;;REPLACE([.A97];1;9;&quot;&quot;);&quot;)&quot;)" office:value-type="string" office:string-value="(select id from hotel where externalid=17613)" calcext:value-type="string">
            <text:p>(select id from hotel where externalid=17613)</text:p>
          </table:table-cell>
          <table:table-cell table:formula="of:=CONCATENATE(&quot;insert into public.address(country_id,settlementpart,streetpart,externalid) values((select id from public.country where name_ru='&quot;;[.F97];&quot;'),'&quot;;[.G97];&quot;','&quot; ;[.H97];&quot;',&quot;;REPLACE([.A97];1;9;&quot;&quot;);&quot;);&quot;)" office:value-type="string" office:string-value="insert into public.address(country_id,settlementpart,streetpart,externalid) values((select id from public.country where name_ru='Тунис'),'Хаммамет','Rue de Nevers 8039 - Hammamet Tunisiа',17613);" calcext:value-type="string">
            <text:p>insert into public.address(country_id,settlementpart,streetpart,externalid) values((select id from public.country where name_ru='Тунис'),'Хаммамет','Rue de Nevers 8039 - Hammamet Tunisiа',17613);</text:p>
          </table:table-cell>
          <table:table-cell/>
        </table:table-row>
        <table:table-row table:style-name="ro1">
          <table:table-cell office:value-type="string" calcext:value-type="string">
            <text:p>/hotel/al30764</text:p>
          </table:table-cell>
          <table:table-cell office:value-type="string" calcext:value-type="string">
            <text:p>Be Live Collection Punta Cana 5*</text:p>
          </table:table-cell>
          <table:table-cell office:value-type="string" calcext:value-type="string">
            <text:p>Доминикана, Провинция Ла-Альтаграсия, Пунта Кана, Плайа Баваро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Пунта Кана</text:p>
          </table:table-cell>
          <table:table-cell office:value-type="string" calcext:value-type="string">
            <text:p>Be Live Grand Punta Cana, Cabeza de Toro, Punta Cana. República Dominicana</text:p>
          </table:table-cell>
          <table:table-cell office:value-type="string" calcext:value-type="string">
            <text:p>+1 809 686 9898</text:p>
          </table:table-cell>
          <table:table-cell office:value-type="string" calcext:value-type="string">
            <text:p>+1 809-468-2699</text:p>
          </table:table-cell>
          <table:table-cell office:value-type="string" calcext:value-type="string">
            <text:p>www.belive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98];&quot;','&quot;;[.C98];&quot;','&quot;;[.I98];&quot;','&quot;;[.J98];&quot;','&quot;;[.K98];&quot;','','&quot;;[.D98];&quot;','&quot;;[.L98];&quot;','&quot;;[.M98];&quot;',&quot;;[.E98];&quot;,true,(select id from public.address where externalid=&quot;;REPLACE([.A98];1;9;&quot;&quot;);&quot;));&quot;)" office:value-type="string" office:string-value="insert into public.hotel(name, place, phone,fax,site,email,descr,vk,fb,stars,published,address_id) values('Be Live Collection Punta Cana 5*','Доминикана, Провинция Ла-Альтаграсия, Пунта Кана, Плайа Баваро','+1 809 686 9898','+1 809-468-2699','www.belivehotels.com','','Гостиничный комплекс, Пляжный, 1-я линия от моря','','',5,true,(select id from public.address where externalid=30764));" calcext:value-type="string">
            <text:p>insert into public.hotel(name, place, phone,fax,site,email,descr,vk,fb,stars,published,address_id) values('Be Live Collection Punta Cana 5*','Доминикана, Провинция Ла-Альтаграсия, Пунта Кана, Плайа Баваро','+1 809 686 9898','+1 809-468-2699','www.belivehotels.com','','Гостиничный комплекс, Пляжный, 1-я линия от моря','','',5,true,(select id from public.address where externalid=30764));</text:p>
          </table:table-cell>
          <table:table-cell table:formula="of:=CONCATENATE(&quot;(select id from hotel where externalid=&quot;;REPLACE([.A98];1;9;&quot;&quot;);&quot;)&quot;)" office:value-type="string" office:string-value="(select id from hotel where externalid=30764)" calcext:value-type="string">
            <text:p>(select id from hotel where externalid=30764)</text:p>
          </table:table-cell>
          <table:table-cell table:formula="of:=CONCATENATE(&quot;insert into public.address(country_id,settlementpart,streetpart,externalid) values((select id from public.country where name_ru='&quot;;[.F98];&quot;'),'&quot;;[.G98];&quot;','&quot; ;[.H98];&quot;',&quot;;REPLACE([.A98];1;9;&quot;&quot;);&quot;);&quot;)" office:value-type="string" office:string-value="insert into public.address(country_id,settlementpart,streetpart,externalid) values((select id from public.country where name_ru='Доминикана'),'Пунта Кана','Be Live Grand Punta Cana, Cabeza de Toro, Punta Cana. República Dominicana',30764);" calcext:value-type="string">
            <text:p>insert into public.address(country_id,settlementpart,streetpart,externalid) values((select id from public.country where name_ru='Доминикана'),'Пунта Кана','Be Live Grand Punta Cana, Cabeza de Toro, Punta Cana. República Dominicana',30764);</text:p>
          </table:table-cell>
          <table:table-cell/>
        </table:table-row>
        <table:table-row table:style-name="ro1">
          <table:table-cell office:value-type="string" calcext:value-type="string">
            <text:p>/hotel/al42199</text:p>
          </table:table-cell>
          <table:table-cell office:value-type="string" calcext:value-type="string">
            <text:p>Melton Tiran Resort 4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harm El Sheikh Montazah, South Sinai, Egypt</text:p>
          </table:table-cell>
          <table:table-cell office:value-type="string" calcext:value-type="string">
            <text:p>+20 693670210</text:p>
          </table:table-cell>
          <table:table-cell office:value-type="string" calcext:value-type="string">
            <text:p>+20 693670320</text:p>
          </table:table-cell>
          <table:table-cell office:value-type="string" calcext:value-type="string">
            <text:p>melton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99];&quot;','&quot;;[.C99];&quot;','&quot;;[.I99];&quot;','&quot;;[.J99];&quot;','&quot;;[.K99];&quot;','','&quot;;[.D99];&quot;','&quot;;[.L99];&quot;','&quot;;[.M99];&quot;',&quot;;[.E99];&quot;,true,(select id from public.address where externalid=&quot;;REPLACE([.A99];1;9;&quot;&quot;);&quot;));&quot;)" office:value-type="string" office:string-value="insert into public.hotel(name, place, phone,fax,site,email,descr,vk,fb,stars,published,address_id) values('Melton Tiran Resort 4*','Египет, Мухафаза Южный Синай, Шарм-Эль-Шейх','+20 693670210','+20 693670320','meltonhotels.com','','Гостиница, Пляжный, 2-я линия от моря','','',4,true,(select id from public.address where externalid=42199));" calcext:value-type="string">
            <text:p>insert into public.hotel(name, place, phone,fax,site,email,descr,vk,fb,stars,published,address_id) values('Melton Tiran Resort 4*','Египет, Мухафаза Южный Синай, Шарм-Эль-Шейх','+20 693670210','+20 693670320','meltonhotels.com','','Гостиница, Пляжный, 2-я линия от моря','','',4,true,(select id from public.address where externalid=42199));</text:p>
          </table:table-cell>
          <table:table-cell table:formula="of:=CONCATENATE(&quot;(select id from hotel where externalid=&quot;;REPLACE([.A99];1;9;&quot;&quot;);&quot;)&quot;)" office:value-type="string" office:string-value="(select id from hotel where externalid=42199)" calcext:value-type="string">
            <text:p>(select id from hotel where externalid=42199)</text:p>
          </table:table-cell>
          <table:table-cell table:formula="of:=CONCATENATE(&quot;insert into public.address(country_id,settlementpart,streetpart,externalid) values((select id from public.country where name_ru='&quot;;[.F99];&quot;'),'&quot;;[.G99];&quot;','&quot; ;[.H99];&quot;',&quot;;REPLACE([.A99];1;9;&quot;&quot;);&quot;);&quot;)" office:value-type="string" office:string-value="insert into public.address(country_id,settlementpart,streetpart,externalid) values((select id from public.country where name_ru='Египет'),'Шарм-Эль-Шейх','Sharm El Sheikh Montazah, South Sinai, Egypt',42199);" calcext:value-type="string">
            <text:p>insert into public.address(country_id,settlementpart,streetpart,externalid) values((select id from public.country where name_ru='Египет'),'Шарм-Эль-Шейх','Sharm El Sheikh Montazah, South Sinai, Egypt',42199);</text:p>
          </table:table-cell>
          <table:table-cell/>
        </table:table-row>
        <table:table-row table:style-name="ro1">
          <table:table-cell office:value-type="string" calcext:value-type="string">
            <text:p>/hotel/al5253</text:p>
          </table:table-cell>
          <table:table-cell office:value-type="string" calcext:value-type="string">
            <text:p>Tu Casa Gelidonya Hotel 4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чный комплекс, Пляжный, 2-я линия от моря, Городской, цен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taturk Bulvari 07980, Kemer, Antalya - TURKEY</text:p>
          </table:table-cell>
          <table:table-cell office:value-type="string" calcext:value-type="string">
            <text:p>+90 242 814 50 41</text:p>
          </table:table-cell>
          <table:table-cell office:value-type="string" calcext:value-type="string">
            <text:p>+90 242 814 50 45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100];&quot;','&quot;;[.C100];&quot;','&quot;;[.I100];&quot;','&quot;;[.J100];&quot;','&quot;;[.K100];&quot;','','&quot;;[.D100];&quot;','&quot;;[.L100];&quot;','&quot;;[.M100];&quot;',&quot;;[.E100];&quot;,true,(select id from public.address where externalid=&quot;;REPLACE([.A100];1;9;&quot;&quot;);&quot;));&quot;)" office:value-type="string" office:string-value="insert into public.hotel(name, place, phone,fax,site,email,descr,vk,fb,stars,published,address_id) values('Tu Casa Gelidonya Hotel 4*','Турция, Средиземноморский регион, Кемер, Кемер - центр','+90 242 814 50 41','+90 242 814 50 45','','','Гостиничный комплекс, Пляжный, 2-я линия от моря, Городской, центр','','',4,true,(select id from public.address where externalid=5253));" calcext:value-type="string">
            <text:p>insert into public.hotel(name, place, phone,fax,site,email,descr,vk,fb,stars,published,address_id) values('Tu Casa Gelidonya Hotel 4*','Турция, Средиземноморский регион, Кемер, Кемер - центр','+90 242 814 50 41','+90 242 814 50 45','','','Гостиничный комплекс, Пляжный, 2-я линия от моря, Городской, центр','','',4,true,(select id from public.address where externalid=5253));</text:p>
          </table:table-cell>
          <table:table-cell table:formula="of:=CONCATENATE(&quot;(select id from hotel where externalid=&quot;;REPLACE([.A100];1;9;&quot;&quot;);&quot;)&quot;)" office:value-type="string" office:string-value="(select id from hotel where externalid=5253)" calcext:value-type="string">
            <text:p>(select id from hotel where externalid=5253)</text:p>
          </table:table-cell>
          <table:table-cell table:formula="of:=CONCATENATE(&quot;insert into public.address(country_id,settlementpart,streetpart,externalid) values((select id from public.country where name_ru='&quot;;[.F100];&quot;'),'&quot;;[.G100];&quot;','&quot; ;[.H100];&quot;',&quot;;REPLACE([.A100];1;9;&quot;&quot;);&quot;);&quot;)" office:value-type="string" office:string-value="insert into public.address(country_id,settlementpart,streetpart,externalid) values((select id from public.country where name_ru='Турция'),'Кемер','Ataturk Bulvari 07980, Kemer, Antalya - TURKEY',5253);" calcext:value-type="string">
            <text:p>insert into public.address(country_id,settlementpart,streetpart,externalid) values((select id from public.country where name_ru='Турция'),'Кемер','Ataturk Bulvari 07980, Kemer, Antalya - TURKEY',5253);</text:p>
          </table:table-cell>
          <table:table-cell/>
        </table:table-row>
        <table:table-row table:style-name="ro1">
          <table:table-cell office:value-type="string" calcext:value-type="string">
            <text:p>/hotel/al36450</text:p>
          </table:table-cell>
          <table:table-cell office:value-type="string" calcext:value-type="string">
            <text:p>Old Palace Resort Sahl Hashesh 5*</text:p>
          </table:table-cell>
          <table:table-cell office:value-type="string" calcext:value-type="string">
            <text:p>Египет, Мухафаза Красное Море, Сахль-Хашиш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Сахль-Хашиш</text:p>
          </table:table-cell>
          <table:table-cell office:value-type="string" calcext:value-type="string">
            <text:p>Sahl Hasheesh - Hurghada - Red Sea - Egypt</text:p>
          </table:table-cell>
          <table:table-cell office:value-type="string" calcext:value-type="string">
            <text:p>+20 (128) 311 0303</text:p>
          </table:table-cell>
          <table:table-cell office:value-type="string" calcext:value-type="string">
            <text:p>+20 (128) 171 5977</text:p>
          </table:table-cell>
          <table:table-cell office:value-type="string" calcext:value-type="string">
            <text:p>www.oldpalace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01];&quot;','&quot;;[.C101];&quot;','&quot;;[.I101];&quot;','&quot;;[.J101];&quot;','&quot;;[.K101];&quot;','','&quot;;[.D101];&quot;','&quot;;[.L101];&quot;','&quot;;[.M101];&quot;',&quot;;[.E101];&quot;,true,(select id from public.address where externalid=&quot;;REPLACE([.A101];1;9;&quot;&quot;);&quot;));&quot;)" office:value-type="string" office:string-value="insert into public.hotel(name, place, phone,fax,site,email,descr,vk,fb,stars,published,address_id) values('Old Palace Resort Sahl Hashesh 5*','Египет, Мухафаза Красное Море, Сахль-Хашиш','+20 (128) 311 0303','+20 (128) 171 5977','www.oldpalaceresort.com','','Гостиничный комплекс, Пляжный, 1-я линия от моря','','',5,true,(select id from public.address where externalid=36450));" calcext:value-type="string">
            <text:p>insert into public.hotel(name, place, phone,fax,site,email,descr,vk,fb,stars,published,address_id) values('Old Palace Resort Sahl Hashesh 5*','Египет, Мухафаза Красное Море, Сахль-Хашиш','+20 (128) 311 0303','+20 (128) 171 5977','www.oldpalaceresort.com','','Гостиничный комплекс, Пляжный, 1-я линия от моря','','',5,true,(select id from public.address where externalid=36450));</text:p>
          </table:table-cell>
          <table:table-cell table:formula="of:=CONCATENATE(&quot;(select id from hotel where externalid=&quot;;REPLACE([.A101];1;9;&quot;&quot;);&quot;)&quot;)" office:value-type="string" office:string-value="(select id from hotel where externalid=36450)" calcext:value-type="string">
            <text:p>(select id from hotel where externalid=36450)</text:p>
          </table:table-cell>
          <table:table-cell table:formula="of:=CONCATENATE(&quot;insert into public.address(country_id,settlementpart,streetpart,externalid) values((select id from public.country where name_ru='&quot;;[.F101];&quot;'),'&quot;;[.G101];&quot;','&quot; ;[.H101];&quot;',&quot;;REPLACE([.A101];1;9;&quot;&quot;);&quot;);&quot;)" office:value-type="string" office:string-value="insert into public.address(country_id,settlementpart,streetpart,externalid) values((select id from public.country where name_ru='Египет'),'Сахль-Хашиш','Sahl Hasheesh - Hurghada - Red Sea - Egypt',36450);" calcext:value-type="string">
            <text:p>insert into public.address(country_id,settlementpart,streetpart,externalid) values((select id from public.country where name_ru='Египет'),'Сахль-Хашиш','Sahl Hasheesh - Hurghada - Red Sea - Egypt',36450);</text:p>
          </table:table-cell>
          <table:table-cell/>
        </table:table-row>
        <table:table-row table:style-name="ro1">
          <table:table-cell office:value-type="string" calcext:value-type="string">
            <text:p>/hotel/al76242</text:p>
          </table:table-cell>
          <table:table-cell office:value-type="string" calcext:value-type="string">
            <text:p>Ozkaymak Select 5*</text:p>
          </table:table-cell>
          <table:table-cell office:value-type="string" calcext:value-type="string">
            <text:p>Турция, Средиземноморский регион, Аланья, Авсаллар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INCEKUM MEVKII, AVSALLAR, ALANYA, ANTALYA - TURKEY</text:p>
          </table:table-cell>
          <table:table-cell office:value-type="string" calcext:value-type="string">
            <text:p>(242)517 - 2500</text:p>
          </table:table-cell>
          <table:table-cell/>
          <table:table-cell office:value-type="string" calcext:value-type="string">
            <text:p>www.ozkaymak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02];&quot;','&quot;;[.C102];&quot;','&quot;;[.I102];&quot;','&quot;;[.J102];&quot;','&quot;;[.K102];&quot;','','&quot;;[.D102];&quot;','&quot;;[.L102];&quot;','&quot;;[.M102];&quot;',&quot;;[.E102];&quot;,true,(select id from public.address where externalid=&quot;;REPLACE([.A102];1;9;&quot;&quot;);&quot;));&quot;)" office:value-type="string" office:string-value="insert into public.hotel(name, place, phone,fax,site,email,descr,vk,fb,stars,published,address_id) values('Ozkaymak Select 5*','Турция, Средиземноморский регион, Аланья, Авсаллар','(242)517 - 2500','','www.ozkaymakotels.com','','Гостиничный комплекс, Пляжный, 1-я линия от моря, Загородный, рядом','','',5,true,(select id from public.address where externalid=76242));" calcext:value-type="string">
            <text:p>insert into public.hotel(name, place, phone,fax,site,email,descr,vk,fb,stars,published,address_id) values('Ozkaymak Select 5*','Турция, Средиземноморский регион, Аланья, Авсаллар','(242)517 - 2500','','www.ozkaymakotels.com','','Гостиничный комплекс, Пляжный, 1-я линия от моря, Загородный, рядом','','',5,true,(select id from public.address where externalid=76242));</text:p>
          </table:table-cell>
          <table:table-cell table:formula="of:=CONCATENATE(&quot;(select id from hotel where externalid=&quot;;REPLACE([.A102];1;9;&quot;&quot;);&quot;)&quot;)" office:value-type="string" office:string-value="(select id from hotel where externalid=76242)" calcext:value-type="string">
            <text:p>(select id from hotel where externalid=76242)</text:p>
          </table:table-cell>
          <table:table-cell table:formula="of:=CONCATENATE(&quot;insert into public.address(country_id,settlementpart,streetpart,externalid) values((select id from public.country where name_ru='&quot;;[.F102];&quot;'),'&quot;;[.G102];&quot;','&quot; ;[.H102];&quot;',&quot;;REPLACE([.A102];1;9;&quot;&quot;);&quot;);&quot;)" office:value-type="string" office:string-value="insert into public.address(country_id,settlementpart,streetpart,externalid) values((select id from public.country where name_ru='Турция'),'Аланья','INCEKUM MEVKII, AVSALLAR, ALANYA, ANTALYA - TURKEY',76242);" calcext:value-type="string">
            <text:p>insert into public.address(country_id,settlementpart,streetpart,externalid) values((select id from public.country where name_ru='Турция'),'Аланья','INCEKUM MEVKII, AVSALLAR, ALANYA, ANTALYA - TURKEY',76242);</text:p>
          </table:table-cell>
          <table:table-cell/>
        </table:table-row>
        <table:table-row table:style-name="ro1">
          <table:table-cell office:value-type="string" calcext:value-type="string">
            <text:p>/hotel/al16626</text:p>
          </table:table-cell>
          <table:table-cell office:value-type="string" calcext:value-type="string">
            <text:p>Rixos Sungate 5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GöynükMh. Başkomutan Atatürk Cad. 07985 - Antalya / Turkey</text:p>
          </table:table-cell>
          <table:table-cell office:value-type="string" calcext:value-type="string">
            <text:p>+90 242 824 00 00</text:p>
          </table:table-cell>
          <table:table-cell office:value-type="string" calcext:value-type="string">
            <text:p>+90 242 824 97 55</text:p>
          </table:table-cell>
          <table:table-cell office:value-type="string" calcext:value-type="string">
            <text:p>sungate-ru.rixo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03];&quot;','&quot;;[.C103];&quot;','&quot;;[.I103];&quot;','&quot;;[.J103];&quot;','&quot;;[.K103];&quot;','','&quot;;[.D103];&quot;','&quot;;[.L103];&quot;','&quot;;[.M103];&quot;',&quot;;[.E103];&quot;,true,(select id from public.address where externalid=&quot;;REPLACE([.A103];1;9;&quot;&quot;);&quot;));&quot;)" office:value-type="string" office:string-value="insert into public.hotel(name, place, phone,fax,site,email,descr,vk,fb,stars,published,address_id) values('Rixos Sungate 5*','Турция, Средиземноморский регион, Кемер, Бельдиби','+90 242 824 00 00','+90 242 824 97 55','sungate-ru.rixos.com','','Гостиничный комплекс, Пляжный, 1-я линия от моря, Загородный, рядом','','',5,true,(select id from public.address where externalid=16626));" calcext:value-type="string">
            <text:p>insert into public.hotel(name, place, phone,fax,site,email,descr,vk,fb,stars,published,address_id) values('Rixos Sungate 5*','Турция, Средиземноморский регион, Кемер, Бельдиби','+90 242 824 00 00','+90 242 824 97 55','sungate-ru.rixos.com','','Гостиничный комплекс, Пляжный, 1-я линия от моря, Загородный, рядом','','',5,true,(select id from public.address where externalid=16626));</text:p>
          </table:table-cell>
          <table:table-cell table:formula="of:=CONCATENATE(&quot;(select id from hotel where externalid=&quot;;REPLACE([.A103];1;9;&quot;&quot;);&quot;)&quot;)" office:value-type="string" office:string-value="(select id from hotel where externalid=16626)" calcext:value-type="string">
            <text:p>(select id from hotel where externalid=16626)</text:p>
          </table:table-cell>
          <table:table-cell table:formula="of:=CONCATENATE(&quot;insert into public.address(country_id,settlementpart,streetpart,externalid) values((select id from public.country where name_ru='&quot;;[.F103];&quot;'),'&quot;;[.G103];&quot;','&quot; ;[.H103];&quot;',&quot;;REPLACE([.A103];1;9;&quot;&quot;);&quot;);&quot;)" office:value-type="string" office:string-value="insert into public.address(country_id,settlementpart,streetpart,externalid) values((select id from public.country where name_ru='Турция'),'Кемер','GöynükMh. Başkomutan Atatürk Cad. 07985 - Antalya / Turkey',16626);" calcext:value-type="string">
            <text:p>insert into public.address(country_id,settlementpart,streetpart,externalid) values((select id from public.country where name_ru='Турция'),'Кемер','GöynükMh. Başkomutan Atatürk Cad. 07985 - Antalya / Turkey',16626);</text:p>
          </table:table-cell>
          <table:table-cell/>
        </table:table-row>
        <table:table-row table:style-name="ro2">
          <table:table-cell office:value-type="string" calcext:value-type="string">
            <text:p>/hotel/al61591</text:p>
          </table:table-cell>
          <table:table-cell office:value-type="string" calcext:value-type="string">
            <text:p><text:span text:style-name="T1">Grand Mir'</text:span>'amor 4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iriş Mahallesi Kiriş Caddesi No:92 Antalya - Kemer / TÜRKİYE</text:p>
          </table:table-cell>
          <table:table-cell office:value-type="string" calcext:value-type="string">
            <text:p>+90 242 824 62 26</text:p>
          </table:table-cell>
          <table:table-cell office:value-type="string" calcext:value-type="string">
            <text:p>+90 242 824 62 27</text:p>
          </table:table-cell>
          <table:table-cell office:value-type="string" calcext:value-type="string">
            <text:p>www.grandmiramor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04];&quot;','&quot;;[.C104];&quot;','&quot;;[.I104];&quot;','&quot;;[.J104];&quot;','&quot;;[.K104];&quot;','','&quot;;[.D104];&quot;','&quot;;[.L104];&quot;','&quot;;[.M104];&quot;',&quot;;[.E104];&quot;,true,(select id from public.address where externalid=&quot;;REPLACE([.A104];1;9;&quot;&quot;);&quot;));&quot;)" office:value-type="string" office:string-value="insert into public.hotel(name, place, phone,fax,site,email,descr,vk,fb,stars,published,address_id) values('Grand Mir''amor 4*','Турция, Средиземноморский регион, Кемер, Кириш','+90 242 824 62 26','+90 242 824 62 27','www.grandmiramorhotel.com','','Гостиница, Пляжный, 2-я линия от моря, Загородный, рядом','','',4,true,(select id from public.address where externalid=61591));" calcext:value-type="string">
            <text:p>insert into public.hotel(name, place, phone,fax,site,email,descr,vk,fb,stars,published,address_id) values('Grand Mir''amor 4*','Турция, Средиземноморский регион, Кемер, Кириш','+90 242 824 62 26','+90 242 824 62 27','www.grandmiramorhotel.com','','Гостиница, Пляжный, 2-я линия от моря, Загородный, рядом','','',4,true,(select id from public.address where externalid=61591));</text:p>
          </table:table-cell>
          <table:table-cell table:formula="of:=CONCATENATE(&quot;(select id from hotel where externalid=&quot;;REPLACE([.A104];1;9;&quot;&quot;);&quot;)&quot;)" office:value-type="string" office:string-value="(select id from hotel where externalid=61591)" calcext:value-type="string">
            <text:p>(select id from hotel where externalid=61591)</text:p>
          </table:table-cell>
          <table:table-cell table:formula="of:=CONCATENATE(&quot;insert into public.address(country_id,settlementpart,streetpart,externalid) values((select id from public.country where name_ru='&quot;;[.F104];&quot;'),'&quot;;[.G104];&quot;','&quot; ;[.H104];&quot;',&quot;;REPLACE([.A104];1;9;&quot;&quot;);&quot;);&quot;)" office:value-type="string" office:string-value="insert into public.address(country_id,settlementpart,streetpart,externalid) values((select id from public.country where name_ru='Турция'),'Кемер','Kiriş Mahallesi Kiriş Caddesi No:92 Antalya - Kemer / TÜRKİYE',61591);" calcext:value-type="string">
            <text:p>insert into public.address(country_id,settlementpart,streetpart,externalid) values((select id from public.country where name_ru='Турция'),'Кемер','Kiriş Mahallesi Kiriş Caddesi No:92 Antalya - Kemer / TÜRKİYE',61591);</text:p>
          </table:table-cell>
          <table:table-cell/>
        </table:table-row>
        <table:table-row table:style-name="ro1">
          <table:table-cell office:value-type="string" calcext:value-type="string">
            <text:p>/hotel/al2511</text:p>
          </table:table-cell>
          <table:table-cell office:value-type="string" calcext:value-type="string">
            <text:p>Mirada del Mar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Göynük Kemer 07980 Antalya TURKEY</text:p>
          </table:table-cell>
          <table:table-cell office:value-type="string" calcext:value-type="string">
            <text:p>+90 242 815 14 80</text:p>
          </table:table-cell>
          <table:table-cell office:value-type="string" calcext:value-type="string">
            <text:p>+90 242 815 14 99</text:p>
          </table:table-cell>
          <table:table-cell office:value-type="string" calcext:value-type="string">
            <text:p>www.mirad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05];&quot;','&quot;;[.C105];&quot;','&quot;;[.I105];&quot;','&quot;;[.J105];&quot;','&quot;;[.K105];&quot;','','&quot;;[.D105];&quot;','&quot;;[.L105];&quot;','&quot;;[.M105];&quot;',&quot;;[.E105];&quot;,true,(select id from public.address where externalid=&quot;;REPLACE([.A105];1;9;&quot;&quot;);&quot;));&quot;)" office:value-type="string" office:string-value="insert into public.hotel(name, place, phone,fax,site,email,descr,vk,fb,stars,published,address_id) values('Mirada del Mar 5*','Турция, Средиземноморский регион, Кемер, Гёйнюк','+90 242 815 14 80','+90 242 815 14 99','www.miradahotels.com','','Гостиница, Пляжный, 1-я линия от моря, Загородный, рядом','','',5,true,(select id from public.address where externalid=2511));" calcext:value-type="string">
            <text:p>insert into public.hotel(name, place, phone,fax,site,email,descr,vk,fb,stars,published,address_id) values('Mirada del Mar 5*','Турция, Средиземноморский регион, Кемер, Гёйнюк','+90 242 815 14 80','+90 242 815 14 99','www.miradahotels.com','','Гостиница, Пляжный, 1-я линия от моря, Загородный, рядом','','',5,true,(select id from public.address where externalid=2511));</text:p>
          </table:table-cell>
          <table:table-cell table:formula="of:=CONCATENATE(&quot;(select id from hotel where externalid=&quot;;REPLACE([.A105];1;9;&quot;&quot;);&quot;)&quot;)" office:value-type="string" office:string-value="(select id from hotel where externalid=2511)" calcext:value-type="string">
            <text:p>(select id from hotel where externalid=2511)</text:p>
          </table:table-cell>
          <table:table-cell table:formula="of:=CONCATENATE(&quot;insert into public.address(country_id,settlementpart,streetpart,externalid) values((select id from public.country where name_ru='&quot;;[.F105];&quot;'),'&quot;;[.G105];&quot;','&quot; ;[.H105];&quot;',&quot;;REPLACE([.A105];1;9;&quot;&quot;);&quot;);&quot;)" office:value-type="string" office:string-value="insert into public.address(country_id,settlementpart,streetpart,externalid) values((select id from public.country where name_ru='Турция'),'Кемер','Göynük Kemer 07980 Antalya TURKEY',2511);" calcext:value-type="string">
            <text:p>insert into public.address(country_id,settlementpart,streetpart,externalid) values((select id from public.country where name_ru='Турция'),'Кемер','Göynük Kemer 07980 Antalya TURKEY',2511);</text:p>
          </table:table-cell>
          <table:table-cell/>
        </table:table-row>
        <table:table-row table:style-name="ro1">
          <table:table-cell office:value-type="string" calcext:value-type="string">
            <text:p>/hotel/al4786</text:p>
          </table:table-cell>
          <table:table-cell office:value-type="string" calcext:value-type="string">
            <text:p>Limak Atlantis De Luxe Hotel &amp; Resort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İleribaşı Mevkii Çamlık Sokak No:12 - BELEK/ ANTALYA TURKEY</text:p>
          </table:table-cell>
          <table:table-cell office:value-type="string" calcext:value-type="string">
            <text:p>+90 242 710 07 00</text:p>
          </table:table-cell>
          <table:table-cell office:value-type="string" calcext:value-type="string">
            <text:p>+90 242 715 23 75</text:p>
          </table:table-cell>
          <table:table-cell office:value-type="string" calcext:value-type="string">
            <text:p>www.limakhotels.com</text:p>
          </table:table-cell>
          <table:table-cell/>
          <table:table-cell office:value-type="string" calcext:value-type="string">
            <text:p>https://www.facebook.com/LimakAtlantis</text:p>
          </table:table-cell>
          <table:table-cell table:formula="of:=CONCATENATE(&quot;insert into public.hotel(name, place, phone,fax,site,email,descr,vk,fb,stars,published,address_id) values('&quot;;[.B106];&quot;','&quot;;[.C106];&quot;','&quot;;[.I106];&quot;','&quot;;[.J106];&quot;','&quot;;[.K106];&quot;','','&quot;;[.D106];&quot;','&quot;;[.L106];&quot;','&quot;;[.M106];&quot;',&quot;;[.E106];&quot;,true,(select id from public.address where externalid=&quot;;REPLACE([.A106];1;9;&quot;&quot;);&quot;));&quot;)" office:value-type="string" office:string-value="insert into public.hotel(name, place, phone,fax,site,email,descr,vk,fb,stars,published,address_id) values('Limak Atlantis De Luxe Hotel &amp; Resort 5*','Турция, Средиземноморский регион, Белек','+90 242 710 07 00','+90 242 715 23 75','www.limakhotels.com','','Гостиничный комплекс, Пляжный, 1-я линия от моря, Загородный, близко','','https://www.facebook.com/LimakAtlantis',5,true,(select id from public.address where externalid=4786));" calcext:value-type="string">
            <text:p>insert into public.hotel(name, place, phone,fax,site,email,descr,vk,fb,stars,published,address_id) values('Limak Atlantis De Luxe Hotel &amp; Resort 5*','Турция, Средиземноморский регион, Белек','+90 242 710 07 00','+90 242 715 23 75','www.limakhotels.com','','Гостиничный комплекс, Пляжный, 1-я линия от моря, Загородный, близко','','https://www.facebook.com/LimakAtlantis',5,true,(select id from public.address where externalid=4786));</text:p>
          </table:table-cell>
          <table:table-cell table:formula="of:=CONCATENATE(&quot;(select id from hotel where externalid=&quot;;REPLACE([.A106];1;9;&quot;&quot;);&quot;)&quot;)" office:value-type="string" office:string-value="(select id from hotel where externalid=4786)" calcext:value-type="string">
            <text:p>(select id from hotel where externalid=4786)</text:p>
          </table:table-cell>
          <table:table-cell table:formula="of:=CONCATENATE(&quot;insert into public.address(country_id,settlementpart,streetpart,externalid) values((select id from public.country where name_ru='&quot;;[.F106];&quot;'),'&quot;;[.G106];&quot;','&quot; ;[.H106];&quot;',&quot;;REPLACE([.A106];1;9;&quot;&quot;);&quot;);&quot;)" office:value-type="string" office:string-value="insert into public.address(country_id,settlementpart,streetpart,externalid) values((select id from public.country where name_ru='Турция'),'Белек','İleribaşı Mevkii Çamlık Sokak No:12 - BELEK/ ANTALYA TURKEY',4786);" calcext:value-type="string">
            <text:p>insert into public.address(country_id,settlementpart,streetpart,externalid) values((select id from public.country where name_ru='Турция'),'Белек','İleribaşı Mevkii Çamlık Sokak No:12 - BELEK/ ANTALYA TURKEY',4786);</text:p>
          </table:table-cell>
          <table:table-cell/>
        </table:table-row>
        <table:table-row table:style-name="ro1">
          <table:table-cell office:value-type="string" calcext:value-type="string">
            <text:p>/hotel/al279</text:p>
          </table:table-cell>
          <table:table-cell office:value-type="string" calcext:value-type="string">
            <text:p>Coral Beach Hotel Hurghada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P.O. Box 13, Safaga Road, K17, Hurghada - Red Sea - Egypt</text:p>
          </table:table-cell>
          <table:table-cell office:value-type="string" calcext:value-type="string">
            <text:p>+20 (65) 3461610</text:p>
          </table:table-cell>
          <table:table-cell office:value-type="string" calcext:value-type="string">
            <text:p>+20 (65) 3461616</text:p>
          </table:table-cell>
          <table:table-cell office:value-type="string" calcext:value-type="string">
            <text:p>coralbeach.com-hurghad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07];&quot;','&quot;;[.C107];&quot;','&quot;;[.I107];&quot;','&quot;;[.J107];&quot;','&quot;;[.K107];&quot;','','&quot;;[.D107];&quot;','&quot;;[.L107];&quot;','&quot;;[.M107];&quot;',&quot;;[.E107];&quot;,true,(select id from public.address where externalid=&quot;;REPLACE([.A107];1;9;&quot;&quot;);&quot;));&quot;)" office:value-type="string" office:string-value="insert into public.hotel(name, place, phone,fax,site,email,descr,vk,fb,stars,published,address_id) values('Coral Beach Hotel Hurghada 4*','Египет, Мухафаза Красное Море, Хургада','+20 (65) 3461610','+20 (65) 3461616','coralbeach.com-hurghada.com','','Гостиница, Пляжный, 1-я линия от моря','','',4,true,(select id from public.address where externalid=279));" calcext:value-type="string">
            <text:p>insert into public.hotel(name, place, phone,fax,site,email,descr,vk,fb,stars,published,address_id) values('Coral Beach Hotel Hurghada 4*','Египет, Мухафаза Красное Море, Хургада','+20 (65) 3461610','+20 (65) 3461616','coralbeach.com-hurghada.com','','Гостиница, Пляжный, 1-я линия от моря','','',4,true,(select id from public.address where externalid=279));</text:p>
          </table:table-cell>
          <table:table-cell table:formula="of:=CONCATENATE(&quot;(select id from hotel where externalid=&quot;;REPLACE([.A107];1;9;&quot;&quot;);&quot;)&quot;)" office:value-type="string" office:string-value="(select id from hotel where externalid=279)" calcext:value-type="string">
            <text:p>(select id from hotel where externalid=279)</text:p>
          </table:table-cell>
          <table:table-cell table:formula="of:=CONCATENATE(&quot;insert into public.address(country_id,settlementpart,streetpart,externalid) values((select id from public.country where name_ru='&quot;;[.F107];&quot;'),'&quot;;[.G107];&quot;','&quot; ;[.H107];&quot;',&quot;;REPLACE([.A107];1;9;&quot;&quot;);&quot;);&quot;)" office:value-type="string" office:string-value="insert into public.address(country_id,settlementpart,streetpart,externalid) values((select id from public.country where name_ru='Египет'),'Хургада','P.O. Box 13, Safaga Road, K17, Hurghada - Red Sea - Egypt',279);" calcext:value-type="string">
            <text:p>insert into public.address(country_id,settlementpart,streetpart,externalid) values((select id from public.country where name_ru='Египет'),'Хургада','P.O. Box 13, Safaga Road, K17, Hurghada - Red Sea - Egypt',279);</text:p>
          </table:table-cell>
          <table:table-cell/>
        </table:table-row>
        <table:table-row table:style-name="ro1">
          <table:table-cell office:value-type="string" calcext:value-type="string">
            <text:p>/hotel/al17180</text:p>
          </table:table-cell>
          <table:table-cell office:value-type="string" calcext:value-type="string">
            <text:p>Orange County Resort Kemer 5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1-я линия от моря, Городской, цент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Yenimahalle Ataturk Bulvari 07980 Kemer/ Antalya/ Turkey</text:p>
          </table:table-cell>
          <table:table-cell office:value-type="string" calcext:value-type="string">
            <text:p>+ 90 242 814 72 00</text:p>
          </table:table-cell>
          <table:table-cell office:value-type="string" calcext:value-type="string">
            <text:p>+ 90 242 814 72 19</text:p>
          </table:table-cell>
          <table:table-cell office:value-type="string" calcext:value-type="string">
            <text:p>kemer.orangecounty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08];&quot;','&quot;;[.C108];&quot;','&quot;;[.I108];&quot;','&quot;;[.J108];&quot;','&quot;;[.K108];&quot;','','&quot;;[.D108];&quot;','&quot;;[.L108];&quot;','&quot;;[.M108];&quot;',&quot;;[.E108];&quot;,true,(select id from public.address where externalid=&quot;;REPLACE([.A108];1;9;&quot;&quot;);&quot;));&quot;)" office:value-type="string" office:string-value="insert into public.hotel(name, place, phone,fax,site,email,descr,vk,fb,stars,published,address_id) values('Orange County Resort Kemer 5*','Турция, Средиземноморский регион, Кемер','+ 90 242 814 72 00','+ 90 242 814 72 19','kemer.orangecounty.com.tr','','Гостиница, Пляжный, 1-я линия от моря, Городской, центр','','',5,true,(select id from public.address where externalid=17180));" calcext:value-type="string">
            <text:p>insert into public.hotel(name, place, phone,fax,site,email,descr,vk,fb,stars,published,address_id) values('Orange County Resort Kemer 5*','Турция, Средиземноморский регион, Кемер','+ 90 242 814 72 00','+ 90 242 814 72 19','kemer.orangecounty.com.tr','','Гостиница, Пляжный, 1-я линия от моря, Городской, центр','','',5,true,(select id from public.address where externalid=17180));</text:p>
          </table:table-cell>
          <table:table-cell table:formula="of:=CONCATENATE(&quot;(select id from hotel where externalid=&quot;;REPLACE([.A108];1;9;&quot;&quot;);&quot;)&quot;)" office:value-type="string" office:string-value="(select id from hotel where externalid=17180)" calcext:value-type="string">
            <text:p>(select id from hotel where externalid=17180)</text:p>
          </table:table-cell>
          <table:table-cell table:formula="of:=CONCATENATE(&quot;insert into public.address(country_id,settlementpart,streetpart,externalid) values((select id from public.country where name_ru='&quot;;[.F108];&quot;'),'&quot;;[.G108];&quot;','&quot; ;[.H108];&quot;',&quot;;REPLACE([.A108];1;9;&quot;&quot;);&quot;);&quot;)" office:value-type="string" office:string-value="insert into public.address(country_id,settlementpart,streetpart,externalid) values((select id from public.country where name_ru='Турция'),'Кемер','Yenimahalle Ataturk Bulvari 07980 Kemer/ Antalya/ Turkey',17180);" calcext:value-type="string">
            <text:p>insert into public.address(country_id,settlementpart,streetpart,externalid) values((select id from public.country where name_ru='Турция'),'Кемер','Yenimahalle Ataturk Bulvari 07980 Kemer/ Antalya/ Turkey',17180);</text:p>
          </table:table-cell>
          <table:table-cell/>
        </table:table-row>
        <table:table-row table:style-name="ro1">
          <table:table-cell office:value-type="string" calcext:value-type="string">
            <text:p>/hotel/al25528</text:p>
          </table:table-cell>
          <table:table-cell office:value-type="string" calcext:value-type="string">
            <text:p>Timo Resort 5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i Iskele Beldesi 1, Alanya, TR</text:p>
          </table:table-cell>
          <table:table-cell office:value-type="string" calcext:value-type="string">
            <text:p>+90 242 565 42 65</text:p>
          </table:table-cell>
          <table:table-cell office:value-type="string" calcext:value-type="string">
            <text:p>+90 242 565 42 66</text:p>
          </table:table-cell>
          <table:table-cell office:value-type="string" calcext:value-type="string">
            <text:p>www.hoteltimo.com</text:p>
          </table:table-cell>
          <table:table-cell office:value-type="string" calcext:value-type="string">
            <text:p>https://vk.com/club167058772</text:p>
          </table:table-cell>
          <table:table-cell/>
          <table:table-cell table:formula="of:=CONCATENATE(&quot;insert into public.hotel(name, place, phone,fax,site,email,descr,vk,fb,stars,published,address_id) values('&quot;;[.B109];&quot;','&quot;;[.C109];&quot;','&quot;;[.I109];&quot;','&quot;;[.J109];&quot;','&quot;;[.K109];&quot;','','&quot;;[.D109];&quot;','&quot;;[.L109];&quot;','&quot;;[.M109];&quot;',&quot;;[.E109];&quot;,true,(select id from public.address where externalid=&quot;;REPLACE([.A109];1;9;&quot;&quot;);&quot;));&quot;)" office:value-type="string" office:string-value="insert into public.hotel(name, place, phone,fax,site,email,descr,vk,fb,stars,published,address_id) values('Timo Resort 5*','Турция, Средиземноморский регион, Аланья','+90 242 565 42 65','+90 242 565 42 66','www.hoteltimo.com','','Гостиница, Загородный, рядом, Пляжный, через дорогу','https://vk.com/club167058772','',5,true,(select id from public.address where externalid=25528));" calcext:value-type="string">
            <text:p>insert into public.hotel(name, place, phone,fax,site,email,descr,vk,fb,stars,published,address_id) values('Timo Resort 5*','Турция, Средиземноморский регион, Аланья','+90 242 565 42 65','+90 242 565 42 66','www.hoteltimo.com','','Гостиница, Загородный, рядом, Пляжный, через дорогу','https://vk.com/club167058772','',5,true,(select id from public.address where externalid=25528));</text:p>
          </table:table-cell>
          <table:table-cell table:formula="of:=CONCATENATE(&quot;(select id from hotel where externalid=&quot;;REPLACE([.A109];1;9;&quot;&quot;);&quot;)&quot;)" office:value-type="string" office:string-value="(select id from hotel where externalid=25528)" calcext:value-type="string">
            <text:p>(select id from hotel where externalid=25528)</text:p>
          </table:table-cell>
          <table:table-cell table:formula="of:=CONCATENATE(&quot;insert into public.address(country_id,settlementpart,streetpart,externalid) values((select id from public.country where name_ru='&quot;;[.F109];&quot;'),'&quot;;[.G109];&quot;','&quot; ;[.H109];&quot;',&quot;;REPLACE([.A109];1;9;&quot;&quot;);&quot;);&quot;)" office:value-type="string" office:string-value="insert into public.address(country_id,settlementpart,streetpart,externalid) values((select id from public.country where name_ru='Турция'),'Аланья','Konakli Iskele Beldesi 1, Alanya, TR',25528);" calcext:value-type="string">
            <text:p>insert into public.address(country_id,settlementpart,streetpart,externalid) values((select id from public.country where name_ru='Турция'),'Аланья','Konakli Iskele Beldesi 1, Alanya, TR',25528);</text:p>
          </table:table-cell>
          <table:table-cell/>
        </table:table-row>
        <table:table-row table:style-name="ro1">
          <table:table-cell office:value-type="string" calcext:value-type="string">
            <text:p>/hotel/al5360</text:p>
          </table:table-cell>
          <table:table-cell office:value-type="string" calcext:value-type="string">
            <text:p>Larissa Hill Beach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Коттедж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Bölge Trafik karşısı / Konaklı</text:p>
          </table:table-cell>
          <table:table-cell office:value-type="string" calcext:value-type="string">
            <text:p>+ 90 (242) 565 11 66</text:p>
          </table:table-cell>
          <table:table-cell office:value-type="string" calcext:value-type="string">
            <text:p>+ 90 (242) 565 15 34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110];&quot;','&quot;;[.C110];&quot;','&quot;;[.I110];&quot;','&quot;;[.J110];&quot;','&quot;;[.K110];&quot;','','&quot;;[.D110];&quot;','&quot;;[.L110];&quot;','&quot;;[.M110];&quot;',&quot;;[.E110];&quot;,true,(select id from public.address where externalid=&quot;;REPLACE([.A110];1;9;&quot;&quot;);&quot;));&quot;)" office:value-type="string" office:string-value="insert into public.hotel(name, place, phone,fax,site,email,descr,vk,fb,stars,published,address_id) values('Larissa Hill Beach 5*','Турция, Средиземноморский регион, Аланья, Конаклы','+ 90 (242) 565 11 66','+ 90 (242) 565 15 34','','','Коттеджный комплекс, Пляжный, 1-я линия от моря, Загородный, рядом','','',5,true,(select id from public.address where externalid=5360));" calcext:value-type="string">
            <text:p>insert into public.hotel(name, place, phone,fax,site,email,descr,vk,fb,stars,published,address_id) values('Larissa Hill Beach 5*','Турция, Средиземноморский регион, Аланья, Конаклы','+ 90 (242) 565 11 66','+ 90 (242) 565 15 34','','','Коттеджный комплекс, Пляжный, 1-я линия от моря, Загородный, рядом','','',5,true,(select id from public.address where externalid=5360));</text:p>
          </table:table-cell>
          <table:table-cell table:formula="of:=CONCATENATE(&quot;(select id from hotel where externalid=&quot;;REPLACE([.A110];1;9;&quot;&quot;);&quot;)&quot;)" office:value-type="string" office:string-value="(select id from hotel where externalid=5360)" calcext:value-type="string">
            <text:p>(select id from hotel where externalid=5360)</text:p>
          </table:table-cell>
          <table:table-cell table:formula="of:=CONCATENATE(&quot;insert into public.address(country_id,settlementpart,streetpart,externalid) values((select id from public.country where name_ru='&quot;;[.F110];&quot;'),'&quot;;[.G110];&quot;','&quot; ;[.H110];&quot;',&quot;;REPLACE([.A110];1;9;&quot;&quot;);&quot;);&quot;)" office:value-type="string" office:string-value="insert into public.address(country_id,settlementpart,streetpart,externalid) values((select id from public.country where name_ru='Турция'),'Аланья','Bölge Trafik karşısı / Konaklı',5360);" calcext:value-type="string">
            <text:p>insert into public.address(country_id,settlementpart,streetpart,externalid) values((select id from public.country where name_ru='Турция'),'Аланья','Bölge Trafik karşısı / Konaklı',5360);</text:p>
          </table:table-cell>
          <table:table-cell/>
        </table:table-row>
        <table:table-row table:style-name="ro1">
          <table:table-cell office:value-type="string" calcext:value-type="string">
            <text:p>/hotel/al5406</text:p>
          </table:table-cell>
          <table:table-cell office:value-type="string" calcext:value-type="string">
            <text:p>Aydinbey Gold Dreams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Turkler Beldesi - ALANYA / ANTALYA</text:p>
          </table:table-cell>
          <table:table-cell office:value-type="string" calcext:value-type="string">
            <text:p>(242) 537 63 63</text:p>
          </table:table-cell>
          <table:table-cell office:value-type="string" calcext:value-type="string">
            <text:p>(242) 537 62 65</text:p>
          </table:table-cell>
          <table:table-cell office:value-type="string" calcext:value-type="string">
            <text:p>www.aydinbey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11];&quot;','&quot;;[.C111];&quot;','&quot;;[.I111];&quot;','&quot;;[.J111];&quot;','&quot;;[.K111];&quot;','','&quot;;[.D111];&quot;','&quot;;[.L111];&quot;','&quot;;[.M111];&quot;',&quot;;[.E111];&quot;,true,(select id from public.address where externalid=&quot;;REPLACE([.A111];1;9;&quot;&quot;);&quot;));&quot;)" office:value-type="string" office:string-value="insert into public.hotel(name, place, phone,fax,site,email,descr,vk,fb,stars,published,address_id) values('Aydinbey Gold Dreams 5*','Турция, Средиземноморский регион, Аланья, Конаклы','(242) 537 63 63','(242) 537 62 65','www.aydinbeyhotel.com','','Гостиница, Загородный, рядом, Пляжный, через дорогу','','',5,true,(select id from public.address where externalid=5406));" calcext:value-type="string">
            <text:p>insert into public.hotel(name, place, phone,fax,site,email,descr,vk,fb,stars,published,address_id) values('Aydinbey Gold Dreams 5*','Турция, Средиземноморский регион, Аланья, Конаклы','(242) 537 63 63','(242) 537 62 65','www.aydinbeyhotel.com','','Гостиница, Загородный, рядом, Пляжный, через дорогу','','',5,true,(select id from public.address where externalid=5406));</text:p>
          </table:table-cell>
          <table:table-cell table:formula="of:=CONCATENATE(&quot;(select id from hotel where externalid=&quot;;REPLACE([.A111];1;9;&quot;&quot;);&quot;)&quot;)" office:value-type="string" office:string-value="(select id from hotel where externalid=5406)" calcext:value-type="string">
            <text:p>(select id from hotel where externalid=5406)</text:p>
          </table:table-cell>
          <table:table-cell table:formula="of:=CONCATENATE(&quot;insert into public.address(country_id,settlementpart,streetpart,externalid) values((select id from public.country where name_ru='&quot;;[.F111];&quot;'),'&quot;;[.G111];&quot;','&quot; ;[.H111];&quot;',&quot;;REPLACE([.A111];1;9;&quot;&quot;);&quot;);&quot;)" office:value-type="string" office:string-value="insert into public.address(country_id,settlementpart,streetpart,externalid) values((select id from public.country where name_ru='Турция'),'Аланья','Turkler Beldesi - ALANYA / ANTALYA',5406);" calcext:value-type="string">
            <text:p>insert into public.address(country_id,settlementpart,streetpart,externalid) values((select id from public.country where name_ru='Турция'),'Аланья','Turkler Beldesi - ALANYA / ANTALYA',5406);</text:p>
          </table:table-cell>
          <table:table-cell/>
        </table:table-row>
        <table:table-row table:style-name="ro1">
          <table:table-cell office:value-type="string" calcext:value-type="string">
            <text:p>/hotel/al6314</text:p>
          </table:table-cell>
          <table:table-cell office:value-type="string" calcext:value-type="string">
            <text:p>Armas Gul Beach 4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Yeni Mah. TATURK Bulv. Kemer Antalya</text:p>
          </table:table-cell>
          <table:table-cell office:value-type="string" calcext:value-type="string">
            <text:p>+90 242 814 66 22</text:p>
          </table:table-cell>
          <table:table-cell office:value-type="string" calcext:value-type="string">
            <text:p>+90 242 814 28 49</text:p>
          </table:table-cell>
          <table:table-cell office:value-type="string" calcext:value-type="string">
            <text:p>armasgulbeach.com</text:p>
          </table:table-cell>
          <table:table-cell office:value-type="string" calcext:value-type="string">
            <text:p>https://vk.com/armasgulbeach</text:p>
          </table:table-cell>
          <table:table-cell/>
          <table:table-cell table:formula="of:=CONCATENATE(&quot;insert into public.hotel(name, place, phone,fax,site,email,descr,vk,fb,stars,published,address_id) values('&quot;;[.B112];&quot;','&quot;;[.C112];&quot;','&quot;;[.I112];&quot;','&quot;;[.J112];&quot;','&quot;;[.K112];&quot;','','&quot;;[.D112];&quot;','&quot;;[.L112];&quot;','&quot;;[.M112];&quot;',&quot;;[.E112];&quot;,true,(select id from public.address where externalid=&quot;;REPLACE([.A112];1;9;&quot;&quot;);&quot;));&quot;)" office:value-type="string" office:string-value="insert into public.hotel(name, place, phone,fax,site,email,descr,vk,fb,stars,published,address_id) values('Armas Gul Beach 4*','Турция, Средиземноморский регион, Кемер, Кемер - центр','+90 242 814 66 22','+90 242 814 28 49','armasgulbeach.com','','Гостиница, Пляжный, 1-я линия от моря','https://vk.com/armasgulbeach','',4,true,(select id from public.address where externalid=6314));" calcext:value-type="string">
            <text:p>insert into public.hotel(name, place, phone,fax,site,email,descr,vk,fb,stars,published,address_id) values('Armas Gul Beach 4*','Турция, Средиземноморский регион, Кемер, Кемер - центр','+90 242 814 66 22','+90 242 814 28 49','armasgulbeach.com','','Гостиница, Пляжный, 1-я линия от моря','https://vk.com/armasgulbeach','',4,true,(select id from public.address where externalid=6314));</text:p>
          </table:table-cell>
          <table:table-cell table:formula="of:=CONCATENATE(&quot;(select id from hotel where externalid=&quot;;REPLACE([.A112];1;9;&quot;&quot;);&quot;)&quot;)" office:value-type="string" office:string-value="(select id from hotel where externalid=6314)" calcext:value-type="string">
            <text:p>(select id from hotel where externalid=6314)</text:p>
          </table:table-cell>
          <table:table-cell table:formula="of:=CONCATENATE(&quot;insert into public.address(country_id,settlementpart,streetpart,externalid) values((select id from public.country where name_ru='&quot;;[.F112];&quot;'),'&quot;;[.G112];&quot;','&quot; ;[.H112];&quot;',&quot;;REPLACE([.A112];1;9;&quot;&quot;);&quot;);&quot;)" office:value-type="string" office:string-value="insert into public.address(country_id,settlementpart,streetpart,externalid) values((select id from public.country where name_ru='Турция'),'Кемер','Yeni Mah. TATURK Bulv. Kemer Antalya',6314);" calcext:value-type="string">
            <text:p>insert into public.address(country_id,settlementpart,streetpart,externalid) values((select id from public.country where name_ru='Турция'),'Кемер','Yeni Mah. TATURK Bulv. Kemer Antalya',6314);</text:p>
          </table:table-cell>
          <table:table-cell/>
        </table:table-row>
        <table:table-row table:style-name="ro1">
          <table:table-cell office:value-type="string" calcext:value-type="string">
            <text:p>/hotel/al2433</text:p>
          </table:table-cell>
          <table:table-cell office:value-type="string" calcext:value-type="string">
            <text:p>Grand Prestige Hotel &amp; Spa 5*</text:p>
          </table:table-cell>
          <table:table-cell office:value-type="string" calcext:value-type="string">
            <text:p>Турция, Средиземноморский регион, Сиде, Титрейенгёль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TİTREYENGÖL MEVKİİ, 07600, SİDE MANAVGAT ANTALYA</text:p>
          </table:table-cell>
          <table:table-cell office:value-type="string" calcext:value-type="string">
            <text:p>0242 756 90 60</text:p>
          </table:table-cell>
          <table:table-cell office:value-type="string" calcext:value-type="string">
            <text:p>0242 756 90 80</text:p>
          </table:table-cell>
          <table:table-cell office:value-type="string" calcext:value-type="string">
            <text:p>www.grandprestig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13];&quot;','&quot;;[.C113];&quot;','&quot;;[.I113];&quot;','&quot;;[.J113];&quot;','&quot;;[.K113];&quot;','','&quot;;[.D113];&quot;','&quot;;[.L113];&quot;','&quot;;[.M113];&quot;',&quot;;[.E113];&quot;,true,(select id from public.address where externalid=&quot;;REPLACE([.A113];1;9;&quot;&quot;);&quot;));&quot;)" office:value-type="string" office:string-value="insert into public.hotel(name, place, phone,fax,site,email,descr,vk,fb,stars,published,address_id) values('Grand Prestige Hotel &amp; Spa 5*','Турция, Средиземноморский регион, Сиде, Титрейенгёль','0242 756 90 60','0242 756 90 80','www.grandprestige.com','','Гостиничный комплекс, Пляжный, 1-я линия от моря, Загородный, рядом','','',5,true,(select id from public.address where externalid=2433));" calcext:value-type="string">
            <text:p>insert into public.hotel(name, place, phone,fax,site,email,descr,vk,fb,stars,published,address_id) values('Grand Prestige Hotel &amp; Spa 5*','Турция, Средиземноморский регион, Сиде, Титрейенгёль','0242 756 90 60','0242 756 90 80','www.grandprestige.com','','Гостиничный комплекс, Пляжный, 1-я линия от моря, Загородный, рядом','','',5,true,(select id from public.address where externalid=2433));</text:p>
          </table:table-cell>
          <table:table-cell table:formula="of:=CONCATENATE(&quot;(select id from hotel where externalid=&quot;;REPLACE([.A113];1;9;&quot;&quot;);&quot;)&quot;)" office:value-type="string" office:string-value="(select id from hotel where externalid=2433)" calcext:value-type="string">
            <text:p>(select id from hotel where externalid=2433)</text:p>
          </table:table-cell>
          <table:table-cell table:formula="of:=CONCATENATE(&quot;insert into public.address(country_id,settlementpart,streetpart,externalid) values((select id from public.country where name_ru='&quot;;[.F113];&quot;'),'&quot;;[.G113];&quot;','&quot; ;[.H113];&quot;',&quot;;REPLACE([.A113];1;9;&quot;&quot;);&quot;);&quot;)" office:value-type="string" office:string-value="insert into public.address(country_id,settlementpart,streetpart,externalid) values((select id from public.country where name_ru='Турция'),'Сиде','TİTREYENGÖL MEVKİİ, 07600, SİDE MANAVGAT ANTALYA',2433);" calcext:value-type="string">
            <text:p>insert into public.address(country_id,settlementpart,streetpart,externalid) values((select id from public.country where name_ru='Турция'),'Сиде','TİTREYENGÖL MEVKİİ, 07600, SİDE MANAVGAT ANTALYA',2433);</text:p>
          </table:table-cell>
          <table:table-cell/>
        </table:table-row>
        <table:table-row table:style-name="ro1">
          <table:table-cell office:value-type="string" calcext:value-type="string">
            <text:p>/hotel/al2459</text:p>
          </table:table-cell>
          <table:table-cell office:value-type="string" calcext:value-type="string">
            <text:p>Club Hotel Sera 5*</text:p>
          </table:table-cell>
          <table:table-cell office:value-type="string" calcext:value-type="string">
            <text:p>Турция, Средиземноморский регион, Анталия, Лара</text:p>
          </table:table-cell>
          <table:table-cell office:value-type="string" calcext:value-type="string">
            <text:p>Клубный 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нталия</text:p>
          </table:table-cell>
          <table:table-cell office:value-type="string" calcext:value-type="string">
            <text:p>07230 Lara - Antalya – TURKIYE</text:p>
          </table:table-cell>
          <table:table-cell office:value-type="string" calcext:value-type="string">
            <text:p>+90 242 349 34 34</text:p>
          </table:table-cell>
          <table:table-cell office:value-type="string" calcext:value-type="string">
            <text:p>+90 242 349 34 54</text:p>
          </table:table-cell>
          <table:table-cell office:value-type="string" calcext:value-type="string">
            <text:p>www.clubhotelsera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14];&quot;','&quot;;[.C114];&quot;','&quot;;[.I114];&quot;','&quot;;[.J114];&quot;','&quot;;[.K114];&quot;','','&quot;;[.D114];&quot;','&quot;;[.L114];&quot;','&quot;;[.M114];&quot;',&quot;;[.E114];&quot;,true,(select id from public.address where externalid=&quot;;REPLACE([.A114];1;9;&quot;&quot;);&quot;));&quot;)" office:value-type="string" office:string-value="insert into public.hotel(name, place, phone,fax,site,email,descr,vk,fb,stars,published,address_id) values('Club Hotel Sera 5*','Турция, Средиземноморский регион, Анталия, Лара','+90 242 349 34 34','+90 242 349 34 54','www.clubhotelsera.com.tr','','Клубный отель, Пляжный, 1-я линия от моря','','',5,true,(select id from public.address where externalid=2459));" calcext:value-type="string">
            <text:p>insert into public.hotel(name, place, phone,fax,site,email,descr,vk,fb,stars,published,address_id) values('Club Hotel Sera 5*','Турция, Средиземноморский регион, Анталия, Лара','+90 242 349 34 34','+90 242 349 34 54','www.clubhotelsera.com.tr','','Клубный отель, Пляжный, 1-я линия от моря','','',5,true,(select id from public.address where externalid=2459));</text:p>
          </table:table-cell>
          <table:table-cell table:formula="of:=CONCATENATE(&quot;(select id from hotel where externalid=&quot;;REPLACE([.A114];1;9;&quot;&quot;);&quot;)&quot;)" office:value-type="string" office:string-value="(select id from hotel where externalid=2459)" calcext:value-type="string">
            <text:p>(select id from hotel where externalid=2459)</text:p>
          </table:table-cell>
          <table:table-cell table:formula="of:=CONCATENATE(&quot;insert into public.address(country_id,settlementpart,streetpart,externalid) values((select id from public.country where name_ru='&quot;;[.F114];&quot;'),'&quot;;[.G114];&quot;','&quot; ;[.H114];&quot;',&quot;;REPLACE([.A114];1;9;&quot;&quot;);&quot;);&quot;)" office:value-type="string" office:string-value="insert into public.address(country_id,settlementpart,streetpart,externalid) values((select id from public.country where name_ru='Турция'),'Анталия','07230 Lara - Antalya – TURKIYE',2459);" calcext:value-type="string">
            <text:p>insert into public.address(country_id,settlementpart,streetpart,externalid) values((select id from public.country where name_ru='Турция'),'Анталия','07230 Lara - Antalya – TURKIYE',2459);</text:p>
          </table:table-cell>
          <table:table-cell/>
        </table:table-row>
        <table:table-row table:style-name="ro1">
          <table:table-cell office:value-type="string" calcext:value-type="string">
            <text:p>/hotel/al11636</text:p>
          </table:table-cell>
          <table:table-cell office:value-type="string" calcext:value-type="string">
            <text:p>King Tut Aqua Park Beach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El Wafaa District, Hurghada</text:p>
          </table:table-cell>
          <table:table-cell office:value-type="string" calcext:value-type="string">
            <text:p>+2 065 3554405</text:p>
          </table:table-cell>
          <table:table-cell office:value-type="string" calcext:value-type="string">
            <text:p>+2 065 3554406</text:p>
          </table:table-cell>
          <table:table-cell office:value-type="string" calcext:value-type="string">
            <text:p>www.kingtutresorthrg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15];&quot;','&quot;;[.C115];&quot;','&quot;;[.I115];&quot;','&quot;;[.J115];&quot;','&quot;;[.K115];&quot;','','&quot;;[.D115];&quot;','&quot;;[.L115];&quot;','&quot;;[.M115];&quot;',&quot;;[.E115];&quot;,true,(select id from public.address where externalid=&quot;;REPLACE([.A115];1;9;&quot;&quot;);&quot;));&quot;)" office:value-type="string" office:string-value="insert into public.hotel(name, place, phone,fax,site,email,descr,vk,fb,stars,published,address_id) values('King Tut Aqua Park Beach Resort 4*','Египет, Мухафаза Красное Море, Хургада','+2 065 3554405','+2 065 3554406','www.kingtutresorthrg.com','','Гостиничный комплекс, Пляжный, 1-я линия от моря','','',4,true,(select id from public.address where externalid=11636));" calcext:value-type="string">
            <text:p>insert into public.hotel(name, place, phone,fax,site,email,descr,vk,fb,stars,published,address_id) values('King Tut Aqua Park Beach Resort 4*','Египет, Мухафаза Красное Море, Хургада','+2 065 3554405','+2 065 3554406','www.kingtutresorthrg.com','','Гостиничный комплекс, Пляжный, 1-я линия от моря','','',4,true,(select id from public.address where externalid=11636));</text:p>
          </table:table-cell>
          <table:table-cell table:formula="of:=CONCATENATE(&quot;(select id from hotel where externalid=&quot;;REPLACE([.A115];1;9;&quot;&quot;);&quot;)&quot;)" office:value-type="string" office:string-value="(select id from hotel where externalid=11636)" calcext:value-type="string">
            <text:p>(select id from hotel where externalid=11636)</text:p>
          </table:table-cell>
          <table:table-cell table:formula="of:=CONCATENATE(&quot;insert into public.address(country_id,settlementpart,streetpart,externalid) values((select id from public.country where name_ru='&quot;;[.F115];&quot;'),'&quot;;[.G115];&quot;','&quot; ;[.H115];&quot;',&quot;;REPLACE([.A115];1;9;&quot;&quot;);&quot;);&quot;)" office:value-type="string" office:string-value="insert into public.address(country_id,settlementpart,streetpart,externalid) values((select id from public.country where name_ru='Египет'),'Хургада','El Wafaa District, Hurghada',11636);" calcext:value-type="string">
            <text:p>insert into public.address(country_id,settlementpart,streetpart,externalid) values((select id from public.country where name_ru='Египет'),'Хургада','El Wafaa District, Hurghada',11636);</text:p>
          </table:table-cell>
          <table:table-cell/>
        </table:table-row>
        <table:table-row table:style-name="ro1">
          <table:table-cell office:value-type="string" calcext:value-type="string">
            <text:p>/hotel/al1188</text:p>
          </table:table-cell>
          <table:table-cell office:value-type="string" calcext:value-type="string">
            <text:p>Sultan Gardens Resort 5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harm EL Sheikh, " Sharks Bay " South Sinai, Egypt</text:p>
          </table:table-cell>
          <table:table-cell office:value-type="string" calcext:value-type="string">
            <text:p>002 069 360 21 30</text:p>
          </table:table-cell>
          <table:table-cell office:value-type="string" calcext:value-type="string">
            <text:p>002 069 360 21 41</text:p>
          </table:table-cell>
          <table:table-cell office:value-type="string" calcext:value-type="string">
            <text:p>www.sultangardens.com</text:p>
          </table:table-cell>
          <table:table-cell office:value-type="string" calcext:value-type="string">
            <text:p>https://vk.com/sgrofficial</text:p>
          </table:table-cell>
          <table:table-cell office:value-type="string" calcext:value-type="string">
            <text:p>https://www.facebook.com/sultangardens</text:p>
          </table:table-cell>
          <table:table-cell table:formula="of:=CONCATENATE(&quot;insert into public.hotel(name, place, phone,fax,site,email,descr,vk,fb,stars,published,address_id) values('&quot;;[.B116];&quot;','&quot;;[.C116];&quot;','&quot;;[.I116];&quot;','&quot;;[.J116];&quot;','&quot;;[.K116];&quot;','','&quot;;[.D116];&quot;','&quot;;[.L116];&quot;','&quot;;[.M116];&quot;',&quot;;[.E116];&quot;,true,(select id from public.address where externalid=&quot;;REPLACE([.A116];1;9;&quot;&quot;);&quot;));&quot;)" office:value-type="string" office:string-value="insert into public.hotel(name, place, phone,fax,site,email,descr,vk,fb,stars,published,address_id) values('Sultan Gardens Resort 5*','Египет, Мухафаза Южный Синай, Шарм-Эль-Шейх, Шаркс Бей','002 069 360 21 30','002 069 360 21 41','www.sultangardens.com','','Гостиничный комплекс, Пляжный, 1-я линия от моря','https://vk.com/sgrofficial','https://www.facebook.com/sultangardens',5,true,(select id from public.address where externalid=1188));" calcext:value-type="string">
            <text:p>insert into public.hotel(name, place, phone,fax,site,email,descr,vk,fb,stars,published,address_id) values('Sultan Gardens Resort 5*','Египет, Мухафаза Южный Синай, Шарм-Эль-Шейх, Шаркс Бей','002 069 360 21 30','002 069 360 21 41','www.sultangardens.com','','Гостиничный комплекс, Пляжный, 1-я линия от моря','https://vk.com/sgrofficial','https://www.facebook.com/sultangardens',5,true,(select id from public.address where externalid=1188));</text:p>
          </table:table-cell>
          <table:table-cell table:formula="of:=CONCATENATE(&quot;(select id from hotel where externalid=&quot;;REPLACE([.A116];1;9;&quot;&quot;);&quot;)&quot;)" office:value-type="string" office:string-value="(select id from hotel where externalid=1188)" calcext:value-type="string">
            <text:p>(select id from hotel where externalid=1188)</text:p>
          </table:table-cell>
          <table:table-cell table:formula="of:=CONCATENATE(&quot;insert into public.address(country_id,settlementpart,streetpart,externalid) values((select id from public.country where name_ru='&quot;;[.F116];&quot;'),'&quot;;[.G116];&quot;','&quot; ;[.H116];&quot;',&quot;;REPLACE([.A116];1;9;&quot;&quot;);&quot;);&quot;)" office:value-type="string" office:string-value="insert into public.address(country_id,settlementpart,streetpart,externalid) values((select id from public.country where name_ru='Египет'),'Шарм-Эль-Шейх','Sharm EL Sheikh, &quot; Sharks Bay &quot; South Sinai, Egypt',1188);" calcext:value-type="string">
            <text:p>insert into public.address(country_id,settlementpart,streetpart,externalid) values((select id from public.country where name_ru='Египет'),'Шарм-Эль-Шейх','Sharm EL Sheikh, " Sharks Bay " South Sinai, Egypt',1188);</text:p>
          </table:table-cell>
          <table:table-cell/>
        </table:table-row>
        <table:table-row table:style-name="ro1">
          <table:table-cell office:value-type="string" calcext:value-type="string">
            <text:p>/hotel/al41190</text:p>
          </table:table-cell>
          <table:table-cell office:value-type="string" calcext:value-type="string">
            <text:p>Jungle Aqua Park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3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afaga Road, Hurghada, Red Sea, Egypt</text:p>
          </table:table-cell>
          <table:table-cell office:value-type="float" office:value="20653464670" calcext:value-type="float">
            <text:p>20653464670</text:p>
          </table:table-cell>
          <table:table-cell office:value-type="string" calcext:value-type="string">
            <text:p>+2 065 3464678</text:p>
          </table:table-cell>
          <table:table-cell office:value-type="string" calcext:value-type="string">
            <text:p>www.pickalbatros.com</text:p>
          </table:table-cell>
          <table:table-cell/>
          <table:table-cell office:value-type="string" calcext:value-type="string">
            <text:p>https://www.facebook.com/JungleParkResort/</text:p>
          </table:table-cell>
          <table:table-cell table:formula="of:=CONCATENATE(&quot;insert into public.hotel(name, place, phone,fax,site,email,descr,vk,fb,stars,published,address_id) values('&quot;;[.B117];&quot;','&quot;;[.C117];&quot;','&quot;;[.I117];&quot;','&quot;;[.J117];&quot;','&quot;;[.K117];&quot;','','&quot;;[.D117];&quot;','&quot;;[.L117];&quot;','&quot;;[.M117];&quot;',&quot;;[.E117];&quot;,true,(select id from public.address where externalid=&quot;;REPLACE([.A117];1;9;&quot;&quot;);&quot;));&quot;)" office:value-type="string" office:string-value="insert into public.hotel(name, place, phone,fax,site,email,descr,vk,fb,stars,published,address_id) values('Jungle Aqua Park 4*','Египет, Мухафаза Красное Море, Хургада','20653464670','+2 065 3464678','www.pickalbatros.com','','Гостиничный комплекс, Пляжный, 3-я линия от моря','','https://www.facebook.com/JungleParkResort/',4,true,(select id from public.address where externalid=41190));" calcext:value-type="string">
            <text:p>insert into public.hotel(name, place, phone,fax,site,email,descr,vk,fb,stars,published,address_id) values('Jungle Aqua Park 4*','Египет, Мухафаза Красное Море, Хургада','20653464670','+2 065 3464678','www.pickalbatros.com','','Гостиничный комплекс, Пляжный, 3-я линия от моря','','https://www.facebook.com/JungleParkResort/',4,true,(select id from public.address where externalid=41190));</text:p>
          </table:table-cell>
          <table:table-cell table:formula="of:=CONCATENATE(&quot;(select id from hotel where externalid=&quot;;REPLACE([.A117];1;9;&quot;&quot;);&quot;)&quot;)" office:value-type="string" office:string-value="(select id from hotel where externalid=41190)" calcext:value-type="string">
            <text:p>(select id from hotel where externalid=41190)</text:p>
          </table:table-cell>
          <table:table-cell table:formula="of:=CONCATENATE(&quot;insert into public.address(country_id,settlementpart,streetpart,externalid) values((select id from public.country where name_ru='&quot;;[.F117];&quot;'),'&quot;;[.G117];&quot;','&quot; ;[.H117];&quot;',&quot;;REPLACE([.A117];1;9;&quot;&quot;);&quot;);&quot;)" office:value-type="string" office:string-value="insert into public.address(country_id,settlementpart,streetpart,externalid) values((select id from public.country where name_ru='Египет'),'Хургада','Safaga Road, Hurghada, Red Sea, Egypt',41190);" calcext:value-type="string">
            <text:p>insert into public.address(country_id,settlementpart,streetpart,externalid) values((select id from public.country where name_ru='Египет'),'Хургада','Safaga Road, Hurghada, Red Sea, Egypt',41190);</text:p>
          </table:table-cell>
          <table:table-cell/>
        </table:table-row>
        <table:table-row table:style-name="ro1">
          <table:table-cell office:value-type="string" calcext:value-type="string">
            <text:p>/hotel/al95036</text:p>
          </table:table-cell>
          <table:table-cell office:value-type="string" calcext:value-type="string">
            <text:p>Hawaii Palm Aqua Park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El Mamsha Road, Hurghada, Red Sea, Egypt</text:p>
          </table:table-cell>
          <table:table-cell office:value-type="string" calcext:value-type="string">
            <text:p>(2065) 3465-072</text:p>
          </table:table-cell>
          <table:table-cell office:value-type="float" office:value="20653465079" calcext:value-type="float">
            <text:p>20653465079</text:p>
          </table:table-cell>
          <table:table-cell office:value-type="string" calcext:value-type="string">
            <text:p>miragehotel-hurghad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18];&quot;','&quot;;[.C118];&quot;','&quot;;[.I118];&quot;','&quot;;[.J118];&quot;','&quot;;[.K118];&quot;','','&quot;;[.D118];&quot;','&quot;;[.L118];&quot;','&quot;;[.M118];&quot;',&quot;;[.E118];&quot;,true,(select id from public.address where externalid=&quot;;REPLACE([.A118];1;9;&quot;&quot;);&quot;));&quot;)" office:value-type="string" office:string-value="insert into public.hotel(name, place, phone,fax,site,email,descr,vk,fb,stars,published,address_id) values('Hawaii Palm Aqua Park 4*','Египет, Мухафаза Красное Море, Хургада','(2065) 3465-072','20653465079','miragehotel-hurghada.com','','Гостиничный комплекс, Пляжный, 1-я линия от моря','','',4,true,(select id from public.address where externalid=95036));" calcext:value-type="string">
            <text:p>insert into public.hotel(name, place, phone,fax,site,email,descr,vk,fb,stars,published,address_id) values('Hawaii Palm Aqua Park 4*','Египет, Мухафаза Красное Море, Хургада','(2065) 3465-072','20653465079','miragehotel-hurghada.com','','Гостиничный комплекс, Пляжный, 1-я линия от моря','','',4,true,(select id from public.address where externalid=95036));</text:p>
          </table:table-cell>
          <table:table-cell table:formula="of:=CONCATENATE(&quot;(select id from hotel where externalid=&quot;;REPLACE([.A118];1;9;&quot;&quot;);&quot;)&quot;)" office:value-type="string" office:string-value="(select id from hotel where externalid=95036)" calcext:value-type="string">
            <text:p>(select id from hotel where externalid=95036)</text:p>
          </table:table-cell>
          <table:table-cell table:formula="of:=CONCATENATE(&quot;insert into public.address(country_id,settlementpart,streetpart,externalid) values((select id from public.country where name_ru='&quot;;[.F118];&quot;'),'&quot;;[.G118];&quot;','&quot; ;[.H118];&quot;',&quot;;REPLACE([.A118];1;9;&quot;&quot;);&quot;);&quot;)" office:value-type="string" office:string-value="insert into public.address(country_id,settlementpart,streetpart,externalid) values((select id from public.country where name_ru='Египет'),'Хургада','El Mamsha Road, Hurghada, Red Sea, Egypt',95036);" calcext:value-type="string">
            <text:p>insert into public.address(country_id,settlementpart,streetpart,externalid) values((select id from public.country where name_ru='Египет'),'Хургада','El Mamsha Road, Hurghada, Red Sea, Egypt',95036);</text:p>
          </table:table-cell>
          <table:table-cell/>
        </table:table-row>
        <table:table-row table:style-name="ro1">
          <table:table-cell office:value-type="string" calcext:value-type="string">
            <text:p>/hotel/al27513</text:p>
          </table:table-cell>
          <table:table-cell office:value-type="string" calcext:value-type="string">
            <text:p>BelleVue Dominican Bay 3*</text:p>
          </table:table-cell>
          <table:table-cell office:value-type="string" calcext:value-type="string">
            <text:p>Доминикана, Провинция Санто-Доминго, Бока-Чик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Бока-Чика</text:p>
          </table:table-cell>
          <table:table-cell office:value-type="string" calcext:value-type="string">
            <text:p>C/ Juan Bautista Vicini Esq 20 de Diciembre Boca Chica , Dominican Republic</text:p>
          </table:table-cell>
          <table:table-cell office:value-type="string" calcext:value-type="string">
            <text:p>+ (1) 809 412 2001</text:p>
          </table:table-cell>
          <table:table-cell office:value-type="string" calcext:value-type="string">
            <text:p>+ (1) 809 412 0687</text:p>
          </table:table-cell>
          <table:table-cell office:value-type="string" calcext:value-type="string">
            <text:p>bluebay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19];&quot;','&quot;;[.C119];&quot;','&quot;;[.I119];&quot;','&quot;;[.J119];&quot;','&quot;;[.K119];&quot;','','&quot;;[.D119];&quot;','&quot;;[.L119];&quot;','&quot;;[.M119];&quot;',&quot;;[.E119];&quot;,true,(select id from public.address where externalid=&quot;;REPLACE([.A119];1;9;&quot;&quot;);&quot;));&quot;)" office:value-type="string" office:string-value="insert into public.hotel(name, place, phone,fax,site,email,descr,vk,fb,stars,published,address_id) values('BelleVue Dominican Bay 3*','Доминикана, Провинция Санто-Доминго, Бока-Чика','+ (1) 809 412 2001','+ (1) 809 412 0687','bluebayresorts.com','','Гостиница, Пляжный, 1-я линия от моря','','',3,true,(select id from public.address where externalid=27513));" calcext:value-type="string">
            <text:p>insert into public.hotel(name, place, phone,fax,site,email,descr,vk,fb,stars,published,address_id) values('BelleVue Dominican Bay 3*','Доминикана, Провинция Санто-Доминго, Бока-Чика','+ (1) 809 412 2001','+ (1) 809 412 0687','bluebayresorts.com','','Гостиница, Пляжный, 1-я линия от моря','','',3,true,(select id from public.address where externalid=27513));</text:p>
          </table:table-cell>
          <table:table-cell table:formula="of:=CONCATENATE(&quot;(select id from hotel where externalid=&quot;;REPLACE([.A119];1;9;&quot;&quot;);&quot;)&quot;)" office:value-type="string" office:string-value="(select id from hotel where externalid=27513)" calcext:value-type="string">
            <text:p>(select id from hotel where externalid=27513)</text:p>
          </table:table-cell>
          <table:table-cell table:formula="of:=CONCATENATE(&quot;insert into public.address(country_id,settlementpart,streetpart,externalid) values((select id from public.country where name_ru='&quot;;[.F119];&quot;'),'&quot;;[.G119];&quot;','&quot; ;[.H119];&quot;',&quot;;REPLACE([.A119];1;9;&quot;&quot;);&quot;);&quot;)" office:value-type="string" office:string-value="insert into public.address(country_id,settlementpart,streetpart,externalid) values((select id from public.country where name_ru='Доминикана'),'Бока-Чика','C/ Juan Bautista Vicini Esq 20 de Diciembre Boca Chica , Dominican Republic',27513);" calcext:value-type="string">
            <text:p>insert into public.address(country_id,settlementpart,streetpart,externalid) values((select id from public.country where name_ru='Доминикана'),'Бока-Чика','C/ Juan Bautista Vicini Esq 20 de Diciembre Boca Chica , Dominican Republic',27513);</text:p>
          </table:table-cell>
          <table:table-cell/>
        </table:table-row>
        <table:table-row table:style-name="ro1">
          <table:table-cell office:value-type="string" calcext:value-type="string">
            <text:p>/hotel/al7619</text:p>
          </table:table-cell>
          <table:table-cell office:value-type="string" calcext:value-type="string">
            <text:p>Dinler Hotels Alanya 5*</text:p>
          </table:table-cell>
          <table:table-cell office:value-type="string" calcext:value-type="string">
            <text:p>Турция, Средиземноморский регион, Аланья, Каргыджак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Dinler Hotels - Alanya, 07435 Alanya / Antalya</text:p>
          </table:table-cell>
          <table:table-cell office:value-type="string" calcext:value-type="string">
            <text:p>+90 242 526 2094</text:p>
          </table:table-cell>
          <table:table-cell office:value-type="string" calcext:value-type="string">
            <text:p>+90 242 526 2178</text:p>
          </table:table-cell>
          <table:table-cell office:value-type="string" calcext:value-type="string">
            <text:p>alanya.dinler.com</text:p>
          </table:table-cell>
          <table:table-cell/>
          <table:table-cell office:value-type="string" calcext:value-type="string">
            <text:p>https://www.facebook.com/DinlerHotelsAlanya?fref=ts</text:p>
          </table:table-cell>
          <table:table-cell table:formula="of:=CONCATENATE(&quot;insert into public.hotel(name, place, phone,fax,site,email,descr,vk,fb,stars,published,address_id) values('&quot;;[.B120];&quot;','&quot;;[.C120];&quot;','&quot;;[.I120];&quot;','&quot;;[.J120];&quot;','&quot;;[.K120];&quot;','','&quot;;[.D120];&quot;','&quot;;[.L120];&quot;','&quot;;[.M120];&quot;',&quot;;[.E120];&quot;,true,(select id from public.address where externalid=&quot;;REPLACE([.A120];1;9;&quot;&quot;);&quot;));&quot;)" office:value-type="string" office:string-value="insert into public.hotel(name, place, phone,fax,site,email,descr,vk,fb,stars,published,address_id) values('Dinler Hotels Alanya 5*','Турция, Средиземноморский регион, Аланья, Каргыджак','+90 242 526 2094','+90 242 526 2178','alanya.dinler.com','','Гостиница, Загородный, рядом, Пляжный, через дорогу','','https://www.facebook.com/DinlerHotelsAlanya?fref=ts',5,true,(select id from public.address where externalid=7619));" calcext:value-type="string">
            <text:p>insert into public.hotel(name, place, phone,fax,site,email,descr,vk,fb,stars,published,address_id) values('Dinler Hotels Alanya 5*','Турция, Средиземноморский регион, Аланья, Каргыджак','+90 242 526 2094','+90 242 526 2178','alanya.dinler.com','','Гостиница, Загородный, рядом, Пляжный, через дорогу','','https://www.facebook.com/DinlerHotelsAlanya?fref=ts',5,true,(select id from public.address where externalid=7619));</text:p>
          </table:table-cell>
          <table:table-cell table:formula="of:=CONCATENATE(&quot;(select id from hotel where externalid=&quot;;REPLACE([.A120];1;9;&quot;&quot;);&quot;)&quot;)" office:value-type="string" office:string-value="(select id from hotel where externalid=7619)" calcext:value-type="string">
            <text:p>(select id from hotel where externalid=7619)</text:p>
          </table:table-cell>
          <table:table-cell table:formula="of:=CONCATENATE(&quot;insert into public.address(country_id,settlementpart,streetpart,externalid) values((select id from public.country where name_ru='&quot;;[.F120];&quot;'),'&quot;;[.G120];&quot;','&quot; ;[.H120];&quot;',&quot;;REPLACE([.A120];1;9;&quot;&quot;);&quot;);&quot;)" office:value-type="string" office:string-value="insert into public.address(country_id,settlementpart,streetpart,externalid) values((select id from public.country where name_ru='Турция'),'Аланья','Dinler Hotels - Alanya, 07435 Alanya / Antalya',7619);" calcext:value-type="string">
            <text:p>insert into public.address(country_id,settlementpart,streetpart,externalid) values((select id from public.country where name_ru='Турция'),'Аланья','Dinler Hotels - Alanya, 07435 Alanya / Antalya',7619);</text:p>
          </table:table-cell>
          <table:table-cell/>
        </table:table-row>
        <table:table-row table:style-name="ro1">
          <table:table-cell office:value-type="string" calcext:value-type="string">
            <text:p>/hotel/al61486</text:p>
          </table:table-cell>
          <table:table-cell office:value-type="string" calcext:value-type="string">
            <text:p>Q Premium Resort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Частный отель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nya / Ultra Her Şey Dahil</text:p>
          </table:table-cell>
          <table:table-cell office:value-type="string" calcext:value-type="string">
            <text:p>+90 (242) 5274344</text:p>
          </table:table-cell>
          <table:table-cell office:value-type="string" calcext:value-type="string">
            <text:p>+90 (242) 5275114</text:p>
          </table:table-cell>
          <table:table-cell office:value-type="string" calcext:value-type="string">
            <text:p>www.qpremium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21];&quot;','&quot;;[.C121];&quot;','&quot;;[.I121];&quot;','&quot;;[.J121];&quot;','&quot;;[.K121];&quot;','','&quot;;[.D121];&quot;','&quot;;[.L121];&quot;','&quot;;[.M121];&quot;',&quot;;[.E121];&quot;,true,(select id from public.address where externalid=&quot;;REPLACE([.A121];1;9;&quot;&quot;);&quot;));&quot;)" office:value-type="string" office:string-value="insert into public.hotel(name, place, phone,fax,site,email,descr,vk,fb,stars,published,address_id) values('Q Premium Resort 5*','Турция, Средиземноморский регион, Аланья, Окурджалар','+90 (242) 5274344','+90 (242) 5275114','www.qpremiumresort.com','','Частный отель, Пляжный, 1-я линия от моря, Загородный, близко','','',5,true,(select id from public.address where externalid=61486));" calcext:value-type="string">
            <text:p>insert into public.hotel(name, place, phone,fax,site,email,descr,vk,fb,stars,published,address_id) values('Q Premium Resort 5*','Турция, Средиземноморский регион, Аланья, Окурджалар','+90 (242) 5274344','+90 (242) 5275114','www.qpremiumresort.com','','Частный отель, Пляжный, 1-я линия от моря, Загородный, близко','','',5,true,(select id from public.address where externalid=61486));</text:p>
          </table:table-cell>
          <table:table-cell table:formula="of:=CONCATENATE(&quot;(select id from hotel where externalid=&quot;;REPLACE([.A121];1;9;&quot;&quot;);&quot;)&quot;)" office:value-type="string" office:string-value="(select id from hotel where externalid=61486)" calcext:value-type="string">
            <text:p>(select id from hotel where externalid=61486)</text:p>
          </table:table-cell>
          <table:table-cell table:formula="of:=CONCATENATE(&quot;insert into public.address(country_id,settlementpart,streetpart,externalid) values((select id from public.country where name_ru='&quot;;[.F121];&quot;'),'&quot;;[.G121];&quot;','&quot; ;[.H121];&quot;',&quot;;REPLACE([.A121];1;9;&quot;&quot;);&quot;);&quot;)" office:value-type="string" office:string-value="insert into public.address(country_id,settlementpart,streetpart,externalid) values((select id from public.country where name_ru='Турция'),'Аланья','Alanya / Ultra Her Şey Dahil',61486);" calcext:value-type="string">
            <text:p>insert into public.address(country_id,settlementpart,streetpart,externalid) values((select id from public.country where name_ru='Турция'),'Аланья','Alanya / Ultra Her Şey Dahil',61486);</text:p>
          </table:table-cell>
          <table:table-cell/>
        </table:table-row>
        <table:table-row table:style-name="ro1">
          <table:table-cell office:value-type="string" calcext:value-type="string">
            <text:p>/hotel/al42757</text:p>
          </table:table-cell>
          <table:table-cell office:value-type="string" calcext:value-type="string">
            <text:p>Rixos Sharm El Sheikh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Sharm El Sheikh, South Sinai, EGYPT</text:p>
          </table:table-cell>
          <table:table-cell office:value-type="string" calcext:value-type="string">
            <text:p>+20 69 3710210</text:p>
          </table:table-cell>
          <table:table-cell office:value-type="string" calcext:value-type="string">
            <text:p>+20 69 3710209</text:p>
          </table:table-cell>
          <table:table-cell office:value-type="string" calcext:value-type="string">
            <text:p>sharmelsheikh.rixos.com</text:p>
          </table:table-cell>
          <table:table-cell office:value-type="string" calcext:value-type="string">
            <text:p>http://vk.com/rixossharm</text:p>
          </table:table-cell>
          <table:table-cell office:value-type="string" calcext:value-type="string">
            <text:p>https://www.facebook.com/rixos.sharm/</text:p>
          </table:table-cell>
          <table:table-cell table:formula="of:=CONCATENATE(&quot;insert into public.hotel(name, place, phone,fax,site,email,descr,vk,fb,stars,published,address_id) values('&quot;;[.B122];&quot;','&quot;;[.C122];&quot;','&quot;;[.I122];&quot;','&quot;;[.J122];&quot;','&quot;;[.K122];&quot;','','&quot;;[.D122];&quot;','&quot;;[.L122];&quot;','&quot;;[.M122];&quot;',&quot;;[.E122];&quot;,true,(select id from public.address where externalid=&quot;;REPLACE([.A122];1;9;&quot;&quot;);&quot;));&quot;)" office:value-type="string" office:string-value="insert into public.hotel(name, place, phone,fax,site,email,descr,vk,fb,stars,published,address_id) values('Rixos Sharm El Sheikh 5*','Египет, Мухафаза Южный Синай, Шарм-Эль-Шейх, Набк Бей','+20 69 3710210','+20 69 3710209','sharmelsheikh.rixos.com','','Гостиничный комплекс, Пляжный, 1-я линия от моря','http://vk.com/rixossharm','https://www.facebook.com/rixos.sharm/',5,true,(select id from public.address where externalid=42757));" calcext:value-type="string">
            <text:p>insert into public.hotel(name, place, phone,fax,site,email,descr,vk,fb,stars,published,address_id) values('Rixos Sharm El Sheikh 5*','Египет, Мухафаза Южный Синай, Шарм-Эль-Шейх, Набк Бей','+20 69 3710210','+20 69 3710209','sharmelsheikh.rixos.com','','Гостиничный комплекс, Пляжный, 1-я линия от моря','http://vk.com/rixossharm','https://www.facebook.com/rixos.sharm/',5,true,(select id from public.address where externalid=42757));</text:p>
          </table:table-cell>
          <table:table-cell table:formula="of:=CONCATENATE(&quot;(select id from hotel where externalid=&quot;;REPLACE([.A122];1;9;&quot;&quot;);&quot;)&quot;)" office:value-type="string" office:string-value="(select id from hotel where externalid=42757)" calcext:value-type="string">
            <text:p>(select id from hotel where externalid=42757)</text:p>
          </table:table-cell>
          <table:table-cell table:formula="of:=CONCATENATE(&quot;insert into public.address(country_id,settlementpart,streetpart,externalid) values((select id from public.country where name_ru='&quot;;[.F122];&quot;'),'&quot;;[.G122];&quot;','&quot; ;[.H122];&quot;',&quot;;REPLACE([.A122];1;9;&quot;&quot;);&quot;);&quot;)" office:value-type="string" office:string-value="insert into public.address(country_id,settlementpart,streetpart,externalid) values((select id from public.country where name_ru='Египет'),'Шарм-Эль-Шейх','Nabq Bay, Sharm El Sheikh, South Sinai, EGYPT',42757);" calcext:value-type="string">
            <text:p>insert into public.address(country_id,settlementpart,streetpart,externalid) values((select id from public.country where name_ru='Египет'),'Шарм-Эль-Шейх','Nabq Bay, Sharm El Sheikh, South Sinai, EGYPT',42757);</text:p>
          </table:table-cell>
          <table:table-cell/>
        </table:table-row>
        <table:table-row table:style-name="ro1">
          <table:table-cell office:value-type="string" calcext:value-type="string">
            <text:p>/hotel/al134455</text:p>
          </table:table-cell>
          <table:table-cell office:value-type="string" calcext:value-type="string">
            <text:p>Lucida Beach 5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Çamyuva Mah. Ağa Ceylan Cad. No:8 Kemer / Antalya / Türkiye</text:p>
          </table:table-cell>
          <table:table-cell office:value-type="string" calcext:value-type="string">
            <text:p>+90 242 824 55 25</text:p>
          </table:table-cell>
          <table:table-cell office:value-type="string" calcext:value-type="string">
            <text:p>+90 242 824 55 26</text:p>
          </table:table-cell>
          <table:table-cell/>
          <table:table-cell office:value-type="string" calcext:value-type="string">
            <text:p>http://vk.com/lucidabeach</text:p>
          </table:table-cell>
          <table:table-cell office:value-type="string" calcext:value-type="string">
            <text:p>https://www.facebook.com/lucidabeach</text:p>
          </table:table-cell>
          <table:table-cell table:formula="of:=CONCATENATE(&quot;insert into public.hotel(name, place, phone,fax,site,email,descr,vk,fb,stars,published,address_id) values('&quot;;[.B123];&quot;','&quot;;[.C123];&quot;','&quot;;[.I123];&quot;','&quot;;[.J123];&quot;','&quot;;[.K123];&quot;','','&quot;;[.D123];&quot;','&quot;;[.L123];&quot;','&quot;;[.M123];&quot;',&quot;;[.E123];&quot;,true,(select id from public.address where externalid=&quot;;REPLACE([.A123];1;9;&quot;&quot;);&quot;));&quot;)" office:value-type="string" office:string-value="insert into public.hotel(name, place, phone,fax,site,email,descr,vk,fb,stars,published,address_id) values('Lucida Beach 5*','Турция, Средиземноморский регион, Кемер, Чамьюва','+90 242 824 55 25','+90 242 824 55 26','','','Гостиница, Пляжный, 1-я линия от моря, Загородный, рядом','http://vk.com/lucidabeach','https://www.facebook.com/lucidabeach',5,true,(select id from public.address where externalid=134455));" calcext:value-type="string">
            <text:p>insert into public.hotel(name, place, phone,fax,site,email,descr,vk,fb,stars,published,address_id) values('Lucida Beach 5*','Турция, Средиземноморский регион, Кемер, Чамьюва','+90 242 824 55 25','+90 242 824 55 26','','','Гостиница, Пляжный, 1-я линия от моря, Загородный, рядом','http://vk.com/lucidabeach','https://www.facebook.com/lucidabeach',5,true,(select id from public.address where externalid=134455));</text:p>
          </table:table-cell>
          <table:table-cell table:formula="of:=CONCATENATE(&quot;(select id from hotel where externalid=&quot;;REPLACE([.A123];1;9;&quot;&quot;);&quot;)&quot;)" office:value-type="string" office:string-value="(select id from hotel where externalid=134455)" calcext:value-type="string">
            <text:p>(select id from hotel where externalid=134455)</text:p>
          </table:table-cell>
          <table:table-cell table:formula="of:=CONCATENATE(&quot;insert into public.address(country_id,settlementpart,streetpart,externalid) values((select id from public.country where name_ru='&quot;;[.F123];&quot;'),'&quot;;[.G123];&quot;','&quot; ;[.H123];&quot;',&quot;;REPLACE([.A123];1;9;&quot;&quot;);&quot;);&quot;)" office:value-type="string" office:string-value="insert into public.address(country_id,settlementpart,streetpart,externalid) values((select id from public.country where name_ru='Турция'),'Кемер','Çamyuva Mah. Ağa Ceylan Cad. No:8 Kemer / Antalya / Türkiye',134455);" calcext:value-type="string">
            <text:p>insert into public.address(country_id,settlementpart,streetpart,externalid) values((select id from public.country where name_ru='Турция'),'Кемер','Çamyuva Mah. Ağa Ceylan Cad. No:8 Kemer / Antalya / Türkiye',134455);</text:p>
          </table:table-cell>
          <table:table-cell/>
        </table:table-row>
        <table:table-row table:style-name="ro1">
          <table:table-cell office:value-type="string" calcext:value-type="string">
            <text:p>/hotel/al40236</text:p>
          </table:table-cell>
          <table:table-cell office:value-type="string" calcext:value-type="string">
            <text:p>Euphoria Tekirova 5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Euphoria Tekirova 07995 Kemer - Antalya / Türkiye</text:p>
          </table:table-cell>
          <table:table-cell office:value-type="string" calcext:value-type="string">
            <text:p>+90 242 821 47 50</text:p>
          </table:table-cell>
          <table:table-cell office:value-type="string" calcext:value-type="string">
            <text:p>+90 242 821 55 48</text:p>
          </table:table-cell>
          <table:table-cell office:value-type="string" calcext:value-type="string">
            <text:p>www.euphori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24];&quot;','&quot;;[.C124];&quot;','&quot;;[.I124];&quot;','&quot;;[.J124];&quot;','&quot;;[.K124];&quot;','','&quot;;[.D124];&quot;','&quot;;[.L124];&quot;','&quot;;[.M124];&quot;',&quot;;[.E124];&quot;,true,(select id from public.address where externalid=&quot;;REPLACE([.A124];1;9;&quot;&quot;);&quot;));&quot;)" office:value-type="string" office:string-value="insert into public.hotel(name, place, phone,fax,site,email,descr,vk,fb,stars,published,address_id) values('Euphoria Tekirova 5*','Турция, Средиземноморский регион, Кемер, Текирова','+90 242 821 47 50','+90 242 821 55 48','www.euphoriahotels.com','','Гостиничный комплекс, Пляжный, 1-я линия от моря, Загородный, рядом','','',5,true,(select id from public.address where externalid=40236));" calcext:value-type="string">
            <text:p>insert into public.hotel(name, place, phone,fax,site,email,descr,vk,fb,stars,published,address_id) values('Euphoria Tekirova 5*','Турция, Средиземноморский регион, Кемер, Текирова','+90 242 821 47 50','+90 242 821 55 48','www.euphoriahotels.com','','Гостиничный комплекс, Пляжный, 1-я линия от моря, Загородный, рядом','','',5,true,(select id from public.address where externalid=40236));</text:p>
          </table:table-cell>
          <table:table-cell table:formula="of:=CONCATENATE(&quot;(select id from hotel where externalid=&quot;;REPLACE([.A124];1;9;&quot;&quot;);&quot;)&quot;)" office:value-type="string" office:string-value="(select id from hotel where externalid=40236)" calcext:value-type="string">
            <text:p>(select id from hotel where externalid=40236)</text:p>
          </table:table-cell>
          <table:table-cell table:formula="of:=CONCATENATE(&quot;insert into public.address(country_id,settlementpart,streetpart,externalid) values((select id from public.country where name_ru='&quot;;[.F124];&quot;'),'&quot;;[.G124];&quot;','&quot; ;[.H124];&quot;',&quot;;REPLACE([.A124];1;9;&quot;&quot;);&quot;);&quot;)" office:value-type="string" office:string-value="insert into public.address(country_id,settlementpart,streetpart,externalid) values((select id from public.country where name_ru='Турция'),'Кемер','Euphoria Tekirova 07995 Kemer - Antalya / Türkiye',40236);" calcext:value-type="string">
            <text:p>insert into public.address(country_id,settlementpart,streetpart,externalid) values((select id from public.country where name_ru='Турция'),'Кемер','Euphoria Tekirova 07995 Kemer - Antalya / Türkiye',40236);</text:p>
          </table:table-cell>
          <table:table-cell/>
        </table:table-row>
        <table:table-row table:style-name="ro1">
          <table:table-cell office:value-type="string" calcext:value-type="string">
            <text:p>/hotel/al29305</text:p>
          </table:table-cell>
          <table:table-cell office:value-type="string" calcext:value-type="string">
            <text:p>Q Aventura Park Hotel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Turizm Merkazi, Okurcalar - Alanya - ANTALYA</text:p>
          </table:table-cell>
          <table:table-cell office:value-type="string" calcext:value-type="string">
            <text:p>+90 242 527 51 51</text:p>
          </table:table-cell>
          <table:table-cell office:value-type="string" calcext:value-type="string">
            <text:p>+90 242 527 51 95</text:p>
          </table:table-cell>
          <table:table-cell office:value-type="string" calcext:value-type="string">
            <text:p>www.aventurapark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25];&quot;','&quot;;[.C125];&quot;','&quot;;[.I125];&quot;','&quot;;[.J125];&quot;','&quot;;[.K125];&quot;','','&quot;;[.D125];&quot;','&quot;;[.L125];&quot;','&quot;;[.M125];&quot;',&quot;;[.E125];&quot;,true,(select id from public.address where externalid=&quot;;REPLACE([.A125];1;9;&quot;&quot;);&quot;));&quot;)" office:value-type="string" office:string-value="insert into public.hotel(name, place, phone,fax,site,email,descr,vk,fb,stars,published,address_id) values('Q Aventura Park Hotel 5*','Турция, Средиземноморский регион, Аланья, Окурджалар','+90 242 527 51 51','+90 242 527 51 95','www.aventuraparkhotel.com','','Гостиница, Пляжный, 1-я линия от моря, Загородный, близко','','',5,true,(select id from public.address where externalid=29305));" calcext:value-type="string">
            <text:p>insert into public.hotel(name, place, phone,fax,site,email,descr,vk,fb,stars,published,address_id) values('Q Aventura Park Hotel 5*','Турция, Средиземноморский регион, Аланья, Окурджалар','+90 242 527 51 51','+90 242 527 51 95','www.aventuraparkhotel.com','','Гостиница, Пляжный, 1-я линия от моря, Загородный, близко','','',5,true,(select id from public.address where externalid=29305));</text:p>
          </table:table-cell>
          <table:table-cell table:formula="of:=CONCATENATE(&quot;(select id from hotel where externalid=&quot;;REPLACE([.A125];1;9;&quot;&quot;);&quot;)&quot;)" office:value-type="string" office:string-value="(select id from hotel where externalid=29305)" calcext:value-type="string">
            <text:p>(select id from hotel where externalid=29305)</text:p>
          </table:table-cell>
          <table:table-cell table:formula="of:=CONCATENATE(&quot;insert into public.address(country_id,settlementpart,streetpart,externalid) values((select id from public.country where name_ru='&quot;;[.F125];&quot;'),'&quot;;[.G125];&quot;','&quot; ;[.H125];&quot;',&quot;;REPLACE([.A125];1;9;&quot;&quot;);&quot;);&quot;)" office:value-type="string" office:string-value="insert into public.address(country_id,settlementpart,streetpart,externalid) values((select id from public.country where name_ru='Турция'),'Аланья','Alara Turizm Merkazi, Okurcalar - Alanya - ANTALYA',29305);" calcext:value-type="string">
            <text:p>insert into public.address(country_id,settlementpart,streetpart,externalid) values((select id from public.country where name_ru='Турция'),'Аланья','Alara Turizm Merkazi, Okurcalar - Alanya - ANTALYA',29305);</text:p>
          </table:table-cell>
          <table:table-cell/>
        </table:table-row>
        <table:table-row table:style-name="ro1">
          <table:table-cell office:value-type="string" calcext:value-type="string">
            <text:p>/hotel/al17102</text:p>
          </table:table-cell>
          <table:table-cell office:value-type="string" calcext:value-type="string">
            <text:p>Belek Beach Resort 5*</text:p>
          </table:table-cell>
          <table:table-cell office:value-type="string" calcext:value-type="string">
            <text:p>Турция, Средиземноморский регион, Белек, Богазкент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Boğazkent Mahallesi, No: 12 07500, 40. Sk., 07552 / Antalya / Turkey</text:p>
          </table:table-cell>
          <table:table-cell office:value-type="string" calcext:value-type="string">
            <text:p>+90 0 242 731 10 10</text:p>
          </table:table-cell>
          <table:table-cell office:value-type="string" calcext:value-type="string">
            <text:p>+90 0 242 731 08 59</text:p>
          </table:table-cell>
          <table:table-cell office:value-type="string" calcext:value-type="string">
            <text:p>www.belekbeach.com</text:p>
          </table:table-cell>
          <table:table-cell office:value-type="string" calcext:value-type="string">
            <text:p>https://vk.com/id419802897</text:p>
          </table:table-cell>
          <table:table-cell office:value-type="string" calcext:value-type="string">
            <text:p>https://www.facebook.com/BelekBeachResortHotel/</text:p>
          </table:table-cell>
          <table:table-cell table:formula="of:=CONCATENATE(&quot;insert into public.hotel(name, place, phone,fax,site,email,descr,vk,fb,stars,published,address_id) values('&quot;;[.B126];&quot;','&quot;;[.C126];&quot;','&quot;;[.I126];&quot;','&quot;;[.J126];&quot;','&quot;;[.K126];&quot;','','&quot;;[.D126];&quot;','&quot;;[.L126];&quot;','&quot;;[.M126];&quot;',&quot;;[.E126];&quot;,true,(select id from public.address where externalid=&quot;;REPLACE([.A126];1;9;&quot;&quot;);&quot;));&quot;)" office:value-type="string" office:string-value="insert into public.hotel(name, place, phone,fax,site,email,descr,vk,fb,stars,published,address_id) values('Belek Beach Resort 5*','Турция, Средиземноморский регион, Белек, Богазкент','+90 0 242 731 10 10','+90 0 242 731 08 59','www.belekbeach.com','','Гостиничный комплекс, Пляжный, 1-я линия от моря','https://vk.com/id419802897','https://www.facebook.com/BelekBeachResortHotel/',5,true,(select id from public.address where externalid=17102));" calcext:value-type="string">
            <text:p>insert into public.hotel(name, place, phone,fax,site,email,descr,vk,fb,stars,published,address_id) values('Belek Beach Resort 5*','Турция, Средиземноморский регион, Белек, Богазкент','+90 0 242 731 10 10','+90 0 242 731 08 59','www.belekbeach.com','','Гостиничный комплекс, Пляжный, 1-я линия от моря','https://vk.com/id419802897','https://www.facebook.com/BelekBeachResortHotel/',5,true,(select id from public.address where externalid=17102));</text:p>
          </table:table-cell>
          <table:table-cell table:formula="of:=CONCATENATE(&quot;(select id from hotel where externalid=&quot;;REPLACE([.A126];1;9;&quot;&quot;);&quot;)&quot;)" office:value-type="string" office:string-value="(select id from hotel where externalid=17102)" calcext:value-type="string">
            <text:p>(select id from hotel where externalid=17102)</text:p>
          </table:table-cell>
          <table:table-cell table:formula="of:=CONCATENATE(&quot;insert into public.address(country_id,settlementpart,streetpart,externalid) values((select id from public.country where name_ru='&quot;;[.F126];&quot;'),'&quot;;[.G126];&quot;','&quot; ;[.H126];&quot;',&quot;;REPLACE([.A126];1;9;&quot;&quot;);&quot;);&quot;)" office:value-type="string" office:string-value="insert into public.address(country_id,settlementpart,streetpart,externalid) values((select id from public.country where name_ru='Турция'),'Белек','Boğazkent Mahallesi, No: 12 07500, 40. Sk., 07552 / Antalya / Turkey',17102);" calcext:value-type="string">
            <text:p>insert into public.address(country_id,settlementpart,streetpart,externalid) values((select id from public.country where name_ru='Турция'),'Белек','Boğazkent Mahallesi, No: 12 07500, 40. Sk., 07552 / Antalya / Turkey',17102);</text:p>
          </table:table-cell>
          <table:table-cell/>
        </table:table-row>
        <table:table-row table:style-name="ro1">
          <table:table-cell office:value-type="string" calcext:value-type="string">
            <text:p>/hotel/al47799</text:p>
          </table:table-cell>
          <table:table-cell office:value-type="string" calcext:value-type="string">
            <text:p>Granada Luxury Okurcalar 5*</text:p>
          </table:table-cell>
          <table:table-cell office:value-type="string" calcext:value-type="string">
            <text:p>Турция, Средиземноморский регион, Аланья, Алара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Tourism Merkezi-Okurcalar</text:p>
          </table:table-cell>
          <table:table-cell office:value-type="string" calcext:value-type="string">
            <text:p>+90 242 510 07 07</text:p>
          </table:table-cell>
          <table:table-cell office:value-type="string" calcext:value-type="string">
            <text:p>+90 242 510 07 77</text:p>
          </table:table-cell>
          <table:table-cell office:value-type="string" calcext:value-type="string">
            <text:p>www.granada.com.tr</text:p>
          </table:table-cell>
          <table:table-cell/>
          <table:table-cell office:value-type="string" calcext:value-type="string">
            <text:p>http://www.facebook.com/GranadaLuxury</text:p>
          </table:table-cell>
          <table:table-cell table:formula="of:=CONCATENATE(&quot;insert into public.hotel(name, place, phone,fax,site,email,descr,vk,fb,stars,published,address_id) values('&quot;;[.B127];&quot;','&quot;;[.C127];&quot;','&quot;;[.I127];&quot;','&quot;;[.J127];&quot;','&quot;;[.K127];&quot;','','&quot;;[.D127];&quot;','&quot;;[.L127];&quot;','&quot;;[.M127];&quot;',&quot;;[.E127];&quot;,true,(select id from public.address where externalid=&quot;;REPLACE([.A127];1;9;&quot;&quot;);&quot;));&quot;)" office:value-type="string" office:string-value="insert into public.hotel(name, place, phone,fax,site,email,descr,vk,fb,stars,published,address_id) values('Granada Luxury Okurcalar 5*','Турция, Средиземноморский регион, Аланья, Алара','+90 242 510 07 07','+90 242 510 07 77','www.granada.com.tr','','Гостиница, Пляжный, 1-я линия от моря, Загородный, близко','','http://www.facebook.com/GranadaLuxury',5,true,(select id from public.address where externalid=47799));" calcext:value-type="string">
            <text:p>insert into public.hotel(name, place, phone,fax,site,email,descr,vk,fb,stars,published,address_id) values('Granada Luxury Okurcalar 5*','Турция, Средиземноморский регион, Аланья, Алара','+90 242 510 07 07','+90 242 510 07 77','www.granada.com.tr','','Гостиница, Пляжный, 1-я линия от моря, Загородный, близко','','http://www.facebook.com/GranadaLuxury',5,true,(select id from public.address where externalid=47799));</text:p>
          </table:table-cell>
          <table:table-cell table:formula="of:=CONCATENATE(&quot;(select id from hotel where externalid=&quot;;REPLACE([.A127];1;9;&quot;&quot;);&quot;)&quot;)" office:value-type="string" office:string-value="(select id from hotel where externalid=47799)" calcext:value-type="string">
            <text:p>(select id from hotel where externalid=47799)</text:p>
          </table:table-cell>
          <table:table-cell table:formula="of:=CONCATENATE(&quot;insert into public.address(country_id,settlementpart,streetpart,externalid) values((select id from public.country where name_ru='&quot;;[.F127];&quot;'),'&quot;;[.G127];&quot;','&quot; ;[.H127];&quot;',&quot;;REPLACE([.A127];1;9;&quot;&quot;);&quot;);&quot;)" office:value-type="string" office:string-value="insert into public.address(country_id,settlementpart,streetpart,externalid) values((select id from public.country where name_ru='Турция'),'Аланья','Alara Tourism Merkezi-Okurcalar',47799);" calcext:value-type="string">
            <text:p>insert into public.address(country_id,settlementpart,streetpart,externalid) values((select id from public.country where name_ru='Турция'),'Аланья','Alara Tourism Merkezi-Okurcalar',47799);</text:p>
          </table:table-cell>
          <table:table-cell/>
        </table:table-row>
        <table:table-row table:style-name="ro1">
          <table:table-cell office:value-type="string" calcext:value-type="string">
            <text:p>/hotel/al90673</text:p>
          </table:table-cell>
          <table:table-cell office:value-type="string" calcext:value-type="string">
            <text:p>SUNRISE Arabian Beach Resort (Grand Select) 5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86 Pyramisa Road behind Conference Center Sharm El Sheikh South Sinai, Egypt</text:p>
          </table:table-cell>
          <table:table-cell office:value-type="string" calcext:value-type="string">
            <text:p>+20 69 360 0444</text:p>
          </table:table-cell>
          <table:table-cell office:value-type="string" calcext:value-type="string">
            <text:p>+20 69 360 0033</text:p>
          </table:table-cell>
          <table:table-cell office:value-type="string" calcext:value-type="string">
            <text:p>www.sunrise-resorts.com</text:p>
          </table:table-cell>
          <table:table-cell office:value-type="string" calcext:value-type="string">
            <text:p>https://vk.com/club144892733</text:p>
          </table:table-cell>
          <table:table-cell office:value-type="string" calcext:value-type="string">
            <text:p>https://www.facebook.com/ArabianBeachResort?ref=hl</text:p>
          </table:table-cell>
          <table:table-cell table:formula="of:=CONCATENATE(&quot;insert into public.hotel(name, place, phone,fax,site,email,descr,vk,fb,stars,published,address_id) values('&quot;;[.B128];&quot;','&quot;;[.C128];&quot;','&quot;;[.I128];&quot;','&quot;;[.J128];&quot;','&quot;;[.K128];&quot;','','&quot;;[.D128];&quot;','&quot;;[.L128];&quot;','&quot;;[.M128];&quot;',&quot;;[.E128];&quot;,true,(select id from public.address where externalid=&quot;;REPLACE([.A128];1;9;&quot;&quot;);&quot;));&quot;)" office:value-type="string" office:string-value="insert into public.hotel(name, place, phone,fax,site,email,descr,vk,fb,stars,published,address_id) values('SUNRISE Arabian Beach Resort (Grand Select) 5*','Египет, Мухафаза Южный Синай, Шарм-Эль-Шейх, Шаркс Бей','+20 69 360 0444','+20 69 360 0033','www.sunrise-resorts.com','','Гостиница, Пляжный, 1-я линия от моря','https://vk.com/club144892733','https://www.facebook.com/ArabianBeachResort?ref=hl',5,true,(select id from public.address where externalid=90673));" calcext:value-type="string">
            <text:p>insert into public.hotel(name, place, phone,fax,site,email,descr,vk,fb,stars,published,address_id) values('SUNRISE Arabian Beach Resort (Grand Select) 5*','Египет, Мухафаза Южный Синай, Шарм-Эль-Шейх, Шаркс Бей','+20 69 360 0444','+20 69 360 0033','www.sunrise-resorts.com','','Гостиница, Пляжный, 1-я линия от моря','https://vk.com/club144892733','https://www.facebook.com/ArabianBeachResort?ref=hl',5,true,(select id from public.address where externalid=90673));</text:p>
          </table:table-cell>
          <table:table-cell table:formula="of:=CONCATENATE(&quot;(select id from hotel where externalid=&quot;;REPLACE([.A128];1;9;&quot;&quot;);&quot;)&quot;)" office:value-type="string" office:string-value="(select id from hotel where externalid=90673)" calcext:value-type="string">
            <text:p>(select id from hotel where externalid=90673)</text:p>
          </table:table-cell>
          <table:table-cell table:formula="of:=CONCATENATE(&quot;insert into public.address(country_id,settlementpart,streetpart,externalid) values((select id from public.country where name_ru='&quot;;[.F128];&quot;'),'&quot;;[.G128];&quot;','&quot; ;[.H128];&quot;',&quot;;REPLACE([.A128];1;9;&quot;&quot;);&quot;);&quot;)" office:value-type="string" office:string-value="insert into public.address(country_id,settlementpart,streetpart,externalid) values((select id from public.country where name_ru='Египет'),'Шарм-Эль-Шейх','86 Pyramisa Road behind Conference Center Sharm El Sheikh South Sinai, Egypt',90673);" calcext:value-type="string">
            <text:p>insert into public.address(country_id,settlementpart,streetpart,externalid) values((select id from public.country where name_ru='Египет'),'Шарм-Эль-Шейх','86 Pyramisa Road behind Conference Center Sharm El Sheikh South Sinai, Egypt',90673);</text:p>
          </table:table-cell>
          <table:table-cell/>
        </table:table-row>
        <table:table-row table:style-name="ro1">
          <table:table-cell office:value-type="string" calcext:value-type="string">
            <text:p>/hotel/al11796</text:p>
          </table:table-cell>
          <table:table-cell office:value-type="string" calcext:value-type="string">
            <text:p>Alkoclar Exclusive Kemer Hotel 5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1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taturk Bulvarı Yenimahalle No:34 07980 Antalya / TURKEY</text:p>
          </table:table-cell>
          <table:table-cell office:value-type="string" calcext:value-type="string">
            <text:p>+90 242 814 69 79</text:p>
          </table:table-cell>
          <table:table-cell office:value-type="string" calcext:value-type="string">
            <text:p>+90 242 814 42 12</text:p>
          </table:table-cell>
          <table:table-cell office:value-type="string" calcext:value-type="string">
            <text:p>www.alkoclar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29];&quot;','&quot;;[.C129];&quot;','&quot;;[.I129];&quot;','&quot;;[.J129];&quot;','&quot;;[.K129];&quot;','','&quot;;[.D129];&quot;','&quot;;[.L129];&quot;','&quot;;[.M129];&quot;',&quot;;[.E129];&quot;,true,(select id from public.address where externalid=&quot;;REPLACE([.A129];1;9;&quot;&quot;);&quot;));&quot;)" office:value-type="string" office:string-value="insert into public.hotel(name, place, phone,fax,site,email,descr,vk,fb,stars,published,address_id) values('Alkoclar Exclusive Kemer Hotel 5*','Турция, Средиземноморский регион, Кемер','+90 242 814 69 79','+90 242 814 42 12','www.alkoclar.com.tr','','Гостиница, Пляжный, 1-я линия от моря, Городской, близко к центру','','',5,true,(select id from public.address where externalid=11796));" calcext:value-type="string">
            <text:p>insert into public.hotel(name, place, phone,fax,site,email,descr,vk,fb,stars,published,address_id) values('Alkoclar Exclusive Kemer Hotel 5*','Турция, Средиземноморский регион, Кемер','+90 242 814 69 79','+90 242 814 42 12','www.alkoclar.com.tr','','Гостиница, Пляжный, 1-я линия от моря, Городской, близко к центру','','',5,true,(select id from public.address where externalid=11796));</text:p>
          </table:table-cell>
          <table:table-cell table:formula="of:=CONCATENATE(&quot;(select id from hotel where externalid=&quot;;REPLACE([.A129];1;9;&quot;&quot;);&quot;)&quot;)" office:value-type="string" office:string-value="(select id from hotel where externalid=11796)" calcext:value-type="string">
            <text:p>(select id from hotel where externalid=11796)</text:p>
          </table:table-cell>
          <table:table-cell table:formula="of:=CONCATENATE(&quot;insert into public.address(country_id,settlementpart,streetpart,externalid) values((select id from public.country where name_ru='&quot;;[.F129];&quot;'),'&quot;;[.G129];&quot;','&quot; ;[.H129];&quot;',&quot;;REPLACE([.A129];1;9;&quot;&quot;);&quot;);&quot;)" office:value-type="string" office:string-value="insert into public.address(country_id,settlementpart,streetpart,externalid) values((select id from public.country where name_ru='Турция'),'Кемер','Ataturk Bulvarı Yenimahalle No:34 07980 Antalya / TURKEY',11796);" calcext:value-type="string">
            <text:p>insert into public.address(country_id,settlementpart,streetpart,externalid) values((select id from public.country where name_ru='Турция'),'Кемер','Ataturk Bulvarı Yenimahalle No:34 07980 Antalya / TURKEY',11796);</text:p>
          </table:table-cell>
          <table:table-cell/>
        </table:table-row>
        <table:table-row table:style-name="ro1">
          <table:table-cell office:value-type="string" calcext:value-type="string">
            <text:p>/hotel/al25780</text:p>
          </table:table-cell>
          <table:table-cell office:value-type="string" calcext:value-type="string">
            <text:p>Garden Resort Bergamot Hotel 4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taturk Bulv. Yeni Mahalle 513 Sok. No: 3 TR-07980 KEMER - Antalya</text:p>
          </table:table-cell>
          <table:table-cell office:value-type="string" calcext:value-type="string">
            <text:p>+90 (242) 814 73 53</text:p>
          </table:table-cell>
          <table:table-cell office:value-type="string" calcext:value-type="string">
            <text:p>+90 (242) 814 73 50</text:p>
          </table:table-cell>
          <table:table-cell office:value-type="string" calcext:value-type="string">
            <text:p>www.hotelgardenresort.com</text:p>
          </table:table-cell>
          <table:table-cell office:value-type="string" calcext:value-type="string">
            <text:p>https://vk.com/gardenresort</text:p>
          </table:table-cell>
          <table:table-cell office:value-type="string" calcext:value-type="string">
            <text:p>https://www.facebook.com/groups/332291807155238/</text:p>
          </table:table-cell>
          <table:table-cell table:formula="of:=CONCATENATE(&quot;insert into public.hotel(name, place, phone,fax,site,email,descr,vk,fb,stars,published,address_id) values('&quot;;[.B130];&quot;','&quot;;[.C130];&quot;','&quot;;[.I130];&quot;','&quot;;[.J130];&quot;','&quot;;[.K130];&quot;','','&quot;;[.D130];&quot;','&quot;;[.L130];&quot;','&quot;;[.M130];&quot;',&quot;;[.E130];&quot;,true,(select id from public.address where externalid=&quot;;REPLACE([.A130];1;9;&quot;&quot;);&quot;));&quot;)" office:value-type="string" office:string-value="insert into public.hotel(name, place, phone,fax,site,email,descr,vk,fb,stars,published,address_id) values('Garden Resort Bergamot Hotel 4*','Турция, Средиземноморский регион, Кемер, Кемер - центр','+90 (242) 814 73 53','+90 (242) 814 73 50','www.hotelgardenresort.com','','Гостиничный комплекс, Пляжный, 2-я линия от моря','https://vk.com/gardenresort','https://www.facebook.com/groups/332291807155238/',4,true,(select id from public.address where externalid=25780));" calcext:value-type="string">
            <text:p>insert into public.hotel(name, place, phone,fax,site,email,descr,vk,fb,stars,published,address_id) values('Garden Resort Bergamot Hotel 4*','Турция, Средиземноморский регион, Кемер, Кемер - центр','+90 (242) 814 73 53','+90 (242) 814 73 50','www.hotelgardenresort.com','','Гостиничный комплекс, Пляжный, 2-я линия от моря','https://vk.com/gardenresort','https://www.facebook.com/groups/332291807155238/',4,true,(select id from public.address where externalid=25780));</text:p>
          </table:table-cell>
          <table:table-cell table:formula="of:=CONCATENATE(&quot;(select id from hotel where externalid=&quot;;REPLACE([.A130];1;9;&quot;&quot;);&quot;)&quot;)" office:value-type="string" office:string-value="(select id from hotel where externalid=25780)" calcext:value-type="string">
            <text:p>(select id from hotel where externalid=25780)</text:p>
          </table:table-cell>
          <table:table-cell table:formula="of:=CONCATENATE(&quot;insert into public.address(country_id,settlementpart,streetpart,externalid) values((select id from public.country where name_ru='&quot;;[.F130];&quot;'),'&quot;;[.G130];&quot;','&quot; ;[.H130];&quot;',&quot;;REPLACE([.A130];1;9;&quot;&quot;);&quot;);&quot;)" office:value-type="string" office:string-value="insert into public.address(country_id,settlementpart,streetpart,externalid) values((select id from public.country where name_ru='Турция'),'Кемер','Ataturk Bulv. Yeni Mahalle 513 Sok. No: 3 TR-07980 KEMER - Antalya',25780);" calcext:value-type="string">
            <text:p>insert into public.address(country_id,settlementpart,streetpart,externalid) values((select id from public.country where name_ru='Турция'),'Кемер','Ataturk Bulv. Yeni Mahalle 513 Sok. No: 3 TR-07980 KEMER - Antalya',25780);</text:p>
          </table:table-cell>
          <table:table-cell/>
        </table:table-row>
        <table:table-row table:style-name="ro1">
          <table:table-cell office:value-type="string" calcext:value-type="string">
            <text:p>/hotel/al11727</text:p>
          </table:table-cell>
          <table:table-cell office:value-type="string" calcext:value-type="string">
            <text:p>Green Max 5*</text:p>
          </table:table-cell>
          <table:table-cell office:value-type="string" calcext:value-type="string">
            <text:p>Турция, Средиземноморский регион, Белек, Кадрие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Kadriye mah.Uckumtepesi Cad. No:16 Serik/ Antalya</text:p>
          </table:table-cell>
          <table:table-cell office:value-type="string" calcext:value-type="string">
            <text:p>+90 242 725 -61 -61</text:p>
          </table:table-cell>
          <table:table-cell office:value-type="string" calcext:value-type="string">
            <text:p>+90 242 725-57-77</text:p>
          </table:table-cell>
          <table:table-cell office:value-type="string" calcext:value-type="string">
            <text:p>www.greenmaxhotel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31];&quot;','&quot;;[.C131];&quot;','&quot;;[.I131];&quot;','&quot;;[.J131];&quot;','&quot;;[.K131];&quot;','','&quot;;[.D131];&quot;','&quot;;[.L131];&quot;','&quot;;[.M131];&quot;',&quot;;[.E131];&quot;,true,(select id from public.address where externalid=&quot;;REPLACE([.A131];1;9;&quot;&quot;);&quot;));&quot;)" office:value-type="string" office:string-value="insert into public.hotel(name, place, phone,fax,site,email,descr,vk,fb,stars,published,address_id) values('Green Max 5*','Турция, Средиземноморский регион, Белек, Кадрие','+90 242 725 -61 -61','+90 242 725-57-77','www.greenmaxhotel.com.tr','','Гостиничный комплекс, Пляжный, 1-я линия от моря, Загородный, близко','','',5,true,(select id from public.address where externalid=11727));" calcext:value-type="string">
            <text:p>insert into public.hotel(name, place, phone,fax,site,email,descr,vk,fb,stars,published,address_id) values('Green Max 5*','Турция, Средиземноморский регион, Белек, Кадрие','+90 242 725 -61 -61','+90 242 725-57-77','www.greenmaxhotel.com.tr','','Гостиничный комплекс, Пляжный, 1-я линия от моря, Загородный, близко','','',5,true,(select id from public.address where externalid=11727));</text:p>
          </table:table-cell>
          <table:table-cell table:formula="of:=CONCATENATE(&quot;(select id from hotel where externalid=&quot;;REPLACE([.A131];1;9;&quot;&quot;);&quot;)&quot;)" office:value-type="string" office:string-value="(select id from hotel where externalid=11727)" calcext:value-type="string">
            <text:p>(select id from hotel where externalid=11727)</text:p>
          </table:table-cell>
          <table:table-cell table:formula="of:=CONCATENATE(&quot;insert into public.address(country_id,settlementpart,streetpart,externalid) values((select id from public.country where name_ru='&quot;;[.F131];&quot;'),'&quot;;[.G131];&quot;','&quot; ;[.H131];&quot;',&quot;;REPLACE([.A131];1;9;&quot;&quot;);&quot;);&quot;)" office:value-type="string" office:string-value="insert into public.address(country_id,settlementpart,streetpart,externalid) values((select id from public.country where name_ru='Турция'),'Белек','Kadriye mah.Uckumtepesi Cad. No:16 Serik/ Antalya',11727);" calcext:value-type="string">
            <text:p>insert into public.address(country_id,settlementpart,streetpart,externalid) values((select id from public.country where name_ru='Турция'),'Белек','Kadriye mah.Uckumtepesi Cad. No:16 Serik/ Antalya',11727);</text:p>
          </table:table-cell>
          <table:table-cell/>
        </table:table-row>
        <table:table-row table:style-name="ro1">
          <table:table-cell office:value-type="string" calcext:value-type="string">
            <text:p>/hotel/al28073</text:p>
          </table:table-cell>
          <table:table-cell office:value-type="string" calcext:value-type="string">
            <text:p>Panorama Bungalows Aqua Park Hurghada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km 12 el ahiaa road Hurghada-red sea- Egypt</text:p>
          </table:table-cell>
          <table:table-cell office:value-type="string" calcext:value-type="string">
            <text:p>+20653502300,1,2,3</text:p>
          </table:table-cell>
          <table:table-cell office:value-type="float" office:value="20653502304" calcext:value-type="float">
            <text:p>20653502304</text:p>
          </table:table-cell>
          <table:table-cell office:value-type="string" calcext:value-type="string">
            <text:p>www.panorama-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32];&quot;','&quot;;[.C132];&quot;','&quot;;[.I132];&quot;','&quot;;[.J132];&quot;','&quot;;[.K132];&quot;','','&quot;;[.D132];&quot;','&quot;;[.L132];&quot;','&quot;;[.M132];&quot;',&quot;;[.E132];&quot;,true,(select id from public.address where externalid=&quot;;REPLACE([.A132];1;9;&quot;&quot;);&quot;));&quot;)" office:value-type="string" office:string-value="insert into public.hotel(name, place, phone,fax,site,email,descr,vk,fb,stars,published,address_id) values('Panorama Bungalows Aqua Park Hurghada 4*','Египет, Мухафаза Красное Море, Хургада','+20653502300,1,2,3','20653502304','www.panorama-resorts.com','','Гостиничный комплекс, Пляжный, 1-я линия от моря','','',4,true,(select id from public.address where externalid=28073));" calcext:value-type="string">
            <text:p>insert into public.hotel(name, place, phone,fax,site,email,descr,vk,fb,stars,published,address_id) values('Panorama Bungalows Aqua Park Hurghada 4*','Египет, Мухафаза Красное Море, Хургада','+20653502300,1,2,3','20653502304','www.panorama-resorts.com','','Гостиничный комплекс, Пляжный, 1-я линия от моря','','',4,true,(select id from public.address where externalid=28073));</text:p>
          </table:table-cell>
          <table:table-cell table:formula="of:=CONCATENATE(&quot;(select id from hotel where externalid=&quot;;REPLACE([.A132];1;9;&quot;&quot;);&quot;)&quot;)" office:value-type="string" office:string-value="(select id from hotel where externalid=28073)" calcext:value-type="string">
            <text:p>(select id from hotel where externalid=28073)</text:p>
          </table:table-cell>
          <table:table-cell table:formula="of:=CONCATENATE(&quot;insert into public.address(country_id,settlementpart,streetpart,externalid) values((select id from public.country where name_ru='&quot;;[.F132];&quot;'),'&quot;;[.G132];&quot;','&quot; ;[.H132];&quot;',&quot;;REPLACE([.A132];1;9;&quot;&quot;);&quot;);&quot;)" office:value-type="string" office:string-value="insert into public.address(country_id,settlementpart,streetpart,externalid) values((select id from public.country where name_ru='Египет'),'Хургада','km 12 el ahiaa road Hurghada-red sea- Egypt',28073);" calcext:value-type="string">
            <text:p>insert into public.address(country_id,settlementpart,streetpart,externalid) values((select id from public.country where name_ru='Египет'),'Хургада','km 12 el ahiaa road Hurghada-red sea- Egypt',28073);</text:p>
          </table:table-cell>
          <table:table-cell/>
        </table:table-row>
        <table:table-row table:style-name="ro1">
          <table:table-cell office:value-type="string" calcext:value-type="string">
            <text:p>/hotel/al1445</text:p>
          </table:table-cell>
          <table:table-cell office:value-type="string" calcext:value-type="string">
            <text:p>Cosy Beach 3*</text:p>
          </table:table-cell>
          <table:table-cell office:value-type="string" calcext:value-type="string">
            <text:p>Таиланд, Восточный регион, Паттайя, Паттайя Сити</text:p>
          </table:table-cell>
          <table:table-cell office:value-type="string" calcext:value-type="string">
            <text:p>Гостиница, Пляжный, 1-я линия от моря, Городской, близко к центр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400 Moo 12 Soi Rajchawaroon, Pratamnuk Road, Pattaya, Cholburi 20260, Thailand</text:p>
          </table:table-cell>
          <table:table-cell office:value-type="string" calcext:value-type="string">
            <text:p>(66 38) 250-800</text:p>
          </table:table-cell>
          <table:table-cell office:value-type="string" calcext:value-type="string">
            <text:p>(66 38) 250 799</text:p>
          </table:table-cell>
          <table:table-cell office:value-type="string" calcext:value-type="string">
            <text:p>www.cosybeach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33];&quot;','&quot;;[.C133];&quot;','&quot;;[.I133];&quot;','&quot;;[.J133];&quot;','&quot;;[.K133];&quot;','','&quot;;[.D133];&quot;','&quot;;[.L133];&quot;','&quot;;[.M133];&quot;',&quot;;[.E133];&quot;,true,(select id from public.address where externalid=&quot;;REPLACE([.A133];1;9;&quot;&quot;);&quot;));&quot;)" office:value-type="string" office:string-value="insert into public.hotel(name, place, phone,fax,site,email,descr,vk,fb,stars,published,address_id) values('Cosy Beach 3*','Таиланд, Восточный регион, Паттайя, Паттайя Сити','(66 38) 250-800','(66 38) 250 799','www.cosybeachhotel.com','','Гостиница, Пляжный, 1-я линия от моря, Городской, близко к центру','','',3,true,(select id from public.address where externalid=1445));" calcext:value-type="string">
            <text:p>insert into public.hotel(name, place, phone,fax,site,email,descr,vk,fb,stars,published,address_id) values('Cosy Beach 3*','Таиланд, Восточный регион, Паттайя, Паттайя Сити','(66 38) 250-800','(66 38) 250 799','www.cosybeachhotel.com','','Гостиница, Пляжный, 1-я линия от моря, Городской, близко к центру','','',3,true,(select id from public.address where externalid=1445));</text:p>
          </table:table-cell>
          <table:table-cell table:formula="of:=CONCATENATE(&quot;(select id from hotel where externalid=&quot;;REPLACE([.A133];1;9;&quot;&quot;);&quot;)&quot;)" office:value-type="string" office:string-value="(select id from hotel where externalid=1445)" calcext:value-type="string">
            <text:p>(select id from hotel where externalid=1445)</text:p>
          </table:table-cell>
          <table:table-cell table:formula="of:=CONCATENATE(&quot;insert into public.address(country_id,settlementpart,streetpart,externalid) values((select id from public.country where name_ru='&quot;;[.F133];&quot;'),'&quot;;[.G133];&quot;','&quot; ;[.H133];&quot;',&quot;;REPLACE([.A133];1;9;&quot;&quot;);&quot;);&quot;)" office:value-type="string" office:string-value="insert into public.address(country_id,settlementpart,streetpart,externalid) values((select id from public.country where name_ru='Таиланд'),'Паттайя','400 Moo 12 Soi Rajchawaroon, Pratamnuk Road, Pattaya, Cholburi 20260, Thailand',1445);" calcext:value-type="string">
            <text:p>insert into public.address(country_id,settlementpart,streetpart,externalid) values((select id from public.country where name_ru='Таиланд'),'Паттайя','400 Moo 12 Soi Rajchawaroon, Pratamnuk Road, Pattaya, Cholburi 20260, Thailand',1445);</text:p>
          </table:table-cell>
          <table:table-cell/>
        </table:table-row>
        <table:table-row table:style-name="ro1">
          <table:table-cell office:value-type="string" calcext:value-type="string">
            <text:p>/hotel/al18388</text:p>
          </table:table-cell>
          <table:table-cell office:value-type="string" calcext:value-type="string">
            <text:p>Camyuva Beach 4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Turizm Bulvarı Deniz Cd. Çamyuva – Kemer ANTALYA / TURKEY</text:p>
          </table:table-cell>
          <table:table-cell office:value-type="string" calcext:value-type="string">
            <text:p>+90 242 824 77 20</text:p>
          </table:table-cell>
          <table:table-cell office:value-type="string" calcext:value-type="string">
            <text:p>+90 242 824 77 21</text:p>
          </table:table-cell>
          <table:table-cell office:value-type="string" calcext:value-type="string">
            <text:p>www.hotelcamyuvabeach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34];&quot;','&quot;;[.C134];&quot;','&quot;;[.I134];&quot;','&quot;;[.J134];&quot;','&quot;;[.K134];&quot;','','&quot;;[.D134];&quot;','&quot;;[.L134];&quot;','&quot;;[.M134];&quot;',&quot;;[.E134];&quot;,true,(select id from public.address where externalid=&quot;;REPLACE([.A134];1;9;&quot;&quot;);&quot;));&quot;)" office:value-type="string" office:string-value="insert into public.hotel(name, place, phone,fax,site,email,descr,vk,fb,stars,published,address_id) values('Camyuva Beach 4*','Турция, Средиземноморский регион, Кемер, Чамьюва','+90 242 824 77 20','+90 242 824 77 21','www.hotelcamyuvabeach.com','','Гостиница, Загородный, рядом, Пляжный, через дорогу','','',4,true,(select id from public.address where externalid=18388));" calcext:value-type="string">
            <text:p>insert into public.hotel(name, place, phone,fax,site,email,descr,vk,fb,stars,published,address_id) values('Camyuva Beach 4*','Турция, Средиземноморский регион, Кемер, Чамьюва','+90 242 824 77 20','+90 242 824 77 21','www.hotelcamyuvabeach.com','','Гостиница, Загородный, рядом, Пляжный, через дорогу','','',4,true,(select id from public.address where externalid=18388));</text:p>
          </table:table-cell>
          <table:table-cell table:formula="of:=CONCATENATE(&quot;(select id from hotel where externalid=&quot;;REPLACE([.A134];1;9;&quot;&quot;);&quot;)&quot;)" office:value-type="string" office:string-value="(select id from hotel where externalid=18388)" calcext:value-type="string">
            <text:p>(select id from hotel where externalid=18388)</text:p>
          </table:table-cell>
          <table:table-cell table:formula="of:=CONCATENATE(&quot;insert into public.address(country_id,settlementpart,streetpart,externalid) values((select id from public.country where name_ru='&quot;;[.F134];&quot;'),'&quot;;[.G134];&quot;','&quot; ;[.H134];&quot;',&quot;;REPLACE([.A134];1;9;&quot;&quot;);&quot;);&quot;)" office:value-type="string" office:string-value="insert into public.address(country_id,settlementpart,streetpart,externalid) values((select id from public.country where name_ru='Турция'),'Кемер','Turizm Bulvarı Deniz Cd. Çamyuva – Kemer ANTALYA / TURKEY',18388);" calcext:value-type="string">
            <text:p>insert into public.address(country_id,settlementpart,streetpart,externalid) values((select id from public.country where name_ru='Турция'),'Кемер','Turizm Bulvarı Deniz Cd. Çamyuva – Kemer ANTALYA / TURKEY',18388);</text:p>
          </table:table-cell>
          <table:table-cell/>
        </table:table-row>
        <table:table-row table:style-name="ro1">
          <table:table-cell office:value-type="string" calcext:value-type="string">
            <text:p>/hotel/al35806</text:p>
          </table:table-cell>
          <table:table-cell office:value-type="string" calcext:value-type="string">
            <text:p>Golden 5 Topaz Suites Hotel de luxe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Princess Egypt Hotels, Sahl Hasheesh Road, Hurghada, Red Sea, Egypt</text:p>
          </table:table-cell>
          <table:table-cell office:value-type="string" calcext:value-type="string">
            <text:p>002 065 344 77 44 - 8 линий</text:p>
          </table:table-cell>
          <table:table-cell office:value-type="string" calcext:value-type="string">
            <text:p>002 065 344 63 07</text:p>
          </table:table-cell>
          <table:table-cell office:value-type="string" calcext:value-type="string">
            <text:p>www.princessegypthotels.com</text:p>
          </table:table-cell>
          <table:table-cell/>
          <table:table-cell office:value-type="string" calcext:value-type="string">
            <text:p>http://www.facebook.com/Golden5Princess</text:p>
          </table:table-cell>
          <table:table-cell table:formula="of:=CONCATENATE(&quot;insert into public.hotel(name, place, phone,fax,site,email,descr,vk,fb,stars,published,address_id) values('&quot;;[.B135];&quot;','&quot;;[.C135];&quot;','&quot;;[.I135];&quot;','&quot;;[.J135];&quot;','&quot;;[.K135];&quot;','','&quot;;[.D135];&quot;','&quot;;[.L135];&quot;','&quot;;[.M135];&quot;',&quot;;[.E135];&quot;,true,(select id from public.address where externalid=&quot;;REPLACE([.A135];1;9;&quot;&quot;);&quot;));&quot;)" office:value-type="string" office:string-value="insert into public.hotel(name, place, phone,fax,site,email,descr,vk,fb,stars,published,address_id) values('Golden 5 Topaz Suites Hotel de luxe 4*','Египет, Мухафаза Красное Море, Хургада','002 065 344 77 44 - 8 линий','002 065 344 63 07','www.princessegypthotels.com','','Гостиничный комплекс, Пляжный, 2-я линия от моря','','http://www.facebook.com/Golden5Princess',4,true,(select id from public.address where externalid=35806));" calcext:value-type="string">
            <text:p>insert into public.hotel(name, place, phone,fax,site,email,descr,vk,fb,stars,published,address_id) values('Golden 5 Topaz Suites Hotel de luxe 4*','Египет, Мухафаза Красное Море, Хургада','002 065 344 77 44 - 8 линий','002 065 344 63 07','www.princessegypthotels.com','','Гостиничный комплекс, Пляжный, 2-я линия от моря','','http://www.facebook.com/Golden5Princess',4,true,(select id from public.address where externalid=35806));</text:p>
          </table:table-cell>
          <table:table-cell table:formula="of:=CONCATENATE(&quot;(select id from hotel where externalid=&quot;;REPLACE([.A135];1;9;&quot;&quot;);&quot;)&quot;)" office:value-type="string" office:string-value="(select id from hotel where externalid=35806)" calcext:value-type="string">
            <text:p>(select id from hotel where externalid=35806)</text:p>
          </table:table-cell>
          <table:table-cell table:formula="of:=CONCATENATE(&quot;insert into public.address(country_id,settlementpart,streetpart,externalid) values((select id from public.country where name_ru='&quot;;[.F135];&quot;'),'&quot;;[.G135];&quot;','&quot; ;[.H135];&quot;',&quot;;REPLACE([.A135];1;9;&quot;&quot;);&quot;);&quot;)" office:value-type="string" office:string-value="insert into public.address(country_id,settlementpart,streetpart,externalid) values((select id from public.country where name_ru='Египет'),'Хургада','Princess Egypt Hotels, Sahl Hasheesh Road, Hurghada, Red Sea, Egypt',35806);" calcext:value-type="string">
            <text:p>insert into public.address(country_id,settlementpart,streetpart,externalid) values((select id from public.country where name_ru='Египет'),'Хургада','Princess Egypt Hotels, Sahl Hasheesh Road, Hurghada, Red Sea, Egypt',35806);</text:p>
          </table:table-cell>
          <table:table-cell/>
        </table:table-row>
        <table:table-row table:style-name="ro1">
          <table:table-cell office:value-type="string" calcext:value-type="string">
            <text:p>/hotel/al11998</text:p>
          </table:table-cell>
          <table:table-cell office:value-type="string" calcext:value-type="string">
            <text:p>Sunrise Resort Hotel 5*</text:p>
          </table:table-cell>
          <table:table-cell office:value-type="string" calcext:value-type="string">
            <text:p>Турция, Средиземноморский регион, Сиде, Кызылагач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Kızılağaç Turizm Merkezi, 07600 Manavgat / Antalya / TÜRKİYE</text:p>
          </table:table-cell>
          <table:table-cell office:value-type="string" calcext:value-type="string">
            <text:p>+90 242 748 70 10</text:p>
          </table:table-cell>
          <table:table-cell office:value-type="string" calcext:value-type="string">
            <text:p>+90 242 748 70 37</text:p>
          </table:table-cell>
          <table:table-cell office:value-type="string" calcext:value-type="string">
            <text:p>www.sunrise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36];&quot;','&quot;;[.C136];&quot;','&quot;;[.I136];&quot;','&quot;;[.J136];&quot;','&quot;;[.K136];&quot;','','&quot;;[.D136];&quot;','&quot;;[.L136];&quot;','&quot;;[.M136];&quot;',&quot;;[.E136];&quot;,true,(select id from public.address where externalid=&quot;;REPLACE([.A136];1;9;&quot;&quot;);&quot;));&quot;)" office:value-type="string" office:string-value="insert into public.hotel(name, place, phone,fax,site,email,descr,vk,fb,stars,published,address_id) values('Sunrise Resort Hotel 5*','Турция, Средиземноморский регион, Сиде, Кызылагач','+90 242 748 70 10','+90 242 748 70 37','www.sunrise.com.tr','','Гостиница, Пляжный, 1-я линия от моря, Загородный, рядом','','',5,true,(select id from public.address where externalid=11998));" calcext:value-type="string">
            <text:p>insert into public.hotel(name, place, phone,fax,site,email,descr,vk,fb,stars,published,address_id) values('Sunrise Resort Hotel 5*','Турция, Средиземноморский регион, Сиде, Кызылагач','+90 242 748 70 10','+90 242 748 70 37','www.sunrise.com.tr','','Гостиница, Пляжный, 1-я линия от моря, Загородный, рядом','','',5,true,(select id from public.address where externalid=11998));</text:p>
          </table:table-cell>
          <table:table-cell table:formula="of:=CONCATENATE(&quot;(select id from hotel where externalid=&quot;;REPLACE([.A136];1;9;&quot;&quot;);&quot;)&quot;)" office:value-type="string" office:string-value="(select id from hotel where externalid=11998)" calcext:value-type="string">
            <text:p>(select id from hotel where externalid=11998)</text:p>
          </table:table-cell>
          <table:table-cell table:formula="of:=CONCATENATE(&quot;insert into public.address(country_id,settlementpart,streetpart,externalid) values((select id from public.country where name_ru='&quot;;[.F136];&quot;'),'&quot;;[.G136];&quot;','&quot; ;[.H136];&quot;',&quot;;REPLACE([.A136];1;9;&quot;&quot;);&quot;);&quot;)" office:value-type="string" office:string-value="insert into public.address(country_id,settlementpart,streetpart,externalid) values((select id from public.country where name_ru='Турция'),'Сиде','Kızılağaç Turizm Merkezi, 07600 Manavgat / Antalya / TÜRKİYE',11998);" calcext:value-type="string">
            <text:p>insert into public.address(country_id,settlementpart,streetpart,externalid) values((select id from public.country where name_ru='Турция'),'Сиде','Kızılağaç Turizm Merkezi, 07600 Manavgat / Antalya / TÜRKİYE',11998);</text:p>
          </table:table-cell>
          <table:table-cell/>
        </table:table-row>
        <table:table-row table:style-name="ro1">
          <table:table-cell office:value-type="string" calcext:value-type="string">
            <text:p>/hotel/al4113</text:p>
          </table:table-cell>
          <table:table-cell office:value-type="string" calcext:value-type="string">
            <text:p>Charmillion Club Resort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Клубный 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Sharm El Sheikh, South Sinai, Egypt</text:p>
          </table:table-cell>
          <table:table-cell office:value-type="string" calcext:value-type="string">
            <text:p>(2-069)371-01-70</text:p>
          </table:table-cell>
          <table:table-cell office:value-type="string" calcext:value-type="string">
            <text:p>(2-069)371-01-75</text:p>
          </table:table-cell>
          <table:table-cell office:value-type="string" calcext:value-type="string">
            <text:p>seaclubresort.seagroup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37];&quot;','&quot;;[.C137];&quot;','&quot;;[.I137];&quot;','&quot;;[.J137];&quot;','&quot;;[.K137];&quot;','','&quot;;[.D137];&quot;','&quot;;[.L137];&quot;','&quot;;[.M137];&quot;',&quot;;[.E137];&quot;,true,(select id from public.address where externalid=&quot;;REPLACE([.A137];1;9;&quot;&quot;);&quot;));&quot;)" office:value-type="string" office:string-value="insert into public.hotel(name, place, phone,fax,site,email,descr,vk,fb,stars,published,address_id) values('Charmillion Club Resort 5*','Египет, Мухафаза Южный Синай, Шарм-Эль-Шейх, Набк Бей','(2-069)371-01-70','(2-069)371-01-75','seaclubresort.seagroupresorts.com','','Клубный отель, Пляжный, 1-я линия от моря','','',5,true,(select id from public.address where externalid=4113));" calcext:value-type="string">
            <text:p>insert into public.hotel(name, place, phone,fax,site,email,descr,vk,fb,stars,published,address_id) values('Charmillion Club Resort 5*','Египет, Мухафаза Южный Синай, Шарм-Эль-Шейх, Набк Бей','(2-069)371-01-70','(2-069)371-01-75','seaclubresort.seagroupresorts.com','','Клубный отель, Пляжный, 1-я линия от моря','','',5,true,(select id from public.address where externalid=4113));</text:p>
          </table:table-cell>
          <table:table-cell table:formula="of:=CONCATENATE(&quot;(select id from hotel where externalid=&quot;;REPLACE([.A137];1;9;&quot;&quot;);&quot;)&quot;)" office:value-type="string" office:string-value="(select id from hotel where externalid=4113)" calcext:value-type="string">
            <text:p>(select id from hotel where externalid=4113)</text:p>
          </table:table-cell>
          <table:table-cell table:formula="of:=CONCATENATE(&quot;insert into public.address(country_id,settlementpart,streetpart,externalid) values((select id from public.country where name_ru='&quot;;[.F137];&quot;'),'&quot;;[.G137];&quot;','&quot; ;[.H137];&quot;',&quot;;REPLACE([.A137];1;9;&quot;&quot;);&quot;);&quot;)" office:value-type="string" office:string-value="insert into public.address(country_id,settlementpart,streetpart,externalid) values((select id from public.country where name_ru='Египет'),'Шарм-Эль-Шейх','Nabq Bay, Sharm El Sheikh, South Sinai, Egypt',4113);" calcext:value-type="string">
            <text:p>insert into public.address(country_id,settlementpart,streetpart,externalid) values((select id from public.country where name_ru='Египет'),'Шарм-Эль-Шейх','Nabq Bay, Sharm El Sheikh, South Sinai, Egypt',4113);</text:p>
          </table:table-cell>
          <table:table-cell/>
        </table:table-row>
        <table:table-row table:style-name="ro1">
          <table:table-cell office:value-type="string" calcext:value-type="string">
            <text:p>/hotel/al109</text:p>
          </table:table-cell>
          <table:table-cell office:value-type="string" calcext:value-type="string">
            <text:p>SUNRISE Crystal Bay Resort (Grand Select)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PO Box 20, Safaga Road - Hurghada, Egypt</text:p>
          </table:table-cell>
          <table:table-cell office:value-type="string" calcext:value-type="string">
            <text:p>(2) 065 346 00 20</text:p>
          </table:table-cell>
          <table:table-cell office:value-type="string" calcext:value-type="string">
            <text:p>(2) 065 346 00 25</text:p>
          </table:table-cell>
          <table:table-cell office:value-type="string" calcext:value-type="string">
            <text:p>www.sunrise-resorts.com</text:p>
          </table:table-cell>
          <table:table-cell office:value-type="string" calcext:value-type="string">
            <text:p>https://vk.com/club144892733</text:p>
          </table:table-cell>
          <table:table-cell/>
          <table:table-cell table:formula="of:=CONCATENATE(&quot;insert into public.hotel(name, place, phone,fax,site,email,descr,vk,fb,stars,published,address_id) values('&quot;;[.B138];&quot;','&quot;;[.C138];&quot;','&quot;;[.I138];&quot;','&quot;;[.J138];&quot;','&quot;;[.K138];&quot;','','&quot;;[.D138];&quot;','&quot;;[.L138];&quot;','&quot;;[.M138];&quot;',&quot;;[.E138];&quot;,true,(select id from public.address where externalid=&quot;;REPLACE([.A138];1;9;&quot;&quot;);&quot;));&quot;)" office:value-type="string" office:string-value="insert into public.hotel(name, place, phone,fax,site,email,descr,vk,fb,stars,published,address_id) values('SUNRISE Crystal Bay Resort (Grand Select) 5*','Египет, Мухафаза Красное Море, Хургада','(2) 065 346 00 20','(2) 065 346 00 25','www.sunrise-resorts.com','','Гостиничный комплекс, Пляжный, 1-я линия от моря','https://vk.com/club144892733','',5,true,(select id from public.address where externalid=109));" calcext:value-type="string">
            <text:p>insert into public.hotel(name, place, phone,fax,site,email,descr,vk,fb,stars,published,address_id) values('SUNRISE Crystal Bay Resort (Grand Select) 5*','Египет, Мухафаза Красное Море, Хургада','(2) 065 346 00 20','(2) 065 346 00 25','www.sunrise-resorts.com','','Гостиничный комплекс, Пляжный, 1-я линия от моря','https://vk.com/club144892733','',5,true,(select id from public.address where externalid=109));</text:p>
          </table:table-cell>
          <table:table-cell table:formula="of:=CONCATENATE(&quot;(select id from hotel where externalid=&quot;;REPLACE([.A138];1;9;&quot;&quot;);&quot;)&quot;)" office:value-type="string" office:string-value="(select id from hotel where externalid=109)" calcext:value-type="string">
            <text:p>(select id from hotel where externalid=109)</text:p>
          </table:table-cell>
          <table:table-cell table:formula="of:=CONCATENATE(&quot;insert into public.address(country_id,settlementpart,streetpart,externalid) values((select id from public.country where name_ru='&quot;;[.F138];&quot;'),'&quot;;[.G138];&quot;','&quot; ;[.H138];&quot;',&quot;;REPLACE([.A138];1;9;&quot;&quot;);&quot;);&quot;)" office:value-type="string" office:string-value="insert into public.address(country_id,settlementpart,streetpart,externalid) values((select id from public.country where name_ru='Египет'),'Хургада','PO Box 20, Safaga Road - Hurghada, Egypt',109);" calcext:value-type="string">
            <text:p>insert into public.address(country_id,settlementpart,streetpart,externalid) values((select id from public.country where name_ru='Египет'),'Хургада','PO Box 20, Safaga Road - Hurghada, Egypt',109);</text:p>
          </table:table-cell>
          <table:table-cell/>
        </table:table-row>
        <table:table-row table:style-name="ro1">
          <table:table-cell office:value-type="string" calcext:value-type="string">
            <text:p>/hotel/al5665</text:p>
          </table:table-cell>
          <table:table-cell office:value-type="string" calcext:value-type="string">
            <text:p>Asteria Kremlin Palace 5*</text:p>
          </table:table-cell>
          <table:table-cell office:value-type="string" calcext:value-type="string">
            <text:p>Турция, Средиземноморский регион, Анталия, Кунду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нталия</text:p>
          </table:table-cell>
          <table:table-cell office:value-type="string" calcext:value-type="string">
            <text:p>Kundu Mahallesi Yasar Sobutay Bulvari No 440/1 Aksu Antalya TURKEY</text:p>
          </table:table-cell>
          <table:table-cell office:value-type="string" calcext:value-type="string">
            <text:p>+90 242 431 24 00</text:p>
          </table:table-cell>
          <table:table-cell office:value-type="string" calcext:value-type="string">
            <text:p>+90 242 431 25 44</text:p>
          </table:table-cell>
          <table:table-cell office:value-type="string" calcext:value-type="string">
            <text:p>www.asteriahotels.com</text:p>
          </table:table-cell>
          <table:table-cell/>
          <table:table-cell office:value-type="string" calcext:value-type="string">
            <text:p>https://www.facebook.com/PGSHotelsKremlinPalace/</text:p>
          </table:table-cell>
          <table:table-cell table:formula="of:=CONCATENATE(&quot;insert into public.hotel(name, place, phone,fax,site,email,descr,vk,fb,stars,published,address_id) values('&quot;;[.B139];&quot;','&quot;;[.C139];&quot;','&quot;;[.I139];&quot;','&quot;;[.J139];&quot;','&quot;;[.K139];&quot;','','&quot;;[.D139];&quot;','&quot;;[.L139];&quot;','&quot;;[.M139];&quot;',&quot;;[.E139];&quot;,true,(select id from public.address where externalid=&quot;;REPLACE([.A139];1;9;&quot;&quot;);&quot;));&quot;)" office:value-type="string" office:string-value="insert into public.hotel(name, place, phone,fax,site,email,descr,vk,fb,stars,published,address_id) values('Asteria Kremlin Palace 5*','Турция, Средиземноморский регион, Анталия, Кунду','+90 242 431 24 00','+90 242 431 25 44','www.asteriahotels.com','','Гостиница, Пляжный, 1-я линия от моря','','https://www.facebook.com/PGSHotelsKremlinPalace/',5,true,(select id from public.address where externalid=5665));" calcext:value-type="string">
            <text:p>insert into public.hotel(name, place, phone,fax,site,email,descr,vk,fb,stars,published,address_id) values('Asteria Kremlin Palace 5*','Турция, Средиземноморский регион, Анталия, Кунду','+90 242 431 24 00','+90 242 431 25 44','www.asteriahotels.com','','Гостиница, Пляжный, 1-я линия от моря','','https://www.facebook.com/PGSHotelsKremlinPalace/',5,true,(select id from public.address where externalid=5665));</text:p>
          </table:table-cell>
          <table:table-cell table:formula="of:=CONCATENATE(&quot;(select id from hotel where externalid=&quot;;REPLACE([.A139];1;9;&quot;&quot;);&quot;)&quot;)" office:value-type="string" office:string-value="(select id from hotel where externalid=5665)" calcext:value-type="string">
            <text:p>(select id from hotel where externalid=5665)</text:p>
          </table:table-cell>
          <table:table-cell table:formula="of:=CONCATENATE(&quot;insert into public.address(country_id,settlementpart,streetpart,externalid) values((select id from public.country where name_ru='&quot;;[.F139];&quot;'),'&quot;;[.G139];&quot;','&quot; ;[.H139];&quot;',&quot;;REPLACE([.A139];1;9;&quot;&quot;);&quot;);&quot;)" office:value-type="string" office:string-value="insert into public.address(country_id,settlementpart,streetpart,externalid) values((select id from public.country where name_ru='Турция'),'Анталия','Kundu Mahallesi Yasar Sobutay Bulvari No 440/1 Aksu Antalya TURKEY',5665);" calcext:value-type="string">
            <text:p>insert into public.address(country_id,settlementpart,streetpart,externalid) values((select id from public.country where name_ru='Турция'),'Анталия','Kundu Mahallesi Yasar Sobutay Bulvari No 440/1 Aksu Antalya TURKEY',5665);</text:p>
          </table:table-cell>
          <table:table-cell/>
        </table:table-row>
        <table:table-row table:style-name="ro1">
          <table:table-cell office:value-type="string" calcext:value-type="string">
            <text:p>/hotel/al11250</text:p>
          </table:table-cell>
          <table:table-cell office:value-type="string" calcext:value-type="string">
            <text:p>Grand Park Kemer by Corendon 5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iftecesmeler Mh. Ataturk Cd. No.195 Beldibi-Kemer/ANTALYA</text:p>
          </table:table-cell>
          <table:table-cell office:value-type="string" calcext:value-type="string">
            <text:p>+90 (242) 824 98 01</text:p>
          </table:table-cell>
          <table:table-cell office:value-type="string" calcext:value-type="string">
            <text:p>+90 (242) 824 98 08</text:p>
          </table:table-cell>
          <table:table-cell office:value-type="string" calcext:value-type="string">
            <text:p>corendon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0];&quot;','&quot;;[.C140];&quot;','&quot;;[.I140];&quot;','&quot;;[.J140];&quot;','&quot;;[.K140];&quot;','','&quot;;[.D140];&quot;','&quot;;[.L140];&quot;','&quot;;[.M140];&quot;',&quot;;[.E140];&quot;,true,(select id from public.address where externalid=&quot;;REPLACE([.A140];1;9;&quot;&quot;);&quot;));&quot;)" office:value-type="string" office:string-value="insert into public.hotel(name, place, phone,fax,site,email,descr,vk,fb,stars,published,address_id) values('Grand Park Kemer by Corendon 5*','Турция, Средиземноморский регион, Кемер, Бельдиби','+90 (242) 824 98 01','+90 (242) 824 98 08','corendonhotels.com','','Гостиничный комплекс, Пляжный, 1-я линия от моря, Загородный, рядом','','',5,true,(select id from public.address where externalid=11250));" calcext:value-type="string">
            <text:p>insert into public.hotel(name, place, phone,fax,site,email,descr,vk,fb,stars,published,address_id) values('Grand Park Kemer by Corendon 5*','Турция, Средиземноморский регион, Кемер, Бельдиби','+90 (242) 824 98 01','+90 (242) 824 98 08','corendonhotels.com','','Гостиничный комплекс, Пляжный, 1-я линия от моря, Загородный, рядом','','',5,true,(select id from public.address where externalid=11250));</text:p>
          </table:table-cell>
          <table:table-cell table:formula="of:=CONCATENATE(&quot;(select id from hotel where externalid=&quot;;REPLACE([.A140];1;9;&quot;&quot;);&quot;)&quot;)" office:value-type="string" office:string-value="(select id from hotel where externalid=11250)" calcext:value-type="string">
            <text:p>(select id from hotel where externalid=11250)</text:p>
          </table:table-cell>
          <table:table-cell table:formula="of:=CONCATENATE(&quot;insert into public.address(country_id,settlementpart,streetpart,externalid) values((select id from public.country where name_ru='&quot;;[.F140];&quot;'),'&quot;;[.G140];&quot;','&quot; ;[.H140];&quot;',&quot;;REPLACE([.A140];1;9;&quot;&quot;);&quot;);&quot;)" office:value-type="string" office:string-value="insert into public.address(country_id,settlementpart,streetpart,externalid) values((select id from public.country where name_ru='Турция'),'Кемер','Ciftecesmeler Mh. Ataturk Cd. No.195 Beldibi-Kemer/ANTALYA',11250);" calcext:value-type="string">
            <text:p>insert into public.address(country_id,settlementpart,streetpart,externalid) values((select id from public.country where name_ru='Турция'),'Кемер','Ciftecesmeler Mh. Ataturk Cd. No.195 Beldibi-Kemer/ANTALYA',11250);</text:p>
          </table:table-cell>
          <table:table-cell/>
        </table:table-row>
        <table:table-row table:style-name="ro1">
          <table:table-cell office:value-type="string" calcext:value-type="string">
            <text:p>/hotel/al663</text:p>
          </table:table-cell>
          <table:table-cell office:value-type="string" calcext:value-type="string">
            <text:p>Alf Leila Wa Leila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Alf Leila Wa Leila, Safaga Road, Hurghada, Egypt</text:p>
          </table:table-cell>
          <table:table-cell office:value-type="string" calcext:value-type="string">
            <text:p>+20-65-3464601 - 9</text:p>
          </table:table-cell>
          <table:table-cell office:value-type="string" calcext:value-type="string">
            <text:p>+20-65-3464605</text:p>
          </table:table-cell>
          <table:table-cell office:value-type="string" calcext:value-type="string">
            <text:p>www.pickalbatro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1];&quot;','&quot;;[.C141];&quot;','&quot;;[.I141];&quot;','&quot;;[.J141];&quot;','&quot;;[.K141];&quot;','','&quot;;[.D141];&quot;','&quot;;[.L141];&quot;','&quot;;[.M141];&quot;',&quot;;[.E141];&quot;,true,(select id from public.address where externalid=&quot;;REPLACE([.A141];1;9;&quot;&quot;);&quot;));&quot;)" office:value-type="string" office:string-value="insert into public.hotel(name, place, phone,fax,site,email,descr,vk,fb,stars,published,address_id) values('Alf Leila Wa Leila 4*','Египет, Мухафаза Красное Море, Хургада','+20-65-3464601 - 9','+20-65-3464605','www.pickalbatros.com','','Гостиница, Пляжный, 2-я линия от моря','','',4,true,(select id from public.address where externalid=663));" calcext:value-type="string">
            <text:p>insert into public.hotel(name, place, phone,fax,site,email,descr,vk,fb,stars,published,address_id) values('Alf Leila Wa Leila 4*','Египет, Мухафаза Красное Море, Хургада','+20-65-3464601 - 9','+20-65-3464605','www.pickalbatros.com','','Гостиница, Пляжный, 2-я линия от моря','','',4,true,(select id from public.address where externalid=663));</text:p>
          </table:table-cell>
          <table:table-cell table:formula="of:=CONCATENATE(&quot;(select id from hotel where externalid=&quot;;REPLACE([.A141];1;9;&quot;&quot;);&quot;)&quot;)" office:value-type="string" office:string-value="(select id from hotel where externalid=663)" calcext:value-type="string">
            <text:p>(select id from hotel where externalid=663)</text:p>
          </table:table-cell>
          <table:table-cell table:formula="of:=CONCATENATE(&quot;insert into public.address(country_id,settlementpart,streetpart,externalid) values((select id from public.country where name_ru='&quot;;[.F141];&quot;'),'&quot;;[.G141];&quot;','&quot; ;[.H141];&quot;',&quot;;REPLACE([.A141];1;9;&quot;&quot;);&quot;);&quot;)" office:value-type="string" office:string-value="insert into public.address(country_id,settlementpart,streetpart,externalid) values((select id from public.country where name_ru='Египет'),'Хургада','Alf Leila Wa Leila, Safaga Road, Hurghada, Egypt',663);" calcext:value-type="string">
            <text:p>insert into public.address(country_id,settlementpart,streetpart,externalid) values((select id from public.country where name_ru='Египет'),'Хургада','Alf Leila Wa Leila, Safaga Road, Hurghada, Egypt',663);</text:p>
          </table:table-cell>
          <table:table-cell/>
        </table:table-row>
        <table:table-row table:style-name="ro1">
          <table:table-cell office:value-type="string" calcext:value-type="string">
            <text:p>/hotel/al192283</text:p>
          </table:table-cell>
          <table:table-cell office:value-type="string" calcext:value-type="string">
            <text:p>Port River Hotel Spa 5*</text:p>
          </table:table-cell>
          <table:table-cell office:value-type="string" calcext:value-type="string">
            <text:p>Турция, Средиземноморский регион, Сиде, Титрейенгёль</text:p>
          </table:table-cell>
          <table:table-cell office:value-type="string" calcext:value-type="string">
            <text:p>Пляжный, 3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Titreyengol - Side Antalya Turkey</text:p>
          </table:table-cell>
          <table:table-cell office:value-type="string" calcext:value-type="string">
            <text:p>(242) 756 90 40</text:p>
          </table:table-cell>
          <table:table-cell office:value-type="string" calcext:value-type="string">
            <text:p>(242) 756 97 07</text:p>
          </table:table-cell>
          <table:table-cell office:value-type="string" calcext:value-type="string">
            <text:p>www.portriver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2];&quot;','&quot;;[.C142];&quot;','&quot;;[.I142];&quot;','&quot;;[.J142];&quot;','&quot;;[.K142];&quot;','','&quot;;[.D142];&quot;','&quot;;[.L142];&quot;','&quot;;[.M142];&quot;',&quot;;[.E142];&quot;,true,(select id from public.address where externalid=&quot;;REPLACE([.A142];1;9;&quot;&quot;);&quot;));&quot;)" office:value-type="string" office:string-value="insert into public.hotel(name, place, phone,fax,site,email,descr,vk,fb,stars,published,address_id) values('Port River Hotel Spa 5*','Турция, Средиземноморский регион, Сиде, Титрейенгёль','(242) 756 90 40','(242) 756 97 07','www.portriverhotel.com','','Пляжный, 3-я линия от моря, Городской, окраина','','',5,true,(select id from public.address where externalid=192283));" calcext:value-type="string">
            <text:p>insert into public.hotel(name, place, phone,fax,site,email,descr,vk,fb,stars,published,address_id) values('Port River Hotel Spa 5*','Турция, Средиземноморский регион, Сиде, Титрейенгёль','(242) 756 90 40','(242) 756 97 07','www.portriverhotel.com','','Пляжный, 3-я линия от моря, Городской, окраина','','',5,true,(select id from public.address where externalid=192283));</text:p>
          </table:table-cell>
          <table:table-cell table:formula="of:=CONCATENATE(&quot;(select id from hotel where externalid=&quot;;REPLACE([.A142];1;9;&quot;&quot;);&quot;)&quot;)" office:value-type="string" office:string-value="(select id from hotel where externalid=192283)" calcext:value-type="string">
            <text:p>(select id from hotel where externalid=192283)</text:p>
          </table:table-cell>
          <table:table-cell table:formula="of:=CONCATENATE(&quot;insert into public.address(country_id,settlementpart,streetpart,externalid) values((select id from public.country where name_ru='&quot;;[.F142];&quot;'),'&quot;;[.G142];&quot;','&quot; ;[.H142];&quot;',&quot;;REPLACE([.A142];1;9;&quot;&quot;);&quot;);&quot;)" office:value-type="string" office:string-value="insert into public.address(country_id,settlementpart,streetpart,externalid) values((select id from public.country where name_ru='Турция'),'Сиде','Titreyengol - Side Antalya Turkey',192283);" calcext:value-type="string">
            <text:p>insert into public.address(country_id,settlementpart,streetpart,externalid) values((select id from public.country where name_ru='Турция'),'Сиде','Titreyengol - Side Antalya Turkey',192283);</text:p>
          </table:table-cell>
          <table:table-cell/>
        </table:table-row>
        <table:table-row table:style-name="ro1">
          <table:table-cell office:value-type="string" calcext:value-type="string">
            <text:p>/hotel/al11456</text:p>
          </table:table-cell>
          <table:table-cell office:value-type="string" calcext:value-type="string">
            <text:p>Alva Donna Beach Resort Comfort 5*</text:p>
          </table:table-cell>
          <table:table-cell office:value-type="string" calcext:value-type="string">
            <text:p>Турция, Средиземноморский регион, Сиде</text:p>
          </table:table-cell>
          <table:table-cell office:value-type="string" calcext:value-type="string">
            <text:p>Частный отель, Пляжный, 1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Gündoğdu Mevkii P.K. 139 Çolaklı - Manavgat Antalya / TÜRKİYE</text:p>
          </table:table-cell>
          <table:table-cell office:value-type="string" calcext:value-type="string">
            <text:p>+90 242 763 73 00</text:p>
          </table:table-cell>
          <table:table-cell office:value-type="string" calcext:value-type="string">
            <text:p>+90 242 763 73 09</text:p>
          </table:table-cell>
          <table:table-cell office:value-type="string" calcext:value-type="string">
            <text:p>www.alvadonn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3];&quot;','&quot;;[.C143];&quot;','&quot;;[.I143];&quot;','&quot;;[.J143];&quot;','&quot;;[.K143];&quot;','','&quot;;[.D143];&quot;','&quot;;[.L143];&quot;','&quot;;[.M143];&quot;',&quot;;[.E143];&quot;,true,(select id from public.address where externalid=&quot;;REPLACE([.A143];1;9;&quot;&quot;);&quot;));&quot;)" office:value-type="string" office:string-value="insert into public.hotel(name, place, phone,fax,site,email,descr,vk,fb,stars,published,address_id) values('Alva Donna Beach Resort Comfort 5*','Турция, Средиземноморский регион, Сиде','+90 242 763 73 00','+90 242 763 73 09','www.alvadonna.com','','Частный отель, Пляжный, 1-я линия от моря, Городской, окраина','','',5,true,(select id from public.address where externalid=11456));" calcext:value-type="string">
            <text:p>insert into public.hotel(name, place, phone,fax,site,email,descr,vk,fb,stars,published,address_id) values('Alva Donna Beach Resort Comfort 5*','Турция, Средиземноморский регион, Сиде','+90 242 763 73 00','+90 242 763 73 09','www.alvadonna.com','','Частный отель, Пляжный, 1-я линия от моря, Городской, окраина','','',5,true,(select id from public.address where externalid=11456));</text:p>
          </table:table-cell>
          <table:table-cell table:formula="of:=CONCATENATE(&quot;(select id from hotel where externalid=&quot;;REPLACE([.A143];1;9;&quot;&quot;);&quot;)&quot;)" office:value-type="string" office:string-value="(select id from hotel where externalid=11456)" calcext:value-type="string">
            <text:p>(select id from hotel where externalid=11456)</text:p>
          </table:table-cell>
          <table:table-cell table:formula="of:=CONCATENATE(&quot;insert into public.address(country_id,settlementpart,streetpart,externalid) values((select id from public.country where name_ru='&quot;;[.F143];&quot;'),'&quot;;[.G143];&quot;','&quot; ;[.H143];&quot;',&quot;;REPLACE([.A143];1;9;&quot;&quot;);&quot;);&quot;)" office:value-type="string" office:string-value="insert into public.address(country_id,settlementpart,streetpart,externalid) values((select id from public.country where name_ru='Турция'),'Сиде','Gündoğdu Mevkii P.K. 139 Çolaklı - Manavgat Antalya / TÜRKİYE',11456);" calcext:value-type="string">
            <text:p>insert into public.address(country_id,settlementpart,streetpart,externalid) values((select id from public.country where name_ru='Турция'),'Сиде','Gündoğdu Mevkii P.K. 139 Çolaklı - Manavgat Antalya / TÜRKİYE',11456);</text:p>
          </table:table-cell>
          <table:table-cell/>
        </table:table-row>
        <table:table-row table:style-name="ro1">
          <table:table-cell office:value-type="string" calcext:value-type="string">
            <text:p>/hotel/al12585</text:p>
          </table:table-cell>
          <table:table-cell office:value-type="string" calcext:value-type="string">
            <text:p>Insula Resort &amp; Spa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СПА-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i Mah. Mustafa Kemal Bulvari No.6 Alanya Antalya Turkey</text:p>
          </table:table-cell>
          <table:table-cell office:value-type="string" calcext:value-type="string">
            <text:p>+90 242 565 20 95</text:p>
          </table:table-cell>
          <table:table-cell office:value-type="string" calcext:value-type="string">
            <text:p>+90 242 565 21 71</text:p>
          </table:table-cell>
          <table:table-cell office:value-type="string" calcext:value-type="string">
            <text:p>www.insula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4];&quot;','&quot;;[.C144];&quot;','&quot;;[.I144];&quot;','&quot;;[.J144];&quot;','&quot;;[.K144];&quot;','','&quot;;[.D144];&quot;','&quot;;[.L144];&quot;','&quot;;[.M144];&quot;',&quot;;[.E144];&quot;,true,(select id from public.address where externalid=&quot;;REPLACE([.A144];1;9;&quot;&quot;);&quot;));&quot;)" office:value-type="string" office:string-value="insert into public.hotel(name, place, phone,fax,site,email,descr,vk,fb,stars,published,address_id) values('Insula Resort &amp; Spa 5*','Турция, Средиземноморский регион, Аланья, Конаклы','+90 242 565 20 95','+90 242 565 21 71','www.insularesort.com','','СПА-отель, Пляжный, 1-я линия от моря','','',5,true,(select id from public.address where externalid=12585));" calcext:value-type="string">
            <text:p>insert into public.hotel(name, place, phone,fax,site,email,descr,vk,fb,stars,published,address_id) values('Insula Resort &amp; Spa 5*','Турция, Средиземноморский регион, Аланья, Конаклы','+90 242 565 20 95','+90 242 565 21 71','www.insularesort.com','','СПА-отель, Пляжный, 1-я линия от моря','','',5,true,(select id from public.address where externalid=12585));</text:p>
          </table:table-cell>
          <table:table-cell table:formula="of:=CONCATENATE(&quot;(select id from hotel where externalid=&quot;;REPLACE([.A144];1;9;&quot;&quot;);&quot;)&quot;)" office:value-type="string" office:string-value="(select id from hotel where externalid=12585)" calcext:value-type="string">
            <text:p>(select id from hotel where externalid=12585)</text:p>
          </table:table-cell>
          <table:table-cell table:formula="of:=CONCATENATE(&quot;insert into public.address(country_id,settlementpart,streetpart,externalid) values((select id from public.country where name_ru='&quot;;[.F144];&quot;'),'&quot;;[.G144];&quot;','&quot; ;[.H144];&quot;',&quot;;REPLACE([.A144];1;9;&quot;&quot;);&quot;);&quot;)" office:value-type="string" office:string-value="insert into public.address(country_id,settlementpart,streetpart,externalid) values((select id from public.country where name_ru='Турция'),'Аланья','Konakli Mah. Mustafa Kemal Bulvari No.6 Alanya Antalya Turkey',12585);" calcext:value-type="string">
            <text:p>insert into public.address(country_id,settlementpart,streetpart,externalid) values((select id from public.country where name_ru='Турция'),'Аланья','Konakli Mah. Mustafa Kemal Bulvari No.6 Alanya Antalya Turkey',12585);</text:p>
          </table:table-cell>
          <table:table-cell/>
        </table:table-row>
        <table:table-row table:style-name="ro1">
          <table:table-cell office:value-type="string" calcext:value-type="string">
            <text:p>/hotel/al16998</text:p>
          </table:table-cell>
          <table:table-cell office:value-type="string" calcext:value-type="string">
            <text:p>Zena Resort 5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Çamyuva Kemer Antalya Turkey</text:p>
          </table:table-cell>
          <table:table-cell office:value-type="string" calcext:value-type="string">
            <text:p>242 824 59 59</text:p>
          </table:table-cell>
          <table:table-cell office:value-type="string" calcext:value-type="string">
            <text:p>242 824 59 49</text:p>
          </table:table-cell>
          <table:table-cell office:value-type="string" calcext:value-type="string">
            <text:p>zenaresort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5];&quot;','&quot;;[.C145];&quot;','&quot;;[.I145];&quot;','&quot;;[.J145];&quot;','&quot;;[.K145];&quot;','','&quot;;[.D145];&quot;','&quot;;[.L145];&quot;','&quot;;[.M145];&quot;',&quot;;[.E145];&quot;,true,(select id from public.address where externalid=&quot;;REPLACE([.A145];1;9;&quot;&quot;);&quot;));&quot;)" office:value-type="string" office:string-value="insert into public.hotel(name, place, phone,fax,site,email,descr,vk,fb,stars,published,address_id) values('Zena Resort 5*','Турция, Средиземноморский регион, Кемер','242 824 59 59','242 824 59 49','zenaresort.com.tr','','Гостиница, Пляжный, 1-я линия от моря, Загородный, рядом','','',5,true,(select id from public.address where externalid=16998));" calcext:value-type="string">
            <text:p>insert into public.hotel(name, place, phone,fax,site,email,descr,vk,fb,stars,published,address_id) values('Zena Resort 5*','Турция, Средиземноморский регион, Кемер','242 824 59 59','242 824 59 49','zenaresort.com.tr','','Гостиница, Пляжный, 1-я линия от моря, Загородный, рядом','','',5,true,(select id from public.address where externalid=16998));</text:p>
          </table:table-cell>
          <table:table-cell table:formula="of:=CONCATENATE(&quot;(select id from hotel where externalid=&quot;;REPLACE([.A145];1;9;&quot;&quot;);&quot;)&quot;)" office:value-type="string" office:string-value="(select id from hotel where externalid=16998)" calcext:value-type="string">
            <text:p>(select id from hotel where externalid=16998)</text:p>
          </table:table-cell>
          <table:table-cell table:formula="of:=CONCATENATE(&quot;insert into public.address(country_id,settlementpart,streetpart,externalid) values((select id from public.country where name_ru='&quot;;[.F145];&quot;'),'&quot;;[.G145];&quot;','&quot; ;[.H145];&quot;',&quot;;REPLACE([.A145];1;9;&quot;&quot;);&quot;);&quot;)" office:value-type="string" office:string-value="insert into public.address(country_id,settlementpart,streetpart,externalid) values((select id from public.country where name_ru='Турция'),'Кемер','Çamyuva Kemer Antalya Turkey',16998);" calcext:value-type="string">
            <text:p>insert into public.address(country_id,settlementpart,streetpart,externalid) values((select id from public.country where name_ru='Турция'),'Кемер','Çamyuva Kemer Antalya Turkey',16998);</text:p>
          </table:table-cell>
          <table:table-cell/>
        </table:table-row>
        <table:table-row table:style-name="ro1">
          <table:table-cell office:value-type="string" calcext:value-type="string">
            <text:p>/hotel/al9698</text:p>
          </table:table-cell>
          <table:table-cell office:value-type="string" calcext:value-type="string">
            <text:p>Festival Shedwan Golden Beach Resort (закрыт) 3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El Kornesh Road,Down Town, Египет</text:p>
          </table:table-cell>
          <table:table-cell office:value-type="string" calcext:value-type="string">
            <text:p>+20 653 548611</text:p>
          </table:table-cell>
          <table:table-cell office:value-type="string" calcext:value-type="string">
            <text:p>+20 653 48614</text:p>
          </table:table-cell>
          <table:table-cell office:value-type="string" calcext:value-type="string">
            <text:p>festivalhotels.direct-reservation.net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6];&quot;','&quot;;[.C146];&quot;','&quot;;[.I146];&quot;','&quot;;[.J146];&quot;','&quot;;[.K146];&quot;','','&quot;;[.D146];&quot;','&quot;;[.L146];&quot;','&quot;;[.M146];&quot;',&quot;;[.E146];&quot;,true,(select id from public.address where externalid=&quot;;REPLACE([.A146];1;9;&quot;&quot;);&quot;));&quot;)" office:value-type="string" office:string-value="insert into public.hotel(name, place, phone,fax,site,email,descr,vk,fb,stars,published,address_id) values('Festival Shedwan Golden Beach Resort (закрыт) 3*','Египет, Мухафаза Красное Море, Хургада','+20 653 548611','+20 653 48614','festivalhotels.direct-reservation.net','','Гостиничный комплекс, Пляжный, 1-я линия от моря','','',3,true,(select id from public.address where externalid=9698));" calcext:value-type="string">
            <text:p>insert into public.hotel(name, place, phone,fax,site,email,descr,vk,fb,stars,published,address_id) values('Festival Shedwan Golden Beach Resort (закрыт) 3*','Египет, Мухафаза Красное Море, Хургада','+20 653 548611','+20 653 48614','festivalhotels.direct-reservation.net','','Гостиничный комплекс, Пляжный, 1-я линия от моря','','',3,true,(select id from public.address where externalid=9698));</text:p>
          </table:table-cell>
          <table:table-cell table:formula="of:=CONCATENATE(&quot;(select id from hotel where externalid=&quot;;REPLACE([.A146];1;9;&quot;&quot;);&quot;)&quot;)" office:value-type="string" office:string-value="(select id from hotel where externalid=9698)" calcext:value-type="string">
            <text:p>(select id from hotel where externalid=9698)</text:p>
          </table:table-cell>
          <table:table-cell table:formula="of:=CONCATENATE(&quot;insert into public.address(country_id,settlementpart,streetpart,externalid) values((select id from public.country where name_ru='&quot;;[.F146];&quot;'),'&quot;;[.G146];&quot;','&quot; ;[.H146];&quot;',&quot;;REPLACE([.A146];1;9;&quot;&quot;);&quot;);&quot;)" office:value-type="string" office:string-value="insert into public.address(country_id,settlementpart,streetpart,externalid) values((select id from public.country where name_ru='Египет'),'Хургада','El Kornesh Road,Down Town, Египет',9698);" calcext:value-type="string">
            <text:p>insert into public.address(country_id,settlementpart,streetpart,externalid) values((select id from public.country where name_ru='Египет'),'Хургада','El Kornesh Road,Down Town, Египет',9698);</text:p>
          </table:table-cell>
          <table:table-cell/>
        </table:table-row>
        <table:table-row table:style-name="ro1">
          <table:table-cell office:value-type="string" calcext:value-type="string">
            <text:p>/hotel/al5614</text:p>
          </table:table-cell>
          <table:table-cell office:value-type="string" calcext:value-type="string">
            <text:p>Cesars Resort 5*</text:p>
          </table:table-cell>
          <table:table-cell office:value-type="string" calcext:value-type="string">
            <text:p>Турция, Средиземноморский регион, Сиде, Кумкёй</text:p>
          </table:table-cell>
          <table:table-cell office:value-type="string" calcext:value-type="string">
            <text:p>Гостиница, Пляжный, 1-я линия от моря, Городской, цент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Ilıca mh 277 sk no:9 Kumköy Mevkii Side / Manavgat / ANTALYA</text:p>
          </table:table-cell>
          <table:table-cell office:value-type="string" calcext:value-type="string">
            <text:p>90 242 756 05 05</text:p>
          </table:table-cell>
          <table:table-cell office:value-type="string" calcext:value-type="string">
            <text:p>90 242 756 05 33</text:p>
          </table:table-cell>
          <table:table-cell office:value-type="string" calcext:value-type="string">
            <text:p>www.cesar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7];&quot;','&quot;;[.C147];&quot;','&quot;;[.I147];&quot;','&quot;;[.J147];&quot;','&quot;;[.K147];&quot;','','&quot;;[.D147];&quot;','&quot;;[.L147];&quot;','&quot;;[.M147];&quot;',&quot;;[.E147];&quot;,true,(select id from public.address where externalid=&quot;;REPLACE([.A147];1;9;&quot;&quot;);&quot;));&quot;)" office:value-type="string" office:string-value="insert into public.hotel(name, place, phone,fax,site,email,descr,vk,fb,stars,published,address_id) values('Cesars Resort 5*','Турция, Средиземноморский регион, Сиде, Кумкёй','90 242 756 05 05','90 242 756 05 33','www.cesars.com.tr','','Гостиница, Пляжный, 1-я линия от моря, Городской, центр','','',5,true,(select id from public.address where externalid=5614));" calcext:value-type="string">
            <text:p>insert into public.hotel(name, place, phone,fax,site,email,descr,vk,fb,stars,published,address_id) values('Cesars Resort 5*','Турция, Средиземноморский регион, Сиде, Кумкёй','90 242 756 05 05','90 242 756 05 33','www.cesars.com.tr','','Гостиница, Пляжный, 1-я линия от моря, Городской, центр','','',5,true,(select id from public.address where externalid=5614));</text:p>
          </table:table-cell>
          <table:table-cell table:formula="of:=CONCATENATE(&quot;(select id from hotel where externalid=&quot;;REPLACE([.A147];1;9;&quot;&quot;);&quot;)&quot;)" office:value-type="string" office:string-value="(select id from hotel where externalid=5614)" calcext:value-type="string">
            <text:p>(select id from hotel where externalid=5614)</text:p>
          </table:table-cell>
          <table:table-cell table:formula="of:=CONCATENATE(&quot;insert into public.address(country_id,settlementpart,streetpart,externalid) values((select id from public.country where name_ru='&quot;;[.F147];&quot;'),'&quot;;[.G147];&quot;','&quot; ;[.H147];&quot;',&quot;;REPLACE([.A147];1;9;&quot;&quot;);&quot;);&quot;)" office:value-type="string" office:string-value="insert into public.address(country_id,settlementpart,streetpart,externalid) values((select id from public.country where name_ru='Турция'),'Сиде','Ilıca mh 277 sk no:9 Kumköy Mevkii Side / Manavgat / ANTALYA',5614);" calcext:value-type="string">
            <text:p>insert into public.address(country_id,settlementpart,streetpart,externalid) values((select id from public.country where name_ru='Турция'),'Сиде','Ilıca mh 277 sk no:9 Kumköy Mevkii Side / Manavgat / ANTALYA',5614);</text:p>
          </table:table-cell>
          <table:table-cell/>
        </table:table-row>
        <table:table-row table:style-name="ro1">
          <table:table-cell office:value-type="string" calcext:value-type="string">
            <text:p>/hotel/al1435</text:p>
          </table:table-cell>
          <table:table-cell office:value-type="string" calcext:value-type="string">
            <text:p>Pattaya Park Beach Resort 3*</text:p>
          </table:table-cell>
          <table:table-cell office:value-type="string" calcext:value-type="string">
            <text:p>Таиланд, Восточный регион, Паттайя, Паттайя Сити</text:p>
          </table:table-cell>
          <table:table-cell office:value-type="string" calcext:value-type="string">
            <text:p>Гостиничный комплекс, Городской, близко к центру, Пляжный, через дорог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345 Jomtien Beach, Pattaya City, Chonburi 20150 Thailand</text:p>
          </table:table-cell>
          <table:table-cell office:value-type="string" calcext:value-type="string">
            <text:p>(66-038)251201-8, (66-038)364110-20</text:p>
          </table:table-cell>
          <table:table-cell office:value-type="string" calcext:value-type="string">
            <text:p>(66-038)364129, (66-038)251209</text:p>
          </table:table-cell>
          <table:table-cell office:value-type="string" calcext:value-type="string">
            <text:p>www.pattayapark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8];&quot;','&quot;;[.C148];&quot;','&quot;;[.I148];&quot;','&quot;;[.J148];&quot;','&quot;;[.K148];&quot;','','&quot;;[.D148];&quot;','&quot;;[.L148];&quot;','&quot;;[.M148];&quot;',&quot;;[.E148];&quot;,true,(select id from public.address where externalid=&quot;;REPLACE([.A148];1;9;&quot;&quot;);&quot;));&quot;)" office:value-type="string" office:string-value="insert into public.hotel(name, place, phone,fax,site,email,descr,vk,fb,stars,published,address_id) values('Pattaya Park Beach Resort 3*','Таиланд, Восточный регион, Паттайя, Паттайя Сити','(66-038)251201-8, (66-038)364110-20','(66-038)364129, (66-038)251209','www.pattayapark.com','','Гостиничный комплекс, Городской, близко к центру, Пляжный, через дорогу','','',3,true,(select id from public.address where externalid=1435));" calcext:value-type="string">
            <text:p>insert into public.hotel(name, place, phone,fax,site,email,descr,vk,fb,stars,published,address_id) values('Pattaya Park Beach Resort 3*','Таиланд, Восточный регион, Паттайя, Паттайя Сити','(66-038)251201-8, (66-038)364110-20','(66-038)364129, (66-038)251209','www.pattayapark.com','','Гостиничный комплекс, Городской, близко к центру, Пляжный, через дорогу','','',3,true,(select id from public.address where externalid=1435));</text:p>
          </table:table-cell>
          <table:table-cell table:formula="of:=CONCATENATE(&quot;(select id from hotel where externalid=&quot;;REPLACE([.A148];1;9;&quot;&quot;);&quot;)&quot;)" office:value-type="string" office:string-value="(select id from hotel where externalid=1435)" calcext:value-type="string">
            <text:p>(select id from hotel where externalid=1435)</text:p>
          </table:table-cell>
          <table:table-cell table:formula="of:=CONCATENATE(&quot;insert into public.address(country_id,settlementpart,streetpart,externalid) values((select id from public.country where name_ru='&quot;;[.F148];&quot;'),'&quot;;[.G148];&quot;','&quot; ;[.H148];&quot;',&quot;;REPLACE([.A148];1;9;&quot;&quot;);&quot;);&quot;)" office:value-type="string" office:string-value="insert into public.address(country_id,settlementpart,streetpart,externalid) values((select id from public.country where name_ru='Таиланд'),'Паттайя','345 Jomtien Beach, Pattaya City, Chonburi 20150 Thailand',1435);" calcext:value-type="string">
            <text:p>insert into public.address(country_id,settlementpart,streetpart,externalid) values((select id from public.country where name_ru='Таиланд'),'Паттайя','345 Jomtien Beach, Pattaya City, Chonburi 20150 Thailand',1435);</text:p>
          </table:table-cell>
          <table:table-cell/>
        </table:table-row>
        <table:table-row table:style-name="ro1">
          <table:table-cell office:value-type="string" calcext:value-type="string">
            <text:p>/hotel/al2414</text:p>
          </table:table-cell>
          <table:table-cell office:value-type="string" calcext:value-type="string">
            <text:p>Adora Golf Resort Hotel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Uckumtepesi Mevkii Belek Antalya 07500</text:p>
          </table:table-cell>
          <table:table-cell office:value-type="string" calcext:value-type="string">
            <text:p>+90 242 725 40 51</text:p>
          </table:table-cell>
          <table:table-cell office:value-type="string" calcext:value-type="string">
            <text:p>+90 242 725 40 71</text:p>
          </table:table-cell>
          <table:table-cell office:value-type="string" calcext:value-type="string">
            <text:p>www.adora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49];&quot;','&quot;;[.C149];&quot;','&quot;;[.I149];&quot;','&quot;;[.J149];&quot;','&quot;;[.K149];&quot;','','&quot;;[.D149];&quot;','&quot;;[.L149];&quot;','&quot;;[.M149];&quot;',&quot;;[.E149];&quot;,true,(select id from public.address where externalid=&quot;;REPLACE([.A149];1;9;&quot;&quot;);&quot;));&quot;)" office:value-type="string" office:string-value="insert into public.hotel(name, place, phone,fax,site,email,descr,vk,fb,stars,published,address_id) values('Adora Golf Resort Hotel 5*','Турция, Средиземноморский регион, Белек, Белек-центр','+90 242 725 40 51','+90 242 725 40 71','www.adora.com.tr','','Гостиница, Пляжный, 1-я линия от моря, Загородный, близко','','',5,true,(select id from public.address where externalid=2414));" calcext:value-type="string">
            <text:p>insert into public.hotel(name, place, phone,fax,site,email,descr,vk,fb,stars,published,address_id) values('Adora Golf Resort Hotel 5*','Турция, Средиземноморский регион, Белек, Белек-центр','+90 242 725 40 51','+90 242 725 40 71','www.adora.com.tr','','Гостиница, Пляжный, 1-я линия от моря, Загородный, близко','','',5,true,(select id from public.address where externalid=2414));</text:p>
          </table:table-cell>
          <table:table-cell table:formula="of:=CONCATENATE(&quot;(select id from hotel where externalid=&quot;;REPLACE([.A149];1;9;&quot;&quot;);&quot;)&quot;)" office:value-type="string" office:string-value="(select id from hotel where externalid=2414)" calcext:value-type="string">
            <text:p>(select id from hotel where externalid=2414)</text:p>
          </table:table-cell>
          <table:table-cell table:formula="of:=CONCATENATE(&quot;insert into public.address(country_id,settlementpart,streetpart,externalid) values((select id from public.country where name_ru='&quot;;[.F149];&quot;'),'&quot;;[.G149];&quot;','&quot; ;[.H149];&quot;',&quot;;REPLACE([.A149];1;9;&quot;&quot;);&quot;);&quot;)" office:value-type="string" office:string-value="insert into public.address(country_id,settlementpart,streetpart,externalid) values((select id from public.country where name_ru='Турция'),'Белек','Uckumtepesi Mevkii Belek Antalya 07500',2414);" calcext:value-type="string">
            <text:p>insert into public.address(country_id,settlementpart,streetpart,externalid) values((select id from public.country where name_ru='Турция'),'Белек','Uckumtepesi Mevkii Belek Antalya 07500',2414);</text:p>
          </table:table-cell>
          <table:table-cell/>
        </table:table-row>
        <table:table-row table:style-name="ro1">
          <table:table-cell office:value-type="string" calcext:value-type="string">
            <text:p>/hotel/al28007</text:p>
          </table:table-cell>
          <table:table-cell office:value-type="string" calcext:value-type="string">
            <text:p>Transatlantik Hotel &amp; Spa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umhuriyet Mah. Ataturk Cad. Goynuk/Kemer / Antalya / TURKEY</text:p>
          </table:table-cell>
          <table:table-cell office:value-type="string" calcext:value-type="string">
            <text:p>+90 242 524 55 24</text:p>
          </table:table-cell>
          <table:table-cell/>
          <table:table-cell office:value-type="string" calcext:value-type="string">
            <text:p>www.armashotels.com</text:p>
          </table:table-cell>
          <table:table-cell/>
          <table:table-cell office:value-type="string" calcext:value-type="string">
            <text:p>https://www.facebook.com/TransAtlantikHotel/</text:p>
          </table:table-cell>
          <table:table-cell table:formula="of:=CONCATENATE(&quot;insert into public.hotel(name, place, phone,fax,site,email,descr,vk,fb,stars,published,address_id) values('&quot;;[.B150];&quot;','&quot;;[.C150];&quot;','&quot;;[.I150];&quot;','&quot;;[.J150];&quot;','&quot;;[.K150];&quot;','','&quot;;[.D150];&quot;','&quot;;[.L150];&quot;','&quot;;[.M150];&quot;',&quot;;[.E150];&quot;,true,(select id from public.address where externalid=&quot;;REPLACE([.A150];1;9;&quot;&quot;);&quot;));&quot;)" office:value-type="string" office:string-value="insert into public.hotel(name, place, phone,fax,site,email,descr,vk,fb,stars,published,address_id) values('Transatlantik Hotel &amp; Spa 5*','Турция, Средиземноморский регион, Кемер, Гёйнюк','+90 242 524 55 24','','www.armashotels.com','','Гостиница, Загородный, рядом','','https://www.facebook.com/TransAtlantikHotel/',5,true,(select id from public.address where externalid=28007));" calcext:value-type="string">
            <text:p>insert into public.hotel(name, place, phone,fax,site,email,descr,vk,fb,stars,published,address_id) values('Transatlantik Hotel &amp; Spa 5*','Турция, Средиземноморский регион, Кемер, Гёйнюк','+90 242 524 55 24','','www.armashotels.com','','Гостиница, Загородный, рядом','','https://www.facebook.com/TransAtlantikHotel/',5,true,(select id from public.address where externalid=28007));</text:p>
          </table:table-cell>
          <table:table-cell table:formula="of:=CONCATENATE(&quot;(select id from hotel where externalid=&quot;;REPLACE([.A150];1;9;&quot;&quot;);&quot;)&quot;)" office:value-type="string" office:string-value="(select id from hotel where externalid=28007)" calcext:value-type="string">
            <text:p>(select id from hotel where externalid=28007)</text:p>
          </table:table-cell>
          <table:table-cell table:formula="of:=CONCATENATE(&quot;insert into public.address(country_id,settlementpart,streetpart,externalid) values((select id from public.country where name_ru='&quot;;[.F150];&quot;'),'&quot;;[.G150];&quot;','&quot; ;[.H150];&quot;',&quot;;REPLACE([.A150];1;9;&quot;&quot;);&quot;);&quot;)" office:value-type="string" office:string-value="insert into public.address(country_id,settlementpart,streetpart,externalid) values((select id from public.country where name_ru='Турция'),'Кемер','Cumhuriyet Mah. Ataturk Cad. Goynuk/Kemer / Antalya / TURKEY',28007);" calcext:value-type="string">
            <text:p>insert into public.address(country_id,settlementpart,streetpart,externalid) values((select id from public.country where name_ru='Турция'),'Кемер','Cumhuriyet Mah. Ataturk Cad. Goynuk/Kemer / Antalya / TURKEY',28007);</text:p>
          </table:table-cell>
          <table:table-cell/>
        </table:table-row>
        <table:table-row table:style-name="ro1">
          <table:table-cell office:value-type="string" calcext:value-type="string">
            <text:p>/hotel/al12586</text:p>
          </table:table-cell>
          <table:table-cell office:value-type="string" calcext:value-type="string">
            <text:p>Crystal Paraiso Verde Resort &amp; Spa 5*</text:p>
          </table:table-cell>
          <table:table-cell office:value-type="string" calcext:value-type="string">
            <text:p>Турция, Средиземноморский регион, Белек, Богазкент</text:p>
          </table:table-cell>
          <table:table-cell office:value-type="string" calcext:value-type="string">
            <text:p>Гостиница, Пляжный, 2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Белек Богазкент Мевки СЕРИК/АНТАЛЬЯ</text:p>
          </table:table-cell>
          <table:table-cell office:value-type="string" calcext:value-type="string">
            <text:p>+ 90 242 731 07 43</text:p>
          </table:table-cell>
          <table:table-cell office:value-type="string" calcext:value-type="string">
            <text:p>+ 90 242 731 07 42</text:p>
          </table:table-cell>
          <table:table-cell office:value-type="string" calcext:value-type="string">
            <text:p>www.crystalhotels.com.tr</text:p>
          </table:table-cell>
          <table:table-cell office:value-type="string" calcext:value-type="string">
            <text:p>https://vk.com/crystalhotels</text:p>
          </table:table-cell>
          <table:table-cell office:value-type="string" calcext:value-type="string">
            <text:p>https://www.facebook.com/CrystalParaisoVerde</text:p>
          </table:table-cell>
          <table:table-cell table:formula="of:=CONCATENATE(&quot;insert into public.hotel(name, place, phone,fax,site,email,descr,vk,fb,stars,published,address_id) values('&quot;;[.B151];&quot;','&quot;;[.C151];&quot;','&quot;;[.I151];&quot;','&quot;;[.J151];&quot;','&quot;;[.K151];&quot;','','&quot;;[.D151];&quot;','&quot;;[.L151];&quot;','&quot;;[.M151];&quot;',&quot;;[.E151];&quot;,true,(select id from public.address where externalid=&quot;;REPLACE([.A151];1;9;&quot;&quot;);&quot;));&quot;)" office:value-type="string" office:string-value="insert into public.hotel(name, place, phone,fax,site,email,descr,vk,fb,stars,published,address_id) values('Crystal Paraiso Verde Resort &amp; Spa 5*','Турция, Средиземноморский регион, Белек, Богазкент','+ 90 242 731 07 43','+ 90 242 731 07 42','www.crystalhotels.com.tr','','Гостиница, Пляжный, 2-я линия от моря, Загородный, близко','https://vk.com/crystalhotels','https://www.facebook.com/CrystalParaisoVerde',5,true,(select id from public.address where externalid=12586));" calcext:value-type="string">
            <text:p>insert into public.hotel(name, place, phone,fax,site,email,descr,vk,fb,stars,published,address_id) values('Crystal Paraiso Verde Resort &amp; Spa 5*','Турция, Средиземноморский регион, Белек, Богазкент','+ 90 242 731 07 43','+ 90 242 731 07 42','www.crystalhotels.com.tr','','Гостиница, Пляжный, 2-я линия от моря, Загородный, близко','https://vk.com/crystalhotels','https://www.facebook.com/CrystalParaisoVerde',5,true,(select id from public.address where externalid=12586));</text:p>
          </table:table-cell>
          <table:table-cell table:formula="of:=CONCATENATE(&quot;(select id from hotel where externalid=&quot;;REPLACE([.A151];1;9;&quot;&quot;);&quot;)&quot;)" office:value-type="string" office:string-value="(select id from hotel where externalid=12586)" calcext:value-type="string">
            <text:p>(select id from hotel where externalid=12586)</text:p>
          </table:table-cell>
          <table:table-cell table:formula="of:=CONCATENATE(&quot;insert into public.address(country_id,settlementpart,streetpart,externalid) values((select id from public.country where name_ru='&quot;;[.F151];&quot;'),'&quot;;[.G151];&quot;','&quot; ;[.H151];&quot;',&quot;;REPLACE([.A151];1;9;&quot;&quot;);&quot;);&quot;)" office:value-type="string" office:string-value="insert into public.address(country_id,settlementpart,streetpart,externalid) values((select id from public.country where name_ru='Турция'),'Белек','Белек Богазкент Мевки СЕРИК/АНТАЛЬЯ',12586);" calcext:value-type="string">
            <text:p>insert into public.address(country_id,settlementpart,streetpart,externalid) values((select id from public.country where name_ru='Турция'),'Белек','Белек Богазкент Мевки СЕРИК/АНТАЛЬЯ',12586);</text:p>
          </table:table-cell>
          <table:table-cell/>
        </table:table-row>
        <table:table-row table:style-name="ro1">
          <table:table-cell office:value-type="string" calcext:value-type="string">
            <text:p>/hotel/al127359</text:p>
          </table:table-cell>
          <table:table-cell office:value-type="string" calcext:value-type="string">
            <text:p>Sharming Inn Hotel 4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ц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fanar street, Hadaba Um el sid, Sharm El Sheikh</text:p>
          </table:table-cell>
          <table:table-cell office:value-type="string" calcext:value-type="string">
            <text:p>2 069 3662814</text:p>
          </table:table-cell>
          <table:table-cell office:value-type="string" calcext:value-type="string">
            <text:p>2 069 3662818</text:p>
          </table:table-cell>
          <table:table-cell office:value-type="string" calcext:value-type="string">
            <text:p>www.sharminginn.com</text:p>
          </table:table-cell>
          <table:table-cell office:value-type="string" calcext:value-type="string">
            <text:p>http://vk.com/club77560012</text:p>
          </table:table-cell>
          <table:table-cell office:value-type="string" calcext:value-type="string">
            <text:p>https://www.facebook.com/sharminginn</text:p>
          </table:table-cell>
          <table:table-cell table:formula="of:=CONCATENATE(&quot;insert into public.hotel(name, place, phone,fax,site,email,descr,vk,fb,stars,published,address_id) values('&quot;;[.B152];&quot;','&quot;;[.C152];&quot;','&quot;;[.I152];&quot;','&quot;;[.J152];&quot;','&quot;;[.K152];&quot;','','&quot;;[.D152];&quot;','&quot;;[.L152];&quot;','&quot;;[.M152];&quot;',&quot;;[.E152];&quot;,true,(select id from public.address where externalid=&quot;;REPLACE([.A152];1;9;&quot;&quot;);&quot;));&quot;)" office:value-type="string" office:string-value="insert into public.hotel(name, place, phone,fax,site,email,descr,vk,fb,stars,published,address_id) values('Sharming Inn Hotel 4*','Египет, Мухафаза Южный Синай, Шарм-Эль-Шейх, Рас Ум Эль Сид','2 069 3662814','2 069 3662818','www.sharminginn.com','','Гостиница','http://vk.com/club77560012','https://www.facebook.com/sharminginn',4,true,(select id from public.address where externalid=127359));" calcext:value-type="string">
            <text:p>insert into public.hotel(name, place, phone,fax,site,email,descr,vk,fb,stars,published,address_id) values('Sharming Inn Hotel 4*','Египет, Мухафаза Южный Синай, Шарм-Эль-Шейх, Рас Ум Эль Сид','2 069 3662814','2 069 3662818','www.sharminginn.com','','Гостиница','http://vk.com/club77560012','https://www.facebook.com/sharminginn',4,true,(select id from public.address where externalid=127359));</text:p>
          </table:table-cell>
          <table:table-cell table:formula="of:=CONCATENATE(&quot;(select id from hotel where externalid=&quot;;REPLACE([.A152];1;9;&quot;&quot;);&quot;)&quot;)" office:value-type="string" office:string-value="(select id from hotel where externalid=127359)" calcext:value-type="string">
            <text:p>(select id from hotel where externalid=127359)</text:p>
          </table:table-cell>
          <table:table-cell table:formula="of:=CONCATENATE(&quot;insert into public.address(country_id,settlementpart,streetpart,externalid) values((select id from public.country where name_ru='&quot;;[.F152];&quot;'),'&quot;;[.G152];&quot;','&quot; ;[.H152];&quot;',&quot;;REPLACE([.A152];1;9;&quot;&quot;);&quot;);&quot;)" office:value-type="string" office:string-value="insert into public.address(country_id,settlementpart,streetpart,externalid) values((select id from public.country where name_ru='Египет'),'Шарм-Эль-Шейх','fanar street, Hadaba Um el sid, Sharm El Sheikh',127359);" calcext:value-type="string">
            <text:p>insert into public.address(country_id,settlementpart,streetpart,externalid) values((select id from public.country where name_ru='Египет'),'Шарм-Эль-Шейх','fanar street, Hadaba Um el sid, Sharm El Sheikh',127359);</text:p>
          </table:table-cell>
          <table:table-cell/>
        </table:table-row>
        <table:table-row table:style-name="ro1">
          <table:table-cell office:value-type="string" calcext:value-type="string">
            <text:p>/hotel/al4306</text:p>
          </table:table-cell>
          <table:table-cell office:value-type="string" calcext:value-type="string">
            <text:p>TUI FUN&amp;SUN Club Saphire 5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Tekirova - Kemer 07995 Antalya - TURKEY</text:p>
          </table:table-cell>
          <table:table-cell office:value-type="string" calcext:value-type="string">
            <text:p>(+90-242) 821 46 00</text:p>
          </table:table-cell>
          <table:table-cell office:value-type="string" calcext:value-type="string">
            <text:p>(+90 - 242) 821 46 09</text:p>
          </table:table-cell>
          <table:table-cell office:value-type="string" calcext:value-type="string">
            <text:p>www.larissahotels.com</text:p>
          </table:table-cell>
          <table:table-cell/>
          <table:table-cell office:value-type="string" calcext:value-type="string">
            <text:p>https://www.facebook.com/TUIFUNSUN</text:p>
          </table:table-cell>
          <table:table-cell table:formula="of:=CONCATENATE(&quot;insert into public.hotel(name, place, phone,fax,site,email,descr,vk,fb,stars,published,address_id) values('&quot;;[.B153];&quot;','&quot;;[.C153];&quot;','&quot;;[.I153];&quot;','&quot;;[.J153];&quot;','&quot;;[.K153];&quot;','','&quot;;[.D153];&quot;','&quot;;[.L153];&quot;','&quot;;[.M153];&quot;',&quot;;[.E153];&quot;,true,(select id from public.address where externalid=&quot;;REPLACE([.A153];1;9;&quot;&quot;);&quot;));&quot;)" office:value-type="string" office:string-value="insert into public.hotel(name, place, phone,fax,site,email,descr,vk,fb,stars,published,address_id) values('TUI FUN&amp;SUN Club Saphire 5*','Турция, Средиземноморский регион, Кемер, Текирова','(+90-242) 821 46 00','(+90 - 242) 821 46 09','www.larissahotels.com','','Гостиница, Пляжный, 1-я линия от моря','','https://www.facebook.com/TUIFUNSUN',5,true,(select id from public.address where externalid=4306));" calcext:value-type="string">
            <text:p>insert into public.hotel(name, place, phone,fax,site,email,descr,vk,fb,stars,published,address_id) values('TUI FUN&amp;SUN Club Saphire 5*','Турция, Средиземноморский регион, Кемер, Текирова','(+90-242) 821 46 00','(+90 - 242) 821 46 09','www.larissahotels.com','','Гостиница, Пляжный, 1-я линия от моря','','https://www.facebook.com/TUIFUNSUN',5,true,(select id from public.address where externalid=4306));</text:p>
          </table:table-cell>
          <table:table-cell table:formula="of:=CONCATENATE(&quot;(select id from hotel where externalid=&quot;;REPLACE([.A153];1;9;&quot;&quot;);&quot;)&quot;)" office:value-type="string" office:string-value="(select id from hotel where externalid=4306)" calcext:value-type="string">
            <text:p>(select id from hotel where externalid=4306)</text:p>
          </table:table-cell>
          <table:table-cell table:formula="of:=CONCATENATE(&quot;insert into public.address(country_id,settlementpart,streetpart,externalid) values((select id from public.country where name_ru='&quot;;[.F153];&quot;'),'&quot;;[.G153];&quot;','&quot; ;[.H153];&quot;',&quot;;REPLACE([.A153];1;9;&quot;&quot;);&quot;);&quot;)" office:value-type="string" office:string-value="insert into public.address(country_id,settlementpart,streetpart,externalid) values((select id from public.country where name_ru='Турция'),'Кемер','Tekirova - Kemer 07995 Antalya - TURKEY',4306);" calcext:value-type="string">
            <text:p>insert into public.address(country_id,settlementpart,streetpart,externalid) values((select id from public.country where name_ru='Турция'),'Кемер','Tekirova - Kemer 07995 Antalya - TURKEY',4306);</text:p>
          </table:table-cell>
          <table:table-cell/>
        </table:table-row>
        <table:table-row table:style-name="ro1">
          <table:table-cell office:value-type="string" calcext:value-type="string">
            <text:p>/hotel/al101755</text:p>
          </table:table-cell>
          <table:table-cell office:value-type="string" calcext:value-type="string">
            <text:p>Senza The Inn Resort &amp; Spa 5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Turkler Turizm Merkezi, Алания 07490, Турция</text:p>
          </table:table-cell>
          <table:table-cell office:value-type="float" office:value="902425376537" calcext:value-type="float">
            <text:p>902425376537</text:p>
          </table:table-cell>
          <table:table-cell office:value-type="string" calcext:value-type="string">
            <text:p>+ 90 242 537 6 501</text:p>
          </table:table-cell>
          <table:table-cell office:value-type="string" calcext:value-type="string">
            <text:p>theinn.senz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54];&quot;','&quot;;[.C154];&quot;','&quot;;[.I154];&quot;','&quot;;[.J154];&quot;','&quot;;[.K154];&quot;','','&quot;;[.D154];&quot;','&quot;;[.L154];&quot;','&quot;;[.M154];&quot;',&quot;;[.E154];&quot;,true,(select id from public.address where externalid=&quot;;REPLACE([.A154];1;9;&quot;&quot;);&quot;));&quot;)" office:value-type="string" office:string-value="insert into public.hotel(name, place, phone,fax,site,email,descr,vk,fb,stars,published,address_id) values('Senza The Inn Resort &amp; Spa 5*','Турция, Средиземноморский регион, Аланья','902425376537','+ 90 242 537 6 501','theinn.senzahotels.com','','Гостиница, Пляжный, 2-я линия от моря, Загородный, рядом','','',5,true,(select id from public.address where externalid=101755));" calcext:value-type="string">
            <text:p>insert into public.hotel(name, place, phone,fax,site,email,descr,vk,fb,stars,published,address_id) values('Senza The Inn Resort &amp; Spa 5*','Турция, Средиземноморский регион, Аланья','902425376537','+ 90 242 537 6 501','theinn.senzahotels.com','','Гостиница, Пляжный, 2-я линия от моря, Загородный, рядом','','',5,true,(select id from public.address where externalid=101755));</text:p>
          </table:table-cell>
          <table:table-cell table:formula="of:=CONCATENATE(&quot;(select id from hotel where externalid=&quot;;REPLACE([.A154];1;9;&quot;&quot;);&quot;)&quot;)" office:value-type="string" office:string-value="(select id from hotel where externalid=101755)" calcext:value-type="string">
            <text:p>(select id from hotel where externalid=101755)</text:p>
          </table:table-cell>
          <table:table-cell table:formula="of:=CONCATENATE(&quot;insert into public.address(country_id,settlementpart,streetpart,externalid) values((select id from public.country where name_ru='&quot;;[.F154];&quot;'),'&quot;;[.G154];&quot;','&quot; ;[.H154];&quot;',&quot;;REPLACE([.A154];1;9;&quot;&quot;);&quot;);&quot;)" office:value-type="string" office:string-value="insert into public.address(country_id,settlementpart,streetpart,externalid) values((select id from public.country where name_ru='Турция'),'Аланья','Turkler Turizm Merkezi, Алания 07490, Турция',101755);" calcext:value-type="string">
            <text:p>insert into public.address(country_id,settlementpart,streetpart,externalid) values((select id from public.country where name_ru='Турция'),'Аланья','Turkler Turizm Merkezi, Алания 07490, Турция',101755);</text:p>
          </table:table-cell>
          <table:table-cell/>
        </table:table-row>
        <table:table-row table:style-name="ro1">
          <table:table-cell office:value-type="string" calcext:value-type="string">
            <text:p>/hotel/al5054</text:p>
          </table:table-cell>
          <table:table-cell office:value-type="string" calcext:value-type="string">
            <text:p>Grand Oasis Resort 4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.O Box 226, Sharks Bay, Sharm El Sheikh, South Sinai</text:p>
          </table:table-cell>
          <table:table-cell office:value-type="string" calcext:value-type="string">
            <text:p>+2 069 360 3 930 /1/3/4</text:p>
          </table:table-cell>
          <table:table-cell office:value-type="string" calcext:value-type="string">
            <text:p>+20 69 3603932</text:p>
          </table:table-cell>
          <table:table-cell office:value-type="string" calcext:value-type="string">
            <text:p>www.lookhotelsin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55];&quot;','&quot;;[.C155];&quot;','&quot;;[.I155];&quot;','&quot;;[.J155];&quot;','&quot;;[.K155];&quot;','','&quot;;[.D155];&quot;','&quot;;[.L155];&quot;','&quot;;[.M155];&quot;',&quot;;[.E155];&quot;,true,(select id from public.address where externalid=&quot;;REPLACE([.A155];1;9;&quot;&quot;);&quot;));&quot;)" office:value-type="string" office:string-value="insert into public.hotel(name, place, phone,fax,site,email,descr,vk,fb,stars,published,address_id) values('Grand Oasis Resort 4*','Египет, Мухафаза Южный Синай, Шарм-Эль-Шейх, Шаркс Бей','+2 069 360 3 930 /1/3/4','+20 69 3603932','www.lookhotelsint.com','','Гостиничный комплекс, Пляжный, 1-я линия от моря','','',4,true,(select id from public.address where externalid=5054));" calcext:value-type="string">
            <text:p>insert into public.hotel(name, place, phone,fax,site,email,descr,vk,fb,stars,published,address_id) values('Grand Oasis Resort 4*','Египет, Мухафаза Южный Синай, Шарм-Эль-Шейх, Шаркс Бей','+2 069 360 3 930 /1/3/4','+20 69 3603932','www.lookhotelsint.com','','Гостиничный комплекс, Пляжный, 1-я линия от моря','','',4,true,(select id from public.address where externalid=5054));</text:p>
          </table:table-cell>
          <table:table-cell table:formula="of:=CONCATENATE(&quot;(select id from hotel where externalid=&quot;;REPLACE([.A155];1;9;&quot;&quot;);&quot;)&quot;)" office:value-type="string" office:string-value="(select id from hotel where externalid=5054)" calcext:value-type="string">
            <text:p>(select id from hotel where externalid=5054)</text:p>
          </table:table-cell>
          <table:table-cell table:formula="of:=CONCATENATE(&quot;insert into public.address(country_id,settlementpart,streetpart,externalid) values((select id from public.country where name_ru='&quot;;[.F155];&quot;'),'&quot;;[.G155];&quot;','&quot; ;[.H155];&quot;',&quot;;REPLACE([.A155];1;9;&quot;&quot;);&quot;);&quot;)" office:value-type="string" office:string-value="insert into public.address(country_id,settlementpart,streetpart,externalid) values((select id from public.country where name_ru='Египет'),'Шарм-Эль-Шейх','P.O Box 226, Sharks Bay, Sharm El Sheikh, South Sinai',5054);" calcext:value-type="string">
            <text:p>insert into public.address(country_id,settlementpart,streetpart,externalid) values((select id from public.country where name_ru='Египет'),'Шарм-Эль-Шейх','P.O Box 226, Sharks Bay, Sharm El Sheikh, South Sinai',5054);</text:p>
          </table:table-cell>
          <table:table-cell/>
        </table:table-row>
        <table:table-row table:style-name="ro1">
          <table:table-cell office:value-type="string" calcext:value-type="string">
            <text:p>/hotel/al42308</text:p>
          </table:table-cell>
          <table:table-cell office:value-type="string" calcext:value-type="string">
            <text:p>Sphinx Aqua Park Beach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phinx Resort - Al Wafaa District - Hurghada - Red Sea - Egypt.</text:p>
          </table:table-cell>
          <table:table-cell office:value-type="string" calcext:value-type="string">
            <text:p>+2 0653615429</text:p>
          </table:table-cell>
          <table:table-cell office:value-type="string" calcext:value-type="string">
            <text:p>+2 0653615427</text:p>
          </table:table-cell>
          <table:table-cell office:value-type="string" calcext:value-type="string">
            <text:p>www.sphinx-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56];&quot;','&quot;;[.C156];&quot;','&quot;;[.I156];&quot;','&quot;;[.J156];&quot;','&quot;;[.K156];&quot;','','&quot;;[.D156];&quot;','&quot;;[.L156];&quot;','&quot;;[.M156];&quot;',&quot;;[.E156];&quot;,true,(select id from public.address where externalid=&quot;;REPLACE([.A156];1;9;&quot;&quot;);&quot;));&quot;)" office:value-type="string" office:string-value="insert into public.hotel(name, place, phone,fax,site,email,descr,vk,fb,stars,published,address_id) values('Sphinx Aqua Park Beach Resort 5*','Египет, Мухафаза Красное Море, Хургада','+2 0653615429','+2 0653615427','www.sphinx-resort.com','','Гостиничный комплекс, Пляжный, 1-я линия от моря','','',5,true,(select id from public.address where externalid=42308));" calcext:value-type="string">
            <text:p>insert into public.hotel(name, place, phone,fax,site,email,descr,vk,fb,stars,published,address_id) values('Sphinx Aqua Park Beach Resort 5*','Египет, Мухафаза Красное Море, Хургада','+2 0653615429','+2 0653615427','www.sphinx-resort.com','','Гостиничный комплекс, Пляжный, 1-я линия от моря','','',5,true,(select id from public.address where externalid=42308));</text:p>
          </table:table-cell>
          <table:table-cell table:formula="of:=CONCATENATE(&quot;(select id from hotel where externalid=&quot;;REPLACE([.A156];1;9;&quot;&quot;);&quot;)&quot;)" office:value-type="string" office:string-value="(select id from hotel where externalid=42308)" calcext:value-type="string">
            <text:p>(select id from hotel where externalid=42308)</text:p>
          </table:table-cell>
          <table:table-cell table:formula="of:=CONCATENATE(&quot;insert into public.address(country_id,settlementpart,streetpart,externalid) values((select id from public.country where name_ru='&quot;;[.F156];&quot;'),'&quot;;[.G156];&quot;','&quot; ;[.H156];&quot;',&quot;;REPLACE([.A156];1;9;&quot;&quot;);&quot;);&quot;)" office:value-type="string" office:string-value="insert into public.address(country_id,settlementpart,streetpart,externalid) values((select id from public.country where name_ru='Египет'),'Хургада','Sphinx Resort - Al Wafaa District - Hurghada - Red Sea - Egypt.',42308);" calcext:value-type="string">
            <text:p>insert into public.address(country_id,settlementpart,streetpart,externalid) values((select id from public.country where name_ru='Египет'),'Хургада','Sphinx Resort - Al Wafaa District - Hurghada - Red Sea - Egypt.',42308);</text:p>
          </table:table-cell>
          <table:table-cell/>
        </table:table-row>
        <table:table-row table:style-name="ro1">
          <table:table-cell office:value-type="string" calcext:value-type="string">
            <text:p>/hotel/al39850</text:p>
          </table:table-cell>
          <table:table-cell office:value-type="string" calcext:value-type="string">
            <text:p>MG White Lilyum 5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amyuva Mah.AgaCeylan Cad.No:6 Kemer-ANTALYA</text:p>
          </table:table-cell>
          <table:table-cell office:value-type="string" calcext:value-type="string">
            <text:p>+90 242 824 78 52</text:p>
          </table:table-cell>
          <table:table-cell office:value-type="string" calcext:value-type="string">
            <text:p>+90 242 824 78 53</text:p>
          </table:table-cell>
          <table:table-cell office:value-type="string" calcext:value-type="string">
            <text:p>whitelilyum.mghotels.com.tr</text:p>
          </table:table-cell>
          <table:table-cell office:value-type="string" calcext:value-type="string">
            <text:p>https://vk.com/club167487393</text:p>
          </table:table-cell>
          <table:table-cell/>
          <table:table-cell table:formula="of:=CONCATENATE(&quot;insert into public.hotel(name, place, phone,fax,site,email,descr,vk,fb,stars,published,address_id) values('&quot;;[.B157];&quot;','&quot;;[.C157];&quot;','&quot;;[.I157];&quot;','&quot;;[.J157];&quot;','&quot;;[.K157];&quot;','','&quot;;[.D157];&quot;','&quot;;[.L157];&quot;','&quot;;[.M157];&quot;',&quot;;[.E157];&quot;,true,(select id from public.address where externalid=&quot;;REPLACE([.A157];1;9;&quot;&quot;);&quot;));&quot;)" office:value-type="string" office:string-value="insert into public.hotel(name, place, phone,fax,site,email,descr,vk,fb,stars,published,address_id) values('MG White Lilyum 5*','Турция, Средиземноморский регион, Кемер, Чамьюва','+90 242 824 78 52','+90 242 824 78 53','whitelilyum.mghotels.com.tr','','Гостиница, Пляжный, 2-я линия от моря','https://vk.com/club167487393','',5,true,(select id from public.address where externalid=39850));" calcext:value-type="string">
            <text:p>insert into public.hotel(name, place, phone,fax,site,email,descr,vk,fb,stars,published,address_id) values('MG White Lilyum 5*','Турция, Средиземноморский регион, Кемер, Чамьюва','+90 242 824 78 52','+90 242 824 78 53','whitelilyum.mghotels.com.tr','','Гостиница, Пляжный, 2-я линия от моря','https://vk.com/club167487393','',5,true,(select id from public.address where externalid=39850));</text:p>
          </table:table-cell>
          <table:table-cell table:formula="of:=CONCATENATE(&quot;(select id from hotel where externalid=&quot;;REPLACE([.A157];1;9;&quot;&quot;);&quot;)&quot;)" office:value-type="string" office:string-value="(select id from hotel where externalid=39850)" calcext:value-type="string">
            <text:p>(select id from hotel where externalid=39850)</text:p>
          </table:table-cell>
          <table:table-cell table:formula="of:=CONCATENATE(&quot;insert into public.address(country_id,settlementpart,streetpart,externalid) values((select id from public.country where name_ru='&quot;;[.F157];&quot;'),'&quot;;[.G157];&quot;','&quot; ;[.H157];&quot;',&quot;;REPLACE([.A157];1;9;&quot;&quot;);&quot;);&quot;)" office:value-type="string" office:string-value="insert into public.address(country_id,settlementpart,streetpart,externalid) values((select id from public.country where name_ru='Турция'),'Кемер','Camyuva Mah.AgaCeylan Cad.No:6 Kemer-ANTALYA',39850);" calcext:value-type="string">
            <text:p>insert into public.address(country_id,settlementpart,streetpart,externalid) values((select id from public.country where name_ru='Турция'),'Кемер','Camyuva Mah.AgaCeylan Cad.No:6 Kemer-ANTALYA',39850);</text:p>
          </table:table-cell>
          <table:table-cell/>
        </table:table-row>
        <table:table-row table:style-name="ro1">
          <table:table-cell office:value-type="string" calcext:value-type="string">
            <text:p>/hotel/al34188</text:p>
          </table:table-cell>
          <table:table-cell office:value-type="string" calcext:value-type="string">
            <text:p>Albatros Citadel Resort - Sahl Hasheesh 5*</text:p>
          </table:table-cell>
          <table:table-cell office:value-type="string" calcext:value-type="string">
            <text:p>Египет, Мухафаза Красное Море, Сахль-Хашиш</text:p>
          </table:table-cell>
          <table:table-cell office:value-type="string" calcext:value-type="string">
            <text:p>Частный 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Сахль-Хашиш</text:p>
          </table:table-cell>
          <table:table-cell office:value-type="string" calcext:value-type="string">
            <text:p>Sahl Hasheesh, Hurghada, Red Sea, Egypt</text:p>
          </table:table-cell>
          <table:table-cell office:value-type="string" calcext:value-type="string">
            <text:p>+20 65 360 50 00</text:p>
          </table:table-cell>
          <table:table-cell office:value-type="string" calcext:value-type="string">
            <text:p>+20 65 360 50 01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158];&quot;','&quot;;[.C158];&quot;','&quot;;[.I158];&quot;','&quot;;[.J158];&quot;','&quot;;[.K158];&quot;','','&quot;;[.D158];&quot;','&quot;;[.L158];&quot;','&quot;;[.M158];&quot;',&quot;;[.E158];&quot;,true,(select id from public.address where externalid=&quot;;REPLACE([.A158];1;9;&quot;&quot;);&quot;));&quot;)" office:value-type="string" office:string-value="insert into public.hotel(name, place, phone,fax,site,email,descr,vk,fb,stars,published,address_id) values('Albatros Citadel Resort - Sahl Hasheesh 5*','Египет, Мухафаза Красное Море, Сахль-Хашиш','+20 65 360 50 00','+20 65 360 50 01','','','Частный отель, Пляжный, 1-я линия от моря','','',5,true,(select id from public.address where externalid=34188));" calcext:value-type="string">
            <text:p>insert into public.hotel(name, place, phone,fax,site,email,descr,vk,fb,stars,published,address_id) values('Albatros Citadel Resort - Sahl Hasheesh 5*','Египет, Мухафаза Красное Море, Сахль-Хашиш','+20 65 360 50 00','+20 65 360 50 01','','','Частный отель, Пляжный, 1-я линия от моря','','',5,true,(select id from public.address where externalid=34188));</text:p>
          </table:table-cell>
          <table:table-cell table:formula="of:=CONCATENATE(&quot;(select id from hotel where externalid=&quot;;REPLACE([.A158];1;9;&quot;&quot;);&quot;)&quot;)" office:value-type="string" office:string-value="(select id from hotel where externalid=34188)" calcext:value-type="string">
            <text:p>(select id from hotel where externalid=34188)</text:p>
          </table:table-cell>
          <table:table-cell table:formula="of:=CONCATENATE(&quot;insert into public.address(country_id,settlementpart,streetpart,externalid) values((select id from public.country where name_ru='&quot;;[.F158];&quot;'),'&quot;;[.G158];&quot;','&quot; ;[.H158];&quot;',&quot;;REPLACE([.A158];1;9;&quot;&quot;);&quot;);&quot;)" office:value-type="string" office:string-value="insert into public.address(country_id,settlementpart,streetpart,externalid) values((select id from public.country where name_ru='Египет'),'Сахль-Хашиш','Sahl Hasheesh, Hurghada, Red Sea, Egypt',34188);" calcext:value-type="string">
            <text:p>insert into public.address(country_id,settlementpart,streetpart,externalid) values((select id from public.country where name_ru='Египет'),'Сахль-Хашиш','Sahl Hasheesh, Hurghada, Red Sea, Egypt',34188);</text:p>
          </table:table-cell>
          <table:table-cell/>
        </table:table-row>
        <table:table-row table:style-name="ro1">
          <table:table-cell office:value-type="string" calcext:value-type="string">
            <text:p>/hotel/al2499</text:p>
          </table:table-cell>
          <table:table-cell office:value-type="string" calcext:value-type="string">
            <text:p>Kilikya Palace Goynuk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ızıltepe Mevkii, Göynük 07980 - Antalya Turkey</text:p>
          </table:table-cell>
          <table:table-cell office:value-type="string" calcext:value-type="string">
            <text:p>+90(242) 8153050</text:p>
          </table:table-cell>
          <table:table-cell office:value-type="string" calcext:value-type="string">
            <text:p>+90(242) 8153088</text:p>
          </table:table-cell>
          <table:table-cell office:value-type="string" calcext:value-type="string">
            <text:p>www.kilikyapalace.com</text:p>
          </table:table-cell>
          <table:table-cell office:value-type="string" calcext:value-type="string">
            <text:p>http://vk.com/kilikyapalace</text:p>
          </table:table-cell>
          <table:table-cell office:value-type="string" calcext:value-type="string">
            <text:p>https://www.facebook.com/KilikyaPalaceHotel</text:p>
          </table:table-cell>
          <table:table-cell table:formula="of:=CONCATENATE(&quot;insert into public.hotel(name, place, phone,fax,site,email,descr,vk,fb,stars,published,address_id) values('&quot;;[.B159];&quot;','&quot;;[.C159];&quot;','&quot;;[.I159];&quot;','&quot;;[.J159];&quot;','&quot;;[.K159];&quot;','','&quot;;[.D159];&quot;','&quot;;[.L159];&quot;','&quot;;[.M159];&quot;',&quot;;[.E159];&quot;,true,(select id from public.address where externalid=&quot;;REPLACE([.A159];1;9;&quot;&quot;);&quot;));&quot;)" office:value-type="string" office:string-value="insert into public.hotel(name, place, phone,fax,site,email,descr,vk,fb,stars,published,address_id) values('Kilikya Palace Goynuk 5*','Турция, Средиземноморский регион, Кемер, Гёйнюк','+90(242) 8153050','+90(242) 8153088','www.kilikyapalace.com','','Гостиница, Пляжный, 1-я линия от моря, Загородный, рядом','http://vk.com/kilikyapalace','https://www.facebook.com/KilikyaPalaceHotel',5,true,(select id from public.address where externalid=2499));" calcext:value-type="string">
            <text:p>insert into public.hotel(name, place, phone,fax,site,email,descr,vk,fb,stars,published,address_id) values('Kilikya Palace Goynuk 5*','Турция, Средиземноморский регион, Кемер, Гёйнюк','+90(242) 8153050','+90(242) 8153088','www.kilikyapalace.com','','Гостиница, Пляжный, 1-я линия от моря, Загородный, рядом','http://vk.com/kilikyapalace','https://www.facebook.com/KilikyaPalaceHotel',5,true,(select id from public.address where externalid=2499));</text:p>
          </table:table-cell>
          <table:table-cell table:formula="of:=CONCATENATE(&quot;(select id from hotel where externalid=&quot;;REPLACE([.A159];1;9;&quot;&quot;);&quot;)&quot;)" office:value-type="string" office:string-value="(select id from hotel where externalid=2499)" calcext:value-type="string">
            <text:p>(select id from hotel where externalid=2499)</text:p>
          </table:table-cell>
          <table:table-cell table:formula="of:=CONCATENATE(&quot;insert into public.address(country_id,settlementpart,streetpart,externalid) values((select id from public.country where name_ru='&quot;;[.F159];&quot;'),'&quot;;[.G159];&quot;','&quot; ;[.H159];&quot;',&quot;;REPLACE([.A159];1;9;&quot;&quot;);&quot;);&quot;)" office:value-type="string" office:string-value="insert into public.address(country_id,settlementpart,streetpart,externalid) values((select id from public.country where name_ru='Турция'),'Кемер','Kızıltepe Mevkii, Göynük 07980 - Antalya Turkey',2499);" calcext:value-type="string">
            <text:p>insert into public.address(country_id,settlementpart,streetpart,externalid) values((select id from public.country where name_ru='Турция'),'Кемер','Kızıltepe Mevkii, Göynük 07980 - Antalya Turkey',2499);</text:p>
          </table:table-cell>
          <table:table-cell/>
        </table:table-row>
        <table:table-row table:style-name="ro1">
          <table:table-cell office:value-type="string" calcext:value-type="string">
            <text:p>/hotel/al30587</text:p>
          </table:table-cell>
          <table:table-cell office:value-type="string" calcext:value-type="string">
            <text:p>Aqua Vista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Aqua Vista Resort, Safaga Road, Hurghada, Egypt</text:p>
          </table:table-cell>
          <table:table-cell office:value-type="float" office:value="20653464163" calcext:value-type="float">
            <text:p>20653464163</text:p>
          </table:table-cell>
          <table:table-cell office:value-type="float" office:value="20653464810" calcext:value-type="float">
            <text:p>20653464810</text:p>
          </table:table-cell>
          <table:table-cell office:value-type="string" calcext:value-type="string">
            <text:p>www.pickalbatro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60];&quot;','&quot;;[.C160];&quot;','&quot;;[.I160];&quot;','&quot;;[.J160];&quot;','&quot;;[.K160];&quot;','','&quot;;[.D160];&quot;','&quot;;[.L160];&quot;','&quot;;[.M160];&quot;',&quot;;[.E160];&quot;,true,(select id from public.address where externalid=&quot;;REPLACE([.A160];1;9;&quot;&quot;);&quot;));&quot;)" office:value-type="string" office:string-value="insert into public.hotel(name, place, phone,fax,site,email,descr,vk,fb,stars,published,address_id) values('Aqua Vista 4*','Египет, Мухафаза Красное Море, Хургада','20653464163','20653464810','www.pickalbatros.com','','Гостиница, Пляжный, 2-я линия от моря','','',4,true,(select id from public.address where externalid=30587));" calcext:value-type="string">
            <text:p>insert into public.hotel(name, place, phone,fax,site,email,descr,vk,fb,stars,published,address_id) values('Aqua Vista 4*','Египет, Мухафаза Красное Море, Хургада','20653464163','20653464810','www.pickalbatros.com','','Гостиница, Пляжный, 2-я линия от моря','','',4,true,(select id from public.address where externalid=30587));</text:p>
          </table:table-cell>
          <table:table-cell table:formula="of:=CONCATENATE(&quot;(select id from hotel where externalid=&quot;;REPLACE([.A160];1;9;&quot;&quot;);&quot;)&quot;)" office:value-type="string" office:string-value="(select id from hotel where externalid=30587)" calcext:value-type="string">
            <text:p>(select id from hotel where externalid=30587)</text:p>
          </table:table-cell>
          <table:table-cell table:formula="of:=CONCATENATE(&quot;insert into public.address(country_id,settlementpart,streetpart,externalid) values((select id from public.country where name_ru='&quot;;[.F160];&quot;'),'&quot;;[.G160];&quot;','&quot; ;[.H160];&quot;',&quot;;REPLACE([.A160];1;9;&quot;&quot;);&quot;);&quot;)" office:value-type="string" office:string-value="insert into public.address(country_id,settlementpart,streetpart,externalid) values((select id from public.country where name_ru='Египет'),'Хургада','Aqua Vista Resort, Safaga Road, Hurghada, Egypt',30587);" calcext:value-type="string">
            <text:p>insert into public.address(country_id,settlementpart,streetpart,externalid) values((select id from public.country where name_ru='Египет'),'Хургада','Aqua Vista Resort, Safaga Road, Hurghada, Egypt',30587);</text:p>
          </table:table-cell>
          <table:table-cell/>
        </table:table-row>
        <table:table-row table:style-name="ro1">
          <table:table-cell office:value-type="string" calcext:value-type="string">
            <text:p>/hotel/al5668</text:p>
          </table:table-cell>
          <table:table-cell office:value-type="string" calcext:value-type="string">
            <text:p>Maritim Saray Regency 5*</text:p>
          </table:table-cell>
          <table:table-cell office:value-type="string" calcext:value-type="string">
            <text:p>Турция, Средиземноморский регион, Сиде, Титрейенгёль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Titriyengol Sorgun Manavgat Antalya</text:p>
          </table:table-cell>
          <table:table-cell office:value-type="float" office:value="902427569100" calcext:value-type="float">
            <text:p>902427569100</text:p>
          </table:table-cell>
          <table:table-cell office:value-type="float" office:value="902427569109" calcext:value-type="float">
            <text:p>902427569109</text:p>
          </table:table-cell>
          <table:table-cell office:value-type="string" calcext:value-type="string">
            <text:p>www.armashotels.com</text:p>
          </table:table-cell>
          <table:table-cell office:value-type="string" calcext:value-type="string">
            <text:p>https://vk.com/armassaray</text:p>
          </table:table-cell>
          <table:table-cell/>
          <table:table-cell table:formula="of:=CONCATENATE(&quot;insert into public.hotel(name, place, phone,fax,site,email,descr,vk,fb,stars,published,address_id) values('&quot;;[.B161];&quot;','&quot;;[.C161];&quot;','&quot;;[.I161];&quot;','&quot;;[.J161];&quot;','&quot;;[.K161];&quot;','','&quot;;[.D161];&quot;','&quot;;[.L161];&quot;','&quot;;[.M161];&quot;',&quot;;[.E161];&quot;,true,(select id from public.address where externalid=&quot;;REPLACE([.A161];1;9;&quot;&quot;);&quot;));&quot;)" office:value-type="string" office:string-value="insert into public.hotel(name, place, phone,fax,site,email,descr,vk,fb,stars,published,address_id) values('Maritim Saray Regency 5*','Турция, Средиземноморский регион, Сиде, Титрейенгёль','902427569100','902427569109','www.armashotels.com','','Гостиница, Пляжный, 2-я линия от моря','https://vk.com/armassaray','',5,true,(select id from public.address where externalid=5668));" calcext:value-type="string">
            <text:p>insert into public.hotel(name, place, phone,fax,site,email,descr,vk,fb,stars,published,address_id) values('Maritim Saray Regency 5*','Турция, Средиземноморский регион, Сиде, Титрейенгёль','902427569100','902427569109','www.armashotels.com','','Гостиница, Пляжный, 2-я линия от моря','https://vk.com/armassaray','',5,true,(select id from public.address where externalid=5668));</text:p>
          </table:table-cell>
          <table:table-cell table:formula="of:=CONCATENATE(&quot;(select id from hotel where externalid=&quot;;REPLACE([.A161];1;9;&quot;&quot;);&quot;)&quot;)" office:value-type="string" office:string-value="(select id from hotel where externalid=5668)" calcext:value-type="string">
            <text:p>(select id from hotel where externalid=5668)</text:p>
          </table:table-cell>
          <table:table-cell table:formula="of:=CONCATENATE(&quot;insert into public.address(country_id,settlementpart,streetpart,externalid) values((select id from public.country where name_ru='&quot;;[.F161];&quot;'),'&quot;;[.G161];&quot;','&quot; ;[.H161];&quot;',&quot;;REPLACE([.A161];1;9;&quot;&quot;);&quot;);&quot;)" office:value-type="string" office:string-value="insert into public.address(country_id,settlementpart,streetpart,externalid) values((select id from public.country where name_ru='Турция'),'Сиде','Titriyengol Sorgun Manavgat Antalya',5668);" calcext:value-type="string">
            <text:p>insert into public.address(country_id,settlementpart,streetpart,externalid) values((select id from public.country where name_ru='Турция'),'Сиде','Titriyengol Sorgun Manavgat Antalya',5668);</text:p>
          </table:table-cell>
          <table:table-cell/>
        </table:table-row>
        <table:table-row table:style-name="ro1">
          <table:table-cell office:value-type="string" calcext:value-type="string">
            <text:p>/hotel/al19217</text:p>
          </table:table-cell>
          <table:table-cell office:value-type="string" calcext:value-type="string">
            <text:p>TUI Day &amp; Night Connected Club Hydros HV-1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Yeni Mahalle. Şehit Polis Cemal Ilgaz Caddesi . No:1 07980 Kemer/Antalya</text:p>
          </table:table-cell>
          <table:table-cell office:value-type="string" calcext:value-type="string">
            <text:p>(242) 814 12 34</text:p>
          </table:table-cell>
          <table:table-cell office:value-type="string" calcext:value-type="string">
            <text:p>(242) 814 11 98</text:p>
          </table:table-cell>
          <table:table-cell office:value-type="string" calcext:value-type="string">
            <text:p>www.tthotels.com</text:p>
          </table:table-cell>
          <table:table-cell/>
          <table:table-cell office:value-type="string" calcext:value-type="string">
            <text:p>https://www.facebook.com/TUIDAYNIGHT/</text:p>
          </table:table-cell>
          <table:table-cell table:formula="of:=CONCATENATE(&quot;insert into public.hotel(name, place, phone,fax,site,email,descr,vk,fb,stars,published,address_id) values('&quot;;[.B162];&quot;','&quot;;[.C162];&quot;','&quot;;[.I162];&quot;','&quot;;[.J162];&quot;','&quot;;[.K162];&quot;','','&quot;;[.D162];&quot;','&quot;;[.L162];&quot;','&quot;;[.M162];&quot;',&quot;;[.E162];&quot;,true,(select id from public.address where externalid=&quot;;REPLACE([.A162];1;9;&quot;&quot;);&quot;));&quot;)" office:value-type="string" office:string-value="insert into public.hotel(name, place, phone,fax,site,email,descr,vk,fb,stars,published,address_id) values('TUI Day &amp; Night Connected Club Hydros HV-1','Турция, Средиземноморский регион, Кемер, Кемер - центр','(242) 814 12 34','(242) 814 11 98','www.tthotels.com','','Гостиничный комплекс, Пляжный, 1-я линия от моря','','https://www.facebook.com/TUIDAYNIGHT/',0,true,(select id from public.address where externalid=19217));" calcext:value-type="string">
            <text:p>insert into public.hotel(name, place, phone,fax,site,email,descr,vk,fb,stars,published,address_id) values('TUI Day &amp; Night Connected Club Hydros HV-1','Турция, Средиземноморский регион, Кемер, Кемер - центр','(242) 814 12 34','(242) 814 11 98','www.tthotels.com','','Гостиничный комплекс, Пляжный, 1-я линия от моря','','https://www.facebook.com/TUIDAYNIGHT/',0,true,(select id from public.address where externalid=19217));</text:p>
          </table:table-cell>
          <table:table-cell table:formula="of:=CONCATENATE(&quot;(select id from hotel where externalid=&quot;;REPLACE([.A162];1;9;&quot;&quot;);&quot;)&quot;)" office:value-type="string" office:string-value="(select id from hotel where externalid=19217)" calcext:value-type="string">
            <text:p>(select id from hotel where externalid=19217)</text:p>
          </table:table-cell>
          <table:table-cell table:formula="of:=CONCATENATE(&quot;insert into public.address(country_id,settlementpart,streetpart,externalid) values((select id from public.country where name_ru='&quot;;[.F162];&quot;'),'&quot;;[.G162];&quot;','&quot; ;[.H162];&quot;',&quot;;REPLACE([.A162];1;9;&quot;&quot;);&quot;);&quot;)" office:value-type="string" office:string-value="insert into public.address(country_id,settlementpart,streetpart,externalid) values((select id from public.country where name_ru='Турция'),'Кемер','Yeni Mahalle. Şehit Polis Cemal Ilgaz Caddesi . No:1 07980 Kemer/Antalya',19217);" calcext:value-type="string">
            <text:p>insert into public.address(country_id,settlementpart,streetpart,externalid) values((select id from public.country where name_ru='Турция'),'Кемер','Yeni Mahalle. Şehit Polis Cemal Ilgaz Caddesi . No:1 07980 Kemer/Antalya',19217);</text:p>
          </table:table-cell>
          <table:table-cell/>
        </table:table-row>
        <table:table-row table:style-name="ro1">
          <table:table-cell office:value-type="string" calcext:value-type="string">
            <text:p>/hotel/al301</text:p>
          </table:table-cell>
          <table:table-cell office:value-type="string" calcext:value-type="string">
            <text:p>Golden 5 The Club Hotel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Princess Egypt Hotels, Sahl Hasheesh Road, Hurghada, Red Sea, Egypt</text:p>
          </table:table-cell>
          <table:table-cell office:value-type="string" calcext:value-type="string">
            <text:p>002 065 344 77 44 - 8 линий</text:p>
          </table:table-cell>
          <table:table-cell office:value-type="string" calcext:value-type="string">
            <text:p>002 065 344 63 07</text:p>
          </table:table-cell>
          <table:table-cell office:value-type="string" calcext:value-type="string">
            <text:p>www.princessegypthotels.com</text:p>
          </table:table-cell>
          <table:table-cell/>
          <table:table-cell office:value-type="string" calcext:value-type="string">
            <text:p>http://www.facebook.com/Golden5Princess</text:p>
          </table:table-cell>
          <table:table-cell table:formula="of:=CONCATENATE(&quot;insert into public.hotel(name, place, phone,fax,site,email,descr,vk,fb,stars,published,address_id) values('&quot;;[.B163];&quot;','&quot;;[.C163];&quot;','&quot;;[.I163];&quot;','&quot;;[.J163];&quot;','&quot;;[.K163];&quot;','','&quot;;[.D163];&quot;','&quot;;[.L163];&quot;','&quot;;[.M163];&quot;',&quot;;[.E163];&quot;,true,(select id from public.address where externalid=&quot;;REPLACE([.A163];1;9;&quot;&quot;);&quot;));&quot;)" office:value-type="string" office:string-value="insert into public.hotel(name, place, phone,fax,site,email,descr,vk,fb,stars,published,address_id) values('Golden 5 The Club Hotel 4*','Египет, Мухафаза Красное Море, Хургада','002 065 344 77 44 - 8 линий','002 065 344 63 07','www.princessegypthotels.com','','Гостиничный комплекс, Пляжный, 1-я линия от моря','','http://www.facebook.com/Golden5Princess',4,true,(select id from public.address where externalid=301));" calcext:value-type="string">
            <text:p>insert into public.hotel(name, place, phone,fax,site,email,descr,vk,fb,stars,published,address_id) values('Golden 5 The Club Hotel 4*','Египет, Мухафаза Красное Море, Хургада','002 065 344 77 44 - 8 линий','002 065 344 63 07','www.princessegypthotels.com','','Гостиничный комплекс, Пляжный, 1-я линия от моря','','http://www.facebook.com/Golden5Princess',4,true,(select id from public.address where externalid=301));</text:p>
          </table:table-cell>
          <table:table-cell table:formula="of:=CONCATENATE(&quot;(select id from hotel where externalid=&quot;;REPLACE([.A163];1;9;&quot;&quot;);&quot;)&quot;)" office:value-type="string" office:string-value="(select id from hotel where externalid=301)" calcext:value-type="string">
            <text:p>(select id from hotel where externalid=301)</text:p>
          </table:table-cell>
          <table:table-cell table:formula="of:=CONCATENATE(&quot;insert into public.address(country_id,settlementpart,streetpart,externalid) values((select id from public.country where name_ru='&quot;;[.F163];&quot;'),'&quot;;[.G163];&quot;','&quot; ;[.H163];&quot;',&quot;;REPLACE([.A163];1;9;&quot;&quot;);&quot;);&quot;)" office:value-type="string" office:string-value="insert into public.address(country_id,settlementpart,streetpart,externalid) values((select id from public.country where name_ru='Египет'),'Хургада','Princess Egypt Hotels, Sahl Hasheesh Road, Hurghada, Red Sea, Egypt',301);" calcext:value-type="string">
            <text:p>insert into public.address(country_id,settlementpart,streetpart,externalid) values((select id from public.country where name_ru='Египет'),'Хургада','Princess Egypt Hotels, Sahl Hasheesh Road, Hurghada, Red Sea, Egypt',301);</text:p>
          </table:table-cell>
          <table:table-cell/>
        </table:table-row>
        <table:table-row table:style-name="ro1">
          <table:table-cell office:value-type="string" calcext:value-type="string">
            <text:p>/hotel/al2513</text:p>
          </table:table-cell>
          <table:table-cell office:value-type="string" calcext:value-type="string">
            <text:p>Amara Club Marine Nature 5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Коттедж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iftecesmeler Mahallesi Ataturk Caddesi 3,07985 Kemer, Antalya / TURKEY</text:p>
          </table:table-cell>
          <table:table-cell office:value-type="string" calcext:value-type="string">
            <text:p>+90 ( 242) 824 85 00</text:p>
          </table:table-cell>
          <table:table-cell office:value-type="string" calcext:value-type="string">
            <text:p>+90 (242) 824 80 52</text:p>
          </table:table-cell>
          <table:table-cell office:value-type="string" calcext:value-type="string">
            <text:p>www.amaraworldhotels.com</text:p>
          </table:table-cell>
          <table:table-cell office:value-type="string" calcext:value-type="string">
            <text:p>https://vk.com/amaraclubmarine</text:p>
          </table:table-cell>
          <table:table-cell office:value-type="string" calcext:value-type="string">
            <text:p>https://www.facebook.com/amaraclubmarine/</text:p>
          </table:table-cell>
          <table:table-cell table:formula="of:=CONCATENATE(&quot;insert into public.hotel(name, place, phone,fax,site,email,descr,vk,fb,stars,published,address_id) values('&quot;;[.B164];&quot;','&quot;;[.C164];&quot;','&quot;;[.I164];&quot;','&quot;;[.J164];&quot;','&quot;;[.K164];&quot;','','&quot;;[.D164];&quot;','&quot;;[.L164];&quot;','&quot;;[.M164];&quot;',&quot;;[.E164];&quot;,true,(select id from public.address where externalid=&quot;;REPLACE([.A164];1;9;&quot;&quot;);&quot;));&quot;)" office:value-type="string" office:string-value="insert into public.hotel(name, place, phone,fax,site,email,descr,vk,fb,stars,published,address_id) values('Amara Club Marine Nature 5*','Турция, Средиземноморский регион, Кемер, Бельдиби','+90 ( 242) 824 85 00','+90 (242) 824 80 52','www.amaraworldhotels.com','','Коттеджный комплекс, Пляжный, 1-я линия от моря','https://vk.com/amaraclubmarine','https://www.facebook.com/amaraclubmarine/',5,true,(select id from public.address where externalid=2513));" calcext:value-type="string">
            <text:p>insert into public.hotel(name, place, phone,fax,site,email,descr,vk,fb,stars,published,address_id) values('Amara Club Marine Nature 5*','Турция, Средиземноморский регион, Кемер, Бельдиби','+90 ( 242) 824 85 00','+90 (242) 824 80 52','www.amaraworldhotels.com','','Коттеджный комплекс, Пляжный, 1-я линия от моря','https://vk.com/amaraclubmarine','https://www.facebook.com/amaraclubmarine/',5,true,(select id from public.address where externalid=2513));</text:p>
          </table:table-cell>
          <table:table-cell table:formula="of:=CONCATENATE(&quot;(select id from hotel where externalid=&quot;;REPLACE([.A164];1;9;&quot;&quot;);&quot;)&quot;)" office:value-type="string" office:string-value="(select id from hotel where externalid=2513)" calcext:value-type="string">
            <text:p>(select id from hotel where externalid=2513)</text:p>
          </table:table-cell>
          <table:table-cell table:formula="of:=CONCATENATE(&quot;insert into public.address(country_id,settlementpart,streetpart,externalid) values((select id from public.country where name_ru='&quot;;[.F164];&quot;'),'&quot;;[.G164];&quot;','&quot; ;[.H164];&quot;',&quot;;REPLACE([.A164];1;9;&quot;&quot;);&quot;);&quot;)" office:value-type="string" office:string-value="insert into public.address(country_id,settlementpart,streetpart,externalid) values((select id from public.country where name_ru='Турция'),'Кемер','Ciftecesmeler Mahallesi Ataturk Caddesi 3,07985 Kemer, Antalya / TURKEY',2513);" calcext:value-type="string">
            <text:p>insert into public.address(country_id,settlementpart,streetpart,externalid) values((select id from public.country where name_ru='Турция'),'Кемер','Ciftecesmeler Mahallesi Ataturk Caddesi 3,07985 Kemer, Antalya / TURKEY',2513);</text:p>
          </table:table-cell>
          <table:table-cell/>
        </table:table-row>
        <table:table-row table:style-name="ro1">
          <table:table-cell office:value-type="string" calcext:value-type="string">
            <text:p>/hotel/al12012</text:p>
          </table:table-cell>
          <table:table-cell office:value-type="string" calcext:value-type="string">
            <text:p>Dana Beach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ahl Hasheesh Road, Hurghada, Red Sea, Egypt, P.O. Box 603</text:p>
          </table:table-cell>
          <table:table-cell office:value-type="string" calcext:value-type="string">
            <text:p>+20-65-3460401</text:p>
          </table:table-cell>
          <table:table-cell office:value-type="string" calcext:value-type="string">
            <text:p>+20-65-3460400</text:p>
          </table:table-cell>
          <table:table-cell office:value-type="string" calcext:value-type="string">
            <text:p>www.pickalbatro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65];&quot;','&quot;;[.C165];&quot;','&quot;;[.I165];&quot;','&quot;;[.J165];&quot;','&quot;;[.K165];&quot;','','&quot;;[.D165];&quot;','&quot;;[.L165];&quot;','&quot;;[.M165];&quot;',&quot;;[.E165];&quot;,true,(select id from public.address where externalid=&quot;;REPLACE([.A165];1;9;&quot;&quot;);&quot;));&quot;)" office:value-type="string" office:string-value="insert into public.hotel(name, place, phone,fax,site,email,descr,vk,fb,stars,published,address_id) values('Dana Beach Resort 5*','Египет, Мухафаза Красное Море, Хургада','+20-65-3460401','+20-65-3460400','www.pickalbatros.com','','Гостиничный комплекс, Пляжный, 1-я линия от моря','','',5,true,(select id from public.address where externalid=12012));" calcext:value-type="string">
            <text:p>insert into public.hotel(name, place, phone,fax,site,email,descr,vk,fb,stars,published,address_id) values('Dana Beach Resort 5*','Египет, Мухафаза Красное Море, Хургада','+20-65-3460401','+20-65-3460400','www.pickalbatros.com','','Гостиничный комплекс, Пляжный, 1-я линия от моря','','',5,true,(select id from public.address where externalid=12012));</text:p>
          </table:table-cell>
          <table:table-cell table:formula="of:=CONCATENATE(&quot;(select id from hotel where externalid=&quot;;REPLACE([.A165];1;9;&quot;&quot;);&quot;)&quot;)" office:value-type="string" office:string-value="(select id from hotel where externalid=12012)" calcext:value-type="string">
            <text:p>(select id from hotel where externalid=12012)</text:p>
          </table:table-cell>
          <table:table-cell table:formula="of:=CONCATENATE(&quot;insert into public.address(country_id,settlementpart,streetpart,externalid) values((select id from public.country where name_ru='&quot;;[.F165];&quot;'),'&quot;;[.G165];&quot;','&quot; ;[.H165];&quot;',&quot;;REPLACE([.A165];1;9;&quot;&quot;);&quot;);&quot;)" office:value-type="string" office:string-value="insert into public.address(country_id,settlementpart,streetpart,externalid) values((select id from public.country where name_ru='Египет'),'Хургада','Sahl Hasheesh Road, Hurghada, Red Sea, Egypt, P.O. Box 603',12012);" calcext:value-type="string">
            <text:p>insert into public.address(country_id,settlementpart,streetpart,externalid) values((select id from public.country where name_ru='Египет'),'Хургада','Sahl Hasheesh Road, Hurghada, Red Sea, Egypt, P.O. Box 603',12012);</text:p>
          </table:table-cell>
          <table:table-cell/>
        </table:table-row>
        <table:table-row table:style-name="ro1">
          <table:table-cell office:value-type="string" calcext:value-type="string">
            <text:p>/hotel/al6175</text:p>
          </table:table-cell>
          <table:table-cell office:value-type="string" calcext:value-type="string">
            <text:p>Armas Green Fugla Beach 4*</text:p>
          </table:table-cell>
          <table:table-cell office:value-type="string" calcext:value-type="string">
            <text:p>Турция, Средиземноморский регион, Аланья, Авсаллар</text:p>
          </table:table-cell>
          <table:table-cell office:value-type="string" calcext:value-type="string">
            <text:p>Коттедж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Fugla-Turkler, Alanya Antalya</text:p>
          </table:table-cell>
          <table:table-cell office:value-type="string" calcext:value-type="string">
            <text:p>+ 90 (242) 517 28 70</text:p>
          </table:table-cell>
          <table:table-cell office:value-type="string" calcext:value-type="string">
            <text:p>+ 90 (242) 517 43 19</text:p>
          </table:table-cell>
          <table:table-cell office:value-type="string" calcext:value-type="string">
            <text:p>www.armasgreenfugla.com</text:p>
          </table:table-cell>
          <table:table-cell office:value-type="string" calcext:value-type="string">
            <text:p>https://vk.com/armasgreenfugla</text:p>
          </table:table-cell>
          <table:table-cell/>
          <table:table-cell table:formula="of:=CONCATENATE(&quot;insert into public.hotel(name, place, phone,fax,site,email,descr,vk,fb,stars,published,address_id) values('&quot;;[.B166];&quot;','&quot;;[.C166];&quot;','&quot;;[.I166];&quot;','&quot;;[.J166];&quot;','&quot;;[.K166];&quot;','','&quot;;[.D166];&quot;','&quot;;[.L166];&quot;','&quot;;[.M166];&quot;',&quot;;[.E166];&quot;,true,(select id from public.address where externalid=&quot;;REPLACE([.A166];1;9;&quot;&quot;);&quot;));&quot;)" office:value-type="string" office:string-value="insert into public.hotel(name, place, phone,fax,site,email,descr,vk,fb,stars,published,address_id) values('Armas Green Fugla Beach 4*','Турция, Средиземноморский регион, Аланья, Авсаллар','+ 90 (242) 517 28 70','+ 90 (242) 517 43 19','www.armasgreenfugla.com','','Коттеджный комплекс, Пляжный, 1-я линия от моря','https://vk.com/armasgreenfugla','',4,true,(select id from public.address where externalid=6175));" calcext:value-type="string">
            <text:p>insert into public.hotel(name, place, phone,fax,site,email,descr,vk,fb,stars,published,address_id) values('Armas Green Fugla Beach 4*','Турция, Средиземноморский регион, Аланья, Авсаллар','+ 90 (242) 517 28 70','+ 90 (242) 517 43 19','www.armasgreenfugla.com','','Коттеджный комплекс, Пляжный, 1-я линия от моря','https://vk.com/armasgreenfugla','',4,true,(select id from public.address where externalid=6175));</text:p>
          </table:table-cell>
          <table:table-cell table:formula="of:=CONCATENATE(&quot;(select id from hotel where externalid=&quot;;REPLACE([.A166];1;9;&quot;&quot;);&quot;)&quot;)" office:value-type="string" office:string-value="(select id from hotel where externalid=6175)" calcext:value-type="string">
            <text:p>(select id from hotel where externalid=6175)</text:p>
          </table:table-cell>
          <table:table-cell table:formula="of:=CONCATENATE(&quot;insert into public.address(country_id,settlementpart,streetpart,externalid) values((select id from public.country where name_ru='&quot;;[.F166];&quot;'),'&quot;;[.G166];&quot;','&quot; ;[.H166];&quot;',&quot;;REPLACE([.A166];1;9;&quot;&quot;);&quot;);&quot;)" office:value-type="string" office:string-value="insert into public.address(country_id,settlementpart,streetpart,externalid) values((select id from public.country where name_ru='Турция'),'Аланья','Fugla-Turkler, Alanya Antalya',6175);" calcext:value-type="string">
            <text:p>insert into public.address(country_id,settlementpart,streetpart,externalid) values((select id from public.country where name_ru='Турция'),'Аланья','Fugla-Turkler, Alanya Antalya',6175);</text:p>
          </table:table-cell>
          <table:table-cell/>
        </table:table-row>
        <table:table-row table:style-name="ro1">
          <table:table-cell office:value-type="string" calcext:value-type="string">
            <text:p>/hotel/al26687</text:p>
          </table:table-cell>
          <table:table-cell office:value-type="string" calcext:value-type="string">
            <text:p>Magic Sun 4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ntalya kemer</text:p>
          </table:table-cell>
          <table:table-cell office:value-type="string" calcext:value-type="string">
            <text:p>+90 242 824 98 28</text:p>
          </table:table-cell>
          <table:table-cell office:value-type="string" calcext:value-type="string">
            <text:p>+90242 824 84 89</text:p>
          </table:table-cell>
          <table:table-cell office:value-type="string" calcext:value-type="string">
            <text:p>www.magicsun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67];&quot;','&quot;;[.C167];&quot;','&quot;;[.I167];&quot;','&quot;;[.J167];&quot;','&quot;;[.K167];&quot;','','&quot;;[.D167];&quot;','&quot;;[.L167];&quot;','&quot;;[.M167];&quot;',&quot;;[.E167];&quot;,true,(select id from public.address where externalid=&quot;;REPLACE([.A167];1;9;&quot;&quot;);&quot;));&quot;)" office:value-type="string" office:string-value="insert into public.hotel(name, place, phone,fax,site,email,descr,vk,fb,stars,published,address_id) values('Magic Sun 4*','Турция, Средиземноморский регион, Кемер, Бельдиби','+90 242 824 98 28','+90242 824 84 89','www.magicsunhotels.com.tr','','Гостиница, Пляжный, 2-я линия от моря, Загородный, рядом','','',4,true,(select id from public.address where externalid=26687));" calcext:value-type="string">
            <text:p>insert into public.hotel(name, place, phone,fax,site,email,descr,vk,fb,stars,published,address_id) values('Magic Sun 4*','Турция, Средиземноморский регион, Кемер, Бельдиби','+90 242 824 98 28','+90242 824 84 89','www.magicsunhotels.com.tr','','Гостиница, Пляжный, 2-я линия от моря, Загородный, рядом','','',4,true,(select id from public.address where externalid=26687));</text:p>
          </table:table-cell>
          <table:table-cell table:formula="of:=CONCATENATE(&quot;(select id from hotel where externalid=&quot;;REPLACE([.A167];1;9;&quot;&quot;);&quot;)&quot;)" office:value-type="string" office:string-value="(select id from hotel where externalid=26687)" calcext:value-type="string">
            <text:p>(select id from hotel where externalid=26687)</text:p>
          </table:table-cell>
          <table:table-cell table:formula="of:=CONCATENATE(&quot;insert into public.address(country_id,settlementpart,streetpart,externalid) values((select id from public.country where name_ru='&quot;;[.F167];&quot;'),'&quot;;[.G167];&quot;','&quot; ;[.H167];&quot;',&quot;;REPLACE([.A167];1;9;&quot;&quot;);&quot;);&quot;)" office:value-type="string" office:string-value="insert into public.address(country_id,settlementpart,streetpart,externalid) values((select id from public.country where name_ru='Турция'),'Кемер','antalya kemer',26687);" calcext:value-type="string">
            <text:p>insert into public.address(country_id,settlementpart,streetpart,externalid) values((select id from public.country where name_ru='Турция'),'Кемер','antalya kemer',26687);</text:p>
          </table:table-cell>
          <table:table-cell/>
        </table:table-row>
        <table:table-row table:style-name="ro1">
          <table:table-cell office:value-type="string" calcext:value-type="string">
            <text:p>/hotel/al13201</text:p>
          </table:table-cell>
          <table:table-cell office:value-type="string" calcext:value-type="string">
            <text:p>Charmillion Sea Life Resort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 Sharm el sheikh, south Sinai, Egypt.</text:p>
          </table:table-cell>
          <table:table-cell office:value-type="string" calcext:value-type="string">
            <text:p>+2 069-3710180</text:p>
          </table:table-cell>
          <table:table-cell office:value-type="string" calcext:value-type="string">
            <text:p><text:s/>069-3710182, 069-3710183, 069-3710184</text:p>
          </table:table-cell>
          <table:table-cell office:value-type="string" calcext:value-type="string">
            <text:p>+2 02 22604337</text:p>
          </table:table-cell>
          <table:table-cell office:value-type="string" calcext:value-type="string">
            <text:p>www.seagroupresorts.com</text:p>
          </table:table-cell>
          <table:table-cell/>
          <table:table-cell table:formula="of:=CONCATENATE(&quot;insert into public.hotel(name, place, phone,fax,site,email,descr,vk,fb,stars,published,address_id) values('&quot;;[.B168];&quot;','&quot;;[.C168];&quot;','&quot;;[.I168];&quot;','&quot;;[.J168];&quot;','&quot;;[.K168];&quot;','','&quot;;[.D168];&quot;','&quot;;[.L168];&quot;','&quot;;[.M168];&quot;',&quot;;[.E168];&quot;,true,(select id from public.address where externalid=&quot;;REPLACE([.A168];1;9;&quot;&quot;);&quot;));&quot;)" office:value-type="string" office:string-value="insert into public.hotel(name, place, phone,fax,site,email,descr,vk,fb,stars,published,address_id) values('Charmillion Sea Life Resort 5*','Египет, Мухафаза Южный Синай, Шарм-Эль-Шейх, Набк Бей','+2 069-3710180',' 069-3710182, 069-3710183, 069-3710184','+2 02 22604337','','Гостиничный комплекс, Пляжный, 1-я линия от моря','www.seagroupresorts.com','',5,true,(select id from public.address where externalid=13201));" calcext:value-type="string">
            <text:p>insert into public.hotel(name, place, phone,fax,site,email,descr,vk,fb,stars,published,address_id) values('Charmillion Sea Life Resort 5*','Египет, Мухафаза Южный Синай, Шарм-Эль-Шейх, Набк Бей','+2 069-3710180',' 069-3710182, 069-3710183, 069-3710184','+2 02 22604337','','Гостиничный комплекс, Пляжный, 1-я линия от моря','www.seagroupresorts.com','',5,true,(select id from public.address where externalid=13201));</text:p>
          </table:table-cell>
          <table:table-cell table:formula="of:=CONCATENATE(&quot;(select id from hotel where externalid=&quot;;REPLACE([.A168];1;9;&quot;&quot;);&quot;)&quot;)" office:value-type="string" office:string-value="(select id from hotel where externalid=13201)" calcext:value-type="string">
            <text:p>(select id from hotel where externalid=13201)</text:p>
          </table:table-cell>
          <table:table-cell table:formula="of:=CONCATENATE(&quot;insert into public.address(country_id,settlementpart,streetpart,externalid) values((select id from public.country where name_ru='&quot;;[.F168];&quot;'),'&quot;;[.G168];&quot;','&quot; ;[.H168];&quot;',&quot;;REPLACE([.A168];1;9;&quot;&quot;);&quot;);&quot;)" office:value-type="string" office:string-value="insert into public.address(country_id,settlementpart,streetpart,externalid) values((select id from public.country where name_ru='Египет'),'Шарм-Эль-Шейх','Nabq Bay Sharm el sheikh, south Sinai, Egypt.',13201);" calcext:value-type="string">
            <text:p>insert into public.address(country_id,settlementpart,streetpart,externalid) values((select id from public.country where name_ru='Египет'),'Шарм-Эль-Шейх','Nabq Bay Sharm el sheikh, south Sinai, Egypt.',13201);</text:p>
          </table:table-cell>
          <table:table-cell/>
        </table:table-row>
        <table:table-row table:style-name="ro1">
          <table:table-cell office:value-type="string" calcext:value-type="string">
            <text:p>/hotel/al4804</text:p>
          </table:table-cell>
          <table:table-cell office:value-type="string" calcext:value-type="string">
            <text:p>Barut Kemer 5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1-я линия от моря, Городской, цент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taturk Bulvari, Yeni mah. No:24 Kemer Antalya / Turkey</text:p>
          </table:table-cell>
          <table:table-cell office:value-type="string" calcext:value-type="string">
            <text:p>+90 242 814 31 00</text:p>
          </table:table-cell>
          <table:table-cell office:value-type="string" calcext:value-type="string">
            <text:p>+90 242 814 55 30</text:p>
          </table:table-cell>
          <table:table-cell office:value-type="string" calcext:value-type="string">
            <text:p>www.barut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69];&quot;','&quot;;[.C169];&quot;','&quot;;[.I169];&quot;','&quot;;[.J169];&quot;','&quot;;[.K169];&quot;','','&quot;;[.D169];&quot;','&quot;;[.L169];&quot;','&quot;;[.M169];&quot;',&quot;;[.E169];&quot;,true,(select id from public.address where externalid=&quot;;REPLACE([.A169];1;9;&quot;&quot;);&quot;));&quot;)" office:value-type="string" office:string-value="insert into public.hotel(name, place, phone,fax,site,email,descr,vk,fb,stars,published,address_id) values('Barut Kemer 5*','Турция, Средиземноморский регион, Кемер','+90 242 814 31 00','+90 242 814 55 30','www.baruthotels.com','','Гостиница, Пляжный, 1-я линия от моря, Городской, центр','','',5,true,(select id from public.address where externalid=4804));" calcext:value-type="string">
            <text:p>insert into public.hotel(name, place, phone,fax,site,email,descr,vk,fb,stars,published,address_id) values('Barut Kemer 5*','Турция, Средиземноморский регион, Кемер','+90 242 814 31 00','+90 242 814 55 30','www.baruthotels.com','','Гостиница, Пляжный, 1-я линия от моря, Городской, центр','','',5,true,(select id from public.address where externalid=4804));</text:p>
          </table:table-cell>
          <table:table-cell table:formula="of:=CONCATENATE(&quot;(select id from hotel where externalid=&quot;;REPLACE([.A169];1;9;&quot;&quot;);&quot;)&quot;)" office:value-type="string" office:string-value="(select id from hotel where externalid=4804)" calcext:value-type="string">
            <text:p>(select id from hotel where externalid=4804)</text:p>
          </table:table-cell>
          <table:table-cell table:formula="of:=CONCATENATE(&quot;insert into public.address(country_id,settlementpart,streetpart,externalid) values((select id from public.country where name_ru='&quot;;[.F169];&quot;'),'&quot;;[.G169];&quot;','&quot; ;[.H169];&quot;',&quot;;REPLACE([.A169];1;9;&quot;&quot;);&quot;);&quot;)" office:value-type="string" office:string-value="insert into public.address(country_id,settlementpart,streetpart,externalid) values((select id from public.country where name_ru='Турция'),'Кемер','Ataturk Bulvari, Yeni mah. No:24 Kemer Antalya / Turkey',4804);" calcext:value-type="string">
            <text:p>insert into public.address(country_id,settlementpart,streetpart,externalid) values((select id from public.country where name_ru='Турция'),'Кемер','Ataturk Bulvari, Yeni mah. No:24 Kemer Antalya / Turkey',4804);</text:p>
          </table:table-cell>
          <table:table-cell/>
        </table:table-row>
        <table:table-row table:style-name="ro1">
          <table:table-cell office:value-type="string" calcext:value-type="string">
            <text:p>/hotel/al26638</text:p>
          </table:table-cell>
          <table:table-cell office:value-type="string" calcext:value-type="string">
            <text:p>Serenity Makadi Beach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P.O. Box 324 Safaga Road, Makadi Bay, Red Sea, Egypt</text:p>
          </table:table-cell>
          <table:table-cell office:value-type="string" calcext:value-type="string">
            <text:p>+20 65 359 09 60</text:p>
          </table:table-cell>
          <table:table-cell office:value-type="string" calcext:value-type="string">
            <text:p>+20 65 359 09 70</text:p>
          </table:table-cell>
          <table:table-cell office:value-type="string" calcext:value-type="string">
            <text:p>www.serenity-resorts.com</text:p>
          </table:table-cell>
          <table:table-cell/>
          <table:table-cell office:value-type="string" calcext:value-type="string">
            <text:p>https://www.facebook.com/Serenityhotelsandresorts</text:p>
          </table:table-cell>
          <table:table-cell table:formula="of:=CONCATENATE(&quot;insert into public.hotel(name, place, phone,fax,site,email,descr,vk,fb,stars,published,address_id) values('&quot;;[.B170];&quot;','&quot;;[.C170];&quot;','&quot;;[.I170];&quot;','&quot;;[.J170];&quot;','&quot;;[.K170];&quot;','','&quot;;[.D170];&quot;','&quot;;[.L170];&quot;','&quot;;[.M170];&quot;',&quot;;[.E170];&quot;,true,(select id from public.address where externalid=&quot;;REPLACE([.A170];1;9;&quot;&quot;);&quot;));&quot;)" office:value-type="string" office:string-value="insert into public.hotel(name, place, phone,fax,site,email,descr,vk,fb,stars,published,address_id) values('Serenity Makadi Beach 5*','Египет, Мухафаза Красное Море, Макади Бэй','+20 65 359 09 60','+20 65 359 09 70','www.serenity-resorts.com','','Гостиничный комплекс, Пляжный, 1-я линия от моря','','https://www.facebook.com/Serenityhotelsandresorts',5,true,(select id from public.address where externalid=26638));" calcext:value-type="string">
            <text:p>insert into public.hotel(name, place, phone,fax,site,email,descr,vk,fb,stars,published,address_id) values('Serenity Makadi Beach 5*','Египет, Мухафаза Красное Море, Макади Бэй','+20 65 359 09 60','+20 65 359 09 70','www.serenity-resorts.com','','Гостиничный комплекс, Пляжный, 1-я линия от моря','','https://www.facebook.com/Serenityhotelsandresorts',5,true,(select id from public.address where externalid=26638));</text:p>
          </table:table-cell>
          <table:table-cell table:formula="of:=CONCATENATE(&quot;(select id from hotel where externalid=&quot;;REPLACE([.A170];1;9;&quot;&quot;);&quot;)&quot;)" office:value-type="string" office:string-value="(select id from hotel where externalid=26638)" calcext:value-type="string">
            <text:p>(select id from hotel where externalid=26638)</text:p>
          </table:table-cell>
          <table:table-cell table:formula="of:=CONCATENATE(&quot;insert into public.address(country_id,settlementpart,streetpart,externalid) values((select id from public.country where name_ru='&quot;;[.F170];&quot;'),'&quot;;[.G170];&quot;','&quot; ;[.H170];&quot;',&quot;;REPLACE([.A170];1;9;&quot;&quot;);&quot;);&quot;)" office:value-type="string" office:string-value="insert into public.address(country_id,settlementpart,streetpart,externalid) values((select id from public.country where name_ru='Египет'),'Макади Бэй','P.O. Box 324 Safaga Road, Makadi Bay, Red Sea, Egypt',26638);" calcext:value-type="string">
            <text:p>insert into public.address(country_id,settlementpart,streetpart,externalid) values((select id from public.country where name_ru='Египет'),'Макади Бэй','P.O. Box 324 Safaga Road, Makadi Bay, Red Sea, Egypt',26638);</text:p>
          </table:table-cell>
          <table:table-cell/>
        </table:table-row>
        <table:table-row table:style-name="ro1">
          <table:table-cell office:value-type="string" calcext:value-type="string">
            <text:p>/hotel/al35954</text:p>
          </table:table-cell>
          <table:table-cell office:value-type="string" calcext:value-type="string">
            <text:p>Jewels Sahara Boutique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Hurghada Red Sea Egypt</text:p>
          </table:table-cell>
          <table:table-cell office:value-type="string" calcext:value-type="string">
            <text:p>20 114 140 31 60</text:p>
          </table:table-cell>
          <table:table-cell office:value-type="string" calcext:value-type="string">
            <text:p>+ 2065 3 615 301</text:p>
          </table:table-cell>
          <table:table-cell office:value-type="string" calcext:value-type="string">
            <text:p>www.jewelssahara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71];&quot;','&quot;;[.C171];&quot;','&quot;;[.I171];&quot;','&quot;;[.J171];&quot;','&quot;;[.K171];&quot;','','&quot;;[.D171];&quot;','&quot;;[.L171];&quot;','&quot;;[.M171];&quot;',&quot;;[.E171];&quot;,true,(select id from public.address where externalid=&quot;;REPLACE([.A171];1;9;&quot;&quot;);&quot;));&quot;)" office:value-type="string" office:string-value="insert into public.hotel(name, place, phone,fax,site,email,descr,vk,fb,stars,published,address_id) values('Jewels Sahara Boutique Resort 4*','Египет, Мухафаза Красное Море, Хургада','20 114 140 31 60','+ 2065 3 615 301','www.jewelssahararesort.com','','Гостиница, Пляжный, 1-я линия от моря','','',4,true,(select id from public.address where externalid=35954));" calcext:value-type="string">
            <text:p>insert into public.hotel(name, place, phone,fax,site,email,descr,vk,fb,stars,published,address_id) values('Jewels Sahara Boutique Resort 4*','Египет, Мухафаза Красное Море, Хургада','20 114 140 31 60','+ 2065 3 615 301','www.jewelssahararesort.com','','Гостиница, Пляжный, 1-я линия от моря','','',4,true,(select id from public.address where externalid=35954));</text:p>
          </table:table-cell>
          <table:table-cell table:formula="of:=CONCATENATE(&quot;(select id from hotel where externalid=&quot;;REPLACE([.A171];1;9;&quot;&quot;);&quot;)&quot;)" office:value-type="string" office:string-value="(select id from hotel where externalid=35954)" calcext:value-type="string">
            <text:p>(select id from hotel where externalid=35954)</text:p>
          </table:table-cell>
          <table:table-cell table:formula="of:=CONCATENATE(&quot;insert into public.address(country_id,settlementpart,streetpart,externalid) values((select id from public.country where name_ru='&quot;;[.F171];&quot;'),'&quot;;[.G171];&quot;','&quot; ;[.H171];&quot;',&quot;;REPLACE([.A171];1;9;&quot;&quot;);&quot;);&quot;)" office:value-type="string" office:string-value="insert into public.address(country_id,settlementpart,streetpart,externalid) values((select id from public.country where name_ru='Египет'),'Хургада','Hurghada Red Sea Egypt',35954);" calcext:value-type="string">
            <text:p>insert into public.address(country_id,settlementpart,streetpart,externalid) values((select id from public.country where name_ru='Египет'),'Хургада','Hurghada Red Sea Egypt',35954);</text:p>
          </table:table-cell>
          <table:table-cell/>
        </table:table-row>
        <table:table-row table:style-name="ro1">
          <table:table-cell office:value-type="string" calcext:value-type="string">
            <text:p>/hotel/al5209</text:p>
          </table:table-cell>
          <table:table-cell office:value-type="string" calcext:value-type="string">
            <text:p>Magawish Village &amp; Resort (закрыт)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Hurghada, Red Sea, Egypt</text:p>
          </table:table-cell>
          <table:table-cell office:value-type="string" calcext:value-type="string">
            <text:p>+2065 346 46 20-29</text:p>
          </table:table-cell>
          <table:table-cell office:value-type="string" calcext:value-type="string">
            <text:p>+2065 346 46 33</text:p>
          </table:table-cell>
          <table:table-cell office:value-type="string" calcext:value-type="string">
            <text:p>www.magawish.net</text:p>
          </table:table-cell>
          <table:table-cell office:value-type="string" calcext:value-type="string">
            <text:p>http://vk.com/magawishvillage</text:p>
          </table:table-cell>
          <table:table-cell/>
          <table:table-cell table:formula="of:=CONCATENATE(&quot;insert into public.hotel(name, place, phone,fax,site,email,descr,vk,fb,stars,published,address_id) values('&quot;;[.B172];&quot;','&quot;;[.C172];&quot;','&quot;;[.I172];&quot;','&quot;;[.J172];&quot;','&quot;;[.K172];&quot;','','&quot;;[.D172];&quot;','&quot;;[.L172];&quot;','&quot;;[.M172];&quot;',&quot;;[.E172];&quot;,true,(select id from public.address where externalid=&quot;;REPLACE([.A172];1;9;&quot;&quot;);&quot;));&quot;)" office:value-type="string" office:string-value="insert into public.hotel(name, place, phone,fax,site,email,descr,vk,fb,stars,published,address_id) values('Magawish Village &amp; Resort (закрыт) 4*','Египет, Мухафаза Красное Море, Хургада','+2065 346 46 20-29','+2065 346 46 33','www.magawish.net','','Гостиница, Пляжный, 1-я линия от моря','http://vk.com/magawishvillage','',4,true,(select id from public.address where externalid=5209));" calcext:value-type="string">
            <text:p>insert into public.hotel(name, place, phone,fax,site,email,descr,vk,fb,stars,published,address_id) values('Magawish Village &amp; Resort (закрыт) 4*','Египет, Мухафаза Красное Море, Хургада','+2065 346 46 20-29','+2065 346 46 33','www.magawish.net','','Гостиница, Пляжный, 1-я линия от моря','http://vk.com/magawishvillage','',4,true,(select id from public.address where externalid=5209));</text:p>
          </table:table-cell>
          <table:table-cell table:formula="of:=CONCATENATE(&quot;(select id from hotel where externalid=&quot;;REPLACE([.A172];1;9;&quot;&quot;);&quot;)&quot;)" office:value-type="string" office:string-value="(select id from hotel where externalid=5209)" calcext:value-type="string">
            <text:p>(select id from hotel where externalid=5209)</text:p>
          </table:table-cell>
          <table:table-cell table:formula="of:=CONCATENATE(&quot;insert into public.address(country_id,settlementpart,streetpart,externalid) values((select id from public.country where name_ru='&quot;;[.F172];&quot;'),'&quot;;[.G172];&quot;','&quot; ;[.H172];&quot;',&quot;;REPLACE([.A172];1;9;&quot;&quot;);&quot;);&quot;)" office:value-type="string" office:string-value="insert into public.address(country_id,settlementpart,streetpart,externalid) values((select id from public.country where name_ru='Египет'),'Хургада','Hurghada, Red Sea, Egypt',5209);" calcext:value-type="string">
            <text:p>insert into public.address(country_id,settlementpart,streetpart,externalid) values((select id from public.country where name_ru='Египет'),'Хургада','Hurghada, Red Sea, Egypt',5209);</text:p>
          </table:table-cell>
          <table:table-cell/>
        </table:table-row>
        <table:table-row table:style-name="ro1">
          <table:table-cell office:value-type="string" calcext:value-type="string">
            <text:p>/hotel/al24842</text:p>
          </table:table-cell>
          <table:table-cell office:value-type="string" calcext:value-type="string">
            <text:p>Harmony Makadi Bay Hotel &amp; Resort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P.O. Box 642, Makadi Bay Hurghada Egypt</text:p>
          </table:table-cell>
          <table:table-cell office:value-type="string" calcext:value-type="string">
            <text:p>+20 (0) 65 3590359</text:p>
          </table:table-cell>
          <table:table-cell office:value-type="string" calcext:value-type="string">
            <text:p>+20 (0) 65 3590360</text:p>
          </table:table-cell>
          <table:table-cell office:value-type="string" calcext:value-type="string">
            <text:p>harmonymakadibay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73];&quot;','&quot;;[.C173];&quot;','&quot;;[.I173];&quot;','&quot;;[.J173];&quot;','&quot;;[.K173];&quot;','','&quot;;[.D173];&quot;','&quot;;[.L173];&quot;','&quot;;[.M173];&quot;',&quot;;[.E173];&quot;,true,(select id from public.address where externalid=&quot;;REPLACE([.A173];1;9;&quot;&quot;);&quot;));&quot;)" office:value-type="string" office:string-value="insert into public.hotel(name, place, phone,fax,site,email,descr,vk,fb,stars,published,address_id) values('Harmony Makadi Bay Hotel &amp; Resort 5*','Египет, Мухафаза Красное Море, Макади Бэй','+20 (0) 65 3590359','+20 (0) 65 3590360','harmonymakadibay.com','','Гостиничный комплекс, Пляжный, 1-я линия от моря','','',5,true,(select id from public.address where externalid=24842));" calcext:value-type="string">
            <text:p>insert into public.hotel(name, place, phone,fax,site,email,descr,vk,fb,stars,published,address_id) values('Harmony Makadi Bay Hotel &amp; Resort 5*','Египет, Мухафаза Красное Море, Макади Бэй','+20 (0) 65 3590359','+20 (0) 65 3590360','harmonymakadibay.com','','Гостиничный комплекс, Пляжный, 1-я линия от моря','','',5,true,(select id from public.address where externalid=24842));</text:p>
          </table:table-cell>
          <table:table-cell table:formula="of:=CONCATENATE(&quot;(select id from hotel where externalid=&quot;;REPLACE([.A173];1;9;&quot;&quot;);&quot;)&quot;)" office:value-type="string" office:string-value="(select id from hotel where externalid=24842)" calcext:value-type="string">
            <text:p>(select id from hotel where externalid=24842)</text:p>
          </table:table-cell>
          <table:table-cell table:formula="of:=CONCATENATE(&quot;insert into public.address(country_id,settlementpart,streetpart,externalid) values((select id from public.country where name_ru='&quot;;[.F173];&quot;'),'&quot;;[.G173];&quot;','&quot; ;[.H173];&quot;',&quot;;REPLACE([.A173];1;9;&quot;&quot;);&quot;);&quot;)" office:value-type="string" office:string-value="insert into public.address(country_id,settlementpart,streetpart,externalid) values((select id from public.country where name_ru='Египет'),'Макади Бэй','P.O. Box 642, Makadi Bay Hurghada Egypt',24842);" calcext:value-type="string">
            <text:p>insert into public.address(country_id,settlementpart,streetpart,externalid) values((select id from public.country where name_ru='Египет'),'Макади Бэй','P.O. Box 642, Makadi Bay Hurghada Egypt',24842);</text:p>
          </table:table-cell>
          <table:table-cell/>
        </table:table-row>
        <table:table-row table:style-name="ro1">
          <table:table-cell office:value-type="string" calcext:value-type="string">
            <text:p>/hotel/al17095</text:p>
          </table:table-cell>
          <table:table-cell office:value-type="string" calcext:value-type="string">
            <text:p>Thalassa Sousse 4*</text:p>
          </table:table-cell>
          <table:table-cell office:value-type="string" calcext:value-type="string">
            <text:p>Тунис, Вилайет Сус, Сусс, Сусс-центр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Сусс</text:p>
          </table:table-cell>
          <table:table-cell office:value-type="string" calcext:value-type="string">
            <text:p>Boulevard January 14, 2011 / Sousse / Tunisia, 4039, Sousse, Tunisia</text:p>
          </table:table-cell>
          <table:table-cell office:value-type="string" calcext:value-type="string">
            <text:p>+216 732 75 355</text:p>
          </table:table-cell>
          <table:table-cell office:value-type="string" calcext:value-type="string">
            <text:p>+216 73 275 366</text:p>
          </table:table-cell>
          <table:table-cell office:value-type="string" calcext:value-type="string">
            <text:p>www.thalassa-hotels.com</text:p>
          </table:table-cell>
          <table:table-cell office:value-type="string" calcext:value-type="string">
            <text:p>https://vk.com/public136050226</text:p>
          </table:table-cell>
          <table:table-cell office:value-type="string" calcext:value-type="string">
            <text:p>https://www.facebook.com/ThalassaHotels?id_article=234</text:p>
          </table:table-cell>
          <table:table-cell table:formula="of:=CONCATENATE(&quot;insert into public.hotel(name, place, phone,fax,site,email,descr,vk,fb,stars,published,address_id) values('&quot;;[.B174];&quot;','&quot;;[.C174];&quot;','&quot;;[.I174];&quot;','&quot;;[.J174];&quot;','&quot;;[.K174];&quot;','','&quot;;[.D174];&quot;','&quot;;[.L174];&quot;','&quot;;[.M174];&quot;',&quot;;[.E174];&quot;,true,(select id from public.address where externalid=&quot;;REPLACE([.A174];1;9;&quot;&quot;);&quot;));&quot;)" office:value-type="string" office:string-value="insert into public.hotel(name, place, phone,fax,site,email,descr,vk,fb,stars,published,address_id) values('Thalassa Sousse 4*','Тунис, Вилайет Сус, Сусс, Сусс-центр','+216 732 75 355','+216 73 275 366','www.thalassa-hotels.com','','Гостиница, Пляжный, 1-я линия от моря','https://vk.com/public136050226','https://www.facebook.com/ThalassaHotels?id_article=234',4,true,(select id from public.address where externalid=17095));" calcext:value-type="string">
            <text:p>insert into public.hotel(name, place, phone,fax,site,email,descr,vk,fb,stars,published,address_id) values('Thalassa Sousse 4*','Тунис, Вилайет Сус, Сусс, Сусс-центр','+216 732 75 355','+216 73 275 366','www.thalassa-hotels.com','','Гостиница, Пляжный, 1-я линия от моря','https://vk.com/public136050226','https://www.facebook.com/ThalassaHotels?id_article=234',4,true,(select id from public.address where externalid=17095));</text:p>
          </table:table-cell>
          <table:table-cell table:formula="of:=CONCATENATE(&quot;(select id from hotel where externalid=&quot;;REPLACE([.A174];1;9;&quot;&quot;);&quot;)&quot;)" office:value-type="string" office:string-value="(select id from hotel where externalid=17095)" calcext:value-type="string">
            <text:p>(select id from hotel where externalid=17095)</text:p>
          </table:table-cell>
          <table:table-cell table:formula="of:=CONCATENATE(&quot;insert into public.address(country_id,settlementpart,streetpart,externalid) values((select id from public.country where name_ru='&quot;;[.F174];&quot;'),'&quot;;[.G174];&quot;','&quot; ;[.H174];&quot;',&quot;;REPLACE([.A174];1;9;&quot;&quot;);&quot;);&quot;)" office:value-type="string" office:string-value="insert into public.address(country_id,settlementpart,streetpart,externalid) values((select id from public.country where name_ru='Тунис'),'Сусс','Boulevard January 14, 2011 / Sousse / Tunisia, 4039, Sousse, Tunisia',17095);" calcext:value-type="string">
            <text:p>insert into public.address(country_id,settlementpart,streetpart,externalid) values((select id from public.country where name_ru='Тунис'),'Сусс','Boulevard January 14, 2011 / Sousse / Tunisia, 4039, Sousse, Tunisia',17095);</text:p>
          </table:table-cell>
          <table:table-cell/>
        </table:table-row>
        <table:table-row table:style-name="ro1">
          <table:table-cell office:value-type="string" calcext:value-type="string">
            <text:p>/hotel/al44182</text:p>
          </table:table-cell>
          <table:table-cell office:value-type="string" calcext:value-type="string">
            <text:p>PGS Hotels Casa del Sol 4*</text:p>
          </table:table-cell>
          <table:table-cell office:value-type="string" calcext:value-type="string">
            <text:p>Таиланд, Южный регион, Пхукет остров, Ката Бич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хукет о.</text:p>
          </table:table-cell>
          <table:table-cell office:value-type="string" calcext:value-type="string">
            <text:p>48/12 Kata Road, T. Karon, A. Muang, Kata Beach, 83000</text:p>
          </table:table-cell>
          <table:table-cell office:value-type="string" calcext:value-type="string">
            <text:p>+66 (76) 33-32-90</text:p>
          </table:table-cell>
          <table:table-cell office:value-type="string" calcext:value-type="string">
            <text:p>+66 (76) 33-31-99</text:p>
          </table:table-cell>
          <table:table-cell office:value-type="string" calcext:value-type="string">
            <text:p>www.pgshotels.asia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75];&quot;','&quot;;[.C175];&quot;','&quot;;[.I175];&quot;','&quot;;[.J175];&quot;','&quot;;[.K175];&quot;','','&quot;;[.D175];&quot;','&quot;;[.L175];&quot;','&quot;;[.M175];&quot;',&quot;;[.E175];&quot;,true,(select id from public.address where externalid=&quot;;REPLACE([.A175];1;9;&quot;&quot;);&quot;));&quot;)" office:value-type="string" office:string-value="insert into public.hotel(name, place, phone,fax,site,email,descr,vk,fb,stars,published,address_id) values('PGS Hotels Casa del Sol 4*','Таиланд, Южный регион, Пхукет остров, Ката Бич','+66 (76) 33-32-90','+66 (76) 33-31-99','www.pgshotels.asia','','Гостиница, Пляжный, 2-я линия от моря','','',4,true,(select id from public.address where externalid=44182));" calcext:value-type="string">
            <text:p>insert into public.hotel(name, place, phone,fax,site,email,descr,vk,fb,stars,published,address_id) values('PGS Hotels Casa del Sol 4*','Таиланд, Южный регион, Пхукет остров, Ката Бич','+66 (76) 33-32-90','+66 (76) 33-31-99','www.pgshotels.asia','','Гостиница, Пляжный, 2-я линия от моря','','',4,true,(select id from public.address where externalid=44182));</text:p>
          </table:table-cell>
          <table:table-cell table:formula="of:=CONCATENATE(&quot;(select id from hotel where externalid=&quot;;REPLACE([.A175];1;9;&quot;&quot;);&quot;)&quot;)" office:value-type="string" office:string-value="(select id from hotel where externalid=44182)" calcext:value-type="string">
            <text:p>(select id from hotel where externalid=44182)</text:p>
          </table:table-cell>
          <table:table-cell table:formula="of:=CONCATENATE(&quot;insert into public.address(country_id,settlementpart,streetpart,externalid) values((select id from public.country where name_ru='&quot;;[.F175];&quot;'),'&quot;;[.G175];&quot;','&quot; ;[.H175];&quot;',&quot;;REPLACE([.A175];1;9;&quot;&quot;);&quot;);&quot;)" office:value-type="string" office:string-value="insert into public.address(country_id,settlementpart,streetpart,externalid) values((select id from public.country where name_ru='Таиланд'),'Пхукет о.','48/12 Kata Road, T. Karon, A. Muang, Kata Beach, 83000',44182);" calcext:value-type="string">
            <text:p>insert into public.address(country_id,settlementpart,streetpart,externalid) values((select id from public.country where name_ru='Таиланд'),'Пхукет о.','48/12 Kata Road, T. Karon, A. Muang, Kata Beach, 83000',44182);</text:p>
          </table:table-cell>
          <table:table-cell/>
        </table:table-row>
        <table:table-row table:style-name="ro1">
          <table:table-cell office:value-type="string" calcext:value-type="string">
            <text:p>/hotel/al5408</text:p>
          </table:table-cell>
          <table:table-cell office:value-type="string" calcext:value-type="string">
            <text:p>Venezia Palace Deluxe Resort 5*</text:p>
          </table:table-cell>
          <table:table-cell office:value-type="string" calcext:value-type="string">
            <text:p>Турция, Средиземноморский регион, Анталия, Кунду</text:p>
          </table:table-cell>
          <table:table-cell office:value-type="string" calcext:value-type="string">
            <text:p>Гостиница, Пляжный, 1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нталия</text:p>
          </table:table-cell>
          <table:table-cell office:value-type="string" calcext:value-type="string">
            <text:p>Kundu Köyü Aksu</text:p>
          </table:table-cell>
          <table:table-cell office:value-type="string" calcext:value-type="string">
            <text:p>+ 90 (242) 431 26 26</text:p>
          </table:table-cell>
          <table:table-cell office:value-type="string" calcext:value-type="string">
            <text:p>+ 90 (242) 431 26 62</text:p>
          </table:table-cell>
          <table:table-cell office:value-type="string" calcext:value-type="string">
            <text:p>www.veneziapalace.com</text:p>
          </table:table-cell>
          <table:table-cell/>
          <table:table-cell office:value-type="string" calcext:value-type="string">
            <text:p>https://www.facebook.com/VeneziaPalaceAntalya</text:p>
          </table:table-cell>
          <table:table-cell table:formula="of:=CONCATENATE(&quot;insert into public.hotel(name, place, phone,fax,site,email,descr,vk,fb,stars,published,address_id) values('&quot;;[.B176];&quot;','&quot;;[.C176];&quot;','&quot;;[.I176];&quot;','&quot;;[.J176];&quot;','&quot;;[.K176];&quot;','','&quot;;[.D176];&quot;','&quot;;[.L176];&quot;','&quot;;[.M176];&quot;',&quot;;[.E176];&quot;,true,(select id from public.address where externalid=&quot;;REPLACE([.A176];1;9;&quot;&quot;);&quot;));&quot;)" office:value-type="string" office:string-value="insert into public.hotel(name, place, phone,fax,site,email,descr,vk,fb,stars,published,address_id) values('Venezia Palace Deluxe Resort 5*','Турция, Средиземноморский регион, Анталия, Кунду','+ 90 (242) 431 26 26','+ 90 (242) 431 26 62','www.veneziapalace.com','','Гостиница, Пляжный, 1-я линия от моря, Городской, окраина','','https://www.facebook.com/VeneziaPalaceAntalya',5,true,(select id from public.address where externalid=5408));" calcext:value-type="string">
            <text:p>insert into public.hotel(name, place, phone,fax,site,email,descr,vk,fb,stars,published,address_id) values('Venezia Palace Deluxe Resort 5*','Турция, Средиземноморский регион, Анталия, Кунду','+ 90 (242) 431 26 26','+ 90 (242) 431 26 62','www.veneziapalace.com','','Гостиница, Пляжный, 1-я линия от моря, Городской, окраина','','https://www.facebook.com/VeneziaPalaceAntalya',5,true,(select id from public.address where externalid=5408));</text:p>
          </table:table-cell>
          <table:table-cell table:formula="of:=CONCATENATE(&quot;(select id from hotel where externalid=&quot;;REPLACE([.A176];1;9;&quot;&quot;);&quot;)&quot;)" office:value-type="string" office:string-value="(select id from hotel where externalid=5408)" calcext:value-type="string">
            <text:p>(select id from hotel where externalid=5408)</text:p>
          </table:table-cell>
          <table:table-cell table:formula="of:=CONCATENATE(&quot;insert into public.address(country_id,settlementpart,streetpart,externalid) values((select id from public.country where name_ru='&quot;;[.F176];&quot;'),'&quot;;[.G176];&quot;','&quot; ;[.H176];&quot;',&quot;;REPLACE([.A176];1;9;&quot;&quot;);&quot;);&quot;)" office:value-type="string" office:string-value="insert into public.address(country_id,settlementpart,streetpart,externalid) values((select id from public.country where name_ru='Турция'),'Анталия','Kundu Köyü Aksu',5408);" calcext:value-type="string">
            <text:p>insert into public.address(country_id,settlementpart,streetpart,externalid) values((select id from public.country where name_ru='Турция'),'Анталия','Kundu Köyü Aksu',5408);</text:p>
          </table:table-cell>
          <table:table-cell/>
        </table:table-row>
        <table:table-row table:style-name="ro1">
          <table:table-cell office:value-type="string" calcext:value-type="string">
            <text:p>/hotel/al230</text:p>
          </table:table-cell>
          <table:table-cell office:value-type="string" calcext:value-type="string">
            <text:p>Dreams Beach Resort Sharm El Sheikh 5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UM EL SID CLIFF, Sharm El shiekh, South Sinai.</text:p>
          </table:table-cell>
          <table:table-cell office:value-type="string" calcext:value-type="string">
            <text:p>+2 069 3660 170</text:p>
          </table:table-cell>
          <table:table-cell office:value-type="string" calcext:value-type="string">
            <text:p>+2 069 3660 199</text:p>
          </table:table-cell>
          <table:table-cell office:value-type="string" calcext:value-type="string">
            <text:p>www.dreamsresortsegypt.com</text:p>
          </table:table-cell>
          <table:table-cell office:value-type="string" calcext:value-type="string">
            <text:p>https://vk.com/dreamsresorts</text:p>
          </table:table-cell>
          <table:table-cell office:value-type="string" calcext:value-type="string">
            <text:p>https://www.facebook.com/pages/Dreams-Resorts-Egypt/21849974361</text:p>
          </table:table-cell>
          <table:table-cell table:formula="of:=CONCATENATE(&quot;insert into public.hotel(name, place, phone,fax,site,email,descr,vk,fb,stars,published,address_id) values('&quot;;[.B177];&quot;','&quot;;[.C177];&quot;','&quot;;[.I177];&quot;','&quot;;[.J177];&quot;','&quot;;[.K177];&quot;','','&quot;;[.D177];&quot;','&quot;;[.L177];&quot;','&quot;;[.M177];&quot;',&quot;;[.E177];&quot;,true,(select id from public.address where externalid=&quot;;REPLACE([.A177];1;9;&quot;&quot;);&quot;));&quot;)" office:value-type="string" office:string-value="insert into public.hotel(name, place, phone,fax,site,email,descr,vk,fb,stars,published,address_id) values('Dreams Beach Resort Sharm El Sheikh 5*','Египет, Мухафаза Южный Синай, Шарм-Эль-Шейх, Рас Ум Эль Сид','+2 069 3660 170','+2 069 3660 199','www.dreamsresortsegypt.com','','Гостиница, Пляжный, 1-я линия от моря','https://vk.com/dreamsresorts','https://www.facebook.com/pages/Dreams-Resorts-Egypt/21849974361',5,true,(select id from public.address where externalid=230));" calcext:value-type="string">
            <text:p>insert into public.hotel(name, place, phone,fax,site,email,descr,vk,fb,stars,published,address_id) values('Dreams Beach Resort Sharm El Sheikh 5*','Египет, Мухафаза Южный Синай, Шарм-Эль-Шейх, Рас Ум Эль Сид','+2 069 3660 170','+2 069 3660 199','www.dreamsresortsegypt.com','','Гостиница, Пляжный, 1-я линия от моря','https://vk.com/dreamsresorts','https://www.facebook.com/pages/Dreams-Resorts-Egypt/21849974361',5,true,(select id from public.address where externalid=230));</text:p>
          </table:table-cell>
          <table:table-cell table:formula="of:=CONCATENATE(&quot;(select id from hotel where externalid=&quot;;REPLACE([.A177];1;9;&quot;&quot;);&quot;)&quot;)" office:value-type="string" office:string-value="(select id from hotel where externalid=230)" calcext:value-type="string">
            <text:p>(select id from hotel where externalid=230)</text:p>
          </table:table-cell>
          <table:table-cell table:formula="of:=CONCATENATE(&quot;insert into public.address(country_id,settlementpart,streetpart,externalid) values((select id from public.country where name_ru='&quot;;[.F177];&quot;'),'&quot;;[.G177];&quot;','&quot; ;[.H177];&quot;',&quot;;REPLACE([.A177];1;9;&quot;&quot;);&quot;);&quot;)" office:value-type="string" office:string-value="insert into public.address(country_id,settlementpart,streetpart,externalid) values((select id from public.country where name_ru='Египет'),'Шарм-Эль-Шейх','UM EL SID CLIFF, Sharm El shiekh, South Sinai.',230);" calcext:value-type="string">
            <text:p>insert into public.address(country_id,settlementpart,streetpart,externalid) values((select id from public.country where name_ru='Египет'),'Шарм-Эль-Шейх','UM EL SID CLIFF, Sharm El shiekh, South Sinai.',230);</text:p>
          </table:table-cell>
          <table:table-cell/>
        </table:table-row>
        <table:table-row table:style-name="ro1">
          <table:table-cell office:value-type="string" calcext:value-type="string">
            <text:p>/hotel/al25709</text:p>
          </table:table-cell>
          <table:table-cell office:value-type="string" calcext:value-type="string">
            <text:p>Larissa Club Akman Park 4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Çamyuva / Kemer / Antalya, TÜRKİYE</text:p>
          </table:table-cell>
          <table:table-cell office:value-type="string" calcext:value-type="string">
            <text:p>(242) 824 62 96</text:p>
          </table:table-cell>
          <table:table-cell office:value-type="string" calcext:value-type="string">
            <text:p>(242) 824 65 04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178];&quot;','&quot;;[.C178];&quot;','&quot;;[.I178];&quot;','&quot;;[.J178];&quot;','&quot;;[.K178];&quot;','','&quot;;[.D178];&quot;','&quot;;[.L178];&quot;','&quot;;[.M178];&quot;',&quot;;[.E178];&quot;,true,(select id from public.address where externalid=&quot;;REPLACE([.A178];1;9;&quot;&quot;);&quot;));&quot;)" office:value-type="string" office:string-value="insert into public.hotel(name, place, phone,fax,site,email,descr,vk,fb,stars,published,address_id) values('Larissa Club Akman Park 4*','Турция, Средиземноморский регион, Кемер, Чамьюва','(242) 824 62 96','(242) 824 65 04','','','Гостиничный комплекс, Пляжный, 1-я линия от моря, Загородный, рядом','','',4,true,(select id from public.address where externalid=25709));" calcext:value-type="string">
            <text:p>insert into public.hotel(name, place, phone,fax,site,email,descr,vk,fb,stars,published,address_id) values('Larissa Club Akman Park 4*','Турция, Средиземноморский регион, Кемер, Чамьюва','(242) 824 62 96','(242) 824 65 04','','','Гостиничный комплекс, Пляжный, 1-я линия от моря, Загородный, рядом','','',4,true,(select id from public.address where externalid=25709));</text:p>
          </table:table-cell>
          <table:table-cell table:formula="of:=CONCATENATE(&quot;(select id from hotel where externalid=&quot;;REPLACE([.A178];1;9;&quot;&quot;);&quot;)&quot;)" office:value-type="string" office:string-value="(select id from hotel where externalid=25709)" calcext:value-type="string">
            <text:p>(select id from hotel where externalid=25709)</text:p>
          </table:table-cell>
          <table:table-cell table:formula="of:=CONCATENATE(&quot;insert into public.address(country_id,settlementpart,streetpart,externalid) values((select id from public.country where name_ru='&quot;;[.F178];&quot;'),'&quot;;[.G178];&quot;','&quot; ;[.H178];&quot;',&quot;;REPLACE([.A178];1;9;&quot;&quot;);&quot;);&quot;)" office:value-type="string" office:string-value="insert into public.address(country_id,settlementpart,streetpart,externalid) values((select id from public.country where name_ru='Турция'),'Кемер','Çamyuva / Kemer / Antalya, TÜRKİYE',25709);" calcext:value-type="string">
            <text:p>insert into public.address(country_id,settlementpart,streetpart,externalid) values((select id from public.country where name_ru='Турция'),'Кемер','Çamyuva / Kemer / Antalya, TÜRKİYE',25709);</text:p>
          </table:table-cell>
          <table:table-cell/>
        </table:table-row>
        <table:table-row table:style-name="ro1">
          <table:table-cell office:value-type="string" calcext:value-type="string">
            <text:p>/hotel/al20760</text:p>
          </table:table-cell>
          <table:table-cell office:value-type="string" calcext:value-type="string">
            <text:p>Larissa Vista 4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emer, Antalya, Turkey</text:p>
          </table:table-cell>
          <table:table-cell office:value-type="string" calcext:value-type="string">
            <text:p>(242) 815 28 08</text:p>
          </table:table-cell>
          <table:table-cell office:value-type="string" calcext:value-type="string">
            <text:p>(242) 815 28 18</text:p>
          </table:table-cell>
          <table:table-cell office:value-type="string" calcext:value-type="string">
            <text:p>www.larissahotels.com</text:p>
          </table:table-cell>
          <table:table-cell office:value-type="string" calcext:value-type="string">
            <text:p>http://vk.com/larissvista</text:p>
          </table:table-cell>
          <table:table-cell/>
          <table:table-cell table:formula="of:=CONCATENATE(&quot;insert into public.hotel(name, place, phone,fax,site,email,descr,vk,fb,stars,published,address_id) values('&quot;;[.B179];&quot;','&quot;;[.C179];&quot;','&quot;;[.I179];&quot;','&quot;;[.J179];&quot;','&quot;;[.K179];&quot;','','&quot;;[.D179];&quot;','&quot;;[.L179];&quot;','&quot;;[.M179];&quot;',&quot;;[.E179];&quot;,true,(select id from public.address where externalid=&quot;;REPLACE([.A179];1;9;&quot;&quot;);&quot;));&quot;)" office:value-type="string" office:string-value="insert into public.hotel(name, place, phone,fax,site,email,descr,vk,fb,stars,published,address_id) values('Larissa Vista 4*','Турция, Средиземноморский регион, Кемер, Гёйнюк','(242) 815 28 08','(242) 815 28 18','www.larissahotels.com','','Гостиница, Пляжный, 2-я линия от моря, Загородный, рядом','http://vk.com/larissvista','',4,true,(select id from public.address where externalid=20760));" calcext:value-type="string">
            <text:p>insert into public.hotel(name, place, phone,fax,site,email,descr,vk,fb,stars,published,address_id) values('Larissa Vista 4*','Турция, Средиземноморский регион, Кемер, Гёйнюк','(242) 815 28 08','(242) 815 28 18','www.larissahotels.com','','Гостиница, Пляжный, 2-я линия от моря, Загородный, рядом','http://vk.com/larissvista','',4,true,(select id from public.address where externalid=20760));</text:p>
          </table:table-cell>
          <table:table-cell table:formula="of:=CONCATENATE(&quot;(select id from hotel where externalid=&quot;;REPLACE([.A179];1;9;&quot;&quot;);&quot;)&quot;)" office:value-type="string" office:string-value="(select id from hotel where externalid=20760)" calcext:value-type="string">
            <text:p>(select id from hotel where externalid=20760)</text:p>
          </table:table-cell>
          <table:table-cell table:formula="of:=CONCATENATE(&quot;insert into public.address(country_id,settlementpart,streetpart,externalid) values((select id from public.country where name_ru='&quot;;[.F179];&quot;'),'&quot;;[.G179];&quot;','&quot; ;[.H179];&quot;',&quot;;REPLACE([.A179];1;9;&quot;&quot;);&quot;);&quot;)" office:value-type="string" office:string-value="insert into public.address(country_id,settlementpart,streetpart,externalid) values((select id from public.country where name_ru='Турция'),'Кемер','Kemer, Antalya, Turkey',20760);" calcext:value-type="string">
            <text:p>insert into public.address(country_id,settlementpart,streetpart,externalid) values((select id from public.country where name_ru='Турция'),'Кемер','Kemer, Antalya, Turkey',20760);</text:p>
          </table:table-cell>
          <table:table-cell/>
        </table:table-row>
        <table:table-row table:style-name="ro1">
          <table:table-cell office:value-type="string" calcext:value-type="string">
            <text:p>/hotel/al4162</text:p>
          </table:table-cell>
          <table:table-cell office:value-type="string" calcext:value-type="string">
            <text:p>Palm Beach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Corniche Road/Hurghada/Red sea/Egypt</text:p>
          </table:table-cell>
          <table:table-cell office:value-type="string" calcext:value-type="string">
            <text:p>+20/65/3500035 - 43</text:p>
          </table:table-cell>
          <table:table-cell office:value-type="string" calcext:value-type="string">
            <text:p>+20/65/3500044</text:p>
          </table:table-cell>
          <table:table-cell office:value-type="string" calcext:value-type="string">
            <text:p>www.palmbeach-hurghad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80];&quot;','&quot;;[.C180];&quot;','&quot;;[.I180];&quot;','&quot;;[.J180];&quot;','&quot;;[.K180];&quot;','','&quot;;[.D180];&quot;','&quot;;[.L180];&quot;','&quot;;[.M180];&quot;',&quot;;[.E180];&quot;,true,(select id from public.address where externalid=&quot;;REPLACE([.A180];1;9;&quot;&quot;);&quot;));&quot;)" office:value-type="string" office:string-value="insert into public.hotel(name, place, phone,fax,site,email,descr,vk,fb,stars,published,address_id) values('Palm Beach Resort 4*','Египет, Мухафаза Красное Море, Хургада','+20/65/3500035 - 43','+20/65/3500044','www.palmbeach-hurghada.com','','Гостиничный комплекс, Пляжный, 1-я линия от моря','','',4,true,(select id from public.address where externalid=4162));" calcext:value-type="string">
            <text:p>insert into public.hotel(name, place, phone,fax,site,email,descr,vk,fb,stars,published,address_id) values('Palm Beach Resort 4*','Египет, Мухафаза Красное Море, Хургада','+20/65/3500035 - 43','+20/65/3500044','www.palmbeach-hurghada.com','','Гостиничный комплекс, Пляжный, 1-я линия от моря','','',4,true,(select id from public.address where externalid=4162));</text:p>
          </table:table-cell>
          <table:table-cell table:formula="of:=CONCATENATE(&quot;(select id from hotel where externalid=&quot;;REPLACE([.A180];1;9;&quot;&quot;);&quot;)&quot;)" office:value-type="string" office:string-value="(select id from hotel where externalid=4162)" calcext:value-type="string">
            <text:p>(select id from hotel where externalid=4162)</text:p>
          </table:table-cell>
          <table:table-cell table:formula="of:=CONCATENATE(&quot;insert into public.address(country_id,settlementpart,streetpart,externalid) values((select id from public.country where name_ru='&quot;;[.F180];&quot;'),'&quot;;[.G180];&quot;','&quot; ;[.H180];&quot;',&quot;;REPLACE([.A180];1;9;&quot;&quot;);&quot;);&quot;)" office:value-type="string" office:string-value="insert into public.address(country_id,settlementpart,streetpart,externalid) values((select id from public.country where name_ru='Египет'),'Хургада','Corniche Road/Hurghada/Red sea/Egypt',4162);" calcext:value-type="string">
            <text:p>insert into public.address(country_id,settlementpart,streetpart,externalid) values((select id from public.country where name_ru='Египет'),'Хургада','Corniche Road/Hurghada/Red sea/Egypt',4162);</text:p>
          </table:table-cell>
          <table:table-cell/>
        </table:table-row>
        <table:table-row table:style-name="ro1">
          <table:table-cell office:value-type="string" calcext:value-type="string">
            <text:p>/hotel/al138789</text:p>
          </table:table-cell>
          <table:table-cell office:value-type="string" calcext:value-type="string">
            <text:p>Bridge Resort (Бридж Резорт) 4*</text:p>
          </table:table-cell>
          <table:table-cell office:value-type="string" calcext:value-type="string">
            <text:p>Россия, Краснодарский край, Адлер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Адлер</text:p>
          </table:table-cell>
          <table:table-cell office:value-type="string" calcext:value-type="string">
            <text:p>ул. Фигурная, 45, Адлерский район, г. Сочи</text:p>
          </table:table-cell>
          <table:table-cell office:value-type="string" calcext:value-type="string">
            <text:p>+7 (862) 4444-333</text:p>
          </table:table-cell>
          <table:table-cell/>
          <table:table-cell office:value-type="string" calcext:value-type="string">
            <text:p>bridgeresort.ru</text:p>
          </table:table-cell>
          <table:table-cell office:value-type="string" calcext:value-type="string">
            <text:p>https://vk.com/bridgeresort</text:p>
          </table:table-cell>
          <table:table-cell office:value-type="string" calcext:value-type="string">
            <text:p>https://www.facebook.com/bridgeresort/</text:p>
          </table:table-cell>
          <table:table-cell table:formula="of:=CONCATENATE(&quot;insert into public.hotel(name, place, phone,fax,site,email,descr,vk,fb,stars,published,address_id) values('&quot;;[.B181];&quot;','&quot;;[.C181];&quot;','&quot;;[.I181];&quot;','&quot;;[.J181];&quot;','&quot;;[.K181];&quot;','','&quot;;[.D181];&quot;','&quot;;[.L181];&quot;','&quot;;[.M181];&quot;',&quot;;[.E181];&quot;,true,(select id from public.address where externalid=&quot;;REPLACE([.A181];1;9;&quot;&quot;);&quot;));&quot;)" office:value-type="string" office:string-value="insert into public.hotel(name, place, phone,fax,site,email,descr,vk,fb,stars,published,address_id) values('Bridge Resort (Бридж Резорт) 4*','Россия, Краснодарский край, Адлер','+7 (862) 4444-333','','bridgeresort.ru','','Гостиничный комплекс, Пляжный, 1-я линия от моря','https://vk.com/bridgeresort','https://www.facebook.com/bridgeresort/',4,true,(select id from public.address where externalid=138789));" calcext:value-type="string">
            <text:p>insert into public.hotel(name, place, phone,fax,site,email,descr,vk,fb,stars,published,address_id) values('Bridge Resort (Бридж Резорт) 4*','Россия, Краснодарский край, Адлер','+7 (862) 4444-333','','bridgeresort.ru','','Гостиничный комплекс, Пляжный, 1-я линия от моря','https://vk.com/bridgeresort','https://www.facebook.com/bridgeresort/',4,true,(select id from public.address where externalid=138789));</text:p>
          </table:table-cell>
          <table:table-cell table:formula="of:=CONCATENATE(&quot;(select id from hotel where externalid=&quot;;REPLACE([.A181];1;9;&quot;&quot;);&quot;)&quot;)" office:value-type="string" office:string-value="(select id from hotel where externalid=138789)" calcext:value-type="string">
            <text:p>(select id from hotel where externalid=138789)</text:p>
          </table:table-cell>
          <table:table-cell table:formula="of:=CONCATENATE(&quot;insert into public.address(country_id,settlementpart,streetpart,externalid) values((select id from public.country where name_ru='&quot;;[.F181];&quot;'),'&quot;;[.G181];&quot;','&quot; ;[.H181];&quot;',&quot;;REPLACE([.A181];1;9;&quot;&quot;);&quot;);&quot;)" office:value-type="string" office:string-value="insert into public.address(country_id,settlementpart,streetpart,externalid) values((select id from public.country where name_ru='Россия'),'Адлер','ул. Фигурная, 45, Адлерский район, г. Сочи',138789);" calcext:value-type="string">
            <text:p>insert into public.address(country_id,settlementpart,streetpart,externalid) values((select id from public.country where name_ru='Россия'),'Адлер','ул. Фигурная, 45, Адлерский район, г. Сочи',138789);</text:p>
          </table:table-cell>
          <table:table-cell/>
        </table:table-row>
        <table:table-row table:style-name="ro1">
          <table:table-cell office:value-type="string" calcext:value-type="string">
            <text:p>/hotel/al3499</text:p>
          </table:table-cell>
          <table:table-cell office:value-type="string" calcext:value-type="string">
            <text:p>JAZ Tour Khalef Thalasso &amp; Spa 5*</text:p>
          </table:table-cell>
          <table:table-cell office:value-type="string" calcext:value-type="string">
            <text:p>Тунис, Вилайет Сус, Сусс, Сусс-центр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Сусс</text:p>
          </table:table-cell>
          <table:table-cell office:value-type="string" calcext:value-type="string">
            <text:p>Boulevard 14 Janvier 2011, 4051, Sousse, Tunisia</text:p>
          </table:table-cell>
          <table:table-cell office:value-type="string" calcext:value-type="string">
            <text:p>+216 73241844</text:p>
          </table:table-cell>
          <table:table-cell office:value-type="string" calcext:value-type="string">
            <text:p>+216 73243868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182];&quot;','&quot;;[.C182];&quot;','&quot;;[.I182];&quot;','&quot;;[.J182];&quot;','&quot;;[.K182];&quot;','','&quot;;[.D182];&quot;','&quot;;[.L182];&quot;','&quot;;[.M182];&quot;',&quot;;[.E182];&quot;,true,(select id from public.address where externalid=&quot;;REPLACE([.A182];1;9;&quot;&quot;);&quot;));&quot;)" office:value-type="string" office:string-value="insert into public.hotel(name, place, phone,fax,site,email,descr,vk,fb,stars,published,address_id) values('JAZ Tour Khalef Thalasso &amp; Spa 5*','Тунис, Вилайет Сус, Сусс, Сусс-центр','+216 73241844','+216 73243868','','','Гостиница, Пляжный, 1-я линия от моря','','',5,true,(select id from public.address where externalid=3499));" calcext:value-type="string">
            <text:p>insert into public.hotel(name, place, phone,fax,site,email,descr,vk,fb,stars,published,address_id) values('JAZ Tour Khalef Thalasso &amp; Spa 5*','Тунис, Вилайет Сус, Сусс, Сусс-центр','+216 73241844','+216 73243868','','','Гостиница, Пляжный, 1-я линия от моря','','',5,true,(select id from public.address where externalid=3499));</text:p>
          </table:table-cell>
          <table:table-cell table:formula="of:=CONCATENATE(&quot;(select id from hotel where externalid=&quot;;REPLACE([.A182];1;9;&quot;&quot;);&quot;)&quot;)" office:value-type="string" office:string-value="(select id from hotel where externalid=3499)" calcext:value-type="string">
            <text:p>(select id from hotel where externalid=3499)</text:p>
          </table:table-cell>
          <table:table-cell table:formula="of:=CONCATENATE(&quot;insert into public.address(country_id,settlementpart,streetpart,externalid) values((select id from public.country where name_ru='&quot;;[.F182];&quot;'),'&quot;;[.G182];&quot;','&quot; ;[.H182];&quot;',&quot;;REPLACE([.A182];1;9;&quot;&quot;);&quot;);&quot;)" office:value-type="string" office:string-value="insert into public.address(country_id,settlementpart,streetpart,externalid) values((select id from public.country where name_ru='Тунис'),'Сусс','Boulevard 14 Janvier 2011, 4051, Sousse, Tunisia',3499);" calcext:value-type="string">
            <text:p>insert into public.address(country_id,settlementpart,streetpart,externalid) values((select id from public.country where name_ru='Тунис'),'Сусс','Boulevard 14 Janvier 2011, 4051, Sousse, Tunisia',3499);</text:p>
          </table:table-cell>
          <table:table-cell/>
        </table:table-row>
        <table:table-row table:style-name="ro1">
          <table:table-cell office:value-type="string" calcext:value-type="string">
            <text:p>/hotel/al32108</text:p>
          </table:table-cell>
          <table:table-cell office:value-type="string" calcext:value-type="string">
            <text:p>TT Hotels Pegasos Club 4*</text:p>
          </table:table-cell>
          <table:table-cell office:value-type="string" calcext:value-type="string">
            <text:p>Турция, Средиземноморский регион, Аланья, Авсаллар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п.Инджекум, г.Аланья, регион Анталии</text:p>
          </table:table-cell>
          <table:table-cell office:value-type="string" calcext:value-type="string">
            <text:p><text:s/>Incekum, Alanya, Antalya / TURKEY</text:p>
          </table:table-cell>
          <table:table-cell office:value-type="string" calcext:value-type="string">
            <text:p>+90 242 517 13 01</text:p>
          </table:table-cell>
          <table:table-cell office:value-type="string" calcext:value-type="string">
            <text:p>+90 242 517 13 66</text:p>
          </table:table-cell>
          <table:table-cell office:value-type="string" calcext:value-type="string">
            <text:p>tthotels.com</text:p>
          </table:table-cell>
          <table:table-cell/>
          <table:table-cell table:formula="of:=CONCATENATE(&quot;insert into public.hotel(name, place, phone,fax,site,email,descr,vk,fb,stars,published,address_id) values('&quot;;[.B183];&quot;','&quot;;[.C183];&quot;','&quot;;[.I183];&quot;','&quot;;[.J183];&quot;','&quot;;[.K183];&quot;','','&quot;;[.D183];&quot;','&quot;;[.L183];&quot;','&quot;;[.M183];&quot;',&quot;;[.E183];&quot;,true,(select id from public.address where externalid=&quot;;REPLACE([.A183];1;9;&quot;&quot;);&quot;));&quot;)" office:value-type="string" office:string-value="insert into public.hotel(name, place, phone,fax,site,email,descr,vk,fb,stars,published,address_id) values('TT Hotels Pegasos Club 4*','Турция, Средиземноморский регион, Аланья, Авсаллар',' Incekum, Alanya, Antalya / TURKEY','+90 242 517 13 01','+90 242 517 13 66','','Гостиничный комплекс, Пляжный, 1-я линия от моря','tthotels.com','',4,true,(select id from public.address where externalid=32108));" calcext:value-type="string">
            <text:p>insert into public.hotel(name, place, phone,fax,site,email,descr,vk,fb,stars,published,address_id) values('TT Hotels Pegasos Club 4*','Турция, Средиземноморский регион, Аланья, Авсаллар',' Incekum, Alanya, Antalya / TURKEY','+90 242 517 13 01','+90 242 517 13 66','','Гостиничный комплекс, Пляжный, 1-я линия от моря','tthotels.com','',4,true,(select id from public.address where externalid=32108));</text:p>
          </table:table-cell>
          <table:table-cell table:formula="of:=CONCATENATE(&quot;(select id from hotel where externalid=&quot;;REPLACE([.A183];1;9;&quot;&quot;);&quot;)&quot;)" office:value-type="string" office:string-value="(select id from hotel where externalid=32108)" calcext:value-type="string">
            <text:p>(select id from hotel where externalid=32108)</text:p>
          </table:table-cell>
          <table:table-cell table:formula="of:=CONCATENATE(&quot;insert into public.address(country_id,settlementpart,streetpart,externalid) values((select id from public.country where name_ru='&quot;;[.F183];&quot;'),'&quot;;[.G183];&quot;','&quot; ;[.H183];&quot;',&quot;;REPLACE([.A183];1;9;&quot;&quot;);&quot;);&quot;)" office:value-type="string" office:string-value="insert into public.address(country_id,settlementpart,streetpart,externalid) values((select id from public.country where name_ru='Турция'),'Аланья','п.Инджекум, г.Аланья, регион Анталии',32108);" calcext:value-type="string">
            <text:p>insert into public.address(country_id,settlementpart,streetpart,externalid) values((select id from public.country where name_ru='Турция'),'Аланья','п.Инджекум, г.Аланья, регион Анталии',32108);</text:p>
          </table:table-cell>
          <table:table-cell/>
        </table:table-row>
        <table:table-row table:style-name="ro1">
          <table:table-cell office:value-type="string" calcext:value-type="string">
            <text:p>/hotel/al20761</text:p>
          </table:table-cell>
          <table:table-cell office:value-type="string" calcext:value-type="string">
            <text:p>Fame Residence Lara &amp; Spa Hotel 5*</text:p>
          </table:table-cell>
          <table:table-cell office:value-type="string" calcext:value-type="string">
            <text:p>Турция, Средиземноморский регион, Анталия, Лара</text:p>
          </table:table-cell>
          <table:table-cell office:value-type="string" calcext:value-type="string">
            <text:p>Гостиница, Пляжный, 1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нталия</text:p>
          </table:table-cell>
          <table:table-cell office:value-type="string" calcext:value-type="string">
            <text:p>Kemerağzı Mevki Lara - Antalya/TURKEY</text:p>
          </table:table-cell>
          <table:table-cell office:value-type="string" calcext:value-type="string">
            <text:p>+90 242 352 27 27</text:p>
          </table:table-cell>
          <table:table-cell office:value-type="string" calcext:value-type="string">
            <text:p>+90 242 352 27 12</text:p>
          </table:table-cell>
          <table:table-cell office:value-type="string" calcext:value-type="string">
            <text:p>famehotels.com</text:p>
          </table:table-cell>
          <table:table-cell/>
          <table:table-cell office:value-type="string" calcext:value-type="string">
            <text:p>https://www.facebook.com/FameResidenceLaraAntalyaTurkey</text:p>
          </table:table-cell>
          <table:table-cell table:formula="of:=CONCATENATE(&quot;insert into public.hotel(name, place, phone,fax,site,email,descr,vk,fb,stars,published,address_id) values('&quot;;[.B184];&quot;','&quot;;[.C184];&quot;','&quot;;[.I184];&quot;','&quot;;[.J184];&quot;','&quot;;[.K184];&quot;','','&quot;;[.D184];&quot;','&quot;;[.L184];&quot;','&quot;;[.M184];&quot;',&quot;;[.E184];&quot;,true,(select id from public.address where externalid=&quot;;REPLACE([.A184];1;9;&quot;&quot;);&quot;));&quot;)" office:value-type="string" office:string-value="insert into public.hotel(name, place, phone,fax,site,email,descr,vk,fb,stars,published,address_id) values('Fame Residence Lara &amp; Spa Hotel 5*','Турция, Средиземноморский регион, Анталия, Лара','+90 242 352 27 27','+90 242 352 27 12','famehotels.com','','Гостиница, Пляжный, 1-я линия от моря, Городской, окраина','','https://www.facebook.com/FameResidenceLaraAntalyaTurkey',5,true,(select id from public.address where externalid=20761));" calcext:value-type="string">
            <text:p>insert into public.hotel(name, place, phone,fax,site,email,descr,vk,fb,stars,published,address_id) values('Fame Residence Lara &amp; Spa Hotel 5*','Турция, Средиземноморский регион, Анталия, Лара','+90 242 352 27 27','+90 242 352 27 12','famehotels.com','','Гостиница, Пляжный, 1-я линия от моря, Городской, окраина','','https://www.facebook.com/FameResidenceLaraAntalyaTurkey',5,true,(select id from public.address where externalid=20761));</text:p>
          </table:table-cell>
          <table:table-cell table:formula="of:=CONCATENATE(&quot;(select id from hotel where externalid=&quot;;REPLACE([.A184];1;9;&quot;&quot;);&quot;)&quot;)" office:value-type="string" office:string-value="(select id from hotel where externalid=20761)" calcext:value-type="string">
            <text:p>(select id from hotel where externalid=20761)</text:p>
          </table:table-cell>
          <table:table-cell table:formula="of:=CONCATENATE(&quot;insert into public.address(country_id,settlementpart,streetpart,externalid) values((select id from public.country where name_ru='&quot;;[.F184];&quot;'),'&quot;;[.G184];&quot;','&quot; ;[.H184];&quot;',&quot;;REPLACE([.A184];1;9;&quot;&quot;);&quot;);&quot;)" office:value-type="string" office:string-value="insert into public.address(country_id,settlementpart,streetpart,externalid) values((select id from public.country where name_ru='Турция'),'Анталия','Kemerağzı Mevki Lara - Antalya/TURKEY',20761);" calcext:value-type="string">
            <text:p>insert into public.address(country_id,settlementpart,streetpart,externalid) values((select id from public.country where name_ru='Турция'),'Анталия','Kemerağzı Mevki Lara - Antalya/TURKEY',20761);</text:p>
          </table:table-cell>
          <table:table-cell/>
        </table:table-row>
        <table:table-row table:style-name="ro1">
          <table:table-cell office:value-type="string" calcext:value-type="string">
            <text:p>/hotel/al25522</text:p>
          </table:table-cell>
          <table:table-cell office:value-type="string" calcext:value-type="string">
            <text:p>Armas Beach 4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Yeni Mahalle Atatürk Bulvarı No: 21 Kemer / Antalya / TURKEY</text:p>
          </table:table-cell>
          <table:table-cell office:value-type="string" calcext:value-type="string">
            <text:p>+90 242 814 74 20</text:p>
          </table:table-cell>
          <table:table-cell office:value-type="string" calcext:value-type="string">
            <text:p>+90 242 814 71 72</text:p>
          </table:table-cell>
          <table:table-cell office:value-type="string" calcext:value-type="string">
            <text:p>armasbeachhotel.com</text:p>
          </table:table-cell>
          <table:table-cell office:value-type="string" calcext:value-type="string">
            <text:p>https://vk.com/armasbeach</text:p>
          </table:table-cell>
          <table:table-cell/>
          <table:table-cell table:formula="of:=CONCATENATE(&quot;insert into public.hotel(name, place, phone,fax,site,email,descr,vk,fb,stars,published,address_id) values('&quot;;[.B185];&quot;','&quot;;[.C185];&quot;','&quot;;[.I185];&quot;','&quot;;[.J185];&quot;','&quot;;[.K185];&quot;','','&quot;;[.D185];&quot;','&quot;;[.L185];&quot;','&quot;;[.M185];&quot;',&quot;;[.E185];&quot;,true,(select id from public.address where externalid=&quot;;REPLACE([.A185];1;9;&quot;&quot;);&quot;));&quot;)" office:value-type="string" office:string-value="insert into public.hotel(name, place, phone,fax,site,email,descr,vk,fb,stars,published,address_id) values('Armas Beach 4*','Турция, Средиземноморский регион, Кемер','+90 242 814 74 20','+90 242 814 71 72','armasbeachhotel.com','','Гостиница, Пляжный, 1-я линия от моря','https://vk.com/armasbeach','',4,true,(select id from public.address where externalid=25522));" calcext:value-type="string">
            <text:p>insert into public.hotel(name, place, phone,fax,site,email,descr,vk,fb,stars,published,address_id) values('Armas Beach 4*','Турция, Средиземноморский регион, Кемер','+90 242 814 74 20','+90 242 814 71 72','armasbeachhotel.com','','Гостиница, Пляжный, 1-я линия от моря','https://vk.com/armasbeach','',4,true,(select id from public.address where externalid=25522));</text:p>
          </table:table-cell>
          <table:table-cell table:formula="of:=CONCATENATE(&quot;(select id from hotel where externalid=&quot;;REPLACE([.A185];1;9;&quot;&quot;);&quot;)&quot;)" office:value-type="string" office:string-value="(select id from hotel where externalid=25522)" calcext:value-type="string">
            <text:p>(select id from hotel where externalid=25522)</text:p>
          </table:table-cell>
          <table:table-cell table:formula="of:=CONCATENATE(&quot;insert into public.address(country_id,settlementpart,streetpart,externalid) values((select id from public.country where name_ru='&quot;;[.F185];&quot;'),'&quot;;[.G185];&quot;','&quot; ;[.H185];&quot;',&quot;;REPLACE([.A185];1;9;&quot;&quot;);&quot;);&quot;)" office:value-type="string" office:string-value="insert into public.address(country_id,settlementpart,streetpart,externalid) values((select id from public.country where name_ru='Турция'),'Кемер','Yeni Mahalle Atatürk Bulvarı No: 21 Kemer / Antalya / TURKEY',25522);" calcext:value-type="string">
            <text:p>insert into public.address(country_id,settlementpart,streetpart,externalid) values((select id from public.country where name_ru='Турция'),'Кемер','Yeni Mahalle Atatürk Bulvarı No: 21 Kemer / Antalya / TURKEY',25522);</text:p>
          </table:table-cell>
          <table:table-cell/>
        </table:table-row>
        <table:table-row table:style-name="ro1">
          <table:table-cell office:value-type="string" calcext:value-type="string">
            <text:p>/hotel/al740</text:p>
          </table:table-cell>
          <table:table-cell office:value-type="string" calcext:value-type="string">
            <text:p>Art Beach Hotel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Göynük, Antalya 07994 TURKEY</text:p>
          </table:table-cell>
          <table:table-cell office:value-type="string" calcext:value-type="string">
            <text:p>+ 90 242 815 1750</text:p>
          </table:table-cell>
          <table:table-cell office:value-type="string" calcext:value-type="string">
            <text:p>+ 90 242 815 1763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186];&quot;','&quot;;[.C186];&quot;','&quot;;[.I186];&quot;','&quot;;[.J186];&quot;','&quot;;[.K186];&quot;','','&quot;;[.D186];&quot;','&quot;;[.L186];&quot;','&quot;;[.M186];&quot;',&quot;;[.E186];&quot;,true,(select id from public.address where externalid=&quot;;REPLACE([.A186];1;9;&quot;&quot;);&quot;));&quot;)" office:value-type="string" office:string-value="insert into public.hotel(name, place, phone,fax,site,email,descr,vk,fb,stars,published,address_id) values('Art Beach Hotel 5*','Турция, Средиземноморский регион, Кемер, Гёйнюк','+ 90 242 815 1750','+ 90 242 815 1763','','','Гостиничный комплекс, Пляжный, 1-я линия от моря','','',5,true,(select id from public.address where externalid=740));" calcext:value-type="string">
            <text:p>insert into public.hotel(name, place, phone,fax,site,email,descr,vk,fb,stars,published,address_id) values('Art Beach Hotel 5*','Турция, Средиземноморский регион, Кемер, Гёйнюк','+ 90 242 815 1750','+ 90 242 815 1763','','','Гостиничный комплекс, Пляжный, 1-я линия от моря','','',5,true,(select id from public.address where externalid=740));</text:p>
          </table:table-cell>
          <table:table-cell table:formula="of:=CONCATENATE(&quot;(select id from hotel where externalid=&quot;;REPLACE([.A186];1;9;&quot;&quot;);&quot;)&quot;)" office:value-type="string" office:string-value="(select id from hotel where externalid=740)" calcext:value-type="string">
            <text:p>(select id from hotel where externalid=740)</text:p>
          </table:table-cell>
          <table:table-cell table:formula="of:=CONCATENATE(&quot;insert into public.address(country_id,settlementpart,streetpart,externalid) values((select id from public.country where name_ru='&quot;;[.F186];&quot;'),'&quot;;[.G186];&quot;','&quot; ;[.H186];&quot;',&quot;;REPLACE([.A186];1;9;&quot;&quot;);&quot;);&quot;)" office:value-type="string" office:string-value="insert into public.address(country_id,settlementpart,streetpart,externalid) values((select id from public.country where name_ru='Турция'),'Кемер','Göynük, Antalya 07994 TURKEY',740);" calcext:value-type="string">
            <text:p>insert into public.address(country_id,settlementpart,streetpart,externalid) values((select id from public.country where name_ru='Турция'),'Кемер','Göynük, Antalya 07994 TURKEY',740);</text:p>
          </table:table-cell>
          <table:table-cell/>
        </table:table-row>
        <table:table-row table:style-name="ro1">
          <table:table-cell office:value-type="string" calcext:value-type="string">
            <text:p>/hotel/al4788</text:p>
          </table:table-cell>
          <table:table-cell office:value-type="string" calcext:value-type="string">
            <text:p>Kaya Belek 5*</text:p>
          </table:table-cell>
          <table:table-cell office:value-type="string" calcext:value-type="string">
            <text:p>Турция, Средиземноморский регион, Белек, Кадрие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Üçkum Tepesi Mevkii Belek Antalya Türkiye</text:p>
          </table:table-cell>
          <table:table-cell office:value-type="string" calcext:value-type="string">
            <text:p>+90 242 725 55 00</text:p>
          </table:table-cell>
          <table:table-cell office:value-type="string" calcext:value-type="string">
            <text:p>+90 242 725 52 27</text:p>
          </table:table-cell>
          <table:table-cell office:value-type="string" calcext:value-type="string">
            <text:p>www.kaya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87];&quot;','&quot;;[.C187];&quot;','&quot;;[.I187];&quot;','&quot;;[.J187];&quot;','&quot;;[.K187];&quot;','','&quot;;[.D187];&quot;','&quot;;[.L187];&quot;','&quot;;[.M187];&quot;',&quot;;[.E187];&quot;,true,(select id from public.address where externalid=&quot;;REPLACE([.A187];1;9;&quot;&quot;);&quot;));&quot;)" office:value-type="string" office:string-value="insert into public.hotel(name, place, phone,fax,site,email,descr,vk,fb,stars,published,address_id) values('Kaya Belek 5*','Турция, Средиземноморский регион, Белек, Кадрие','+90 242 725 55 00','+90 242 725 52 27','www.kayahotels.com.tr','','Гостиничный комплекс, Пляжный, 1-я линия от моря, Загородный, близко','','',5,true,(select id from public.address where externalid=4788));" calcext:value-type="string">
            <text:p>insert into public.hotel(name, place, phone,fax,site,email,descr,vk,fb,stars,published,address_id) values('Kaya Belek 5*','Турция, Средиземноморский регион, Белек, Кадрие','+90 242 725 55 00','+90 242 725 52 27','www.kayahotels.com.tr','','Гостиничный комплекс, Пляжный, 1-я линия от моря, Загородный, близко','','',5,true,(select id from public.address where externalid=4788));</text:p>
          </table:table-cell>
          <table:table-cell table:formula="of:=CONCATENATE(&quot;(select id from hotel where externalid=&quot;;REPLACE([.A187];1;9;&quot;&quot;);&quot;)&quot;)" office:value-type="string" office:string-value="(select id from hotel where externalid=4788)" calcext:value-type="string">
            <text:p>(select id from hotel where externalid=4788)</text:p>
          </table:table-cell>
          <table:table-cell table:formula="of:=CONCATENATE(&quot;insert into public.address(country_id,settlementpart,streetpart,externalid) values((select id from public.country where name_ru='&quot;;[.F187];&quot;'),'&quot;;[.G187];&quot;','&quot; ;[.H187];&quot;',&quot;;REPLACE([.A187];1;9;&quot;&quot;);&quot;);&quot;)" office:value-type="string" office:string-value="insert into public.address(country_id,settlementpart,streetpart,externalid) values((select id from public.country where name_ru='Турция'),'Белек','Üçkum Tepesi Mevkii Belek Antalya Türkiye',4788);" calcext:value-type="string">
            <text:p>insert into public.address(country_id,settlementpart,streetpart,externalid) values((select id from public.country where name_ru='Турция'),'Белек','Üçkum Tepesi Mevkii Belek Antalya Türkiye',4788);</text:p>
          </table:table-cell>
          <table:table-cell/>
        </table:table-row>
        <table:table-row table:style-name="ro1">
          <table:table-cell office:value-type="string" calcext:value-type="string">
            <text:p>/hotel/al12584</text:p>
          </table:table-cell>
          <table:table-cell office:value-type="string" calcext:value-type="string">
            <text:p>Club Tuana Fethiye 5*</text:p>
          </table:table-cell>
          <table:table-cell office:value-type="string" calcext:value-type="string">
            <text:p>Турция, Эгейский регион, Фетхие, Яныклар</text:p>
          </table:table-cell>
          <table:table-cell office:value-type="string" calcext:value-type="string">
            <text:p>Клубный 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Фетхие</text:p>
          </table:table-cell>
          <table:table-cell office:value-type="string" calcext:value-type="string">
            <text:p>Yanıklar Koyu 48300 Fethiye - Mugla</text:p>
          </table:table-cell>
          <table:table-cell office:value-type="string" calcext:value-type="string">
            <text:p>+90 (252) 633 63 16</text:p>
          </table:table-cell>
          <table:table-cell office:value-type="string" calcext:value-type="string">
            <text:p>+90 (252) 633 63 24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188];&quot;','&quot;;[.C188];&quot;','&quot;;[.I188];&quot;','&quot;;[.J188];&quot;','&quot;;[.K188];&quot;','','&quot;;[.D188];&quot;','&quot;;[.L188];&quot;','&quot;;[.M188];&quot;',&quot;;[.E188];&quot;,true,(select id from public.address where externalid=&quot;;REPLACE([.A188];1;9;&quot;&quot;);&quot;));&quot;)" office:value-type="string" office:string-value="insert into public.hotel(name, place, phone,fax,site,email,descr,vk,fb,stars,published,address_id) values('Club Tuana Fethiye 5*','Турция, Эгейский регион, Фетхие, Яныклар','+90 (252) 633 63 16','+90 (252) 633 63 24','','','Клубный отель, Пляжный, 1-я линия от моря','','',5,true,(select id from public.address where externalid=12584));" calcext:value-type="string">
            <text:p>insert into public.hotel(name, place, phone,fax,site,email,descr,vk,fb,stars,published,address_id) values('Club Tuana Fethiye 5*','Турция, Эгейский регион, Фетхие, Яныклар','+90 (252) 633 63 16','+90 (252) 633 63 24','','','Клубный отель, Пляжный, 1-я линия от моря','','',5,true,(select id from public.address where externalid=12584));</text:p>
          </table:table-cell>
          <table:table-cell table:formula="of:=CONCATENATE(&quot;(select id from hotel where externalid=&quot;;REPLACE([.A188];1;9;&quot;&quot;);&quot;)&quot;)" office:value-type="string" office:string-value="(select id from hotel where externalid=12584)" calcext:value-type="string">
            <text:p>(select id from hotel where externalid=12584)</text:p>
          </table:table-cell>
          <table:table-cell table:formula="of:=CONCATENATE(&quot;insert into public.address(country_id,settlementpart,streetpart,externalid) values((select id from public.country where name_ru='&quot;;[.F188];&quot;'),'&quot;;[.G188];&quot;','&quot; ;[.H188];&quot;',&quot;;REPLACE([.A188];1;9;&quot;&quot;);&quot;);&quot;)" office:value-type="string" office:string-value="insert into public.address(country_id,settlementpart,streetpart,externalid) values((select id from public.country where name_ru='Турция'),'Фетхие','Yanıklar Koyu 48300 Fethiye - Mugla',12584);" calcext:value-type="string">
            <text:p>insert into public.address(country_id,settlementpart,streetpart,externalid) values((select id from public.country where name_ru='Турция'),'Фетхие','Yanıklar Koyu 48300 Fethiye - Mugla',12584);</text:p>
          </table:table-cell>
          <table:table-cell/>
        </table:table-row>
        <table:table-row table:style-name="ro1">
          <table:table-cell office:value-type="string" calcext:value-type="string">
            <text:p>/hotel/al4892</text:p>
          </table:table-cell>
          <table:table-cell office:value-type="string" calcext:value-type="string">
            <text:p>Montillon Grand Horizon Beach Resort (закрыт)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akala Square, Hurghada, Red Sea, Egypt</text:p>
          </table:table-cell>
          <table:table-cell office:value-type="float" office:value="20653447500" calcext:value-type="float">
            <text:p>20653447500</text:p>
          </table:table-cell>
          <table:table-cell office:value-type="float" office:value="20653441085" calcext:value-type="float">
            <text:p>20653441085</text:p>
          </table:table-cell>
          <table:table-cell office:value-type="string" calcext:value-type="string">
            <text:p>montillon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89];&quot;','&quot;;[.C189];&quot;','&quot;;[.I189];&quot;','&quot;;[.J189];&quot;','&quot;;[.K189];&quot;','','&quot;;[.D189];&quot;','&quot;;[.L189];&quot;','&quot;;[.M189];&quot;',&quot;;[.E189];&quot;,true,(select id from public.address where externalid=&quot;;REPLACE([.A189];1;9;&quot;&quot;);&quot;));&quot;)" office:value-type="string" office:string-value="insert into public.hotel(name, place, phone,fax,site,email,descr,vk,fb,stars,published,address_id) values('Montillon Grand Horizon Beach Resort (закрыт) 4*','Египет, Мухафаза Красное Море, Хургада','20653447500','20653441085','montillonhotels.com','','Гостиница, Пляжный, 1-я линия от моря','','',4,true,(select id from public.address where externalid=4892));" calcext:value-type="string">
            <text:p>insert into public.hotel(name, place, phone,fax,site,email,descr,vk,fb,stars,published,address_id) values('Montillon Grand Horizon Beach Resort (закрыт) 4*','Египет, Мухафаза Красное Море, Хургада','20653447500','20653441085','montillonhotels.com','','Гостиница, Пляжный, 1-я линия от моря','','',4,true,(select id from public.address where externalid=4892));</text:p>
          </table:table-cell>
          <table:table-cell table:formula="of:=CONCATENATE(&quot;(select id from hotel where externalid=&quot;;REPLACE([.A189];1;9;&quot;&quot;);&quot;)&quot;)" office:value-type="string" office:string-value="(select id from hotel where externalid=4892)" calcext:value-type="string">
            <text:p>(select id from hotel where externalid=4892)</text:p>
          </table:table-cell>
          <table:table-cell table:formula="of:=CONCATENATE(&quot;insert into public.address(country_id,settlementpart,streetpart,externalid) values((select id from public.country where name_ru='&quot;;[.F189];&quot;'),'&quot;;[.G189];&quot;','&quot; ;[.H189];&quot;',&quot;;REPLACE([.A189];1;9;&quot;&quot;);&quot;);&quot;)" office:value-type="string" office:string-value="insert into public.address(country_id,settlementpart,streetpart,externalid) values((select id from public.country where name_ru='Египет'),'Хургада','Sakala Square, Hurghada, Red Sea, Egypt',4892);" calcext:value-type="string">
            <text:p>insert into public.address(country_id,settlementpart,streetpart,externalid) values((select id from public.country where name_ru='Египет'),'Хургада','Sakala Square, Hurghada, Red Sea, Egypt',4892);</text:p>
          </table:table-cell>
          <table:table-cell/>
        </table:table-row>
        <table:table-row table:style-name="ro1">
          <table:table-cell office:value-type="string" calcext:value-type="string">
            <text:p>/hotel/al13549</text:p>
          </table:table-cell>
          <table:table-cell office:value-type="string" calcext:value-type="string">
            <text:p>Sierra Resort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.O. Box 79 Soho Sqaure, Sharm El Sheikh , South Sinai ,Egypt.</text:p>
          </table:table-cell>
          <table:table-cell office:value-type="string" calcext:value-type="string">
            <text:p>(+2) 0100 34 08 456</text:p>
          </table:table-cell>
          <table:table-cell office:value-type="string" calcext:value-type="string">
            <text:p>(+20-69) 3 628 720</text:p>
          </table:table-cell>
          <table:table-cell office:value-type="string" calcext:value-type="string">
            <text:p>www.sierra-sharm.com</text:p>
          </table:table-cell>
          <table:table-cell/>
          <table:table-cell office:value-type="string" calcext:value-type="string">
            <text:p>https://www.facebook.com/savoy.sharmelsheikh</text:p>
          </table:table-cell>
          <table:table-cell table:formula="of:=CONCATENATE(&quot;insert into public.hotel(name, place, phone,fax,site,email,descr,vk,fb,stars,published,address_id) values('&quot;;[.B190];&quot;','&quot;;[.C190];&quot;','&quot;;[.I190];&quot;','&quot;;[.J190];&quot;','&quot;;[.K190];&quot;','','&quot;;[.D190];&quot;','&quot;;[.L190];&quot;','&quot;;[.M190];&quot;',&quot;;[.E190];&quot;,true,(select id from public.address where externalid=&quot;;REPLACE([.A190];1;9;&quot;&quot;);&quot;));&quot;)" office:value-type="string" office:string-value="insert into public.hotel(name, place, phone,fax,site,email,descr,vk,fb,stars,published,address_id) values('Sierra Resort 5*','Египет, Мухафаза Южный Синай, Шарм-Эль-Шейх','(+2) 0100 34 08 456','(+20-69) 3 628 720','www.sierra-sharm.com','','Гостиничный комплекс, Пляжный, 2-я линия от моря','','https://www.facebook.com/savoy.sharmelsheikh',5,true,(select id from public.address where externalid=13549));" calcext:value-type="string">
            <text:p>insert into public.hotel(name, place, phone,fax,site,email,descr,vk,fb,stars,published,address_id) values('Sierra Resort 5*','Египет, Мухафаза Южный Синай, Шарм-Эль-Шейх','(+2) 0100 34 08 456','(+20-69) 3 628 720','www.sierra-sharm.com','','Гостиничный комплекс, Пляжный, 2-я линия от моря','','https://www.facebook.com/savoy.sharmelsheikh',5,true,(select id from public.address where externalid=13549));</text:p>
          </table:table-cell>
          <table:table-cell table:formula="of:=CONCATENATE(&quot;(select id from hotel where externalid=&quot;;REPLACE([.A190];1;9;&quot;&quot;);&quot;)&quot;)" office:value-type="string" office:string-value="(select id from hotel where externalid=13549)" calcext:value-type="string">
            <text:p>(select id from hotel where externalid=13549)</text:p>
          </table:table-cell>
          <table:table-cell table:formula="of:=CONCATENATE(&quot;insert into public.address(country_id,settlementpart,streetpart,externalid) values((select id from public.country where name_ru='&quot;;[.F190];&quot;'),'&quot;;[.G190];&quot;','&quot; ;[.H190];&quot;',&quot;;REPLACE([.A190];1;9;&quot;&quot;);&quot;);&quot;)" office:value-type="string" office:string-value="insert into public.address(country_id,settlementpart,streetpart,externalid) values((select id from public.country where name_ru='Египет'),'Шарм-Эль-Шейх','P.O. Box 79 Soho Sqaure, Sharm El Sheikh , South Sinai ,Egypt.',13549);" calcext:value-type="string">
            <text:p>insert into public.address(country_id,settlementpart,streetpart,externalid) values((select id from public.country where name_ru='Египет'),'Шарм-Эль-Шейх','P.O. Box 79 Soho Sqaure, Sharm El Sheikh , South Sinai ,Egypt.',13549);</text:p>
          </table:table-cell>
          <table:table-cell/>
        </table:table-row>
        <table:table-row table:style-name="ro1">
          <table:table-cell office:value-type="string" calcext:value-type="string">
            <text:p>/hotel/al33444</text:p>
          </table:table-cell>
          <table:table-cell office:value-type="string" calcext:value-type="string">
            <text:p>Blue Wave Suite Hotel 4*</text:p>
          </table:table-cell>
          <table:table-cell office:value-type="string" calcext:value-type="string">
            <text:p>Турция, Средиземноморский регион, Аланья, Обакёй</text:p>
          </table:table-cell>
          <table:table-cell office:value-type="string" calcext:value-type="string">
            <text:p>Хостел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Fatih Cad No:9 Obagol Mevkii Antalya/Turkiye</text:p>
          </table:table-cell>
          <table:table-cell office:value-type="string" calcext:value-type="string">
            <text:p>(242) 514 06 61</text:p>
          </table:table-cell>
          <table:table-cell office:value-type="string" calcext:value-type="string">
            <text:p>(242) 514 31 14</text:p>
          </table:table-cell>
          <table:table-cell office:value-type="string" calcext:value-type="string">
            <text:p>www.bluewavesuitehotel.com</text:p>
          </table:table-cell>
          <table:table-cell office:value-type="string" calcext:value-type="string">
            <text:p>https://vk.com/club113937281</text:p>
          </table:table-cell>
          <table:table-cell office:value-type="string" calcext:value-type="string">
            <text:p>https://www.facebook.com/bluewavesuitehotel/</text:p>
          </table:table-cell>
          <table:table-cell table:formula="of:=CONCATENATE(&quot;insert into public.hotel(name, place, phone,fax,site,email,descr,vk,fb,stars,published,address_id) values('&quot;;[.B191];&quot;','&quot;;[.C191];&quot;','&quot;;[.I191];&quot;','&quot;;[.J191];&quot;','&quot;;[.K191];&quot;','','&quot;;[.D191];&quot;','&quot;;[.L191];&quot;','&quot;;[.M191];&quot;',&quot;;[.E191];&quot;,true,(select id from public.address where externalid=&quot;;REPLACE([.A191];1;9;&quot;&quot;);&quot;));&quot;)" office:value-type="string" office:string-value="insert into public.hotel(name, place, phone,fax,site,email,descr,vk,fb,stars,published,address_id) values('Blue Wave Suite Hotel 4*','Турция, Средиземноморский регион, Аланья, Обакёй','(242) 514 06 61','(242) 514 31 14','www.bluewavesuitehotel.com','','Хостел, Городской, близко к центру','https://vk.com/club113937281','https://www.facebook.com/bluewavesuitehotel/',4,true,(select id from public.address where externalid=33444));" calcext:value-type="string">
            <text:p>insert into public.hotel(name, place, phone,fax,site,email,descr,vk,fb,stars,published,address_id) values('Blue Wave Suite Hotel 4*','Турция, Средиземноморский регион, Аланья, Обакёй','(242) 514 06 61','(242) 514 31 14','www.bluewavesuitehotel.com','','Хостел, Городской, близко к центру','https://vk.com/club113937281','https://www.facebook.com/bluewavesuitehotel/',4,true,(select id from public.address where externalid=33444));</text:p>
          </table:table-cell>
          <table:table-cell table:formula="of:=CONCATENATE(&quot;(select id from hotel where externalid=&quot;;REPLACE([.A191];1;9;&quot;&quot;);&quot;)&quot;)" office:value-type="string" office:string-value="(select id from hotel where externalid=33444)" calcext:value-type="string">
            <text:p>(select id from hotel where externalid=33444)</text:p>
          </table:table-cell>
          <table:table-cell table:formula="of:=CONCATENATE(&quot;insert into public.address(country_id,settlementpart,streetpart,externalid) values((select id from public.country where name_ru='&quot;;[.F191];&quot;'),'&quot;;[.G191];&quot;','&quot; ;[.H191];&quot;',&quot;;REPLACE([.A191];1;9;&quot;&quot;);&quot;);&quot;)" office:value-type="string" office:string-value="insert into public.address(country_id,settlementpart,streetpart,externalid) values((select id from public.country where name_ru='Турция'),'Аланья','Fatih Cad No:9 Obagol Mevkii Antalya/Turkiye',33444);" calcext:value-type="string">
            <text:p>insert into public.address(country_id,settlementpart,streetpart,externalid) values((select id from public.country where name_ru='Турция'),'Аланья','Fatih Cad No:9 Obagol Mevkii Antalya/Turkiye',33444);</text:p>
          </table:table-cell>
          <table:table-cell/>
        </table:table-row>
        <table:table-row table:style-name="ro1">
          <table:table-cell office:value-type="string" calcext:value-type="string">
            <text:p>/hotel/al53112</text:p>
          </table:table-cell>
          <table:table-cell office:value-type="string" calcext:value-type="string">
            <text:p>Il Mercato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чный комплекс, Пляжный, 2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Hadabet Om El Seed, Sharm El Sheikh, South Sinai, Egypt</text:p>
          </table:table-cell>
          <table:table-cell office:value-type="string" calcext:value-type="string">
            <text:p>+20-(0)69-3666 430</text:p>
          </table:table-cell>
          <table:table-cell office:value-type="string" calcext:value-type="string">
            <text:p>+20-(0)69-3666 438</text:p>
          </table:table-cell>
          <table:table-cell office:value-type="string" calcext:value-type="string">
            <text:p>ilmercatohotelsharm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92];&quot;','&quot;;[.C192];&quot;','&quot;;[.I192];&quot;','&quot;;[.J192];&quot;','&quot;;[.K192];&quot;','','&quot;;[.D192];&quot;','&quot;;[.L192];&quot;','&quot;;[.M192];&quot;',&quot;;[.E192];&quot;,true,(select id from public.address where externalid=&quot;;REPLACE([.A192];1;9;&quot;&quot;);&quot;));&quot;)" office:value-type="string" office:string-value="insert into public.hotel(name, place, phone,fax,site,email,descr,vk,fb,stars,published,address_id) values('Il Mercato 5*','Египет, Мухафаза Южный Синай, Шарм-Эль-Шейх','+20-(0)69-3666 430','+20-(0)69-3666 438','ilmercatohotelsharm.com','','Гостиничный комплекс, Пляжный, 2-я линия от моря, Городской, близко к центру','','',5,true,(select id from public.address where externalid=53112));" calcext:value-type="string">
            <text:p>insert into public.hotel(name, place, phone,fax,site,email,descr,vk,fb,stars,published,address_id) values('Il Mercato 5*','Египет, Мухафаза Южный Синай, Шарм-Эль-Шейх','+20-(0)69-3666 430','+20-(0)69-3666 438','ilmercatohotelsharm.com','','Гостиничный комплекс, Пляжный, 2-я линия от моря, Городской, близко к центру','','',5,true,(select id from public.address where externalid=53112));</text:p>
          </table:table-cell>
          <table:table-cell table:formula="of:=CONCATENATE(&quot;(select id from hotel where externalid=&quot;;REPLACE([.A192];1;9;&quot;&quot;);&quot;)&quot;)" office:value-type="string" office:string-value="(select id from hotel where externalid=53112)" calcext:value-type="string">
            <text:p>(select id from hotel where externalid=53112)</text:p>
          </table:table-cell>
          <table:table-cell table:formula="of:=CONCATENATE(&quot;insert into public.address(country_id,settlementpart,streetpart,externalid) values((select id from public.country where name_ru='&quot;;[.F192];&quot;'),'&quot;;[.G192];&quot;','&quot; ;[.H192];&quot;',&quot;;REPLACE([.A192];1;9;&quot;&quot;);&quot;);&quot;)" office:value-type="string" office:string-value="insert into public.address(country_id,settlementpart,streetpart,externalid) values((select id from public.country where name_ru='Египет'),'Шарм-Эль-Шейх','Hadabet Om El Seed, Sharm El Sheikh, South Sinai, Egypt',53112);" calcext:value-type="string">
            <text:p>insert into public.address(country_id,settlementpart,streetpart,externalid) values((select id from public.country where name_ru='Египет'),'Шарм-Эль-Шейх','Hadabet Om El Seed, Sharm El Sheikh, South Sinai, Egypt',53112);</text:p>
          </table:table-cell>
          <table:table-cell/>
        </table:table-row>
        <table:table-row table:style-name="ro1">
          <table:table-cell office:value-type="string" calcext:value-type="string">
            <text:p>/hotel/al4837</text:p>
          </table:table-cell>
          <table:table-cell office:value-type="string" calcext:value-type="string">
            <text:p>Ulusoy Kemer Holiday Club HV-1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hu-Ünal Aysal Cad.11, 07994 Göynük - Kemer/Antalya/Turkey</text:p>
          </table:table-cell>
          <table:table-cell office:value-type="string" calcext:value-type="string">
            <text:p>(0242) 815 14 50</text:p>
          </table:table-cell>
          <table:table-cell office:value-type="string" calcext:value-type="string">
            <text:p>(0242) 815 14 65</text:p>
          </table:table-cell>
          <table:table-cell office:value-type="string" calcext:value-type="string">
            <text:p>www.kemerholidayclub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93];&quot;','&quot;;[.C193];&quot;','&quot;;[.I193];&quot;','&quot;;[.J193];&quot;','&quot;;[.K193];&quot;','','&quot;;[.D193];&quot;','&quot;;[.L193];&quot;','&quot;;[.M193];&quot;',&quot;;[.E193];&quot;,true,(select id from public.address where externalid=&quot;;REPLACE([.A193];1;9;&quot;&quot;);&quot;));&quot;)" office:value-type="string" office:string-value="insert into public.hotel(name, place, phone,fax,site,email,descr,vk,fb,stars,published,address_id) values('Ulusoy Kemer Holiday Club HV-1','Турция, Средиземноморский регион, Кемер, Гёйнюк','(0242) 815 14 50','(0242) 815 14 65','www.kemerholidayclub.com.tr','','Гостиница, Пляжный, 1-я линия от моря, Загородный, рядом','','',0,true,(select id from public.address where externalid=4837));" calcext:value-type="string">
            <text:p>insert into public.hotel(name, place, phone,fax,site,email,descr,vk,fb,stars,published,address_id) values('Ulusoy Kemer Holiday Club HV-1','Турция, Средиземноморский регион, Кемер, Гёйнюк','(0242) 815 14 50','(0242) 815 14 65','www.kemerholidayclub.com.tr','','Гостиница, Пляжный, 1-я линия от моря, Загородный, рядом','','',0,true,(select id from public.address where externalid=4837));</text:p>
          </table:table-cell>
          <table:table-cell table:formula="of:=CONCATENATE(&quot;(select id from hotel where externalid=&quot;;REPLACE([.A193];1;9;&quot;&quot;);&quot;)&quot;)" office:value-type="string" office:string-value="(select id from hotel where externalid=4837)" calcext:value-type="string">
            <text:p>(select id from hotel where externalid=4837)</text:p>
          </table:table-cell>
          <table:table-cell table:formula="of:=CONCATENATE(&quot;insert into public.address(country_id,settlementpart,streetpart,externalid) values((select id from public.country where name_ru='&quot;;[.F193];&quot;'),'&quot;;[.G193];&quot;','&quot; ;[.H193];&quot;',&quot;;REPLACE([.A193];1;9;&quot;&quot;);&quot;);&quot;)" office:value-type="string" office:string-value="insert into public.address(country_id,settlementpart,streetpart,externalid) values((select id from public.country where name_ru='Турция'),'Кемер','Ahu-Ünal Aysal Cad.11, 07994 Göynük - Kemer/Antalya/Turkey',4837);" calcext:value-type="string">
            <text:p>insert into public.address(country_id,settlementpart,streetpart,externalid) values((select id from public.country where name_ru='Турция'),'Кемер','Ahu-Ünal Aysal Cad.11, 07994 Göynük - Kemer/Antalya/Turkey',4837);</text:p>
          </table:table-cell>
          <table:table-cell/>
        </table:table-row>
        <table:table-row table:style-name="ro1">
          <table:table-cell office:value-type="string" calcext:value-type="string">
            <text:p>/hotel/al24916</text:p>
          </table:table-cell>
          <table:table-cell office:value-type="string" calcext:value-type="string">
            <text:p>Bellis Deluxe 5*</text:p>
          </table:table-cell>
          <table:table-cell office:value-type="string" calcext:value-type="string">
            <text:p>Турция, Средиземноморский регион, Белек, Кадрие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Tasliburun Mevkii Belek / Antalya /Turkey</text:p>
          </table:table-cell>
          <table:table-cell office:value-type="string" calcext:value-type="string">
            <text:p>+(90) 242 710 21 00</text:p>
          </table:table-cell>
          <table:table-cell office:value-type="string" calcext:value-type="string">
            <text:p>+(90) 242 725 42 90</text:p>
          </table:table-cell>
          <table:table-cell office:value-type="string" calcext:value-type="string">
            <text:p>www.bellis.com.tr</text:p>
          </table:table-cell>
          <table:table-cell office:value-type="string" calcext:value-type="string">
            <text:p>https://vk.com/bellisdeluxehotel</text:p>
          </table:table-cell>
          <table:table-cell office:value-type="string" calcext:value-type="string">
            <text:p>https://www.facebook.com/belekbellishotel/</text:p>
          </table:table-cell>
          <table:table-cell table:formula="of:=CONCATENATE(&quot;insert into public.hotel(name, place, phone,fax,site,email,descr,vk,fb,stars,published,address_id) values('&quot;;[.B194];&quot;','&quot;;[.C194];&quot;','&quot;;[.I194];&quot;','&quot;;[.J194];&quot;','&quot;;[.K194];&quot;','','&quot;;[.D194];&quot;','&quot;;[.L194];&quot;','&quot;;[.M194];&quot;',&quot;;[.E194];&quot;,true,(select id from public.address where externalid=&quot;;REPLACE([.A194];1;9;&quot;&quot;);&quot;));&quot;)" office:value-type="string" office:string-value="insert into public.hotel(name, place, phone,fax,site,email,descr,vk,fb,stars,published,address_id) values('Bellis Deluxe 5*','Турция, Средиземноморский регион, Белек, Кадрие','+(90) 242 710 21 00','+(90) 242 725 42 90','www.bellis.com.tr','','Гостиничный комплекс, Пляжный, 1-я линия от моря','https://vk.com/bellisdeluxehotel','https://www.facebook.com/belekbellishotel/',5,true,(select id from public.address where externalid=24916));" calcext:value-type="string">
            <text:p>insert into public.hotel(name, place, phone,fax,site,email,descr,vk,fb,stars,published,address_id) values('Bellis Deluxe 5*','Турция, Средиземноморский регион, Белек, Кадрие','+(90) 242 710 21 00','+(90) 242 725 42 90','www.bellis.com.tr','','Гостиничный комплекс, Пляжный, 1-я линия от моря','https://vk.com/bellisdeluxehotel','https://www.facebook.com/belekbellishotel/',5,true,(select id from public.address where externalid=24916));</text:p>
          </table:table-cell>
          <table:table-cell table:formula="of:=CONCATENATE(&quot;(select id from hotel where externalid=&quot;;REPLACE([.A194];1;9;&quot;&quot;);&quot;)&quot;)" office:value-type="string" office:string-value="(select id from hotel where externalid=24916)" calcext:value-type="string">
            <text:p>(select id from hotel where externalid=24916)</text:p>
          </table:table-cell>
          <table:table-cell table:formula="of:=CONCATENATE(&quot;insert into public.address(country_id,settlementpart,streetpart,externalid) values((select id from public.country where name_ru='&quot;;[.F194];&quot;'),'&quot;;[.G194];&quot;','&quot; ;[.H194];&quot;',&quot;;REPLACE([.A194];1;9;&quot;&quot;);&quot;);&quot;)" office:value-type="string" office:string-value="insert into public.address(country_id,settlementpart,streetpart,externalid) values((select id from public.country where name_ru='Турция'),'Белек','Tasliburun Mevkii Belek / Antalya /Turkey',24916);" calcext:value-type="string">
            <text:p>insert into public.address(country_id,settlementpart,streetpart,externalid) values((select id from public.country where name_ru='Турция'),'Белек','Tasliburun Mevkii Belek / Antalya /Turkey',24916);</text:p>
          </table:table-cell>
          <table:table-cell/>
        </table:table-row>
        <table:table-row table:style-name="ro1">
          <table:table-cell office:value-type="string" calcext:value-type="string">
            <text:p>/hotel/al2428</text:p>
          </table:table-cell>
          <table:table-cell office:value-type="string" calcext:value-type="string">
            <text:p>Swandor Hotels &amp; Resorts Topkapi Palace 5*</text:p>
          </table:table-cell>
          <table:table-cell office:value-type="string" calcext:value-type="string">
            <text:p>Турция, Средиземноморский регион, Анталия, Кунду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нталия</text:p>
          </table:table-cell>
          <table:table-cell office:value-type="string" calcext:value-type="string">
            <text:p>Kundu Mahallesi Yasar Sobutay Bulvari No:442 Aksu/ Antalya</text:p>
          </table:table-cell>
          <table:table-cell office:value-type="string" calcext:value-type="string">
            <text:p>+90 (242) 813 69 69</text:p>
          </table:table-cell>
          <table:table-cell office:value-type="string" calcext:value-type="string">
            <text:p>+90 (242) 813 70 60</text:p>
          </table:table-cell>
          <table:table-cell office:value-type="string" calcext:value-type="string">
            <text:p>www.swandor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95];&quot;','&quot;;[.C195];&quot;','&quot;;[.I195];&quot;','&quot;;[.J195];&quot;','&quot;;[.K195];&quot;','','&quot;;[.D195];&quot;','&quot;;[.L195];&quot;','&quot;;[.M195];&quot;',&quot;;[.E195];&quot;,true,(select id from public.address where externalid=&quot;;REPLACE([.A195];1;9;&quot;&quot;);&quot;));&quot;)" office:value-type="string" office:string-value="insert into public.hotel(name, place, phone,fax,site,email,descr,vk,fb,stars,published,address_id) values('Swandor Hotels &amp; Resorts Topkapi Palace 5*','Турция, Средиземноморский регион, Анталия, Кунду','+90 (242) 813 69 69','+90 (242) 813 70 60','www.swandorhotels.com','','Гостиничный комплекс, Пляжный, 1-я линия от моря','','',5,true,(select id from public.address where externalid=2428));" calcext:value-type="string">
            <text:p>insert into public.hotel(name, place, phone,fax,site,email,descr,vk,fb,stars,published,address_id) values('Swandor Hotels &amp; Resorts Topkapi Palace 5*','Турция, Средиземноморский регион, Анталия, Кунду','+90 (242) 813 69 69','+90 (242) 813 70 60','www.swandorhotels.com','','Гостиничный комплекс, Пляжный, 1-я линия от моря','','',5,true,(select id from public.address where externalid=2428));</text:p>
          </table:table-cell>
          <table:table-cell table:formula="of:=CONCATENATE(&quot;(select id from hotel where externalid=&quot;;REPLACE([.A195];1;9;&quot;&quot;);&quot;)&quot;)" office:value-type="string" office:string-value="(select id from hotel where externalid=2428)" calcext:value-type="string">
            <text:p>(select id from hotel where externalid=2428)</text:p>
          </table:table-cell>
          <table:table-cell table:formula="of:=CONCATENATE(&quot;insert into public.address(country_id,settlementpart,streetpart,externalid) values((select id from public.country where name_ru='&quot;;[.F195];&quot;'),'&quot;;[.G195];&quot;','&quot; ;[.H195];&quot;',&quot;;REPLACE([.A195];1;9;&quot;&quot;);&quot;);&quot;)" office:value-type="string" office:string-value="insert into public.address(country_id,settlementpart,streetpart,externalid) values((select id from public.country where name_ru='Турция'),'Анталия','Kundu Mahallesi Yasar Sobutay Bulvari No:442 Aksu/ Antalya',2428);" calcext:value-type="string">
            <text:p>insert into public.address(country_id,settlementpart,streetpart,externalid) values((select id from public.country where name_ru='Турция'),'Анталия','Kundu Mahallesi Yasar Sobutay Bulvari No:442 Aksu/ Antalya',2428);</text:p>
          </table:table-cell>
          <table:table-cell/>
        </table:table-row>
        <table:table-row table:style-name="ro1">
          <table:table-cell office:value-type="string" calcext:value-type="string">
            <text:p>/hotel/al12432</text:p>
          </table:table-cell>
          <table:table-cell office:value-type="string" calcext:value-type="string">
            <text:p>Pemar Beach Resort 5*</text:p>
          </table:table-cell>
          <table:table-cell office:value-type="string" calcext:value-type="string">
            <text:p>Турция, Средиземноморский регион, Сиде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Örenşehir Mevkii Tepealtı - Manavgat - Antalya / TÜRKİYE</text:p>
          </table:table-cell>
          <table:table-cell office:value-type="string" calcext:value-type="string">
            <text:p>+90.242.766 47 47</text:p>
          </table:table-cell>
          <table:table-cell office:value-type="string" calcext:value-type="string">
            <text:p>+90.242.766 47 77</text:p>
          </table:table-cell>
          <table:table-cell office:value-type="string" calcext:value-type="string">
            <text:p>www.pemarbeach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96];&quot;','&quot;;[.C196];&quot;','&quot;;[.I196];&quot;','&quot;;[.J196];&quot;','&quot;;[.K196];&quot;','','&quot;;[.D196];&quot;','&quot;;[.L196];&quot;','&quot;;[.M196];&quot;',&quot;;[.E196];&quot;,true,(select id from public.address where externalid=&quot;;REPLACE([.A196];1;9;&quot;&quot;);&quot;));&quot;)" office:value-type="string" office:string-value="insert into public.hotel(name, place, phone,fax,site,email,descr,vk,fb,stars,published,address_id) values('Pemar Beach Resort 5*','Турция, Средиземноморский регион, Сиде','+90.242.766 47 47','+90.242.766 47 77','www.pemarbeachresort.com','','Гостиничный комплекс, Пляжный, 1-я линия от моря, Загородный, близко','','',5,true,(select id from public.address where externalid=12432));" calcext:value-type="string">
            <text:p>insert into public.hotel(name, place, phone,fax,site,email,descr,vk,fb,stars,published,address_id) values('Pemar Beach Resort 5*','Турция, Средиземноморский регион, Сиде','+90.242.766 47 47','+90.242.766 47 77','www.pemarbeachresort.com','','Гостиничный комплекс, Пляжный, 1-я линия от моря, Загородный, близко','','',5,true,(select id from public.address where externalid=12432));</text:p>
          </table:table-cell>
          <table:table-cell table:formula="of:=CONCATENATE(&quot;(select id from hotel where externalid=&quot;;REPLACE([.A196];1;9;&quot;&quot;);&quot;)&quot;)" office:value-type="string" office:string-value="(select id from hotel where externalid=12432)" calcext:value-type="string">
            <text:p>(select id from hotel where externalid=12432)</text:p>
          </table:table-cell>
          <table:table-cell table:formula="of:=CONCATENATE(&quot;insert into public.address(country_id,settlementpart,streetpart,externalid) values((select id from public.country where name_ru='&quot;;[.F196];&quot;'),'&quot;;[.G196];&quot;','&quot; ;[.H196];&quot;',&quot;;REPLACE([.A196];1;9;&quot;&quot;);&quot;);&quot;)" office:value-type="string" office:string-value="insert into public.address(country_id,settlementpart,streetpart,externalid) values((select id from public.country where name_ru='Турция'),'Сиде','Örenşehir Mevkii Tepealtı - Manavgat - Antalya / TÜRKİYE',12432);" calcext:value-type="string">
            <text:p>insert into public.address(country_id,settlementpart,streetpart,externalid) values((select id from public.country where name_ru='Турция'),'Сиде','Örenşehir Mevkii Tepealtı - Manavgat - Antalya / TÜRKİYE',12432);</text:p>
          </table:table-cell>
          <table:table-cell/>
        </table:table-row>
        <table:table-row table:style-name="ro1">
          <table:table-cell office:value-type="string" calcext:value-type="string">
            <text:p>/hotel/al39847</text:p>
          </table:table-cell>
          <table:table-cell office:value-type="string" calcext:value-type="string">
            <text:p>Avantgarde Hotel &amp; Resort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Esentepe Mah. Ahu Ünal Aysal Cad. No:1 Göynük/Kemer/Antalya</text:p>
          </table:table-cell>
          <table:table-cell office:value-type="string" calcext:value-type="string">
            <text:p>+90 242 813 60 00</text:p>
          </table:table-cell>
          <table:table-cell office:value-type="string" calcext:value-type="string">
            <text:p>+90 242 815 33 32</text:p>
          </table:table-cell>
          <table:table-cell office:value-type="string" calcext:value-type="string">
            <text:p>www.avantgarde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197];&quot;','&quot;;[.C197];&quot;','&quot;;[.I197];&quot;','&quot;;[.J197];&quot;','&quot;;[.K197];&quot;','','&quot;;[.D197];&quot;','&quot;;[.L197];&quot;','&quot;;[.M197];&quot;',&quot;;[.E197];&quot;,true,(select id from public.address where externalid=&quot;;REPLACE([.A197];1;9;&quot;&quot;);&quot;));&quot;)" office:value-type="string" office:string-value="insert into public.hotel(name, place, phone,fax,site,email,descr,vk,fb,stars,published,address_id) values('Avantgarde Hotel &amp; Resort 5*','Турция, Средиземноморский регион, Кемер, Гёйнюк','+90 242 813 60 00','+90 242 815 33 32','www.avantgarderesorts.com','','Гостиница, Пляжный, 1-я линия от моря, Загородный, рядом','','',5,true,(select id from public.address where externalid=39847));" calcext:value-type="string">
            <text:p>insert into public.hotel(name, place, phone,fax,site,email,descr,vk,fb,stars,published,address_id) values('Avantgarde Hotel &amp; Resort 5*','Турция, Средиземноморский регион, Кемер, Гёйнюк','+90 242 813 60 00','+90 242 815 33 32','www.avantgarderesorts.com','','Гостиница, Пляжный, 1-я линия от моря, Загородный, рядом','','',5,true,(select id from public.address where externalid=39847));</text:p>
          </table:table-cell>
          <table:table-cell table:formula="of:=CONCATENATE(&quot;(select id from hotel where externalid=&quot;;REPLACE([.A197];1;9;&quot;&quot;);&quot;)&quot;)" office:value-type="string" office:string-value="(select id from hotel where externalid=39847)" calcext:value-type="string">
            <text:p>(select id from hotel where externalid=39847)</text:p>
          </table:table-cell>
          <table:table-cell table:formula="of:=CONCATENATE(&quot;insert into public.address(country_id,settlementpart,streetpart,externalid) values((select id from public.country where name_ru='&quot;;[.F197];&quot;'),'&quot;;[.G197];&quot;','&quot; ;[.H197];&quot;',&quot;;REPLACE([.A197];1;9;&quot;&quot;);&quot;);&quot;)" office:value-type="string" office:string-value="insert into public.address(country_id,settlementpart,streetpart,externalid) values((select id from public.country where name_ru='Турция'),'Кемер','Esentepe Mah. Ahu Ünal Aysal Cad. No:1 Göynük/Kemer/Antalya',39847);" calcext:value-type="string">
            <text:p>insert into public.address(country_id,settlementpart,streetpart,externalid) values((select id from public.country where name_ru='Турция'),'Кемер','Esentepe Mah. Ahu Ünal Aysal Cad. No:1 Göynük/Kemer/Antalya',39847);</text:p>
          </table:table-cell>
          <table:table-cell/>
        </table:table-row>
        <table:table-row table:style-name="ro1">
          <table:table-cell office:value-type="string" calcext:value-type="string">
            <text:p>/hotel/al6135</text:p>
          </table:table-cell>
          <table:table-cell office:value-type="string" calcext:value-type="string">
            <text:p>Sindbad Aqua Hotel &amp; Spa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Клубный отель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Egypt, Hurgada, Village road, Touristik Mamsha</text:p>
          </table:table-cell>
          <table:table-cell office:value-type="string" calcext:value-type="string">
            <text:p>+2 065 340 42 27</text:p>
          </table:table-cell>
          <table:table-cell office:value-type="string" calcext:value-type="string">
            <text:p>+2 065 344 96 08</text:p>
          </table:table-cell>
          <table:table-cell office:value-type="string" calcext:value-type="string">
            <text:p>www.sindbadclub.com</text:p>
          </table:table-cell>
          <table:table-cell office:value-type="string" calcext:value-type="string">
            <text:p>http://vk.com/sindbadclub</text:p>
          </table:table-cell>
          <table:table-cell office:value-type="string" calcext:value-type="string">
            <text:p>http://www.facebook.com/sindbadclubfan</text:p>
          </table:table-cell>
          <table:table-cell table:formula="of:=CONCATENATE(&quot;insert into public.hotel(name, place, phone,fax,site,email,descr,vk,fb,stars,published,address_id) values('&quot;;[.B198];&quot;','&quot;;[.C198];&quot;','&quot;;[.I198];&quot;','&quot;;[.J198];&quot;','&quot;;[.K198];&quot;','','&quot;;[.D198];&quot;','&quot;;[.L198];&quot;','&quot;;[.M198];&quot;',&quot;;[.E198];&quot;,true,(select id from public.address where externalid=&quot;;REPLACE([.A198];1;9;&quot;&quot;);&quot;));&quot;)" office:value-type="string" office:string-value="insert into public.hotel(name, place, phone,fax,site,email,descr,vk,fb,stars,published,address_id) values('Sindbad Aqua Hotel &amp; Spa 4*','Египет, Мухафаза Красное Море, Хургада','+2 065 340 42 27','+2 065 344 96 08','www.sindbadclub.com','','Клубный отель, Пляжный, 2-я линия от моря','http://vk.com/sindbadclub','http://www.facebook.com/sindbadclubfan',4,true,(select id from public.address where externalid=6135));" calcext:value-type="string">
            <text:p>insert into public.hotel(name, place, phone,fax,site,email,descr,vk,fb,stars,published,address_id) values('Sindbad Aqua Hotel &amp; Spa 4*','Египет, Мухафаза Красное Море, Хургада','+2 065 340 42 27','+2 065 344 96 08','www.sindbadclub.com','','Клубный отель, Пляжный, 2-я линия от моря','http://vk.com/sindbadclub','http://www.facebook.com/sindbadclubfan',4,true,(select id from public.address where externalid=6135));</text:p>
          </table:table-cell>
          <table:table-cell table:formula="of:=CONCATENATE(&quot;(select id from hotel where externalid=&quot;;REPLACE([.A198];1;9;&quot;&quot;);&quot;)&quot;)" office:value-type="string" office:string-value="(select id from hotel where externalid=6135)" calcext:value-type="string">
            <text:p>(select id from hotel where externalid=6135)</text:p>
          </table:table-cell>
          <table:table-cell table:formula="of:=CONCATENATE(&quot;insert into public.address(country_id,settlementpart,streetpart,externalid) values((select id from public.country where name_ru='&quot;;[.F198];&quot;'),'&quot;;[.G198];&quot;','&quot; ;[.H198];&quot;',&quot;;REPLACE([.A198];1;9;&quot;&quot;);&quot;);&quot;)" office:value-type="string" office:string-value="insert into public.address(country_id,settlementpart,streetpart,externalid) values((select id from public.country where name_ru='Египет'),'Хургада','Egypt, Hurgada, Village road, Touristik Mamsha',6135);" calcext:value-type="string">
            <text:p>insert into public.address(country_id,settlementpart,streetpart,externalid) values((select id from public.country where name_ru='Египет'),'Хургада','Egypt, Hurgada, Village road, Touristik Mamsha',6135);</text:p>
          </table:table-cell>
          <table:table-cell/>
        </table:table-row>
        <table:table-row table:style-name="ro1">
          <table:table-cell office:value-type="string" calcext:value-type="string">
            <text:p>/hotel/al7739</text:p>
          </table:table-cell>
          <table:table-cell office:value-type="string" calcext:value-type="string">
            <text:p>Aldemar Cretan Village Family Resort 4*</text:p>
          </table:table-cell>
          <table:table-cell office:value-type="string" calcext:value-type="string">
            <text:p>Греция, Крит о., Херсониссос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Крит о.</text:p>
          </table:table-cell>
          <table:table-cell office:value-type="string" calcext:value-type="string">
            <text:p>700 14, Лименас Херсонису, Крит, Греция</text:p>
          </table:table-cell>
          <table:table-cell office:value-type="string" calcext:value-type="string">
            <text:p>+30 28970 27 600</text:p>
          </table:table-cell>
          <table:table-cell office:value-type="string" calcext:value-type="string">
            <text:p>+30 28970 22 300</text:p>
          </table:table-cell>
          <table:table-cell office:value-type="string" calcext:value-type="string">
            <text:p>www.aldemarcretanvillage.gr</text:p>
          </table:table-cell>
          <table:table-cell/>
          <table:table-cell office:value-type="string" calcext:value-type="string">
            <text:p>https://www.facebook.com/AldemarCretanVillage/</text:p>
          </table:table-cell>
          <table:table-cell table:formula="of:=CONCATENATE(&quot;insert into public.hotel(name, place, phone,fax,site,email,descr,vk,fb,stars,published,address_id) values('&quot;;[.B199];&quot;','&quot;;[.C199];&quot;','&quot;;[.I199];&quot;','&quot;;[.J199];&quot;','&quot;;[.K199];&quot;','','&quot;;[.D199];&quot;','&quot;;[.L199];&quot;','&quot;;[.M199];&quot;',&quot;;[.E199];&quot;,true,(select id from public.address where externalid=&quot;;REPLACE([.A199];1;9;&quot;&quot;);&quot;));&quot;)" office:value-type="string" office:string-value="insert into public.hotel(name, place, phone,fax,site,email,descr,vk,fb,stars,published,address_id) values('Aldemar Cretan Village Family Resort 4*','Греция, Крит о., Херсониссос','+30 28970 27 600','+30 28970 22 300','www.aldemarcretanvillage.gr','','Гостиничный комплекс, Пляжный, 1-я линия от моря','','https://www.facebook.com/AldemarCretanVillage/',4,true,(select id from public.address where externalid=7739));" calcext:value-type="string">
            <text:p>insert into public.hotel(name, place, phone,fax,site,email,descr,vk,fb,stars,published,address_id) values('Aldemar Cretan Village Family Resort 4*','Греция, Крит о., Херсониссос','+30 28970 27 600','+30 28970 22 300','www.aldemarcretanvillage.gr','','Гостиничный комплекс, Пляжный, 1-я линия от моря','','https://www.facebook.com/AldemarCretanVillage/',4,true,(select id from public.address where externalid=7739));</text:p>
          </table:table-cell>
          <table:table-cell table:formula="of:=CONCATENATE(&quot;(select id from hotel where externalid=&quot;;REPLACE([.A199];1;9;&quot;&quot;);&quot;)&quot;)" office:value-type="string" office:string-value="(select id from hotel where externalid=7739)" calcext:value-type="string">
            <text:p>(select id from hotel where externalid=7739)</text:p>
          </table:table-cell>
          <table:table-cell table:formula="of:=CONCATENATE(&quot;insert into public.address(country_id,settlementpart,streetpart,externalid) values((select id from public.country where name_ru='&quot;;[.F199];&quot;'),'&quot;;[.G199];&quot;','&quot; ;[.H199];&quot;',&quot;;REPLACE([.A199];1;9;&quot;&quot;);&quot;);&quot;)" office:value-type="string" office:string-value="insert into public.address(country_id,settlementpart,streetpart,externalid) values((select id from public.country where name_ru='Греция'),'Крит о.','700 14, Лименас Херсонису, Крит, Греция',7739);" calcext:value-type="string">
            <text:p>insert into public.address(country_id,settlementpart,streetpart,externalid) values((select id from public.country where name_ru='Греция'),'Крит о.','700 14, Лименас Херсонису, Крит, Греция',7739);</text:p>
          </table:table-cell>
          <table:table-cell/>
        </table:table-row>
        <table:table-row table:style-name="ro1">
          <table:table-cell office:value-type="string" calcext:value-type="string">
            <text:p>/hotel/al54328</text:p>
          </table:table-cell>
          <table:table-cell office:value-type="string" calcext:value-type="string">
            <text:p>Nesco Joyous 4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esco Joyous Environment School Hill-Airport Avenue Sharm El Sheikh, South Sinai, Egypt</text:p>
          </table:table-cell>
          <table:table-cell office:value-type="string" calcext:value-type="string">
            <text:p>+2 01000092778</text:p>
          </table:table-cell>
          <table:table-cell/>
          <table:table-cell office:value-type="string" calcext:value-type="string">
            <text:p>www.pegasegyp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00];&quot;','&quot;;[.C200];&quot;','&quot;;[.I200];&quot;','&quot;;[.J200];&quot;','&quot;;[.K200];&quot;','','&quot;;[.D200];&quot;','&quot;;[.L200];&quot;','&quot;;[.M200];&quot;',&quot;;[.E200];&quot;,true,(select id from public.address where externalid=&quot;;REPLACE([.A200];1;9;&quot;&quot;);&quot;));&quot;)" office:value-type="string" office:string-value="insert into public.hotel(name, place, phone,fax,site,email,descr,vk,fb,stars,published,address_id) values('Nesco Joyous 4*','Египет, Мухафаза Южный Синай, Шарм-Эль-Шейх','+2 01000092778','','www.pegasegypt.com','','Гостиница, Пляжный, 2-я линия от моря','','',4,true,(select id from public.address where externalid=54328));" calcext:value-type="string">
            <text:p>insert into public.hotel(name, place, phone,fax,site,email,descr,vk,fb,stars,published,address_id) values('Nesco Joyous 4*','Египет, Мухафаза Южный Синай, Шарм-Эль-Шейх','+2 01000092778','','www.pegasegypt.com','','Гостиница, Пляжный, 2-я линия от моря','','',4,true,(select id from public.address where externalid=54328));</text:p>
          </table:table-cell>
          <table:table-cell table:formula="of:=CONCATENATE(&quot;(select id from hotel where externalid=&quot;;REPLACE([.A200];1;9;&quot;&quot;);&quot;)&quot;)" office:value-type="string" office:string-value="(select id from hotel where externalid=54328)" calcext:value-type="string">
            <text:p>(select id from hotel where externalid=54328)</text:p>
          </table:table-cell>
          <table:table-cell table:formula="of:=CONCATENATE(&quot;insert into public.address(country_id,settlementpart,streetpart,externalid) values((select id from public.country where name_ru='&quot;;[.F200];&quot;'),'&quot;;[.G200];&quot;','&quot; ;[.H200];&quot;',&quot;;REPLACE([.A200];1;9;&quot;&quot;);&quot;);&quot;)" office:value-type="string" office:string-value="insert into public.address(country_id,settlementpart,streetpart,externalid) values((select id from public.country where name_ru='Египет'),'Шарм-Эль-Шейх','Nesco Joyous Environment School Hill-Airport Avenue Sharm El Sheikh, South Sinai, Egypt',54328);" calcext:value-type="string">
            <text:p>insert into public.address(country_id,settlementpart,streetpart,externalid) values((select id from public.country where name_ru='Египет'),'Шарм-Эль-Шейх','Nesco Joyous Environment School Hill-Airport Avenue Sharm El Sheikh, South Sinai, Egypt',54328);</text:p>
          </table:table-cell>
          <table:table-cell/>
        </table:table-row>
        <table:table-row table:style-name="ro1">
          <table:table-cell office:value-type="string" calcext:value-type="string">
            <text:p>/hotel/al13917</text:p>
          </table:table-cell>
          <table:table-cell office:value-type="string" calcext:value-type="string">
            <text:p>Ambassador City Jomtien Ocean Wing 4*</text:p>
          </table:table-cell>
          <table:table-cell office:value-type="string" calcext:value-type="string">
            <text:p>Таиланд, Восточный регион, Паттайя, Джомтьен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21/10 Sukhumvit Rd., Na Jomtien, Sattahip, Chonburi 20250 Thailand</text:p>
          </table:table-cell>
          <table:table-cell office:value-type="string" calcext:value-type="string">
            <text:p>+ 66-(0) 3825-5501-40</text:p>
          </table:table-cell>
          <table:table-cell office:value-type="string" calcext:value-type="string">
            <text:p>+ 66-(0) 3825-5731</text:p>
          </table:table-cell>
          <table:table-cell office:value-type="string" calcext:value-type="string">
            <text:p>www.ambassadorcityjomtie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01];&quot;','&quot;;[.C201];&quot;','&quot;;[.I201];&quot;','&quot;;[.J201];&quot;','&quot;;[.K201];&quot;','','&quot;;[.D201];&quot;','&quot;;[.L201];&quot;','&quot;;[.M201];&quot;',&quot;;[.E201];&quot;,true,(select id from public.address where externalid=&quot;;REPLACE([.A201];1;9;&quot;&quot;);&quot;));&quot;)" office:value-type="string" office:string-value="insert into public.hotel(name, place, phone,fax,site,email,descr,vk,fb,stars,published,address_id) values('Ambassador City Jomtien Ocean Wing 4*','Таиланд, Восточный регион, Паттайя, Джомтьен','+ 66-(0) 3825-5501-40','+ 66-(0) 3825-5731','www.ambassadorcityjomtien.com','','Гостиница, Пляжный, 1-я линия от моря','','',4,true,(select id from public.address where externalid=13917));" calcext:value-type="string">
            <text:p>insert into public.hotel(name, place, phone,fax,site,email,descr,vk,fb,stars,published,address_id) values('Ambassador City Jomtien Ocean Wing 4*','Таиланд, Восточный регион, Паттайя, Джомтьен','+ 66-(0) 3825-5501-40','+ 66-(0) 3825-5731','www.ambassadorcityjomtien.com','','Гостиница, Пляжный, 1-я линия от моря','','',4,true,(select id from public.address where externalid=13917));</text:p>
          </table:table-cell>
          <table:table-cell table:formula="of:=CONCATENATE(&quot;(select id from hotel where externalid=&quot;;REPLACE([.A201];1;9;&quot;&quot;);&quot;)&quot;)" office:value-type="string" office:string-value="(select id from hotel where externalid=13917)" calcext:value-type="string">
            <text:p>(select id from hotel where externalid=13917)</text:p>
          </table:table-cell>
          <table:table-cell table:formula="of:=CONCATENATE(&quot;insert into public.address(country_id,settlementpart,streetpart,externalid) values((select id from public.country where name_ru='&quot;;[.F201];&quot;'),'&quot;;[.G201];&quot;','&quot; ;[.H201];&quot;',&quot;;REPLACE([.A201];1;9;&quot;&quot;);&quot;);&quot;)" office:value-type="string" office:string-value="insert into public.address(country_id,settlementpart,streetpart,externalid) values((select id from public.country where name_ru='Таиланд'),'Паттайя','21/10 Sukhumvit Rd., Na Jomtien, Sattahip, Chonburi 20250 Thailand',13917);" calcext:value-type="string">
            <text:p>insert into public.address(country_id,settlementpart,streetpart,externalid) values((select id from public.country where name_ru='Таиланд'),'Паттайя','21/10 Sukhumvit Rd., Na Jomtien, Sattahip, Chonburi 20250 Thailand',13917);</text:p>
          </table:table-cell>
          <table:table-cell/>
        </table:table-row>
        <table:table-row table:style-name="ro1">
          <table:table-cell office:value-type="string" calcext:value-type="string">
            <text:p>/hotel/al2515</text:p>
          </table:table-cell>
          <table:table-cell office:value-type="string" calcext:value-type="string">
            <text:p>Marti Myra 5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Коттедж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Tekirova - Antalya</text:p>
          </table:table-cell>
          <table:table-cell office:value-type="string" calcext:value-type="string">
            <text:p>90 242 821 50 00</text:p>
          </table:table-cell>
          <table:table-cell office:value-type="string" calcext:value-type="string">
            <text:p>90 242 821 50 47</text:p>
          </table:table-cell>
          <table:table-cell office:value-type="string" calcext:value-type="string">
            <text:p>www.marti.com.tr</text:p>
          </table:table-cell>
          <table:table-cell/>
          <table:table-cell office:value-type="string" calcext:value-type="string">
            <text:p>http://www.facebook.com/martihotelsmarinas,http://www.odnoklassniki.ru/#/profile/524758938167</text:p>
          </table:table-cell>
          <table:table-cell table:formula="of:=CONCATENATE(&quot;insert into public.hotel(name, place, phone,fax,site,email,descr,vk,fb,stars,published,address_id) values('&quot;;[.B202];&quot;','&quot;;[.C202];&quot;','&quot;;[.I202];&quot;','&quot;;[.J202];&quot;','&quot;;[.K202];&quot;','','&quot;;[.D202];&quot;','&quot;;[.L202];&quot;','&quot;;[.M202];&quot;',&quot;;[.E202];&quot;,true,(select id from public.address where externalid=&quot;;REPLACE([.A202];1;9;&quot;&quot;);&quot;));&quot;)" office:value-type="string" office:string-value="insert into public.hotel(name, place, phone,fax,site,email,descr,vk,fb,stars,published,address_id) values('Marti Myra 5*','Турция, Средиземноморский регион, Кемер, Текирова','90 242 821 50 00','90 242 821 50 47','www.marti.com.tr','','Коттеджный комплекс, Пляжный, 1-я линия от моря, Загородный, рядом','','http://www.facebook.com/martihotelsmarinas,http://www.odnoklassniki.ru/#/profile/524758938167',5,true,(select id from public.address where externalid=2515));" calcext:value-type="string">
            <text:p>insert into public.hotel(name, place, phone,fax,site,email,descr,vk,fb,stars,published,address_id) values('Marti Myra 5*','Турция, Средиземноморский регион, Кемер, Текирова','90 242 821 50 00','90 242 821 50 47','www.marti.com.tr','','Коттеджный комплекс, Пляжный, 1-я линия от моря, Загородный, рядом','','http://www.facebook.com/martihotelsmarinas,http://www.odnoklassniki.ru/#/profile/524758938167',5,true,(select id from public.address where externalid=2515));</text:p>
          </table:table-cell>
          <table:table-cell table:formula="of:=CONCATENATE(&quot;(select id from hotel where externalid=&quot;;REPLACE([.A202];1;9;&quot;&quot;);&quot;)&quot;)" office:value-type="string" office:string-value="(select id from hotel where externalid=2515)" calcext:value-type="string">
            <text:p>(select id from hotel where externalid=2515)</text:p>
          </table:table-cell>
          <table:table-cell table:formula="of:=CONCATENATE(&quot;insert into public.address(country_id,settlementpart,streetpart,externalid) values((select id from public.country where name_ru='&quot;;[.F202];&quot;'),'&quot;;[.G202];&quot;','&quot; ;[.H202];&quot;',&quot;;REPLACE([.A202];1;9;&quot;&quot;);&quot;);&quot;)" office:value-type="string" office:string-value="insert into public.address(country_id,settlementpart,streetpart,externalid) values((select id from public.country where name_ru='Турция'),'Кемер','Tekirova - Antalya',2515);" calcext:value-type="string">
            <text:p>insert into public.address(country_id,settlementpart,streetpart,externalid) values((select id from public.country where name_ru='Турция'),'Кемер','Tekirova - Antalya',2515);</text:p>
          </table:table-cell>
          <table:table-cell/>
        </table:table-row>
        <table:table-row table:style-name="ro1">
          <table:table-cell office:value-type="string" calcext:value-type="string">
            <text:p>/hotel/al17417</text:p>
          </table:table-cell>
          <table:table-cell office:value-type="string" calcext:value-type="string">
            <text:p>VONRESORT Golden Beach 5*</text:p>
          </table:table-cell>
          <table:table-cell office:value-type="string" calcext:value-type="string">
            <text:p>Турция, Средиземноморский регион, Сиде, Чолаклы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Çolaklı Mevkii 07600-Manavgat/Antalya/Turkey</text:p>
          </table:table-cell>
          <table:table-cell office:value-type="string" calcext:value-type="string">
            <text:p>+90 242 763 85 55</text:p>
          </table:table-cell>
          <table:table-cell office:value-type="string" calcext:value-type="string">
            <text:p>+90 242 763 80 53</text:p>
          </table:table-cell>
          <table:table-cell office:value-type="string" calcext:value-type="string">
            <text:p>www.vonresort.com</text:p>
          </table:table-cell>
          <table:table-cell office:value-type="string" calcext:value-type="string">
            <text:p>https://vk.com/vonresorthotels</text:p>
          </table:table-cell>
          <table:table-cell office:value-type="string" calcext:value-type="string">
            <text:p>https://www.facebook.com/vonresorthotels/</text:p>
          </table:table-cell>
          <table:table-cell table:formula="of:=CONCATENATE(&quot;insert into public.hotel(name, place, phone,fax,site,email,descr,vk,fb,stars,published,address_id) values('&quot;;[.B203];&quot;','&quot;;[.C203];&quot;','&quot;;[.I203];&quot;','&quot;;[.J203];&quot;','&quot;;[.K203];&quot;','','&quot;;[.D203];&quot;','&quot;;[.L203];&quot;','&quot;;[.M203];&quot;',&quot;;[.E203];&quot;,true,(select id from public.address where externalid=&quot;;REPLACE([.A203];1;9;&quot;&quot;);&quot;));&quot;)" office:value-type="string" office:string-value="insert into public.hotel(name, place, phone,fax,site,email,descr,vk,fb,stars,published,address_id) values('VONRESORT Golden Beach 5*','Турция, Средиземноморский регион, Сиде, Чолаклы','+90 242 763 85 55','+90 242 763 80 53','www.vonresort.com','','Гостиница, Пляжный, 2-я линия от моря','https://vk.com/vonresorthotels','https://www.facebook.com/vonresorthotels/',5,true,(select id from public.address where externalid=17417));" calcext:value-type="string">
            <text:p>insert into public.hotel(name, place, phone,fax,site,email,descr,vk,fb,stars,published,address_id) values('VONRESORT Golden Beach 5*','Турция, Средиземноморский регион, Сиде, Чолаклы','+90 242 763 85 55','+90 242 763 80 53','www.vonresort.com','','Гостиница, Пляжный, 2-я линия от моря','https://vk.com/vonresorthotels','https://www.facebook.com/vonresorthotels/',5,true,(select id from public.address where externalid=17417));</text:p>
          </table:table-cell>
          <table:table-cell table:formula="of:=CONCATENATE(&quot;(select id from hotel where externalid=&quot;;REPLACE([.A203];1;9;&quot;&quot;);&quot;)&quot;)" office:value-type="string" office:string-value="(select id from hotel where externalid=17417)" calcext:value-type="string">
            <text:p>(select id from hotel where externalid=17417)</text:p>
          </table:table-cell>
          <table:table-cell table:formula="of:=CONCATENATE(&quot;insert into public.address(country_id,settlementpart,streetpart,externalid) values((select id from public.country where name_ru='&quot;;[.F203];&quot;'),'&quot;;[.G203];&quot;','&quot; ;[.H203];&quot;',&quot;;REPLACE([.A203];1;9;&quot;&quot;);&quot;);&quot;)" office:value-type="string" office:string-value="insert into public.address(country_id,settlementpart,streetpart,externalid) values((select id from public.country where name_ru='Турция'),'Сиде','Çolaklı Mevkii 07600-Manavgat/Antalya/Turkey',17417);" calcext:value-type="string">
            <text:p>insert into public.address(country_id,settlementpart,streetpart,externalid) values((select id from public.country where name_ru='Турция'),'Сиде','Çolaklı Mevkii 07600-Manavgat/Antalya/Turkey',17417);</text:p>
          </table:table-cell>
          <table:table-cell/>
        </table:table-row>
        <table:table-row table:style-name="ro1">
          <table:table-cell office:value-type="string" calcext:value-type="string">
            <text:p>/hotel/al10393</text:p>
          </table:table-cell>
          <table:table-cell office:value-type="string" calcext:value-type="string">
            <text:p>Occidental Punta Cana 5*</text:p>
          </table:table-cell>
          <table:table-cell office:value-type="string" calcext:value-type="string">
            <text:p>Доминикана, Провинция Ла-Альтаграсия, Пунта Кана, Плайа Баваро</text:p>
          </table:table-cell>
          <table:table-cell office:value-type="string" calcext:value-type="string">
            <text:p>Клубный 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Пунта Кана</text:p>
          </table:table-cell>
          <table:table-cell office:value-type="string" calcext:value-type="string">
            <text:p>Calle Friusa Arena Verde 125, 1809 Bavaro, Dominican Republic</text:p>
          </table:table-cell>
          <table:table-cell office:value-type="string" calcext:value-type="string">
            <text:p>+ 1 809 221 8787</text:p>
          </table:table-cell>
          <table:table-cell office:value-type="string" calcext:value-type="string">
            <text:p>+ 1 809 221 8790</text:p>
          </table:table-cell>
          <table:table-cell office:value-type="string" calcext:value-type="string">
            <text:p>www.barcelo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04];&quot;','&quot;;[.C204];&quot;','&quot;;[.I204];&quot;','&quot;;[.J204];&quot;','&quot;;[.K204];&quot;','','&quot;;[.D204];&quot;','&quot;;[.L204];&quot;','&quot;;[.M204];&quot;',&quot;;[.E204];&quot;,true,(select id from public.address where externalid=&quot;;REPLACE([.A204];1;9;&quot;&quot;);&quot;));&quot;)" office:value-type="string" office:string-value="insert into public.hotel(name, place, phone,fax,site,email,descr,vk,fb,stars,published,address_id) values('Occidental Punta Cana 5*','Доминикана, Провинция Ла-Альтаграсия, Пунта Кана, Плайа Баваро','+ 1 809 221 8787','+ 1 809 221 8790','www.barcelo.com','','Клубный отель, Пляжный, 1-я линия от моря','','',5,true,(select id from public.address where externalid=10393));" calcext:value-type="string">
            <text:p>insert into public.hotel(name, place, phone,fax,site,email,descr,vk,fb,stars,published,address_id) values('Occidental Punta Cana 5*','Доминикана, Провинция Ла-Альтаграсия, Пунта Кана, Плайа Баваро','+ 1 809 221 8787','+ 1 809 221 8790','www.barcelo.com','','Клубный отель, Пляжный, 1-я линия от моря','','',5,true,(select id from public.address where externalid=10393));</text:p>
          </table:table-cell>
          <table:table-cell table:formula="of:=CONCATENATE(&quot;(select id from hotel where externalid=&quot;;REPLACE([.A204];1;9;&quot;&quot;);&quot;)&quot;)" office:value-type="string" office:string-value="(select id from hotel where externalid=10393)" calcext:value-type="string">
            <text:p>(select id from hotel where externalid=10393)</text:p>
          </table:table-cell>
          <table:table-cell table:formula="of:=CONCATENATE(&quot;insert into public.address(country_id,settlementpart,streetpart,externalid) values((select id from public.country where name_ru='&quot;;[.F204];&quot;'),'&quot;;[.G204];&quot;','&quot; ;[.H204];&quot;',&quot;;REPLACE([.A204];1;9;&quot;&quot;);&quot;);&quot;)" office:value-type="string" office:string-value="insert into public.address(country_id,settlementpart,streetpart,externalid) values((select id from public.country where name_ru='Доминикана'),'Пунта Кана','Calle Friusa Arena Verde 125, 1809 Bavaro, Dominican Republic',10393);" calcext:value-type="string">
            <text:p>insert into public.address(country_id,settlementpart,streetpart,externalid) values((select id from public.country where name_ru='Доминикана'),'Пунта Кана','Calle Friusa Arena Verde 125, 1809 Bavaro, Dominican Republic',10393);</text:p>
          </table:table-cell>
          <table:table-cell/>
        </table:table-row>
        <table:table-row table:style-name="ro1">
          <table:table-cell office:value-type="string" calcext:value-type="string">
            <text:p>/hotel/al28026</text:p>
          </table:table-cell>
          <table:table-cell office:value-type="string" calcext:value-type="string">
            <text:p>Mukarnas Resort &amp; Spa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СПА-отель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Tourism Center Okurcalar Alanya</text:p>
          </table:table-cell>
          <table:table-cell office:value-type="string" calcext:value-type="string">
            <text:p>+90 242 527 55 10</text:p>
          </table:table-cell>
          <table:table-cell office:value-type="string" calcext:value-type="string">
            <text:p>+90 242 527 55 20</text:p>
          </table:table-cell>
          <table:table-cell office:value-type="string" calcext:value-type="string">
            <text:p>www.mukarnas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05];&quot;','&quot;;[.C205];&quot;','&quot;;[.I205];&quot;','&quot;;[.J205];&quot;','&quot;;[.K205];&quot;','','&quot;;[.D205];&quot;','&quot;;[.L205];&quot;','&quot;;[.M205];&quot;',&quot;;[.E205];&quot;,true,(select id from public.address where externalid=&quot;;REPLACE([.A205];1;9;&quot;&quot;);&quot;));&quot;)" office:value-type="string" office:string-value="insert into public.hotel(name, place, phone,fax,site,email,descr,vk,fb,stars,published,address_id) values('Mukarnas Resort &amp; Spa 5*','Турция, Средиземноморский регион, Аланья, Окурджалар','+90 242 527 55 10','+90 242 527 55 20','www.mukarnashotel.com','','СПА-отель, Пляжный, 1-я линия от моря, Загородный, близко','','',5,true,(select id from public.address where externalid=28026));" calcext:value-type="string">
            <text:p>insert into public.hotel(name, place, phone,fax,site,email,descr,vk,fb,stars,published,address_id) values('Mukarnas Resort &amp; Spa 5*','Турция, Средиземноморский регион, Аланья, Окурджалар','+90 242 527 55 10','+90 242 527 55 20','www.mukarnashotel.com','','СПА-отель, Пляжный, 1-я линия от моря, Загородный, близко','','',5,true,(select id from public.address where externalid=28026));</text:p>
          </table:table-cell>
          <table:table-cell table:formula="of:=CONCATENATE(&quot;(select id from hotel where externalid=&quot;;REPLACE([.A205];1;9;&quot;&quot;);&quot;)&quot;)" office:value-type="string" office:string-value="(select id from hotel where externalid=28026)" calcext:value-type="string">
            <text:p>(select id from hotel where externalid=28026)</text:p>
          </table:table-cell>
          <table:table-cell table:formula="of:=CONCATENATE(&quot;insert into public.address(country_id,settlementpart,streetpart,externalid) values((select id from public.country where name_ru='&quot;;[.F205];&quot;'),'&quot;;[.G205];&quot;','&quot; ;[.H205];&quot;',&quot;;REPLACE([.A205];1;9;&quot;&quot;);&quot;);&quot;)" office:value-type="string" office:string-value="insert into public.address(country_id,settlementpart,streetpart,externalid) values((select id from public.country where name_ru='Турция'),'Аланья','Alara Tourism Center Okurcalar Alanya',28026);" calcext:value-type="string">
            <text:p>insert into public.address(country_id,settlementpart,streetpart,externalid) values((select id from public.country where name_ru='Турция'),'Аланья','Alara Tourism Center Okurcalar Alanya',28026);</text:p>
          </table:table-cell>
          <table:table-cell/>
        </table:table-row>
        <table:table-row table:style-name="ro1">
          <table:table-cell office:value-type="string" calcext:value-type="string">
            <text:p>/hotel/al29090</text:p>
          </table:table-cell>
          <table:table-cell office:value-type="string" calcext:value-type="string">
            <text:p>Belek Soho Beach Club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Клубный отель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Camlik Mahallesi Gunubirlik Cad. No: 6 Belek / Antalya / Турция</text:p>
          </table:table-cell>
          <table:table-cell office:value-type="string" calcext:value-type="string">
            <text:p>+90 242 715 19 12</text:p>
          </table:table-cell>
          <table:table-cell office:value-type="string" calcext:value-type="string">
            <text:p>+90 242 715 31 16</text:p>
          </table:table-cell>
          <table:table-cell office:value-type="string" calcext:value-type="string">
            <text:p>armasbelek.com</text:p>
          </table:table-cell>
          <table:table-cell/>
          <table:table-cell office:value-type="string" calcext:value-type="string">
            <text:p>https://www.facebook.com/armasbelekotel/</text:p>
          </table:table-cell>
          <table:table-cell table:formula="of:=CONCATENATE(&quot;insert into public.hotel(name, place, phone,fax,site,email,descr,vk,fb,stars,published,address_id) values('&quot;;[.B206];&quot;','&quot;;[.C206];&quot;','&quot;;[.I206];&quot;','&quot;;[.J206];&quot;','&quot;;[.K206];&quot;','','&quot;;[.D206];&quot;','&quot;;[.L206];&quot;','&quot;;[.M206];&quot;',&quot;;[.E206];&quot;,true,(select id from public.address where externalid=&quot;;REPLACE([.A206];1;9;&quot;&quot;);&quot;));&quot;)" office:value-type="string" office:string-value="insert into public.hotel(name, place, phone,fax,site,email,descr,vk,fb,stars,published,address_id) values('Belek Soho Beach Club 5*','Турция, Средиземноморский регион, Белек, Белек-центр','+90 242 715 19 12','+90 242 715 31 16','armasbelek.com','','Клубный отель, Пляжный, 1-я линия от моря, Загородный, близко','','https://www.facebook.com/armasbelekotel/',5,true,(select id from public.address where externalid=29090));" calcext:value-type="string">
            <text:p>insert into public.hotel(name, place, phone,fax,site,email,descr,vk,fb,stars,published,address_id) values('Belek Soho Beach Club 5*','Турция, Средиземноморский регион, Белек, Белек-центр','+90 242 715 19 12','+90 242 715 31 16','armasbelek.com','','Клубный отель, Пляжный, 1-я линия от моря, Загородный, близко','','https://www.facebook.com/armasbelekotel/',5,true,(select id from public.address where externalid=29090));</text:p>
          </table:table-cell>
          <table:table-cell table:formula="of:=CONCATENATE(&quot;(select id from hotel where externalid=&quot;;REPLACE([.A206];1;9;&quot;&quot;);&quot;)&quot;)" office:value-type="string" office:string-value="(select id from hotel where externalid=29090)" calcext:value-type="string">
            <text:p>(select id from hotel where externalid=29090)</text:p>
          </table:table-cell>
          <table:table-cell table:formula="of:=CONCATENATE(&quot;insert into public.address(country_id,settlementpart,streetpart,externalid) values((select id from public.country where name_ru='&quot;;[.F206];&quot;'),'&quot;;[.G206];&quot;','&quot; ;[.H206];&quot;',&quot;;REPLACE([.A206];1;9;&quot;&quot;);&quot;);&quot;)" office:value-type="string" office:string-value="insert into public.address(country_id,settlementpart,streetpart,externalid) values((select id from public.country where name_ru='Турция'),'Белек','Camlik Mahallesi Gunubirlik Cad. No: 6 Belek / Antalya / Турция',29090);" calcext:value-type="string">
            <text:p>insert into public.address(country_id,settlementpart,streetpart,externalid) values((select id from public.country where name_ru='Турция'),'Белек','Camlik Mahallesi Gunubirlik Cad. No: 6 Belek / Antalya / Турция',29090);</text:p>
          </table:table-cell>
          <table:table-cell/>
        </table:table-row>
        <table:table-row table:style-name="ro1">
          <table:table-cell office:value-type="string" calcext:value-type="string">
            <text:p>/hotel/al35037</text:p>
          </table:table-cell>
          <table:table-cell office:value-type="string" calcext:value-type="string">
            <text:p>Albatros Palace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Albatros Palace Resort Safaga Road, Hurghada, Egypt</text:p>
          </table:table-cell>
          <table:table-cell office:value-type="string" calcext:value-type="string">
            <text:p>+20-65-3464168 to 78</text:p>
          </table:table-cell>
          <table:table-cell office:value-type="string" calcext:value-type="string">
            <text:p>+20-65-3464179</text:p>
          </table:table-cell>
          <table:table-cell office:value-type="string" calcext:value-type="string">
            <text:p>www.pickalbatro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07];&quot;','&quot;;[.C207];&quot;','&quot;;[.I207];&quot;','&quot;;[.J207];&quot;','&quot;;[.K207];&quot;','','&quot;;[.D207];&quot;','&quot;;[.L207];&quot;','&quot;;[.M207];&quot;',&quot;;[.E207];&quot;,true,(select id from public.address where externalid=&quot;;REPLACE([.A207];1;9;&quot;&quot;);&quot;));&quot;)" office:value-type="string" office:string-value="insert into public.hotel(name, place, phone,fax,site,email,descr,vk,fb,stars,published,address_id) values('Albatros Palace Resort 5*','Египет, Мухафаза Красное Море, Хургада','+20-65-3464168 to 78','+20-65-3464179','www.pickalbatros.com','','Гостиничный комплекс, Пляжный, 1-я линия от моря','','',5,true,(select id from public.address where externalid=35037));" calcext:value-type="string">
            <text:p>insert into public.hotel(name, place, phone,fax,site,email,descr,vk,fb,stars,published,address_id) values('Albatros Palace Resort 5*','Египет, Мухафаза Красное Море, Хургада','+20-65-3464168 to 78','+20-65-3464179','www.pickalbatros.com','','Гостиничный комплекс, Пляжный, 1-я линия от моря','','',5,true,(select id from public.address where externalid=35037));</text:p>
          </table:table-cell>
          <table:table-cell table:formula="of:=CONCATENATE(&quot;(select id from hotel where externalid=&quot;;REPLACE([.A207];1;9;&quot;&quot;);&quot;)&quot;)" office:value-type="string" office:string-value="(select id from hotel where externalid=35037)" calcext:value-type="string">
            <text:p>(select id from hotel where externalid=35037)</text:p>
          </table:table-cell>
          <table:table-cell table:formula="of:=CONCATENATE(&quot;insert into public.address(country_id,settlementpart,streetpart,externalid) values((select id from public.country where name_ru='&quot;;[.F207];&quot;'),'&quot;;[.G207];&quot;','&quot; ;[.H207];&quot;',&quot;;REPLACE([.A207];1;9;&quot;&quot;);&quot;);&quot;)" office:value-type="string" office:string-value="insert into public.address(country_id,settlementpart,streetpart,externalid) values((select id from public.country where name_ru='Египет'),'Хургада','Albatros Palace Resort Safaga Road, Hurghada, Egypt',35037);" calcext:value-type="string">
            <text:p>insert into public.address(country_id,settlementpart,streetpart,externalid) values((select id from public.country where name_ru='Египет'),'Хургада','Albatros Palace Resort Safaga Road, Hurghada, Egypt',35037);</text:p>
          </table:table-cell>
          <table:table-cell/>
        </table:table-row>
        <table:table-row table:style-name="ro1">
          <table:table-cell office:value-type="string" calcext:value-type="string">
            <text:p>/hotel/al51983</text:p>
          </table:table-cell>
          <table:table-cell office:value-type="string" calcext:value-type="string">
            <text:p>Barcelo Bavaro Palace 5*</text:p>
          </table:table-cell>
          <table:table-cell office:value-type="string" calcext:value-type="string">
            <text:p>Доминикана, Провинция Ла-Альтаграсия, Пунта Кан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Пунта Кана</text:p>
          </table:table-cell>
          <table:table-cell office:value-type="string" calcext:value-type="string">
            <text:p>Carretera Bávaro, Km. 1 | 23301 Bávaro, Higuey | PO Box 3177</text:p>
          </table:table-cell>
          <table:table-cell office:value-type="string" calcext:value-type="string">
            <text:p>+1 809 6865797</text:p>
          </table:table-cell>
          <table:table-cell office:value-type="string" calcext:value-type="string">
            <text:p>1809 688-77-23</text:p>
          </table:table-cell>
          <table:table-cell office:value-type="string" calcext:value-type="string">
            <text:p>www.barcelo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08];&quot;','&quot;;[.C208];&quot;','&quot;;[.I208];&quot;','&quot;;[.J208];&quot;','&quot;;[.K208];&quot;','','&quot;;[.D208];&quot;','&quot;;[.L208];&quot;','&quot;;[.M208];&quot;',&quot;;[.E208];&quot;,true,(select id from public.address where externalid=&quot;;REPLACE([.A208];1;9;&quot;&quot;);&quot;));&quot;)" office:value-type="string" office:string-value="insert into public.hotel(name, place, phone,fax,site,email,descr,vk,fb,stars,published,address_id) values('Barcelo Bavaro Palace 5*','Доминикана, Провинция Ла-Альтаграсия, Пунта Кана','+1 809 6865797','1809 688-77-23','www.barcelo.com','','Гостиничный комплекс, Пляжный, 1-я линия от моря','','',5,true,(select id from public.address where externalid=51983));" calcext:value-type="string">
            <text:p>insert into public.hotel(name, place, phone,fax,site,email,descr,vk,fb,stars,published,address_id) values('Barcelo Bavaro Palace 5*','Доминикана, Провинция Ла-Альтаграсия, Пунта Кана','+1 809 6865797','1809 688-77-23','www.barcelo.com','','Гостиничный комплекс, Пляжный, 1-я линия от моря','','',5,true,(select id from public.address where externalid=51983));</text:p>
          </table:table-cell>
          <table:table-cell table:formula="of:=CONCATENATE(&quot;(select id from hotel where externalid=&quot;;REPLACE([.A208];1;9;&quot;&quot;);&quot;)&quot;)" office:value-type="string" office:string-value="(select id from hotel where externalid=51983)" calcext:value-type="string">
            <text:p>(select id from hotel where externalid=51983)</text:p>
          </table:table-cell>
          <table:table-cell table:formula="of:=CONCATENATE(&quot;insert into public.address(country_id,settlementpart,streetpart,externalid) values((select id from public.country where name_ru='&quot;;[.F208];&quot;'),'&quot;;[.G208];&quot;','&quot; ;[.H208];&quot;',&quot;;REPLACE([.A208];1;9;&quot;&quot;);&quot;);&quot;)" office:value-type="string" office:string-value="insert into public.address(country_id,settlementpart,streetpart,externalid) values((select id from public.country where name_ru='Доминикана'),'Пунта Кана','Carretera Bávaro, Km. 1 | 23301 Bávaro, Higuey | PO Box 3177',51983);" calcext:value-type="string">
            <text:p>insert into public.address(country_id,settlementpart,streetpart,externalid) values((select id from public.country where name_ru='Доминикана'),'Пунта Кана','Carretera Bávaro, Km. 1 | 23301 Bávaro, Higuey | PO Box 3177',51983);</text:p>
          </table:table-cell>
          <table:table-cell/>
        </table:table-row>
        <table:table-row table:style-name="ro1">
          <table:table-cell office:value-type="string" calcext:value-type="string">
            <text:p>/hotel/al77548</text:p>
          </table:table-cell>
          <table:table-cell office:value-type="string" calcext:value-type="string">
            <text:p>Yesiloz 3*</text:p>
          </table:table-cell>
          <table:table-cell office:value-type="string" calcext:value-type="string">
            <text:p>Турция, Средиземноморский регион, Сиде</text:p>
          </table:table-cell>
          <table:table-cell office:value-type="string" calcext:value-type="string">
            <text:p>Гостиница, Пляжный, 3-я линия от моря, Городской, близко к центр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Yali Mah.Cemal Gursel Bulvari No:38 Side/Manavgat ANTALYA</text:p>
          </table:table-cell>
          <table:table-cell office:value-type="string" calcext:value-type="string">
            <text:p>0 242 753 38 08 / 0 242 753 35 44</text:p>
          </table:table-cell>
          <table:table-cell office:value-type="string" calcext:value-type="string">
            <text:p>0 242 753 25 59</text:p>
          </table:table-cell>
          <table:table-cell office:value-type="string" calcext:value-type="string">
            <text:p>www.sideyesiloz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09];&quot;','&quot;;[.C209];&quot;','&quot;;[.I209];&quot;','&quot;;[.J209];&quot;','&quot;;[.K209];&quot;','','&quot;;[.D209];&quot;','&quot;;[.L209];&quot;','&quot;;[.M209];&quot;',&quot;;[.E209];&quot;,true,(select id from public.address where externalid=&quot;;REPLACE([.A209];1;9;&quot;&quot;);&quot;));&quot;)" office:value-type="string" office:string-value="insert into public.hotel(name, place, phone,fax,site,email,descr,vk,fb,stars,published,address_id) values('Yesiloz 3*','Турция, Средиземноморский регион, Сиде','0 242 753 38 08 / 0 242 753 35 44','0 242 753 25 59','www.sideyesilozhotel.com','','Гостиница, Пляжный, 3-я линия от моря, Городской, близко к центру','','',3,true,(select id from public.address where externalid=77548));" calcext:value-type="string">
            <text:p>insert into public.hotel(name, place, phone,fax,site,email,descr,vk,fb,stars,published,address_id) values('Yesiloz 3*','Турция, Средиземноморский регион, Сиде','0 242 753 38 08 / 0 242 753 35 44','0 242 753 25 59','www.sideyesilozhotel.com','','Гостиница, Пляжный, 3-я линия от моря, Городской, близко к центру','','',3,true,(select id from public.address where externalid=77548));</text:p>
          </table:table-cell>
          <table:table-cell table:formula="of:=CONCATENATE(&quot;(select id from hotel where externalid=&quot;;REPLACE([.A209];1;9;&quot;&quot;);&quot;)&quot;)" office:value-type="string" office:string-value="(select id from hotel where externalid=77548)" calcext:value-type="string">
            <text:p>(select id from hotel where externalid=77548)</text:p>
          </table:table-cell>
          <table:table-cell table:formula="of:=CONCATENATE(&quot;insert into public.address(country_id,settlementpart,streetpart,externalid) values((select id from public.country where name_ru='&quot;;[.F209];&quot;'),'&quot;;[.G209];&quot;','&quot; ;[.H209];&quot;',&quot;;REPLACE([.A209];1;9;&quot;&quot;);&quot;);&quot;)" office:value-type="string" office:string-value="insert into public.address(country_id,settlementpart,streetpart,externalid) values((select id from public.country where name_ru='Турция'),'Сиде','Yali Mah.Cemal Gursel Bulvari No:38 Side/Manavgat ANTALYA',77548);" calcext:value-type="string">
            <text:p>insert into public.address(country_id,settlementpart,streetpart,externalid) values((select id from public.country where name_ru='Турция'),'Сиде','Yali Mah.Cemal Gursel Bulvari No:38 Side/Manavgat ANTALYA',77548);</text:p>
          </table:table-cell>
          <table:table-cell/>
        </table:table-row>
        <table:table-row table:style-name="ro1">
          <table:table-cell office:value-type="string" calcext:value-type="string">
            <text:p>/hotel/al20120</text:p>
          </table:table-cell>
          <table:table-cell office:value-type="string" calcext:value-type="string">
            <text:p>Nubian Island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СПА-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UBIAN ISLAND Nabq Bay, Sharm EI Sheikh, Egypt</text:p>
          </table:table-cell>
          <table:table-cell office:value-type="string" calcext:value-type="string">
            <text:p>+ 20 100 2506200-4</text:p>
          </table:table-cell>
          <table:table-cell office:value-type="float" office:value="20693710200" calcext:value-type="float">
            <text:p>20693710200</text:p>
          </table:table-cell>
          <table:table-cell office:value-type="string" calcext:value-type="string">
            <text:p>www.nubian-island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10];&quot;','&quot;;[.C210];&quot;','&quot;;[.I210];&quot;','&quot;;[.J210];&quot;','&quot;;[.K210];&quot;','','&quot;;[.D210];&quot;','&quot;;[.L210];&quot;','&quot;;[.M210];&quot;',&quot;;[.E210];&quot;,true,(select id from public.address where externalid=&quot;;REPLACE([.A210];1;9;&quot;&quot;);&quot;));&quot;)" office:value-type="string" office:string-value="insert into public.hotel(name, place, phone,fax,site,email,descr,vk,fb,stars,published,address_id) values('Nubian Island 5*','Египет, Мухафаза Южный Синай, Шарм-Эль-Шейх, Набк Бей','+ 20 100 2506200-4','20693710200','www.nubian-island.com','','СПА-отель, Пляжный, 1-я линия от моря','','',5,true,(select id from public.address where externalid=20120));" calcext:value-type="string">
            <text:p>insert into public.hotel(name, place, phone,fax,site,email,descr,vk,fb,stars,published,address_id) values('Nubian Island 5*','Египет, Мухафаза Южный Синай, Шарм-Эль-Шейх, Набк Бей','+ 20 100 2506200-4','20693710200','www.nubian-island.com','','СПА-отель, Пляжный, 1-я линия от моря','','',5,true,(select id from public.address where externalid=20120));</text:p>
          </table:table-cell>
          <table:table-cell table:formula="of:=CONCATENATE(&quot;(select id from hotel where externalid=&quot;;REPLACE([.A210];1;9;&quot;&quot;);&quot;)&quot;)" office:value-type="string" office:string-value="(select id from hotel where externalid=20120)" calcext:value-type="string">
            <text:p>(select id from hotel where externalid=20120)</text:p>
          </table:table-cell>
          <table:table-cell table:formula="of:=CONCATENATE(&quot;insert into public.address(country_id,settlementpart,streetpart,externalid) values((select id from public.country where name_ru='&quot;;[.F210];&quot;'),'&quot;;[.G210];&quot;','&quot; ;[.H210];&quot;',&quot;;REPLACE([.A210];1;9;&quot;&quot;);&quot;);&quot;)" office:value-type="string" office:string-value="insert into public.address(country_id,settlementpart,streetpart,externalid) values((select id from public.country where name_ru='Египет'),'Шарм-Эль-Шейх','NUBIAN ISLAND Nabq Bay, Sharm EI Sheikh, Egypt',20120);" calcext:value-type="string">
            <text:p>insert into public.address(country_id,settlementpart,streetpart,externalid) values((select id from public.country where name_ru='Египет'),'Шарм-Эль-Шейх','NUBIAN ISLAND Nabq Bay, Sharm EI Sheikh, Egypt',20120);</text:p>
          </table:table-cell>
          <table:table-cell/>
        </table:table-row>
        <table:table-row table:style-name="ro1">
          <table:table-cell office:value-type="string" calcext:value-type="string">
            <text:p>/hotel/al274</text:p>
          </table:table-cell>
          <table:table-cell office:value-type="string" calcext:value-type="string">
            <text:p>Albatros Aqua Park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afaga Road, P.O. Box: 110, Hurghada, Red Sea, Egypt</text:p>
          </table:table-cell>
          <table:table-cell office:value-type="string" calcext:value-type="string">
            <text:p>+20-65-3464801</text:p>
          </table:table-cell>
          <table:table-cell office:value-type="string" calcext:value-type="string">
            <text:p>+20-65-3464810</text:p>
          </table:table-cell>
          <table:table-cell office:value-type="string" calcext:value-type="string">
            <text:p>www.pickalbatro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11];&quot;','&quot;;[.C211];&quot;','&quot;;[.I211];&quot;','&quot;;[.J211];&quot;','&quot;;[.K211];&quot;','','&quot;;[.D211];&quot;','&quot;;[.L211];&quot;','&quot;;[.M211];&quot;',&quot;;[.E211];&quot;,true,(select id from public.address where externalid=&quot;;REPLACE([.A211];1;9;&quot;&quot;);&quot;));&quot;)" office:value-type="string" office:string-value="insert into public.hotel(name, place, phone,fax,site,email,descr,vk,fb,stars,published,address_id) values('Albatros Aqua Park 4*','Египет, Мухафаза Красное Море, Хургада','+20-65-3464801','+20-65-3464810','www.pickalbatros.com','','Гостиница, Пляжный, 2-я линия от моря','','',4,true,(select id from public.address where externalid=274));" calcext:value-type="string">
            <text:p>insert into public.hotel(name, place, phone,fax,site,email,descr,vk,fb,stars,published,address_id) values('Albatros Aqua Park 4*','Египет, Мухафаза Красное Море, Хургада','+20-65-3464801','+20-65-3464810','www.pickalbatros.com','','Гостиница, Пляжный, 2-я линия от моря','','',4,true,(select id from public.address where externalid=274));</text:p>
          </table:table-cell>
          <table:table-cell table:formula="of:=CONCATENATE(&quot;(select id from hotel where externalid=&quot;;REPLACE([.A211];1;9;&quot;&quot;);&quot;)&quot;)" office:value-type="string" office:string-value="(select id from hotel where externalid=274)" calcext:value-type="string">
            <text:p>(select id from hotel where externalid=274)</text:p>
          </table:table-cell>
          <table:table-cell table:formula="of:=CONCATENATE(&quot;insert into public.address(country_id,settlementpart,streetpart,externalid) values((select id from public.country where name_ru='&quot;;[.F211];&quot;'),'&quot;;[.G211];&quot;','&quot; ;[.H211];&quot;',&quot;;REPLACE([.A211];1;9;&quot;&quot;);&quot;);&quot;)" office:value-type="string" office:string-value="insert into public.address(country_id,settlementpart,streetpart,externalid) values((select id from public.country where name_ru='Египет'),'Хургада','Safaga Road, P.O. Box: 110, Hurghada, Red Sea, Egypt',274);" calcext:value-type="string">
            <text:p>insert into public.address(country_id,settlementpart,streetpart,externalid) values((select id from public.country where name_ru='Египет'),'Хургада','Safaga Road, P.O. Box: 110, Hurghada, Red Sea, Egypt',274);</text:p>
          </table:table-cell>
          <table:table-cell/>
        </table:table-row>
        <table:table-row table:style-name="ro1">
          <table:table-cell office:value-type="string" calcext:value-type="string">
            <text:p>/hotel/al6134</text:p>
          </table:table-cell>
          <table:table-cell office:value-type="string" calcext:value-type="string">
            <text:p>Regina Swiss Inn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Hurgada, Red sea, Egypt</text:p>
          </table:table-cell>
          <table:table-cell office:value-type="string" calcext:value-type="string">
            <text:p>(+202) 0100 0102911</text:p>
          </table:table-cell>
          <table:table-cell office:value-type="string" calcext:value-type="string">
            <text:p>(+2065) 3442274/5/6</text:p>
          </table:table-cell>
          <table:table-cell office:value-type="string" calcext:value-type="string">
            <text:p>www.swissinn.net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12];&quot;','&quot;;[.C212];&quot;','&quot;;[.I212];&quot;','&quot;;[.J212];&quot;','&quot;;[.K212];&quot;','','&quot;;[.D212];&quot;','&quot;;[.L212];&quot;','&quot;;[.M212];&quot;',&quot;;[.E212];&quot;,true,(select id from public.address where externalid=&quot;;REPLACE([.A212];1;9;&quot;&quot;);&quot;));&quot;)" office:value-type="string" office:string-value="insert into public.hotel(name, place, phone,fax,site,email,descr,vk,fb,stars,published,address_id) values('Regina Swiss Inn Resort 4*','Египет, Мухафаза Красное Море, Хургада','(+202) 0100 0102911','(+2065) 3442274/5/6','www.swissinn.net','','Гостиничный комплекс, Пляжный, 1-я линия от моря','','',4,true,(select id from public.address where externalid=6134));" calcext:value-type="string">
            <text:p>insert into public.hotel(name, place, phone,fax,site,email,descr,vk,fb,stars,published,address_id) values('Regina Swiss Inn Resort 4*','Египет, Мухафаза Красное Море, Хургада','(+202) 0100 0102911','(+2065) 3442274/5/6','www.swissinn.net','','Гостиничный комплекс, Пляжный, 1-я линия от моря','','',4,true,(select id from public.address where externalid=6134));</text:p>
          </table:table-cell>
          <table:table-cell table:formula="of:=CONCATENATE(&quot;(select id from hotel where externalid=&quot;;REPLACE([.A212];1;9;&quot;&quot;);&quot;)&quot;)" office:value-type="string" office:string-value="(select id from hotel where externalid=6134)" calcext:value-type="string">
            <text:p>(select id from hotel where externalid=6134)</text:p>
          </table:table-cell>
          <table:table-cell table:formula="of:=CONCATENATE(&quot;insert into public.address(country_id,settlementpart,streetpart,externalid) values((select id from public.country where name_ru='&quot;;[.F212];&quot;'),'&quot;;[.G212];&quot;','&quot; ;[.H212];&quot;',&quot;;REPLACE([.A212];1;9;&quot;&quot;);&quot;);&quot;)" office:value-type="string" office:string-value="insert into public.address(country_id,settlementpart,streetpart,externalid) values((select id from public.country where name_ru='Египет'),'Хургада','Hurgada, Red sea, Egypt',6134);" calcext:value-type="string">
            <text:p>insert into public.address(country_id,settlementpart,streetpart,externalid) values((select id from public.country where name_ru='Египет'),'Хургада','Hurgada, Red sea, Egypt',6134);</text:p>
          </table:table-cell>
          <table:table-cell/>
        </table:table-row>
        <table:table-row table:style-name="ro1">
          <table:table-cell office:value-type="string" calcext:value-type="string">
            <text:p>/hotel/al5452</text:p>
          </table:table-cell>
          <table:table-cell office:value-type="string" calcext:value-type="string">
            <text:p>Palmyra Beach 3*</text:p>
          </table:table-cell>
          <table:table-cell office:value-type="string" calcext:value-type="string">
            <text:p>Тунис, Вилайет Сус, Сусс, Порт эль-Кантауи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Сусс</text:p>
          </table:table-cell>
          <table:table-cell office:value-type="string" calcext:value-type="string">
            <text:p>Chott Meriem, 4042 El Ahmar, Тунис</text:p>
          </table:table-cell>
          <table:table-cell office:value-type="string" calcext:value-type="string">
            <text:p>+216 73 248 055</text:p>
          </table:table-cell>
          <table:table-cell table:number-columns-repeated="4"/>
          <table:table-cell table:formula="of:=CONCATENATE(&quot;insert into public.hotel(name, place, phone,fax,site,email,descr,vk,fb,stars,published,address_id) values('&quot;;[.B213];&quot;','&quot;;[.C213];&quot;','&quot;;[.I213];&quot;','&quot;;[.J213];&quot;','&quot;;[.K213];&quot;','','&quot;;[.D213];&quot;','&quot;;[.L213];&quot;','&quot;;[.M213];&quot;',&quot;;[.E213];&quot;,true,(select id from public.address where externalid=&quot;;REPLACE([.A213];1;9;&quot;&quot;);&quot;));&quot;)" office:value-type="string" office:string-value="insert into public.hotel(name, place, phone,fax,site,email,descr,vk,fb,stars,published,address_id) values('Palmyra Beach 3*','Тунис, Вилайет Сус, Сусс, Порт эль-Кантауи','+216 73 248 055','','','','Гостиница, Пляжный, 1-я линия от моря','','',3,true,(select id from public.address where externalid=5452));" calcext:value-type="string">
            <text:p>insert into public.hotel(name, place, phone,fax,site,email,descr,vk,fb,stars,published,address_id) values('Palmyra Beach 3*','Тунис, Вилайет Сус, Сусс, Порт эль-Кантауи','+216 73 248 055','','','','Гостиница, Пляжный, 1-я линия от моря','','',3,true,(select id from public.address where externalid=5452));</text:p>
          </table:table-cell>
          <table:table-cell table:formula="of:=CONCATENATE(&quot;(select id from hotel where externalid=&quot;;REPLACE([.A213];1;9;&quot;&quot;);&quot;)&quot;)" office:value-type="string" office:string-value="(select id from hotel where externalid=5452)" calcext:value-type="string">
            <text:p>(select id from hotel where externalid=5452)</text:p>
          </table:table-cell>
          <table:table-cell table:formula="of:=CONCATENATE(&quot;insert into public.address(country_id,settlementpart,streetpart,externalid) values((select id from public.country where name_ru='&quot;;[.F213];&quot;'),'&quot;;[.G213];&quot;','&quot; ;[.H213];&quot;',&quot;;REPLACE([.A213];1;9;&quot;&quot;);&quot;);&quot;)" office:value-type="string" office:string-value="insert into public.address(country_id,settlementpart,streetpart,externalid) values((select id from public.country where name_ru='Тунис'),'Сусс','Chott Meriem, 4042 El Ahmar, Тунис',5452);" calcext:value-type="string">
            <text:p>insert into public.address(country_id,settlementpart,streetpart,externalid) values((select id from public.country where name_ru='Тунис'),'Сусс','Chott Meriem, 4042 El Ahmar, Тунис',5452);</text:p>
          </table:table-cell>
          <table:table-cell/>
        </table:table-row>
        <table:table-row table:style-name="ro1">
          <table:table-cell office:value-type="string" calcext:value-type="string">
            <text:p>/hotel/al171357</text:p>
          </table:table-cell>
          <table:table-cell office:value-type="string" calcext:value-type="string">
            <text:p>Caesar Palace Hotel &amp; Aqua Park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Km 11, Ahyaa Road - North Hurghada - Red Sea – Egypt</text:p>
          </table:table-cell>
          <table:table-cell office:value-type="string" calcext:value-type="string">
            <text:p>+20 65 350-2290-98</text:p>
          </table:table-cell>
          <table:table-cell office:value-type="string" calcext:value-type="string">
            <text:p>+20 653 502 29099</text:p>
          </table:table-cell>
          <table:table-cell/>
          <table:table-cell office:value-type="string" calcext:value-type="string">
            <text:p>https://vk.com/mirageaquapark5</text:p>
          </table:table-cell>
          <table:table-cell office:value-type="string" calcext:value-type="string">
            <text:p>https://www.facebook.com/MirageAquaPark?fref=ts</text:p>
          </table:table-cell>
          <table:table-cell table:formula="of:=CONCATENATE(&quot;insert into public.hotel(name, place, phone,fax,site,email,descr,vk,fb,stars,published,address_id) values('&quot;;[.B214];&quot;','&quot;;[.C214];&quot;','&quot;;[.I214];&quot;','&quot;;[.J214];&quot;','&quot;;[.K214];&quot;','','&quot;;[.D214];&quot;','&quot;;[.L214];&quot;','&quot;;[.M214];&quot;',&quot;;[.E214];&quot;,true,(select id from public.address where externalid=&quot;;REPLACE([.A214];1;9;&quot;&quot;);&quot;));&quot;)" office:value-type="string" office:string-value="insert into public.hotel(name, place, phone,fax,site,email,descr,vk,fb,stars,published,address_id) values('Caesar Palace Hotel &amp; Aqua Park 5*','Египет, Мухафаза Красное Море, Хургада','+20 65 350-2290-98','+20 653 502 29099','','','Гостиничный комплекс','https://vk.com/mirageaquapark5','https://www.facebook.com/MirageAquaPark?fref=ts',5,true,(select id from public.address where externalid=171357));" calcext:value-type="string">
            <text:p>insert into public.hotel(name, place, phone,fax,site,email,descr,vk,fb,stars,published,address_id) values('Caesar Palace Hotel &amp; Aqua Park 5*','Египет, Мухафаза Красное Море, Хургада','+20 65 350-2290-98','+20 653 502 29099','','','Гостиничный комплекс','https://vk.com/mirageaquapark5','https://www.facebook.com/MirageAquaPark?fref=ts',5,true,(select id from public.address where externalid=171357));</text:p>
          </table:table-cell>
          <table:table-cell table:formula="of:=CONCATENATE(&quot;(select id from hotel where externalid=&quot;;REPLACE([.A214];1;9;&quot;&quot;);&quot;)&quot;)" office:value-type="string" office:string-value="(select id from hotel where externalid=171357)" calcext:value-type="string">
            <text:p>(select id from hotel where externalid=171357)</text:p>
          </table:table-cell>
          <table:table-cell table:formula="of:=CONCATENATE(&quot;insert into public.address(country_id,settlementpart,streetpart,externalid) values((select id from public.country where name_ru='&quot;;[.F214];&quot;'),'&quot;;[.G214];&quot;','&quot; ;[.H214];&quot;',&quot;;REPLACE([.A214];1;9;&quot;&quot;);&quot;);&quot;)" office:value-type="string" office:string-value="insert into public.address(country_id,settlementpart,streetpart,externalid) values((select id from public.country where name_ru='Египет'),'Хургада','Km 11, Ahyaa Road - North Hurghada - Red Sea – Egypt',171357);" calcext:value-type="string">
            <text:p>insert into public.address(country_id,settlementpart,streetpart,externalid) values((select id from public.country where name_ru='Египет'),'Хургада','Km 11, Ahyaa Road - North Hurghada - Red Sea – Egypt',171357);</text:p>
          </table:table-cell>
          <table:table-cell/>
        </table:table-row>
        <table:table-row table:style-name="ro1">
          <table:table-cell office:value-type="string" calcext:value-type="string">
            <text:p>/hotel/al4727</text:p>
          </table:table-cell>
          <table:table-cell office:value-type="string" calcext:value-type="string">
            <text:p>Water Planet Deluxe Hotel &amp; Aquapark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Okurcalar Mevkii, Alanya</text:p>
          </table:table-cell>
          <table:table-cell office:value-type="string" calcext:value-type="string">
            <text:p>+90 242 527 51 64</text:p>
          </table:table-cell>
          <table:table-cell office:value-type="string" calcext:value-type="string">
            <text:p>+90 242 527 51 75</text:p>
          </table:table-cell>
          <table:table-cell office:value-type="string" calcext:value-type="string">
            <text:p>www.waterplanet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15];&quot;','&quot;;[.C215];&quot;','&quot;;[.I215];&quot;','&quot;;[.J215];&quot;','&quot;;[.K215];&quot;','','&quot;;[.D215];&quot;','&quot;;[.L215];&quot;','&quot;;[.M215];&quot;',&quot;;[.E215];&quot;,true,(select id from public.address where externalid=&quot;;REPLACE([.A215];1;9;&quot;&quot;);&quot;));&quot;)" office:value-type="string" office:string-value="insert into public.hotel(name, place, phone,fax,site,email,descr,vk,fb,stars,published,address_id) values('Water Planet Deluxe Hotel &amp; Aquapark 5*','Турция, Средиземноморский регион, Аланья, Окурджалар','+90 242 527 51 64','+90 242 527 51 75','www.waterplanet.com.tr','','Гостиница, Пляжный, 1-я линия от моря, Загородный, близко','','',5,true,(select id from public.address where externalid=4727));" calcext:value-type="string">
            <text:p>insert into public.hotel(name, place, phone,fax,site,email,descr,vk,fb,stars,published,address_id) values('Water Planet Deluxe Hotel &amp; Aquapark 5*','Турция, Средиземноморский регион, Аланья, Окурджалар','+90 242 527 51 64','+90 242 527 51 75','www.waterplanet.com.tr','','Гостиница, Пляжный, 1-я линия от моря, Загородный, близко','','',5,true,(select id from public.address where externalid=4727));</text:p>
          </table:table-cell>
          <table:table-cell table:formula="of:=CONCATENATE(&quot;(select id from hotel where externalid=&quot;;REPLACE([.A215];1;9;&quot;&quot;);&quot;)&quot;)" office:value-type="string" office:string-value="(select id from hotel where externalid=4727)" calcext:value-type="string">
            <text:p>(select id from hotel where externalid=4727)</text:p>
          </table:table-cell>
          <table:table-cell table:formula="of:=CONCATENATE(&quot;insert into public.address(country_id,settlementpart,streetpart,externalid) values((select id from public.country where name_ru='&quot;;[.F215];&quot;'),'&quot;;[.G215];&quot;','&quot; ;[.H215];&quot;',&quot;;REPLACE([.A215];1;9;&quot;&quot;);&quot;);&quot;)" office:value-type="string" office:string-value="insert into public.address(country_id,settlementpart,streetpart,externalid) values((select id from public.country where name_ru='Турция'),'Аланья','Okurcalar Mevkii, Alanya',4727);" calcext:value-type="string">
            <text:p>insert into public.address(country_id,settlementpart,streetpart,externalid) values((select id from public.country where name_ru='Турция'),'Аланья','Okurcalar Mevkii, Alanya',4727);</text:p>
          </table:table-cell>
          <table:table-cell/>
        </table:table-row>
        <table:table-row table:style-name="ro1">
          <table:table-cell office:value-type="string" calcext:value-type="string">
            <text:p>/hotel/al29299</text:p>
          </table:table-cell>
          <table:table-cell office:value-type="string" calcext:value-type="string">
            <text:p>Red Sea Taj Mahal Resort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Частный 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Sharm El Arab, Makadi, South Hurghada, Red Sea, Egypt</text:p>
          </table:table-cell>
          <table:table-cell office:value-type="float" office:value="20653590140" calcext:value-type="float">
            <text:p>20653590140</text:p>
          </table:table-cell>
          <table:table-cell office:value-type="float" office:value="20653590171" calcext:value-type="float">
            <text:p>20653590171</text:p>
          </table:table-cell>
          <table:table-cell office:value-type="string" calcext:value-type="string">
            <text:p>nabilagrand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16];&quot;','&quot;;[.C216];&quot;','&quot;;[.I216];&quot;','&quot;;[.J216];&quot;','&quot;;[.K216];&quot;','','&quot;;[.D216];&quot;','&quot;;[.L216];&quot;','&quot;;[.M216];&quot;',&quot;;[.E216];&quot;,true,(select id from public.address where externalid=&quot;;REPLACE([.A216];1;9;&quot;&quot;);&quot;));&quot;)" office:value-type="string" office:string-value="insert into public.hotel(name, place, phone,fax,site,email,descr,vk,fb,stars,published,address_id) values('Red Sea Taj Mahal Resort 5*','Египет, Мухафаза Красное Море, Макади Бэй','20653590140','20653590171','nabilagrand.com','','Частный отель, Пляжный, 1-я линия от моря','','',5,true,(select id from public.address where externalid=29299));" calcext:value-type="string">
            <text:p>insert into public.hotel(name, place, phone,fax,site,email,descr,vk,fb,stars,published,address_id) values('Red Sea Taj Mahal Resort 5*','Египет, Мухафаза Красное Море, Макади Бэй','20653590140','20653590171','nabilagrand.com','','Частный отель, Пляжный, 1-я линия от моря','','',5,true,(select id from public.address where externalid=29299));</text:p>
          </table:table-cell>
          <table:table-cell table:formula="of:=CONCATENATE(&quot;(select id from hotel where externalid=&quot;;REPLACE([.A216];1;9;&quot;&quot;);&quot;)&quot;)" office:value-type="string" office:string-value="(select id from hotel where externalid=29299)" calcext:value-type="string">
            <text:p>(select id from hotel where externalid=29299)</text:p>
          </table:table-cell>
          <table:table-cell table:formula="of:=CONCATENATE(&quot;insert into public.address(country_id,settlementpart,streetpart,externalid) values((select id from public.country where name_ru='&quot;;[.F216];&quot;'),'&quot;;[.G216];&quot;','&quot; ;[.H216];&quot;',&quot;;REPLACE([.A216];1;9;&quot;&quot;);&quot;);&quot;)" office:value-type="string" office:string-value="insert into public.address(country_id,settlementpart,streetpart,externalid) values((select id from public.country where name_ru='Египет'),'Макади Бэй','Sharm El Arab, Makadi, South Hurghada, Red Sea, Egypt',29299);" calcext:value-type="string">
            <text:p>insert into public.address(country_id,settlementpart,streetpart,externalid) values((select id from public.country where name_ru='Египет'),'Макади Бэй','Sharm El Arab, Makadi, South Hurghada, Red Sea, Egypt',29299);</text:p>
          </table:table-cell>
          <table:table-cell/>
        </table:table-row>
        <table:table-row table:style-name="ro1">
          <table:table-cell office:value-type="string" calcext:value-type="string">
            <text:p>/hotel/al2418</text:p>
          </table:table-cell>
          <table:table-cell office:value-type="string" calcext:value-type="string">
            <text:p>Letoonia Golf Resort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Частный отель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leribasi Mevkii 07500 Belek - Antalya / TURKEY</text:p>
          </table:table-cell>
          <table:table-cell office:value-type="string" calcext:value-type="string">
            <text:p>+ 90 242 710 33 00 + 90 242 715 14 54</text:p>
          </table:table-cell>
          <table:table-cell office:value-type="string" calcext:value-type="string">
            <text:p>+90 242 715 26 02</text:p>
          </table:table-cell>
          <table:table-cell office:value-type="string" calcext:value-type="string">
            <text:p>www.letooni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17];&quot;','&quot;;[.C217];&quot;','&quot;;[.I217];&quot;','&quot;;[.J217];&quot;','&quot;;[.K217];&quot;','','&quot;;[.D217];&quot;','&quot;;[.L217];&quot;','&quot;;[.M217];&quot;',&quot;;[.E217];&quot;,true,(select id from public.address where externalid=&quot;;REPLACE([.A217];1;9;&quot;&quot;);&quot;));&quot;)" office:value-type="string" office:string-value="insert into public.hotel(name, place, phone,fax,site,email,descr,vk,fb,stars,published,address_id) values('Letoonia Golf Resort 5*','Турция, Средиземноморский регион, Белек, Белек-центр','+ 90 242 710 33 00 + 90 242 715 14 54','+90 242 715 26 02','www.letoonia.com','','Частный отель, Пляжный, 1-я линия от моря, Загородный, близко','','',5,true,(select id from public.address where externalid=2418));" calcext:value-type="string">
            <text:p>insert into public.hotel(name, place, phone,fax,site,email,descr,vk,fb,stars,published,address_id) values('Letoonia Golf Resort 5*','Турция, Средиземноморский регион, Белек, Белек-центр','+ 90 242 710 33 00 + 90 242 715 14 54','+90 242 715 26 02','www.letoonia.com','','Частный отель, Пляжный, 1-я линия от моря, Загородный, близко','','',5,true,(select id from public.address where externalid=2418));</text:p>
          </table:table-cell>
          <table:table-cell table:formula="of:=CONCATENATE(&quot;(select id from hotel where externalid=&quot;;REPLACE([.A217];1;9;&quot;&quot;);&quot;)&quot;)" office:value-type="string" office:string-value="(select id from hotel where externalid=2418)" calcext:value-type="string">
            <text:p>(select id from hotel where externalid=2418)</text:p>
          </table:table-cell>
          <table:table-cell table:formula="of:=CONCATENATE(&quot;insert into public.address(country_id,settlementpart,streetpart,externalid) values((select id from public.country where name_ru='&quot;;[.F217];&quot;'),'&quot;;[.G217];&quot;','&quot; ;[.H217];&quot;',&quot;;REPLACE([.A217];1;9;&quot;&quot;);&quot;);&quot;)" office:value-type="string" office:string-value="insert into public.address(country_id,settlementpart,streetpart,externalid) values((select id from public.country where name_ru='Турция'),'Белек','Ileribasi Mevkii 07500 Belek - Antalya / TURKEY',2418);" calcext:value-type="string">
            <text:p>insert into public.address(country_id,settlementpart,streetpart,externalid) values((select id from public.country where name_ru='Турция'),'Белек','Ileribasi Mevkii 07500 Belek - Antalya / TURKEY',2418);</text:p>
          </table:table-cell>
          <table:table-cell/>
        </table:table-row>
        <table:table-row table:style-name="ro1">
          <table:table-cell office:value-type="string" calcext:value-type="string">
            <text:p>/hotel/al4988</text:p>
          </table:table-cell>
          <table:table-cell office:value-type="string" calcext:value-type="string">
            <text:p>Xeno Club Mare 4*</text:p>
          </table:table-cell>
          <table:table-cell office:value-type="string" calcext:value-type="string">
            <text:p>Турция, Средиземноморский регион, Аланья, Махмутлар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Örenönü Mevkii D-400 Karayolu Üzeri No: 199 Mahmutlar Alanya / ANTALYA / TÜRKİYE</text:p>
          </table:table-cell>
          <table:table-cell office:value-type="string" calcext:value-type="string">
            <text:p>+ 90 242 528 75 00</text:p>
          </table:table-cell>
          <table:table-cell office:value-type="string" calcext:value-type="string">
            <text:p>+ 90 242 528 76 70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218];&quot;','&quot;;[.C218];&quot;','&quot;;[.I218];&quot;','&quot;;[.J218];&quot;','&quot;;[.K218];&quot;','','&quot;;[.D218];&quot;','&quot;;[.L218];&quot;','&quot;;[.M218];&quot;',&quot;;[.E218];&quot;,true,(select id from public.address where externalid=&quot;;REPLACE([.A218];1;9;&quot;&quot;);&quot;));&quot;)" office:value-type="string" office:string-value="insert into public.hotel(name, place, phone,fax,site,email,descr,vk,fb,stars,published,address_id) values('Xeno Club Mare 4*','Турция, Средиземноморский регион, Аланья, Махмутлар','+ 90 242 528 75 00','+ 90 242 528 76 70','','','Гостиница, Загородный, рядом, Пляжный, через дорогу','','',4,true,(select id from public.address where externalid=4988));" calcext:value-type="string">
            <text:p>insert into public.hotel(name, place, phone,fax,site,email,descr,vk,fb,stars,published,address_id) values('Xeno Club Mare 4*','Турция, Средиземноморский регион, Аланья, Махмутлар','+ 90 242 528 75 00','+ 90 242 528 76 70','','','Гостиница, Загородный, рядом, Пляжный, через дорогу','','',4,true,(select id from public.address where externalid=4988));</text:p>
          </table:table-cell>
          <table:table-cell table:formula="of:=CONCATENATE(&quot;(select id from hotel where externalid=&quot;;REPLACE([.A218];1;9;&quot;&quot;);&quot;)&quot;)" office:value-type="string" office:string-value="(select id from hotel where externalid=4988)" calcext:value-type="string">
            <text:p>(select id from hotel where externalid=4988)</text:p>
          </table:table-cell>
          <table:table-cell table:formula="of:=CONCATENATE(&quot;insert into public.address(country_id,settlementpart,streetpart,externalid) values((select id from public.country where name_ru='&quot;;[.F218];&quot;'),'&quot;;[.G218];&quot;','&quot; ;[.H218];&quot;',&quot;;REPLACE([.A218];1;9;&quot;&quot;);&quot;);&quot;)" office:value-type="string" office:string-value="insert into public.address(country_id,settlementpart,streetpart,externalid) values((select id from public.country where name_ru='Турция'),'Аланья','Örenönü Mevkii D-400 Karayolu Üzeri No: 199 Mahmutlar Alanya / ANTALYA / TÜRKİYE',4988);" calcext:value-type="string">
            <text:p>insert into public.address(country_id,settlementpart,streetpart,externalid) values((select id from public.country where name_ru='Турция'),'Аланья','Örenönü Mevkii D-400 Karayolu Üzeri No: 199 Mahmutlar Alanya / ANTALYA / TÜRKİYE',4988);</text:p>
          </table:table-cell>
          <table:table-cell/>
        </table:table-row>
        <table:table-row table:style-name="ro1">
          <table:table-cell office:value-type="string" calcext:value-type="string">
            <text:p>/hotel/al5207</text:p>
          </table:table-cell>
          <table:table-cell office:value-type="string" calcext:value-type="string">
            <text:p>Club Hotel Sunbel 4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Клубный отель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Çifteçeşmeler Mevkii,Beldibi 3,Antalya</text:p>
          </table:table-cell>
          <table:table-cell office:value-type="string" calcext:value-type="string">
            <text:p>+ 90 242 824 80 20</text:p>
          </table:table-cell>
          <table:table-cell office:value-type="string" calcext:value-type="string">
            <text:p>+ 90 242 824 86 19</text:p>
          </table:table-cell>
          <table:table-cell office:value-type="string" calcext:value-type="string">
            <text:p>www.sunbel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19];&quot;','&quot;;[.C219];&quot;','&quot;;[.I219];&quot;','&quot;;[.J219];&quot;','&quot;;[.K219];&quot;','','&quot;;[.D219];&quot;','&quot;;[.L219];&quot;','&quot;;[.M219];&quot;',&quot;;[.E219];&quot;,true,(select id from public.address where externalid=&quot;;REPLACE([.A219];1;9;&quot;&quot;);&quot;));&quot;)" office:value-type="string" office:string-value="insert into public.hotel(name, place, phone,fax,site,email,descr,vk,fb,stars,published,address_id) values('Club Hotel Sunbel 4*','Турция, Средиземноморский регион, Кемер, Бельдиби','+ 90 242 824 80 20','+ 90 242 824 86 19','www.sunbelhotel.com','','Клубный отель, Пляжный, 1-я линия от моря, Загородный, рядом','','',4,true,(select id from public.address where externalid=5207));" calcext:value-type="string">
            <text:p>insert into public.hotel(name, place, phone,fax,site,email,descr,vk,fb,stars,published,address_id) values('Club Hotel Sunbel 4*','Турция, Средиземноморский регион, Кемер, Бельдиби','+ 90 242 824 80 20','+ 90 242 824 86 19','www.sunbelhotel.com','','Клубный отель, Пляжный, 1-я линия от моря, Загородный, рядом','','',4,true,(select id from public.address where externalid=5207));</text:p>
          </table:table-cell>
          <table:table-cell table:formula="of:=CONCATENATE(&quot;(select id from hotel where externalid=&quot;;REPLACE([.A219];1;9;&quot;&quot;);&quot;)&quot;)" office:value-type="string" office:string-value="(select id from hotel where externalid=5207)" calcext:value-type="string">
            <text:p>(select id from hotel where externalid=5207)</text:p>
          </table:table-cell>
          <table:table-cell table:formula="of:=CONCATENATE(&quot;insert into public.address(country_id,settlementpart,streetpart,externalid) values((select id from public.country where name_ru='&quot;;[.F219];&quot;'),'&quot;;[.G219];&quot;','&quot; ;[.H219];&quot;',&quot;;REPLACE([.A219];1;9;&quot;&quot;);&quot;);&quot;)" office:value-type="string" office:string-value="insert into public.address(country_id,settlementpart,streetpart,externalid) values((select id from public.country where name_ru='Турция'),'Кемер','Çifteçeşmeler Mevkii,Beldibi 3,Antalya',5207);" calcext:value-type="string">
            <text:p>insert into public.address(country_id,settlementpart,streetpart,externalid) values((select id from public.country where name_ru='Турция'),'Кемер','Çifteçeşmeler Mevkii,Beldibi 3,Antalya',5207);</text:p>
          </table:table-cell>
          <table:table-cell/>
        </table:table-row>
        <table:table-row table:style-name="ro1">
          <table:table-cell office:value-type="string" calcext:value-type="string">
            <text:p>/hotel/al1191</text:p>
          </table:table-cell>
          <table:table-cell office:value-type="string" calcext:value-type="string">
            <text:p>Club Resort 4*</text:p>
          </table:table-cell>
          <table:table-cell office:value-type="string" calcext:value-type="string">
            <text:p>Египет, Мухафаза Южный Синай, Шарм-Эль-Шейх, Наама Бей</text:p>
          </table:table-cell>
          <table:table-cell office:value-type="string" calcext:value-type="string">
            <text:p>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harm El Sheikh Naama Bay Sharm El Sheikh</text:p>
          </table:table-cell>
          <table:table-cell office:value-type="string" calcext:value-type="string">
            <text:p>20-69-3601280 through 88</text:p>
          </table:table-cell>
          <table:table-cell office:value-type="string" calcext:value-type="string">
            <text:p>20-69-3601280</text:p>
          </table:table-cell>
          <table:table-cell office:value-type="string" calcext:value-type="string">
            <text:p>www.sonesta.com</text:p>
          </table:table-cell>
          <table:table-cell/>
          <table:table-cell office:value-type="string" calcext:value-type="string">
            <text:p>https://www.facebook.com/SonestaHurghada</text:p>
          </table:table-cell>
          <table:table-cell table:formula="of:=CONCATENATE(&quot;insert into public.hotel(name, place, phone,fax,site,email,descr,vk,fb,stars,published,address_id) values('&quot;;[.B220];&quot;','&quot;;[.C220];&quot;','&quot;;[.I220];&quot;','&quot;;[.J220];&quot;','&quot;;[.K220];&quot;','','&quot;;[.D220];&quot;','&quot;;[.L220];&quot;','&quot;;[.M220];&quot;',&quot;;[.E220];&quot;,true,(select id from public.address where externalid=&quot;;REPLACE([.A220];1;9;&quot;&quot;);&quot;));&quot;)" office:value-type="string" office:string-value="insert into public.hotel(name, place, phone,fax,site,email,descr,vk,fb,stars,published,address_id) values('Club Resort 4*','Египет, Мухафаза Южный Синай, Шарм-Эль-Шейх, Наама Бей','20-69-3601280 through 88','20-69-3601280','www.sonesta.com','','Пляжный, 2-я линия от моря','','https://www.facebook.com/SonestaHurghada',4,true,(select id from public.address where externalid=1191));" calcext:value-type="string">
            <text:p>insert into public.hotel(name, place, phone,fax,site,email,descr,vk,fb,stars,published,address_id) values('Club Resort 4*','Египет, Мухафаза Южный Синай, Шарм-Эль-Шейх, Наама Бей','20-69-3601280 through 88','20-69-3601280','www.sonesta.com','','Пляжный, 2-я линия от моря','','https://www.facebook.com/SonestaHurghada',4,true,(select id from public.address where externalid=1191));</text:p>
          </table:table-cell>
          <table:table-cell table:formula="of:=CONCATENATE(&quot;(select id from hotel where externalid=&quot;;REPLACE([.A220];1;9;&quot;&quot;);&quot;)&quot;)" office:value-type="string" office:string-value="(select id from hotel where externalid=1191)" calcext:value-type="string">
            <text:p>(select id from hotel where externalid=1191)</text:p>
          </table:table-cell>
          <table:table-cell table:formula="of:=CONCATENATE(&quot;insert into public.address(country_id,settlementpart,streetpart,externalid) values((select id from public.country where name_ru='&quot;;[.F220];&quot;'),'&quot;;[.G220];&quot;','&quot; ;[.H220];&quot;',&quot;;REPLACE([.A220];1;9;&quot;&quot;);&quot;);&quot;)" office:value-type="string" office:string-value="insert into public.address(country_id,settlementpart,streetpart,externalid) values((select id from public.country where name_ru='Египет'),'Шарм-Эль-Шейх','Sharm El Sheikh Naama Bay Sharm El Sheikh',1191);" calcext:value-type="string">
            <text:p>insert into public.address(country_id,settlementpart,streetpart,externalid) values((select id from public.country where name_ru='Египет'),'Шарм-Эль-Шейх','Sharm El Sheikh Naama Bay Sharm El Sheikh',1191);</text:p>
          </table:table-cell>
          <table:table-cell/>
        </table:table-row>
        <table:table-row table:style-name="ro1">
          <table:table-cell office:value-type="string" calcext:value-type="string">
            <text:p>/hotel/al33385</text:p>
          </table:table-cell>
          <table:table-cell office:value-type="string" calcext:value-type="string">
            <text:p>Otium Eco Club Side 5*</text:p>
          </table:table-cell>
          <table:table-cell office:value-type="string" calcext:value-type="string">
            <text:p>Турция, Средиземноморский регион, Сиде</text:p>
          </table:table-cell>
          <table:table-cell office:value-type="string" calcext:value-type="string">
            <text:p>Гостиничный комплекс, Пляжный, 2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Manavgat Side ANTALYA TURKEY</text:p>
          </table:table-cell>
          <table:table-cell office:value-type="string" calcext:value-type="string">
            <text:p>+90 242 756 95 90</text:p>
          </table:table-cell>
          <table:table-cell office:value-type="string" calcext:value-type="string">
            <text:p>+90 (242) 756 96 84</text:p>
          </table:table-cell>
          <table:table-cell office:value-type="string" calcext:value-type="string">
            <text:p>www.otiumhotels.com</text:p>
          </table:table-cell>
          <table:table-cell/>
          <table:table-cell office:value-type="string" calcext:value-type="string">
            <text:p>https://www.facebook.com/OtiumEcoClubSide?ref=hl</text:p>
          </table:table-cell>
          <table:table-cell table:formula="of:=CONCATENATE(&quot;insert into public.hotel(name, place, phone,fax,site,email,descr,vk,fb,stars,published,address_id) values('&quot;;[.B221];&quot;','&quot;;[.C221];&quot;','&quot;;[.I221];&quot;','&quot;;[.J221];&quot;','&quot;;[.K221];&quot;','','&quot;;[.D221];&quot;','&quot;;[.L221];&quot;','&quot;;[.M221];&quot;',&quot;;[.E221];&quot;,true,(select id from public.address where externalid=&quot;;REPLACE([.A221];1;9;&quot;&quot;);&quot;));&quot;)" office:value-type="string" office:string-value="insert into public.hotel(name, place, phone,fax,site,email,descr,vk,fb,stars,published,address_id) values('Otium Eco Club Side 5*','Турция, Средиземноморский регион, Сиде','+90 242 756 95 90','+90 (242) 756 96 84','www.otiumhotels.com','','Гостиничный комплекс, Пляжный, 2-я линия от моря, Загородный, рядом','','https://www.facebook.com/OtiumEcoClubSide?ref=hl',5,true,(select id from public.address where externalid=33385));" calcext:value-type="string">
            <text:p>insert into public.hotel(name, place, phone,fax,site,email,descr,vk,fb,stars,published,address_id) values('Otium Eco Club Side 5*','Турция, Средиземноморский регион, Сиде','+90 242 756 95 90','+90 (242) 756 96 84','www.otiumhotels.com','','Гостиничный комплекс, Пляжный, 2-я линия от моря, Загородный, рядом','','https://www.facebook.com/OtiumEcoClubSide?ref=hl',5,true,(select id from public.address where externalid=33385));</text:p>
          </table:table-cell>
          <table:table-cell table:formula="of:=CONCATENATE(&quot;(select id from hotel where externalid=&quot;;REPLACE([.A221];1;9;&quot;&quot;);&quot;)&quot;)" office:value-type="string" office:string-value="(select id from hotel where externalid=33385)" calcext:value-type="string">
            <text:p>(select id from hotel where externalid=33385)</text:p>
          </table:table-cell>
          <table:table-cell table:formula="of:=CONCATENATE(&quot;insert into public.address(country_id,settlementpart,streetpart,externalid) values((select id from public.country where name_ru='&quot;;[.F221];&quot;'),'&quot;;[.G221];&quot;','&quot; ;[.H221];&quot;',&quot;;REPLACE([.A221];1;9;&quot;&quot;);&quot;);&quot;)" office:value-type="string" office:string-value="insert into public.address(country_id,settlementpart,streetpart,externalid) values((select id from public.country where name_ru='Турция'),'Сиде','Manavgat Side ANTALYA TURKEY',33385);" calcext:value-type="string">
            <text:p>insert into public.address(country_id,settlementpart,streetpart,externalid) values((select id from public.country where name_ru='Турция'),'Сиде','Manavgat Side ANTALYA TURKEY',33385);</text:p>
          </table:table-cell>
          <table:table-cell/>
        </table:table-row>
        <table:table-row table:style-name="ro1">
          <table:table-cell office:value-type="string" calcext:value-type="string">
            <text:p>/hotel/al4773</text:p>
          </table:table-cell>
          <table:table-cell office:value-type="string" calcext:value-type="string">
            <text:p>Kaya Side 5*</text:p>
          </table:table-cell>
          <table:table-cell office:value-type="string" calcext:value-type="string">
            <text:p>Турция, Средиземноморский регион, Сиде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Titreyengöl - Manavgat - Antalya - Turkey</text:p>
          </table:table-cell>
          <table:table-cell office:value-type="string" calcext:value-type="string">
            <text:p>+90 242 756 90 90</text:p>
          </table:table-cell>
          <table:table-cell office:value-type="string" calcext:value-type="string">
            <text:p>+90 242 756 90 95</text:p>
          </table:table-cell>
          <table:table-cell office:value-type="string" calcext:value-type="string">
            <text:p>www.kay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22];&quot;','&quot;;[.C222];&quot;','&quot;;[.I222];&quot;','&quot;;[.J222];&quot;','&quot;;[.K222];&quot;','','&quot;;[.D222];&quot;','&quot;;[.L222];&quot;','&quot;;[.M222];&quot;',&quot;;[.E222];&quot;,true,(select id from public.address where externalid=&quot;;REPLACE([.A222];1;9;&quot;&quot;);&quot;));&quot;)" office:value-type="string" office:string-value="insert into public.hotel(name, place, phone,fax,site,email,descr,vk,fb,stars,published,address_id) values('Kaya Side 5*','Турция, Средиземноморский регион, Сиде','+90 242 756 90 90','+90 242 756 90 95','www.kayahotels.com','','Гостиничный комплекс, Пляжный, 1-я линия от моря, Загородный, рядом','','',5,true,(select id from public.address where externalid=4773));" calcext:value-type="string">
            <text:p>insert into public.hotel(name, place, phone,fax,site,email,descr,vk,fb,stars,published,address_id) values('Kaya Side 5*','Турция, Средиземноморский регион, Сиде','+90 242 756 90 90','+90 242 756 90 95','www.kayahotels.com','','Гостиничный комплекс, Пляжный, 1-я линия от моря, Загородный, рядом','','',5,true,(select id from public.address where externalid=4773));</text:p>
          </table:table-cell>
          <table:table-cell table:formula="of:=CONCATENATE(&quot;(select id from hotel where externalid=&quot;;REPLACE([.A222];1;9;&quot;&quot;);&quot;)&quot;)" office:value-type="string" office:string-value="(select id from hotel where externalid=4773)" calcext:value-type="string">
            <text:p>(select id from hotel where externalid=4773)</text:p>
          </table:table-cell>
          <table:table-cell table:formula="of:=CONCATENATE(&quot;insert into public.address(country_id,settlementpart,streetpart,externalid) values((select id from public.country where name_ru='&quot;;[.F222];&quot;'),'&quot;;[.G222];&quot;','&quot; ;[.H222];&quot;',&quot;;REPLACE([.A222];1;9;&quot;&quot;);&quot;);&quot;)" office:value-type="string" office:string-value="insert into public.address(country_id,settlementpart,streetpart,externalid) values((select id from public.country where name_ru='Турция'),'Сиде','Titreyengöl - Manavgat - Antalya - Turkey',4773);" calcext:value-type="string">
            <text:p>insert into public.address(country_id,settlementpart,streetpart,externalid) values((select id from public.country where name_ru='Турция'),'Сиде','Titreyengöl - Manavgat - Antalya - Turkey',4773);</text:p>
          </table:table-cell>
          <table:table-cell/>
        </table:table-row>
        <table:table-row table:style-name="ro1">
          <table:table-cell office:value-type="string" calcext:value-type="string">
            <text:p>/hotel/al9085</text:p>
          </table:table-cell>
          <table:table-cell office:value-type="string" calcext:value-type="string">
            <text:p>Residence Rivero 4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2-я линия от моря, Городской, цен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Merkez Mh. Atatürk Cad. No:56</text:p>
          </table:table-cell>
          <table:table-cell office:value-type="float" office:value="902428146450" calcext:value-type="float">
            <text:p>902428146450</text:p>
          </table:table-cell>
          <table:table-cell office:value-type="float" office:value="902428144705" calcext:value-type="float">
            <text:p>902428144705</text:p>
          </table:table-cell>
          <table:table-cell office:value-type="string" calcext:value-type="string">
            <text:p>www.rivero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23];&quot;','&quot;;[.C223];&quot;','&quot;;[.I223];&quot;','&quot;;[.J223];&quot;','&quot;;[.K223];&quot;','','&quot;;[.D223];&quot;','&quot;;[.L223];&quot;','&quot;;[.M223];&quot;',&quot;;[.E223];&quot;,true,(select id from public.address where externalid=&quot;;REPLACE([.A223];1;9;&quot;&quot;);&quot;));&quot;)" office:value-type="string" office:string-value="insert into public.hotel(name, place, phone,fax,site,email,descr,vk,fb,stars,published,address_id) values('Residence Rivero 4*','Турция, Средиземноморский регион, Кемер','902428146450','902428144705','www.riverohotel.com','','Гостиница, Пляжный, 2-я линия от моря, Городской, центр','','',4,true,(select id from public.address where externalid=9085));" calcext:value-type="string">
            <text:p>insert into public.hotel(name, place, phone,fax,site,email,descr,vk,fb,stars,published,address_id) values('Residence Rivero 4*','Турция, Средиземноморский регион, Кемер','902428146450','902428144705','www.riverohotel.com','','Гостиница, Пляжный, 2-я линия от моря, Городской, центр','','',4,true,(select id from public.address where externalid=9085));</text:p>
          </table:table-cell>
          <table:table-cell table:formula="of:=CONCATENATE(&quot;(select id from hotel where externalid=&quot;;REPLACE([.A223];1;9;&quot;&quot;);&quot;)&quot;)" office:value-type="string" office:string-value="(select id from hotel where externalid=9085)" calcext:value-type="string">
            <text:p>(select id from hotel where externalid=9085)</text:p>
          </table:table-cell>
          <table:table-cell table:formula="of:=CONCATENATE(&quot;insert into public.address(country_id,settlementpart,streetpart,externalid) values((select id from public.country where name_ru='&quot;;[.F223];&quot;'),'&quot;;[.G223];&quot;','&quot; ;[.H223];&quot;',&quot;;REPLACE([.A223];1;9;&quot;&quot;);&quot;);&quot;)" office:value-type="string" office:string-value="insert into public.address(country_id,settlementpart,streetpart,externalid) values((select id from public.country where name_ru='Турция'),'Кемер','Merkez Mh. Atatürk Cad. No:56',9085);" calcext:value-type="string">
            <text:p>insert into public.address(country_id,settlementpart,streetpart,externalid) values((select id from public.country where name_ru='Турция'),'Кемер','Merkez Mh. Atatürk Cad. No:56',9085);</text:p>
          </table:table-cell>
          <table:table-cell/>
        </table:table-row>
        <table:table-row table:style-name="ro1">
          <table:table-cell office:value-type="string" calcext:value-type="string">
            <text:p>/hotel/al25524</text:p>
          </table:table-cell>
          <table:table-cell office:value-type="string" calcext:value-type="string">
            <text:p>M.C Arancia Resort Hotel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İskele Mevkii Konaklı ANTALYA / ALANYA / TÜRKİYE</text:p>
          </table:table-cell>
          <table:table-cell office:value-type="string" calcext:value-type="string">
            <text:p>+90 242 565 04 26</text:p>
          </table:table-cell>
          <table:table-cell office:value-type="string" calcext:value-type="string">
            <text:p>+90 242 565 04 40</text:p>
          </table:table-cell>
          <table:table-cell office:value-type="string" calcext:value-type="string">
            <text:p>www.mcgroup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24];&quot;','&quot;;[.C224];&quot;','&quot;;[.I224];&quot;','&quot;;[.J224];&quot;','&quot;;[.K224];&quot;','','&quot;;[.D224];&quot;','&quot;;[.L224];&quot;','&quot;;[.M224];&quot;',&quot;;[.E224];&quot;,true,(select id from public.address where externalid=&quot;;REPLACE([.A224];1;9;&quot;&quot;);&quot;));&quot;)" office:value-type="string" office:string-value="insert into public.hotel(name, place, phone,fax,site,email,descr,vk,fb,stars,published,address_id) values('M.C Arancia Resort Hotel 5*','Турция, Средиземноморский регион, Аланья, Конаклы','+90 242 565 04 26','+90 242 565 04 40','www.mcgrouphotels.com','','Гостиница, Пляжный, 1-я линия от моря, Загородный, рядом','','',5,true,(select id from public.address where externalid=25524));" calcext:value-type="string">
            <text:p>insert into public.hotel(name, place, phone,fax,site,email,descr,vk,fb,stars,published,address_id) values('M.C Arancia Resort Hotel 5*','Турция, Средиземноморский регион, Аланья, Конаклы','+90 242 565 04 26','+90 242 565 04 40','www.mcgrouphotels.com','','Гостиница, Пляжный, 1-я линия от моря, Загородный, рядом','','',5,true,(select id from public.address where externalid=25524));</text:p>
          </table:table-cell>
          <table:table-cell table:formula="of:=CONCATENATE(&quot;(select id from hotel where externalid=&quot;;REPLACE([.A224];1;9;&quot;&quot;);&quot;)&quot;)" office:value-type="string" office:string-value="(select id from hotel where externalid=25524)" calcext:value-type="string">
            <text:p>(select id from hotel where externalid=25524)</text:p>
          </table:table-cell>
          <table:table-cell table:formula="of:=CONCATENATE(&quot;insert into public.address(country_id,settlementpart,streetpart,externalid) values((select id from public.country where name_ru='&quot;;[.F224];&quot;'),'&quot;;[.G224];&quot;','&quot; ;[.H224];&quot;',&quot;;REPLACE([.A224];1;9;&quot;&quot;);&quot;);&quot;)" office:value-type="string" office:string-value="insert into public.address(country_id,settlementpart,streetpart,externalid) values((select id from public.country where name_ru='Турция'),'Аланья','İskele Mevkii Konaklı ANTALYA / ALANYA / TÜRKİYE',25524);" calcext:value-type="string">
            <text:p>insert into public.address(country_id,settlementpart,streetpart,externalid) values((select id from public.country where name_ru='Турция'),'Аланья','İskele Mevkii Konaklı ANTALYA / ALANYA / TÜRKİYE',25524);</text:p>
          </table:table-cell>
          <table:table-cell/>
        </table:table-row>
        <table:table-row table:style-name="ro1">
          <table:table-cell office:value-type="string" calcext:value-type="string">
            <text:p>/hotel/al265</text:p>
          </table:table-cell>
          <table:table-cell office:value-type="string" calcext:value-type="string">
            <text:p>Golden 5 Paradise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Princess Egypt Hotels, Направление Сахл Хашиш , Хургада – Красное море, Египет</text:p>
          </table:table-cell>
          <table:table-cell office:value-type="string" calcext:value-type="string">
            <text:p>002 065 344 63 00-22</text:p>
          </table:table-cell>
          <table:table-cell office:value-type="string" calcext:value-type="string">
            <text:p>002 065 344 77 66</text:p>
          </table:table-cell>
          <table:table-cell office:value-type="string" calcext:value-type="string">
            <text:p>www.princessegypthotels.com</text:p>
          </table:table-cell>
          <table:table-cell/>
          <table:table-cell office:value-type="string" calcext:value-type="string">
            <text:p>http://www.facebook.com/Golden5Princess</text:p>
          </table:table-cell>
          <table:table-cell table:formula="of:=CONCATENATE(&quot;insert into public.hotel(name, place, phone,fax,site,email,descr,vk,fb,stars,published,address_id) values('&quot;;[.B225];&quot;','&quot;;[.C225];&quot;','&quot;;[.I225];&quot;','&quot;;[.J225];&quot;','&quot;;[.K225];&quot;','','&quot;;[.D225];&quot;','&quot;;[.L225];&quot;','&quot;;[.M225];&quot;',&quot;;[.E225];&quot;,true,(select id from public.address where externalid=&quot;;REPLACE([.A225];1;9;&quot;&quot;);&quot;));&quot;)" office:value-type="string" office:string-value="insert into public.hotel(name, place, phone,fax,site,email,descr,vk,fb,stars,published,address_id) values('Golden 5 Paradise Resort 5*','Египет, Мухафаза Красное Море, Хургада','002 065 344 63 00-22','002 065 344 77 66','www.princessegypthotels.com','','Гостиничный комплекс, Пляжный, 1-я линия от моря','','http://www.facebook.com/Golden5Princess',5,true,(select id from public.address where externalid=265));" calcext:value-type="string">
            <text:p>insert into public.hotel(name, place, phone,fax,site,email,descr,vk,fb,stars,published,address_id) values('Golden 5 Paradise Resort 5*','Египет, Мухафаза Красное Море, Хургада','002 065 344 63 00-22','002 065 344 77 66','www.princessegypthotels.com','','Гостиничный комплекс, Пляжный, 1-я линия от моря','','http://www.facebook.com/Golden5Princess',5,true,(select id from public.address where externalid=265));</text:p>
          </table:table-cell>
          <table:table-cell table:formula="of:=CONCATENATE(&quot;(select id from hotel where externalid=&quot;;REPLACE([.A225];1;9;&quot;&quot;);&quot;)&quot;)" office:value-type="string" office:string-value="(select id from hotel where externalid=265)" calcext:value-type="string">
            <text:p>(select id from hotel where externalid=265)</text:p>
          </table:table-cell>
          <table:table-cell table:formula="of:=CONCATENATE(&quot;insert into public.address(country_id,settlementpart,streetpart,externalid) values((select id from public.country where name_ru='&quot;;[.F225];&quot;'),'&quot;;[.G225];&quot;','&quot; ;[.H225];&quot;',&quot;;REPLACE([.A225];1;9;&quot;&quot;);&quot;);&quot;)" office:value-type="string" office:string-value="insert into public.address(country_id,settlementpart,streetpart,externalid) values((select id from public.country where name_ru='Египет'),'Хургада','Princess Egypt Hotels, Направление Сахл Хашиш , Хургада – Красное море, Египет',265);" calcext:value-type="string">
            <text:p>insert into public.address(country_id,settlementpart,streetpart,externalid) values((select id from public.country where name_ru='Египет'),'Хургада','Princess Egypt Hotels, Направление Сахл Хашиш , Хургада – Красное море, Египет',265);</text:p>
          </table:table-cell>
          <table:table-cell/>
        </table:table-row>
        <table:table-row table:style-name="ro1">
          <table:table-cell office:value-type="string" calcext:value-type="string">
            <text:p>/hotel/al24892</text:p>
          </table:table-cell>
          <table:table-cell office:value-type="string" calcext:value-type="string">
            <text:p>Xeno Hotel Sonas Alpina 4*</text:p>
          </table:table-cell>
          <table:table-cell office:value-type="string" calcext:value-type="string">
            <text:p>Турция, Средиземноморский регион, Аланья, Махмутлар</text:p>
          </table:table-cell>
          <table:table-cell office:value-type="string" calcext:value-type="string">
            <text:p>Гостиничный комплекс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Mahmutlar Kasabası 07400 Alanya TÜRKİYE</text:p>
          </table:table-cell>
          <table:table-cell office:value-type="string" calcext:value-type="string">
            <text:p>(+90) 242 528 68 18</text:p>
          </table:table-cell>
          <table:table-cell office:value-type="string" calcext:value-type="string">
            <text:p>(+90) 242 528 68 17</text:p>
          </table:table-cell>
          <table:table-cell office:value-type="string" calcext:value-type="string">
            <text:p>www.xenohotels.com</text:p>
          </table:table-cell>
          <table:table-cell/>
          <table:table-cell office:value-type="string" calcext:value-type="string">
            <text:p>https://www.facebook.com/groups/Xenohotels/</text:p>
          </table:table-cell>
          <table:table-cell table:formula="of:=CONCATENATE(&quot;insert into public.hotel(name, place, phone,fax,site,email,descr,vk,fb,stars,published,address_id) values('&quot;;[.B226];&quot;','&quot;;[.C226];&quot;','&quot;;[.I226];&quot;','&quot;;[.J226];&quot;','&quot;;[.K226];&quot;','','&quot;;[.D226];&quot;','&quot;;[.L226];&quot;','&quot;;[.M226];&quot;',&quot;;[.E226];&quot;,true,(select id from public.address where externalid=&quot;;REPLACE([.A226];1;9;&quot;&quot;);&quot;));&quot;)" office:value-type="string" office:string-value="insert into public.hotel(name, place, phone,fax,site,email,descr,vk,fb,stars,published,address_id) values('Xeno Hotel Sonas Alpina 4*','Турция, Средиземноморский регион, Аланья, Махмутлар','(+90) 242 528 68 18','(+90) 242 528 68 17','www.xenohotels.com','','Гостиничный комплекс, Загородный, рядом, Пляжный, через дорогу','','https://www.facebook.com/groups/Xenohotels/',4,true,(select id from public.address where externalid=24892));" calcext:value-type="string">
            <text:p>insert into public.hotel(name, place, phone,fax,site,email,descr,vk,fb,stars,published,address_id) values('Xeno Hotel Sonas Alpina 4*','Турция, Средиземноморский регион, Аланья, Махмутлар','(+90) 242 528 68 18','(+90) 242 528 68 17','www.xenohotels.com','','Гостиничный комплекс, Загородный, рядом, Пляжный, через дорогу','','https://www.facebook.com/groups/Xenohotels/',4,true,(select id from public.address where externalid=24892));</text:p>
          </table:table-cell>
          <table:table-cell table:formula="of:=CONCATENATE(&quot;(select id from hotel where externalid=&quot;;REPLACE([.A226];1;9;&quot;&quot;);&quot;)&quot;)" office:value-type="string" office:string-value="(select id from hotel where externalid=24892)" calcext:value-type="string">
            <text:p>(select id from hotel where externalid=24892)</text:p>
          </table:table-cell>
          <table:table-cell table:formula="of:=CONCATENATE(&quot;insert into public.address(country_id,settlementpart,streetpart,externalid) values((select id from public.country where name_ru='&quot;;[.F226];&quot;'),'&quot;;[.G226];&quot;','&quot; ;[.H226];&quot;',&quot;;REPLACE([.A226];1;9;&quot;&quot;);&quot;);&quot;)" office:value-type="string" office:string-value="insert into public.address(country_id,settlementpart,streetpart,externalid) values((select id from public.country where name_ru='Турция'),'Аланья','Mahmutlar Kasabası 07400 Alanya TÜRKİYE',24892);" calcext:value-type="string">
            <text:p>insert into public.address(country_id,settlementpart,streetpart,externalid) values((select id from public.country where name_ru='Турция'),'Аланья','Mahmutlar Kasabası 07400 Alanya TÜRKİYE',24892);</text:p>
          </table:table-cell>
          <table:table-cell/>
        </table:table-row>
        <table:table-row table:style-name="ro1">
          <table:table-cell office:value-type="string" calcext:value-type="string">
            <text:p>/hotel/al12495</text:p>
          </table:table-cell>
          <table:table-cell office:value-type="string" calcext:value-type="string">
            <text:p>Xperience Kiroseiz Parkland 5*</text:p>
          </table:table-cell>
          <table:table-cell office:value-type="string" calcext:value-type="string">
            <text:p>Египет, Мухафаза Южный Синай, Шарм-Эль-Шейх, Наама Бей</text:p>
          </table:table-cell>
          <table:table-cell office:value-type="string" calcext:value-type="string">
            <text:p>Гостиничный комплекс, Пляжный, 3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ama Bay - Sharm El Sheikh Red Sea - Egypt</text:p>
          </table:table-cell>
          <table:table-cell office:value-type="string" calcext:value-type="string">
            <text:p>+(2069) 3601210</text:p>
          </table:table-cell>
          <table:table-cell office:value-type="string" calcext:value-type="string">
            <text:p>+(2069) 3601996</text:p>
          </table:table-cell>
          <table:table-cell office:value-type="string" calcext:value-type="string">
            <text:p>www.xperience-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27];&quot;','&quot;;[.C227];&quot;','&quot;;[.I227];&quot;','&quot;;[.J227];&quot;','&quot;;[.K227];&quot;','','&quot;;[.D227];&quot;','&quot;;[.L227];&quot;','&quot;;[.M227];&quot;',&quot;;[.E227];&quot;,true,(select id from public.address where externalid=&quot;;REPLACE([.A227];1;9;&quot;&quot;);&quot;));&quot;)" office:value-type="string" office:string-value="insert into public.hotel(name, place, phone,fax,site,email,descr,vk,fb,stars,published,address_id) values('Xperience Kiroseiz Parkland 5*','Египет, Мухафаза Южный Синай, Шарм-Эль-Шейх, Наама Бей','+(2069) 3601210','+(2069) 3601996','www.xperience-hotels.com','','Гостиничный комплекс, Пляжный, 3-я линия от моря','','',5,true,(select id from public.address where externalid=12495));" calcext:value-type="string">
            <text:p>insert into public.hotel(name, place, phone,fax,site,email,descr,vk,fb,stars,published,address_id) values('Xperience Kiroseiz Parkland 5*','Египет, Мухафаза Южный Синай, Шарм-Эль-Шейх, Наама Бей','+(2069) 3601210','+(2069) 3601996','www.xperience-hotels.com','','Гостиничный комплекс, Пляжный, 3-я линия от моря','','',5,true,(select id from public.address where externalid=12495));</text:p>
          </table:table-cell>
          <table:table-cell table:formula="of:=CONCATENATE(&quot;(select id from hotel where externalid=&quot;;REPLACE([.A227];1;9;&quot;&quot;);&quot;)&quot;)" office:value-type="string" office:string-value="(select id from hotel where externalid=12495)" calcext:value-type="string">
            <text:p>(select id from hotel where externalid=12495)</text:p>
          </table:table-cell>
          <table:table-cell table:formula="of:=CONCATENATE(&quot;insert into public.address(country_id,settlementpart,streetpart,externalid) values((select id from public.country where name_ru='&quot;;[.F227];&quot;'),'&quot;;[.G227];&quot;','&quot; ;[.H227];&quot;',&quot;;REPLACE([.A227];1;9;&quot;&quot;);&quot;);&quot;)" office:value-type="string" office:string-value="insert into public.address(country_id,settlementpart,streetpart,externalid) values((select id from public.country where name_ru='Египет'),'Шарм-Эль-Шейх','Naama Bay - Sharm El Sheikh Red Sea - Egypt',12495);" calcext:value-type="string">
            <text:p>insert into public.address(country_id,settlementpart,streetpart,externalid) values((select id from public.country where name_ru='Египет'),'Шарм-Эль-Шейх','Naama Bay - Sharm El Sheikh Red Sea - Egypt',12495);</text:p>
          </table:table-cell>
          <table:table-cell/>
        </table:table-row>
        <table:table-row table:style-name="ro1">
          <table:table-cell office:value-type="string" calcext:value-type="string">
            <text:p>/hotel/al54264</text:p>
          </table:table-cell>
          <table:table-cell office:value-type="string" calcext:value-type="string">
            <text:p>Baumancasa Beach Resort 3*</text:p>
          </table:table-cell>
          <table:table-cell office:value-type="string" calcext:value-type="string">
            <text:p>Таиланд, Южный регион, Пхукет остров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хукет о.</text:p>
          </table:table-cell>
          <table:table-cell office:value-type="string" calcext:value-type="string">
            <text:p>188/5 Karon Rd., A.Muang, Phuket, 83100 Карон Бич, Таиланд</text:p>
          </table:table-cell>
          <table:table-cell table:number-columns-repeated="2" office:value-type="string" calcext:value-type="string">
            <text:p>(66)76396818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228];&quot;','&quot;;[.C228];&quot;','&quot;;[.I228];&quot;','&quot;;[.J228];&quot;','&quot;;[.K228];&quot;','','&quot;;[.D228];&quot;','&quot;;[.L228];&quot;','&quot;;[.M228];&quot;',&quot;;[.E228];&quot;,true,(select id from public.address where externalid=&quot;;REPLACE([.A228];1;9;&quot;&quot;);&quot;));&quot;)" office:value-type="string" office:string-value="insert into public.hotel(name, place, phone,fax,site,email,descr,vk,fb,stars,published,address_id) values('Baumancasa Beach Resort 3*','Таиланд, Южный регион, Пхукет остров','(66)76396818','(66)76396818','','','Гостиница, Пляжный, 1-я линия от моря','','',3,true,(select id from public.address where externalid=54264));" calcext:value-type="string">
            <text:p>insert into public.hotel(name, place, phone,fax,site,email,descr,vk,fb,stars,published,address_id) values('Baumancasa Beach Resort 3*','Таиланд, Южный регион, Пхукет остров','(66)76396818','(66)76396818','','','Гостиница, Пляжный, 1-я линия от моря','','',3,true,(select id from public.address where externalid=54264));</text:p>
          </table:table-cell>
          <table:table-cell table:formula="of:=CONCATENATE(&quot;(select id from hotel where externalid=&quot;;REPLACE([.A228];1;9;&quot;&quot;);&quot;)&quot;)" office:value-type="string" office:string-value="(select id from hotel where externalid=54264)" calcext:value-type="string">
            <text:p>(select id from hotel where externalid=54264)</text:p>
          </table:table-cell>
          <table:table-cell table:formula="of:=CONCATENATE(&quot;insert into public.address(country_id,settlementpart,streetpart,externalid) values((select id from public.country where name_ru='&quot;;[.F228];&quot;'),'&quot;;[.G228];&quot;','&quot; ;[.H228];&quot;',&quot;;REPLACE([.A228];1;9;&quot;&quot;);&quot;);&quot;)" office:value-type="string" office:string-value="insert into public.address(country_id,settlementpart,streetpart,externalid) values((select id from public.country where name_ru='Таиланд'),'Пхукет о.','188/5 Karon Rd., A.Muang, Phuket, 83100 Карон Бич, Таиланд',54264);" calcext:value-type="string">
            <text:p>insert into public.address(country_id,settlementpart,streetpart,externalid) values((select id from public.country where name_ru='Таиланд'),'Пхукет о.','188/5 Karon Rd., A.Muang, Phuket, 83100 Карон Бич, Таиланд',54264);</text:p>
          </table:table-cell>
          <table:table-cell/>
        </table:table-row>
        <table:table-row table:style-name="ro1">
          <table:table-cell office:value-type="string" calcext:value-type="string">
            <text:p>/hotel/al5470</text:p>
          </table:table-cell>
          <table:table-cell office:value-type="string" calcext:value-type="string">
            <text:p>Concorde El Salam (Front Area)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White Knight Beach P.O. Box 91 South Sinaï EGYPT</text:p>
          </table:table-cell>
          <table:table-cell office:value-type="string" calcext:value-type="string">
            <text:p>(20) (69) 3 60 14 60</text:p>
          </table:table-cell>
          <table:table-cell office:value-type="string" calcext:value-type="string">
            <text:p>(20) (69) 3 60 15 60</text:p>
          </table:table-cell>
          <table:table-cell office:value-type="string" calcext:value-type="string">
            <text:p>www.concorde-hotels.com</text:p>
          </table:table-cell>
          <table:table-cell/>
          <table:table-cell office:value-type="string" calcext:value-type="string">
            <text:p>https://www.facebook.com/pages/Concorde-el-salam-Hotels-Sharm-el-Shiekh-/136882956382704</text:p>
          </table:table-cell>
          <table:table-cell table:formula="of:=CONCATENATE(&quot;insert into public.hotel(name, place, phone,fax,site,email,descr,vk,fb,stars,published,address_id) values('&quot;;[.B229];&quot;','&quot;;[.C229];&quot;','&quot;;[.I229];&quot;','&quot;;[.J229];&quot;','&quot;;[.K229];&quot;','','&quot;;[.D229];&quot;','&quot;;[.L229];&quot;','&quot;;[.M229];&quot;',&quot;;[.E229];&quot;,true,(select id from public.address where externalid=&quot;;REPLACE([.A229];1;9;&quot;&quot;);&quot;));&quot;)" office:value-type="string" office:string-value="insert into public.hotel(name, place, phone,fax,site,email,descr,vk,fb,stars,published,address_id) values('Concorde El Salam (Front Area) 5*','Египет, Мухафаза Южный Синай, Шарм-Эль-Шейх','(20) (69) 3 60 14 60','(20) (69) 3 60 15 60','www.concorde-hotels.com','','Гостиница, Пляжный, 1-я линия от моря','','https://www.facebook.com/pages/Concorde-el-salam-Hotels-Sharm-el-Shiekh-/136882956382704',5,true,(select id from public.address where externalid=5470));" calcext:value-type="string">
            <text:p>insert into public.hotel(name, place, phone,fax,site,email,descr,vk,fb,stars,published,address_id) values('Concorde El Salam (Front Area) 5*','Египет, Мухафаза Южный Синай, Шарм-Эль-Шейх','(20) (69) 3 60 14 60','(20) (69) 3 60 15 60','www.concorde-hotels.com','','Гостиница, Пляжный, 1-я линия от моря','','https://www.facebook.com/pages/Concorde-el-salam-Hotels-Sharm-el-Shiekh-/136882956382704',5,true,(select id from public.address where externalid=5470));</text:p>
          </table:table-cell>
          <table:table-cell table:formula="of:=CONCATENATE(&quot;(select id from hotel where externalid=&quot;;REPLACE([.A229];1;9;&quot;&quot;);&quot;)&quot;)" office:value-type="string" office:string-value="(select id from hotel where externalid=5470)" calcext:value-type="string">
            <text:p>(select id from hotel where externalid=5470)</text:p>
          </table:table-cell>
          <table:table-cell table:formula="of:=CONCATENATE(&quot;insert into public.address(country_id,settlementpart,streetpart,externalid) values((select id from public.country where name_ru='&quot;;[.F229];&quot;'),'&quot;;[.G229];&quot;','&quot; ;[.H229];&quot;',&quot;;REPLACE([.A229];1;9;&quot;&quot;);&quot;);&quot;)" office:value-type="string" office:string-value="insert into public.address(country_id,settlementpart,streetpart,externalid) values((select id from public.country where name_ru='Египет'),'Шарм-Эль-Шейх','White Knight Beach P.O. Box 91 South Sinaï EGYPT',5470);" calcext:value-type="string">
            <text:p>insert into public.address(country_id,settlementpart,streetpart,externalid) values((select id from public.country where name_ru='Египет'),'Шарм-Эль-Шейх','White Knight Beach P.O. Box 91 South Sinaï EGYPT',5470);</text:p>
          </table:table-cell>
          <table:table-cell/>
        </table:table-row>
        <table:table-row table:style-name="ro1">
          <table:table-cell office:value-type="string" calcext:value-type="string">
            <text:p>/hotel/al28031</text:p>
          </table:table-cell>
          <table:table-cell office:value-type="string" calcext:value-type="string">
            <text:p>Simena Sun Club HV-1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Коттеджный комплекс, Пляжный, 1-я линия от моря, Загородный, рядом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36.5502021,30.5574764,15.75</text:p>
          </table:table-cell>
          <table:table-cell office:value-type="string" calcext:value-type="string">
            <text:p>+ 90 (242) 824 51 11</text:p>
          </table:table-cell>
          <table:table-cell office:value-type="string" calcext:value-type="string">
            <text:p>+ 90 (242) 824 51 41</text:p>
          </table:table-cell>
          <table:table-cell office:value-type="string" calcext:value-type="string">
            <text:p>www.simenasunclub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0];&quot;','&quot;;[.C230];&quot;','&quot;;[.I230];&quot;','&quot;;[.J230];&quot;','&quot;;[.K230];&quot;','','&quot;;[.D230];&quot;','&quot;;[.L230];&quot;','&quot;;[.M230];&quot;',&quot;;[.E230];&quot;,true,(select id from public.address where externalid=&quot;;REPLACE([.A230];1;9;&quot;&quot;);&quot;));&quot;)" office:value-type="string" office:string-value="insert into public.hotel(name, place, phone,fax,site,email,descr,vk,fb,stars,published,address_id) values('Simena Sun Club HV-1','Турция, Средиземноморский регион, Кемер, Чамьюва','+ 90 (242) 824 51 11','+ 90 (242) 824 51 41','www.simenasunclub.com','','Коттеджный комплекс, Пляжный, 1-я линия от моря, Загородный, рядом','','',0,true,(select id from public.address where externalid=28031));" calcext:value-type="string">
            <text:p>insert into public.hotel(name, place, phone,fax,site,email,descr,vk,fb,stars,published,address_id) values('Simena Sun Club HV-1','Турция, Средиземноморский регион, Кемер, Чамьюва','+ 90 (242) 824 51 11','+ 90 (242) 824 51 41','www.simenasunclub.com','','Коттеджный комплекс, Пляжный, 1-я линия от моря, Загородный, рядом','','',0,true,(select id from public.address where externalid=28031));</text:p>
          </table:table-cell>
          <table:table-cell table:formula="of:=CONCATENATE(&quot;(select id from hotel where externalid=&quot;;REPLACE([.A230];1;9;&quot;&quot;);&quot;)&quot;)" office:value-type="string" office:string-value="(select id from hotel where externalid=28031)" calcext:value-type="string">
            <text:p>(select id from hotel where externalid=28031)</text:p>
          </table:table-cell>
          <table:table-cell table:formula="of:=CONCATENATE(&quot;insert into public.address(country_id,settlementpart,streetpart,externalid) values((select id from public.country where name_ru='&quot;;[.F230];&quot;'),'&quot;;[.G230];&quot;','&quot; ;[.H230];&quot;',&quot;;REPLACE([.A230];1;9;&quot;&quot;);&quot;);&quot;)" office:value-type="string" office:string-value="insert into public.address(country_id,settlementpart,streetpart,externalid) values((select id from public.country where name_ru='Турция'),'Кемер','36.5502021,30.5574764,15.75',28031);" calcext:value-type="string">
            <text:p>insert into public.address(country_id,settlementpart,streetpart,externalid) values((select id from public.country where name_ru='Турция'),'Кемер','36.5502021,30.5574764,15.75',28031);</text:p>
          </table:table-cell>
          <table:table-cell/>
        </table:table-row>
        <table:table-row table:style-name="ro1">
          <table:table-cell office:value-type="string" calcext:value-type="string">
            <text:p>/hotel/al9080</text:p>
          </table:table-cell>
          <table:table-cell office:value-type="string" calcext:value-type="string">
            <text:p>Amara Dolce Vita Luxury 5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07980 Tekirova Kemer, Antalya / TURKEY</text:p>
          </table:table-cell>
          <table:table-cell office:value-type="string" calcext:value-type="string">
            <text:p>+90 (242) 8135100</text:p>
          </table:table-cell>
          <table:table-cell office:value-type="string" calcext:value-type="string">
            <text:p>+90 (242) 8214017</text:p>
          </table:table-cell>
          <table:table-cell office:value-type="string" calcext:value-type="string">
            <text:p>www.amaraworld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1];&quot;','&quot;;[.C231];&quot;','&quot;;[.I231];&quot;','&quot;;[.J231];&quot;','&quot;;[.K231];&quot;','','&quot;;[.D231];&quot;','&quot;;[.L231];&quot;','&quot;;[.M231];&quot;',&quot;;[.E231];&quot;,true,(select id from public.address where externalid=&quot;;REPLACE([.A231];1;9;&quot;&quot;);&quot;));&quot;)" office:value-type="string" office:string-value="insert into public.hotel(name, place, phone,fax,site,email,descr,vk,fb,stars,published,address_id) values('Amara Dolce Vita Luxury 5*','Турция, Средиземноморский регион, Кемер, Текирова','+90 (242) 8135100','+90 (242) 8214017','www.amaraworldhotels.com','','Гостиничный комплекс, Пляжный, 1-я линия от моря, Загородный, близко','','',5,true,(select id from public.address where externalid=9080));" calcext:value-type="string">
            <text:p>insert into public.hotel(name, place, phone,fax,site,email,descr,vk,fb,stars,published,address_id) values('Amara Dolce Vita Luxury 5*','Турция, Средиземноморский регион, Кемер, Текирова','+90 (242) 8135100','+90 (242) 8214017','www.amaraworldhotels.com','','Гостиничный комплекс, Пляжный, 1-я линия от моря, Загородный, близко','','',5,true,(select id from public.address where externalid=9080));</text:p>
          </table:table-cell>
          <table:table-cell table:formula="of:=CONCATENATE(&quot;(select id from hotel where externalid=&quot;;REPLACE([.A231];1;9;&quot;&quot;);&quot;)&quot;)" office:value-type="string" office:string-value="(select id from hotel where externalid=9080)" calcext:value-type="string">
            <text:p>(select id from hotel where externalid=9080)</text:p>
          </table:table-cell>
          <table:table-cell table:formula="of:=CONCATENATE(&quot;insert into public.address(country_id,settlementpart,streetpart,externalid) values((select id from public.country where name_ru='&quot;;[.F231];&quot;'),'&quot;;[.G231];&quot;','&quot; ;[.H231];&quot;',&quot;;REPLACE([.A231];1;9;&quot;&quot;);&quot;);&quot;)" office:value-type="string" office:string-value="insert into public.address(country_id,settlementpart,streetpart,externalid) values((select id from public.country where name_ru='Турция'),'Кемер','07980 Tekirova Kemer, Antalya / TURKEY',9080);" calcext:value-type="string">
            <text:p>insert into public.address(country_id,settlementpart,streetpart,externalid) values((select id from public.country where name_ru='Турция'),'Кемер','07980 Tekirova Kemer, Antalya / TURKEY',9080);</text:p>
          </table:table-cell>
          <table:table-cell/>
        </table:table-row>
        <table:table-row table:style-name="ro1">
          <table:table-cell office:value-type="string" calcext:value-type="string">
            <text:p>/hotel/al5206</text:p>
          </table:table-cell>
          <table:table-cell office:value-type="string" calcext:value-type="string">
            <text:p>Horus Paradise Luxury Resort 5*</text:p>
          </table:table-cell>
          <table:table-cell office:value-type="string" calcext:value-type="string">
            <text:p>Турция, Средиземноморский регион, Сиде, Манавгат</text:p>
          </table:table-cell>
          <table:table-cell office:value-type="string" calcext:value-type="string">
            <text:p>Гостиничный комплекс, Пляжный, 1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Denizbükü Mevkii 07330 Side-Antalya / TÜRKİYE</text:p>
          </table:table-cell>
          <table:table-cell office:value-type="string" calcext:value-type="string">
            <text:p>+90 242 753 39 00 / +90 242 753 43 06 / +90 242 753 66 50</text:p>
          </table:table-cell>
          <table:table-cell office:value-type="string" calcext:value-type="string">
            <text:p>+90 242 753 44 57/58</text:p>
          </table:table-cell>
          <table:table-cell office:value-type="string" calcext:value-type="string">
            <text:p>www.horusparadis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2];&quot;','&quot;;[.C232];&quot;','&quot;;[.I232];&quot;','&quot;;[.J232];&quot;','&quot;;[.K232];&quot;','','&quot;;[.D232];&quot;','&quot;;[.L232];&quot;','&quot;;[.M232];&quot;',&quot;;[.E232];&quot;,true,(select id from public.address where externalid=&quot;;REPLACE([.A232];1;9;&quot;&quot;);&quot;));&quot;)" office:value-type="string" office:string-value="insert into public.hotel(name, place, phone,fax,site,email,descr,vk,fb,stars,published,address_id) values('Horus Paradise Luxury Resort 5*','Турция, Средиземноморский регион, Сиде, Манавгат','+90 242 753 39 00 / +90 242 753 43 06 / +90 242 753 66 50','+90 242 753 44 57/58','www.horusparadise.com','','Гостиничный комплекс, Пляжный, 1-я линия от моря, Городской, близко к центру','','',5,true,(select id from public.address where externalid=5206));" calcext:value-type="string">
            <text:p>insert into public.hotel(name, place, phone,fax,site,email,descr,vk,fb,stars,published,address_id) values('Horus Paradise Luxury Resort 5*','Турция, Средиземноморский регион, Сиде, Манавгат','+90 242 753 39 00 / +90 242 753 43 06 / +90 242 753 66 50','+90 242 753 44 57/58','www.horusparadise.com','','Гостиничный комплекс, Пляжный, 1-я линия от моря, Городской, близко к центру','','',5,true,(select id from public.address where externalid=5206));</text:p>
          </table:table-cell>
          <table:table-cell table:formula="of:=CONCATENATE(&quot;(select id from hotel where externalid=&quot;;REPLACE([.A232];1;9;&quot;&quot;);&quot;)&quot;)" office:value-type="string" office:string-value="(select id from hotel where externalid=5206)" calcext:value-type="string">
            <text:p>(select id from hotel where externalid=5206)</text:p>
          </table:table-cell>
          <table:table-cell table:formula="of:=CONCATENATE(&quot;insert into public.address(country_id,settlementpart,streetpart,externalid) values((select id from public.country where name_ru='&quot;;[.F232];&quot;'),'&quot;;[.G232];&quot;','&quot; ;[.H232];&quot;',&quot;;REPLACE([.A232];1;9;&quot;&quot;);&quot;);&quot;)" office:value-type="string" office:string-value="insert into public.address(country_id,settlementpart,streetpart,externalid) values((select id from public.country where name_ru='Турция'),'Сиде','Denizbükü Mevkii 07330 Side-Antalya / TÜRKİYE',5206);" calcext:value-type="string">
            <text:p>insert into public.address(country_id,settlementpart,streetpart,externalid) values((select id from public.country where name_ru='Турция'),'Сиде','Denizbükü Mevkii 07330 Side-Antalya / TÜRKİYE',5206);</text:p>
          </table:table-cell>
          <table:table-cell/>
        </table:table-row>
        <table:table-row table:style-name="ro1">
          <table:table-cell office:value-type="string" calcext:value-type="string">
            <text:p>/hotel/al40458</text:p>
          </table:table-cell>
          <table:table-cell office:value-type="string" calcext:value-type="string">
            <text:p>Ganita Holiday Club Resort (закрыт) 5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Клубный отель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Okurcalar/Alanya/Antalya</text:p>
          </table:table-cell>
          <table:table-cell office:value-type="string" calcext:value-type="string">
            <text:p>+90 242 527 42 00</text:p>
          </table:table-cell>
          <table:table-cell office:value-type="string" calcext:value-type="string">
            <text:p>+90 242 527 46 64</text:p>
          </table:table-cell>
          <table:table-cell office:value-type="string" calcext:value-type="string">
            <text:p>www.ganit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3];&quot;','&quot;;[.C233];&quot;','&quot;;[.I233];&quot;','&quot;;[.J233];&quot;','&quot;;[.K233];&quot;','','&quot;;[.D233];&quot;','&quot;;[.L233];&quot;','&quot;;[.M233];&quot;',&quot;;[.E233];&quot;,true,(select id from public.address where externalid=&quot;;REPLACE([.A233];1;9;&quot;&quot;);&quot;));&quot;)" office:value-type="string" office:string-value="insert into public.hotel(name, place, phone,fax,site,email,descr,vk,fb,stars,published,address_id) values('Ganita Holiday Club Resort (закрыт) 5*','Турция, Средиземноморский регион, Аланья','+90 242 527 42 00','+90 242 527 46 64','www.ganitahotels.com','','Клубный отель, Пляжный, 1-я линия от моря, Загородный, близко','','',5,true,(select id from public.address where externalid=40458));" calcext:value-type="string">
            <text:p>insert into public.hotel(name, place, phone,fax,site,email,descr,vk,fb,stars,published,address_id) values('Ganita Holiday Club Resort (закрыт) 5*','Турция, Средиземноморский регион, Аланья','+90 242 527 42 00','+90 242 527 46 64','www.ganitahotels.com','','Клубный отель, Пляжный, 1-я линия от моря, Загородный, близко','','',5,true,(select id from public.address where externalid=40458));</text:p>
          </table:table-cell>
          <table:table-cell table:formula="of:=CONCATENATE(&quot;(select id from hotel where externalid=&quot;;REPLACE([.A233];1;9;&quot;&quot;);&quot;)&quot;)" office:value-type="string" office:string-value="(select id from hotel where externalid=40458)" calcext:value-type="string">
            <text:p>(select id from hotel where externalid=40458)</text:p>
          </table:table-cell>
          <table:table-cell table:formula="of:=CONCATENATE(&quot;insert into public.address(country_id,settlementpart,streetpart,externalid) values((select id from public.country where name_ru='&quot;;[.F233];&quot;'),'&quot;;[.G233];&quot;','&quot; ;[.H233];&quot;',&quot;;REPLACE([.A233];1;9;&quot;&quot;);&quot;);&quot;)" office:value-type="string" office:string-value="insert into public.address(country_id,settlementpart,streetpart,externalid) values((select id from public.country where name_ru='Турция'),'Аланья','Okurcalar/Alanya/Antalya',40458);" calcext:value-type="string">
            <text:p>insert into public.address(country_id,settlementpart,streetpart,externalid) values((select id from public.country where name_ru='Турция'),'Аланья','Okurcalar/Alanya/Antalya',40458);</text:p>
          </table:table-cell>
          <table:table-cell/>
        </table:table-row>
        <table:table-row table:style-name="ro1">
          <table:table-cell office:value-type="string" calcext:value-type="string">
            <text:p>/hotel/al13886</text:p>
          </table:table-cell>
          <table:table-cell office:value-type="string" calcext:value-type="string">
            <text:p>Kata Sea Breeze 3*</text:p>
          </table:table-cell>
          <table:table-cell office:value-type="string" calcext:value-type="string">
            <text:p>Таиланд, Южный регион, Пхукет остров, Ката Бич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хукет о.</text:p>
          </table:table-cell>
          <table:table-cell office:value-type="string" calcext:value-type="string">
            <text:p>72 Kata Road, Karon District, Phuket 83100 Thailand</text:p>
          </table:table-cell>
          <table:table-cell office:value-type="string" calcext:value-type="string">
            <text:p>(66 76) 284300-4</text:p>
          </table:table-cell>
          <table:table-cell office:value-type="string" calcext:value-type="string">
            <text:p>(66 76) 284307</text:p>
          </table:table-cell>
          <table:table-cell office:value-type="string" calcext:value-type="string">
            <text:p>www.kataseabreez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4];&quot;','&quot;;[.C234];&quot;','&quot;;[.I234];&quot;','&quot;;[.J234];&quot;','&quot;;[.K234];&quot;','','&quot;;[.D234];&quot;','&quot;;[.L234];&quot;','&quot;;[.M234];&quot;',&quot;;[.E234];&quot;,true,(select id from public.address where externalid=&quot;;REPLACE([.A234];1;9;&quot;&quot;);&quot;));&quot;)" office:value-type="string" office:string-value="insert into public.hotel(name, place, phone,fax,site,email,descr,vk,fb,stars,published,address_id) values('Kata Sea Breeze 3*','Таиланд, Южный регион, Пхукет остров, Ката Бич','(66 76) 284300-4','(66 76) 284307','www.kataseabreeze.com','','Гостиница, Пляжный, 2-я линия от моря','','',3,true,(select id from public.address where externalid=13886));" calcext:value-type="string">
            <text:p>insert into public.hotel(name, place, phone,fax,site,email,descr,vk,fb,stars,published,address_id) values('Kata Sea Breeze 3*','Таиланд, Южный регион, Пхукет остров, Ката Бич','(66 76) 284300-4','(66 76) 284307','www.kataseabreeze.com','','Гостиница, Пляжный, 2-я линия от моря','','',3,true,(select id from public.address where externalid=13886));</text:p>
          </table:table-cell>
          <table:table-cell table:formula="of:=CONCATENATE(&quot;(select id from hotel where externalid=&quot;;REPLACE([.A234];1;9;&quot;&quot;);&quot;)&quot;)" office:value-type="string" office:string-value="(select id from hotel where externalid=13886)" calcext:value-type="string">
            <text:p>(select id from hotel where externalid=13886)</text:p>
          </table:table-cell>
          <table:table-cell table:formula="of:=CONCATENATE(&quot;insert into public.address(country_id,settlementpart,streetpart,externalid) values((select id from public.country where name_ru='&quot;;[.F234];&quot;'),'&quot;;[.G234];&quot;','&quot; ;[.H234];&quot;',&quot;;REPLACE([.A234];1;9;&quot;&quot;);&quot;);&quot;)" office:value-type="string" office:string-value="insert into public.address(country_id,settlementpart,streetpart,externalid) values((select id from public.country where name_ru='Таиланд'),'Пхукет о.','72 Kata Road, Karon District, Phuket 83100 Thailand',13886);" calcext:value-type="string">
            <text:p>insert into public.address(country_id,settlementpart,streetpart,externalid) values((select id from public.country where name_ru='Таиланд'),'Пхукет о.','72 Kata Road, Karon District, Phuket 83100 Thailand',13886);</text:p>
          </table:table-cell>
          <table:table-cell/>
        </table:table-row>
        <table:table-row table:style-name="ro1">
          <table:table-cell office:value-type="string" calcext:value-type="string">
            <text:p>/hotel/al909</text:p>
          </table:table-cell>
          <table:table-cell office:value-type="string" calcext:value-type="string">
            <text:p>Fame Residence Goynuk 4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/>
          <table:table-cell office:value-type="string" calcext:value-type="string">
            <text:p>0 242 323 83 77</text:p>
          </table:table-cell>
          <table:table-cell office:value-type="string" calcext:value-type="string">
            <text:p>0 242 323 83 64</text:p>
          </table:table-cell>
          <table:table-cell office:value-type="string" calcext:value-type="string">
            <text:p>fame.hotelpromo.ru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5];&quot;','&quot;;[.C235];&quot;','&quot;;[.I235];&quot;','&quot;;[.J235];&quot;','&quot;;[.K235];&quot;','','&quot;;[.D235];&quot;','&quot;;[.L235];&quot;','&quot;;[.M235];&quot;',&quot;;[.E235];&quot;,true,(select id from public.address where externalid=&quot;;REPLACE([.A235];1;9;&quot;&quot;);&quot;));&quot;)" office:value-type="string" office:string-value="insert into public.hotel(name, place, phone,fax,site,email,descr,vk,fb,stars,published,address_id) values('Fame Residence Goynuk 4*','Турция, Средиземноморский регион, Кемер, Гёйнюк','0 242 323 83 77','0 242 323 83 64','fame.hotelpromo.ru','','Гостиница, Пляжный, 2-я линия от моря, Загородный, рядом','','',4,true,(select id from public.address where externalid=909));" calcext:value-type="string">
            <text:p>insert into public.hotel(name, place, phone,fax,site,email,descr,vk,fb,stars,published,address_id) values('Fame Residence Goynuk 4*','Турция, Средиземноморский регион, Кемер, Гёйнюк','0 242 323 83 77','0 242 323 83 64','fame.hotelpromo.ru','','Гостиница, Пляжный, 2-я линия от моря, Загородный, рядом','','',4,true,(select id from public.address where externalid=909));</text:p>
          </table:table-cell>
          <table:table-cell table:formula="of:=CONCATENATE(&quot;(select id from hotel where externalid=&quot;;REPLACE([.A235];1;9;&quot;&quot;);&quot;)&quot;)" office:value-type="string" office:string-value="(select id from hotel where externalid=909)" calcext:value-type="string">
            <text:p>(select id from hotel where externalid=909)</text:p>
          </table:table-cell>
          <table:table-cell table:formula="of:=CONCATENATE(&quot;insert into public.address(country_id,settlementpart,streetpart,externalid) values((select id from public.country where name_ru='&quot;;[.F235];&quot;'),'&quot;;[.G235];&quot;','&quot; ;[.H235];&quot;',&quot;;REPLACE([.A235];1;9;&quot;&quot;);&quot;);&quot;)" office:value-type="string" office:string-value="insert into public.address(country_id,settlementpart,streetpart,externalid) values((select id from public.country where name_ru='Турция'),'Кемер','',909);" calcext:value-type="string">
            <text:p>insert into public.address(country_id,settlementpart,streetpart,externalid) values((select id from public.country where name_ru='Турция'),'Кемер','',909);</text:p>
          </table:table-cell>
          <table:table-cell/>
        </table:table-row>
        <table:table-row table:style-name="ro1">
          <table:table-cell office:value-type="string" calcext:value-type="string">
            <text:p>/hotel/al2434</text:p>
          </table:table-cell>
          <table:table-cell office:value-type="string" calcext:value-type="string">
            <text:p>Selge Beach Resort &amp; SPA 5*</text:p>
          </table:table-cell>
          <table:table-cell office:value-type="string" calcext:value-type="string">
            <text:p>Турция, Средиземноморский регион, Сиде, Манавгат</text:p>
          </table:table-cell>
          <table:table-cell office:value-type="string" calcext:value-type="string">
            <text:p>СПА-отель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Side - Manavgat - ANTALYA TURKIYE</text:p>
          </table:table-cell>
          <table:table-cell office:value-type="float" office:value="902427487280" calcext:value-type="float">
            <text:p>902427487280</text:p>
          </table:table-cell>
          <table:table-cell office:value-type="float" office:value="902427487291" calcext:value-type="float">
            <text:p>902427487291</text:p>
          </table:table-cell>
          <table:table-cell office:value-type="string" calcext:value-type="string">
            <text:p>www.selgebeach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6];&quot;','&quot;;[.C236];&quot;','&quot;;[.I236];&quot;','&quot;;[.J236];&quot;','&quot;;[.K236];&quot;','','&quot;;[.D236];&quot;','&quot;;[.L236];&quot;','&quot;;[.M236];&quot;',&quot;;[.E236];&quot;,true,(select id from public.address where externalid=&quot;;REPLACE([.A236];1;9;&quot;&quot;);&quot;));&quot;)" office:value-type="string" office:string-value="insert into public.hotel(name, place, phone,fax,site,email,descr,vk,fb,stars,published,address_id) values('Selge Beach Resort &amp; SPA 5*','Турция, Средиземноморский регион, Сиде, Манавгат','902427487280','902427487291','www.selgebeachhotel.com','','СПА-отель, Пляжный, 1-я линия от моря, Загородный, рядом','','',5,true,(select id from public.address where externalid=2434));" calcext:value-type="string">
            <text:p>insert into public.hotel(name, place, phone,fax,site,email,descr,vk,fb,stars,published,address_id) values('Selge Beach Resort &amp; SPA 5*','Турция, Средиземноморский регион, Сиде, Манавгат','902427487280','902427487291','www.selgebeachhotel.com','','СПА-отель, Пляжный, 1-я линия от моря, Загородный, рядом','','',5,true,(select id from public.address where externalid=2434));</text:p>
          </table:table-cell>
          <table:table-cell table:formula="of:=CONCATENATE(&quot;(select id from hotel where externalid=&quot;;REPLACE([.A236];1;9;&quot;&quot;);&quot;)&quot;)" office:value-type="string" office:string-value="(select id from hotel where externalid=2434)" calcext:value-type="string">
            <text:p>(select id from hotel where externalid=2434)</text:p>
          </table:table-cell>
          <table:table-cell table:formula="of:=CONCATENATE(&quot;insert into public.address(country_id,settlementpart,streetpart,externalid) values((select id from public.country where name_ru='&quot;;[.F236];&quot;'),'&quot;;[.G236];&quot;','&quot; ;[.H236];&quot;',&quot;;REPLACE([.A236];1;9;&quot;&quot;);&quot;);&quot;)" office:value-type="string" office:string-value="insert into public.address(country_id,settlementpart,streetpart,externalid) values((select id from public.country where name_ru='Турция'),'Сиде','Side - Manavgat - ANTALYA TURKIYE',2434);" calcext:value-type="string">
            <text:p>insert into public.address(country_id,settlementpart,streetpart,externalid) values((select id from public.country where name_ru='Турция'),'Сиде','Side - Manavgat - ANTALYA TURKIYE',2434);</text:p>
          </table:table-cell>
          <table:table-cell/>
        </table:table-row>
        <table:table-row table:style-name="ro1">
          <table:table-cell office:value-type="string" calcext:value-type="string">
            <text:p>/hotel/al51421</text:p>
          </table:table-cell>
          <table:table-cell office:value-type="string" calcext:value-type="string">
            <text:p>Cyrene Grand Hotel 5*</text:p>
          </table:table-cell>
          <table:table-cell office:value-type="string" calcext:value-type="string">
            <text:p>Египет, Мухафаза Южный Синай, Шарм-Эль-Шейх, Рас Насрани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Montazah Ras Nasrani - P.O. Box 154 , 00000, Sharm El Sheikh EGYPT</text:p>
          </table:table-cell>
          <table:table-cell office:value-type="string" calcext:value-type="string">
            <text:p>(2) 069 36 70 888</text:p>
          </table:table-cell>
          <table:table-cell office:value-type="string" calcext:value-type="string">
            <text:p>(2) 069 36 70 880</text:p>
          </table:table-cell>
          <table:table-cell office:value-type="string" calcext:value-type="string">
            <text:p>melton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7];&quot;','&quot;;[.C237];&quot;','&quot;;[.I237];&quot;','&quot;;[.J237];&quot;','&quot;;[.K237];&quot;','','&quot;;[.D237];&quot;','&quot;;[.L237];&quot;','&quot;;[.M237];&quot;',&quot;;[.E237];&quot;,true,(select id from public.address where externalid=&quot;;REPLACE([.A237];1;9;&quot;&quot;);&quot;));&quot;)" office:value-type="string" office:string-value="insert into public.hotel(name, place, phone,fax,site,email,descr,vk,fb,stars,published,address_id) values('Cyrene Grand Hotel 5*','Египет, Мухафаза Южный Синай, Шарм-Эль-Шейх, Рас Насрани','(2) 069 36 70 888','(2) 069 36 70 880','meltonhotels.com','','Гостиница, Пляжный, 1-я линия от моря','','',5,true,(select id from public.address where externalid=51421));" calcext:value-type="string">
            <text:p>insert into public.hotel(name, place, phone,fax,site,email,descr,vk,fb,stars,published,address_id) values('Cyrene Grand Hotel 5*','Египет, Мухафаза Южный Синай, Шарм-Эль-Шейх, Рас Насрани','(2) 069 36 70 888','(2) 069 36 70 880','meltonhotels.com','','Гостиница, Пляжный, 1-я линия от моря','','',5,true,(select id from public.address where externalid=51421));</text:p>
          </table:table-cell>
          <table:table-cell table:formula="of:=CONCATENATE(&quot;(select id from hotel where externalid=&quot;;REPLACE([.A237];1;9;&quot;&quot;);&quot;)&quot;)" office:value-type="string" office:string-value="(select id from hotel where externalid=51421)" calcext:value-type="string">
            <text:p>(select id from hotel where externalid=51421)</text:p>
          </table:table-cell>
          <table:table-cell table:formula="of:=CONCATENATE(&quot;insert into public.address(country_id,settlementpart,streetpart,externalid) values((select id from public.country where name_ru='&quot;;[.F237];&quot;'),'&quot;;[.G237];&quot;','&quot; ;[.H237];&quot;',&quot;;REPLACE([.A237];1;9;&quot;&quot;);&quot;);&quot;)" office:value-type="string" office:string-value="insert into public.address(country_id,settlementpart,streetpart,externalid) values((select id from public.country where name_ru='Египет'),'Шарм-Эль-Шейх','Montazah Ras Nasrani - P.O. Box 154 , 00000, Sharm El Sheikh EGYPT',51421);" calcext:value-type="string">
            <text:p>insert into public.address(country_id,settlementpart,streetpart,externalid) values((select id from public.country where name_ru='Египет'),'Шарм-Эль-Шейх','Montazah Ras Nasrani - P.O. Box 154 , 00000, Sharm El Sheikh EGYPT',51421);</text:p>
          </table:table-cell>
          <table:table-cell/>
        </table:table-row>
        <table:table-row table:style-name="ro1">
          <table:table-cell office:value-type="string" calcext:value-type="string">
            <text:p>/hotel/al33713</text:p>
          </table:table-cell>
          <table:table-cell office:value-type="string" calcext:value-type="string">
            <text:p>Maya Club Golf Hotel 4*</text:p>
          </table:table-cell>
          <table:table-cell office:value-type="string" calcext:value-type="string">
            <text:p>Турция, Средиземноморский регион, Сиде, Титрейенгёль</text:p>
          </table:table-cell>
          <table:table-cell office:value-type="string" calcext:value-type="string">
            <text:p>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P.K 4 Titreyengol Side-Manavgat / ANTALYA / TURKIYE</text:p>
          </table:table-cell>
          <table:table-cell office:value-type="string" calcext:value-type="string">
            <text:p>+90 242 756 91 51 - 756 91 52 - 756 91 53</text:p>
          </table:table-cell>
          <table:table-cell office:value-type="string" calcext:value-type="string">
            <text:p>+90 242 756 91 50</text:p>
          </table:table-cell>
          <table:table-cell office:value-type="string" calcext:value-type="string">
            <text:p>www.maya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8];&quot;','&quot;;[.C238];&quot;','&quot;;[.I238];&quot;','&quot;;[.J238];&quot;','&quot;;[.K238];&quot;','','&quot;;[.D238];&quot;','&quot;;[.L238];&quot;','&quot;;[.M238];&quot;',&quot;;[.E238];&quot;,true,(select id from public.address where externalid=&quot;;REPLACE([.A238];1;9;&quot;&quot;);&quot;));&quot;)" office:value-type="string" office:string-value="insert into public.hotel(name, place, phone,fax,site,email,descr,vk,fb,stars,published,address_id) values('Maya Club Golf Hotel 4*','Турция, Средиземноморский регион, Сиде, Титрейенгёль','+90 242 756 91 51 - 756 91 52 - 756 91 53','+90 242 756 91 50','www.mayahotels.com.tr','','Пляжный, 2-я линия от моря, Загородный, рядом','','',4,true,(select id from public.address where externalid=33713));" calcext:value-type="string">
            <text:p>insert into public.hotel(name, place, phone,fax,site,email,descr,vk,fb,stars,published,address_id) values('Maya Club Golf Hotel 4*','Турция, Средиземноморский регион, Сиде, Титрейенгёль','+90 242 756 91 51 - 756 91 52 - 756 91 53','+90 242 756 91 50','www.mayahotels.com.tr','','Пляжный, 2-я линия от моря, Загородный, рядом','','',4,true,(select id from public.address where externalid=33713));</text:p>
          </table:table-cell>
          <table:table-cell table:formula="of:=CONCATENATE(&quot;(select id from hotel where externalid=&quot;;REPLACE([.A238];1;9;&quot;&quot;);&quot;)&quot;)" office:value-type="string" office:string-value="(select id from hotel where externalid=33713)" calcext:value-type="string">
            <text:p>(select id from hotel where externalid=33713)</text:p>
          </table:table-cell>
          <table:table-cell table:formula="of:=CONCATENATE(&quot;insert into public.address(country_id,settlementpart,streetpart,externalid) values((select id from public.country where name_ru='&quot;;[.F238];&quot;'),'&quot;;[.G238];&quot;','&quot; ;[.H238];&quot;',&quot;;REPLACE([.A238];1;9;&quot;&quot;);&quot;);&quot;)" office:value-type="string" office:string-value="insert into public.address(country_id,settlementpart,streetpart,externalid) values((select id from public.country where name_ru='Турция'),'Сиде','P.K 4 Titreyengol Side-Manavgat / ANTALYA / TURKIYE',33713);" calcext:value-type="string">
            <text:p>insert into public.address(country_id,settlementpart,streetpart,externalid) values((select id from public.country where name_ru='Турция'),'Сиде','P.K 4 Titreyengol Side-Manavgat / ANTALYA / TURKIYE',33713);</text:p>
          </table:table-cell>
          <table:table-cell/>
        </table:table-row>
        <table:table-row table:style-name="ro1">
          <table:table-cell office:value-type="string" calcext:value-type="string">
            <text:p>/hotel/al2411</text:p>
          </table:table-cell>
          <table:table-cell office:value-type="string" calcext:value-type="string">
            <text:p>Meryan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River Tourism Center 07415 Okurcalar Antalya - Türkiye</text:p>
          </table:table-cell>
          <table:table-cell office:value-type="string" calcext:value-type="string">
            <text:p>+ 90 242 527 48 75</text:p>
          </table:table-cell>
          <table:table-cell office:value-type="string" calcext:value-type="string">
            <text:p>+ 90 242 527 47 82</text:p>
          </table:table-cell>
          <table:table-cell office:value-type="string" calcext:value-type="string">
            <text:p>www.merya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39];&quot;','&quot;;[.C239];&quot;','&quot;;[.I239];&quot;','&quot;;[.J239];&quot;','&quot;;[.K239];&quot;','','&quot;;[.D239];&quot;','&quot;;[.L239];&quot;','&quot;;[.M239];&quot;',&quot;;[.E239];&quot;,true,(select id from public.address where externalid=&quot;;REPLACE([.A239];1;9;&quot;&quot;);&quot;));&quot;)" office:value-type="string" office:string-value="insert into public.hotel(name, place, phone,fax,site,email,descr,vk,fb,stars,published,address_id) values('Meryan 5*','Турция, Средиземноморский регион, Аланья, Окурджалар','+ 90 242 527 48 75','+ 90 242 527 47 82','www.meryan.com','','Гостиница, Пляжный, 1-я линия от моря, Загородный, близко','','',5,true,(select id from public.address where externalid=2411));" calcext:value-type="string">
            <text:p>insert into public.hotel(name, place, phone,fax,site,email,descr,vk,fb,stars,published,address_id) values('Meryan 5*','Турция, Средиземноморский регион, Аланья, Окурджалар','+ 90 242 527 48 75','+ 90 242 527 47 82','www.meryan.com','','Гостиница, Пляжный, 1-я линия от моря, Загородный, близко','','',5,true,(select id from public.address where externalid=2411));</text:p>
          </table:table-cell>
          <table:table-cell table:formula="of:=CONCATENATE(&quot;(select id from hotel where externalid=&quot;;REPLACE([.A239];1;9;&quot;&quot;);&quot;)&quot;)" office:value-type="string" office:string-value="(select id from hotel where externalid=2411)" calcext:value-type="string">
            <text:p>(select id from hotel where externalid=2411)</text:p>
          </table:table-cell>
          <table:table-cell table:formula="of:=CONCATENATE(&quot;insert into public.address(country_id,settlementpart,streetpart,externalid) values((select id from public.country where name_ru='&quot;;[.F239];&quot;'),'&quot;;[.G239];&quot;','&quot; ;[.H239];&quot;',&quot;;REPLACE([.A239];1;9;&quot;&quot;);&quot;);&quot;)" office:value-type="string" office:string-value="insert into public.address(country_id,settlementpart,streetpart,externalid) values((select id from public.country where name_ru='Турция'),'Аланья','Alara River Tourism Center 07415 Okurcalar Antalya - Türkiye',2411);" calcext:value-type="string">
            <text:p>insert into public.address(country_id,settlementpart,streetpart,externalid) values((select id from public.country where name_ru='Турция'),'Аланья','Alara River Tourism Center 07415 Okurcalar Antalya - Türkiye',2411);</text:p>
          </table:table-cell>
          <table:table-cell/>
        </table:table-row>
        <table:table-row table:style-name="ro1">
          <table:table-cell office:value-type="string" calcext:value-type="string">
            <text:p>/hotel/al11045</text:p>
          </table:table-cell>
          <table:table-cell office:value-type="string" calcext:value-type="string">
            <text:p>Kilikya Resort Camyuva 5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Çamyuva Mah.,Turizm Bulv.,07990,Kemer-Antalya</text:p>
          </table:table-cell>
          <table:table-cell office:value-type="string" calcext:value-type="string">
            <text:p>+90(242)8246450</text:p>
          </table:table-cell>
          <table:table-cell office:value-type="string" calcext:value-type="string">
            <text:p>+90(242)8246445</text:p>
          </table:table-cell>
          <table:table-cell office:value-type="string" calcext:value-type="string">
            <text:p>www.kilikyahotels.com</text:p>
          </table:table-cell>
          <table:table-cell office:value-type="string" calcext:value-type="string">
            <text:p>https://vk.com/kilikyaresort</text:p>
          </table:table-cell>
          <table:table-cell office:value-type="string" calcext:value-type="string">
            <text:p>https://www.facebook.com/KilikyaResort</text:p>
          </table:table-cell>
          <table:table-cell table:formula="of:=CONCATENATE(&quot;insert into public.hotel(name, place, phone,fax,site,email,descr,vk,fb,stars,published,address_id) values('&quot;;[.B240];&quot;','&quot;;[.C240];&quot;','&quot;;[.I240];&quot;','&quot;;[.J240];&quot;','&quot;;[.K240];&quot;','','&quot;;[.D240];&quot;','&quot;;[.L240];&quot;','&quot;;[.M240];&quot;',&quot;;[.E240];&quot;,true,(select id from public.address where externalid=&quot;;REPLACE([.A240];1;9;&quot;&quot;);&quot;));&quot;)" office:value-type="string" office:string-value="insert into public.hotel(name, place, phone,fax,site,email,descr,vk,fb,stars,published,address_id) values('Kilikya Resort Camyuva 5*','Турция, Средиземноморский регион, Кемер, Чамьюва','+90(242)8246450','+90(242)8246445','www.kilikyahotels.com','','Гостиница, Пляжный, 1-я линия от моря','https://vk.com/kilikyaresort','https://www.facebook.com/KilikyaResort',5,true,(select id from public.address where externalid=11045));" calcext:value-type="string">
            <text:p>insert into public.hotel(name, place, phone,fax,site,email,descr,vk,fb,stars,published,address_id) values('Kilikya Resort Camyuva 5*','Турция, Средиземноморский регион, Кемер, Чамьюва','+90(242)8246450','+90(242)8246445','www.kilikyahotels.com','','Гостиница, Пляжный, 1-я линия от моря','https://vk.com/kilikyaresort','https://www.facebook.com/KilikyaResort',5,true,(select id from public.address where externalid=11045));</text:p>
          </table:table-cell>
          <table:table-cell table:formula="of:=CONCATENATE(&quot;(select id from hotel where externalid=&quot;;REPLACE([.A240];1;9;&quot;&quot;);&quot;)&quot;)" office:value-type="string" office:string-value="(select id from hotel where externalid=11045)" calcext:value-type="string">
            <text:p>(select id from hotel where externalid=11045)</text:p>
          </table:table-cell>
          <table:table-cell table:formula="of:=CONCATENATE(&quot;insert into public.address(country_id,settlementpart,streetpart,externalid) values((select id from public.country where name_ru='&quot;;[.F240];&quot;'),'&quot;;[.G240];&quot;','&quot; ;[.H240];&quot;',&quot;;REPLACE([.A240];1;9;&quot;&quot;);&quot;);&quot;)" office:value-type="string" office:string-value="insert into public.address(country_id,settlementpart,streetpart,externalid) values((select id from public.country where name_ru='Турция'),'Кемер','Çamyuva Mah.,Turizm Bulv.,07990,Kemer-Antalya',11045);" calcext:value-type="string">
            <text:p>insert into public.address(country_id,settlementpart,streetpart,externalid) values((select id from public.country where name_ru='Турция'),'Кемер','Çamyuva Mah.,Turizm Bulv.,07990,Kemer-Antalya',11045);</text:p>
          </table:table-cell>
          <table:table-cell/>
        </table:table-row>
        <table:table-row table:style-name="ro1">
          <table:table-cell office:value-type="string" calcext:value-type="string">
            <text:p>/hotel/al4972</text:p>
          </table:table-cell>
          <table:table-cell office:value-type="string" calcext:value-type="string">
            <text:p>Majesty Club Kemer Beach (закрыт)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Göynük Mevkii Kemer / Turkey</text:p>
          </table:table-cell>
          <table:table-cell office:value-type="string" calcext:value-type="string">
            <text:p>+ 90 242 815 16 50</text:p>
          </table:table-cell>
          <table:table-cell office:value-type="string" calcext:value-type="string">
            <text:p>+ 90 242 815 16 80</text:p>
          </table:table-cell>
          <table:table-cell office:value-type="string" calcext:value-type="string">
            <text:p>sherwoodclubkemer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41];&quot;','&quot;;[.C241];&quot;','&quot;;[.I241];&quot;','&quot;;[.J241];&quot;','&quot;;[.K241];&quot;','','&quot;;[.D241];&quot;','&quot;;[.L241];&quot;','&quot;;[.M241];&quot;',&quot;;[.E241];&quot;,true,(select id from public.address where externalid=&quot;;REPLACE([.A241];1;9;&quot;&quot;);&quot;));&quot;)" office:value-type="string" office:string-value="insert into public.hotel(name, place, phone,fax,site,email,descr,vk,fb,stars,published,address_id) values('Majesty Club Kemer Beach (закрыт) 5*','Турция, Средиземноморский регион, Кемер, Гёйнюк','+ 90 242 815 16 50','+ 90 242 815 16 80','sherwoodclubkemer.com','','Гостиница, Пляжный, 1-я линия от моря, Загородный, рядом','','',5,true,(select id from public.address where externalid=4972));" calcext:value-type="string">
            <text:p>insert into public.hotel(name, place, phone,fax,site,email,descr,vk,fb,stars,published,address_id) values('Majesty Club Kemer Beach (закрыт) 5*','Турция, Средиземноморский регион, Кемер, Гёйнюк','+ 90 242 815 16 50','+ 90 242 815 16 80','sherwoodclubkemer.com','','Гостиница, Пляжный, 1-я линия от моря, Загородный, рядом','','',5,true,(select id from public.address where externalid=4972));</text:p>
          </table:table-cell>
          <table:table-cell table:formula="of:=CONCATENATE(&quot;(select id from hotel where externalid=&quot;;REPLACE([.A241];1;9;&quot;&quot;);&quot;)&quot;)" office:value-type="string" office:string-value="(select id from hotel where externalid=4972)" calcext:value-type="string">
            <text:p>(select id from hotel where externalid=4972)</text:p>
          </table:table-cell>
          <table:table-cell table:formula="of:=CONCATENATE(&quot;insert into public.address(country_id,settlementpart,streetpart,externalid) values((select id from public.country where name_ru='&quot;;[.F241];&quot;'),'&quot;;[.G241];&quot;','&quot; ;[.H241];&quot;',&quot;;REPLACE([.A241];1;9;&quot;&quot;);&quot;);&quot;)" office:value-type="string" office:string-value="insert into public.address(country_id,settlementpart,streetpart,externalid) values((select id from public.country where name_ru='Турция'),'Кемер','Göynük Mevkii Kemer / Turkey',4972);" calcext:value-type="string">
            <text:p>insert into public.address(country_id,settlementpart,streetpart,externalid) values((select id from public.country where name_ru='Турция'),'Кемер','Göynük Mevkii Kemer / Turkey',4972);</text:p>
          </table:table-cell>
          <table:table-cell/>
        </table:table-row>
        <table:table-row table:style-name="ro1">
          <table:table-cell office:value-type="string" calcext:value-type="string">
            <text:p>/hotel/al5365</text:p>
          </table:table-cell>
          <table:table-cell office:value-type="string" calcext:value-type="string">
            <text:p>Seker Resort 3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emer Kiris Turkey</text:p>
          </table:table-cell>
          <table:table-cell office:value-type="string" calcext:value-type="string">
            <text:p>(242) 8247748</text:p>
          </table:table-cell>
          <table:table-cell office:value-type="string" calcext:value-type="string">
            <text:p>(242) 8247747</text:p>
          </table:table-cell>
          <table:table-cell office:value-type="string" calcext:value-type="string">
            <text:p>www.seker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42];&quot;','&quot;;[.C242];&quot;','&quot;;[.I242];&quot;','&quot;;[.J242];&quot;','&quot;;[.K242];&quot;','','&quot;;[.D242];&quot;','&quot;;[.L242];&quot;','&quot;;[.M242];&quot;',&quot;;[.E242];&quot;,true,(select id from public.address where externalid=&quot;;REPLACE([.A242];1;9;&quot;&quot;);&quot;));&quot;)" office:value-type="string" office:string-value="insert into public.hotel(name, place, phone,fax,site,email,descr,vk,fb,stars,published,address_id) values('Seker Resort 3*','Турция, Средиземноморский регион, Кемер','(242) 8247748','(242) 8247747','www.sekerresort.com','','Гостиница, Пляжный, 2-я линия от моря, Загородный, рядом','','',3,true,(select id from public.address where externalid=5365));" calcext:value-type="string">
            <text:p>insert into public.hotel(name, place, phone,fax,site,email,descr,vk,fb,stars,published,address_id) values('Seker Resort 3*','Турция, Средиземноморский регион, Кемер','(242) 8247748','(242) 8247747','www.sekerresort.com','','Гостиница, Пляжный, 2-я линия от моря, Загородный, рядом','','',3,true,(select id from public.address where externalid=5365));</text:p>
          </table:table-cell>
          <table:table-cell table:formula="of:=CONCATENATE(&quot;(select id from hotel where externalid=&quot;;REPLACE([.A242];1;9;&quot;&quot;);&quot;)&quot;)" office:value-type="string" office:string-value="(select id from hotel where externalid=5365)" calcext:value-type="string">
            <text:p>(select id from hotel where externalid=5365)</text:p>
          </table:table-cell>
          <table:table-cell table:formula="of:=CONCATENATE(&quot;insert into public.address(country_id,settlementpart,streetpart,externalid) values((select id from public.country where name_ru='&quot;;[.F242];&quot;'),'&quot;;[.G242];&quot;','&quot; ;[.H242];&quot;',&quot;;REPLACE([.A242];1;9;&quot;&quot;);&quot;);&quot;)" office:value-type="string" office:string-value="insert into public.address(country_id,settlementpart,streetpart,externalid) values((select id from public.country where name_ru='Турция'),'Кемер','Kemer Kiris Turkey',5365);" calcext:value-type="string">
            <text:p>insert into public.address(country_id,settlementpart,streetpart,externalid) values((select id from public.country where name_ru='Турция'),'Кемер','Kemer Kiris Turkey',5365);</text:p>
          </table:table-cell>
          <table:table-cell/>
        </table:table-row>
        <table:table-row table:style-name="ro1">
          <table:table-cell office:value-type="string" calcext:value-type="string">
            <text:p>/hotel/al4677</text:p>
          </table:table-cell>
          <table:table-cell office:value-type="string" calcext:value-type="string">
            <text:p>Avlida 4*</text:p>
          </table:table-cell>
          <table:table-cell office:value-type="string" calcext:value-type="string">
            <text:p>Кипр, Регион Пафос, Пафос</text:p>
          </table:table-cell>
          <table:table-cell office:value-type="string" calcext:value-type="string">
            <text:p>Гостиничный комплекс, Пляжный, 1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ипр</text:p>
          </table:table-cell>
          <table:table-cell office:value-type="string" calcext:value-type="string">
            <text:p>Пафос</text:p>
          </table:table-cell>
          <table:table-cell office:value-type="string" calcext:value-type="string">
            <text:p>Tombs of the Kings Road, P.O.Box 60257, Paphos, Cyprus</text:p>
          </table:table-cell>
          <table:table-cell office:value-type="string" calcext:value-type="string">
            <text:p>357-26-946000</text:p>
          </table:table-cell>
          <table:table-cell office:value-type="string" calcext:value-type="string">
            <text:p>357 - 26 - 934815</text:p>
          </table:table-cell>
          <table:table-cell office:value-type="string" calcext:value-type="string">
            <text:p>www.avlidahotel.com</text:p>
          </table:table-cell>
          <table:table-cell office:value-type="string" calcext:value-type="string">
            <text:p>http://www.vk.com/avlidahotel</text:p>
          </table:table-cell>
          <table:table-cell/>
          <table:table-cell table:formula="of:=CONCATENATE(&quot;insert into public.hotel(name, place, phone,fax,site,email,descr,vk,fb,stars,published,address_id) values('&quot;;[.B243];&quot;','&quot;;[.C243];&quot;','&quot;;[.I243];&quot;','&quot;;[.J243];&quot;','&quot;;[.K243];&quot;','','&quot;;[.D243];&quot;','&quot;;[.L243];&quot;','&quot;;[.M243];&quot;',&quot;;[.E243];&quot;,true,(select id from public.address where externalid=&quot;;REPLACE([.A243];1;9;&quot;&quot;);&quot;));&quot;)" office:value-type="string" office:string-value="insert into public.hotel(name, place, phone,fax,site,email,descr,vk,fb,stars,published,address_id) values('Avlida 4*','Кипр, Регион Пафос, Пафос','357-26-946000','357 - 26 - 934815','www.avlidahotel.com','','Гостиничный комплекс, Пляжный, 1-я линия от моря, Городской, близко к центру','http://www.vk.com/avlidahotel','',4,true,(select id from public.address where externalid=4677));" calcext:value-type="string">
            <text:p>insert into public.hotel(name, place, phone,fax,site,email,descr,vk,fb,stars,published,address_id) values('Avlida 4*','Кипр, Регион Пафос, Пафос','357-26-946000','357 - 26 - 934815','www.avlidahotel.com','','Гостиничный комплекс, Пляжный, 1-я линия от моря, Городской, близко к центру','http://www.vk.com/avlidahotel','',4,true,(select id from public.address where externalid=4677));</text:p>
          </table:table-cell>
          <table:table-cell table:formula="of:=CONCATENATE(&quot;(select id from hotel where externalid=&quot;;REPLACE([.A243];1;9;&quot;&quot;);&quot;)&quot;)" office:value-type="string" office:string-value="(select id from hotel where externalid=4677)" calcext:value-type="string">
            <text:p>(select id from hotel where externalid=4677)</text:p>
          </table:table-cell>
          <table:table-cell table:formula="of:=CONCATENATE(&quot;insert into public.address(country_id,settlementpart,streetpart,externalid) values((select id from public.country where name_ru='&quot;;[.F243];&quot;'),'&quot;;[.G243];&quot;','&quot; ;[.H243];&quot;',&quot;;REPLACE([.A243];1;9;&quot;&quot;);&quot;);&quot;)" office:value-type="string" office:string-value="insert into public.address(country_id,settlementpart,streetpart,externalid) values((select id from public.country where name_ru='Кипр'),'Пафос','Tombs of the Kings Road, P.O.Box 60257, Paphos, Cyprus',4677);" calcext:value-type="string">
            <text:p>insert into public.address(country_id,settlementpart,streetpart,externalid) values((select id from public.country where name_ru='Кипр'),'Пафос','Tombs of the Kings Road, P.O.Box 60257, Paphos, Cyprus',4677);</text:p>
          </table:table-cell>
          <table:table-cell/>
        </table:table-row>
        <table:table-row table:style-name="ro1">
          <table:table-cell office:value-type="string" calcext:value-type="string">
            <text:p>/hotel/al4926</text:p>
          </table:table-cell>
          <table:table-cell office:value-type="string" calcext:value-type="string">
            <text:p>Grand Sunlife 4*</text:p>
          </table:table-cell>
          <table:table-cell office:value-type="string" calcext:value-type="string">
            <text:p>Турция, Средиземноморский регион, Аланья, Авсаллар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Grand Sunlife Hotel OM Turizm ltd şti Avsallar merkez mahallesi incekum mevki no 40-42 Alanya / ANTALYA / TURKEY</text:p>
          </table:table-cell>
          <table:table-cell office:value-type="string" calcext:value-type="string">
            <text:p>+90 242 517-35-48</text:p>
          </table:table-cell>
          <table:table-cell office:value-type="string" calcext:value-type="string">
            <text:p>+90 242 517 28 96</text:p>
          </table:table-cell>
          <table:table-cell office:value-type="string" calcext:value-type="string">
            <text:p>www.grandsunlif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44];&quot;','&quot;;[.C244];&quot;','&quot;;[.I244];&quot;','&quot;;[.J244];&quot;','&quot;;[.K244];&quot;','','&quot;;[.D244];&quot;','&quot;;[.L244];&quot;','&quot;;[.M244];&quot;',&quot;;[.E244];&quot;,true,(select id from public.address where externalid=&quot;;REPLACE([.A244];1;9;&quot;&quot;);&quot;));&quot;)" office:value-type="string" office:string-value="insert into public.hotel(name, place, phone,fax,site,email,descr,vk,fb,stars,published,address_id) values('Grand Sunlife 4*','Турция, Средиземноморский регион, Аланья, Авсаллар','+90 242 517-35-48','+90 242 517 28 96','www.grandsunlife.com','','Гостиничный комплекс, Пляжный, 1-я линия от моря, Загородный, рядом','','',4,true,(select id from public.address where externalid=4926));" calcext:value-type="string">
            <text:p>insert into public.hotel(name, place, phone,fax,site,email,descr,vk,fb,stars,published,address_id) values('Grand Sunlife 4*','Турция, Средиземноморский регион, Аланья, Авсаллар','+90 242 517-35-48','+90 242 517 28 96','www.grandsunlife.com','','Гостиничный комплекс, Пляжный, 1-я линия от моря, Загородный, рядом','','',4,true,(select id from public.address where externalid=4926));</text:p>
          </table:table-cell>
          <table:table-cell table:formula="of:=CONCATENATE(&quot;(select id from hotel where externalid=&quot;;REPLACE([.A244];1;9;&quot;&quot;);&quot;)&quot;)" office:value-type="string" office:string-value="(select id from hotel where externalid=4926)" calcext:value-type="string">
            <text:p>(select id from hotel where externalid=4926)</text:p>
          </table:table-cell>
          <table:table-cell table:formula="of:=CONCATENATE(&quot;insert into public.address(country_id,settlementpart,streetpart,externalid) values((select id from public.country where name_ru='&quot;;[.F244];&quot;'),'&quot;;[.G244];&quot;','&quot; ;[.H244];&quot;',&quot;;REPLACE([.A244];1;9;&quot;&quot;);&quot;);&quot;)" office:value-type="string" office:string-value="insert into public.address(country_id,settlementpart,streetpart,externalid) values((select id from public.country where name_ru='Турция'),'Аланья','Grand Sunlife Hotel OM Turizm ltd şti Avsallar merkez mahallesi incekum mevki no 40-42 Alanya / ANTALYA / TURKEY',4926);" calcext:value-type="string">
            <text:p>insert into public.address(country_id,settlementpart,streetpart,externalid) values((select id from public.country where name_ru='Турция'),'Аланья','Grand Sunlife Hotel OM Turizm ltd şti Avsallar merkez mahallesi incekum mevki no 40-42 Alanya / ANTALYA / TURKEY',4926);</text:p>
          </table:table-cell>
          <table:table-cell/>
        </table:table-row>
        <table:table-row table:style-name="ro1">
          <table:table-cell office:value-type="string" calcext:value-type="string">
            <text:p>/hotel/al106</text:p>
          </table:table-cell>
          <table:table-cell office:value-type="string" calcext:value-type="string">
            <text:p>Aladdin Beach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17Village Road, Hurghada, Red Sea, Egypt</text:p>
          </table:table-cell>
          <table:table-cell table:style-name="ce1" office:value-type="string" calcext:value-type="string">
            <text:p>+2 0653460466/67</text:p>
          </table:table-cell>
          <table:table-cell office:value-type="string" calcext:value-type="string">
            <text:p>+2 0653460469</text:p>
          </table:table-cell>
          <table:table-cell office:value-type="string" calcext:value-type="string">
            <text:p>hwaidak-hotels.wix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45];&quot;','&quot;;[.C245];&quot;','&quot;;[.I245];&quot;','&quot;;[.J245];&quot;','&quot;;[.K245];&quot;','','&quot;;[.D245];&quot;','&quot;;[.L245];&quot;','&quot;;[.M245];&quot;',&quot;;[.E245];&quot;,true,(select id from public.address where externalid=&quot;;REPLACE([.A245];1;9;&quot;&quot;);&quot;));&quot;)" office:value-type="string" office:string-value="insert into public.hotel(name, place, phone,fax,site,email,descr,vk,fb,stars,published,address_id) values('Aladdin Beach Resort 4*','Египет, Мухафаза Красное Море, Хургада','+2 0653460466/67','+2 0653460469','hwaidak-hotels.wix.com','','Гостиничный комплекс, Пляжный, 1-я линия от моря','','',4,true,(select id from public.address where externalid=106));" calcext:value-type="string">
            <text:p>insert into public.hotel(name, place, phone,fax,site,email,descr,vk,fb,stars,published,address_id) values('Aladdin Beach Resort 4*','Египет, Мухафаза Красное Море, Хургада','+2 0653460466/67','+2 0653460469','hwaidak-hotels.wix.com','','Гостиничный комплекс, Пляжный, 1-я линия от моря','','',4,true,(select id from public.address where externalid=106));</text:p>
          </table:table-cell>
          <table:table-cell table:formula="of:=CONCATENATE(&quot;(select id from hotel where externalid=&quot;;REPLACE([.A245];1;9;&quot;&quot;);&quot;)&quot;)" office:value-type="string" office:string-value="(select id from hotel where externalid=106)" calcext:value-type="string">
            <text:p>(select id from hotel where externalid=106)</text:p>
          </table:table-cell>
          <table:table-cell table:formula="of:=CONCATENATE(&quot;insert into public.address(country_id,settlementpart,streetpart,externalid) values((select id from public.country where name_ru='&quot;;[.F245];&quot;'),'&quot;;[.G245];&quot;','&quot; ;[.H245];&quot;',&quot;;REPLACE([.A245];1;9;&quot;&quot;);&quot;);&quot;)" office:value-type="string" office:string-value="insert into public.address(country_id,settlementpart,streetpart,externalid) values((select id from public.country where name_ru='Египет'),'Хургада','17Village Road, Hurghada, Red Sea, Egypt',106);" calcext:value-type="string">
            <text:p>insert into public.address(country_id,settlementpart,streetpart,externalid) values((select id from public.country where name_ru='Египет'),'Хургада','17Village Road, Hurghada, Red Sea, Egypt',106);</text:p>
          </table:table-cell>
          <table:table-cell/>
        </table:table-row>
        <table:table-row table:style-name="ro1">
          <table:table-cell office:value-type="string" calcext:value-type="string">
            <text:p>/hotel/al4017</text:p>
          </table:table-cell>
          <table:table-cell office:value-type="string" calcext:value-type="string">
            <text:p>Golden 5 Diamond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Princess Egypt Hotels, Sahl Hasheesh Road, Hurghada, Red Sea, Egypt</text:p>
          </table:table-cell>
          <table:table-cell office:value-type="string" calcext:value-type="string">
            <text:p>002 065 344 77 44 - 8 линий</text:p>
          </table:table-cell>
          <table:table-cell office:value-type="string" calcext:value-type="string">
            <text:p>002 065 344 63 07</text:p>
          </table:table-cell>
          <table:table-cell office:value-type="string" calcext:value-type="string">
            <text:p>www.princessegypthotels.com</text:p>
          </table:table-cell>
          <table:table-cell/>
          <table:table-cell office:value-type="string" calcext:value-type="string">
            <text:p>http://www.facebook.com/Golden5Princess</text:p>
          </table:table-cell>
          <table:table-cell table:formula="of:=CONCATENATE(&quot;insert into public.hotel(name, place, phone,fax,site,email,descr,vk,fb,stars,published,address_id) values('&quot;;[.B246];&quot;','&quot;;[.C246];&quot;','&quot;;[.I246];&quot;','&quot;;[.J246];&quot;','&quot;;[.K246];&quot;','','&quot;;[.D246];&quot;','&quot;;[.L246];&quot;','&quot;;[.M246];&quot;',&quot;;[.E246];&quot;,true,(select id from public.address where externalid=&quot;;REPLACE([.A246];1;9;&quot;&quot;);&quot;));&quot;)" office:value-type="string" office:string-value="insert into public.hotel(name, place, phone,fax,site,email,descr,vk,fb,stars,published,address_id) values('Golden 5 Diamond Resort 5*','Египет, Мухафаза Красное Море, Хургада','002 065 344 77 44 - 8 линий','002 065 344 63 07','www.princessegypthotels.com','','Гостиничный комплекс, Пляжный, 1-я линия от моря','','http://www.facebook.com/Golden5Princess',5,true,(select id from public.address where externalid=4017));" calcext:value-type="string">
            <text:p>insert into public.hotel(name, place, phone,fax,site,email,descr,vk,fb,stars,published,address_id) values('Golden 5 Diamond Resort 5*','Египет, Мухафаза Красное Море, Хургада','002 065 344 77 44 - 8 линий','002 065 344 63 07','www.princessegypthotels.com','','Гостиничный комплекс, Пляжный, 1-я линия от моря','','http://www.facebook.com/Golden5Princess',5,true,(select id from public.address where externalid=4017));</text:p>
          </table:table-cell>
          <table:table-cell table:formula="of:=CONCATENATE(&quot;(select id from hotel where externalid=&quot;;REPLACE([.A246];1;9;&quot;&quot;);&quot;)&quot;)" office:value-type="string" office:string-value="(select id from hotel where externalid=4017)" calcext:value-type="string">
            <text:p>(select id from hotel where externalid=4017)</text:p>
          </table:table-cell>
          <table:table-cell table:formula="of:=CONCATENATE(&quot;insert into public.address(country_id,settlementpart,streetpart,externalid) values((select id from public.country where name_ru='&quot;;[.F246];&quot;'),'&quot;;[.G246];&quot;','&quot; ;[.H246];&quot;',&quot;;REPLACE([.A246];1;9;&quot;&quot;);&quot;);&quot;)" office:value-type="string" office:string-value="insert into public.address(country_id,settlementpart,streetpart,externalid) values((select id from public.country where name_ru='Египет'),'Хургада','Princess Egypt Hotels, Sahl Hasheesh Road, Hurghada, Red Sea, Egypt',4017);" calcext:value-type="string">
            <text:p>insert into public.address(country_id,settlementpart,streetpart,externalid) values((select id from public.country where name_ru='Египет'),'Хургада','Princess Egypt Hotels, Sahl Hasheesh Road, Hurghada, Red Sea, Egypt',4017);</text:p>
          </table:table-cell>
          <table:table-cell/>
        </table:table-row>
        <table:table-row table:style-name="ro1">
          <table:table-cell office:value-type="string" calcext:value-type="string">
            <text:p>/hotel/al24891</text:p>
          </table:table-cell>
          <table:table-cell office:value-type="string" calcext:value-type="string">
            <text:p>SunStar Beach Hotel 4*</text:p>
          </table:table-cell>
          <table:table-cell office:value-type="string" calcext:value-type="string">
            <text:p>Турция, Средиземноморский регион, Аланья, Махмутлар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Mahmutlar Kasabasi Alanya / Antalya - TURKEY</text:p>
          </table:table-cell>
          <table:table-cell office:value-type="string" calcext:value-type="string">
            <text:p>+90 242 528 73 90</text:p>
          </table:table-cell>
          <table:table-cell office:value-type="string" calcext:value-type="string">
            <text:p>+90 242 528 73 93</text:p>
          </table:table-cell>
          <table:table-cell office:value-type="string" calcext:value-type="string">
            <text:p>www.sunstarbeach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47];&quot;','&quot;;[.C247];&quot;','&quot;;[.I247];&quot;','&quot;;[.J247];&quot;','&quot;;[.K247];&quot;','','&quot;;[.D247];&quot;','&quot;;[.L247];&quot;','&quot;;[.M247];&quot;',&quot;;[.E247];&quot;,true,(select id from public.address where externalid=&quot;;REPLACE([.A247];1;9;&quot;&quot;);&quot;));&quot;)" office:value-type="string" office:string-value="insert into public.hotel(name, place, phone,fax,site,email,descr,vk,fb,stars,published,address_id) values('SunStar Beach Hotel 4*','Турция, Средиземноморский регион, Аланья, Махмутлар','+90 242 528 73 90','+90 242 528 73 93','www.sunstarbeach.com','','Гостиница, Загородный, рядом, Пляжный, через дорогу','','',4,true,(select id from public.address where externalid=24891));" calcext:value-type="string">
            <text:p>insert into public.hotel(name, place, phone,fax,site,email,descr,vk,fb,stars,published,address_id) values('SunStar Beach Hotel 4*','Турция, Средиземноморский регион, Аланья, Махмутлар','+90 242 528 73 90','+90 242 528 73 93','www.sunstarbeach.com','','Гостиница, Загородный, рядом, Пляжный, через дорогу','','',4,true,(select id from public.address where externalid=24891));</text:p>
          </table:table-cell>
          <table:table-cell table:formula="of:=CONCATENATE(&quot;(select id from hotel where externalid=&quot;;REPLACE([.A247];1;9;&quot;&quot;);&quot;)&quot;)" office:value-type="string" office:string-value="(select id from hotel where externalid=24891)" calcext:value-type="string">
            <text:p>(select id from hotel where externalid=24891)</text:p>
          </table:table-cell>
          <table:table-cell table:formula="of:=CONCATENATE(&quot;insert into public.address(country_id,settlementpart,streetpart,externalid) values((select id from public.country where name_ru='&quot;;[.F247];&quot;'),'&quot;;[.G247];&quot;','&quot; ;[.H247];&quot;',&quot;;REPLACE([.A247];1;9;&quot;&quot;);&quot;);&quot;)" office:value-type="string" office:string-value="insert into public.address(country_id,settlementpart,streetpart,externalid) values((select id from public.country where name_ru='Турция'),'Аланья','Mahmutlar Kasabasi Alanya / Antalya - TURKEY',24891);" calcext:value-type="string">
            <text:p>insert into public.address(country_id,settlementpart,streetpart,externalid) values((select id from public.country where name_ru='Турция'),'Аланья','Mahmutlar Kasabasi Alanya / Antalya - TURKEY',24891);</text:p>
          </table:table-cell>
          <table:table-cell/>
        </table:table-row>
        <table:table-row table:style-name="ro1">
          <table:table-cell office:value-type="string" calcext:value-type="string">
            <text:p>/hotel/al33373</text:p>
          </table:table-cell>
          <table:table-cell office:value-type="string" calcext:value-type="string">
            <text:p>Crystal Flora Beach Resort 5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Клубный отель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Göynük Mah. Başkomutan Atatürk Cad. No: 137 Kemer / ANTALYA</text:p>
          </table:table-cell>
          <table:table-cell office:value-type="string" calcext:value-type="string">
            <text:p>+ 90 242 824 97 97</text:p>
          </table:table-cell>
          <table:table-cell office:value-type="string" calcext:value-type="string">
            <text:p>+ 90 242 824 97 27</text:p>
          </table:table-cell>
          <table:table-cell office:value-type="string" calcext:value-type="string">
            <text:p>www.crystalhotels.com.tr</text:p>
          </table:table-cell>
          <table:table-cell office:value-type="string" calcext:value-type="string">
            <text:p>https://vk.com/crystalhotels</text:p>
          </table:table-cell>
          <table:table-cell office:value-type="string" calcext:value-type="string">
            <text:p>https://www.facebook.com/pages/Crystal-Flora-Beach-Resort-KemerAntalya/474389742619126?ref=hl</text:p>
          </table:table-cell>
          <table:table-cell table:formula="of:=CONCATENATE(&quot;insert into public.hotel(name, place, phone,fax,site,email,descr,vk,fb,stars,published,address_id) values('&quot;;[.B248];&quot;','&quot;;[.C248];&quot;','&quot;;[.I248];&quot;','&quot;;[.J248];&quot;','&quot;;[.K248];&quot;','','&quot;;[.D248];&quot;','&quot;;[.L248];&quot;','&quot;;[.M248];&quot;',&quot;;[.E248];&quot;,true,(select id from public.address where externalid=&quot;;REPLACE([.A248];1;9;&quot;&quot;);&quot;));&quot;)" office:value-type="string" office:string-value="insert into public.hotel(name, place, phone,fax,site,email,descr,vk,fb,stars,published,address_id) values('Crystal Flora Beach Resort 5*','Турция, Средиземноморский регион, Кемер, Бельдиби','+ 90 242 824 97 97','+ 90 242 824 97 27','www.crystalhotels.com.tr','','Клубный отель, Пляжный, 1-я линия от моря, Загородный, рядом','https://vk.com/crystalhotels','https://www.facebook.com/pages/Crystal-Flora-Beach-Resort-KemerAntalya/474389742619126?ref=hl',5,true,(select id from public.address where externalid=33373));" calcext:value-type="string">
            <text:p>insert into public.hotel(name, place, phone,fax,site,email,descr,vk,fb,stars,published,address_id) values('Crystal Flora Beach Resort 5*','Турция, Средиземноморский регион, Кемер, Бельдиби','+ 90 242 824 97 97','+ 90 242 824 97 27','www.crystalhotels.com.tr','','Клубный отель, Пляжный, 1-я линия от моря, Загородный, рядом','https://vk.com/crystalhotels','https://www.facebook.com/pages/Crystal-Flora-Beach-Resort-KemerAntalya/474389742619126?ref=hl',5,true,(select id from public.address where externalid=33373));</text:p>
          </table:table-cell>
          <table:table-cell table:formula="of:=CONCATENATE(&quot;(select id from hotel where externalid=&quot;;REPLACE([.A248];1;9;&quot;&quot;);&quot;)&quot;)" office:value-type="string" office:string-value="(select id from hotel where externalid=33373)" calcext:value-type="string">
            <text:p>(select id from hotel where externalid=33373)</text:p>
          </table:table-cell>
          <table:table-cell table:formula="of:=CONCATENATE(&quot;insert into public.address(country_id,settlementpart,streetpart,externalid) values((select id from public.country where name_ru='&quot;;[.F248];&quot;'),'&quot;;[.G248];&quot;','&quot; ;[.H248];&quot;',&quot;;REPLACE([.A248];1;9;&quot;&quot;);&quot;);&quot;)" office:value-type="string" office:string-value="insert into public.address(country_id,settlementpart,streetpart,externalid) values((select id from public.country where name_ru='Турция'),'Кемер','Göynük Mah. Başkomutan Atatürk Cad. No: 137 Kemer / ANTALYA',33373);" calcext:value-type="string">
            <text:p>insert into public.address(country_id,settlementpart,streetpart,externalid) values((select id from public.country where name_ru='Турция'),'Кемер','Göynük Mah. Başkomutan Atatürk Cad. No: 137 Kemer / ANTALYA',33373);</text:p>
          </table:table-cell>
          <table:table-cell/>
        </table:table-row>
        <table:table-row table:style-name="ro1">
          <table:table-cell office:value-type="string" calcext:value-type="string">
            <text:p>/hotel/al2364</text:p>
          </table:table-cell>
          <table:table-cell office:value-type="string" calcext:value-type="string">
            <text:p>M.C Park Resort Hotel &amp; SPA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Гостиничный комплекс, Пляжный, 1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ı Kasabası - 07490 Alanya / Türkiye</text:p>
          </table:table-cell>
          <table:table-cell office:value-type="string" calcext:value-type="string">
            <text:p>+905301003938, +902425650426</text:p>
          </table:table-cell>
          <table:table-cell office:value-type="string" calcext:value-type="string">
            <text:p>+90 242 565 16 26</text:p>
          </table:table-cell>
          <table:table-cell office:value-type="string" calcext:value-type="string">
            <text:p>www.mcgroup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49];&quot;','&quot;;[.C249];&quot;','&quot;;[.I249];&quot;','&quot;;[.J249];&quot;','&quot;;[.K249];&quot;','','&quot;;[.D249];&quot;','&quot;;[.L249];&quot;','&quot;;[.M249];&quot;',&quot;;[.E249];&quot;,true,(select id from public.address where externalid=&quot;;REPLACE([.A249];1;9;&quot;&quot;);&quot;));&quot;)" office:value-type="string" office:string-value="insert into public.hotel(name, place, phone,fax,site,email,descr,vk,fb,stars,published,address_id) values('M.C Park Resort Hotel &amp; SPA 5*','Турция, Средиземноморский регион, Аланья, Конаклы','+905301003938, +902425650426','+90 242 565 16 26','www.mcgrouphotels.com','','Гостиничный комплекс, Пляжный, 1-я линия от моря, Городской, близко к центру','','',5,true,(select id from public.address where externalid=2364));" calcext:value-type="string">
            <text:p>insert into public.hotel(name, place, phone,fax,site,email,descr,vk,fb,stars,published,address_id) values('M.C Park Resort Hotel &amp; SPA 5*','Турция, Средиземноморский регион, Аланья, Конаклы','+905301003938, +902425650426','+90 242 565 16 26','www.mcgrouphotels.com','','Гостиничный комплекс, Пляжный, 1-я линия от моря, Городской, близко к центру','','',5,true,(select id from public.address where externalid=2364));</text:p>
          </table:table-cell>
          <table:table-cell table:formula="of:=CONCATENATE(&quot;(select id from hotel where externalid=&quot;;REPLACE([.A249];1;9;&quot;&quot;);&quot;)&quot;)" office:value-type="string" office:string-value="(select id from hotel where externalid=2364)" calcext:value-type="string">
            <text:p>(select id from hotel where externalid=2364)</text:p>
          </table:table-cell>
          <table:table-cell table:formula="of:=CONCATENATE(&quot;insert into public.address(country_id,settlementpart,streetpart,externalid) values((select id from public.country where name_ru='&quot;;[.F249];&quot;'),'&quot;;[.G249];&quot;','&quot; ;[.H249];&quot;',&quot;;REPLACE([.A249];1;9;&quot;&quot;);&quot;);&quot;)" office:value-type="string" office:string-value="insert into public.address(country_id,settlementpart,streetpart,externalid) values((select id from public.country where name_ru='Турция'),'Аланья','Konaklı Kasabası - 07490 Alanya / Türkiye',2364);" calcext:value-type="string">
            <text:p>insert into public.address(country_id,settlementpart,streetpart,externalid) values((select id from public.country where name_ru='Турция'),'Аланья','Konaklı Kasabası - 07490 Alanya / Türkiye',2364);</text:p>
          </table:table-cell>
          <table:table-cell/>
        </table:table-row>
        <table:table-row table:style-name="ro1">
          <table:table-cell office:value-type="string" calcext:value-type="string">
            <text:p>/hotel/al34247</text:p>
          </table:table-cell>
          <table:table-cell office:value-type="string" calcext:value-type="string">
            <text:p>Stella Di Mare Beach Resort &amp; Spa Makadi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2 Samanoud St. Heliopolis. Cairo. Egypt.</text:p>
          </table:table-cell>
          <table:table-cell office:value-type="string" calcext:value-type="string">
            <text:p>(20-2) 414 8001</text:p>
          </table:table-cell>
          <table:table-cell office:value-type="string" calcext:value-type="string">
            <text:p>(20-2) 4170852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250];&quot;','&quot;;[.C250];&quot;','&quot;;[.I250];&quot;','&quot;;[.J250];&quot;','&quot;;[.K250];&quot;','','&quot;;[.D250];&quot;','&quot;;[.L250];&quot;','&quot;;[.M250];&quot;',&quot;;[.E250];&quot;,true,(select id from public.address where externalid=&quot;;REPLACE([.A250];1;9;&quot;&quot;);&quot;));&quot;)" office:value-type="string" office:string-value="insert into public.hotel(name, place, phone,fax,site,email,descr,vk,fb,stars,published,address_id) values('Stella Di Mare Beach Resort &amp; Spa Makadi 5*','Египет, Мухафаза Красное Море, Макади Бэй','(20-2) 414 8001','(20-2) 4170852','','','Гостиница, Пляжный, 1-я линия от моря','','',5,true,(select id from public.address where externalid=34247));" calcext:value-type="string">
            <text:p>insert into public.hotel(name, place, phone,fax,site,email,descr,vk,fb,stars,published,address_id) values('Stella Di Mare Beach Resort &amp; Spa Makadi 5*','Египет, Мухафаза Красное Море, Макади Бэй','(20-2) 414 8001','(20-2) 4170852','','','Гостиница, Пляжный, 1-я линия от моря','','',5,true,(select id from public.address where externalid=34247));</text:p>
          </table:table-cell>
          <table:table-cell table:formula="of:=CONCATENATE(&quot;(select id from hotel where externalid=&quot;;REPLACE([.A250];1;9;&quot;&quot;);&quot;)&quot;)" office:value-type="string" office:string-value="(select id from hotel where externalid=34247)" calcext:value-type="string">
            <text:p>(select id from hotel where externalid=34247)</text:p>
          </table:table-cell>
          <table:table-cell table:formula="of:=CONCATENATE(&quot;insert into public.address(country_id,settlementpart,streetpart,externalid) values((select id from public.country where name_ru='&quot;;[.F250];&quot;'),'&quot;;[.G250];&quot;','&quot; ;[.H250];&quot;',&quot;;REPLACE([.A250];1;9;&quot;&quot;);&quot;);&quot;)" office:value-type="string" office:string-value="insert into public.address(country_id,settlementpart,streetpart,externalid) values((select id from public.country where name_ru='Египет'),'Макади Бэй','2 Samanoud St. Heliopolis. Cairo. Egypt.',34247);" calcext:value-type="string">
            <text:p>insert into public.address(country_id,settlementpart,streetpart,externalid) values((select id from public.country where name_ru='Египет'),'Макади Бэй','2 Samanoud St. Heliopolis. Cairo. Egypt.',34247);</text:p>
          </table:table-cell>
          <table:table-cell/>
        </table:table-row>
        <table:table-row table:style-name="ro1">
          <table:table-cell office:value-type="string" calcext:value-type="string">
            <text:p>/hotel/al5053</text:p>
          </table:table-cell>
          <table:table-cell office:value-type="string" calcext:value-type="string">
            <text:p>Hilton Sharks Bay Resort 4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Ras Nusrani, Sharks Bay, Sharm EL Sheikh, 203, Egypt</text:p>
          </table:table-cell>
          <table:table-cell office:value-type="string" calcext:value-type="string">
            <text:p>+20-69-3603333</text:p>
          </table:table-cell>
          <table:table-cell office:value-type="string" calcext:value-type="string">
            <text:p>+20-69-3603990</text:p>
          </table:table-cell>
          <table:table-cell office:value-type="string" calcext:value-type="string">
            <text:p>www3.hilto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51];&quot;','&quot;;[.C251];&quot;','&quot;;[.I251];&quot;','&quot;;[.J251];&quot;','&quot;;[.K251];&quot;','','&quot;;[.D251];&quot;','&quot;;[.L251];&quot;','&quot;;[.M251];&quot;',&quot;;[.E251];&quot;,true,(select id from public.address where externalid=&quot;;REPLACE([.A251];1;9;&quot;&quot;);&quot;));&quot;)" office:value-type="string" office:string-value="insert into public.hotel(name, place, phone,fax,site,email,descr,vk,fb,stars,published,address_id) values('Hilton Sharks Bay Resort 4*','Египет, Мухафаза Южный Синай, Шарм-Эль-Шейх, Шаркс Бей','+20-69-3603333','+20-69-3603990','www3.hilton.com','','Гостиница, Пляжный, 1-я линия от моря','','',4,true,(select id from public.address where externalid=5053));" calcext:value-type="string">
            <text:p>insert into public.hotel(name, place, phone,fax,site,email,descr,vk,fb,stars,published,address_id) values('Hilton Sharks Bay Resort 4*','Египет, Мухафаза Южный Синай, Шарм-Эль-Шейх, Шаркс Бей','+20-69-3603333','+20-69-3603990','www3.hilton.com','','Гостиница, Пляжный, 1-я линия от моря','','',4,true,(select id from public.address where externalid=5053));</text:p>
          </table:table-cell>
          <table:table-cell table:formula="of:=CONCATENATE(&quot;(select id from hotel where externalid=&quot;;REPLACE([.A251];1;9;&quot;&quot;);&quot;)&quot;)" office:value-type="string" office:string-value="(select id from hotel where externalid=5053)" calcext:value-type="string">
            <text:p>(select id from hotel where externalid=5053)</text:p>
          </table:table-cell>
          <table:table-cell table:formula="of:=CONCATENATE(&quot;insert into public.address(country_id,settlementpart,streetpart,externalid) values((select id from public.country where name_ru='&quot;;[.F251];&quot;'),'&quot;;[.G251];&quot;','&quot; ;[.H251];&quot;',&quot;;REPLACE([.A251];1;9;&quot;&quot;);&quot;);&quot;)" office:value-type="string" office:string-value="insert into public.address(country_id,settlementpart,streetpart,externalid) values((select id from public.country where name_ru='Египет'),'Шарм-Эль-Шейх','Ras Nusrani, Sharks Bay, Sharm EL Sheikh, 203, Egypt',5053);" calcext:value-type="string">
            <text:p>insert into public.address(country_id,settlementpart,streetpart,externalid) values((select id from public.country where name_ru='Египет'),'Шарм-Эль-Шейх','Ras Nusrani, Sharks Bay, Sharm EL Sheikh, 203, Egypt',5053);</text:p>
          </table:table-cell>
          <table:table-cell/>
        </table:table-row>
        <table:table-row table:style-name="ro2">
          <table:table-cell office:value-type="string" calcext:value-type="string">
            <text:p>/hotel/al5369</text:p>
          </table:table-cell>
          <table:table-cell office:value-type="string" calcext:value-type="string">
            <text:p><text:span text:style-name="T1">Sailor'</text:span>'s Beach Club 4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Коттеджный комплекс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iris Mahallesi Sahil Caddesi 07980 Kemer, Antalya, Turkiye</text:p>
          </table:table-cell>
          <table:table-cell office:value-type="string" calcext:value-type="string">
            <text:p>+ 90 242 824 77 55</text:p>
          </table:table-cell>
          <table:table-cell office:value-type="string" calcext:value-type="string">
            <text:p>+ 90 242 824 77 51</text:p>
          </table:table-cell>
          <table:table-cell office:value-type="string" calcext:value-type="string">
            <text:p>www.sailorsbeachclub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52];&quot;','&quot;;[.C252];&quot;','&quot;;[.I252];&quot;','&quot;;[.J252];&quot;','&quot;;[.K252];&quot;','','&quot;;[.D252];&quot;','&quot;;[.L252];&quot;','&quot;;[.M252];&quot;',&quot;;[.E252];&quot;,true,(select id from public.address where externalid=&quot;;REPLACE([.A252];1;9;&quot;&quot;);&quot;));&quot;)" office:value-type="string" office:string-value="insert into public.hotel(name, place, phone,fax,site,email,descr,vk,fb,stars,published,address_id) values('Sailor''s Beach Club 4*','Турция, Средиземноморский регион, Кемер, Кириш','+ 90 242 824 77 55','+ 90 242 824 77 51','www.sailorsbeachclub.com','','Коттеджный комплекс, Пляжный, 1-я линия от моря, Загородный, рядом','','',4,true,(select id from public.address where externalid=5369));" calcext:value-type="string">
            <text:p>insert into public.hotel(name, place, phone,fax,site,email,descr,vk,fb,stars,published,address_id) values('Sailor''s Beach Club 4*','Турция, Средиземноморский регион, Кемер, Кириш','+ 90 242 824 77 55','+ 90 242 824 77 51','www.sailorsbeachclub.com','','Коттеджный комплекс, Пляжный, 1-я линия от моря, Загородный, рядом','','',4,true,(select id from public.address where externalid=5369));</text:p>
          </table:table-cell>
          <table:table-cell table:formula="of:=CONCATENATE(&quot;(select id from hotel where externalid=&quot;;REPLACE([.A252];1;9;&quot;&quot;);&quot;)&quot;)" office:value-type="string" office:string-value="(select id from hotel where externalid=5369)" calcext:value-type="string">
            <text:p>(select id from hotel where externalid=5369)</text:p>
          </table:table-cell>
          <table:table-cell table:formula="of:=CONCATENATE(&quot;insert into public.address(country_id,settlementpart,streetpart,externalid) values((select id from public.country where name_ru='&quot;;[.F252];&quot;'),'&quot;;[.G252];&quot;','&quot; ;[.H252];&quot;',&quot;;REPLACE([.A252];1;9;&quot;&quot;);&quot;);&quot;)" office:value-type="string" office:string-value="insert into public.address(country_id,settlementpart,streetpart,externalid) values((select id from public.country where name_ru='Турция'),'Кемер','Kiris Mahallesi Sahil Caddesi 07980 Kemer, Antalya, Turkiye',5369);" calcext:value-type="string">
            <text:p>insert into public.address(country_id,settlementpart,streetpart,externalid) values((select id from public.country where name_ru='Турция'),'Кемер','Kiris Mahallesi Sahil Caddesi 07980 Kemer, Antalya, Turkiye',5369);</text:p>
          </table:table-cell>
          <table:table-cell/>
        </table:table-row>
        <table:table-row table:style-name="ro1">
          <table:table-cell office:value-type="string" calcext:value-type="string">
            <text:p>/hotel/al28335</text:p>
          </table:table-cell>
          <table:table-cell office:value-type="string" calcext:value-type="string">
            <text:p>Reef Oasis Blue Bay Resort &amp; Spa 5*</text:p>
          </table:table-cell>
          <table:table-cell office:value-type="string" calcext:value-type="string">
            <text:p>Египет, Мухафаза Южный Синай, Шарм-Эль-Шейх, Эль-Баша-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Reef Oasis Blue bay Resort and Spa, El Basha Bay, Sharm El Sheikh, South Sinai</text:p>
          </table:table-cell>
          <table:table-cell office:value-type="string" calcext:value-type="string">
            <text:p>+2 (069) 360 2900</text:p>
          </table:table-cell>
          <table:table-cell office:value-type="string" calcext:value-type="string">
            <text:p>+2 (069) 360 2940</text:p>
          </table:table-cell>
          <table:table-cell office:value-type="string" calcext:value-type="string">
            <text:p>www.reefoasisresorts.com</text:p>
          </table:table-cell>
          <table:table-cell/>
          <table:table-cell office:value-type="string" calcext:value-type="string">
            <text:p>https://www.facebook.com/ReefOasisDiveClub</text:p>
          </table:table-cell>
          <table:table-cell table:formula="of:=CONCATENATE(&quot;insert into public.hotel(name, place, phone,fax,site,email,descr,vk,fb,stars,published,address_id) values('&quot;;[.B253];&quot;','&quot;;[.C253];&quot;','&quot;;[.I253];&quot;','&quot;;[.J253];&quot;','&quot;;[.K253];&quot;','','&quot;;[.D253];&quot;','&quot;;[.L253];&quot;','&quot;;[.M253];&quot;',&quot;;[.E253];&quot;,true,(select id from public.address where externalid=&quot;;REPLACE([.A253];1;9;&quot;&quot;);&quot;));&quot;)" office:value-type="string" office:string-value="insert into public.hotel(name, place, phone,fax,site,email,descr,vk,fb,stars,published,address_id) values('Reef Oasis Blue Bay Resort &amp; Spa 5*','Египет, Мухафаза Южный Синай, Шарм-Эль-Шейх, Эль-Баша-Бей','+2 (069) 360 2900','+2 (069) 360 2940','www.reefoasisresorts.com','','Гостиница, Пляжный, 1-я линия от моря','','https://www.facebook.com/ReefOasisDiveClub',5,true,(select id from public.address where externalid=28335));" calcext:value-type="string">
            <text:p>insert into public.hotel(name, place, phone,fax,site,email,descr,vk,fb,stars,published,address_id) values('Reef Oasis Blue Bay Resort &amp; Spa 5*','Египет, Мухафаза Южный Синай, Шарм-Эль-Шейх, Эль-Баша-Бей','+2 (069) 360 2900','+2 (069) 360 2940','www.reefoasisresorts.com','','Гостиница, Пляжный, 1-я линия от моря','','https://www.facebook.com/ReefOasisDiveClub',5,true,(select id from public.address where externalid=28335));</text:p>
          </table:table-cell>
          <table:table-cell table:formula="of:=CONCATENATE(&quot;(select id from hotel where externalid=&quot;;REPLACE([.A253];1;9;&quot;&quot;);&quot;)&quot;)" office:value-type="string" office:string-value="(select id from hotel where externalid=28335)" calcext:value-type="string">
            <text:p>(select id from hotel where externalid=28335)</text:p>
          </table:table-cell>
          <table:table-cell table:formula="of:=CONCATENATE(&quot;insert into public.address(country_id,settlementpart,streetpart,externalid) values((select id from public.country where name_ru='&quot;;[.F253];&quot;'),'&quot;;[.G253];&quot;','&quot; ;[.H253];&quot;',&quot;;REPLACE([.A253];1;9;&quot;&quot;);&quot;);&quot;)" office:value-type="string" office:string-value="insert into public.address(country_id,settlementpart,streetpart,externalid) values((select id from public.country where name_ru='Египет'),'Шарм-Эль-Шейх','Reef Oasis Blue bay Resort and Spa, El Basha Bay, Sharm El Sheikh, South Sinai',28335);" calcext:value-type="string">
            <text:p>insert into public.address(country_id,settlementpart,streetpart,externalid) values((select id from public.country where name_ru='Египет'),'Шарм-Эль-Шейх','Reef Oasis Blue bay Resort and Spa, El Basha Bay, Sharm El Sheikh, South Sinai',28335);</text:p>
          </table:table-cell>
          <table:table-cell/>
        </table:table-row>
        <table:table-row table:style-name="ro1">
          <table:table-cell office:value-type="string" calcext:value-type="string">
            <text:p>/hotel/al5003</text:p>
          </table:table-cell>
          <table:table-cell office:value-type="string" calcext:value-type="string">
            <text:p>Papillon Belvil Hotel Resort &amp; Spа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Ташлыбурун Мевки, Белек, Анталия ТУРЦИЯ</text:p>
          </table:table-cell>
          <table:table-cell office:value-type="string" calcext:value-type="string">
            <text:p>+90 242 710 09 00</text:p>
          </table:table-cell>
          <table:table-cell office:value-type="string" calcext:value-type="string">
            <text:p>+90 242 710 09 30</text:p>
          </table:table-cell>
          <table:table-cell office:value-type="string" calcext:value-type="string">
            <text:p>www.papillon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54];&quot;','&quot;;[.C254];&quot;','&quot;;[.I254];&quot;','&quot;;[.J254];&quot;','&quot;;[.K254];&quot;','','&quot;;[.D254];&quot;','&quot;;[.L254];&quot;','&quot;;[.M254];&quot;',&quot;;[.E254];&quot;,true,(select id from public.address where externalid=&quot;;REPLACE([.A254];1;9;&quot;&quot;);&quot;));&quot;)" office:value-type="string" office:string-value="insert into public.hotel(name, place, phone,fax,site,email,descr,vk,fb,stars,published,address_id) values('Papillon Belvil Hotel Resort &amp; Spа 5*','Турция, Средиземноморский регион, Белек, Белек-центр','+90 242 710 09 00','+90 242 710 09 30','www.papillon.com.tr','','Гостиничный комплекс, Пляжный, 1-я линия от моря, Загородный, близко','','',5,true,(select id from public.address where externalid=5003));" calcext:value-type="string">
            <text:p>insert into public.hotel(name, place, phone,fax,site,email,descr,vk,fb,stars,published,address_id) values('Papillon Belvil Hotel Resort &amp; Spа 5*','Турция, Средиземноморский регион, Белек, Белек-центр','+90 242 710 09 00','+90 242 710 09 30','www.papillon.com.tr','','Гостиничный комплекс, Пляжный, 1-я линия от моря, Загородный, близко','','',5,true,(select id from public.address where externalid=5003));</text:p>
          </table:table-cell>
          <table:table-cell table:formula="of:=CONCATENATE(&quot;(select id from hotel where externalid=&quot;;REPLACE([.A254];1;9;&quot;&quot;);&quot;)&quot;)" office:value-type="string" office:string-value="(select id from hotel where externalid=5003)" calcext:value-type="string">
            <text:p>(select id from hotel where externalid=5003)</text:p>
          </table:table-cell>
          <table:table-cell table:formula="of:=CONCATENATE(&quot;insert into public.address(country_id,settlementpart,streetpart,externalid) values((select id from public.country where name_ru='&quot;;[.F254];&quot;'),'&quot;;[.G254];&quot;','&quot; ;[.H254];&quot;',&quot;;REPLACE([.A254];1;9;&quot;&quot;);&quot;);&quot;)" office:value-type="string" office:string-value="insert into public.address(country_id,settlementpart,streetpart,externalid) values((select id from public.country where name_ru='Турция'),'Белек','Ташлыбурун Мевки, Белек, Анталия ТУРЦИЯ',5003);" calcext:value-type="string">
            <text:p>insert into public.address(country_id,settlementpart,streetpart,externalid) values((select id from public.country where name_ru='Турция'),'Белек','Ташлыбурун Мевки, Белек, Анталия ТУРЦИЯ',5003);</text:p>
          </table:table-cell>
          <table:table-cell/>
        </table:table-row>
        <table:table-row table:style-name="ro1">
          <table:table-cell office:value-type="string" calcext:value-type="string">
            <text:p>/hotel/al729</text:p>
          </table:table-cell>
          <table:table-cell office:value-type="string" calcext:value-type="string">
            <text:p>Club Mega Saray HV-1</text:p>
          </table:table-cell>
          <table:table-cell office:value-type="string" calcext:value-type="string">
            <text:p>Турция, Средиземноморский регион, Белек, Кадрие</text:p>
          </table:table-cell>
          <table:table-cell office:value-type="string" calcext:value-type="string">
            <text:p>Коттеджный комплекс, Пляжный, 1-я линия от моря, Загородный, близко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Yeni Mahalle, Üçkum Caddesi, No. 8/1, P.K. 39 07501, Kadriye Beldesi / Serik / ANTALYA</text:p>
          </table:table-cell>
          <table:table-cell office:value-type="string" calcext:value-type="string">
            <text:p>+90 242 710 11 00</text:p>
          </table:table-cell>
          <table:table-cell office:value-type="string" calcext:value-type="string">
            <text:p>+90 242 710 11 30 + 31</text:p>
          </table:table-cell>
          <table:table-cell office:value-type="string" calcext:value-type="string">
            <text:p>www.clubmegasaray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55];&quot;','&quot;;[.C255];&quot;','&quot;;[.I255];&quot;','&quot;;[.J255];&quot;','&quot;;[.K255];&quot;','','&quot;;[.D255];&quot;','&quot;;[.L255];&quot;','&quot;;[.M255];&quot;',&quot;;[.E255];&quot;,true,(select id from public.address where externalid=&quot;;REPLACE([.A255];1;9;&quot;&quot;);&quot;));&quot;)" office:value-type="string" office:string-value="insert into public.hotel(name, place, phone,fax,site,email,descr,vk,fb,stars,published,address_id) values('Club Mega Saray HV-1','Турция, Средиземноморский регион, Белек, Кадрие','+90 242 710 11 00','+90 242 710 11 30 + 31','www.clubmegasaray.com.tr','','Коттеджный комплекс, Пляжный, 1-я линия от моря, Загородный, близко','','',0,true,(select id from public.address where externalid=729));" calcext:value-type="string">
            <text:p>insert into public.hotel(name, place, phone,fax,site,email,descr,vk,fb,stars,published,address_id) values('Club Mega Saray HV-1','Турция, Средиземноморский регион, Белек, Кадрие','+90 242 710 11 00','+90 242 710 11 30 + 31','www.clubmegasaray.com.tr','','Коттеджный комплекс, Пляжный, 1-я линия от моря, Загородный, близко','','',0,true,(select id from public.address where externalid=729));</text:p>
          </table:table-cell>
          <table:table-cell table:formula="of:=CONCATENATE(&quot;(select id from hotel where externalid=&quot;;REPLACE([.A255];1;9;&quot;&quot;);&quot;)&quot;)" office:value-type="string" office:string-value="(select id from hotel where externalid=729)" calcext:value-type="string">
            <text:p>(select id from hotel where externalid=729)</text:p>
          </table:table-cell>
          <table:table-cell table:formula="of:=CONCATENATE(&quot;insert into public.address(country_id,settlementpart,streetpart,externalid) values((select id from public.country where name_ru='&quot;;[.F255];&quot;'),'&quot;;[.G255];&quot;','&quot; ;[.H255];&quot;',&quot;;REPLACE([.A255];1;9;&quot;&quot;);&quot;);&quot;)" office:value-type="string" office:string-value="insert into public.address(country_id,settlementpart,streetpart,externalid) values((select id from public.country where name_ru='Турция'),'Белек','Yeni Mahalle, Üçkum Caddesi, No. 8/1, P.K. 39 07501, Kadriye Beldesi / Serik / ANTALYA',729);" calcext:value-type="string">
            <text:p>insert into public.address(country_id,settlementpart,streetpart,externalid) values((select id from public.country where name_ru='Турция'),'Белек','Yeni Mahalle, Üçkum Caddesi, No. 8/1, P.K. 39 07501, Kadriye Beldesi / Serik / ANTALYA',729);</text:p>
          </table:table-cell>
          <table:table-cell/>
        </table:table-row>
        <table:table-row table:style-name="ro1">
          <table:table-cell office:value-type="string" calcext:value-type="string">
            <text:p>/hotel/al4775</text:p>
          </table:table-cell>
          <table:table-cell office:value-type="string" calcext:value-type="string">
            <text:p>Washington Resort &amp; SPA 5*</text:p>
          </table:table-cell>
          <table:table-cell office:value-type="string" calcext:value-type="string">
            <text:p>Турция, Средиземноморский регион, Сиде, Кызылагач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Karacalar Mevkii Manavgat, Antalya / TURKEY</text:p>
          </table:table-cell>
          <table:table-cell office:value-type="string" calcext:value-type="string">
            <text:p>0090 242 748 7 878</text:p>
          </table:table-cell>
          <table:table-cell office:value-type="string" calcext:value-type="string">
            <text:p>0090 242 748 7 909</text:p>
          </table:table-cell>
          <table:table-cell office:value-type="string" calcext:value-type="string">
            <text:p>www.washingtonresorthotel.com</text:p>
          </table:table-cell>
          <table:table-cell/>
          <table:table-cell office:value-type="string" calcext:value-type="string">
            <text:p>https://www.facebook.com/washingtonresortandspa</text:p>
          </table:table-cell>
          <table:table-cell table:formula="of:=CONCATENATE(&quot;insert into public.hotel(name, place, phone,fax,site,email,descr,vk,fb,stars,published,address_id) values('&quot;;[.B256];&quot;','&quot;;[.C256];&quot;','&quot;;[.I256];&quot;','&quot;;[.J256];&quot;','&quot;;[.K256];&quot;','','&quot;;[.D256];&quot;','&quot;;[.L256];&quot;','&quot;;[.M256];&quot;',&quot;;[.E256];&quot;,true,(select id from public.address where externalid=&quot;;REPLACE([.A256];1;9;&quot;&quot;);&quot;));&quot;)" office:value-type="string" office:string-value="insert into public.hotel(name, place, phone,fax,site,email,descr,vk,fb,stars,published,address_id) values('Washington Resort &amp; SPA 5*','Турция, Средиземноморский регион, Сиде, Кызылагач','0090 242 748 7 878','0090 242 748 7 909','www.washingtonresorthotel.com','','Гостиница, Пляжный, 1-я линия от моря','','https://www.facebook.com/washingtonresortandspa',5,true,(select id from public.address where externalid=4775));" calcext:value-type="string">
            <text:p>insert into public.hotel(name, place, phone,fax,site,email,descr,vk,fb,stars,published,address_id) values('Washington Resort &amp; SPA 5*','Турция, Средиземноморский регион, Сиде, Кызылагач','0090 242 748 7 878','0090 242 748 7 909','www.washingtonresorthotel.com','','Гостиница, Пляжный, 1-я линия от моря','','https://www.facebook.com/washingtonresortandspa',5,true,(select id from public.address where externalid=4775));</text:p>
          </table:table-cell>
          <table:table-cell table:formula="of:=CONCATENATE(&quot;(select id from hotel where externalid=&quot;;REPLACE([.A256];1;9;&quot;&quot;);&quot;)&quot;)" office:value-type="string" office:string-value="(select id from hotel where externalid=4775)" calcext:value-type="string">
            <text:p>(select id from hotel where externalid=4775)</text:p>
          </table:table-cell>
          <table:table-cell table:formula="of:=CONCATENATE(&quot;insert into public.address(country_id,settlementpart,streetpart,externalid) values((select id from public.country where name_ru='&quot;;[.F256];&quot;'),'&quot;;[.G256];&quot;','&quot; ;[.H256];&quot;',&quot;;REPLACE([.A256];1;9;&quot;&quot;);&quot;);&quot;)" office:value-type="string" office:string-value="insert into public.address(country_id,settlementpart,streetpart,externalid) values((select id from public.country where name_ru='Турция'),'Сиде','Karacalar Mevkii Manavgat, Antalya / TURKEY',4775);" calcext:value-type="string">
            <text:p>insert into public.address(country_id,settlementpart,streetpart,externalid) values((select id from public.country where name_ru='Турция'),'Сиде','Karacalar Mevkii Manavgat, Antalya / TURKEY',4775);</text:p>
          </table:table-cell>
          <table:table-cell/>
        </table:table-row>
        <table:table-row table:style-name="ro1">
          <table:table-cell office:value-type="string" calcext:value-type="string">
            <text:p>/hotel/al62014</text:p>
          </table:table-cell>
          <table:table-cell office:value-type="string" calcext:value-type="string">
            <text:p>Daima Biz Resort 5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iriş Mahallesi, Sahil Cd. No:50, 07820 Kemer/Antalya, Турция</text:p>
          </table:table-cell>
          <table:table-cell office:value-type="string" calcext:value-type="string">
            <text:p>+90.242 824 64 64</text:p>
          </table:table-cell>
          <table:table-cell office:value-type="string" calcext:value-type="string">
            <text:p>+90.242 824 56 36</text:p>
          </table:table-cell>
          <table:table-cell office:value-type="string" calcext:value-type="string">
            <text:p>www.daim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57];&quot;','&quot;;[.C257];&quot;','&quot;;[.I257];&quot;','&quot;;[.J257];&quot;','&quot;;[.K257];&quot;','','&quot;;[.D257];&quot;','&quot;;[.L257];&quot;','&quot;;[.M257];&quot;',&quot;;[.E257];&quot;,true,(select id from public.address where externalid=&quot;;REPLACE([.A257];1;9;&quot;&quot;);&quot;));&quot;)" office:value-type="string" office:string-value="insert into public.hotel(name, place, phone,fax,site,email,descr,vk,fb,stars,published,address_id) values('Daima Biz Resort 5*','Турция, Средиземноморский регион, Кемер, Кириш','+90.242 824 64 64','+90.242 824 56 36','www.daimahotels.com','','Гостиница, Пляжный, 1-я линия от моря, Загородный, рядом','','',5,true,(select id from public.address where externalid=62014));" calcext:value-type="string">
            <text:p>insert into public.hotel(name, place, phone,fax,site,email,descr,vk,fb,stars,published,address_id) values('Daima Biz Resort 5*','Турция, Средиземноморский регион, Кемер, Кириш','+90.242 824 64 64','+90.242 824 56 36','www.daimahotels.com','','Гостиница, Пляжный, 1-я линия от моря, Загородный, рядом','','',5,true,(select id from public.address where externalid=62014));</text:p>
          </table:table-cell>
          <table:table-cell table:formula="of:=CONCATENATE(&quot;(select id from hotel where externalid=&quot;;REPLACE([.A257];1;9;&quot;&quot;);&quot;)&quot;)" office:value-type="string" office:string-value="(select id from hotel where externalid=62014)" calcext:value-type="string">
            <text:p>(select id from hotel where externalid=62014)</text:p>
          </table:table-cell>
          <table:table-cell table:formula="of:=CONCATENATE(&quot;insert into public.address(country_id,settlementpart,streetpart,externalid) values((select id from public.country where name_ru='&quot;;[.F257];&quot;'),'&quot;;[.G257];&quot;','&quot; ;[.H257];&quot;',&quot;;REPLACE([.A257];1;9;&quot;&quot;);&quot;);&quot;)" office:value-type="string" office:string-value="insert into public.address(country_id,settlementpart,streetpart,externalid) values((select id from public.country where name_ru='Турция'),'Кемер','Kiriş Mahallesi, Sahil Cd. No:50, 07820 Kemer/Antalya, Турция',62014);" calcext:value-type="string">
            <text:p>insert into public.address(country_id,settlementpart,streetpart,externalid) values((select id from public.country where name_ru='Турция'),'Кемер','Kiriş Mahallesi, Sahil Cd. No:50, 07820 Kemer/Antalya, Турция',62014);</text:p>
          </table:table-cell>
          <table:table-cell/>
        </table:table-row>
        <table:table-row table:style-name="ro1">
          <table:table-cell office:value-type="string" calcext:value-type="string">
            <text:p>/hotel/al4957</text:p>
          </table:table-cell>
          <table:table-cell office:value-type="string" calcext:value-type="string">
            <text:p>Botanik Hotel &amp; Resort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Delphin Botanik Hotel - AlaraTurizm Merkezi Okurcalar - Antalya</text:p>
          </table:table-cell>
          <table:table-cell office:value-type="string" calcext:value-type="string">
            <text:p>+90 242 527 48 50 (10 линий)</text:p>
          </table:table-cell>
          <table:table-cell office:value-type="string" calcext:value-type="string">
            <text:p>+90 242 527 40 72</text:p>
          </table:table-cell>
          <table:table-cell office:value-type="string" calcext:value-type="string">
            <text:p>www.botanik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58];&quot;','&quot;;[.C258];&quot;','&quot;;[.I258];&quot;','&quot;;[.J258];&quot;','&quot;;[.K258];&quot;','','&quot;;[.D258];&quot;','&quot;;[.L258];&quot;','&quot;;[.M258];&quot;',&quot;;[.E258];&quot;,true,(select id from public.address where externalid=&quot;;REPLACE([.A258];1;9;&quot;&quot;);&quot;));&quot;)" office:value-type="string" office:string-value="insert into public.hotel(name, place, phone,fax,site,email,descr,vk,fb,stars,published,address_id) values('Botanik Hotel &amp; Resort 5*','Турция, Средиземноморский регион, Аланья, Окурджалар','+90 242 527 48 50 (10 линий)','+90 242 527 40 72','www.botanikhotel.com','','Гостиничный комплекс, Пляжный, 1-я линия от моря, Загородный, близко','','',5,true,(select id from public.address where externalid=4957));" calcext:value-type="string">
            <text:p>insert into public.hotel(name, place, phone,fax,site,email,descr,vk,fb,stars,published,address_id) values('Botanik Hotel &amp; Resort 5*','Турция, Средиземноморский регион, Аланья, Окурджалар','+90 242 527 48 50 (10 линий)','+90 242 527 40 72','www.botanikhotel.com','','Гостиничный комплекс, Пляжный, 1-я линия от моря, Загородный, близко','','',5,true,(select id from public.address where externalid=4957));</text:p>
          </table:table-cell>
          <table:table-cell table:formula="of:=CONCATENATE(&quot;(select id from hotel where externalid=&quot;;REPLACE([.A258];1;9;&quot;&quot;);&quot;)&quot;)" office:value-type="string" office:string-value="(select id from hotel where externalid=4957)" calcext:value-type="string">
            <text:p>(select id from hotel where externalid=4957)</text:p>
          </table:table-cell>
          <table:table-cell table:formula="of:=CONCATENATE(&quot;insert into public.address(country_id,settlementpart,streetpart,externalid) values((select id from public.country where name_ru='&quot;;[.F258];&quot;'),'&quot;;[.G258];&quot;','&quot; ;[.H258];&quot;',&quot;;REPLACE([.A258];1;9;&quot;&quot;);&quot;);&quot;)" office:value-type="string" office:string-value="insert into public.address(country_id,settlementpart,streetpart,externalid) values((select id from public.country where name_ru='Турция'),'Аланья','Delphin Botanik Hotel - AlaraTurizm Merkezi Okurcalar - Antalya',4957);" calcext:value-type="string">
            <text:p>insert into public.address(country_id,settlementpart,streetpart,externalid) values((select id from public.country where name_ru='Турция'),'Аланья','Delphin Botanik Hotel - AlaraTurizm Merkezi Okurcalar - Antalya',4957);</text:p>
          </table:table-cell>
          <table:table-cell/>
        </table:table-row>
        <table:table-row table:style-name="ro1">
          <table:table-cell office:value-type="string" calcext:value-type="string">
            <text:p>/hotel/al2373</text:p>
          </table:table-cell>
          <table:table-cell office:value-type="string" calcext:value-type="string">
            <text:p>Asrin Beach 4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Гостиница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nya-Incekum, Turkey</text:p>
          </table:table-cell>
          <table:table-cell office:value-type="string" calcext:value-type="string">
            <text:p>+90 242 534 11 80</text:p>
          </table:table-cell>
          <table:table-cell office:value-type="string" calcext:value-type="string">
            <text:p>+90 242 534 11 77</text:p>
          </table:table-cell>
          <table:table-cell office:value-type="string" calcext:value-type="string">
            <text:p>www.asrinbeach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59];&quot;','&quot;;[.C259];&quot;','&quot;;[.I259];&quot;','&quot;;[.J259];&quot;','&quot;;[.K259];&quot;','','&quot;;[.D259];&quot;','&quot;;[.L259];&quot;','&quot;;[.M259];&quot;',&quot;;[.E259];&quot;,true,(select id from public.address where externalid=&quot;;REPLACE([.A259];1;9;&quot;&quot;);&quot;));&quot;)" office:value-type="string" office:string-value="insert into public.hotel(name, place, phone,fax,site,email,descr,vk,fb,stars,published,address_id) values('Asrin Beach 4*','Турция, Средиземноморский регион, Аланья','+90 242 534 11 80','+90 242 534 11 77','www.asrinbeachhotel.com','','Гостиница, Загородный, рядом','','',4,true,(select id from public.address where externalid=2373));" calcext:value-type="string">
            <text:p>insert into public.hotel(name, place, phone,fax,site,email,descr,vk,fb,stars,published,address_id) values('Asrin Beach 4*','Турция, Средиземноморский регион, Аланья','+90 242 534 11 80','+90 242 534 11 77','www.asrinbeachhotel.com','','Гостиница, Загородный, рядом','','',4,true,(select id from public.address where externalid=2373));</text:p>
          </table:table-cell>
          <table:table-cell table:formula="of:=CONCATENATE(&quot;(select id from hotel where externalid=&quot;;REPLACE([.A259];1;9;&quot;&quot;);&quot;)&quot;)" office:value-type="string" office:string-value="(select id from hotel where externalid=2373)" calcext:value-type="string">
            <text:p>(select id from hotel where externalid=2373)</text:p>
          </table:table-cell>
          <table:table-cell table:formula="of:=CONCATENATE(&quot;insert into public.address(country_id,settlementpart,streetpart,externalid) values((select id from public.country where name_ru='&quot;;[.F259];&quot;'),'&quot;;[.G259];&quot;','&quot; ;[.H259];&quot;',&quot;;REPLACE([.A259];1;9;&quot;&quot;);&quot;);&quot;)" office:value-type="string" office:string-value="insert into public.address(country_id,settlementpart,streetpart,externalid) values((select id from public.country where name_ru='Турция'),'Аланья','Alanya-Incekum, Turkey',2373);" calcext:value-type="string">
            <text:p>insert into public.address(country_id,settlementpart,streetpart,externalid) values((select id from public.country where name_ru='Турция'),'Аланья','Alanya-Incekum, Turkey',2373);</text:p>
          </table:table-cell>
          <table:table-cell/>
        </table:table-row>
        <table:table-row table:style-name="ro1">
          <table:table-cell office:value-type="string" calcext:value-type="string">
            <text:p>/hotel/al4904</text:p>
          </table:table-cell>
          <table:table-cell office:value-type="string" calcext:value-type="string">
            <text:p>Alara Park 5*</text:p>
          </table:table-cell>
          <table:table-cell office:value-type="string" calcext:value-type="string">
            <text:p>Турция, Средиземноморский регион, Аланья, Авсаллар</text:p>
          </table:table-cell>
          <table:table-cell office:value-type="string" calcext:value-type="string">
            <text:p>Пансионат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vsallar Ort İncekum No: 10 Alara Park Otel PK 07410 Alanya / Antalya / TÜRKEI</text:p>
          </table:table-cell>
          <table:table-cell office:value-type="string" calcext:value-type="string">
            <text:p>90-242-517-33-44</text:p>
          </table:table-cell>
          <table:table-cell office:value-type="string" calcext:value-type="string">
            <text:p>90-242-517-33-11</text:p>
          </table:table-cell>
          <table:table-cell office:value-type="string" calcext:value-type="string">
            <text:p>www.alaragroup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60];&quot;','&quot;;[.C260];&quot;','&quot;;[.I260];&quot;','&quot;;[.J260];&quot;','&quot;;[.K260];&quot;','','&quot;;[.D260];&quot;','&quot;;[.L260];&quot;','&quot;;[.M260];&quot;',&quot;;[.E260];&quot;,true,(select id from public.address where externalid=&quot;;REPLACE([.A260];1;9;&quot;&quot;);&quot;));&quot;)" office:value-type="string" office:string-value="insert into public.hotel(name, place, phone,fax,site,email,descr,vk,fb,stars,published,address_id) values('Alara Park 5*','Турция, Средиземноморский регион, Аланья, Авсаллар','90-242-517-33-44','90-242-517-33-11','www.alaragroup.com','','Пансионат, Пляжный, 1-я линия от моря, Загородный, близко','','',5,true,(select id from public.address where externalid=4904));" calcext:value-type="string">
            <text:p>insert into public.hotel(name, place, phone,fax,site,email,descr,vk,fb,stars,published,address_id) values('Alara Park 5*','Турция, Средиземноморский регион, Аланья, Авсаллар','90-242-517-33-44','90-242-517-33-11','www.alaragroup.com','','Пансионат, Пляжный, 1-я линия от моря, Загородный, близко','','',5,true,(select id from public.address where externalid=4904));</text:p>
          </table:table-cell>
          <table:table-cell table:formula="of:=CONCATENATE(&quot;(select id from hotel where externalid=&quot;;REPLACE([.A260];1;9;&quot;&quot;);&quot;)&quot;)" office:value-type="string" office:string-value="(select id from hotel where externalid=4904)" calcext:value-type="string">
            <text:p>(select id from hotel where externalid=4904)</text:p>
          </table:table-cell>
          <table:table-cell table:formula="of:=CONCATENATE(&quot;insert into public.address(country_id,settlementpart,streetpart,externalid) values((select id from public.country where name_ru='&quot;;[.F260];&quot;'),'&quot;;[.G260];&quot;','&quot; ;[.H260];&quot;',&quot;;REPLACE([.A260];1;9;&quot;&quot;);&quot;);&quot;)" office:value-type="string" office:string-value="insert into public.address(country_id,settlementpart,streetpart,externalid) values((select id from public.country where name_ru='Турция'),'Аланья','Avsallar Ort İncekum No: 10 Alara Park Otel PK 07410 Alanya / Antalya / TÜRKEI',4904);" calcext:value-type="string">
            <text:p>insert into public.address(country_id,settlementpart,streetpart,externalid) values((select id from public.country where name_ru='Турция'),'Аланья','Avsallar Ort İncekum No: 10 Alara Park Otel PK 07410 Alanya / Antalya / TÜRKEI',4904);</text:p>
          </table:table-cell>
          <table:table-cell/>
        </table:table-row>
        <table:table-row table:style-name="ro1">
          <table:table-cell office:value-type="string" calcext:value-type="string">
            <text:p>/hotel/al82903</text:p>
          </table:table-cell>
          <table:table-cell office:value-type="string" calcext:value-type="string">
            <text:p>Sunwing Waterworld Makadi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Makadi Bay,Hurghada, Egypt</text:p>
          </table:table-cell>
          <table:table-cell office:value-type="string" calcext:value-type="string">
            <text:p>0020-65 / 359 01 54</text:p>
          </table:table-cell>
          <table:table-cell office:value-type="float" office:value="2653590155" calcext:value-type="float">
            <text:p>2653590155</text:p>
          </table:table-cell>
          <table:table-cell office:value-type="string" calcext:value-type="string">
            <text:p>www.redseahotels.com</text:p>
          </table:table-cell>
          <table:table-cell/>
          <table:table-cell office:value-type="string" calcext:value-type="string">
            <text:p>https://www.facebook.com/redseahotels</text:p>
          </table:table-cell>
          <table:table-cell table:formula="of:=CONCATENATE(&quot;insert into public.hotel(name, place, phone,fax,site,email,descr,vk,fb,stars,published,address_id) values('&quot;;[.B261];&quot;','&quot;;[.C261];&quot;','&quot;;[.I261];&quot;','&quot;;[.J261];&quot;','&quot;;[.K261];&quot;','','&quot;;[.D261];&quot;','&quot;;[.L261];&quot;','&quot;;[.M261];&quot;',&quot;;[.E261];&quot;,true,(select id from public.address where externalid=&quot;;REPLACE([.A261];1;9;&quot;&quot;);&quot;));&quot;)" office:value-type="string" office:string-value="insert into public.hotel(name, place, phone,fax,site,email,descr,vk,fb,stars,published,address_id) values('Sunwing Waterworld Makadi 5*','Египет, Мухафаза Красное Море, Макади Бэй','0020-65 / 359 01 54','2653590155','www.redseahotels.com','','Гостиница, Пляжный, 1-я линия от моря','','https://www.facebook.com/redseahotels',5,true,(select id from public.address where externalid=82903));" calcext:value-type="string">
            <text:p>insert into public.hotel(name, place, phone,fax,site,email,descr,vk,fb,stars,published,address_id) values('Sunwing Waterworld Makadi 5*','Египет, Мухафаза Красное Море, Макади Бэй','0020-65 / 359 01 54','2653590155','www.redseahotels.com','','Гостиница, Пляжный, 1-я линия от моря','','https://www.facebook.com/redseahotels',5,true,(select id from public.address where externalid=82903));</text:p>
          </table:table-cell>
          <table:table-cell table:formula="of:=CONCATENATE(&quot;(select id from hotel where externalid=&quot;;REPLACE([.A261];1;9;&quot;&quot;);&quot;)&quot;)" office:value-type="string" office:string-value="(select id from hotel where externalid=82903)" calcext:value-type="string">
            <text:p>(select id from hotel where externalid=82903)</text:p>
          </table:table-cell>
          <table:table-cell table:formula="of:=CONCATENATE(&quot;insert into public.address(country_id,settlementpart,streetpart,externalid) values((select id from public.country where name_ru='&quot;;[.F261];&quot;'),'&quot;;[.G261];&quot;','&quot; ;[.H261];&quot;',&quot;;REPLACE([.A261];1;9;&quot;&quot;);&quot;);&quot;)" office:value-type="string" office:string-value="insert into public.address(country_id,settlementpart,streetpart,externalid) values((select id from public.country where name_ru='Египет'),'Макади Бэй','Makadi Bay,Hurghada, Egypt',82903);" calcext:value-type="string">
            <text:p>insert into public.address(country_id,settlementpart,streetpart,externalid) values((select id from public.country where name_ru='Египет'),'Макади Бэй','Makadi Bay,Hurghada, Egypt',82903);</text:p>
          </table:table-cell>
          <table:table-cell/>
        </table:table-row>
        <table:table-row table:style-name="ro1">
          <table:table-cell office:value-type="string" calcext:value-type="string">
            <text:p>/hotel/al19685</text:p>
          </table:table-cell>
          <table:table-cell office:value-type="string" calcext:value-type="string">
            <text:p>Grand Hotel Derin 4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Beldibi, Kemer, Antalya, Turkey</text:p>
          </table:table-cell>
          <table:table-cell office:value-type="string" calcext:value-type="string">
            <text:p>(242) 824 88 44</text:p>
          </table:table-cell>
          <table:table-cell office:value-type="string" calcext:value-type="string">
            <text:p>(242) 824 87 77</text:p>
          </table:table-cell>
          <table:table-cell office:value-type="string" calcext:value-type="string">
            <text:p>www.sunmerry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62];&quot;','&quot;;[.C262];&quot;','&quot;;[.I262];&quot;','&quot;;[.J262];&quot;','&quot;;[.K262];&quot;','','&quot;;[.D262];&quot;','&quot;;[.L262];&quot;','&quot;;[.M262];&quot;',&quot;;[.E262];&quot;,true,(select id from public.address where externalid=&quot;;REPLACE([.A262];1;9;&quot;&quot;);&quot;));&quot;)" office:value-type="string" office:string-value="insert into public.hotel(name, place, phone,fax,site,email,descr,vk,fb,stars,published,address_id) values('Grand Hotel Derin 4*','Турция, Средиземноморский регион, Кемер, Бельдиби','(242) 824 88 44','(242) 824 87 77','www.sunmerryhotel.com','','Гостиница, Пляжный, 2-я линия от моря, Загородный, рядом','','',4,true,(select id from public.address where externalid=19685));" calcext:value-type="string">
            <text:p>insert into public.hotel(name, place, phone,fax,site,email,descr,vk,fb,stars,published,address_id) values('Grand Hotel Derin 4*','Турция, Средиземноморский регион, Кемер, Бельдиби','(242) 824 88 44','(242) 824 87 77','www.sunmerryhotel.com','','Гостиница, Пляжный, 2-я линия от моря, Загородный, рядом','','',4,true,(select id from public.address where externalid=19685));</text:p>
          </table:table-cell>
          <table:table-cell table:formula="of:=CONCATENATE(&quot;(select id from hotel where externalid=&quot;;REPLACE([.A262];1;9;&quot;&quot;);&quot;)&quot;)" office:value-type="string" office:string-value="(select id from hotel where externalid=19685)" calcext:value-type="string">
            <text:p>(select id from hotel where externalid=19685)</text:p>
          </table:table-cell>
          <table:table-cell table:formula="of:=CONCATENATE(&quot;insert into public.address(country_id,settlementpart,streetpart,externalid) values((select id from public.country where name_ru='&quot;;[.F262];&quot;'),'&quot;;[.G262];&quot;','&quot; ;[.H262];&quot;',&quot;;REPLACE([.A262];1;9;&quot;&quot;);&quot;);&quot;)" office:value-type="string" office:string-value="insert into public.address(country_id,settlementpart,streetpart,externalid) values((select id from public.country where name_ru='Турция'),'Кемер','Beldibi, Kemer, Antalya, Turkey',19685);" calcext:value-type="string">
            <text:p>insert into public.address(country_id,settlementpart,streetpart,externalid) values((select id from public.country where name_ru='Турция'),'Кемер','Beldibi, Kemer, Antalya, Turkey',19685);</text:p>
          </table:table-cell>
          <table:table-cell/>
        </table:table-row>
        <table:table-row table:style-name="ro3">
          <table:table-cell office:value-type="string" calcext:value-type="string">
            <text:p>/hotel/al5069</text:p>
          </table:table-cell>
          <table:table-cell office:value-type="string" calcext:value-type="string">
            <text:p>Cyrene Island Hotel 4*</text:p>
          </table:table-cell>
          <table:table-cell office:value-type="string" calcext:value-type="string">
            <text:p>Египет, Мухафаза Южный Синай, Шарм-Эль-Шейх, Эль Монтаза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El Monatzah Area - Ras Nusrani - Sharm El Sheikh، South Sinai Governorate, Египет</text:p>
          </table:table-cell>
          <table:table-cell office:value-type="string" calcext:value-type="string">
            <text:p>(+2) 06 9367 0630</text:p>
          </table:table-cell>
          <table:table-cell office:value-type="string" calcext:value-type="string">
            <text:p>(+2) 06 9367 0639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263];&quot;','&quot;;[.C263];&quot;','&quot;;[.I263];&quot;','&quot;;[.J263];&quot;','&quot;;[.K263];&quot;','','&quot;;[.D263];&quot;','&quot;;[.L263];&quot;','&quot;;[.M263];&quot;',&quot;;[.E263];&quot;,true,(select id from public.address where externalid=&quot;;REPLACE([.A263];1;9;&quot;&quot;);&quot;));&quot;)" office:value-type="string" office:string-value="insert into public.hotel(name, place, phone,fax,site,email,descr,vk,fb,stars,published,address_id) values('Cyrene Island Hotel 4*','Египет, Мухафаза Южный Синай, Шарм-Эль-Шейх, Эль Монтаза','(+2) 06 9367 0630','(+2) 06 9367 0639','','','Гостиничный комплекс, Пляжный, 2-я линия от моря','','',4,true,(select id from public.address where externalid=5069));" calcext:value-type="string">
            <text:p>insert into public.hotel(name, place, phone,fax,site,email,descr,vk,fb,stars,published,address_id) values('Cyrene Island Hotel 4*','Египет, Мухафаза Южный Синай, Шарм-Эль-Шейх, Эль Монтаза','(+2) 06 9367 0630','(+2) 06 9367 0639','','','Гостиничный комплекс, Пляжный, 2-я линия от моря','','',4,true,(select id from public.address where externalid=5069));</text:p>
          </table:table-cell>
          <table:table-cell table:formula="of:=CONCATENATE(&quot;(select id from hotel where externalid=&quot;;REPLACE([.A263];1;9;&quot;&quot;);&quot;)&quot;)" office:value-type="string" office:string-value="(select id from hotel where externalid=5069)" calcext:value-type="string">
            <text:p>(select id from hotel where externalid=5069)</text:p>
          </table:table-cell>
          <table:table-cell table:formula="of:=CONCATENATE(&quot;insert into public.address(country_id,settlementpart,streetpart,externalid) values((select id from public.country where name_ru='&quot;;[.F263];&quot;'),'&quot;;[.G263];&quot;','&quot; ;[.H263];&quot;',&quot;;REPLACE([.A263];1;9;&quot;&quot;);&quot;);&quot;)" office:value-type="string" office:string-value="insert into public.address(country_id,settlementpart,streetpart,externalid) values((select id from public.country where name_ru='Египет'),'Шарм-Эль-Шейх','El Monatzah Area - Ras Nusrani - Sharm El Sheikh، South Sinai Governorate, Египет',5069);" calcext:value-type="string">
            <text:p>insert into public.address(country_id,settlementpart,streetpart,externalid) values((select id from public.country where name_ru='Египет'),'Шарм-Эль-Шейх','El Monatzah Area - Ras Nusrani - Sharm El Sheikh، South Sinai Governorate, Египет',5069);</text:p>
          </table:table-cell>
          <table:table-cell/>
        </table:table-row>
        <table:table-row table:style-name="ro1">
          <table:table-cell office:value-type="string" calcext:value-type="string">
            <text:p>/hotel/al98061</text:p>
          </table:table-cell>
          <table:table-cell office:value-type="string" calcext:value-type="string">
            <text:p>Grand Park Lara 4*</text:p>
          </table:table-cell>
          <table:table-cell office:value-type="string" calcext:value-type="string">
            <text:p>Турция, Средиземноморский регион, Анталия, Лара</text:p>
          </table:table-cell>
          <table:table-cell office:value-type="string" calcext:value-type="string">
            <text:p>Гостиница, Пляжный, 2-я линия от моря, Городской, окраин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нталия</text:p>
          </table:table-cell>
          <table:table-cell office:value-type="string" calcext:value-type="string">
            <text:p>Kemerağzı Mevkii Oteller Bölgesi Lara - ANTALYA / TÜRKİYE</text:p>
          </table:table-cell>
          <table:table-cell office:value-type="string" calcext:value-type="string">
            <text:p>0242 3524444</text:p>
          </table:table-cell>
          <table:table-cell office:value-type="string" calcext:value-type="string">
            <text:p>0242 3524050</text:p>
          </table:table-cell>
          <table:table-cell office:value-type="string" calcext:value-type="string">
            <text:p>www.corendonhotels.com.tr</text:p>
          </table:table-cell>
          <table:table-cell/>
          <table:table-cell office:value-type="string" calcext:value-type="string">
            <text:p>https://www.facebook.com/groups/grandparklara/</text:p>
          </table:table-cell>
          <table:table-cell table:formula="of:=CONCATENATE(&quot;insert into public.hotel(name, place, phone,fax,site,email,descr,vk,fb,stars,published,address_id) values('&quot;;[.B264];&quot;','&quot;;[.C264];&quot;','&quot;;[.I264];&quot;','&quot;;[.J264];&quot;','&quot;;[.K264];&quot;','','&quot;;[.D264];&quot;','&quot;;[.L264];&quot;','&quot;;[.M264];&quot;',&quot;;[.E264];&quot;,true,(select id from public.address where externalid=&quot;;REPLACE([.A264];1;9;&quot;&quot;);&quot;));&quot;)" office:value-type="string" office:string-value="insert into public.hotel(name, place, phone,fax,site,email,descr,vk,fb,stars,published,address_id) values('Grand Park Lara 4*','Турция, Средиземноморский регион, Анталия, Лара','0242 3524444','0242 3524050','www.corendonhotels.com.tr','','Гостиница, Пляжный, 2-я линия от моря, Городской, окраина','','https://www.facebook.com/groups/grandparklara/',4,true,(select id from public.address where externalid=98061));" calcext:value-type="string">
            <text:p>insert into public.hotel(name, place, phone,fax,site,email,descr,vk,fb,stars,published,address_id) values('Grand Park Lara 4*','Турция, Средиземноморский регион, Анталия, Лара','0242 3524444','0242 3524050','www.corendonhotels.com.tr','','Гостиница, Пляжный, 2-я линия от моря, Городской, окраина','','https://www.facebook.com/groups/grandparklara/',4,true,(select id from public.address where externalid=98061));</text:p>
          </table:table-cell>
          <table:table-cell table:formula="of:=CONCATENATE(&quot;(select id from hotel where externalid=&quot;;REPLACE([.A264];1;9;&quot;&quot;);&quot;)&quot;)" office:value-type="string" office:string-value="(select id from hotel where externalid=98061)" calcext:value-type="string">
            <text:p>(select id from hotel where externalid=98061)</text:p>
          </table:table-cell>
          <table:table-cell table:formula="of:=CONCATENATE(&quot;insert into public.address(country_id,settlementpart,streetpart,externalid) values((select id from public.country where name_ru='&quot;;[.F264];&quot;'),'&quot;;[.G264];&quot;','&quot; ;[.H264];&quot;',&quot;;REPLACE([.A264];1;9;&quot;&quot;);&quot;);&quot;)" office:value-type="string" office:string-value="insert into public.address(country_id,settlementpart,streetpart,externalid) values((select id from public.country where name_ru='Турция'),'Анталия','Kemerağzı Mevkii Oteller Bölgesi Lara - ANTALYA / TÜRKİYE',98061);" calcext:value-type="string">
            <text:p>insert into public.address(country_id,settlementpart,streetpart,externalid) values((select id from public.country where name_ru='Турция'),'Анталия','Kemerağzı Mevkii Oteller Bölgesi Lara - ANTALYA / TÜRKİYE',98061);</text:p>
          </table:table-cell>
          <table:table-cell/>
        </table:table-row>
        <table:table-row table:style-name="ro1">
          <table:table-cell office:value-type="string" calcext:value-type="string">
            <text:p>/hotel/al1796</text:p>
          </table:table-cell>
          <table:table-cell office:value-type="string" calcext:value-type="string">
            <text:p>Sharm Plaza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acha Bay, PO BOX 140 Sharm El Sheikh, South Sinai, Egypt</text:p>
          </table:table-cell>
          <table:table-cell office:value-type="string" calcext:value-type="string">
            <text:p>+20-69-3603090</text:p>
          </table:table-cell>
          <table:table-cell office:value-type="string" calcext:value-type="string">
            <text:p>+20-69-3603099</text:p>
          </table:table-cell>
          <table:table-cell office:value-type="string" calcext:value-type="string">
            <text:p>www.redseahotels.com</text:p>
          </table:table-cell>
          <table:table-cell/>
          <table:table-cell office:value-type="string" calcext:value-type="string">
            <text:p>https://www.facebook.com/redseaholidays</text:p>
          </table:table-cell>
          <table:table-cell table:formula="of:=CONCATENATE(&quot;insert into public.hotel(name, place, phone,fax,site,email,descr,vk,fb,stars,published,address_id) values('&quot;;[.B265];&quot;','&quot;;[.C265];&quot;','&quot;;[.I265];&quot;','&quot;;[.J265];&quot;','&quot;;[.K265];&quot;','','&quot;;[.D265];&quot;','&quot;;[.L265];&quot;','&quot;;[.M265];&quot;',&quot;;[.E265];&quot;,true,(select id from public.address where externalid=&quot;;REPLACE([.A265];1;9;&quot;&quot;);&quot;));&quot;)" office:value-type="string" office:string-value="insert into public.hotel(name, place, phone,fax,site,email,descr,vk,fb,stars,published,address_id) values('Sharm Plaza 5*','Египет, Мухафаза Южный Синай, Шарм-Эль-Шейх','+20-69-3603090','+20-69-3603099','www.redseahotels.com','','Гостиничный комплекс, Пляжный, 1-я линия от моря','','https://www.facebook.com/redseaholidays',5,true,(select id from public.address where externalid=1796));" calcext:value-type="string">
            <text:p>insert into public.hotel(name, place, phone,fax,site,email,descr,vk,fb,stars,published,address_id) values('Sharm Plaza 5*','Египет, Мухафаза Южный Синай, Шарм-Эль-Шейх','+20-69-3603090','+20-69-3603099','www.redseahotels.com','','Гостиничный комплекс, Пляжный, 1-я линия от моря','','https://www.facebook.com/redseaholidays',5,true,(select id from public.address where externalid=1796));</text:p>
          </table:table-cell>
          <table:table-cell table:formula="of:=CONCATENATE(&quot;(select id from hotel where externalid=&quot;;REPLACE([.A265];1;9;&quot;&quot;);&quot;)&quot;)" office:value-type="string" office:string-value="(select id from hotel where externalid=1796)" calcext:value-type="string">
            <text:p>(select id from hotel where externalid=1796)</text:p>
          </table:table-cell>
          <table:table-cell table:formula="of:=CONCATENATE(&quot;insert into public.address(country_id,settlementpart,streetpart,externalid) values((select id from public.country where name_ru='&quot;;[.F265];&quot;'),'&quot;;[.G265];&quot;','&quot; ;[.H265];&quot;',&quot;;REPLACE([.A265];1;9;&quot;&quot;);&quot;);&quot;)" office:value-type="string" office:string-value="insert into public.address(country_id,settlementpart,streetpart,externalid) values((select id from public.country where name_ru='Египет'),'Шарм-Эль-Шейх','Pacha Bay, PO BOX 140 Sharm El Sheikh, South Sinai, Egypt',1796);" calcext:value-type="string">
            <text:p>insert into public.address(country_id,settlementpart,streetpart,externalid) values((select id from public.country where name_ru='Египет'),'Шарм-Эль-Шейх','Pacha Bay, PO BOX 140 Sharm El Sheikh, South Sinai, Egypt',1796);</text:p>
          </table:table-cell>
          <table:table-cell/>
        </table:table-row>
        <table:table-row table:style-name="ro1">
          <table:table-cell office:value-type="string" calcext:value-type="string">
            <text:p>/hotel/al35723</text:p>
          </table:table-cell>
          <table:table-cell office:value-type="string" calcext:value-type="string">
            <text:p>ONE Resort Aqua Park and Spa 4*</text:p>
          </table:table-cell>
          <table:table-cell office:value-type="string" calcext:value-type="string">
            <text:p>Тунис, Вилайет Монастир, Монастир, Сканес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Монастир</text:p>
          </table:table-cell>
          <table:table-cell office:value-type="string" calcext:value-type="string">
            <text:p>Route touristique Skanes BP 62/ Skanes Monastir/ Tunisie, 5065, Monastir, Tunisie</text:p>
          </table:table-cell>
          <table:table-cell office:value-type="string" calcext:value-type="string">
            <text:p>00216-73 521 750</text:p>
          </table:table-cell>
          <table:table-cell office:value-type="string" calcext:value-type="string">
            <text:p>00216-73 521 760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266];&quot;','&quot;;[.C266];&quot;','&quot;;[.I266];&quot;','&quot;;[.J266];&quot;','&quot;;[.K266];&quot;','','&quot;;[.D266];&quot;','&quot;;[.L266];&quot;','&quot;;[.M266];&quot;',&quot;;[.E266];&quot;,true,(select id from public.address where externalid=&quot;;REPLACE([.A266];1;9;&quot;&quot;);&quot;));&quot;)" office:value-type="string" office:string-value="insert into public.hotel(name, place, phone,fax,site,email,descr,vk,fb,stars,published,address_id) values('ONE Resort Aqua Park and Spa 4*','Тунис, Вилайет Монастир, Монастир, Сканес','00216-73 521 750','00216-73 521 760','','','Гостиничный комплекс, Пляжный, 1-я линия от моря','','',4,true,(select id from public.address where externalid=35723));" calcext:value-type="string">
            <text:p>insert into public.hotel(name, place, phone,fax,site,email,descr,vk,fb,stars,published,address_id) values('ONE Resort Aqua Park and Spa 4*','Тунис, Вилайет Монастир, Монастир, Сканес','00216-73 521 750','00216-73 521 760','','','Гостиничный комплекс, Пляжный, 1-я линия от моря','','',4,true,(select id from public.address where externalid=35723));</text:p>
          </table:table-cell>
          <table:table-cell table:formula="of:=CONCATENATE(&quot;(select id from hotel where externalid=&quot;;REPLACE([.A266];1;9;&quot;&quot;);&quot;)&quot;)" office:value-type="string" office:string-value="(select id from hotel where externalid=35723)" calcext:value-type="string">
            <text:p>(select id from hotel where externalid=35723)</text:p>
          </table:table-cell>
          <table:table-cell table:formula="of:=CONCATENATE(&quot;insert into public.address(country_id,settlementpart,streetpart,externalid) values((select id from public.country where name_ru='&quot;;[.F266];&quot;'),'&quot;;[.G266];&quot;','&quot; ;[.H266];&quot;',&quot;;REPLACE([.A266];1;9;&quot;&quot;);&quot;);&quot;)" office:value-type="string" office:string-value="insert into public.address(country_id,settlementpart,streetpart,externalid) values((select id from public.country where name_ru='Тунис'),'Монастир','Route touristique Skanes BP 62/ Skanes Monastir/ Tunisie, 5065, Monastir, Tunisie',35723);" calcext:value-type="string">
            <text:p>insert into public.address(country_id,settlementpart,streetpart,externalid) values((select id from public.country where name_ru='Тунис'),'Монастир','Route touristique Skanes BP 62/ Skanes Monastir/ Tunisie, 5065, Monastir, Tunisie',35723);</text:p>
          </table:table-cell>
          <table:table-cell/>
        </table:table-row>
        <table:table-row table:style-name="ro1">
          <table:table-cell office:value-type="string" calcext:value-type="string">
            <text:p>/hotel/al62885</text:p>
          </table:table-cell>
          <table:table-cell office:value-type="string" calcext:value-type="string">
            <text:p>Eldar Resort 4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Частный отель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umhuriyet Mah. Sakıp Sabancı Cad. No:24 Göynük/ Kemer</text:p>
          </table:table-cell>
          <table:table-cell office:value-type="string" calcext:value-type="string">
            <text:p>0 242 815 28 28</text:p>
          </table:table-cell>
          <table:table-cell office:value-type="string" calcext:value-type="string">
            <text:p>0 242 815 29 29</text:p>
          </table:table-cell>
          <table:table-cell office:value-type="string" calcext:value-type="string">
            <text:p>www.eldar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67];&quot;','&quot;;[.C267];&quot;','&quot;;[.I267];&quot;','&quot;;[.J267];&quot;','&quot;;[.K267];&quot;','','&quot;;[.D267];&quot;','&quot;;[.L267];&quot;','&quot;;[.M267];&quot;',&quot;;[.E267];&quot;,true,(select id from public.address where externalid=&quot;;REPLACE([.A267];1;9;&quot;&quot;);&quot;));&quot;)" office:value-type="string" office:string-value="insert into public.hotel(name, place, phone,fax,site,email,descr,vk,fb,stars,published,address_id) values('Eldar Resort 4*','Турция, Средиземноморский регион, Кемер','0 242 815 28 28','0 242 815 29 29','www.eldarresort.com','','Частный отель, Пляжный, 2-я линия от моря, Загородный, рядом','','',4,true,(select id from public.address where externalid=62885));" calcext:value-type="string">
            <text:p>insert into public.hotel(name, place, phone,fax,site,email,descr,vk,fb,stars,published,address_id) values('Eldar Resort 4*','Турция, Средиземноморский регион, Кемер','0 242 815 28 28','0 242 815 29 29','www.eldarresort.com','','Частный отель, Пляжный, 2-я линия от моря, Загородный, рядом','','',4,true,(select id from public.address where externalid=62885));</text:p>
          </table:table-cell>
          <table:table-cell table:formula="of:=CONCATENATE(&quot;(select id from hotel where externalid=&quot;;REPLACE([.A267];1;9;&quot;&quot;);&quot;)&quot;)" office:value-type="string" office:string-value="(select id from hotel where externalid=62885)" calcext:value-type="string">
            <text:p>(select id from hotel where externalid=62885)</text:p>
          </table:table-cell>
          <table:table-cell table:formula="of:=CONCATENATE(&quot;insert into public.address(country_id,settlementpart,streetpart,externalid) values((select id from public.country where name_ru='&quot;;[.F267];&quot;'),'&quot;;[.G267];&quot;','&quot; ;[.H267];&quot;',&quot;;REPLACE([.A267];1;9;&quot;&quot;);&quot;);&quot;)" office:value-type="string" office:string-value="insert into public.address(country_id,settlementpart,streetpart,externalid) values((select id from public.country where name_ru='Турция'),'Кемер','Cumhuriyet Mah. Sakıp Sabancı Cad. No:24 Göynük/ Kemer',62885);" calcext:value-type="string">
            <text:p>insert into public.address(country_id,settlementpart,streetpart,externalid) values((select id from public.country where name_ru='Турция'),'Кемер','Cumhuriyet Mah. Sakıp Sabancı Cad. No:24 Göynük/ Kemer',62885);</text:p>
          </table:table-cell>
          <table:table-cell/>
        </table:table-row>
        <table:table-row table:style-name="ro1">
          <table:table-cell office:value-type="string" calcext:value-type="string">
            <text:p>/hotel/al2516</text:p>
          </table:table-cell>
          <table:table-cell office:value-type="string" calcext:value-type="string">
            <text:p>Pirate`s Beach Club HV-1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Tekirova/Kemer/Antalya/TÜRKİYE</text:p>
          </table:table-cell>
          <table:table-cell office:value-type="string" calcext:value-type="string">
            <text:p>+90.0242.821 40 01 - 02 (Pbx)</text:p>
          </table:table-cell>
          <table:table-cell office:value-type="string" calcext:value-type="string">
            <text:p>+90.0242.821 40 03</text:p>
          </table:table-cell>
          <table:table-cell office:value-type="string" calcext:value-type="string">
            <text:p>www.piratesbeach.ru</text:p>
          </table:table-cell>
          <table:table-cell/>
          <table:table-cell office:value-type="string" calcext:value-type="string">
            <text:p>https://www.facebook.com/piratesbeachclubotel/?fref=ts</text:p>
          </table:table-cell>
          <table:table-cell table:formula="of:=CONCATENATE(&quot;insert into public.hotel(name, place, phone,fax,site,email,descr,vk,fb,stars,published,address_id) values('&quot;;[.B268];&quot;','&quot;;[.C268];&quot;','&quot;;[.I268];&quot;','&quot;;[.J268];&quot;','&quot;;[.K268];&quot;','','&quot;;[.D268];&quot;','&quot;;[.L268];&quot;','&quot;;[.M268];&quot;',&quot;;[.E268];&quot;,true,(select id from public.address where externalid=&quot;;REPLACE([.A268];1;9;&quot;&quot;);&quot;));&quot;)" office:value-type="string" office:string-value="insert into public.hotel(name, place, phone,fax,site,email,descr,vk,fb,stars,published,address_id) values('Pirate`s Beach Club HV-1','Турция, Средиземноморский регион, Кемер, Текирова','+90.0242.821 40 01 - 02 (Pbx)','+90.0242.821 40 03','www.piratesbeach.ru','','Гостиница, Пляжный, 1-я линия от моря, Загородный, рядом','','https://www.facebook.com/piratesbeachclubotel/?fref=ts',0,true,(select id from public.address where externalid=2516));" calcext:value-type="string">
            <text:p>insert into public.hotel(name, place, phone,fax,site,email,descr,vk,fb,stars,published,address_id) values('Pirate`s Beach Club HV-1','Турция, Средиземноморский регион, Кемер, Текирова','+90.0242.821 40 01 - 02 (Pbx)','+90.0242.821 40 03','www.piratesbeach.ru','','Гостиница, Пляжный, 1-я линия от моря, Загородный, рядом','','https://www.facebook.com/piratesbeachclubotel/?fref=ts',0,true,(select id from public.address where externalid=2516));</text:p>
          </table:table-cell>
          <table:table-cell table:formula="of:=CONCATENATE(&quot;(select id from hotel where externalid=&quot;;REPLACE([.A268];1;9;&quot;&quot;);&quot;)&quot;)" office:value-type="string" office:string-value="(select id from hotel where externalid=2516)" calcext:value-type="string">
            <text:p>(select id from hotel where externalid=2516)</text:p>
          </table:table-cell>
          <table:table-cell table:formula="of:=CONCATENATE(&quot;insert into public.address(country_id,settlementpart,streetpart,externalid) values((select id from public.country where name_ru='&quot;;[.F268];&quot;'),'&quot;;[.G268];&quot;','&quot; ;[.H268];&quot;',&quot;;REPLACE([.A268];1;9;&quot;&quot;);&quot;);&quot;)" office:value-type="string" office:string-value="insert into public.address(country_id,settlementpart,streetpart,externalid) values((select id from public.country where name_ru='Турция'),'Кемер','Tekirova/Kemer/Antalya/TÜRKİYE',2516);" calcext:value-type="string">
            <text:p>insert into public.address(country_id,settlementpart,streetpart,externalid) values((select id from public.country where name_ru='Турция'),'Кемер','Tekirova/Kemer/Antalya/TÜRKİYE',2516);</text:p>
          </table:table-cell>
          <table:table-cell/>
        </table:table-row>
        <table:table-row table:style-name="ro1">
          <table:table-cell office:value-type="string" calcext:value-type="string">
            <text:p>/hotel/al2097</text:p>
          </table:table-cell>
          <table:table-cell office:value-type="string" calcext:value-type="string">
            <text:p>LABRANDA Royal Makadi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Makadi Bay, Hurghada - Red Sea - Egypt</text:p>
          </table:table-cell>
          <table:table-cell office:value-type="string" calcext:value-type="string">
            <text:p>(+ 20 65) 3590 306-313</text:p>
          </table:table-cell>
          <table:table-cell office:value-type="string" calcext:value-type="string">
            <text:p>(+ 20 65) 3590 304/305</text:p>
          </table:table-cell>
          <table:table-cell office:value-type="string" calcext:value-type="string">
            <text:p>www.labranda.com</text:p>
          </table:table-cell>
          <table:table-cell/>
          <table:table-cell office:value-type="string" calcext:value-type="string">
            <text:p>https://www.facebook.com/pages/Azur-Hotels-Resorts/138642792875518</text:p>
          </table:table-cell>
          <table:table-cell table:formula="of:=CONCATENATE(&quot;insert into public.hotel(name, place, phone,fax,site,email,descr,vk,fb,stars,published,address_id) values('&quot;;[.B269];&quot;','&quot;;[.C269];&quot;','&quot;;[.I269];&quot;','&quot;;[.J269];&quot;','&quot;;[.K269];&quot;','','&quot;;[.D269];&quot;','&quot;;[.L269];&quot;','&quot;;[.M269];&quot;',&quot;;[.E269];&quot;,true,(select id from public.address where externalid=&quot;;REPLACE([.A269];1;9;&quot;&quot;);&quot;));&quot;)" office:value-type="string" office:string-value="insert into public.hotel(name, place, phone,fax,site,email,descr,vk,fb,stars,published,address_id) values('LABRANDA Royal Makadi 5*','Египет, Мухафаза Красное Море, Макади Бэй','(+ 20 65) 3590 306-313','(+ 20 65) 3590 304/305','www.labranda.com','','Гостиничный комплекс, Пляжный, 1-я линия от моря','','https://www.facebook.com/pages/Azur-Hotels-Resorts/138642792875518',5,true,(select id from public.address where externalid=2097));" calcext:value-type="string">
            <text:p>insert into public.hotel(name, place, phone,fax,site,email,descr,vk,fb,stars,published,address_id) values('LABRANDA Royal Makadi 5*','Египет, Мухафаза Красное Море, Макади Бэй','(+ 20 65) 3590 306-313','(+ 20 65) 3590 304/305','www.labranda.com','','Гостиничный комплекс, Пляжный, 1-я линия от моря','','https://www.facebook.com/pages/Azur-Hotels-Resorts/138642792875518',5,true,(select id from public.address where externalid=2097));</text:p>
          </table:table-cell>
          <table:table-cell table:formula="of:=CONCATENATE(&quot;(select id from hotel where externalid=&quot;;REPLACE([.A269];1;9;&quot;&quot;);&quot;)&quot;)" office:value-type="string" office:string-value="(select id from hotel where externalid=2097)" calcext:value-type="string">
            <text:p>(select id from hotel where externalid=2097)</text:p>
          </table:table-cell>
          <table:table-cell table:formula="of:=CONCATENATE(&quot;insert into public.address(country_id,settlementpart,streetpart,externalid) values((select id from public.country where name_ru='&quot;;[.F269];&quot;'),'&quot;;[.G269];&quot;','&quot; ;[.H269];&quot;',&quot;;REPLACE([.A269];1;9;&quot;&quot;);&quot;);&quot;)" office:value-type="string" office:string-value="insert into public.address(country_id,settlementpart,streetpart,externalid) values((select id from public.country where name_ru='Египет'),'Макади Бэй','Makadi Bay, Hurghada - Red Sea - Egypt',2097);" calcext:value-type="string">
            <text:p>insert into public.address(country_id,settlementpart,streetpart,externalid) values((select id from public.country where name_ru='Египет'),'Макади Бэй','Makadi Bay, Hurghada - Red Sea - Egypt',2097);</text:p>
          </table:table-cell>
          <table:table-cell/>
        </table:table-row>
        <table:table-row table:style-name="ro1">
          <table:table-cell office:value-type="string" calcext:value-type="string">
            <text:p>/hotel/al7211</text:p>
          </table:table-cell>
          <table:table-cell office:value-type="string" calcext:value-type="string">
            <text:p>Vista Sol Punta Cana Beach Resort &amp; Casino 4*</text:p>
          </table:table-cell>
          <table:table-cell office:value-type="string" calcext:value-type="string">
            <text:p>Доминикана, Провинция Ла-Альтаграсия, Пунта Кана, Плайа Баваро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Пунта Кана</text:p>
          </table:table-cell>
          <table:table-cell office:value-type="string" calcext:value-type="string">
            <text:p>Ave. Alemania Playa Bavaro El Cortecito, Higuey 23000. Republica Dominicana</text:p>
          </table:table-cell>
          <table:table-cell table:number-columns-repeated="2" office:value-type="string" calcext:value-type="string">
            <text:p>001 809-221-2728</text:p>
          </table:table-cell>
          <table:table-cell office:value-type="string" calcext:value-type="string">
            <text:p>vistasolpuntacan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70];&quot;','&quot;;[.C270];&quot;','&quot;;[.I270];&quot;','&quot;;[.J270];&quot;','&quot;;[.K270];&quot;','','&quot;;[.D270];&quot;','&quot;;[.L270];&quot;','&quot;;[.M270];&quot;',&quot;;[.E270];&quot;,true,(select id from public.address where externalid=&quot;;REPLACE([.A270];1;9;&quot;&quot;);&quot;));&quot;)" office:value-type="string" office:string-value="insert into public.hotel(name, place, phone,fax,site,email,descr,vk,fb,stars,published,address_id) values('Vista Sol Punta Cana Beach Resort &amp; Casino 4*','Доминикана, Провинция Ла-Альтаграсия, Пунта Кана, Плайа Баваро','001 809-221-2728','001 809-221-2728','vistasolpuntacana.com','','Гостиничный комплекс, Пляжный, 1-я линия от моря','','',4,true,(select id from public.address where externalid=7211));" calcext:value-type="string">
            <text:p>insert into public.hotel(name, place, phone,fax,site,email,descr,vk,fb,stars,published,address_id) values('Vista Sol Punta Cana Beach Resort &amp; Casino 4*','Доминикана, Провинция Ла-Альтаграсия, Пунта Кана, Плайа Баваро','001 809-221-2728','001 809-221-2728','vistasolpuntacana.com','','Гостиничный комплекс, Пляжный, 1-я линия от моря','','',4,true,(select id from public.address where externalid=7211));</text:p>
          </table:table-cell>
          <table:table-cell table:formula="of:=CONCATENATE(&quot;(select id from hotel where externalid=&quot;;REPLACE([.A270];1;9;&quot;&quot;);&quot;)&quot;)" office:value-type="string" office:string-value="(select id from hotel where externalid=7211)" calcext:value-type="string">
            <text:p>(select id from hotel where externalid=7211)</text:p>
          </table:table-cell>
          <table:table-cell table:formula="of:=CONCATENATE(&quot;insert into public.address(country_id,settlementpart,streetpart,externalid) values((select id from public.country where name_ru='&quot;;[.F270];&quot;'),'&quot;;[.G270];&quot;','&quot; ;[.H270];&quot;',&quot;;REPLACE([.A270];1;9;&quot;&quot;);&quot;);&quot;)" office:value-type="string" office:string-value="insert into public.address(country_id,settlementpart,streetpart,externalid) values((select id from public.country where name_ru='Доминикана'),'Пунта Кана','Ave. Alemania Playa Bavaro El Cortecito, Higuey 23000. Republica Dominicana',7211);" calcext:value-type="string">
            <text:p>insert into public.address(country_id,settlementpart,streetpart,externalid) values((select id from public.country where name_ru='Доминикана'),'Пунта Кана','Ave. Alemania Playa Bavaro El Cortecito, Higuey 23000. Republica Dominicana',7211);</text:p>
          </table:table-cell>
          <table:table-cell/>
        </table:table-row>
        <table:table-row table:style-name="ro1">
          <table:table-cell office:value-type="string" calcext:value-type="string">
            <text:p>/hotel/al77506</text:p>
          </table:table-cell>
          <table:table-cell office:value-type="string" calcext:value-type="string">
            <text:p>Larissa Beach Club 4*</text:p>
          </table:table-cell>
          <table:table-cell office:value-type="string" calcext:value-type="string">
            <text:p>Турция, Средиземноморский регион, Сиде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Side / ANTALYA / TURKEY</text:p>
          </table:table-cell>
          <table:table-cell office:value-type="string" calcext:value-type="string">
            <text:p>+90 242 753 16 31</text:p>
          </table:table-cell>
          <table:table-cell office:value-type="string" calcext:value-type="string">
            <text:p>+90 242 753 16 32</text:p>
          </table:table-cell>
          <table:table-cell office:value-type="string" calcext:value-type="string">
            <text:p>www.lariss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71];&quot;','&quot;;[.C271];&quot;','&quot;;[.I271];&quot;','&quot;;[.J271];&quot;','&quot;;[.K271];&quot;','','&quot;;[.D271];&quot;','&quot;;[.L271];&quot;','&quot;;[.M271];&quot;',&quot;;[.E271];&quot;,true,(select id from public.address where externalid=&quot;;REPLACE([.A271];1;9;&quot;&quot;);&quot;));&quot;)" office:value-type="string" office:string-value="insert into public.hotel(name, place, phone,fax,site,email,descr,vk,fb,stars,published,address_id) values('Larissa Beach Club 4*','Турция, Средиземноморский регион, Сиде','+90 242 753 16 31','+90 242 753 16 32','www.larissahotels.com','','Гостиница, Пляжный, 2-я линия от моря, Городской, близко к центру','','',4,true,(select id from public.address where externalid=77506));" calcext:value-type="string">
            <text:p>insert into public.hotel(name, place, phone,fax,site,email,descr,vk,fb,stars,published,address_id) values('Larissa Beach Club 4*','Турция, Средиземноморский регион, Сиде','+90 242 753 16 31','+90 242 753 16 32','www.larissahotels.com','','Гостиница, Пляжный, 2-я линия от моря, Городской, близко к центру','','',4,true,(select id from public.address where externalid=77506));</text:p>
          </table:table-cell>
          <table:table-cell table:formula="of:=CONCATENATE(&quot;(select id from hotel where externalid=&quot;;REPLACE([.A271];1;9;&quot;&quot;);&quot;)&quot;)" office:value-type="string" office:string-value="(select id from hotel where externalid=77506)" calcext:value-type="string">
            <text:p>(select id from hotel where externalid=77506)</text:p>
          </table:table-cell>
          <table:table-cell table:formula="of:=CONCATENATE(&quot;insert into public.address(country_id,settlementpart,streetpart,externalid) values((select id from public.country where name_ru='&quot;;[.F271];&quot;'),'&quot;;[.G271];&quot;','&quot; ;[.H271];&quot;',&quot;;REPLACE([.A271];1;9;&quot;&quot;);&quot;);&quot;)" office:value-type="string" office:string-value="insert into public.address(country_id,settlementpart,streetpart,externalid) values((select id from public.country where name_ru='Турция'),'Сиде','Side / ANTALYA / TURKEY',77506);" calcext:value-type="string">
            <text:p>insert into public.address(country_id,settlementpart,streetpart,externalid) values((select id from public.country where name_ru='Турция'),'Сиде','Side / ANTALYA / TURKEY',77506);</text:p>
          </table:table-cell>
          <table:table-cell/>
        </table:table-row>
        <table:table-row table:style-name="ro1">
          <table:table-cell office:value-type="string" calcext:value-type="string">
            <text:p>/hotel/al46844</text:p>
          </table:table-cell>
          <table:table-cell office:value-type="string" calcext:value-type="string">
            <text:p>Barcelo Tiran Sharm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Sharm El Sheikh, Egypt</text:p>
          </table:table-cell>
          <table:table-cell office:value-type="string" calcext:value-type="string">
            <text:p>+20 69 3710 710</text:p>
          </table:table-cell>
          <table:table-cell office:value-type="string" calcext:value-type="string">
            <text:p>+20 69 3710 719</text:p>
          </table:table-cell>
          <table:table-cell office:value-type="string" calcext:value-type="string">
            <text:p>www.barcelo.com</text:p>
          </table:table-cell>
          <table:table-cell/>
          <table:table-cell office:value-type="string" calcext:value-type="string">
            <text:p>https://www.facebook.com/Barceló-Tiran-Sharm-608858779244447/</text:p>
          </table:table-cell>
          <table:table-cell table:formula="of:=CONCATENATE(&quot;insert into public.hotel(name, place, phone,fax,site,email,descr,vk,fb,stars,published,address_id) values('&quot;;[.B272];&quot;','&quot;;[.C272];&quot;','&quot;;[.I272];&quot;','&quot;;[.J272];&quot;','&quot;;[.K272];&quot;','','&quot;;[.D272];&quot;','&quot;;[.L272];&quot;','&quot;;[.M272];&quot;',&quot;;[.E272];&quot;,true,(select id from public.address where externalid=&quot;;REPLACE([.A272];1;9;&quot;&quot;);&quot;));&quot;)" office:value-type="string" office:string-value="insert into public.hotel(name, place, phone,fax,site,email,descr,vk,fb,stars,published,address_id) values('Barcelo Tiran Sharm 5*','Египет, Мухафаза Южный Синай, Шарм-Эль-Шейх','+20 69 3710 710','+20 69 3710 719','www.barcelo.com','','Гостиница, Пляжный, 1-я линия от моря','','https://www.facebook.com/Barceló-Tiran-Sharm-608858779244447/',5,true,(select id from public.address where externalid=46844));" calcext:value-type="string">
            <text:p>insert into public.hotel(name, place, phone,fax,site,email,descr,vk,fb,stars,published,address_id) values('Barcelo Tiran Sharm 5*','Египет, Мухафаза Южный Синай, Шарм-Эль-Шейх','+20 69 3710 710','+20 69 3710 719','www.barcelo.com','','Гостиница, Пляжный, 1-я линия от моря','','https://www.facebook.com/Barceló-Tiran-Sharm-608858779244447/',5,true,(select id from public.address where externalid=46844));</text:p>
          </table:table-cell>
          <table:table-cell table:formula="of:=CONCATENATE(&quot;(select id from hotel where externalid=&quot;;REPLACE([.A272];1;9;&quot;&quot;);&quot;)&quot;)" office:value-type="string" office:string-value="(select id from hotel where externalid=46844)" calcext:value-type="string">
            <text:p>(select id from hotel where externalid=46844)</text:p>
          </table:table-cell>
          <table:table-cell table:formula="of:=CONCATENATE(&quot;insert into public.address(country_id,settlementpart,streetpart,externalid) values((select id from public.country where name_ru='&quot;;[.F272];&quot;'),'&quot;;[.G272];&quot;','&quot; ;[.H272];&quot;',&quot;;REPLACE([.A272];1;9;&quot;&quot;);&quot;);&quot;)" office:value-type="string" office:string-value="insert into public.address(country_id,settlementpart,streetpart,externalid) values((select id from public.country where name_ru='Египет'),'Шарм-Эль-Шейх','Nabq Bay, Sharm El Sheikh, Egypt',46844);" calcext:value-type="string">
            <text:p>insert into public.address(country_id,settlementpart,streetpart,externalid) values((select id from public.country where name_ru='Египет'),'Шарм-Эль-Шейх','Nabq Bay, Sharm El Sheikh, Egypt',46844);</text:p>
          </table:table-cell>
          <table:table-cell/>
        </table:table-row>
        <table:table-row table:style-name="ro1">
          <table:table-cell office:value-type="string" calcext:value-type="string">
            <text:p>/hotel/al4350</text:p>
          </table:table-cell>
          <table:table-cell office:value-type="string" calcext:value-type="string">
            <text:p>Kemal Bay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07490 KONAKLI / ALANYA - ANTALYA, TURKEY</text:p>
          </table:table-cell>
          <table:table-cell office:value-type="string" calcext:value-type="string">
            <text:p>+90 (242) 565 17 40</text:p>
          </table:table-cell>
          <table:table-cell office:value-type="string" calcext:value-type="string">
            <text:p>+90 (242) 565 15 34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273];&quot;','&quot;;[.C273];&quot;','&quot;;[.I273];&quot;','&quot;;[.J273];&quot;','&quot;;[.K273];&quot;','','&quot;;[.D273];&quot;','&quot;;[.L273];&quot;','&quot;;[.M273];&quot;',&quot;;[.E273];&quot;,true,(select id from public.address where externalid=&quot;;REPLACE([.A273];1;9;&quot;&quot;);&quot;));&quot;)" office:value-type="string" office:string-value="insert into public.hotel(name, place, phone,fax,site,email,descr,vk,fb,stars,published,address_id) values('Kemal Bay 5*','Турция, Средиземноморский регион, Аланья, Конаклы','+90 (242) 565 17 40','+90 (242) 565 15 34','','','Гостиница, Пляжный, 1-я линия от моря, Загородный, рядом','','',5,true,(select id from public.address where externalid=4350));" calcext:value-type="string">
            <text:p>insert into public.hotel(name, place, phone,fax,site,email,descr,vk,fb,stars,published,address_id) values('Kemal Bay 5*','Турция, Средиземноморский регион, Аланья, Конаклы','+90 (242) 565 17 40','+90 (242) 565 15 34','','','Гостиница, Пляжный, 1-я линия от моря, Загородный, рядом','','',5,true,(select id from public.address where externalid=4350));</text:p>
          </table:table-cell>
          <table:table-cell table:formula="of:=CONCATENATE(&quot;(select id from hotel where externalid=&quot;;REPLACE([.A273];1;9;&quot;&quot;);&quot;)&quot;)" office:value-type="string" office:string-value="(select id from hotel where externalid=4350)" calcext:value-type="string">
            <text:p>(select id from hotel where externalid=4350)</text:p>
          </table:table-cell>
          <table:table-cell table:formula="of:=CONCATENATE(&quot;insert into public.address(country_id,settlementpart,streetpart,externalid) values((select id from public.country where name_ru='&quot;;[.F273];&quot;'),'&quot;;[.G273];&quot;','&quot; ;[.H273];&quot;',&quot;;REPLACE([.A273];1;9;&quot;&quot;);&quot;);&quot;)" office:value-type="string" office:string-value="insert into public.address(country_id,settlementpart,streetpart,externalid) values((select id from public.country where name_ru='Турция'),'Аланья','07490 KONAKLI / ALANYA - ANTALYA, TURKEY',4350);" calcext:value-type="string">
            <text:p>insert into public.address(country_id,settlementpart,streetpart,externalid) values((select id from public.country where name_ru='Турция'),'Аланья','07490 KONAKLI / ALANYA - ANTALYA, TURKEY',4350);</text:p>
          </table:table-cell>
          <table:table-cell/>
        </table:table-row>
        <table:table-row table:style-name="ro1">
          <table:table-cell office:value-type="string" calcext:value-type="string">
            <text:p>/hotel/al5781</text:p>
          </table:table-cell>
          <table:table-cell office:value-type="string" calcext:value-type="string">
            <text:p>Perre La Mer Hotel 5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Göynük Mah.Ahu-Ünal Aysal Cad.No:35 07994 Göynük/Kemer/ANTALYA</text:p>
          </table:table-cell>
          <table:table-cell office:value-type="string" calcext:value-type="string">
            <text:p>+90 242 815 15 40</text:p>
          </table:table-cell>
          <table:table-cell office:value-type="string" calcext:value-type="string">
            <text:p>+90 242 815 15 44</text:p>
          </table:table-cell>
          <table:table-cell office:value-type="string" calcext:value-type="string">
            <text:p>www.lamer-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74];&quot;','&quot;;[.C274];&quot;','&quot;;[.I274];&quot;','&quot;;[.J274];&quot;','&quot;;[.K274];&quot;','','&quot;;[.D274];&quot;','&quot;;[.L274];&quot;','&quot;;[.M274];&quot;',&quot;;[.E274];&quot;,true,(select id from public.address where externalid=&quot;;REPLACE([.A274];1;9;&quot;&quot;);&quot;));&quot;)" office:value-type="string" office:string-value="insert into public.hotel(name, place, phone,fax,site,email,descr,vk,fb,stars,published,address_id) values('Perre La Mer Hotel 5*','Турция, Средиземноморский регион, Кемер','+90 242 815 15 40','+90 242 815 15 44','www.lamer-hotel.com','','Гостиничный комплекс, Пляжный, 1-я линия от моря, Загородный, рядом','','',5,true,(select id from public.address where externalid=5781));" calcext:value-type="string">
            <text:p>insert into public.hotel(name, place, phone,fax,site,email,descr,vk,fb,stars,published,address_id) values('Perre La Mer Hotel 5*','Турция, Средиземноморский регион, Кемер','+90 242 815 15 40','+90 242 815 15 44','www.lamer-hotel.com','','Гостиничный комплекс, Пляжный, 1-я линия от моря, Загородный, рядом','','',5,true,(select id from public.address where externalid=5781));</text:p>
          </table:table-cell>
          <table:table-cell table:formula="of:=CONCATENATE(&quot;(select id from hotel where externalid=&quot;;REPLACE([.A274];1;9;&quot;&quot;);&quot;)&quot;)" office:value-type="string" office:string-value="(select id from hotel where externalid=5781)" calcext:value-type="string">
            <text:p>(select id from hotel where externalid=5781)</text:p>
          </table:table-cell>
          <table:table-cell table:formula="of:=CONCATENATE(&quot;insert into public.address(country_id,settlementpart,streetpart,externalid) values((select id from public.country where name_ru='&quot;;[.F274];&quot;'),'&quot;;[.G274];&quot;','&quot; ;[.H274];&quot;',&quot;;REPLACE([.A274];1;9;&quot;&quot;);&quot;);&quot;)" office:value-type="string" office:string-value="insert into public.address(country_id,settlementpart,streetpart,externalid) values((select id from public.country where name_ru='Турция'),'Кемер','Göynük Mah.Ahu-Ünal Aysal Cad.No:35 07994 Göynük/Kemer/ANTALYA',5781);" calcext:value-type="string">
            <text:p>insert into public.address(country_id,settlementpart,streetpart,externalid) values((select id from public.country where name_ru='Турция'),'Кемер','Göynük Mah.Ahu-Ünal Aysal Cad.No:35 07994 Göynük/Kemer/ANTALYA',5781);</text:p>
          </table:table-cell>
          <table:table-cell/>
        </table:table-row>
        <table:table-row table:style-name="ro1">
          <table:table-cell office:value-type="string" calcext:value-type="string">
            <text:p>/hotel/al30131</text:p>
          </table:table-cell>
          <table:table-cell office:value-type="string" calcext:value-type="string">
            <text:p>Occidental Sharjah Grand 4*</text:p>
          </table:table-cell>
          <table:table-cell office:value-type="string" calcext:value-type="string">
            <text:p>ОАЭ, Эмират Шарджа, Шардж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АЭ</text:p>
          </table:table-cell>
          <table:table-cell office:value-type="string" calcext:value-type="string">
            <text:p>Шарджа</text:p>
          </table:table-cell>
          <table:table-cell office:value-type="string" calcext:value-type="string">
            <text:p>Al Meena Street, Al Khalidiah Area, Al Khan Beach, On the beach Suburb, Sharjah, United Arab Emirates</text:p>
          </table:table-cell>
          <table:table-cell office:value-type="string" calcext:value-type="string">
            <text:p>971 6 5937979</text:p>
          </table:table-cell>
          <table:table-cell office:value-type="string" calcext:value-type="string">
            <text:p>971 6 5282861</text:p>
          </table:table-cell>
          <table:table-cell office:value-type="string" calcext:value-type="string">
            <text:p>www.barcelo.com</text:p>
          </table:table-cell>
          <table:table-cell/>
          <table:table-cell office:value-type="string" calcext:value-type="string">
            <text:p>https://www.facebook.com/GrandHotelsharjah/</text:p>
          </table:table-cell>
          <table:table-cell table:formula="of:=CONCATENATE(&quot;insert into public.hotel(name, place, phone,fax,site,email,descr,vk,fb,stars,published,address_id) values('&quot;;[.B275];&quot;','&quot;;[.C275];&quot;','&quot;;[.I275];&quot;','&quot;;[.J275];&quot;','&quot;;[.K275];&quot;','','&quot;;[.D275];&quot;','&quot;;[.L275];&quot;','&quot;;[.M275];&quot;',&quot;;[.E275];&quot;,true,(select id from public.address where externalid=&quot;;REPLACE([.A275];1;9;&quot;&quot;);&quot;));&quot;)" office:value-type="string" office:string-value="insert into public.hotel(name, place, phone,fax,site,email,descr,vk,fb,stars,published,address_id) values('Occidental Sharjah Grand 4*','ОАЭ, Эмират Шарджа, Шарджа','971 6 5937979','971 6 5282861','www.barcelo.com','','Гостиница, Пляжный, 1-я линия от моря','','https://www.facebook.com/GrandHotelsharjah/',4,true,(select id from public.address where externalid=30131));" calcext:value-type="string">
            <text:p>insert into public.hotel(name, place, phone,fax,site,email,descr,vk,fb,stars,published,address_id) values('Occidental Sharjah Grand 4*','ОАЭ, Эмират Шарджа, Шарджа','971 6 5937979','971 6 5282861','www.barcelo.com','','Гостиница, Пляжный, 1-я линия от моря','','https://www.facebook.com/GrandHotelsharjah/',4,true,(select id from public.address where externalid=30131));</text:p>
          </table:table-cell>
          <table:table-cell table:formula="of:=CONCATENATE(&quot;(select id from hotel where externalid=&quot;;REPLACE([.A275];1;9;&quot;&quot;);&quot;)&quot;)" office:value-type="string" office:string-value="(select id from hotel where externalid=30131)" calcext:value-type="string">
            <text:p>(select id from hotel where externalid=30131)</text:p>
          </table:table-cell>
          <table:table-cell table:formula="of:=CONCATENATE(&quot;insert into public.address(country_id,settlementpart,streetpart,externalid) values((select id from public.country where name_ru='&quot;;[.F275];&quot;'),'&quot;;[.G275];&quot;','&quot; ;[.H275];&quot;',&quot;;REPLACE([.A275];1;9;&quot;&quot;);&quot;);&quot;)" office:value-type="string" office:string-value="insert into public.address(country_id,settlementpart,streetpart,externalid) values((select id from public.country where name_ru='ОАЭ'),'Шарджа','Al Meena Street, Al Khalidiah Area, Al Khan Beach, On the beach Suburb, Sharjah, United Arab Emirates',30131);" calcext:value-type="string">
            <text:p>insert into public.address(country_id,settlementpart,streetpart,externalid) values((select id from public.country where name_ru='ОАЭ'),'Шарджа','Al Meena Street, Al Khalidiah Area, Al Khan Beach, On the beach Suburb, Sharjah, United Arab Emirates',30131);</text:p>
          </table:table-cell>
          <table:table-cell/>
        </table:table-row>
        <table:table-row table:style-name="ro1">
          <table:table-cell office:value-type="string" calcext:value-type="string">
            <text:p>/hotel/al4346</text:p>
          </table:table-cell>
          <table:table-cell office:value-type="string" calcext:value-type="string">
            <text:p>Larissa Holiday Beach Club 4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i Mevkii 07560 Konakli, Alanya, TURKEY</text:p>
          </table:table-cell>
          <table:table-cell office:value-type="string" calcext:value-type="string">
            <text:p>0090 242 565 0 223</text:p>
          </table:table-cell>
          <table:table-cell office:value-type="string" calcext:value-type="string">
            <text:p>0090 242 565 1 869</text:p>
          </table:table-cell>
          <table:table-cell office:value-type="string" calcext:value-type="string">
            <text:p>www.lariss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76];&quot;','&quot;;[.C276];&quot;','&quot;;[.I276];&quot;','&quot;;[.J276];&quot;','&quot;;[.K276];&quot;','','&quot;;[.D276];&quot;','&quot;;[.L276];&quot;','&quot;;[.M276];&quot;',&quot;;[.E276];&quot;,true,(select id from public.address where externalid=&quot;;REPLACE([.A276];1;9;&quot;&quot;);&quot;));&quot;)" office:value-type="string" office:string-value="insert into public.hotel(name, place, phone,fax,site,email,descr,vk,fb,stars,published,address_id) values('Larissa Holiday Beach Club 4*','Турция, Средиземноморский регион, Аланья, Конаклы','0090 242 565 0 223','0090 242 565 1 869','www.larissahotels.com','','Гостиница, Пляжный, 1-я линия от моря, Загородный, рядом','','',4,true,(select id from public.address where externalid=4346));" calcext:value-type="string">
            <text:p>insert into public.hotel(name, place, phone,fax,site,email,descr,vk,fb,stars,published,address_id) values('Larissa Holiday Beach Club 4*','Турция, Средиземноморский регион, Аланья, Конаклы','0090 242 565 0 223','0090 242 565 1 869','www.larissahotels.com','','Гостиница, Пляжный, 1-я линия от моря, Загородный, рядом','','',4,true,(select id from public.address where externalid=4346));</text:p>
          </table:table-cell>
          <table:table-cell table:formula="of:=CONCATENATE(&quot;(select id from hotel where externalid=&quot;;REPLACE([.A276];1;9;&quot;&quot;);&quot;)&quot;)" office:value-type="string" office:string-value="(select id from hotel where externalid=4346)" calcext:value-type="string">
            <text:p>(select id from hotel where externalid=4346)</text:p>
          </table:table-cell>
          <table:table-cell table:formula="of:=CONCATENATE(&quot;insert into public.address(country_id,settlementpart,streetpart,externalid) values((select id from public.country where name_ru='&quot;;[.F276];&quot;'),'&quot;;[.G276];&quot;','&quot; ;[.H276];&quot;',&quot;;REPLACE([.A276];1;9;&quot;&quot;);&quot;);&quot;)" office:value-type="string" office:string-value="insert into public.address(country_id,settlementpart,streetpart,externalid) values((select id from public.country where name_ru='Турция'),'Аланья','Konakli Mevkii 07560 Konakli, Alanya, TURKEY',4346);" calcext:value-type="string">
            <text:p>insert into public.address(country_id,settlementpart,streetpart,externalid) values((select id from public.country where name_ru='Турция'),'Аланья','Konakli Mevkii 07560 Konakli, Alanya, TURKEY',4346);</text:p>
          </table:table-cell>
          <table:table-cell/>
        </table:table-row>
        <table:table-row table:style-name="ro1">
          <table:table-cell office:value-type="string" calcext:value-type="string">
            <text:p>/hotel/al22259</text:p>
          </table:table-cell>
          <table:table-cell office:value-type="string" calcext:value-type="string">
            <text:p>Sea World Resort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ea World Ex Albatros Aqua blu , Safaga Road, Hurghada, Egypt</text:p>
          </table:table-cell>
          <table:table-cell office:value-type="float" office:value="20653464801" calcext:value-type="float">
            <text:p>20653464801</text:p>
          </table:table-cell>
          <table:table-cell office:value-type="float" office:value="20653464810" calcext:value-type="float">
            <text:p>20653464810</text:p>
          </table:table-cell>
          <table:table-cell office:value-type="string" calcext:value-type="string">
            <text:p>www.pickalbatros.com</text:p>
          </table:table-cell>
          <table:table-cell/>
          <table:table-cell office:value-type="string" calcext:value-type="string">
            <text:p>https://www.facebook.com/groups/829280053818301/?fref=ts</text:p>
          </table:table-cell>
          <table:table-cell table:formula="of:=CONCATENATE(&quot;insert into public.hotel(name, place, phone,fax,site,email,descr,vk,fb,stars,published,address_id) values('&quot;;[.B277];&quot;','&quot;;[.C277];&quot;','&quot;;[.I277];&quot;','&quot;;[.J277];&quot;','&quot;;[.K277];&quot;','','&quot;;[.D277];&quot;','&quot;;[.L277];&quot;','&quot;;[.M277];&quot;',&quot;;[.E277];&quot;,true,(select id from public.address where externalid=&quot;;REPLACE([.A277];1;9;&quot;&quot;);&quot;));&quot;)" office:value-type="string" office:string-value="insert into public.hotel(name, place, phone,fax,site,email,descr,vk,fb,stars,published,address_id) values('Sea World Resort 4*','Египет, Мухафаза Красное Море, Хургада','20653464801','20653464810','www.pickalbatros.com','','Гостиница, Пляжный, 2-я линия от моря','','https://www.facebook.com/groups/829280053818301/?fref=ts',4,true,(select id from public.address where externalid=22259));" calcext:value-type="string">
            <text:p>insert into public.hotel(name, place, phone,fax,site,email,descr,vk,fb,stars,published,address_id) values('Sea World Resort 4*','Египет, Мухафаза Красное Море, Хургада','20653464801','20653464810','www.pickalbatros.com','','Гостиница, Пляжный, 2-я линия от моря','','https://www.facebook.com/groups/829280053818301/?fref=ts',4,true,(select id from public.address where externalid=22259));</text:p>
          </table:table-cell>
          <table:table-cell table:formula="of:=CONCATENATE(&quot;(select id from hotel where externalid=&quot;;REPLACE([.A277];1;9;&quot;&quot;);&quot;)&quot;)" office:value-type="string" office:string-value="(select id from hotel where externalid=22259)" calcext:value-type="string">
            <text:p>(select id from hotel where externalid=22259)</text:p>
          </table:table-cell>
          <table:table-cell table:formula="of:=CONCATENATE(&quot;insert into public.address(country_id,settlementpart,streetpart,externalid) values((select id from public.country where name_ru='&quot;;[.F277];&quot;'),'&quot;;[.G277];&quot;','&quot; ;[.H277];&quot;',&quot;;REPLACE([.A277];1;9;&quot;&quot;);&quot;);&quot;)" office:value-type="string" office:string-value="insert into public.address(country_id,settlementpart,streetpart,externalid) values((select id from public.country where name_ru='Египет'),'Хургада','Sea World Ex Albatros Aqua blu , Safaga Road, Hurghada, Egypt',22259);" calcext:value-type="string">
            <text:p>insert into public.address(country_id,settlementpart,streetpart,externalid) values((select id from public.country where name_ru='Египет'),'Хургада','Sea World Ex Albatros Aqua blu , Safaga Road, Hurghada, Egypt',22259);</text:p>
          </table:table-cell>
          <table:table-cell/>
        </table:table-row>
        <table:table-row table:style-name="ro1">
          <table:table-cell office:value-type="string" calcext:value-type="string">
            <text:p>/hotel/al56612</text:p>
          </table:table-cell>
          <table:table-cell office:value-type="string" calcext:value-type="string">
            <text:p>Mitsis Laguna Exclusive Resort And Spa 5*</text:p>
          </table:table-cell>
          <table:table-cell office:value-type="string" calcext:value-type="string">
            <text:p>Греция, Крит о., Аниссарас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Крит о.</text:p>
          </table:table-cell>
          <table:table-cell office:value-type="string" calcext:value-type="string">
            <text:p>Anissaras 700 14, Crete</text:p>
          </table:table-cell>
          <table:table-cell office:value-type="string" calcext:value-type="string">
            <text:p>+30 28970 25790</text:p>
          </table:table-cell>
          <table:table-cell office:value-type="string" calcext:value-type="string">
            <text:p>+30 28970 25175</text:p>
          </table:table-cell>
          <table:table-cell office:value-type="string" calcext:value-type="string">
            <text:p>www.mitsishotels.ru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78];&quot;','&quot;;[.C278];&quot;','&quot;;[.I278];&quot;','&quot;;[.J278];&quot;','&quot;;[.K278];&quot;','','&quot;;[.D278];&quot;','&quot;;[.L278];&quot;','&quot;;[.M278];&quot;',&quot;;[.E278];&quot;,true,(select id from public.address where externalid=&quot;;REPLACE([.A278];1;9;&quot;&quot;);&quot;));&quot;)" office:value-type="string" office:string-value="insert into public.hotel(name, place, phone,fax,site,email,descr,vk,fb,stars,published,address_id) values('Mitsis Laguna Exclusive Resort And Spa 5*','Греция, Крит о., Аниссарас','+30 28970 25790','+30 28970 25175','www.mitsishotels.ru','','Гостиница, Пляжный, 1-я линия от моря','','',5,true,(select id from public.address where externalid=56612));" calcext:value-type="string">
            <text:p>insert into public.hotel(name, place, phone,fax,site,email,descr,vk,fb,stars,published,address_id) values('Mitsis Laguna Exclusive Resort And Spa 5*','Греция, Крит о., Аниссарас','+30 28970 25790','+30 28970 25175','www.mitsishotels.ru','','Гостиница, Пляжный, 1-я линия от моря','','',5,true,(select id from public.address where externalid=56612));</text:p>
          </table:table-cell>
          <table:table-cell table:formula="of:=CONCATENATE(&quot;(select id from hotel where externalid=&quot;;REPLACE([.A278];1;9;&quot;&quot;);&quot;)&quot;)" office:value-type="string" office:string-value="(select id from hotel where externalid=56612)" calcext:value-type="string">
            <text:p>(select id from hotel where externalid=56612)</text:p>
          </table:table-cell>
          <table:table-cell table:formula="of:=CONCATENATE(&quot;insert into public.address(country_id,settlementpart,streetpart,externalid) values((select id from public.country where name_ru='&quot;;[.F278];&quot;'),'&quot;;[.G278];&quot;','&quot; ;[.H278];&quot;',&quot;;REPLACE([.A278];1;9;&quot;&quot;);&quot;);&quot;)" office:value-type="string" office:string-value="insert into public.address(country_id,settlementpart,streetpart,externalid) values((select id from public.country where name_ru='Греция'),'Крит о.','Anissaras 700 14, Crete',56612);" calcext:value-type="string">
            <text:p>insert into public.address(country_id,settlementpart,streetpart,externalid) values((select id from public.country where name_ru='Греция'),'Крит о.','Anissaras 700 14, Crete',56612);</text:p>
          </table:table-cell>
          <table:table-cell/>
        </table:table-row>
        <table:table-row table:style-name="ro1">
          <table:table-cell office:value-type="string" calcext:value-type="string">
            <text:p>/hotel/al4838</text:p>
          </table:table-cell>
          <table:table-cell office:value-type="string" calcext:value-type="string">
            <text:p>Larissa Sultan`s Beach 4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amyuva - Kemer - Antalya</text:p>
          </table:table-cell>
          <table:table-cell office:value-type="string" calcext:value-type="string">
            <text:p>0 242 824 58 50</text:p>
          </table:table-cell>
          <table:table-cell office:value-type="string" calcext:value-type="string">
            <text:p>0 242 824 58 57</text:p>
          </table:table-cell>
          <table:table-cell office:value-type="string" calcext:value-type="string">
            <text:p>www.sultansbeach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79];&quot;','&quot;;[.C279];&quot;','&quot;;[.I279];&quot;','&quot;;[.J279];&quot;','&quot;;[.K279];&quot;','','&quot;;[.D279];&quot;','&quot;;[.L279];&quot;','&quot;;[.M279];&quot;',&quot;;[.E279];&quot;,true,(select id from public.address where externalid=&quot;;REPLACE([.A279];1;9;&quot;&quot;);&quot;));&quot;)" office:value-type="string" office:string-value="insert into public.hotel(name, place, phone,fax,site,email,descr,vk,fb,stars,published,address_id) values('Larissa Sultan`s Beach 4*','Турция, Средиземноморский регион, Кемер, Чамьюва','0 242 824 58 50','0 242 824 58 57','www.sultansbeachhotel.com','','Гостиница, Пляжный, 2-я линия от моря, Загородный, рядом','','',4,true,(select id from public.address where externalid=4838));" calcext:value-type="string">
            <text:p>insert into public.hotel(name, place, phone,fax,site,email,descr,vk,fb,stars,published,address_id) values('Larissa Sultan`s Beach 4*','Турция, Средиземноморский регион, Кемер, Чамьюва','0 242 824 58 50','0 242 824 58 57','www.sultansbeachhotel.com','','Гостиница, Пляжный, 2-я линия от моря, Загородный, рядом','','',4,true,(select id from public.address where externalid=4838));</text:p>
          </table:table-cell>
          <table:table-cell table:formula="of:=CONCATENATE(&quot;(select id from hotel where externalid=&quot;;REPLACE([.A279];1;9;&quot;&quot;);&quot;)&quot;)" office:value-type="string" office:string-value="(select id from hotel where externalid=4838)" calcext:value-type="string">
            <text:p>(select id from hotel where externalid=4838)</text:p>
          </table:table-cell>
          <table:table-cell table:formula="of:=CONCATENATE(&quot;insert into public.address(country_id,settlementpart,streetpart,externalid) values((select id from public.country where name_ru='&quot;;[.F279];&quot;'),'&quot;;[.G279];&quot;','&quot; ;[.H279];&quot;',&quot;;REPLACE([.A279];1;9;&quot;&quot;);&quot;);&quot;)" office:value-type="string" office:string-value="insert into public.address(country_id,settlementpart,streetpart,externalid) values((select id from public.country where name_ru='Турция'),'Кемер','Camyuva - Kemer - Antalya',4838);" calcext:value-type="string">
            <text:p>insert into public.address(country_id,settlementpart,streetpart,externalid) values((select id from public.country where name_ru='Турция'),'Кемер','Camyuva - Kemer - Antalya',4838);</text:p>
          </table:table-cell>
          <table:table-cell/>
        </table:table-row>
        <table:table-row table:style-name="ro1">
          <table:table-cell office:value-type="string" calcext:value-type="string">
            <text:p>/hotel/al119055</text:p>
          </table:table-cell>
          <table:table-cell office:value-type="string" calcext:value-type="string">
            <text:p>Nubia Aqua Beach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13км. El Gouna road-Hurghada, Red Sea, Egypt.</text:p>
          </table:table-cell>
          <table:table-cell office:value-type="string" calcext:value-type="string">
            <text:p>+2 (010) 997 10 222</text:p>
          </table:table-cell>
          <table:table-cell office:value-type="string" calcext:value-type="string">
            <text:p>+2 (010) 266 456 69</text:p>
          </table:table-cell>
          <table:table-cell office:value-type="string" calcext:value-type="string">
            <text:p>www.nubia-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0];&quot;','&quot;;[.C280];&quot;','&quot;;[.I280];&quot;','&quot;;[.J280];&quot;','&quot;;[.K280];&quot;','','&quot;;[.D280];&quot;','&quot;;[.L280];&quot;','&quot;;[.M280];&quot;',&quot;;[.E280];&quot;,true,(select id from public.address where externalid=&quot;;REPLACE([.A280];1;9;&quot;&quot;);&quot;));&quot;)" office:value-type="string" office:string-value="insert into public.hotel(name, place, phone,fax,site,email,descr,vk,fb,stars,published,address_id) values('Nubia Aqua Beach Resort 5*','Египет, Мухафаза Красное Море, Хургада','+2 (010) 997 10 222','+2 (010) 266 456 69','www.nubia-resort.com','','Гостиница, Пляжный, 1-я линия от моря','','',5,true,(select id from public.address where externalid=119055));" calcext:value-type="string">
            <text:p>insert into public.hotel(name, place, phone,fax,site,email,descr,vk,fb,stars,published,address_id) values('Nubia Aqua Beach Resort 5*','Египет, Мухафаза Красное Море, Хургада','+2 (010) 997 10 222','+2 (010) 266 456 69','www.nubia-resort.com','','Гостиница, Пляжный, 1-я линия от моря','','',5,true,(select id from public.address where externalid=119055));</text:p>
          </table:table-cell>
          <table:table-cell table:formula="of:=CONCATENATE(&quot;(select id from hotel where externalid=&quot;;REPLACE([.A280];1;9;&quot;&quot;);&quot;)&quot;)" office:value-type="string" office:string-value="(select id from hotel where externalid=119055)" calcext:value-type="string">
            <text:p>(select id from hotel where externalid=119055)</text:p>
          </table:table-cell>
          <table:table-cell table:formula="of:=CONCATENATE(&quot;insert into public.address(country_id,settlementpart,streetpart,externalid) values((select id from public.country where name_ru='&quot;;[.F280];&quot;'),'&quot;;[.G280];&quot;','&quot; ;[.H280];&quot;',&quot;;REPLACE([.A280];1;9;&quot;&quot;);&quot;);&quot;)" office:value-type="string" office:string-value="insert into public.address(country_id,settlementpart,streetpart,externalid) values((select id from public.country where name_ru='Египет'),'Хургада','13км. El Gouna road-Hurghada, Red Sea, Egypt.',119055);" calcext:value-type="string">
            <text:p>insert into public.address(country_id,settlementpart,streetpart,externalid) values((select id from public.country where name_ru='Египет'),'Хургада','13км. El Gouna road-Hurghada, Red Sea, Egypt.',119055);</text:p>
          </table:table-cell>
          <table:table-cell/>
        </table:table-row>
        <table:table-row table:style-name="ro1">
          <table:table-cell office:value-type="string" calcext:value-type="string">
            <text:p>/hotel/al25988</text:p>
          </table:table-cell>
          <table:table-cell office:value-type="string" calcext:value-type="string">
            <text:p>Larissa Hotel Beldibi 4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чный комплекс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Bedibi Kemer Antalya</text:p>
          </table:table-cell>
          <table:table-cell office:value-type="string" calcext:value-type="string">
            <text:p>(242) 824 82 07</text:p>
          </table:table-cell>
          <table:table-cell office:value-type="string" calcext:value-type="string">
            <text:p>(242) 824 82 08</text:p>
          </table:table-cell>
          <table:table-cell office:value-type="string" calcext:value-type="string">
            <text:p>www.lariss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1];&quot;','&quot;;[.C281];&quot;','&quot;;[.I281];&quot;','&quot;;[.J281];&quot;','&quot;;[.K281];&quot;','','&quot;;[.D281];&quot;','&quot;;[.L281];&quot;','&quot;;[.M281];&quot;',&quot;;[.E281];&quot;,true,(select id from public.address where externalid=&quot;;REPLACE([.A281];1;9;&quot;&quot;);&quot;));&quot;)" office:value-type="string" office:string-value="insert into public.hotel(name, place, phone,fax,site,email,descr,vk,fb,stars,published,address_id) values('Larissa Hotel Beldibi 4*','Турция, Средиземноморский регион, Кемер, Бельдиби','(242) 824 82 07','(242) 824 82 08','www.larissahotels.com','','Гостиничный комплекс, Загородный, рядом, Пляжный, через дорогу','','',4,true,(select id from public.address where externalid=25988));" calcext:value-type="string">
            <text:p>insert into public.hotel(name, place, phone,fax,site,email,descr,vk,fb,stars,published,address_id) values('Larissa Hotel Beldibi 4*','Турция, Средиземноморский регион, Кемер, Бельдиби','(242) 824 82 07','(242) 824 82 08','www.larissahotels.com','','Гостиничный комплекс, Загородный, рядом, Пляжный, через дорогу','','',4,true,(select id from public.address where externalid=25988));</text:p>
          </table:table-cell>
          <table:table-cell table:formula="of:=CONCATENATE(&quot;(select id from hotel where externalid=&quot;;REPLACE([.A281];1;9;&quot;&quot;);&quot;)&quot;)" office:value-type="string" office:string-value="(select id from hotel where externalid=25988)" calcext:value-type="string">
            <text:p>(select id from hotel where externalid=25988)</text:p>
          </table:table-cell>
          <table:table-cell table:formula="of:=CONCATENATE(&quot;insert into public.address(country_id,settlementpart,streetpart,externalid) values((select id from public.country where name_ru='&quot;;[.F281];&quot;'),'&quot;;[.G281];&quot;','&quot; ;[.H281];&quot;',&quot;;REPLACE([.A281];1;9;&quot;&quot;);&quot;);&quot;)" office:value-type="string" office:string-value="insert into public.address(country_id,settlementpart,streetpart,externalid) values((select id from public.country where name_ru='Турция'),'Кемер','Bedibi Kemer Antalya',25988);" calcext:value-type="string">
            <text:p>insert into public.address(country_id,settlementpart,streetpart,externalid) values((select id from public.country where name_ru='Турция'),'Кемер','Bedibi Kemer Antalya',25988);</text:p>
          </table:table-cell>
          <table:table-cell/>
        </table:table-row>
        <table:table-row table:style-name="ro1">
          <table:table-cell office:value-type="string" calcext:value-type="string">
            <text:p>/hotel/al4785</text:p>
          </table:table-cell>
          <table:table-cell office:value-type="string" calcext:value-type="string">
            <text:p>Papillon Zeugma Relaxury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Илерибаши Мевки, Белек, Анталия ТУРЦИЯ</text:p>
          </table:table-cell>
          <table:table-cell office:value-type="string" calcext:value-type="string">
            <text:p>+90 242 710 10 00</text:p>
          </table:table-cell>
          <table:table-cell office:value-type="string" calcext:value-type="string">
            <text:p>+90 242 710 10 30</text:p>
          </table:table-cell>
          <table:table-cell office:value-type="string" calcext:value-type="string">
            <text:p>www.papillon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2];&quot;','&quot;;[.C282];&quot;','&quot;;[.I282];&quot;','&quot;;[.J282];&quot;','&quot;;[.K282];&quot;','','&quot;;[.D282];&quot;','&quot;;[.L282];&quot;','&quot;;[.M282];&quot;',&quot;;[.E282];&quot;,true,(select id from public.address where externalid=&quot;;REPLACE([.A282];1;9;&quot;&quot;);&quot;));&quot;)" office:value-type="string" office:string-value="insert into public.hotel(name, place, phone,fax,site,email,descr,vk,fb,stars,published,address_id) values('Papillon Zeugma Relaxury 5*','Турция, Средиземноморский регион, Белек, Белек-центр','+90 242 710 10 00','+90 242 710 10 30','www.papillon.com.tr','','Гостиница, Пляжный, 1-я линия от моря, Загородный, близко','','',5,true,(select id from public.address where externalid=4785));" calcext:value-type="string">
            <text:p>insert into public.hotel(name, place, phone,fax,site,email,descr,vk,fb,stars,published,address_id) values('Papillon Zeugma Relaxury 5*','Турция, Средиземноморский регион, Белек, Белек-центр','+90 242 710 10 00','+90 242 710 10 30','www.papillon.com.tr','','Гостиница, Пляжный, 1-я линия от моря, Загородный, близко','','',5,true,(select id from public.address where externalid=4785));</text:p>
          </table:table-cell>
          <table:table-cell table:formula="of:=CONCATENATE(&quot;(select id from hotel where externalid=&quot;;REPLACE([.A282];1;9;&quot;&quot;);&quot;)&quot;)" office:value-type="string" office:string-value="(select id from hotel where externalid=4785)" calcext:value-type="string">
            <text:p>(select id from hotel where externalid=4785)</text:p>
          </table:table-cell>
          <table:table-cell table:formula="of:=CONCATENATE(&quot;insert into public.address(country_id,settlementpart,streetpart,externalid) values((select id from public.country where name_ru='&quot;;[.F282];&quot;'),'&quot;;[.G282];&quot;','&quot; ;[.H282];&quot;',&quot;;REPLACE([.A282];1;9;&quot;&quot;);&quot;);&quot;)" office:value-type="string" office:string-value="insert into public.address(country_id,settlementpart,streetpart,externalid) values((select id from public.country where name_ru='Турция'),'Белек','Илерибаши Мевки, Белек, Анталия ТУРЦИЯ',4785);" calcext:value-type="string">
            <text:p>insert into public.address(country_id,settlementpart,streetpart,externalid) values((select id from public.country where name_ru='Турция'),'Белек','Илерибаши Мевки, Белек, Анталия ТУРЦИЯ',4785);</text:p>
          </table:table-cell>
          <table:table-cell/>
        </table:table-row>
        <table:table-row table:style-name="ro1">
          <table:table-cell office:value-type="string" calcext:value-type="string">
            <text:p>/hotel/al40711</text:p>
          </table:table-cell>
          <table:table-cell office:value-type="string" calcext:value-type="string">
            <text:p>Titanic Palace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ahl Hasheesh Road, P.O.Box:45, Hurghada, Egypt</text:p>
          </table:table-cell>
          <table:table-cell office:value-type="string" calcext:value-type="string">
            <text:p>(2065) 346 14 20</text:p>
          </table:table-cell>
          <table:table-cell office:value-type="string" calcext:value-type="string">
            <text:p>(2065) 346 14 30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283];&quot;','&quot;;[.C283];&quot;','&quot;;[.I283];&quot;','&quot;;[.J283];&quot;','&quot;;[.K283];&quot;','','&quot;;[.D283];&quot;','&quot;;[.L283];&quot;','&quot;;[.M283];&quot;',&quot;;[.E283];&quot;,true,(select id from public.address where externalid=&quot;;REPLACE([.A283];1;9;&quot;&quot;);&quot;));&quot;)" office:value-type="string" office:string-value="insert into public.hotel(name, place, phone,fax,site,email,descr,vk,fb,stars,published,address_id) values('Titanic Palace 5*','Египет, Мухафаза Красное Море, Хургада','(2065) 346 14 20','(2065) 346 14 30','','','Гостиница, Пляжный, 1-я линия от моря','','',5,true,(select id from public.address where externalid=40711));" calcext:value-type="string">
            <text:p>insert into public.hotel(name, place, phone,fax,site,email,descr,vk,fb,stars,published,address_id) values('Titanic Palace 5*','Египет, Мухафаза Красное Море, Хургада','(2065) 346 14 20','(2065) 346 14 30','','','Гостиница, Пляжный, 1-я линия от моря','','',5,true,(select id from public.address where externalid=40711));</text:p>
          </table:table-cell>
          <table:table-cell table:formula="of:=CONCATENATE(&quot;(select id from hotel where externalid=&quot;;REPLACE([.A283];1;9;&quot;&quot;);&quot;)&quot;)" office:value-type="string" office:string-value="(select id from hotel where externalid=40711)" calcext:value-type="string">
            <text:p>(select id from hotel where externalid=40711)</text:p>
          </table:table-cell>
          <table:table-cell table:formula="of:=CONCATENATE(&quot;insert into public.address(country_id,settlementpart,streetpart,externalid) values((select id from public.country where name_ru='&quot;;[.F283];&quot;'),'&quot;;[.G283];&quot;','&quot; ;[.H283];&quot;',&quot;;REPLACE([.A283];1;9;&quot;&quot;);&quot;);&quot;)" office:value-type="string" office:string-value="insert into public.address(country_id,settlementpart,streetpart,externalid) values((select id from public.country where name_ru='Египет'),'Хургада','Sahl Hasheesh Road, P.O.Box:45, Hurghada, Egypt',40711);" calcext:value-type="string">
            <text:p>insert into public.address(country_id,settlementpart,streetpart,externalid) values((select id from public.country where name_ru='Египет'),'Хургада','Sahl Hasheesh Road, P.O.Box:45, Hurghada, Egypt',40711);</text:p>
          </table:table-cell>
          <table:table-cell/>
        </table:table-row>
        <table:table-row table:style-name="ro1">
          <table:table-cell office:value-type="string" calcext:value-type="string">
            <text:p>/hotel/al4696</text:p>
          </table:table-cell>
          <table:table-cell office:value-type="string" calcext:value-type="string">
            <text:p>Margadina 3*</text:p>
          </table:table-cell>
          <table:table-cell office:value-type="string" calcext:value-type="string">
            <text:p>Кипр, Регион Фамагуста, Айя-Напа</text:p>
          </table:table-cell>
          <table:table-cell office:value-type="string" calcext:value-type="string">
            <text:p>Гостиница, Пляжный, 1-я линия от моря, Городской, цент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ипр</text:p>
          </table:table-cell>
          <table:table-cell office:value-type="string" calcext:value-type="string">
            <text:p>Айя-Напа</text:p>
          </table:table-cell>
          <table:table-cell office:value-type="string" calcext:value-type="string">
            <text:p>P.O.Box 30401, Ayia Napa 5343 Cyprus</text:p>
          </table:table-cell>
          <table:table-cell office:value-type="string" calcext:value-type="string">
            <text:p>+357 23 815 000</text:p>
          </table:table-cell>
          <table:table-cell office:value-type="string" calcext:value-type="string">
            <text:p>+357 23 815 001</text:p>
          </table:table-cell>
          <table:table-cell office:value-type="string" calcext:value-type="string">
            <text:p>www.margadina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4];&quot;','&quot;;[.C284];&quot;','&quot;;[.I284];&quot;','&quot;;[.J284];&quot;','&quot;;[.K284];&quot;','','&quot;;[.D284];&quot;','&quot;;[.L284];&quot;','&quot;;[.M284];&quot;',&quot;;[.E284];&quot;,true,(select id from public.address where externalid=&quot;;REPLACE([.A284];1;9;&quot;&quot;);&quot;));&quot;)" office:value-type="string" office:string-value="insert into public.hotel(name, place, phone,fax,site,email,descr,vk,fb,stars,published,address_id) values('Margadina 3*','Кипр, Регион Фамагуста, Айя-Напа','+357 23 815 000','+357 23 815 001','www.margadinahotel.com','','Гостиница, Пляжный, 1-я линия от моря, Городской, центр','','',3,true,(select id from public.address where externalid=4696));" calcext:value-type="string">
            <text:p>insert into public.hotel(name, place, phone,fax,site,email,descr,vk,fb,stars,published,address_id) values('Margadina 3*','Кипр, Регион Фамагуста, Айя-Напа','+357 23 815 000','+357 23 815 001','www.margadinahotel.com','','Гостиница, Пляжный, 1-я линия от моря, Городской, центр','','',3,true,(select id from public.address where externalid=4696));</text:p>
          </table:table-cell>
          <table:table-cell table:formula="of:=CONCATENATE(&quot;(select id from hotel where externalid=&quot;;REPLACE([.A284];1;9;&quot;&quot;);&quot;)&quot;)" office:value-type="string" office:string-value="(select id from hotel where externalid=4696)" calcext:value-type="string">
            <text:p>(select id from hotel where externalid=4696)</text:p>
          </table:table-cell>
          <table:table-cell table:formula="of:=CONCATENATE(&quot;insert into public.address(country_id,settlementpart,streetpart,externalid) values((select id from public.country where name_ru='&quot;;[.F284];&quot;'),'&quot;;[.G284];&quot;','&quot; ;[.H284];&quot;',&quot;;REPLACE([.A284];1;9;&quot;&quot;);&quot;);&quot;)" office:value-type="string" office:string-value="insert into public.address(country_id,settlementpart,streetpart,externalid) values((select id from public.country where name_ru='Кипр'),'Айя-Напа','P.O.Box 30401, Ayia Napa 5343 Cyprus',4696);" calcext:value-type="string">
            <text:p>insert into public.address(country_id,settlementpart,streetpart,externalid) values((select id from public.country where name_ru='Кипр'),'Айя-Напа','P.O.Box 30401, Ayia Napa 5343 Cyprus',4696);</text:p>
          </table:table-cell>
          <table:table-cell/>
        </table:table-row>
        <table:table-row table:style-name="ro1">
          <table:table-cell office:value-type="string" calcext:value-type="string">
            <text:p>/hotel/al4024</text:p>
          </table:table-cell>
          <table:table-cell office:value-type="string" calcext:value-type="string">
            <text:p>LABRANDA Club Makadi 4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Частный отель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Makadi Bay , Hurghada - Red Sea - Egypt</text:p>
          </table:table-cell>
          <table:table-cell office:value-type="string" calcext:value-type="string">
            <text:p>(+ 20 65) 3590 319 - 323</text:p>
          </table:table-cell>
          <table:table-cell office:value-type="string" calcext:value-type="string">
            <text:p>(+ 20 65) 3590 316</text:p>
          </table:table-cell>
          <table:table-cell office:value-type="string" calcext:value-type="string">
            <text:p>www.labrand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5];&quot;','&quot;;[.C285];&quot;','&quot;;[.I285];&quot;','&quot;;[.J285];&quot;','&quot;;[.K285];&quot;','','&quot;;[.D285];&quot;','&quot;;[.L285];&quot;','&quot;;[.M285];&quot;',&quot;;[.E285];&quot;,true,(select id from public.address where externalid=&quot;;REPLACE([.A285];1;9;&quot;&quot;);&quot;));&quot;)" office:value-type="string" office:string-value="insert into public.hotel(name, place, phone,fax,site,email,descr,vk,fb,stars,published,address_id) values('LABRANDA Club Makadi 4*','Египет, Мухафаза Красное Море, Макади Бэй','(+ 20 65) 3590 319 - 323','(+ 20 65) 3590 316','www.labranda.com','','Частный отель, Пляжный, 1-я линия от моря','','',4,true,(select id from public.address where externalid=4024));" calcext:value-type="string">
            <text:p>insert into public.hotel(name, place, phone,fax,site,email,descr,vk,fb,stars,published,address_id) values('LABRANDA Club Makadi 4*','Египет, Мухафаза Красное Море, Макади Бэй','(+ 20 65) 3590 319 - 323','(+ 20 65) 3590 316','www.labranda.com','','Частный отель, Пляжный, 1-я линия от моря','','',4,true,(select id from public.address where externalid=4024));</text:p>
          </table:table-cell>
          <table:table-cell table:formula="of:=CONCATENATE(&quot;(select id from hotel where externalid=&quot;;REPLACE([.A285];1;9;&quot;&quot;);&quot;)&quot;)" office:value-type="string" office:string-value="(select id from hotel where externalid=4024)" calcext:value-type="string">
            <text:p>(select id from hotel where externalid=4024)</text:p>
          </table:table-cell>
          <table:table-cell table:formula="of:=CONCATENATE(&quot;insert into public.address(country_id,settlementpart,streetpart,externalid) values((select id from public.country where name_ru='&quot;;[.F285];&quot;'),'&quot;;[.G285];&quot;','&quot; ;[.H285];&quot;',&quot;;REPLACE([.A285];1;9;&quot;&quot;);&quot;);&quot;)" office:value-type="string" office:string-value="insert into public.address(country_id,settlementpart,streetpart,externalid) values((select id from public.country where name_ru='Египет'),'Макади Бэй','Makadi Bay , Hurghada - Red Sea - Egypt',4024);" calcext:value-type="string">
            <text:p>insert into public.address(country_id,settlementpart,streetpart,externalid) values((select id from public.country where name_ru='Египет'),'Макади Бэй','Makadi Bay , Hurghada - Red Sea - Egypt',4024);</text:p>
          </table:table-cell>
          <table:table-cell/>
        </table:table-row>
        <table:table-row table:style-name="ro1">
          <table:table-cell office:value-type="string" calcext:value-type="string">
            <text:p>/hotel/al62225</text:p>
          </table:table-cell>
          <table:table-cell office:value-type="string" calcext:value-type="string">
            <text:p>Seher Sun Palace Resort And Spa 5*</text:p>
          </table:table-cell>
          <table:table-cell office:value-type="string" calcext:value-type="string">
            <text:p>Турция, Средиземноморский регион, Сиде, Чолаклы</text:p>
          </table:table-cell>
          <table:table-cell office:value-type="string" calcext:value-type="string">
            <text:p>СПА-отель, Пляжный, 2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Side, Turkey</text:p>
          </table:table-cell>
          <table:table-cell office:value-type="string" calcext:value-type="string">
            <text:p>+90 242 763 65 15</text:p>
          </table:table-cell>
          <table:table-cell office:value-type="string" calcext:value-type="string">
            <text:p>+90 242 763 65 17</text:p>
          </table:table-cell>
          <table:table-cell office:value-type="string" calcext:value-type="string">
            <text:p>www.seher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6];&quot;','&quot;;[.C286];&quot;','&quot;;[.I286];&quot;','&quot;;[.J286];&quot;','&quot;;[.K286];&quot;','','&quot;;[.D286];&quot;','&quot;;[.L286];&quot;','&quot;;[.M286];&quot;',&quot;;[.E286];&quot;,true,(select id from public.address where externalid=&quot;;REPLACE([.A286];1;9;&quot;&quot;);&quot;));&quot;)" office:value-type="string" office:string-value="insert into public.hotel(name, place, phone,fax,site,email,descr,vk,fb,stars,published,address_id) values('Seher Sun Palace Resort And Spa 5*','Турция, Средиземноморский регион, Сиде, Чолаклы','+90 242 763 65 15','+90 242 763 65 17','www.seherhotels.com','','СПА-отель, Пляжный, 2-я линия от моря, Городской, окраина','','',5,true,(select id from public.address where externalid=62225));" calcext:value-type="string">
            <text:p>insert into public.hotel(name, place, phone,fax,site,email,descr,vk,fb,stars,published,address_id) values('Seher Sun Palace Resort And Spa 5*','Турция, Средиземноморский регион, Сиде, Чолаклы','+90 242 763 65 15','+90 242 763 65 17','www.seherhotels.com','','СПА-отель, Пляжный, 2-я линия от моря, Городской, окраина','','',5,true,(select id from public.address where externalid=62225));</text:p>
          </table:table-cell>
          <table:table-cell table:formula="of:=CONCATENATE(&quot;(select id from hotel where externalid=&quot;;REPLACE([.A286];1;9;&quot;&quot;);&quot;)&quot;)" office:value-type="string" office:string-value="(select id from hotel where externalid=62225)" calcext:value-type="string">
            <text:p>(select id from hotel where externalid=62225)</text:p>
          </table:table-cell>
          <table:table-cell table:formula="of:=CONCATENATE(&quot;insert into public.address(country_id,settlementpart,streetpart,externalid) values((select id from public.country where name_ru='&quot;;[.F286];&quot;'),'&quot;;[.G286];&quot;','&quot; ;[.H286];&quot;',&quot;;REPLACE([.A286];1;9;&quot;&quot;);&quot;);&quot;)" office:value-type="string" office:string-value="insert into public.address(country_id,settlementpart,streetpart,externalid) values((select id from public.country where name_ru='Турция'),'Сиде','Side, Turkey',62225);" calcext:value-type="string">
            <text:p>insert into public.address(country_id,settlementpart,streetpart,externalid) values((select id from public.country where name_ru='Турция'),'Сиде','Side, Turkey',62225);</text:p>
          </table:table-cell>
          <table:table-cell/>
        </table:table-row>
        <table:table-row table:style-name="ro1">
          <table:table-cell office:value-type="string" calcext:value-type="string">
            <text:p>/hotel/al13627</text:p>
          </table:table-cell>
          <table:table-cell office:value-type="string" calcext:value-type="string">
            <text:p>Melton Beach Resort 5*</text:p>
          </table:table-cell>
          <table:table-cell office:value-type="string" calcext:value-type="string">
            <text:p>Египет, Мухафаза Южный Синай, Шарм-Эль-Шейх, Рас Насрани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OB 71 - Montazah/Ras Nasrani, 00000, Sharm El Sheikh EGYPT</text:p>
          </table:table-cell>
          <table:table-cell office:value-type="string" calcext:value-type="string">
            <text:p>(2) 069 3670000</text:p>
          </table:table-cell>
          <table:table-cell office:value-type="string" calcext:value-type="string">
            <text:p>(2) 069 3670010</text:p>
          </table:table-cell>
          <table:table-cell office:value-type="string" calcext:value-type="string">
            <text:p>melton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7];&quot;','&quot;;[.C287];&quot;','&quot;;[.I287];&quot;','&quot;;[.J287];&quot;','&quot;;[.K287];&quot;','','&quot;;[.D287];&quot;','&quot;;[.L287];&quot;','&quot;;[.M287];&quot;',&quot;;[.E287];&quot;,true,(select id from public.address where externalid=&quot;;REPLACE([.A287];1;9;&quot;&quot;);&quot;));&quot;)" office:value-type="string" office:string-value="insert into public.hotel(name, place, phone,fax,site,email,descr,vk,fb,stars,published,address_id) values('Melton Beach Resort 5*','Египет, Мухафаза Южный Синай, Шарм-Эль-Шейх, Рас Насрани','(2) 069 3670000','(2) 069 3670010','meltonhotels.com','','Гостиничный комплекс, Пляжный, 1-я линия от моря','','',5,true,(select id from public.address where externalid=13627));" calcext:value-type="string">
            <text:p>insert into public.hotel(name, place, phone,fax,site,email,descr,vk,fb,stars,published,address_id) values('Melton Beach Resort 5*','Египет, Мухафаза Южный Синай, Шарм-Эль-Шейх, Рас Насрани','(2) 069 3670000','(2) 069 3670010','meltonhotels.com','','Гостиничный комплекс, Пляжный, 1-я линия от моря','','',5,true,(select id from public.address where externalid=13627));</text:p>
          </table:table-cell>
          <table:table-cell table:formula="of:=CONCATENATE(&quot;(select id from hotel where externalid=&quot;;REPLACE([.A287];1;9;&quot;&quot;);&quot;)&quot;)" office:value-type="string" office:string-value="(select id from hotel where externalid=13627)" calcext:value-type="string">
            <text:p>(select id from hotel where externalid=13627)</text:p>
          </table:table-cell>
          <table:table-cell table:formula="of:=CONCATENATE(&quot;insert into public.address(country_id,settlementpart,streetpart,externalid) values((select id from public.country where name_ru='&quot;;[.F287];&quot;'),'&quot;;[.G287];&quot;','&quot; ;[.H287];&quot;',&quot;;REPLACE([.A287];1;9;&quot;&quot;);&quot;);&quot;)" office:value-type="string" office:string-value="insert into public.address(country_id,settlementpart,streetpart,externalid) values((select id from public.country where name_ru='Египет'),'Шарм-Эль-Шейх','POB 71 - Montazah/Ras Nasrani, 00000, Sharm El Sheikh EGYPT',13627);" calcext:value-type="string">
            <text:p>insert into public.address(country_id,settlementpart,streetpart,externalid) values((select id from public.country where name_ru='Египет'),'Шарм-Эль-Шейх','POB 71 - Montazah/Ras Nasrani, 00000, Sharm El Sheikh EGYPT',13627);</text:p>
          </table:table-cell>
          <table:table-cell/>
        </table:table-row>
        <table:table-row table:style-name="ro1">
          <table:table-cell office:value-type="string" calcext:value-type="string">
            <text:p>/hotel/al39867</text:p>
          </table:table-cell>
          <table:table-cell office:value-type="string" calcext:value-type="string">
            <text:p>Perre Delta Hotel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Çayı Yanı Ulubük Mevkii Okurcalar Alanya Antalya TÜRKİYE</text:p>
          </table:table-cell>
          <table:table-cell office:value-type="string" calcext:value-type="string">
            <text:p>+9 (0242) 527 52 00</text:p>
          </table:table-cell>
          <table:table-cell office:value-type="string" calcext:value-type="string">
            <text:p>+9 (0242) 527 52 10</text:p>
          </table:table-cell>
          <table:table-cell office:value-type="string" calcext:value-type="string">
            <text:p>www.perredelta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8];&quot;','&quot;;[.C288];&quot;','&quot;;[.I288];&quot;','&quot;;[.J288];&quot;','&quot;;[.K288];&quot;','','&quot;;[.D288];&quot;','&quot;;[.L288];&quot;','&quot;;[.M288];&quot;',&quot;;[.E288];&quot;,true,(select id from public.address where externalid=&quot;;REPLACE([.A288];1;9;&quot;&quot;);&quot;));&quot;)" office:value-type="string" office:string-value="insert into public.hotel(name, place, phone,fax,site,email,descr,vk,fb,stars,published,address_id) values('Perre Delta Hotel 5*','Турция, Средиземноморский регион, Аланья, Окурджалар','+9 (0242) 527 52 00','+9 (0242) 527 52 10','www.perredeltahotel.com','','Гостиница, Пляжный, 1-я линия от моря, Загородный, близко','','',5,true,(select id from public.address where externalid=39867));" calcext:value-type="string">
            <text:p>insert into public.hotel(name, place, phone,fax,site,email,descr,vk,fb,stars,published,address_id) values('Perre Delta Hotel 5*','Турция, Средиземноморский регион, Аланья, Окурджалар','+9 (0242) 527 52 00','+9 (0242) 527 52 10','www.perredeltahotel.com','','Гостиница, Пляжный, 1-я линия от моря, Загородный, близко','','',5,true,(select id from public.address where externalid=39867));</text:p>
          </table:table-cell>
          <table:table-cell table:formula="of:=CONCATENATE(&quot;(select id from hotel where externalid=&quot;;REPLACE([.A288];1;9;&quot;&quot;);&quot;)&quot;)" office:value-type="string" office:string-value="(select id from hotel where externalid=39867)" calcext:value-type="string">
            <text:p>(select id from hotel where externalid=39867)</text:p>
          </table:table-cell>
          <table:table-cell table:formula="of:=CONCATENATE(&quot;insert into public.address(country_id,settlementpart,streetpart,externalid) values((select id from public.country where name_ru='&quot;;[.F288];&quot;'),'&quot;;[.G288];&quot;','&quot; ;[.H288];&quot;',&quot;;REPLACE([.A288];1;9;&quot;&quot;);&quot;);&quot;)" office:value-type="string" office:string-value="insert into public.address(country_id,settlementpart,streetpart,externalid) values((select id from public.country where name_ru='Турция'),'Аланья','Alara Çayı Yanı Ulubük Mevkii Okurcalar Alanya Antalya TÜRKİYE',39867);" calcext:value-type="string">
            <text:p>insert into public.address(country_id,settlementpart,streetpart,externalid) values((select id from public.country where name_ru='Турция'),'Аланья','Alara Çayı Yanı Ulubük Mevkii Okurcalar Alanya Antalya TÜRKİYE',39867);</text:p>
          </table:table-cell>
          <table:table-cell/>
        </table:table-row>
        <table:table-row table:style-name="ro1">
          <table:table-cell office:value-type="string" calcext:value-type="string">
            <text:p>/hotel/al11186</text:p>
          </table:table-cell>
          <table:table-cell office:value-type="string" calcext:value-type="string">
            <text:p>Concorde El Salam Hotel Sharm El Sheikh (Sport Area)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White Knight Beach P.O. Box 91 South</text:p>
          </table:table-cell>
          <table:table-cell office:value-type="string" calcext:value-type="string">
            <text:p>(20) (069) 360 14 60</text:p>
          </table:table-cell>
          <table:table-cell office:value-type="string" calcext:value-type="string">
            <text:p>(20) (069) 360 15 60</text:p>
          </table:table-cell>
          <table:table-cell office:value-type="string" calcext:value-type="string">
            <text:p>www.concorde-hotels.ru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89];&quot;','&quot;;[.C289];&quot;','&quot;;[.I289];&quot;','&quot;;[.J289];&quot;','&quot;;[.K289];&quot;','','&quot;;[.D289];&quot;','&quot;;[.L289];&quot;','&quot;;[.M289];&quot;',&quot;;[.E289];&quot;,true,(select id from public.address where externalid=&quot;;REPLACE([.A289];1;9;&quot;&quot;);&quot;));&quot;)" office:value-type="string" office:string-value="insert into public.hotel(name, place, phone,fax,site,email,descr,vk,fb,stars,published,address_id) values('Concorde El Salam Hotel Sharm El Sheikh (Sport Area) 5*','Египет, Мухафаза Южный Синай, Шарм-Эль-Шейх','(20) (069) 360 14 60','(20) (069) 360 15 60','www.concorde-hotels.ru','','Гостиница, Пляжный, 2-я линия от моря','','',5,true,(select id from public.address where externalid=11186));" calcext:value-type="string">
            <text:p>insert into public.hotel(name, place, phone,fax,site,email,descr,vk,fb,stars,published,address_id) values('Concorde El Salam Hotel Sharm El Sheikh (Sport Area) 5*','Египет, Мухафаза Южный Синай, Шарм-Эль-Шейх','(20) (069) 360 14 60','(20) (069) 360 15 60','www.concorde-hotels.ru','','Гостиница, Пляжный, 2-я линия от моря','','',5,true,(select id from public.address where externalid=11186));</text:p>
          </table:table-cell>
          <table:table-cell table:formula="of:=CONCATENATE(&quot;(select id from hotel where externalid=&quot;;REPLACE([.A289];1;9;&quot;&quot;);&quot;)&quot;)" office:value-type="string" office:string-value="(select id from hotel where externalid=11186)" calcext:value-type="string">
            <text:p>(select id from hotel where externalid=11186)</text:p>
          </table:table-cell>
          <table:table-cell table:formula="of:=CONCATENATE(&quot;insert into public.address(country_id,settlementpart,streetpart,externalid) values((select id from public.country where name_ru='&quot;;[.F289];&quot;'),'&quot;;[.G289];&quot;','&quot; ;[.H289];&quot;',&quot;;REPLACE([.A289];1;9;&quot;&quot;);&quot;);&quot;)" office:value-type="string" office:string-value="insert into public.address(country_id,settlementpart,streetpart,externalid) values((select id from public.country where name_ru='Египет'),'Шарм-Эль-Шейх','White Knight Beach P.O. Box 91 South',11186);" calcext:value-type="string">
            <text:p>insert into public.address(country_id,settlementpart,streetpart,externalid) values((select id from public.country where name_ru='Египет'),'Шарм-Эль-Шейх','White Knight Beach P.O. Box 91 South',11186);</text:p>
          </table:table-cell>
          <table:table-cell/>
        </table:table-row>
        <table:table-row table:style-name="ro1">
          <table:table-cell office:value-type="string" calcext:value-type="string">
            <text:p>/hotel/al5490</text:p>
          </table:table-cell>
          <table:table-cell office:value-type="string" calcext:value-type="string">
            <text:p>Ganita Holiday Village 4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Клубный отель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Merkez Mah. Kuyumcu Cad. Konaklı / Alanya / Antalya</text:p>
          </table:table-cell>
          <table:table-cell office:value-type="string" calcext:value-type="string">
            <text:p>0 242 565 00 01</text:p>
          </table:table-cell>
          <table:table-cell/>
          <table:table-cell office:value-type="string" calcext:value-type="string">
            <text:p>www.mahidevran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90];&quot;','&quot;;[.C290];&quot;','&quot;;[.I290];&quot;','&quot;;[.J290];&quot;','&quot;;[.K290];&quot;','','&quot;;[.D290];&quot;','&quot;;[.L290];&quot;','&quot;;[.M290];&quot;',&quot;;[.E290];&quot;,true,(select id from public.address where externalid=&quot;;REPLACE([.A290];1;9;&quot;&quot;);&quot;));&quot;)" office:value-type="string" office:string-value="insert into public.hotel(name, place, phone,fax,site,email,descr,vk,fb,stars,published,address_id) values('Ganita Holiday Village 4*','Турция, Средиземноморский регион, Аланья, Конаклы','0 242 565 00 01','','www.mahidevran.com.tr','','Клубный отель, Пляжный, 1-я линия от моря, Загородный, рядом','','',4,true,(select id from public.address where externalid=5490));" calcext:value-type="string">
            <text:p>insert into public.hotel(name, place, phone,fax,site,email,descr,vk,fb,stars,published,address_id) values('Ganita Holiday Village 4*','Турция, Средиземноморский регион, Аланья, Конаклы','0 242 565 00 01','','www.mahidevran.com.tr','','Клубный отель, Пляжный, 1-я линия от моря, Загородный, рядом','','',4,true,(select id from public.address where externalid=5490));</text:p>
          </table:table-cell>
          <table:table-cell table:formula="of:=CONCATENATE(&quot;(select id from hotel where externalid=&quot;;REPLACE([.A290];1;9;&quot;&quot;);&quot;)&quot;)" office:value-type="string" office:string-value="(select id from hotel where externalid=5490)" calcext:value-type="string">
            <text:p>(select id from hotel where externalid=5490)</text:p>
          </table:table-cell>
          <table:table-cell table:formula="of:=CONCATENATE(&quot;insert into public.address(country_id,settlementpart,streetpart,externalid) values((select id from public.country where name_ru='&quot;;[.F290];&quot;'),'&quot;;[.G290];&quot;','&quot; ;[.H290];&quot;',&quot;;REPLACE([.A290];1;9;&quot;&quot;);&quot;);&quot;)" office:value-type="string" office:string-value="insert into public.address(country_id,settlementpart,streetpart,externalid) values((select id from public.country where name_ru='Турция'),'Аланья','Merkez Mah. Kuyumcu Cad. Konaklı / Alanya / Antalya',5490);" calcext:value-type="string">
            <text:p>insert into public.address(country_id,settlementpart,streetpart,externalid) values((select id from public.country where name_ru='Турция'),'Аланья','Merkez Mah. Kuyumcu Cad. Konaklı / Alanya / Antalya',5490);</text:p>
          </table:table-cell>
          <table:table-cell/>
        </table:table-row>
        <table:table-row table:style-name="ro1">
          <table:table-cell office:value-type="string" calcext:value-type="string">
            <text:p>/hotel/al12397</text:p>
          </table:table-cell>
          <table:table-cell office:value-type="string" calcext:value-type="string">
            <text:p>Dessole Malia Beach 4*</text:p>
          </table:table-cell>
          <table:table-cell office:value-type="string" calcext:value-type="string">
            <text:p>Греция, Крит о., Малья</text:p>
          </table:table-cell>
          <table:table-cell office:value-type="string" calcext:value-type="string">
            <text:p>Частный отель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Крит о.</text:p>
          </table:table-cell>
          <table:table-cell office:value-type="string" calcext:value-type="string">
            <text:p>700 07 Malia, Crete-Greece</text:p>
          </table:table-cell>
          <table:table-cell office:value-type="string" calcext:value-type="string">
            <text:p>+30 28970 31003</text:p>
          </table:table-cell>
          <table:table-cell office:value-type="string" calcext:value-type="string">
            <text:p>+30 28970 31303</text:p>
          </table:table-cell>
          <table:table-cell office:value-type="string" calcext:value-type="string">
            <text:p>www.dessolehotels.com</text:p>
          </table:table-cell>
          <table:table-cell/>
          <table:table-cell office:value-type="string" calcext:value-type="string">
            <text:p>https://www.facebook.com/pages/Dessole-Resorts-Hotels/133496180044217</text:p>
          </table:table-cell>
          <table:table-cell table:formula="of:=CONCATENATE(&quot;insert into public.hotel(name, place, phone,fax,site,email,descr,vk,fb,stars,published,address_id) values('&quot;;[.B291];&quot;','&quot;;[.C291];&quot;','&quot;;[.I291];&quot;','&quot;;[.J291];&quot;','&quot;;[.K291];&quot;','','&quot;;[.D291];&quot;','&quot;;[.L291];&quot;','&quot;;[.M291];&quot;',&quot;;[.E291];&quot;,true,(select id from public.address where externalid=&quot;;REPLACE([.A291];1;9;&quot;&quot;);&quot;));&quot;)" office:value-type="string" office:string-value="insert into public.hotel(name, place, phone,fax,site,email,descr,vk,fb,stars,published,address_id) values('Dessole Malia Beach 4*','Греция, Крит о., Малья','+30 28970 31003','+30 28970 31303','www.dessolehotels.com','','Частный отель, Пляжный, 1-я линия от моря','','https://www.facebook.com/pages/Dessole-Resorts-Hotels/133496180044217',4,true,(select id from public.address where externalid=12397));" calcext:value-type="string">
            <text:p>insert into public.hotel(name, place, phone,fax,site,email,descr,vk,fb,stars,published,address_id) values('Dessole Malia Beach 4*','Греция, Крит о., Малья','+30 28970 31003','+30 28970 31303','www.dessolehotels.com','','Частный отель, Пляжный, 1-я линия от моря','','https://www.facebook.com/pages/Dessole-Resorts-Hotels/133496180044217',4,true,(select id from public.address where externalid=12397));</text:p>
          </table:table-cell>
          <table:table-cell table:formula="of:=CONCATENATE(&quot;(select id from hotel where externalid=&quot;;REPLACE([.A291];1;9;&quot;&quot;);&quot;)&quot;)" office:value-type="string" office:string-value="(select id from hotel where externalid=12397)" calcext:value-type="string">
            <text:p>(select id from hotel where externalid=12397)</text:p>
          </table:table-cell>
          <table:table-cell table:formula="of:=CONCATENATE(&quot;insert into public.address(country_id,settlementpart,streetpart,externalid) values((select id from public.country where name_ru='&quot;;[.F291];&quot;'),'&quot;;[.G291];&quot;','&quot; ;[.H291];&quot;',&quot;;REPLACE([.A291];1;9;&quot;&quot;);&quot;);&quot;)" office:value-type="string" office:string-value="insert into public.address(country_id,settlementpart,streetpart,externalid) values((select id from public.country where name_ru='Греция'),'Крит о.','700 07 Malia, Crete-Greece',12397);" calcext:value-type="string">
            <text:p>insert into public.address(country_id,settlementpart,streetpart,externalid) values((select id from public.country where name_ru='Греция'),'Крит о.','700 07 Malia, Crete-Greece',12397);</text:p>
          </table:table-cell>
          <table:table-cell/>
        </table:table-row>
        <table:table-row table:style-name="ro1">
          <table:table-cell office:value-type="string" calcext:value-type="string">
            <text:p>/hotel/al5317</text:p>
          </table:table-cell>
          <table:table-cell office:value-type="string" calcext:value-type="string">
            <text:p>Asteria Hotel Fantasia 5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amyuva Mah. Turizm Bulv. No.: 19 Kemer / Antalya, Turkey</text:p>
          </table:table-cell>
          <table:table-cell office:value-type="string" calcext:value-type="string">
            <text:p>+90 242 824 51 51</text:p>
          </table:table-cell>
          <table:table-cell office:value-type="string" calcext:value-type="string">
            <text:p>+90 242 824 51 73</text:p>
          </table:table-cell>
          <table:table-cell office:value-type="string" calcext:value-type="string">
            <text:p>www.asteriahotels.com</text:p>
          </table:table-cell>
          <table:table-cell/>
          <table:table-cell office:value-type="string" calcext:value-type="string">
            <text:p>https://www.facebook.com/FantasiaDeluxeKemer/</text:p>
          </table:table-cell>
          <table:table-cell table:formula="of:=CONCATENATE(&quot;insert into public.hotel(name, place, phone,fax,site,email,descr,vk,fb,stars,published,address_id) values('&quot;;[.B292];&quot;','&quot;;[.C292];&quot;','&quot;;[.I292];&quot;','&quot;;[.J292];&quot;','&quot;;[.K292];&quot;','','&quot;;[.D292];&quot;','&quot;;[.L292];&quot;','&quot;;[.M292];&quot;',&quot;;[.E292];&quot;,true,(select id from public.address where externalid=&quot;;REPLACE([.A292];1;9;&quot;&quot;);&quot;));&quot;)" office:value-type="string" office:string-value="insert into public.hotel(name, place, phone,fax,site,email,descr,vk,fb,stars,published,address_id) values('Asteria Hotel Fantasia 5*','Турция, Средиземноморский регион, Кемер, Чамьюва','+90 242 824 51 51','+90 242 824 51 73','www.asteriahotels.com','','Гостиница, Пляжный, 1-я линия от моря','','https://www.facebook.com/FantasiaDeluxeKemer/',5,true,(select id from public.address where externalid=5317));" calcext:value-type="string">
            <text:p>insert into public.hotel(name, place, phone,fax,site,email,descr,vk,fb,stars,published,address_id) values('Asteria Hotel Fantasia 5*','Турция, Средиземноморский регион, Кемер, Чамьюва','+90 242 824 51 51','+90 242 824 51 73','www.asteriahotels.com','','Гостиница, Пляжный, 1-я линия от моря','','https://www.facebook.com/FantasiaDeluxeKemer/',5,true,(select id from public.address where externalid=5317));</text:p>
          </table:table-cell>
          <table:table-cell table:formula="of:=CONCATENATE(&quot;(select id from hotel where externalid=&quot;;REPLACE([.A292];1;9;&quot;&quot;);&quot;)&quot;)" office:value-type="string" office:string-value="(select id from hotel where externalid=5317)" calcext:value-type="string">
            <text:p>(select id from hotel where externalid=5317)</text:p>
          </table:table-cell>
          <table:table-cell table:formula="of:=CONCATENATE(&quot;insert into public.address(country_id,settlementpart,streetpart,externalid) values((select id from public.country where name_ru='&quot;;[.F292];&quot;'),'&quot;;[.G292];&quot;','&quot; ;[.H292];&quot;',&quot;;REPLACE([.A292];1;9;&quot;&quot;);&quot;);&quot;)" office:value-type="string" office:string-value="insert into public.address(country_id,settlementpart,streetpart,externalid) values((select id from public.country where name_ru='Турция'),'Кемер','Camyuva Mah. Turizm Bulv. No.: 19 Kemer / Antalya, Turkey',5317);" calcext:value-type="string">
            <text:p>insert into public.address(country_id,settlementpart,streetpart,externalid) values((select id from public.country where name_ru='Турция'),'Кемер','Camyuva Mah. Turizm Bulv. No.: 19 Kemer / Antalya, Turkey',5317);</text:p>
          </table:table-cell>
          <table:table-cell/>
        </table:table-row>
        <table:table-row table:style-name="ro1">
          <table:table-cell office:value-type="string" calcext:value-type="string">
            <text:p>/hotel/al27358</text:p>
          </table:table-cell>
          <table:table-cell office:value-type="string" calcext:value-type="string">
            <text:p>Sharm Grand Plaza Resort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340 Sharm El-Sheikh - Nabq - South Sini - Egypt</text:p>
          </table:table-cell>
          <table:table-cell office:value-type="string" calcext:value-type="string">
            <text:p>+2010 341 5250</text:p>
          </table:table-cell>
          <table:table-cell office:value-type="string" calcext:value-type="string">
            <text:p>+2010 341 0975</text:p>
          </table:table-cell>
          <table:table-cell office:value-type="string" calcext:value-type="string">
            <text:p>www.sharmgrandplaz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93];&quot;','&quot;;[.C293];&quot;','&quot;;[.I293];&quot;','&quot;;[.J293];&quot;','&quot;;[.K293];&quot;','','&quot;;[.D293];&quot;','&quot;;[.L293];&quot;','&quot;;[.M293];&quot;',&quot;;[.E293];&quot;,true,(select id from public.address where externalid=&quot;;REPLACE([.A293];1;9;&quot;&quot;);&quot;));&quot;)" office:value-type="string" office:string-value="insert into public.hotel(name, place, phone,fax,site,email,descr,vk,fb,stars,published,address_id) values('Sharm Grand Plaza Resort 5*','Египет, Мухафаза Южный Синай, Шарм-Эль-Шейх, Набк Бей','+2010 341 5250','+2010 341 0975','www.sharmgrandplaza.com','','Гостиница, Пляжный, 1-я линия от моря','','',5,true,(select id from public.address where externalid=27358));" calcext:value-type="string">
            <text:p>insert into public.hotel(name, place, phone,fax,site,email,descr,vk,fb,stars,published,address_id) values('Sharm Grand Plaza Resort 5*','Египет, Мухафаза Южный Синай, Шарм-Эль-Шейх, Набк Бей','+2010 341 5250','+2010 341 0975','www.sharmgrandplaza.com','','Гостиница, Пляжный, 1-я линия от моря','','',5,true,(select id from public.address where externalid=27358));</text:p>
          </table:table-cell>
          <table:table-cell table:formula="of:=CONCATENATE(&quot;(select id from hotel where externalid=&quot;;REPLACE([.A293];1;9;&quot;&quot;);&quot;)&quot;)" office:value-type="string" office:string-value="(select id from hotel where externalid=27358)" calcext:value-type="string">
            <text:p>(select id from hotel where externalid=27358)</text:p>
          </table:table-cell>
          <table:table-cell table:formula="of:=CONCATENATE(&quot;insert into public.address(country_id,settlementpart,streetpart,externalid) values((select id from public.country where name_ru='&quot;;[.F293];&quot;'),'&quot;;[.G293];&quot;','&quot; ;[.H293];&quot;',&quot;;REPLACE([.A293];1;9;&quot;&quot;);&quot;);&quot;)" office:value-type="string" office:string-value="insert into public.address(country_id,settlementpart,streetpart,externalid) values((select id from public.country where name_ru='Египет'),'Шарм-Эль-Шейх','340 Sharm El-Sheikh - Nabq - South Sini - Egypt',27358);" calcext:value-type="string">
            <text:p>insert into public.address(country_id,settlementpart,streetpart,externalid) values((select id from public.country where name_ru='Египет'),'Шарм-Эль-Шейх','340 Sharm El-Sheikh - Nabq - South Sini - Egypt',27358);</text:p>
          </table:table-cell>
          <table:table-cell/>
        </table:table-row>
        <table:table-row table:style-name="ro1">
          <table:table-cell office:value-type="string" calcext:value-type="string">
            <text:p>/hotel/al5192</text:p>
          </table:table-cell>
          <table:table-cell office:value-type="string" calcext:value-type="string">
            <text:p>PGS Hotels Fortezza Beach Resort 5*</text:p>
          </table:table-cell>
          <table:table-cell office:value-type="string" calcext:value-type="string">
            <text:p>Турция, Эгейский регион, Мармарис, Хисароню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Мармарис</text:p>
          </table:table-cell>
          <table:table-cell office:value-type="string" calcext:value-type="string">
            <text:p>Datça Yolu 18.km Hisarönü Köyü Marmaris MUĞLA</text:p>
          </table:table-cell>
          <table:table-cell office:value-type="string" calcext:value-type="string">
            <text:p>0090 252 467 01 10</text:p>
          </table:table-cell>
          <table:table-cell office:value-type="string" calcext:value-type="string">
            <text:p>0090 252 467 01 28</text:p>
          </table:table-cell>
          <table:table-cell office:value-type="string" calcext:value-type="string">
            <text:p>www.fortezzabeach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94];&quot;','&quot;;[.C294];&quot;','&quot;;[.I294];&quot;','&quot;;[.J294];&quot;','&quot;;[.K294];&quot;','','&quot;;[.D294];&quot;','&quot;;[.L294];&quot;','&quot;;[.M294];&quot;',&quot;;[.E294];&quot;,true,(select id from public.address where externalid=&quot;;REPLACE([.A294];1;9;&quot;&quot;);&quot;));&quot;)" office:value-type="string" office:string-value="insert into public.hotel(name, place, phone,fax,site,email,descr,vk,fb,stars,published,address_id) values('PGS Hotels Fortezza Beach Resort 5*','Турция, Эгейский регион, Мармарис, Хисароню','0090 252 467 01 10','0090 252 467 01 28','www.fortezzabeachresort.com','','Гостиница, Пляжный, 1-я линия от моря','','',5,true,(select id from public.address where externalid=5192));" calcext:value-type="string">
            <text:p>insert into public.hotel(name, place, phone,fax,site,email,descr,vk,fb,stars,published,address_id) values('PGS Hotels Fortezza Beach Resort 5*','Турция, Эгейский регион, Мармарис, Хисароню','0090 252 467 01 10','0090 252 467 01 28','www.fortezzabeachresort.com','','Гостиница, Пляжный, 1-я линия от моря','','',5,true,(select id from public.address where externalid=5192));</text:p>
          </table:table-cell>
          <table:table-cell table:formula="of:=CONCATENATE(&quot;(select id from hotel where externalid=&quot;;REPLACE([.A294];1;9;&quot;&quot;);&quot;)&quot;)" office:value-type="string" office:string-value="(select id from hotel where externalid=5192)" calcext:value-type="string">
            <text:p>(select id from hotel where externalid=5192)</text:p>
          </table:table-cell>
          <table:table-cell table:formula="of:=CONCATENATE(&quot;insert into public.address(country_id,settlementpart,streetpart,externalid) values((select id from public.country where name_ru='&quot;;[.F294];&quot;'),'&quot;;[.G294];&quot;','&quot; ;[.H294];&quot;',&quot;;REPLACE([.A294];1;9;&quot;&quot;);&quot;);&quot;)" office:value-type="string" office:string-value="insert into public.address(country_id,settlementpart,streetpart,externalid) values((select id from public.country where name_ru='Турция'),'Мармарис','Datça Yolu 18.km Hisarönü Köyü Marmaris MUĞLA',5192);" calcext:value-type="string">
            <text:p>insert into public.address(country_id,settlementpart,streetpart,externalid) values((select id from public.country where name_ru='Турция'),'Мармарис','Datça Yolu 18.km Hisarönü Köyü Marmaris MUĞLA',5192);</text:p>
          </table:table-cell>
          <table:table-cell/>
        </table:table-row>
        <table:table-row table:style-name="ro1">
          <table:table-cell office:value-type="string" calcext:value-type="string">
            <text:p>/hotel/al2533</text:p>
          </table:table-cell>
          <table:table-cell office:value-type="string" calcext:value-type="string">
            <text:p>Sirius 4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kdeniz Cad no 15 Tekirova.Kemer Antalya</text:p>
          </table:table-cell>
          <table:table-cell office:value-type="string" calcext:value-type="string">
            <text:p>+90 242 821 40 22</text:p>
          </table:table-cell>
          <table:table-cell office:value-type="string" calcext:value-type="string">
            <text:p>+90 242 821 40 26</text:p>
          </table:table-cell>
          <table:table-cell office:value-type="string" calcext:value-type="string">
            <text:p>siriushotel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95];&quot;','&quot;;[.C295];&quot;','&quot;;[.I295];&quot;','&quot;;[.J295];&quot;','&quot;;[.K295];&quot;','','&quot;;[.D295];&quot;','&quot;;[.L295];&quot;','&quot;;[.M295];&quot;',&quot;;[.E295];&quot;,true,(select id from public.address where externalid=&quot;;REPLACE([.A295];1;9;&quot;&quot;);&quot;));&quot;)" office:value-type="string" office:string-value="insert into public.hotel(name, place, phone,fax,site,email,descr,vk,fb,stars,published,address_id) values('Sirius 4*','Турция, Средиземноморский регион, Кемер, Текирова','+90 242 821 40 22','+90 242 821 40 26','siriushotel.com.tr','','Гостиница, Пляжный, 1-я линия от моря, Загородный, рядом','','',4,true,(select id from public.address where externalid=2533));" calcext:value-type="string">
            <text:p>insert into public.hotel(name, place, phone,fax,site,email,descr,vk,fb,stars,published,address_id) values('Sirius 4*','Турция, Средиземноморский регион, Кемер, Текирова','+90 242 821 40 22','+90 242 821 40 26','siriushotel.com.tr','','Гостиница, Пляжный, 1-я линия от моря, Загородный, рядом','','',4,true,(select id from public.address where externalid=2533));</text:p>
          </table:table-cell>
          <table:table-cell table:formula="of:=CONCATENATE(&quot;(select id from hotel where externalid=&quot;;REPLACE([.A295];1;9;&quot;&quot;);&quot;)&quot;)" office:value-type="string" office:string-value="(select id from hotel where externalid=2533)" calcext:value-type="string">
            <text:p>(select id from hotel where externalid=2533)</text:p>
          </table:table-cell>
          <table:table-cell table:formula="of:=CONCATENATE(&quot;insert into public.address(country_id,settlementpart,streetpart,externalid) values((select id from public.country where name_ru='&quot;;[.F295];&quot;'),'&quot;;[.G295];&quot;','&quot; ;[.H295];&quot;',&quot;;REPLACE([.A295];1;9;&quot;&quot;);&quot;);&quot;)" office:value-type="string" office:string-value="insert into public.address(country_id,settlementpart,streetpart,externalid) values((select id from public.country where name_ru='Турция'),'Кемер','Akdeniz Cad no 15 Tekirova.Kemer Antalya',2533);" calcext:value-type="string">
            <text:p>insert into public.address(country_id,settlementpart,streetpart,externalid) values((select id from public.country where name_ru='Турция'),'Кемер','Akdeniz Cad no 15 Tekirova.Kemer Antalya',2533);</text:p>
          </table:table-cell>
          <table:table-cell/>
        </table:table-row>
        <table:table-row table:style-name="ro1">
          <table:table-cell office:value-type="string" calcext:value-type="string">
            <text:p>/hotel/al12213</text:p>
          </table:table-cell>
          <table:table-cell office:value-type="string" calcext:value-type="string">
            <text:p>Meder Resort 5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Merkez Mah. Barışmanço Cad. Kemer/Antalya/TÜRKİYE</text:p>
          </table:table-cell>
          <table:table-cell office:value-type="string" calcext:value-type="string">
            <text:p>+90 242 814 60 00</text:p>
          </table:table-cell>
          <table:table-cell office:value-type="string" calcext:value-type="string">
            <text:p>+90 242 814 70 35</text:p>
          </table:table-cell>
          <table:table-cell office:value-type="string" calcext:value-type="string">
            <text:p>www.meder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96];&quot;','&quot;;[.C296];&quot;','&quot;;[.I296];&quot;','&quot;;[.J296];&quot;','&quot;;[.K296];&quot;','','&quot;;[.D296];&quot;','&quot;;[.L296];&quot;','&quot;;[.M296];&quot;',&quot;;[.E296];&quot;,true,(select id from public.address where externalid=&quot;;REPLACE([.A296];1;9;&quot;&quot;);&quot;));&quot;)" office:value-type="string" office:string-value="insert into public.hotel(name, place, phone,fax,site,email,descr,vk,fb,stars,published,address_id) values('Meder Resort 5*','Турция, Средиземноморский регион, Кемер, Кемер - центр','+90 242 814 60 00','+90 242 814 70 35','www.mederresort.com','','Гостиница, Пляжный, 2-я линия от моря, Городской, близко к центру','','',5,true,(select id from public.address where externalid=12213));" calcext:value-type="string">
            <text:p>insert into public.hotel(name, place, phone,fax,site,email,descr,vk,fb,stars,published,address_id) values('Meder Resort 5*','Турция, Средиземноморский регион, Кемер, Кемер - центр','+90 242 814 60 00','+90 242 814 70 35','www.mederresort.com','','Гостиница, Пляжный, 2-я линия от моря, Городской, близко к центру','','',5,true,(select id from public.address where externalid=12213));</text:p>
          </table:table-cell>
          <table:table-cell table:formula="of:=CONCATENATE(&quot;(select id from hotel where externalid=&quot;;REPLACE([.A296];1;9;&quot;&quot;);&quot;)&quot;)" office:value-type="string" office:string-value="(select id from hotel where externalid=12213)" calcext:value-type="string">
            <text:p>(select id from hotel where externalid=12213)</text:p>
          </table:table-cell>
          <table:table-cell table:formula="of:=CONCATENATE(&quot;insert into public.address(country_id,settlementpart,streetpart,externalid) values((select id from public.country where name_ru='&quot;;[.F296];&quot;'),'&quot;;[.G296];&quot;','&quot; ;[.H296];&quot;',&quot;;REPLACE([.A296];1;9;&quot;&quot;);&quot;);&quot;)" office:value-type="string" office:string-value="insert into public.address(country_id,settlementpart,streetpart,externalid) values((select id from public.country where name_ru='Турция'),'Кемер','Merkez Mah. Barışmanço Cad. Kemer/Antalya/TÜRKİYE',12213);" calcext:value-type="string">
            <text:p>insert into public.address(country_id,settlementpart,streetpart,externalid) values((select id from public.country where name_ru='Турция'),'Кемер','Merkez Mah. Barışmanço Cad. Kemer/Antalya/TÜRKİYE',12213);</text:p>
          </table:table-cell>
          <table:table-cell/>
        </table:table-row>
        <table:table-row table:style-name="ro1">
          <table:table-cell office:value-type="string" calcext:value-type="string">
            <text:p>/hotel/al24902</text:p>
          </table:table-cell>
          <table:table-cell office:value-type="string" calcext:value-type="string">
            <text:p>Astoria 4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avaklı Cad. No:1 Kemer Antalya - TÜRKİYE</text:p>
          </table:table-cell>
          <table:table-cell office:value-type="string" calcext:value-type="string">
            <text:p>+90 (242) 814 7397</text:p>
          </table:table-cell>
          <table:table-cell office:value-type="string" calcext:value-type="string">
            <text:p>+90 (242) 814 72 99</text:p>
          </table:table-cell>
          <table:table-cell office:value-type="string" calcext:value-type="string">
            <text:p>www.astoriahotels.info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297];&quot;','&quot;;[.C297];&quot;','&quot;;[.I297];&quot;','&quot;;[.J297];&quot;','&quot;;[.K297];&quot;','','&quot;;[.D297];&quot;','&quot;;[.L297];&quot;','&quot;;[.M297];&quot;',&quot;;[.E297];&quot;,true,(select id from public.address where externalid=&quot;;REPLACE([.A297];1;9;&quot;&quot;);&quot;));&quot;)" office:value-type="string" office:string-value="insert into public.hotel(name, place, phone,fax,site,email,descr,vk,fb,stars,published,address_id) values('Astoria 4*','Турция, Средиземноморский регион, Кемер','+90 (242) 814 7397','+90 (242) 814 72 99','www.astoriahotels.info','','Гостиница, Пляжный, 2-я линия от моря, Городской, близко к центру','','',4,true,(select id from public.address where externalid=24902));" calcext:value-type="string">
            <text:p>insert into public.hotel(name, place, phone,fax,site,email,descr,vk,fb,stars,published,address_id) values('Astoria 4*','Турция, Средиземноморский регион, Кемер','+90 (242) 814 7397','+90 (242) 814 72 99','www.astoriahotels.info','','Гостиница, Пляжный, 2-я линия от моря, Городской, близко к центру','','',4,true,(select id from public.address where externalid=24902));</text:p>
          </table:table-cell>
          <table:table-cell table:formula="of:=CONCATENATE(&quot;(select id from hotel where externalid=&quot;;REPLACE([.A297];1;9;&quot;&quot;);&quot;)&quot;)" office:value-type="string" office:string-value="(select id from hotel where externalid=24902)" calcext:value-type="string">
            <text:p>(select id from hotel where externalid=24902)</text:p>
          </table:table-cell>
          <table:table-cell table:formula="of:=CONCATENATE(&quot;insert into public.address(country_id,settlementpart,streetpart,externalid) values((select id from public.country where name_ru='&quot;;[.F297];&quot;'),'&quot;;[.G297];&quot;','&quot; ;[.H297];&quot;',&quot;;REPLACE([.A297];1;9;&quot;&quot;);&quot;);&quot;)" office:value-type="string" office:string-value="insert into public.address(country_id,settlementpart,streetpart,externalid) values((select id from public.country where name_ru='Турция'),'Кемер','Kavaklı Cad. No:1 Kemer Antalya - TÜRKİYE',24902);" calcext:value-type="string">
            <text:p>insert into public.address(country_id,settlementpart,streetpart,externalid) values((select id from public.country where name_ru='Турция'),'Кемер','Kavaklı Cad. No:1 Kemer Antalya - TÜRKİYE',24902);</text:p>
          </table:table-cell>
          <table:table-cell/>
        </table:table-row>
        <table:table-row table:style-name="ro1">
          <table:table-cell office:value-type="string" calcext:value-type="string">
            <text:p>/hotel/al86945</text:p>
          </table:table-cell>
          <table:table-cell office:value-type="string" calcext:value-type="string">
            <text:p>Stella Di Mare Gardens Resort &amp; Spa Makadi Bay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Stella Makadi Garden Resort, Makadi Bay, Hurghada, Egypt</text:p>
          </table:table-cell>
          <table:table-cell office:value-type="string" calcext:value-type="string">
            <text:p>+20 122 5555 070</text:p>
          </table:table-cell>
          <table:table-cell table:number-columns-repeated="4"/>
          <table:table-cell table:formula="of:=CONCATENATE(&quot;insert into public.hotel(name, place, phone,fax,site,email,descr,vk,fb,stars,published,address_id) values('&quot;;[.B298];&quot;','&quot;;[.C298];&quot;','&quot;;[.I298];&quot;','&quot;;[.J298];&quot;','&quot;;[.K298];&quot;','','&quot;;[.D298];&quot;','&quot;;[.L298];&quot;','&quot;;[.M298];&quot;',&quot;;[.E298];&quot;,true,(select id from public.address where externalid=&quot;;REPLACE([.A298];1;9;&quot;&quot;);&quot;));&quot;)" office:value-type="string" office:string-value="insert into public.hotel(name, place, phone,fax,site,email,descr,vk,fb,stars,published,address_id) values('Stella Di Mare Gardens Resort &amp; Spa Makadi Bay 5*','Египет, Мухафаза Красное Море, Макади Бэй','+20 122 5555 070','','','','Гостиница, Пляжный, 1-я линия от моря','','',5,true,(select id from public.address where externalid=86945));" calcext:value-type="string">
            <text:p>insert into public.hotel(name, place, phone,fax,site,email,descr,vk,fb,stars,published,address_id) values('Stella Di Mare Gardens Resort &amp; Spa Makadi Bay 5*','Египет, Мухафаза Красное Море, Макади Бэй','+20 122 5555 070','','','','Гостиница, Пляжный, 1-я линия от моря','','',5,true,(select id from public.address where externalid=86945));</text:p>
          </table:table-cell>
          <table:table-cell table:formula="of:=CONCATENATE(&quot;(select id from hotel where externalid=&quot;;REPLACE([.A298];1;9;&quot;&quot;);&quot;)&quot;)" office:value-type="string" office:string-value="(select id from hotel where externalid=86945)" calcext:value-type="string">
            <text:p>(select id from hotel where externalid=86945)</text:p>
          </table:table-cell>
          <table:table-cell table:formula="of:=CONCATENATE(&quot;insert into public.address(country_id,settlementpart,streetpart,externalid) values((select id from public.country where name_ru='&quot;;[.F298];&quot;'),'&quot;;[.G298];&quot;','&quot; ;[.H298];&quot;',&quot;;REPLACE([.A298];1;9;&quot;&quot;);&quot;);&quot;)" office:value-type="string" office:string-value="insert into public.address(country_id,settlementpart,streetpart,externalid) values((select id from public.country where name_ru='Египет'),'Макади Бэй','Stella Makadi Garden Resort, Makadi Bay, Hurghada, Egypt',86945);" calcext:value-type="string">
            <text:p>insert into public.address(country_id,settlementpart,streetpart,externalid) values((select id from public.country where name_ru='Египет'),'Макади Бэй','Stella Makadi Garden Resort, Makadi Bay, Hurghada, Egypt',86945);</text:p>
          </table:table-cell>
          <table:table-cell/>
        </table:table-row>
        <table:table-row table:style-name="ro1">
          <table:table-cell office:value-type="string" calcext:value-type="string">
            <text:p>/hotel/al36101</text:p>
          </table:table-cell>
          <table:table-cell office:value-type="string" calcext:value-type="string">
            <text:p>Tirana Aqua Park Resort (закрыт) 4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harm El Sheikh Egypt</text:p>
          </table:table-cell>
          <table:table-cell office:value-type="string" calcext:value-type="string">
            <text:p>+20 (69)3710077</text:p>
          </table:table-cell>
          <table:table-cell office:value-type="string" calcext:value-type="string">
            <text:p>+20 (69)3710090</text:p>
          </table:table-cell>
          <table:table-cell office:value-type="string" calcext:value-type="string">
            <text:p>www.tiranaaquapark-eg.com</text:p>
          </table:table-cell>
          <table:table-cell/>
          <table:table-cell office:value-type="string" calcext:value-type="string">
            <text:p>https://www.facebook.com/TiranaAquaParkEgypt/</text:p>
          </table:table-cell>
          <table:table-cell table:formula="of:=CONCATENATE(&quot;insert into public.hotel(name, place, phone,fax,site,email,descr,vk,fb,stars,published,address_id) values('&quot;;[.B299];&quot;','&quot;;[.C299];&quot;','&quot;;[.I299];&quot;','&quot;;[.J299];&quot;','&quot;;[.K299];&quot;','','&quot;;[.D299];&quot;','&quot;;[.L299];&quot;','&quot;;[.M299];&quot;',&quot;;[.E299];&quot;,true,(select id from public.address where externalid=&quot;;REPLACE([.A299];1;9;&quot;&quot;);&quot;));&quot;)" office:value-type="string" office:string-value="insert into public.hotel(name, place, phone,fax,site,email,descr,vk,fb,stars,published,address_id) values('Tirana Aqua Park Resort (закрыт) 4*','Египет, Мухафаза Южный Синай, Шарм-Эль-Шейх','+20 (69)3710077','+20 (69)3710090','www.tiranaaquapark-eg.com','','Гостиница, Пляжный, 2-я линия от моря','','https://www.facebook.com/TiranaAquaParkEgypt/',4,true,(select id from public.address where externalid=36101));" calcext:value-type="string">
            <text:p>insert into public.hotel(name, place, phone,fax,site,email,descr,vk,fb,stars,published,address_id) values('Tirana Aqua Park Resort (закрыт) 4*','Египет, Мухафаза Южный Синай, Шарм-Эль-Шейх','+20 (69)3710077','+20 (69)3710090','www.tiranaaquapark-eg.com','','Гостиница, Пляжный, 2-я линия от моря','','https://www.facebook.com/TiranaAquaParkEgypt/',4,true,(select id from public.address where externalid=36101));</text:p>
          </table:table-cell>
          <table:table-cell table:formula="of:=CONCATENATE(&quot;(select id from hotel where externalid=&quot;;REPLACE([.A299];1;9;&quot;&quot;);&quot;)&quot;)" office:value-type="string" office:string-value="(select id from hotel where externalid=36101)" calcext:value-type="string">
            <text:p>(select id from hotel where externalid=36101)</text:p>
          </table:table-cell>
          <table:table-cell table:formula="of:=CONCATENATE(&quot;insert into public.address(country_id,settlementpart,streetpart,externalid) values((select id from public.country where name_ru='&quot;;[.F299];&quot;'),'&quot;;[.G299];&quot;','&quot; ;[.H299];&quot;',&quot;;REPLACE([.A299];1;9;&quot;&quot;);&quot;);&quot;)" office:value-type="string" office:string-value="insert into public.address(country_id,settlementpart,streetpart,externalid) values((select id from public.country where name_ru='Египет'),'Шарм-Эль-Шейх','Sharm El Sheikh Egypt',36101);" calcext:value-type="string">
            <text:p>insert into public.address(country_id,settlementpart,streetpart,externalid) values((select id from public.country where name_ru='Египет'),'Шарм-Эль-Шейх','Sharm El Sheikh Egypt',36101);</text:p>
          </table:table-cell>
          <table:table-cell/>
        </table:table-row>
        <table:table-row table:style-name="ro1">
          <table:table-cell office:value-type="string" calcext:value-type="string">
            <text:p>/hotel/al5002</text:p>
          </table:table-cell>
          <table:table-cell office:value-type="string" calcext:value-type="string">
            <text:p>Orange County Resort Hotel Alanya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Okurcalar, 07410 Alanya, Antalya</text:p>
          </table:table-cell>
          <table:table-cell office:value-type="string" calcext:value-type="string">
            <text:p>+90 242 527 51 52</text:p>
          </table:table-cell>
          <table:table-cell office:value-type="string" calcext:value-type="string">
            <text:p>+90 242 527 41 45</text:p>
          </table:table-cell>
          <table:table-cell office:value-type="string" calcext:value-type="string">
            <text:p>www.orangecounty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00];&quot;','&quot;;[.C300];&quot;','&quot;;[.I300];&quot;','&quot;;[.J300];&quot;','&quot;;[.K300];&quot;','','&quot;;[.D300];&quot;','&quot;;[.L300];&quot;','&quot;;[.M300];&quot;',&quot;;[.E300];&quot;,true,(select id from public.address where externalid=&quot;;REPLACE([.A300];1;9;&quot;&quot;);&quot;));&quot;)" office:value-type="string" office:string-value="insert into public.hotel(name, place, phone,fax,site,email,descr,vk,fb,stars,published,address_id) values('Orange County Resort Hotel Alanya 5*','Турция, Средиземноморский регион, Аланья, Окурджалар','+90 242 527 51 52','+90 242 527 41 45','www.orangecounty.com.tr','','Гостиница, Пляжный, 1-я линия от моря, Загородный, близко','','',5,true,(select id from public.address where externalid=5002));" calcext:value-type="string">
            <text:p>insert into public.hotel(name, place, phone,fax,site,email,descr,vk,fb,stars,published,address_id) values('Orange County Resort Hotel Alanya 5*','Турция, Средиземноморский регион, Аланья, Окурджалар','+90 242 527 51 52','+90 242 527 41 45','www.orangecounty.com.tr','','Гостиница, Пляжный, 1-я линия от моря, Загородный, близко','','',5,true,(select id from public.address where externalid=5002));</text:p>
          </table:table-cell>
          <table:table-cell table:formula="of:=CONCATENATE(&quot;(select id from hotel where externalid=&quot;;REPLACE([.A300];1;9;&quot;&quot;);&quot;)&quot;)" office:value-type="string" office:string-value="(select id from hotel where externalid=5002)" calcext:value-type="string">
            <text:p>(select id from hotel where externalid=5002)</text:p>
          </table:table-cell>
          <table:table-cell table:formula="of:=CONCATENATE(&quot;insert into public.address(country_id,settlementpart,streetpart,externalid) values((select id from public.country where name_ru='&quot;;[.F300];&quot;'),'&quot;;[.G300];&quot;','&quot; ;[.H300];&quot;',&quot;;REPLACE([.A300];1;9;&quot;&quot;);&quot;);&quot;)" office:value-type="string" office:string-value="insert into public.address(country_id,settlementpart,streetpart,externalid) values((select id from public.country where name_ru='Турция'),'Аланья','Okurcalar, 07410 Alanya, Antalya',5002);" calcext:value-type="string">
            <text:p>insert into public.address(country_id,settlementpart,streetpart,externalid) values((select id from public.country where name_ru='Турция'),'Аланья','Okurcalar, 07410 Alanya, Antalya',5002);</text:p>
          </table:table-cell>
          <table:table-cell/>
        </table:table-row>
        <table:table-row table:style-name="ro1">
          <table:table-cell office:value-type="string" calcext:value-type="string">
            <text:p>/hotel/al25363</text:p>
          </table:table-cell>
          <table:table-cell office:value-type="string" calcext:value-type="string">
            <text:p>NoxInn Deluxe Hotel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СПА-отель, Пляжный, 2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Pamukyeri Mah. Kulak Mevkii, Konaklı Alanya Antalya, TURKEY</text:p>
          </table:table-cell>
          <table:table-cell office:value-type="string" calcext:value-type="string">
            <text:p>+90 242 565 04 20</text:p>
          </table:table-cell>
          <table:table-cell office:value-type="string" calcext:value-type="string">
            <text:p>+90 242 565 04 23</text:p>
          </table:table-cell>
          <table:table-cell office:value-type="string" calcext:value-type="string">
            <text:p>www.noxinn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01];&quot;','&quot;;[.C301];&quot;','&quot;;[.I301];&quot;','&quot;;[.J301];&quot;','&quot;;[.K301];&quot;','','&quot;;[.D301];&quot;','&quot;;[.L301];&quot;','&quot;;[.M301];&quot;',&quot;;[.E301];&quot;,true,(select id from public.address where externalid=&quot;;REPLACE([.A301];1;9;&quot;&quot;);&quot;));&quot;)" office:value-type="string" office:string-value="insert into public.hotel(name, place, phone,fax,site,email,descr,vk,fb,stars,published,address_id) values('NoxInn Deluxe Hotel 5*','Турция, Средиземноморский регион, Аланья, Конаклы','+90 242 565 04 20','+90 242 565 04 23','www.noxinnhotel.com','','СПА-отель, Пляжный, 2-я линия от моря, Загородный, рядом','','',5,true,(select id from public.address where externalid=25363));" calcext:value-type="string">
            <text:p>insert into public.hotel(name, place, phone,fax,site,email,descr,vk,fb,stars,published,address_id) values('NoxInn Deluxe Hotel 5*','Турция, Средиземноморский регион, Аланья, Конаклы','+90 242 565 04 20','+90 242 565 04 23','www.noxinnhotel.com','','СПА-отель, Пляжный, 2-я линия от моря, Загородный, рядом','','',5,true,(select id from public.address where externalid=25363));</text:p>
          </table:table-cell>
          <table:table-cell table:formula="of:=CONCATENATE(&quot;(select id from hotel where externalid=&quot;;REPLACE([.A301];1;9;&quot;&quot;);&quot;)&quot;)" office:value-type="string" office:string-value="(select id from hotel where externalid=25363)" calcext:value-type="string">
            <text:p>(select id from hotel where externalid=25363)</text:p>
          </table:table-cell>
          <table:table-cell table:formula="of:=CONCATENATE(&quot;insert into public.address(country_id,settlementpart,streetpart,externalid) values((select id from public.country where name_ru='&quot;;[.F301];&quot;'),'&quot;;[.G301];&quot;','&quot; ;[.H301];&quot;',&quot;;REPLACE([.A301];1;9;&quot;&quot;);&quot;);&quot;)" office:value-type="string" office:string-value="insert into public.address(country_id,settlementpart,streetpart,externalid) values((select id from public.country where name_ru='Турция'),'Аланья','Pamukyeri Mah. Kulak Mevkii, Konaklı Alanya Antalya, TURKEY',25363);" calcext:value-type="string">
            <text:p>insert into public.address(country_id,settlementpart,streetpart,externalid) values((select id from public.country where name_ru='Турция'),'Аланья','Pamukyeri Mah. Kulak Mevkii, Konaklı Alanya Antalya, TURKEY',25363);</text:p>
          </table:table-cell>
          <table:table-cell/>
        </table:table-row>
        <table:table-row table:style-name="ro1">
          <table:table-cell office:value-type="string" calcext:value-type="string">
            <text:p>/hotel/al2404</text:p>
          </table:table-cell>
          <table:table-cell office:value-type="string" calcext:value-type="string">
            <text:p>Bone Club SVS 4*</text:p>
          </table:table-cell>
          <table:table-cell office:value-type="string" calcext:value-type="string">
            <text:p>Турция, Средиземноморский регион, Аланья, Махмутлар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Ören Önü Mevkii Bone Club Hotel Svs Mahmutlar / Alanya</text:p>
          </table:table-cell>
          <table:table-cell office:value-type="string" calcext:value-type="string">
            <text:p>(242) 528 31 74</text:p>
          </table:table-cell>
          <table:table-cell office:value-type="string" calcext:value-type="string">
            <text:p>(242) 528 31 76</text:p>
          </table:table-cell>
          <table:table-cell office:value-type="string" calcext:value-type="string">
            <text:p>www.boneclubhotelsv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02];&quot;','&quot;;[.C302];&quot;','&quot;;[.I302];&quot;','&quot;;[.J302];&quot;','&quot;;[.K302];&quot;','','&quot;;[.D302];&quot;','&quot;;[.L302];&quot;','&quot;;[.M302];&quot;',&quot;;[.E302];&quot;,true,(select id from public.address where externalid=&quot;;REPLACE([.A302];1;9;&quot;&quot;);&quot;));&quot;)" office:value-type="string" office:string-value="insert into public.hotel(name, place, phone,fax,site,email,descr,vk,fb,stars,published,address_id) values('Bone Club SVS 4*','Турция, Средиземноморский регион, Аланья, Махмутлар','(242) 528 31 74','(242) 528 31 76','www.boneclubhotelsvs.com','','Гостиница, Загородный, рядом, Пляжный, через дорогу','','',4,true,(select id from public.address where externalid=2404));" calcext:value-type="string">
            <text:p>insert into public.hotel(name, place, phone,fax,site,email,descr,vk,fb,stars,published,address_id) values('Bone Club SVS 4*','Турция, Средиземноморский регион, Аланья, Махмутлар','(242) 528 31 74','(242) 528 31 76','www.boneclubhotelsvs.com','','Гостиница, Загородный, рядом, Пляжный, через дорогу','','',4,true,(select id from public.address where externalid=2404));</text:p>
          </table:table-cell>
          <table:table-cell table:formula="of:=CONCATENATE(&quot;(select id from hotel where externalid=&quot;;REPLACE([.A302];1;9;&quot;&quot;);&quot;)&quot;)" office:value-type="string" office:string-value="(select id from hotel where externalid=2404)" calcext:value-type="string">
            <text:p>(select id from hotel where externalid=2404)</text:p>
          </table:table-cell>
          <table:table-cell table:formula="of:=CONCATENATE(&quot;insert into public.address(country_id,settlementpart,streetpart,externalid) values((select id from public.country where name_ru='&quot;;[.F302];&quot;'),'&quot;;[.G302];&quot;','&quot; ;[.H302];&quot;',&quot;;REPLACE([.A302];1;9;&quot;&quot;);&quot;);&quot;)" office:value-type="string" office:string-value="insert into public.address(country_id,settlementpart,streetpart,externalid) values((select id from public.country where name_ru='Турция'),'Аланья','Ören Önü Mevkii Bone Club Hotel Svs Mahmutlar / Alanya',2404);" calcext:value-type="string">
            <text:p>insert into public.address(country_id,settlementpart,streetpart,externalid) values((select id from public.country where name_ru='Турция'),'Аланья','Ören Önü Mevkii Bone Club Hotel Svs Mahmutlar / Alanya',2404);</text:p>
          </table:table-cell>
          <table:table-cell/>
        </table:table-row>
        <table:table-row table:style-name="ro1">
          <table:table-cell office:value-type="string" calcext:value-type="string">
            <text:p>/hotel/al156633</text:p>
          </table:table-cell>
          <table:table-cell office:value-type="string" calcext:value-type="string">
            <text:p>Бархатные сезоны 3*</text:p>
          </table:table-cell>
          <table:table-cell office:value-type="string" calcext:value-type="string">
            <text:p>Россия, Краснодарский край, Адлер</text:p>
          </table:table-cell>
          <table:table-cell office:value-type="string" calcext:value-type="string">
            <text:p>Гостиничный комплекс, Пляжный, 2-я линия от моря, Городской, близко к центр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Адлер</text:p>
          </table:table-cell>
          <table:table-cell office:value-type="string" calcext:value-type="string">
            <text:p>354 340, Краснодарский край, город-курорт Сочи, Имеретинская бухта, проспект Олимпийский, д.1</text:p>
          </table:table-cell>
          <table:table-cell office:value-type="string" calcext:value-type="string">
            <text:p>88005504055 ( все звонки по РФ бесплатно)</text:p>
          </table:table-cell>
          <table:table-cell office:value-type="float" office:value="88005504055" calcext:value-type="float">
            <text:p>88005504055</text:p>
          </table:table-cell>
          <table:table-cell office:value-type="string" calcext:value-type="string">
            <text:p>bh-s.ru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03];&quot;','&quot;;[.C303];&quot;','&quot;;[.I303];&quot;','&quot;;[.J303];&quot;','&quot;;[.K303];&quot;','','&quot;;[.D303];&quot;','&quot;;[.L303];&quot;','&quot;;[.M303];&quot;',&quot;;[.E303];&quot;,true,(select id from public.address where externalid=&quot;;REPLACE([.A303];1;9;&quot;&quot;);&quot;));&quot;)" office:value-type="string" office:string-value="insert into public.hotel(name, place, phone,fax,site,email,descr,vk,fb,stars,published,address_id) values('Бархатные сезоны 3*','Россия, Краснодарский край, Адлер','88005504055 ( все звонки по РФ бесплатно)','88005504055','bh-s.ru','','Гостиничный комплекс, Пляжный, 2-я линия от моря, Городской, близко к центру','','',3,true,(select id from public.address where externalid=156633));" calcext:value-type="string">
            <text:p>insert into public.hotel(name, place, phone,fax,site,email,descr,vk,fb,stars,published,address_id) values('Бархатные сезоны 3*','Россия, Краснодарский край, Адлер','88005504055 ( все звонки по РФ бесплатно)','88005504055','bh-s.ru','','Гостиничный комплекс, Пляжный, 2-я линия от моря, Городской, близко к центру','','',3,true,(select id from public.address where externalid=156633));</text:p>
          </table:table-cell>
          <table:table-cell table:formula="of:=CONCATENATE(&quot;(select id from hotel where externalid=&quot;;REPLACE([.A303];1;9;&quot;&quot;);&quot;)&quot;)" office:value-type="string" office:string-value="(select id from hotel where externalid=156633)" calcext:value-type="string">
            <text:p>(select id from hotel where externalid=156633)</text:p>
          </table:table-cell>
          <table:table-cell table:formula="of:=CONCATENATE(&quot;insert into public.address(country_id,settlementpart,streetpart,externalid) values((select id from public.country where name_ru='&quot;;[.F303];&quot;'),'&quot;;[.G303];&quot;','&quot; ;[.H303];&quot;',&quot;;REPLACE([.A303];1;9;&quot;&quot;);&quot;);&quot;)" office:value-type="string" office:string-value="insert into public.address(country_id,settlementpart,streetpart,externalid) values((select id from public.country where name_ru='Россия'),'Адлер','354 340, Краснодарский край, город-курорт Сочи, Имеретинская бухта, проспект Олимпийский, д.1',156633);" calcext:value-type="string">
            <text:p>insert into public.address(country_id,settlementpart,streetpart,externalid) values((select id from public.country where name_ru='Россия'),'Адлер','354 340, Краснодарский край, город-курорт Сочи, Имеретинская бухта, проспект Олимпийский, д.1',156633);</text:p>
          </table:table-cell>
          <table:table-cell/>
        </table:table-row>
        <table:table-row table:style-name="ro1">
          <table:table-cell office:value-type="string" calcext:value-type="string">
            <text:p>/hotel/al1803</text:p>
          </table:table-cell>
          <table:table-cell office:value-type="string" calcext:value-type="string">
            <text:p>Reef Oasis Beach Resort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Marine Sports Club Road, Hadabet - Um El Sid, Sharm el Sheikh, Egypt</text:p>
          </table:table-cell>
          <table:table-cell office:value-type="string" calcext:value-type="string">
            <text:p>(2 069) 366 2140</text:p>
          </table:table-cell>
          <table:table-cell office:value-type="string" calcext:value-type="string">
            <text:p><text:s/>366 2111</text:p>
          </table:table-cell>
          <table:table-cell office:value-type="string" calcext:value-type="string">
            <text:p>(2 069) 366 2121</text:p>
          </table:table-cell>
          <table:table-cell office:value-type="string" calcext:value-type="string">
            <text:p>www.reefoasisresorts.com</text:p>
          </table:table-cell>
          <table:table-cell/>
          <table:table-cell table:formula="of:=CONCATENATE(&quot;insert into public.hotel(name, place, phone,fax,site,email,descr,vk,fb,stars,published,address_id) values('&quot;;[.B304];&quot;','&quot;;[.C304];&quot;','&quot;;[.I304];&quot;','&quot;;[.J304];&quot;','&quot;;[.K304];&quot;','','&quot;;[.D304];&quot;','&quot;;[.L304];&quot;','&quot;;[.M304];&quot;',&quot;;[.E304];&quot;,true,(select id from public.address where externalid=&quot;;REPLACE([.A304];1;9;&quot;&quot;);&quot;));&quot;)" office:value-type="string" office:string-value="insert into public.hotel(name, place, phone,fax,site,email,descr,vk,fb,stars,published,address_id) values('Reef Oasis Beach Resort 5*','Египет, Мухафаза Южный Синай, Шарм-Эль-Шейх','(2 069) 366 2140',' 366 2111','(2 069) 366 2121','','Гостиница, Пляжный, 1-я линия от моря','www.reefoasisresorts.com','',5,true,(select id from public.address where externalid=1803));" calcext:value-type="string">
            <text:p>insert into public.hotel(name, place, phone,fax,site,email,descr,vk,fb,stars,published,address_id) values('Reef Oasis Beach Resort 5*','Египет, Мухафаза Южный Синай, Шарм-Эль-Шейх','(2 069) 366 2140',' 366 2111','(2 069) 366 2121','','Гостиница, Пляжный, 1-я линия от моря','www.reefoasisresorts.com','',5,true,(select id from public.address where externalid=1803));</text:p>
          </table:table-cell>
          <table:table-cell table:formula="of:=CONCATENATE(&quot;(select id from hotel where externalid=&quot;;REPLACE([.A304];1;9;&quot;&quot;);&quot;)&quot;)" office:value-type="string" office:string-value="(select id from hotel where externalid=1803)" calcext:value-type="string">
            <text:p>(select id from hotel where externalid=1803)</text:p>
          </table:table-cell>
          <table:table-cell table:formula="of:=CONCATENATE(&quot;insert into public.address(country_id,settlementpart,streetpart,externalid) values((select id from public.country where name_ru='&quot;;[.F304];&quot;'),'&quot;;[.G304];&quot;','&quot; ;[.H304];&quot;',&quot;;REPLACE([.A304];1;9;&quot;&quot;);&quot;);&quot;)" office:value-type="string" office:string-value="insert into public.address(country_id,settlementpart,streetpart,externalid) values((select id from public.country where name_ru='Египет'),'Шарм-Эль-Шейх','Marine Sports Club Road, Hadabet - Um El Sid, Sharm el Sheikh, Egypt',1803);" calcext:value-type="string">
            <text:p>insert into public.address(country_id,settlementpart,streetpart,externalid) values((select id from public.country where name_ru='Египет'),'Шарм-Эль-Шейх','Marine Sports Club Road, Hadabet - Um El Sid, Sharm el Sheikh, Egypt',1803);</text:p>
          </table:table-cell>
          <table:table-cell/>
        </table:table-row>
        <table:table-row table:style-name="ro1">
          <table:table-cell office:value-type="string" calcext:value-type="string">
            <text:p>/hotel/al61979</text:p>
          </table:table-cell>
          <table:table-cell office:value-type="string" calcext:value-type="string">
            <text:p>The Natural Resort 3*</text:p>
          </table:table-cell>
          <table:table-cell office:value-type="string" calcext:value-type="string">
            <text:p>Таиланд, Южный регион, Пхукет остров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хукет о.</text:p>
          </table:table-cell>
          <table:table-cell office:value-type="string" calcext:value-type="string">
            <text:p>The Natural Resort. 38, 40 Phangmuang Sai Kor Road, Patong Beach, Phuket 83150, Thailand.</text:p>
          </table:table-cell>
          <table:table-cell office:value-type="string" calcext:value-type="string">
            <text:p>+66 (0) 7634 1160</text:p>
          </table:table-cell>
          <table:table-cell office:value-type="string" calcext:value-type="string">
            <text:p>+66 (0) 7634 1529</text:p>
          </table:table-cell>
          <table:table-cell office:value-type="string" calcext:value-type="string">
            <text:p>www.naturalresort.net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05];&quot;','&quot;;[.C305];&quot;','&quot;;[.I305];&quot;','&quot;;[.J305];&quot;','&quot;;[.K305];&quot;','','&quot;;[.D305];&quot;','&quot;;[.L305];&quot;','&quot;;[.M305];&quot;',&quot;;[.E305];&quot;,true,(select id from public.address where externalid=&quot;;REPLACE([.A305];1;9;&quot;&quot;);&quot;));&quot;)" office:value-type="string" office:string-value="insert into public.hotel(name, place, phone,fax,site,email,descr,vk,fb,stars,published,address_id) values('The Natural Resort 3*','Таиланд, Южный регион, Пхукет остров','+66 (0) 7634 1160','+66 (0) 7634 1529','www.naturalresort.net','','Гостиница, Пляжный, 2-я линия от моря','','',3,true,(select id from public.address where externalid=61979));" calcext:value-type="string">
            <text:p>insert into public.hotel(name, place, phone,fax,site,email,descr,vk,fb,stars,published,address_id) values('The Natural Resort 3*','Таиланд, Южный регион, Пхукет остров','+66 (0) 7634 1160','+66 (0) 7634 1529','www.naturalresort.net','','Гостиница, Пляжный, 2-я линия от моря','','',3,true,(select id from public.address where externalid=61979));</text:p>
          </table:table-cell>
          <table:table-cell table:formula="of:=CONCATENATE(&quot;(select id from hotel where externalid=&quot;;REPLACE([.A305];1;9;&quot;&quot;);&quot;)&quot;)" office:value-type="string" office:string-value="(select id from hotel where externalid=61979)" calcext:value-type="string">
            <text:p>(select id from hotel where externalid=61979)</text:p>
          </table:table-cell>
          <table:table-cell table:formula="of:=CONCATENATE(&quot;insert into public.address(country_id,settlementpart,streetpart,externalid) values((select id from public.country where name_ru='&quot;;[.F305];&quot;'),'&quot;;[.G305];&quot;','&quot; ;[.H305];&quot;',&quot;;REPLACE([.A305];1;9;&quot;&quot;);&quot;);&quot;)" office:value-type="string" office:string-value="insert into public.address(country_id,settlementpart,streetpart,externalid) values((select id from public.country where name_ru='Таиланд'),'Пхукет о.','The Natural Resort. 38, 40 Phangmuang Sai Kor Road, Patong Beach, Phuket 83150, Thailand.',61979);" calcext:value-type="string">
            <text:p>insert into public.address(country_id,settlementpart,streetpart,externalid) values((select id from public.country where name_ru='Таиланд'),'Пхукет о.','The Natural Resort. 38, 40 Phangmuang Sai Kor Road, Patong Beach, Phuket 83150, Thailand.',61979);</text:p>
          </table:table-cell>
          <table:table-cell/>
        </table:table-row>
        <table:table-row table:style-name="ro1">
          <table:table-cell office:value-type="string" calcext:value-type="string">
            <text:p>/hotel/al4839</text:p>
          </table:table-cell>
          <table:table-cell office:value-type="string" calcext:value-type="string">
            <text:p>Carelta Beach 4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/>
          <table:table-cell office:value-type="string" calcext:value-type="string">
            <text:p>+90 242 824-9321</text:p>
          </table:table-cell>
          <table:table-cell office:value-type="string" calcext:value-type="string">
            <text:p>+90 242 824-9320</text:p>
          </table:table-cell>
          <table:table-cell office:value-type="string" calcext:value-type="string">
            <text:p>www.careltabeach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06];&quot;','&quot;;[.C306];&quot;','&quot;;[.I306];&quot;','&quot;;[.J306];&quot;','&quot;;[.K306];&quot;','','&quot;;[.D306];&quot;','&quot;;[.L306];&quot;','&quot;;[.M306];&quot;',&quot;;[.E306];&quot;,true,(select id from public.address where externalid=&quot;;REPLACE([.A306];1;9;&quot;&quot;);&quot;));&quot;)" office:value-type="string" office:string-value="insert into public.hotel(name, place, phone,fax,site,email,descr,vk,fb,stars,published,address_id) values('Carelta Beach 4*','Турция, Средиземноморский регион, Кемер, Бельдиби','+90 242 824-9321','+90 242 824-9320','www.careltabeach.com','','Гостиница, Пляжный, 1-я линия от моря, Загородный, рядом','','',4,true,(select id from public.address where externalid=4839));" calcext:value-type="string">
            <text:p>insert into public.hotel(name, place, phone,fax,site,email,descr,vk,fb,stars,published,address_id) values('Carelta Beach 4*','Турция, Средиземноморский регион, Кемер, Бельдиби','+90 242 824-9321','+90 242 824-9320','www.careltabeach.com','','Гостиница, Пляжный, 1-я линия от моря, Загородный, рядом','','',4,true,(select id from public.address where externalid=4839));</text:p>
          </table:table-cell>
          <table:table-cell table:formula="of:=CONCATENATE(&quot;(select id from hotel where externalid=&quot;;REPLACE([.A306];1;9;&quot;&quot;);&quot;)&quot;)" office:value-type="string" office:string-value="(select id from hotel where externalid=4839)" calcext:value-type="string">
            <text:p>(select id from hotel where externalid=4839)</text:p>
          </table:table-cell>
          <table:table-cell table:formula="of:=CONCATENATE(&quot;insert into public.address(country_id,settlementpart,streetpart,externalid) values((select id from public.country where name_ru='&quot;;[.F306];&quot;'),'&quot;;[.G306];&quot;','&quot; ;[.H306];&quot;',&quot;;REPLACE([.A306];1;9;&quot;&quot;);&quot;);&quot;)" office:value-type="string" office:string-value="insert into public.address(country_id,settlementpart,streetpart,externalid) values((select id from public.country where name_ru='Турция'),'Кемер','',4839);" calcext:value-type="string">
            <text:p>insert into public.address(country_id,settlementpart,streetpart,externalid) values((select id from public.country where name_ru='Турция'),'Кемер','',4839);</text:p>
          </table:table-cell>
          <table:table-cell/>
        </table:table-row>
        <table:table-row table:style-name="ro1">
          <table:table-cell office:value-type="string" calcext:value-type="string">
            <text:p>/hotel/al29816</text:p>
          </table:table-cell>
          <table:table-cell office:value-type="string" calcext:value-type="string">
            <text:p>Continental Plaza Aqua Beach 5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El Pasha Bay, P.O Box 128 , Sharm El Sheikh, South Sinai, Egypt</text:p>
          </table:table-cell>
          <table:table-cell office:value-type="string" calcext:value-type="string">
            <text:p>+2 069 360 44 50</text:p>
          </table:table-cell>
          <table:table-cell office:value-type="string" calcext:value-type="string">
            <text:p>+2 069 360 44 56</text:p>
          </table:table-cell>
          <table:table-cell office:value-type="string" calcext:value-type="string">
            <text:p>www.continentalplazabeach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07];&quot;','&quot;;[.C307];&quot;','&quot;;[.I307];&quot;','&quot;;[.J307];&quot;','&quot;;[.K307];&quot;','','&quot;;[.D307];&quot;','&quot;;[.L307];&quot;','&quot;;[.M307];&quot;',&quot;;[.E307];&quot;,true,(select id from public.address where externalid=&quot;;REPLACE([.A307];1;9;&quot;&quot;);&quot;));&quot;)" office:value-type="string" office:string-value="insert into public.hotel(name, place, phone,fax,site,email,descr,vk,fb,stars,published,address_id) values('Continental Plaza Aqua Beach 5*','Египет, Мухафаза Южный Синай, Шарм-Эль-Шейх, Шаркс Бей','+2 069 360 44 50','+2 069 360 44 56','www.continentalplazabeach.com','','Пляжный, 1-я линия от моря','','',5,true,(select id from public.address where externalid=29816));" calcext:value-type="string">
            <text:p>insert into public.hotel(name, place, phone,fax,site,email,descr,vk,fb,stars,published,address_id) values('Continental Plaza Aqua Beach 5*','Египет, Мухафаза Южный Синай, Шарм-Эль-Шейх, Шаркс Бей','+2 069 360 44 50','+2 069 360 44 56','www.continentalplazabeach.com','','Пляжный, 1-я линия от моря','','',5,true,(select id from public.address where externalid=29816));</text:p>
          </table:table-cell>
          <table:table-cell table:formula="of:=CONCATENATE(&quot;(select id from hotel where externalid=&quot;;REPLACE([.A307];1;9;&quot;&quot;);&quot;)&quot;)" office:value-type="string" office:string-value="(select id from hotel where externalid=29816)" calcext:value-type="string">
            <text:p>(select id from hotel where externalid=29816)</text:p>
          </table:table-cell>
          <table:table-cell table:formula="of:=CONCATENATE(&quot;insert into public.address(country_id,settlementpart,streetpart,externalid) values((select id from public.country where name_ru='&quot;;[.F307];&quot;'),'&quot;;[.G307];&quot;','&quot; ;[.H307];&quot;',&quot;;REPLACE([.A307];1;9;&quot;&quot;);&quot;);&quot;)" office:value-type="string" office:string-value="insert into public.address(country_id,settlementpart,streetpart,externalid) values((select id from public.country where name_ru='Египет'),'Шарм-Эль-Шейх','El Pasha Bay, P.O Box 128 , Sharm El Sheikh, South Sinai, Egypt',29816);" calcext:value-type="string">
            <text:p>insert into public.address(country_id,settlementpart,streetpart,externalid) values((select id from public.country where name_ru='Египет'),'Шарм-Эль-Шейх','El Pasha Bay, P.O Box 128 , Sharm El Sheikh, South Sinai, Egypt',29816);</text:p>
          </table:table-cell>
          <table:table-cell/>
        </table:table-row>
        <table:table-row table:style-name="ro1">
          <table:table-cell office:value-type="string" calcext:value-type="string">
            <text:p>/hotel/al2420</text:p>
          </table:table-cell>
          <table:table-cell office:value-type="string" calcext:value-type="string">
            <text:p>Sentido Zeynep Resort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Turizm Merkezi Tasliburun Mevkii 07506 Kadriye Serik Antalya Turkey</text:p>
          </table:table-cell>
          <table:table-cell office:value-type="string" calcext:value-type="string">
            <text:p>+90 242 725 41 80</text:p>
          </table:table-cell>
          <table:table-cell/>
          <table:table-cell office:value-type="string" calcext:value-type="string">
            <text:p>www.sentido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08];&quot;','&quot;;[.C308];&quot;','&quot;;[.I308];&quot;','&quot;;[.J308];&quot;','&quot;;[.K308];&quot;','','&quot;;[.D308];&quot;','&quot;;[.L308];&quot;','&quot;;[.M308];&quot;',&quot;;[.E308];&quot;,true,(select id from public.address where externalid=&quot;;REPLACE([.A308];1;9;&quot;&quot;);&quot;));&quot;)" office:value-type="string" office:string-value="insert into public.hotel(name, place, phone,fax,site,email,descr,vk,fb,stars,published,address_id) values('Sentido Zeynep Resort 5*','Турция, Средиземноморский регион, Белек','+90 242 725 41 80','','www.sentidohotels.com','','Гостиница, Пляжный, 1-я линия от моря, Загородный, близко','','',5,true,(select id from public.address where externalid=2420));" calcext:value-type="string">
            <text:p>insert into public.hotel(name, place, phone,fax,site,email,descr,vk,fb,stars,published,address_id) values('Sentido Zeynep Resort 5*','Турция, Средиземноморский регион, Белек','+90 242 725 41 80','','www.sentidohotels.com','','Гостиница, Пляжный, 1-я линия от моря, Загородный, близко','','',5,true,(select id from public.address where externalid=2420));</text:p>
          </table:table-cell>
          <table:table-cell table:formula="of:=CONCATENATE(&quot;(select id from hotel where externalid=&quot;;REPLACE([.A308];1;9;&quot;&quot;);&quot;)&quot;)" office:value-type="string" office:string-value="(select id from hotel where externalid=2420)" calcext:value-type="string">
            <text:p>(select id from hotel where externalid=2420)</text:p>
          </table:table-cell>
          <table:table-cell table:formula="of:=CONCATENATE(&quot;insert into public.address(country_id,settlementpart,streetpart,externalid) values((select id from public.country where name_ru='&quot;;[.F308];&quot;'),'&quot;;[.G308];&quot;','&quot; ;[.H308];&quot;',&quot;;REPLACE([.A308];1;9;&quot;&quot;);&quot;);&quot;)" office:value-type="string" office:string-value="insert into public.address(country_id,settlementpart,streetpart,externalid) values((select id from public.country where name_ru='Турция'),'Белек','Turizm Merkezi Tasliburun Mevkii 07506 Kadriye Serik Antalya Turkey',2420);" calcext:value-type="string">
            <text:p>insert into public.address(country_id,settlementpart,streetpart,externalid) values((select id from public.country where name_ru='Турция'),'Белек','Turizm Merkezi Tasliburun Mevkii 07506 Kadriye Serik Antalya Turkey',2420);</text:p>
          </table:table-cell>
          <table:table-cell/>
        </table:table-row>
        <table:table-row table:style-name="ro1">
          <table:table-cell office:value-type="string" calcext:value-type="string">
            <text:p>/hotel/al24486</text:p>
          </table:table-cell>
          <table:table-cell office:value-type="string" calcext:value-type="string">
            <text:p>Ambassador City Jomtien Inn Wing 3*</text:p>
          </table:table-cell>
          <table:table-cell office:value-type="string" calcext:value-type="string">
            <text:p>Таиланд, Восточный регион, Паттайя, Джомтьен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21/10 Sukhumvit Rd., Na Jomtien, Sattahip, Chonburi 20250 Thailand</text:p>
          </table:table-cell>
          <table:table-cell office:value-type="string" calcext:value-type="string">
            <text:p>66-(0) 3825-5501-40</text:p>
          </table:table-cell>
          <table:table-cell office:value-type="string" calcext:value-type="string">
            <text:p>66-(0) 3825-5731</text:p>
          </table:table-cell>
          <table:table-cell office:value-type="string" calcext:value-type="string">
            <text:p>www.ambassadorcityjomtie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09];&quot;','&quot;;[.C309];&quot;','&quot;;[.I309];&quot;','&quot;;[.J309];&quot;','&quot;;[.K309];&quot;','','&quot;;[.D309];&quot;','&quot;;[.L309];&quot;','&quot;;[.M309];&quot;',&quot;;[.E309];&quot;,true,(select id from public.address where externalid=&quot;;REPLACE([.A309];1;9;&quot;&quot;);&quot;));&quot;)" office:value-type="string" office:string-value="insert into public.hotel(name, place, phone,fax,site,email,descr,vk,fb,stars,published,address_id) values('Ambassador City Jomtien Inn Wing 3*','Таиланд, Восточный регион, Паттайя, Джомтьен','66-(0) 3825-5501-40','66-(0) 3825-5731','www.ambassadorcityjomtien.com','','Гостиница, Пляжный, 1-я линия от моря','','',3,true,(select id from public.address where externalid=24486));" calcext:value-type="string">
            <text:p>insert into public.hotel(name, place, phone,fax,site,email,descr,vk,fb,stars,published,address_id) values('Ambassador City Jomtien Inn Wing 3*','Таиланд, Восточный регион, Паттайя, Джомтьен','66-(0) 3825-5501-40','66-(0) 3825-5731','www.ambassadorcityjomtien.com','','Гостиница, Пляжный, 1-я линия от моря','','',3,true,(select id from public.address where externalid=24486));</text:p>
          </table:table-cell>
          <table:table-cell table:formula="of:=CONCATENATE(&quot;(select id from hotel where externalid=&quot;;REPLACE([.A309];1;9;&quot;&quot;);&quot;)&quot;)" office:value-type="string" office:string-value="(select id from hotel where externalid=24486)" calcext:value-type="string">
            <text:p>(select id from hotel where externalid=24486)</text:p>
          </table:table-cell>
          <table:table-cell table:formula="of:=CONCATENATE(&quot;insert into public.address(country_id,settlementpart,streetpart,externalid) values((select id from public.country where name_ru='&quot;;[.F309];&quot;'),'&quot;;[.G309];&quot;','&quot; ;[.H309];&quot;',&quot;;REPLACE([.A309];1;9;&quot;&quot;);&quot;);&quot;)" office:value-type="string" office:string-value="insert into public.address(country_id,settlementpart,streetpart,externalid) values((select id from public.country where name_ru='Таиланд'),'Паттайя','21/10 Sukhumvit Rd., Na Jomtien, Sattahip, Chonburi 20250 Thailand',24486);" calcext:value-type="string">
            <text:p>insert into public.address(country_id,settlementpart,streetpart,externalid) values((select id from public.country where name_ru='Таиланд'),'Паттайя','21/10 Sukhumvit Rd., Na Jomtien, Sattahip, Chonburi 20250 Thailand',24486);</text:p>
          </table:table-cell>
          <table:table-cell/>
        </table:table-row>
        <table:table-row table:style-name="ro1">
          <table:table-cell office:value-type="string" calcext:value-type="string">
            <text:p>/hotel/al29209</text:p>
          </table:table-cell>
          <table:table-cell office:value-type="string" calcext:value-type="string">
            <text:p>Hestia Resort &amp; Spa 5*</text:p>
          </table:table-cell>
          <table:table-cell office:value-type="string" calcext:value-type="string">
            <text:p>Турция, Средиземноморский регион, Сиде</text:p>
          </table:table-cell>
          <table:table-cell office:value-type="string" calcext:value-type="string">
            <text:p>СПА-отель, Пляжный, 2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Çolaklı Mh. Turizm Cd. No:61/1 Manavgat / ANTALYA</text:p>
          </table:table-cell>
          <table:table-cell table:number-columns-repeated="2" office:value-type="string" calcext:value-type="string">
            <text:p>+90 242 777 09 00</text:p>
          </table:table-cell>
          <table:table-cell office:value-type="string" calcext:value-type="string">
            <text:p>hestiaresortsid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10];&quot;','&quot;;[.C310];&quot;','&quot;;[.I310];&quot;','&quot;;[.J310];&quot;','&quot;;[.K310];&quot;','','&quot;;[.D310];&quot;','&quot;;[.L310];&quot;','&quot;;[.M310];&quot;',&quot;;[.E310];&quot;,true,(select id from public.address where externalid=&quot;;REPLACE([.A310];1;9;&quot;&quot;);&quot;));&quot;)" office:value-type="string" office:string-value="insert into public.hotel(name, place, phone,fax,site,email,descr,vk,fb,stars,published,address_id) values('Hestia Resort &amp; Spa 5*','Турция, Средиземноморский регион, Сиде','+90 242 777 09 00','+90 242 777 09 00','hestiaresortside.com','','СПА-отель, Пляжный, 2-я линия от моря, Городской, окраина','','',5,true,(select id from public.address where externalid=29209));" calcext:value-type="string">
            <text:p>insert into public.hotel(name, place, phone,fax,site,email,descr,vk,fb,stars,published,address_id) values('Hestia Resort &amp; Spa 5*','Турция, Средиземноморский регион, Сиде','+90 242 777 09 00','+90 242 777 09 00','hestiaresortside.com','','СПА-отель, Пляжный, 2-я линия от моря, Городской, окраина','','',5,true,(select id from public.address where externalid=29209));</text:p>
          </table:table-cell>
          <table:table-cell table:formula="of:=CONCATENATE(&quot;(select id from hotel where externalid=&quot;;REPLACE([.A310];1;9;&quot;&quot;);&quot;)&quot;)" office:value-type="string" office:string-value="(select id from hotel where externalid=29209)" calcext:value-type="string">
            <text:p>(select id from hotel where externalid=29209)</text:p>
          </table:table-cell>
          <table:table-cell table:formula="of:=CONCATENATE(&quot;insert into public.address(country_id,settlementpart,streetpart,externalid) values((select id from public.country where name_ru='&quot;;[.F310];&quot;'),'&quot;;[.G310];&quot;','&quot; ;[.H310];&quot;',&quot;;REPLACE([.A310];1;9;&quot;&quot;);&quot;);&quot;)" office:value-type="string" office:string-value="insert into public.address(country_id,settlementpart,streetpart,externalid) values((select id from public.country where name_ru='Турция'),'Сиде','Çolaklı Mh. Turizm Cd. No:61/1 Manavgat / ANTALYA',29209);" calcext:value-type="string">
            <text:p>insert into public.address(country_id,settlementpart,streetpart,externalid) values((select id from public.country where name_ru='Турция'),'Сиде','Çolaklı Mh. Turizm Cd. No:61/1 Manavgat / ANTALYA',29209);</text:p>
          </table:table-cell>
          <table:table-cell/>
        </table:table-row>
        <table:table-row table:style-name="ro1">
          <table:table-cell office:value-type="string" calcext:value-type="string">
            <text:p>/hotel/al29814</text:p>
          </table:table-cell>
          <table:table-cell office:value-type="string" calcext:value-type="string">
            <text:p>Golden 5 Emerald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Golden 5 city, Sahl Hasheesh road, Hurghada, Red Sea, Egypt</text:p>
          </table:table-cell>
          <table:table-cell office:value-type="string" calcext:value-type="string">
            <text:p>002 065 344 77 44</text:p>
          </table:table-cell>
          <table:table-cell office:value-type="string" calcext:value-type="string">
            <text:p>002 065 344 63 07</text:p>
          </table:table-cell>
          <table:table-cell office:value-type="string" calcext:value-type="string">
            <text:p>www.princessegypthotels.com</text:p>
          </table:table-cell>
          <table:table-cell/>
          <table:table-cell office:value-type="string" calcext:value-type="string">
            <text:p>http://www.facebook.com/Golden5Princess</text:p>
          </table:table-cell>
          <table:table-cell table:formula="of:=CONCATENATE(&quot;insert into public.hotel(name, place, phone,fax,site,email,descr,vk,fb,stars,published,address_id) values('&quot;;[.B311];&quot;','&quot;;[.C311];&quot;','&quot;;[.I311];&quot;','&quot;;[.J311];&quot;','&quot;;[.K311];&quot;','','&quot;;[.D311];&quot;','&quot;;[.L311];&quot;','&quot;;[.M311];&quot;',&quot;;[.E311];&quot;,true,(select id from public.address where externalid=&quot;;REPLACE([.A311];1;9;&quot;&quot;);&quot;));&quot;)" office:value-type="string" office:string-value="insert into public.hotel(name, place, phone,fax,site,email,descr,vk,fb,stars,published,address_id) values('Golden 5 Emerald Resort 5*','Египет, Мухафаза Красное Море, Хургада','002 065 344 77 44','002 065 344 63 07','www.princessegypthotels.com','','Гостиничный комплекс, Пляжный, 1-я линия от моря','','http://www.facebook.com/Golden5Princess',5,true,(select id from public.address where externalid=29814));" calcext:value-type="string">
            <text:p>insert into public.hotel(name, place, phone,fax,site,email,descr,vk,fb,stars,published,address_id) values('Golden 5 Emerald Resort 5*','Египет, Мухафаза Красное Море, Хургада','002 065 344 77 44','002 065 344 63 07','www.princessegypthotels.com','','Гостиничный комплекс, Пляжный, 1-я линия от моря','','http://www.facebook.com/Golden5Princess',5,true,(select id from public.address where externalid=29814));</text:p>
          </table:table-cell>
          <table:table-cell table:formula="of:=CONCATENATE(&quot;(select id from hotel where externalid=&quot;;REPLACE([.A311];1;9;&quot;&quot;);&quot;)&quot;)" office:value-type="string" office:string-value="(select id from hotel where externalid=29814)" calcext:value-type="string">
            <text:p>(select id from hotel where externalid=29814)</text:p>
          </table:table-cell>
          <table:table-cell table:formula="of:=CONCATENATE(&quot;insert into public.address(country_id,settlementpart,streetpart,externalid) values((select id from public.country where name_ru='&quot;;[.F311];&quot;'),'&quot;;[.G311];&quot;','&quot; ;[.H311];&quot;',&quot;;REPLACE([.A311];1;9;&quot;&quot;);&quot;);&quot;)" office:value-type="string" office:string-value="insert into public.address(country_id,settlementpart,streetpart,externalid) values((select id from public.country where name_ru='Египет'),'Хургада','Golden 5 city, Sahl Hasheesh road, Hurghada, Red Sea, Egypt',29814);" calcext:value-type="string">
            <text:p>insert into public.address(country_id,settlementpart,streetpart,externalid) values((select id from public.country where name_ru='Египет'),'Хургада','Golden 5 city, Sahl Hasheesh road, Hurghada, Red Sea, Egypt',29814);</text:p>
          </table:table-cell>
          <table:table-cell/>
        </table:table-row>
        <table:table-row table:style-name="ro1">
          <table:table-cell office:value-type="string" calcext:value-type="string">
            <text:p>/hotel/al46440</text:p>
          </table:table-cell>
          <table:table-cell office:value-type="string" calcext:value-type="string">
            <text:p>Nesco Waves 4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Dessole Nesco Waves, Sharm El Sheikh, South Sinai, Egypt</text:p>
          </table:table-cell>
          <table:table-cell office:value-type="string" calcext:value-type="string">
            <text:p>+2 01000093299</text:p>
          </table:table-cell>
          <table:table-cell/>
          <table:table-cell office:value-type="string" calcext:value-type="string">
            <text:p>www.pegasegyp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12];&quot;','&quot;;[.C312];&quot;','&quot;;[.I312];&quot;','&quot;;[.J312];&quot;','&quot;;[.K312];&quot;','','&quot;;[.D312];&quot;','&quot;;[.L312];&quot;','&quot;;[.M312];&quot;',&quot;;[.E312];&quot;,true,(select id from public.address where externalid=&quot;;REPLACE([.A312];1;9;&quot;&quot;);&quot;));&quot;)" office:value-type="string" office:string-value="insert into public.hotel(name, place, phone,fax,site,email,descr,vk,fb,stars,published,address_id) values('Nesco Waves 4*','Египет, Мухафаза Южный Синай, Шарм-Эль-Шейх, Шаркс Бей','+2 01000093299','','www.pegasegypt.com','','Гостиничный комплекс, Пляжный, 1-я линия от моря','','',4,true,(select id from public.address where externalid=46440));" calcext:value-type="string">
            <text:p>insert into public.hotel(name, place, phone,fax,site,email,descr,vk,fb,stars,published,address_id) values('Nesco Waves 4*','Египет, Мухафаза Южный Синай, Шарм-Эль-Шейх, Шаркс Бей','+2 01000093299','','www.pegasegypt.com','','Гостиничный комплекс, Пляжный, 1-я линия от моря','','',4,true,(select id from public.address where externalid=46440));</text:p>
          </table:table-cell>
          <table:table-cell table:formula="of:=CONCATENATE(&quot;(select id from hotel where externalid=&quot;;REPLACE([.A312];1;9;&quot;&quot;);&quot;)&quot;)" office:value-type="string" office:string-value="(select id from hotel where externalid=46440)" calcext:value-type="string">
            <text:p>(select id from hotel where externalid=46440)</text:p>
          </table:table-cell>
          <table:table-cell table:formula="of:=CONCATENATE(&quot;insert into public.address(country_id,settlementpart,streetpart,externalid) values((select id from public.country where name_ru='&quot;;[.F312];&quot;'),'&quot;;[.G312];&quot;','&quot; ;[.H312];&quot;',&quot;;REPLACE([.A312];1;9;&quot;&quot;);&quot;);&quot;)" office:value-type="string" office:string-value="insert into public.address(country_id,settlementpart,streetpart,externalid) values((select id from public.country where name_ru='Египет'),'Шарм-Эль-Шейх','Dessole Nesco Waves, Sharm El Sheikh, South Sinai, Egypt',46440);" calcext:value-type="string">
            <text:p>insert into public.address(country_id,settlementpart,streetpart,externalid) values((select id from public.country where name_ru='Египет'),'Шарм-Эль-Шейх','Dessole Nesco Waves, Sharm El Sheikh, South Sinai, Egypt',46440);</text:p>
          </table:table-cell>
          <table:table-cell/>
        </table:table-row>
        <table:table-row table:style-name="ro1">
          <table:table-cell office:value-type="string" calcext:value-type="string">
            <text:p>/hotel/al43277</text:p>
          </table:table-cell>
          <table:table-cell office:value-type="string" calcext:value-type="string">
            <text:p>Ibis Phuket Kata 3*</text:p>
          </table:table-cell>
          <table:table-cell office:value-type="string" calcext:value-type="string">
            <text:p>Таиланд, Южный регион, Пхукет остров, Ката Бич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хукет о.</text:p>
          </table:table-cell>
          <table:table-cell office:value-type="string" calcext:value-type="string">
            <text:p>88 8 Kata Road Tumbon</text:p>
          </table:table-cell>
          <table:table-cell office:value-type="string" calcext:value-type="string">
            <text:p>(+66)26592888</text:p>
          </table:table-cell>
          <table:table-cell/>
          <table:table-cell office:value-type="string" calcext:value-type="string">
            <text:p>www.ibi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13];&quot;','&quot;;[.C313];&quot;','&quot;;[.I313];&quot;','&quot;;[.J313];&quot;','&quot;;[.K313];&quot;','','&quot;;[.D313];&quot;','&quot;;[.L313];&quot;','&quot;;[.M313];&quot;',&quot;;[.E313];&quot;,true,(select id from public.address where externalid=&quot;;REPLACE([.A313];1;9;&quot;&quot;);&quot;));&quot;)" office:value-type="string" office:string-value="insert into public.hotel(name, place, phone,fax,site,email,descr,vk,fb,stars,published,address_id) values('Ibis Phuket Kata 3*','Таиланд, Южный регион, Пхукет остров, Ката Бич','(+66)26592888','','www.ibis.com','','Гостиница, Пляжный, 2-я линия от моря','','',3,true,(select id from public.address where externalid=43277));" calcext:value-type="string">
            <text:p>insert into public.hotel(name, place, phone,fax,site,email,descr,vk,fb,stars,published,address_id) values('Ibis Phuket Kata 3*','Таиланд, Южный регион, Пхукет остров, Ката Бич','(+66)26592888','','www.ibis.com','','Гостиница, Пляжный, 2-я линия от моря','','',3,true,(select id from public.address where externalid=43277));</text:p>
          </table:table-cell>
          <table:table-cell table:formula="of:=CONCATENATE(&quot;(select id from hotel where externalid=&quot;;REPLACE([.A313];1;9;&quot;&quot;);&quot;)&quot;)" office:value-type="string" office:string-value="(select id from hotel where externalid=43277)" calcext:value-type="string">
            <text:p>(select id from hotel where externalid=43277)</text:p>
          </table:table-cell>
          <table:table-cell table:formula="of:=CONCATENATE(&quot;insert into public.address(country_id,settlementpart,streetpart,externalid) values((select id from public.country where name_ru='&quot;;[.F313];&quot;'),'&quot;;[.G313];&quot;','&quot; ;[.H313];&quot;',&quot;;REPLACE([.A313];1;9;&quot;&quot;);&quot;);&quot;)" office:value-type="string" office:string-value="insert into public.address(country_id,settlementpart,streetpart,externalid) values((select id from public.country where name_ru='Таиланд'),'Пхукет о.','88 8 Kata Road Tumbon',43277);" calcext:value-type="string">
            <text:p>insert into public.address(country_id,settlementpart,streetpart,externalid) values((select id from public.country where name_ru='Таиланд'),'Пхукет о.','88 8 Kata Road Tumbon',43277);</text:p>
          </table:table-cell>
          <table:table-cell/>
        </table:table-row>
        <table:table-row table:style-name="ro1">
          <table:table-cell office:value-type="string" calcext:value-type="string">
            <text:p>/hotel/al1170</text:p>
          </table:table-cell>
          <table:table-cell office:value-type="string" calcext:value-type="string">
            <text:p>Le Pacha Resort 4*</text:p>
          </table:table-cell>
          <table:table-cell office:value-type="string" calcext:value-type="string">
            <text:p>Египет, Мухафаза Красное Море, Хургада, Саккал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heraton Road, Sakkala, HURGHADA</text:p>
          </table:table-cell>
          <table:table-cell office:value-type="string" calcext:value-type="string">
            <text:p>+2 065 344 4150</text:p>
          </table:table-cell>
          <table:table-cell office:value-type="string" calcext:value-type="string">
            <text:p>+2 065 344 3705</text:p>
          </table:table-cell>
          <table:table-cell office:value-type="string" calcext:value-type="string">
            <text:p>www.lepacha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14];&quot;','&quot;;[.C314];&quot;','&quot;;[.I314];&quot;','&quot;;[.J314];&quot;','&quot;;[.K314];&quot;','','&quot;;[.D314];&quot;','&quot;;[.L314];&quot;','&quot;;[.M314];&quot;',&quot;;[.E314];&quot;,true,(select id from public.address where externalid=&quot;;REPLACE([.A314];1;9;&quot;&quot;);&quot;));&quot;)" office:value-type="string" office:string-value="insert into public.hotel(name, place, phone,fax,site,email,descr,vk,fb,stars,published,address_id) values('Le Pacha Resort 4*','Египет, Мухафаза Красное Море, Хургада, Саккала','+2 065 344 4150','+2 065 344 3705','www.lepacharesort.com','','Гостиничный комплекс, Пляжный, 1-я линия от моря','','',4,true,(select id from public.address where externalid=1170));" calcext:value-type="string">
            <text:p>insert into public.hotel(name, place, phone,fax,site,email,descr,vk,fb,stars,published,address_id) values('Le Pacha Resort 4*','Египет, Мухафаза Красное Море, Хургада, Саккала','+2 065 344 4150','+2 065 344 3705','www.lepacharesort.com','','Гостиничный комплекс, Пляжный, 1-я линия от моря','','',4,true,(select id from public.address where externalid=1170));</text:p>
          </table:table-cell>
          <table:table-cell table:formula="of:=CONCATENATE(&quot;(select id from hotel where externalid=&quot;;REPLACE([.A314];1;9;&quot;&quot;);&quot;)&quot;)" office:value-type="string" office:string-value="(select id from hotel where externalid=1170)" calcext:value-type="string">
            <text:p>(select id from hotel where externalid=1170)</text:p>
          </table:table-cell>
          <table:table-cell table:formula="of:=CONCATENATE(&quot;insert into public.address(country_id,settlementpart,streetpart,externalid) values((select id from public.country where name_ru='&quot;;[.F314];&quot;'),'&quot;;[.G314];&quot;','&quot; ;[.H314];&quot;',&quot;;REPLACE([.A314];1;9;&quot;&quot;);&quot;);&quot;)" office:value-type="string" office:string-value="insert into public.address(country_id,settlementpart,streetpart,externalid) values((select id from public.country where name_ru='Египет'),'Хургада','Sheraton Road, Sakkala, HURGHADA',1170);" calcext:value-type="string">
            <text:p>insert into public.address(country_id,settlementpart,streetpart,externalid) values((select id from public.country where name_ru='Египет'),'Хургада','Sheraton Road, Sakkala, HURGHADA',1170);</text:p>
          </table:table-cell>
          <table:table-cell/>
        </table:table-row>
        <table:table-row table:style-name="ro1">
          <table:table-cell office:value-type="string" calcext:value-type="string">
            <text:p>/hotel/al32130</text:p>
          </table:table-cell>
          <table:table-cell office:value-type="string" calcext:value-type="string">
            <text:p>Laphetos Beach Resort &amp; SPA 5*</text:p>
          </table:table-cell>
          <table:table-cell office:value-type="string" calcext:value-type="string">
            <text:p>Турция, Средиземноморский регион, Сиде, Кызылот</text:p>
          </table:table-cell>
          <table:table-cell office:value-type="string" calcext:value-type="string">
            <text:p>Гостиница, Пляжный, через дорогу, Городской, цент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Cenger Koy Mevkii, Kizilot Manavgat Antalya / Turkey</text:p>
          </table:table-cell>
          <table:table-cell office:value-type="string" calcext:value-type="string">
            <text:p>+90 (242) 766 44 11</text:p>
          </table:table-cell>
          <table:table-cell office:value-type="string" calcext:value-type="string">
            <text:p>+90 (242) 766 44 17</text:p>
          </table:table-cell>
          <table:table-cell office:value-type="string" calcext:value-type="string">
            <text:p>www.laphetos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15];&quot;','&quot;;[.C315];&quot;','&quot;;[.I315];&quot;','&quot;;[.J315];&quot;','&quot;;[.K315];&quot;','','&quot;;[.D315];&quot;','&quot;;[.L315];&quot;','&quot;;[.M315];&quot;',&quot;;[.E315];&quot;,true,(select id from public.address where externalid=&quot;;REPLACE([.A315];1;9;&quot;&quot;);&quot;));&quot;)" office:value-type="string" office:string-value="insert into public.hotel(name, place, phone,fax,site,email,descr,vk,fb,stars,published,address_id) values('Laphetos Beach Resort &amp; SPA 5*','Турция, Средиземноморский регион, Сиде, Кызылот','+90 (242) 766 44 11','+90 (242) 766 44 17','www.laphetoshotel.com','','Гостиница, Пляжный, через дорогу, Городской, центр','','',5,true,(select id from public.address where externalid=32130));" calcext:value-type="string">
            <text:p>insert into public.hotel(name, place, phone,fax,site,email,descr,vk,fb,stars,published,address_id) values('Laphetos Beach Resort &amp; SPA 5*','Турция, Средиземноморский регион, Сиде, Кызылот','+90 (242) 766 44 11','+90 (242) 766 44 17','www.laphetoshotel.com','','Гостиница, Пляжный, через дорогу, Городской, центр','','',5,true,(select id from public.address where externalid=32130));</text:p>
          </table:table-cell>
          <table:table-cell table:formula="of:=CONCATENATE(&quot;(select id from hotel where externalid=&quot;;REPLACE([.A315];1;9;&quot;&quot;);&quot;)&quot;)" office:value-type="string" office:string-value="(select id from hotel where externalid=32130)" calcext:value-type="string">
            <text:p>(select id from hotel where externalid=32130)</text:p>
          </table:table-cell>
          <table:table-cell table:formula="of:=CONCATENATE(&quot;insert into public.address(country_id,settlementpart,streetpart,externalid) values((select id from public.country where name_ru='&quot;;[.F315];&quot;'),'&quot;;[.G315];&quot;','&quot; ;[.H315];&quot;',&quot;;REPLACE([.A315];1;9;&quot;&quot;);&quot;);&quot;)" office:value-type="string" office:string-value="insert into public.address(country_id,settlementpart,streetpart,externalid) values((select id from public.country where name_ru='Турция'),'Сиде','Cenger Koy Mevkii, Kizilot Manavgat Antalya / Turkey',32130);" calcext:value-type="string">
            <text:p>insert into public.address(country_id,settlementpart,streetpart,externalid) values((select id from public.country where name_ru='Турция'),'Сиде','Cenger Koy Mevkii, Kizilot Manavgat Antalya / Turkey',32130);</text:p>
          </table:table-cell>
          <table:table-cell/>
        </table:table-row>
        <table:table-row table:style-name="ro1">
          <table:table-cell office:value-type="string" calcext:value-type="string">
            <text:p>/hotel/al17116</text:p>
          </table:table-cell>
          <table:table-cell office:value-type="string" calcext:value-type="string">
            <text:p>Holiday Garden Resort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Tourism Center Okurcalar Mevkii Antalya</text:p>
          </table:table-cell>
          <table:table-cell office:value-type="string" calcext:value-type="string">
            <text:p>tel:+90 242 527 54 00</text:p>
          </table:table-cell>
          <table:table-cell/>
          <table:table-cell office:value-type="string" calcext:value-type="string">
            <text:p>www.holidaypark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16];&quot;','&quot;;[.C316];&quot;','&quot;;[.I316];&quot;','&quot;;[.J316];&quot;','&quot;;[.K316];&quot;','','&quot;;[.D316];&quot;','&quot;;[.L316];&quot;','&quot;;[.M316];&quot;',&quot;;[.E316];&quot;,true,(select id from public.address where externalid=&quot;;REPLACE([.A316];1;9;&quot;&quot;);&quot;));&quot;)" office:value-type="string" office:string-value="insert into public.hotel(name, place, phone,fax,site,email,descr,vk,fb,stars,published,address_id) values('Holiday Garden Resort 5*','Турция, Средиземноморский регион, Аланья, Окурджалар','tel:+90 242 527 54 00','','www.holidaypark.com.tr','','Гостиница, Пляжный, 1-я линия от моря, Загородный, близко','','',5,true,(select id from public.address where externalid=17116));" calcext:value-type="string">
            <text:p>insert into public.hotel(name, place, phone,fax,site,email,descr,vk,fb,stars,published,address_id) values('Holiday Garden Resort 5*','Турция, Средиземноморский регион, Аланья, Окурджалар','tel:+90 242 527 54 00','','www.holidaypark.com.tr','','Гостиница, Пляжный, 1-я линия от моря, Загородный, близко','','',5,true,(select id from public.address where externalid=17116));</text:p>
          </table:table-cell>
          <table:table-cell table:formula="of:=CONCATENATE(&quot;(select id from hotel where externalid=&quot;;REPLACE([.A316];1;9;&quot;&quot;);&quot;)&quot;)" office:value-type="string" office:string-value="(select id from hotel where externalid=17116)" calcext:value-type="string">
            <text:p>(select id from hotel where externalid=17116)</text:p>
          </table:table-cell>
          <table:table-cell table:formula="of:=CONCATENATE(&quot;insert into public.address(country_id,settlementpart,streetpart,externalid) values((select id from public.country where name_ru='&quot;;[.F316];&quot;'),'&quot;;[.G316];&quot;','&quot; ;[.H316];&quot;',&quot;;REPLACE([.A316];1;9;&quot;&quot;);&quot;);&quot;)" office:value-type="string" office:string-value="insert into public.address(country_id,settlementpart,streetpart,externalid) values((select id from public.country where name_ru='Турция'),'Аланья','Alara Tourism Center Okurcalar Mevkii Antalya',17116);" calcext:value-type="string">
            <text:p>insert into public.address(country_id,settlementpart,streetpart,externalid) values((select id from public.country where name_ru='Турция'),'Аланья','Alara Tourism Center Okurcalar Mevkii Antalya',17116);</text:p>
          </table:table-cell>
          <table:table-cell/>
        </table:table-row>
        <table:table-row table:style-name="ro1">
          <table:table-cell office:value-type="string" calcext:value-type="string">
            <text:p>/hotel/al2645</text:p>
          </table:table-cell>
          <table:table-cell office:value-type="string" calcext:value-type="string">
            <text:p>Ideal Prime Beach 5*</text:p>
          </table:table-cell>
          <table:table-cell office:value-type="string" calcext:value-type="string">
            <text:p>Турция, Эгейский регион, Мармарис, Мармарис-центр</text:p>
          </table:table-cell>
          <table:table-cell office:value-type="string" calcext:value-type="string">
            <text:p>Гостиничный комплекс, Пляжный, 1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Мармарис</text:p>
          </table:table-cell>
          <table:table-cell office:value-type="string" calcext:value-type="string">
            <text:p>Cumhuriyet Bulv. No 35 Siteler / Marmaris / Muğla / Türkiye</text:p>
          </table:table-cell>
          <table:table-cell office:value-type="string" calcext:value-type="string">
            <text:p>+90 252 417 52 00</text:p>
          </table:table-cell>
          <table:table-cell office:value-type="string" calcext:value-type="string">
            <text:p>0090 (252) 417 86 60</text:p>
          </table:table-cell>
          <table:table-cell office:value-type="string" calcext:value-type="string">
            <text:p>www.ip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17];&quot;','&quot;;[.C317];&quot;','&quot;;[.I317];&quot;','&quot;;[.J317];&quot;','&quot;;[.K317];&quot;','','&quot;;[.D317];&quot;','&quot;;[.L317];&quot;','&quot;;[.M317];&quot;',&quot;;[.E317];&quot;,true,(select id from public.address where externalid=&quot;;REPLACE([.A317];1;9;&quot;&quot;);&quot;));&quot;)" office:value-type="string" office:string-value="insert into public.hotel(name, place, phone,fax,site,email,descr,vk,fb,stars,published,address_id) values('Ideal Prime Beach 5*','Турция, Эгейский регион, Мармарис, Мармарис-центр','+90 252 417 52 00','0090 (252) 417 86 60','www.iphotels.com.tr','','Гостиничный комплекс, Пляжный, 1-я линия от моря, Городской, близко к центру','','',5,true,(select id from public.address where externalid=2645));" calcext:value-type="string">
            <text:p>insert into public.hotel(name, place, phone,fax,site,email,descr,vk,fb,stars,published,address_id) values('Ideal Prime Beach 5*','Турция, Эгейский регион, Мармарис, Мармарис-центр','+90 252 417 52 00','0090 (252) 417 86 60','www.iphotels.com.tr','','Гостиничный комплекс, Пляжный, 1-я линия от моря, Городской, близко к центру','','',5,true,(select id from public.address where externalid=2645));</text:p>
          </table:table-cell>
          <table:table-cell table:formula="of:=CONCATENATE(&quot;(select id from hotel where externalid=&quot;;REPLACE([.A317];1;9;&quot;&quot;);&quot;)&quot;)" office:value-type="string" office:string-value="(select id from hotel where externalid=2645)" calcext:value-type="string">
            <text:p>(select id from hotel where externalid=2645)</text:p>
          </table:table-cell>
          <table:table-cell table:formula="of:=CONCATENATE(&quot;insert into public.address(country_id,settlementpart,streetpart,externalid) values((select id from public.country where name_ru='&quot;;[.F317];&quot;'),'&quot;;[.G317];&quot;','&quot; ;[.H317];&quot;',&quot;;REPLACE([.A317];1;9;&quot;&quot;);&quot;);&quot;)" office:value-type="string" office:string-value="insert into public.address(country_id,settlementpart,streetpart,externalid) values((select id from public.country where name_ru='Турция'),'Мармарис','Cumhuriyet Bulv. No 35 Siteler / Marmaris / Muğla / Türkiye',2645);" calcext:value-type="string">
            <text:p>insert into public.address(country_id,settlementpart,streetpart,externalid) values((select id from public.country where name_ru='Турция'),'Мармарис','Cumhuriyet Bulv. No 35 Siteler / Marmaris / Muğla / Türkiye',2645);</text:p>
          </table:table-cell>
          <table:table-cell/>
        </table:table-row>
        <table:table-row table:style-name="ro1">
          <table:table-cell office:value-type="string" calcext:value-type="string">
            <text:p>/hotel/al2103</text:p>
          </table:table-cell>
          <table:table-cell office:value-type="string" calcext:value-type="string">
            <text:p>Club El Faraana Reef 4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Marine sport club street Hadabah om El sid 34511 sharm el sheikh south sinai - egypt</text:p>
          </table:table-cell>
          <table:table-cell office:value-type="string" calcext:value-type="string">
            <text:p>(2 069) 366 12 02</text:p>
          </table:table-cell>
          <table:table-cell office:value-type="string" calcext:value-type="string">
            <text:p>(2 069) 366 12 01</text:p>
          </table:table-cell>
          <table:table-cell office:value-type="string" calcext:value-type="string">
            <text:p>www.faraanareef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18];&quot;','&quot;;[.C318];&quot;','&quot;;[.I318];&quot;','&quot;;[.J318];&quot;','&quot;;[.K318];&quot;','','&quot;;[.D318];&quot;','&quot;;[.L318];&quot;','&quot;;[.M318];&quot;',&quot;;[.E318];&quot;,true,(select id from public.address where externalid=&quot;;REPLACE([.A318];1;9;&quot;&quot;);&quot;));&quot;)" office:value-type="string" office:string-value="insert into public.hotel(name, place, phone,fax,site,email,descr,vk,fb,stars,published,address_id) values('Club El Faraana Reef 4*','Египет, Мухафаза Южный Синай, Шарм-Эль-Шейх, Рас Ум Эль Сид','(2 069) 366 12 02','(2 069) 366 12 01','www.faraanareef.com','','Пляжный, 1-я линия от моря','','',4,true,(select id from public.address where externalid=2103));" calcext:value-type="string">
            <text:p>insert into public.hotel(name, place, phone,fax,site,email,descr,vk,fb,stars,published,address_id) values('Club El Faraana Reef 4*','Египет, Мухафаза Южный Синай, Шарм-Эль-Шейх, Рас Ум Эль Сид','(2 069) 366 12 02','(2 069) 366 12 01','www.faraanareef.com','','Пляжный, 1-я линия от моря','','',4,true,(select id from public.address where externalid=2103));</text:p>
          </table:table-cell>
          <table:table-cell table:formula="of:=CONCATENATE(&quot;(select id from hotel where externalid=&quot;;REPLACE([.A318];1;9;&quot;&quot;);&quot;)&quot;)" office:value-type="string" office:string-value="(select id from hotel where externalid=2103)" calcext:value-type="string">
            <text:p>(select id from hotel where externalid=2103)</text:p>
          </table:table-cell>
          <table:table-cell table:formula="of:=CONCATENATE(&quot;insert into public.address(country_id,settlementpart,streetpart,externalid) values((select id from public.country where name_ru='&quot;;[.F318];&quot;'),'&quot;;[.G318];&quot;','&quot; ;[.H318];&quot;',&quot;;REPLACE([.A318];1;9;&quot;&quot;);&quot;);&quot;)" office:value-type="string" office:string-value="insert into public.address(country_id,settlementpart,streetpart,externalid) values((select id from public.country where name_ru='Египет'),'Шарм-Эль-Шейх','Marine sport club street Hadabah om El sid 34511 sharm el sheikh south sinai - egypt',2103);" calcext:value-type="string">
            <text:p>insert into public.address(country_id,settlementpart,streetpart,externalid) values((select id from public.country where name_ru='Египет'),'Шарм-Эль-Шейх','Marine sport club street Hadabah om El sid 34511 sharm el sheikh south sinai - egypt',2103);</text:p>
          </table:table-cell>
          <table:table-cell/>
        </table:table-row>
        <table:table-row table:style-name="ro1">
          <table:table-cell office:value-type="string" calcext:value-type="string">
            <text:p>/hotel/al27973</text:p>
          </table:table-cell>
          <table:table-cell office:value-type="string" calcext:value-type="string">
            <text:p>Tri Trang Beach Resort by Diva Management 4*</text:p>
          </table:table-cell>
          <table:table-cell office:value-type="string" calcext:value-type="string">
            <text:p>Таиланд, Южный регион, Пхукет остров, Патонг Бич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хукет о.</text:p>
          </table:table-cell>
          <table:table-cell office:value-type="string" calcext:value-type="string">
            <text:p>68 Mueanngen Rd. Patong, Kathu, Phuket 83150 Thailand</text:p>
          </table:table-cell>
          <table:table-cell office:value-type="string" calcext:value-type="string">
            <text:p>0-7634-5700, 0-9873-3535</text:p>
          </table:table-cell>
          <table:table-cell office:value-type="string" calcext:value-type="string">
            <text:p>0-7634 -5700</text:p>
          </table:table-cell>
          <table:table-cell office:value-type="string" calcext:value-type="string">
            <text:p>www.tritrangbeachresort.com</text:p>
          </table:table-cell>
          <table:table-cell office:value-type="string" calcext:value-type="string">
            <text:p>https://vk.com/club80028172</text:p>
          </table:table-cell>
          <table:table-cell/>
          <table:table-cell table:formula="of:=CONCATENATE(&quot;insert into public.hotel(name, place, phone,fax,site,email,descr,vk,fb,stars,published,address_id) values('&quot;;[.B319];&quot;','&quot;;[.C319];&quot;','&quot;;[.I319];&quot;','&quot;;[.J319];&quot;','&quot;;[.K319];&quot;','','&quot;;[.D319];&quot;','&quot;;[.L319];&quot;','&quot;;[.M319];&quot;',&quot;;[.E319];&quot;,true,(select id from public.address where externalid=&quot;;REPLACE([.A319];1;9;&quot;&quot;);&quot;));&quot;)" office:value-type="string" office:string-value="insert into public.hotel(name, place, phone,fax,site,email,descr,vk,fb,stars,published,address_id) values('Tri Trang Beach Resort by Diva Management 4*','Таиланд, Южный регион, Пхукет остров, Патонг Бич','0-7634-5700, 0-9873-3535','0-7634 -5700','www.tritrangbeachresort.com','','Гостиница, Пляжный, 1-я линия от моря','https://vk.com/club80028172','',4,true,(select id from public.address where externalid=27973));" calcext:value-type="string">
            <text:p>insert into public.hotel(name, place, phone,fax,site,email,descr,vk,fb,stars,published,address_id) values('Tri Trang Beach Resort by Diva Management 4*','Таиланд, Южный регион, Пхукет остров, Патонг Бич','0-7634-5700, 0-9873-3535','0-7634 -5700','www.tritrangbeachresort.com','','Гостиница, Пляжный, 1-я линия от моря','https://vk.com/club80028172','',4,true,(select id from public.address where externalid=27973));</text:p>
          </table:table-cell>
          <table:table-cell table:formula="of:=CONCATENATE(&quot;(select id from hotel where externalid=&quot;;REPLACE([.A319];1;9;&quot;&quot;);&quot;)&quot;)" office:value-type="string" office:string-value="(select id from hotel where externalid=27973)" calcext:value-type="string">
            <text:p>(select id from hotel where externalid=27973)</text:p>
          </table:table-cell>
          <table:table-cell table:formula="of:=CONCATENATE(&quot;insert into public.address(country_id,settlementpart,streetpart,externalid) values((select id from public.country where name_ru='&quot;;[.F319];&quot;'),'&quot;;[.G319];&quot;','&quot; ;[.H319];&quot;',&quot;;REPLACE([.A319];1;9;&quot;&quot;);&quot;);&quot;)" office:value-type="string" office:string-value="insert into public.address(country_id,settlementpart,streetpart,externalid) values((select id from public.country where name_ru='Таиланд'),'Пхукет о.','68 Mueanngen Rd. Patong, Kathu, Phuket 83150 Thailand',27973);" calcext:value-type="string">
            <text:p>insert into public.address(country_id,settlementpart,streetpart,externalid) values((select id from public.country where name_ru='Таиланд'),'Пхукет о.','68 Mueanngen Rd. Patong, Kathu, Phuket 83150 Thailand',27973);</text:p>
          </table:table-cell>
          <table:table-cell/>
        </table:table-row>
        <table:table-row table:style-name="ro1">
          <table:table-cell office:value-type="string" calcext:value-type="string">
            <text:p>/hotel/al2503</text:p>
          </table:table-cell>
          <table:table-cell office:value-type="string" calcext:value-type="string">
            <text:p>Queens Park Le Jardin 5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SAHİL CADDESİ NO:16 KIRIS KEMER ANTALYA</text:p>
          </table:table-cell>
          <table:table-cell office:value-type="string" calcext:value-type="string">
            <text:p>+90 242 824 52 22</text:p>
          </table:table-cell>
          <table:table-cell office:value-type="string" calcext:value-type="string">
            <text:p>+90 242 824 52 20</text:p>
          </table:table-cell>
          <table:table-cell office:value-type="string" calcext:value-type="string">
            <text:p>www.qpr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20];&quot;','&quot;;[.C320];&quot;','&quot;;[.I320];&quot;','&quot;;[.J320];&quot;','&quot;;[.K320];&quot;','','&quot;;[.D320];&quot;','&quot;;[.L320];&quot;','&quot;;[.M320];&quot;',&quot;;[.E320];&quot;,true,(select id from public.address where externalid=&quot;;REPLACE([.A320];1;9;&quot;&quot;);&quot;));&quot;)" office:value-type="string" office:string-value="insert into public.hotel(name, place, phone,fax,site,email,descr,vk,fb,stars,published,address_id) values('Queens Park Le Jardin 5*','Турция, Средиземноморский регион, Кемер, Кириш','+90 242 824 52 22','+90 242 824 52 20','www.qprhotels.com','','Гостиница, Пляжный, 1-я линия от моря, Загородный, рядом','','',5,true,(select id from public.address where externalid=2503));" calcext:value-type="string">
            <text:p>insert into public.hotel(name, place, phone,fax,site,email,descr,vk,fb,stars,published,address_id) values('Queens Park Le Jardin 5*','Турция, Средиземноморский регион, Кемер, Кириш','+90 242 824 52 22','+90 242 824 52 20','www.qprhotels.com','','Гостиница, Пляжный, 1-я линия от моря, Загородный, рядом','','',5,true,(select id from public.address where externalid=2503));</text:p>
          </table:table-cell>
          <table:table-cell table:formula="of:=CONCATENATE(&quot;(select id from hotel where externalid=&quot;;REPLACE([.A320];1;9;&quot;&quot;);&quot;)&quot;)" office:value-type="string" office:string-value="(select id from hotel where externalid=2503)" calcext:value-type="string">
            <text:p>(select id from hotel where externalid=2503)</text:p>
          </table:table-cell>
          <table:table-cell table:formula="of:=CONCATENATE(&quot;insert into public.address(country_id,settlementpart,streetpart,externalid) values((select id from public.country where name_ru='&quot;;[.F320];&quot;'),'&quot;;[.G320];&quot;','&quot; ;[.H320];&quot;',&quot;;REPLACE([.A320];1;9;&quot;&quot;);&quot;);&quot;)" office:value-type="string" office:string-value="insert into public.address(country_id,settlementpart,streetpart,externalid) values((select id from public.country where name_ru='Турция'),'Кемер','SAHİL CADDESİ NO:16 KIRIS KEMER ANTALYA',2503);" calcext:value-type="string">
            <text:p>insert into public.address(country_id,settlementpart,streetpart,externalid) values((select id from public.country where name_ru='Турция'),'Кемер','SAHİL CADDESİ NO:16 KIRIS KEMER ANTALYA',2503);</text:p>
          </table:table-cell>
          <table:table-cell/>
        </table:table-row>
        <table:table-row table:style-name="ro1">
          <table:table-cell office:value-type="string" calcext:value-type="string">
            <text:p>/hotel/al4828</text:p>
          </table:table-cell>
          <table:table-cell office:value-type="string" calcext:value-type="string">
            <text:p>Sherwood Greenwood Resort Hotel 4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umhuriyet Mah.Ahu Ünal Aysal Cad.No:16 07994 Göynük - Kemer / Antalya</text:p>
          </table:table-cell>
          <table:table-cell office:value-type="string" calcext:value-type="string">
            <text:p>+90 242 815 21 25</text:p>
          </table:table-cell>
          <table:table-cell office:value-type="string" calcext:value-type="string">
            <text:p>+90 242 815 16 41</text:p>
          </table:table-cell>
          <table:table-cell office:value-type="string" calcext:value-type="string">
            <text:p>www.sherwood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21];&quot;','&quot;;[.C321];&quot;','&quot;;[.I321];&quot;','&quot;;[.J321];&quot;','&quot;;[.K321];&quot;','','&quot;;[.D321];&quot;','&quot;;[.L321];&quot;','&quot;;[.M321];&quot;',&quot;;[.E321];&quot;,true,(select id from public.address where externalid=&quot;;REPLACE([.A321];1;9;&quot;&quot;);&quot;));&quot;)" office:value-type="string" office:string-value="insert into public.hotel(name, place, phone,fax,site,email,descr,vk,fb,stars,published,address_id) values('Sherwood Greenwood Resort Hotel 4*','Турция, Средиземноморский регион, Кемер, Гёйнюк','+90 242 815 21 25','+90 242 815 16 41','www.sherwoodhotels.com.tr','','Гостиница, Пляжный, 2-я линия от моря','','',4,true,(select id from public.address where externalid=4828));" calcext:value-type="string">
            <text:p>insert into public.hotel(name, place, phone,fax,site,email,descr,vk,fb,stars,published,address_id) values('Sherwood Greenwood Resort Hotel 4*','Турция, Средиземноморский регион, Кемер, Гёйнюк','+90 242 815 21 25','+90 242 815 16 41','www.sherwoodhotels.com.tr','','Гостиница, Пляжный, 2-я линия от моря','','',4,true,(select id from public.address where externalid=4828));</text:p>
          </table:table-cell>
          <table:table-cell table:formula="of:=CONCATENATE(&quot;(select id from hotel where externalid=&quot;;REPLACE([.A321];1;9;&quot;&quot;);&quot;)&quot;)" office:value-type="string" office:string-value="(select id from hotel where externalid=4828)" calcext:value-type="string">
            <text:p>(select id from hotel where externalid=4828)</text:p>
          </table:table-cell>
          <table:table-cell table:formula="of:=CONCATENATE(&quot;insert into public.address(country_id,settlementpart,streetpart,externalid) values((select id from public.country where name_ru='&quot;;[.F321];&quot;'),'&quot;;[.G321];&quot;','&quot; ;[.H321];&quot;',&quot;;REPLACE([.A321];1;9;&quot;&quot;);&quot;);&quot;)" office:value-type="string" office:string-value="insert into public.address(country_id,settlementpart,streetpart,externalid) values((select id from public.country where name_ru='Турция'),'Кемер','Cumhuriyet Mah.Ahu Ünal Aysal Cad.No:16 07994 Göynük - Kemer / Antalya',4828);" calcext:value-type="string">
            <text:p>insert into public.address(country_id,settlementpart,streetpart,externalid) values((select id from public.country where name_ru='Турция'),'Кемер','Cumhuriyet Mah.Ahu Ünal Aysal Cad.No:16 07994 Göynük - Kemer / Antalya',4828);</text:p>
          </table:table-cell>
          <table:table-cell/>
        </table:table-row>
        <table:table-row table:style-name="ro1">
          <table:table-cell office:value-type="string" calcext:value-type="string">
            <text:p>/hotel/al27997</text:p>
          </table:table-cell>
          <table:table-cell office:value-type="string" calcext:value-type="string">
            <text:p>Crystal Admiral Resort Suites &amp; SPA 5*</text:p>
          </table:table-cell>
          <table:table-cell office:value-type="string" calcext:value-type="string">
            <text:p>Турция, Средиземноморский регион, Сиде, Кызылот</text:p>
          </table:table-cell>
          <table:table-cell office:value-type="string" calcext:value-type="string">
            <text:p>СПА-отель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Сиде Кызылот Манавгат АНТАЛЬЯ</text:p>
          </table:table-cell>
          <table:table-cell office:value-type="string" calcext:value-type="string">
            <text:p>+ 90 242 766 48 00</text:p>
          </table:table-cell>
          <table:table-cell office:value-type="string" calcext:value-type="string">
            <text:p>+ 90 242 766 45 76</text:p>
          </table:table-cell>
          <table:table-cell office:value-type="string" calcext:value-type="string">
            <text:p>www.crystalhotels.com.tr</text:p>
          </table:table-cell>
          <table:table-cell office:value-type="string" calcext:value-type="string">
            <text:p>https://vk.com/crystalhotels</text:p>
          </table:table-cell>
          <table:table-cell office:value-type="string" calcext:value-type="string">
            <text:p>https://www.facebook.com/CrystalAdmiralHotel</text:p>
          </table:table-cell>
          <table:table-cell table:formula="of:=CONCATENATE(&quot;insert into public.hotel(name, place, phone,fax,site,email,descr,vk,fb,stars,published,address_id) values('&quot;;[.B322];&quot;','&quot;;[.C322];&quot;','&quot;;[.I322];&quot;','&quot;;[.J322];&quot;','&quot;;[.K322];&quot;','','&quot;;[.D322];&quot;','&quot;;[.L322];&quot;','&quot;;[.M322];&quot;',&quot;;[.E322];&quot;,true,(select id from public.address where externalid=&quot;;REPLACE([.A322];1;9;&quot;&quot;);&quot;));&quot;)" office:value-type="string" office:string-value="insert into public.hotel(name, place, phone,fax,site,email,descr,vk,fb,stars,published,address_id) values('Crystal Admiral Resort Suites &amp; SPA 5*','Турция, Средиземноморский регион, Сиде, Кызылот','+ 90 242 766 48 00','+ 90 242 766 45 76','www.crystalhotels.com.tr','','СПА-отель, Загородный, рядом, Пляжный, через дорогу','https://vk.com/crystalhotels','https://www.facebook.com/CrystalAdmiralHotel',5,true,(select id from public.address where externalid=27997));" calcext:value-type="string">
            <text:p>insert into public.hotel(name, place, phone,fax,site,email,descr,vk,fb,stars,published,address_id) values('Crystal Admiral Resort Suites &amp; SPA 5*','Турция, Средиземноморский регион, Сиде, Кызылот','+ 90 242 766 48 00','+ 90 242 766 45 76','www.crystalhotels.com.tr','','СПА-отель, Загородный, рядом, Пляжный, через дорогу','https://vk.com/crystalhotels','https://www.facebook.com/CrystalAdmiralHotel',5,true,(select id from public.address where externalid=27997));</text:p>
          </table:table-cell>
          <table:table-cell table:formula="of:=CONCATENATE(&quot;(select id from hotel where externalid=&quot;;REPLACE([.A322];1;9;&quot;&quot;);&quot;)&quot;)" office:value-type="string" office:string-value="(select id from hotel where externalid=27997)" calcext:value-type="string">
            <text:p>(select id from hotel where externalid=27997)</text:p>
          </table:table-cell>
          <table:table-cell table:formula="of:=CONCATENATE(&quot;insert into public.address(country_id,settlementpart,streetpart,externalid) values((select id from public.country where name_ru='&quot;;[.F322];&quot;'),'&quot;;[.G322];&quot;','&quot; ;[.H322];&quot;',&quot;;REPLACE([.A322];1;9;&quot;&quot;);&quot;);&quot;)" office:value-type="string" office:string-value="insert into public.address(country_id,settlementpart,streetpart,externalid) values((select id from public.country where name_ru='Турция'),'Сиде','Сиде Кызылот Манавгат АНТАЛЬЯ',27997);" calcext:value-type="string">
            <text:p>insert into public.address(country_id,settlementpart,streetpart,externalid) values((select id from public.country where name_ru='Турция'),'Сиде','Сиде Кызылот Манавгат АНТАЛЬЯ',27997);</text:p>
          </table:table-cell>
          <table:table-cell/>
        </table:table-row>
        <table:table-row table:style-name="ro1">
          <table:table-cell office:value-type="string" calcext:value-type="string">
            <text:p>/hotel/al12320</text:p>
          </table:table-cell>
          <table:table-cell office:value-type="string" calcext:value-type="string">
            <text:p>Club Gunes Garden 4*</text:p>
          </table:table-cell>
          <table:table-cell office:value-type="string" calcext:value-type="string">
            <text:p>Турция, Средиземноморский регион, Аланья, Тюрклер</text:p>
          </table:table-cell>
          <table:table-cell office:value-type="string" calcext:value-type="string">
            <text:p>Клубный отель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/>
          <table:table-cell office:value-type="string" calcext:value-type="string">
            <text:p>(242) 534 13 90</text:p>
          </table:table-cell>
          <table:table-cell office:value-type="string" calcext:value-type="string">
            <text:p>(242) 534 11 12</text:p>
          </table:table-cell>
          <table:table-cell office:value-type="string" calcext:value-type="string">
            <text:p>clubgunesgarde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23];&quot;','&quot;;[.C323];&quot;','&quot;;[.I323];&quot;','&quot;;[.J323];&quot;','&quot;;[.K323];&quot;','','&quot;;[.D323];&quot;','&quot;;[.L323];&quot;','&quot;;[.M323];&quot;',&quot;;[.E323];&quot;,true,(select id from public.address where externalid=&quot;;REPLACE([.A323];1;9;&quot;&quot;);&quot;));&quot;)" office:value-type="string" office:string-value="insert into public.hotel(name, place, phone,fax,site,email,descr,vk,fb,stars,published,address_id) values('Club Gunes Garden 4*','Турция, Средиземноморский регион, Аланья, Тюрклер','(242) 534 13 90','(242) 534 11 12','clubgunesgarden.com','','Клубный отель, Пляжный, 2-я линия от моря, Загородный, рядом','','',4,true,(select id from public.address where externalid=12320));" calcext:value-type="string">
            <text:p>insert into public.hotel(name, place, phone,fax,site,email,descr,vk,fb,stars,published,address_id) values('Club Gunes Garden 4*','Турция, Средиземноморский регион, Аланья, Тюрклер','(242) 534 13 90','(242) 534 11 12','clubgunesgarden.com','','Клубный отель, Пляжный, 2-я линия от моря, Загородный, рядом','','',4,true,(select id from public.address where externalid=12320));</text:p>
          </table:table-cell>
          <table:table-cell table:formula="of:=CONCATENATE(&quot;(select id from hotel where externalid=&quot;;REPLACE([.A323];1;9;&quot;&quot;);&quot;)&quot;)" office:value-type="string" office:string-value="(select id from hotel where externalid=12320)" calcext:value-type="string">
            <text:p>(select id from hotel where externalid=12320)</text:p>
          </table:table-cell>
          <table:table-cell table:formula="of:=CONCATENATE(&quot;insert into public.address(country_id,settlementpart,streetpart,externalid) values((select id from public.country where name_ru='&quot;;[.F323];&quot;'),'&quot;;[.G323];&quot;','&quot; ;[.H323];&quot;',&quot;;REPLACE([.A323];1;9;&quot;&quot;);&quot;);&quot;)" office:value-type="string" office:string-value="insert into public.address(country_id,settlementpart,streetpart,externalid) values((select id from public.country where name_ru='Турция'),'Аланья','',12320);" calcext:value-type="string">
            <text:p>insert into public.address(country_id,settlementpart,streetpart,externalid) values((select id from public.country where name_ru='Турция'),'Аланья','',12320);</text:p>
          </table:table-cell>
          <table:table-cell/>
        </table:table-row>
        <table:table-row table:style-name="ro1">
          <table:table-cell office:value-type="string" calcext:value-type="string">
            <text:p>/hotel/al76022</text:p>
          </table:table-cell>
          <table:table-cell office:value-type="string" calcext:value-type="string">
            <text:p>Diamond Hill Resort 5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Гостиничный комплекс, Городской, окраина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Merkez mah. №11 Tosmur - Alanya - Antalya, TURKIYE</text:p>
          </table:table-cell>
          <table:table-cell office:value-type="string" calcext:value-type="string">
            <text:p>+90 242 510 23 23</text:p>
          </table:table-cell>
          <table:table-cell office:value-type="string" calcext:value-type="string">
            <text:p>+90 242 510 23 99</text:p>
          </table:table-cell>
          <table:table-cell office:value-type="string" calcext:value-type="string">
            <text:p>www.diamondhillresort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24];&quot;','&quot;;[.C324];&quot;','&quot;;[.I324];&quot;','&quot;;[.J324];&quot;','&quot;;[.K324];&quot;','','&quot;;[.D324];&quot;','&quot;;[.L324];&quot;','&quot;;[.M324];&quot;',&quot;;[.E324];&quot;,true,(select id from public.address where externalid=&quot;;REPLACE([.A324];1;9;&quot;&quot;);&quot;));&quot;)" office:value-type="string" office:string-value="insert into public.hotel(name, place, phone,fax,site,email,descr,vk,fb,stars,published,address_id) values('Diamond Hill Resort 5*','Турция, Средиземноморский регион, Аланья','+90 242 510 23 23','+90 242 510 23 99','www.diamondhillresort.com.tr','','Гостиничный комплекс, Городской, окраина, Пляжный, через дорогу','','',5,true,(select id from public.address where externalid=76022));" calcext:value-type="string">
            <text:p>insert into public.hotel(name, place, phone,fax,site,email,descr,vk,fb,stars,published,address_id) values('Diamond Hill Resort 5*','Турция, Средиземноморский регион, Аланья','+90 242 510 23 23','+90 242 510 23 99','www.diamondhillresort.com.tr','','Гостиничный комплекс, Городской, окраина, Пляжный, через дорогу','','',5,true,(select id from public.address where externalid=76022));</text:p>
          </table:table-cell>
          <table:table-cell table:formula="of:=CONCATENATE(&quot;(select id from hotel where externalid=&quot;;REPLACE([.A324];1;9;&quot;&quot;);&quot;)&quot;)" office:value-type="string" office:string-value="(select id from hotel where externalid=76022)" calcext:value-type="string">
            <text:p>(select id from hotel where externalid=76022)</text:p>
          </table:table-cell>
          <table:table-cell table:formula="of:=CONCATENATE(&quot;insert into public.address(country_id,settlementpart,streetpart,externalid) values((select id from public.country where name_ru='&quot;;[.F324];&quot;'),'&quot;;[.G324];&quot;','&quot; ;[.H324];&quot;',&quot;;REPLACE([.A324];1;9;&quot;&quot;);&quot;);&quot;)" office:value-type="string" office:string-value="insert into public.address(country_id,settlementpart,streetpart,externalid) values((select id from public.country where name_ru='Турция'),'Аланья','Merkez mah. №11 Tosmur - Alanya - Antalya, TURKIYE',76022);" calcext:value-type="string">
            <text:p>insert into public.address(country_id,settlementpart,streetpart,externalid) values((select id from public.country where name_ru='Турция'),'Аланья','Merkez mah. №11 Tosmur - Alanya - Antalya, TURKIYE',76022);</text:p>
          </table:table-cell>
          <table:table-cell/>
        </table:table-row>
        <table:table-row table:style-name="ro1">
          <table:table-cell office:value-type="string" calcext:value-type="string">
            <text:p>/hotel/al27677</text:p>
          </table:table-cell>
          <table:table-cell office:value-type="string" calcext:value-type="string">
            <text:p>Shores Aloha Resort 4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31 Salah Taher st. Om El-Sid cliff. Sharm El-Sheikh</text:p>
          </table:table-cell>
          <table:table-cell office:value-type="string" calcext:value-type="string">
            <text:p>+2 069 3661495</text:p>
          </table:table-cell>
          <table:table-cell office:value-type="string" calcext:value-type="string">
            <text:p>+2 069 3661421</text:p>
          </table:table-cell>
          <table:table-cell office:value-type="string" calcext:value-type="string">
            <text:p>shoresaloh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25];&quot;','&quot;;[.C325];&quot;','&quot;;[.I325];&quot;','&quot;;[.J325];&quot;','&quot;;[.K325];&quot;','','&quot;;[.D325];&quot;','&quot;;[.L325];&quot;','&quot;;[.M325];&quot;',&quot;;[.E325];&quot;,true,(select id from public.address where externalid=&quot;;REPLACE([.A325];1;9;&quot;&quot;);&quot;));&quot;)" office:value-type="string" office:string-value="insert into public.hotel(name, place, phone,fax,site,email,descr,vk,fb,stars,published,address_id) values('Shores Aloha Resort 4*','Египет, Мухафаза Южный Синай, Шарм-Эль-Шейх, Рас Ум Эль Сид','+2 069 3661495','+2 069 3661421','shoresaloha.com','','Гостиница, Пляжный, 1-я линия от моря','','',4,true,(select id from public.address where externalid=27677));" calcext:value-type="string">
            <text:p>insert into public.hotel(name, place, phone,fax,site,email,descr,vk,fb,stars,published,address_id) values('Shores Aloha Resort 4*','Египет, Мухафаза Южный Синай, Шарм-Эль-Шейх, Рас Ум Эль Сид','+2 069 3661495','+2 069 3661421','shoresaloha.com','','Гостиница, Пляжный, 1-я линия от моря','','',4,true,(select id from public.address where externalid=27677));</text:p>
          </table:table-cell>
          <table:table-cell table:formula="of:=CONCATENATE(&quot;(select id from hotel where externalid=&quot;;REPLACE([.A325];1;9;&quot;&quot;);&quot;)&quot;)" office:value-type="string" office:string-value="(select id from hotel where externalid=27677)" calcext:value-type="string">
            <text:p>(select id from hotel where externalid=27677)</text:p>
          </table:table-cell>
          <table:table-cell table:formula="of:=CONCATENATE(&quot;insert into public.address(country_id,settlementpart,streetpart,externalid) values((select id from public.country where name_ru='&quot;;[.F325];&quot;'),'&quot;;[.G325];&quot;','&quot; ;[.H325];&quot;',&quot;;REPLACE([.A325];1;9;&quot;&quot;);&quot;);&quot;)" office:value-type="string" office:string-value="insert into public.address(country_id,settlementpart,streetpart,externalid) values((select id from public.country where name_ru='Египет'),'Шарм-Эль-Шейх','31 Salah Taher st. Om El-Sid cliff. Sharm El-Sheikh',27677);" calcext:value-type="string">
            <text:p>insert into public.address(country_id,settlementpart,streetpart,externalid) values((select id from public.country where name_ru='Египет'),'Шарм-Эль-Шейх','31 Salah Taher st. Om El-Sid cliff. Sharm El-Sheikh',27677);</text:p>
          </table:table-cell>
          <table:table-cell/>
        </table:table-row>
        <table:table-row table:style-name="ro1">
          <table:table-cell office:value-type="string" calcext:value-type="string">
            <text:p>/hotel/al4808</text:p>
          </table:table-cell>
          <table:table-cell office:value-type="string" calcext:value-type="string">
            <text:p>Kemer Dream 4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/>
          <table:table-cell office:value-type="string" calcext:value-type="string">
            <text:p>0242 814 47 57</text:p>
          </table:table-cell>
          <table:table-cell office:value-type="string" calcext:value-type="string">
            <text:p>0242 814 18 78</text:p>
          </table:table-cell>
          <table:table-cell office:value-type="string" calcext:value-type="string">
            <text:p>www.kemerdream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26];&quot;','&quot;;[.C326];&quot;','&quot;;[.I326];&quot;','&quot;;[.J326];&quot;','&quot;;[.K326];&quot;','','&quot;;[.D326];&quot;','&quot;;[.L326];&quot;','&quot;;[.M326];&quot;',&quot;;[.E326];&quot;,true,(select id from public.address where externalid=&quot;;REPLACE([.A326];1;9;&quot;&quot;);&quot;));&quot;)" office:value-type="string" office:string-value="insert into public.hotel(name, place, phone,fax,site,email,descr,vk,fb,stars,published,address_id) values('Kemer Dream 4*','Турция, Средиземноморский регион, Кемер, Кемер - центр','0242 814 47 57','0242 814 18 78','www.kemerdreamhotel.com','','Гостиница, Пляжный, 2-я линия от моря, Городской, близко к центру','','',4,true,(select id from public.address where externalid=4808));" calcext:value-type="string">
            <text:p>insert into public.hotel(name, place, phone,fax,site,email,descr,vk,fb,stars,published,address_id) values('Kemer Dream 4*','Турция, Средиземноморский регион, Кемер, Кемер - центр','0242 814 47 57','0242 814 18 78','www.kemerdreamhotel.com','','Гостиница, Пляжный, 2-я линия от моря, Городской, близко к центру','','',4,true,(select id from public.address where externalid=4808));</text:p>
          </table:table-cell>
          <table:table-cell table:formula="of:=CONCATENATE(&quot;(select id from hotel where externalid=&quot;;REPLACE([.A326];1;9;&quot;&quot;);&quot;)&quot;)" office:value-type="string" office:string-value="(select id from hotel where externalid=4808)" calcext:value-type="string">
            <text:p>(select id from hotel where externalid=4808)</text:p>
          </table:table-cell>
          <table:table-cell table:formula="of:=CONCATENATE(&quot;insert into public.address(country_id,settlementpart,streetpart,externalid) values((select id from public.country where name_ru='&quot;;[.F326];&quot;'),'&quot;;[.G326];&quot;','&quot; ;[.H326];&quot;',&quot;;REPLACE([.A326];1;9;&quot;&quot;);&quot;);&quot;)" office:value-type="string" office:string-value="insert into public.address(country_id,settlementpart,streetpart,externalid) values((select id from public.country where name_ru='Турция'),'Кемер','',4808);" calcext:value-type="string">
            <text:p>insert into public.address(country_id,settlementpart,streetpart,externalid) values((select id from public.country where name_ru='Турция'),'Кемер','',4808);</text:p>
          </table:table-cell>
          <table:table-cell/>
        </table:table-row>
        <table:table-row table:style-name="ro1">
          <table:table-cell office:value-type="string" calcext:value-type="string">
            <text:p>/hotel/al1804</text:p>
          </table:table-cell>
          <table:table-cell office:value-type="string" calcext:value-type="string">
            <text:p>Monte Carlo Sharm Resort &amp; Spa 5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Om El Seed, Sharm El Sheikh South Sinai, Egypt</text:p>
          </table:table-cell>
          <table:table-cell office:value-type="string" calcext:value-type="string">
            <text:p>+20 69 3661919</text:p>
          </table:table-cell>
          <table:table-cell office:value-type="string" calcext:value-type="string">
            <text:p>+20 69 3661920</text:p>
          </table:table-cell>
          <table:table-cell office:value-type="string" calcext:value-type="string">
            <text:p>www.montecarloresortsegyp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27];&quot;','&quot;;[.C327];&quot;','&quot;;[.I327];&quot;','&quot;;[.J327];&quot;','&quot;;[.K327];&quot;','','&quot;;[.D327];&quot;','&quot;;[.L327];&quot;','&quot;;[.M327];&quot;',&quot;;[.E327];&quot;,true,(select id from public.address where externalid=&quot;;REPLACE([.A327];1;9;&quot;&quot;);&quot;));&quot;)" office:value-type="string" office:string-value="insert into public.hotel(name, place, phone,fax,site,email,descr,vk,fb,stars,published,address_id) values('Monte Carlo Sharm Resort &amp; Spa 5*','Египет, Мухафаза Южный Синай, Шарм-Эль-Шейх, Рас Ум Эль Сид','+20 69 3661919','+20 69 3661920','www.montecarloresortsegypt.com','','Гостиничный комплекс, Пляжный, 1-я линия от моря','','',5,true,(select id from public.address where externalid=1804));" calcext:value-type="string">
            <text:p>insert into public.hotel(name, place, phone,fax,site,email,descr,vk,fb,stars,published,address_id) values('Monte Carlo Sharm Resort &amp; Spa 5*','Египет, Мухафаза Южный Синай, Шарм-Эль-Шейх, Рас Ум Эль Сид','+20 69 3661919','+20 69 3661920','www.montecarloresortsegypt.com','','Гостиничный комплекс, Пляжный, 1-я линия от моря','','',5,true,(select id from public.address where externalid=1804));</text:p>
          </table:table-cell>
          <table:table-cell table:formula="of:=CONCATENATE(&quot;(select id from hotel where externalid=&quot;;REPLACE([.A327];1;9;&quot;&quot;);&quot;)&quot;)" office:value-type="string" office:string-value="(select id from hotel where externalid=1804)" calcext:value-type="string">
            <text:p>(select id from hotel where externalid=1804)</text:p>
          </table:table-cell>
          <table:table-cell table:formula="of:=CONCATENATE(&quot;insert into public.address(country_id,settlementpart,streetpart,externalid) values((select id from public.country where name_ru='&quot;;[.F327];&quot;'),'&quot;;[.G327];&quot;','&quot; ;[.H327];&quot;',&quot;;REPLACE([.A327];1;9;&quot;&quot;);&quot;);&quot;)" office:value-type="string" office:string-value="insert into public.address(country_id,settlementpart,streetpart,externalid) values((select id from public.country where name_ru='Египет'),'Шарм-Эль-Шейх','Om El Seed, Sharm El Sheikh South Sinai, Egypt',1804);" calcext:value-type="string">
            <text:p>insert into public.address(country_id,settlementpart,streetpart,externalid) values((select id from public.country where name_ru='Египет'),'Шарм-Эль-Шейх','Om El Seed, Sharm El Sheikh South Sinai, Egypt',1804);</text:p>
          </table:table-cell>
          <table:table-cell/>
        </table:table-row>
        <table:table-row table:style-name="ro1">
          <table:table-cell office:value-type="string" calcext:value-type="string">
            <text:p>/hotel/al12919</text:p>
          </table:table-cell>
          <table:table-cell office:value-type="string" calcext:value-type="string">
            <text:p>Sunscape Dominican Beach Punta Cana 4*</text:p>
          </table:table-cell>
          <table:table-cell office:value-type="string" calcext:value-type="string">
            <text:p>Доминикана, Провинция Ла-Альтаграсия, Пунта Кана, Плайа Баваро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Пунта Кана</text:p>
          </table:table-cell>
          <table:table-cell office:value-type="string" calcext:value-type="string">
            <text:p>El Cortecito, Punta Cana / Bavaro Beach, Dominican Republic</text:p>
          </table:table-cell>
          <table:table-cell office:value-type="string" calcext:value-type="string">
            <text:p>+1 809 221 0714</text:p>
          </table:table-cell>
          <table:table-cell office:value-type="string" calcext:value-type="string">
            <text:p>+1 809 221 6991</text:p>
          </table:table-cell>
          <table:table-cell office:value-type="string" calcext:value-type="string">
            <text:p>www.sunscape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28];&quot;','&quot;;[.C328];&quot;','&quot;;[.I328];&quot;','&quot;;[.J328];&quot;','&quot;;[.K328];&quot;','','&quot;;[.D328];&quot;','&quot;;[.L328];&quot;','&quot;;[.M328];&quot;',&quot;;[.E328];&quot;,true,(select id from public.address where externalid=&quot;;REPLACE([.A328];1;9;&quot;&quot;);&quot;));&quot;)" office:value-type="string" office:string-value="insert into public.hotel(name, place, phone,fax,site,email,descr,vk,fb,stars,published,address_id) values('Sunscape Dominican Beach Punta Cana 4*','Доминикана, Провинция Ла-Альтаграсия, Пунта Кана, Плайа Баваро','+1 809 221 0714','+1 809 221 6991','www.sunscaperesorts.com','','Гостиничный комплекс, Пляжный, 1-я линия от моря','','',4,true,(select id from public.address where externalid=12919));" calcext:value-type="string">
            <text:p>insert into public.hotel(name, place, phone,fax,site,email,descr,vk,fb,stars,published,address_id) values('Sunscape Dominican Beach Punta Cana 4*','Доминикана, Провинция Ла-Альтаграсия, Пунта Кана, Плайа Баваро','+1 809 221 0714','+1 809 221 6991','www.sunscaperesorts.com','','Гостиничный комплекс, Пляжный, 1-я линия от моря','','',4,true,(select id from public.address where externalid=12919));</text:p>
          </table:table-cell>
          <table:table-cell table:formula="of:=CONCATENATE(&quot;(select id from hotel where externalid=&quot;;REPLACE([.A328];1;9;&quot;&quot;);&quot;)&quot;)" office:value-type="string" office:string-value="(select id from hotel where externalid=12919)" calcext:value-type="string">
            <text:p>(select id from hotel where externalid=12919)</text:p>
          </table:table-cell>
          <table:table-cell table:formula="of:=CONCATENATE(&quot;insert into public.address(country_id,settlementpart,streetpart,externalid) values((select id from public.country where name_ru='&quot;;[.F328];&quot;'),'&quot;;[.G328];&quot;','&quot; ;[.H328];&quot;',&quot;;REPLACE([.A328];1;9;&quot;&quot;);&quot;);&quot;)" office:value-type="string" office:string-value="insert into public.address(country_id,settlementpart,streetpart,externalid) values((select id from public.country where name_ru='Доминикана'),'Пунта Кана','El Cortecito, Punta Cana / Bavaro Beach, Dominican Republic',12919);" calcext:value-type="string">
            <text:p>insert into public.address(country_id,settlementpart,streetpart,externalid) values((select id from public.country where name_ru='Доминикана'),'Пунта Кана','El Cortecito, Punta Cana / Bavaro Beach, Dominican Republic',12919);</text:p>
          </table:table-cell>
          <table:table-cell/>
        </table:table-row>
        <table:table-row table:style-name="ro1">
          <table:table-cell office:value-type="string" calcext:value-type="string">
            <text:p>/hotel/al5143</text:p>
          </table:table-cell>
          <table:table-cell office:value-type="string" calcext:value-type="string">
            <text:p>Sentido Phenicia 4*</text:p>
          </table:table-cell>
          <table:table-cell office:value-type="string" calcext:value-type="string">
            <text:p>Тунис, Вилайет Набуль, Хаммамет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Хаммамет</text:p>
          </table:table-cell>
          <table:table-cell office:value-type="string" calcext:value-type="string">
            <text:p>Avenue Moncef Bey - 8039 Hammamet</text:p>
          </table:table-cell>
          <table:table-cell office:value-type="string" calcext:value-type="string">
            <text:p>(216 72) 226533</text:p>
          </table:table-cell>
          <table:table-cell office:value-type="string" calcext:value-type="string">
            <text:p>(216 72) 226337</text:p>
          </table:table-cell>
          <table:table-cell office:value-type="string" calcext:value-type="string">
            <text:p>www.sentidohotels.com</text:p>
          </table:table-cell>
          <table:table-cell office:value-type="string" calcext:value-type="string">
            <text:p>https://vk.com/public129422040</text:p>
          </table:table-cell>
          <table:table-cell office:value-type="string" calcext:value-type="string">
            <text:p>https://www.facebook.com/HotelPhenicia.russiancontact/</text:p>
          </table:table-cell>
          <table:table-cell table:formula="of:=CONCATENATE(&quot;insert into public.hotel(name, place, phone,fax,site,email,descr,vk,fb,stars,published,address_id) values('&quot;;[.B329];&quot;','&quot;;[.C329];&quot;','&quot;;[.I329];&quot;','&quot;;[.J329];&quot;','&quot;;[.K329];&quot;','','&quot;;[.D329];&quot;','&quot;;[.L329];&quot;','&quot;;[.M329];&quot;',&quot;;[.E329];&quot;,true,(select id from public.address where externalid=&quot;;REPLACE([.A329];1;9;&quot;&quot;);&quot;));&quot;)" office:value-type="string" office:string-value="insert into public.hotel(name, place, phone,fax,site,email,descr,vk,fb,stars,published,address_id) values('Sentido Phenicia 4*','Тунис, Вилайет Набуль, Хаммамет','(216 72) 226533','(216 72) 226337','www.sentidohotels.com','','Гостиничный комплекс, Пляжный, 1-я линия от моря','https://vk.com/public129422040','https://www.facebook.com/HotelPhenicia.russiancontact/',4,true,(select id from public.address where externalid=5143));" calcext:value-type="string">
            <text:p>insert into public.hotel(name, place, phone,fax,site,email,descr,vk,fb,stars,published,address_id) values('Sentido Phenicia 4*','Тунис, Вилайет Набуль, Хаммамет','(216 72) 226533','(216 72) 226337','www.sentidohotels.com','','Гостиничный комплекс, Пляжный, 1-я линия от моря','https://vk.com/public129422040','https://www.facebook.com/HotelPhenicia.russiancontact/',4,true,(select id from public.address where externalid=5143));</text:p>
          </table:table-cell>
          <table:table-cell table:formula="of:=CONCATENATE(&quot;(select id from hotel where externalid=&quot;;REPLACE([.A329];1;9;&quot;&quot;);&quot;)&quot;)" office:value-type="string" office:string-value="(select id from hotel where externalid=5143)" calcext:value-type="string">
            <text:p>(select id from hotel where externalid=5143)</text:p>
          </table:table-cell>
          <table:table-cell table:formula="of:=CONCATENATE(&quot;insert into public.address(country_id,settlementpart,streetpart,externalid) values((select id from public.country where name_ru='&quot;;[.F329];&quot;'),'&quot;;[.G329];&quot;','&quot; ;[.H329];&quot;',&quot;;REPLACE([.A329];1;9;&quot;&quot;);&quot;);&quot;)" office:value-type="string" office:string-value="insert into public.address(country_id,settlementpart,streetpart,externalid) values((select id from public.country where name_ru='Тунис'),'Хаммамет','Avenue Moncef Bey - 8039 Hammamet',5143);" calcext:value-type="string">
            <text:p>insert into public.address(country_id,settlementpart,streetpart,externalid) values((select id from public.country where name_ru='Тунис'),'Хаммамет','Avenue Moncef Bey - 8039 Hammamet',5143);</text:p>
          </table:table-cell>
          <table:table-cell/>
        </table:table-row>
        <table:table-row table:style-name="ro1">
          <table:table-cell office:value-type="string" calcext:value-type="string">
            <text:p>/hotel/al4978</text:p>
          </table:table-cell>
          <table:table-cell office:value-type="string" calcext:value-type="string">
            <text:p>Club Boran Mare Beach HV-1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Клубный отель, Пляжный, 1-я линия от моря, Загородный, рядом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ntalya Kemer Turkey</text:p>
          </table:table-cell>
          <table:table-cell office:value-type="string" calcext:value-type="string">
            <text:p>+90 242 815 11 18</text:p>
          </table:table-cell>
          <table:table-cell office:value-type="string" calcext:value-type="string">
            <text:p>+90 242 815 13 42</text:p>
          </table:table-cell>
          <table:table-cell office:value-type="string" calcext:value-type="string">
            <text:p>www.boranmareclub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30];&quot;','&quot;;[.C330];&quot;','&quot;;[.I330];&quot;','&quot;;[.J330];&quot;','&quot;;[.K330];&quot;','','&quot;;[.D330];&quot;','&quot;;[.L330];&quot;','&quot;;[.M330];&quot;',&quot;;[.E330];&quot;,true,(select id from public.address where externalid=&quot;;REPLACE([.A330];1;9;&quot;&quot;);&quot;));&quot;)" office:value-type="string" office:string-value="insert into public.hotel(name, place, phone,fax,site,email,descr,vk,fb,stars,published,address_id) values('Club Boran Mare Beach HV-1','Турция, Средиземноморский регион, Кемер, Гёйнюк','+90 242 815 11 18','+90 242 815 13 42','www.boranmareclub.com','','Клубный отель, Пляжный, 1-я линия от моря, Загородный, рядом','','',0,true,(select id from public.address where externalid=4978));" calcext:value-type="string">
            <text:p>insert into public.hotel(name, place, phone,fax,site,email,descr,vk,fb,stars,published,address_id) values('Club Boran Mare Beach HV-1','Турция, Средиземноморский регион, Кемер, Гёйнюк','+90 242 815 11 18','+90 242 815 13 42','www.boranmareclub.com','','Клубный отель, Пляжный, 1-я линия от моря, Загородный, рядом','','',0,true,(select id from public.address where externalid=4978));</text:p>
          </table:table-cell>
          <table:table-cell table:formula="of:=CONCATENATE(&quot;(select id from hotel where externalid=&quot;;REPLACE([.A330];1;9;&quot;&quot;);&quot;)&quot;)" office:value-type="string" office:string-value="(select id from hotel where externalid=4978)" calcext:value-type="string">
            <text:p>(select id from hotel where externalid=4978)</text:p>
          </table:table-cell>
          <table:table-cell table:formula="of:=CONCATENATE(&quot;insert into public.address(country_id,settlementpart,streetpart,externalid) values((select id from public.country where name_ru='&quot;;[.F330];&quot;'),'&quot;;[.G330];&quot;','&quot; ;[.H330];&quot;',&quot;;REPLACE([.A330];1;9;&quot;&quot;);&quot;);&quot;)" office:value-type="string" office:string-value="insert into public.address(country_id,settlementpart,streetpart,externalid) values((select id from public.country where name_ru='Турция'),'Кемер','Antalya Kemer Turkey',4978);" calcext:value-type="string">
            <text:p>insert into public.address(country_id,settlementpart,streetpart,externalid) values((select id from public.country where name_ru='Турция'),'Кемер','Antalya Kemer Turkey',4978);</text:p>
          </table:table-cell>
          <table:table-cell/>
        </table:table-row>
        <table:table-row table:style-name="ro1">
          <table:table-cell office:value-type="string" calcext:value-type="string">
            <text:p>/hotel/al28023</text:p>
          </table:table-cell>
          <table:table-cell office:value-type="string" calcext:value-type="string">
            <text:p>Imperial Sunland 5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iftecesmeler Mevkii Beldibi 3 – Kemer – Antalya</text:p>
          </table:table-cell>
          <table:table-cell office:value-type="string" calcext:value-type="string">
            <text:p>+90 242 824 9955</text:p>
          </table:table-cell>
          <table:table-cell office:value-type="string" calcext:value-type="string">
            <text:p>+90 242 824 86 10</text:p>
          </table:table-cell>
          <table:table-cell office:value-type="string" calcext:value-type="string">
            <text:p>www.imperialsunland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31];&quot;','&quot;;[.C331];&quot;','&quot;;[.I331];&quot;','&quot;;[.J331];&quot;','&quot;;[.K331];&quot;','','&quot;;[.D331];&quot;','&quot;;[.L331];&quot;','&quot;;[.M331];&quot;',&quot;;[.E331];&quot;,true,(select id from public.address where externalid=&quot;;REPLACE([.A331];1;9;&quot;&quot;);&quot;));&quot;)" office:value-type="string" office:string-value="insert into public.hotel(name, place, phone,fax,site,email,descr,vk,fb,stars,published,address_id) values('Imperial Sunland 5*','Турция, Средиземноморский регион, Кемер, Бельдиби','+90 242 824 9955','+90 242 824 86 10','www.imperialsunland.com','','Загородный, рядом, Пляжный, через дорогу','','',5,true,(select id from public.address where externalid=28023));" calcext:value-type="string">
            <text:p>insert into public.hotel(name, place, phone,fax,site,email,descr,vk,fb,stars,published,address_id) values('Imperial Sunland 5*','Турция, Средиземноморский регион, Кемер, Бельдиби','+90 242 824 9955','+90 242 824 86 10','www.imperialsunland.com','','Загородный, рядом, Пляжный, через дорогу','','',5,true,(select id from public.address where externalid=28023));</text:p>
          </table:table-cell>
          <table:table-cell table:formula="of:=CONCATENATE(&quot;(select id from hotel where externalid=&quot;;REPLACE([.A331];1;9;&quot;&quot;);&quot;)&quot;)" office:value-type="string" office:string-value="(select id from hotel where externalid=28023)" calcext:value-type="string">
            <text:p>(select id from hotel where externalid=28023)</text:p>
          </table:table-cell>
          <table:table-cell table:formula="of:=CONCATENATE(&quot;insert into public.address(country_id,settlementpart,streetpart,externalid) values((select id from public.country where name_ru='&quot;;[.F331];&quot;'),'&quot;;[.G331];&quot;','&quot; ;[.H331];&quot;',&quot;;REPLACE([.A331];1;9;&quot;&quot;);&quot;);&quot;)" office:value-type="string" office:string-value="insert into public.address(country_id,settlementpart,streetpart,externalid) values((select id from public.country where name_ru='Турция'),'Кемер','Ciftecesmeler Mevkii Beldibi 3 – Kemer – Antalya',28023);" calcext:value-type="string">
            <text:p>insert into public.address(country_id,settlementpart,streetpart,externalid) values((select id from public.country where name_ru='Турция'),'Кемер','Ciftecesmeler Mevkii Beldibi 3 – Kemer – Antalya',28023);</text:p>
          </table:table-cell>
          <table:table-cell/>
        </table:table-row>
        <table:table-row table:style-name="ro1">
          <table:table-cell office:value-type="string" calcext:value-type="string">
            <text:p>/hotel/al30008</text:p>
          </table:table-cell>
          <table:table-cell office:value-type="string" calcext:value-type="string">
            <text:p>Pharaoh Azur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ahl Hasheesh Road P.O. Box 263 Hurghada, Red Sea, Egypt</text:p>
          </table:table-cell>
          <table:table-cell office:value-type="string" calcext:value-type="string">
            <text:p>+20.65.3461001</text:p>
          </table:table-cell>
          <table:table-cell office:value-type="string" calcext:value-type="string">
            <text:p>+20.65.3461010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332];&quot;','&quot;;[.C332];&quot;','&quot;;[.I332];&quot;','&quot;;[.J332];&quot;','&quot;;[.K332];&quot;','','&quot;;[.D332];&quot;','&quot;;[.L332];&quot;','&quot;;[.M332];&quot;',&quot;;[.E332];&quot;,true,(select id from public.address where externalid=&quot;;REPLACE([.A332];1;9;&quot;&quot;);&quot;));&quot;)" office:value-type="string" office:string-value="insert into public.hotel(name, place, phone,fax,site,email,descr,vk,fb,stars,published,address_id) values('Pharaoh Azur Resort 5*','Египет, Мухафаза Красное Море, Хургада','+20.65.3461001','+20.65.3461010','','','Гостиница, Пляжный, 1-я линия от моря','','',5,true,(select id from public.address where externalid=30008));" calcext:value-type="string">
            <text:p>insert into public.hotel(name, place, phone,fax,site,email,descr,vk,fb,stars,published,address_id) values('Pharaoh Azur Resort 5*','Египет, Мухафаза Красное Море, Хургада','+20.65.3461001','+20.65.3461010','','','Гостиница, Пляжный, 1-я линия от моря','','',5,true,(select id from public.address where externalid=30008));</text:p>
          </table:table-cell>
          <table:table-cell table:formula="of:=CONCATENATE(&quot;(select id from hotel where externalid=&quot;;REPLACE([.A332];1;9;&quot;&quot;);&quot;)&quot;)" office:value-type="string" office:string-value="(select id from hotel where externalid=30008)" calcext:value-type="string">
            <text:p>(select id from hotel where externalid=30008)</text:p>
          </table:table-cell>
          <table:table-cell table:formula="of:=CONCATENATE(&quot;insert into public.address(country_id,settlementpart,streetpart,externalid) values((select id from public.country where name_ru='&quot;;[.F332];&quot;'),'&quot;;[.G332];&quot;','&quot; ;[.H332];&quot;',&quot;;REPLACE([.A332];1;9;&quot;&quot;);&quot;);&quot;)" office:value-type="string" office:string-value="insert into public.address(country_id,settlementpart,streetpart,externalid) values((select id from public.country where name_ru='Египет'),'Хургада','Sahl Hasheesh Road P.O. Box 263 Hurghada, Red Sea, Egypt',30008);" calcext:value-type="string">
            <text:p>insert into public.address(country_id,settlementpart,streetpart,externalid) values((select id from public.country where name_ru='Египет'),'Хургада','Sahl Hasheesh Road P.O. Box 263 Hurghada, Red Sea, Egypt',30008);</text:p>
          </table:table-cell>
          <table:table-cell/>
        </table:table-row>
        <table:table-row table:style-name="ro1">
          <table:table-cell office:value-type="string" calcext:value-type="string">
            <text:p>/hotel/al17486</text:p>
          </table:table-cell>
          <table:table-cell office:value-type="string" calcext:value-type="string">
            <text:p>Hedef Kleopatra Golden Sun 3*</text:p>
          </table:table-cell>
          <table:table-cell office:value-type="string" calcext:value-type="string">
            <text:p>Турция, Средиземноморский регион, Аланья, Аланья-центр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/>
          <table:table-cell office:value-type="string" calcext:value-type="string">
            <text:p>(242) 511 28 77/78</text:p>
          </table:table-cell>
          <table:table-cell office:value-type="string" calcext:value-type="string">
            <text:p>(242) 511 28 79</text:p>
          </table:table-cell>
          <table:table-cell office:value-type="string" calcext:value-type="string">
            <text:p>www.hedefkleopatr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33];&quot;','&quot;;[.C333];&quot;','&quot;;[.I333];&quot;','&quot;;[.J333];&quot;','&quot;;[.K333];&quot;','','&quot;;[.D333];&quot;','&quot;;[.L333];&quot;','&quot;;[.M333];&quot;',&quot;;[.E333];&quot;,true,(select id from public.address where externalid=&quot;;REPLACE([.A333];1;9;&quot;&quot;);&quot;));&quot;)" office:value-type="string" office:string-value="insert into public.hotel(name, place, phone,fax,site,email,descr,vk,fb,stars,published,address_id) values('Hedef Kleopatra Golden Sun 3*','Турция, Средиземноморский регион, Аланья, Аланья-центр','(242) 511 28 77/78','(242) 511 28 79','www.hedefkleopatra.com','','Гостиница, Пляжный, 2-я линия от моря, Городской, близко к центру','','',3,true,(select id from public.address where externalid=17486));" calcext:value-type="string">
            <text:p>insert into public.hotel(name, place, phone,fax,site,email,descr,vk,fb,stars,published,address_id) values('Hedef Kleopatra Golden Sun 3*','Турция, Средиземноморский регион, Аланья, Аланья-центр','(242) 511 28 77/78','(242) 511 28 79','www.hedefkleopatra.com','','Гостиница, Пляжный, 2-я линия от моря, Городской, близко к центру','','',3,true,(select id from public.address where externalid=17486));</text:p>
          </table:table-cell>
          <table:table-cell table:formula="of:=CONCATENATE(&quot;(select id from hotel where externalid=&quot;;REPLACE([.A333];1;9;&quot;&quot;);&quot;)&quot;)" office:value-type="string" office:string-value="(select id from hotel where externalid=17486)" calcext:value-type="string">
            <text:p>(select id from hotel where externalid=17486)</text:p>
          </table:table-cell>
          <table:table-cell table:formula="of:=CONCATENATE(&quot;insert into public.address(country_id,settlementpart,streetpart,externalid) values((select id from public.country where name_ru='&quot;;[.F333];&quot;'),'&quot;;[.G333];&quot;','&quot; ;[.H333];&quot;',&quot;;REPLACE([.A333];1;9;&quot;&quot;);&quot;);&quot;)" office:value-type="string" office:string-value="insert into public.address(country_id,settlementpart,streetpart,externalid) values((select id from public.country where name_ru='Турция'),'Аланья','',17486);" calcext:value-type="string">
            <text:p>insert into public.address(country_id,settlementpart,streetpart,externalid) values((select id from public.country where name_ru='Турция'),'Аланья','',17486);</text:p>
          </table:table-cell>
          <table:table-cell/>
        </table:table-row>
        <table:table-row table:style-name="ro1">
          <table:table-cell office:value-type="string" calcext:value-type="string">
            <text:p>/hotel/al78515</text:p>
          </table:table-cell>
          <table:table-cell office:value-type="string" calcext:value-type="string">
            <text:p>TUI DAY&amp;NIGHT Connected Club Life Belek 5*</text:p>
          </table:table-cell>
          <table:table-cell office:value-type="string" calcext:value-type="string">
            <text:p>Турция, Средиземноморский регион, Белек, Богазкент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Bogazkent Mevkii, 07400 Serik / ANTALYA /TURKIYE</text:p>
          </table:table-cell>
          <table:table-cell office:value-type="string" calcext:value-type="string">
            <text:p>+90 242 731 05 05</text:p>
          </table:table-cell>
          <table:table-cell office:value-type="string" calcext:value-type="string">
            <text:p>+90 242 731 05 25</text:p>
          </table:table-cell>
          <table:table-cell office:value-type="string" calcext:value-type="string">
            <text:p>www.armashotels.com</text:p>
          </table:table-cell>
          <table:table-cell/>
          <table:table-cell office:value-type="string" calcext:value-type="string">
            <text:p>https://www.facebook.com/TUIDAYNIGHT/</text:p>
          </table:table-cell>
          <table:table-cell table:formula="of:=CONCATENATE(&quot;insert into public.hotel(name, place, phone,fax,site,email,descr,vk,fb,stars,published,address_id) values('&quot;;[.B334];&quot;','&quot;;[.C334];&quot;','&quot;;[.I334];&quot;','&quot;;[.J334];&quot;','&quot;;[.K334];&quot;','','&quot;;[.D334];&quot;','&quot;;[.L334];&quot;','&quot;;[.M334];&quot;',&quot;;[.E334];&quot;,true,(select id from public.address where externalid=&quot;;REPLACE([.A334];1;9;&quot;&quot;);&quot;));&quot;)" office:value-type="string" office:string-value="insert into public.hotel(name, place, phone,fax,site,email,descr,vk,fb,stars,published,address_id) values('TUI DAY&amp;NIGHT Connected Club Life Belek 5*','Турция, Средиземноморский регион, Белек, Богазкент','+90 242 731 05 05','+90 242 731 05 25','www.armashotels.com','','Гостиничный комплекс, Пляжный, 1-я линия от моря','','https://www.facebook.com/TUIDAYNIGHT/',5,true,(select id from public.address where externalid=78515));" calcext:value-type="string">
            <text:p>insert into public.hotel(name, place, phone,fax,site,email,descr,vk,fb,stars,published,address_id) values('TUI DAY&amp;NIGHT Connected Club Life Belek 5*','Турция, Средиземноморский регион, Белек, Богазкент','+90 242 731 05 05','+90 242 731 05 25','www.armashotels.com','','Гостиничный комплекс, Пляжный, 1-я линия от моря','','https://www.facebook.com/TUIDAYNIGHT/',5,true,(select id from public.address where externalid=78515));</text:p>
          </table:table-cell>
          <table:table-cell table:formula="of:=CONCATENATE(&quot;(select id from hotel where externalid=&quot;;REPLACE([.A334];1;9;&quot;&quot;);&quot;)&quot;)" office:value-type="string" office:string-value="(select id from hotel where externalid=78515)" calcext:value-type="string">
            <text:p>(select id from hotel where externalid=78515)</text:p>
          </table:table-cell>
          <table:table-cell table:formula="of:=CONCATENATE(&quot;insert into public.address(country_id,settlementpart,streetpart,externalid) values((select id from public.country where name_ru='&quot;;[.F334];&quot;'),'&quot;;[.G334];&quot;','&quot; ;[.H334];&quot;',&quot;;REPLACE([.A334];1;9;&quot;&quot;);&quot;);&quot;)" office:value-type="string" office:string-value="insert into public.address(country_id,settlementpart,streetpart,externalid) values((select id from public.country where name_ru='Турция'),'Белек','Bogazkent Mevkii, 07400 Serik / ANTALYA /TURKIYE',78515);" calcext:value-type="string">
            <text:p>insert into public.address(country_id,settlementpart,streetpart,externalid) values((select id from public.country where name_ru='Турция'),'Белек','Bogazkent Mevkii, 07400 Serik / ANTALYA /TURKIYE',78515);</text:p>
          </table:table-cell>
          <table:table-cell/>
        </table:table-row>
        <table:table-row table:style-name="ro1">
          <table:table-cell office:value-type="string" calcext:value-type="string">
            <text:p>/hotel/al24897</text:p>
          </table:table-cell>
          <table:table-cell office:value-type="string" calcext:value-type="string">
            <text:p>Sueno Hotels Beach 5*</text:p>
          </table:table-cell>
          <table:table-cell office:value-type="string" calcext:value-type="string">
            <text:p>Турция, Средиземноморский регион, Сиде, Сиде-центр</text:p>
          </table:table-cell>
          <table:table-cell office:value-type="string" calcext:value-type="string">
            <text:p>Гостиница, Пляжный, 1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Sorgun Mahallesi, 4, Antalya Cd., 07330 Manavgat/Antalya</text:p>
          </table:table-cell>
          <table:table-cell office:value-type="string" calcext:value-type="string">
            <text:p>+90 242 744 10 00</text:p>
          </table:table-cell>
          <table:table-cell office:value-type="string" calcext:value-type="string">
            <text:p>+90 242 744 10 31</text:p>
          </table:table-cell>
          <table:table-cell office:value-type="string" calcext:value-type="string">
            <text:p>www.sueno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35];&quot;','&quot;;[.C335];&quot;','&quot;;[.I335];&quot;','&quot;;[.J335];&quot;','&quot;;[.K335];&quot;','','&quot;;[.D335];&quot;','&quot;;[.L335];&quot;','&quot;;[.M335];&quot;',&quot;;[.E335];&quot;,true,(select id from public.address where externalid=&quot;;REPLACE([.A335];1;9;&quot;&quot;);&quot;));&quot;)" office:value-type="string" office:string-value="insert into public.hotel(name, place, phone,fax,site,email,descr,vk,fb,stars,published,address_id) values('Sueno Hotels Beach 5*','Турция, Средиземноморский регион, Сиде, Сиде-центр','+90 242 744 10 00','+90 242 744 10 31','www.sueno.com.tr','','Гостиница, Пляжный, 1-я линия от моря, Городской, окраина','','',5,true,(select id from public.address where externalid=24897));" calcext:value-type="string">
            <text:p>insert into public.hotel(name, place, phone,fax,site,email,descr,vk,fb,stars,published,address_id) values('Sueno Hotels Beach 5*','Турция, Средиземноморский регион, Сиде, Сиде-центр','+90 242 744 10 00','+90 242 744 10 31','www.sueno.com.tr','','Гостиница, Пляжный, 1-я линия от моря, Городской, окраина','','',5,true,(select id from public.address where externalid=24897));</text:p>
          </table:table-cell>
          <table:table-cell table:formula="of:=CONCATENATE(&quot;(select id from hotel where externalid=&quot;;REPLACE([.A335];1;9;&quot;&quot;);&quot;)&quot;)" office:value-type="string" office:string-value="(select id from hotel where externalid=24897)" calcext:value-type="string">
            <text:p>(select id from hotel where externalid=24897)</text:p>
          </table:table-cell>
          <table:table-cell table:formula="of:=CONCATENATE(&quot;insert into public.address(country_id,settlementpart,streetpart,externalid) values((select id from public.country where name_ru='&quot;;[.F335];&quot;'),'&quot;;[.G335];&quot;','&quot; ;[.H335];&quot;',&quot;;REPLACE([.A335];1;9;&quot;&quot;);&quot;);&quot;)" office:value-type="string" office:string-value="insert into public.address(country_id,settlementpart,streetpart,externalid) values((select id from public.country where name_ru='Турция'),'Сиде','Sorgun Mahallesi, 4, Antalya Cd., 07330 Manavgat/Antalya',24897);" calcext:value-type="string">
            <text:p>insert into public.address(country_id,settlementpart,streetpart,externalid) values((select id from public.country where name_ru='Турция'),'Сиде','Sorgun Mahallesi, 4, Antalya Cd., 07330 Manavgat/Antalya',24897);</text:p>
          </table:table-cell>
          <table:table-cell/>
        </table:table-row>
        <table:table-row table:style-name="ro1">
          <table:table-cell office:value-type="string" calcext:value-type="string">
            <text:p>/hotel/al11269</text:p>
          </table:table-cell>
          <table:table-cell office:value-type="string" calcext:value-type="string">
            <text:p>IC Hotels Santai Family Resort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3 Kum Tepesi Mevkii 07500 Belek-Serik ANTALYA / TÜRKİYE</text:p>
          </table:table-cell>
          <table:table-cell office:value-type="string" calcext:value-type="string">
            <text:p>+ 90 (242) 725 41 02</text:p>
          </table:table-cell>
          <table:table-cell office:value-type="string" calcext:value-type="string">
            <text:p>+ 90 (242) 725 42 68</text:p>
          </table:table-cell>
          <table:table-cell office:value-type="string" calcext:value-type="string">
            <text:p>www.ic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36];&quot;','&quot;;[.C336];&quot;','&quot;;[.I336];&quot;','&quot;;[.J336];&quot;','&quot;;[.K336];&quot;','','&quot;;[.D336];&quot;','&quot;;[.L336];&quot;','&quot;;[.M336];&quot;',&quot;;[.E336];&quot;,true,(select id from public.address where externalid=&quot;;REPLACE([.A336];1;9;&quot;&quot;);&quot;));&quot;)" office:value-type="string" office:string-value="insert into public.hotel(name, place, phone,fax,site,email,descr,vk,fb,stars,published,address_id) values('IC Hotels Santai Family Resort 5*','Турция, Средиземноморский регион, Белек, Белек-центр','+ 90 (242) 725 41 02','+ 90 (242) 725 42 68','www.ichotels.com.tr','','Гостиница, Пляжный, 1-я линия от моря, Загородный, близко','','',5,true,(select id from public.address where externalid=11269));" calcext:value-type="string">
            <text:p>insert into public.hotel(name, place, phone,fax,site,email,descr,vk,fb,stars,published,address_id) values('IC Hotels Santai Family Resort 5*','Турция, Средиземноморский регион, Белек, Белек-центр','+ 90 (242) 725 41 02','+ 90 (242) 725 42 68','www.ichotels.com.tr','','Гостиница, Пляжный, 1-я линия от моря, Загородный, близко','','',5,true,(select id from public.address where externalid=11269));</text:p>
          </table:table-cell>
          <table:table-cell table:formula="of:=CONCATENATE(&quot;(select id from hotel where externalid=&quot;;REPLACE([.A336];1;9;&quot;&quot;);&quot;)&quot;)" office:value-type="string" office:string-value="(select id from hotel where externalid=11269)" calcext:value-type="string">
            <text:p>(select id from hotel where externalid=11269)</text:p>
          </table:table-cell>
          <table:table-cell table:formula="of:=CONCATENATE(&quot;insert into public.address(country_id,settlementpart,streetpart,externalid) values((select id from public.country where name_ru='&quot;;[.F336];&quot;'),'&quot;;[.G336];&quot;','&quot; ;[.H336];&quot;',&quot;;REPLACE([.A336];1;9;&quot;&quot;);&quot;);&quot;)" office:value-type="string" office:string-value="insert into public.address(country_id,settlementpart,streetpart,externalid) values((select id from public.country where name_ru='Турция'),'Белек','3 Kum Tepesi Mevkii 07500 Belek-Serik ANTALYA / TÜRKİYE',11269);" calcext:value-type="string">
            <text:p>insert into public.address(country_id,settlementpart,streetpart,externalid) values((select id from public.country where name_ru='Турция'),'Белек','3 Kum Tepesi Mevkii 07500 Belek-Serik ANTALYA / TÜRKİYE',11269);</text:p>
          </table:table-cell>
          <table:table-cell/>
        </table:table-row>
        <table:table-row table:style-name="ro1">
          <table:table-cell office:value-type="string" calcext:value-type="string">
            <text:p>/hotel/al17792</text:p>
          </table:table-cell>
          <table:table-cell office:value-type="string" calcext:value-type="string">
            <text:p>Crystal De Luxe Resort &amp; Spa 5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Пляжный, 2-я линия от моря, Городской, цент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Ататюрк Булвары - КЕМЕР АНТАЛЬЯ</text:p>
          </table:table-cell>
          <table:table-cell office:value-type="string" calcext:value-type="string">
            <text:p>+ 90 242 814 75 35</text:p>
          </table:table-cell>
          <table:table-cell office:value-type="string" calcext:value-type="string">
            <text:p>+ 90 242 814 35 40</text:p>
          </table:table-cell>
          <table:table-cell office:value-type="string" calcext:value-type="string">
            <text:p>www.crystalhotels.com.tr</text:p>
          </table:table-cell>
          <table:table-cell office:value-type="string" calcext:value-type="string">
            <text:p>https://vk.com/crystalhotels</text:p>
          </table:table-cell>
          <table:table-cell office:value-type="string" calcext:value-type="string">
            <text:p>https://www.facebook.com/pages/Crystal-De-Luxe-Resort-Spa/575687945851342</text:p>
          </table:table-cell>
          <table:table-cell table:formula="of:=CONCATENATE(&quot;insert into public.hotel(name, place, phone,fax,site,email,descr,vk,fb,stars,published,address_id) values('&quot;;[.B337];&quot;','&quot;;[.C337];&quot;','&quot;;[.I337];&quot;','&quot;;[.J337];&quot;','&quot;;[.K337];&quot;','','&quot;;[.D337];&quot;','&quot;;[.L337];&quot;','&quot;;[.M337];&quot;',&quot;;[.E337];&quot;,true,(select id from public.address where externalid=&quot;;REPLACE([.A337];1;9;&quot;&quot;);&quot;));&quot;)" office:value-type="string" office:string-value="insert into public.hotel(name, place, phone,fax,site,email,descr,vk,fb,stars,published,address_id) values('Crystal De Luxe Resort &amp; Spa 5*','Турция, Средиземноморский регион, Кемер, Кемер - центр','+ 90 242 814 75 35','+ 90 242 814 35 40','www.crystalhotels.com.tr','','Гостиница, Пляжный, 2-я линия от моря, Городской, центр','https://vk.com/crystalhotels','https://www.facebook.com/pages/Crystal-De-Luxe-Resort-Spa/575687945851342',5,true,(select id from public.address where externalid=17792));" calcext:value-type="string">
            <text:p>insert into public.hotel(name, place, phone,fax,site,email,descr,vk,fb,stars,published,address_id) values('Crystal De Luxe Resort &amp; Spa 5*','Турция, Средиземноморский регион, Кемер, Кемер - центр','+ 90 242 814 75 35','+ 90 242 814 35 40','www.crystalhotels.com.tr','','Гостиница, Пляжный, 2-я линия от моря, Городской, центр','https://vk.com/crystalhotels','https://www.facebook.com/pages/Crystal-De-Luxe-Resort-Spa/575687945851342',5,true,(select id from public.address where externalid=17792));</text:p>
          </table:table-cell>
          <table:table-cell table:formula="of:=CONCATENATE(&quot;(select id from hotel where externalid=&quot;;REPLACE([.A337];1;9;&quot;&quot;);&quot;)&quot;)" office:value-type="string" office:string-value="(select id from hotel where externalid=17792)" calcext:value-type="string">
            <text:p>(select id from hotel where externalid=17792)</text:p>
          </table:table-cell>
          <table:table-cell table:formula="of:=CONCATENATE(&quot;insert into public.address(country_id,settlementpart,streetpart,externalid) values((select id from public.country where name_ru='&quot;;[.F337];&quot;'),'&quot;;[.G337];&quot;','&quot; ;[.H337];&quot;',&quot;;REPLACE([.A337];1;9;&quot;&quot;);&quot;);&quot;)" office:value-type="string" office:string-value="insert into public.address(country_id,settlementpart,streetpart,externalid) values((select id from public.country where name_ru='Турция'),'Кемер','Ататюрк Булвары - КЕМЕР АНТАЛЬЯ',17792);" calcext:value-type="string">
            <text:p>insert into public.address(country_id,settlementpart,streetpart,externalid) values((select id from public.country where name_ru='Турция'),'Кемер','Ататюрк Булвары - КЕМЕР АНТАЛЬЯ',17792);</text:p>
          </table:table-cell>
          <table:table-cell/>
        </table:table-row>
        <table:table-row table:style-name="ro1">
          <table:table-cell office:value-type="string" calcext:value-type="string">
            <text:p>/hotel/al1802</text:p>
          </table:table-cell>
          <table:table-cell office:value-type="string" calcext:value-type="string">
            <text:p>Parrotel Beach Resort 5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.O. Box 180 Nabq-Sharm El Sheikh South Sinai Egypt</text:p>
          </table:table-cell>
          <table:table-cell office:value-type="string" calcext:value-type="string">
            <text:p>+20 69 3 71 03 15</text:p>
          </table:table-cell>
          <table:table-cell office:value-type="string" calcext:value-type="string">
            <text:p>+20 69 3 71 03 12</text:p>
          </table:table-cell>
          <table:table-cell office:value-type="string" calcext:value-type="string">
            <text:p>parrotel.idvdigita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38];&quot;','&quot;;[.C338];&quot;','&quot;;[.I338];&quot;','&quot;;[.J338];&quot;','&quot;;[.K338];&quot;','','&quot;;[.D338];&quot;','&quot;;[.L338];&quot;','&quot;;[.M338];&quot;',&quot;;[.E338];&quot;,true,(select id from public.address where externalid=&quot;;REPLACE([.A338];1;9;&quot;&quot;);&quot;));&quot;)" office:value-type="string" office:string-value="insert into public.hotel(name, place, phone,fax,site,email,descr,vk,fb,stars,published,address_id) values('Parrotel Beach Resort 5*','Египет, Мухафаза Южный Синай, Шарм-Эль-Шейх, Набк Бей','+20 69 3 71 03 15','+20 69 3 71 03 12','parrotel.idvdigital.com','','Гостиница, Пляжный, 1-я линия от моря','','',5,true,(select id from public.address where externalid=1802));" calcext:value-type="string">
            <text:p>insert into public.hotel(name, place, phone,fax,site,email,descr,vk,fb,stars,published,address_id) values('Parrotel Beach Resort 5*','Египет, Мухафаза Южный Синай, Шарм-Эль-Шейх, Набк Бей','+20 69 3 71 03 15','+20 69 3 71 03 12','parrotel.idvdigital.com','','Гостиница, Пляжный, 1-я линия от моря','','',5,true,(select id from public.address where externalid=1802));</text:p>
          </table:table-cell>
          <table:table-cell table:formula="of:=CONCATENATE(&quot;(select id from hotel where externalid=&quot;;REPLACE([.A338];1;9;&quot;&quot;);&quot;)&quot;)" office:value-type="string" office:string-value="(select id from hotel where externalid=1802)" calcext:value-type="string">
            <text:p>(select id from hotel where externalid=1802)</text:p>
          </table:table-cell>
          <table:table-cell table:formula="of:=CONCATENATE(&quot;insert into public.address(country_id,settlementpart,streetpart,externalid) values((select id from public.country where name_ru='&quot;;[.F338];&quot;'),'&quot;;[.G338];&quot;','&quot; ;[.H338];&quot;',&quot;;REPLACE([.A338];1;9;&quot;&quot;);&quot;);&quot;)" office:value-type="string" office:string-value="insert into public.address(country_id,settlementpart,streetpart,externalid) values((select id from public.country where name_ru='Египет'),'Шарм-Эль-Шейх','P.O. Box 180 Nabq-Sharm El Sheikh South Sinai Egypt',1802);" calcext:value-type="string">
            <text:p>insert into public.address(country_id,settlementpart,streetpart,externalid) values((select id from public.country where name_ru='Египет'),'Шарм-Эль-Шейх','P.O. Box 180 Nabq-Sharm El Sheikh South Sinai Egypt',1802);</text:p>
          </table:table-cell>
          <table:table-cell/>
        </table:table-row>
        <table:table-row table:style-name="ro1">
          <table:table-cell office:value-type="string" calcext:value-type="string">
            <text:p>/hotel/al18050</text:p>
          </table:table-cell>
          <table:table-cell office:value-type="string" calcext:value-type="string">
            <text:p>Victory Resort 5*</text:p>
          </table:table-cell>
          <table:table-cell office:value-type="string" calcext:value-type="string">
            <text:p>Турция, Средиземноморский регион, Сиде, Чолаклы</text:p>
          </table:table-cell>
          <table:table-cell office:value-type="string" calcext:value-type="string">
            <text:p>Гостиничный комплекс, Городской, окраина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/>
          <table:table-cell office:value-type="string" calcext:value-type="string">
            <text:p>(242)763-7330</text:p>
          </table:table-cell>
          <table:table-cell/>
          <table:table-cell office:value-type="string" calcext:value-type="string">
            <text:p>www.victoryresorthotel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39];&quot;','&quot;;[.C339];&quot;','&quot;;[.I339];&quot;','&quot;;[.J339];&quot;','&quot;;[.K339];&quot;','','&quot;;[.D339];&quot;','&quot;;[.L339];&quot;','&quot;;[.M339];&quot;',&quot;;[.E339];&quot;,true,(select id from public.address where externalid=&quot;;REPLACE([.A339];1;9;&quot;&quot;);&quot;));&quot;)" office:value-type="string" office:string-value="insert into public.hotel(name, place, phone,fax,site,email,descr,vk,fb,stars,published,address_id) values('Victory Resort 5*','Турция, Средиземноморский регион, Сиде, Чолаклы','(242)763-7330','','www.victoryresorthotel.com.tr','','Гостиничный комплекс, Городской, окраина, Пляжный, через дорогу','','',5,true,(select id from public.address where externalid=18050));" calcext:value-type="string">
            <text:p>insert into public.hotel(name, place, phone,fax,site,email,descr,vk,fb,stars,published,address_id) values('Victory Resort 5*','Турция, Средиземноморский регион, Сиде, Чолаклы','(242)763-7330','','www.victoryresorthotel.com.tr','','Гостиничный комплекс, Городской, окраина, Пляжный, через дорогу','','',5,true,(select id from public.address where externalid=18050));</text:p>
          </table:table-cell>
          <table:table-cell table:formula="of:=CONCATENATE(&quot;(select id from hotel where externalid=&quot;;REPLACE([.A339];1;9;&quot;&quot;);&quot;)&quot;)" office:value-type="string" office:string-value="(select id from hotel where externalid=18050)" calcext:value-type="string">
            <text:p>(select id from hotel where externalid=18050)</text:p>
          </table:table-cell>
          <table:table-cell table:formula="of:=CONCATENATE(&quot;insert into public.address(country_id,settlementpart,streetpart,externalid) values((select id from public.country where name_ru='&quot;;[.F339];&quot;'),'&quot;;[.G339];&quot;','&quot; ;[.H339];&quot;',&quot;;REPLACE([.A339];1;9;&quot;&quot;);&quot;);&quot;)" office:value-type="string" office:string-value="insert into public.address(country_id,settlementpart,streetpart,externalid) values((select id from public.country where name_ru='Турция'),'Сиде','',18050);" calcext:value-type="string">
            <text:p>insert into public.address(country_id,settlementpart,streetpart,externalid) values((select id from public.country where name_ru='Турция'),'Сиде','',18050);</text:p>
          </table:table-cell>
          <table:table-cell/>
        </table:table-row>
        <table:table-row table:style-name="ro1">
          <table:table-cell office:value-type="string" calcext:value-type="string">
            <text:p>/hotel/al2341</text:p>
          </table:table-cell>
          <table:table-cell office:value-type="string" calcext:value-type="string">
            <text:p>Sealife Buket Resort &amp; Beach Hotel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Okurcalar Kasabasi Alanya, ANTALYA</text:p>
          </table:table-cell>
          <table:table-cell office:value-type="string" calcext:value-type="string">
            <text:p>+90 242 527 48 30</text:p>
          </table:table-cell>
          <table:table-cell office:value-type="string" calcext:value-type="string">
            <text:p>+90 242 527 48 28</text:p>
          </table:table-cell>
          <table:table-cell office:value-type="string" calcext:value-type="string">
            <text:p>www.sealifebuket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40];&quot;','&quot;;[.C340];&quot;','&quot;;[.I340];&quot;','&quot;;[.J340];&quot;','&quot;;[.K340];&quot;','','&quot;;[.D340];&quot;','&quot;;[.L340];&quot;','&quot;;[.M340];&quot;',&quot;;[.E340];&quot;,true,(select id from public.address where externalid=&quot;;REPLACE([.A340];1;9;&quot;&quot;);&quot;));&quot;)" office:value-type="string" office:string-value="insert into public.hotel(name, place, phone,fax,site,email,descr,vk,fb,stars,published,address_id) values('Sealife Buket Resort &amp; Beach Hotel 5*','Турция, Средиземноморский регион, Аланья, Окурджалар','+90 242 527 48 30','+90 242 527 48 28','www.sealifebukethotel.com','','Гостиничный комплекс, Пляжный, 1-я линия от моря, Загородный, близко','','',5,true,(select id from public.address where externalid=2341));" calcext:value-type="string">
            <text:p>insert into public.hotel(name, place, phone,fax,site,email,descr,vk,fb,stars,published,address_id) values('Sealife Buket Resort &amp; Beach Hotel 5*','Турция, Средиземноморский регион, Аланья, Окурджалар','+90 242 527 48 30','+90 242 527 48 28','www.sealifebukethotel.com','','Гостиничный комплекс, Пляжный, 1-я линия от моря, Загородный, близко','','',5,true,(select id from public.address where externalid=2341));</text:p>
          </table:table-cell>
          <table:table-cell table:formula="of:=CONCATENATE(&quot;(select id from hotel where externalid=&quot;;REPLACE([.A340];1;9;&quot;&quot;);&quot;)&quot;)" office:value-type="string" office:string-value="(select id from hotel where externalid=2341)" calcext:value-type="string">
            <text:p>(select id from hotel where externalid=2341)</text:p>
          </table:table-cell>
          <table:table-cell table:formula="of:=CONCATENATE(&quot;insert into public.address(country_id,settlementpart,streetpart,externalid) values((select id from public.country where name_ru='&quot;;[.F340];&quot;'),'&quot;;[.G340];&quot;','&quot; ;[.H340];&quot;',&quot;;REPLACE([.A340];1;9;&quot;&quot;);&quot;);&quot;)" office:value-type="string" office:string-value="insert into public.address(country_id,settlementpart,streetpart,externalid) values((select id from public.country where name_ru='Турция'),'Аланья','Okurcalar Kasabasi Alanya, ANTALYA',2341);" calcext:value-type="string">
            <text:p>insert into public.address(country_id,settlementpart,streetpart,externalid) values((select id from public.country where name_ru='Турция'),'Аланья','Okurcalar Kasabasi Alanya, ANTALYA',2341);</text:p>
          </table:table-cell>
          <table:table-cell/>
        </table:table-row>
        <table:table-row table:style-name="ro1">
          <table:table-cell office:value-type="string" calcext:value-type="string">
            <text:p>/hotel/al5011</text:p>
          </table:table-cell>
          <table:table-cell office:value-type="string" calcext:value-type="string">
            <text:p>Club Caretta Beach 4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Частный отель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ı / Alanya</text:p>
          </table:table-cell>
          <table:table-cell office:value-type="string" calcext:value-type="string">
            <text:p>+90-242/5651660-5651130-5651052</text:p>
          </table:table-cell>
          <table:table-cell office:value-type="string" calcext:value-type="string">
            <text:p>+ 90-242/5651235</text:p>
          </table:table-cell>
          <table:table-cell office:value-type="string" calcext:value-type="string">
            <text:p>www.carett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41];&quot;','&quot;;[.C341];&quot;','&quot;;[.I341];&quot;','&quot;;[.J341];&quot;','&quot;;[.K341];&quot;','','&quot;;[.D341];&quot;','&quot;;[.L341];&quot;','&quot;;[.M341];&quot;',&quot;;[.E341];&quot;,true,(select id from public.address where externalid=&quot;;REPLACE([.A341];1;9;&quot;&quot;);&quot;));&quot;)" office:value-type="string" office:string-value="insert into public.hotel(name, place, phone,fax,site,email,descr,vk,fb,stars,published,address_id) values('Club Caretta Beach 4*','Турция, Средиземноморский регион, Аланья, Конаклы','+90-242/5651660-5651130-5651052','+ 90-242/5651235','www.carettahotels.com','','Частный отель, Пляжный, 1-я линия от моря, Загородный, рядом','','',4,true,(select id from public.address where externalid=5011));" calcext:value-type="string">
            <text:p>insert into public.hotel(name, place, phone,fax,site,email,descr,vk,fb,stars,published,address_id) values('Club Caretta Beach 4*','Турция, Средиземноморский регион, Аланья, Конаклы','+90-242/5651660-5651130-5651052','+ 90-242/5651235','www.carettahotels.com','','Частный отель, Пляжный, 1-я линия от моря, Загородный, рядом','','',4,true,(select id from public.address where externalid=5011));</text:p>
          </table:table-cell>
          <table:table-cell table:formula="of:=CONCATENATE(&quot;(select id from hotel where externalid=&quot;;REPLACE([.A341];1;9;&quot;&quot;);&quot;)&quot;)" office:value-type="string" office:string-value="(select id from hotel where externalid=5011)" calcext:value-type="string">
            <text:p>(select id from hotel where externalid=5011)</text:p>
          </table:table-cell>
          <table:table-cell table:formula="of:=CONCATENATE(&quot;insert into public.address(country_id,settlementpart,streetpart,externalid) values((select id from public.country where name_ru='&quot;;[.F341];&quot;'),'&quot;;[.G341];&quot;','&quot; ;[.H341];&quot;',&quot;;REPLACE([.A341];1;9;&quot;&quot;);&quot;);&quot;)" office:value-type="string" office:string-value="insert into public.address(country_id,settlementpart,streetpart,externalid) values((select id from public.country where name_ru='Турция'),'Аланья','Konaklı / Alanya',5011);" calcext:value-type="string">
            <text:p>insert into public.address(country_id,settlementpart,streetpart,externalid) values((select id from public.country where name_ru='Турция'),'Аланья','Konaklı / Alanya',5011);</text:p>
          </table:table-cell>
          <table:table-cell/>
        </table:table-row>
        <table:table-row table:style-name="ro1">
          <table:table-cell office:value-type="string" calcext:value-type="string">
            <text:p>/hotel/al12472</text:p>
          </table:table-cell>
          <table:table-cell office:value-type="string" calcext:value-type="string">
            <text:p>Green Paradise Beach Hotel 4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Клубный отель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ı / Alanya</text:p>
          </table:table-cell>
          <table:table-cell office:value-type="string" calcext:value-type="string">
            <text:p>+90 (242) 565 00 93</text:p>
          </table:table-cell>
          <table:table-cell/>
          <table:table-cell office:value-type="string" calcext:value-type="string">
            <text:p>greenparadisebeach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42];&quot;','&quot;;[.C342];&quot;','&quot;;[.I342];&quot;','&quot;;[.J342];&quot;','&quot;;[.K342];&quot;','','&quot;;[.D342];&quot;','&quot;;[.L342];&quot;','&quot;;[.M342];&quot;',&quot;;[.E342];&quot;,true,(select id from public.address where externalid=&quot;;REPLACE([.A342];1;9;&quot;&quot;);&quot;));&quot;)" office:value-type="string" office:string-value="insert into public.hotel(name, place, phone,fax,site,email,descr,vk,fb,stars,published,address_id) values('Green Paradise Beach Hotel 4*','Турция, Средиземноморский регион, Аланья, Конаклы','+90 (242) 565 00 93','','greenparadisebeach.com','','Клубный отель, Пляжный, 1-я линия от моря, Загородный, рядом','','',4,true,(select id from public.address where externalid=12472));" calcext:value-type="string">
            <text:p>insert into public.hotel(name, place, phone,fax,site,email,descr,vk,fb,stars,published,address_id) values('Green Paradise Beach Hotel 4*','Турция, Средиземноморский регион, Аланья, Конаклы','+90 (242) 565 00 93','','greenparadisebeach.com','','Клубный отель, Пляжный, 1-я линия от моря, Загородный, рядом','','',4,true,(select id from public.address where externalid=12472));</text:p>
          </table:table-cell>
          <table:table-cell table:formula="of:=CONCATENATE(&quot;(select id from hotel where externalid=&quot;;REPLACE([.A342];1;9;&quot;&quot;);&quot;)&quot;)" office:value-type="string" office:string-value="(select id from hotel where externalid=12472)" calcext:value-type="string">
            <text:p>(select id from hotel where externalid=12472)</text:p>
          </table:table-cell>
          <table:table-cell table:formula="of:=CONCATENATE(&quot;insert into public.address(country_id,settlementpart,streetpart,externalid) values((select id from public.country where name_ru='&quot;;[.F342];&quot;'),'&quot;;[.G342];&quot;','&quot; ;[.H342];&quot;',&quot;;REPLACE([.A342];1;9;&quot;&quot;);&quot;);&quot;)" office:value-type="string" office:string-value="insert into public.address(country_id,settlementpart,streetpart,externalid) values((select id from public.country where name_ru='Турция'),'Аланья','Konaklı / Alanya',12472);" calcext:value-type="string">
            <text:p>insert into public.address(country_id,settlementpart,streetpart,externalid) values((select id from public.country where name_ru='Турция'),'Аланья','Konaklı / Alanya',12472);</text:p>
          </table:table-cell>
          <table:table-cell/>
        </table:table-row>
        <table:table-row table:style-name="ro1">
          <table:table-cell office:value-type="string" calcext:value-type="string">
            <text:p>/hotel/al11846</text:p>
          </table:table-cell>
          <table:table-cell office:value-type="string" calcext:value-type="string">
            <text:p>Dreams Vacation Resort Sharm El Sheikh 5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Ras Um El-Sid Cliff, Sharm El Sheikh - South Sinai- Egypt</text:p>
          </table:table-cell>
          <table:table-cell office:value-type="string" calcext:value-type="string">
            <text:p>+2 069 3660 170 -&gt; 179</text:p>
          </table:table-cell>
          <table:table-cell office:value-type="string" calcext:value-type="string">
            <text:p>+2 069 3660 199</text:p>
          </table:table-cell>
          <table:table-cell office:value-type="string" calcext:value-type="string">
            <text:p>www.dreamsresortsegypt.com</text:p>
          </table:table-cell>
          <table:table-cell office:value-type="string" calcext:value-type="string">
            <text:p>https://vk.com/dreamsresorts</text:p>
          </table:table-cell>
          <table:table-cell office:value-type="string" calcext:value-type="string">
            <text:p>https://www.facebook.com/pages/Dreams-Resorts-Egypt/21849974361</text:p>
          </table:table-cell>
          <table:table-cell table:formula="of:=CONCATENATE(&quot;insert into public.hotel(name, place, phone,fax,site,email,descr,vk,fb,stars,published,address_id) values('&quot;;[.B343];&quot;','&quot;;[.C343];&quot;','&quot;;[.I343];&quot;','&quot;;[.J343];&quot;','&quot;;[.K343];&quot;','','&quot;;[.D343];&quot;','&quot;;[.L343];&quot;','&quot;;[.M343];&quot;',&quot;;[.E343];&quot;,true,(select id from public.address where externalid=&quot;;REPLACE([.A343];1;9;&quot;&quot;);&quot;));&quot;)" office:value-type="string" office:string-value="insert into public.hotel(name, place, phone,fax,site,email,descr,vk,fb,stars,published,address_id) values('Dreams Vacation Resort Sharm El Sheikh 5*','Египет, Мухафаза Южный Синай, Шарм-Эль-Шейх, Рас Ум Эль Сид','+2 069 3660 170 -&gt; 179','+2 069 3660 199','www.dreamsresortsegypt.com','','Гостиница, Пляжный, 2-я линия от моря','https://vk.com/dreamsresorts','https://www.facebook.com/pages/Dreams-Resorts-Egypt/21849974361',5,true,(select id from public.address where externalid=11846));" calcext:value-type="string">
            <text:p>insert into public.hotel(name, place, phone,fax,site,email,descr,vk,fb,stars,published,address_id) values('Dreams Vacation Resort Sharm El Sheikh 5*','Египет, Мухафаза Южный Синай, Шарм-Эль-Шейх, Рас Ум Эль Сид','+2 069 3660 170 -&gt; 179','+2 069 3660 199','www.dreamsresortsegypt.com','','Гостиница, Пляжный, 2-я линия от моря','https://vk.com/dreamsresorts','https://www.facebook.com/pages/Dreams-Resorts-Egypt/21849974361',5,true,(select id from public.address where externalid=11846));</text:p>
          </table:table-cell>
          <table:table-cell table:formula="of:=CONCATENATE(&quot;(select id from hotel where externalid=&quot;;REPLACE([.A343];1;9;&quot;&quot;);&quot;)&quot;)" office:value-type="string" office:string-value="(select id from hotel where externalid=11846)" calcext:value-type="string">
            <text:p>(select id from hotel where externalid=11846)</text:p>
          </table:table-cell>
          <table:table-cell table:formula="of:=CONCATENATE(&quot;insert into public.address(country_id,settlementpart,streetpart,externalid) values((select id from public.country where name_ru='&quot;;[.F343];&quot;'),'&quot;;[.G343];&quot;','&quot; ;[.H343];&quot;',&quot;;REPLACE([.A343];1;9;&quot;&quot;);&quot;);&quot;)" office:value-type="string" office:string-value="insert into public.address(country_id,settlementpart,streetpart,externalid) values((select id from public.country where name_ru='Египет'),'Шарм-Эль-Шейх','Ras Um El-Sid Cliff, Sharm El Sheikh - South Sinai- Egypt',11846);" calcext:value-type="string">
            <text:p>insert into public.address(country_id,settlementpart,streetpart,externalid) values((select id from public.country where name_ru='Египет'),'Шарм-Эль-Шейх','Ras Um El-Sid Cliff, Sharm El Sheikh - South Sinai- Egypt',11846);</text:p>
          </table:table-cell>
          <table:table-cell/>
        </table:table-row>
        <table:table-row table:style-name="ro1">
          <table:table-cell office:value-type="string" calcext:value-type="string">
            <text:p>/hotel/al1808</text:p>
          </table:table-cell>
          <table:table-cell office:value-type="string" calcext:value-type="string">
            <text:p>Royal Holiday Beach Resort Sharm El Sheikh 5*</text:p>
          </table:table-cell>
          <table:table-cell office:value-type="string" calcext:value-type="string">
            <text:p>Египет, Мухафаза Южный Синай, Шарм-Эль-Шейх, Наама 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Beach Naama Bay, Sharm El Sheikh, Egypt</text:p>
          </table:table-cell>
          <table:table-cell office:value-type="string" calcext:value-type="string">
            <text:p>(+2) 069 360 07 25</text:p>
          </table:table-cell>
          <table:table-cell office:value-type="string" calcext:value-type="string">
            <text:p>(+2) 069 360 07 33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344];&quot;','&quot;;[.C344];&quot;','&quot;;[.I344];&quot;','&quot;;[.J344];&quot;','&quot;;[.K344];&quot;','','&quot;;[.D344];&quot;','&quot;;[.L344];&quot;','&quot;;[.M344];&quot;',&quot;;[.E344];&quot;,true,(select id from public.address where externalid=&quot;;REPLACE([.A344];1;9;&quot;&quot;);&quot;));&quot;)" office:value-type="string" office:string-value="insert into public.hotel(name, place, phone,fax,site,email,descr,vk,fb,stars,published,address_id) values('Royal Holiday Beach Resort Sharm El Sheikh 5*','Египет, Мухафаза Южный Синай, Шарм-Эль-Шейх, Наама Бей','(+2) 069 360 07 25','(+2) 069 360 07 33','','','Гостиница, Пляжный, 1-я линия от моря','','',5,true,(select id from public.address where externalid=1808));" calcext:value-type="string">
            <text:p>insert into public.hotel(name, place, phone,fax,site,email,descr,vk,fb,stars,published,address_id) values('Royal Holiday Beach Resort Sharm El Sheikh 5*','Египет, Мухафаза Южный Синай, Шарм-Эль-Шейх, Наама Бей','(+2) 069 360 07 25','(+2) 069 360 07 33','','','Гостиница, Пляжный, 1-я линия от моря','','',5,true,(select id from public.address where externalid=1808));</text:p>
          </table:table-cell>
          <table:table-cell table:formula="of:=CONCATENATE(&quot;(select id from hotel where externalid=&quot;;REPLACE([.A344];1;9;&quot;&quot;);&quot;)&quot;)" office:value-type="string" office:string-value="(select id from hotel where externalid=1808)" calcext:value-type="string">
            <text:p>(select id from hotel where externalid=1808)</text:p>
          </table:table-cell>
          <table:table-cell table:formula="of:=CONCATENATE(&quot;insert into public.address(country_id,settlementpart,streetpart,externalid) values((select id from public.country where name_ru='&quot;;[.F344];&quot;'),'&quot;;[.G344];&quot;','&quot; ;[.H344];&quot;',&quot;;REPLACE([.A344];1;9;&quot;&quot;);&quot;);&quot;)" office:value-type="string" office:string-value="insert into public.address(country_id,settlementpart,streetpart,externalid) values((select id from public.country where name_ru='Египет'),'Шарм-Эль-Шейх','Beach Naama Bay, Sharm El Sheikh, Egypt',1808);" calcext:value-type="string">
            <text:p>insert into public.address(country_id,settlementpart,streetpart,externalid) values((select id from public.country where name_ru='Египет'),'Шарм-Эль-Шейх','Beach Naama Bay, Sharm El Sheikh, Egypt',1808);</text:p>
          </table:table-cell>
          <table:table-cell/>
        </table:table-row>
        <table:table-row table:style-name="ro1">
          <table:table-cell office:value-type="string" calcext:value-type="string">
            <text:p>/hotel/al47805</text:p>
          </table:table-cell>
          <table:table-cell office:value-type="string" calcext:value-type="string">
            <text:p>Inova Beach 4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ı - ALANYA / ANTALYA</text:p>
          </table:table-cell>
          <table:table-cell office:value-type="string" calcext:value-type="string">
            <text:p>90 242 565 24 42</text:p>
          </table:table-cell>
          <table:table-cell office:value-type="string" calcext:value-type="string">
            <text:p>90 242 565 24 46</text:p>
          </table:table-cell>
          <table:table-cell office:value-type="string" calcext:value-type="string">
            <text:p>www.inovabeachhotel.net</text:p>
          </table:table-cell>
          <table:table-cell office:value-type="string" calcext:value-type="string">
            <text:p>http://vk.com/inovabeachhotel</text:p>
          </table:table-cell>
          <table:table-cell/>
          <table:table-cell table:formula="of:=CONCATENATE(&quot;insert into public.hotel(name, place, phone,fax,site,email,descr,vk,fb,stars,published,address_id) values('&quot;;[.B345];&quot;','&quot;;[.C345];&quot;','&quot;;[.I345];&quot;','&quot;;[.J345];&quot;','&quot;;[.K345];&quot;','','&quot;;[.D345];&quot;','&quot;;[.L345];&quot;','&quot;;[.M345];&quot;',&quot;;[.E345];&quot;,true,(select id from public.address where externalid=&quot;;REPLACE([.A345];1;9;&quot;&quot;);&quot;));&quot;)" office:value-type="string" office:string-value="insert into public.hotel(name, place, phone,fax,site,email,descr,vk,fb,stars,published,address_id) values('Inova Beach 4*','Турция, Средиземноморский регион, Аланья','90 242 565 24 42','90 242 565 24 46','www.inovabeachhotel.net','','Гостиница, Пляжный, 1-я линия от моря, Загородный, рядом','http://vk.com/inovabeachhotel','',4,true,(select id from public.address where externalid=47805));" calcext:value-type="string">
            <text:p>insert into public.hotel(name, place, phone,fax,site,email,descr,vk,fb,stars,published,address_id) values('Inova Beach 4*','Турция, Средиземноморский регион, Аланья','90 242 565 24 42','90 242 565 24 46','www.inovabeachhotel.net','','Гостиница, Пляжный, 1-я линия от моря, Загородный, рядом','http://vk.com/inovabeachhotel','',4,true,(select id from public.address where externalid=47805));</text:p>
          </table:table-cell>
          <table:table-cell table:formula="of:=CONCATENATE(&quot;(select id from hotel where externalid=&quot;;REPLACE([.A345];1;9;&quot;&quot;);&quot;)&quot;)" office:value-type="string" office:string-value="(select id from hotel where externalid=47805)" calcext:value-type="string">
            <text:p>(select id from hotel where externalid=47805)</text:p>
          </table:table-cell>
          <table:table-cell table:formula="of:=CONCATENATE(&quot;insert into public.address(country_id,settlementpart,streetpart,externalid) values((select id from public.country where name_ru='&quot;;[.F345];&quot;'),'&quot;;[.G345];&quot;','&quot; ;[.H345];&quot;',&quot;;REPLACE([.A345];1;9;&quot;&quot;);&quot;);&quot;)" office:value-type="string" office:string-value="insert into public.address(country_id,settlementpart,streetpart,externalid) values((select id from public.country where name_ru='Турция'),'Аланья','Konaklı - ALANYA / ANTALYA',47805);" calcext:value-type="string">
            <text:p>insert into public.address(country_id,settlementpart,streetpart,externalid) values((select id from public.country where name_ru='Турция'),'Аланья','Konaklı - ALANYA / ANTALYA',47805);</text:p>
          </table:table-cell>
          <table:table-cell/>
        </table:table-row>
        <table:table-row table:style-name="ro1">
          <table:table-cell office:value-type="string" calcext:value-type="string">
            <text:p>/hotel/al704</text:p>
          </table:table-cell>
          <table:table-cell office:value-type="string" calcext:value-type="string">
            <text:p>Holiday Park Resort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Okurcalar/ Alanya / Antalya</text:p>
          </table:table-cell>
          <table:table-cell office:value-type="string" calcext:value-type="string">
            <text:p>+90 242 527 50 30</text:p>
          </table:table-cell>
          <table:table-cell office:value-type="string" calcext:value-type="string">
            <text:p>+90 242 527 41 99</text:p>
          </table:table-cell>
          <table:table-cell office:value-type="string" calcext:value-type="string">
            <text:p>holidaypark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46];&quot;','&quot;;[.C346];&quot;','&quot;;[.I346];&quot;','&quot;;[.J346];&quot;','&quot;;[.K346];&quot;','','&quot;;[.D346];&quot;','&quot;;[.L346];&quot;','&quot;;[.M346];&quot;',&quot;;[.E346];&quot;,true,(select id from public.address where externalid=&quot;;REPLACE([.A346];1;9;&quot;&quot;);&quot;));&quot;)" office:value-type="string" office:string-value="insert into public.hotel(name, place, phone,fax,site,email,descr,vk,fb,stars,published,address_id) values('Holiday Park Resort 5*','Турция, Средиземноморский регион, Аланья, Окурджалар','+90 242 527 50 30','+90 242 527 41 99','holidaypark.com.tr','','Гостиница, Пляжный, 1-я линия от моря, Загородный, близко','','',5,true,(select id from public.address where externalid=704));" calcext:value-type="string">
            <text:p>insert into public.hotel(name, place, phone,fax,site,email,descr,vk,fb,stars,published,address_id) values('Holiday Park Resort 5*','Турция, Средиземноморский регион, Аланья, Окурджалар','+90 242 527 50 30','+90 242 527 41 99','holidaypark.com.tr','','Гостиница, Пляжный, 1-я линия от моря, Загородный, близко','','',5,true,(select id from public.address where externalid=704));</text:p>
          </table:table-cell>
          <table:table-cell table:formula="of:=CONCATENATE(&quot;(select id from hotel where externalid=&quot;;REPLACE([.A346];1;9;&quot;&quot;);&quot;)&quot;)" office:value-type="string" office:string-value="(select id from hotel where externalid=704)" calcext:value-type="string">
            <text:p>(select id from hotel where externalid=704)</text:p>
          </table:table-cell>
          <table:table-cell table:formula="of:=CONCATENATE(&quot;insert into public.address(country_id,settlementpart,streetpart,externalid) values((select id from public.country where name_ru='&quot;;[.F346];&quot;'),'&quot;;[.G346];&quot;','&quot; ;[.H346];&quot;',&quot;;REPLACE([.A346];1;9;&quot;&quot;);&quot;);&quot;)" office:value-type="string" office:string-value="insert into public.address(country_id,settlementpart,streetpart,externalid) values((select id from public.country where name_ru='Турция'),'Аланья','Okurcalar/ Alanya / Antalya',704);" calcext:value-type="string">
            <text:p>insert into public.address(country_id,settlementpart,streetpart,externalid) values((select id from public.country where name_ru='Турция'),'Аланья','Okurcalar/ Alanya / Antalya',704);</text:p>
          </table:table-cell>
          <table:table-cell/>
        </table:table-row>
        <table:table-row table:style-name="ro1">
          <table:table-cell office:value-type="string" calcext:value-type="string">
            <text:p>/hotel/al13544</text:p>
          </table:table-cell>
          <table:table-cell office:value-type="string" calcext:value-type="string">
            <text:p>Cataract Sharm Resort 4*</text:p>
          </table:table-cell>
          <table:table-cell office:value-type="string" calcext:value-type="string">
            <text:p>Египет, Мухафаза Южный Синай, Шарм-Эль-Шейх, Наама Бей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harm El Sheikh</text:p>
          </table:table-cell>
          <table:table-cell office:value-type="string" calcext:value-type="string">
            <text:p>+2 0100 1740509</text:p>
          </table:table-cell>
          <table:table-cell/>
          <table:table-cell office:value-type="string" calcext:value-type="string">
            <text:p>www.cataract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47];&quot;','&quot;;[.C347];&quot;','&quot;;[.I347];&quot;','&quot;;[.J347];&quot;','&quot;;[.K347];&quot;','','&quot;;[.D347];&quot;','&quot;;[.L347];&quot;','&quot;;[.M347];&quot;',&quot;;[.E347];&quot;,true,(select id from public.address where externalid=&quot;;REPLACE([.A347];1;9;&quot;&quot;);&quot;));&quot;)" office:value-type="string" office:string-value="insert into public.hotel(name, place, phone,fax,site,email,descr,vk,fb,stars,published,address_id) values('Cataract Sharm Resort 4*','Египет, Мухафаза Южный Синай, Шарм-Эль-Шейх, Наама Бей','+2 0100 1740509','','www.cataracthotels.com','','Гостиничный комплекс, Пляжный, 2-я линия от моря','','',4,true,(select id from public.address where externalid=13544));" calcext:value-type="string">
            <text:p>insert into public.hotel(name, place, phone,fax,site,email,descr,vk,fb,stars,published,address_id) values('Cataract Sharm Resort 4*','Египет, Мухафаза Южный Синай, Шарм-Эль-Шейх, Наама Бей','+2 0100 1740509','','www.cataracthotels.com','','Гостиничный комплекс, Пляжный, 2-я линия от моря','','',4,true,(select id from public.address where externalid=13544));</text:p>
          </table:table-cell>
          <table:table-cell table:formula="of:=CONCATENATE(&quot;(select id from hotel where externalid=&quot;;REPLACE([.A347];1;9;&quot;&quot;);&quot;)&quot;)" office:value-type="string" office:string-value="(select id from hotel where externalid=13544)" calcext:value-type="string">
            <text:p>(select id from hotel where externalid=13544)</text:p>
          </table:table-cell>
          <table:table-cell table:formula="of:=CONCATENATE(&quot;insert into public.address(country_id,settlementpart,streetpart,externalid) values((select id from public.country where name_ru='&quot;;[.F347];&quot;'),'&quot;;[.G347];&quot;','&quot; ;[.H347];&quot;',&quot;;REPLACE([.A347];1;9;&quot;&quot;);&quot;);&quot;)" office:value-type="string" office:string-value="insert into public.address(country_id,settlementpart,streetpart,externalid) values((select id from public.country where name_ru='Египет'),'Шарм-Эль-Шейх','Sharm El Sheikh',13544);" calcext:value-type="string">
            <text:p>insert into public.address(country_id,settlementpart,streetpart,externalid) values((select id from public.country where name_ru='Египет'),'Шарм-Эль-Шейх','Sharm El Sheikh',13544);</text:p>
          </table:table-cell>
          <table:table-cell/>
        </table:table-row>
        <table:table-row table:style-name="ro1">
          <table:table-cell office:value-type="string" calcext:value-type="string">
            <text:p>/hotel/al1362</text:p>
          </table:table-cell>
          <table:table-cell office:value-type="string" calcext:value-type="string">
            <text:p>Oceanic Khorfakkan Resort &amp; Spa 4*</text:p>
          </table:table-cell>
          <table:table-cell office:value-type="string" calcext:value-type="string">
            <text:p>ОАЭ, Эмират Шарджа, Корфаккан</text:p>
          </table:table-cell>
          <table:table-cell office:value-type="string" calcext:value-type="string">
            <text:p>СПА-отель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АЭ</text:p>
          </table:table-cell>
          <table:table-cell office:value-type="string" calcext:value-type="string">
            <text:p>Корфаккан</text:p>
          </table:table-cell>
          <table:table-cell office:value-type="string" calcext:value-type="string">
            <text:p>P.O.Box 10444 Khorfakkan, Sharjah United Arab Emirates</text:p>
          </table:table-cell>
          <table:table-cell office:value-type="string" calcext:value-type="string">
            <text:p>+971 9 238 5111</text:p>
          </table:table-cell>
          <table:table-cell office:value-type="string" calcext:value-type="string">
            <text:p>+971 9 238 7716</text:p>
          </table:table-cell>
          <table:table-cell office:value-type="string" calcext:value-type="string">
            <text:p>www.sharjahnational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48];&quot;','&quot;;[.C348];&quot;','&quot;;[.I348];&quot;','&quot;;[.J348];&quot;','&quot;;[.K348];&quot;','','&quot;;[.D348];&quot;','&quot;;[.L348];&quot;','&quot;;[.M348];&quot;',&quot;;[.E348];&quot;,true,(select id from public.address where externalid=&quot;;REPLACE([.A348];1;9;&quot;&quot;);&quot;));&quot;)" office:value-type="string" office:string-value="insert into public.hotel(name, place, phone,fax,site,email,descr,vk,fb,stars,published,address_id) values('Oceanic Khorfakkan Resort &amp; Spa 4*','ОАЭ, Эмират Шарджа, Корфаккан','+971 9 238 5111','+971 9 238 7716','www.sharjahnationalhotel.com','','СПА-отель, Пляжный, 1-я линия от моря','','',4,true,(select id from public.address where externalid=1362));" calcext:value-type="string">
            <text:p>insert into public.hotel(name, place, phone,fax,site,email,descr,vk,fb,stars,published,address_id) values('Oceanic Khorfakkan Resort &amp; Spa 4*','ОАЭ, Эмират Шарджа, Корфаккан','+971 9 238 5111','+971 9 238 7716','www.sharjahnationalhotel.com','','СПА-отель, Пляжный, 1-я линия от моря','','',4,true,(select id from public.address where externalid=1362));</text:p>
          </table:table-cell>
          <table:table-cell table:formula="of:=CONCATENATE(&quot;(select id from hotel where externalid=&quot;;REPLACE([.A348];1;9;&quot;&quot;);&quot;)&quot;)" office:value-type="string" office:string-value="(select id from hotel where externalid=1362)" calcext:value-type="string">
            <text:p>(select id from hotel where externalid=1362)</text:p>
          </table:table-cell>
          <table:table-cell table:formula="of:=CONCATENATE(&quot;insert into public.address(country_id,settlementpart,streetpart,externalid) values((select id from public.country where name_ru='&quot;;[.F348];&quot;'),'&quot;;[.G348];&quot;','&quot; ;[.H348];&quot;',&quot;;REPLACE([.A348];1;9;&quot;&quot;);&quot;);&quot;)" office:value-type="string" office:string-value="insert into public.address(country_id,settlementpart,streetpart,externalid) values((select id from public.country where name_ru='ОАЭ'),'Корфаккан','P.O.Box 10444 Khorfakkan, Sharjah United Arab Emirates',1362);" calcext:value-type="string">
            <text:p>insert into public.address(country_id,settlementpart,streetpart,externalid) values((select id from public.country where name_ru='ОАЭ'),'Корфаккан','P.O.Box 10444 Khorfakkan, Sharjah United Arab Emirates',1362);</text:p>
          </table:table-cell>
          <table:table-cell/>
        </table:table-row>
        <table:table-row table:style-name="ro1">
          <table:table-cell office:value-type="string" calcext:value-type="string">
            <text:p>/hotel/al2225</text:p>
          </table:table-cell>
          <table:table-cell office:value-type="string" calcext:value-type="string">
            <text:p>Coral Beach Resort Tiran 4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harks Bay, P.O. Box 165 Sharm El-Sheikh, South Sinai, Egypt</text:p>
          </table:table-cell>
          <table:table-cell office:value-type="string" calcext:value-type="string">
            <text:p>(+20) 69 603444</text:p>
          </table:table-cell>
          <table:table-cell office:value-type="string" calcext:value-type="string">
            <text:p>(+20) 69 603440</text:p>
          </table:table-cell>
          <table:table-cell office:value-type="string" calcext:value-type="string">
            <text:p>coralbeachhoteltiran.com</text:p>
          </table:table-cell>
          <table:table-cell/>
          <table:table-cell office:value-type="string" calcext:value-type="string">
            <text:p>https://www.facebook.com/CoralBeachResortTiran/?ref=br_rs</text:p>
          </table:table-cell>
          <table:table-cell table:formula="of:=CONCATENATE(&quot;insert into public.hotel(name, place, phone,fax,site,email,descr,vk,fb,stars,published,address_id) values('&quot;;[.B349];&quot;','&quot;;[.C349];&quot;','&quot;;[.I349];&quot;','&quot;;[.J349];&quot;','&quot;;[.K349];&quot;','','&quot;;[.D349];&quot;','&quot;;[.L349];&quot;','&quot;;[.M349];&quot;',&quot;;[.E349];&quot;,true,(select id from public.address where externalid=&quot;;REPLACE([.A349];1;9;&quot;&quot;);&quot;));&quot;)" office:value-type="string" office:string-value="insert into public.hotel(name, place, phone,fax,site,email,descr,vk,fb,stars,published,address_id) values('Coral Beach Resort Tiran 4*','Египет, Мухафаза Южный Синай, Шарм-Эль-Шейх, Шаркс Бей','(+20) 69 603444','(+20) 69 603440','coralbeachhoteltiran.com','','Гостиничный комплекс, Пляжный, 1-я линия от моря','','https://www.facebook.com/CoralBeachResortTiran/?ref=br_rs',4,true,(select id from public.address where externalid=2225));" calcext:value-type="string">
            <text:p>insert into public.hotel(name, place, phone,fax,site,email,descr,vk,fb,stars,published,address_id) values('Coral Beach Resort Tiran 4*','Египет, Мухафаза Южный Синай, Шарм-Эль-Шейх, Шаркс Бей','(+20) 69 603444','(+20) 69 603440','coralbeachhoteltiran.com','','Гостиничный комплекс, Пляжный, 1-я линия от моря','','https://www.facebook.com/CoralBeachResortTiran/?ref=br_rs',4,true,(select id from public.address where externalid=2225));</text:p>
          </table:table-cell>
          <table:table-cell table:formula="of:=CONCATENATE(&quot;(select id from hotel where externalid=&quot;;REPLACE([.A349];1;9;&quot;&quot;);&quot;)&quot;)" office:value-type="string" office:string-value="(select id from hotel where externalid=2225)" calcext:value-type="string">
            <text:p>(select id from hotel where externalid=2225)</text:p>
          </table:table-cell>
          <table:table-cell table:formula="of:=CONCATENATE(&quot;insert into public.address(country_id,settlementpart,streetpart,externalid) values((select id from public.country where name_ru='&quot;;[.F349];&quot;'),'&quot;;[.G349];&quot;','&quot; ;[.H349];&quot;',&quot;;REPLACE([.A349];1;9;&quot;&quot;);&quot;);&quot;)" office:value-type="string" office:string-value="insert into public.address(country_id,settlementpart,streetpart,externalid) values((select id from public.country where name_ru='Египет'),'Шарм-Эль-Шейх','Sharks Bay, P.O. Box 165 Sharm El-Sheikh, South Sinai, Egypt',2225);" calcext:value-type="string">
            <text:p>insert into public.address(country_id,settlementpart,streetpart,externalid) values((select id from public.country where name_ru='Египет'),'Шарм-Эль-Шейх','Sharks Bay, P.O. Box 165 Sharm El-Sheikh, South Sinai, Egypt',2225);</text:p>
          </table:table-cell>
          <table:table-cell/>
        </table:table-row>
        <table:table-row table:style-name="ro1">
          <table:table-cell office:value-type="string" calcext:value-type="string">
            <text:p>/hotel/al270</text:p>
          </table:table-cell>
          <table:table-cell office:value-type="string" calcext:value-type="string">
            <text:p>Hilton Hurghada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Touristic Promenade | Hurghada | Red Sea | P.O Box Elmena 1| Egypt</text:p>
          </table:table-cell>
          <table:table-cell office:value-type="string" calcext:value-type="string">
            <text:p>20-65-3465-036</text:p>
          </table:table-cell>
          <table:table-cell office:value-type="string" calcext:value-type="string">
            <text:p>20-65-3465-035</text:p>
          </table:table-cell>
          <table:table-cell office:value-type="string" calcext:value-type="string">
            <text:p>www3.hilto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50];&quot;','&quot;;[.C350];&quot;','&quot;;[.I350];&quot;','&quot;;[.J350];&quot;','&quot;;[.K350];&quot;','','&quot;;[.D350];&quot;','&quot;;[.L350];&quot;','&quot;;[.M350];&quot;',&quot;;[.E350];&quot;,true,(select id from public.address where externalid=&quot;;REPLACE([.A350];1;9;&quot;&quot;);&quot;));&quot;)" office:value-type="string" office:string-value="insert into public.hotel(name, place, phone,fax,site,email,descr,vk,fb,stars,published,address_id) values('Hilton Hurghada Resort 5*','Египет, Мухафаза Красное Море, Хургада','20-65-3465-036','20-65-3465-035','www3.hilton.com','','Гостиница, Пляжный, 1-я линия от моря','','',5,true,(select id from public.address where externalid=270));" calcext:value-type="string">
            <text:p>insert into public.hotel(name, place, phone,fax,site,email,descr,vk,fb,stars,published,address_id) values('Hilton Hurghada Resort 5*','Египет, Мухафаза Красное Море, Хургада','20-65-3465-036','20-65-3465-035','www3.hilton.com','','Гостиница, Пляжный, 1-я линия от моря','','',5,true,(select id from public.address where externalid=270));</text:p>
          </table:table-cell>
          <table:table-cell table:formula="of:=CONCATENATE(&quot;(select id from hotel where externalid=&quot;;REPLACE([.A350];1;9;&quot;&quot;);&quot;)&quot;)" office:value-type="string" office:string-value="(select id from hotel where externalid=270)" calcext:value-type="string">
            <text:p>(select id from hotel where externalid=270)</text:p>
          </table:table-cell>
          <table:table-cell table:formula="of:=CONCATENATE(&quot;insert into public.address(country_id,settlementpart,streetpart,externalid) values((select id from public.country where name_ru='&quot;;[.F350];&quot;'),'&quot;;[.G350];&quot;','&quot; ;[.H350];&quot;',&quot;;REPLACE([.A350];1;9;&quot;&quot;);&quot;);&quot;)" office:value-type="string" office:string-value="insert into public.address(country_id,settlementpart,streetpart,externalid) values((select id from public.country where name_ru='Египет'),'Хургада','Touristic Promenade | Hurghada | Red Sea | P.O Box Elmena 1| Egypt',270);" calcext:value-type="string">
            <text:p>insert into public.address(country_id,settlementpart,streetpart,externalid) values((select id from public.country where name_ru='Египет'),'Хургада','Touristic Promenade | Hurghada | Red Sea | P.O Box Elmena 1| Egypt',270);</text:p>
          </table:table-cell>
          <table:table-cell/>
        </table:table-row>
        <table:table-row table:style-name="ro1">
          <table:table-cell office:value-type="string" calcext:value-type="string">
            <text:p>/hotel/al13231</text:p>
          </table:table-cell>
          <table:table-cell office:value-type="string" calcext:value-type="string">
            <text:p>Alara Star 5*</text:p>
          </table:table-cell>
          <table:table-cell office:value-type="string" calcext:value-type="string">
            <text:p>Турция, Средиземноморский регион, Аланья, Инджекум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İncekum beldesi Alara Star Hotel PK 07470 Alanya / Antalya TURKEY</text:p>
          </table:table-cell>
          <table:table-cell office:value-type="string" calcext:value-type="string">
            <text:p>+ 90 (242) 532 16 25</text:p>
          </table:table-cell>
          <table:table-cell office:value-type="string" calcext:value-type="string">
            <text:p>+ 90 (242) 532 16 38</text:p>
          </table:table-cell>
          <table:table-cell office:value-type="string" calcext:value-type="string">
            <text:p>www.alara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51];&quot;','&quot;;[.C351];&quot;','&quot;;[.I351];&quot;','&quot;;[.J351];&quot;','&quot;;[.K351];&quot;','','&quot;;[.D351];&quot;','&quot;;[.L351];&quot;','&quot;;[.M351];&quot;',&quot;;[.E351];&quot;,true,(select id from public.address where externalid=&quot;;REPLACE([.A351];1;9;&quot;&quot;);&quot;));&quot;)" office:value-type="string" office:string-value="insert into public.hotel(name, place, phone,fax,site,email,descr,vk,fb,stars,published,address_id) values('Alara Star 5*','Турция, Средиземноморский регион, Аланья, Инджекум','+ 90 (242) 532 16 25','+ 90 (242) 532 16 38','www.alarahotels.com.tr','','Гостиничный комплекс, Пляжный, 1-я линия от моря, Загородный, близко','','',5,true,(select id from public.address where externalid=13231));" calcext:value-type="string">
            <text:p>insert into public.hotel(name, place, phone,fax,site,email,descr,vk,fb,stars,published,address_id) values('Alara Star 5*','Турция, Средиземноморский регион, Аланья, Инджекум','+ 90 (242) 532 16 25','+ 90 (242) 532 16 38','www.alarahotels.com.tr','','Гостиничный комплекс, Пляжный, 1-я линия от моря, Загородный, близко','','',5,true,(select id from public.address where externalid=13231));</text:p>
          </table:table-cell>
          <table:table-cell table:formula="of:=CONCATENATE(&quot;(select id from hotel where externalid=&quot;;REPLACE([.A351];1;9;&quot;&quot;);&quot;)&quot;)" office:value-type="string" office:string-value="(select id from hotel where externalid=13231)" calcext:value-type="string">
            <text:p>(select id from hotel where externalid=13231)</text:p>
          </table:table-cell>
          <table:table-cell table:formula="of:=CONCATENATE(&quot;insert into public.address(country_id,settlementpart,streetpart,externalid) values((select id from public.country where name_ru='&quot;;[.F351];&quot;'),'&quot;;[.G351];&quot;','&quot; ;[.H351];&quot;',&quot;;REPLACE([.A351];1;9;&quot;&quot;);&quot;);&quot;)" office:value-type="string" office:string-value="insert into public.address(country_id,settlementpart,streetpart,externalid) values((select id from public.country where name_ru='Турция'),'Аланья','İncekum beldesi Alara Star Hotel PK 07470 Alanya / Antalya TURKEY',13231);" calcext:value-type="string">
            <text:p>insert into public.address(country_id,settlementpart,streetpart,externalid) values((select id from public.country where name_ru='Турция'),'Аланья','İncekum beldesi Alara Star Hotel PK 07470 Alanya / Antalya TURKEY',13231);</text:p>
          </table:table-cell>
          <table:table-cell/>
        </table:table-row>
        <table:table-row table:style-name="ro1">
          <table:table-cell office:value-type="string" calcext:value-type="string">
            <text:p>/hotel/al14258</text:p>
          </table:table-cell>
          <table:table-cell office:value-type="string" calcext:value-type="string">
            <text:p>Parrotel Aqua Park Resort 4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.O Box 180 Nabq Bay ,Sharm El Sheikh, South Sinai, Egypt</text:p>
          </table:table-cell>
          <table:table-cell office:value-type="string" calcext:value-type="string">
            <text:p>+20 69 3710 313</text:p>
          </table:table-cell>
          <table:table-cell office:value-type="string" calcext:value-type="string">
            <text:p>+20 69 3710 314</text:p>
          </table:table-cell>
          <table:table-cell office:value-type="string" calcext:value-type="string">
            <text:p>parrotel.idvdigita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52];&quot;','&quot;;[.C352];&quot;','&quot;;[.I352];&quot;','&quot;;[.J352];&quot;','&quot;;[.K352];&quot;','','&quot;;[.D352];&quot;','&quot;;[.L352];&quot;','&quot;;[.M352];&quot;',&quot;;[.E352];&quot;,true,(select id from public.address where externalid=&quot;;REPLACE([.A352];1;9;&quot;&quot;);&quot;));&quot;)" office:value-type="string" office:string-value="insert into public.hotel(name, place, phone,fax,site,email,descr,vk,fb,stars,published,address_id) values('Parrotel Aqua Park Resort 4*','Египет, Мухафаза Южный Синай, Шарм-Эль-Шейх, Набк Бей','+20 69 3710 313','+20 69 3710 314','parrotel.idvdigital.com','','Гостиничный комплекс, Пляжный, 2-я линия от моря','','',4,true,(select id from public.address where externalid=14258));" calcext:value-type="string">
            <text:p>insert into public.hotel(name, place, phone,fax,site,email,descr,vk,fb,stars,published,address_id) values('Parrotel Aqua Park Resort 4*','Египет, Мухафаза Южный Синай, Шарм-Эль-Шейх, Набк Бей','+20 69 3710 313','+20 69 3710 314','parrotel.idvdigital.com','','Гостиничный комплекс, Пляжный, 2-я линия от моря','','',4,true,(select id from public.address where externalid=14258));</text:p>
          </table:table-cell>
          <table:table-cell table:formula="of:=CONCATENATE(&quot;(select id from hotel where externalid=&quot;;REPLACE([.A352];1;9;&quot;&quot;);&quot;)&quot;)" office:value-type="string" office:string-value="(select id from hotel where externalid=14258)" calcext:value-type="string">
            <text:p>(select id from hotel where externalid=14258)</text:p>
          </table:table-cell>
          <table:table-cell table:formula="of:=CONCATENATE(&quot;insert into public.address(country_id,settlementpart,streetpart,externalid) values((select id from public.country where name_ru='&quot;;[.F352];&quot;'),'&quot;;[.G352];&quot;','&quot; ;[.H352];&quot;',&quot;;REPLACE([.A352];1;9;&quot;&quot;);&quot;);&quot;)" office:value-type="string" office:string-value="insert into public.address(country_id,settlementpart,streetpart,externalid) values((select id from public.country where name_ru='Египет'),'Шарм-Эль-Шейх','P.O Box 180 Nabq Bay ,Sharm El Sheikh, South Sinai, Egypt',14258);" calcext:value-type="string">
            <text:p>insert into public.address(country_id,settlementpart,streetpart,externalid) values((select id from public.country where name_ru='Египет'),'Шарм-Эль-Шейх','P.O Box 180 Nabq Bay ,Sharm El Sheikh, South Sinai, Egypt',14258);</text:p>
          </table:table-cell>
          <table:table-cell/>
        </table:table-row>
        <table:table-row table:style-name="ro1">
          <table:table-cell office:value-type="string" calcext:value-type="string">
            <text:p>/hotel/al5442</text:p>
          </table:table-cell>
          <table:table-cell office:value-type="string" calcext:value-type="string">
            <text:p>Eden Club 3*</text:p>
          </table:table-cell>
          <table:table-cell office:value-type="string" calcext:value-type="string">
            <text:p>Тунис, Вилайет Монастир, Монастир, Сканес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Монастир</text:p>
          </table:table-cell>
          <table:table-cell office:value-type="string" calcext:value-type="string">
            <text:p>5000, DKHILA MONASTIR</text:p>
          </table:table-cell>
          <table:table-cell office:value-type="string" calcext:value-type="string">
            <text:p>+216 73521575</text:p>
          </table:table-cell>
          <table:table-cell office:value-type="string" calcext:value-type="string">
            <text:p>+216 73521 580</text:p>
          </table:table-cell>
          <table:table-cell office:value-type="string" calcext:value-type="string">
            <text:p>www.edenclub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53];&quot;','&quot;;[.C353];&quot;','&quot;;[.I353];&quot;','&quot;;[.J353];&quot;','&quot;;[.K353];&quot;','','&quot;;[.D353];&quot;','&quot;;[.L353];&quot;','&quot;;[.M353];&quot;',&quot;;[.E353];&quot;,true,(select id from public.address where externalid=&quot;;REPLACE([.A353];1;9;&quot;&quot;);&quot;));&quot;)" office:value-type="string" office:string-value="insert into public.hotel(name, place, phone,fax,site,email,descr,vk,fb,stars,published,address_id) values('Eden Club 3*','Тунис, Вилайет Монастир, Монастир, Сканес','+216 73521575','+216 73521 580','www.edenclubhotel.com','','Гостиница, Пляжный, 1-я линия от моря','','',3,true,(select id from public.address where externalid=5442));" calcext:value-type="string">
            <text:p>insert into public.hotel(name, place, phone,fax,site,email,descr,vk,fb,stars,published,address_id) values('Eden Club 3*','Тунис, Вилайет Монастир, Монастир, Сканес','+216 73521575','+216 73521 580','www.edenclubhotel.com','','Гостиница, Пляжный, 1-я линия от моря','','',3,true,(select id from public.address where externalid=5442));</text:p>
          </table:table-cell>
          <table:table-cell table:formula="of:=CONCATENATE(&quot;(select id from hotel where externalid=&quot;;REPLACE([.A353];1;9;&quot;&quot;);&quot;)&quot;)" office:value-type="string" office:string-value="(select id from hotel where externalid=5442)" calcext:value-type="string">
            <text:p>(select id from hotel where externalid=5442)</text:p>
          </table:table-cell>
          <table:table-cell table:formula="of:=CONCATENATE(&quot;insert into public.address(country_id,settlementpart,streetpart,externalid) values((select id from public.country where name_ru='&quot;;[.F353];&quot;'),'&quot;;[.G353];&quot;','&quot; ;[.H353];&quot;',&quot;;REPLACE([.A353];1;9;&quot;&quot;);&quot;);&quot;)" office:value-type="string" office:string-value="insert into public.address(country_id,settlementpart,streetpart,externalid) values((select id from public.country where name_ru='Тунис'),'Монастир','5000, DKHILA MONASTIR',5442);" calcext:value-type="string">
            <text:p>insert into public.address(country_id,settlementpart,streetpart,externalid) values((select id from public.country where name_ru='Тунис'),'Монастир','5000, DKHILA MONASTIR',5442);</text:p>
          </table:table-cell>
          <table:table-cell/>
        </table:table-row>
        <table:table-row table:style-name="ro1">
          <table:table-cell office:value-type="string" calcext:value-type="string">
            <text:p>/hotel/al2825</text:p>
          </table:table-cell>
          <table:table-cell office:value-type="string" calcext:value-type="string">
            <text:p>Botany Beach Resort 3*</text:p>
          </table:table-cell>
          <table:table-cell office:value-type="string" calcext:value-type="string">
            <text:p>Таиланд, Восточный регион, Паттайя, Джомтьен</text:p>
          </table:table-cell>
          <table:table-cell office:value-type="string" calcext:value-type="string">
            <text:p>Коттеджный комплекс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245/3 Moo.4 Najomtien, Sattahip Chonburi 20250 Thailand</text:p>
          </table:table-cell>
          <table:table-cell office:value-type="string" calcext:value-type="string">
            <text:p>+66(0)38 235 555, +66(0)38 235 130-4</text:p>
          </table:table-cell>
          <table:table-cell office:value-type="string" calcext:value-type="string">
            <text:p>+66(0)38 237 096</text:p>
          </table:table-cell>
          <table:table-cell office:value-type="string" calcext:value-type="string">
            <text:p>www.botanybeach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54];&quot;','&quot;;[.C354];&quot;','&quot;;[.I354];&quot;','&quot;;[.J354];&quot;','&quot;;[.K354];&quot;','','&quot;;[.D354];&quot;','&quot;;[.L354];&quot;','&quot;;[.M354];&quot;',&quot;;[.E354];&quot;,true,(select id from public.address where externalid=&quot;;REPLACE([.A354];1;9;&quot;&quot;);&quot;));&quot;)" office:value-type="string" office:string-value="insert into public.hotel(name, place, phone,fax,site,email,descr,vk,fb,stars,published,address_id) values('Botany Beach Resort 3*','Таиланд, Восточный регион, Паттайя, Джомтьен','+66(0)38 235 555, +66(0)38 235 130-4','+66(0)38 237 096','www.botanybeach.com','','Коттеджный комплекс, Пляжный, 1-я линия от моря','','',3,true,(select id from public.address where externalid=2825));" calcext:value-type="string">
            <text:p>insert into public.hotel(name, place, phone,fax,site,email,descr,vk,fb,stars,published,address_id) values('Botany Beach Resort 3*','Таиланд, Восточный регион, Паттайя, Джомтьен','+66(0)38 235 555, +66(0)38 235 130-4','+66(0)38 237 096','www.botanybeach.com','','Коттеджный комплекс, Пляжный, 1-я линия от моря','','',3,true,(select id from public.address where externalid=2825));</text:p>
          </table:table-cell>
          <table:table-cell table:formula="of:=CONCATENATE(&quot;(select id from hotel where externalid=&quot;;REPLACE([.A354];1;9;&quot;&quot;);&quot;)&quot;)" office:value-type="string" office:string-value="(select id from hotel where externalid=2825)" calcext:value-type="string">
            <text:p>(select id from hotel where externalid=2825)</text:p>
          </table:table-cell>
          <table:table-cell table:formula="of:=CONCATENATE(&quot;insert into public.address(country_id,settlementpart,streetpart,externalid) values((select id from public.country where name_ru='&quot;;[.F354];&quot;'),'&quot;;[.G354];&quot;','&quot; ;[.H354];&quot;',&quot;;REPLACE([.A354];1;9;&quot;&quot;);&quot;);&quot;)" office:value-type="string" office:string-value="insert into public.address(country_id,settlementpart,streetpart,externalid) values((select id from public.country where name_ru='Таиланд'),'Паттайя','245/3 Moo.4 Najomtien, Sattahip Chonburi 20250 Thailand',2825);" calcext:value-type="string">
            <text:p>insert into public.address(country_id,settlementpart,streetpart,externalid) values((select id from public.country where name_ru='Таиланд'),'Паттайя','245/3 Moo.4 Najomtien, Sattahip Chonburi 20250 Thailand',2825);</text:p>
          </table:table-cell>
          <table:table-cell/>
        </table:table-row>
        <table:table-row table:style-name="ro1">
          <table:table-cell office:value-type="string" calcext:value-type="string">
            <text:p>/hotel/al206891</text:p>
          </table:table-cell>
          <table:table-cell office:value-type="string" calcext:value-type="string">
            <text:p>MRIYA RESORT &amp; SPA (МРИЯ РЕЗОРТ энд СПА) 5*</text:p>
          </table:table-cell>
          <table:table-cell office:value-type="string" calcext:value-type="string">
            <text:p>Россия, Крым, Ялта</text:p>
          </table:table-cell>
          <table:table-cell office:value-type="string" calcext:value-type="string">
            <text:p>Оздоровитель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Ялта</text:p>
          </table:table-cell>
          <table:table-cell office:value-type="string" calcext:value-type="string">
            <text:p>Улица Генерала Острякова, 9 Оползневое / Ялта / Крым</text:p>
          </table:table-cell>
          <table:table-cell office:value-type="string" calcext:value-type="string">
            <text:p>8-800-234-35-04</text:p>
          </table:table-cell>
          <table:table-cell/>
          <table:table-cell office:value-type="string" calcext:value-type="string">
            <text:p>www.mriyaresort.com</text:p>
          </table:table-cell>
          <table:table-cell office:value-type="string" calcext:value-type="string">
            <text:p>https://vk.com/mriyayalta</text:p>
          </table:table-cell>
          <table:table-cell office:value-type="string" calcext:value-type="string">
            <text:p>https://www.facebook.com/mriyayalta</text:p>
          </table:table-cell>
          <table:table-cell table:formula="of:=CONCATENATE(&quot;insert into public.hotel(name, place, phone,fax,site,email,descr,vk,fb,stars,published,address_id) values('&quot;;[.B355];&quot;','&quot;;[.C355];&quot;','&quot;;[.I355];&quot;','&quot;;[.J355];&quot;','&quot;;[.K355];&quot;','','&quot;;[.D355];&quot;','&quot;;[.L355];&quot;','&quot;;[.M355];&quot;',&quot;;[.E355];&quot;,true,(select id from public.address where externalid=&quot;;REPLACE([.A355];1;9;&quot;&quot;);&quot;));&quot;)" office:value-type="string" office:string-value="insert into public.hotel(name, place, phone,fax,site,email,descr,vk,fb,stars,published,address_id) values('MRIYA RESORT &amp; SPA (МРИЯ РЕЗОРТ энд СПА) 5*','Россия, Крым, Ялта','8-800-234-35-04','','www.mriyaresort.com','','Оздоровительный комплекс, Пляжный, 1-я линия от моря','https://vk.com/mriyayalta','https://www.facebook.com/mriyayalta',5,true,(select id from public.address where externalid=206891));" calcext:value-type="string">
            <text:p>insert into public.hotel(name, place, phone,fax,site,email,descr,vk,fb,stars,published,address_id) values('MRIYA RESORT &amp; SPA (МРИЯ РЕЗОРТ энд СПА) 5*','Россия, Крым, Ялта','8-800-234-35-04','','www.mriyaresort.com','','Оздоровительный комплекс, Пляжный, 1-я линия от моря','https://vk.com/mriyayalta','https://www.facebook.com/mriyayalta',5,true,(select id from public.address where externalid=206891));</text:p>
          </table:table-cell>
          <table:table-cell table:formula="of:=CONCATENATE(&quot;(select id from hotel where externalid=&quot;;REPLACE([.A355];1;9;&quot;&quot;);&quot;)&quot;)" office:value-type="string" office:string-value="(select id from hotel where externalid=206891)" calcext:value-type="string">
            <text:p>(select id from hotel where externalid=206891)</text:p>
          </table:table-cell>
          <table:table-cell table:formula="of:=CONCATENATE(&quot;insert into public.address(country_id,settlementpart,streetpart,externalid) values((select id from public.country where name_ru='&quot;;[.F355];&quot;'),'&quot;;[.G355];&quot;','&quot; ;[.H355];&quot;',&quot;;REPLACE([.A355];1;9;&quot;&quot;);&quot;);&quot;)" office:value-type="string" office:string-value="insert into public.address(country_id,settlementpart,streetpart,externalid) values((select id from public.country where name_ru='Россия'),'Ялта','Улица Генерала Острякова, 9 Оползневое / Ялта / Крым',206891);" calcext:value-type="string">
            <text:p>insert into public.address(country_id,settlementpart,streetpart,externalid) values((select id from public.country where name_ru='Россия'),'Ялта','Улица Генерала Острякова, 9 Оползневое / Ялта / Крым',206891);</text:p>
          </table:table-cell>
          <table:table-cell/>
        </table:table-row>
        <table:table-row table:style-name="ro1">
          <table:table-cell office:value-type="string" calcext:value-type="string">
            <text:p>/hotel/al28873</text:p>
          </table:table-cell>
          <table:table-cell office:value-type="string" calcext:value-type="string">
            <text:p>Club Side Coast 5*</text:p>
          </table:table-cell>
          <table:table-cell office:value-type="string" calcext:value-type="string">
            <text:p>Турция, Средиземноморский регион, Сиде, Чолаклы</text:p>
          </table:table-cell>
          <table:table-cell office:value-type="string" calcext:value-type="string">
            <text:p>Клубный отель, Пляжный, 2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/>
          <table:table-cell office:value-type="string" calcext:value-type="string">
            <text:p>(242) 763 89 55 / 763 67 66</text:p>
          </table:table-cell>
          <table:table-cell/>
          <table:table-cell office:value-type="string" calcext:value-type="string">
            <text:p>www.clubsidecoasthotel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56];&quot;','&quot;;[.C356];&quot;','&quot;;[.I356];&quot;','&quot;;[.J356];&quot;','&quot;;[.K356];&quot;','','&quot;;[.D356];&quot;','&quot;;[.L356];&quot;','&quot;;[.M356];&quot;',&quot;;[.E356];&quot;,true,(select id from public.address where externalid=&quot;;REPLACE([.A356];1;9;&quot;&quot;);&quot;));&quot;)" office:value-type="string" office:string-value="insert into public.hotel(name, place, phone,fax,site,email,descr,vk,fb,stars,published,address_id) values('Club Side Coast 5*','Турция, Средиземноморский регион, Сиде, Чолаклы','(242) 763 89 55 / 763 67 66','','www.clubsidecoasthotel.com.tr','','Клубный отель, Пляжный, 2-я линия от моря, Городской, окраина','','',5,true,(select id from public.address where externalid=28873));" calcext:value-type="string">
            <text:p>insert into public.hotel(name, place, phone,fax,site,email,descr,vk,fb,stars,published,address_id) values('Club Side Coast 5*','Турция, Средиземноморский регион, Сиде, Чолаклы','(242) 763 89 55 / 763 67 66','','www.clubsidecoasthotel.com.tr','','Клубный отель, Пляжный, 2-я линия от моря, Городской, окраина','','',5,true,(select id from public.address where externalid=28873));</text:p>
          </table:table-cell>
          <table:table-cell table:formula="of:=CONCATENATE(&quot;(select id from hotel where externalid=&quot;;REPLACE([.A356];1;9;&quot;&quot;);&quot;)&quot;)" office:value-type="string" office:string-value="(select id from hotel where externalid=28873)" calcext:value-type="string">
            <text:p>(select id from hotel where externalid=28873)</text:p>
          </table:table-cell>
          <table:table-cell table:formula="of:=CONCATENATE(&quot;insert into public.address(country_id,settlementpart,streetpart,externalid) values((select id from public.country where name_ru='&quot;;[.F356];&quot;'),'&quot;;[.G356];&quot;','&quot; ;[.H356];&quot;',&quot;;REPLACE([.A356];1;9;&quot;&quot;);&quot;);&quot;)" office:value-type="string" office:string-value="insert into public.address(country_id,settlementpart,streetpart,externalid) values((select id from public.country where name_ru='Турция'),'Сиде','',28873);" calcext:value-type="string">
            <text:p>insert into public.address(country_id,settlementpart,streetpart,externalid) values((select id from public.country where name_ru='Турция'),'Сиде','',28873);</text:p>
          </table:table-cell>
          <table:table-cell/>
        </table:table-row>
        <table:table-row table:style-name="ro1">
          <table:table-cell office:value-type="string" calcext:value-type="string">
            <text:p>/hotel/al11739</text:p>
          </table:table-cell>
          <table:table-cell office:value-type="string" calcext:value-type="string">
            <text:p>Ring Beach Hotel 5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tatürk Cd.Bahçecik Mah.25.Sok. No:103 Beldibi 1 Kemer / Antalya</text:p>
          </table:table-cell>
          <table:table-cell office:value-type="string" calcext:value-type="string">
            <text:p>90 (242) 824 89 89</text:p>
          </table:table-cell>
          <table:table-cell office:value-type="string" calcext:value-type="string">
            <text:p>+90 (242) 824 99 91</text:p>
          </table:table-cell>
          <table:table-cell office:value-type="string" calcext:value-type="string">
            <text:p>www.ringbeach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57];&quot;','&quot;;[.C357];&quot;','&quot;;[.I357];&quot;','&quot;;[.J357];&quot;','&quot;;[.K357];&quot;','','&quot;;[.D357];&quot;','&quot;;[.L357];&quot;','&quot;;[.M357];&quot;',&quot;;[.E357];&quot;,true,(select id from public.address where externalid=&quot;;REPLACE([.A357];1;9;&quot;&quot;);&quot;));&quot;)" office:value-type="string" office:string-value="insert into public.hotel(name, place, phone,fax,site,email,descr,vk,fb,stars,published,address_id) values('Ring Beach Hotel 5*','Турция, Средиземноморский регион, Кемер, Бельдиби','90 (242) 824 89 89','+90 (242) 824 99 91','www.ringbeachhotel.com','','Гостиничный комплекс, Пляжный, 1-я линия от моря, Загородный, рядом','','',5,true,(select id from public.address where externalid=11739));" calcext:value-type="string">
            <text:p>insert into public.hotel(name, place, phone,fax,site,email,descr,vk,fb,stars,published,address_id) values('Ring Beach Hotel 5*','Турция, Средиземноморский регион, Кемер, Бельдиби','90 (242) 824 89 89','+90 (242) 824 99 91','www.ringbeachhotel.com','','Гостиничный комплекс, Пляжный, 1-я линия от моря, Загородный, рядом','','',5,true,(select id from public.address where externalid=11739));</text:p>
          </table:table-cell>
          <table:table-cell table:formula="of:=CONCATENATE(&quot;(select id from hotel where externalid=&quot;;REPLACE([.A357];1;9;&quot;&quot;);&quot;)&quot;)" office:value-type="string" office:string-value="(select id from hotel where externalid=11739)" calcext:value-type="string">
            <text:p>(select id from hotel where externalid=11739)</text:p>
          </table:table-cell>
          <table:table-cell table:formula="of:=CONCATENATE(&quot;insert into public.address(country_id,settlementpart,streetpart,externalid) values((select id from public.country where name_ru='&quot;;[.F357];&quot;'),'&quot;;[.G357];&quot;','&quot; ;[.H357];&quot;',&quot;;REPLACE([.A357];1;9;&quot;&quot;);&quot;);&quot;)" office:value-type="string" office:string-value="insert into public.address(country_id,settlementpart,streetpart,externalid) values((select id from public.country where name_ru='Турция'),'Кемер','Atatürk Cd.Bahçecik Mah.25.Sok. No:103 Beldibi 1 Kemer / Antalya',11739);" calcext:value-type="string">
            <text:p>insert into public.address(country_id,settlementpart,streetpart,externalid) values((select id from public.country where name_ru='Турция'),'Кемер','Atatürk Cd.Bahçecik Mah.25.Sok. No:103 Beldibi 1 Kemer / Antalya',11739);</text:p>
          </table:table-cell>
          <table:table-cell/>
        </table:table-row>
        <table:table-row table:style-name="ro1">
          <table:table-cell office:value-type="string" calcext:value-type="string">
            <text:p>/hotel/al2636</text:p>
          </table:table-cell>
          <table:table-cell office:value-type="string" calcext:value-type="string">
            <text:p>Marmaris Park 4*</text:p>
          </table:table-cell>
          <table:table-cell office:value-type="string" calcext:value-type="string">
            <text:p>Турция, Эгейский регион, Мармарис, Памуджак</text:p>
          </table:table-cell>
          <table:table-cell office:value-type="string" calcext:value-type="string">
            <text:p>Гостиничный комплекс, Пляжный, 1-я линия от моря, Городской, окраин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Мармарис</text:p>
          </table:table-cell>
          <table:table-cell office:value-type="string" calcext:value-type="string">
            <text:p>Pamucak Mevkii İçmeler 48720 Marmaris – Türkiye</text:p>
          </table:table-cell>
          <table:table-cell office:value-type="string" calcext:value-type="string">
            <text:p>+90 252 455 21 21</text:p>
          </table:table-cell>
          <table:table-cell office:value-type="string" calcext:value-type="string">
            <text:p>+90 252 455 34 35</text:p>
          </table:table-cell>
          <table:table-cell office:value-type="string" calcext:value-type="string">
            <text:p>www.marmarispark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58];&quot;','&quot;;[.C358];&quot;','&quot;;[.I358];&quot;','&quot;;[.J358];&quot;','&quot;;[.K358];&quot;','','&quot;;[.D358];&quot;','&quot;;[.L358];&quot;','&quot;;[.M358];&quot;',&quot;;[.E358];&quot;,true,(select id from public.address where externalid=&quot;;REPLACE([.A358];1;9;&quot;&quot;);&quot;));&quot;)" office:value-type="string" office:string-value="insert into public.hotel(name, place, phone,fax,site,email,descr,vk,fb,stars,published,address_id) values('Marmaris Park 4*','Турция, Эгейский регион, Мармарис, Памуджак','+90 252 455 21 21','+90 252 455 34 35','www.marmarispark.com','','Гостиничный комплекс, Пляжный, 1-я линия от моря, Городской, окраина','','',4,true,(select id from public.address where externalid=2636));" calcext:value-type="string">
            <text:p>insert into public.hotel(name, place, phone,fax,site,email,descr,vk,fb,stars,published,address_id) values('Marmaris Park 4*','Турция, Эгейский регион, Мармарис, Памуджак','+90 252 455 21 21','+90 252 455 34 35','www.marmarispark.com','','Гостиничный комплекс, Пляжный, 1-я линия от моря, Городской, окраина','','',4,true,(select id from public.address where externalid=2636));</text:p>
          </table:table-cell>
          <table:table-cell table:formula="of:=CONCATENATE(&quot;(select id from hotel where externalid=&quot;;REPLACE([.A358];1;9;&quot;&quot;);&quot;)&quot;)" office:value-type="string" office:string-value="(select id from hotel where externalid=2636)" calcext:value-type="string">
            <text:p>(select id from hotel where externalid=2636)</text:p>
          </table:table-cell>
          <table:table-cell table:formula="of:=CONCATENATE(&quot;insert into public.address(country_id,settlementpart,streetpart,externalid) values((select id from public.country where name_ru='&quot;;[.F358];&quot;'),'&quot;;[.G358];&quot;','&quot; ;[.H358];&quot;',&quot;;REPLACE([.A358];1;9;&quot;&quot;);&quot;);&quot;)" office:value-type="string" office:string-value="insert into public.address(country_id,settlementpart,streetpart,externalid) values((select id from public.country where name_ru='Турция'),'Мармарис','Pamucak Mevkii İçmeler 48720 Marmaris – Türkiye',2636);" calcext:value-type="string">
            <text:p>insert into public.address(country_id,settlementpart,streetpart,externalid) values((select id from public.country where name_ru='Турция'),'Мармарис','Pamucak Mevkii İçmeler 48720 Marmaris – Türkiye',2636);</text:p>
          </table:table-cell>
          <table:table-cell/>
        </table:table-row>
        <table:table-row table:style-name="ro1">
          <table:table-cell office:value-type="string" calcext:value-type="string">
            <text:p>/hotel/al6095</text:p>
          </table:table-cell>
          <table:table-cell office:value-type="string" calcext:value-type="string">
            <text:p>Life Syedra Princess Hotel 4*</text:p>
          </table:table-cell>
          <table:table-cell office:value-type="string" calcext:value-type="string">
            <text:p>Турция, Средиземноморский регион, Аланья, Махмутлар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Mahmutlar Kasabası Koyucak Mevkii ALANYA</text:p>
          </table:table-cell>
          <table:table-cell office:value-type="string" calcext:value-type="string">
            <text:p>+90(242) 528 6956</text:p>
          </table:table-cell>
          <table:table-cell office:value-type="string" calcext:value-type="string">
            <text:p>+90(232) 528 3041</text:p>
          </table:table-cell>
          <table:table-cell office:value-type="string" calcext:value-type="string">
            <text:p>www.lifegroup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59];&quot;','&quot;;[.C359];&quot;','&quot;;[.I359];&quot;','&quot;;[.J359];&quot;','&quot;;[.K359];&quot;','','&quot;;[.D359];&quot;','&quot;;[.L359];&quot;','&quot;;[.M359];&quot;',&quot;;[.E359];&quot;,true,(select id from public.address where externalid=&quot;;REPLACE([.A359];1;9;&quot;&quot;);&quot;));&quot;)" office:value-type="string" office:string-value="insert into public.hotel(name, place, phone,fax,site,email,descr,vk,fb,stars,published,address_id) values('Life Syedra Princess Hotel 4*','Турция, Средиземноморский регион, Аланья, Махмутлар','+90(242) 528 6956','+90(232) 528 3041','www.lifegrouphotels.com','','Гостиница, Загородный, рядом, Пляжный, через дорогу','','',4,true,(select id from public.address where externalid=6095));" calcext:value-type="string">
            <text:p>insert into public.hotel(name, place, phone,fax,site,email,descr,vk,fb,stars,published,address_id) values('Life Syedra Princess Hotel 4*','Турция, Средиземноморский регион, Аланья, Махмутлар','+90(242) 528 6956','+90(232) 528 3041','www.lifegrouphotels.com','','Гостиница, Загородный, рядом, Пляжный, через дорогу','','',4,true,(select id from public.address where externalid=6095));</text:p>
          </table:table-cell>
          <table:table-cell table:formula="of:=CONCATENATE(&quot;(select id from hotel where externalid=&quot;;REPLACE([.A359];1;9;&quot;&quot;);&quot;)&quot;)" office:value-type="string" office:string-value="(select id from hotel where externalid=6095)" calcext:value-type="string">
            <text:p>(select id from hotel where externalid=6095)</text:p>
          </table:table-cell>
          <table:table-cell table:formula="of:=CONCATENATE(&quot;insert into public.address(country_id,settlementpart,streetpart,externalid) values((select id from public.country where name_ru='&quot;;[.F359];&quot;'),'&quot;;[.G359];&quot;','&quot; ;[.H359];&quot;',&quot;;REPLACE([.A359];1;9;&quot;&quot;);&quot;);&quot;)" office:value-type="string" office:string-value="insert into public.address(country_id,settlementpart,streetpart,externalid) values((select id from public.country where name_ru='Турция'),'Аланья','Mahmutlar Kasabası Koyucak Mevkii ALANYA',6095);" calcext:value-type="string">
            <text:p>insert into public.address(country_id,settlementpart,streetpart,externalid) values((select id from public.country where name_ru='Турция'),'Аланья','Mahmutlar Kasabası Koyucak Mevkii ALANYA',6095);</text:p>
          </table:table-cell>
          <table:table-cell/>
        </table:table-row>
        <table:table-row table:style-name="ro1">
          <table:table-cell office:value-type="string" calcext:value-type="string">
            <text:p>/hotel/al7857</text:p>
          </table:table-cell>
          <table:table-cell office:value-type="string" calcext:value-type="string">
            <text:p>Sea Breeze Jomtien Resort 3*</text:p>
          </table:table-cell>
          <table:table-cell office:value-type="string" calcext:value-type="string">
            <text:p>Таиланд, Восточный регион, Паттайя, Джомтьен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347/5 Jomtien Beach Road, Near Pattaya city, Chonburi 20260 Thailand</text:p>
          </table:table-cell>
          <table:table-cell office:value-type="string" calcext:value-type="string">
            <text:p>66 38 231056</text:p>
          </table:table-cell>
          <table:table-cell office:value-type="string" calcext:value-type="string">
            <text:p>66 38 231059</text:p>
          </table:table-cell>
          <table:table-cell office:value-type="string" calcext:value-type="string">
            <text:p>www.seabreezeresortpattaya.com</text:p>
          </table:table-cell>
          <table:table-cell/>
          <table:table-cell office:value-type="string" calcext:value-type="string">
            <text:p>https://www.facebook.com/Seabreezejomtienresort/</text:p>
          </table:table-cell>
          <table:table-cell table:formula="of:=CONCATENATE(&quot;insert into public.hotel(name, place, phone,fax,site,email,descr,vk,fb,stars,published,address_id) values('&quot;;[.B360];&quot;','&quot;;[.C360];&quot;','&quot;;[.I360];&quot;','&quot;;[.J360];&quot;','&quot;;[.K360];&quot;','','&quot;;[.D360];&quot;','&quot;;[.L360];&quot;','&quot;;[.M360];&quot;',&quot;;[.E360];&quot;,true,(select id from public.address where externalid=&quot;;REPLACE([.A360];1;9;&quot;&quot;);&quot;));&quot;)" office:value-type="string" office:string-value="insert into public.hotel(name, place, phone,fax,site,email,descr,vk,fb,stars,published,address_id) values('Sea Breeze Jomtien Resort 3*','Таиланд, Восточный регион, Паттайя, Джомтьен','66 38 231056','66 38 231059','www.seabreezeresortpattaya.com','','Гостиничный комплекс, Пляжный, 1-я линия от моря','','https://www.facebook.com/Seabreezejomtienresort/',3,true,(select id from public.address where externalid=7857));" calcext:value-type="string">
            <text:p>insert into public.hotel(name, place, phone,fax,site,email,descr,vk,fb,stars,published,address_id) values('Sea Breeze Jomtien Resort 3*','Таиланд, Восточный регион, Паттайя, Джомтьен','66 38 231056','66 38 231059','www.seabreezeresortpattaya.com','','Гостиничный комплекс, Пляжный, 1-я линия от моря','','https://www.facebook.com/Seabreezejomtienresort/',3,true,(select id from public.address where externalid=7857));</text:p>
          </table:table-cell>
          <table:table-cell table:formula="of:=CONCATENATE(&quot;(select id from hotel where externalid=&quot;;REPLACE([.A360];1;9;&quot;&quot;);&quot;)&quot;)" office:value-type="string" office:string-value="(select id from hotel where externalid=7857)" calcext:value-type="string">
            <text:p>(select id from hotel where externalid=7857)</text:p>
          </table:table-cell>
          <table:table-cell table:formula="of:=CONCATENATE(&quot;insert into public.address(country_id,settlementpart,streetpart,externalid) values((select id from public.country where name_ru='&quot;;[.F360];&quot;'),'&quot;;[.G360];&quot;','&quot; ;[.H360];&quot;',&quot;;REPLACE([.A360];1;9;&quot;&quot;);&quot;);&quot;)" office:value-type="string" office:string-value="insert into public.address(country_id,settlementpart,streetpart,externalid) values((select id from public.country where name_ru='Таиланд'),'Паттайя','347/5 Jomtien Beach Road, Near Pattaya city, Chonburi 20260 Thailand',7857);" calcext:value-type="string">
            <text:p>insert into public.address(country_id,settlementpart,streetpart,externalid) values((select id from public.country where name_ru='Таиланд'),'Паттайя','347/5 Jomtien Beach Road, Near Pattaya city, Chonburi 20260 Thailand',7857);</text:p>
          </table:table-cell>
          <table:table-cell/>
        </table:table-row>
        <table:table-row table:style-name="ro1">
          <table:table-cell office:value-type="string" calcext:value-type="string">
            <text:p>/hotel/al25947</text:p>
          </table:table-cell>
          <table:table-cell office:value-type="string" calcext:value-type="string">
            <text:p>Armas Labada Beach Hotel 5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Ulucinar Mah., Deniz Cad. No: 8, Camyuva, Kemer, Antalya, Turkey</text:p>
          </table:table-cell>
          <table:table-cell office:value-type="string" calcext:value-type="string">
            <text:p>+ (242) 824 6320</text:p>
          </table:table-cell>
          <table:table-cell/>
          <table:table-cell office:value-type="string" calcext:value-type="string">
            <text:p>www.armashotels.com</text:p>
          </table:table-cell>
          <table:table-cell office:value-type="string" calcext:value-type="string">
            <text:p>https://vk.com/armaslabada</text:p>
          </table:table-cell>
          <table:table-cell office:value-type="string" calcext:value-type="string">
            <text:p>https://www.facebook.com/Armaslabadahotel/</text:p>
          </table:table-cell>
          <table:table-cell table:formula="of:=CONCATENATE(&quot;insert into public.hotel(name, place, phone,fax,site,email,descr,vk,fb,stars,published,address_id) values('&quot;;[.B361];&quot;','&quot;;[.C361];&quot;','&quot;;[.I361];&quot;','&quot;;[.J361];&quot;','&quot;;[.K361];&quot;','','&quot;;[.D361];&quot;','&quot;;[.L361];&quot;','&quot;;[.M361];&quot;',&quot;;[.E361];&quot;,true,(select id from public.address where externalid=&quot;;REPLACE([.A361];1;9;&quot;&quot;);&quot;));&quot;)" office:value-type="string" office:string-value="insert into public.hotel(name, place, phone,fax,site,email,descr,vk,fb,stars,published,address_id) values('Armas Labada Beach Hotel 5*','Турция, Средиземноморский регион, Кемер, Чамьюва','+ (242) 824 6320','','www.armashotels.com','','Гостиничный комплекс, Пляжный, 1-я линия от моря','https://vk.com/armaslabada','https://www.facebook.com/Armaslabadahotel/',5,true,(select id from public.address where externalid=25947));" calcext:value-type="string">
            <text:p>insert into public.hotel(name, place, phone,fax,site,email,descr,vk,fb,stars,published,address_id) values('Armas Labada Beach Hotel 5*','Турция, Средиземноморский регион, Кемер, Чамьюва','+ (242) 824 6320','','www.armashotels.com','','Гостиничный комплекс, Пляжный, 1-я линия от моря','https://vk.com/armaslabada','https://www.facebook.com/Armaslabadahotel/',5,true,(select id from public.address where externalid=25947));</text:p>
          </table:table-cell>
          <table:table-cell table:formula="of:=CONCATENATE(&quot;(select id from hotel where externalid=&quot;;REPLACE([.A361];1;9;&quot;&quot;);&quot;)&quot;)" office:value-type="string" office:string-value="(select id from hotel where externalid=25947)" calcext:value-type="string">
            <text:p>(select id from hotel where externalid=25947)</text:p>
          </table:table-cell>
          <table:table-cell table:formula="of:=CONCATENATE(&quot;insert into public.address(country_id,settlementpart,streetpart,externalid) values((select id from public.country where name_ru='&quot;;[.F361];&quot;'),'&quot;;[.G361];&quot;','&quot; ;[.H361];&quot;',&quot;;REPLACE([.A361];1;9;&quot;&quot;);&quot;);&quot;)" office:value-type="string" office:string-value="insert into public.address(country_id,settlementpart,streetpart,externalid) values((select id from public.country where name_ru='Турция'),'Кемер','Ulucinar Mah., Deniz Cad. No: 8, Camyuva, Kemer, Antalya, Turkey',25947);" calcext:value-type="string">
            <text:p>insert into public.address(country_id,settlementpart,streetpart,externalid) values((select id from public.country where name_ru='Турция'),'Кемер','Ulucinar Mah., Deniz Cad. No: 8, Camyuva, Kemer, Antalya, Turkey',25947);</text:p>
          </table:table-cell>
          <table:table-cell/>
        </table:table-row>
        <table:table-row table:style-name="ro1">
          <table:table-cell office:value-type="string" calcext:value-type="string">
            <text:p>/hotel/al9200</text:p>
          </table:table-cell>
          <table:table-cell office:value-type="string" calcext:value-type="string">
            <text:p>Long Beach Garden Hotel &amp; Spa 4*</text:p>
          </table:table-cell>
          <table:table-cell office:value-type="string" calcext:value-type="string">
            <text:p>Таиланд, Восточный регион, Паттайя, Паттайя Сити</text:p>
          </table:table-cell>
          <table:table-cell office:value-type="string" calcext:value-type="string">
            <text:p>СПА-отель, Пляжный, 2-я линия от моря, Городской, цен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499/7, Moo 5, Wongamart Beach, Naklua 16, Pattaya-Naklua Rd., Banglamung,Chonburi 20150 Thailand</text:p>
          </table:table-cell>
          <table:table-cell office:value-type="string" calcext:value-type="string">
            <text:p>00 66 38 414616</text:p>
          </table:table-cell>
          <table:table-cell office:value-type="string" calcext:value-type="string">
            <text:p>00 66 38 424068</text:p>
          </table:table-cell>
          <table:table-cell office:value-type="string" calcext:value-type="string">
            <text:p>www.longbeachgarden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62];&quot;','&quot;;[.C362];&quot;','&quot;;[.I362];&quot;','&quot;;[.J362];&quot;','&quot;;[.K362];&quot;','','&quot;;[.D362];&quot;','&quot;;[.L362];&quot;','&quot;;[.M362];&quot;',&quot;;[.E362];&quot;,true,(select id from public.address where externalid=&quot;;REPLACE([.A362];1;9;&quot;&quot;);&quot;));&quot;)" office:value-type="string" office:string-value="insert into public.hotel(name, place, phone,fax,site,email,descr,vk,fb,stars,published,address_id) values('Long Beach Garden Hotel &amp; Spa 4*','Таиланд, Восточный регион, Паттайя, Паттайя Сити','00 66 38 414616','00 66 38 424068','www.longbeachgardenhotel.com','','СПА-отель, Пляжный, 2-я линия от моря, Городской, центр','','',4,true,(select id from public.address where externalid=9200));" calcext:value-type="string">
            <text:p>insert into public.hotel(name, place, phone,fax,site,email,descr,vk,fb,stars,published,address_id) values('Long Beach Garden Hotel &amp; Spa 4*','Таиланд, Восточный регион, Паттайя, Паттайя Сити','00 66 38 414616','00 66 38 424068','www.longbeachgardenhotel.com','','СПА-отель, Пляжный, 2-я линия от моря, Городской, центр','','',4,true,(select id from public.address where externalid=9200));</text:p>
          </table:table-cell>
          <table:table-cell table:formula="of:=CONCATENATE(&quot;(select id from hotel where externalid=&quot;;REPLACE([.A362];1;9;&quot;&quot;);&quot;)&quot;)" office:value-type="string" office:string-value="(select id from hotel where externalid=9200)" calcext:value-type="string">
            <text:p>(select id from hotel where externalid=9200)</text:p>
          </table:table-cell>
          <table:table-cell table:formula="of:=CONCATENATE(&quot;insert into public.address(country_id,settlementpart,streetpart,externalid) values((select id from public.country where name_ru='&quot;;[.F362];&quot;'),'&quot;;[.G362];&quot;','&quot; ;[.H362];&quot;',&quot;;REPLACE([.A362];1;9;&quot;&quot;);&quot;);&quot;)" office:value-type="string" office:string-value="insert into public.address(country_id,settlementpart,streetpart,externalid) values((select id from public.country where name_ru='Таиланд'),'Паттайя','499/7, Moo 5, Wongamart Beach, Naklua 16, Pattaya-Naklua Rd., Banglamung,Chonburi 20150 Thailand',9200);" calcext:value-type="string">
            <text:p>insert into public.address(country_id,settlementpart,streetpart,externalid) values((select id from public.country where name_ru='Таиланд'),'Паттайя','499/7, Moo 5, Wongamart Beach, Naklua 16, Pattaya-Naklua Rd., Banglamung,Chonburi 20150 Thailand',9200);</text:p>
          </table:table-cell>
          <table:table-cell/>
        </table:table-row>
        <table:table-row table:style-name="ro1">
          <table:table-cell office:value-type="string" calcext:value-type="string">
            <text:p>/hotel/al4368</text:p>
          </table:table-cell>
          <table:table-cell office:value-type="string" calcext:value-type="string">
            <text:p>Fame Residence Kemer Hotel &amp; SPA 5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Пляжный, 1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Merkez Mah., Deniz Cad., No: 15, Кемер, Анталья</text:p>
          </table:table-cell>
          <table:table-cell office:value-type="string" calcext:value-type="string">
            <text:p>0 242 323 83 77</text:p>
          </table:table-cell>
          <table:table-cell office:value-type="string" calcext:value-type="string">
            <text:p>0 242 323 83 64</text:p>
          </table:table-cell>
          <table:table-cell office:value-type="string" calcext:value-type="string">
            <text:p>fame.hotelpromo.ru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63];&quot;','&quot;;[.C363];&quot;','&quot;;[.I363];&quot;','&quot;;[.J363];&quot;','&quot;;[.K363];&quot;','','&quot;;[.D363];&quot;','&quot;;[.L363];&quot;','&quot;;[.M363];&quot;',&quot;;[.E363];&quot;,true,(select id from public.address where externalid=&quot;;REPLACE([.A363];1;9;&quot;&quot;);&quot;));&quot;)" office:value-type="string" office:string-value="insert into public.hotel(name, place, phone,fax,site,email,descr,vk,fb,stars,published,address_id) values('Fame Residence Kemer Hotel &amp; SPA 5*','Турция, Средиземноморский регион, Кемер, Кемер - центр','0 242 323 83 77','0 242 323 83 64','fame.hotelpromo.ru','','Гостиница, Пляжный, 1-я линия от моря, Городской, близко к центру','','',5,true,(select id from public.address where externalid=4368));" calcext:value-type="string">
            <text:p>insert into public.hotel(name, place, phone,fax,site,email,descr,vk,fb,stars,published,address_id) values('Fame Residence Kemer Hotel &amp; SPA 5*','Турция, Средиземноморский регион, Кемер, Кемер - центр','0 242 323 83 77','0 242 323 83 64','fame.hotelpromo.ru','','Гостиница, Пляжный, 1-я линия от моря, Городской, близко к центру','','',5,true,(select id from public.address where externalid=4368));</text:p>
          </table:table-cell>
          <table:table-cell table:formula="of:=CONCATENATE(&quot;(select id from hotel where externalid=&quot;;REPLACE([.A363];1;9;&quot;&quot;);&quot;)&quot;)" office:value-type="string" office:string-value="(select id from hotel where externalid=4368)" calcext:value-type="string">
            <text:p>(select id from hotel where externalid=4368)</text:p>
          </table:table-cell>
          <table:table-cell table:formula="of:=CONCATENATE(&quot;insert into public.address(country_id,settlementpart,streetpart,externalid) values((select id from public.country where name_ru='&quot;;[.F363];&quot;'),'&quot;;[.G363];&quot;','&quot; ;[.H363];&quot;',&quot;;REPLACE([.A363];1;9;&quot;&quot;);&quot;);&quot;)" office:value-type="string" office:string-value="insert into public.address(country_id,settlementpart,streetpart,externalid) values((select id from public.country where name_ru='Турция'),'Кемер','Merkez Mah., Deniz Cad., No: 15, Кемер, Анталья',4368);" calcext:value-type="string">
            <text:p>insert into public.address(country_id,settlementpart,streetpart,externalid) values((select id from public.country where name_ru='Турция'),'Кемер','Merkez Mah., Deniz Cad., No: 15, Кемер, Анталья',4368);</text:p>
          </table:table-cell>
          <table:table-cell/>
        </table:table-row>
        <table:table-row table:style-name="ro1">
          <table:table-cell office:value-type="string" calcext:value-type="string">
            <text:p>/hotel/al4116</text:p>
          </table:table-cell>
          <table:table-cell office:value-type="string" calcext:value-type="string">
            <text:p>Jaz Fanara Resort &amp; Residence 4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Iberotel Club Fanara &amp; Residence Ras Om el Seid Sharm El Sheikh Egypt</text:p>
          </table:table-cell>
          <table:table-cell office:value-type="string" calcext:value-type="string">
            <text:p>+ 20 - 69 - 366 39 66</text:p>
          </table:table-cell>
          <table:table-cell office:value-type="string" calcext:value-type="string">
            <text:p>+20 - 69 - 366 11 05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364];&quot;','&quot;;[.C364];&quot;','&quot;;[.I364];&quot;','&quot;;[.J364];&quot;','&quot;;[.K364];&quot;','','&quot;;[.D364];&quot;','&quot;;[.L364];&quot;','&quot;;[.M364];&quot;',&quot;;[.E364];&quot;,true,(select id from public.address where externalid=&quot;;REPLACE([.A364];1;9;&quot;&quot;);&quot;));&quot;)" office:value-type="string" office:string-value="insert into public.hotel(name, place, phone,fax,site,email,descr,vk,fb,stars,published,address_id) values('Jaz Fanara Resort &amp; Residence 4*','Египет, Мухафаза Южный Синай, Шарм-Эль-Шейх, Рас Ум Эль Сид','+ 20 - 69 - 366 39 66','+20 - 69 - 366 11 05','','','Гостиничный комплекс, Пляжный, 1-я линия от моря','','',4,true,(select id from public.address where externalid=4116));" calcext:value-type="string">
            <text:p>insert into public.hotel(name, place, phone,fax,site,email,descr,vk,fb,stars,published,address_id) values('Jaz Fanara Resort &amp; Residence 4*','Египет, Мухафаза Южный Синай, Шарм-Эль-Шейх, Рас Ум Эль Сид','+ 20 - 69 - 366 39 66','+20 - 69 - 366 11 05','','','Гостиничный комплекс, Пляжный, 1-я линия от моря','','',4,true,(select id from public.address where externalid=4116));</text:p>
          </table:table-cell>
          <table:table-cell table:formula="of:=CONCATENATE(&quot;(select id from hotel where externalid=&quot;;REPLACE([.A364];1;9;&quot;&quot;);&quot;)&quot;)" office:value-type="string" office:string-value="(select id from hotel where externalid=4116)" calcext:value-type="string">
            <text:p>(select id from hotel where externalid=4116)</text:p>
          </table:table-cell>
          <table:table-cell table:formula="of:=CONCATENATE(&quot;insert into public.address(country_id,settlementpart,streetpart,externalid) values((select id from public.country where name_ru='&quot;;[.F364];&quot;'),'&quot;;[.G364];&quot;','&quot; ;[.H364];&quot;',&quot;;REPLACE([.A364];1;9;&quot;&quot;);&quot;);&quot;)" office:value-type="string" office:string-value="insert into public.address(country_id,settlementpart,streetpart,externalid) values((select id from public.country where name_ru='Египет'),'Шарм-Эль-Шейх','Iberotel Club Fanara &amp; Residence Ras Om el Seid Sharm El Sheikh Egypt',4116);" calcext:value-type="string">
            <text:p>insert into public.address(country_id,settlementpart,streetpart,externalid) values((select id from public.country where name_ru='Египет'),'Шарм-Эль-Шейх','Iberotel Club Fanara &amp; Residence Ras Om el Seid Sharm El Sheikh Egypt',4116);</text:p>
          </table:table-cell>
          <table:table-cell/>
        </table:table-row>
        <table:table-row table:style-name="ro1">
          <table:table-cell office:value-type="string" calcext:value-type="string">
            <text:p>/hotel/al11871</text:p>
          </table:table-cell>
          <table:table-cell office:value-type="string" calcext:value-type="string">
            <text:p>Crystal Aura Beach Resort &amp; SPA 5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Пляжный, 1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taturk Cad. Kemer/Antalya</text:p>
          </table:table-cell>
          <table:table-cell office:value-type="string" calcext:value-type="string">
            <text:p>+90 242 814 69 00</text:p>
          </table:table-cell>
          <table:table-cell office:value-type="string" calcext:value-type="string">
            <text:p>+90 242 814 69 10</text:p>
          </table:table-cell>
          <table:table-cell office:value-type="string" calcext:value-type="string">
            <text:p>www.crystalhotels.com.tr</text:p>
          </table:table-cell>
          <table:table-cell office:value-type="string" calcext:value-type="string">
            <text:p>https://vk.com/crystalhotels</text:p>
          </table:table-cell>
          <table:table-cell office:value-type="string" calcext:value-type="string">
            <text:p>https://www.facebook.com/CrystalAuraBeach</text:p>
          </table:table-cell>
          <table:table-cell table:formula="of:=CONCATENATE(&quot;insert into public.hotel(name, place, phone,fax,site,email,descr,vk,fb,stars,published,address_id) values('&quot;;[.B365];&quot;','&quot;;[.C365];&quot;','&quot;;[.I365];&quot;','&quot;;[.J365];&quot;','&quot;;[.K365];&quot;','','&quot;;[.D365];&quot;','&quot;;[.L365];&quot;','&quot;;[.M365];&quot;',&quot;;[.E365];&quot;,true,(select id from public.address where externalid=&quot;;REPLACE([.A365];1;9;&quot;&quot;);&quot;));&quot;)" office:value-type="string" office:string-value="insert into public.hotel(name, place, phone,fax,site,email,descr,vk,fb,stars,published,address_id) values('Crystal Aura Beach Resort &amp; SPA 5*','Турция, Средиземноморский регион, Кемер, Кемер - центр','+90 242 814 69 00','+90 242 814 69 10','www.crystalhotels.com.tr','','Гостиница, Пляжный, 1-я линия от моря, Городской, близко к центру','https://vk.com/crystalhotels','https://www.facebook.com/CrystalAuraBeach',5,true,(select id from public.address where externalid=11871));" calcext:value-type="string">
            <text:p>insert into public.hotel(name, place, phone,fax,site,email,descr,vk,fb,stars,published,address_id) values('Crystal Aura Beach Resort &amp; SPA 5*','Турция, Средиземноморский регион, Кемер, Кемер - центр','+90 242 814 69 00','+90 242 814 69 10','www.crystalhotels.com.tr','','Гостиница, Пляжный, 1-я линия от моря, Городской, близко к центру','https://vk.com/crystalhotels','https://www.facebook.com/CrystalAuraBeach',5,true,(select id from public.address where externalid=11871));</text:p>
          </table:table-cell>
          <table:table-cell table:formula="of:=CONCATENATE(&quot;(select id from hotel where externalid=&quot;;REPLACE([.A365];1;9;&quot;&quot;);&quot;)&quot;)" office:value-type="string" office:string-value="(select id from hotel where externalid=11871)" calcext:value-type="string">
            <text:p>(select id from hotel where externalid=11871)</text:p>
          </table:table-cell>
          <table:table-cell table:formula="of:=CONCATENATE(&quot;insert into public.address(country_id,settlementpart,streetpart,externalid) values((select id from public.country where name_ru='&quot;;[.F365];&quot;'),'&quot;;[.G365];&quot;','&quot; ;[.H365];&quot;',&quot;;REPLACE([.A365];1;9;&quot;&quot;);&quot;);&quot;)" office:value-type="string" office:string-value="insert into public.address(country_id,settlementpart,streetpart,externalid) values((select id from public.country where name_ru='Турция'),'Кемер','Ataturk Cad. Kemer/Antalya',11871);" calcext:value-type="string">
            <text:p>insert into public.address(country_id,settlementpart,streetpart,externalid) values((select id from public.country where name_ru='Турция'),'Кемер','Ataturk Cad. Kemer/Antalya',11871);</text:p>
          </table:table-cell>
          <table:table-cell/>
        </table:table-row>
        <table:table-row table:style-name="ro1">
          <table:table-cell office:value-type="string" calcext:value-type="string">
            <text:p>/hotel/al4781</text:p>
          </table:table-cell>
          <table:table-cell office:value-type="string" calcext:value-type="string">
            <text:p>Aska Costa Holiday Club HV-1</text:p>
          </table:table-cell>
          <table:table-cell office:value-type="string" calcext:value-type="string">
            <text:p>Турция, Средиземноморский регион, Сиде, Манавгат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Yuksek Yargi Tesisleri Cengerkoy, Manavgat / ALANYA</text:p>
          </table:table-cell>
          <table:table-cell office:value-type="string" calcext:value-type="string">
            <text:p>0090 242 766 4 689</text:p>
          </table:table-cell>
          <table:table-cell office:value-type="string" calcext:value-type="string">
            <text:p>0090 242 766 4 700</text:p>
          </table:table-cell>
          <table:table-cell office:value-type="string" calcext:value-type="string">
            <text:p>www.askahotels.com</text:p>
          </table:table-cell>
          <table:table-cell/>
          <table:table-cell office:value-type="string" calcext:value-type="string">
            <text:p>https://www.facebook.com/askahotels</text:p>
          </table:table-cell>
          <table:table-cell table:formula="of:=CONCATENATE(&quot;insert into public.hotel(name, place, phone,fax,site,email,descr,vk,fb,stars,published,address_id) values('&quot;;[.B366];&quot;','&quot;;[.C366];&quot;','&quot;;[.I366];&quot;','&quot;;[.J366];&quot;','&quot;;[.K366];&quot;','','&quot;;[.D366];&quot;','&quot;;[.L366];&quot;','&quot;;[.M366];&quot;',&quot;;[.E366];&quot;,true,(select id from public.address where externalid=&quot;;REPLACE([.A366];1;9;&quot;&quot;);&quot;));&quot;)" office:value-type="string" office:string-value="insert into public.hotel(name, place, phone,fax,site,email,descr,vk,fb,stars,published,address_id) values('Aska Costa Holiday Club HV-1','Турция, Средиземноморский регион, Сиде, Манавгат','0090 242 766 4 689','0090 242 766 4 700','www.askahotels.com','','Гостиница, Загородный, рядом, Пляжный, через дорогу','','https://www.facebook.com/askahotels',0,true,(select id from public.address where externalid=4781));" calcext:value-type="string">
            <text:p>insert into public.hotel(name, place, phone,fax,site,email,descr,vk,fb,stars,published,address_id) values('Aska Costa Holiday Club HV-1','Турция, Средиземноморский регион, Сиде, Манавгат','0090 242 766 4 689','0090 242 766 4 700','www.askahotels.com','','Гостиница, Загородный, рядом, Пляжный, через дорогу','','https://www.facebook.com/askahotels',0,true,(select id from public.address where externalid=4781));</text:p>
          </table:table-cell>
          <table:table-cell table:formula="of:=CONCATENATE(&quot;(select id from hotel where externalid=&quot;;REPLACE([.A366];1;9;&quot;&quot;);&quot;)&quot;)" office:value-type="string" office:string-value="(select id from hotel where externalid=4781)" calcext:value-type="string">
            <text:p>(select id from hotel where externalid=4781)</text:p>
          </table:table-cell>
          <table:table-cell table:formula="of:=CONCATENATE(&quot;insert into public.address(country_id,settlementpart,streetpart,externalid) values((select id from public.country where name_ru='&quot;;[.F366];&quot;'),'&quot;;[.G366];&quot;','&quot; ;[.H366];&quot;',&quot;;REPLACE([.A366];1;9;&quot;&quot;);&quot;);&quot;)" office:value-type="string" office:string-value="insert into public.address(country_id,settlementpart,streetpart,externalid) values((select id from public.country where name_ru='Турция'),'Сиде','Yuksek Yargi Tesisleri Cengerkoy, Manavgat / ALANYA',4781);" calcext:value-type="string">
            <text:p>insert into public.address(country_id,settlementpart,streetpart,externalid) values((select id from public.country where name_ru='Турция'),'Сиде','Yuksek Yargi Tesisleri Cengerkoy, Manavgat / ALANYA',4781);</text:p>
          </table:table-cell>
          <table:table-cell/>
        </table:table-row>
        <table:table-row table:style-name="ro1">
          <table:table-cell office:value-type="string" calcext:value-type="string">
            <text:p>/hotel/al17884</text:p>
          </table:table-cell>
          <table:table-cell office:value-type="string" calcext:value-type="string">
            <text:p>Splashworld Pegasos World 5*</text:p>
          </table:table-cell>
          <table:table-cell office:value-type="string" calcext:value-type="string">
            <text:p>Турция, Средиземноморский регион, Сиде, Титрейенгёль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Titreyengol Mevkii 07600 Side-Manavgat, ANTALYA /TУРЦИЯ</text:p>
          </table:table-cell>
          <table:table-cell office:value-type="string" calcext:value-type="string">
            <text:p>00 90 242 756 98 00</text:p>
          </table:table-cell>
          <table:table-cell office:value-type="string" calcext:value-type="string">
            <text:p>00 90 242 756 97 98</text:p>
          </table:table-cell>
          <table:table-cell office:value-type="string" calcext:value-type="string">
            <text:p>www.suntopi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67];&quot;','&quot;;[.C367];&quot;','&quot;;[.I367];&quot;','&quot;;[.J367];&quot;','&quot;;[.K367];&quot;','','&quot;;[.D367];&quot;','&quot;;[.L367];&quot;','&quot;;[.M367];&quot;',&quot;;[.E367];&quot;,true,(select id from public.address where externalid=&quot;;REPLACE([.A367];1;9;&quot;&quot;);&quot;));&quot;)" office:value-type="string" office:string-value="insert into public.hotel(name, place, phone,fax,site,email,descr,vk,fb,stars,published,address_id) values('Splashworld Pegasos World 5*','Турция, Средиземноморский регион, Сиде, Титрейенгёль','00 90 242 756 98 00','00 90 242 756 97 98','www.suntopiahotels.com','','Гостиница, Пляжный, 1-я линия от моря, Загородный, рядом','','',5,true,(select id from public.address where externalid=17884));" calcext:value-type="string">
            <text:p>insert into public.hotel(name, place, phone,fax,site,email,descr,vk,fb,stars,published,address_id) values('Splashworld Pegasos World 5*','Турция, Средиземноморский регион, Сиде, Титрейенгёль','00 90 242 756 98 00','00 90 242 756 97 98','www.suntopiahotels.com','','Гостиница, Пляжный, 1-я линия от моря, Загородный, рядом','','',5,true,(select id from public.address where externalid=17884));</text:p>
          </table:table-cell>
          <table:table-cell table:formula="of:=CONCATENATE(&quot;(select id from hotel where externalid=&quot;;REPLACE([.A367];1;9;&quot;&quot;);&quot;)&quot;)" office:value-type="string" office:string-value="(select id from hotel where externalid=17884)" calcext:value-type="string">
            <text:p>(select id from hotel where externalid=17884)</text:p>
          </table:table-cell>
          <table:table-cell table:formula="of:=CONCATENATE(&quot;insert into public.address(country_id,settlementpart,streetpart,externalid) values((select id from public.country where name_ru='&quot;;[.F367];&quot;'),'&quot;;[.G367];&quot;','&quot; ;[.H367];&quot;',&quot;;REPLACE([.A367];1;9;&quot;&quot;);&quot;);&quot;)" office:value-type="string" office:string-value="insert into public.address(country_id,settlementpart,streetpart,externalid) values((select id from public.country where name_ru='Турция'),'Сиде','Titreyengol Mevkii 07600 Side-Manavgat, ANTALYA /TУРЦИЯ',17884);" calcext:value-type="string">
            <text:p>insert into public.address(country_id,settlementpart,streetpart,externalid) values((select id from public.country where name_ru='Турция'),'Сиде','Titreyengol Mevkii 07600 Side-Manavgat, ANTALYA /TУРЦИЯ',17884);</text:p>
          </table:table-cell>
          <table:table-cell/>
        </table:table-row>
        <table:table-row table:style-name="ro1">
          <table:table-cell office:value-type="string" calcext:value-type="string">
            <text:p>/hotel/al896</text:p>
          </table:table-cell>
          <table:table-cell office:value-type="string" calcext:value-type="string">
            <text:p>Caretta Relax Hotel 4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Частный отель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onakli - Alanya - Antalya - Turkiye</text:p>
          </table:table-cell>
          <table:table-cell office:value-type="string" calcext:value-type="string">
            <text:p>(+9) 0 242 565 03 52</text:p>
          </table:table-cell>
          <table:table-cell office:value-type="string" calcext:value-type="string">
            <text:p>(+9) 0 242 565 19 51</text:p>
          </table:table-cell>
          <table:table-cell office:value-type="string" calcext:value-type="string">
            <text:p>www.carett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68];&quot;','&quot;;[.C368];&quot;','&quot;;[.I368];&quot;','&quot;;[.J368];&quot;','&quot;;[.K368];&quot;','','&quot;;[.D368];&quot;','&quot;;[.L368];&quot;','&quot;;[.M368];&quot;',&quot;;[.E368];&quot;,true,(select id from public.address where externalid=&quot;;REPLACE([.A368];1;9;&quot;&quot;);&quot;));&quot;)" office:value-type="string" office:string-value="insert into public.hotel(name, place, phone,fax,site,email,descr,vk,fb,stars,published,address_id) values('Caretta Relax Hotel 4*','Турция, Средиземноморский регион, Аланья, Конаклы','(+9) 0 242 565 03 52','(+9) 0 242 565 19 51','www.carettahotels.com','','Частный отель, Загородный, рядом, Пляжный, через дорогу','','',4,true,(select id from public.address where externalid=896));" calcext:value-type="string">
            <text:p>insert into public.hotel(name, place, phone,fax,site,email,descr,vk,fb,stars,published,address_id) values('Caretta Relax Hotel 4*','Турция, Средиземноморский регион, Аланья, Конаклы','(+9) 0 242 565 03 52','(+9) 0 242 565 19 51','www.carettahotels.com','','Частный отель, Загородный, рядом, Пляжный, через дорогу','','',4,true,(select id from public.address where externalid=896));</text:p>
          </table:table-cell>
          <table:table-cell table:formula="of:=CONCATENATE(&quot;(select id from hotel where externalid=&quot;;REPLACE([.A368];1;9;&quot;&quot;);&quot;)&quot;)" office:value-type="string" office:string-value="(select id from hotel where externalid=896)" calcext:value-type="string">
            <text:p>(select id from hotel where externalid=896)</text:p>
          </table:table-cell>
          <table:table-cell table:formula="of:=CONCATENATE(&quot;insert into public.address(country_id,settlementpart,streetpart,externalid) values((select id from public.country where name_ru='&quot;;[.F368];&quot;'),'&quot;;[.G368];&quot;','&quot; ;[.H368];&quot;',&quot;;REPLACE([.A368];1;9;&quot;&quot;);&quot;);&quot;)" office:value-type="string" office:string-value="insert into public.address(country_id,settlementpart,streetpart,externalid) values((select id from public.country where name_ru='Турция'),'Аланья','Konakli - Alanya - Antalya - Turkiye',896);" calcext:value-type="string">
            <text:p>insert into public.address(country_id,settlementpart,streetpart,externalid) values((select id from public.country where name_ru='Турция'),'Аланья','Konakli - Alanya - Antalya - Turkiye',896);</text:p>
          </table:table-cell>
          <table:table-cell/>
        </table:table-row>
        <table:table-row table:style-name="ro1">
          <table:table-cell office:value-type="string" calcext:value-type="string">
            <text:p>/hotel/al1709</text:p>
          </table:table-cell>
          <table:table-cell office:value-type="string" calcext:value-type="string">
            <text:p>Sun Island Resort &amp; Spa 5*</text:p>
          </table:table-cell>
          <table:table-cell office:value-type="string" calcext:value-type="string">
            <text:p>Мальдивы, Ари Атолл</text:p>
          </table:table-cell>
          <table:table-cell office:value-type="string" calcext:value-type="string">
            <text:p>Коттедж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альдивы</text:p>
          </table:table-cell>
          <table:table-cell office:value-type="string" calcext:value-type="string">
            <text:p>Ари Атолл</text:p>
          </table:table-cell>
          <table:table-cell office:value-type="string" calcext:value-type="string">
            <text:p>South Ari Atoll PO Box 2073 Rep of Maldives</text:p>
          </table:table-cell>
          <table:table-cell office:value-type="string" calcext:value-type="string">
            <text:p>+960 6680088</text:p>
          </table:table-cell>
          <table:table-cell office:value-type="string" calcext:value-type="string">
            <text:p>+960 6680099</text:p>
          </table:table-cell>
          <table:table-cell office:value-type="string" calcext:value-type="string">
            <text:p>sunisland-maldive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69];&quot;','&quot;;[.C369];&quot;','&quot;;[.I369];&quot;','&quot;;[.J369];&quot;','&quot;;[.K369];&quot;','','&quot;;[.D369];&quot;','&quot;;[.L369];&quot;','&quot;;[.M369];&quot;',&quot;;[.E369];&quot;,true,(select id from public.address where externalid=&quot;;REPLACE([.A369];1;9;&quot;&quot;);&quot;));&quot;)" office:value-type="string" office:string-value="insert into public.hotel(name, place, phone,fax,site,email,descr,vk,fb,stars,published,address_id) values('Sun Island Resort &amp; Spa 5*','Мальдивы, Ари Атолл','+960 6680088','+960 6680099','sunisland-maldives.com','','Коттеджный комплекс, Пляжный, 1-я линия от моря','','',5,true,(select id from public.address where externalid=1709));" calcext:value-type="string">
            <text:p>insert into public.hotel(name, place, phone,fax,site,email,descr,vk,fb,stars,published,address_id) values('Sun Island Resort &amp; Spa 5*','Мальдивы, Ари Атолл','+960 6680088','+960 6680099','sunisland-maldives.com','','Коттеджный комплекс, Пляжный, 1-я линия от моря','','',5,true,(select id from public.address where externalid=1709));</text:p>
          </table:table-cell>
          <table:table-cell table:formula="of:=CONCATENATE(&quot;(select id from hotel where externalid=&quot;;REPLACE([.A369];1;9;&quot;&quot;);&quot;)&quot;)" office:value-type="string" office:string-value="(select id from hotel where externalid=1709)" calcext:value-type="string">
            <text:p>(select id from hotel where externalid=1709)</text:p>
          </table:table-cell>
          <table:table-cell table:formula="of:=CONCATENATE(&quot;insert into public.address(country_id,settlementpart,streetpart,externalid) values((select id from public.country where name_ru='&quot;;[.F369];&quot;'),'&quot;;[.G369];&quot;','&quot; ;[.H369];&quot;',&quot;;REPLACE([.A369];1;9;&quot;&quot;);&quot;);&quot;)" office:value-type="string" office:string-value="insert into public.address(country_id,settlementpart,streetpart,externalid) values((select id from public.country where name_ru='Мальдивы'),'Ари Атолл','South Ari Atoll PO Box 2073 Rep of Maldives',1709);" calcext:value-type="string">
            <text:p>insert into public.address(country_id,settlementpart,streetpart,externalid) values((select id from public.country where name_ru='Мальдивы'),'Ари Атолл','South Ari Atoll PO Box 2073 Rep of Maldives',1709);</text:p>
          </table:table-cell>
          <table:table-cell/>
        </table:table-row>
        <table:table-row table:style-name="ro1">
          <table:table-cell office:value-type="string" calcext:value-type="string">
            <text:p>/hotel/al11420</text:p>
          </table:table-cell>
          <table:table-cell office:value-type="string" calcext:value-type="string">
            <text:p>Catamaran 5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р-н Бахчеджи, Бельдиби 2, Анталия Турция</text:p>
          </table:table-cell>
          <table:table-cell office:value-type="string" calcext:value-type="string">
            <text:p>(+90) 242 824 97 77 (pbx)</text:p>
          </table:table-cell>
          <table:table-cell office:value-type="string" calcext:value-type="string">
            <text:p>(+90) 242 824 89 42</text:p>
          </table:table-cell>
          <table:table-cell office:value-type="string" calcext:value-type="string">
            <text:p>catamaranhotel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70];&quot;','&quot;;[.C370];&quot;','&quot;;[.I370];&quot;','&quot;;[.J370];&quot;','&quot;;[.K370];&quot;','','&quot;;[.D370];&quot;','&quot;;[.L370];&quot;','&quot;;[.M370];&quot;',&quot;;[.E370];&quot;,true,(select id from public.address where externalid=&quot;;REPLACE([.A370];1;9;&quot;&quot;);&quot;));&quot;)" office:value-type="string" office:string-value="insert into public.hotel(name, place, phone,fax,site,email,descr,vk,fb,stars,published,address_id) values('Catamaran 5*','Турция, Средиземноморский регион, Кемер, Бельдиби','(+90) 242 824 97 77 (pbx)','(+90) 242 824 89 42','catamaranhotel.com.tr','','Гостиница, Пляжный, 1-я линия от моря, Загородный, рядом','','',5,true,(select id from public.address where externalid=11420));" calcext:value-type="string">
            <text:p>insert into public.hotel(name, place, phone,fax,site,email,descr,vk,fb,stars,published,address_id) values('Catamaran 5*','Турция, Средиземноморский регион, Кемер, Бельдиби','(+90) 242 824 97 77 (pbx)','(+90) 242 824 89 42','catamaranhotel.com.tr','','Гостиница, Пляжный, 1-я линия от моря, Загородный, рядом','','',5,true,(select id from public.address where externalid=11420));</text:p>
          </table:table-cell>
          <table:table-cell table:formula="of:=CONCATENATE(&quot;(select id from hotel where externalid=&quot;;REPLACE([.A370];1;9;&quot;&quot;);&quot;)&quot;)" office:value-type="string" office:string-value="(select id from hotel where externalid=11420)" calcext:value-type="string">
            <text:p>(select id from hotel where externalid=11420)</text:p>
          </table:table-cell>
          <table:table-cell table:formula="of:=CONCATENATE(&quot;insert into public.address(country_id,settlementpart,streetpart,externalid) values((select id from public.country where name_ru='&quot;;[.F370];&quot;'),'&quot;;[.G370];&quot;','&quot; ;[.H370];&quot;',&quot;;REPLACE([.A370];1;9;&quot;&quot;);&quot;);&quot;)" office:value-type="string" office:string-value="insert into public.address(country_id,settlementpart,streetpart,externalid) values((select id from public.country where name_ru='Турция'),'Кемер','р-н Бахчеджи, Бельдиби 2, Анталия Турция',11420);" calcext:value-type="string">
            <text:p>insert into public.address(country_id,settlementpart,streetpart,externalid) values((select id from public.country where name_ru='Турция'),'Кемер','р-н Бахчеджи, Бельдиби 2, Анталия Турция',11420);</text:p>
          </table:table-cell>
          <table:table-cell/>
        </table:table-row>
        <table:table-row table:style-name="ro1">
          <table:table-cell office:value-type="string" calcext:value-type="string">
            <text:p>/hotel/al47206</text:p>
          </table:table-cell>
          <table:table-cell office:value-type="string" calcext:value-type="string">
            <text:p>Gural Premier Tekirova 5*</text:p>
          </table:table-cell>
          <table:table-cell office:value-type="string" calcext:value-type="string">
            <text:p>Турция, Средиземноморский регион, Кемер, Текирова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Belediye Meydanı Tekirova / Kemer / Antalya</text:p>
          </table:table-cell>
          <table:table-cell office:value-type="string" calcext:value-type="string">
            <text:p>+90 242 813 55 55</text:p>
          </table:table-cell>
          <table:table-cell office:value-type="string" calcext:value-type="string">
            <text:p>+90 242 813 55 85</text:p>
          </table:table-cell>
          <table:table-cell office:value-type="string" calcext:value-type="string">
            <text:p>www.guralpremier.com</text:p>
          </table:table-cell>
          <table:table-cell/>
          <table:table-cell office:value-type="string" calcext:value-type="string">
            <text:p>http://www.facebook.com/guralpremierresorts</text:p>
          </table:table-cell>
          <table:table-cell table:formula="of:=CONCATENATE(&quot;insert into public.hotel(name, place, phone,fax,site,email,descr,vk,fb,stars,published,address_id) values('&quot;;[.B371];&quot;','&quot;;[.C371];&quot;','&quot;;[.I371];&quot;','&quot;;[.J371];&quot;','&quot;;[.K371];&quot;','','&quot;;[.D371];&quot;','&quot;;[.L371];&quot;','&quot;;[.M371];&quot;',&quot;;[.E371];&quot;,true,(select id from public.address where externalid=&quot;;REPLACE([.A371];1;9;&quot;&quot;);&quot;));&quot;)" office:value-type="string" office:string-value="insert into public.hotel(name, place, phone,fax,site,email,descr,vk,fb,stars,published,address_id) values('Gural Premier Tekirova 5*','Турция, Средиземноморский регион, Кемер, Текирова','+90 242 813 55 55','+90 242 813 55 85','www.guralpremier.com','','Гостиница, Пляжный, 1-я линия от моря, Загородный, рядом','','http://www.facebook.com/guralpremierresorts',5,true,(select id from public.address where externalid=47206));" calcext:value-type="string">
            <text:p>insert into public.hotel(name, place, phone,fax,site,email,descr,vk,fb,stars,published,address_id) values('Gural Premier Tekirova 5*','Турция, Средиземноморский регион, Кемер, Текирова','+90 242 813 55 55','+90 242 813 55 85','www.guralpremier.com','','Гостиница, Пляжный, 1-я линия от моря, Загородный, рядом','','http://www.facebook.com/guralpremierresorts',5,true,(select id from public.address where externalid=47206));</text:p>
          </table:table-cell>
          <table:table-cell table:formula="of:=CONCATENATE(&quot;(select id from hotel where externalid=&quot;;REPLACE([.A371];1;9;&quot;&quot;);&quot;)&quot;)" office:value-type="string" office:string-value="(select id from hotel where externalid=47206)" calcext:value-type="string">
            <text:p>(select id from hotel where externalid=47206)</text:p>
          </table:table-cell>
          <table:table-cell table:formula="of:=CONCATENATE(&quot;insert into public.address(country_id,settlementpart,streetpart,externalid) values((select id from public.country where name_ru='&quot;;[.F371];&quot;'),'&quot;;[.G371];&quot;','&quot; ;[.H371];&quot;',&quot;;REPLACE([.A371];1;9;&quot;&quot;);&quot;);&quot;)" office:value-type="string" office:string-value="insert into public.address(country_id,settlementpart,streetpart,externalid) values((select id from public.country where name_ru='Турция'),'Кемер','Belediye Meydanı Tekirova / Kemer / Antalya',47206);" calcext:value-type="string">
            <text:p>insert into public.address(country_id,settlementpart,streetpart,externalid) values((select id from public.country where name_ru='Турция'),'Кемер','Belediye Meydanı Tekirova / Kemer / Antalya',47206);</text:p>
          </table:table-cell>
          <table:table-cell/>
        </table:table-row>
        <table:table-row table:style-name="ro1">
          <table:table-cell office:value-type="string" calcext:value-type="string">
            <text:p>/hotel/al1986</text:p>
          </table:table-cell>
          <table:table-cell office:value-type="string" calcext:value-type="string">
            <text:p>Riu Naiboa 4*</text:p>
          </table:table-cell>
          <table:table-cell office:value-type="string" calcext:value-type="string">
            <text:p>Доминикана, Провинция Ла-Альтаграсия, Пунта Кана, Арена Горда</text:p>
          </table:table-cell>
          <table:table-cell office:value-type="string" calcext:value-type="string">
            <text:p>Парк-отель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Пунта Кана</text:p>
          </table:table-cell>
          <table:table-cell/>
          <table:table-cell office:value-type="string" calcext:value-type="string">
            <text:p>+ 1 809 221 7515</text:p>
          </table:table-cell>
          <table:table-cell office:value-type="string" calcext:value-type="string">
            <text:p>+ 1 809 686 6077</text:p>
          </table:table-cell>
          <table:table-cell office:value-type="string" calcext:value-type="string">
            <text:p>www.riu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72];&quot;','&quot;;[.C372];&quot;','&quot;;[.I372];&quot;','&quot;;[.J372];&quot;','&quot;;[.K372];&quot;','','&quot;;[.D372];&quot;','&quot;;[.L372];&quot;','&quot;;[.M372];&quot;',&quot;;[.E372];&quot;,true,(select id from public.address where externalid=&quot;;REPLACE([.A372];1;9;&quot;&quot;);&quot;));&quot;)" office:value-type="string" office:string-value="insert into public.hotel(name, place, phone,fax,site,email,descr,vk,fb,stars,published,address_id) values('Riu Naiboa 4*','Доминикана, Провинция Ла-Альтаграсия, Пунта Кана, Арена Горда','+ 1 809 221 7515','+ 1 809 686 6077','www.riu.com','','Парк-отель, Пляжный, 1-я линия от моря','','',4,true,(select id from public.address where externalid=1986));" calcext:value-type="string">
            <text:p>insert into public.hotel(name, place, phone,fax,site,email,descr,vk,fb,stars,published,address_id) values('Riu Naiboa 4*','Доминикана, Провинция Ла-Альтаграсия, Пунта Кана, Арена Горда','+ 1 809 221 7515','+ 1 809 686 6077','www.riu.com','','Парк-отель, Пляжный, 1-я линия от моря','','',4,true,(select id from public.address where externalid=1986));</text:p>
          </table:table-cell>
          <table:table-cell table:formula="of:=CONCATENATE(&quot;(select id from hotel where externalid=&quot;;REPLACE([.A372];1;9;&quot;&quot;);&quot;)&quot;)" office:value-type="string" office:string-value="(select id from hotel where externalid=1986)" calcext:value-type="string">
            <text:p>(select id from hotel where externalid=1986)</text:p>
          </table:table-cell>
          <table:table-cell table:formula="of:=CONCATENATE(&quot;insert into public.address(country_id,settlementpart,streetpart,externalid) values((select id from public.country where name_ru='&quot;;[.F372];&quot;'),'&quot;;[.G372];&quot;','&quot; ;[.H372];&quot;',&quot;;REPLACE([.A372];1;9;&quot;&quot;);&quot;);&quot;)" office:value-type="string" office:string-value="insert into public.address(country_id,settlementpart,streetpart,externalid) values((select id from public.country where name_ru='Доминикана'),'Пунта Кана','',1986);" calcext:value-type="string">
            <text:p>insert into public.address(country_id,settlementpart,streetpart,externalid) values((select id from public.country where name_ru='Доминикана'),'Пунта Кана','',1986);</text:p>
          </table:table-cell>
          <table:table-cell/>
        </table:table-row>
        <table:table-row table:style-name="ro1">
          <table:table-cell office:value-type="string" calcext:value-type="string">
            <text:p>/hotel/al35803</text:p>
          </table:table-cell>
          <table:table-cell office:value-type="string" calcext:value-type="string">
            <text:p>Premier Le Reve Hotel &amp; Spa 5*</text:p>
          </table:table-cell>
          <table:table-cell office:value-type="string" calcext:value-type="string">
            <text:p>Египет, Мухафаза Красное Море, Сахль-Хашиш</text:p>
          </table:table-cell>
          <table:table-cell office:value-type="string" calcext:value-type="string">
            <text:p>СПА-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Сахль-Хашиш</text:p>
          </table:table-cell>
          <table:table-cell office:value-type="string" calcext:value-type="string">
            <text:p>Sahl Hasheesh, Red Sea, Egypt.</text:p>
          </table:table-cell>
          <table:table-cell office:value-type="string" calcext:value-type="string">
            <text:p>+2 0111 0778 856/7/8</text:p>
          </table:table-cell>
          <table:table-cell office:value-type="string" calcext:value-type="string">
            <text:p>+2 0128 0980 856</text:p>
          </table:table-cell>
          <table:table-cell office:value-type="string" calcext:value-type="string">
            <text:p>www.plerev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73];&quot;','&quot;;[.C373];&quot;','&quot;;[.I373];&quot;','&quot;;[.J373];&quot;','&quot;;[.K373];&quot;','','&quot;;[.D373];&quot;','&quot;;[.L373];&quot;','&quot;;[.M373];&quot;',&quot;;[.E373];&quot;,true,(select id from public.address where externalid=&quot;;REPLACE([.A373];1;9;&quot;&quot;);&quot;));&quot;)" office:value-type="string" office:string-value="insert into public.hotel(name, place, phone,fax,site,email,descr,vk,fb,stars,published,address_id) values('Premier Le Reve Hotel &amp; Spa 5*','Египет, Мухафаза Красное Море, Сахль-Хашиш','+2 0111 0778 856/7/8','+2 0128 0980 856','www.plereve.com','','СПА-отель, Пляжный, 1-я линия от моря','','',5,true,(select id from public.address where externalid=35803));" calcext:value-type="string">
            <text:p>insert into public.hotel(name, place, phone,fax,site,email,descr,vk,fb,stars,published,address_id) values('Premier Le Reve Hotel &amp; Spa 5*','Египет, Мухафаза Красное Море, Сахль-Хашиш','+2 0111 0778 856/7/8','+2 0128 0980 856','www.plereve.com','','СПА-отель, Пляжный, 1-я линия от моря','','',5,true,(select id from public.address where externalid=35803));</text:p>
          </table:table-cell>
          <table:table-cell table:formula="of:=CONCATENATE(&quot;(select id from hotel where externalid=&quot;;REPLACE([.A373];1;9;&quot;&quot;);&quot;)&quot;)" office:value-type="string" office:string-value="(select id from hotel where externalid=35803)" calcext:value-type="string">
            <text:p>(select id from hotel where externalid=35803)</text:p>
          </table:table-cell>
          <table:table-cell table:formula="of:=CONCATENATE(&quot;insert into public.address(country_id,settlementpart,streetpart,externalid) values((select id from public.country where name_ru='&quot;;[.F373];&quot;'),'&quot;;[.G373];&quot;','&quot; ;[.H373];&quot;',&quot;;REPLACE([.A373];1;9;&quot;&quot;);&quot;);&quot;)" office:value-type="string" office:string-value="insert into public.address(country_id,settlementpart,streetpart,externalid) values((select id from public.country where name_ru='Египет'),'Сахль-Хашиш','Sahl Hasheesh, Red Sea, Egypt.',35803);" calcext:value-type="string">
            <text:p>insert into public.address(country_id,settlementpart,streetpart,externalid) values((select id from public.country where name_ru='Египет'),'Сахль-Хашиш','Sahl Hasheesh, Red Sea, Egypt.',35803);</text:p>
          </table:table-cell>
          <table:table-cell/>
        </table:table-row>
        <table:table-row table:style-name="ro1">
          <table:table-cell office:value-type="string" calcext:value-type="string">
            <text:p>/hotel/al13581</text:p>
          </table:table-cell>
          <table:table-cell office:value-type="string" calcext:value-type="string">
            <text:p>Dessole Holiday Taba Resort 4*</text:p>
          </table:table-cell>
          <table:table-cell office:value-type="string" calcext:value-type="string">
            <text:p>Египет, Мухафаза Южный Синай, Таб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Таба</text:p>
          </table:table-cell>
          <table:table-cell office:value-type="string" calcext:value-type="string">
            <text:p>Holiday Taba Resort Taba, South Sinai, Taba, Egypt</text:p>
          </table:table-cell>
          <table:table-cell office:value-type="string" calcext:value-type="string">
            <text:p>+2 069 35 60 000</text:p>
          </table:table-cell>
          <table:table-cell office:value-type="string" calcext:value-type="string">
            <text:p>+2 069 35 60 008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374];&quot;','&quot;;[.C374];&quot;','&quot;;[.I374];&quot;','&quot;;[.J374];&quot;','&quot;;[.K374];&quot;','','&quot;;[.D374];&quot;','&quot;;[.L374];&quot;','&quot;;[.M374];&quot;',&quot;;[.E374];&quot;,true,(select id from public.address where externalid=&quot;;REPLACE([.A374];1;9;&quot;&quot;);&quot;));&quot;)" office:value-type="string" office:string-value="insert into public.hotel(name, place, phone,fax,site,email,descr,vk,fb,stars,published,address_id) values('Dessole Holiday Taba Resort 4*','Египет, Мухафаза Южный Синай, Таба','+2 069 35 60 000','+2 069 35 60 008','','','Гостиничный комплекс, Пляжный, 1-я линия от моря','','',4,true,(select id from public.address where externalid=13581));" calcext:value-type="string">
            <text:p>insert into public.hotel(name, place, phone,fax,site,email,descr,vk,fb,stars,published,address_id) values('Dessole Holiday Taba Resort 4*','Египет, Мухафаза Южный Синай, Таба','+2 069 35 60 000','+2 069 35 60 008','','','Гостиничный комплекс, Пляжный, 1-я линия от моря','','',4,true,(select id from public.address where externalid=13581));</text:p>
          </table:table-cell>
          <table:table-cell table:formula="of:=CONCATENATE(&quot;(select id from hotel where externalid=&quot;;REPLACE([.A374];1;9;&quot;&quot;);&quot;)&quot;)" office:value-type="string" office:string-value="(select id from hotel where externalid=13581)" calcext:value-type="string">
            <text:p>(select id from hotel where externalid=13581)</text:p>
          </table:table-cell>
          <table:table-cell table:formula="of:=CONCATENATE(&quot;insert into public.address(country_id,settlementpart,streetpart,externalid) values((select id from public.country where name_ru='&quot;;[.F374];&quot;'),'&quot;;[.G374];&quot;','&quot; ;[.H374];&quot;',&quot;;REPLACE([.A374];1;9;&quot;&quot;);&quot;);&quot;)" office:value-type="string" office:string-value="insert into public.address(country_id,settlementpart,streetpart,externalid) values((select id from public.country where name_ru='Египет'),'Таба','Holiday Taba Resort Taba, South Sinai, Taba, Egypt',13581);" calcext:value-type="string">
            <text:p>insert into public.address(country_id,settlementpart,streetpart,externalid) values((select id from public.country where name_ru='Египет'),'Таба','Holiday Taba Resort Taba, South Sinai, Taba, Egypt',13581);</text:p>
          </table:table-cell>
          <table:table-cell/>
        </table:table-row>
        <table:table-row table:style-name="ro1">
          <table:table-cell office:value-type="string" calcext:value-type="string">
            <text:p>/hotel/al2376</text:p>
          </table:table-cell>
          <table:table-cell office:value-type="string" calcext:value-type="string">
            <text:p>Beach Club Doganay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Гостиничный комплекс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/>
          <table:table-cell office:value-type="string" calcext:value-type="string">
            <text:p>+90 242 565 14 35</text:p>
          </table:table-cell>
          <table:table-cell office:value-type="string" calcext:value-type="string">
            <text:p>+90 242 565 14 86</text:p>
          </table:table-cell>
          <table:table-cell office:value-type="string" calcext:value-type="string">
            <text:p>www.doganay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75];&quot;','&quot;;[.C375];&quot;','&quot;;[.I375];&quot;','&quot;;[.J375];&quot;','&quot;;[.K375];&quot;','','&quot;;[.D375];&quot;','&quot;;[.L375];&quot;','&quot;;[.M375];&quot;',&quot;;[.E375];&quot;,true,(select id from public.address where externalid=&quot;;REPLACE([.A375];1;9;&quot;&quot;);&quot;));&quot;)" office:value-type="string" office:string-value="insert into public.hotel(name, place, phone,fax,site,email,descr,vk,fb,stars,published,address_id) values('Beach Club Doganay 5*','Турция, Средиземноморский регион, Аланья, Конаклы','+90 242 565 14 35','+90 242 565 14 86','www.doganayotel.com','','Гостиничный комплекс, Загородный, рядом, Пляжный, через дорогу','','',5,true,(select id from public.address where externalid=2376));" calcext:value-type="string">
            <text:p>insert into public.hotel(name, place, phone,fax,site,email,descr,vk,fb,stars,published,address_id) values('Beach Club Doganay 5*','Турция, Средиземноморский регион, Аланья, Конаклы','+90 242 565 14 35','+90 242 565 14 86','www.doganayotel.com','','Гостиничный комплекс, Загородный, рядом, Пляжный, через дорогу','','',5,true,(select id from public.address where externalid=2376));</text:p>
          </table:table-cell>
          <table:table-cell table:formula="of:=CONCATENATE(&quot;(select id from hotel where externalid=&quot;;REPLACE([.A375];1;9;&quot;&quot;);&quot;)&quot;)" office:value-type="string" office:string-value="(select id from hotel where externalid=2376)" calcext:value-type="string">
            <text:p>(select id from hotel where externalid=2376)</text:p>
          </table:table-cell>
          <table:table-cell table:formula="of:=CONCATENATE(&quot;insert into public.address(country_id,settlementpart,streetpart,externalid) values((select id from public.country where name_ru='&quot;;[.F375];&quot;'),'&quot;;[.G375];&quot;','&quot; ;[.H375];&quot;',&quot;;REPLACE([.A375];1;9;&quot;&quot;);&quot;);&quot;)" office:value-type="string" office:string-value="insert into public.address(country_id,settlementpart,streetpart,externalid) values((select id from public.country where name_ru='Турция'),'Аланья','',2376);" calcext:value-type="string">
            <text:p>insert into public.address(country_id,settlementpart,streetpart,externalid) values((select id from public.country where name_ru='Турция'),'Аланья','',2376);</text:p>
          </table:table-cell>
          <table:table-cell/>
        </table:table-row>
        <table:table-row table:style-name="ro1">
          <table:table-cell office:value-type="string" calcext:value-type="string">
            <text:p>/hotel/al1442</text:p>
          </table:table-cell>
          <table:table-cell office:value-type="string" calcext:value-type="string">
            <text:p>Grand Jomtien Palace (Main Wing) 3*</text:p>
          </table:table-cell>
          <table:table-cell office:value-type="string" calcext:value-type="string">
            <text:p>Таиланд, Восточный регион, Паттайя, Джомтьен</text:p>
          </table:table-cell>
          <table:table-cell office:value-type="string" calcext:value-type="string">
            <text:p>Гостиничный комплекс, Пляжный, через дорог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table:number-columns-repeated="6"/>
          <table:table-cell table:formula="of:=CONCATENATE(&quot;insert into public.hotel(name, place, phone,fax,site,email,descr,vk,fb,stars,published,address_id) values('&quot;;[.B376];&quot;','&quot;;[.C376];&quot;','&quot;;[.I376];&quot;','&quot;;[.J376];&quot;','&quot;;[.K376];&quot;','','&quot;;[.D376];&quot;','&quot;;[.L376];&quot;','&quot;;[.M376];&quot;',&quot;;[.E376];&quot;,true,(select id from public.address where externalid=&quot;;REPLACE([.A376];1;9;&quot;&quot;);&quot;));&quot;)" office:value-type="string" office:string-value="insert into public.hotel(name, place, phone,fax,site,email,descr,vk,fb,stars,published,address_id) values('Grand Jomtien Palace (Main Wing) 3*','Таиланд, Восточный регион, Паттайя, Джомтьен','','','','','Гостиничный комплекс, Пляжный, через дорогу','','',3,true,(select id from public.address where externalid=1442));" calcext:value-type="string">
            <text:p>insert into public.hotel(name, place, phone,fax,site,email,descr,vk,fb,stars,published,address_id) values('Grand Jomtien Palace (Main Wing) 3*','Таиланд, Восточный регион, Паттайя, Джомтьен','','','','','Гостиничный комплекс, Пляжный, через дорогу','','',3,true,(select id from public.address where externalid=1442));</text:p>
          </table:table-cell>
          <table:table-cell table:formula="of:=CONCATENATE(&quot;(select id from hotel where externalid=&quot;;REPLACE([.A376];1;9;&quot;&quot;);&quot;)&quot;)" office:value-type="string" office:string-value="(select id from hotel where externalid=1442)" calcext:value-type="string">
            <text:p>(select id from hotel where externalid=1442)</text:p>
          </table:table-cell>
          <table:table-cell table:formula="of:=CONCATENATE(&quot;insert into public.address(country_id,settlementpart,streetpart,externalid) values((select id from public.country where name_ru='&quot;;[.F376];&quot;'),'&quot;;[.G376];&quot;','&quot; ;[.H376];&quot;',&quot;;REPLACE([.A376];1;9;&quot;&quot;);&quot;);&quot;)" office:value-type="string" office:string-value="insert into public.address(country_id,settlementpart,streetpart,externalid) values((select id from public.country where name_ru='Таиланд'),'Паттайя','',1442);" calcext:value-type="string">
            <text:p>insert into public.address(country_id,settlementpart,streetpart,externalid) values((select id from public.country where name_ru='Таиланд'),'Паттайя','',1442);</text:p>
          </table:table-cell>
          <table:table-cell/>
        </table:table-row>
        <table:table-row table:style-name="ro1">
          <table:table-cell office:value-type="string" calcext:value-type="string">
            <text:p>/hotel/al86840</text:p>
          </table:table-cell>
          <table:table-cell office:value-type="string" calcext:value-type="string">
            <text:p>Hedef Beach Resort Hotel &amp; Spa 5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СПА-отель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Merkez Mahalles Crenicioglu sokak. Konakli/ Alanya/ Antalya</text:p>
          </table:table-cell>
          <table:table-cell office:value-type="string" calcext:value-type="string">
            <text:p>(242) 565 04 42</text:p>
          </table:table-cell>
          <table:table-cell office:value-type="string" calcext:value-type="string">
            <text:p>+90 242 565 1 777</text:p>
          </table:table-cell>
          <table:table-cell office:value-type="string" calcext:value-type="string">
            <text:p>www.hedefbeach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77];&quot;','&quot;;[.C377];&quot;','&quot;;[.I377];&quot;','&quot;;[.J377];&quot;','&quot;;[.K377];&quot;','','&quot;;[.D377];&quot;','&quot;;[.L377];&quot;','&quot;;[.M377];&quot;',&quot;;[.E377];&quot;,true,(select id from public.address where externalid=&quot;;REPLACE([.A377];1;9;&quot;&quot;);&quot;));&quot;)" office:value-type="string" office:string-value="insert into public.hotel(name, place, phone,fax,site,email,descr,vk,fb,stars,published,address_id) values('Hedef Beach Resort Hotel &amp; Spa 5*','Турция, Средиземноморский регион, Аланья, Конаклы','(242) 565 04 42','+90 242 565 1 777','www.hedefbeach.com','','СПА-отель, Пляжный, 1-я линия от моря, Загородный, рядом','','',5,true,(select id from public.address where externalid=86840));" calcext:value-type="string">
            <text:p>insert into public.hotel(name, place, phone,fax,site,email,descr,vk,fb,stars,published,address_id) values('Hedef Beach Resort Hotel &amp; Spa 5*','Турция, Средиземноморский регион, Аланья, Конаклы','(242) 565 04 42','+90 242 565 1 777','www.hedefbeach.com','','СПА-отель, Пляжный, 1-я линия от моря, Загородный, рядом','','',5,true,(select id from public.address where externalid=86840));</text:p>
          </table:table-cell>
          <table:table-cell table:formula="of:=CONCATENATE(&quot;(select id from hotel where externalid=&quot;;REPLACE([.A377];1;9;&quot;&quot;);&quot;)&quot;)" office:value-type="string" office:string-value="(select id from hotel where externalid=86840)" calcext:value-type="string">
            <text:p>(select id from hotel where externalid=86840)</text:p>
          </table:table-cell>
          <table:table-cell table:formula="of:=CONCATENATE(&quot;insert into public.address(country_id,settlementpart,streetpart,externalid) values((select id from public.country where name_ru='&quot;;[.F377];&quot;'),'&quot;;[.G377];&quot;','&quot; ;[.H377];&quot;',&quot;;REPLACE([.A377];1;9;&quot;&quot;);&quot;);&quot;)" office:value-type="string" office:string-value="insert into public.address(country_id,settlementpart,streetpart,externalid) values((select id from public.country where name_ru='Турция'),'Аланья','Merkez Mahalles Crenicioglu sokak. Konakli/ Alanya/ Antalya',86840);" calcext:value-type="string">
            <text:p>insert into public.address(country_id,settlementpart,streetpart,externalid) values((select id from public.country where name_ru='Турция'),'Аланья','Merkez Mahalles Crenicioglu sokak. Konakli/ Alanya/ Antalya',86840);</text:p>
          </table:table-cell>
          <table:table-cell/>
        </table:table-row>
        <table:table-row table:style-name="ro1">
          <table:table-cell office:value-type="string" calcext:value-type="string">
            <text:p>/hotel/al75931</text:p>
          </table:table-cell>
          <table:table-cell office:value-type="string" calcext:value-type="string">
            <text:p>Vikingen Infinity Resort &amp; Spa 5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СПА-отель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Türkler - Alanya - Antalya / TURKEY</text:p>
          </table:table-cell>
          <table:table-cell office:value-type="string" calcext:value-type="string">
            <text:p>0090(242) 444 12 96</text:p>
          </table:table-cell>
          <table:table-cell office:value-type="string" calcext:value-type="string">
            <text:p>0090 (242) 534 11 45</text:p>
          </table:table-cell>
          <table:table-cell office:value-type="string" calcext:value-type="string">
            <text:p>www.vikingen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78];&quot;','&quot;;[.C378];&quot;','&quot;;[.I378];&quot;','&quot;;[.J378];&quot;','&quot;;[.K378];&quot;','','&quot;;[.D378];&quot;','&quot;;[.L378];&quot;','&quot;;[.M378];&quot;',&quot;;[.E378];&quot;,true,(select id from public.address where externalid=&quot;;REPLACE([.A378];1;9;&quot;&quot;);&quot;));&quot;)" office:value-type="string" office:string-value="insert into public.hotel(name, place, phone,fax,site,email,descr,vk,fb,stars,published,address_id) values('Vikingen Infinity Resort &amp; Spa 5*','Турция, Средиземноморский регион, Аланья','0090(242) 444 12 96','0090 (242) 534 11 45','www.vikingenhotels.com','','СПА-отель, Пляжный, 1-я линия от моря, Загородный, рядом','','',5,true,(select id from public.address where externalid=75931));" calcext:value-type="string">
            <text:p>insert into public.hotel(name, place, phone,fax,site,email,descr,vk,fb,stars,published,address_id) values('Vikingen Infinity Resort &amp; Spa 5*','Турция, Средиземноморский регион, Аланья','0090(242) 444 12 96','0090 (242) 534 11 45','www.vikingenhotels.com','','СПА-отель, Пляжный, 1-я линия от моря, Загородный, рядом','','',5,true,(select id from public.address where externalid=75931));</text:p>
          </table:table-cell>
          <table:table-cell table:formula="of:=CONCATENATE(&quot;(select id from hotel where externalid=&quot;;REPLACE([.A378];1;9;&quot;&quot;);&quot;)&quot;)" office:value-type="string" office:string-value="(select id from hotel where externalid=75931)" calcext:value-type="string">
            <text:p>(select id from hotel where externalid=75931)</text:p>
          </table:table-cell>
          <table:table-cell table:formula="of:=CONCATENATE(&quot;insert into public.address(country_id,settlementpart,streetpart,externalid) values((select id from public.country where name_ru='&quot;;[.F378];&quot;'),'&quot;;[.G378];&quot;','&quot; ;[.H378];&quot;',&quot;;REPLACE([.A378];1;9;&quot;&quot;);&quot;);&quot;)" office:value-type="string" office:string-value="insert into public.address(country_id,settlementpart,streetpart,externalid) values((select id from public.country where name_ru='Турция'),'Аланья','Türkler - Alanya - Antalya / TURKEY',75931);" calcext:value-type="string">
            <text:p>insert into public.address(country_id,settlementpart,streetpart,externalid) values((select id from public.country where name_ru='Турция'),'Аланья','Türkler - Alanya - Antalya / TURKEY',75931);</text:p>
          </table:table-cell>
          <table:table-cell/>
        </table:table-row>
        <table:table-row table:style-name="ro1">
          <table:table-cell office:value-type="string" calcext:value-type="string">
            <text:p>/hotel/al20798</text:p>
          </table:table-cell>
          <table:table-cell office:value-type="string" calcext:value-type="string">
            <text:p>Marhaba Resorts 4*</text:p>
          </table:table-cell>
          <table:table-cell office:value-type="string" calcext:value-type="string">
            <text:p>Тунис, Вилайет Сус, Сусс, Сусс-центр</text:p>
          </table:table-cell>
          <table:table-cell office:value-type="string" calcext:value-type="string">
            <text:p>Гостиничный комплекс, Пляжный, 1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Сусс</text:p>
          </table:table-cell>
          <table:table-cell office:value-type="string" calcext:value-type="string">
            <text:p>Boulevard 14 Janvier 2011 - Route touristique 4039 Sousse Tunisie</text:p>
          </table:table-cell>
          <table:table-cell office:value-type="string" calcext:value-type="string">
            <text:p>(+216) 73 24 21 70</text:p>
          </table:table-cell>
          <table:table-cell office:value-type="string" calcext:value-type="string">
            <text:p>(+216) 73 24 38 67</text:p>
          </table:table-cell>
          <table:table-cell office:value-type="string" calcext:value-type="string">
            <text:p>www.marhaba-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79];&quot;','&quot;;[.C379];&quot;','&quot;;[.I379];&quot;','&quot;;[.J379];&quot;','&quot;;[.K379];&quot;','','&quot;;[.D379];&quot;','&quot;;[.L379];&quot;','&quot;;[.M379];&quot;',&quot;;[.E379];&quot;,true,(select id from public.address where externalid=&quot;;REPLACE([.A379];1;9;&quot;&quot;);&quot;));&quot;)" office:value-type="string" office:string-value="insert into public.hotel(name, place, phone,fax,site,email,descr,vk,fb,stars,published,address_id) values('Marhaba Resorts 4*','Тунис, Вилайет Сус, Сусс, Сусс-центр','(+216) 73 24 21 70','(+216) 73 24 38 67','www.marhaba-resort.com','','Гостиничный комплекс, Пляжный, 1-я линия от моря, Городской, близко к центру','','',4,true,(select id from public.address where externalid=20798));" calcext:value-type="string">
            <text:p>insert into public.hotel(name, place, phone,fax,site,email,descr,vk,fb,stars,published,address_id) values('Marhaba Resorts 4*','Тунис, Вилайет Сус, Сусс, Сусс-центр','(+216) 73 24 21 70','(+216) 73 24 38 67','www.marhaba-resort.com','','Гостиничный комплекс, Пляжный, 1-я линия от моря, Городской, близко к центру','','',4,true,(select id from public.address where externalid=20798));</text:p>
          </table:table-cell>
          <table:table-cell table:formula="of:=CONCATENATE(&quot;(select id from hotel where externalid=&quot;;REPLACE([.A379];1;9;&quot;&quot;);&quot;)&quot;)" office:value-type="string" office:string-value="(select id from hotel where externalid=20798)" calcext:value-type="string">
            <text:p>(select id from hotel where externalid=20798)</text:p>
          </table:table-cell>
          <table:table-cell table:formula="of:=CONCATENATE(&quot;insert into public.address(country_id,settlementpart,streetpart,externalid) values((select id from public.country where name_ru='&quot;;[.F379];&quot;'),'&quot;;[.G379];&quot;','&quot; ;[.H379];&quot;',&quot;;REPLACE([.A379];1;9;&quot;&quot;);&quot;);&quot;)" office:value-type="string" office:string-value="insert into public.address(country_id,settlementpart,streetpart,externalid) values((select id from public.country where name_ru='Тунис'),'Сусс','Boulevard 14 Janvier 2011 - Route touristique 4039 Sousse Tunisie',20798);" calcext:value-type="string">
            <text:p>insert into public.address(country_id,settlementpart,streetpart,externalid) values((select id from public.country where name_ru='Тунис'),'Сусс','Boulevard 14 Janvier 2011 - Route touristique 4039 Sousse Tunisie',20798);</text:p>
          </table:table-cell>
          <table:table-cell/>
        </table:table-row>
        <table:table-row table:style-name="ro1">
          <table:table-cell office:value-type="string" calcext:value-type="string">
            <text:p>/hotel/al1171</text:p>
          </table:table-cell>
          <table:table-cell office:value-type="string" calcext:value-type="string">
            <text:p>Minamark Beach Resort 4*</text:p>
          </table:table-cell>
          <table:table-cell office:value-type="string" calcext:value-type="string">
            <text:p>Египет, Мухафаза Красное Море, Хургада, Саккала</text:p>
          </table:table-cell>
          <table:table-cell office:value-type="string" calcext:value-type="string">
            <text:p>Коттедж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21,Dr Mohamed Gommaa St.Heliopolis</text:p>
          </table:table-cell>
          <table:table-cell office:value-type="string" calcext:value-type="string">
            <text:p>(202) 26365300</text:p>
          </table:table-cell>
          <table:table-cell office:value-type="string" calcext:value-type="string">
            <text:p>(202) 26396565</text:p>
          </table:table-cell>
          <table:table-cell office:value-type="string" calcext:value-type="string">
            <text:p>www.minamark.com</text:p>
          </table:table-cell>
          <table:table-cell/>
          <table:table-cell office:value-type="string" calcext:value-type="string">
            <text:p>https://www.facebook.com/MMark.Resort</text:p>
          </table:table-cell>
          <table:table-cell table:formula="of:=CONCATENATE(&quot;insert into public.hotel(name, place, phone,fax,site,email,descr,vk,fb,stars,published,address_id) values('&quot;;[.B380];&quot;','&quot;;[.C380];&quot;','&quot;;[.I380];&quot;','&quot;;[.J380];&quot;','&quot;;[.K380];&quot;','','&quot;;[.D380];&quot;','&quot;;[.L380];&quot;','&quot;;[.M380];&quot;',&quot;;[.E380];&quot;,true,(select id from public.address where externalid=&quot;;REPLACE([.A380];1;9;&quot;&quot;);&quot;));&quot;)" office:value-type="string" office:string-value="insert into public.hotel(name, place, phone,fax,site,email,descr,vk,fb,stars,published,address_id) values('Minamark Beach Resort 4*','Египет, Мухафаза Красное Море, Хургада, Саккала','(202) 26365300','(202) 26396565','www.minamark.com','','Коттеджный комплекс, Пляжный, 1-я линия от моря','','https://www.facebook.com/MMark.Resort',4,true,(select id from public.address where externalid=1171));" calcext:value-type="string">
            <text:p>insert into public.hotel(name, place, phone,fax,site,email,descr,vk,fb,stars,published,address_id) values('Minamark Beach Resort 4*','Египет, Мухафаза Красное Море, Хургада, Саккала','(202) 26365300','(202) 26396565','www.minamark.com','','Коттеджный комплекс, Пляжный, 1-я линия от моря','','https://www.facebook.com/MMark.Resort',4,true,(select id from public.address where externalid=1171));</text:p>
          </table:table-cell>
          <table:table-cell table:formula="of:=CONCATENATE(&quot;(select id from hotel where externalid=&quot;;REPLACE([.A380];1;9;&quot;&quot;);&quot;)&quot;)" office:value-type="string" office:string-value="(select id from hotel where externalid=1171)" calcext:value-type="string">
            <text:p>(select id from hotel where externalid=1171)</text:p>
          </table:table-cell>
          <table:table-cell table:formula="of:=CONCATENATE(&quot;insert into public.address(country_id,settlementpart,streetpart,externalid) values((select id from public.country where name_ru='&quot;;[.F380];&quot;'),'&quot;;[.G380];&quot;','&quot; ;[.H380];&quot;',&quot;;REPLACE([.A380];1;9;&quot;&quot;);&quot;);&quot;)" office:value-type="string" office:string-value="insert into public.address(country_id,settlementpart,streetpart,externalid) values((select id from public.country where name_ru='Египет'),'Хургада','21,Dr Mohamed Gommaa St.Heliopolis',1171);" calcext:value-type="string">
            <text:p>insert into public.address(country_id,settlementpart,streetpart,externalid) values((select id from public.country where name_ru='Египет'),'Хургада','21,Dr Mohamed Gommaa St.Heliopolis',1171);</text:p>
          </table:table-cell>
          <table:table-cell/>
        </table:table-row>
        <table:table-row table:style-name="ro1">
          <table:table-cell office:value-type="string" calcext:value-type="string">
            <text:p>/hotel/al129894</text:p>
          </table:table-cell>
          <table:table-cell office:value-type="string" calcext:value-type="string">
            <text:p>Rubi Platinum Spa Resort &amp; Suites 5*</text:p>
          </table:table-cell>
          <table:table-cell office:value-type="string" calcext:value-type="string">
            <text:p>Турция, Средиземноморский регион, Аланья, Инджекум</text:p>
          </table:table-cell>
          <table:table-cell office:value-type="string" calcext:value-type="string">
            <text:p>СПА-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07410, г. Алания, район Авсаллар, микрорайон Сарыинкоягы (Sarıinkoyagı Mevkii, Avsallar Kasabası 07410 Alanya)</text:p>
          </table:table-cell>
          <table:table-cell office:value-type="string" calcext:value-type="string">
            <text:p>+90 444 7824</text:p>
          </table:table-cell>
          <table:table-cell office:value-type="string" calcext:value-type="string">
            <text:p>+90 242 5173701</text:p>
          </table:table-cell>
          <table:table-cell office:value-type="string" calcext:value-type="string">
            <text:p>www.rubiplatinum.com</text:p>
          </table:table-cell>
          <table:table-cell/>
          <table:table-cell office:value-type="string" calcext:value-type="string">
            <text:p>https://www.facebook.com/RubiPlatinum</text:p>
          </table:table-cell>
          <table:table-cell table:formula="of:=CONCATENATE(&quot;insert into public.hotel(name, place, phone,fax,site,email,descr,vk,fb,stars,published,address_id) values('&quot;;[.B381];&quot;','&quot;;[.C381];&quot;','&quot;;[.I381];&quot;','&quot;;[.J381];&quot;','&quot;;[.K381];&quot;','','&quot;;[.D381];&quot;','&quot;;[.L381];&quot;','&quot;;[.M381];&quot;',&quot;;[.E381];&quot;,true,(select id from public.address where externalid=&quot;;REPLACE([.A381];1;9;&quot;&quot;);&quot;));&quot;)" office:value-type="string" office:string-value="insert into public.hotel(name, place, phone,fax,site,email,descr,vk,fb,stars,published,address_id) values('Rubi Platinum Spa Resort &amp; Suites 5*','Турция, Средиземноморский регион, Аланья, Инджекум','+90 444 7824','+90 242 5173701','www.rubiplatinum.com','','СПА-отель, Пляжный, 1-я линия от моря','','https://www.facebook.com/RubiPlatinum',5,true,(select id from public.address where externalid=129894));" calcext:value-type="string">
            <text:p>insert into public.hotel(name, place, phone,fax,site,email,descr,vk,fb,stars,published,address_id) values('Rubi Platinum Spa Resort &amp; Suites 5*','Турция, Средиземноморский регион, Аланья, Инджекум','+90 444 7824','+90 242 5173701','www.rubiplatinum.com','','СПА-отель, Пляжный, 1-я линия от моря','','https://www.facebook.com/RubiPlatinum',5,true,(select id from public.address where externalid=129894));</text:p>
          </table:table-cell>
          <table:table-cell table:formula="of:=CONCATENATE(&quot;(select id from hotel where externalid=&quot;;REPLACE([.A381];1;9;&quot;&quot;);&quot;)&quot;)" office:value-type="string" office:string-value="(select id from hotel where externalid=129894)" calcext:value-type="string">
            <text:p>(select id from hotel where externalid=129894)</text:p>
          </table:table-cell>
          <table:table-cell table:formula="of:=CONCATENATE(&quot;insert into public.address(country_id,settlementpart,streetpart,externalid) values((select id from public.country where name_ru='&quot;;[.F381];&quot;'),'&quot;;[.G381];&quot;','&quot; ;[.H381];&quot;',&quot;;REPLACE([.A381];1;9;&quot;&quot;);&quot;);&quot;)" office:value-type="string" office:string-value="insert into public.address(country_id,settlementpart,streetpart,externalid) values((select id from public.country where name_ru='Турция'),'Аланья','07410, г. Алания, район Авсаллар, микрорайон Сарыинкоягы (Sarıinkoyagı Mevkii, Avsallar Kasabası 07410 Alanya)',129894);" calcext:value-type="string">
            <text:p>insert into public.address(country_id,settlementpart,streetpart,externalid) values((select id from public.country where name_ru='Турция'),'Аланья','07410, г. Алания, район Авсаллар, микрорайон Сарыинкоягы (Sarıinkoyagı Mevkii, Avsallar Kasabası 07410 Alanya)',129894);</text:p>
          </table:table-cell>
          <table:table-cell/>
        </table:table-row>
        <table:table-row table:style-name="ro1">
          <table:table-cell office:value-type="string" calcext:value-type="string">
            <text:p>/hotel/al2419</text:p>
          </table:table-cell>
          <table:table-cell office:value-type="string" calcext:value-type="string">
            <text:p>Papillon Ayscha Hotels Resort &amp; Spa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leribashi Mevki, Belek Antalya - TURKEY</text:p>
          </table:table-cell>
          <table:table-cell office:value-type="string" calcext:value-type="string">
            <text:p>+90 (242) 710 12 00</text:p>
          </table:table-cell>
          <table:table-cell office:value-type="string" calcext:value-type="string">
            <text:p>+90 (242) 710 12 30</text:p>
          </table:table-cell>
          <table:table-cell office:value-type="string" calcext:value-type="string">
            <text:p>www.papillon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82];&quot;','&quot;;[.C382];&quot;','&quot;;[.I382];&quot;','&quot;;[.J382];&quot;','&quot;;[.K382];&quot;','','&quot;;[.D382];&quot;','&quot;;[.L382];&quot;','&quot;;[.M382];&quot;',&quot;;[.E382];&quot;,true,(select id from public.address where externalid=&quot;;REPLACE([.A382];1;9;&quot;&quot;);&quot;));&quot;)" office:value-type="string" office:string-value="insert into public.hotel(name, place, phone,fax,site,email,descr,vk,fb,stars,published,address_id) values('Papillon Ayscha Hotels Resort &amp; Spa 5*','Турция, Средиземноморский регион, Белек, Белек-центр','+90 (242) 710 12 00','+90 (242) 710 12 30','www.papillon.com.tr','','Гостиничный комплекс, Пляжный, 1-я линия от моря, Загородный, близко','','',5,true,(select id from public.address where externalid=2419));" calcext:value-type="string">
            <text:p>insert into public.hotel(name, place, phone,fax,site,email,descr,vk,fb,stars,published,address_id) values('Papillon Ayscha Hotels Resort &amp; Spa 5*','Турция, Средиземноморский регион, Белек, Белек-центр','+90 (242) 710 12 00','+90 (242) 710 12 30','www.papillon.com.tr','','Гостиничный комплекс, Пляжный, 1-я линия от моря, Загородный, близко','','',5,true,(select id from public.address where externalid=2419));</text:p>
          </table:table-cell>
          <table:table-cell table:formula="of:=CONCATENATE(&quot;(select id from hotel where externalid=&quot;;REPLACE([.A382];1;9;&quot;&quot;);&quot;)&quot;)" office:value-type="string" office:string-value="(select id from hotel where externalid=2419)" calcext:value-type="string">
            <text:p>(select id from hotel where externalid=2419)</text:p>
          </table:table-cell>
          <table:table-cell table:formula="of:=CONCATENATE(&quot;insert into public.address(country_id,settlementpart,streetpart,externalid) values((select id from public.country where name_ru='&quot;;[.F382];&quot;'),'&quot;;[.G382];&quot;','&quot; ;[.H382];&quot;',&quot;;REPLACE([.A382];1;9;&quot;&quot;);&quot;);&quot;)" office:value-type="string" office:string-value="insert into public.address(country_id,settlementpart,streetpart,externalid) values((select id from public.country where name_ru='Турция'),'Белек','Ileribashi Mevki, Belek Antalya - TURKEY',2419);" calcext:value-type="string">
            <text:p>insert into public.address(country_id,settlementpart,streetpart,externalid) values((select id from public.country where name_ru='Турция'),'Белек','Ileribashi Mevki, Belek Antalya - TURKEY',2419);</text:p>
          </table:table-cell>
          <table:table-cell/>
        </table:table-row>
        <table:table-row table:style-name="ro1">
          <table:table-cell office:value-type="string" calcext:value-type="string">
            <text:p>/hotel/al29866</text:p>
          </table:table-cell>
          <table:table-cell office:value-type="string" calcext:value-type="string">
            <text:p>Miramar Al Aqah Beach Resort 5*</text:p>
          </table:table-cell>
          <table:table-cell office:value-type="string" calcext:value-type="string">
            <text:p>ОАЭ, Эмират Эль-Фуджайра, Фуджейра</text:p>
          </table:table-cell>
          <table:table-cell office:value-type="string" calcext:value-type="string">
            <text:p>Гостиничный комплекс, Пляжный, 1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АЭ</text:p>
          </table:table-cell>
          <table:table-cell office:value-type="string" calcext:value-type="string">
            <text:p>Фуджейра</text:p>
          </table:table-cell>
          <table:table-cell office:value-type="string" calcext:value-type="string">
            <text:p>United Arab Emirates - PO Box 5218 Fujairah</text:p>
          </table:table-cell>
          <table:table-cell office:value-type="string" calcext:value-type="string">
            <text:p>+971 9 244 9994</text:p>
          </table:table-cell>
          <table:table-cell office:value-type="string" calcext:value-type="string">
            <text:p>+971 9 244 9995</text:p>
          </table:table-cell>
          <table:table-cell office:value-type="string" calcext:value-type="string">
            <text:p>www.miramaralaqah.com</text:p>
          </table:table-cell>
          <table:table-cell/>
          <table:table-cell office:value-type="string" calcext:value-type="string">
            <text:p>https://www.facebook.com/miramaralaqahbeachresort/timeline</text:p>
          </table:table-cell>
          <table:table-cell table:formula="of:=CONCATENATE(&quot;insert into public.hotel(name, place, phone,fax,site,email,descr,vk,fb,stars,published,address_id) values('&quot;;[.B383];&quot;','&quot;;[.C383];&quot;','&quot;;[.I383];&quot;','&quot;;[.J383];&quot;','&quot;;[.K383];&quot;','','&quot;;[.D383];&quot;','&quot;;[.L383];&quot;','&quot;;[.M383];&quot;',&quot;;[.E383];&quot;,true,(select id from public.address where externalid=&quot;;REPLACE([.A383];1;9;&quot;&quot;);&quot;));&quot;)" office:value-type="string" office:string-value="insert into public.hotel(name, place, phone,fax,site,email,descr,vk,fb,stars,published,address_id) values('Miramar Al Aqah Beach Resort 5*','ОАЭ, Эмират Эль-Фуджайра, Фуджейра','+971 9 244 9994','+971 9 244 9995','www.miramaralaqah.com','','Гостиничный комплекс, Пляжный, 1-я линия от моря, Городской, близко к центру','','https://www.facebook.com/miramaralaqahbeachresort/timeline',5,true,(select id from public.address where externalid=29866));" calcext:value-type="string">
            <text:p>insert into public.hotel(name, place, phone,fax,site,email,descr,vk,fb,stars,published,address_id) values('Miramar Al Aqah Beach Resort 5*','ОАЭ, Эмират Эль-Фуджайра, Фуджейра','+971 9 244 9994','+971 9 244 9995','www.miramaralaqah.com','','Гостиничный комплекс, Пляжный, 1-я линия от моря, Городской, близко к центру','','https://www.facebook.com/miramaralaqahbeachresort/timeline',5,true,(select id from public.address where externalid=29866));</text:p>
          </table:table-cell>
          <table:table-cell table:formula="of:=CONCATENATE(&quot;(select id from hotel where externalid=&quot;;REPLACE([.A383];1;9;&quot;&quot;);&quot;)&quot;)" office:value-type="string" office:string-value="(select id from hotel where externalid=29866)" calcext:value-type="string">
            <text:p>(select id from hotel where externalid=29866)</text:p>
          </table:table-cell>
          <table:table-cell table:formula="of:=CONCATENATE(&quot;insert into public.address(country_id,settlementpart,streetpart,externalid) values((select id from public.country where name_ru='&quot;;[.F383];&quot;'),'&quot;;[.G383];&quot;','&quot; ;[.H383];&quot;',&quot;;REPLACE([.A383];1;9;&quot;&quot;);&quot;);&quot;)" office:value-type="string" office:string-value="insert into public.address(country_id,settlementpart,streetpart,externalid) values((select id from public.country where name_ru='ОАЭ'),'Фуджейра','United Arab Emirates - PO Box 5218 Fujairah',29866);" calcext:value-type="string">
            <text:p>insert into public.address(country_id,settlementpart,streetpart,externalid) values((select id from public.country where name_ru='ОАЭ'),'Фуджейра','United Arab Emirates - PO Box 5218 Fujairah',29866);</text:p>
          </table:table-cell>
          <table:table-cell/>
        </table:table-row>
        <table:table-row table:style-name="ro1">
          <table:table-cell office:value-type="string" calcext:value-type="string">
            <text:p>/hotel/al35637</text:p>
          </table:table-cell>
          <table:table-cell office:value-type="string" calcext:value-type="string">
            <text:p>Goldcity Tourism Complex 5*</text:p>
          </table:table-cell>
          <table:table-cell office:value-type="string" calcext:value-type="string">
            <text:p>Турция, Средиземноморский регион, Аланья, Каргыджак</text:p>
          </table:table-cell>
          <table:table-cell office:value-type="string" calcext:value-type="string">
            <text:p>Гостиничный комплекс, Пляжный, 2-я линия от моря, Городской, цент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argıcak kasabası, Alanya - Antalya / TURKEY</text:p>
          </table:table-cell>
          <table:table-cell office:value-type="string" calcext:value-type="string">
            <text:p>+ 90 242 510 02 00</text:p>
          </table:table-cell>
          <table:table-cell office:value-type="string" calcext:value-type="string">
            <text:p>+ 90 242 510 02 03</text:p>
          </table:table-cell>
          <table:table-cell office:value-type="string" calcext:value-type="string">
            <text:p>www.goldcity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84];&quot;','&quot;;[.C384];&quot;','&quot;;[.I384];&quot;','&quot;;[.J384];&quot;','&quot;;[.K384];&quot;','','&quot;;[.D384];&quot;','&quot;;[.L384];&quot;','&quot;;[.M384];&quot;',&quot;;[.E384];&quot;,true,(select id from public.address where externalid=&quot;;REPLACE([.A384];1;9;&quot;&quot;);&quot;));&quot;)" office:value-type="string" office:string-value="insert into public.hotel(name, place, phone,fax,site,email,descr,vk,fb,stars,published,address_id) values('Goldcity Tourism Complex 5*','Турция, Средиземноморский регион, Аланья, Каргыджак','+ 90 242 510 02 00','+ 90 242 510 02 03','www.goldcity.com.tr','','Гостиничный комплекс, Пляжный, 2-я линия от моря, Городской, центр','','',5,true,(select id from public.address where externalid=35637));" calcext:value-type="string">
            <text:p>insert into public.hotel(name, place, phone,fax,site,email,descr,vk,fb,stars,published,address_id) values('Goldcity Tourism Complex 5*','Турция, Средиземноморский регион, Аланья, Каргыджак','+ 90 242 510 02 00','+ 90 242 510 02 03','www.goldcity.com.tr','','Гостиничный комплекс, Пляжный, 2-я линия от моря, Городской, центр','','',5,true,(select id from public.address where externalid=35637));</text:p>
          </table:table-cell>
          <table:table-cell table:formula="of:=CONCATENATE(&quot;(select id from hotel where externalid=&quot;;REPLACE([.A384];1;9;&quot;&quot;);&quot;)&quot;)" office:value-type="string" office:string-value="(select id from hotel where externalid=35637)" calcext:value-type="string">
            <text:p>(select id from hotel where externalid=35637)</text:p>
          </table:table-cell>
          <table:table-cell table:formula="of:=CONCATENATE(&quot;insert into public.address(country_id,settlementpart,streetpart,externalid) values((select id from public.country where name_ru='&quot;;[.F384];&quot;'),'&quot;;[.G384];&quot;','&quot; ;[.H384];&quot;',&quot;;REPLACE([.A384];1;9;&quot;&quot;);&quot;);&quot;)" office:value-type="string" office:string-value="insert into public.address(country_id,settlementpart,streetpart,externalid) values((select id from public.country where name_ru='Турция'),'Аланья','Kargıcak kasabası, Alanya - Antalya / TURKEY',35637);" calcext:value-type="string">
            <text:p>insert into public.address(country_id,settlementpart,streetpart,externalid) values((select id from public.country where name_ru='Турция'),'Аланья','Kargıcak kasabası, Alanya - Antalya / TURKEY',35637);</text:p>
          </table:table-cell>
          <table:table-cell/>
        </table:table-row>
        <table:table-row table:style-name="ro1">
          <table:table-cell office:value-type="string" calcext:value-type="string">
            <text:p>/hotel/al28874</text:p>
          </table:table-cell>
          <table:table-cell office:value-type="string" calcext:value-type="string">
            <text:p>Cyrene Sharm Hotel 4*</text:p>
          </table:table-cell>
          <table:table-cell office:value-type="string" calcext:value-type="string">
            <text:p>Египет, Мухафаза Южный Синай, Шарм-Эль-Шейх, Эль Монтаза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Montazah, Sharm El Sheikh EGYPT</text:p>
          </table:table-cell>
          <table:table-cell office:value-type="string" calcext:value-type="string">
            <text:p>+20 69 3670888</text:p>
          </table:table-cell>
          <table:table-cell table:number-columns-repeated="4"/>
          <table:table-cell table:formula="of:=CONCATENATE(&quot;insert into public.hotel(name, place, phone,fax,site,email,descr,vk,fb,stars,published,address_id) values('&quot;;[.B385];&quot;','&quot;;[.C385];&quot;','&quot;;[.I385];&quot;','&quot;;[.J385];&quot;','&quot;;[.K385];&quot;','','&quot;;[.D385];&quot;','&quot;;[.L385];&quot;','&quot;;[.M385];&quot;',&quot;;[.E385];&quot;,true,(select id from public.address where externalid=&quot;;REPLACE([.A385];1;9;&quot;&quot;);&quot;));&quot;)" office:value-type="string" office:string-value="insert into public.hotel(name, place, phone,fax,site,email,descr,vk,fb,stars,published,address_id) values('Cyrene Sharm Hotel 4*','Египет, Мухафаза Южный Синай, Шарм-Эль-Шейх, Эль Монтаза','+20 69 3670888','','','','Гостиница, Пляжный, 2-я линия от моря','','',4,true,(select id from public.address where externalid=28874));" calcext:value-type="string">
            <text:p>insert into public.hotel(name, place, phone,fax,site,email,descr,vk,fb,stars,published,address_id) values('Cyrene Sharm Hotel 4*','Египет, Мухафаза Южный Синай, Шарм-Эль-Шейх, Эль Монтаза','+20 69 3670888','','','','Гостиница, Пляжный, 2-я линия от моря','','',4,true,(select id from public.address where externalid=28874));</text:p>
          </table:table-cell>
          <table:table-cell table:formula="of:=CONCATENATE(&quot;(select id from hotel where externalid=&quot;;REPLACE([.A385];1;9;&quot;&quot;);&quot;)&quot;)" office:value-type="string" office:string-value="(select id from hotel where externalid=28874)" calcext:value-type="string">
            <text:p>(select id from hotel where externalid=28874)</text:p>
          </table:table-cell>
          <table:table-cell table:formula="of:=CONCATENATE(&quot;insert into public.address(country_id,settlementpart,streetpart,externalid) values((select id from public.country where name_ru='&quot;;[.F385];&quot;'),'&quot;;[.G385];&quot;','&quot; ;[.H385];&quot;',&quot;;REPLACE([.A385];1;9;&quot;&quot;);&quot;);&quot;)" office:value-type="string" office:string-value="insert into public.address(country_id,settlementpart,streetpart,externalid) values((select id from public.country where name_ru='Египет'),'Шарм-Эль-Шейх','Montazah, Sharm El Sheikh EGYPT',28874);" calcext:value-type="string">
            <text:p>insert into public.address(country_id,settlementpart,streetpart,externalid) values((select id from public.country where name_ru='Египет'),'Шарм-Эль-Шейх','Montazah, Sharm El Sheikh EGYPT',28874);</text:p>
          </table:table-cell>
          <table:table-cell/>
        </table:table-row>
        <table:table-row table:style-name="ro1">
          <table:table-cell office:value-type="string" calcext:value-type="string">
            <text:p>/hotel/al13023</text:p>
          </table:table-cell>
          <table:table-cell office:value-type="string" calcext:value-type="string">
            <text:p>Mistral Mare Hotel 4*</text:p>
          </table:table-cell>
          <table:table-cell office:value-type="string" calcext:value-type="string">
            <text:p>Греция, Крит о., Агиос Николаос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Крит о.</text:p>
          </table:table-cell>
          <table:table-cell office:value-type="string" calcext:value-type="string">
            <text:p>Istron - Ag. Nikolaos Lasithiou - Crete - Greece</text:p>
          </table:table-cell>
          <table:table-cell office:value-type="string" calcext:value-type="string">
            <text:p>+30 (28410) 61112</text:p>
          </table:table-cell>
          <table:table-cell office:value-type="string" calcext:value-type="string">
            <text:p>0030 (28410) 61334</text:p>
          </table:table-cell>
          <table:table-cell office:value-type="string" calcext:value-type="string">
            <text:p>www.mistralmare.g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86];&quot;','&quot;;[.C386];&quot;','&quot;;[.I386];&quot;','&quot;;[.J386];&quot;','&quot;;[.K386];&quot;','','&quot;;[.D386];&quot;','&quot;;[.L386];&quot;','&quot;;[.M386];&quot;',&quot;;[.E386];&quot;,true,(select id from public.address where externalid=&quot;;REPLACE([.A386];1;9;&quot;&quot;);&quot;));&quot;)" office:value-type="string" office:string-value="insert into public.hotel(name, place, phone,fax,site,email,descr,vk,fb,stars,published,address_id) values('Mistral Mare Hotel 4*','Греция, Крит о., Агиос Николаос','+30 (28410) 61112','0030 (28410) 61334','www.mistralmare.gr','','Гостиница, Пляжный, 2-я линия от моря','','',4,true,(select id from public.address where externalid=13023));" calcext:value-type="string">
            <text:p>insert into public.hotel(name, place, phone,fax,site,email,descr,vk,fb,stars,published,address_id) values('Mistral Mare Hotel 4*','Греция, Крит о., Агиос Николаос','+30 (28410) 61112','0030 (28410) 61334','www.mistralmare.gr','','Гостиница, Пляжный, 2-я линия от моря','','',4,true,(select id from public.address where externalid=13023));</text:p>
          </table:table-cell>
          <table:table-cell table:formula="of:=CONCATENATE(&quot;(select id from hotel where externalid=&quot;;REPLACE([.A386];1;9;&quot;&quot;);&quot;)&quot;)" office:value-type="string" office:string-value="(select id from hotel where externalid=13023)" calcext:value-type="string">
            <text:p>(select id from hotel where externalid=13023)</text:p>
          </table:table-cell>
          <table:table-cell table:formula="of:=CONCATENATE(&quot;insert into public.address(country_id,settlementpart,streetpart,externalid) values((select id from public.country where name_ru='&quot;;[.F386];&quot;'),'&quot;;[.G386];&quot;','&quot; ;[.H386];&quot;',&quot;;REPLACE([.A386];1;9;&quot;&quot;);&quot;);&quot;)" office:value-type="string" office:string-value="insert into public.address(country_id,settlementpart,streetpart,externalid) values((select id from public.country where name_ru='Греция'),'Крит о.','Istron - Ag. Nikolaos Lasithiou - Crete - Greece',13023);" calcext:value-type="string">
            <text:p>insert into public.address(country_id,settlementpart,streetpart,externalid) values((select id from public.country where name_ru='Греция'),'Крит о.','Istron - Ag. Nikolaos Lasithiou - Crete - Greece',13023);</text:p>
          </table:table-cell>
          <table:table-cell/>
        </table:table-row>
        <table:table-row table:style-name="ro1">
          <table:table-cell office:value-type="string" calcext:value-type="string">
            <text:p>/hotel/al84599</text:p>
          </table:table-cell>
          <table:table-cell office:value-type="string" calcext:value-type="string">
            <text:p>Blue Paradise Hotel Side 4*</text:p>
          </table:table-cell>
          <table:table-cell office:value-type="string" calcext:value-type="string">
            <text:p>Турция, Средиземноморский регион, Сиде, Эвренсеки</text:p>
          </table:table-cell>
          <table:table-cell office:value-type="string" calcext:value-type="string">
            <text:p>Пляжный, 2-я линия от моря, Городской, окраин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Evren Mh. Sahil Cd.Turizm Yolu No:12 Evrenseki – Manavgat / Antalya</text:p>
          </table:table-cell>
          <table:table-cell office:value-type="string" calcext:value-type="string">
            <text:p>0242 763 06 77</text:p>
          </table:table-cell>
          <table:table-cell office:value-type="string" calcext:value-type="string">
            <text:p>0242 763 06 80</text:p>
          </table:table-cell>
          <table:table-cell office:value-type="string" calcext:value-type="string">
            <text:p>blueparadisesid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87];&quot;','&quot;;[.C387];&quot;','&quot;;[.I387];&quot;','&quot;;[.J387];&quot;','&quot;;[.K387];&quot;','','&quot;;[.D387];&quot;','&quot;;[.L387];&quot;','&quot;;[.M387];&quot;',&quot;;[.E387];&quot;,true,(select id from public.address where externalid=&quot;;REPLACE([.A387];1;9;&quot;&quot;);&quot;));&quot;)" office:value-type="string" office:string-value="insert into public.hotel(name, place, phone,fax,site,email,descr,vk,fb,stars,published,address_id) values('Blue Paradise Hotel Side 4*','Турция, Средиземноморский регион, Сиде, Эвренсеки','0242 763 06 77','0242 763 06 80','blueparadiseside.com','','Пляжный, 2-я линия от моря, Городской, окраина','','',4,true,(select id from public.address where externalid=84599));" calcext:value-type="string">
            <text:p>insert into public.hotel(name, place, phone,fax,site,email,descr,vk,fb,stars,published,address_id) values('Blue Paradise Hotel Side 4*','Турция, Средиземноморский регион, Сиде, Эвренсеки','0242 763 06 77','0242 763 06 80','blueparadiseside.com','','Пляжный, 2-я линия от моря, Городской, окраина','','',4,true,(select id from public.address where externalid=84599));</text:p>
          </table:table-cell>
          <table:table-cell table:formula="of:=CONCATENATE(&quot;(select id from hotel where externalid=&quot;;REPLACE([.A387];1;9;&quot;&quot;);&quot;)&quot;)" office:value-type="string" office:string-value="(select id from hotel where externalid=84599)" calcext:value-type="string">
            <text:p>(select id from hotel where externalid=84599)</text:p>
          </table:table-cell>
          <table:table-cell table:formula="of:=CONCATENATE(&quot;insert into public.address(country_id,settlementpart,streetpart,externalid) values((select id from public.country where name_ru='&quot;;[.F387];&quot;'),'&quot;;[.G387];&quot;','&quot; ;[.H387];&quot;',&quot;;REPLACE([.A387];1;9;&quot;&quot;);&quot;);&quot;)" office:value-type="string" office:string-value="insert into public.address(country_id,settlementpart,streetpart,externalid) values((select id from public.country where name_ru='Турция'),'Сиде','Evren Mh. Sahil Cd.Turizm Yolu No:12 Evrenseki – Manavgat / Antalya',84599);" calcext:value-type="string">
            <text:p>insert into public.address(country_id,settlementpart,streetpart,externalid) values((select id from public.country where name_ru='Турция'),'Сиде','Evren Mh. Sahil Cd.Turizm Yolu No:12 Evrenseki – Manavgat / Antalya',84599);</text:p>
          </table:table-cell>
          <table:table-cell/>
        </table:table-row>
        <table:table-row table:style-name="ro1">
          <table:table-cell office:value-type="string" calcext:value-type="string">
            <text:p>/hotel/al62351</text:p>
          </table:table-cell>
          <table:table-cell office:value-type="string" calcext:value-type="string">
            <text:p>Citymax Bur Dubai 3*</text:p>
          </table:table-cell>
          <table:table-cell office:value-type="string" calcext:value-type="string">
            <text:p>ОАЭ, Эмират Дубай, Дубай, Бур-Дубаи</text:p>
          </table:table-cell>
          <table:table-cell office:value-type="string" calcext:value-type="string">
            <text:p>Частный отель, Городской, цент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АЭ</text:p>
          </table:table-cell>
          <table:table-cell office:value-type="string" calcext:value-type="string">
            <text:p>Дубай</text:p>
          </table:table-cell>
          <table:table-cell office:value-type="string" calcext:value-type="string">
            <text:p>Al Kuwait Street, Bur Dubai, Дубай</text:p>
          </table:table-cell>
          <table:table-cell office:value-type="float" office:value="97144078000" calcext:value-type="float">
            <text:p>97144078000</text:p>
          </table:table-cell>
          <table:table-cell/>
          <table:table-cell office:value-type="string" calcext:value-type="string">
            <text:p>www.citymaxhotels.com</text:p>
          </table:table-cell>
          <table:table-cell/>
          <table:table-cell office:value-type="string" calcext:value-type="string">
            <text:p>https://www.facebook.com/citymaxhotels</text:p>
          </table:table-cell>
          <table:table-cell table:formula="of:=CONCATENATE(&quot;insert into public.hotel(name, place, phone,fax,site,email,descr,vk,fb,stars,published,address_id) values('&quot;;[.B388];&quot;','&quot;;[.C388];&quot;','&quot;;[.I388];&quot;','&quot;;[.J388];&quot;','&quot;;[.K388];&quot;','','&quot;;[.D388];&quot;','&quot;;[.L388];&quot;','&quot;;[.M388];&quot;',&quot;;[.E388];&quot;,true,(select id from public.address where externalid=&quot;;REPLACE([.A388];1;9;&quot;&quot;);&quot;));&quot;)" office:value-type="string" office:string-value="insert into public.hotel(name, place, phone,fax,site,email,descr,vk,fb,stars,published,address_id) values('Citymax Bur Dubai 3*','ОАЭ, Эмират Дубай, Дубай, Бур-Дубаи','97144078000','','www.citymaxhotels.com','','Частный отель, Городской, центр','','https://www.facebook.com/citymaxhotels',3,true,(select id from public.address where externalid=62351));" calcext:value-type="string">
            <text:p>insert into public.hotel(name, place, phone,fax,site,email,descr,vk,fb,stars,published,address_id) values('Citymax Bur Dubai 3*','ОАЭ, Эмират Дубай, Дубай, Бур-Дубаи','97144078000','','www.citymaxhotels.com','','Частный отель, Городской, центр','','https://www.facebook.com/citymaxhotels',3,true,(select id from public.address where externalid=62351));</text:p>
          </table:table-cell>
          <table:table-cell table:formula="of:=CONCATENATE(&quot;(select id from hotel where externalid=&quot;;REPLACE([.A388];1;9;&quot;&quot;);&quot;)&quot;)" office:value-type="string" office:string-value="(select id from hotel where externalid=62351)" calcext:value-type="string">
            <text:p>(select id from hotel where externalid=62351)</text:p>
          </table:table-cell>
          <table:table-cell table:formula="of:=CONCATENATE(&quot;insert into public.address(country_id,settlementpart,streetpart,externalid) values((select id from public.country where name_ru='&quot;;[.F388];&quot;'),'&quot;;[.G388];&quot;','&quot; ;[.H388];&quot;',&quot;;REPLACE([.A388];1;9;&quot;&quot;);&quot;);&quot;)" office:value-type="string" office:string-value="insert into public.address(country_id,settlementpart,streetpart,externalid) values((select id from public.country where name_ru='ОАЭ'),'Дубай','Al Kuwait Street, Bur Dubai, Дубай',62351);" calcext:value-type="string">
            <text:p>insert into public.address(country_id,settlementpart,streetpart,externalid) values((select id from public.country where name_ru='ОАЭ'),'Дубай','Al Kuwait Street, Bur Dubai, Дубай',62351);</text:p>
          </table:table-cell>
          <table:table-cell/>
        </table:table-row>
        <table:table-row table:style-name="ro1">
          <table:table-cell office:value-type="string" calcext:value-type="string">
            <text:p>/hotel/al28070</text:p>
          </table:table-cell>
          <table:table-cell office:value-type="string" calcext:value-type="string">
            <text:p>Belport Beach 4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Cifte Cekmeler Mevkii Beldibi 3 Kemer, Kemer</text:p>
          </table:table-cell>
          <table:table-cell office:value-type="string" calcext:value-type="string">
            <text:p>+90 242 8248606</text:p>
          </table:table-cell>
          <table:table-cell office:value-type="string" calcext:value-type="string">
            <text:p>+90 242 8248805</text:p>
          </table:table-cell>
          <table:table-cell office:value-type="string" calcext:value-type="string">
            <text:p>www.belportbeach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89];&quot;','&quot;;[.C389];&quot;','&quot;;[.I389];&quot;','&quot;;[.J389];&quot;','&quot;;[.K389];&quot;','','&quot;;[.D389];&quot;','&quot;;[.L389];&quot;','&quot;;[.M389];&quot;',&quot;;[.E389];&quot;,true,(select id from public.address where externalid=&quot;;REPLACE([.A389];1;9;&quot;&quot;);&quot;));&quot;)" office:value-type="string" office:string-value="insert into public.hotel(name, place, phone,fax,site,email,descr,vk,fb,stars,published,address_id) values('Belport Beach 4*','Турция, Средиземноморский регион, Кемер, Бельдиби','+90 242 8248606','+90 242 8248805','www.belportbeach.com','','Гостиница, Пляжный, 1-я линия от моря, Загородный, рядом','','',4,true,(select id from public.address where externalid=28070));" calcext:value-type="string">
            <text:p>insert into public.hotel(name, place, phone,fax,site,email,descr,vk,fb,stars,published,address_id) values('Belport Beach 4*','Турция, Средиземноморский регион, Кемер, Бельдиби','+90 242 8248606','+90 242 8248805','www.belportbeach.com','','Гостиница, Пляжный, 1-я линия от моря, Загородный, рядом','','',4,true,(select id from public.address where externalid=28070));</text:p>
          </table:table-cell>
          <table:table-cell table:formula="of:=CONCATENATE(&quot;(select id from hotel where externalid=&quot;;REPLACE([.A389];1;9;&quot;&quot;);&quot;)&quot;)" office:value-type="string" office:string-value="(select id from hotel where externalid=28070)" calcext:value-type="string">
            <text:p>(select id from hotel where externalid=28070)</text:p>
          </table:table-cell>
          <table:table-cell table:formula="of:=CONCATENATE(&quot;insert into public.address(country_id,settlementpart,streetpart,externalid) values((select id from public.country where name_ru='&quot;;[.F389];&quot;'),'&quot;;[.G389];&quot;','&quot; ;[.H389];&quot;',&quot;;REPLACE([.A389];1;9;&quot;&quot;);&quot;);&quot;)" office:value-type="string" office:string-value="insert into public.address(country_id,settlementpart,streetpart,externalid) values((select id from public.country where name_ru='Турция'),'Кемер','Cifte Cekmeler Mevkii Beldibi 3 Kemer, Kemer',28070);" calcext:value-type="string">
            <text:p>insert into public.address(country_id,settlementpart,streetpart,externalid) values((select id from public.country where name_ru='Турция'),'Кемер','Cifte Cekmeler Mevkii Beldibi 3 Kemer, Kemer',28070);</text:p>
          </table:table-cell>
          <table:table-cell/>
        </table:table-row>
        <table:table-row table:style-name="ro1">
          <table:table-cell office:value-type="string" calcext:value-type="string">
            <text:p>/hotel/al9554</text:p>
          </table:table-cell>
          <table:table-cell office:value-type="string" calcext:value-type="string">
            <text:p>Kimeros Park Holiday Village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Коттедж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Goynuk Mahallesi, Ahu &amp;Uunal Aysal cad. No: 41</text:p>
          </table:table-cell>
          <table:table-cell office:value-type="string" calcext:value-type="string">
            <text:p>+ 90 242 815 18 88</text:p>
          </table:table-cell>
          <table:table-cell office:value-type="string" calcext:value-type="string">
            <text:p>+ 90 242 815 18 76</text:p>
          </table:table-cell>
          <table:table-cell office:value-type="string" calcext:value-type="string">
            <text:p>www.kimeroshotels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90];&quot;','&quot;;[.C390];&quot;','&quot;;[.I390];&quot;','&quot;;[.J390];&quot;','&quot;;[.K390];&quot;','','&quot;;[.D390];&quot;','&quot;;[.L390];&quot;','&quot;;[.M390];&quot;',&quot;;[.E390];&quot;,true,(select id from public.address where externalid=&quot;;REPLACE([.A390];1;9;&quot;&quot;);&quot;));&quot;)" office:value-type="string" office:string-value="insert into public.hotel(name, place, phone,fax,site,email,descr,vk,fb,stars,published,address_id) values('Kimeros Park Holiday Village 5*','Турция, Средиземноморский регион, Кемер, Гёйнюк','+ 90 242 815 18 88','+ 90 242 815 18 76','www.kimeroshotels','','Коттеджный комплекс, Пляжный, 1-я линия от моря','','',5,true,(select id from public.address where externalid=9554));" calcext:value-type="string">
            <text:p>insert into public.hotel(name, place, phone,fax,site,email,descr,vk,fb,stars,published,address_id) values('Kimeros Park Holiday Village 5*','Турция, Средиземноморский регион, Кемер, Гёйнюк','+ 90 242 815 18 88','+ 90 242 815 18 76','www.kimeroshotels','','Коттеджный комплекс, Пляжный, 1-я линия от моря','','',5,true,(select id from public.address where externalid=9554));</text:p>
          </table:table-cell>
          <table:table-cell table:formula="of:=CONCATENATE(&quot;(select id from hotel where externalid=&quot;;REPLACE([.A390];1;9;&quot;&quot;);&quot;)&quot;)" office:value-type="string" office:string-value="(select id from hotel where externalid=9554)" calcext:value-type="string">
            <text:p>(select id from hotel where externalid=9554)</text:p>
          </table:table-cell>
          <table:table-cell table:formula="of:=CONCATENATE(&quot;insert into public.address(country_id,settlementpart,streetpart,externalid) values((select id from public.country where name_ru='&quot;;[.F390];&quot;'),'&quot;;[.G390];&quot;','&quot; ;[.H390];&quot;',&quot;;REPLACE([.A390];1;9;&quot;&quot;);&quot;);&quot;)" office:value-type="string" office:string-value="insert into public.address(country_id,settlementpart,streetpart,externalid) values((select id from public.country where name_ru='Турция'),'Кемер','Goynuk Mahallesi, Ahu &amp;Uunal Aysal cad. No: 41',9554);" calcext:value-type="string">
            <text:p>insert into public.address(country_id,settlementpart,streetpart,externalid) values((select id from public.country where name_ru='Турция'),'Кемер','Goynuk Mahallesi, Ahu &amp;Uunal Aysal cad. No: 41',9554);</text:p>
          </table:table-cell>
          <table:table-cell/>
        </table:table-row>
        <table:table-row table:style-name="ro1">
          <table:table-cell office:value-type="string" calcext:value-type="string">
            <text:p>/hotel/al135223</text:p>
          </table:table-cell>
          <table:table-cell office:value-type="string" calcext:value-type="string">
            <text:p>Kemer Millenium Resort 5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Yeni Mahalle Atatürk Bulvarı No: 16 Kemer / Antalya / TURKEY</text:p>
          </table:table-cell>
          <table:table-cell office:value-type="string" calcext:value-type="string">
            <text:p>+90 242 814 74 60</text:p>
          </table:table-cell>
          <table:table-cell office:value-type="string" calcext:value-type="string">
            <text:p>+90 242 814 74 74</text:p>
          </table:table-cell>
          <table:table-cell office:value-type="string" calcext:value-type="string">
            <text:p>www.armas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91];&quot;','&quot;;[.C391];&quot;','&quot;;[.I391];&quot;','&quot;;[.J391];&quot;','&quot;;[.K391];&quot;','','&quot;;[.D391];&quot;','&quot;;[.L391];&quot;','&quot;;[.M391];&quot;',&quot;;[.E391];&quot;,true,(select id from public.address where externalid=&quot;;REPLACE([.A391];1;9;&quot;&quot;);&quot;));&quot;)" office:value-type="string" office:string-value="insert into public.hotel(name, place, phone,fax,site,email,descr,vk,fb,stars,published,address_id) values('Kemer Millenium Resort 5*','Турция, Средиземноморский регион, Кемер, Кемер - центр','+90 242 814 74 60','+90 242 814 74 74','www.armashotels.com','','Гостиница, Пляжный, 2-я линия от моря, Городской, близко к центру','','',5,true,(select id from public.address where externalid=135223));" calcext:value-type="string">
            <text:p>insert into public.hotel(name, place, phone,fax,site,email,descr,vk,fb,stars,published,address_id) values('Kemer Millenium Resort 5*','Турция, Средиземноморский регион, Кемер, Кемер - центр','+90 242 814 74 60','+90 242 814 74 74','www.armashotels.com','','Гостиница, Пляжный, 2-я линия от моря, Городской, близко к центру','','',5,true,(select id from public.address where externalid=135223));</text:p>
          </table:table-cell>
          <table:table-cell table:formula="of:=CONCATENATE(&quot;(select id from hotel where externalid=&quot;;REPLACE([.A391];1;9;&quot;&quot;);&quot;)&quot;)" office:value-type="string" office:string-value="(select id from hotel where externalid=135223)" calcext:value-type="string">
            <text:p>(select id from hotel where externalid=135223)</text:p>
          </table:table-cell>
          <table:table-cell table:formula="of:=CONCATENATE(&quot;insert into public.address(country_id,settlementpart,streetpart,externalid) values((select id from public.country where name_ru='&quot;;[.F391];&quot;'),'&quot;;[.G391];&quot;','&quot; ;[.H391];&quot;',&quot;;REPLACE([.A391];1;9;&quot;&quot;);&quot;);&quot;)" office:value-type="string" office:string-value="insert into public.address(country_id,settlementpart,streetpart,externalid) values((select id from public.country where name_ru='Турция'),'Кемер','Yeni Mahalle Atatürk Bulvarı No: 16 Kemer / Antalya / TURKEY',135223);" calcext:value-type="string">
            <text:p>insert into public.address(country_id,settlementpart,streetpart,externalid) values((select id from public.country where name_ru='Турция'),'Кемер','Yeni Mahalle Atatürk Bulvarı No: 16 Kemer / Antalya / TURKEY',135223);</text:p>
          </table:table-cell>
          <table:table-cell/>
        </table:table-row>
        <table:table-row table:style-name="ro1">
          <table:table-cell office:value-type="string" calcext:value-type="string">
            <text:p>/hotel/al20859</text:p>
          </table:table-cell>
          <table:table-cell office:value-type="string" calcext:value-type="string">
            <text:p>Grand Rotana Resort &amp; Spa 5*</text:p>
          </table:table-cell>
          <table:table-cell office:value-type="string" calcext:value-type="string">
            <text:p>Египет, Мухафаза Южный Синай, Шарм-Эль-Шейх, Шаркс Бей</text:p>
          </table:table-cell>
          <table:table-cell office:value-type="string" calcext:value-type="string">
            <text:p>СПА-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Shark’s Bay, Sharm El Sheikh South Sinai, Egypt</text:p>
          </table:table-cell>
          <table:table-cell office:value-type="string" calcext:value-type="string">
            <text:p>+20 69 3602700</text:p>
          </table:table-cell>
          <table:table-cell office:value-type="string" calcext:value-type="string">
            <text:p>+20 69 3602711</text:p>
          </table:table-cell>
          <table:table-cell office:value-type="string" calcext:value-type="string">
            <text:p>ru.rotan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92];&quot;','&quot;;[.C392];&quot;','&quot;;[.I392];&quot;','&quot;;[.J392];&quot;','&quot;;[.K392];&quot;','','&quot;;[.D392];&quot;','&quot;;[.L392];&quot;','&quot;;[.M392];&quot;',&quot;;[.E392];&quot;,true,(select id from public.address where externalid=&quot;;REPLACE([.A392];1;9;&quot;&quot;);&quot;));&quot;)" office:value-type="string" office:string-value="insert into public.hotel(name, place, phone,fax,site,email,descr,vk,fb,stars,published,address_id) values('Grand Rotana Resort &amp; Spa 5*','Египет, Мухафаза Южный Синай, Шарм-Эль-Шейх, Шаркс Бей','+20 69 3602700','+20 69 3602711','ru.rotana.com','','СПА-отель, Пляжный, 1-я линия от моря','','',5,true,(select id from public.address where externalid=20859));" calcext:value-type="string">
            <text:p>insert into public.hotel(name, place, phone,fax,site,email,descr,vk,fb,stars,published,address_id) values('Grand Rotana Resort &amp; Spa 5*','Египет, Мухафаза Южный Синай, Шарм-Эль-Шейх, Шаркс Бей','+20 69 3602700','+20 69 3602711','ru.rotana.com','','СПА-отель, Пляжный, 1-я линия от моря','','',5,true,(select id from public.address where externalid=20859));</text:p>
          </table:table-cell>
          <table:table-cell table:formula="of:=CONCATENATE(&quot;(select id from hotel where externalid=&quot;;REPLACE([.A392];1;9;&quot;&quot;);&quot;)&quot;)" office:value-type="string" office:string-value="(select id from hotel where externalid=20859)" calcext:value-type="string">
            <text:p>(select id from hotel where externalid=20859)</text:p>
          </table:table-cell>
          <table:table-cell table:formula="of:=CONCATENATE(&quot;insert into public.address(country_id,settlementpart,streetpart,externalid) values((select id from public.country where name_ru='&quot;;[.F392];&quot;'),'&quot;;[.G392];&quot;','&quot; ;[.H392];&quot;',&quot;;REPLACE([.A392];1;9;&quot;&quot;);&quot;);&quot;)" office:value-type="string" office:string-value="insert into public.address(country_id,settlementpart,streetpart,externalid) values((select id from public.country where name_ru='Египет'),'Шарм-Эль-Шейх','Shark’s Bay, Sharm El Sheikh South Sinai, Egypt',20859);" calcext:value-type="string">
            <text:p>insert into public.address(country_id,settlementpart,streetpart,externalid) values((select id from public.country where name_ru='Египет'),'Шарм-Эль-Шейх','Shark’s Bay, Sharm El Sheikh South Sinai, Egypt',20859);</text:p>
          </table:table-cell>
          <table:table-cell/>
        </table:table-row>
        <table:table-row table:style-name="ro1">
          <table:table-cell office:value-type="string" calcext:value-type="string">
            <text:p>/hotel/al6011</text:p>
          </table:table-cell>
          <table:table-cell office:value-type="string" calcext:value-type="string">
            <text:p>The Movie Gate Hurghada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Kilo # 12 Ahia Road</text:p>
          </table:table-cell>
          <table:table-cell office:value-type="string" calcext:value-type="string">
            <text:p><text:s/>Hurghada</text:p>
          </table:table-cell>
          <table:table-cell office:value-type="string" calcext:value-type="string">
            <text:p><text:s/>Red Sea</text:p>
          </table:table-cell>
          <table:table-cell office:value-type="string" calcext:value-type="string">
            <text:p><text:s/>Egypt</text:p>
          </table:table-cell>
          <table:table-cell office:value-type="string" calcext:value-type="string">
            <text:p>+2065-350-20-53-5</text:p>
          </table:table-cell>
          <table:table-cell office:value-type="string" calcext:value-type="string">
            <text:p>+2065-350-2051-2</text:p>
          </table:table-cell>
          <table:table-cell table:formula="of:=CONCATENATE(&quot;insert into public.hotel(name, place, phone,fax,site,email,descr,vk,fb,stars,published,address_id) values('&quot;;[.B393];&quot;','&quot;;[.C393];&quot;','&quot;;[.I393];&quot;','&quot;;[.J393];&quot;','&quot;;[.K393];&quot;','','&quot;;[.D393];&quot;','&quot;;[.L393];&quot;','&quot;;[.M393];&quot;',&quot;;[.E393];&quot;,true,(select id from public.address where externalid=&quot;;REPLACE([.A393];1;9;&quot;&quot;);&quot;));&quot;)" office:value-type="string" office:string-value="insert into public.hotel(name, place, phone,fax,site,email,descr,vk,fb,stars,published,address_id) values('The Movie Gate Hurghada 4*','Египет, Мухафаза Красное Море, Хургада',' Hurghada',' Red Sea',' Egypt','','Гостиница, Пляжный, 1-я линия от моря','+2065-350-20-53-5','+2065-350-2051-2',4,true,(select id from public.address where externalid=6011));" calcext:value-type="string">
            <text:p>insert into public.hotel(name, place, phone,fax,site,email,descr,vk,fb,stars,published,address_id) values('The Movie Gate Hurghada 4*','Египет, Мухафаза Красное Море, Хургада',' Hurghada',' Red Sea',' Egypt','','Гостиница, Пляжный, 1-я линия от моря','+2065-350-20-53-5','+2065-350-2051-2',4,true,(select id from public.address where externalid=6011));</text:p>
          </table:table-cell>
          <table:table-cell table:formula="of:=CONCATENATE(&quot;(select id from hotel where externalid=&quot;;REPLACE([.A393];1;9;&quot;&quot;);&quot;)&quot;)" office:value-type="string" office:string-value="(select id from hotel where externalid=6011)" calcext:value-type="string">
            <text:p>(select id from hotel where externalid=6011)</text:p>
          </table:table-cell>
          <table:table-cell table:formula="of:=CONCATENATE(&quot;insert into public.address(country_id,settlementpart,streetpart,externalid) values((select id from public.country where name_ru='&quot;;[.F393];&quot;'),'&quot;;[.G393];&quot;','&quot; ;[.H393];&quot;',&quot;;REPLACE([.A393];1;9;&quot;&quot;);&quot;);&quot;)" office:value-type="string" office:string-value="insert into public.address(country_id,settlementpart,streetpart,externalid) values((select id from public.country where name_ru='Египет'),'Хургада','Kilo # 12 Ahia Road',6011);" calcext:value-type="string">
            <text:p>insert into public.address(country_id,settlementpart,streetpart,externalid) values((select id from public.country where name_ru='Египет'),'Хургада','Kilo # 12 Ahia Road',6011);</text:p>
          </table:table-cell>
          <table:table-cell/>
        </table:table-row>
        <table:table-row table:style-name="ro1">
          <table:table-cell office:value-type="string" calcext:value-type="string">
            <text:p>/hotel/al27987</text:p>
          </table:table-cell>
          <table:table-cell office:value-type="string" calcext:value-type="string">
            <text:p>Voyage Belek Golf &amp; Spa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СПА-отель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İskele Mevkii, Belek, Antalya, Turkey</text:p>
          </table:table-cell>
          <table:table-cell office:value-type="string" calcext:value-type="string">
            <text:p>+ 90 (242) 710 25 00</text:p>
          </table:table-cell>
          <table:table-cell office:value-type="string" calcext:value-type="string">
            <text:p>+ 90 (242) 715 33 72</text:p>
          </table:table-cell>
          <table:table-cell office:value-type="string" calcext:value-type="string">
            <text:p>www.voyage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94];&quot;','&quot;;[.C394];&quot;','&quot;;[.I394];&quot;','&quot;;[.J394];&quot;','&quot;;[.K394];&quot;','','&quot;;[.D394];&quot;','&quot;;[.L394];&quot;','&quot;;[.M394];&quot;',&quot;;[.E394];&quot;,true,(select id from public.address where externalid=&quot;;REPLACE([.A394];1;9;&quot;&quot;);&quot;));&quot;)" office:value-type="string" office:string-value="insert into public.hotel(name, place, phone,fax,site,email,descr,vk,fb,stars,published,address_id) values('Voyage Belek Golf &amp; Spa 5*','Турция, Средиземноморский регион, Белек, Белек-центр','+ 90 (242) 710 25 00','+ 90 (242) 715 33 72','www.voyagehotel.com','','СПА-отель, Пляжный, 1-я линия от моря, Загородный, близко','','',5,true,(select id from public.address where externalid=27987));" calcext:value-type="string">
            <text:p>insert into public.hotel(name, place, phone,fax,site,email,descr,vk,fb,stars,published,address_id) values('Voyage Belek Golf &amp; Spa 5*','Турция, Средиземноморский регион, Белек, Белек-центр','+ 90 (242) 710 25 00','+ 90 (242) 715 33 72','www.voyagehotel.com','','СПА-отель, Пляжный, 1-я линия от моря, Загородный, близко','','',5,true,(select id from public.address where externalid=27987));</text:p>
          </table:table-cell>
          <table:table-cell table:formula="of:=CONCATENATE(&quot;(select id from hotel where externalid=&quot;;REPLACE([.A394];1;9;&quot;&quot;);&quot;)&quot;)" office:value-type="string" office:string-value="(select id from hotel where externalid=27987)" calcext:value-type="string">
            <text:p>(select id from hotel where externalid=27987)</text:p>
          </table:table-cell>
          <table:table-cell table:formula="of:=CONCATENATE(&quot;insert into public.address(country_id,settlementpart,streetpart,externalid) values((select id from public.country where name_ru='&quot;;[.F394];&quot;'),'&quot;;[.G394];&quot;','&quot; ;[.H394];&quot;',&quot;;REPLACE([.A394];1;9;&quot;&quot;);&quot;);&quot;)" office:value-type="string" office:string-value="insert into public.address(country_id,settlementpart,streetpart,externalid) values((select id from public.country where name_ru='Турция'),'Белек','İskele Mevkii, Belek, Antalya, Turkey',27987);" calcext:value-type="string">
            <text:p>insert into public.address(country_id,settlementpart,streetpart,externalid) values((select id from public.country where name_ru='Турция'),'Белек','İskele Mevkii, Belek, Antalya, Turkey',27987);</text:p>
          </table:table-cell>
          <table:table-cell/>
        </table:table-row>
        <table:table-row table:style-name="ro1">
          <table:table-cell office:value-type="string" calcext:value-type="string">
            <text:p>/hotel/al143275</text:p>
          </table:table-cell>
          <table:table-cell office:value-type="string" calcext:value-type="string">
            <text:p>Marjan Island Resort &amp; Spa 5*</text:p>
          </table:table-cell>
          <table:table-cell office:value-type="string" calcext:value-type="string">
            <text:p>ОАЭ, Эмират Рас-аль-Хайма, Рас-аль-Хайм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АЭ</text:p>
          </table:table-cell>
          <table:table-cell office:value-type="string" calcext:value-type="string">
            <text:p>Рас Аль Хайм</text:p>
          </table:table-cell>
          <table:table-cell office:value-type="string" calcext:value-type="string">
            <text:p>P.O. Box 14745, Ras Al Khaimah United Arab Emirates.</text:p>
          </table:table-cell>
          <table:table-cell office:value-type="string" calcext:value-type="string">
            <text:p>+971 72036666</text:p>
          </table:table-cell>
          <table:table-cell office:value-type="string" calcext:value-type="string">
            <text:p>+971 72036667</text:p>
          </table:table-cell>
          <table:table-cell office:value-type="string" calcext:value-type="string">
            <text:p>www.marjanisland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95];&quot;','&quot;;[.C395];&quot;','&quot;;[.I395];&quot;','&quot;;[.J395];&quot;','&quot;;[.K395];&quot;','','&quot;;[.D395];&quot;','&quot;;[.L395];&quot;','&quot;;[.M395];&quot;',&quot;;[.E395];&quot;,true,(select id from public.address where externalid=&quot;;REPLACE([.A395];1;9;&quot;&quot;);&quot;));&quot;)" office:value-type="string" office:string-value="insert into public.hotel(name, place, phone,fax,site,email,descr,vk,fb,stars,published,address_id) values('Marjan Island Resort &amp; Spa 5*','ОАЭ, Эмират Рас-аль-Хайма, Рас-аль-Хайма','+971 72036666','+971 72036667','www.marjanislandresort.com','','Гостиница, Пляжный, 1-я линия от моря','','',5,true,(select id from public.address where externalid=143275));" calcext:value-type="string">
            <text:p>insert into public.hotel(name, place, phone,fax,site,email,descr,vk,fb,stars,published,address_id) values('Marjan Island Resort &amp; Spa 5*','ОАЭ, Эмират Рас-аль-Хайма, Рас-аль-Хайма','+971 72036666','+971 72036667','www.marjanislandresort.com','','Гостиница, Пляжный, 1-я линия от моря','','',5,true,(select id from public.address where externalid=143275));</text:p>
          </table:table-cell>
          <table:table-cell table:formula="of:=CONCATENATE(&quot;(select id from hotel where externalid=&quot;;REPLACE([.A395];1;9;&quot;&quot;);&quot;)&quot;)" office:value-type="string" office:string-value="(select id from hotel where externalid=143275)" calcext:value-type="string">
            <text:p>(select id from hotel where externalid=143275)</text:p>
          </table:table-cell>
          <table:table-cell table:formula="of:=CONCATENATE(&quot;insert into public.address(country_id,settlementpart,streetpart,externalid) values((select id from public.country where name_ru='&quot;;[.F395];&quot;'),'&quot;;[.G395];&quot;','&quot; ;[.H395];&quot;',&quot;;REPLACE([.A395];1;9;&quot;&quot;);&quot;);&quot;)" office:value-type="string" office:string-value="insert into public.address(country_id,settlementpart,streetpart,externalid) values((select id from public.country where name_ru='ОАЭ'),'Рас Аль Хайм','P.O. Box 14745, Ras Al Khaimah United Arab Emirates.',143275);" calcext:value-type="string">
            <text:p>insert into public.address(country_id,settlementpart,streetpart,externalid) values((select id from public.country where name_ru='ОАЭ'),'Рас Аль Хайм','P.O. Box 14745, Ras Al Khaimah United Arab Emirates.',143275);</text:p>
          </table:table-cell>
          <table:table-cell/>
        </table:table-row>
        <table:table-row table:style-name="ro1">
          <table:table-cell office:value-type="string" calcext:value-type="string">
            <text:p>/hotel/al25523</text:p>
          </table:table-cell>
          <table:table-cell office:value-type="string" calcext:value-type="string">
            <text:p>Lims Bona Dea Beach Hotel 4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ца, Пляжный, 1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tatürk Bulvarı No:38 / Kemer - Antalya</text:p>
          </table:table-cell>
          <table:table-cell office:value-type="string" calcext:value-type="string">
            <text:p>+90 (242) 814 74 10</text:p>
          </table:table-cell>
          <table:table-cell office:value-type="string" calcext:value-type="string">
            <text:p>+90 (242) 814 74 19</text:p>
          </table:table-cell>
          <table:table-cell office:value-type="string" calcext:value-type="string">
            <text:p>www.pelitbonade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396];&quot;','&quot;;[.C396];&quot;','&quot;;[.I396];&quot;','&quot;;[.J396];&quot;','&quot;;[.K396];&quot;','','&quot;;[.D396];&quot;','&quot;;[.L396];&quot;','&quot;;[.M396];&quot;',&quot;;[.E396];&quot;,true,(select id from public.address where externalid=&quot;;REPLACE([.A396];1;9;&quot;&quot;);&quot;));&quot;)" office:value-type="string" office:string-value="insert into public.hotel(name, place, phone,fax,site,email,descr,vk,fb,stars,published,address_id) values('Lims Bona Dea Beach Hotel 4*','Турция, Средиземноморский регион, Кемер, Кемер - центр','+90 (242) 814 74 10','+90 (242) 814 74 19','www.pelitbonadea.com','','Гостиница, Пляжный, 1-я линия от моря, Городской, близко к центру','','',4,true,(select id from public.address where externalid=25523));" calcext:value-type="string">
            <text:p>insert into public.hotel(name, place, phone,fax,site,email,descr,vk,fb,stars,published,address_id) values('Lims Bona Dea Beach Hotel 4*','Турция, Средиземноморский регион, Кемер, Кемер - центр','+90 (242) 814 74 10','+90 (242) 814 74 19','www.pelitbonadea.com','','Гостиница, Пляжный, 1-я линия от моря, Городской, близко к центру','','',4,true,(select id from public.address where externalid=25523));</text:p>
          </table:table-cell>
          <table:table-cell table:formula="of:=CONCATENATE(&quot;(select id from hotel where externalid=&quot;;REPLACE([.A396];1;9;&quot;&quot;);&quot;)&quot;)" office:value-type="string" office:string-value="(select id from hotel where externalid=25523)" calcext:value-type="string">
            <text:p>(select id from hotel where externalid=25523)</text:p>
          </table:table-cell>
          <table:table-cell table:formula="of:=CONCATENATE(&quot;insert into public.address(country_id,settlementpart,streetpart,externalid) values((select id from public.country where name_ru='&quot;;[.F396];&quot;'),'&quot;;[.G396];&quot;','&quot; ;[.H396];&quot;',&quot;;REPLACE([.A396];1;9;&quot;&quot;);&quot;);&quot;)" office:value-type="string" office:string-value="insert into public.address(country_id,settlementpart,streetpart,externalid) values((select id from public.country where name_ru='Турция'),'Кемер','Atatürk Bulvarı No:38 / Kemer - Antalya',25523);" calcext:value-type="string">
            <text:p>insert into public.address(country_id,settlementpart,streetpart,externalid) values((select id from public.country where name_ru='Турция'),'Кемер','Atatürk Bulvarı No:38 / Kemer - Antalya',25523);</text:p>
          </table:table-cell>
          <table:table-cell/>
        </table:table-row>
        <table:table-row table:style-name="ro1">
          <table:table-cell office:value-type="string" calcext:value-type="string">
            <text:p>/hotel/al2454</text:p>
          </table:table-cell>
          <table:table-cell office:value-type="string" calcext:value-type="string">
            <text:p>The Sense Deluxe 5*</text:p>
          </table:table-cell>
          <table:table-cell office:value-type="string" calcext:value-type="string">
            <text:p>Турция, Средиземноморский регион, Сиде, Кумкёй</text:p>
          </table:table-cell>
          <table:table-cell office:value-type="string" calcext:value-type="string">
            <text:p>Гостиничный комплекс, Пляжный, 2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Bingeşik Mevkii 07330 Side / TURKEY</text:p>
          </table:table-cell>
          <table:table-cell office:value-type="string" calcext:value-type="string">
            <text:p>+90 (242) 753 30 90</text:p>
          </table:table-cell>
          <table:table-cell office:value-type="string" calcext:value-type="string">
            <text:p>+90 (242) 753 30 93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397];&quot;','&quot;;[.C397];&quot;','&quot;;[.I397];&quot;','&quot;;[.J397];&quot;','&quot;;[.K397];&quot;','','&quot;;[.D397];&quot;','&quot;;[.L397];&quot;','&quot;;[.M397];&quot;',&quot;;[.E397];&quot;,true,(select id from public.address where externalid=&quot;;REPLACE([.A397];1;9;&quot;&quot;);&quot;));&quot;)" office:value-type="string" office:string-value="insert into public.hotel(name, place, phone,fax,site,email,descr,vk,fb,stars,published,address_id) values('The Sense Deluxe 5*','Турция, Средиземноморский регион, Сиде, Кумкёй','+90 (242) 753 30 90','+90 (242) 753 30 93','','','Гостиничный комплекс, Пляжный, 2-я линия от моря, Городской, близко к центру','','',5,true,(select id from public.address where externalid=2454));" calcext:value-type="string">
            <text:p>insert into public.hotel(name, place, phone,fax,site,email,descr,vk,fb,stars,published,address_id) values('The Sense Deluxe 5*','Турция, Средиземноморский регион, Сиде, Кумкёй','+90 (242) 753 30 90','+90 (242) 753 30 93','','','Гостиничный комплекс, Пляжный, 2-я линия от моря, Городской, близко к центру','','',5,true,(select id from public.address where externalid=2454));</text:p>
          </table:table-cell>
          <table:table-cell table:formula="of:=CONCATENATE(&quot;(select id from hotel where externalid=&quot;;REPLACE([.A397];1;9;&quot;&quot;);&quot;)&quot;)" office:value-type="string" office:string-value="(select id from hotel where externalid=2454)" calcext:value-type="string">
            <text:p>(select id from hotel where externalid=2454)</text:p>
          </table:table-cell>
          <table:table-cell table:formula="of:=CONCATENATE(&quot;insert into public.address(country_id,settlementpart,streetpart,externalid) values((select id from public.country where name_ru='&quot;;[.F397];&quot;'),'&quot;;[.G397];&quot;','&quot; ;[.H397];&quot;',&quot;;REPLACE([.A397];1;9;&quot;&quot;);&quot;);&quot;)" office:value-type="string" office:string-value="insert into public.address(country_id,settlementpart,streetpart,externalid) values((select id from public.country where name_ru='Турция'),'Сиде','Bingeşik Mevkii 07330 Side / TURKEY',2454);" calcext:value-type="string">
            <text:p>insert into public.address(country_id,settlementpart,streetpart,externalid) values((select id from public.country where name_ru='Турция'),'Сиде','Bingeşik Mevkii 07330 Side / TURKEY',2454);</text:p>
          </table:table-cell>
          <table:table-cell/>
        </table:table-row>
        <table:table-row table:style-name="ro1">
          <table:table-cell office:value-type="string" calcext:value-type="string">
            <text:p>/hotel/al220719</text:p>
          </table:table-cell>
          <table:table-cell office:value-type="string" calcext:value-type="string">
            <text:p>Rixos Lares (закрыт) 5*</text:p>
          </table:table-cell>
          <table:table-cell office:value-type="string" calcext:value-type="string">
            <text:p>Турция, Средиземноморский регион, Анталия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нталия</text:p>
          </table:table-cell>
          <table:table-cell office:value-type="string" calcext:value-type="string">
            <text:p>Guzeloba Mevkii Lara Sahili 07230, Guzeloba, Antalya, Turkey</text:p>
          </table:table-cell>
          <table:table-cell table:number-columns-repeated="5"/>
          <table:table-cell table:formula="of:=CONCATENATE(&quot;insert into public.hotel(name, place, phone,fax,site,email,descr,vk,fb,stars,published,address_id) values('&quot;;[.B398];&quot;','&quot;;[.C398];&quot;','&quot;;[.I398];&quot;','&quot;;[.J398];&quot;','&quot;;[.K398];&quot;','','&quot;;[.D398];&quot;','&quot;;[.L398];&quot;','&quot;;[.M398];&quot;',&quot;;[.E398];&quot;,true,(select id from public.address where externalid=&quot;;REPLACE([.A398];1;9;&quot;&quot;);&quot;));&quot;)" office:value-type="string" office:string-value="insert into public.hotel(name, place, phone,fax,site,email,descr,vk,fb,stars,published,address_id) values('Rixos Lares (закрыт) 5*','Турция, Средиземноморский регион, Анталия','','','','','Гостиница, Пляжный, 1-я линия от моря, Загородный, рядом','','',5,true,(select id from public.address where externalid=220719));" calcext:value-type="string">
            <text:p>insert into public.hotel(name, place, phone,fax,site,email,descr,vk,fb,stars,published,address_id) values('Rixos Lares (закрыт) 5*','Турция, Средиземноморский регион, Анталия','','','','','Гостиница, Пляжный, 1-я линия от моря, Загородный, рядом','','',5,true,(select id from public.address where externalid=220719));</text:p>
          </table:table-cell>
          <table:table-cell table:formula="of:=CONCATENATE(&quot;(select id from hotel where externalid=&quot;;REPLACE([.A398];1;9;&quot;&quot;);&quot;)&quot;)" office:value-type="string" office:string-value="(select id from hotel where externalid=220719)" calcext:value-type="string">
            <text:p>(select id from hotel where externalid=220719)</text:p>
          </table:table-cell>
          <table:table-cell table:formula="of:=CONCATENATE(&quot;insert into public.address(country_id,settlementpart,streetpart,externalid) values((select id from public.country where name_ru='&quot;;[.F398];&quot;'),'&quot;;[.G398];&quot;','&quot; ;[.H398];&quot;',&quot;;REPLACE([.A398];1;9;&quot;&quot;);&quot;);&quot;)" office:value-type="string" office:string-value="insert into public.address(country_id,settlementpart,streetpart,externalid) values((select id from public.country where name_ru='Турция'),'Анталия','Guzeloba Mevkii Lara Sahili 07230, Guzeloba, Antalya, Turkey',220719);" calcext:value-type="string">
            <text:p>insert into public.address(country_id,settlementpart,streetpart,externalid) values((select id from public.country where name_ru='Турция'),'Анталия','Guzeloba Mevkii Lara Sahili 07230, Guzeloba, Antalya, Turkey',220719);</text:p>
          </table:table-cell>
          <table:table-cell/>
        </table:table-row>
        <table:table-row table:style-name="ro1">
          <table:table-cell office:value-type="string" calcext:value-type="string">
            <text:p>/hotel/al11249</text:p>
          </table:table-cell>
          <table:table-cell office:value-type="string" calcext:value-type="string">
            <text:p>TUI FUN&amp;SUN Miarosa Ghazal Resort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Mah. Ahunal Aysal Cad. No :43 07980 Kemer / ANTALYA</text:p>
          </table:table-cell>
          <table:table-cell office:value-type="string" calcext:value-type="string">
            <text:p>(+90) 242 815 1818</text:p>
          </table:table-cell>
          <table:table-cell/>
          <table:table-cell office:value-type="string" calcext:value-type="string">
            <text:p>ghazalresort.com</text:p>
          </table:table-cell>
          <table:table-cell/>
          <table:table-cell office:value-type="string" calcext:value-type="string">
            <text:p>https://www.facebook.com/TUIFUNSUN/</text:p>
          </table:table-cell>
          <table:table-cell table:formula="of:=CONCATENATE(&quot;insert into public.hotel(name, place, phone,fax,site,email,descr,vk,fb,stars,published,address_id) values('&quot;;[.B399];&quot;','&quot;;[.C399];&quot;','&quot;;[.I399];&quot;','&quot;;[.J399];&quot;','&quot;;[.K399];&quot;','','&quot;;[.D399];&quot;','&quot;;[.L399];&quot;','&quot;;[.M399];&quot;',&quot;;[.E399];&quot;,true,(select id from public.address where externalid=&quot;;REPLACE([.A399];1;9;&quot;&quot;);&quot;));&quot;)" office:value-type="string" office:string-value="insert into public.hotel(name, place, phone,fax,site,email,descr,vk,fb,stars,published,address_id) values('TUI FUN&amp;SUN Miarosa Ghazal Resort 5*','Турция, Средиземноморский регион, Кемер, Гёйнюк','(+90) 242 815 1818','','ghazalresort.com','','Гостиница, Пляжный, 1-я линия от моря','','https://www.facebook.com/TUIFUNSUN/',5,true,(select id from public.address where externalid=11249));" calcext:value-type="string">
            <text:p>insert into public.hotel(name, place, phone,fax,site,email,descr,vk,fb,stars,published,address_id) values('TUI FUN&amp;SUN Miarosa Ghazal Resort 5*','Турция, Средиземноморский регион, Кемер, Гёйнюк','(+90) 242 815 1818','','ghazalresort.com','','Гостиница, Пляжный, 1-я линия от моря','','https://www.facebook.com/TUIFUNSUN/',5,true,(select id from public.address where externalid=11249));</text:p>
          </table:table-cell>
          <table:table-cell table:formula="of:=CONCATENATE(&quot;(select id from hotel where externalid=&quot;;REPLACE([.A399];1;9;&quot;&quot;);&quot;)&quot;)" office:value-type="string" office:string-value="(select id from hotel where externalid=11249)" calcext:value-type="string">
            <text:p>(select id from hotel where externalid=11249)</text:p>
          </table:table-cell>
          <table:table-cell table:formula="of:=CONCATENATE(&quot;insert into public.address(country_id,settlementpart,streetpart,externalid) values((select id from public.country where name_ru='&quot;;[.F399];&quot;'),'&quot;;[.G399];&quot;','&quot; ;[.H399];&quot;',&quot;;REPLACE([.A399];1;9;&quot;&quot;);&quot;);&quot;)" office:value-type="string" office:string-value="insert into public.address(country_id,settlementpart,streetpart,externalid) values((select id from public.country where name_ru='Турция'),'Кемер','Mah. Ahunal Aysal Cad. No :43 07980 Kemer / ANTALYA',11249);" calcext:value-type="string">
            <text:p>insert into public.address(country_id,settlementpart,streetpart,externalid) values((select id from public.country where name_ru='Турция'),'Кемер','Mah. Ahunal Aysal Cad. No :43 07980 Kemer / ANTALYA',11249);</text:p>
          </table:table-cell>
          <table:table-cell/>
        </table:table-row>
        <table:table-row table:style-name="ro1">
          <table:table-cell office:value-type="string" calcext:value-type="string">
            <text:p>/hotel/al100278</text:p>
          </table:table-cell>
          <table:table-cell office:value-type="string" calcext:value-type="string">
            <text:p>Maya World Hotel 4*</text:p>
          </table:table-cell>
          <table:table-cell office:value-type="string" calcext:value-type="string">
            <text:p>Турция, Средиземноморский регион, Сиде, Титрейенгёль</text:p>
          </table:table-cell>
          <table:table-cell office:value-type="string" calcext:value-type="string">
            <text:p>Пляжный, 2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TITREYENGOL MEVKII / SIDE /TURKEY</text:p>
          </table:table-cell>
          <table:table-cell office:value-type="string" calcext:value-type="string">
            <text:p>+90 242 756 91 36 - 38</text:p>
          </table:table-cell>
          <table:table-cell office:value-type="string" calcext:value-type="string">
            <text:p>+90 242 756 91 35</text:p>
          </table:table-cell>
          <table:table-cell office:value-type="string" calcext:value-type="string">
            <text:p>www.maya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00];&quot;','&quot;;[.C400];&quot;','&quot;;[.I400];&quot;','&quot;;[.J400];&quot;','&quot;;[.K400];&quot;','','&quot;;[.D400];&quot;','&quot;;[.L400];&quot;','&quot;;[.M400];&quot;',&quot;;[.E400];&quot;,true,(select id from public.address where externalid=&quot;;REPLACE([.A400];1;9;&quot;&quot;);&quot;));&quot;)" office:value-type="string" office:string-value="insert into public.hotel(name, place, phone,fax,site,email,descr,vk,fb,stars,published,address_id) values('Maya World Hotel 4*','Турция, Средиземноморский регион, Сиде, Титрейенгёль','+90 242 756 91 36 - 38','+90 242 756 91 35','www.mayahotels.com.tr','','Пляжный, 2-я линия от моря, Городской, близко к центру','','',4,true,(select id from public.address where externalid=100278));" calcext:value-type="string">
            <text:p>insert into public.hotel(name, place, phone,fax,site,email,descr,vk,fb,stars,published,address_id) values('Maya World Hotel 4*','Турция, Средиземноморский регион, Сиде, Титрейенгёль','+90 242 756 91 36 - 38','+90 242 756 91 35','www.mayahotels.com.tr','','Пляжный, 2-я линия от моря, Городской, близко к центру','','',4,true,(select id from public.address where externalid=100278));</text:p>
          </table:table-cell>
          <table:table-cell table:formula="of:=CONCATENATE(&quot;(select id from hotel where externalid=&quot;;REPLACE([.A400];1;9;&quot;&quot;);&quot;)&quot;)" office:value-type="string" office:string-value="(select id from hotel where externalid=100278)" calcext:value-type="string">
            <text:p>(select id from hotel where externalid=100278)</text:p>
          </table:table-cell>
          <table:table-cell table:formula="of:=CONCATENATE(&quot;insert into public.address(country_id,settlementpart,streetpart,externalid) values((select id from public.country where name_ru='&quot;;[.F400];&quot;'),'&quot;;[.G400];&quot;','&quot; ;[.H400];&quot;',&quot;;REPLACE([.A400];1;9;&quot;&quot;);&quot;);&quot;)" office:value-type="string" office:string-value="insert into public.address(country_id,settlementpart,streetpart,externalid) values((select id from public.country where name_ru='Турция'),'Сиде','TITREYENGOL MEVKII / SIDE /TURKEY',100278);" calcext:value-type="string">
            <text:p>insert into public.address(country_id,settlementpart,streetpart,externalid) values((select id from public.country where name_ru='Турция'),'Сиде','TITREYENGOL MEVKII / SIDE /TURKEY',100278);</text:p>
          </table:table-cell>
          <table:table-cell/>
        </table:table-row>
        <table:table-row table:style-name="ro1">
          <table:table-cell office:value-type="string" calcext:value-type="string">
            <text:p>/hotel/al6125</text:p>
          </table:table-cell>
          <table:table-cell office:value-type="string" calcext:value-type="string">
            <text:p>Cataract Layalina Resort 3*</text:p>
          </table:table-cell>
          <table:table-cell office:value-type="string" calcext:value-type="string">
            <text:p>Египет, Мухафаза Южный Синай, Шарм-Эль-Шейх, Наама 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ama Bay, Sharm El Sheikh, Sinai, Red Sea, Egypt</text:p>
          </table:table-cell>
          <table:table-cell office:value-type="float" office:value="201001740501" calcext:value-type="float">
            <text:p>201001740501</text:p>
          </table:table-cell>
          <table:table-cell/>
          <table:table-cell office:value-type="string" calcext:value-type="string">
            <text:p>www.cataract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01];&quot;','&quot;;[.C401];&quot;','&quot;;[.I401];&quot;','&quot;;[.J401];&quot;','&quot;;[.K401];&quot;','','&quot;;[.D401];&quot;','&quot;;[.L401];&quot;','&quot;;[.M401];&quot;',&quot;;[.E401];&quot;,true,(select id from public.address where externalid=&quot;;REPLACE([.A401];1;9;&quot;&quot;);&quot;));&quot;)" office:value-type="string" office:string-value="insert into public.hotel(name, place, phone,fax,site,email,descr,vk,fb,stars,published,address_id) values('Cataract Layalina Resort 3*','Египет, Мухафаза Южный Синай, Шарм-Эль-Шейх, Наама Бей','201001740501','','www.cataracthotels.com','','Гостиница, Пляжный, 1-я линия от моря','','',3,true,(select id from public.address where externalid=6125));" calcext:value-type="string">
            <text:p>insert into public.hotel(name, place, phone,fax,site,email,descr,vk,fb,stars,published,address_id) values('Cataract Layalina Resort 3*','Египет, Мухафаза Южный Синай, Шарм-Эль-Шейх, Наама Бей','201001740501','','www.cataracthotels.com','','Гостиница, Пляжный, 1-я линия от моря','','',3,true,(select id from public.address where externalid=6125));</text:p>
          </table:table-cell>
          <table:table-cell table:formula="of:=CONCATENATE(&quot;(select id from hotel where externalid=&quot;;REPLACE([.A401];1;9;&quot;&quot;);&quot;)&quot;)" office:value-type="string" office:string-value="(select id from hotel where externalid=6125)" calcext:value-type="string">
            <text:p>(select id from hotel where externalid=6125)</text:p>
          </table:table-cell>
          <table:table-cell table:formula="of:=CONCATENATE(&quot;insert into public.address(country_id,settlementpart,streetpart,externalid) values((select id from public.country where name_ru='&quot;;[.F401];&quot;'),'&quot;;[.G401];&quot;','&quot; ;[.H401];&quot;',&quot;;REPLACE([.A401];1;9;&quot;&quot;);&quot;);&quot;)" office:value-type="string" office:string-value="insert into public.address(country_id,settlementpart,streetpart,externalid) values((select id from public.country where name_ru='Египет'),'Шарм-Эль-Шейх','Naama Bay, Sharm El Sheikh, Sinai, Red Sea, Egypt',6125);" calcext:value-type="string">
            <text:p>insert into public.address(country_id,settlementpart,streetpart,externalid) values((select id from public.country where name_ru='Египет'),'Шарм-Эль-Шейх','Naama Bay, Sharm El Sheikh, Sinai, Red Sea, Egypt',6125);</text:p>
          </table:table-cell>
          <table:table-cell/>
        </table:table-row>
        <table:table-row table:style-name="ro1">
          <table:table-cell office:value-type="string" calcext:value-type="string">
            <text:p>/hotel/al5023</text:p>
          </table:table-cell>
          <table:table-cell office:value-type="string" calcext:value-type="string">
            <text:p>Club Nena 5*</text:p>
          </table:table-cell>
          <table:table-cell office:value-type="string" calcext:value-type="string">
            <text:p>Турция, Средиземноморский регион, Сиде, Кызылагач</text:p>
          </table:table-cell>
          <table:table-cell office:value-type="string" calcext:value-type="string">
            <text:p>Клубный отель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Manavgat - ANTALYA / TURKEY</text:p>
          </table:table-cell>
          <table:table-cell office:value-type="string" calcext:value-type="string">
            <text:p>+90 242 748 70 70</text:p>
          </table:table-cell>
          <table:table-cell/>
          <table:table-cell office:value-type="string" calcext:value-type="string">
            <text:p>www.clubnena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02];&quot;','&quot;;[.C402];&quot;','&quot;;[.I402];&quot;','&quot;;[.J402];&quot;','&quot;;[.K402];&quot;','','&quot;;[.D402];&quot;','&quot;;[.L402];&quot;','&quot;;[.M402];&quot;',&quot;;[.E402];&quot;,true,(select id from public.address where externalid=&quot;;REPLACE([.A402];1;9;&quot;&quot;);&quot;));&quot;)" office:value-type="string" office:string-value="insert into public.hotel(name, place, phone,fax,site,email,descr,vk,fb,stars,published,address_id) values('Club Nena 5*','Турция, Средиземноморский регион, Сиде, Кызылагач','+90 242 748 70 70','','www.clubnena.com.tr','','Клубный отель, Пляжный, 1-я линия от моря, Загородный, рядом','','',5,true,(select id from public.address where externalid=5023));" calcext:value-type="string">
            <text:p>insert into public.hotel(name, place, phone,fax,site,email,descr,vk,fb,stars,published,address_id) values('Club Nena 5*','Турция, Средиземноморский регион, Сиде, Кызылагач','+90 242 748 70 70','','www.clubnena.com.tr','','Клубный отель, Пляжный, 1-я линия от моря, Загородный, рядом','','',5,true,(select id from public.address where externalid=5023));</text:p>
          </table:table-cell>
          <table:table-cell table:formula="of:=CONCATENATE(&quot;(select id from hotel where externalid=&quot;;REPLACE([.A402];1;9;&quot;&quot;);&quot;)&quot;)" office:value-type="string" office:string-value="(select id from hotel where externalid=5023)" calcext:value-type="string">
            <text:p>(select id from hotel where externalid=5023)</text:p>
          </table:table-cell>
          <table:table-cell table:formula="of:=CONCATENATE(&quot;insert into public.address(country_id,settlementpart,streetpart,externalid) values((select id from public.country where name_ru='&quot;;[.F402];&quot;'),'&quot;;[.G402];&quot;','&quot; ;[.H402];&quot;',&quot;;REPLACE([.A402];1;9;&quot;&quot;);&quot;);&quot;)" office:value-type="string" office:string-value="insert into public.address(country_id,settlementpart,streetpart,externalid) values((select id from public.country where name_ru='Турция'),'Сиде','Manavgat - ANTALYA / TURKEY',5023);" calcext:value-type="string">
            <text:p>insert into public.address(country_id,settlementpart,streetpart,externalid) values((select id from public.country where name_ru='Турция'),'Сиде','Manavgat - ANTALYA / TURKEY',5023);</text:p>
          </table:table-cell>
          <table:table-cell/>
        </table:table-row>
        <table:table-row table:style-name="ro1">
          <table:table-cell office:value-type="string" calcext:value-type="string">
            <text:p>/hotel/al17371</text:p>
          </table:table-cell>
          <table:table-cell office:value-type="string" calcext:value-type="string">
            <text:p>Rixos Premium Belek 5*</text:p>
          </table:table-cell>
          <table:table-cell office:value-type="string" calcext:value-type="string">
            <text:p>Турция, Средиземноморский регион, Белек, Белек-центр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Belek Mahallesi Kongre Caddesi No:18/A Belek-Serik / ANTALYA</text:p>
          </table:table-cell>
          <table:table-cell office:value-type="string" calcext:value-type="string">
            <text:p>+90 242 710 20 00</text:p>
          </table:table-cell>
          <table:table-cell office:value-type="string" calcext:value-type="string">
            <text:p>+90 242 710 19 19</text:p>
          </table:table-cell>
          <table:table-cell office:value-type="string" calcext:value-type="string">
            <text:p>www.rixos.com</text:p>
          </table:table-cell>
          <table:table-cell/>
          <table:table-cell office:value-type="string" calcext:value-type="string">
            <text:p>http://www.facebook.com/rixospremiumbelek</text:p>
          </table:table-cell>
          <table:table-cell table:formula="of:=CONCATENATE(&quot;insert into public.hotel(name, place, phone,fax,site,email,descr,vk,fb,stars,published,address_id) values('&quot;;[.B403];&quot;','&quot;;[.C403];&quot;','&quot;;[.I403];&quot;','&quot;;[.J403];&quot;','&quot;;[.K403];&quot;','','&quot;;[.D403];&quot;','&quot;;[.L403];&quot;','&quot;;[.M403];&quot;',&quot;;[.E403];&quot;,true,(select id from public.address where externalid=&quot;;REPLACE([.A403];1;9;&quot;&quot;);&quot;));&quot;)" office:value-type="string" office:string-value="insert into public.hotel(name, place, phone,fax,site,email,descr,vk,fb,stars,published,address_id) values('Rixos Premium Belek 5*','Турция, Средиземноморский регион, Белек, Белек-центр','+90 242 710 20 00','+90 242 710 19 19','www.rixos.com','','Гостиничный комплекс, Пляжный, 1-я линия от моря, Загородный, близко','','http://www.facebook.com/rixospremiumbelek',5,true,(select id from public.address where externalid=17371));" calcext:value-type="string">
            <text:p>insert into public.hotel(name, place, phone,fax,site,email,descr,vk,fb,stars,published,address_id) values('Rixos Premium Belek 5*','Турция, Средиземноморский регион, Белек, Белек-центр','+90 242 710 20 00','+90 242 710 19 19','www.rixos.com','','Гостиничный комплекс, Пляжный, 1-я линия от моря, Загородный, близко','','http://www.facebook.com/rixospremiumbelek',5,true,(select id from public.address where externalid=17371));</text:p>
          </table:table-cell>
          <table:table-cell table:formula="of:=CONCATENATE(&quot;(select id from hotel where externalid=&quot;;REPLACE([.A403];1;9;&quot;&quot;);&quot;)&quot;)" office:value-type="string" office:string-value="(select id from hotel where externalid=17371)" calcext:value-type="string">
            <text:p>(select id from hotel where externalid=17371)</text:p>
          </table:table-cell>
          <table:table-cell table:formula="of:=CONCATENATE(&quot;insert into public.address(country_id,settlementpart,streetpart,externalid) values((select id from public.country where name_ru='&quot;;[.F403];&quot;'),'&quot;;[.G403];&quot;','&quot; ;[.H403];&quot;',&quot;;REPLACE([.A403];1;9;&quot;&quot;);&quot;);&quot;)" office:value-type="string" office:string-value="insert into public.address(country_id,settlementpart,streetpart,externalid) values((select id from public.country where name_ru='Турция'),'Белек','Belek Mahallesi Kongre Caddesi No:18/A Belek-Serik / ANTALYA',17371);" calcext:value-type="string">
            <text:p>insert into public.address(country_id,settlementpart,streetpart,externalid) values((select id from public.country where name_ru='Турция'),'Белек','Belek Mahallesi Kongre Caddesi No:18/A Belek-Serik / ANTALYA',17371);</text:p>
          </table:table-cell>
          <table:table-cell/>
        </table:table-row>
        <table:table-row table:style-name="ro1">
          <table:table-cell office:value-type="string" calcext:value-type="string">
            <text:p>/hotel/al4969</text:p>
          </table:table-cell>
          <table:table-cell office:value-type="string" calcext:value-type="string">
            <text:p>Ananas 4*</text:p>
          </table:table-cell>
          <table:table-cell office:value-type="string" calcext:value-type="string">
            <text:p>Турция, Средиземноморский регион, Аланья, Аланья-центр</text:p>
          </table:table-cell>
          <table:table-cell office:value-type="string" calcext:value-type="string">
            <text:p>Дом отдыха, Пляжный, через дорогу, Городской, цен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Cumhuriyet Mah.1410 Sk.07400 Alanya - Antalya , Turkiye</text:p>
          </table:table-cell>
          <table:table-cell office:value-type="string" calcext:value-type="string">
            <text:p>+90 (242) 514 15 50</text:p>
          </table:table-cell>
          <table:table-cell office:value-type="string" calcext:value-type="string">
            <text:p>+90 (242) 514 15 44</text:p>
          </table:table-cell>
          <table:table-cell office:value-type="string" calcext:value-type="string">
            <text:p>www.ananas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04];&quot;','&quot;;[.C404];&quot;','&quot;;[.I404];&quot;','&quot;;[.J404];&quot;','&quot;;[.K404];&quot;','','&quot;;[.D404];&quot;','&quot;;[.L404];&quot;','&quot;;[.M404];&quot;',&quot;;[.E404];&quot;,true,(select id from public.address where externalid=&quot;;REPLACE([.A404];1;9;&quot;&quot;);&quot;));&quot;)" office:value-type="string" office:string-value="insert into public.hotel(name, place, phone,fax,site,email,descr,vk,fb,stars,published,address_id) values('Ananas 4*','Турция, Средиземноморский регион, Аланья, Аланья-центр','+90 (242) 514 15 50','+90 (242) 514 15 44','www.ananasotel.com','','Дом отдыха, Пляжный, через дорогу, Городской, центр','','',4,true,(select id from public.address where externalid=4969));" calcext:value-type="string">
            <text:p>insert into public.hotel(name, place, phone,fax,site,email,descr,vk,fb,stars,published,address_id) values('Ananas 4*','Турция, Средиземноморский регион, Аланья, Аланья-центр','+90 (242) 514 15 50','+90 (242) 514 15 44','www.ananasotel.com','','Дом отдыха, Пляжный, через дорогу, Городской, центр','','',4,true,(select id from public.address where externalid=4969));</text:p>
          </table:table-cell>
          <table:table-cell table:formula="of:=CONCATENATE(&quot;(select id from hotel where externalid=&quot;;REPLACE([.A404];1;9;&quot;&quot;);&quot;)&quot;)" office:value-type="string" office:string-value="(select id from hotel where externalid=4969)" calcext:value-type="string">
            <text:p>(select id from hotel where externalid=4969)</text:p>
          </table:table-cell>
          <table:table-cell table:formula="of:=CONCATENATE(&quot;insert into public.address(country_id,settlementpart,streetpart,externalid) values((select id from public.country where name_ru='&quot;;[.F404];&quot;'),'&quot;;[.G404];&quot;','&quot; ;[.H404];&quot;',&quot;;REPLACE([.A404];1;9;&quot;&quot;);&quot;);&quot;)" office:value-type="string" office:string-value="insert into public.address(country_id,settlementpart,streetpart,externalid) values((select id from public.country where name_ru='Турция'),'Аланья','Cumhuriyet Mah.1410 Sk.07400 Alanya - Antalya , Turkiye',4969);" calcext:value-type="string">
            <text:p>insert into public.address(country_id,settlementpart,streetpart,externalid) values((select id from public.country where name_ru='Турция'),'Аланья','Cumhuriyet Mah.1410 Sk.07400 Alanya - Antalya , Turkiye',4969);</text:p>
          </table:table-cell>
          <table:table-cell/>
        </table:table-row>
        <table:table-row table:style-name="ro1">
          <table:table-cell office:value-type="string" calcext:value-type="string">
            <text:p>/hotel/al28095</text:p>
          </table:table-cell>
          <table:table-cell office:value-type="string" calcext:value-type="string">
            <text:p>Lykia World &amp; Links Golf Antalya 5*</text:p>
          </table:table-cell>
          <table:table-cell office:value-type="string" calcext:value-type="string">
            <text:p>Турция, Средиземноморский регион, Белек, Богазкент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Denizyaka Mah. Kamisli Gol Kume Evleri No.1 - P.K. 07550 Manavgat / Antalya / TURKEY</text:p>
          </table:table-cell>
          <table:table-cell office:value-type="string" calcext:value-type="string">
            <text:p>+90 242 744 19 00</text:p>
          </table:table-cell>
          <table:table-cell office:value-type="string" calcext:value-type="string">
            <text:p>+90 242 744 19 10</text:p>
          </table:table-cell>
          <table:table-cell office:value-type="string" calcext:value-type="string">
            <text:p>www.lykiaworldantalya.com</text:p>
          </table:table-cell>
          <table:table-cell/>
          <table:table-cell office:value-type="string" calcext:value-type="string">
            <text:p>https://www.facebook.com/lykiaworldlinksgolfantalya</text:p>
          </table:table-cell>
          <table:table-cell table:formula="of:=CONCATENATE(&quot;insert into public.hotel(name, place, phone,fax,site,email,descr,vk,fb,stars,published,address_id) values('&quot;;[.B405];&quot;','&quot;;[.C405];&quot;','&quot;;[.I405];&quot;','&quot;;[.J405];&quot;','&quot;;[.K405];&quot;','','&quot;;[.D405];&quot;','&quot;;[.L405];&quot;','&quot;;[.M405];&quot;',&quot;;[.E405];&quot;,true,(select id from public.address where externalid=&quot;;REPLACE([.A405];1;9;&quot;&quot;);&quot;));&quot;)" office:value-type="string" office:string-value="insert into public.hotel(name, place, phone,fax,site,email,descr,vk,fb,stars,published,address_id) values('Lykia World &amp; Links Golf Antalya 5*','Турция, Средиземноморский регион, Белек, Богазкент','+90 242 744 19 00','+90 242 744 19 10','www.lykiaworldantalya.com','','Гостиничный комплекс, Пляжный, 1-я линия от моря, Загородный, близко','','https://www.facebook.com/lykiaworldlinksgolfantalya',5,true,(select id from public.address where externalid=28095));" calcext:value-type="string">
            <text:p>insert into public.hotel(name, place, phone,fax,site,email,descr,vk,fb,stars,published,address_id) values('Lykia World &amp; Links Golf Antalya 5*','Турция, Средиземноморский регион, Белек, Богазкент','+90 242 744 19 00','+90 242 744 19 10','www.lykiaworldantalya.com','','Гостиничный комплекс, Пляжный, 1-я линия от моря, Загородный, близко','','https://www.facebook.com/lykiaworldlinksgolfantalya',5,true,(select id from public.address where externalid=28095));</text:p>
          </table:table-cell>
          <table:table-cell table:formula="of:=CONCATENATE(&quot;(select id from hotel where externalid=&quot;;REPLACE([.A405];1;9;&quot;&quot;);&quot;)&quot;)" office:value-type="string" office:string-value="(select id from hotel where externalid=28095)" calcext:value-type="string">
            <text:p>(select id from hotel where externalid=28095)</text:p>
          </table:table-cell>
          <table:table-cell table:formula="of:=CONCATENATE(&quot;insert into public.address(country_id,settlementpart,streetpart,externalid) values((select id from public.country where name_ru='&quot;;[.F405];&quot;'),'&quot;;[.G405];&quot;','&quot; ;[.H405];&quot;',&quot;;REPLACE([.A405];1;9;&quot;&quot;);&quot;);&quot;)" office:value-type="string" office:string-value="insert into public.address(country_id,settlementpart,streetpart,externalid) values((select id from public.country where name_ru='Турция'),'Белек','Denizyaka Mah. Kamisli Gol Kume Evleri No.1 - P.K. 07550 Manavgat / Antalya / TURKEY',28095);" calcext:value-type="string">
            <text:p>insert into public.address(country_id,settlementpart,streetpart,externalid) values((select id from public.country where name_ru='Турция'),'Белек','Denizyaka Mah. Kamisli Gol Kume Evleri No.1 - P.K. 07550 Manavgat / Antalya / TURKEY',28095);</text:p>
          </table:table-cell>
          <table:table-cell/>
        </table:table-row>
        <table:table-row table:style-name="ro1">
          <table:table-cell office:value-type="string" calcext:value-type="string">
            <text:p>/hotel/al34803</text:p>
          </table:table-cell>
          <table:table-cell office:value-type="string" calcext:value-type="string">
            <text:p>May Garden Club Hotel 4*</text:p>
          </table:table-cell>
          <table:table-cell office:value-type="string" calcext:value-type="string">
            <text:p>Турция, Средиземноморский регион, Аланья, Махмутлар</text:p>
          </table:table-cell>
          <table:table-cell office:value-type="string" calcext:value-type="string">
            <text:p>Клубный отель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/>
          <table:table-cell office:value-type="string" calcext:value-type="string">
            <text:p>90(242) 528 67 30</text:p>
          </table:table-cell>
          <table:table-cell office:value-type="string" calcext:value-type="string">
            <text:p>90 (242) 528 62 95</text:p>
          </table:table-cell>
          <table:table-cell office:value-type="string" calcext:value-type="string">
            <text:p>www.maygardenclub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06];&quot;','&quot;;[.C406];&quot;','&quot;;[.I406];&quot;','&quot;;[.J406];&quot;','&quot;;[.K406];&quot;','','&quot;;[.D406];&quot;','&quot;;[.L406];&quot;','&quot;;[.M406];&quot;',&quot;;[.E406];&quot;,true,(select id from public.address where externalid=&quot;;REPLACE([.A406];1;9;&quot;&quot;);&quot;));&quot;)" office:value-type="string" office:string-value="insert into public.hotel(name, place, phone,fax,site,email,descr,vk,fb,stars,published,address_id) values('May Garden Club Hotel 4*','Турция, Средиземноморский регион, Аланья, Махмутлар','90(242) 528 67 30','90 (242) 528 62 95','www.maygardenclubhotel.com','','Клубный отель, Загородный, рядом, Пляжный, через дорогу','','',4,true,(select id from public.address where externalid=34803));" calcext:value-type="string">
            <text:p>insert into public.hotel(name, place, phone,fax,site,email,descr,vk,fb,stars,published,address_id) values('May Garden Club Hotel 4*','Турция, Средиземноморский регион, Аланья, Махмутлар','90(242) 528 67 30','90 (242) 528 62 95','www.maygardenclubhotel.com','','Клубный отель, Загородный, рядом, Пляжный, через дорогу','','',4,true,(select id from public.address where externalid=34803));</text:p>
          </table:table-cell>
          <table:table-cell table:formula="of:=CONCATENATE(&quot;(select id from hotel where externalid=&quot;;REPLACE([.A406];1;9;&quot;&quot;);&quot;)&quot;)" office:value-type="string" office:string-value="(select id from hotel where externalid=34803)" calcext:value-type="string">
            <text:p>(select id from hotel where externalid=34803)</text:p>
          </table:table-cell>
          <table:table-cell table:formula="of:=CONCATENATE(&quot;insert into public.address(country_id,settlementpart,streetpart,externalid) values((select id from public.country where name_ru='&quot;;[.F406];&quot;'),'&quot;;[.G406];&quot;','&quot; ;[.H406];&quot;',&quot;;REPLACE([.A406];1;9;&quot;&quot;);&quot;);&quot;)" office:value-type="string" office:string-value="insert into public.address(country_id,settlementpart,streetpart,externalid) values((select id from public.country where name_ru='Турция'),'Аланья','',34803);" calcext:value-type="string">
            <text:p>insert into public.address(country_id,settlementpart,streetpart,externalid) values((select id from public.country where name_ru='Турция'),'Аланья','',34803);</text:p>
          </table:table-cell>
          <table:table-cell/>
        </table:table-row>
        <table:table-row table:style-name="ro1">
          <table:table-cell office:value-type="string" calcext:value-type="string">
            <text:p>/hotel/al52688</text:p>
          </table:table-cell>
          <table:table-cell office:value-type="string" calcext:value-type="string">
            <text:p>Cleopatra Luxury Resort Sharm El Sheikh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.O. Box 10, Nabq Bay, Sharm El Sheikh, South Sinai, Egypt</text:p>
          </table:table-cell>
          <table:table-cell office:value-type="string" calcext:value-type="string">
            <text:p>+20 69 37 10 850</text:p>
          </table:table-cell>
          <table:table-cell office:value-type="string" calcext:value-type="string">
            <text:p>+20 69 37 10 851</text:p>
          </table:table-cell>
          <table:table-cell office:value-type="string" calcext:value-type="string">
            <text:p>www.cleopatraluxury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07];&quot;','&quot;;[.C407];&quot;','&quot;;[.I407];&quot;','&quot;;[.J407];&quot;','&quot;;[.K407];&quot;','','&quot;;[.D407];&quot;','&quot;;[.L407];&quot;','&quot;;[.M407];&quot;',&quot;;[.E407];&quot;,true,(select id from public.address where externalid=&quot;;REPLACE([.A407];1;9;&quot;&quot;);&quot;));&quot;)" office:value-type="string" office:string-value="insert into public.hotel(name, place, phone,fax,site,email,descr,vk,fb,stars,published,address_id) values('Cleopatra Luxury Resort Sharm El Sheikh 5*','Египет, Мухафаза Южный Синай, Шарм-Эль-Шейх','+20 69 37 10 850','+20 69 37 10 851','www.cleopatraluxury.com','','Гостиница, Пляжный, 1-я линия от моря','','',5,true,(select id from public.address where externalid=52688));" calcext:value-type="string">
            <text:p>insert into public.hotel(name, place, phone,fax,site,email,descr,vk,fb,stars,published,address_id) values('Cleopatra Luxury Resort Sharm El Sheikh 5*','Египет, Мухафаза Южный Синай, Шарм-Эль-Шейх','+20 69 37 10 850','+20 69 37 10 851','www.cleopatraluxury.com','','Гостиница, Пляжный, 1-я линия от моря','','',5,true,(select id from public.address where externalid=52688));</text:p>
          </table:table-cell>
          <table:table-cell table:formula="of:=CONCATENATE(&quot;(select id from hotel where externalid=&quot;;REPLACE([.A407];1;9;&quot;&quot;);&quot;)&quot;)" office:value-type="string" office:string-value="(select id from hotel where externalid=52688)" calcext:value-type="string">
            <text:p>(select id from hotel where externalid=52688)</text:p>
          </table:table-cell>
          <table:table-cell table:formula="of:=CONCATENATE(&quot;insert into public.address(country_id,settlementpart,streetpart,externalid) values((select id from public.country where name_ru='&quot;;[.F407];&quot;'),'&quot;;[.G407];&quot;','&quot; ;[.H407];&quot;',&quot;;REPLACE([.A407];1;9;&quot;&quot;);&quot;);&quot;)" office:value-type="string" office:string-value="insert into public.address(country_id,settlementpart,streetpart,externalid) values((select id from public.country where name_ru='Египет'),'Шарм-Эль-Шейх','P.O. Box 10, Nabq Bay, Sharm El Sheikh, South Sinai, Egypt',52688);" calcext:value-type="string">
            <text:p>insert into public.address(country_id,settlementpart,streetpart,externalid) values((select id from public.country where name_ru='Египет'),'Шарм-Эль-Шейх','P.O. Box 10, Nabq Bay, Sharm El Sheikh, South Sinai, Egypt',52688);</text:p>
          </table:table-cell>
          <table:table-cell/>
        </table:table-row>
        <table:table-row table:style-name="ro1">
          <table:table-cell office:value-type="string" calcext:value-type="string">
            <text:p>/hotel/al7572</text:p>
          </table:table-cell>
          <table:table-cell office:value-type="string" calcext:value-type="string">
            <text:p>Occidental Caribe 4*</text:p>
          </table:table-cell>
          <table:table-cell office:value-type="string" calcext:value-type="string">
            <text:p>Доминикана, Провинция Ла-Альтаграсия, Пунта Кана, Арена Горда</text:p>
          </table:table-cell>
          <table:table-cell office:value-type="string" calcext:value-type="string">
            <text:p>Бутик-отель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Пунта Кана</text:p>
          </table:table-cell>
          <table:table-cell office:value-type="string" calcext:value-type="string">
            <text:p>Carretera Macao - Arena Gorda, s/n | 23000 Playa Bаvaro, Higuey</text:p>
          </table:table-cell>
          <table:table-cell office:value-type="string" calcext:value-type="string">
            <text:p>+1 809 476 7777</text:p>
          </table:table-cell>
          <table:table-cell office:value-type="string" calcext:value-type="string">
            <text:p>+1 809 412 2288</text:p>
          </table:table-cell>
          <table:table-cell office:value-type="string" calcext:value-type="string">
            <text:p>www.barcelo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08];&quot;','&quot;;[.C408];&quot;','&quot;;[.I408];&quot;','&quot;;[.J408];&quot;','&quot;;[.K408];&quot;','','&quot;;[.D408];&quot;','&quot;;[.L408];&quot;','&quot;;[.M408];&quot;',&quot;;[.E408];&quot;,true,(select id from public.address where externalid=&quot;;REPLACE([.A408];1;9;&quot;&quot;);&quot;));&quot;)" office:value-type="string" office:string-value="insert into public.hotel(name, place, phone,fax,site,email,descr,vk,fb,stars,published,address_id) values('Occidental Caribe 4*','Доминикана, Провинция Ла-Альтаграсия, Пунта Кана, Арена Горда','+1 809 476 7777','+1 809 412 2288','www.barcelo.com','','Бутик-отель, Пляжный, 1-я линия от моря','','',4,true,(select id from public.address where externalid=7572));" calcext:value-type="string">
            <text:p>insert into public.hotel(name, place, phone,fax,site,email,descr,vk,fb,stars,published,address_id) values('Occidental Caribe 4*','Доминикана, Провинция Ла-Альтаграсия, Пунта Кана, Арена Горда','+1 809 476 7777','+1 809 412 2288','www.barcelo.com','','Бутик-отель, Пляжный, 1-я линия от моря','','',4,true,(select id from public.address where externalid=7572));</text:p>
          </table:table-cell>
          <table:table-cell table:formula="of:=CONCATENATE(&quot;(select id from hotel where externalid=&quot;;REPLACE([.A408];1;9;&quot;&quot;);&quot;)&quot;)" office:value-type="string" office:string-value="(select id from hotel where externalid=7572)" calcext:value-type="string">
            <text:p>(select id from hotel where externalid=7572)</text:p>
          </table:table-cell>
          <table:table-cell table:formula="of:=CONCATENATE(&quot;insert into public.address(country_id,settlementpart,streetpart,externalid) values((select id from public.country where name_ru='&quot;;[.F408];&quot;'),'&quot;;[.G408];&quot;','&quot; ;[.H408];&quot;',&quot;;REPLACE([.A408];1;9;&quot;&quot;);&quot;);&quot;)" office:value-type="string" office:string-value="insert into public.address(country_id,settlementpart,streetpart,externalid) values((select id from public.country where name_ru='Доминикана'),'Пунта Кана','Carretera Macao - Arena Gorda, s/n | 23000 Playa Bаvaro, Higuey',7572);" calcext:value-type="string">
            <text:p>insert into public.address(country_id,settlementpart,streetpart,externalid) values((select id from public.country where name_ru='Доминикана'),'Пунта Кана','Carretera Macao - Arena Gorda, s/n | 23000 Playa Bаvaro, Higuey',7572);</text:p>
          </table:table-cell>
          <table:table-cell/>
        </table:table-row>
        <table:table-row table:style-name="ro1">
          <table:table-cell office:value-type="string" calcext:value-type="string">
            <text:p>/hotel/al24898</text:p>
          </table:table-cell>
          <table:table-cell office:value-type="string" calcext:value-type="string">
            <text:p>Nashira Resort Hotel &amp; AQUA-SPA 5*</text:p>
          </table:table-cell>
          <table:table-cell office:value-type="string" calcext:value-type="string">
            <text:p>Турция, Средиземноморский регион, Сиде, Титрейенгёль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Titreyengöl Mevkii P.k.10 Side-Manavgat / Antalya TURKEY</text:p>
          </table:table-cell>
          <table:table-cell office:value-type="string" calcext:value-type="string">
            <text:p>+90 (242) 756 90 50</text:p>
          </table:table-cell>
          <table:table-cell office:value-type="string" calcext:value-type="string">
            <text:p>+90 (242) 756 90 52</text:p>
          </table:table-cell>
          <table:table-cell office:value-type="string" calcext:value-type="string">
            <text:p>www.nashir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09];&quot;','&quot;;[.C409];&quot;','&quot;;[.I409];&quot;','&quot;;[.J409];&quot;','&quot;;[.K409];&quot;','','&quot;;[.D409];&quot;','&quot;;[.L409];&quot;','&quot;;[.M409];&quot;',&quot;;[.E409];&quot;,true,(select id from public.address where externalid=&quot;;REPLACE([.A409];1;9;&quot;&quot;);&quot;));&quot;)" office:value-type="string" office:string-value="insert into public.hotel(name, place, phone,fax,site,email,descr,vk,fb,stars,published,address_id) values('Nashira Resort Hotel &amp; AQUA-SPA 5*','Турция, Средиземноморский регион, Сиде, Титрейенгёль','+90 (242) 756 90 50','+90 (242) 756 90 52','www.nashirahotels.com','','Гостиница, Пляжный, 1-я линия от моря','','',5,true,(select id from public.address where externalid=24898));" calcext:value-type="string">
            <text:p>insert into public.hotel(name, place, phone,fax,site,email,descr,vk,fb,stars,published,address_id) values('Nashira Resort Hotel &amp; AQUA-SPA 5*','Турция, Средиземноморский регион, Сиде, Титрейенгёль','+90 (242) 756 90 50','+90 (242) 756 90 52','www.nashirahotels.com','','Гостиница, Пляжный, 1-я линия от моря','','',5,true,(select id from public.address where externalid=24898));</text:p>
          </table:table-cell>
          <table:table-cell table:formula="of:=CONCATENATE(&quot;(select id from hotel where externalid=&quot;;REPLACE([.A409];1;9;&quot;&quot;);&quot;)&quot;)" office:value-type="string" office:string-value="(select id from hotel where externalid=24898)" calcext:value-type="string">
            <text:p>(select id from hotel where externalid=24898)</text:p>
          </table:table-cell>
          <table:table-cell table:formula="of:=CONCATENATE(&quot;insert into public.address(country_id,settlementpart,streetpart,externalid) values((select id from public.country where name_ru='&quot;;[.F409];&quot;'),'&quot;;[.G409];&quot;','&quot; ;[.H409];&quot;',&quot;;REPLACE([.A409];1;9;&quot;&quot;);&quot;);&quot;)" office:value-type="string" office:string-value="insert into public.address(country_id,settlementpart,streetpart,externalid) values((select id from public.country where name_ru='Турция'),'Сиде','Titreyengöl Mevkii P.k.10 Side-Manavgat / Antalya TURKEY',24898);" calcext:value-type="string">
            <text:p>insert into public.address(country_id,settlementpart,streetpart,externalid) values((select id from public.country where name_ru='Турция'),'Сиде','Titreyengöl Mevkii P.k.10 Side-Manavgat / Antalya TURKEY',24898);</text:p>
          </table:table-cell>
          <table:table-cell/>
        </table:table-row>
        <table:table-row table:style-name="ro1">
          <table:table-cell office:value-type="string" calcext:value-type="string">
            <text:p>/hotel/al227</text:p>
          </table:table-cell>
          <table:table-cell office:value-type="string" calcext:value-type="string">
            <text:p>Sharm Dreams Resort 5*</text:p>
          </table:table-cell>
          <table:table-cell office:value-type="string" calcext:value-type="string">
            <text:p>Египет, Мухафаза Южный Синай, Шарм-Эль-Шейх, Наама Бей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Hilton Sharm Dreams Resort Naama Bay, South Sinai, Sharm El Sheikh, Egypt</text:p>
          </table:table-cell>
          <table:table-cell office:value-type="string" calcext:value-type="string">
            <text:p>+20-069-3603040</text:p>
          </table:table-cell>
          <table:table-cell office:value-type="string" calcext:value-type="string">
            <text:p>+20-069-3602828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410];&quot;','&quot;;[.C410];&quot;','&quot;;[.I410];&quot;','&quot;;[.J410];&quot;','&quot;;[.K410];&quot;','','&quot;;[.D410];&quot;','&quot;;[.L410];&quot;','&quot;;[.M410];&quot;',&quot;;[.E410];&quot;,true,(select id from public.address where externalid=&quot;;REPLACE([.A410];1;9;&quot;&quot;);&quot;));&quot;)" office:value-type="string" office:string-value="insert into public.hotel(name, place, phone,fax,site,email,descr,vk,fb,stars,published,address_id) values('Sharm Dreams Resort 5*','Египет, Мухафаза Южный Синай, Шарм-Эль-Шейх, Наама Бей','+20-069-3603040','+20-069-3602828','','','Гостиница, Пляжный, 2-я линия от моря','','',5,true,(select id from public.address where externalid=227));" calcext:value-type="string">
            <text:p>insert into public.hotel(name, place, phone,fax,site,email,descr,vk,fb,stars,published,address_id) values('Sharm Dreams Resort 5*','Египет, Мухафаза Южный Синай, Шарм-Эль-Шейх, Наама Бей','+20-069-3603040','+20-069-3602828','','','Гостиница, Пляжный, 2-я линия от моря','','',5,true,(select id from public.address where externalid=227));</text:p>
          </table:table-cell>
          <table:table-cell table:formula="of:=CONCATENATE(&quot;(select id from hotel where externalid=&quot;;REPLACE([.A410];1;9;&quot;&quot;);&quot;)&quot;)" office:value-type="string" office:string-value="(select id from hotel where externalid=227)" calcext:value-type="string">
            <text:p>(select id from hotel where externalid=227)</text:p>
          </table:table-cell>
          <table:table-cell table:formula="of:=CONCATENATE(&quot;insert into public.address(country_id,settlementpart,streetpart,externalid) values((select id from public.country where name_ru='&quot;;[.F410];&quot;'),'&quot;;[.G410];&quot;','&quot; ;[.H410];&quot;',&quot;;REPLACE([.A410];1;9;&quot;&quot;);&quot;);&quot;)" office:value-type="string" office:string-value="insert into public.address(country_id,settlementpart,streetpart,externalid) values((select id from public.country where name_ru='Египет'),'Шарм-Эль-Шейх','Hilton Sharm Dreams Resort Naama Bay, South Sinai, Sharm El Sheikh, Egypt',227);" calcext:value-type="string">
            <text:p>insert into public.address(country_id,settlementpart,streetpart,externalid) values((select id from public.country where name_ru='Египет'),'Шарм-Эль-Шейх','Hilton Sharm Dreams Resort Naama Bay, South Sinai, Sharm El Sheikh, Egypt',227);</text:p>
          </table:table-cell>
          <table:table-cell/>
        </table:table-row>
        <table:table-row table:style-name="ro1">
          <table:table-cell office:value-type="string" calcext:value-type="string">
            <text:p>/hotel/al51053</text:p>
          </table:table-cell>
          <table:table-cell office:value-type="string" calcext:value-type="string">
            <text:p>Arabella World 4*</text:p>
          </table:table-cell>
          <table:table-cell office:value-type="string" calcext:value-type="string">
            <text:p>Турция, Средиземноморский регион, Аланья, Авсал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vasallar Alanya Antalya</text:p>
          </table:table-cell>
          <table:table-cell table:number-columns-repeated="2" office:value-type="string" calcext:value-type="string">
            <text:p>(90 242) 517 3249</text:p>
          </table:table-cell>
          <table:table-cell office:value-type="string" calcext:value-type="string">
            <text:p>www.arabella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11];&quot;','&quot;;[.C411];&quot;','&quot;;[.I411];&quot;','&quot;;[.J411];&quot;','&quot;;[.K411];&quot;','','&quot;;[.D411];&quot;','&quot;;[.L411];&quot;','&quot;;[.M411];&quot;',&quot;;[.E411];&quot;,true,(select id from public.address where externalid=&quot;;REPLACE([.A411];1;9;&quot;&quot;);&quot;));&quot;)" office:value-type="string" office:string-value="insert into public.hotel(name, place, phone,fax,site,email,descr,vk,fb,stars,published,address_id) values('Arabella World 4*','Турция, Средиземноморский регион, Аланья, Авсаллар','(90 242) 517 3249','(90 242) 517 3249','www.arabellahotel.com','','Гостиница, Пляжный, 1-я линия от моря, Загородный, близко','','',4,true,(select id from public.address where externalid=51053));" calcext:value-type="string">
            <text:p>insert into public.hotel(name, place, phone,fax,site,email,descr,vk,fb,stars,published,address_id) values('Arabella World 4*','Турция, Средиземноморский регион, Аланья, Авсаллар','(90 242) 517 3249','(90 242) 517 3249','www.arabellahotel.com','','Гостиница, Пляжный, 1-я линия от моря, Загородный, близко','','',4,true,(select id from public.address where externalid=51053));</text:p>
          </table:table-cell>
          <table:table-cell table:formula="of:=CONCATENATE(&quot;(select id from hotel where externalid=&quot;;REPLACE([.A411];1;9;&quot;&quot;);&quot;)&quot;)" office:value-type="string" office:string-value="(select id from hotel where externalid=51053)" calcext:value-type="string">
            <text:p>(select id from hotel where externalid=51053)</text:p>
          </table:table-cell>
          <table:table-cell table:formula="of:=CONCATENATE(&quot;insert into public.address(country_id,settlementpart,streetpart,externalid) values((select id from public.country where name_ru='&quot;;[.F411];&quot;'),'&quot;;[.G411];&quot;','&quot; ;[.H411];&quot;',&quot;;REPLACE([.A411];1;9;&quot;&quot;);&quot;);&quot;)" office:value-type="string" office:string-value="insert into public.address(country_id,settlementpart,streetpart,externalid) values((select id from public.country where name_ru='Турция'),'Аланья','Avasallar Alanya Antalya',51053);" calcext:value-type="string">
            <text:p>insert into public.address(country_id,settlementpart,streetpart,externalid) values((select id from public.country where name_ru='Турция'),'Аланья','Avasallar Alanya Antalya',51053);</text:p>
          </table:table-cell>
          <table:table-cell/>
        </table:table-row>
        <table:table-row table:style-name="ro1">
          <table:table-cell office:value-type="string" calcext:value-type="string">
            <text:p>/hotel/al24807</text:p>
          </table:table-cell>
          <table:table-cell office:value-type="string" calcext:value-type="string">
            <text:p>Le Chateau De Prestige (закрыт) 5*</text:p>
          </table:table-cell>
          <table:table-cell office:value-type="string" calcext:value-type="string">
            <text:p>Турция, Средиземноморский регион, Кемер, Гёйнюк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Esentepe Mah. Ataturk Cad. : 17 PK: 07994 Coynuk-Kemer-Antalya/Turkiye</text:p>
          </table:table-cell>
          <table:table-cell office:value-type="string" calcext:value-type="string">
            <text:p>(90242) 0812-25-00</text:p>
          </table:table-cell>
          <table:table-cell office:value-type="string" calcext:value-type="string">
            <text:p>(90242) 815-31-49</text:p>
          </table:table-cell>
          <table:table-cell office:value-type="string" calcext:value-type="string">
            <text:p>www.prestigehotel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12];&quot;','&quot;;[.C412];&quot;','&quot;;[.I412];&quot;','&quot;;[.J412];&quot;','&quot;;[.K412];&quot;','','&quot;;[.D412];&quot;','&quot;;[.L412];&quot;','&quot;;[.M412];&quot;',&quot;;[.E412];&quot;,true,(select id from public.address where externalid=&quot;;REPLACE([.A412];1;9;&quot;&quot;);&quot;));&quot;)" office:value-type="string" office:string-value="insert into public.hotel(name, place, phone,fax,site,email,descr,vk,fb,stars,published,address_id) values('Le Chateau De Prestige (закрыт) 5*','Турция, Средиземноморский регион, Кемер, Гёйнюк','(90242) 0812-25-00','(90242) 815-31-49','www.prestigehotel.com.tr','','Гостиница, Загородный, рядом, Пляжный, через дорогу','','',5,true,(select id from public.address where externalid=24807));" calcext:value-type="string">
            <text:p>insert into public.hotel(name, place, phone,fax,site,email,descr,vk,fb,stars,published,address_id) values('Le Chateau De Prestige (закрыт) 5*','Турция, Средиземноморский регион, Кемер, Гёйнюк','(90242) 0812-25-00','(90242) 815-31-49','www.prestigehotel.com.tr','','Гостиница, Загородный, рядом, Пляжный, через дорогу','','',5,true,(select id from public.address where externalid=24807));</text:p>
          </table:table-cell>
          <table:table-cell table:formula="of:=CONCATENATE(&quot;(select id from hotel where externalid=&quot;;REPLACE([.A412];1;9;&quot;&quot;);&quot;)&quot;)" office:value-type="string" office:string-value="(select id from hotel where externalid=24807)" calcext:value-type="string">
            <text:p>(select id from hotel where externalid=24807)</text:p>
          </table:table-cell>
          <table:table-cell table:formula="of:=CONCATENATE(&quot;insert into public.address(country_id,settlementpart,streetpart,externalid) values((select id from public.country where name_ru='&quot;;[.F412];&quot;'),'&quot;;[.G412];&quot;','&quot; ;[.H412];&quot;',&quot;;REPLACE([.A412];1;9;&quot;&quot;);&quot;);&quot;)" office:value-type="string" office:string-value="insert into public.address(country_id,settlementpart,streetpart,externalid) values((select id from public.country where name_ru='Турция'),'Кемер','Esentepe Mah. Ataturk Cad. : 17 PK: 07994 Coynuk-Kemer-Antalya/Turkiye',24807);" calcext:value-type="string">
            <text:p>insert into public.address(country_id,settlementpart,streetpart,externalid) values((select id from public.country where name_ru='Турция'),'Кемер','Esentepe Mah. Ataturk Cad. : 17 PK: 07994 Coynuk-Kemer-Antalya/Turkiye',24807);</text:p>
          </table:table-cell>
          <table:table-cell/>
        </table:table-row>
        <table:table-row table:style-name="ro1">
          <table:table-cell office:value-type="string" calcext:value-type="string">
            <text:p>/hotel/al205640</text:p>
          </table:table-cell>
          <table:table-cell office:value-type="string" calcext:value-type="string">
            <text:p>Cam Ranh Riviera Beach Resort &amp; Spa 5*</text:p>
          </table:table-cell>
          <table:table-cell office:value-type="string" calcext:value-type="string">
            <text:p>Вьетнам, Провинция Кханьхоа, Нячанг, Нха Транг</text:p>
          </table:table-cell>
          <table:table-cell office:value-type="string" calcext:value-type="string">
            <text:p>СПА-отель, Пляжный, 2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ьетнам</text:p>
          </table:table-cell>
          <table:table-cell office:value-type="string" calcext:value-type="string">
            <text:p>Нячанг</text:p>
          </table:table-cell>
          <table:table-cell office:value-type="string" calcext:value-type="string">
            <text:p>Northern Peninsula Cam Ranh, Khanh Hoa Province, Vietnam</text:p>
          </table:table-cell>
          <table:table-cell office:value-type="string" calcext:value-type="string">
            <text:p>(+84) 258 398 9898</text:p>
          </table:table-cell>
          <table:table-cell office:value-type="string" calcext:value-type="string">
            <text:p>(+84) 258 398 9899</text:p>
          </table:table-cell>
          <table:table-cell office:value-type="string" calcext:value-type="string">
            <text:p>www.rivieraresortsp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13];&quot;','&quot;;[.C413];&quot;','&quot;;[.I413];&quot;','&quot;;[.J413];&quot;','&quot;;[.K413];&quot;','','&quot;;[.D413];&quot;','&quot;;[.L413];&quot;','&quot;;[.M413];&quot;',&quot;;[.E413];&quot;,true,(select id from public.address where externalid=&quot;;REPLACE([.A413];1;9;&quot;&quot;);&quot;));&quot;)" office:value-type="string" office:string-value="insert into public.hotel(name, place, phone,fax,site,email,descr,vk,fb,stars,published,address_id) values('Cam Ranh Riviera Beach Resort &amp; Spa 5*','Вьетнам, Провинция Кханьхоа, Нячанг, Нха Транг','(+84) 258 398 9898','(+84) 258 398 9899','www.rivieraresortspa.com','','СПА-отель, Пляжный, 2-я линия от моря, Городской, близко к центру','','',5,true,(select id from public.address where externalid=205640));" calcext:value-type="string">
            <text:p>insert into public.hotel(name, place, phone,fax,site,email,descr,vk,fb,stars,published,address_id) values('Cam Ranh Riviera Beach Resort &amp; Spa 5*','Вьетнам, Провинция Кханьхоа, Нячанг, Нха Транг','(+84) 258 398 9898','(+84) 258 398 9899','www.rivieraresortspa.com','','СПА-отель, Пляжный, 2-я линия от моря, Городской, близко к центру','','',5,true,(select id from public.address where externalid=205640));</text:p>
          </table:table-cell>
          <table:table-cell table:formula="of:=CONCATENATE(&quot;(select id from hotel where externalid=&quot;;REPLACE([.A413];1;9;&quot;&quot;);&quot;)&quot;)" office:value-type="string" office:string-value="(select id from hotel where externalid=205640)" calcext:value-type="string">
            <text:p>(select id from hotel where externalid=205640)</text:p>
          </table:table-cell>
          <table:table-cell table:formula="of:=CONCATENATE(&quot;insert into public.address(country_id,settlementpart,streetpart,externalid) values((select id from public.country where name_ru='&quot;;[.F413];&quot;'),'&quot;;[.G413];&quot;','&quot; ;[.H413];&quot;',&quot;;REPLACE([.A413];1;9;&quot;&quot;);&quot;);&quot;)" office:value-type="string" office:string-value="insert into public.address(country_id,settlementpart,streetpart,externalid) values((select id from public.country where name_ru='Вьетнам'),'Нячанг','Northern Peninsula Cam Ranh, Khanh Hoa Province, Vietnam',205640);" calcext:value-type="string">
            <text:p>insert into public.address(country_id,settlementpart,streetpart,externalid) values((select id from public.country where name_ru='Вьетнам'),'Нячанг','Northern Peninsula Cam Ranh, Khanh Hoa Province, Vietnam',205640);</text:p>
          </table:table-cell>
          <table:table-cell/>
        </table:table-row>
        <table:table-row table:style-name="ro1">
          <table:table-cell office:value-type="string" calcext:value-type="string">
            <text:p>/hotel/al12529</text:p>
          </table:table-cell>
          <table:table-cell office:value-type="string" calcext:value-type="string">
            <text:p>Ares Blue 3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чный комплекс, Пляжный, 2-я линия от моря, Загородный, рядо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table:number-columns-repeated="3"/>
          <table:table-cell office:value-type="string" calcext:value-type="string">
            <text:p>www.lariss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14];&quot;','&quot;;[.C414];&quot;','&quot;;[.I414];&quot;','&quot;;[.J414];&quot;','&quot;;[.K414];&quot;','','&quot;;[.D414];&quot;','&quot;;[.L414];&quot;','&quot;;[.M414];&quot;',&quot;;[.E414];&quot;,true,(select id from public.address where externalid=&quot;;REPLACE([.A414];1;9;&quot;&quot;);&quot;));&quot;)" office:value-type="string" office:string-value="insert into public.hotel(name, place, phone,fax,site,email,descr,vk,fb,stars,published,address_id) values('Ares Blue 3*','Турция, Средиземноморский регион, Кемер, Кириш','','','www.larissahotels.com','','Гостиничный комплекс, Пляжный, 2-я линия от моря, Загородный, рядом','','',3,true,(select id from public.address where externalid=12529));" calcext:value-type="string">
            <text:p>insert into public.hotel(name, place, phone,fax,site,email,descr,vk,fb,stars,published,address_id) values('Ares Blue 3*','Турция, Средиземноморский регион, Кемер, Кириш','','','www.larissahotels.com','','Гостиничный комплекс, Пляжный, 2-я линия от моря, Загородный, рядом','','',3,true,(select id from public.address where externalid=12529));</text:p>
          </table:table-cell>
          <table:table-cell table:formula="of:=CONCATENATE(&quot;(select id from hotel where externalid=&quot;;REPLACE([.A414];1;9;&quot;&quot;);&quot;)&quot;)" office:value-type="string" office:string-value="(select id from hotel where externalid=12529)" calcext:value-type="string">
            <text:p>(select id from hotel where externalid=12529)</text:p>
          </table:table-cell>
          <table:table-cell table:formula="of:=CONCATENATE(&quot;insert into public.address(country_id,settlementpart,streetpart,externalid) values((select id from public.country where name_ru='&quot;;[.F414];&quot;'),'&quot;;[.G414];&quot;','&quot; ;[.H414];&quot;',&quot;;REPLACE([.A414];1;9;&quot;&quot;);&quot;);&quot;)" office:value-type="string" office:string-value="insert into public.address(country_id,settlementpart,streetpart,externalid) values((select id from public.country where name_ru='Турция'),'Кемер','',12529);" calcext:value-type="string">
            <text:p>insert into public.address(country_id,settlementpart,streetpart,externalid) values((select id from public.country where name_ru='Турция'),'Кемер','',12529);</text:p>
          </table:table-cell>
          <table:table-cell/>
        </table:table-row>
        <table:table-row table:style-name="ro1">
          <table:table-cell office:value-type="string" calcext:value-type="string">
            <text:p>/hotel/al12470</text:p>
          </table:table-cell>
          <table:table-cell office:value-type="string" calcext:value-type="string">
            <text:p>Miarosa Incekum West Resort 4*</text:p>
          </table:table-cell>
          <table:table-cell office:value-type="string" calcext:value-type="string">
            <text:p>Турция, Средиземноморский регион, Аланья, Инджекум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İncekum Beldesi İncekum Mah. D-400 Cad. No:21 Alanya / ANTALYA</text:p>
          </table:table-cell>
          <table:table-cell office:value-type="string" calcext:value-type="string">
            <text:p>0 242 532 16 21 -22</text:p>
          </table:table-cell>
          <table:table-cell office:value-type="string" calcext:value-type="string">
            <text:p>0 242 532 16 23</text:p>
          </table:table-cell>
          <table:table-cell office:value-type="string" calcext:value-type="string">
            <text:p>incekumwest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15];&quot;','&quot;;[.C415];&quot;','&quot;;[.I415];&quot;','&quot;;[.J415];&quot;','&quot;;[.K415];&quot;','','&quot;;[.D415];&quot;','&quot;;[.L415];&quot;','&quot;;[.M415];&quot;',&quot;;[.E415];&quot;,true,(select id from public.address where externalid=&quot;;REPLACE([.A415];1;9;&quot;&quot;);&quot;));&quot;)" office:value-type="string" office:string-value="insert into public.hotel(name, place, phone,fax,site,email,descr,vk,fb,stars,published,address_id) values('Miarosa Incekum West Resort 4*','Турция, Средиземноморский регион, Аланья, Инджекум','0 242 532 16 21 -22','0 242 532 16 23','incekumwesthotel.com','','Гостиница, Пляжный, 1-я линия от моря, Загородный, близко','','',4,true,(select id from public.address where externalid=12470));" calcext:value-type="string">
            <text:p>insert into public.hotel(name, place, phone,fax,site,email,descr,vk,fb,stars,published,address_id) values('Miarosa Incekum West Resort 4*','Турция, Средиземноморский регион, Аланья, Инджекум','0 242 532 16 21 -22','0 242 532 16 23','incekumwesthotel.com','','Гостиница, Пляжный, 1-я линия от моря, Загородный, близко','','',4,true,(select id from public.address where externalid=12470));</text:p>
          </table:table-cell>
          <table:table-cell table:formula="of:=CONCATENATE(&quot;(select id from hotel where externalid=&quot;;REPLACE([.A415];1;9;&quot;&quot;);&quot;)&quot;)" office:value-type="string" office:string-value="(select id from hotel where externalid=12470)" calcext:value-type="string">
            <text:p>(select id from hotel where externalid=12470)</text:p>
          </table:table-cell>
          <table:table-cell table:formula="of:=CONCATENATE(&quot;insert into public.address(country_id,settlementpart,streetpart,externalid) values((select id from public.country where name_ru='&quot;;[.F415];&quot;'),'&quot;;[.G415];&quot;','&quot; ;[.H415];&quot;',&quot;;REPLACE([.A415];1;9;&quot;&quot;);&quot;);&quot;)" office:value-type="string" office:string-value="insert into public.address(country_id,settlementpart,streetpart,externalid) values((select id from public.country where name_ru='Турция'),'Аланья','İncekum Beldesi İncekum Mah. D-400 Cad. No:21 Alanya / ANTALYA',12470);" calcext:value-type="string">
            <text:p>insert into public.address(country_id,settlementpart,streetpart,externalid) values((select id from public.country where name_ru='Турция'),'Аланья','İncekum Beldesi İncekum Mah. D-400 Cad. No:21 Alanya / ANTALYA',12470);</text:p>
          </table:table-cell>
          <table:table-cell/>
        </table:table-row>
        <table:table-row table:style-name="ro1">
          <table:table-cell office:value-type="string" calcext:value-type="string">
            <text:p>/hotel/al28035</text:p>
          </table:table-cell>
          <table:table-cell office:value-type="string" calcext:value-type="string">
            <text:p>Spice Hotel &amp; SPA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СПА-отель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skele Mevkii, Belek - 07506 Antalya, TURKIYE</text:p>
          </table:table-cell>
          <table:table-cell office:value-type="string" calcext:value-type="string">
            <text:p>+90 (242) 715 35 35</text:p>
          </table:table-cell>
          <table:table-cell office:value-type="string" calcext:value-type="string">
            <text:p>+90 (242) 715 21 97</text:p>
          </table:table-cell>
          <table:table-cell office:value-type="string" calcext:value-type="string">
            <text:p>www.spice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16];&quot;','&quot;;[.C416];&quot;','&quot;;[.I416];&quot;','&quot;;[.J416];&quot;','&quot;;[.K416];&quot;','','&quot;;[.D416];&quot;','&quot;;[.L416];&quot;','&quot;;[.M416];&quot;',&quot;;[.E416];&quot;,true,(select id from public.address where externalid=&quot;;REPLACE([.A416];1;9;&quot;&quot;);&quot;));&quot;)" office:value-type="string" office:string-value="insert into public.hotel(name, place, phone,fax,site,email,descr,vk,fb,stars,published,address_id) values('Spice Hotel &amp; SPA 5*','Турция, Средиземноморский регион, Белек','+90 (242) 715 35 35','+90 (242) 715 21 97','www.spice.com.tr','','СПА-отель, Пляжный, 1-я линия от моря, Загородный, близко','','',5,true,(select id from public.address where externalid=28035));" calcext:value-type="string">
            <text:p>insert into public.hotel(name, place, phone,fax,site,email,descr,vk,fb,stars,published,address_id) values('Spice Hotel &amp; SPA 5*','Турция, Средиземноморский регион, Белек','+90 (242) 715 35 35','+90 (242) 715 21 97','www.spice.com.tr','','СПА-отель, Пляжный, 1-я линия от моря, Загородный, близко','','',5,true,(select id from public.address where externalid=28035));</text:p>
          </table:table-cell>
          <table:table-cell table:formula="of:=CONCATENATE(&quot;(select id from hotel where externalid=&quot;;REPLACE([.A416];1;9;&quot;&quot;);&quot;)&quot;)" office:value-type="string" office:string-value="(select id from hotel where externalid=28035)" calcext:value-type="string">
            <text:p>(select id from hotel where externalid=28035)</text:p>
          </table:table-cell>
          <table:table-cell table:formula="of:=CONCATENATE(&quot;insert into public.address(country_id,settlementpart,streetpart,externalid) values((select id from public.country where name_ru='&quot;;[.F416];&quot;'),'&quot;;[.G416];&quot;','&quot; ;[.H416];&quot;',&quot;;REPLACE([.A416];1;9;&quot;&quot;);&quot;);&quot;)" office:value-type="string" office:string-value="insert into public.address(country_id,settlementpart,streetpart,externalid) values((select id from public.country where name_ru='Турция'),'Белек','Iskele Mevkii, Belek - 07506 Antalya, TURKIYE',28035);" calcext:value-type="string">
            <text:p>insert into public.address(country_id,settlementpart,streetpart,externalid) values((select id from public.country where name_ru='Турция'),'Белек','Iskele Mevkii, Belek - 07506 Antalya, TURKIYE',28035);</text:p>
          </table:table-cell>
          <table:table-cell/>
        </table:table-row>
        <table:table-row table:style-name="ro1">
          <table:table-cell office:value-type="string" calcext:value-type="string">
            <text:p>/hotel/al2228</text:p>
          </table:table-cell>
          <table:table-cell office:value-type="string" calcext:value-type="string">
            <text:p>Beach Albatros Resort 4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Hadabet um Elseid Sharm Elsheikh South Sinai, Egypt P. O. Box 155</text:p>
          </table:table-cell>
          <table:table-cell office:value-type="string" calcext:value-type="string">
            <text:p>(+20) 69 366 3923/4</text:p>
          </table:table-cell>
          <table:table-cell office:value-type="string" calcext:value-type="string">
            <text:p>(+20) 69 366 3921</text:p>
          </table:table-cell>
          <table:table-cell office:value-type="string" calcext:value-type="string">
            <text:p>www.pickalbatros.com</text:p>
          </table:table-cell>
          <table:table-cell/>
          <table:table-cell office:value-type="string" calcext:value-type="string">
            <text:p>https://www.facebook.com/pickalbatrosrHotels</text:p>
          </table:table-cell>
          <table:table-cell table:formula="of:=CONCATENATE(&quot;insert into public.hotel(name, place, phone,fax,site,email,descr,vk,fb,stars,published,address_id) values('&quot;;[.B417];&quot;','&quot;;[.C417];&quot;','&quot;;[.I417];&quot;','&quot;;[.J417];&quot;','&quot;;[.K417];&quot;','','&quot;;[.D417];&quot;','&quot;;[.L417];&quot;','&quot;;[.M417];&quot;',&quot;;[.E417];&quot;,true,(select id from public.address where externalid=&quot;;REPLACE([.A417];1;9;&quot;&quot;);&quot;));&quot;)" office:value-type="string" office:string-value="insert into public.hotel(name, place, phone,fax,site,email,descr,vk,fb,stars,published,address_id) values('Beach Albatros Resort 4*','Египет, Мухафаза Южный Синай, Шарм-Эль-Шейх, Рас Ум Эль Сид','(+20) 69 366 3923/4','(+20) 69 366 3921','www.pickalbatros.com','','Гостиничный комплекс, Пляжный, 1-я линия от моря','','https://www.facebook.com/pickalbatrosrHotels',4,true,(select id from public.address where externalid=2228));" calcext:value-type="string">
            <text:p>insert into public.hotel(name, place, phone,fax,site,email,descr,vk,fb,stars,published,address_id) values('Beach Albatros Resort 4*','Египет, Мухафаза Южный Синай, Шарм-Эль-Шейх, Рас Ум Эль Сид','(+20) 69 366 3923/4','(+20) 69 366 3921','www.pickalbatros.com','','Гостиничный комплекс, Пляжный, 1-я линия от моря','','https://www.facebook.com/pickalbatrosrHotels',4,true,(select id from public.address where externalid=2228));</text:p>
          </table:table-cell>
          <table:table-cell table:formula="of:=CONCATENATE(&quot;(select id from hotel where externalid=&quot;;REPLACE([.A417];1;9;&quot;&quot;);&quot;)&quot;)" office:value-type="string" office:string-value="(select id from hotel where externalid=2228)" calcext:value-type="string">
            <text:p>(select id from hotel where externalid=2228)</text:p>
          </table:table-cell>
          <table:table-cell table:formula="of:=CONCATENATE(&quot;insert into public.address(country_id,settlementpart,streetpart,externalid) values((select id from public.country where name_ru='&quot;;[.F417];&quot;'),'&quot;;[.G417];&quot;','&quot; ;[.H417];&quot;',&quot;;REPLACE([.A417];1;9;&quot;&quot;);&quot;);&quot;)" office:value-type="string" office:string-value="insert into public.address(country_id,settlementpart,streetpart,externalid) values((select id from public.country where name_ru='Египет'),'Шарм-Эль-Шейх','Hadabet um Elseid Sharm Elsheikh South Sinai, Egypt P. O. Box 155',2228);" calcext:value-type="string">
            <text:p>insert into public.address(country_id,settlementpart,streetpart,externalid) values((select id from public.country where name_ru='Египет'),'Шарм-Эль-Шейх','Hadabet um Elseid Sharm Elsheikh South Sinai, Egypt P. O. Box 155',2228);</text:p>
          </table:table-cell>
          <table:table-cell/>
        </table:table-row>
        <table:table-row table:style-name="ro1">
          <table:table-cell office:value-type="string" calcext:value-type="string">
            <text:p>/hotel/al33088</text:p>
          </table:table-cell>
          <table:table-cell office:value-type="string" calcext:value-type="string">
            <text:p>Palmet Beach Resort Kemer 5*</text:p>
          </table:table-cell>
          <table:table-cell office:value-type="string" calcext:value-type="string">
            <text:p>Турция, Средиземноморский регион, Кемер, Кемер - центр</text:p>
          </table:table-cell>
          <table:table-cell office:value-type="string" calcext:value-type="string">
            <text:p>Гостиничный комплекс, Пляжный, 1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36 07980 KEMER/ANTALYA/TURKEY</text:p>
          </table:table-cell>
          <table:table-cell office:value-type="string" calcext:value-type="string">
            <text:p>0242 814 75 50 – 51</text:p>
          </table:table-cell>
          <table:table-cell/>
          <table:table-cell office:value-type="string" calcext:value-type="string">
            <text:p>www.palmet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18];&quot;','&quot;;[.C418];&quot;','&quot;;[.I418];&quot;','&quot;;[.J418];&quot;','&quot;;[.K418];&quot;','','&quot;;[.D418];&quot;','&quot;;[.L418];&quot;','&quot;;[.M418];&quot;',&quot;;[.E418];&quot;,true,(select id from public.address where externalid=&quot;;REPLACE([.A418];1;9;&quot;&quot;);&quot;));&quot;)" office:value-type="string" office:string-value="insert into public.hotel(name, place, phone,fax,site,email,descr,vk,fb,stars,published,address_id) values('Palmet Beach Resort Kemer 5*','Турция, Средиземноморский регион, Кемер, Кемер - центр','0242 814 75 50 – 51','','www.palmethotels.com','','Гостиничный комплекс, Пляжный, 1-я линия от моря, Городской, близко к центру','','',5,true,(select id from public.address where externalid=33088));" calcext:value-type="string">
            <text:p>insert into public.hotel(name, place, phone,fax,site,email,descr,vk,fb,stars,published,address_id) values('Palmet Beach Resort Kemer 5*','Турция, Средиземноморский регион, Кемер, Кемер - центр','0242 814 75 50 – 51','','www.palmethotels.com','','Гостиничный комплекс, Пляжный, 1-я линия от моря, Городской, близко к центру','','',5,true,(select id from public.address where externalid=33088));</text:p>
          </table:table-cell>
          <table:table-cell table:formula="of:=CONCATENATE(&quot;(select id from hotel where externalid=&quot;;REPLACE([.A418];1;9;&quot;&quot;);&quot;)&quot;)" office:value-type="string" office:string-value="(select id from hotel where externalid=33088)" calcext:value-type="string">
            <text:p>(select id from hotel where externalid=33088)</text:p>
          </table:table-cell>
          <table:table-cell table:formula="of:=CONCATENATE(&quot;insert into public.address(country_id,settlementpart,streetpart,externalid) values((select id from public.country where name_ru='&quot;;[.F418];&quot;'),'&quot;;[.G418];&quot;','&quot; ;[.H418];&quot;',&quot;;REPLACE([.A418];1;9;&quot;&quot;);&quot;);&quot;)" office:value-type="string" office:string-value="insert into public.address(country_id,settlementpart,streetpart,externalid) values((select id from public.country where name_ru='Турция'),'Кемер','36 07980 KEMER/ANTALYA/TURKEY',33088);" calcext:value-type="string">
            <text:p>insert into public.address(country_id,settlementpart,streetpart,externalid) values((select id from public.country where name_ru='Турция'),'Кемер','36 07980 KEMER/ANTALYA/TURKEY',33088);</text:p>
          </table:table-cell>
          <table:table-cell/>
        </table:table-row>
        <table:table-row table:style-name="ro1">
          <table:table-cell office:value-type="string" calcext:value-type="string">
            <text:p>/hotel/al102232</text:p>
          </table:table-cell>
          <table:table-cell office:value-type="string" calcext:value-type="string">
            <text:p>Alean Family Resort &amp; Spa Doville 5*</text:p>
          </table:table-cell>
          <table:table-cell office:value-type="string" calcext:value-type="string">
            <text:p>Россия, Краснодарский край, Анапа</text:p>
          </table:table-cell>
          <table:table-cell office:value-type="string" calcext:value-type="string">
            <text:p>СПА-отель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Анапа</text:p>
          </table:table-cell>
          <table:table-cell office:value-type="string" calcext:value-type="string">
            <text:p>Краснодарский край, город-курорт Анапа, Симферопольское шоссе 26</text:p>
          </table:table-cell>
          <table:table-cell office:value-type="string" calcext:value-type="string">
            <text:p>8-800-200-90-98</text:p>
          </table:table-cell>
          <table:table-cell/>
          <table:table-cell office:value-type="string" calcext:value-type="string">
            <text:p>dovilleresort.ru</text:p>
          </table:table-cell>
          <table:table-cell office:value-type="string" calcext:value-type="string">
            <text:p>https://vk.com/dovilleresort</text:p>
          </table:table-cell>
          <table:table-cell office:value-type="string" calcext:value-type="string">
            <text:p>https://www.facebook.com/dovilleresort/</text:p>
          </table:table-cell>
          <table:table-cell table:formula="of:=CONCATENATE(&quot;insert into public.hotel(name, place, phone,fax,site,email,descr,vk,fb,stars,published,address_id) values('&quot;;[.B419];&quot;','&quot;;[.C419];&quot;','&quot;;[.I419];&quot;','&quot;;[.J419];&quot;','&quot;;[.K419];&quot;','','&quot;;[.D419];&quot;','&quot;;[.L419];&quot;','&quot;;[.M419];&quot;',&quot;;[.E419];&quot;,true,(select id from public.address where externalid=&quot;;REPLACE([.A419];1;9;&quot;&quot;);&quot;));&quot;)" office:value-type="string" office:string-value="insert into public.hotel(name, place, phone,fax,site,email,descr,vk,fb,stars,published,address_id) values('Alean Family Resort &amp; Spa Doville 5*','Россия, Краснодарский край, Анапа','8-800-200-90-98','','dovilleresort.ru','','СПА-отель, Пляжный, 2-я линия от моря','https://vk.com/dovilleresort','https://www.facebook.com/dovilleresort/',5,true,(select id from public.address where externalid=102232));" calcext:value-type="string">
            <text:p>insert into public.hotel(name, place, phone,fax,site,email,descr,vk,fb,stars,published,address_id) values('Alean Family Resort &amp; Spa Doville 5*','Россия, Краснодарский край, Анапа','8-800-200-90-98','','dovilleresort.ru','','СПА-отель, Пляжный, 2-я линия от моря','https://vk.com/dovilleresort','https://www.facebook.com/dovilleresort/',5,true,(select id from public.address where externalid=102232));</text:p>
          </table:table-cell>
          <table:table-cell table:formula="of:=CONCATENATE(&quot;(select id from hotel where externalid=&quot;;REPLACE([.A419];1;9;&quot;&quot;);&quot;)&quot;)" office:value-type="string" office:string-value="(select id from hotel where externalid=102232)" calcext:value-type="string">
            <text:p>(select id from hotel where externalid=102232)</text:p>
          </table:table-cell>
          <table:table-cell table:formula="of:=CONCATENATE(&quot;insert into public.address(country_id,settlementpart,streetpart,externalid) values((select id from public.country where name_ru='&quot;;[.F419];&quot;'),'&quot;;[.G419];&quot;','&quot; ;[.H419];&quot;',&quot;;REPLACE([.A419];1;9;&quot;&quot;);&quot;);&quot;)" office:value-type="string" office:string-value="insert into public.address(country_id,settlementpart,streetpart,externalid) values((select id from public.country where name_ru='Россия'),'Анапа','Краснодарский край, город-курорт Анапа, Симферопольское шоссе 26',102232);" calcext:value-type="string">
            <text:p>insert into public.address(country_id,settlementpart,streetpart,externalid) values((select id from public.country where name_ru='Россия'),'Анапа','Краснодарский край, город-курорт Анапа, Симферопольское шоссе 26',102232);</text:p>
          </table:table-cell>
          <table:table-cell/>
        </table:table-row>
        <table:table-row table:style-name="ro1">
          <table:table-cell office:value-type="string" calcext:value-type="string">
            <text:p>/hotel/al4791</text:p>
          </table:table-cell>
          <table:table-cell office:value-type="string" calcext:value-type="string">
            <text:p>Sirene Belek Hotel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SIRENE BELEK HOTEL, Belek Turizm Merkezi Yeni Mah. Uckumtepesi Cad. No: 18 Kadriye / Serik / ANTALYA - TURKEY</text:p>
          </table:table-cell>
          <table:table-cell office:value-type="string" calcext:value-type="string">
            <text:p>+90 242 710 08 00</text:p>
          </table:table-cell>
          <table:table-cell office:value-type="string" calcext:value-type="string">
            <text:p>+90 242 725 45 27</text:p>
          </table:table-cell>
          <table:table-cell office:value-type="string" calcext:value-type="string">
            <text:p>www.sirene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20];&quot;','&quot;;[.C420];&quot;','&quot;;[.I420];&quot;','&quot;;[.J420];&quot;','&quot;;[.K420];&quot;','','&quot;;[.D420];&quot;','&quot;;[.L420];&quot;','&quot;;[.M420];&quot;',&quot;;[.E420];&quot;,true,(select id from public.address where externalid=&quot;;REPLACE([.A420];1;9;&quot;&quot;);&quot;));&quot;)" office:value-type="string" office:string-value="insert into public.hotel(name, place, phone,fax,site,email,descr,vk,fb,stars,published,address_id) values('Sirene Belek Hotel 5*','Турция, Средиземноморский регион, Белек','+90 242 710 08 00','+90 242 725 45 27','www.sirene.com.tr','','Гостиница, Пляжный, 1-я линия от моря, Загородный, близко','','',5,true,(select id from public.address where externalid=4791));" calcext:value-type="string">
            <text:p>insert into public.hotel(name, place, phone,fax,site,email,descr,vk,fb,stars,published,address_id) values('Sirene Belek Hotel 5*','Турция, Средиземноморский регион, Белек','+90 242 710 08 00','+90 242 725 45 27','www.sirene.com.tr','','Гостиница, Пляжный, 1-я линия от моря, Загородный, близко','','',5,true,(select id from public.address where externalid=4791));</text:p>
          </table:table-cell>
          <table:table-cell table:formula="of:=CONCATENATE(&quot;(select id from hotel where externalid=&quot;;REPLACE([.A420];1;9;&quot;&quot;);&quot;)&quot;)" office:value-type="string" office:string-value="(select id from hotel where externalid=4791)" calcext:value-type="string">
            <text:p>(select id from hotel where externalid=4791)</text:p>
          </table:table-cell>
          <table:table-cell table:formula="of:=CONCATENATE(&quot;insert into public.address(country_id,settlementpart,streetpart,externalid) values((select id from public.country where name_ru='&quot;;[.F420];&quot;'),'&quot;;[.G420];&quot;','&quot; ;[.H420];&quot;',&quot;;REPLACE([.A420];1;9;&quot;&quot;);&quot;);&quot;)" office:value-type="string" office:string-value="insert into public.address(country_id,settlementpart,streetpart,externalid) values((select id from public.country where name_ru='Турция'),'Белек','SIRENE BELEK HOTEL, Belek Turizm Merkezi Yeni Mah. Uckumtepesi Cad. No: 18 Kadriye / Serik / ANTALYA - TURKEY',4791);" calcext:value-type="string">
            <text:p>insert into public.address(country_id,settlementpart,streetpart,externalid) values((select id from public.country where name_ru='Турция'),'Белек','SIRENE BELEK HOTEL, Belek Turizm Merkezi Yeni Mah. Uckumtepesi Cad. No: 18 Kadriye / Serik / ANTALYA - TURKEY',4791);</text:p>
          </table:table-cell>
          <table:table-cell/>
        </table:table-row>
        <table:table-row table:style-name="ro1">
          <table:table-cell office:value-type="string" calcext:value-type="string">
            <text:p>/hotel/al1814</text:p>
          </table:table-cell>
          <table:table-cell office:value-type="string" calcext:value-type="string">
            <text:p>Sea Star Beau Rivage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Egypt, Red Sea, El Helal , P.O. box 311</text:p>
          </table:table-cell>
          <table:table-cell office:value-type="string" calcext:value-type="string">
            <text:p>+2-0653-542000/1/2/3</text:p>
          </table:table-cell>
          <table:table-cell office:value-type="string" calcext:value-type="string">
            <text:p>+2-0653-545100</text:p>
          </table:table-cell>
          <table:table-cell office:value-type="string" calcext:value-type="string">
            <text:p>www.seastarbeaurivage.com</text:p>
          </table:table-cell>
          <table:table-cell/>
          <table:table-cell office:value-type="string" calcext:value-type="string">
            <text:p>https://www.facebook.com/seastarbeaurivage</text:p>
          </table:table-cell>
          <table:table-cell table:formula="of:=CONCATENATE(&quot;insert into public.hotel(name, place, phone,fax,site,email,descr,vk,fb,stars,published,address_id) values('&quot;;[.B421];&quot;','&quot;;[.C421];&quot;','&quot;;[.I421];&quot;','&quot;;[.J421];&quot;','&quot;;[.K421];&quot;','','&quot;;[.D421];&quot;','&quot;;[.L421];&quot;','&quot;;[.M421];&quot;',&quot;;[.E421];&quot;,true,(select id from public.address where externalid=&quot;;REPLACE([.A421];1;9;&quot;&quot;);&quot;));&quot;)" office:value-type="string" office:string-value="insert into public.hotel(name, place, phone,fax,site,email,descr,vk,fb,stars,published,address_id) values('Sea Star Beau Rivage 5*','Египет, Мухафаза Красное Море, Хургада','+2-0653-542000/1/2/3','+2-0653-545100','www.seastarbeaurivage.com','','Гостиничный комплекс, Пляжный, 1-я линия от моря','','https://www.facebook.com/seastarbeaurivage',5,true,(select id from public.address where externalid=1814));" calcext:value-type="string">
            <text:p>insert into public.hotel(name, place, phone,fax,site,email,descr,vk,fb,stars,published,address_id) values('Sea Star Beau Rivage 5*','Египет, Мухафаза Красное Море, Хургада','+2-0653-542000/1/2/3','+2-0653-545100','www.seastarbeaurivage.com','','Гостиничный комплекс, Пляжный, 1-я линия от моря','','https://www.facebook.com/seastarbeaurivage',5,true,(select id from public.address where externalid=1814));</text:p>
          </table:table-cell>
          <table:table-cell table:formula="of:=CONCATENATE(&quot;(select id from hotel where externalid=&quot;;REPLACE([.A421];1;9;&quot;&quot;);&quot;)&quot;)" office:value-type="string" office:string-value="(select id from hotel where externalid=1814)" calcext:value-type="string">
            <text:p>(select id from hotel where externalid=1814)</text:p>
          </table:table-cell>
          <table:table-cell table:formula="of:=CONCATENATE(&quot;insert into public.address(country_id,settlementpart,streetpart,externalid) values((select id from public.country where name_ru='&quot;;[.F421];&quot;'),'&quot;;[.G421];&quot;','&quot; ;[.H421];&quot;',&quot;;REPLACE([.A421];1;9;&quot;&quot;);&quot;);&quot;)" office:value-type="string" office:string-value="insert into public.address(country_id,settlementpart,streetpart,externalid) values((select id from public.country where name_ru='Египет'),'Хургада','Egypt, Red Sea, El Helal , P.O. box 311',1814);" calcext:value-type="string">
            <text:p>insert into public.address(country_id,settlementpart,streetpart,externalid) values((select id from public.country where name_ru='Египет'),'Хургада','Egypt, Red Sea, El Helal , P.O. box 311',1814);</text:p>
          </table:table-cell>
          <table:table-cell/>
        </table:table-row>
        <table:table-row table:style-name="ro1">
          <table:table-cell office:value-type="string" calcext:value-type="string">
            <text:p>/hotel/al40754</text:p>
          </table:table-cell>
          <table:table-cell office:value-type="string" calcext:value-type="string">
            <text:p>Delphin El Habib 4*</text:p>
          </table:table-cell>
          <table:table-cell office:value-type="string" calcext:value-type="string">
            <text:p>Тунис, Вилайет Монастир, Монастир, Монастир-центр</text:p>
          </table:table-cell>
          <table:table-cell office:value-type="string" calcext:value-type="string">
            <text:p>Гостиничный комплекс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Монастир</text:p>
          </table:table-cell>
          <table:table-cell office:value-type="string" calcext:value-type="string">
            <text:p>Delphin Hotels &amp; Resorts Hotel el HABIB, Avenue Habib Bourguiba - Monastir, Tunisia 5000</text:p>
          </table:table-cell>
          <table:table-cell office:value-type="string" calcext:value-type="string">
            <text:p>+216 73 466750</text:p>
          </table:table-cell>
          <table:table-cell office:value-type="string" calcext:value-type="string">
            <text:p>+216 73 466751</text:p>
          </table:table-cell>
          <table:table-cell office:value-type="string" calcext:value-type="string">
            <text:p>www.facebook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22];&quot;','&quot;;[.C422];&quot;','&quot;;[.I422];&quot;','&quot;;[.J422];&quot;','&quot;;[.K422];&quot;','','&quot;;[.D422];&quot;','&quot;;[.L422];&quot;','&quot;;[.M422];&quot;',&quot;;[.E422];&quot;,true,(select id from public.address where externalid=&quot;;REPLACE([.A422];1;9;&quot;&quot;);&quot;));&quot;)" office:value-type="string" office:string-value="insert into public.hotel(name, place, phone,fax,site,email,descr,vk,fb,stars,published,address_id) values('Delphin El Habib 4*','Тунис, Вилайет Монастир, Монастир, Монастир-центр','+216 73 466750','+216 73 466751','www.facebook.com','','Гостиничный комплекс, Пляжный, через дорогу','','',4,true,(select id from public.address where externalid=40754));" calcext:value-type="string">
            <text:p>insert into public.hotel(name, place, phone,fax,site,email,descr,vk,fb,stars,published,address_id) values('Delphin El Habib 4*','Тунис, Вилайет Монастир, Монастир, Монастир-центр','+216 73 466750','+216 73 466751','www.facebook.com','','Гостиничный комплекс, Пляжный, через дорогу','','',4,true,(select id from public.address where externalid=40754));</text:p>
          </table:table-cell>
          <table:table-cell table:formula="of:=CONCATENATE(&quot;(select id from hotel where externalid=&quot;;REPLACE([.A422];1;9;&quot;&quot;);&quot;)&quot;)" office:value-type="string" office:string-value="(select id from hotel where externalid=40754)" calcext:value-type="string">
            <text:p>(select id from hotel where externalid=40754)</text:p>
          </table:table-cell>
          <table:table-cell table:formula="of:=CONCATENATE(&quot;insert into public.address(country_id,settlementpart,streetpart,externalid) values((select id from public.country where name_ru='&quot;;[.F422];&quot;'),'&quot;;[.G422];&quot;','&quot; ;[.H422];&quot;',&quot;;REPLACE([.A422];1;9;&quot;&quot;);&quot;);&quot;)" office:value-type="string" office:string-value="insert into public.address(country_id,settlementpart,streetpart,externalid) values((select id from public.country where name_ru='Тунис'),'Монастир','Delphin Hotels &amp; Resorts Hotel el HABIB, Avenue Habib Bourguiba - Monastir, Tunisia 5000',40754);" calcext:value-type="string">
            <text:p>insert into public.address(country_id,settlementpart,streetpart,externalid) values((select id from public.country where name_ru='Тунис'),'Монастир','Delphin Hotels &amp; Resorts Hotel el HABIB, Avenue Habib Bourguiba - Monastir, Tunisia 5000',40754);</text:p>
          </table:table-cell>
          <table:table-cell/>
        </table:table-row>
        <table:table-row table:style-name="ro1">
          <table:table-cell office:value-type="string" calcext:value-type="string">
            <text:p>/hotel/al12823</text:p>
          </table:table-cell>
          <table:table-cell office:value-type="string" calcext:value-type="string">
            <text:p>Aldemar Olympian Village 5*</text:p>
          </table:table-cell>
          <table:table-cell office:value-type="string" calcext:value-type="string">
            <text:p>Греция, Пелопоннес, Пелопоннес п-ов, Скафидья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Пелопоннес п-ов</text:p>
          </table:table-cell>
          <table:table-cell office:value-type="string" calcext:value-type="string">
            <text:p>Ilia, Skafidia 27100, Greece</text:p>
          </table:table-cell>
          <table:table-cell office:value-type="string" calcext:value-type="string">
            <text:p>+30 26210 82 000</text:p>
          </table:table-cell>
          <table:table-cell office:value-type="string" calcext:value-type="string">
            <text:p>+30 26210 54 647</text:p>
          </table:table-cell>
          <table:table-cell office:value-type="string" calcext:value-type="string">
            <text:p>www.aldemar-resorts.gr</text:p>
          </table:table-cell>
          <table:table-cell/>
          <table:table-cell office:value-type="string" calcext:value-type="string">
            <text:p>https://www.facebook.com/AldemarOlympianVillage/</text:p>
          </table:table-cell>
          <table:table-cell table:formula="of:=CONCATENATE(&quot;insert into public.hotel(name, place, phone,fax,site,email,descr,vk,fb,stars,published,address_id) values('&quot;;[.B423];&quot;','&quot;;[.C423];&quot;','&quot;;[.I423];&quot;','&quot;;[.J423];&quot;','&quot;;[.K423];&quot;','','&quot;;[.D423];&quot;','&quot;;[.L423];&quot;','&quot;;[.M423];&quot;',&quot;;[.E423];&quot;,true,(select id from public.address where externalid=&quot;;REPLACE([.A423];1;9;&quot;&quot;);&quot;));&quot;)" office:value-type="string" office:string-value="insert into public.hotel(name, place, phone,fax,site,email,descr,vk,fb,stars,published,address_id) values('Aldemar Olympian Village 5*','Греция, Пелопоннес, Пелопоннес п-ов, Скафидья','+30 26210 82 000','+30 26210 54 647','www.aldemar-resorts.gr','','Гостиничный комплекс, Пляжный, 1-я линия от моря','','https://www.facebook.com/AldemarOlympianVillage/',5,true,(select id from public.address where externalid=12823));" calcext:value-type="string">
            <text:p>insert into public.hotel(name, place, phone,fax,site,email,descr,vk,fb,stars,published,address_id) values('Aldemar Olympian Village 5*','Греция, Пелопоннес, Пелопоннес п-ов, Скафидья','+30 26210 82 000','+30 26210 54 647','www.aldemar-resorts.gr','','Гостиничный комплекс, Пляжный, 1-я линия от моря','','https://www.facebook.com/AldemarOlympianVillage/',5,true,(select id from public.address where externalid=12823));</text:p>
          </table:table-cell>
          <table:table-cell table:formula="of:=CONCATENATE(&quot;(select id from hotel where externalid=&quot;;REPLACE([.A423];1;9;&quot;&quot;);&quot;)&quot;)" office:value-type="string" office:string-value="(select id from hotel where externalid=12823)" calcext:value-type="string">
            <text:p>(select id from hotel where externalid=12823)</text:p>
          </table:table-cell>
          <table:table-cell table:formula="of:=CONCATENATE(&quot;insert into public.address(country_id,settlementpart,streetpart,externalid) values((select id from public.country where name_ru='&quot;;[.F423];&quot;'),'&quot;;[.G423];&quot;','&quot; ;[.H423];&quot;',&quot;;REPLACE([.A423];1;9;&quot;&quot;);&quot;);&quot;)" office:value-type="string" office:string-value="insert into public.address(country_id,settlementpart,streetpart,externalid) values((select id from public.country where name_ru='Греция'),'Пелопоннес п-ов','Ilia, Skafidia 27100, Greece',12823);" calcext:value-type="string">
            <text:p>insert into public.address(country_id,settlementpart,streetpart,externalid) values((select id from public.country where name_ru='Греция'),'Пелопоннес п-ов','Ilia, Skafidia 27100, Greece',12823);</text:p>
          </table:table-cell>
          <table:table-cell/>
        </table:table-row>
        <table:table-row table:style-name="ro1">
          <table:table-cell office:value-type="string" calcext:value-type="string">
            <text:p>/hotel/al5576</text:p>
          </table:table-cell>
          <table:table-cell office:value-type="string" calcext:value-type="string">
            <text:p>New Famagusta 3*</text:p>
          </table:table-cell>
          <table:table-cell office:value-type="string" calcext:value-type="string">
            <text:p>Кипр, Регион Фамагуста, Айя-Нап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ипр</text:p>
          </table:table-cell>
          <table:table-cell office:value-type="string" calcext:value-type="string">
            <text:p>Айя-Напа</text:p>
          </table:table-cell>
          <table:table-cell office:value-type="string" calcext:value-type="string">
            <text:p>Kryou Nerou Street 18, P.O. Box 30057, Ayia Napa 5340, Cyprus</text:p>
          </table:table-cell>
          <table:table-cell office:value-type="string" calcext:value-type="string">
            <text:p>+357 23 722834</text:p>
          </table:table-cell>
          <table:table-cell office:value-type="string" calcext:value-type="string">
            <text:p>+357 23 722832</text:p>
          </table:table-cell>
          <table:table-cell office:value-type="string" calcext:value-type="string">
            <text:p>www.newfamagusta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24];&quot;','&quot;;[.C424];&quot;','&quot;;[.I424];&quot;','&quot;;[.J424];&quot;','&quot;;[.K424];&quot;','','&quot;;[.D424];&quot;','&quot;;[.L424];&quot;','&quot;;[.M424];&quot;',&quot;;[.E424];&quot;,true,(select id from public.address where externalid=&quot;;REPLACE([.A424];1;9;&quot;&quot;);&quot;));&quot;)" office:value-type="string" office:string-value="insert into public.hotel(name, place, phone,fax,site,email,descr,vk,fb,stars,published,address_id) values('New Famagusta 3*','Кипр, Регион Фамагуста, Айя-Напа','+357 23 722834','+357 23 722832','www.newfamagustahotel.com','','Гостиница, Пляжный, 1-я линия от моря','','',3,true,(select id from public.address where externalid=5576));" calcext:value-type="string">
            <text:p>insert into public.hotel(name, place, phone,fax,site,email,descr,vk,fb,stars,published,address_id) values('New Famagusta 3*','Кипр, Регион Фамагуста, Айя-Напа','+357 23 722834','+357 23 722832','www.newfamagustahotel.com','','Гостиница, Пляжный, 1-я линия от моря','','',3,true,(select id from public.address where externalid=5576));</text:p>
          </table:table-cell>
          <table:table-cell table:formula="of:=CONCATENATE(&quot;(select id from hotel where externalid=&quot;;REPLACE([.A424];1;9;&quot;&quot;);&quot;)&quot;)" office:value-type="string" office:string-value="(select id from hotel where externalid=5576)" calcext:value-type="string">
            <text:p>(select id from hotel where externalid=5576)</text:p>
          </table:table-cell>
          <table:table-cell table:formula="of:=CONCATENATE(&quot;insert into public.address(country_id,settlementpart,streetpart,externalid) values((select id from public.country where name_ru='&quot;;[.F424];&quot;'),'&quot;;[.G424];&quot;','&quot; ;[.H424];&quot;',&quot;;REPLACE([.A424];1;9;&quot;&quot;);&quot;);&quot;)" office:value-type="string" office:string-value="insert into public.address(country_id,settlementpart,streetpart,externalid) values((select id from public.country where name_ru='Кипр'),'Айя-Напа','Kryou Nerou Street 18, P.O. Box 30057, Ayia Napa 5340, Cyprus',5576);" calcext:value-type="string">
            <text:p>insert into public.address(country_id,settlementpart,streetpart,externalid) values((select id from public.country where name_ru='Кипр'),'Айя-Напа','Kryou Nerou Street 18, P.O. Box 30057, Ayia Napa 5340, Cyprus',5576);</text:p>
          </table:table-cell>
          <table:table-cell/>
        </table:table-row>
        <table:table-row table:style-name="ro1">
          <table:table-cell office:value-type="string" calcext:value-type="string">
            <text:p>/hotel/al747</text:p>
          </table:table-cell>
          <table:table-cell office:value-type="string" calcext:value-type="string">
            <text:p>Ozkaymak Falez Hotel 5*</text:p>
          </table:table-cell>
          <table:table-cell office:value-type="string" calcext:value-type="string">
            <text:p>Турция, Средиземноморский регион, Анталия, Коньяалты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нталия</text:p>
          </table:table-cell>
          <table:table-cell office:value-type="string" calcext:value-type="string">
            <text:p>Konyaalti Falez Mevkii 07050 Antalya Türkiye</text:p>
          </table:table-cell>
          <table:table-cell office:value-type="string" calcext:value-type="string">
            <text:p>(90242)238 54 54</text:p>
          </table:table-cell>
          <table:table-cell office:value-type="string" calcext:value-type="string">
            <text:p>(90242)238-5154</text:p>
          </table:table-cell>
          <table:table-cell office:value-type="string" calcext:value-type="string">
            <text:p>www.ozkaymak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25];&quot;','&quot;;[.C425];&quot;','&quot;;[.I425];&quot;','&quot;;[.J425];&quot;','&quot;;[.K425];&quot;','','&quot;;[.D425];&quot;','&quot;;[.L425];&quot;','&quot;;[.M425];&quot;',&quot;;[.E425];&quot;,true,(select id from public.address where externalid=&quot;;REPLACE([.A425];1;9;&quot;&quot;);&quot;));&quot;)" office:value-type="string" office:string-value="insert into public.hotel(name, place, phone,fax,site,email,descr,vk,fb,stars,published,address_id) values('Ozkaymak Falez Hotel 5*','Турция, Средиземноморский регион, Анталия, Коньяалты','(90242)238 54 54','(90242)238-5154','www.ozkaymakotels.com','','Гостиница, Пляжный, 2-я линия от моря, Городской, близко к центру','','',5,true,(select id from public.address where externalid=747));" calcext:value-type="string">
            <text:p>insert into public.hotel(name, place, phone,fax,site,email,descr,vk,fb,stars,published,address_id) values('Ozkaymak Falez Hotel 5*','Турция, Средиземноморский регион, Анталия, Коньяалты','(90242)238 54 54','(90242)238-5154','www.ozkaymakotels.com','','Гостиница, Пляжный, 2-я линия от моря, Городской, близко к центру','','',5,true,(select id from public.address where externalid=747));</text:p>
          </table:table-cell>
          <table:table-cell table:formula="of:=CONCATENATE(&quot;(select id from hotel where externalid=&quot;;REPLACE([.A425];1;9;&quot;&quot;);&quot;)&quot;)" office:value-type="string" office:string-value="(select id from hotel where externalid=747)" calcext:value-type="string">
            <text:p>(select id from hotel where externalid=747)</text:p>
          </table:table-cell>
          <table:table-cell table:formula="of:=CONCATENATE(&quot;insert into public.address(country_id,settlementpart,streetpart,externalid) values((select id from public.country where name_ru='&quot;;[.F425];&quot;'),'&quot;;[.G425];&quot;','&quot; ;[.H425];&quot;',&quot;;REPLACE([.A425];1;9;&quot;&quot;);&quot;);&quot;)" office:value-type="string" office:string-value="insert into public.address(country_id,settlementpart,streetpart,externalid) values((select id from public.country where name_ru='Турция'),'Анталия','Konyaalti Falez Mevkii 07050 Antalya Türkiye',747);" calcext:value-type="string">
            <text:p>insert into public.address(country_id,settlementpart,streetpart,externalid) values((select id from public.country where name_ru='Турция'),'Анталия','Konyaalti Falez Mevkii 07050 Antalya Türkiye',747);</text:p>
          </table:table-cell>
          <table:table-cell/>
        </table:table-row>
        <table:table-row table:style-name="ro1">
          <table:table-cell office:value-type="string" calcext:value-type="string">
            <text:p>/hotel/al33082</text:p>
          </table:table-cell>
          <table:table-cell office:value-type="string" calcext:value-type="string">
            <text:p>Elysees Dream Beach Hotel 4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Апарт-отель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Dr.Hossam Omar off Sheraton Road, Hurghada, Egypt</text:p>
          </table:table-cell>
          <table:table-cell office:value-type="string" calcext:value-type="string">
            <text:p>+20 (0)65 340 4333</text:p>
          </table:table-cell>
          <table:table-cell office:value-type="string" calcext:value-type="string">
            <text:p>+20 (0)65 340 4065</text:p>
          </table:table-cell>
          <table:table-cell office:value-type="string" calcext:value-type="string">
            <text:p>www.elyseesdreambeach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26];&quot;','&quot;;[.C426];&quot;','&quot;;[.I426];&quot;','&quot;;[.J426];&quot;','&quot;;[.K426];&quot;','','&quot;;[.D426];&quot;','&quot;;[.L426];&quot;','&quot;;[.M426];&quot;',&quot;;[.E426];&quot;,true,(select id from public.address where externalid=&quot;;REPLACE([.A426];1;9;&quot;&quot;);&quot;));&quot;)" office:value-type="string" office:string-value="insert into public.hotel(name, place, phone,fax,site,email,descr,vk,fb,stars,published,address_id) values('Elysees Dream Beach Hotel 4*','Египет, Мухафаза Красное Море, Хургада','+20 (0)65 340 4333','+20 (0)65 340 4065','www.elyseesdreambeachhotel.com','','Апарт-отель, Пляжный, 2-я линия от моря','','',4,true,(select id from public.address where externalid=33082));" calcext:value-type="string">
            <text:p>insert into public.hotel(name, place, phone,fax,site,email,descr,vk,fb,stars,published,address_id) values('Elysees Dream Beach Hotel 4*','Египет, Мухафаза Красное Море, Хургада','+20 (0)65 340 4333','+20 (0)65 340 4065','www.elyseesdreambeachhotel.com','','Апарт-отель, Пляжный, 2-я линия от моря','','',4,true,(select id from public.address where externalid=33082));</text:p>
          </table:table-cell>
          <table:table-cell table:formula="of:=CONCATENATE(&quot;(select id from hotel where externalid=&quot;;REPLACE([.A426];1;9;&quot;&quot;);&quot;)&quot;)" office:value-type="string" office:string-value="(select id from hotel where externalid=33082)" calcext:value-type="string">
            <text:p>(select id from hotel where externalid=33082)</text:p>
          </table:table-cell>
          <table:table-cell table:formula="of:=CONCATENATE(&quot;insert into public.address(country_id,settlementpart,streetpart,externalid) values((select id from public.country where name_ru='&quot;;[.F426];&quot;'),'&quot;;[.G426];&quot;','&quot; ;[.H426];&quot;',&quot;;REPLACE([.A426];1;9;&quot;&quot;);&quot;);&quot;)" office:value-type="string" office:string-value="insert into public.address(country_id,settlementpart,streetpart,externalid) values((select id from public.country where name_ru='Египет'),'Хургада','Dr.Hossam Omar off Sheraton Road, Hurghada, Egypt',33082);" calcext:value-type="string">
            <text:p>insert into public.address(country_id,settlementpart,streetpart,externalid) values((select id from public.country where name_ru='Египет'),'Хургада','Dr.Hossam Omar off Sheraton Road, Hurghada, Egypt',33082);</text:p>
          </table:table-cell>
          <table:table-cell/>
        </table:table-row>
        <table:table-row table:style-name="ro1">
          <table:table-cell office:value-type="string" calcext:value-type="string">
            <text:p>/hotel/al5673</text:p>
          </table:table-cell>
          <table:table-cell office:value-type="string" calcext:value-type="string">
            <text:p>Jaz Makadi Oasis Resort &amp; Club 4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Madinat Makadi, Makadi Bay, Hurghada, Egypt</text:p>
          </table:table-cell>
          <table:table-cell office:value-type="string" calcext:value-type="string">
            <text:p>+ 20-65-359-00-50</text:p>
          </table:table-cell>
          <table:table-cell office:value-type="string" calcext:value-type="string">
            <text:p>+ 20-65-359-00-59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427];&quot;','&quot;;[.C427];&quot;','&quot;;[.I427];&quot;','&quot;;[.J427];&quot;','&quot;;[.K427];&quot;','','&quot;;[.D427];&quot;','&quot;;[.L427];&quot;','&quot;;[.M427];&quot;',&quot;;[.E427];&quot;,true,(select id from public.address where externalid=&quot;;REPLACE([.A427];1;9;&quot;&quot;);&quot;));&quot;)" office:value-type="string" office:string-value="insert into public.hotel(name, place, phone,fax,site,email,descr,vk,fb,stars,published,address_id) values('Jaz Makadi Oasis Resort &amp; Club 4*','Египет, Мухафаза Красное Море, Макади Бэй','+ 20-65-359-00-50','+ 20-65-359-00-59','','','Гостиничный комплекс, Пляжный, 2-я линия от моря','','',4,true,(select id from public.address where externalid=5673));" calcext:value-type="string">
            <text:p>insert into public.hotel(name, place, phone,fax,site,email,descr,vk,fb,stars,published,address_id) values('Jaz Makadi Oasis Resort &amp; Club 4*','Египет, Мухафаза Красное Море, Макади Бэй','+ 20-65-359-00-50','+ 20-65-359-00-59','','','Гостиничный комплекс, Пляжный, 2-я линия от моря','','',4,true,(select id from public.address where externalid=5673));</text:p>
          </table:table-cell>
          <table:table-cell table:formula="of:=CONCATENATE(&quot;(select id from hotel where externalid=&quot;;REPLACE([.A427];1;9;&quot;&quot;);&quot;)&quot;)" office:value-type="string" office:string-value="(select id from hotel where externalid=5673)" calcext:value-type="string">
            <text:p>(select id from hotel where externalid=5673)</text:p>
          </table:table-cell>
          <table:table-cell table:formula="of:=CONCATENATE(&quot;insert into public.address(country_id,settlementpart,streetpart,externalid) values((select id from public.country where name_ru='&quot;;[.F427];&quot;'),'&quot;;[.G427];&quot;','&quot; ;[.H427];&quot;',&quot;;REPLACE([.A427];1;9;&quot;&quot;);&quot;);&quot;)" office:value-type="string" office:string-value="insert into public.address(country_id,settlementpart,streetpart,externalid) values((select id from public.country where name_ru='Египет'),'Макади Бэй','Madinat Makadi, Makadi Bay, Hurghada, Egypt',5673);" calcext:value-type="string">
            <text:p>insert into public.address(country_id,settlementpart,streetpart,externalid) values((select id from public.country where name_ru='Египет'),'Макади Бэй','Madinat Makadi, Makadi Bay, Hurghada, Egypt',5673);</text:p>
          </table:table-cell>
          <table:table-cell/>
        </table:table-row>
        <table:table-row table:style-name="ro1">
          <table:table-cell office:value-type="string" calcext:value-type="string">
            <text:p>/hotel/al39984</text:p>
          </table:table-cell>
          <table:table-cell office:value-type="string" calcext:value-type="string">
            <text:p>Castle Park Hotel 3*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ntalya | Beldibi | Kemer</text:p>
          </table:table-cell>
          <table:table-cell office:value-type="string" calcext:value-type="string">
            <text:p>+90 242 2540203</text:p>
          </table:table-cell>
          <table:table-cell/>
          <table:table-cell office:value-type="string" calcext:value-type="string">
            <text:p>www.castlepark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28];&quot;','&quot;;[.C428];&quot;','&quot;;[.I428];&quot;','&quot;;[.J428];&quot;','&quot;;[.K428];&quot;','','&quot;;[.D428];&quot;','&quot;;[.L428];&quot;','&quot;;[.M428];&quot;',&quot;;[.E428];&quot;,true,(select id from public.address where externalid=&quot;;REPLACE([.A428];1;9;&quot;&quot;);&quot;));&quot;)" office:value-type="string" office:string-value="insert into public.hotel(name, place, phone,fax,site,email,descr,vk,fb,stars,published,address_id) values('Castle Park Hotel 3*','Турция, Средиземноморский регион, Кемер, Бельдиби','+90 242 2540203','','www.castleparkhotels.com','','Гостиница, Пляжный, 2-я линия от моря, Загородный, рядом','','',3,true,(select id from public.address where externalid=39984));" calcext:value-type="string">
            <text:p>insert into public.hotel(name, place, phone,fax,site,email,descr,vk,fb,stars,published,address_id) values('Castle Park Hotel 3*','Турция, Средиземноморский регион, Кемер, Бельдиби','+90 242 2540203','','www.castleparkhotels.com','','Гостиница, Пляжный, 2-я линия от моря, Загородный, рядом','','',3,true,(select id from public.address where externalid=39984));</text:p>
          </table:table-cell>
          <table:table-cell table:formula="of:=CONCATENATE(&quot;(select id from hotel where externalid=&quot;;REPLACE([.A428];1;9;&quot;&quot;);&quot;)&quot;)" office:value-type="string" office:string-value="(select id from hotel where externalid=39984)" calcext:value-type="string">
            <text:p>(select id from hotel where externalid=39984)</text:p>
          </table:table-cell>
          <table:table-cell table:formula="of:=CONCATENATE(&quot;insert into public.address(country_id,settlementpart,streetpart,externalid) values((select id from public.country where name_ru='&quot;;[.F428];&quot;'),'&quot;;[.G428];&quot;','&quot; ;[.H428];&quot;',&quot;;REPLACE([.A428];1;9;&quot;&quot;);&quot;);&quot;)" office:value-type="string" office:string-value="insert into public.address(country_id,settlementpart,streetpart,externalid) values((select id from public.country where name_ru='Турция'),'Кемер','Antalya | Beldibi | Kemer',39984);" calcext:value-type="string">
            <text:p>insert into public.address(country_id,settlementpart,streetpart,externalid) values((select id from public.country where name_ru='Турция'),'Кемер','Antalya | Beldibi | Kemer',39984);</text:p>
          </table:table-cell>
          <table:table-cell/>
        </table:table-row>
        <table:table-row table:style-name="ro1">
          <table:table-cell office:value-type="string" calcext:value-type="string">
            <text:p>/hotel/al35024</text:p>
          </table:table-cell>
          <table:table-cell office:value-type="string" calcext:value-type="string">
            <text:p>El Hayat Resort Sharm El Sheikh 4*</text:p>
          </table:table-cell>
          <table:table-cell office:value-type="string" calcext:value-type="string">
            <text:p>Египет, Мухафаза Южный Синай, Шарм-Эль-Шейх, Набк Бей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Sharm El Sheikh, South Sinai, Egypt</text:p>
          </table:table-cell>
          <table:table-cell office:value-type="string" calcext:value-type="string">
            <text:p>+2069 371 0017</text:p>
          </table:table-cell>
          <table:table-cell office:value-type="string" calcext:value-type="string">
            <text:p>+2069 371 0016</text:p>
          </table:table-cell>
          <table:table-cell office:value-type="string" calcext:value-type="string">
            <text:p>www.elhayatsharmresort.com</text:p>
          </table:table-cell>
          <table:table-cell/>
          <table:table-cell office:value-type="string" calcext:value-type="string">
            <text:p>https://www.facebook.com/PharaohsLand</text:p>
          </table:table-cell>
          <table:table-cell table:formula="of:=CONCATENATE(&quot;insert into public.hotel(name, place, phone,fax,site,email,descr,vk,fb,stars,published,address_id) values('&quot;;[.B429];&quot;','&quot;;[.C429];&quot;','&quot;;[.I429];&quot;','&quot;;[.J429];&quot;','&quot;;[.K429];&quot;','','&quot;;[.D429];&quot;','&quot;;[.L429];&quot;','&quot;;[.M429];&quot;',&quot;;[.E429];&quot;,true,(select id from public.address where externalid=&quot;;REPLACE([.A429];1;9;&quot;&quot;);&quot;));&quot;)" office:value-type="string" office:string-value="insert into public.hotel(name, place, phone,fax,site,email,descr,vk,fb,stars,published,address_id) values('El Hayat Resort Sharm El Sheikh 4*','Египет, Мухафаза Южный Синай, Шарм-Эль-Шейх, Набк Бей','+2069 371 0017','+2069 371 0016','www.elhayatsharmresort.com','','Гостиничный комплекс, Пляжный, 2-я линия от моря','','https://www.facebook.com/PharaohsLand',4,true,(select id from public.address where externalid=35024));" calcext:value-type="string">
            <text:p>insert into public.hotel(name, place, phone,fax,site,email,descr,vk,fb,stars,published,address_id) values('El Hayat Resort Sharm El Sheikh 4*','Египет, Мухафаза Южный Синай, Шарм-Эль-Шейх, Набк Бей','+2069 371 0017','+2069 371 0016','www.elhayatsharmresort.com','','Гостиничный комплекс, Пляжный, 2-я линия от моря','','https://www.facebook.com/PharaohsLand',4,true,(select id from public.address where externalid=35024));</text:p>
          </table:table-cell>
          <table:table-cell table:formula="of:=CONCATENATE(&quot;(select id from hotel where externalid=&quot;;REPLACE([.A429];1;9;&quot;&quot;);&quot;)&quot;)" office:value-type="string" office:string-value="(select id from hotel where externalid=35024)" calcext:value-type="string">
            <text:p>(select id from hotel where externalid=35024)</text:p>
          </table:table-cell>
          <table:table-cell table:formula="of:=CONCATENATE(&quot;insert into public.address(country_id,settlementpart,streetpart,externalid) values((select id from public.country where name_ru='&quot;;[.F429];&quot;'),'&quot;;[.G429];&quot;','&quot; ;[.H429];&quot;',&quot;;REPLACE([.A429];1;9;&quot;&quot;);&quot;);&quot;)" office:value-type="string" office:string-value="insert into public.address(country_id,settlementpart,streetpart,externalid) values((select id from public.country where name_ru='Египет'),'Шарм-Эль-Шейх','Nabq Bay, Sharm El Sheikh, South Sinai, Egypt',35024);" calcext:value-type="string">
            <text:p>insert into public.address(country_id,settlementpart,streetpart,externalid) values((select id from public.country where name_ru='Египет'),'Шарм-Эль-Шейх','Nabq Bay, Sharm El Sheikh, South Sinai, Egypt',35024);</text:p>
          </table:table-cell>
          <table:table-cell/>
        </table:table-row>
        <table:table-row table:style-name="ro1">
          <table:table-cell office:value-type="string" calcext:value-type="string">
            <text:p>/hotel/al591</text:p>
          </table:table-cell>
          <table:table-cell office:value-type="string" calcext:value-type="string">
            <text:p>Presa Di Finica 5*</text:p>
          </table:table-cell>
          <table:table-cell office:value-type="string" calcext:value-type="string">
            <text:p>Турция, Средиземноморский регион, Кемер, Финике</text:p>
          </table:table-cell>
          <table:table-cell office:value-type="string" calcext:value-type="string">
            <text:p>Гостиничный комплекс, Загородный, далеко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kdeniz Cad. 2046 Sok. No:1 Sahilkent Finike, Antalya, 07740 Finike</text:p>
          </table:table-cell>
          <table:table-cell office:value-type="string" calcext:value-type="string">
            <text:p>+90 242 855 55 00</text:p>
          </table:table-cell>
          <table:table-cell office:value-type="string" calcext:value-type="string">
            <text:p>+90 242 855 53 00</text:p>
          </table:table-cell>
          <table:table-cell office:value-type="string" calcext:value-type="string">
            <text:p>www.presadifinica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30];&quot;','&quot;;[.C430];&quot;','&quot;;[.I430];&quot;','&quot;;[.J430];&quot;','&quot;;[.K430];&quot;','','&quot;;[.D430];&quot;','&quot;;[.L430];&quot;','&quot;;[.M430];&quot;',&quot;;[.E430];&quot;,true,(select id from public.address where externalid=&quot;;REPLACE([.A430];1;9;&quot;&quot;);&quot;));&quot;)" office:value-type="string" office:string-value="insert into public.hotel(name, place, phone,fax,site,email,descr,vk,fb,stars,published,address_id) values('Presa Di Finica 5*','Турция, Средиземноморский регион, Кемер, Финике','+90 242 855 55 00','+90 242 855 53 00','www.presadifinica.com.tr','','Гостиничный комплекс, Загородный, далеко, Пляжный, через дорогу','','',5,true,(select id from public.address where externalid=591));" calcext:value-type="string">
            <text:p>insert into public.hotel(name, place, phone,fax,site,email,descr,vk,fb,stars,published,address_id) values('Presa Di Finica 5*','Турция, Средиземноморский регион, Кемер, Финике','+90 242 855 55 00','+90 242 855 53 00','www.presadifinica.com.tr','','Гостиничный комплекс, Загородный, далеко, Пляжный, через дорогу','','',5,true,(select id from public.address where externalid=591));</text:p>
          </table:table-cell>
          <table:table-cell table:formula="of:=CONCATENATE(&quot;(select id from hotel where externalid=&quot;;REPLACE([.A430];1;9;&quot;&quot;);&quot;)&quot;)" office:value-type="string" office:string-value="(select id from hotel where externalid=591)" calcext:value-type="string">
            <text:p>(select id from hotel where externalid=591)</text:p>
          </table:table-cell>
          <table:table-cell table:formula="of:=CONCATENATE(&quot;insert into public.address(country_id,settlementpart,streetpart,externalid) values((select id from public.country where name_ru='&quot;;[.F430];&quot;'),'&quot;;[.G430];&quot;','&quot; ;[.H430];&quot;',&quot;;REPLACE([.A430];1;9;&quot;&quot;);&quot;);&quot;)" office:value-type="string" office:string-value="insert into public.address(country_id,settlementpart,streetpart,externalid) values((select id from public.country where name_ru='Турция'),'Кемер','Akdeniz Cad. 2046 Sok. No:1 Sahilkent Finike, Antalya, 07740 Finike',591);" calcext:value-type="string">
            <text:p>insert into public.address(country_id,settlementpart,streetpart,externalid) values((select id from public.country where name_ru='Турция'),'Кемер','Akdeniz Cad. 2046 Sok. No:1 Sahilkent Finike, Antalya, 07740 Finike',591);</text:p>
          </table:table-cell>
          <table:table-cell/>
        </table:table-row>
        <table:table-row table:style-name="ro1">
          <table:table-cell office:value-type="string" calcext:value-type="string">
            <text:p>/hotel/al309092</text:p>
          </table:table-cell>
          <table:table-cell office:value-type="string" calcext:value-type="string">
            <text:p>Swandor Hotels &amp; Resorts - Cam Ranh 5*</text:p>
          </table:table-cell>
          <table:table-cell office:value-type="string" calcext:value-type="string">
            <text:p>Вьетнам, Провинция Кханьхоа, Камрань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ьетнам</text:p>
          </table:table-cell>
          <table:table-cell office:value-type="string" calcext:value-type="string">
            <text:p>Нячанг</text:p>
          </table:table-cell>
          <table:table-cell office:value-type="string" calcext:value-type="string">
            <text:p>Km 11, Nguyen Tat Thanh Blvd, Bai Dai, Cam Lam, Khanh Hoa, Vietnam</text:p>
          </table:table-cell>
          <table:table-cell office:value-type="string" calcext:value-type="string">
            <text:p>+84 058 398 97 00</text:p>
          </table:table-cell>
          <table:table-cell office:value-type="string" calcext:value-type="string">
            <text:p>+84 058 398 97 01</text:p>
          </table:table-cell>
          <table:table-cell office:value-type="string" calcext:value-type="string">
            <text:p>www.swandorhotels.com</text:p>
          </table:table-cell>
          <table:table-cell office:value-type="string" calcext:value-type="string">
            <text:p>https://vk.com/swandorcamranh</text:p>
          </table:table-cell>
          <table:table-cell office:value-type="string" calcext:value-type="string">
            <text:p>https://www.facebook.com/swandorcamranh</text:p>
          </table:table-cell>
          <table:table-cell table:formula="of:=CONCATENATE(&quot;insert into public.hotel(name, place, phone,fax,site,email,descr,vk,fb,stars,published,address_id) values('&quot;;[.B431];&quot;','&quot;;[.C431];&quot;','&quot;;[.I431];&quot;','&quot;;[.J431];&quot;','&quot;;[.K431];&quot;','','&quot;;[.D431];&quot;','&quot;;[.L431];&quot;','&quot;;[.M431];&quot;',&quot;;[.E431];&quot;,true,(select id from public.address where externalid=&quot;;REPLACE([.A431];1;9;&quot;&quot;);&quot;));&quot;)" office:value-type="string" office:string-value="insert into public.hotel(name, place, phone,fax,site,email,descr,vk,fb,stars,published,address_id) values('Swandor Hotels &amp; Resorts - Cam Ranh 5*','Вьетнам, Провинция Кханьхоа, Камрань','+84 058 398 97 00','+84 058 398 97 01','www.swandorhotels.com','','Гостиница, Пляжный, 1-я линия от моря','https://vk.com/swandorcamranh','https://www.facebook.com/swandorcamranh',5,true,(select id from public.address where externalid=309092));" calcext:value-type="string">
            <text:p>insert into public.hotel(name, place, phone,fax,site,email,descr,vk,fb,stars,published,address_id) values('Swandor Hotels &amp; Resorts - Cam Ranh 5*','Вьетнам, Провинция Кханьхоа, Камрань','+84 058 398 97 00','+84 058 398 97 01','www.swandorhotels.com','','Гостиница, Пляжный, 1-я линия от моря','https://vk.com/swandorcamranh','https://www.facebook.com/swandorcamranh',5,true,(select id from public.address where externalid=309092));</text:p>
          </table:table-cell>
          <table:table-cell table:formula="of:=CONCATENATE(&quot;(select id from hotel where externalid=&quot;;REPLACE([.A431];1;9;&quot;&quot;);&quot;)&quot;)" office:value-type="string" office:string-value="(select id from hotel where externalid=309092)" calcext:value-type="string">
            <text:p>(select id from hotel where externalid=309092)</text:p>
          </table:table-cell>
          <table:table-cell table:formula="of:=CONCATENATE(&quot;insert into public.address(country_id,settlementpart,streetpart,externalid) values((select id from public.country where name_ru='&quot;;[.F431];&quot;'),'&quot;;[.G431];&quot;','&quot; ;[.H431];&quot;',&quot;;REPLACE([.A431];1;9;&quot;&quot;);&quot;);&quot;)" office:value-type="string" office:string-value="insert into public.address(country_id,settlementpart,streetpart,externalid) values((select id from public.country where name_ru='Вьетнам'),'Нячанг','Km 11, Nguyen Tat Thanh Blvd, Bai Dai, Cam Lam, Khanh Hoa, Vietnam',309092);" calcext:value-type="string">
            <text:p>insert into public.address(country_id,settlementpart,streetpart,externalid) values((select id from public.country where name_ru='Вьетнам'),'Нячанг','Km 11, Nguyen Tat Thanh Blvd, Bai Dai, Cam Lam, Khanh Hoa, Vietnam',309092);</text:p>
          </table:table-cell>
          <table:table-cell/>
        </table:table-row>
        <table:table-row table:style-name="ro1">
          <table:table-cell office:value-type="string" calcext:value-type="string">
            <text:p>/hotel/al20801</text:p>
          </table:table-cell>
          <table:table-cell office:value-type="string" calcext:value-type="string">
            <text:p>First Class 5*</text:p>
          </table:table-cell>
          <table:table-cell office:value-type="string" calcext:value-type="string">
            <text:p>Турция, Средиземноморский регион, Аланья, Каргыджак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argıcak Beldesi ALANYA - ANTALYA</text:p>
          </table:table-cell>
          <table:table-cell office:value-type="float" office:value="902425262060" calcext:value-type="float">
            <text:p>902425262060</text:p>
          </table:table-cell>
          <table:table-cell office:value-type="float" office:value="902425262044" calcext:value-type="float">
            <text:p>902425262044</text:p>
          </table:table-cell>
          <table:table-cell office:value-type="string" calcext:value-type="string">
            <text:p>www.klas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32];&quot;','&quot;;[.C432];&quot;','&quot;;[.I432];&quot;','&quot;;[.J432];&quot;','&quot;;[.K432];&quot;','','&quot;;[.D432];&quot;','&quot;;[.L432];&quot;','&quot;;[.M432];&quot;',&quot;;[.E432];&quot;,true,(select id from public.address where externalid=&quot;;REPLACE([.A432];1;9;&quot;&quot;);&quot;));&quot;)" office:value-type="string" office:string-value="insert into public.hotel(name, place, phone,fax,site,email,descr,vk,fb,stars,published,address_id) values('First Class 5*','Турция, Средиземноморский регион, Аланья, Каргыджак','902425262060','902425262044','www.klashotels.com','','Гостиница, Загородный, рядом, Пляжный, через дорогу','','',5,true,(select id from public.address where externalid=20801));" calcext:value-type="string">
            <text:p>insert into public.hotel(name, place, phone,fax,site,email,descr,vk,fb,stars,published,address_id) values('First Class 5*','Турция, Средиземноморский регион, Аланья, Каргыджак','902425262060','902425262044','www.klashotels.com','','Гостиница, Загородный, рядом, Пляжный, через дорогу','','',5,true,(select id from public.address where externalid=20801));</text:p>
          </table:table-cell>
          <table:table-cell table:formula="of:=CONCATENATE(&quot;(select id from hotel where externalid=&quot;;REPLACE([.A432];1;9;&quot;&quot;);&quot;)&quot;)" office:value-type="string" office:string-value="(select id from hotel where externalid=20801)" calcext:value-type="string">
            <text:p>(select id from hotel where externalid=20801)</text:p>
          </table:table-cell>
          <table:table-cell table:formula="of:=CONCATENATE(&quot;insert into public.address(country_id,settlementpart,streetpart,externalid) values((select id from public.country where name_ru='&quot;;[.F432];&quot;'),'&quot;;[.G432];&quot;','&quot; ;[.H432];&quot;',&quot;;REPLACE([.A432];1;9;&quot;&quot;);&quot;);&quot;)" office:value-type="string" office:string-value="insert into public.address(country_id,settlementpart,streetpart,externalid) values((select id from public.country where name_ru='Турция'),'Аланья','Kargıcak Beldesi ALANYA - ANTALYA',20801);" calcext:value-type="string">
            <text:p>insert into public.address(country_id,settlementpart,streetpart,externalid) values((select id from public.country where name_ru='Турция'),'Аланья','Kargıcak Beldesi ALANYA - ANTALYA',20801);</text:p>
          </table:table-cell>
          <table:table-cell/>
        </table:table-row>
        <table:table-row table:style-name="ro1">
          <table:table-cell office:value-type="string" calcext:value-type="string">
            <text:p>/hotel/al17057</text:p>
          </table:table-cell>
          <table:table-cell office:value-type="string" calcext:value-type="string">
            <text:p>Aydinbey Famous Resort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Bogazkent / BELEK / ANTALYA / Turkiye</text:p>
          </table:table-cell>
          <table:table-cell office:value-type="string" calcext:value-type="string">
            <text:p>+ 90 (242) 731 08 70</text:p>
          </table:table-cell>
          <table:table-cell office:value-type="string" calcext:value-type="string">
            <text:p>+ 90 (242) 731 08 69</text:p>
          </table:table-cell>
          <table:table-cell office:value-type="string" calcext:value-type="string">
            <text:p>aydinbey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33];&quot;','&quot;;[.C433];&quot;','&quot;;[.I433];&quot;','&quot;;[.J433];&quot;','&quot;;[.K433];&quot;','','&quot;;[.D433];&quot;','&quot;;[.L433];&quot;','&quot;;[.M433];&quot;',&quot;;[.E433];&quot;,true,(select id from public.address where externalid=&quot;;REPLACE([.A433];1;9;&quot;&quot;);&quot;));&quot;)" office:value-type="string" office:string-value="insert into public.hotel(name, place, phone,fax,site,email,descr,vk,fb,stars,published,address_id) values('Aydinbey Famous Resort 5*','Турция, Средиземноморский регион, Белек','+ 90 (242) 731 08 70','+ 90 (242) 731 08 69','aydinbeyhotel.com','','Гостиница, Пляжный, 1-я линия от моря, Загородный, близко','','',5,true,(select id from public.address where externalid=17057));" calcext:value-type="string">
            <text:p>insert into public.hotel(name, place, phone,fax,site,email,descr,vk,fb,stars,published,address_id) values('Aydinbey Famous Resort 5*','Турция, Средиземноморский регион, Белек','+ 90 (242) 731 08 70','+ 90 (242) 731 08 69','aydinbeyhotel.com','','Гостиница, Пляжный, 1-я линия от моря, Загородный, близко','','',5,true,(select id from public.address where externalid=17057));</text:p>
          </table:table-cell>
          <table:table-cell table:formula="of:=CONCATENATE(&quot;(select id from hotel where externalid=&quot;;REPLACE([.A433];1;9;&quot;&quot;);&quot;)&quot;)" office:value-type="string" office:string-value="(select id from hotel where externalid=17057)" calcext:value-type="string">
            <text:p>(select id from hotel where externalid=17057)</text:p>
          </table:table-cell>
          <table:table-cell table:formula="of:=CONCATENATE(&quot;insert into public.address(country_id,settlementpart,streetpart,externalid) values((select id from public.country where name_ru='&quot;;[.F433];&quot;'),'&quot;;[.G433];&quot;','&quot; ;[.H433];&quot;',&quot;;REPLACE([.A433];1;9;&quot;&quot;);&quot;);&quot;)" office:value-type="string" office:string-value="insert into public.address(country_id,settlementpart,streetpart,externalid) values((select id from public.country where name_ru='Турция'),'Белек','Bogazkent / BELEK / ANTALYA / Turkiye',17057);" calcext:value-type="string">
            <text:p>insert into public.address(country_id,settlementpart,streetpart,externalid) values((select id from public.country where name_ru='Турция'),'Белек','Bogazkent / BELEK / ANTALYA / Turkiye',17057);</text:p>
          </table:table-cell>
          <table:table-cell/>
        </table:table-row>
        <table:table-row table:style-name="ro1">
          <table:table-cell office:value-type="string" calcext:value-type="string">
            <text:p>/hotel/al4816</text:p>
          </table:table-cell>
          <table:table-cell office:value-type="string" calcext:value-type="string">
            <text:p>Sinatra 4*</text:p>
          </table:table-cell>
          <table:table-cell office:value-type="string" calcext:value-type="string">
            <text:p>Турция, Средиземноморский регион, Кемер, Чамьюва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/>
          <table:table-cell office:value-type="string" calcext:value-type="string">
            <text:p>+90 242 8245016</text:p>
          </table:table-cell>
          <table:table-cell office:value-type="string" calcext:value-type="string">
            <text:p>+90 242 8247957</text:p>
          </table:table-cell>
          <table:table-cell office:value-type="string" calcext:value-type="string">
            <text:p>www.hotelsinatr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34];&quot;','&quot;;[.C434];&quot;','&quot;;[.I434];&quot;','&quot;;[.J434];&quot;','&quot;;[.K434];&quot;','','&quot;;[.D434];&quot;','&quot;;[.L434];&quot;','&quot;;[.M434];&quot;',&quot;;[.E434];&quot;,true,(select id from public.address where externalid=&quot;;REPLACE([.A434];1;9;&quot;&quot;);&quot;));&quot;)" office:value-type="string" office:string-value="insert into public.hotel(name, place, phone,fax,site,email,descr,vk,fb,stars,published,address_id) values('Sinatra 4*','Турция, Средиземноморский регион, Кемер, Чамьюва','+90 242 8245016','+90 242 8247957','www.hotelsinatra.com','','Гостиница, Пляжный, 2-я линия от моря, Загородный, рядом','','',4,true,(select id from public.address where externalid=4816));" calcext:value-type="string">
            <text:p>insert into public.hotel(name, place, phone,fax,site,email,descr,vk,fb,stars,published,address_id) values('Sinatra 4*','Турция, Средиземноморский регион, Кемер, Чамьюва','+90 242 8245016','+90 242 8247957','www.hotelsinatra.com','','Гостиница, Пляжный, 2-я линия от моря, Загородный, рядом','','',4,true,(select id from public.address where externalid=4816));</text:p>
          </table:table-cell>
          <table:table-cell table:formula="of:=CONCATENATE(&quot;(select id from hotel where externalid=&quot;;REPLACE([.A434];1;9;&quot;&quot;);&quot;)&quot;)" office:value-type="string" office:string-value="(select id from hotel where externalid=4816)" calcext:value-type="string">
            <text:p>(select id from hotel where externalid=4816)</text:p>
          </table:table-cell>
          <table:table-cell table:formula="of:=CONCATENATE(&quot;insert into public.address(country_id,settlementpart,streetpart,externalid) values((select id from public.country where name_ru='&quot;;[.F434];&quot;'),'&quot;;[.G434];&quot;','&quot; ;[.H434];&quot;',&quot;;REPLACE([.A434];1;9;&quot;&quot;);&quot;);&quot;)" office:value-type="string" office:string-value="insert into public.address(country_id,settlementpart,streetpart,externalid) values((select id from public.country where name_ru='Турция'),'Кемер','',4816);" calcext:value-type="string">
            <text:p>insert into public.address(country_id,settlementpart,streetpart,externalid) values((select id from public.country where name_ru='Турция'),'Кемер','',4816);</text:p>
          </table:table-cell>
          <table:table-cell/>
        </table:table-row>
        <table:table-row table:style-name="ro1">
          <table:table-cell office:value-type="string" calcext:value-type="string">
            <text:p>/hotel/al52488</text:p>
          </table:table-cell>
          <table:table-cell office:value-type="string" calcext:value-type="string">
            <text:p>Amwaj Blue Beach Resort &amp; Spa Abu Soma 5*</text:p>
          </table:table-cell>
          <table:table-cell office:value-type="string" calcext:value-type="string">
            <text:p>Египет, Мухафаза Красное Море, Сома-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Сома-Бей</text:p>
          </table:table-cell>
          <table:table-cell office:value-type="string" calcext:value-type="string">
            <text:p>45 km from Hurghada Airport, Hurghada Red Sea Egypt</text:p>
          </table:table-cell>
          <table:table-cell office:value-type="string" calcext:value-type="string">
            <text:p>+20 (2) 226 897 52 - 6 - 8 - 9</text:p>
          </table:table-cell>
          <table:table-cell office:value-type="string" calcext:value-type="string">
            <text:p>+20 (2) 226 897 49</text:p>
          </table:table-cell>
          <table:table-cell office:value-type="string" calcext:value-type="string">
            <text:p>www.amwajhotelsin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35];&quot;','&quot;;[.C435];&quot;','&quot;;[.I435];&quot;','&quot;;[.J435];&quot;','&quot;;[.K435];&quot;','','&quot;;[.D435];&quot;','&quot;;[.L435];&quot;','&quot;;[.M435];&quot;',&quot;;[.E435];&quot;,true,(select id from public.address where externalid=&quot;;REPLACE([.A435];1;9;&quot;&quot;);&quot;));&quot;)" office:value-type="string" office:string-value="insert into public.hotel(name, place, phone,fax,site,email,descr,vk,fb,stars,published,address_id) values('Amwaj Blue Beach Resort &amp; Spa Abu Soma 5*','Египет, Мухафаза Красное Море, Сома-Бей','+20 (2) 226 897 52 - 6 - 8 - 9','+20 (2) 226 897 49','www.amwajhotelsint.com','','Гостиница, Пляжный, 1-я линия от моря','','',5,true,(select id from public.address where externalid=52488));" calcext:value-type="string">
            <text:p>insert into public.hotel(name, place, phone,fax,site,email,descr,vk,fb,stars,published,address_id) values('Amwaj Blue Beach Resort &amp; Spa Abu Soma 5*','Египет, Мухафаза Красное Море, Сома-Бей','+20 (2) 226 897 52 - 6 - 8 - 9','+20 (2) 226 897 49','www.amwajhotelsint.com','','Гостиница, Пляжный, 1-я линия от моря','','',5,true,(select id from public.address where externalid=52488));</text:p>
          </table:table-cell>
          <table:table-cell table:formula="of:=CONCATENATE(&quot;(select id from hotel where externalid=&quot;;REPLACE([.A435];1;9;&quot;&quot;);&quot;)&quot;)" office:value-type="string" office:string-value="(select id from hotel where externalid=52488)" calcext:value-type="string">
            <text:p>(select id from hotel where externalid=52488)</text:p>
          </table:table-cell>
          <table:table-cell table:formula="of:=CONCATENATE(&quot;insert into public.address(country_id,settlementpart,streetpart,externalid) values((select id from public.country where name_ru='&quot;;[.F435];&quot;'),'&quot;;[.G435];&quot;','&quot; ;[.H435];&quot;',&quot;;REPLACE([.A435];1;9;&quot;&quot;);&quot;);&quot;)" office:value-type="string" office:string-value="insert into public.address(country_id,settlementpart,streetpart,externalid) values((select id from public.country where name_ru='Египет'),'Сома-Бей','45 km from Hurghada Airport, Hurghada Red Sea Egypt',52488);" calcext:value-type="string">
            <text:p>insert into public.address(country_id,settlementpart,streetpart,externalid) values((select id from public.country where name_ru='Египет'),'Сома-Бей','45 km from Hurghada Airport, Hurghada Red Sea Egypt',52488);</text:p>
          </table:table-cell>
          <table:table-cell/>
        </table:table-row>
        <table:table-row table:style-name="ro1">
          <table:table-cell office:value-type="string" calcext:value-type="string">
            <text:p>/hotel/al13260</text:p>
          </table:table-cell>
          <table:table-cell office:value-type="string" calcext:value-type="string">
            <text:p>Royal Ruspina Resort 4*</text:p>
          </table:table-cell>
          <table:table-cell office:value-type="string" calcext:value-type="string">
            <text:p>Тунис, Вилайет Монастир, Монастир, Сканес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Монастир</text:p>
          </table:table-cell>
          <table:table-cell office:value-type="string" calcext:value-type="string">
            <text:p>Ruspina - 500 Skanes - Monastir , Tunisie</text:p>
          </table:table-cell>
          <table:table-cell office:value-type="string" calcext:value-type="string">
            <text:p>+ 216 73 521 360</text:p>
          </table:table-cell>
          <table:table-cell office:value-type="string" calcext:value-type="string">
            <text:p>+ 216 73 521 364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436];&quot;','&quot;;[.C436];&quot;','&quot;;[.I436];&quot;','&quot;;[.J436];&quot;','&quot;;[.K436];&quot;','','&quot;;[.D436];&quot;','&quot;;[.L436];&quot;','&quot;;[.M436];&quot;',&quot;;[.E436];&quot;,true,(select id from public.address where externalid=&quot;;REPLACE([.A436];1;9;&quot;&quot;);&quot;));&quot;)" office:value-type="string" office:string-value="insert into public.hotel(name, place, phone,fax,site,email,descr,vk,fb,stars,published,address_id) values('Royal Ruspina Resort 4*','Тунис, Вилайет Монастир, Монастир, Сканес','+ 216 73 521 360','+ 216 73 521 364','','','Гостиничный комплекс, Пляжный, 1-я линия от моря','','',4,true,(select id from public.address where externalid=13260));" calcext:value-type="string">
            <text:p>insert into public.hotel(name, place, phone,fax,site,email,descr,vk,fb,stars,published,address_id) values('Royal Ruspina Resort 4*','Тунис, Вилайет Монастир, Монастир, Сканес','+ 216 73 521 360','+ 216 73 521 364','','','Гостиничный комплекс, Пляжный, 1-я линия от моря','','',4,true,(select id from public.address where externalid=13260));</text:p>
          </table:table-cell>
          <table:table-cell table:formula="of:=CONCATENATE(&quot;(select id from hotel where externalid=&quot;;REPLACE([.A436];1;9;&quot;&quot;);&quot;)&quot;)" office:value-type="string" office:string-value="(select id from hotel where externalid=13260)" calcext:value-type="string">
            <text:p>(select id from hotel where externalid=13260)</text:p>
          </table:table-cell>
          <table:table-cell table:formula="of:=CONCATENATE(&quot;insert into public.address(country_id,settlementpart,streetpart,externalid) values((select id from public.country where name_ru='&quot;;[.F436];&quot;'),'&quot;;[.G436];&quot;','&quot; ;[.H436];&quot;',&quot;;REPLACE([.A436];1;9;&quot;&quot;);&quot;);&quot;)" office:value-type="string" office:string-value="insert into public.address(country_id,settlementpart,streetpart,externalid) values((select id from public.country where name_ru='Тунис'),'Монастир','Ruspina - 500 Skanes - Monastir , Tunisie',13260);" calcext:value-type="string">
            <text:p>insert into public.address(country_id,settlementpart,streetpart,externalid) values((select id from public.country where name_ru='Тунис'),'Монастир','Ruspina - 500 Skanes - Monastir , Tunisie',13260);</text:p>
          </table:table-cell>
          <table:table-cell/>
        </table:table-row>
        <table:table-row table:style-name="ro1">
          <table:table-cell office:value-type="string" calcext:value-type="string">
            <text:p>/hotel/al25778</text:p>
          </table:table-cell>
          <table:table-cell office:value-type="string" calcext:value-type="string">
            <text:p>Palmyra Holiday Resort &amp; Spa 3*</text:p>
          </table:table-cell>
          <table:table-cell office:value-type="string" calcext:value-type="string">
            <text:p>Тунис, Вилайет Монастир, Монастир, Сканес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Монастир</text:p>
          </table:table-cell>
          <table:table-cell office:value-type="string" calcext:value-type="string">
            <text:p>5000 Aéroport - Skanes Monastir - TUNISIE</text:p>
          </table:table-cell>
          <table:table-cell office:value-type="string" calcext:value-type="string">
            <text:p>(216) 73 521 897</text:p>
          </table:table-cell>
          <table:table-cell office:value-type="string" calcext:value-type="string">
            <text:p>(216) 73 521 895</text:p>
          </table:table-cell>
          <table:table-cell office:value-type="string" calcext:value-type="string">
            <text:p>www.dfn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37];&quot;','&quot;;[.C437];&quot;','&quot;;[.I437];&quot;','&quot;;[.J437];&quot;','&quot;;[.K437];&quot;','','&quot;;[.D437];&quot;','&quot;;[.L437];&quot;','&quot;;[.M437];&quot;',&quot;;[.E437];&quot;,true,(select id from public.address where externalid=&quot;;REPLACE([.A437];1;9;&quot;&quot;);&quot;));&quot;)" office:value-type="string" office:string-value="insert into public.hotel(name, place, phone,fax,site,email,descr,vk,fb,stars,published,address_id) values('Palmyra Holiday Resort &amp; Spa 3*','Тунис, Вилайет Монастир, Монастир, Сканес','(216) 73 521 897','(216) 73 521 895','www.dfnhotels.com','','Гостиница, Пляжный, 1-я линия от моря','','',3,true,(select id from public.address where externalid=25778));" calcext:value-type="string">
            <text:p>insert into public.hotel(name, place, phone,fax,site,email,descr,vk,fb,stars,published,address_id) values('Palmyra Holiday Resort &amp; Spa 3*','Тунис, Вилайет Монастир, Монастир, Сканес','(216) 73 521 897','(216) 73 521 895','www.dfnhotels.com','','Гостиница, Пляжный, 1-я линия от моря','','',3,true,(select id from public.address where externalid=25778));</text:p>
          </table:table-cell>
          <table:table-cell table:formula="of:=CONCATENATE(&quot;(select id from hotel where externalid=&quot;;REPLACE([.A437];1;9;&quot;&quot;);&quot;)&quot;)" office:value-type="string" office:string-value="(select id from hotel where externalid=25778)" calcext:value-type="string">
            <text:p>(select id from hotel where externalid=25778)</text:p>
          </table:table-cell>
          <table:table-cell table:formula="of:=CONCATENATE(&quot;insert into public.address(country_id,settlementpart,streetpart,externalid) values((select id from public.country where name_ru='&quot;;[.F437];&quot;'),'&quot;;[.G437];&quot;','&quot; ;[.H437];&quot;',&quot;;REPLACE([.A437];1;9;&quot;&quot;);&quot;);&quot;)" office:value-type="string" office:string-value="insert into public.address(country_id,settlementpart,streetpart,externalid) values((select id from public.country where name_ru='Тунис'),'Монастир','5000 Aéroport - Skanes Monastir - TUNISIE',25778);" calcext:value-type="string">
            <text:p>insert into public.address(country_id,settlementpart,streetpart,externalid) values((select id from public.country where name_ru='Тунис'),'Монастир','5000 Aéroport - Skanes Monastir - TUNISIE',25778);</text:p>
          </table:table-cell>
          <table:table-cell/>
        </table:table-row>
        <table:table-row table:style-name="ro1">
          <table:table-cell office:value-type="string" calcext:value-type="string">
            <text:p>/hotel/al2852</text:p>
          </table:table-cell>
          <table:table-cell office:value-type="string" calcext:value-type="string">
            <text:p>Phuket Orchid Resort &amp; Spa 3*</text:p>
          </table:table-cell>
          <table:table-cell office:value-type="string" calcext:value-type="string">
            <text:p>Таиланд, Южный регион, Пхукет остров, Карон Бич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хукет о.</text:p>
          </table:table-cell>
          <table:table-cell office:value-type="string" calcext:value-type="string">
            <text:p>34, Luangphochuan Rd, Tambon Karon, Muang District, Phuket 83100 Thailand</text:p>
          </table:table-cell>
          <table:table-cell office:value-type="string" calcext:value-type="string">
            <text:p>+66 76 358 300</text:p>
          </table:table-cell>
          <table:table-cell office:value-type="string" calcext:value-type="string">
            <text:p>+66 76 358 399</text:p>
          </table:table-cell>
          <table:table-cell office:value-type="string" calcext:value-type="string">
            <text:p>www.katagroup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38];&quot;','&quot;;[.C438];&quot;','&quot;;[.I438];&quot;','&quot;;[.J438];&quot;','&quot;;[.K438];&quot;','','&quot;;[.D438];&quot;','&quot;;[.L438];&quot;','&quot;;[.M438];&quot;',&quot;;[.E438];&quot;,true,(select id from public.address where externalid=&quot;;REPLACE([.A438];1;9;&quot;&quot;);&quot;));&quot;)" office:value-type="string" office:string-value="insert into public.hotel(name, place, phone,fax,site,email,descr,vk,fb,stars,published,address_id) values('Phuket Orchid Resort &amp; Spa 3*','Таиланд, Южный регион, Пхукет остров, Карон Бич','+66 76 358 300','+66 76 358 399','www.katagroup.com','','Гостиничный комплекс, Пляжный, 1-я линия от моря','','',3,true,(select id from public.address where externalid=2852));" calcext:value-type="string">
            <text:p>insert into public.hotel(name, place, phone,fax,site,email,descr,vk,fb,stars,published,address_id) values('Phuket Orchid Resort &amp; Spa 3*','Таиланд, Южный регион, Пхукет остров, Карон Бич','+66 76 358 300','+66 76 358 399','www.katagroup.com','','Гостиничный комплекс, Пляжный, 1-я линия от моря','','',3,true,(select id from public.address where externalid=2852));</text:p>
          </table:table-cell>
          <table:table-cell table:formula="of:=CONCATENATE(&quot;(select id from hotel where externalid=&quot;;REPLACE([.A438];1;9;&quot;&quot;);&quot;)&quot;)" office:value-type="string" office:string-value="(select id from hotel where externalid=2852)" calcext:value-type="string">
            <text:p>(select id from hotel where externalid=2852)</text:p>
          </table:table-cell>
          <table:table-cell table:formula="of:=CONCATENATE(&quot;insert into public.address(country_id,settlementpart,streetpart,externalid) values((select id from public.country where name_ru='&quot;;[.F438];&quot;'),'&quot;;[.G438];&quot;','&quot; ;[.H438];&quot;',&quot;;REPLACE([.A438];1;9;&quot;&quot;);&quot;);&quot;)" office:value-type="string" office:string-value="insert into public.address(country_id,settlementpart,streetpart,externalid) values((select id from public.country where name_ru='Таиланд'),'Пхукет о.','34, Luangphochuan Rd, Tambon Karon, Muang District, Phuket 83100 Thailand',2852);" calcext:value-type="string">
            <text:p>insert into public.address(country_id,settlementpart,streetpart,externalid) values((select id from public.country where name_ru='Таиланд'),'Пхукет о.','34, Luangphochuan Rd, Tambon Karon, Muang District, Phuket 83100 Thailand',2852);</text:p>
          </table:table-cell>
          <table:table-cell/>
        </table:table-row>
        <table:table-row table:style-name="ro1">
          <table:table-cell office:value-type="string" calcext:value-type="string">
            <text:p>/hotel/al231</text:p>
          </table:table-cell>
          <table:table-cell office:value-type="string" calcext:value-type="string">
            <text:p>Hilton Sharm Waterfalls 5*</text:p>
          </table:table-cell>
          <table:table-cell office:value-type="string" calcext:value-type="string">
            <text:p>Египет, Мухафаза Южный Синай, Шарм-Эль-Шейх, Рас Ум Эль Сид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Hilton Sharm Waterfalls Resort Ras Um El-Sid Cliff, South Sinai, Sharm El Sheikh, Egypt</text:p>
          </table:table-cell>
          <table:table-cell office:value-type="string" calcext:value-type="string">
            <text:p>+20-69-3663232</text:p>
          </table:table-cell>
          <table:table-cell office:value-type="string" calcext:value-type="string">
            <text:p>+20-69-3663200</text:p>
          </table:table-cell>
          <table:table-cell office:value-type="string" calcext:value-type="string">
            <text:p>www3.hilto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39];&quot;','&quot;;[.C439];&quot;','&quot;;[.I439];&quot;','&quot;;[.J439];&quot;','&quot;;[.K439];&quot;','','&quot;;[.D439];&quot;','&quot;;[.L439];&quot;','&quot;;[.M439];&quot;',&quot;;[.E439];&quot;,true,(select id from public.address where externalid=&quot;;REPLACE([.A439];1;9;&quot;&quot;);&quot;));&quot;)" office:value-type="string" office:string-value="insert into public.hotel(name, place, phone,fax,site,email,descr,vk,fb,stars,published,address_id) values('Hilton Sharm Waterfalls 5*','Египет, Мухафаза Южный Синай, Шарм-Эль-Шейх, Рас Ум Эль Сид','+20-69-3663232','+20-69-3663200','www3.hilton.com','','Гостиница, Пляжный, 1-я линия от моря','','',5,true,(select id from public.address where externalid=231));" calcext:value-type="string">
            <text:p>insert into public.hotel(name, place, phone,fax,site,email,descr,vk,fb,stars,published,address_id) values('Hilton Sharm Waterfalls 5*','Египет, Мухафаза Южный Синай, Шарм-Эль-Шейх, Рас Ум Эль Сид','+20-69-3663232','+20-69-3663200','www3.hilton.com','','Гостиница, Пляжный, 1-я линия от моря','','',5,true,(select id from public.address where externalid=231));</text:p>
          </table:table-cell>
          <table:table-cell table:formula="of:=CONCATENATE(&quot;(select id from hotel where externalid=&quot;;REPLACE([.A439];1;9;&quot;&quot;);&quot;)&quot;)" office:value-type="string" office:string-value="(select id from hotel where externalid=231)" calcext:value-type="string">
            <text:p>(select id from hotel where externalid=231)</text:p>
          </table:table-cell>
          <table:table-cell table:formula="of:=CONCATENATE(&quot;insert into public.address(country_id,settlementpart,streetpart,externalid) values((select id from public.country where name_ru='&quot;;[.F439];&quot;'),'&quot;;[.G439];&quot;','&quot; ;[.H439];&quot;',&quot;;REPLACE([.A439];1;9;&quot;&quot;);&quot;);&quot;)" office:value-type="string" office:string-value="insert into public.address(country_id,settlementpart,streetpart,externalid) values((select id from public.country where name_ru='Египет'),'Шарм-Эль-Шейх','Hilton Sharm Waterfalls Resort Ras Um El-Sid Cliff, South Sinai, Sharm El Sheikh, Egypt',231);" calcext:value-type="string">
            <text:p>insert into public.address(country_id,settlementpart,streetpart,externalid) values((select id from public.country where name_ru='Египет'),'Шарм-Эль-Шейх','Hilton Sharm Waterfalls Resort Ras Um El-Sid Cliff, South Sinai, Sharm El Sheikh, Egypt',231);</text:p>
          </table:table-cell>
          <table:table-cell/>
        </table:table-row>
        <table:table-row table:style-name="ro1">
          <table:table-cell office:value-type="string" calcext:value-type="string">
            <text:p>/hotel/al38436</text:p>
          </table:table-cell>
          <table:table-cell office:value-type="string" calcext:value-type="string">
            <text:p>Diamond Bay Resort &amp; Spa 5*</text:p>
          </table:table-cell>
          <table:table-cell office:value-type="string" calcext:value-type="string">
            <text:p>Вьетнам, Провинция Кханьхоа, Нячанг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ьетнам</text:p>
          </table:table-cell>
          <table:table-cell office:value-type="string" calcext:value-type="string">
            <text:p>Нячанг</text:p>
          </table:table-cell>
          <table:table-cell office:value-type="string" calcext:value-type="string">
            <text:p>Song Lo, Phuoc Ha, Phuoc Dong, Khanh Hoa, Нячанг, Вьетнам</text:p>
          </table:table-cell>
          <table:table-cell office:value-type="string" calcext:value-type="string">
            <text:p>+84 0583711711</text:p>
          </table:table-cell>
          <table:table-cell office:value-type="float" office:value="840583711666" calcext:value-type="float">
            <text:p>840583711666</text:p>
          </table:table-cell>
          <table:table-cell office:value-type="string" calcext:value-type="string">
            <text:p>www.diamondbayresort.vn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40];&quot;','&quot;;[.C440];&quot;','&quot;;[.I440];&quot;','&quot;;[.J440];&quot;','&quot;;[.K440];&quot;','','&quot;;[.D440];&quot;','&quot;;[.L440];&quot;','&quot;;[.M440];&quot;',&quot;;[.E440];&quot;,true,(select id from public.address where externalid=&quot;;REPLACE([.A440];1;9;&quot;&quot;);&quot;));&quot;)" office:value-type="string" office:string-value="insert into public.hotel(name, place, phone,fax,site,email,descr,vk,fb,stars,published,address_id) values('Diamond Bay Resort &amp; Spa 5*','Вьетнам, Провинция Кханьхоа, Нячанг','+84 0583711711','840583711666','www.diamondbayresort.vn','','Гостиничный комплекс, Пляжный, 1-я линия от моря','','',5,true,(select id from public.address where externalid=38436));" calcext:value-type="string">
            <text:p>insert into public.hotel(name, place, phone,fax,site,email,descr,vk,fb,stars,published,address_id) values('Diamond Bay Resort &amp; Spa 5*','Вьетнам, Провинция Кханьхоа, Нячанг','+84 0583711711','840583711666','www.diamondbayresort.vn','','Гостиничный комплекс, Пляжный, 1-я линия от моря','','',5,true,(select id from public.address where externalid=38436));</text:p>
          </table:table-cell>
          <table:table-cell table:formula="of:=CONCATENATE(&quot;(select id from hotel where externalid=&quot;;REPLACE([.A440];1;9;&quot;&quot;);&quot;)&quot;)" office:value-type="string" office:string-value="(select id from hotel where externalid=38436)" calcext:value-type="string">
            <text:p>(select id from hotel where externalid=38436)</text:p>
          </table:table-cell>
          <table:table-cell table:formula="of:=CONCATENATE(&quot;insert into public.address(country_id,settlementpart,streetpart,externalid) values((select id from public.country where name_ru='&quot;;[.F440];&quot;'),'&quot;;[.G440];&quot;','&quot; ;[.H440];&quot;',&quot;;REPLACE([.A440];1;9;&quot;&quot;);&quot;);&quot;)" office:value-type="string" office:string-value="insert into public.address(country_id,settlementpart,streetpart,externalid) values((select id from public.country where name_ru='Вьетнам'),'Нячанг','Song Lo, Phuoc Ha, Phuoc Dong, Khanh Hoa, Нячанг, Вьетнам',38436);" calcext:value-type="string">
            <text:p>insert into public.address(country_id,settlementpart,streetpart,externalid) values((select id from public.country where name_ru='Вьетнам'),'Нячанг','Song Lo, Phuoc Ha, Phuoc Dong, Khanh Hoa, Нячанг, Вьетнам',38436);</text:p>
          </table:table-cell>
          <table:table-cell/>
        </table:table-row>
        <table:table-row table:style-name="ro1">
          <table:table-cell office:value-type="string" calcext:value-type="string">
            <text:p>/hotel/al5587</text:p>
          </table:table-cell>
          <table:table-cell office:value-type="string" calcext:value-type="string">
            <text:p>Veronica 3*</text:p>
          </table:table-cell>
          <table:table-cell office:value-type="string" calcext:value-type="string">
            <text:p>Кипр, Регион Пафос, Пафос</text:p>
          </table:table-cell>
          <table:table-cell office:value-type="string" calcext:value-type="string">
            <text:p>Гостиница, Городской, близко к центру, Пляжный, через дорог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ипр</text:p>
          </table:table-cell>
          <table:table-cell office:value-type="string" calcext:value-type="string">
            <text:p>Пафос</text:p>
          </table:table-cell>
          <table:table-cell office:value-type="string" calcext:value-type="string">
            <text:p>P.O. Box 60364, Paphos - Cyprus</text:p>
          </table:table-cell>
          <table:table-cell office:value-type="string" calcext:value-type="string">
            <text:p>+357 26 965333</text:p>
          </table:table-cell>
          <table:table-cell office:value-type="string" calcext:value-type="string">
            <text:p>+357 26 965767</text:p>
          </table:table-cell>
          <table:table-cell office:value-type="string" calcext:value-type="string">
            <text:p>www.veronicahotel.com.cy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41];&quot;','&quot;;[.C441];&quot;','&quot;;[.I441];&quot;','&quot;;[.J441];&quot;','&quot;;[.K441];&quot;','','&quot;;[.D441];&quot;','&quot;;[.L441];&quot;','&quot;;[.M441];&quot;',&quot;;[.E441];&quot;,true,(select id from public.address where externalid=&quot;;REPLACE([.A441];1;9;&quot;&quot;);&quot;));&quot;)" office:value-type="string" office:string-value="insert into public.hotel(name, place, phone,fax,site,email,descr,vk,fb,stars,published,address_id) values('Veronica 3*','Кипр, Регион Пафос, Пафос','+357 26 965333','+357 26 965767','www.veronicahotel.com.cy','','Гостиница, Городской, близко к центру, Пляжный, через дорогу','','',3,true,(select id from public.address where externalid=5587));" calcext:value-type="string">
            <text:p>insert into public.hotel(name, place, phone,fax,site,email,descr,vk,fb,stars,published,address_id) values('Veronica 3*','Кипр, Регион Пафос, Пафос','+357 26 965333','+357 26 965767','www.veronicahotel.com.cy','','Гостиница, Городской, близко к центру, Пляжный, через дорогу','','',3,true,(select id from public.address where externalid=5587));</text:p>
          </table:table-cell>
          <table:table-cell table:formula="of:=CONCATENATE(&quot;(select id from hotel where externalid=&quot;;REPLACE([.A441];1;9;&quot;&quot;);&quot;)&quot;)" office:value-type="string" office:string-value="(select id from hotel where externalid=5587)" calcext:value-type="string">
            <text:p>(select id from hotel where externalid=5587)</text:p>
          </table:table-cell>
          <table:table-cell table:formula="of:=CONCATENATE(&quot;insert into public.address(country_id,settlementpart,streetpart,externalid) values((select id from public.country where name_ru='&quot;;[.F441];&quot;'),'&quot;;[.G441];&quot;','&quot; ;[.H441];&quot;',&quot;;REPLACE([.A441];1;9;&quot;&quot;);&quot;);&quot;)" office:value-type="string" office:string-value="insert into public.address(country_id,settlementpart,streetpart,externalid) values((select id from public.country where name_ru='Кипр'),'Пафос','P.O. Box 60364, Paphos - Cyprus',5587);" calcext:value-type="string">
            <text:p>insert into public.address(country_id,settlementpart,streetpart,externalid) values((select id from public.country where name_ru='Кипр'),'Пафос','P.O. Box 60364, Paphos - Cyprus',5587);</text:p>
          </table:table-cell>
          <table:table-cell/>
        </table:table-row>
        <table:table-row table:style-name="ro1">
          <table:table-cell office:value-type="string" calcext:value-type="string">
            <text:p>/hotel/al680</text:p>
          </table:table-cell>
          <table:table-cell office:value-type="string" calcext:value-type="string">
            <text:p>Coral Costa Caribe 4*</text:p>
          </table:table-cell>
          <table:table-cell office:value-type="string" calcext:value-type="string">
            <text:p>Доминикана, Провинция Сан-Педро-де-Макорис, Хуан Долио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Хуан Долио</text:p>
          </table:table-cell>
          <table:table-cell office:value-type="string" calcext:value-type="string">
            <text:p>Carretera Juan Dolio, San Pedro de Macoris. Dominican Republic</text:p>
          </table:table-cell>
          <table:table-cell office:value-type="string" calcext:value-type="string">
            <text:p>+ 10 (1809) 562-6725</text:p>
          </table:table-cell>
          <table:table-cell office:value-type="string" calcext:value-type="string">
            <text:p>1809.562.0660</text:p>
          </table:table-cell>
          <table:table-cell office:value-type="string" calcext:value-type="string">
            <text:p>www.coral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42];&quot;','&quot;;[.C442];&quot;','&quot;;[.I442];&quot;','&quot;;[.J442];&quot;','&quot;;[.K442];&quot;','','&quot;;[.D442];&quot;','&quot;;[.L442];&quot;','&quot;;[.M442];&quot;',&quot;;[.E442];&quot;,true,(select id from public.address where externalid=&quot;;REPLACE([.A442];1;9;&quot;&quot;);&quot;));&quot;)" office:value-type="string" office:string-value="insert into public.hotel(name, place, phone,fax,site,email,descr,vk,fb,stars,published,address_id) values('Coral Costa Caribe 4*','Доминикана, Провинция Сан-Педро-де-Макорис, Хуан Долио','+ 10 (1809) 562-6725','1809.562.0660','www.coralhotels.com','','Гостиничный комплекс, Пляжный, 1-я линия от моря','','',4,true,(select id from public.address where externalid=680));" calcext:value-type="string">
            <text:p>insert into public.hotel(name, place, phone,fax,site,email,descr,vk,fb,stars,published,address_id) values('Coral Costa Caribe 4*','Доминикана, Провинция Сан-Педро-де-Макорис, Хуан Долио','+ 10 (1809) 562-6725','1809.562.0660','www.coralhotels.com','','Гостиничный комплекс, Пляжный, 1-я линия от моря','','',4,true,(select id from public.address where externalid=680));</text:p>
          </table:table-cell>
          <table:table-cell table:formula="of:=CONCATENATE(&quot;(select id from hotel where externalid=&quot;;REPLACE([.A442];1;9;&quot;&quot;);&quot;)&quot;)" office:value-type="string" office:string-value="(select id from hotel where externalid=680)" calcext:value-type="string">
            <text:p>(select id from hotel where externalid=680)</text:p>
          </table:table-cell>
          <table:table-cell table:formula="of:=CONCATENATE(&quot;insert into public.address(country_id,settlementpart,streetpart,externalid) values((select id from public.country where name_ru='&quot;;[.F442];&quot;'),'&quot;;[.G442];&quot;','&quot; ;[.H442];&quot;',&quot;;REPLACE([.A442];1;9;&quot;&quot;);&quot;);&quot;)" office:value-type="string" office:string-value="insert into public.address(country_id,settlementpart,streetpart,externalid) values((select id from public.country where name_ru='Доминикана'),'Хуан Долио','Carretera Juan Dolio, San Pedro de Macoris. Dominican Republic',680);" calcext:value-type="string">
            <text:p>insert into public.address(country_id,settlementpart,streetpart,externalid) values((select id from public.country where name_ru='Доминикана'),'Хуан Долио','Carretera Juan Dolio, San Pedro de Macoris. Dominican Republic',680);</text:p>
          </table:table-cell>
          <table:table-cell/>
        </table:table-row>
        <table:table-row table:style-name="ro1">
          <table:table-cell office:value-type="string" calcext:value-type="string">
            <text:p>/hotel/al19505</text:p>
          </table:table-cell>
          <table:table-cell office:value-type="string" calcext:value-type="string">
            <text:p>Lyra Resort &amp; Spa 5*</text:p>
          </table:table-cell>
          <table:table-cell office:value-type="string" calcext:value-type="string">
            <text:p>Турция, Средиземноморский регион, Сиде, Кызылагач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Kizilagach Tourism Center Manavgat-ANTALYA</text:p>
          </table:table-cell>
          <table:table-cell office:value-type="string" calcext:value-type="string">
            <text:p>+90 (242) 748 28 28</text:p>
          </table:table-cell>
          <table:table-cell office:value-type="string" calcext:value-type="string">
            <text:p>+90 (242) 748 28 27</text:p>
          </table:table-cell>
          <table:table-cell office:value-type="string" calcext:value-type="string">
            <text:p>www.lyra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43];&quot;','&quot;;[.C443];&quot;','&quot;;[.I443];&quot;','&quot;;[.J443];&quot;','&quot;;[.K443];&quot;','','&quot;;[.D443];&quot;','&quot;;[.L443];&quot;','&quot;;[.M443];&quot;',&quot;;[.E443];&quot;,true,(select id from public.address where externalid=&quot;;REPLACE([.A443];1;9;&quot;&quot;);&quot;));&quot;)" office:value-type="string" office:string-value="insert into public.hotel(name, place, phone,fax,site,email,descr,vk,fb,stars,published,address_id) values('Lyra Resort &amp; Spa 5*','Турция, Средиземноморский регион, Сиде, Кызылагач','+90 (242) 748 28 28','+90 (242) 748 28 27','www.lyrahotel.com','','Гостиница, Пляжный, 1-я линия от моря, Загородный, рядом','','',5,true,(select id from public.address where externalid=19505));" calcext:value-type="string">
            <text:p>insert into public.hotel(name, place, phone,fax,site,email,descr,vk,fb,stars,published,address_id) values('Lyra Resort &amp; Spa 5*','Турция, Средиземноморский регион, Сиде, Кызылагач','+90 (242) 748 28 28','+90 (242) 748 28 27','www.lyrahotel.com','','Гостиница, Пляжный, 1-я линия от моря, Загородный, рядом','','',5,true,(select id from public.address where externalid=19505));</text:p>
          </table:table-cell>
          <table:table-cell table:formula="of:=CONCATENATE(&quot;(select id from hotel where externalid=&quot;;REPLACE([.A443];1;9;&quot;&quot;);&quot;)&quot;)" office:value-type="string" office:string-value="(select id from hotel where externalid=19505)" calcext:value-type="string">
            <text:p>(select id from hotel where externalid=19505)</text:p>
          </table:table-cell>
          <table:table-cell table:formula="of:=CONCATENATE(&quot;insert into public.address(country_id,settlementpart,streetpart,externalid) values((select id from public.country where name_ru='&quot;;[.F443];&quot;'),'&quot;;[.G443];&quot;','&quot; ;[.H443];&quot;',&quot;;REPLACE([.A443];1;9;&quot;&quot;);&quot;);&quot;)" office:value-type="string" office:string-value="insert into public.address(country_id,settlementpart,streetpart,externalid) values((select id from public.country where name_ru='Турция'),'Сиде','Kizilagach Tourism Center Manavgat-ANTALYA',19505);" calcext:value-type="string">
            <text:p>insert into public.address(country_id,settlementpart,streetpart,externalid) values((select id from public.country where name_ru='Турция'),'Сиде','Kizilagach Tourism Center Manavgat-ANTALYA',19505);</text:p>
          </table:table-cell>
          <table:table-cell/>
        </table:table-row>
        <table:table-row table:style-name="ro1">
          <table:table-cell office:value-type="string" calcext:value-type="string">
            <text:p>/hotel/al2422</text:p>
          </table:table-cell>
          <table:table-cell office:value-type="string" calcext:value-type="string">
            <text:p>Crystal Tat Beach Golf Resort &amp; Spa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Belek-Üçkum Tepesi / Antalya / Türkiye</text:p>
          </table:table-cell>
          <table:table-cell office:value-type="string" calcext:value-type="string">
            <text:p>+ 90 (242) 710 26 00</text:p>
          </table:table-cell>
          <table:table-cell office:value-type="string" calcext:value-type="string">
            <text:p>+ 90 (242) 725 40 99</text:p>
          </table:table-cell>
          <table:table-cell office:value-type="string" calcext:value-type="string">
            <text:p>www.crystalhotels.com.tr</text:p>
          </table:table-cell>
          <table:table-cell office:value-type="string" calcext:value-type="string">
            <text:p>https://vk.com/crystalhotels</text:p>
          </table:table-cell>
          <table:table-cell office:value-type="string" calcext:value-type="string">
            <text:p>https://www.facebook.com/crystaltatbeach?ref=hl</text:p>
          </table:table-cell>
          <table:table-cell table:formula="of:=CONCATENATE(&quot;insert into public.hotel(name, place, phone,fax,site,email,descr,vk,fb,stars,published,address_id) values('&quot;;[.B444];&quot;','&quot;;[.C444];&quot;','&quot;;[.I444];&quot;','&quot;;[.J444];&quot;','&quot;;[.K444];&quot;','','&quot;;[.D444];&quot;','&quot;;[.L444];&quot;','&quot;;[.M444];&quot;',&quot;;[.E444];&quot;,true,(select id from public.address where externalid=&quot;;REPLACE([.A444];1;9;&quot;&quot;);&quot;));&quot;)" office:value-type="string" office:string-value="insert into public.hotel(name, place, phone,fax,site,email,descr,vk,fb,stars,published,address_id) values('Crystal Tat Beach Golf Resort &amp; Spa 5*','Турция, Средиземноморский регион, Белек','+ 90 (242) 710 26 00','+ 90 (242) 725 40 99','www.crystalhotels.com.tr','','Гостиница, Пляжный, 1-я линия от моря, Загородный, близко','https://vk.com/crystalhotels','https://www.facebook.com/crystaltatbeach?ref=hl',5,true,(select id from public.address where externalid=2422));" calcext:value-type="string">
            <text:p>insert into public.hotel(name, place, phone,fax,site,email,descr,vk,fb,stars,published,address_id) values('Crystal Tat Beach Golf Resort &amp; Spa 5*','Турция, Средиземноморский регион, Белек','+ 90 (242) 710 26 00','+ 90 (242) 725 40 99','www.crystalhotels.com.tr','','Гостиница, Пляжный, 1-я линия от моря, Загородный, близко','https://vk.com/crystalhotels','https://www.facebook.com/crystaltatbeach?ref=hl',5,true,(select id from public.address where externalid=2422));</text:p>
          </table:table-cell>
          <table:table-cell table:formula="of:=CONCATENATE(&quot;(select id from hotel where externalid=&quot;;REPLACE([.A444];1;9;&quot;&quot;);&quot;)&quot;)" office:value-type="string" office:string-value="(select id from hotel where externalid=2422)" calcext:value-type="string">
            <text:p>(select id from hotel where externalid=2422)</text:p>
          </table:table-cell>
          <table:table-cell table:formula="of:=CONCATENATE(&quot;insert into public.address(country_id,settlementpart,streetpart,externalid) values((select id from public.country where name_ru='&quot;;[.F444];&quot;'),'&quot;;[.G444];&quot;','&quot; ;[.H444];&quot;',&quot;;REPLACE([.A444];1;9;&quot;&quot;);&quot;);&quot;)" office:value-type="string" office:string-value="insert into public.address(country_id,settlementpart,streetpart,externalid) values((select id from public.country where name_ru='Турция'),'Белек','Belek-Üçkum Tepesi / Antalya / Türkiye',2422);" calcext:value-type="string">
            <text:p>insert into public.address(country_id,settlementpart,streetpart,externalid) values((select id from public.country where name_ru='Турция'),'Белек','Belek-Üçkum Tepesi / Antalya / Türkiye',2422);</text:p>
          </table:table-cell>
          <table:table-cell/>
        </table:table-row>
        <table:table-row table:style-name="ro1">
          <table:table-cell office:value-type="string" calcext:value-type="string">
            <text:p>/hotel/al19733</text:p>
          </table:table-cell>
          <table:table-cell office:value-type="string" calcext:value-type="string">
            <text:p>Ялта-Интурист 4*</text:p>
          </table:table-cell>
          <table:table-cell office:value-type="string" calcext:value-type="string">
            <text:p>Россия, Крым, Ялта</text:p>
          </table:table-cell>
          <table:table-cell office:value-type="string" calcext:value-type="string">
            <text:p>Гостиничный комплекс, Пляжный, 2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Ялта</text:p>
          </table:table-cell>
          <table:table-cell office:value-type="string" calcext:value-type="string">
            <text:p>АР Крым, г. Ялта, ул. Дражинского, 50</text:p>
          </table:table-cell>
          <table:table-cell office:value-type="string" calcext:value-type="string">
            <text:p>+7 (495) 139-10-51</text:p>
          </table:table-cell>
          <table:table-cell office:value-type="string" calcext:value-type="string">
            <text:p>+7 (495) 139-1051</text:p>
          </table:table-cell>
          <table:table-cell office:value-type="string" calcext:value-type="string">
            <text:p>yaltaintourist.ru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45];&quot;','&quot;;[.C445];&quot;','&quot;;[.I445];&quot;','&quot;;[.J445];&quot;','&quot;;[.K445];&quot;','','&quot;;[.D445];&quot;','&quot;;[.L445];&quot;','&quot;;[.M445];&quot;',&quot;;[.E445];&quot;,true,(select id from public.address where externalid=&quot;;REPLACE([.A445];1;9;&quot;&quot;);&quot;));&quot;)" office:value-type="string" office:string-value="insert into public.hotel(name, place, phone,fax,site,email,descr,vk,fb,stars,published,address_id) values('Ялта-Интурист 4*','Россия, Крым, Ялта','+7 (495) 139-10-51','+7 (495) 139-1051','yaltaintourist.ru','','Гостиничный комплекс, Пляжный, 2-я линия от моря, Городской, близко к центру','','',4,true,(select id from public.address where externalid=19733));" calcext:value-type="string">
            <text:p>insert into public.hotel(name, place, phone,fax,site,email,descr,vk,fb,stars,published,address_id) values('Ялта-Интурист 4*','Россия, Крым, Ялта','+7 (495) 139-10-51','+7 (495) 139-1051','yaltaintourist.ru','','Гостиничный комплекс, Пляжный, 2-я линия от моря, Городской, близко к центру','','',4,true,(select id from public.address where externalid=19733));</text:p>
          </table:table-cell>
          <table:table-cell table:formula="of:=CONCATENATE(&quot;(select id from hotel where externalid=&quot;;REPLACE([.A445];1;9;&quot;&quot;);&quot;)&quot;)" office:value-type="string" office:string-value="(select id from hotel where externalid=19733)" calcext:value-type="string">
            <text:p>(select id from hotel where externalid=19733)</text:p>
          </table:table-cell>
          <table:table-cell table:formula="of:=CONCATENATE(&quot;insert into public.address(country_id,settlementpart,streetpart,externalid) values((select id from public.country where name_ru='&quot;;[.F445];&quot;'),'&quot;;[.G445];&quot;','&quot; ;[.H445];&quot;',&quot;;REPLACE([.A445];1;9;&quot;&quot;);&quot;);&quot;)" office:value-type="string" office:string-value="insert into public.address(country_id,settlementpart,streetpart,externalid) values((select id from public.country where name_ru='Россия'),'Ялта','АР Крым, г. Ялта, ул. Дражинского, 50',19733);" calcext:value-type="string">
            <text:p>insert into public.address(country_id,settlementpart,streetpart,externalid) values((select id from public.country where name_ru='Россия'),'Ялта','АР Крым, г. Ялта, ул. Дражинского, 50',19733);</text:p>
          </table:table-cell>
          <table:table-cell/>
        </table:table-row>
        <table:table-row table:style-name="ro1">
          <table:table-cell office:value-type="string" calcext:value-type="string">
            <text:p>/hotel/al7650</text:p>
          </table:table-cell>
          <table:table-cell office:value-type="string" calcext:value-type="string">
            <text:p>Anita Blue Sky Hotel 4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iriş Mah. Sahil Cad. No:12 Kemer / ANTALYA</text:p>
          </table:table-cell>
          <table:table-cell table:number-columns-repeated="2" office:value-type="string" calcext:value-type="string">
            <text:p>(242) 8245610</text:p>
          </table:table-cell>
          <table:table-cell office:value-type="string" calcext:value-type="string">
            <text:p>www.anit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46];&quot;','&quot;;[.C446];&quot;','&quot;;[.I446];&quot;','&quot;;[.J446];&quot;','&quot;;[.K446];&quot;','','&quot;;[.D446];&quot;','&quot;;[.L446];&quot;','&quot;;[.M446];&quot;',&quot;;[.E446];&quot;,true,(select id from public.address where externalid=&quot;;REPLACE([.A446];1;9;&quot;&quot;);&quot;));&quot;)" office:value-type="string" office:string-value="insert into public.hotel(name, place, phone,fax,site,email,descr,vk,fb,stars,published,address_id) values('Anita Blue Sky Hotel 4*','Турция, Средиземноморский регион, Кемер, Кириш','(242) 8245610','(242) 8245610','www.anitahotels.com','','Гостиница, Пляжный, 2-я линия от моря, Загородный, рядом','','',4,true,(select id from public.address where externalid=7650));" calcext:value-type="string">
            <text:p>insert into public.hotel(name, place, phone,fax,site,email,descr,vk,fb,stars,published,address_id) values('Anita Blue Sky Hotel 4*','Турция, Средиземноморский регион, Кемер, Кириш','(242) 8245610','(242) 8245610','www.anitahotels.com','','Гостиница, Пляжный, 2-я линия от моря, Загородный, рядом','','',4,true,(select id from public.address where externalid=7650));</text:p>
          </table:table-cell>
          <table:table-cell table:formula="of:=CONCATENATE(&quot;(select id from hotel where externalid=&quot;;REPLACE([.A446];1;9;&quot;&quot;);&quot;)&quot;)" office:value-type="string" office:string-value="(select id from hotel where externalid=7650)" calcext:value-type="string">
            <text:p>(select id from hotel where externalid=7650)</text:p>
          </table:table-cell>
          <table:table-cell table:formula="of:=CONCATENATE(&quot;insert into public.address(country_id,settlementpart,streetpart,externalid) values((select id from public.country where name_ru='&quot;;[.F446];&quot;'),'&quot;;[.G446];&quot;','&quot; ;[.H446];&quot;',&quot;;REPLACE([.A446];1;9;&quot;&quot;);&quot;);&quot;)" office:value-type="string" office:string-value="insert into public.address(country_id,settlementpart,streetpart,externalid) values((select id from public.country where name_ru='Турция'),'Кемер','Kiriş Mah. Sahil Cad. No:12 Kemer / ANTALYA',7650);" calcext:value-type="string">
            <text:p>insert into public.address(country_id,settlementpart,streetpart,externalid) values((select id from public.country where name_ru='Турция'),'Кемер','Kiriş Mah. Sahil Cad. No:12 Kemer / ANTALYA',7650);</text:p>
          </table:table-cell>
          <table:table-cell/>
        </table:table-row>
        <table:table-row table:style-name="ro1">
          <table:table-cell office:value-type="string" calcext:value-type="string">
            <text:p>/hotel/al73035</text:p>
          </table:table-cell>
          <table:table-cell office:value-type="string" calcext:value-type="string">
            <text:p>Rixos The Palm Dubai 5*</text:p>
          </table:table-cell>
          <table:table-cell office:value-type="string" calcext:value-type="string">
            <text:p>ОАЭ, Эмират Дубай, Дуба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АЭ</text:p>
          </table:table-cell>
          <table:table-cell office:value-type="string" calcext:value-type="string">
            <text:p>Дубай</text:p>
          </table:table-cell>
          <table:table-cell office:value-type="string" calcext:value-type="string">
            <text:p>The Palm Jumeirah, East Crescent, Plot C40 P.O.Box: 18652 – Dubai, United Arab Emirates</text:p>
          </table:table-cell>
          <table:table-cell office:value-type="string" calcext:value-type="string">
            <text:p>+971 4 457 55 55</text:p>
          </table:table-cell>
          <table:table-cell/>
          <table:table-cell office:value-type="string" calcext:value-type="string">
            <text:p>thepalmdubai-ru.rixos.com</text:p>
          </table:table-cell>
          <table:table-cell/>
          <table:table-cell office:value-type="string" calcext:value-type="string">
            <text:p>https://www.facebook.com/rixosthepalmdubai/</text:p>
          </table:table-cell>
          <table:table-cell table:formula="of:=CONCATENATE(&quot;insert into public.hotel(name, place, phone,fax,site,email,descr,vk,fb,stars,published,address_id) values('&quot;;[.B447];&quot;','&quot;;[.C447];&quot;','&quot;;[.I447];&quot;','&quot;;[.J447];&quot;','&quot;;[.K447];&quot;','','&quot;;[.D447];&quot;','&quot;;[.L447];&quot;','&quot;;[.M447];&quot;',&quot;;[.E447];&quot;,true,(select id from public.address where externalid=&quot;;REPLACE([.A447];1;9;&quot;&quot;);&quot;));&quot;)" office:value-type="string" office:string-value="insert into public.hotel(name, place, phone,fax,site,email,descr,vk,fb,stars,published,address_id) values('Rixos The Palm Dubai 5*','ОАЭ, Эмират Дубай, Дубай','+971 4 457 55 55','','thepalmdubai-ru.rixos.com','','Гостиница, Пляжный, 1-я линия от моря','','https://www.facebook.com/rixosthepalmdubai/',5,true,(select id from public.address where externalid=73035));" calcext:value-type="string">
            <text:p>insert into public.hotel(name, place, phone,fax,site,email,descr,vk,fb,stars,published,address_id) values('Rixos The Palm Dubai 5*','ОАЭ, Эмират Дубай, Дубай','+971 4 457 55 55','','thepalmdubai-ru.rixos.com','','Гостиница, Пляжный, 1-я линия от моря','','https://www.facebook.com/rixosthepalmdubai/',5,true,(select id from public.address where externalid=73035));</text:p>
          </table:table-cell>
          <table:table-cell table:formula="of:=CONCATENATE(&quot;(select id from hotel where externalid=&quot;;REPLACE([.A447];1;9;&quot;&quot;);&quot;)&quot;)" office:value-type="string" office:string-value="(select id from hotel where externalid=73035)" calcext:value-type="string">
            <text:p>(select id from hotel where externalid=73035)</text:p>
          </table:table-cell>
          <table:table-cell table:formula="of:=CONCATENATE(&quot;insert into public.address(country_id,settlementpart,streetpart,externalid) values((select id from public.country where name_ru='&quot;;[.F447];&quot;'),'&quot;;[.G447];&quot;','&quot; ;[.H447];&quot;',&quot;;REPLACE([.A447];1;9;&quot;&quot;);&quot;);&quot;)" office:value-type="string" office:string-value="insert into public.address(country_id,settlementpart,streetpart,externalid) values((select id from public.country where name_ru='ОАЭ'),'Дубай','The Palm Jumeirah, East Crescent, Plot C40 P.O.Box: 18652 – Dubai, United Arab Emirates',73035);" calcext:value-type="string">
            <text:p>insert into public.address(country_id,settlementpart,streetpart,externalid) values((select id from public.country where name_ru='ОАЭ'),'Дубай','The Palm Jumeirah, East Crescent, Plot C40 P.O.Box: 18652 – Dubai, United Arab Emirates',73035);</text:p>
          </table:table-cell>
          <table:table-cell/>
        </table:table-row>
        <table:table-row table:style-name="ro1">
          <table:table-cell office:value-type="string" calcext:value-type="string">
            <text:p>/hotel/al13287</text:p>
          </table:table-cell>
          <table:table-cell office:value-type="string" calcext:value-type="string">
            <text:p>Artemis Princess 4*</text:p>
          </table:table-cell>
          <table:table-cell office:value-type="string" calcext:value-type="string">
            <text:p>Турция, Средиземноморский регион, Аланья, Обакёй</text:p>
          </table:table-cell>
          <table:table-cell office:value-type="string" calcext:value-type="string">
            <text:p>Гостиница, Пляжный, 2-я линия от моря, Городской, окраин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Oba Göl Mevkii Dadaşlar Cad. ALANYA / ANTALYA - TÜRKİYE</text:p>
          </table:table-cell>
          <table:table-cell office:value-type="string" calcext:value-type="string">
            <text:p>+90 242 514 01 96 - +90 242 514 17 57</text:p>
          </table:table-cell>
          <table:table-cell office:value-type="string" calcext:value-type="string">
            <text:p>+90 242 514 07 89</text:p>
          </table:table-cell>
          <table:table-cell office:value-type="string" calcext:value-type="string">
            <text:p>www.artemisprincess.net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48];&quot;','&quot;;[.C448];&quot;','&quot;;[.I448];&quot;','&quot;;[.J448];&quot;','&quot;;[.K448];&quot;','','&quot;;[.D448];&quot;','&quot;;[.L448];&quot;','&quot;;[.M448];&quot;',&quot;;[.E448];&quot;,true,(select id from public.address where externalid=&quot;;REPLACE([.A448];1;9;&quot;&quot;);&quot;));&quot;)" office:value-type="string" office:string-value="insert into public.hotel(name, place, phone,fax,site,email,descr,vk,fb,stars,published,address_id) values('Artemis Princess 4*','Турция, Средиземноморский регион, Аланья, Обакёй','+90 242 514 01 96 - +90 242 514 17 57','+90 242 514 07 89','www.artemisprincess.net','','Гостиница, Пляжный, 2-я линия от моря, Городской, окраина','','',4,true,(select id from public.address where externalid=13287));" calcext:value-type="string">
            <text:p>insert into public.hotel(name, place, phone,fax,site,email,descr,vk,fb,stars,published,address_id) values('Artemis Princess 4*','Турция, Средиземноморский регион, Аланья, Обакёй','+90 242 514 01 96 - +90 242 514 17 57','+90 242 514 07 89','www.artemisprincess.net','','Гостиница, Пляжный, 2-я линия от моря, Городской, окраина','','',4,true,(select id from public.address where externalid=13287));</text:p>
          </table:table-cell>
          <table:table-cell table:formula="of:=CONCATENATE(&quot;(select id from hotel where externalid=&quot;;REPLACE([.A448];1;9;&quot;&quot;);&quot;)&quot;)" office:value-type="string" office:string-value="(select id from hotel where externalid=13287)" calcext:value-type="string">
            <text:p>(select id from hotel where externalid=13287)</text:p>
          </table:table-cell>
          <table:table-cell table:formula="of:=CONCATENATE(&quot;insert into public.address(country_id,settlementpart,streetpart,externalid) values((select id from public.country where name_ru='&quot;;[.F448];&quot;'),'&quot;;[.G448];&quot;','&quot; ;[.H448];&quot;',&quot;;REPLACE([.A448];1;9;&quot;&quot;);&quot;);&quot;)" office:value-type="string" office:string-value="insert into public.address(country_id,settlementpart,streetpart,externalid) values((select id from public.country where name_ru='Турция'),'Аланья','Oba Göl Mevkii Dadaşlar Cad. ALANYA / ANTALYA - TÜRKİYE',13287);" calcext:value-type="string">
            <text:p>insert into public.address(country_id,settlementpart,streetpart,externalid) values((select id from public.country where name_ru='Турция'),'Аланья','Oba Göl Mevkii Dadaşlar Cad. ALANYA / ANTALYA - TÜRKİYE',13287);</text:p>
          </table:table-cell>
          <table:table-cell/>
        </table:table-row>
        <table:table-row table:style-name="ro1">
          <table:table-cell office:value-type="string" calcext:value-type="string">
            <text:p>/hotel/al28033</text:p>
          </table:table-cell>
          <table:table-cell office:value-type="string" calcext:value-type="string">
            <text:p>Ela Quality Resort Belek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skele Mevkii, Belek, Antalya</text:p>
          </table:table-cell>
          <table:table-cell office:value-type="string" calcext:value-type="string">
            <text:p>(90 242) 710 22 00</text:p>
          </table:table-cell>
          <table:table-cell office:value-type="string" calcext:value-type="string">
            <text:p>(90 242) 715 27 75</text:p>
          </table:table-cell>
          <table:table-cell office:value-type="string" calcext:value-type="string">
            <text:p>www.elaresort.com</text:p>
          </table:table-cell>
          <table:table-cell office:value-type="string" calcext:value-type="string">
            <text:p>http://vk.com/public46602088</text:p>
          </table:table-cell>
          <table:table-cell office:value-type="string" calcext:value-type="string">
            <text:p>https://www.facebook.com/ElaResort?fref=ts</text:p>
          </table:table-cell>
          <table:table-cell table:formula="of:=CONCATENATE(&quot;insert into public.hotel(name, place, phone,fax,site,email,descr,vk,fb,stars,published,address_id) values('&quot;;[.B449];&quot;','&quot;;[.C449];&quot;','&quot;;[.I449];&quot;','&quot;;[.J449];&quot;','&quot;;[.K449];&quot;','','&quot;;[.D449];&quot;','&quot;;[.L449];&quot;','&quot;;[.M449];&quot;',&quot;;[.E449];&quot;,true,(select id from public.address where externalid=&quot;;REPLACE([.A449];1;9;&quot;&quot;);&quot;));&quot;)" office:value-type="string" office:string-value="insert into public.hotel(name, place, phone,fax,site,email,descr,vk,fb,stars,published,address_id) values('Ela Quality Resort Belek 5*','Турция, Средиземноморский регион, Белек','(90 242) 710 22 00','(90 242) 715 27 75','www.elaresort.com','','Гостиничный комплекс, Пляжный, 1-я линия от моря, Загородный, близко','http://vk.com/public46602088','https://www.facebook.com/ElaResort?fref=ts',5,true,(select id from public.address where externalid=28033));" calcext:value-type="string">
            <text:p>insert into public.hotel(name, place, phone,fax,site,email,descr,vk,fb,stars,published,address_id) values('Ela Quality Resort Belek 5*','Турция, Средиземноморский регион, Белек','(90 242) 710 22 00','(90 242) 715 27 75','www.elaresort.com','','Гостиничный комплекс, Пляжный, 1-я линия от моря, Загородный, близко','http://vk.com/public46602088','https://www.facebook.com/ElaResort?fref=ts',5,true,(select id from public.address where externalid=28033));</text:p>
          </table:table-cell>
          <table:table-cell table:formula="of:=CONCATENATE(&quot;(select id from hotel where externalid=&quot;;REPLACE([.A449];1;9;&quot;&quot;);&quot;)&quot;)" office:value-type="string" office:string-value="(select id from hotel where externalid=28033)" calcext:value-type="string">
            <text:p>(select id from hotel where externalid=28033)</text:p>
          </table:table-cell>
          <table:table-cell table:formula="of:=CONCATENATE(&quot;insert into public.address(country_id,settlementpart,streetpart,externalid) values((select id from public.country where name_ru='&quot;;[.F449];&quot;'),'&quot;;[.G449];&quot;','&quot; ;[.H449];&quot;',&quot;;REPLACE([.A449];1;9;&quot;&quot;);&quot;);&quot;)" office:value-type="string" office:string-value="insert into public.address(country_id,settlementpart,streetpart,externalid) values((select id from public.country where name_ru='Турция'),'Белек','Iskele Mevkii, Belek, Antalya',28033);" calcext:value-type="string">
            <text:p>insert into public.address(country_id,settlementpart,streetpart,externalid) values((select id from public.country where name_ru='Турция'),'Белек','Iskele Mevkii, Belek, Antalya',28033);</text:p>
          </table:table-cell>
          <table:table-cell/>
        </table:table-row>
        <table:table-row table:style-name="ro1">
          <table:table-cell office:value-type="string" calcext:value-type="string">
            <text:p>/hotel/al103332</text:p>
          </table:table-cell>
          <table:table-cell office:value-type="string" calcext:value-type="string">
            <text:p>Cleopatra Luxury Resort Makadi Bay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P.O. Box 6 - Office Haffer el Baten, P.O. Code 84515, Hurghada, Red Sea, Egypt</text:p>
          </table:table-cell>
          <table:table-cell office:value-type="string" calcext:value-type="string">
            <text:p>0020 65 356 17 00</text:p>
          </table:table-cell>
          <table:table-cell office:value-type="string" calcext:value-type="string">
            <text:p>0020 65 356 17 01</text:p>
          </table:table-cell>
          <table:table-cell office:value-type="string" calcext:value-type="string">
            <text:p>www.cleopatra-makadi-bay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50];&quot;','&quot;;[.C450];&quot;','&quot;;[.I450];&quot;','&quot;;[.J450];&quot;','&quot;;[.K450];&quot;','','&quot;;[.D450];&quot;','&quot;;[.L450];&quot;','&quot;;[.M450];&quot;',&quot;;[.E450];&quot;,true,(select id from public.address where externalid=&quot;;REPLACE([.A450];1;9;&quot;&quot;);&quot;));&quot;)" office:value-type="string" office:string-value="insert into public.hotel(name, place, phone,fax,site,email,descr,vk,fb,stars,published,address_id) values('Cleopatra Luxury Resort Makadi Bay 5*','Египет, Мухафаза Красное Море, Макади Бэй','0020 65 356 17 00','0020 65 356 17 01','www.cleopatra-makadi-bay.com','','Гостиница, Пляжный, 1-я линия от моря','','',5,true,(select id from public.address where externalid=103332));" calcext:value-type="string">
            <text:p>insert into public.hotel(name, place, phone,fax,site,email,descr,vk,fb,stars,published,address_id) values('Cleopatra Luxury Resort Makadi Bay 5*','Египет, Мухафаза Красное Море, Макади Бэй','0020 65 356 17 00','0020 65 356 17 01','www.cleopatra-makadi-bay.com','','Гостиница, Пляжный, 1-я линия от моря','','',5,true,(select id from public.address where externalid=103332));</text:p>
          </table:table-cell>
          <table:table-cell table:formula="of:=CONCATENATE(&quot;(select id from hotel where externalid=&quot;;REPLACE([.A450];1;9;&quot;&quot;);&quot;)&quot;)" office:value-type="string" office:string-value="(select id from hotel where externalid=103332)" calcext:value-type="string">
            <text:p>(select id from hotel where externalid=103332)</text:p>
          </table:table-cell>
          <table:table-cell table:formula="of:=CONCATENATE(&quot;insert into public.address(country_id,settlementpart,streetpart,externalid) values((select id from public.country where name_ru='&quot;;[.F450];&quot;'),'&quot;;[.G450];&quot;','&quot; ;[.H450];&quot;',&quot;;REPLACE([.A450];1;9;&quot;&quot;);&quot;);&quot;)" office:value-type="string" office:string-value="insert into public.address(country_id,settlementpart,streetpart,externalid) values((select id from public.country where name_ru='Египет'),'Макади Бэй','P.O. Box 6 - Office Haffer el Baten, P.O. Code 84515, Hurghada, Red Sea, Egypt',103332);" calcext:value-type="string">
            <text:p>insert into public.address(country_id,settlementpart,streetpart,externalid) values((select id from public.country where name_ru='Египет'),'Макади Бэй','P.O. Box 6 - Office Haffer el Baten, P.O. Code 84515, Hurghada, Red Sea, Egypt',103332);</text:p>
          </table:table-cell>
          <table:table-cell/>
        </table:table-row>
        <table:table-row table:style-name="ro1">
          <table:table-cell office:value-type="string" calcext:value-type="string">
            <text:p>/hotel/al32205</text:p>
          </table:table-cell>
          <table:table-cell office:value-type="string" calcext:value-type="string">
            <text:p>Mholiday Hotels Belek 5*</text:p>
          </table:table-cell>
          <table:table-cell office:value-type="string" calcext:value-type="string">
            <text:p>Турция, Средиземноморский регион, Белек, Богазкент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Boğazkent- Serik/Antalya</text:p>
          </table:table-cell>
          <table:table-cell office:value-type="string" calcext:value-type="string">
            <text:p>+90(242)731-10-00</text:p>
          </table:table-cell>
          <table:table-cell office:value-type="string" calcext:value-type="string">
            <text:p>+90(242)731-11-31</text:p>
          </table:table-cell>
          <table:table-cell office:value-type="string" calcext:value-type="string">
            <text:p>mholiday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51];&quot;','&quot;;[.C451];&quot;','&quot;;[.I451];&quot;','&quot;;[.J451];&quot;','&quot;;[.K451];&quot;','','&quot;;[.D451];&quot;','&quot;;[.L451];&quot;','&quot;;[.M451];&quot;',&quot;;[.E451];&quot;,true,(select id from public.address where externalid=&quot;;REPLACE([.A451];1;9;&quot;&quot;);&quot;));&quot;)" office:value-type="string" office:string-value="insert into public.hotel(name, place, phone,fax,site,email,descr,vk,fb,stars,published,address_id) values('Mholiday Hotels Belek 5*','Турция, Средиземноморский регион, Белек, Богазкент','+90(242)731-10-00','+90(242)731-11-31','mholidayhotels.com','','Гостиница, Пляжный, 1-я линия от моря, Загородный, близко','','',5,true,(select id from public.address where externalid=32205));" calcext:value-type="string">
            <text:p>insert into public.hotel(name, place, phone,fax,site,email,descr,vk,fb,stars,published,address_id) values('Mholiday Hotels Belek 5*','Турция, Средиземноморский регион, Белек, Богазкент','+90(242)731-10-00','+90(242)731-11-31','mholidayhotels.com','','Гостиница, Пляжный, 1-я линия от моря, Загородный, близко','','',5,true,(select id from public.address where externalid=32205));</text:p>
          </table:table-cell>
          <table:table-cell table:formula="of:=CONCATENATE(&quot;(select id from hotel where externalid=&quot;;REPLACE([.A451];1;9;&quot;&quot;);&quot;)&quot;)" office:value-type="string" office:string-value="(select id from hotel where externalid=32205)" calcext:value-type="string">
            <text:p>(select id from hotel where externalid=32205)</text:p>
          </table:table-cell>
          <table:table-cell table:formula="of:=CONCATENATE(&quot;insert into public.address(country_id,settlementpart,streetpart,externalid) values((select id from public.country where name_ru='&quot;;[.F451];&quot;'),'&quot;;[.G451];&quot;','&quot; ;[.H451];&quot;',&quot;;REPLACE([.A451];1;9;&quot;&quot;);&quot;);&quot;)" office:value-type="string" office:string-value="insert into public.address(country_id,settlementpart,streetpart,externalid) values((select id from public.country where name_ru='Турция'),'Белек','Boğazkent- Serik/Antalya',32205);" calcext:value-type="string">
            <text:p>insert into public.address(country_id,settlementpart,streetpart,externalid) values((select id from public.country where name_ru='Турция'),'Белек','Boğazkent- Serik/Antalya',32205);</text:p>
          </table:table-cell>
          <table:table-cell/>
        </table:table-row>
        <table:table-row table:style-name="ro1">
          <table:table-cell office:value-type="string" calcext:value-type="string">
            <text:p>/hotel/al11695</text:p>
          </table:table-cell>
          <table:table-cell office:value-type="string" calcext:value-type="string">
            <text:p>Lykia Botanika Beach Fun &amp; Club HV-1</text:p>
          </table:table-cell>
          <table:table-cell office:value-type="string" calcext:value-type="string">
            <text:p>Турция, Эгейский регион, Фетхие, Яныклар</text:p>
          </table:table-cell>
          <table:table-cell office:value-type="string" calcext:value-type="string">
            <text:p>Клубный отель, Пляжный, 1-я линия от мор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Фетхие</text:p>
          </table:table-cell>
          <table:table-cell office:value-type="string" calcext:value-type="string">
            <text:p>Yanıklar Köyü 48300 Fethiye / Muğla</text:p>
          </table:table-cell>
          <table:table-cell office:value-type="string" calcext:value-type="string">
            <text:p>+90 252 633 61 51</text:p>
          </table:table-cell>
          <table:table-cell office:value-type="string" calcext:value-type="string">
            <text:p>+90 252 633 61 42</text:p>
          </table:table-cell>
          <table:table-cell office:value-type="string" calcext:value-type="string">
            <text:p>www.lykiabotanik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52];&quot;','&quot;;[.C452];&quot;','&quot;;[.I452];&quot;','&quot;;[.J452];&quot;','&quot;;[.K452];&quot;','','&quot;;[.D452];&quot;','&quot;;[.L452];&quot;','&quot;;[.M452];&quot;',&quot;;[.E452];&quot;,true,(select id from public.address where externalid=&quot;;REPLACE([.A452];1;9;&quot;&quot;);&quot;));&quot;)" office:value-type="string" office:string-value="insert into public.hotel(name, place, phone,fax,site,email,descr,vk,fb,stars,published,address_id) values('Lykia Botanika Beach Fun &amp; Club HV-1','Турция, Эгейский регион, Фетхие, Яныклар','+90 252 633 61 51','+90 252 633 61 42','www.lykiabotanika.com','','Клубный отель, Пляжный, 1-я линия от моря','','',0,true,(select id from public.address where externalid=11695));" calcext:value-type="string">
            <text:p>insert into public.hotel(name, place, phone,fax,site,email,descr,vk,fb,stars,published,address_id) values('Lykia Botanika Beach Fun &amp; Club HV-1','Турция, Эгейский регион, Фетхие, Яныклар','+90 252 633 61 51','+90 252 633 61 42','www.lykiabotanika.com','','Клубный отель, Пляжный, 1-я линия от моря','','',0,true,(select id from public.address where externalid=11695));</text:p>
          </table:table-cell>
          <table:table-cell table:formula="of:=CONCATENATE(&quot;(select id from hotel where externalid=&quot;;REPLACE([.A452];1;9;&quot;&quot;);&quot;)&quot;)" office:value-type="string" office:string-value="(select id from hotel where externalid=11695)" calcext:value-type="string">
            <text:p>(select id from hotel where externalid=11695)</text:p>
          </table:table-cell>
          <table:table-cell table:formula="of:=CONCATENATE(&quot;insert into public.address(country_id,settlementpart,streetpart,externalid) values((select id from public.country where name_ru='&quot;;[.F452];&quot;'),'&quot;;[.G452];&quot;','&quot; ;[.H452];&quot;',&quot;;REPLACE([.A452];1;9;&quot;&quot;);&quot;);&quot;)" office:value-type="string" office:string-value="insert into public.address(country_id,settlementpart,streetpart,externalid) values((select id from public.country where name_ru='Турция'),'Фетхие','Yanıklar Köyü 48300 Fethiye / Muğla',11695);" calcext:value-type="string">
            <text:p>insert into public.address(country_id,settlementpart,streetpart,externalid) values((select id from public.country where name_ru='Турция'),'Фетхие','Yanıklar Köyü 48300 Fethiye / Muğla',11695);</text:p>
          </table:table-cell>
          <table:table-cell/>
        </table:table-row>
        <table:table-row table:style-name="ro1">
          <table:table-cell office:value-type="string" calcext:value-type="string">
            <text:p>/hotel/al90338</text:p>
          </table:table-cell>
          <table:table-cell office:value-type="string" calcext:value-type="string">
            <text:p>Charmillion Club Aqua Park 5*</text:p>
          </table:table-cell>
          <table:table-cell office:value-type="string" calcext:value-type="string">
            <text:p>Египет, Мухафаза Южный Синай, Шарм-Эль-Шейх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Nabq Bay, Sharm El Sheikh, South Sinai, Egypt</text:p>
          </table:table-cell>
          <table:table-cell office:value-type="string" calcext:value-type="string">
            <text:p>+2 -069 3710170</text:p>
          </table:table-cell>
          <table:table-cell office:value-type="string" calcext:value-type="string">
            <text:p>+2 -069 3710175</text:p>
          </table:table-cell>
          <table:table-cell office:value-type="string" calcext:value-type="string">
            <text:p>www.charmillion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53];&quot;','&quot;;[.C453];&quot;','&quot;;[.I453];&quot;','&quot;;[.J453];&quot;','&quot;;[.K453];&quot;','','&quot;;[.D453];&quot;','&quot;;[.L453];&quot;','&quot;;[.M453];&quot;',&quot;;[.E453];&quot;,true,(select id from public.address where externalid=&quot;;REPLACE([.A453];1;9;&quot;&quot;);&quot;));&quot;)" office:value-type="string" office:string-value="insert into public.hotel(name, place, phone,fax,site,email,descr,vk,fb,stars,published,address_id) values('Charmillion Club Aqua Park 5*','Египет, Мухафаза Южный Синай, Шарм-Эль-Шейх','+2 -069 3710170','+2 -069 3710175','www.charmillionresorts.com','','Гостиничный комплекс, Пляжный, 2-я линия от моря','','',5,true,(select id from public.address where externalid=90338));" calcext:value-type="string">
            <text:p>insert into public.hotel(name, place, phone,fax,site,email,descr,vk,fb,stars,published,address_id) values('Charmillion Club Aqua Park 5*','Египет, Мухафаза Южный Синай, Шарм-Эль-Шейх','+2 -069 3710170','+2 -069 3710175','www.charmillionresorts.com','','Гостиничный комплекс, Пляжный, 2-я линия от моря','','',5,true,(select id from public.address where externalid=90338));</text:p>
          </table:table-cell>
          <table:table-cell table:formula="of:=CONCATENATE(&quot;(select id from hotel where externalid=&quot;;REPLACE([.A453];1;9;&quot;&quot;);&quot;)&quot;)" office:value-type="string" office:string-value="(select id from hotel where externalid=90338)" calcext:value-type="string">
            <text:p>(select id from hotel where externalid=90338)</text:p>
          </table:table-cell>
          <table:table-cell table:formula="of:=CONCATENATE(&quot;insert into public.address(country_id,settlementpart,streetpart,externalid) values((select id from public.country where name_ru='&quot;;[.F453];&quot;'),'&quot;;[.G453];&quot;','&quot; ;[.H453];&quot;',&quot;;REPLACE([.A453];1;9;&quot;&quot;);&quot;);&quot;)" office:value-type="string" office:string-value="insert into public.address(country_id,settlementpart,streetpart,externalid) values((select id from public.country where name_ru='Египет'),'Шарм-Эль-Шейх','Nabq Bay, Sharm El Sheikh, South Sinai, Egypt',90338);" calcext:value-type="string">
            <text:p>insert into public.address(country_id,settlementpart,streetpart,externalid) values((select id from public.country where name_ru='Египет'),'Шарм-Эль-Шейх','Nabq Bay, Sharm El Sheikh, South Sinai, Egypt',90338);</text:p>
          </table:table-cell>
          <table:table-cell/>
        </table:table-row>
        <table:table-row table:style-name="ro1">
          <table:table-cell office:value-type="string" calcext:value-type="string">
            <text:p>/hotel/al32106</text:p>
          </table:table-cell>
          <table:table-cell office:value-type="string" calcext:value-type="string">
            <text:p>TT Hotels Pegasos Resort 5*</text:p>
          </table:table-cell>
          <table:table-cell office:value-type="string" calcext:value-type="string">
            <text:p>Турция, Средиземноморский регион, Аланья, Авсаллар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п.Инджекум, г.Аланья, регион Анталии</text:p>
          </table:table-cell>
          <table:table-cell office:value-type="string" calcext:value-type="string">
            <text:p><text:s/>Incekum-Alanya-Antalya / TURKEY</text:p>
          </table:table-cell>
          <table:table-cell office:value-type="string" calcext:value-type="string">
            <text:p>+90 242 517 37 40</text:p>
          </table:table-cell>
          <table:table-cell office:value-type="string" calcext:value-type="string">
            <text:p>+90 242 517 37 90</text:p>
          </table:table-cell>
          <table:table-cell office:value-type="string" calcext:value-type="string">
            <text:p>tthotels.com</text:p>
          </table:table-cell>
          <table:table-cell/>
          <table:table-cell table:formula="of:=CONCATENATE(&quot;insert into public.hotel(name, place, phone,fax,site,email,descr,vk,fb,stars,published,address_id) values('&quot;;[.B454];&quot;','&quot;;[.C454];&quot;','&quot;;[.I454];&quot;','&quot;;[.J454];&quot;','&quot;;[.K454];&quot;','','&quot;;[.D454];&quot;','&quot;;[.L454];&quot;','&quot;;[.M454];&quot;',&quot;;[.E454];&quot;,true,(select id from public.address where externalid=&quot;;REPLACE([.A454];1;9;&quot;&quot;);&quot;));&quot;)" office:value-type="string" office:string-value="insert into public.hotel(name, place, phone,fax,site,email,descr,vk,fb,stars,published,address_id) values('TT Hotels Pegasos Resort 5*','Турция, Средиземноморский регион, Аланья, Авсаллар',' Incekum-Alanya-Antalya / TURKEY','+90 242 517 37 40','+90 242 517 37 90','','Гостиничный комплекс, Пляжный, 1-я линия от моря, Загородный, близко','tthotels.com','',5,true,(select id from public.address where externalid=32106));" calcext:value-type="string">
            <text:p>insert into public.hotel(name, place, phone,fax,site,email,descr,vk,fb,stars,published,address_id) values('TT Hotels Pegasos Resort 5*','Турция, Средиземноморский регион, Аланья, Авсаллар',' Incekum-Alanya-Antalya / TURKEY','+90 242 517 37 40','+90 242 517 37 90','','Гостиничный комплекс, Пляжный, 1-я линия от моря, Загородный, близко','tthotels.com','',5,true,(select id from public.address where externalid=32106));</text:p>
          </table:table-cell>
          <table:table-cell table:formula="of:=CONCATENATE(&quot;(select id from hotel where externalid=&quot;;REPLACE([.A454];1;9;&quot;&quot;);&quot;)&quot;)" office:value-type="string" office:string-value="(select id from hotel where externalid=32106)" calcext:value-type="string">
            <text:p>(select id from hotel where externalid=32106)</text:p>
          </table:table-cell>
          <table:table-cell table:formula="of:=CONCATENATE(&quot;insert into public.address(country_id,settlementpart,streetpart,externalid) values((select id from public.country where name_ru='&quot;;[.F454];&quot;'),'&quot;;[.G454];&quot;','&quot; ;[.H454];&quot;',&quot;;REPLACE([.A454];1;9;&quot;&quot;);&quot;);&quot;)" office:value-type="string" office:string-value="insert into public.address(country_id,settlementpart,streetpart,externalid) values((select id from public.country where name_ru='Турция'),'Аланья','п.Инджекум, г.Аланья, регион Анталии',32106);" calcext:value-type="string">
            <text:p>insert into public.address(country_id,settlementpart,streetpart,externalid) values((select id from public.country where name_ru='Турция'),'Аланья','п.Инджекум, г.Аланья, регион Анталии',32106);</text:p>
          </table:table-cell>
          <table:table-cell/>
        </table:table-row>
        <table:table-row table:style-name="ro1">
          <table:table-cell office:value-type="string" calcext:value-type="string">
            <text:p>/hotel/al32390</text:p>
          </table:table-cell>
          <table:table-cell office:value-type="string" calcext:value-type="string">
            <text:p>Klas Hotel Dom 4*</text:p>
          </table:table-cell>
          <table:table-cell office:value-type="string" calcext:value-type="string">
            <text:p>Турция, Средиземноморский регион, Аланья, Махмутлар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Klas Hotel Dom Mahmutlar Beldesi ALANYA / ANTALYA</text:p>
          </table:table-cell>
          <table:table-cell table:number-columns-repeated="2" office:value-type="string" calcext:value-type="string">
            <text:p>(0242) 526 2666</text:p>
          </table:table-cell>
          <table:table-cell office:value-type="string" calcext:value-type="string">
            <text:p>www.klas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55];&quot;','&quot;;[.C455];&quot;','&quot;;[.I455];&quot;','&quot;;[.J455];&quot;','&quot;;[.K455];&quot;','','&quot;;[.D455];&quot;','&quot;;[.L455];&quot;','&quot;;[.M455];&quot;',&quot;;[.E455];&quot;,true,(select id from public.address where externalid=&quot;;REPLACE([.A455];1;9;&quot;&quot;);&quot;));&quot;)" office:value-type="string" office:string-value="insert into public.hotel(name, place, phone,fax,site,email,descr,vk,fb,stars,published,address_id) values('Klas Hotel Dom 4*','Турция, Средиземноморский регион, Аланья, Махмутлар','(0242) 526 2666','(0242) 526 2666','www.klashotels.com','','Гостиница, Загородный, рядом, Пляжный, через дорогу','','',4,true,(select id from public.address where externalid=32390));" calcext:value-type="string">
            <text:p>insert into public.hotel(name, place, phone,fax,site,email,descr,vk,fb,stars,published,address_id) values('Klas Hotel Dom 4*','Турция, Средиземноморский регион, Аланья, Махмутлар','(0242) 526 2666','(0242) 526 2666','www.klashotels.com','','Гостиница, Загородный, рядом, Пляжный, через дорогу','','',4,true,(select id from public.address where externalid=32390));</text:p>
          </table:table-cell>
          <table:table-cell table:formula="of:=CONCATENATE(&quot;(select id from hotel where externalid=&quot;;REPLACE([.A455];1;9;&quot;&quot;);&quot;)&quot;)" office:value-type="string" office:string-value="(select id from hotel where externalid=32390)" calcext:value-type="string">
            <text:p>(select id from hotel where externalid=32390)</text:p>
          </table:table-cell>
          <table:table-cell table:formula="of:=CONCATENATE(&quot;insert into public.address(country_id,settlementpart,streetpart,externalid) values((select id from public.country where name_ru='&quot;;[.F455];&quot;'),'&quot;;[.G455];&quot;','&quot; ;[.H455];&quot;',&quot;;REPLACE([.A455];1;9;&quot;&quot;);&quot;);&quot;)" office:value-type="string" office:string-value="insert into public.address(country_id,settlementpart,streetpart,externalid) values((select id from public.country where name_ru='Турция'),'Аланья','Klas Hotel Dom Mahmutlar Beldesi ALANYA / ANTALYA',32390);" calcext:value-type="string">
            <text:p>insert into public.address(country_id,settlementpart,streetpart,externalid) values((select id from public.country where name_ru='Турция'),'Аланья','Klas Hotel Dom Mahmutlar Beldesi ALANYA / ANTALYA',32390);</text:p>
          </table:table-cell>
          <table:table-cell/>
        </table:table-row>
        <table:table-row table:style-name="ro1">
          <table:table-cell office:value-type="string" calcext:value-type="string">
            <text:p>/hotel/al734</text:p>
          </table:table-cell>
          <table:table-cell office:value-type="string" calcext:value-type="string">
            <text:p>Delphin De Luxe Resort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Tourism Center Okurcalar / Antalya / TURKIYE</text:p>
          </table:table-cell>
          <table:table-cell office:value-type="string" calcext:value-type="string">
            <text:p>+ 90 242 527 51 76</text:p>
          </table:table-cell>
          <table:table-cell office:value-type="string" calcext:value-type="string">
            <text:p>+ 90 242 527 51 94</text:p>
          </table:table-cell>
          <table:table-cell office:value-type="string" calcext:value-type="string">
            <text:p>www.delphindeluxe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56];&quot;','&quot;;[.C456];&quot;','&quot;;[.I456];&quot;','&quot;;[.J456];&quot;','&quot;;[.K456];&quot;','','&quot;;[.D456];&quot;','&quot;;[.L456];&quot;','&quot;;[.M456];&quot;',&quot;;[.E456];&quot;,true,(select id from public.address where externalid=&quot;;REPLACE([.A456];1;9;&quot;&quot;);&quot;));&quot;)" office:value-type="string" office:string-value="insert into public.hotel(name, place, phone,fax,site,email,descr,vk,fb,stars,published,address_id) values('Delphin De Luxe Resort 5*','Турция, Средиземноморский регион, Аланья, Окурджалар','+ 90 242 527 51 76','+ 90 242 527 51 94','www.delphindeluxehotel.com','','Гостиница, Пляжный, 1-я линия от моря, Загородный, близко','','',5,true,(select id from public.address where externalid=734));" calcext:value-type="string">
            <text:p>insert into public.hotel(name, place, phone,fax,site,email,descr,vk,fb,stars,published,address_id) values('Delphin De Luxe Resort 5*','Турция, Средиземноморский регион, Аланья, Окурджалар','+ 90 242 527 51 76','+ 90 242 527 51 94','www.delphindeluxehotel.com','','Гостиница, Пляжный, 1-я линия от моря, Загородный, близко','','',5,true,(select id from public.address where externalid=734));</text:p>
          </table:table-cell>
          <table:table-cell table:formula="of:=CONCATENATE(&quot;(select id from hotel where externalid=&quot;;REPLACE([.A456];1;9;&quot;&quot;);&quot;)&quot;)" office:value-type="string" office:string-value="(select id from hotel where externalid=734)" calcext:value-type="string">
            <text:p>(select id from hotel where externalid=734)</text:p>
          </table:table-cell>
          <table:table-cell table:formula="of:=CONCATENATE(&quot;insert into public.address(country_id,settlementpart,streetpart,externalid) values((select id from public.country where name_ru='&quot;;[.F456];&quot;'),'&quot;;[.G456];&quot;','&quot; ;[.H456];&quot;',&quot;;REPLACE([.A456];1;9;&quot;&quot;);&quot;);&quot;)" office:value-type="string" office:string-value="insert into public.address(country_id,settlementpart,streetpart,externalid) values((select id from public.country where name_ru='Турция'),'Аланья','Alara Tourism Center Okurcalar / Antalya / TURKIYE',734);" calcext:value-type="string">
            <text:p>insert into public.address(country_id,settlementpart,streetpart,externalid) values((select id from public.country where name_ru='Турция'),'Аланья','Alara Tourism Center Okurcalar / Antalya / TURKIYE',734);</text:p>
          </table:table-cell>
          <table:table-cell/>
        </table:table-row>
        <table:table-row table:style-name="ro1">
          <table:table-cell office:value-type="string" calcext:value-type="string">
            <text:p>/hotel/al28010</text:p>
          </table:table-cell>
          <table:table-cell office:value-type="string" calcext:value-type="string">
            <text:p>Daima Resort 5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чный комплекс, Загородный, рядом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Sahilyolu Kiriş - Kemer, Antalya</text:p>
          </table:table-cell>
          <table:table-cell office:value-type="string" calcext:value-type="string">
            <text:p>+90 242 824 64 64</text:p>
          </table:table-cell>
          <table:table-cell office:value-type="string" calcext:value-type="string">
            <text:p>+90 242 824 56 36</text:p>
          </table:table-cell>
          <table:table-cell office:value-type="string" calcext:value-type="string">
            <text:p>www.daima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57];&quot;','&quot;;[.C457];&quot;','&quot;;[.I457];&quot;','&quot;;[.J457];&quot;','&quot;;[.K457];&quot;','','&quot;;[.D457];&quot;','&quot;;[.L457];&quot;','&quot;;[.M457];&quot;',&quot;;[.E457];&quot;,true,(select id from public.address where externalid=&quot;;REPLACE([.A457];1;9;&quot;&quot;);&quot;));&quot;)" office:value-type="string" office:string-value="insert into public.hotel(name, place, phone,fax,site,email,descr,vk,fb,stars,published,address_id) values('Daima Resort 5*','Турция, Средиземноморский регион, Кемер, Кириш','+90 242 824 64 64','+90 242 824 56 36','www.daima.com.tr','','Гостиничный комплекс, Загородный, рядом, Пляжный, через дорогу','','',5,true,(select id from public.address where externalid=28010));" calcext:value-type="string">
            <text:p>insert into public.hotel(name, place, phone,fax,site,email,descr,vk,fb,stars,published,address_id) values('Daima Resort 5*','Турция, Средиземноморский регион, Кемер, Кириш','+90 242 824 64 64','+90 242 824 56 36','www.daima.com.tr','','Гостиничный комплекс, Загородный, рядом, Пляжный, через дорогу','','',5,true,(select id from public.address where externalid=28010));</text:p>
          </table:table-cell>
          <table:table-cell table:formula="of:=CONCATENATE(&quot;(select id from hotel where externalid=&quot;;REPLACE([.A457];1;9;&quot;&quot;);&quot;)&quot;)" office:value-type="string" office:string-value="(select id from hotel where externalid=28010)" calcext:value-type="string">
            <text:p>(select id from hotel where externalid=28010)</text:p>
          </table:table-cell>
          <table:table-cell table:formula="of:=CONCATENATE(&quot;insert into public.address(country_id,settlementpart,streetpart,externalid) values((select id from public.country where name_ru='&quot;;[.F457];&quot;'),'&quot;;[.G457];&quot;','&quot; ;[.H457];&quot;',&quot;;REPLACE([.A457];1;9;&quot;&quot;);&quot;);&quot;)" office:value-type="string" office:string-value="insert into public.address(country_id,settlementpart,streetpart,externalid) values((select id from public.country where name_ru='Турция'),'Кемер','Sahilyolu Kiriş - Kemer, Antalya',28010);" calcext:value-type="string">
            <text:p>insert into public.address(country_id,settlementpart,streetpart,externalid) values((select id from public.country where name_ru='Турция'),'Кемер','Sahilyolu Kiriş - Kemer, Antalya',28010);</text:p>
          </table:table-cell>
          <table:table-cell/>
        </table:table-row>
        <table:table-row table:style-name="ro1">
          <table:table-cell office:value-type="string" calcext:value-type="string">
            <text:p>/hotel/al4730</text:p>
          </table:table-cell>
          <table:table-cell office:value-type="string" calcext:value-type="string">
            <text:p>Rubi Hotel 5*</text:p>
          </table:table-cell>
          <table:table-cell office:value-type="string" calcext:value-type="string">
            <text:p>Турция, Средиземноморский регион, Аланья, Авсаллар</text:p>
          </table:table-cell>
          <table:table-cell office:value-type="string" calcext:value-type="string">
            <text:p>Гостиница, Загородный, близко, Пляжный, через дорог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İncekum - Alanya – Antalya</text:p>
          </table:table-cell>
          <table:table-cell office:value-type="string" calcext:value-type="string">
            <text:p>+90 242 517 1990</text:p>
          </table:table-cell>
          <table:table-cell office:value-type="string" calcext:value-type="string">
            <text:p>+90 242 517 1323</text:p>
          </table:table-cell>
          <table:table-cell office:value-type="string" calcext:value-type="string">
            <text:p>www.rubi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58];&quot;','&quot;;[.C458];&quot;','&quot;;[.I458];&quot;','&quot;;[.J458];&quot;','&quot;;[.K458];&quot;','','&quot;;[.D458];&quot;','&quot;;[.L458];&quot;','&quot;;[.M458];&quot;',&quot;;[.E458];&quot;,true,(select id from public.address where externalid=&quot;;REPLACE([.A458];1;9;&quot;&quot;);&quot;));&quot;)" office:value-type="string" office:string-value="insert into public.hotel(name, place, phone,fax,site,email,descr,vk,fb,stars,published,address_id) values('Rubi Hotel 5*','Турция, Средиземноморский регион, Аланья, Авсаллар','+90 242 517 1990','+90 242 517 1323','www.rubihotel.com','','Гостиница, Загородный, близко, Пляжный, через дорогу','','',5,true,(select id from public.address where externalid=4730));" calcext:value-type="string">
            <text:p>insert into public.hotel(name, place, phone,fax,site,email,descr,vk,fb,stars,published,address_id) values('Rubi Hotel 5*','Турция, Средиземноморский регион, Аланья, Авсаллар','+90 242 517 1990','+90 242 517 1323','www.rubihotel.com','','Гостиница, Загородный, близко, Пляжный, через дорогу','','',5,true,(select id from public.address where externalid=4730));</text:p>
          </table:table-cell>
          <table:table-cell table:formula="of:=CONCATENATE(&quot;(select id from hotel where externalid=&quot;;REPLACE([.A458];1;9;&quot;&quot;);&quot;)&quot;)" office:value-type="string" office:string-value="(select id from hotel where externalid=4730)" calcext:value-type="string">
            <text:p>(select id from hotel where externalid=4730)</text:p>
          </table:table-cell>
          <table:table-cell table:formula="of:=CONCATENATE(&quot;insert into public.address(country_id,settlementpart,streetpart,externalid) values((select id from public.country where name_ru='&quot;;[.F458];&quot;'),'&quot;;[.G458];&quot;','&quot; ;[.H458];&quot;',&quot;;REPLACE([.A458];1;9;&quot;&quot;);&quot;);&quot;)" office:value-type="string" office:string-value="insert into public.address(country_id,settlementpart,streetpart,externalid) values((select id from public.country where name_ru='Турция'),'Аланья','İncekum - Alanya – Antalya',4730);" calcext:value-type="string">
            <text:p>insert into public.address(country_id,settlementpart,streetpart,externalid) values((select id from public.country where name_ru='Турция'),'Аланья','İncekum - Alanya – Antalya',4730);</text:p>
          </table:table-cell>
          <table:table-cell/>
        </table:table-row>
        <table:table-row table:style-name="ro1">
          <table:table-cell office:value-type="string" calcext:value-type="string">
            <text:p>/hotel/al29677</text:p>
          </table:table-cell>
          <table:table-cell office:value-type="string" calcext:value-type="string">
            <text:p>Titanic Beach Spa &amp; Aqua Park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45 Harbor Post Office, Hurghada</text:p>
          </table:table-cell>
          <table:table-cell office:value-type="string" calcext:value-type="string">
            <text:p>+2065 346 14 20</text:p>
          </table:table-cell>
          <table:table-cell office:value-type="string" calcext:value-type="string">
            <text:p><text:s/>+2065 346 14 20</text:p>
          </table:table-cell>
          <table:table-cell office:value-type="string" calcext:value-type="string">
            <text:p>+2065 346 14 30</text:p>
          </table:table-cell>
          <table:table-cell office:value-type="string" calcext:value-type="string">
            <text:p>titanicgroup.com</text:p>
          </table:table-cell>
          <table:table-cell/>
          <table:table-cell table:formula="of:=CONCATENATE(&quot;insert into public.hotel(name, place, phone,fax,site,email,descr,vk,fb,stars,published,address_id) values('&quot;;[.B459];&quot;','&quot;;[.C459];&quot;','&quot;;[.I459];&quot;','&quot;;[.J459];&quot;','&quot;;[.K459];&quot;','','&quot;;[.D459];&quot;','&quot;;[.L459];&quot;','&quot;;[.M459];&quot;',&quot;;[.E459];&quot;,true,(select id from public.address where externalid=&quot;;REPLACE([.A459];1;9;&quot;&quot;);&quot;));&quot;)" office:value-type="string" office:string-value="insert into public.hotel(name, place, phone,fax,site,email,descr,vk,fb,stars,published,address_id) values('Titanic Beach Spa &amp; Aqua Park 5*','Египет, Мухафаза Красное Море, Хургада','+2065 346 14 20',' +2065 346 14 20','+2065 346 14 30','','Пляжный, 1-я линия от моря','titanicgroup.com','',5,true,(select id from public.address where externalid=29677));" calcext:value-type="string">
            <text:p>insert into public.hotel(name, place, phone,fax,site,email,descr,vk,fb,stars,published,address_id) values('Titanic Beach Spa &amp; Aqua Park 5*','Египет, Мухафаза Красное Море, Хургада','+2065 346 14 20',' +2065 346 14 20','+2065 346 14 30','','Пляжный, 1-я линия от моря','titanicgroup.com','',5,true,(select id from public.address where externalid=29677));</text:p>
          </table:table-cell>
          <table:table-cell table:formula="of:=CONCATENATE(&quot;(select id from hotel where externalid=&quot;;REPLACE([.A459];1;9;&quot;&quot;);&quot;)&quot;)" office:value-type="string" office:string-value="(select id from hotel where externalid=29677)" calcext:value-type="string">
            <text:p>(select id from hotel where externalid=29677)</text:p>
          </table:table-cell>
          <table:table-cell table:formula="of:=CONCATENATE(&quot;insert into public.address(country_id,settlementpart,streetpart,externalid) values((select id from public.country where name_ru='&quot;;[.F459];&quot;'),'&quot;;[.G459];&quot;','&quot; ;[.H459];&quot;',&quot;;REPLACE([.A459];1;9;&quot;&quot;);&quot;);&quot;)" office:value-type="string" office:string-value="insert into public.address(country_id,settlementpart,streetpart,externalid) values((select id from public.country where name_ru='Египет'),'Хургада','45 Harbor Post Office, Hurghada',29677);" calcext:value-type="string">
            <text:p>insert into public.address(country_id,settlementpart,streetpart,externalid) values((select id from public.country where name_ru='Египет'),'Хургада','45 Harbor Post Office, Hurghada',29677);</text:p>
          </table:table-cell>
          <table:table-cell/>
        </table:table-row>
        <table:table-row table:style-name="ro1">
          <table:table-cell office:value-type="string" calcext:value-type="string">
            <text:p>/hotel/al24903</text:p>
          </table:table-cell>
          <table:table-cell office:value-type="string" calcext:value-type="string">
            <text:p>Limak Lara De Luxe Hotel &amp; Resort 5*</text:p>
          </table:table-cell>
          <table:table-cell office:value-type="string" calcext:value-type="string">
            <text:p>Турция, Средиземноморский регион, Анталия, Лара</text:p>
          </table:table-cell>
          <table:table-cell office:value-type="string" calcext:value-type="string">
            <text:p>Гостиничный комплекс, Пляжный, 1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нталия</text:p>
          </table:table-cell>
          <table:table-cell office:value-type="string" calcext:value-type="string">
            <text:p>Kemerağzı Mevkii P.K. 34 - LARA / ANTALYA</text:p>
          </table:table-cell>
          <table:table-cell office:value-type="string" calcext:value-type="string">
            <text:p>+90 242 352 27 00 (Pbx)</text:p>
          </table:table-cell>
          <table:table-cell office:value-type="string" calcext:value-type="string">
            <text:p>+90 242 352 26 90</text:p>
          </table:table-cell>
          <table:table-cell office:value-type="string" calcext:value-type="string">
            <text:p>www.limak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60];&quot;','&quot;;[.C460];&quot;','&quot;;[.I460];&quot;','&quot;;[.J460];&quot;','&quot;;[.K460];&quot;','','&quot;;[.D460];&quot;','&quot;;[.L460];&quot;','&quot;;[.M460];&quot;',&quot;;[.E460];&quot;,true,(select id from public.address where externalid=&quot;;REPLACE([.A460];1;9;&quot;&quot;);&quot;));&quot;)" office:value-type="string" office:string-value="insert into public.hotel(name, place, phone,fax,site,email,descr,vk,fb,stars,published,address_id) values('Limak Lara De Luxe Hotel &amp; Resort 5*','Турция, Средиземноморский регион, Анталия, Лара','+90 242 352 27 00 (Pbx)','+90 242 352 26 90','www.limakhotels.com','','Гостиничный комплекс, Пляжный, 1-я линия от моря, Городской, окраина','','',5,true,(select id from public.address where externalid=24903));" calcext:value-type="string">
            <text:p>insert into public.hotel(name, place, phone,fax,site,email,descr,vk,fb,stars,published,address_id) values('Limak Lara De Luxe Hotel &amp; Resort 5*','Турция, Средиземноморский регион, Анталия, Лара','+90 242 352 27 00 (Pbx)','+90 242 352 26 90','www.limakhotels.com','','Гостиничный комплекс, Пляжный, 1-я линия от моря, Городской, окраина','','',5,true,(select id from public.address where externalid=24903));</text:p>
          </table:table-cell>
          <table:table-cell table:formula="of:=CONCATENATE(&quot;(select id from hotel where externalid=&quot;;REPLACE([.A460];1;9;&quot;&quot;);&quot;)&quot;)" office:value-type="string" office:string-value="(select id from hotel where externalid=24903)" calcext:value-type="string">
            <text:p>(select id from hotel where externalid=24903)</text:p>
          </table:table-cell>
          <table:table-cell table:formula="of:=CONCATENATE(&quot;insert into public.address(country_id,settlementpart,streetpart,externalid) values((select id from public.country where name_ru='&quot;;[.F460];&quot;'),'&quot;;[.G460];&quot;','&quot; ;[.H460];&quot;',&quot;;REPLACE([.A460];1;9;&quot;&quot;);&quot;);&quot;)" office:value-type="string" office:string-value="insert into public.address(country_id,settlementpart,streetpart,externalid) values((select id from public.country where name_ru='Турция'),'Анталия','Kemerağzı Mevkii P.K. 34 - LARA / ANTALYA',24903);" calcext:value-type="string">
            <text:p>insert into public.address(country_id,settlementpart,streetpart,externalid) values((select id from public.country where name_ru='Турция'),'Анталия','Kemerağzı Mevkii P.K. 34 - LARA / ANTALYA',24903);</text:p>
          </table:table-cell>
          <table:table-cell/>
        </table:table-row>
        <table:table-row table:style-name="ro1">
          <table:table-cell office:value-type="string" calcext:value-type="string">
            <text:p>/hotel/al12433</text:p>
          </table:table-cell>
          <table:table-cell office:value-type="string" calcext:value-type="string">
            <text:p>Sentido Turan Prince 5*</text:p>
          </table:table-cell>
          <table:table-cell office:value-type="string" calcext:value-type="string">
            <text:p>Турция, Средиземноморский регион, Сиде</text:p>
          </table:table-cell>
          <table:table-cell office:value-type="string" calcext:value-type="string">
            <text:p>Гостиничный комплекс, Пляжный, 1-я линия от моря, Городской, близко к центр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Çolaklı / Side - Manavgat Antalya</text:p>
          </table:table-cell>
          <table:table-cell office:value-type="string" calcext:value-type="string">
            <text:p>(0 242) 763 70 70</text:p>
          </table:table-cell>
          <table:table-cell office:value-type="string" calcext:value-type="string">
            <text:p>(0 242) 763 86 11</text:p>
          </table:table-cell>
          <table:table-cell office:value-type="string" calcext:value-type="string">
            <text:p>www.sentido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61];&quot;','&quot;;[.C461];&quot;','&quot;;[.I461];&quot;','&quot;;[.J461];&quot;','&quot;;[.K461];&quot;','','&quot;;[.D461];&quot;','&quot;;[.L461];&quot;','&quot;;[.M461];&quot;',&quot;;[.E461];&quot;,true,(select id from public.address where externalid=&quot;;REPLACE([.A461];1;9;&quot;&quot;);&quot;));&quot;)" office:value-type="string" office:string-value="insert into public.hotel(name, place, phone,fax,site,email,descr,vk,fb,stars,published,address_id) values('Sentido Turan Prince 5*','Турция, Средиземноморский регион, Сиде','(0 242) 763 70 70','(0 242) 763 86 11','www.sentidohotels.com','','Гостиничный комплекс, Пляжный, 1-я линия от моря, Городской, близко к центру','','',5,true,(select id from public.address where externalid=12433));" calcext:value-type="string">
            <text:p>insert into public.hotel(name, place, phone,fax,site,email,descr,vk,fb,stars,published,address_id) values('Sentido Turan Prince 5*','Турция, Средиземноморский регион, Сиде','(0 242) 763 70 70','(0 242) 763 86 11','www.sentidohotels.com','','Гостиничный комплекс, Пляжный, 1-я линия от моря, Городской, близко к центру','','',5,true,(select id from public.address where externalid=12433));</text:p>
          </table:table-cell>
          <table:table-cell table:formula="of:=CONCATENATE(&quot;(select id from hotel where externalid=&quot;;REPLACE([.A461];1;9;&quot;&quot;);&quot;)&quot;)" office:value-type="string" office:string-value="(select id from hotel where externalid=12433)" calcext:value-type="string">
            <text:p>(select id from hotel where externalid=12433)</text:p>
          </table:table-cell>
          <table:table-cell table:formula="of:=CONCATENATE(&quot;insert into public.address(country_id,settlementpart,streetpart,externalid) values((select id from public.country where name_ru='&quot;;[.F461];&quot;'),'&quot;;[.G461];&quot;','&quot; ;[.H461];&quot;',&quot;;REPLACE([.A461];1;9;&quot;&quot;);&quot;);&quot;)" office:value-type="string" office:string-value="insert into public.address(country_id,settlementpart,streetpart,externalid) values((select id from public.country where name_ru='Турция'),'Сиде','Çolaklı / Side - Manavgat Antalya',12433);" calcext:value-type="string">
            <text:p>insert into public.address(country_id,settlementpart,streetpart,externalid) values((select id from public.country where name_ru='Турция'),'Сиде','Çolaklı / Side - Manavgat Antalya',12433);</text:p>
          </table:table-cell>
          <table:table-cell/>
        </table:table-row>
        <table:table-row table:style-name="ro1">
          <table:table-cell office:value-type="string" calcext:value-type="string">
            <text:p>/hotel/al2412</text:p>
          </table:table-cell>
          <table:table-cell office:value-type="string" calcext:value-type="string">
            <text:p>Kirman Sidera Luxury Spa 5*</text:p>
          </table:table-cell>
          <table:table-cell office:value-type="string" calcext:value-type="string">
            <text:p>Турция, Средиземноморский регион, Аланья, Окурджалар</text:p>
          </table:table-cell>
          <table:table-cell office:value-type="string" calcext:value-type="string">
            <text:p>Клубный отель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ALARA TOURISM CENTRE KARABURUN MAH. OKURCALAR - ALANYA TURKEY</text:p>
          </table:table-cell>
          <table:table-cell office:value-type="string" calcext:value-type="string">
            <text:p>(+90-242) 527 53 53 (продажа), (+90-242) 527 4302 Viber / WhatsApp +905414262559</text:p>
          </table:table-cell>
          <table:table-cell office:value-type="string" calcext:value-type="string">
            <text:p>(+90-242) 527 53 77 (продажа), (+90-242) 527 4750</text:p>
          </table:table-cell>
          <table:table-cell office:value-type="string" calcext:value-type="string">
            <text:p>www.kirmanhotels.com.tr</text:p>
          </table:table-cell>
          <table:table-cell/>
          <table:table-cell office:value-type="string" calcext:value-type="string">
            <text:p>https://www.facebook.com/kirmanofficial/</text:p>
          </table:table-cell>
          <table:table-cell table:formula="of:=CONCATENATE(&quot;insert into public.hotel(name, place, phone,fax,site,email,descr,vk,fb,stars,published,address_id) values('&quot;;[.B462];&quot;','&quot;;[.C462];&quot;','&quot;;[.I462];&quot;','&quot;;[.J462];&quot;','&quot;;[.K462];&quot;','','&quot;;[.D462];&quot;','&quot;;[.L462];&quot;','&quot;;[.M462];&quot;',&quot;;[.E462];&quot;,true,(select id from public.address where externalid=&quot;;REPLACE([.A462];1;9;&quot;&quot;);&quot;));&quot;)" office:value-type="string" office:string-value="insert into public.hotel(name, place, phone,fax,site,email,descr,vk,fb,stars,published,address_id) values('Kirman Sidera Luxury Spa 5*','Турция, Средиземноморский регион, Аланья, Окурджалар','(+90-242) 527 53 53 (продажа), (+90-242) 527 4302 Viber / WhatsApp +905414262559','(+90-242) 527 53 77 (продажа), (+90-242) 527 4750','www.kirmanhotels.com.tr','','Клубный отель, Пляжный, 1-я линия от моря','','https://www.facebook.com/kirmanofficial/',5,true,(select id from public.address where externalid=2412));" calcext:value-type="string">
            <text:p>insert into public.hotel(name, place, phone,fax,site,email,descr,vk,fb,stars,published,address_id) values('Kirman Sidera Luxury Spa 5*','Турция, Средиземноморский регион, Аланья, Окурджалар','(+90-242) 527 53 53 (продажа), (+90-242) 527 4302 Viber / WhatsApp +905414262559','(+90-242) 527 53 77 (продажа), (+90-242) 527 4750','www.kirmanhotels.com.tr','','Клубный отель, Пляжный, 1-я линия от моря','','https://www.facebook.com/kirmanofficial/',5,true,(select id from public.address where externalid=2412));</text:p>
          </table:table-cell>
          <table:table-cell table:formula="of:=CONCATENATE(&quot;(select id from hotel where externalid=&quot;;REPLACE([.A462];1;9;&quot;&quot;);&quot;)&quot;)" office:value-type="string" office:string-value="(select id from hotel where externalid=2412)" calcext:value-type="string">
            <text:p>(select id from hotel where externalid=2412)</text:p>
          </table:table-cell>
          <table:table-cell table:formula="of:=CONCATENATE(&quot;insert into public.address(country_id,settlementpart,streetpart,externalid) values((select id from public.country where name_ru='&quot;;[.F462];&quot;'),'&quot;;[.G462];&quot;','&quot; ;[.H462];&quot;',&quot;;REPLACE([.A462];1;9;&quot;&quot;);&quot;);&quot;)" office:value-type="string" office:string-value="insert into public.address(country_id,settlementpart,streetpart,externalid) values((select id from public.country where name_ru='Турция'),'Аланья','ALARA TOURISM CENTRE KARABURUN MAH. OKURCALAR - ALANYA TURKEY',2412);" calcext:value-type="string">
            <text:p>insert into public.address(country_id,settlementpart,streetpart,externalid) values((select id from public.country where name_ru='Турция'),'Аланья','ALARA TOURISM CENTRE KARABURUN MAH. OKURCALAR - ALANYA TURKEY',2412);</text:p>
          </table:table-cell>
          <table:table-cell/>
        </table:table-row>
        <table:table-row table:style-name="ro1">
          <table:table-cell office:value-type="string" calcext:value-type="string">
            <text:p>/hotel/al37369</text:p>
          </table:table-cell>
          <table:table-cell office:value-type="string" calcext:value-type="string">
            <text:p>Jaz Aquamarine Resort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South Magawish Road, Hurghada, Red Sea, Egypt</text:p>
          </table:table-cell>
          <table:table-cell office:value-type="string" calcext:value-type="string">
            <text:p>+2 065 346 11 00</text:p>
          </table:table-cell>
          <table:table-cell office:value-type="string" calcext:value-type="string">
            <text:p>+2 065 346 11 09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463];&quot;','&quot;;[.C463];&quot;','&quot;;[.I463];&quot;','&quot;;[.J463];&quot;','&quot;;[.K463];&quot;','','&quot;;[.D463];&quot;','&quot;;[.L463];&quot;','&quot;;[.M463];&quot;',&quot;;[.E463];&quot;,true,(select id from public.address where externalid=&quot;;REPLACE([.A463];1;9;&quot;&quot;);&quot;));&quot;)" office:value-type="string" office:string-value="insert into public.hotel(name, place, phone,fax,site,email,descr,vk,fb,stars,published,address_id) values('Jaz Aquamarine Resort 5*','Египет, Мухафаза Красное Море, Хургада','+2 065 346 11 00','+2 065 346 11 09','','','Гостиничный комплекс, Пляжный, 1-я линия от моря','','',5,true,(select id from public.address where externalid=37369));" calcext:value-type="string">
            <text:p>insert into public.hotel(name, place, phone,fax,site,email,descr,vk,fb,stars,published,address_id) values('Jaz Aquamarine Resort 5*','Египет, Мухафаза Красное Море, Хургада','+2 065 346 11 00','+2 065 346 11 09','','','Гостиничный комплекс, Пляжный, 1-я линия от моря','','',5,true,(select id from public.address where externalid=37369));</text:p>
          </table:table-cell>
          <table:table-cell table:formula="of:=CONCATENATE(&quot;(select id from hotel where externalid=&quot;;REPLACE([.A463];1;9;&quot;&quot;);&quot;)&quot;)" office:value-type="string" office:string-value="(select id from hotel where externalid=37369)" calcext:value-type="string">
            <text:p>(select id from hotel where externalid=37369)</text:p>
          </table:table-cell>
          <table:table-cell table:formula="of:=CONCATENATE(&quot;insert into public.address(country_id,settlementpart,streetpart,externalid) values((select id from public.country where name_ru='&quot;;[.F463];&quot;'),'&quot;;[.G463];&quot;','&quot; ;[.H463];&quot;',&quot;;REPLACE([.A463];1;9;&quot;&quot;);&quot;);&quot;)" office:value-type="string" office:string-value="insert into public.address(country_id,settlementpart,streetpart,externalid) values((select id from public.country where name_ru='Египет'),'Хургада','South Magawish Road, Hurghada, Red Sea, Egypt',37369);" calcext:value-type="string">
            <text:p>insert into public.address(country_id,settlementpart,streetpart,externalid) values((select id from public.country where name_ru='Египет'),'Хургада','South Magawish Road, Hurghada, Red Sea, Egypt',37369);</text:p>
          </table:table-cell>
          <table:table-cell/>
        </table:table-row>
        <table:table-row table:style-name="ro1">
          <table:table-cell office:value-type="string" calcext:value-type="string">
            <text:p>/hotel/al13234</text:p>
          </table:table-cell>
          <table:table-cell office:value-type="string" calcext:value-type="string">
            <text:p>TUI FUN&amp;SUN Club Serra Palace 5*</text:p>
          </table:table-cell>
          <table:table-cell office:value-type="string" calcext:value-type="string">
            <text:p>Турция, Средиземноморский регион, Сиде, Кызылот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Kizilot - Manavgat/Antalya, Turkey</text:p>
          </table:table-cell>
          <table:table-cell office:value-type="string" calcext:value-type="string">
            <text:p>(+90 242) 748 3300</text:p>
          </table:table-cell>
          <table:table-cell office:value-type="string" calcext:value-type="string">
            <text:p>(+90 242) 748 3313</text:p>
          </table:table-cell>
          <table:table-cell office:value-type="string" calcext:value-type="string">
            <text:p>www.serrapalace.com.tr</text:p>
          </table:table-cell>
          <table:table-cell/>
          <table:table-cell office:value-type="string" calcext:value-type="string">
            <text:p>https://www.facebook.com/TUIFUNSUN/</text:p>
          </table:table-cell>
          <table:table-cell table:formula="of:=CONCATENATE(&quot;insert into public.hotel(name, place, phone,fax,site,email,descr,vk,fb,stars,published,address_id) values('&quot;;[.B464];&quot;','&quot;;[.C464];&quot;','&quot;;[.I464];&quot;','&quot;;[.J464];&quot;','&quot;;[.K464];&quot;','','&quot;;[.D464];&quot;','&quot;;[.L464];&quot;','&quot;;[.M464];&quot;',&quot;;[.E464];&quot;,true,(select id from public.address where externalid=&quot;;REPLACE([.A464];1;9;&quot;&quot;);&quot;));&quot;)" office:value-type="string" office:string-value="insert into public.hotel(name, place, phone,fax,site,email,descr,vk,fb,stars,published,address_id) values('TUI FUN&amp;SUN Club Serra Palace 5*','Турция, Средиземноморский регион, Сиде, Кызылот','(+90 242) 748 3300','(+90 242) 748 3313','www.serrapalace.com.tr','','Гостиничный комплекс, Пляжный, 1-я линия от моря','','https://www.facebook.com/TUIFUNSUN/',5,true,(select id from public.address where externalid=13234));" calcext:value-type="string">
            <text:p>insert into public.hotel(name, place, phone,fax,site,email,descr,vk,fb,stars,published,address_id) values('TUI FUN&amp;SUN Club Serra Palace 5*','Турция, Средиземноморский регион, Сиде, Кызылот','(+90 242) 748 3300','(+90 242) 748 3313','www.serrapalace.com.tr','','Гостиничный комплекс, Пляжный, 1-я линия от моря','','https://www.facebook.com/TUIFUNSUN/',5,true,(select id from public.address where externalid=13234));</text:p>
          </table:table-cell>
          <table:table-cell table:formula="of:=CONCATENATE(&quot;(select id from hotel where externalid=&quot;;REPLACE([.A464];1;9;&quot;&quot;);&quot;)&quot;)" office:value-type="string" office:string-value="(select id from hotel where externalid=13234)" calcext:value-type="string">
            <text:p>(select id from hotel where externalid=13234)</text:p>
          </table:table-cell>
          <table:table-cell table:formula="of:=CONCATENATE(&quot;insert into public.address(country_id,settlementpart,streetpart,externalid) values((select id from public.country where name_ru='&quot;;[.F464];&quot;'),'&quot;;[.G464];&quot;','&quot; ;[.H464];&quot;',&quot;;REPLACE([.A464];1;9;&quot;&quot;);&quot;);&quot;)" office:value-type="string" office:string-value="insert into public.address(country_id,settlementpart,streetpart,externalid) values((select id from public.country where name_ru='Турция'),'Сиде','Kizilot - Manavgat/Antalya, Turkey',13234);" calcext:value-type="string">
            <text:p>insert into public.address(country_id,settlementpart,streetpart,externalid) values((select id from public.country where name_ru='Турция'),'Сиде','Kizilot - Manavgat/Antalya, Turkey',13234);</text:p>
          </table:table-cell>
          <table:table-cell/>
        </table:table-row>
        <table:table-row table:style-name="ro1">
          <table:table-cell office:value-type="string" calcext:value-type="string">
            <text:p>/hotel/al1743</text:p>
          </table:table-cell>
          <table:table-cell office:value-type="string" calcext:value-type="string">
            <text:p>Tangerine Beach 4*</text:p>
          </table:table-cell>
          <table:table-cell office:value-type="string" calcext:value-type="string">
            <text:p>Шри-Ланка, Западная провинция, Калутар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ри-Ланка</text:p>
          </table:table-cell>
          <table:table-cell office:value-type="string" calcext:value-type="string">
            <text:p>Калутара</text:p>
          </table:table-cell>
          <table:table-cell office:value-type="string" calcext:value-type="string">
            <text:p>Kalutara, Sri Lanka</text:p>
          </table:table-cell>
          <table:table-cell office:value-type="string" calcext:value-type="string">
            <text:p>+94-11-2422518 (9), 2343720 (7)</text:p>
          </table:table-cell>
          <table:table-cell office:value-type="string" calcext:value-type="string">
            <text:p>+94-11-2448279, 2434524</text:p>
          </table:table-cell>
          <table:table-cell office:value-type="string" calcext:value-type="string">
            <text:p>www.tangerine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65];&quot;','&quot;;[.C465];&quot;','&quot;;[.I465];&quot;','&quot;;[.J465];&quot;','&quot;;[.K465];&quot;','','&quot;;[.D465];&quot;','&quot;;[.L465];&quot;','&quot;;[.M465];&quot;',&quot;;[.E465];&quot;,true,(select id from public.address where externalid=&quot;;REPLACE([.A465];1;9;&quot;&quot;);&quot;));&quot;)" office:value-type="string" office:string-value="insert into public.hotel(name, place, phone,fax,site,email,descr,vk,fb,stars,published,address_id) values('Tangerine Beach 4*','Шри-Ланка, Западная провинция, Калутара','+94-11-2422518 (9), 2343720 (7)','+94-11-2448279, 2434524','www.tangerinehotels.com','','Гостиница, Пляжный, 1-я линия от моря','','',4,true,(select id from public.address where externalid=1743));" calcext:value-type="string">
            <text:p>insert into public.hotel(name, place, phone,fax,site,email,descr,vk,fb,stars,published,address_id) values('Tangerine Beach 4*','Шри-Ланка, Западная провинция, Калутара','+94-11-2422518 (9), 2343720 (7)','+94-11-2448279, 2434524','www.tangerinehotels.com','','Гостиница, Пляжный, 1-я линия от моря','','',4,true,(select id from public.address where externalid=1743));</text:p>
          </table:table-cell>
          <table:table-cell table:formula="of:=CONCATENATE(&quot;(select id from hotel where externalid=&quot;;REPLACE([.A465];1;9;&quot;&quot;);&quot;)&quot;)" office:value-type="string" office:string-value="(select id from hotel where externalid=1743)" calcext:value-type="string">
            <text:p>(select id from hotel where externalid=1743)</text:p>
          </table:table-cell>
          <table:table-cell table:formula="of:=CONCATENATE(&quot;insert into public.address(country_id,settlementpart,streetpart,externalid) values((select id from public.country where name_ru='&quot;;[.F465];&quot;'),'&quot;;[.G465];&quot;','&quot; ;[.H465];&quot;',&quot;;REPLACE([.A465];1;9;&quot;&quot;);&quot;);&quot;)" office:value-type="string" office:string-value="insert into public.address(country_id,settlementpart,streetpart,externalid) values((select id from public.country where name_ru='Шри-Ланка'),'Калутара','Kalutara, Sri Lanka',1743);" calcext:value-type="string">
            <text:p>insert into public.address(country_id,settlementpart,streetpart,externalid) values((select id from public.country where name_ru='Шри-Ланка'),'Калутара','Kalutara, Sri Lanka',1743);</text:p>
          </table:table-cell>
          <table:table-cell/>
        </table:table-row>
        <table:table-row table:style-name="ro1">
          <table:table-cell office:value-type="string" calcext:value-type="string">
            <text:p>/hotel/al11985</text:p>
          </table:table-cell>
          <table:table-cell office:value-type="string" calcext:value-type="string">
            <text:p>Blue Fish Hotel 4*</text:p>
          </table:table-cell>
          <table:table-cell office:value-type="string" calcext:value-type="string">
            <text:p>Турция, Средиземноморский регион, Аланья, Конаклы</text:p>
          </table:table-cell>
          <table:table-cell office:value-type="string" calcext:value-type="string">
            <text:p>Гостиница, Загородный, рядом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Gerpelit Mevkii, Konaklı, Alanya / Antalya</text:p>
          </table:table-cell>
          <table:table-cell office:value-type="string" calcext:value-type="string">
            <text:p>+90 242 565 14 16</text:p>
          </table:table-cell>
          <table:table-cell office:value-type="string" calcext:value-type="string">
            <text:p>+90 0242 565 13 14</text:p>
          </table:table-cell>
          <table:table-cell office:value-type="string" calcext:value-type="string">
            <text:p>www.bluefish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66];&quot;','&quot;;[.C466];&quot;','&quot;;[.I466];&quot;','&quot;;[.J466];&quot;','&quot;;[.K466];&quot;','','&quot;;[.D466];&quot;','&quot;;[.L466];&quot;','&quot;;[.M466];&quot;',&quot;;[.E466];&quot;,true,(select id from public.address where externalid=&quot;;REPLACE([.A466];1;9;&quot;&quot;);&quot;));&quot;)" office:value-type="string" office:string-value="insert into public.hotel(name, place, phone,fax,site,email,descr,vk,fb,stars,published,address_id) values('Blue Fish Hotel 4*','Турция, Средиземноморский регион, Аланья, Конаклы','+90 242 565 14 16','+90 0242 565 13 14','www.bluefishhotel.com','','Гостиница, Загородный, рядом, Пляжный, через дорогу','','',4,true,(select id from public.address where externalid=11985));" calcext:value-type="string">
            <text:p>insert into public.hotel(name, place, phone,fax,site,email,descr,vk,fb,stars,published,address_id) values('Blue Fish Hotel 4*','Турция, Средиземноморский регион, Аланья, Конаклы','+90 242 565 14 16','+90 0242 565 13 14','www.bluefishhotel.com','','Гостиница, Загородный, рядом, Пляжный, через дорогу','','',4,true,(select id from public.address where externalid=11985));</text:p>
          </table:table-cell>
          <table:table-cell table:formula="of:=CONCATENATE(&quot;(select id from hotel where externalid=&quot;;REPLACE([.A466];1;9;&quot;&quot;);&quot;)&quot;)" office:value-type="string" office:string-value="(select id from hotel where externalid=11985)" calcext:value-type="string">
            <text:p>(select id from hotel where externalid=11985)</text:p>
          </table:table-cell>
          <table:table-cell table:formula="of:=CONCATENATE(&quot;insert into public.address(country_id,settlementpart,streetpart,externalid) values((select id from public.country where name_ru='&quot;;[.F466];&quot;'),'&quot;;[.G466];&quot;','&quot; ;[.H466];&quot;',&quot;;REPLACE([.A466];1;9;&quot;&quot;);&quot;);&quot;)" office:value-type="string" office:string-value="insert into public.address(country_id,settlementpart,streetpart,externalid) values((select id from public.country where name_ru='Турция'),'Аланья','Gerpelit Mevkii, Konaklı, Alanya / Antalya',11985);" calcext:value-type="string">
            <text:p>insert into public.address(country_id,settlementpart,streetpart,externalid) values((select id from public.country where name_ru='Турция'),'Аланья','Gerpelit Mevkii, Konaklı, Alanya / Antalya',11985);</text:p>
          </table:table-cell>
          <table:table-cell/>
        </table:table-row>
        <table:table-row table:style-name="ro1">
          <table:table-cell office:value-type="string" calcext:value-type="string">
            <text:p>/hotel/al29432</text:p>
          </table:table-cell>
          <table:table-cell office:value-type="string" calcext:value-type="string">
            <text:p>Novotel Sharm el Sheikh (Palm) 5*</text:p>
          </table:table-cell>
          <table:table-cell office:value-type="string" calcext:value-type="string">
            <text:p>Египет, Мухафаза Южный Синай, Шарм-Эль-Шейх, Наама Бей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El Sheikh South Sinai 32 SHARM EL SHEIKH EGYPT</text:p>
          </table:table-cell>
          <table:table-cell office:value-type="string" calcext:value-type="string">
            <text:p>+20 69 360 01 72</text:p>
          </table:table-cell>
          <table:table-cell office:value-type="string" calcext:value-type="string">
            <text:p>+20 69 360 01 93</text:p>
          </table:table-cell>
          <table:table-cell office:value-type="string" calcext:value-type="string">
            <text:p>www.novotel.com</text:p>
          </table:table-cell>
          <table:table-cell/>
          <table:table-cell office:value-type="string" calcext:value-type="string">
            <text:p>https://www.facebook.com/NovotelSharmElSheikh</text:p>
          </table:table-cell>
          <table:table-cell table:formula="of:=CONCATENATE(&quot;insert into public.hotel(name, place, phone,fax,site,email,descr,vk,fb,stars,published,address_id) values('&quot;;[.B467];&quot;','&quot;;[.C467];&quot;','&quot;;[.I467];&quot;','&quot;;[.J467];&quot;','&quot;;[.K467];&quot;','','&quot;;[.D467];&quot;','&quot;;[.L467];&quot;','&quot;;[.M467];&quot;',&quot;;[.E467];&quot;,true,(select id from public.address where externalid=&quot;;REPLACE([.A467];1;9;&quot;&quot;);&quot;));&quot;)" office:value-type="string" office:string-value="insert into public.hotel(name, place, phone,fax,site,email,descr,vk,fb,stars,published,address_id) values('Novotel Sharm el Sheikh (Palm) 5*','Египет, Мухафаза Южный Синай, Шарм-Эль-Шейх, Наама Бей','+20 69 360 01 72','+20 69 360 01 93','www.novotel.com','','Гостиничный комплекс, Пляжный, 2-я линия от моря','','https://www.facebook.com/NovotelSharmElSheikh',5,true,(select id from public.address where externalid=29432));" calcext:value-type="string">
            <text:p>insert into public.hotel(name, place, phone,fax,site,email,descr,vk,fb,stars,published,address_id) values('Novotel Sharm el Sheikh (Palm) 5*','Египет, Мухафаза Южный Синай, Шарм-Эль-Шейх, Наама Бей','+20 69 360 01 72','+20 69 360 01 93','www.novotel.com','','Гостиничный комплекс, Пляжный, 2-я линия от моря','','https://www.facebook.com/NovotelSharmElSheikh',5,true,(select id from public.address where externalid=29432));</text:p>
          </table:table-cell>
          <table:table-cell table:formula="of:=CONCATENATE(&quot;(select id from hotel where externalid=&quot;;REPLACE([.A467];1;9;&quot;&quot;);&quot;)&quot;)" office:value-type="string" office:string-value="(select id from hotel where externalid=29432)" calcext:value-type="string">
            <text:p>(select id from hotel where externalid=29432)</text:p>
          </table:table-cell>
          <table:table-cell table:formula="of:=CONCATENATE(&quot;insert into public.address(country_id,settlementpart,streetpart,externalid) values((select id from public.country where name_ru='&quot;;[.F467];&quot;'),'&quot;;[.G467];&quot;','&quot; ;[.H467];&quot;',&quot;;REPLACE([.A467];1;9;&quot;&quot;);&quot;);&quot;)" office:value-type="string" office:string-value="insert into public.address(country_id,settlementpart,streetpart,externalid) values((select id from public.country where name_ru='Египет'),'Шарм-Эль-Шейх','El Sheikh South Sinai 32 SHARM EL SHEIKH EGYPT',29432);" calcext:value-type="string">
            <text:p>insert into public.address(country_id,settlementpart,streetpart,externalid) values((select id from public.country where name_ru='Египет'),'Шарм-Эль-Шейх','El Sheikh South Sinai 32 SHARM EL SHEIKH EGYPT',29432);</text:p>
          </table:table-cell>
          <table:table-cell/>
        </table:table-row>
        <table:table-row table:style-name="ro1">
          <table:table-cell office:value-type="string" calcext:value-type="string">
            <text:p>/hotel/al5171</text:p>
          </table:table-cell>
          <table:table-cell office:value-type="string" calcext:value-type="string">
            <text:p>Mitsis Faliraki Beach 5*</text:p>
          </table:table-cell>
          <table:table-cell office:value-type="string" calcext:value-type="string">
            <text:p>Греция, Южные Эгейские острова, Родос о., Фалираки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Родос о.</text:p>
          </table:table-cell>
          <table:table-cell office:value-type="string" calcext:value-type="string">
            <text:p>12, Filotheis ул. 11147 Galatsi, Athens - Greece 11147 Galatsi, Афины - Греция</text:p>
          </table:table-cell>
          <table:table-cell office:value-type="string" calcext:value-type="string">
            <text:p>+30 22410 85301</text:p>
          </table:table-cell>
          <table:table-cell office:value-type="float" office:value="302102917672" calcext:value-type="float">
            <text:p>302102917672</text:p>
          </table:table-cell>
          <table:table-cell office:value-type="string" calcext:value-type="string">
            <text:p>falirakibeach.mitsis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68];&quot;','&quot;;[.C468];&quot;','&quot;;[.I468];&quot;','&quot;;[.J468];&quot;','&quot;;[.K468];&quot;','','&quot;;[.D468];&quot;','&quot;;[.L468];&quot;','&quot;;[.M468];&quot;',&quot;;[.E468];&quot;,true,(select id from public.address where externalid=&quot;;REPLACE([.A468];1;9;&quot;&quot;);&quot;));&quot;)" office:value-type="string" office:string-value="insert into public.hotel(name, place, phone,fax,site,email,descr,vk,fb,stars,published,address_id) values('Mitsis Faliraki Beach 5*','Греция, Южные Эгейские острова, Родос о., Фалираки','+30 22410 85301','302102917672','falirakibeach.mitsishotels.com','','Гостиничный комплекс, Пляжный, 1-я линия от моря','','',5,true,(select id from public.address where externalid=5171));" calcext:value-type="string">
            <text:p>insert into public.hotel(name, place, phone,fax,site,email,descr,vk,fb,stars,published,address_id) values('Mitsis Faliraki Beach 5*','Греция, Южные Эгейские острова, Родос о., Фалираки','+30 22410 85301','302102917672','falirakibeach.mitsishotels.com','','Гостиничный комплекс, Пляжный, 1-я линия от моря','','',5,true,(select id from public.address where externalid=5171));</text:p>
          </table:table-cell>
          <table:table-cell table:formula="of:=CONCATENATE(&quot;(select id from hotel where externalid=&quot;;REPLACE([.A468];1;9;&quot;&quot;);&quot;)&quot;)" office:value-type="string" office:string-value="(select id from hotel where externalid=5171)" calcext:value-type="string">
            <text:p>(select id from hotel where externalid=5171)</text:p>
          </table:table-cell>
          <table:table-cell table:formula="of:=CONCATENATE(&quot;insert into public.address(country_id,settlementpart,streetpart,externalid) values((select id from public.country where name_ru='&quot;;[.F468];&quot;'),'&quot;;[.G468];&quot;','&quot; ;[.H468];&quot;',&quot;;REPLACE([.A468];1;9;&quot;&quot;);&quot;);&quot;)" office:value-type="string" office:string-value="insert into public.address(country_id,settlementpart,streetpart,externalid) values((select id from public.country where name_ru='Греция'),'Родос о.','12, Filotheis ул. 11147 Galatsi, Athens - Greece 11147 Galatsi, Афины - Греция',5171);" calcext:value-type="string">
            <text:p>insert into public.address(country_id,settlementpart,streetpart,externalid) values((select id from public.country where name_ru='Греция'),'Родос о.','12, Filotheis ул. 11147 Galatsi, Athens - Greece 11147 Galatsi, Афины - Греция',5171);</text:p>
          </table:table-cell>
          <table:table-cell/>
        </table:table-row>
        <table:table-row table:style-name="ro1">
          <table:table-cell office:value-type="string" calcext:value-type="string">
            <text:p>/hotel/al42349</text:p>
          </table:table-cell>
          <table:table-cell office:value-type="string" calcext:value-type="string">
            <text:p>Stella Di Mare Sharm Beach Hotel &amp; Spa 5*</text:p>
          </table:table-cell>
          <table:table-cell office:value-type="string" calcext:value-type="string">
            <text:p>Египет, Мухафаза Южный Синай, Шарм-Эль-Шейх, Наама Бей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.O. box 309, Sharm El Sheikh, Egypt</text:p>
          </table:table-cell>
          <table:table-cell office:value-type="string" calcext:value-type="string">
            <text:p>+2 069 360 46 46</text:p>
          </table:table-cell>
          <table:table-cell office:value-type="string" calcext:value-type="string">
            <text:p>+2 069 360 48 88</text:p>
          </table:table-cell>
          <table:table-cell office:value-type="string" calcext:value-type="string">
            <text:p>www.stelladimar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69];&quot;','&quot;;[.C469];&quot;','&quot;;[.I469];&quot;','&quot;;[.J469];&quot;','&quot;;[.K469];&quot;','','&quot;;[.D469];&quot;','&quot;;[.L469];&quot;','&quot;;[.M469];&quot;',&quot;;[.E469];&quot;,true,(select id from public.address where externalid=&quot;;REPLACE([.A469];1;9;&quot;&quot;);&quot;));&quot;)" office:value-type="string" office:string-value="insert into public.hotel(name, place, phone,fax,site,email,descr,vk,fb,stars,published,address_id) values('Stella Di Mare Sharm Beach Hotel &amp; Spa 5*','Египет, Мухафаза Южный Синай, Шарм-Эль-Шейх, Наама Бей','+2 069 360 46 46','+2 069 360 48 88','www.stelladimare.com','','Гостиница, Пляжный, 1-я линия от моря','','',5,true,(select id from public.address where externalid=42349));" calcext:value-type="string">
            <text:p>insert into public.hotel(name, place, phone,fax,site,email,descr,vk,fb,stars,published,address_id) values('Stella Di Mare Sharm Beach Hotel &amp; Spa 5*','Египет, Мухафаза Южный Синай, Шарм-Эль-Шейх, Наама Бей','+2 069 360 46 46','+2 069 360 48 88','www.stelladimare.com','','Гостиница, Пляжный, 1-я линия от моря','','',5,true,(select id from public.address where externalid=42349));</text:p>
          </table:table-cell>
          <table:table-cell table:formula="of:=CONCATENATE(&quot;(select id from hotel where externalid=&quot;;REPLACE([.A469];1;9;&quot;&quot;);&quot;)&quot;)" office:value-type="string" office:string-value="(select id from hotel where externalid=42349)" calcext:value-type="string">
            <text:p>(select id from hotel where externalid=42349)</text:p>
          </table:table-cell>
          <table:table-cell table:formula="of:=CONCATENATE(&quot;insert into public.address(country_id,settlementpart,streetpart,externalid) values((select id from public.country where name_ru='&quot;;[.F469];&quot;'),'&quot;;[.G469];&quot;','&quot; ;[.H469];&quot;',&quot;;REPLACE([.A469];1;9;&quot;&quot;);&quot;);&quot;)" office:value-type="string" office:string-value="insert into public.address(country_id,settlementpart,streetpart,externalid) values((select id from public.country where name_ru='Египет'),'Шарм-Эль-Шейх','P.O. box 309, Sharm El Sheikh, Egypt',42349);" calcext:value-type="string">
            <text:p>insert into public.address(country_id,settlementpart,streetpart,externalid) values((select id from public.country where name_ru='Египет'),'Шарм-Эль-Шейх','P.O. box 309, Sharm El Sheikh, Egypt',42349);</text:p>
          </table:table-cell>
          <table:table-cell/>
        </table:table-row>
        <table:table-row table:style-name="ro1">
          <table:table-cell office:value-type="string" calcext:value-type="string">
            <text:p>/hotel/al2538</text:p>
          </table:table-cell>
          <table:table-cell office:value-type="string" calcext:value-type="string">
            <text:p>Akka Claros Hotel 4*</text:p>
          </table:table-cell>
          <table:table-cell office:value-type="string" calcext:value-type="string">
            <text:p>Турция, Средиземноморский регион, Кемер, Кириш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Kiriş Köyü Mevkii / Kemer ANTALYA TÜRKİYE</text:p>
          </table:table-cell>
          <table:table-cell office:value-type="string" calcext:value-type="string">
            <text:p>+90-242-824 71 45 / 824 76 30</text:p>
          </table:table-cell>
          <table:table-cell office:value-type="string" calcext:value-type="string">
            <text:p>+90-242-824 71 47</text:p>
          </table:table-cell>
          <table:table-cell office:value-type="string" calcext:value-type="string">
            <text:p>akk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0];&quot;','&quot;;[.C470];&quot;','&quot;;[.I470];&quot;','&quot;;[.J470];&quot;','&quot;;[.K470];&quot;','','&quot;;[.D470];&quot;','&quot;;[.L470];&quot;','&quot;;[.M470];&quot;',&quot;;[.E470];&quot;,true,(select id from public.address where externalid=&quot;;REPLACE([.A470];1;9;&quot;&quot;);&quot;));&quot;)" office:value-type="string" office:string-value="insert into public.hotel(name, place, phone,fax,site,email,descr,vk,fb,stars,published,address_id) values('Akka Claros Hotel 4*','Турция, Средиземноморский регион, Кемер, Кириш','+90-242-824 71 45 / 824 76 30','+90-242-824 71 47','akkahotels.com','','Гостиница, Пляжный, 2-я линия от моря, Загородный, рядом','','',4,true,(select id from public.address where externalid=2538));" calcext:value-type="string">
            <text:p>insert into public.hotel(name, place, phone,fax,site,email,descr,vk,fb,stars,published,address_id) values('Akka Claros Hotel 4*','Турция, Средиземноморский регион, Кемер, Кириш','+90-242-824 71 45 / 824 76 30','+90-242-824 71 47','akkahotels.com','','Гостиница, Пляжный, 2-я линия от моря, Загородный, рядом','','',4,true,(select id from public.address where externalid=2538));</text:p>
          </table:table-cell>
          <table:table-cell table:formula="of:=CONCATENATE(&quot;(select id from hotel where externalid=&quot;;REPLACE([.A470];1;9;&quot;&quot;);&quot;)&quot;)" office:value-type="string" office:string-value="(select id from hotel where externalid=2538)" calcext:value-type="string">
            <text:p>(select id from hotel where externalid=2538)</text:p>
          </table:table-cell>
          <table:table-cell table:formula="of:=CONCATENATE(&quot;insert into public.address(country_id,settlementpart,streetpart,externalid) values((select id from public.country where name_ru='&quot;;[.F470];&quot;'),'&quot;;[.G470];&quot;','&quot; ;[.H470];&quot;',&quot;;REPLACE([.A470];1;9;&quot;&quot;);&quot;);&quot;)" office:value-type="string" office:string-value="insert into public.address(country_id,settlementpart,streetpart,externalid) values((select id from public.country where name_ru='Турция'),'Кемер','Kiriş Köyü Mevkii / Kemer ANTALYA TÜRKİYE',2538);" calcext:value-type="string">
            <text:p>insert into public.address(country_id,settlementpart,streetpart,externalid) values((select id from public.country where name_ru='Турция'),'Кемер','Kiriş Köyü Mevkii / Kemer ANTALYA TÜRKİYE',2538);</text:p>
          </table:table-cell>
          <table:table-cell/>
        </table:table-row>
        <table:table-row table:style-name="ro1">
          <table:table-cell office:value-type="string" calcext:value-type="string">
            <text:p>/hotel/al138353</text:p>
          </table:table-cell>
          <table:table-cell office:value-type="string" calcext:value-type="string">
            <text:p>Alan Xafira Deluxe Resort &amp; Spa 5*</text:p>
          </table:table-cell>
          <table:table-cell office:value-type="string" calcext:value-type="string">
            <text:p>Турция, Средиземноморский регион, Аланья, Тюрклер</text:p>
          </table:table-cell>
          <table:table-cell office:value-type="string" calcext:value-type="string">
            <text:p>Пляжный, 3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Turkler/Alanya/Antalya/Turkey</text:p>
          </table:table-cell>
          <table:table-cell office:value-type="string" calcext:value-type="string">
            <text:p>+90 242 537 65 61</text:p>
          </table:table-cell>
          <table:table-cell office:value-type="string" calcext:value-type="string">
            <text:p>+90 242 537 65 62</text:p>
          </table:table-cell>
          <table:table-cell office:value-type="string" calcext:value-type="string">
            <text:p>www.xafiradeluxeresort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1];&quot;','&quot;;[.C471];&quot;','&quot;;[.I471];&quot;','&quot;;[.J471];&quot;','&quot;;[.K471];&quot;','','&quot;;[.D471];&quot;','&quot;;[.L471];&quot;','&quot;;[.M471];&quot;',&quot;;[.E471];&quot;,true,(select id from public.address where externalid=&quot;;REPLACE([.A471];1;9;&quot;&quot;);&quot;));&quot;)" office:value-type="string" office:string-value="insert into public.hotel(name, place, phone,fax,site,email,descr,vk,fb,stars,published,address_id) values('Alan Xafira Deluxe Resort &amp; Spa 5*','Турция, Средиземноморский регион, Аланья, Тюрклер','+90 242 537 65 61','+90 242 537 65 62','www.xafiradeluxeresort.com','','Пляжный, 3-я линия от моря, Загородный, рядом','','',5,true,(select id from public.address where externalid=138353));" calcext:value-type="string">
            <text:p>insert into public.hotel(name, place, phone,fax,site,email,descr,vk,fb,stars,published,address_id) values('Alan Xafira Deluxe Resort &amp; Spa 5*','Турция, Средиземноморский регион, Аланья, Тюрклер','+90 242 537 65 61','+90 242 537 65 62','www.xafiradeluxeresort.com','','Пляжный, 3-я линия от моря, Загородный, рядом','','',5,true,(select id from public.address where externalid=138353));</text:p>
          </table:table-cell>
          <table:table-cell table:formula="of:=CONCATENATE(&quot;(select id from hotel where externalid=&quot;;REPLACE([.A471];1;9;&quot;&quot;);&quot;)&quot;)" office:value-type="string" office:string-value="(select id from hotel where externalid=138353)" calcext:value-type="string">
            <text:p>(select id from hotel where externalid=138353)</text:p>
          </table:table-cell>
          <table:table-cell table:formula="of:=CONCATENATE(&quot;insert into public.address(country_id,settlementpart,streetpart,externalid) values((select id from public.country where name_ru='&quot;;[.F471];&quot;'),'&quot;;[.G471];&quot;','&quot; ;[.H471];&quot;',&quot;;REPLACE([.A471];1;9;&quot;&quot;);&quot;);&quot;)" office:value-type="string" office:string-value="insert into public.address(country_id,settlementpart,streetpart,externalid) values((select id from public.country where name_ru='Турция'),'Аланья','Turkler/Alanya/Antalya/Turkey',138353);" calcext:value-type="string">
            <text:p>insert into public.address(country_id,settlementpart,streetpart,externalid) values((select id from public.country where name_ru='Турция'),'Аланья','Turkler/Alanya/Antalya/Turkey',138353);</text:p>
          </table:table-cell>
          <table:table-cell/>
        </table:table-row>
        <table:table-row table:style-name="ro1">
          <table:table-cell office:value-type="string" calcext:value-type="string">
            <text:p>/hotel/al35318</text:p>
          </table:table-cell>
          <table:table-cell office:value-type="string" calcext:value-type="string">
            <text:p>Aydinbey Kings Palace &amp; Spa 5*</text:p>
          </table:table-cell>
          <table:table-cell office:value-type="string" calcext:value-type="string">
            <text:p>Турция, Средиземноморский регион, Сиде, Эвренсеки</text:p>
          </table:table-cell>
          <table:table-cell office:value-type="string" calcext:value-type="string">
            <text:p>Гостиничный комплекс, Пляжный, 1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Evrenseki / Side / Antalya</text:p>
          </table:table-cell>
          <table:table-cell office:value-type="string" calcext:value-type="string">
            <text:p>+90.242.763 0444</text:p>
          </table:table-cell>
          <table:table-cell office:value-type="string" calcext:value-type="string">
            <text:p>+90.242.763 0304</text:p>
          </table:table-cell>
          <table:table-cell office:value-type="string" calcext:value-type="string">
            <text:p>www.aydinbey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2];&quot;','&quot;;[.C472];&quot;','&quot;;[.I472];&quot;','&quot;;[.J472];&quot;','&quot;;[.K472];&quot;','','&quot;;[.D472];&quot;','&quot;;[.L472];&quot;','&quot;;[.M472];&quot;',&quot;;[.E472];&quot;,true,(select id from public.address where externalid=&quot;;REPLACE([.A472];1;9;&quot;&quot;);&quot;));&quot;)" office:value-type="string" office:string-value="insert into public.hotel(name, place, phone,fax,site,email,descr,vk,fb,stars,published,address_id) values('Aydinbey Kings Palace &amp; Spa 5*','Турция, Средиземноморский регион, Сиде, Эвренсеки','+90.242.763 0444','+90.242.763 0304','www.aydinbeyhotels.com.tr','','Гостиничный комплекс, Пляжный, 1-я линия от моря, Городской, окраина','','',5,true,(select id from public.address where externalid=35318));" calcext:value-type="string">
            <text:p>insert into public.hotel(name, place, phone,fax,site,email,descr,vk,fb,stars,published,address_id) values('Aydinbey Kings Palace &amp; Spa 5*','Турция, Средиземноморский регион, Сиде, Эвренсеки','+90.242.763 0444','+90.242.763 0304','www.aydinbeyhotels.com.tr','','Гостиничный комплекс, Пляжный, 1-я линия от моря, Городской, окраина','','',5,true,(select id from public.address where externalid=35318));</text:p>
          </table:table-cell>
          <table:table-cell table:formula="of:=CONCATENATE(&quot;(select id from hotel where externalid=&quot;;REPLACE([.A472];1;9;&quot;&quot;);&quot;)&quot;)" office:value-type="string" office:string-value="(select id from hotel where externalid=35318)" calcext:value-type="string">
            <text:p>(select id from hotel where externalid=35318)</text:p>
          </table:table-cell>
          <table:table-cell table:formula="of:=CONCATENATE(&quot;insert into public.address(country_id,settlementpart,streetpart,externalid) values((select id from public.country where name_ru='&quot;;[.F472];&quot;'),'&quot;;[.G472];&quot;','&quot; ;[.H472];&quot;',&quot;;REPLACE([.A472];1;9;&quot;&quot;);&quot;);&quot;)" office:value-type="string" office:string-value="insert into public.address(country_id,settlementpart,streetpart,externalid) values((select id from public.country where name_ru='Турция'),'Сиде','Evrenseki / Side / Antalya',35318);" calcext:value-type="string">
            <text:p>insert into public.address(country_id,settlementpart,streetpart,externalid) values((select id from public.country where name_ru='Турция'),'Сиде','Evrenseki / Side / Antalya',35318);</text:p>
          </table:table-cell>
          <table:table-cell/>
        </table:table-row>
        <table:table-row table:style-name="ro1">
          <table:table-cell office:value-type="string" calcext:value-type="string">
            <text:p>/hotel/al10074</text:p>
          </table:table-cell>
          <table:table-cell office:value-type="string" calcext:value-type="string">
            <text:p>Pinnacle Grand Jomtien Resort 4*</text:p>
          </table:table-cell>
          <table:table-cell office:value-type="string" calcext:value-type="string">
            <text:p>Таиланд, Восточный регион, Паттайя, Джомтьен</text:p>
          </table:table-cell>
          <table:table-cell office:value-type="string" calcext:value-type="string">
            <text:p>СПА-отель, Пляжный, 1-я линия от моря, Городской, окраин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37/2-11, Moo 2, Na-Jomtien Soi 8, Sukhumvit Road,Na-Jomtien, Sattahip, Chonburi 20250</text:p>
          </table:table-cell>
          <table:table-cell office:value-type="string" calcext:value-type="string">
            <text:p>(66 38) 259100</text:p>
          </table:table-cell>
          <table:table-cell office:value-type="string" calcext:value-type="string">
            <text:p>(66 38) 259123</text:p>
          </table:table-cell>
          <table:table-cell office:value-type="string" calcext:value-type="string">
            <text:p>www.pinnacle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3];&quot;','&quot;;[.C473];&quot;','&quot;;[.I473];&quot;','&quot;;[.J473];&quot;','&quot;;[.K473];&quot;','','&quot;;[.D473];&quot;','&quot;;[.L473];&quot;','&quot;;[.M473];&quot;',&quot;;[.E473];&quot;,true,(select id from public.address where externalid=&quot;;REPLACE([.A473];1;9;&quot;&quot;);&quot;));&quot;)" office:value-type="string" office:string-value="insert into public.hotel(name, place, phone,fax,site,email,descr,vk,fb,stars,published,address_id) values('Pinnacle Grand Jomtien Resort 4*','Таиланд, Восточный регион, Паттайя, Джомтьен','(66 38) 259100','(66 38) 259123','www.pinnaclehotels.com','','СПА-отель, Пляжный, 1-я линия от моря, Городской, окраина','','',4,true,(select id from public.address where externalid=10074));" calcext:value-type="string">
            <text:p>insert into public.hotel(name, place, phone,fax,site,email,descr,vk,fb,stars,published,address_id) values('Pinnacle Grand Jomtien Resort 4*','Таиланд, Восточный регион, Паттайя, Джомтьен','(66 38) 259100','(66 38) 259123','www.pinnaclehotels.com','','СПА-отель, Пляжный, 1-я линия от моря, Городской, окраина','','',4,true,(select id from public.address where externalid=10074));</text:p>
          </table:table-cell>
          <table:table-cell table:formula="of:=CONCATENATE(&quot;(select id from hotel where externalid=&quot;;REPLACE([.A473];1;9;&quot;&quot;);&quot;)&quot;)" office:value-type="string" office:string-value="(select id from hotel where externalid=10074)" calcext:value-type="string">
            <text:p>(select id from hotel where externalid=10074)</text:p>
          </table:table-cell>
          <table:table-cell table:formula="of:=CONCATENATE(&quot;insert into public.address(country_id,settlementpart,streetpart,externalid) values((select id from public.country where name_ru='&quot;;[.F473];&quot;'),'&quot;;[.G473];&quot;','&quot; ;[.H473];&quot;',&quot;;REPLACE([.A473];1;9;&quot;&quot;);&quot;);&quot;)" office:value-type="string" office:string-value="insert into public.address(country_id,settlementpart,streetpart,externalid) values((select id from public.country where name_ru='Таиланд'),'Паттайя','37/2-11, Moo 2, Na-Jomtien Soi 8, Sukhumvit Road,Na-Jomtien, Sattahip, Chonburi 20250',10074);" calcext:value-type="string">
            <text:p>insert into public.address(country_id,settlementpart,streetpart,externalid) values((select id from public.country where name_ru='Таиланд'),'Паттайя','37/2-11, Moo 2, Na-Jomtien Soi 8, Sukhumvit Road,Na-Jomtien, Sattahip, Chonburi 20250',10074);</text:p>
          </table:table-cell>
          <table:table-cell/>
        </table:table-row>
        <table:table-row table:style-name="ro1">
          <table:table-cell office:value-type="string" calcext:value-type="string">
            <text:p>/hotel/al29687</text:p>
          </table:table-cell>
          <table:table-cell office:value-type="string" calcext:value-type="string">
            <text:p>Ramada Beach Ajman 4*</text:p>
          </table:table-cell>
          <table:table-cell office:value-type="string" calcext:value-type="string">
            <text:p>ОАЭ, Эмират Аджман, Аджман</text:p>
          </table:table-cell>
          <table:table-cell office:value-type="string" calcext:value-type="string">
            <text:p>Гостиница, Пляжный, через дорог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АЭ</text:p>
          </table:table-cell>
          <table:table-cell office:value-type="string" calcext:value-type="string">
            <text:p>Аджман</text:p>
          </table:table-cell>
          <table:table-cell office:value-type="string" calcext:value-type="string">
            <text:p>P.O. Box: 18828, Arabian Gulf Street, Ajman, UAE</text:p>
          </table:table-cell>
          <table:table-cell office:value-type="string" calcext:value-type="string">
            <text:p>+971 6 742 9999</text:p>
          </table:table-cell>
          <table:table-cell office:value-type="string" calcext:value-type="string">
            <text:p>+971 6 742 1999</text:p>
          </table:table-cell>
          <table:table-cell office:value-type="string" calcext:value-type="string">
            <text:p>ramadabeachajma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4];&quot;','&quot;;[.C474];&quot;','&quot;;[.I474];&quot;','&quot;;[.J474];&quot;','&quot;;[.K474];&quot;','','&quot;;[.D474];&quot;','&quot;;[.L474];&quot;','&quot;;[.M474];&quot;',&quot;;[.E474];&quot;,true,(select id from public.address where externalid=&quot;;REPLACE([.A474];1;9;&quot;&quot;);&quot;));&quot;)" office:value-type="string" office:string-value="insert into public.hotel(name, place, phone,fax,site,email,descr,vk,fb,stars,published,address_id) values('Ramada Beach Ajman 4*','ОАЭ, Эмират Аджман, Аджман','+971 6 742 9999','+971 6 742 1999','ramadabeachajman.com','','Гостиница, Пляжный, через дорогу','','',4,true,(select id from public.address where externalid=29687));" calcext:value-type="string">
            <text:p>insert into public.hotel(name, place, phone,fax,site,email,descr,vk,fb,stars,published,address_id) values('Ramada Beach Ajman 4*','ОАЭ, Эмират Аджман, Аджман','+971 6 742 9999','+971 6 742 1999','ramadabeachajman.com','','Гостиница, Пляжный, через дорогу','','',4,true,(select id from public.address where externalid=29687));</text:p>
          </table:table-cell>
          <table:table-cell table:formula="of:=CONCATENATE(&quot;(select id from hotel where externalid=&quot;;REPLACE([.A474];1;9;&quot;&quot;);&quot;)&quot;)" office:value-type="string" office:string-value="(select id from hotel where externalid=29687)" calcext:value-type="string">
            <text:p>(select id from hotel where externalid=29687)</text:p>
          </table:table-cell>
          <table:table-cell table:formula="of:=CONCATENATE(&quot;insert into public.address(country_id,settlementpart,streetpart,externalid) values((select id from public.country where name_ru='&quot;;[.F474];&quot;'),'&quot;;[.G474];&quot;','&quot; ;[.H474];&quot;',&quot;;REPLACE([.A474];1;9;&quot;&quot;);&quot;);&quot;)" office:value-type="string" office:string-value="insert into public.address(country_id,settlementpart,streetpart,externalid) values((select id from public.country where name_ru='ОАЭ'),'Аджман','P.O. Box: 18828, Arabian Gulf Street, Ajman, UAE',29687);" calcext:value-type="string">
            <text:p>insert into public.address(country_id,settlementpart,streetpart,externalid) values((select id from public.country where name_ru='ОАЭ'),'Аджман','P.O. Box: 18828, Arabian Gulf Street, Ajman, UAE',29687);</text:p>
          </table:table-cell>
          <table:table-cell/>
        </table:table-row>
        <table:table-row table:style-name="ro1">
          <table:table-cell office:value-type="string" calcext:value-type="string">
            <text:p>/hotel/al52092</text:p>
          </table:table-cell>
          <table:table-cell office:value-type="string" calcext:value-type="string">
            <text:p>Tofinis 4*</text:p>
          </table:table-cell>
          <table:table-cell office:value-type="string" calcext:value-type="string">
            <text:p>Кипр, Регион Фамагуста, Айя-Напа</text:p>
          </table:table-cell>
          <table:table-cell office:value-type="string" calcext:value-type="string">
            <text:p>Гостиница, Пляжный, 2-я линия от моря, Городской, близко к центр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ипр</text:p>
          </table:table-cell>
          <table:table-cell office:value-type="string" calcext:value-type="string">
            <text:p>Айя-Напа</text:p>
          </table:table-cell>
          <table:table-cell office:value-type="string" calcext:value-type="string">
            <text:p>Kryou Nerou 49 P.O BOX 30025 Ayia Napa 5340 Cyprus</text:p>
          </table:table-cell>
          <table:table-cell office:value-type="string" calcext:value-type="string">
            <text:p>+357 23721210</text:p>
          </table:table-cell>
          <table:table-cell office:value-type="string" calcext:value-type="string">
            <text:p>+357 23722083</text:p>
          </table:table-cell>
          <table:table-cell office:value-type="string" calcext:value-type="string">
            <text:p>www.tofini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5];&quot;','&quot;;[.C475];&quot;','&quot;;[.I475];&quot;','&quot;;[.J475];&quot;','&quot;;[.K475];&quot;','','&quot;;[.D475];&quot;','&quot;;[.L475];&quot;','&quot;;[.M475];&quot;',&quot;;[.E475];&quot;,true,(select id from public.address where externalid=&quot;;REPLACE([.A475];1;9;&quot;&quot;);&quot;));&quot;)" office:value-type="string" office:string-value="insert into public.hotel(name, place, phone,fax,site,email,descr,vk,fb,stars,published,address_id) values('Tofinis 4*','Кипр, Регион Фамагуста, Айя-Напа','+357 23721210','+357 23722083','www.tofinis.com','','Гостиница, Пляжный, 2-я линия от моря, Городской, близко к центру','','',4,true,(select id from public.address where externalid=52092));" calcext:value-type="string">
            <text:p>insert into public.hotel(name, place, phone,fax,site,email,descr,vk,fb,stars,published,address_id) values('Tofinis 4*','Кипр, Регион Фамагуста, Айя-Напа','+357 23721210','+357 23722083','www.tofinis.com','','Гостиница, Пляжный, 2-я линия от моря, Городской, близко к центру','','',4,true,(select id from public.address where externalid=52092));</text:p>
          </table:table-cell>
          <table:table-cell table:formula="of:=CONCATENATE(&quot;(select id from hotel where externalid=&quot;;REPLACE([.A475];1;9;&quot;&quot;);&quot;)&quot;)" office:value-type="string" office:string-value="(select id from hotel where externalid=52092)" calcext:value-type="string">
            <text:p>(select id from hotel where externalid=52092)</text:p>
          </table:table-cell>
          <table:table-cell table:formula="of:=CONCATENATE(&quot;insert into public.address(country_id,settlementpart,streetpart,externalid) values((select id from public.country where name_ru='&quot;;[.F475];&quot;'),'&quot;;[.G475];&quot;','&quot; ;[.H475];&quot;',&quot;;REPLACE([.A475];1;9;&quot;&quot;);&quot;);&quot;)" office:value-type="string" office:string-value="insert into public.address(country_id,settlementpart,streetpart,externalid) values((select id from public.country where name_ru='Кипр'),'Айя-Напа','Kryou Nerou 49 P.O BOX 30025 Ayia Napa 5340 Cyprus',52092);" calcext:value-type="string">
            <text:p>insert into public.address(country_id,settlementpart,streetpart,externalid) values((select id from public.country where name_ru='Кипр'),'Айя-Напа','Kryou Nerou 49 P.O BOX 30025 Ayia Napa 5340 Cyprus',52092);</text:p>
          </table:table-cell>
          <table:table-cell/>
        </table:table-row>
        <table:table-row table:style-name="ro1">
          <table:table-cell office:value-type="string" calcext:value-type="string">
            <text:p>/hotel/al30474</text:p>
          </table:table-cell>
          <table:table-cell office:value-type="string" calcext:value-type="string">
            <text:p>АкваЛоо 3*</text:p>
          </table:table-cell>
          <table:table-cell office:value-type="string" calcext:value-type="string">
            <text:p>Россия, Краснодарский край, Лоо</text:p>
          </table:table-cell>
          <table:table-cell office:value-type="string" calcext:value-type="string">
            <text:p>Гостиничный комплекс, Пляжный, 1-я линия от моря, Загородный, рядо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Сочи</text:p>
          </table:table-cell>
          <table:table-cell office:value-type="string" calcext:value-type="string">
            <text:p>354208 Краснодарский край г. Сочи, ул.Декабристов, 78-б</text:p>
          </table:table-cell>
          <table:table-cell office:value-type="string" calcext:value-type="string">
            <text:p>8 800 555 40 40, +7 (862) 296 04 31, +7 (862) 296 04 46, +7 (862) 296 04 70</text:p>
          </table:table-cell>
          <table:table-cell office:value-type="string" calcext:value-type="string">
            <text:p>+7 (862) 296 04 84</text:p>
          </table:table-cell>
          <table:table-cell office:value-type="string" calcext:value-type="string">
            <text:p>akvaloo.ru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6];&quot;','&quot;;[.C476];&quot;','&quot;;[.I476];&quot;','&quot;;[.J476];&quot;','&quot;;[.K476];&quot;','','&quot;;[.D476];&quot;','&quot;;[.L476];&quot;','&quot;;[.M476];&quot;',&quot;;[.E476];&quot;,true,(select id from public.address where externalid=&quot;;REPLACE([.A476];1;9;&quot;&quot;);&quot;));&quot;)" office:value-type="string" office:string-value="insert into public.hotel(name, place, phone,fax,site,email,descr,vk,fb,stars,published,address_id) values('АкваЛоо 3*','Россия, Краснодарский край, Лоо','8 800 555 40 40, +7 (862) 296 04 31, +7 (862) 296 04 46, +7 (862) 296 04 70','+7 (862) 296 04 84','akvaloo.ru','','Гостиничный комплекс, Пляжный, 1-я линия от моря, Загородный, рядом','','',3,true,(select id from public.address where externalid=30474));" calcext:value-type="string">
            <text:p>insert into public.hotel(name, place, phone,fax,site,email,descr,vk,fb,stars,published,address_id) values('АкваЛоо 3*','Россия, Краснодарский край, Лоо','8 800 555 40 40, +7 (862) 296 04 31, +7 (862) 296 04 46, +7 (862) 296 04 70','+7 (862) 296 04 84','akvaloo.ru','','Гостиничный комплекс, Пляжный, 1-я линия от моря, Загородный, рядом','','',3,true,(select id from public.address where externalid=30474));</text:p>
          </table:table-cell>
          <table:table-cell table:formula="of:=CONCATENATE(&quot;(select id from hotel where externalid=&quot;;REPLACE([.A476];1;9;&quot;&quot;);&quot;)&quot;)" office:value-type="string" office:string-value="(select id from hotel where externalid=30474)" calcext:value-type="string">
            <text:p>(select id from hotel where externalid=30474)</text:p>
          </table:table-cell>
          <table:table-cell table:formula="of:=CONCATENATE(&quot;insert into public.address(country_id,settlementpart,streetpart,externalid) values((select id from public.country where name_ru='&quot;;[.F476];&quot;'),'&quot;;[.G476];&quot;','&quot; ;[.H476];&quot;',&quot;;REPLACE([.A476];1;9;&quot;&quot;);&quot;);&quot;)" office:value-type="string" office:string-value="insert into public.address(country_id,settlementpart,streetpart,externalid) values((select id from public.country where name_ru='Россия'),'Сочи','354208 Краснодарский край г. Сочи, ул.Декабристов, 78-б',30474);" calcext:value-type="string">
            <text:p>insert into public.address(country_id,settlementpart,streetpart,externalid) values((select id from public.country where name_ru='Россия'),'Сочи','354208 Краснодарский край г. Сочи, ул.Декабристов, 78-б',30474);</text:p>
          </table:table-cell>
          <table:table-cell/>
        </table:table-row>
        <table:table-row table:style-name="ro1">
          <table:table-cell office:value-type="string" calcext:value-type="string">
            <text:p>/hotel/al20787</text:p>
          </table:table-cell>
          <table:table-cell office:value-type="string" calcext:value-type="string">
            <text:p>Fereniki Resort Hotel 3*</text:p>
          </table:table-cell>
          <table:table-cell office:value-type="string" calcext:value-type="string">
            <text:p>Греция, Крит о., Георгиуполис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Крит о.</text:p>
          </table:table-cell>
          <table:table-cell office:value-type="string" calcext:value-type="string">
            <text:p>Georgioupolis, 73 007 Chania Crete Greece</text:p>
          </table:table-cell>
          <table:table-cell office:value-type="string" calcext:value-type="string">
            <text:p>+30 (28250) 6-12-97</text:p>
          </table:table-cell>
          <table:table-cell office:value-type="string" calcext:value-type="string">
            <text:p>+30 (28250) 6-10-96</text:p>
          </table:table-cell>
          <table:table-cell office:value-type="string" calcext:value-type="string">
            <text:p>www.fereniki.g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7];&quot;','&quot;;[.C477];&quot;','&quot;;[.I477];&quot;','&quot;;[.J477];&quot;','&quot;;[.K477];&quot;','','&quot;;[.D477];&quot;','&quot;;[.L477];&quot;','&quot;;[.M477];&quot;',&quot;;[.E477];&quot;,true,(select id from public.address where externalid=&quot;;REPLACE([.A477];1;9;&quot;&quot;);&quot;));&quot;)" office:value-type="string" office:string-value="insert into public.hotel(name, place, phone,fax,site,email,descr,vk,fb,stars,published,address_id) values('Fereniki Resort Hotel 3*','Греция, Крит о., Георгиуполис','+30 (28250) 6-12-97','+30 (28250) 6-10-96','www.fereniki.gr','','Гостиничный комплекс, Пляжный, 1-я линия от моря','','',3,true,(select id from public.address where externalid=20787));" calcext:value-type="string">
            <text:p>insert into public.hotel(name, place, phone,fax,site,email,descr,vk,fb,stars,published,address_id) values('Fereniki Resort Hotel 3*','Греция, Крит о., Георгиуполис','+30 (28250) 6-12-97','+30 (28250) 6-10-96','www.fereniki.gr','','Гостиничный комплекс, Пляжный, 1-я линия от моря','','',3,true,(select id from public.address where externalid=20787));</text:p>
          </table:table-cell>
          <table:table-cell table:formula="of:=CONCATENATE(&quot;(select id from hotel where externalid=&quot;;REPLACE([.A477];1;9;&quot;&quot;);&quot;)&quot;)" office:value-type="string" office:string-value="(select id from hotel where externalid=20787)" calcext:value-type="string">
            <text:p>(select id from hotel where externalid=20787)</text:p>
          </table:table-cell>
          <table:table-cell table:formula="of:=CONCATENATE(&quot;insert into public.address(country_id,settlementpart,streetpart,externalid) values((select id from public.country where name_ru='&quot;;[.F477];&quot;'),'&quot;;[.G477];&quot;','&quot; ;[.H477];&quot;',&quot;;REPLACE([.A477];1;9;&quot;&quot;);&quot;);&quot;)" office:value-type="string" office:string-value="insert into public.address(country_id,settlementpart,streetpart,externalid) values((select id from public.country where name_ru='Греция'),'Крит о.','Georgioupolis, 73 007 Chania Crete Greece',20787);" calcext:value-type="string">
            <text:p>insert into public.address(country_id,settlementpart,streetpart,externalid) values((select id from public.country where name_ru='Греция'),'Крит о.','Georgioupolis, 73 007 Chania Crete Greece',20787);</text:p>
          </table:table-cell>
          <table:table-cell/>
        </table:table-row>
        <table:table-row table:style-name="ro1">
          <table:table-cell office:value-type="string" calcext:value-type="string">
            <text:p>/hotel/al41008</text:p>
          </table:table-cell>
          <table:table-cell office:value-type="string" calcext:value-type="string">
            <text:p>Centara Grand Mirage Beach Resort Pattaya 5*</text:p>
          </table:table-cell>
          <table:table-cell office:value-type="string" calcext:value-type="string">
            <text:p>Таиланд, Восточный регион, Паттайя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277 Moo 5, Naklua, Banglamung, Pattaya, Chonburi, 20150, Thailand</text:p>
          </table:table-cell>
          <table:table-cell office:value-type="string" calcext:value-type="string">
            <text:p>+66 03830 1234</text:p>
          </table:table-cell>
          <table:table-cell office:value-type="string" calcext:value-type="string">
            <text:p>+66 03871 4999</text:p>
          </table:table-cell>
          <table:table-cell office:value-type="string" calcext:value-type="string">
            <text:p>www.centarahotels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78];&quot;','&quot;;[.C478];&quot;','&quot;;[.I478];&quot;','&quot;;[.J478];&quot;','&quot;;[.K478];&quot;','','&quot;;[.D478];&quot;','&quot;;[.L478];&quot;','&quot;;[.M478];&quot;',&quot;;[.E478];&quot;,true,(select id from public.address where externalid=&quot;;REPLACE([.A478];1;9;&quot;&quot;);&quot;));&quot;)" office:value-type="string" office:string-value="insert into public.hotel(name, place, phone,fax,site,email,descr,vk,fb,stars,published,address_id) values('Centara Grand Mirage Beach Resort Pattaya 5*','Таиланд, Восточный регион, Паттайя','+66 03830 1234','+66 03871 4999','www.centarahotelsresorts.com','','Гостиничный комплекс, Пляжный, 1-я линия от моря','','',5,true,(select id from public.address where externalid=41008));" calcext:value-type="string">
            <text:p>insert into public.hotel(name, place, phone,fax,site,email,descr,vk,fb,stars,published,address_id) values('Centara Grand Mirage Beach Resort Pattaya 5*','Таиланд, Восточный регион, Паттайя','+66 03830 1234','+66 03871 4999','www.centarahotelsresorts.com','','Гостиничный комплекс, Пляжный, 1-я линия от моря','','',5,true,(select id from public.address where externalid=41008));</text:p>
          </table:table-cell>
          <table:table-cell table:formula="of:=CONCATENATE(&quot;(select id from hotel where externalid=&quot;;REPLACE([.A478];1;9;&quot;&quot;);&quot;)&quot;)" office:value-type="string" office:string-value="(select id from hotel where externalid=41008)" calcext:value-type="string">
            <text:p>(select id from hotel where externalid=41008)</text:p>
          </table:table-cell>
          <table:table-cell table:formula="of:=CONCATENATE(&quot;insert into public.address(country_id,settlementpart,streetpart,externalid) values((select id from public.country where name_ru='&quot;;[.F478];&quot;'),'&quot;;[.G478];&quot;','&quot; ;[.H478];&quot;',&quot;;REPLACE([.A478];1;9;&quot;&quot;);&quot;);&quot;)" office:value-type="string" office:string-value="insert into public.address(country_id,settlementpart,streetpart,externalid) values((select id from public.country where name_ru='Таиланд'),'Паттайя','277 Moo 5, Naklua, Banglamung, Pattaya, Chonburi, 20150, Thailand',41008);" calcext:value-type="string">
            <text:p>insert into public.address(country_id,settlementpart,streetpart,externalid) values((select id from public.country where name_ru='Таиланд'),'Паттайя','277 Moo 5, Naklua, Banglamung, Pattaya, Chonburi, 20150, Thailand',41008);</text:p>
          </table:table-cell>
          <table:table-cell/>
        </table:table-row>
        <table:table-row table:style-name="ro1">
          <table:table-cell office:value-type="string" calcext:value-type="string">
            <text:p>/hotel/al26863</text:p>
          </table:table-cell>
          <table:table-cell office:value-type="string" calcext:value-type="string">
            <text:p>Dessole Dolphin Bay Resort 4*</text:p>
          </table:table-cell>
          <table:table-cell office:value-type="string" calcext:value-type="string">
            <text:p>Греция, Крит о., Ираклион, Амудара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Крит о.</text:p>
          </table:table-cell>
          <table:table-cell office:value-type="string" calcext:value-type="string">
            <text:p>Ammoudara Heraklion 71 414 Crete Island Greece</text:p>
          </table:table-cell>
          <table:table-cell office:value-type="string" calcext:value-type="string">
            <text:p>+30 2810821803</text:p>
          </table:table-cell>
          <table:table-cell office:value-type="string" calcext:value-type="string">
            <text:p>+30 2810 821 312</text:p>
          </table:table-cell>
          <table:table-cell office:value-type="string" calcext:value-type="string">
            <text:p>www.dessolehotels.com</text:p>
          </table:table-cell>
          <table:table-cell/>
          <table:table-cell office:value-type="string" calcext:value-type="string">
            <text:p>https://www.facebook.com/pages/Dessole-Resorts-Hotels/133496180044217</text:p>
          </table:table-cell>
          <table:table-cell table:formula="of:=CONCATENATE(&quot;insert into public.hotel(name, place, phone,fax,site,email,descr,vk,fb,stars,published,address_id) values('&quot;;[.B479];&quot;','&quot;;[.C479];&quot;','&quot;;[.I479];&quot;','&quot;;[.J479];&quot;','&quot;;[.K479];&quot;','','&quot;;[.D479];&quot;','&quot;;[.L479];&quot;','&quot;;[.M479];&quot;',&quot;;[.E479];&quot;,true,(select id from public.address where externalid=&quot;;REPLACE([.A479];1;9;&quot;&quot;);&quot;));&quot;)" office:value-type="string" office:string-value="insert into public.hotel(name, place, phone,fax,site,email,descr,vk,fb,stars,published,address_id) values('Dessole Dolphin Bay Resort 4*','Греция, Крит о., Ираклион, Амудара','+30 2810821803','+30 2810 821 312','www.dessolehotels.com','','Гостиница, Пляжный, 1-я линия от моря','','https://www.facebook.com/pages/Dessole-Resorts-Hotels/133496180044217',4,true,(select id from public.address where externalid=26863));" calcext:value-type="string">
            <text:p>insert into public.hotel(name, place, phone,fax,site,email,descr,vk,fb,stars,published,address_id) values('Dessole Dolphin Bay Resort 4*','Греция, Крит о., Ираклион, Амудара','+30 2810821803','+30 2810 821 312','www.dessolehotels.com','','Гостиница, Пляжный, 1-я линия от моря','','https://www.facebook.com/pages/Dessole-Resorts-Hotels/133496180044217',4,true,(select id from public.address where externalid=26863));</text:p>
          </table:table-cell>
          <table:table-cell table:formula="of:=CONCATENATE(&quot;(select id from hotel where externalid=&quot;;REPLACE([.A479];1;9;&quot;&quot;);&quot;)&quot;)" office:value-type="string" office:string-value="(select id from hotel where externalid=26863)" calcext:value-type="string">
            <text:p>(select id from hotel where externalid=26863)</text:p>
          </table:table-cell>
          <table:table-cell table:formula="of:=CONCATENATE(&quot;insert into public.address(country_id,settlementpart,streetpart,externalid) values((select id from public.country where name_ru='&quot;;[.F479];&quot;'),'&quot;;[.G479];&quot;','&quot; ;[.H479];&quot;',&quot;;REPLACE([.A479];1;9;&quot;&quot;);&quot;);&quot;)" office:value-type="string" office:string-value="insert into public.address(country_id,settlementpart,streetpart,externalid) values((select id from public.country where name_ru='Греция'),'Крит о.','Ammoudara Heraklion 71 414 Crete Island Greece',26863);" calcext:value-type="string">
            <text:p>insert into public.address(country_id,settlementpart,streetpart,externalid) values((select id from public.country where name_ru='Греция'),'Крит о.','Ammoudara Heraklion 71 414 Crete Island Greece',26863);</text:p>
          </table:table-cell>
          <table:table-cell/>
        </table:table-row>
        <table:table-row table:style-name="ro1">
          <table:table-cell office:value-type="string" calcext:value-type="string">
            <text:p>/hotel/al24527</text:p>
          </table:table-cell>
          <table:table-cell office:value-type="string" calcext:value-type="string">
            <text:p>Sirenis Punta Cana Resort Casino &amp; Aquagames 5*</text:p>
          </table:table-cell>
          <table:table-cell office:value-type="string" calcext:value-type="string">
            <text:p>Доминикана, Провинция Ла-Альтаграсия, Пунта Кана, Уверо Альто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оминикана</text:p>
          </table:table-cell>
          <table:table-cell office:value-type="string" calcext:value-type="string">
            <text:p>Уверо Альто</text:p>
          </table:table-cell>
          <table:table-cell office:value-type="string" calcext:value-type="string">
            <text:p>Playa Uvero Alto, Macao, Republica Dominicana</text:p>
          </table:table-cell>
          <table:table-cell office:value-type="string" calcext:value-type="string">
            <text:p>+1 809 688 6490</text:p>
          </table:table-cell>
          <table:table-cell office:value-type="string" calcext:value-type="string">
            <text:p>+1 809 468 0999</text:p>
          </table:table-cell>
          <table:table-cell office:value-type="string" calcext:value-type="string">
            <text:p>www.sirenis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80];&quot;','&quot;;[.C480];&quot;','&quot;;[.I480];&quot;','&quot;;[.J480];&quot;','&quot;;[.K480];&quot;','','&quot;;[.D480];&quot;','&quot;;[.L480];&quot;','&quot;;[.M480];&quot;',&quot;;[.E480];&quot;,true,(select id from public.address where externalid=&quot;;REPLACE([.A480];1;9;&quot;&quot;);&quot;));&quot;)" office:value-type="string" office:string-value="insert into public.hotel(name, place, phone,fax,site,email,descr,vk,fb,stars,published,address_id) values('Sirenis Punta Cana Resort Casino &amp; Aquagames 5*','Доминикана, Провинция Ла-Альтаграсия, Пунта Кана, Уверо Альто','+1 809 688 6490','+1 809 468 0999','www.sirenishotels.com','','Гостиничный комплекс, Пляжный, 1-я линия от моря','','',5,true,(select id from public.address where externalid=24527));" calcext:value-type="string">
            <text:p>insert into public.hotel(name, place, phone,fax,site,email,descr,vk,fb,stars,published,address_id) values('Sirenis Punta Cana Resort Casino &amp; Aquagames 5*','Доминикана, Провинция Ла-Альтаграсия, Пунта Кана, Уверо Альто','+1 809 688 6490','+1 809 468 0999','www.sirenishotels.com','','Гостиничный комплекс, Пляжный, 1-я линия от моря','','',5,true,(select id from public.address where externalid=24527));</text:p>
          </table:table-cell>
          <table:table-cell table:formula="of:=CONCATENATE(&quot;(select id from hotel where externalid=&quot;;REPLACE([.A480];1;9;&quot;&quot;);&quot;)&quot;)" office:value-type="string" office:string-value="(select id from hotel where externalid=24527)" calcext:value-type="string">
            <text:p>(select id from hotel where externalid=24527)</text:p>
          </table:table-cell>
          <table:table-cell table:formula="of:=CONCATENATE(&quot;insert into public.address(country_id,settlementpart,streetpart,externalid) values((select id from public.country where name_ru='&quot;;[.F480];&quot;'),'&quot;;[.G480];&quot;','&quot; ;[.H480];&quot;',&quot;;REPLACE([.A480];1;9;&quot;&quot;);&quot;);&quot;)" office:value-type="string" office:string-value="insert into public.address(country_id,settlementpart,streetpart,externalid) values((select id from public.country where name_ru='Доминикана'),'Уверо Альто','Playa Uvero Alto, Macao, Republica Dominicana',24527);" calcext:value-type="string">
            <text:p>insert into public.address(country_id,settlementpart,streetpart,externalid) values((select id from public.country where name_ru='Доминикана'),'Уверо Альто','Playa Uvero Alto, Macao, Republica Dominicana',24527);</text:p>
          </table:table-cell>
          <table:table-cell/>
        </table:table-row>
        <table:table-row table:style-name="ro1">
          <table:table-cell office:value-type="string" calcext:value-type="string">
            <text:p>/hotel/al69660</text:p>
          </table:table-cell>
          <table:table-cell office:value-type="string" calcext:value-type="string">
            <text:p>Serenity Fun City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P.O. Box 324, Safaga Road, Makadi Bay, Hurghada, Red Sea, Egypt</text:p>
          </table:table-cell>
          <table:table-cell office:value-type="string" calcext:value-type="string">
            <text:p>+20 65 3590 960</text:p>
          </table:table-cell>
          <table:table-cell office:value-type="string" calcext:value-type="string">
            <text:p>+20 65 3590 970</text:p>
          </table:table-cell>
          <table:table-cell office:value-type="string" calcext:value-type="string">
            <text:p>www.serenity-resort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81];&quot;','&quot;;[.C481];&quot;','&quot;;[.I481];&quot;','&quot;;[.J481];&quot;','&quot;;[.K481];&quot;','','&quot;;[.D481];&quot;','&quot;;[.L481];&quot;','&quot;;[.M481];&quot;',&quot;;[.E481];&quot;,true,(select id from public.address where externalid=&quot;;REPLACE([.A481];1;9;&quot;&quot;);&quot;));&quot;)" office:value-type="string" office:string-value="insert into public.hotel(name, place, phone,fax,site,email,descr,vk,fb,stars,published,address_id) values('Serenity Fun City 5*','Египет, Мухафаза Красное Море, Макади Бэй','+20 65 3590 960','+20 65 3590 970','www.serenity-resorts.com','','Гостиница, Пляжный, 2-я линия от моря','','',5,true,(select id from public.address where externalid=69660));" calcext:value-type="string">
            <text:p>insert into public.hotel(name, place, phone,fax,site,email,descr,vk,fb,stars,published,address_id) values('Serenity Fun City 5*','Египет, Мухафаза Красное Море, Макади Бэй','+20 65 3590 960','+20 65 3590 970','www.serenity-resorts.com','','Гостиница, Пляжный, 2-я линия от моря','','',5,true,(select id from public.address where externalid=69660));</text:p>
          </table:table-cell>
          <table:table-cell table:formula="of:=CONCATENATE(&quot;(select id from hotel where externalid=&quot;;REPLACE([.A481];1;9;&quot;&quot;);&quot;)&quot;)" office:value-type="string" office:string-value="(select id from hotel where externalid=69660)" calcext:value-type="string">
            <text:p>(select id from hotel where externalid=69660)</text:p>
          </table:table-cell>
          <table:table-cell table:formula="of:=CONCATENATE(&quot;insert into public.address(country_id,settlementpart,streetpart,externalid) values((select id from public.country where name_ru='&quot;;[.F481];&quot;'),'&quot;;[.G481];&quot;','&quot; ;[.H481];&quot;',&quot;;REPLACE([.A481];1;9;&quot;&quot;);&quot;);&quot;)" office:value-type="string" office:string-value="insert into public.address(country_id,settlementpart,streetpart,externalid) values((select id from public.country where name_ru='Египет'),'Макади Бэй','P.O. Box 324, Safaga Road, Makadi Bay, Hurghada, Red Sea, Egypt',69660);" calcext:value-type="string">
            <text:p>insert into public.address(country_id,settlementpart,streetpart,externalid) values((select id from public.country where name_ru='Египет'),'Макади Бэй','P.O. Box 324, Safaga Road, Makadi Bay, Hurghada, Red Sea, Egypt',69660);</text:p>
          </table:table-cell>
          <table:table-cell/>
        </table:table-row>
        <table:table-row table:style-name="ro1">
          <table:table-cell office:value-type="string" calcext:value-type="string">
            <text:p>/hotel/al25221</text:p>
          </table:table-cell>
          <table:table-cell office:value-type="string" calcext:value-type="string">
            <text:p>Green Beach 5*</text:p>
          </table:table-cell>
          <table:table-cell office:value-type="string" calcext:value-type="string">
            <text:p>Турция, Эгейский регион, Бодрум, Гюндоган</text:p>
          </table:table-cell>
          <table:table-cell office:value-type="string" calcext:value-type="string">
            <text:p>Гостиничный комплекс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одрум</text:p>
          </table:table-cell>
          <table:table-cell office:value-type="string" calcext:value-type="string">
            <text:p>Buruncuk Mevkii Gundogan, Bodrum, Mugla,Turkiye</text:p>
          </table:table-cell>
          <table:table-cell office:value-type="string" calcext:value-type="string">
            <text:p>+ 90 252 387 72 42</text:p>
          </table:table-cell>
          <table:table-cell office:value-type="string" calcext:value-type="string">
            <text:p>+ 90 252 387 81 40</text:p>
          </table:table-cell>
          <table:table-cell office:value-type="string" calcext:value-type="string">
            <text:p>www.greenbeachresortbodrum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82];&quot;','&quot;;[.C482];&quot;','&quot;;[.I482];&quot;','&quot;;[.J482];&quot;','&quot;;[.K482];&quot;','','&quot;;[.D482];&quot;','&quot;;[.L482];&quot;','&quot;;[.M482];&quot;',&quot;;[.E482];&quot;,true,(select id from public.address where externalid=&quot;;REPLACE([.A482];1;9;&quot;&quot;);&quot;));&quot;)" office:value-type="string" office:string-value="insert into public.hotel(name, place, phone,fax,site,email,descr,vk,fb,stars,published,address_id) values('Green Beach 5*','Турция, Эгейский регион, Бодрум, Гюндоган','+ 90 252 387 72 42','+ 90 252 387 81 40','www.greenbeachresortbodrum.com','','Гостиничный комплекс, Пляжный, 1-я линия от моря, Загородный, близко','','',5,true,(select id from public.address where externalid=25221));" calcext:value-type="string">
            <text:p>insert into public.hotel(name, place, phone,fax,site,email,descr,vk,fb,stars,published,address_id) values('Green Beach 5*','Турция, Эгейский регион, Бодрум, Гюндоган','+ 90 252 387 72 42','+ 90 252 387 81 40','www.greenbeachresortbodrum.com','','Гостиничный комплекс, Пляжный, 1-я линия от моря, Загородный, близко','','',5,true,(select id from public.address where externalid=25221));</text:p>
          </table:table-cell>
          <table:table-cell table:formula="of:=CONCATENATE(&quot;(select id from hotel where externalid=&quot;;REPLACE([.A482];1;9;&quot;&quot;);&quot;)&quot;)" office:value-type="string" office:string-value="(select id from hotel where externalid=25221)" calcext:value-type="string">
            <text:p>(select id from hotel where externalid=25221)</text:p>
          </table:table-cell>
          <table:table-cell table:formula="of:=CONCATENATE(&quot;insert into public.address(country_id,settlementpart,streetpart,externalid) values((select id from public.country where name_ru='&quot;;[.F482];&quot;'),'&quot;;[.G482];&quot;','&quot; ;[.H482];&quot;',&quot;;REPLACE([.A482];1;9;&quot;&quot;);&quot;);&quot;)" office:value-type="string" office:string-value="insert into public.address(country_id,settlementpart,streetpart,externalid) values((select id from public.country where name_ru='Турция'),'Бодрум','Buruncuk Mevkii Gundogan, Bodrum, Mugla,Turkiye',25221);" calcext:value-type="string">
            <text:p>insert into public.address(country_id,settlementpart,streetpart,externalid) values((select id from public.country where name_ru='Турция'),'Бодрум','Buruncuk Mevkii Gundogan, Bodrum, Mugla,Turkiye',25221);</text:p>
          </table:table-cell>
          <table:table-cell/>
        </table:table-row>
        <table:table-row table:style-name="ro1">
          <table:table-cell office:value-type="string" calcext:value-type="string">
            <text:p>/hotel/al5916</text:p>
          </table:table-cell>
          <table:table-cell office:value-type="string" calcext:value-type="string">
            <text:p>Jaz Makadi Saraya Resort 5*</text:p>
          </table:table-cell>
          <table:table-cell office:value-type="string" calcext:value-type="string">
            <text:p>Египет, Мухафаза Красное Море, Макади Бэй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Макади Бэй</text:p>
          </table:table-cell>
          <table:table-cell office:value-type="string" calcext:value-type="string">
            <text:p>Iberotel Makadi Saraya Resort / Madinat Makadi / Hurghada, Egypt</text:p>
          </table:table-cell>
          <table:table-cell office:value-type="string" calcext:value-type="string">
            <text:p>+ 20 - 65 - 359 01 20</text:p>
          </table:table-cell>
          <table:table-cell office:value-type="string" calcext:value-type="string">
            <text:p>+ 20 - 65 - 359 01 29</text:p>
          </table:table-cell>
          <table:table-cell table:number-columns-repeated="3"/>
          <table:table-cell table:formula="of:=CONCATENATE(&quot;insert into public.hotel(name, place, phone,fax,site,email,descr,vk,fb,stars,published,address_id) values('&quot;;[.B483];&quot;','&quot;;[.C483];&quot;','&quot;;[.I483];&quot;','&quot;;[.J483];&quot;','&quot;;[.K483];&quot;','','&quot;;[.D483];&quot;','&quot;;[.L483];&quot;','&quot;;[.M483];&quot;',&quot;;[.E483];&quot;,true,(select id from public.address where externalid=&quot;;REPLACE([.A483];1;9;&quot;&quot;);&quot;));&quot;)" office:value-type="string" office:string-value="insert into public.hotel(name, place, phone,fax,site,email,descr,vk,fb,stars,published,address_id) values('Jaz Makadi Saraya Resort 5*','Египет, Мухафаза Красное Море, Макади Бэй','+ 20 - 65 - 359 01 20','+ 20 - 65 - 359 01 29','','','Гостиничный комплекс, Пляжный, 2-я линия от моря','','',5,true,(select id from public.address where externalid=5916));" calcext:value-type="string">
            <text:p>insert into public.hotel(name, place, phone,fax,site,email,descr,vk,fb,stars,published,address_id) values('Jaz Makadi Saraya Resort 5*','Египет, Мухафаза Красное Море, Макади Бэй','+ 20 - 65 - 359 01 20','+ 20 - 65 - 359 01 29','','','Гостиничный комплекс, Пляжный, 2-я линия от моря','','',5,true,(select id from public.address where externalid=5916));</text:p>
          </table:table-cell>
          <table:table-cell table:formula="of:=CONCATENATE(&quot;(select id from hotel where externalid=&quot;;REPLACE([.A483];1;9;&quot;&quot;);&quot;)&quot;)" office:value-type="string" office:string-value="(select id from hotel where externalid=5916)" calcext:value-type="string">
            <text:p>(select id from hotel where externalid=5916)</text:p>
          </table:table-cell>
          <table:table-cell table:formula="of:=CONCATENATE(&quot;insert into public.address(country_id,settlementpart,streetpart,externalid) values((select id from public.country where name_ru='&quot;;[.F483];&quot;'),'&quot;;[.G483];&quot;','&quot; ;[.H483];&quot;',&quot;;REPLACE([.A483];1;9;&quot;&quot;);&quot;);&quot;)" office:value-type="string" office:string-value="insert into public.address(country_id,settlementpart,streetpart,externalid) values((select id from public.country where name_ru='Египет'),'Макади Бэй','Iberotel Makadi Saraya Resort / Madinat Makadi / Hurghada, Egypt',5916);" calcext:value-type="string">
            <text:p>insert into public.address(country_id,settlementpart,streetpart,externalid) values((select id from public.country where name_ru='Египет'),'Макади Бэй','Iberotel Makadi Saraya Resort / Madinat Makadi / Hurghada, Egypt',5916);</text:p>
          </table:table-cell>
          <table:table-cell/>
        </table:table-row>
        <table:table-row table:style-name="ro1">
          <table:table-cell office:value-type="string" calcext:value-type="string">
            <text:p>/hotel/al18277</text:p>
          </table:table-cell>
          <table:table-cell office:value-type="string" calcext:value-type="string">
            <text:p>Sural Resort 5*</text:p>
          </table:table-cell>
          <table:table-cell office:value-type="string" calcext:value-type="string">
            <text:p>Турция, Средиземноморский регион, Сиде, Чолаклы</text:p>
          </table:table-cell>
          <table:table-cell office:value-type="string" calcext:value-type="string">
            <text:p>Гостиничный комплекс, Пляжный, 1-я линия от моря, Городской, окраи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Çolaklı Turizm beldesi P.K:32 07600 MANAVGAT/ANTALYA</text:p>
          </table:table-cell>
          <table:table-cell office:value-type="string" calcext:value-type="string">
            <text:p>0242-763 87 00</text:p>
          </table:table-cell>
          <table:table-cell office:value-type="string" calcext:value-type="string">
            <text:p>0242-763 78 36</text:p>
          </table:table-cell>
          <table:table-cell office:value-type="string" calcext:value-type="string">
            <text:p>www.sural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84];&quot;','&quot;;[.C484];&quot;','&quot;;[.I484];&quot;','&quot;;[.J484];&quot;','&quot;;[.K484];&quot;','','&quot;;[.D484];&quot;','&quot;;[.L484];&quot;','&quot;;[.M484];&quot;',&quot;;[.E484];&quot;,true,(select id from public.address where externalid=&quot;;REPLACE([.A484];1;9;&quot;&quot;);&quot;));&quot;)" office:value-type="string" office:string-value="insert into public.hotel(name, place, phone,fax,site,email,descr,vk,fb,stars,published,address_id) values('Sural Resort 5*','Турция, Средиземноморский регион, Сиде, Чолаклы','0242-763 87 00','0242-763 78 36','www.sural.com.tr','','Гостиничный комплекс, Пляжный, 1-я линия от моря, Городской, окраина','','',5,true,(select id from public.address where externalid=18277));" calcext:value-type="string">
            <text:p>insert into public.hotel(name, place, phone,fax,site,email,descr,vk,fb,stars,published,address_id) values('Sural Resort 5*','Турция, Средиземноморский регион, Сиде, Чолаклы','0242-763 87 00','0242-763 78 36','www.sural.com.tr','','Гостиничный комплекс, Пляжный, 1-я линия от моря, Городской, окраина','','',5,true,(select id from public.address where externalid=18277));</text:p>
          </table:table-cell>
          <table:table-cell table:formula="of:=CONCATENATE(&quot;(select id from hotel where externalid=&quot;;REPLACE([.A484];1;9;&quot;&quot;);&quot;)&quot;)" office:value-type="string" office:string-value="(select id from hotel where externalid=18277)" calcext:value-type="string">
            <text:p>(select id from hotel where externalid=18277)</text:p>
          </table:table-cell>
          <table:table-cell table:formula="of:=CONCATENATE(&quot;insert into public.address(country_id,settlementpart,streetpart,externalid) values((select id from public.country where name_ru='&quot;;[.F484];&quot;'),'&quot;;[.G484];&quot;','&quot; ;[.H484];&quot;',&quot;;REPLACE([.A484];1;9;&quot;&quot;);&quot;);&quot;)" office:value-type="string" office:string-value="insert into public.address(country_id,settlementpart,streetpart,externalid) values((select id from public.country where name_ru='Турция'),'Сиде','Çolaklı Turizm beldesi P.K:32 07600 MANAVGAT/ANTALYA',18277);" calcext:value-type="string">
            <text:p>insert into public.address(country_id,settlementpart,streetpart,externalid) values((select id from public.country where name_ru='Турция'),'Сиде','Çolaklı Turizm beldesi P.K:32 07600 MANAVGAT/ANTALYA',18277);</text:p>
          </table:table-cell>
          <table:table-cell/>
        </table:table-row>
        <table:table-row table:style-name="ro1">
          <table:table-cell office:value-type="string" calcext:value-type="string">
            <text:p>/hotel/al1459</text:p>
          </table:table-cell>
          <table:table-cell office:value-type="string" calcext:value-type="string">
            <text:p>Ambassador City Jomtien Garden Wing 3*</text:p>
          </table:table-cell>
          <table:table-cell office:value-type="string" calcext:value-type="string">
            <text:p>Таиланд, Восточный регион, Паттайя, Джомтьен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аиланд</text:p>
          </table:table-cell>
          <table:table-cell office:value-type="string" calcext:value-type="string">
            <text:p>Паттайя</text:p>
          </table:table-cell>
          <table:table-cell office:value-type="string" calcext:value-type="string">
            <text:p>21/10 Sukhumvit Rd., Na Jomtien, Sattahip, Chonburi 20250 Thailand</text:p>
          </table:table-cell>
          <table:table-cell office:value-type="string" calcext:value-type="string">
            <text:p>+ 66-(0) 3825-5501-40</text:p>
          </table:table-cell>
          <table:table-cell office:value-type="string" calcext:value-type="string">
            <text:p>+ 66-(0) 3825-5731</text:p>
          </table:table-cell>
          <table:table-cell office:value-type="string" calcext:value-type="string">
            <text:p>www.ambassadorcityjomtien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85];&quot;','&quot;;[.C485];&quot;','&quot;;[.I485];&quot;','&quot;;[.J485];&quot;','&quot;;[.K485];&quot;','','&quot;;[.D485];&quot;','&quot;;[.L485];&quot;','&quot;;[.M485];&quot;',&quot;;[.E485];&quot;,true,(select id from public.address where externalid=&quot;;REPLACE([.A485];1;9;&quot;&quot;);&quot;));&quot;)" office:value-type="string" office:string-value="insert into public.hotel(name, place, phone,fax,site,email,descr,vk,fb,stars,published,address_id) values('Ambassador City Jomtien Garden Wing 3*','Таиланд, Восточный регион, Паттайя, Джомтьен','+ 66-(0) 3825-5501-40','+ 66-(0) 3825-5731','www.ambassadorcityjomtien.com','','Гостиничный комплекс, Пляжный, 1-я линия от моря','','',3,true,(select id from public.address where externalid=1459));" calcext:value-type="string">
            <text:p>insert into public.hotel(name, place, phone,fax,site,email,descr,vk,fb,stars,published,address_id) values('Ambassador City Jomtien Garden Wing 3*','Таиланд, Восточный регион, Паттайя, Джомтьен','+ 66-(0) 3825-5501-40','+ 66-(0) 3825-5731','www.ambassadorcityjomtien.com','','Гостиничный комплекс, Пляжный, 1-я линия от моря','','',3,true,(select id from public.address where externalid=1459));</text:p>
          </table:table-cell>
          <table:table-cell table:formula="of:=CONCATENATE(&quot;(select id from hotel where externalid=&quot;;REPLACE([.A485];1;9;&quot;&quot;);&quot;)&quot;)" office:value-type="string" office:string-value="(select id from hotel where externalid=1459)" calcext:value-type="string">
            <text:p>(select id from hotel where externalid=1459)</text:p>
          </table:table-cell>
          <table:table-cell table:formula="of:=CONCATENATE(&quot;insert into public.address(country_id,settlementpart,streetpart,externalid) values((select id from public.country where name_ru='&quot;;[.F485];&quot;'),'&quot;;[.G485];&quot;','&quot; ;[.H485];&quot;',&quot;;REPLACE([.A485];1;9;&quot;&quot;);&quot;);&quot;)" office:value-type="string" office:string-value="insert into public.address(country_id,settlementpart,streetpart,externalid) values((select id from public.country where name_ru='Таиланд'),'Паттайя','21/10 Sukhumvit Rd., Na Jomtien, Sattahip, Chonburi 20250 Thailand',1459);" calcext:value-type="string">
            <text:p>insert into public.address(country_id,settlementpart,streetpart,externalid) values((select id from public.country where name_ru='Таиланд'),'Паттайя','21/10 Sukhumvit Rd., Na Jomtien, Sattahip, Chonburi 20250 Thailand',1459);</text:p>
          </table:table-cell>
          <table:table-cell/>
        </table:table-row>
        <table:table-row table:style-name="ro1">
          <table:table-cell office:value-type="string" calcext:value-type="string">
            <text:p>/hotel/al303087</text:p>
          </table:table-cell>
          <table:table-cell office:value-type="string" calcext:value-type="string">
            <text:p>Riolavitas Resort &amp; Spa 5*</text:p>
          </table:table-cell>
          <table:table-cell office:value-type="string" calcext:value-type="string">
            <text:p>Турция, Средиземноморский регион, Сиде, Титрейенгёль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иде</text:p>
          </table:table-cell>
          <table:table-cell office:value-type="string" calcext:value-type="string">
            <text:p>Sorgun Mah. Boğaz Mevkii 35/1 Manavgat/ANTALYA</text:p>
          </table:table-cell>
          <table:table-cell office:value-type="string" calcext:value-type="string">
            <text:p>+90 242 777 17 17</text:p>
          </table:table-cell>
          <table:table-cell office:value-type="string" calcext:value-type="string">
            <text:p>+90 242 777 17 19</text:p>
          </table:table-cell>
          <table:table-cell office:value-type="string" calcext:value-type="string">
            <text:p>www.lavitashotels.com</text:p>
          </table:table-cell>
          <table:table-cell/>
          <table:table-cell office:value-type="string" calcext:value-type="string">
            <text:p>https://www.facebook.com/riolavitas/</text:p>
          </table:table-cell>
          <table:table-cell table:formula="of:=CONCATENATE(&quot;insert into public.hotel(name, place, phone,fax,site,email,descr,vk,fb,stars,published,address_id) values('&quot;;[.B486];&quot;','&quot;;[.C486];&quot;','&quot;;[.I486];&quot;','&quot;;[.J486];&quot;','&quot;;[.K486];&quot;','','&quot;;[.D486];&quot;','&quot;;[.L486];&quot;','&quot;;[.M486];&quot;',&quot;;[.E486];&quot;,true,(select id from public.address where externalid=&quot;;REPLACE([.A486];1;9;&quot;&quot;);&quot;));&quot;)" office:value-type="string" office:string-value="insert into public.hotel(name, place, phone,fax,site,email,descr,vk,fb,stars,published,address_id) values('Riolavitas Resort &amp; Spa 5*','Турция, Средиземноморский регион, Сиде, Титрейенгёль','+90 242 777 17 17','+90 242 777 17 19','www.lavitashotels.com','','Гостиница, Пляжный, 2-я линия от моря','','https://www.facebook.com/riolavitas/',5,true,(select id from public.address where externalid=303087));" calcext:value-type="string">
            <text:p>insert into public.hotel(name, place, phone,fax,site,email,descr,vk,fb,stars,published,address_id) values('Riolavitas Resort &amp; Spa 5*','Турция, Средиземноморский регион, Сиде, Титрейенгёль','+90 242 777 17 17','+90 242 777 17 19','www.lavitashotels.com','','Гостиница, Пляжный, 2-я линия от моря','','https://www.facebook.com/riolavitas/',5,true,(select id from public.address where externalid=303087));</text:p>
          </table:table-cell>
          <table:table-cell table:formula="of:=CONCATENATE(&quot;(select id from hotel where externalid=&quot;;REPLACE([.A486];1;9;&quot;&quot;);&quot;)&quot;)" office:value-type="string" office:string-value="(select id from hotel where externalid=303087)" calcext:value-type="string">
            <text:p>(select id from hotel where externalid=303087)</text:p>
          </table:table-cell>
          <table:table-cell table:formula="of:=CONCATENATE(&quot;insert into public.address(country_id,settlementpart,streetpart,externalid) values((select id from public.country where name_ru='&quot;;[.F486];&quot;'),'&quot;;[.G486];&quot;','&quot; ;[.H486];&quot;',&quot;;REPLACE([.A486];1;9;&quot;&quot;);&quot;);&quot;)" office:value-type="string" office:string-value="insert into public.address(country_id,settlementpart,streetpart,externalid) values((select id from public.country where name_ru='Турция'),'Сиде','Sorgun Mah. Boğaz Mevkii 35/1 Manavgat/ANTALYA',303087);" calcext:value-type="string">
            <text:p>insert into public.address(country_id,settlementpart,streetpart,externalid) values((select id from public.country where name_ru='Турция'),'Сиде','Sorgun Mah. Boğaz Mevkii 35/1 Manavgat/ANTALYA',303087);</text:p>
          </table:table-cell>
          <table:table-cell/>
        </table:table-row>
        <table:table-row table:style-name="ro1">
          <table:table-cell office:value-type="string" calcext:value-type="string">
            <text:p>/hotel/al78609</text:p>
          </table:table-cell>
          <table:table-cell office:value-type="string" calcext:value-type="string">
            <text:p>Kahya &amp; Resort Aqua 5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Гостиница, Пляжный, 2-я линия от моря, Загородный, рядо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Buyukyer Sok. Ataturk Cad.Antalya /Payallar</text:p>
          </table:table-cell>
          <table:table-cell office:value-type="float" office:value="902425453535" calcext:value-type="float">
            <text:p>902425453535</text:p>
          </table:table-cell>
          <table:table-cell office:value-type="float" office:value="902425454033" calcext:value-type="float">
            <text:p>902425454033</text:p>
          </table:table-cell>
          <table:table-cell office:value-type="string" calcext:value-type="string">
            <text:p>www.kahy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87];&quot;','&quot;;[.C487];&quot;','&quot;;[.I487];&quot;','&quot;;[.J487];&quot;','&quot;;[.K487];&quot;','','&quot;;[.D487];&quot;','&quot;;[.L487];&quot;','&quot;;[.M487];&quot;',&quot;;[.E487];&quot;,true,(select id from public.address where externalid=&quot;;REPLACE([.A487];1;9;&quot;&quot;);&quot;));&quot;)" office:value-type="string" office:string-value="insert into public.hotel(name, place, phone,fax,site,email,descr,vk,fb,stars,published,address_id) values('Kahya &amp; Resort Aqua 5*','Турция, Средиземноморский регион, Аланья','902425453535','902425454033','www.kahyahotels.com','','Гостиница, Пляжный, 2-я линия от моря, Загородный, рядом','','',5,true,(select id from public.address where externalid=78609));" calcext:value-type="string">
            <text:p>insert into public.hotel(name, place, phone,fax,site,email,descr,vk,fb,stars,published,address_id) values('Kahya &amp; Resort Aqua 5*','Турция, Средиземноморский регион, Аланья','902425453535','902425454033','www.kahyahotels.com','','Гостиница, Пляжный, 2-я линия от моря, Загородный, рядом','','',5,true,(select id from public.address where externalid=78609));</text:p>
          </table:table-cell>
          <table:table-cell table:formula="of:=CONCATENATE(&quot;(select id from hotel where externalid=&quot;;REPLACE([.A487];1;9;&quot;&quot;);&quot;)&quot;)" office:value-type="string" office:string-value="(select id from hotel where externalid=78609)" calcext:value-type="string">
            <text:p>(select id from hotel where externalid=78609)</text:p>
          </table:table-cell>
          <table:table-cell table:formula="of:=CONCATENATE(&quot;insert into public.address(country_id,settlementpart,streetpart,externalid) values((select id from public.country where name_ru='&quot;;[.F487];&quot;'),'&quot;;[.G487];&quot;','&quot; ;[.H487];&quot;',&quot;;REPLACE([.A487];1;9;&quot;&quot;);&quot;);&quot;)" office:value-type="string" office:string-value="insert into public.address(country_id,settlementpart,streetpart,externalid) values((select id from public.country where name_ru='Турция'),'Аланья','Buyukyer Sok. Ataturk Cad.Antalya /Payallar',78609);" calcext:value-type="string">
            <text:p>insert into public.address(country_id,settlementpart,streetpart,externalid) values((select id from public.country where name_ru='Турция'),'Аланья','Buyukyer Sok. Ataturk Cad.Antalya /Payallar',78609);</text:p>
          </table:table-cell>
          <table:table-cell/>
        </table:table-row>
        <table:table-row table:style-name="ro1">
          <table:table-cell office:value-type="string" calcext:value-type="string">
            <text:p>/hotel/al146219</text:p>
          </table:table-cell>
          <table:table-cell office:value-type="string" calcext:value-type="string">
            <text:p>Botanik Resort Hotel 4*</text:p>
          </table:table-cell>
          <table:table-cell office:value-type="string" calcext:value-type="string">
            <text:p>Турция, Средиземноморский регион, Кемер</text:p>
          </table:table-cell>
          <table:table-cell office:value-type="string" calcext:value-type="string">
            <text:p>Гостиница, Пляжный, через дорогу, Городской, цен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ATATURK BULVARI YENI MAH.07980 KEMER</text:p>
          </table:table-cell>
          <table:table-cell office:value-type="string" calcext:value-type="string">
            <text:p>0242 814 21 10</text:p>
          </table:table-cell>
          <table:table-cell office:value-type="float" office:value="8142115" calcext:value-type="float">
            <text:p>8142115</text:p>
          </table:table-cell>
          <table:table-cell office:value-type="string" calcext:value-type="string">
            <text:p>www.botanikresort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88];&quot;','&quot;;[.C488];&quot;','&quot;;[.I488];&quot;','&quot;;[.J488];&quot;','&quot;;[.K488];&quot;','','&quot;;[.D488];&quot;','&quot;;[.L488];&quot;','&quot;;[.M488];&quot;',&quot;;[.E488];&quot;,true,(select id from public.address where externalid=&quot;;REPLACE([.A488];1;9;&quot;&quot;);&quot;));&quot;)" office:value-type="string" office:string-value="insert into public.hotel(name, place, phone,fax,site,email,descr,vk,fb,stars,published,address_id) values('Botanik Resort Hotel 4*','Турция, Средиземноморский регион, Кемер','0242 814 21 10','8142115','www.botanikresorthotel.com','','Гостиница, Пляжный, через дорогу, Городской, центр','','',4,true,(select id from public.address where externalid=146219));" calcext:value-type="string">
            <text:p>insert into public.hotel(name, place, phone,fax,site,email,descr,vk,fb,stars,published,address_id) values('Botanik Resort Hotel 4*','Турция, Средиземноморский регион, Кемер','0242 814 21 10','8142115','www.botanikresorthotel.com','','Гостиница, Пляжный, через дорогу, Городской, центр','','',4,true,(select id from public.address where externalid=146219));</text:p>
          </table:table-cell>
          <table:table-cell table:formula="of:=CONCATENATE(&quot;(select id from hotel where externalid=&quot;;REPLACE([.A488];1;9;&quot;&quot;);&quot;)&quot;)" office:value-type="string" office:string-value="(select id from hotel where externalid=146219)" calcext:value-type="string">
            <text:p>(select id from hotel where externalid=146219)</text:p>
          </table:table-cell>
          <table:table-cell table:formula="of:=CONCATENATE(&quot;insert into public.address(country_id,settlementpart,streetpart,externalid) values((select id from public.country where name_ru='&quot;;[.F488];&quot;'),'&quot;;[.G488];&quot;','&quot; ;[.H488];&quot;',&quot;;REPLACE([.A488];1;9;&quot;&quot;);&quot;);&quot;)" office:value-type="string" office:string-value="insert into public.address(country_id,settlementpart,streetpart,externalid) values((select id from public.country where name_ru='Турция'),'Кемер','ATATURK BULVARI YENI MAH.07980 KEMER',146219);" calcext:value-type="string">
            <text:p>insert into public.address(country_id,settlementpart,streetpart,externalid) values((select id from public.country where name_ru='Турция'),'Кемер','ATATURK BULVARI YENI MAH.07980 KEMER',146219);</text:p>
          </table:table-cell>
          <table:table-cell/>
        </table:table-row>
        <table:table-row table:style-name="ro1">
          <table:table-cell office:value-type="string" calcext:value-type="string">
            <text:p>/hotel/al5631</text:p>
          </table:table-cell>
          <table:table-cell office:value-type="string" calcext:value-type="string">
            <text:p>Mitsis Rinela Beach Resort &amp; Spa 5*</text:p>
          </table:table-cell>
          <table:table-cell office:value-type="string" calcext:value-type="string">
            <text:p>Греция, Крит о., Коккини Хани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Крит о.</text:p>
          </table:table-cell>
          <table:table-cell office:value-type="string" calcext:value-type="string">
            <text:p>Kokkini Xani, Crete</text:p>
          </table:table-cell>
          <table:table-cell office:value-type="string" calcext:value-type="string">
            <text:p>+30 2810 761713</text:p>
          </table:table-cell>
          <table:table-cell office:value-type="string" calcext:value-type="string">
            <text:p>+30 2810 761796</text:p>
          </table:table-cell>
          <table:table-cell office:value-type="string" calcext:value-type="string">
            <text:p>rinela.mitsis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89];&quot;','&quot;;[.C489];&quot;','&quot;;[.I489];&quot;','&quot;;[.J489];&quot;','&quot;;[.K489];&quot;','','&quot;;[.D489];&quot;','&quot;;[.L489];&quot;','&quot;;[.M489];&quot;',&quot;;[.E489];&quot;,true,(select id from public.address where externalid=&quot;;REPLACE([.A489];1;9;&quot;&quot;);&quot;));&quot;)" office:value-type="string" office:string-value="insert into public.hotel(name, place, phone,fax,site,email,descr,vk,fb,stars,published,address_id) values('Mitsis Rinela Beach Resort &amp; Spa 5*','Греция, Крит о., Коккини Хани','+30 2810 761713','+30 2810 761796','rinela.mitsishotels.com','','Гостиничный комплекс, Пляжный, 1-я линия от моря','','',5,true,(select id from public.address where externalid=5631));" calcext:value-type="string">
            <text:p>insert into public.hotel(name, place, phone,fax,site,email,descr,vk,fb,stars,published,address_id) values('Mitsis Rinela Beach Resort &amp; Spa 5*','Греция, Крит о., Коккини Хани','+30 2810 761713','+30 2810 761796','rinela.mitsishotels.com','','Гостиничный комплекс, Пляжный, 1-я линия от моря','','',5,true,(select id from public.address where externalid=5631));</text:p>
          </table:table-cell>
          <table:table-cell table:formula="of:=CONCATENATE(&quot;(select id from hotel where externalid=&quot;;REPLACE([.A489];1;9;&quot;&quot;);&quot;)&quot;)" office:value-type="string" office:string-value="(select id from hotel where externalid=5631)" calcext:value-type="string">
            <text:p>(select id from hotel where externalid=5631)</text:p>
          </table:table-cell>
          <table:table-cell table:formula="of:=CONCATENATE(&quot;insert into public.address(country_id,settlementpart,streetpart,externalid) values((select id from public.country where name_ru='&quot;;[.F489];&quot;'),'&quot;;[.G489];&quot;','&quot; ;[.H489];&quot;',&quot;;REPLACE([.A489];1;9;&quot;&quot;);&quot;);&quot;)" office:value-type="string" office:string-value="insert into public.address(country_id,settlementpart,streetpart,externalid) values((select id from public.country where name_ru='Греция'),'Крит о.','Kokkini Xani, Crete',5631);" calcext:value-type="string">
            <text:p>insert into public.address(country_id,settlementpart,streetpart,externalid) values((select id from public.country where name_ru='Греция'),'Крит о.','Kokkini Xani, Crete',5631);</text:p>
          </table:table-cell>
          <table:table-cell/>
        </table:table-row>
        <table:table-row table:style-name="ro1">
          <table:table-cell office:value-type="string" calcext:value-type="string">
            <text:p>/hotel/al32104</text:p>
          </table:table-cell>
          <table:table-cell office:value-type="string" calcext:value-type="string">
            <text:p>Maya World Belek 4*</text:p>
          </table:table-cell>
          <table:table-cell office:value-type="string" calcext:value-type="string">
            <text:p>Турция, Средиземноморский регион, Белек, Кадрие</text:p>
          </table:table-cell>
          <table:table-cell office:value-type="string" calcext:value-type="string">
            <text:p>Гостиница, Пляжный, 3-я линия от моря, Загородный, близк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/>
          <table:table-cell office:value-type="string" calcext:value-type="string">
            <text:p>+90 242 725 60 70</text:p>
          </table:table-cell>
          <table:table-cell office:value-type="string" calcext:value-type="string">
            <text:p>+90 242 725 60 90</text:p>
          </table:table-cell>
          <table:table-cell office:value-type="string" calcext:value-type="string">
            <text:p>www.mayahotels.com.tr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90];&quot;','&quot;;[.C490];&quot;','&quot;;[.I490];&quot;','&quot;;[.J490];&quot;','&quot;;[.K490];&quot;','','&quot;;[.D490];&quot;','&quot;;[.L490];&quot;','&quot;;[.M490];&quot;',&quot;;[.E490];&quot;,true,(select id from public.address where externalid=&quot;;REPLACE([.A490];1;9;&quot;&quot;);&quot;));&quot;)" office:value-type="string" office:string-value="insert into public.hotel(name, place, phone,fax,site,email,descr,vk,fb,stars,published,address_id) values('Maya World Belek 4*','Турция, Средиземноморский регион, Белек, Кадрие','+90 242 725 60 70','+90 242 725 60 90','www.mayahotels.com.tr','','Гостиница, Пляжный, 3-я линия от моря, Загородный, близко','','',4,true,(select id from public.address where externalid=32104));" calcext:value-type="string">
            <text:p>insert into public.hotel(name, place, phone,fax,site,email,descr,vk,fb,stars,published,address_id) values('Maya World Belek 4*','Турция, Средиземноморский регион, Белек, Кадрие','+90 242 725 60 70','+90 242 725 60 90','www.mayahotels.com.tr','','Гостиница, Пляжный, 3-я линия от моря, Загородный, близко','','',4,true,(select id from public.address where externalid=32104));</text:p>
          </table:table-cell>
          <table:table-cell table:formula="of:=CONCATENATE(&quot;(select id from hotel where externalid=&quot;;REPLACE([.A490];1;9;&quot;&quot;);&quot;)&quot;)" office:value-type="string" office:string-value="(select id from hotel where externalid=32104)" calcext:value-type="string">
            <text:p>(select id from hotel where externalid=32104)</text:p>
          </table:table-cell>
          <table:table-cell table:formula="of:=CONCATENATE(&quot;insert into public.address(country_id,settlementpart,streetpart,externalid) values((select id from public.country where name_ru='&quot;;[.F490];&quot;'),'&quot;;[.G490];&quot;','&quot; ;[.H490];&quot;',&quot;;REPLACE([.A490];1;9;&quot;&quot;);&quot;);&quot;)" office:value-type="string" office:string-value="insert into public.address(country_id,settlementpart,streetpart,externalid) values((select id from public.country where name_ru='Турция'),'Белек','',32104);" calcext:value-type="string">
            <text:p>insert into public.address(country_id,settlementpart,streetpart,externalid) values((select id from public.country where name_ru='Турция'),'Белек','',32104);</text:p>
          </table:table-cell>
          <table:table-cell/>
        </table:table-row>
        <table:table-row table:style-name="ro1">
          <table:table-cell office:value-type="string" calcext:value-type="string">
            <text:p>/hotel/al28656</text:p>
          </table:table-cell>
          <table:table-cell office:value-type="string" calcext:value-type="string">
            <text:p>Ozkaymak Alaaddin (закрыт) 4*</text:p>
          </table:table-cell>
          <table:table-cell office:value-type="string" calcext:value-type="string">
            <text:p>Турция, Средиземноморский регион, Аланья</text:p>
          </table:table-cell>
          <table:table-cell office:value-type="string" calcext:value-type="string">
            <text:p>Гостиница, Пляжный, 1-я линия от моря, Загородный, рядо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Алания, Авсаллар</text:p>
          </table:table-cell>
          <table:table-cell office:value-type="string" calcext:value-type="string">
            <text:p>(242) 517 44 60</text:p>
          </table:table-cell>
          <table:table-cell office:value-type="string" calcext:value-type="string">
            <text:p>(242) 517 44 65</text:p>
          </table:table-cell>
          <table:table-cell office:value-type="string" calcext:value-type="string">
            <text:p>www.ozkaymak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91];&quot;','&quot;;[.C491];&quot;','&quot;;[.I491];&quot;','&quot;;[.J491];&quot;','&quot;;[.K491];&quot;','','&quot;;[.D491];&quot;','&quot;;[.L491];&quot;','&quot;;[.M491];&quot;',&quot;;[.E491];&quot;,true,(select id from public.address where externalid=&quot;;REPLACE([.A491];1;9;&quot;&quot;);&quot;));&quot;)" office:value-type="string" office:string-value="insert into public.hotel(name, place, phone,fax,site,email,descr,vk,fb,stars,published,address_id) values('Ozkaymak Alaaddin (закрыт) 4*','Турция, Средиземноморский регион, Аланья','(242) 517 44 60','(242) 517 44 65','www.ozkaymakotels.com','','Гостиница, Пляжный, 1-я линия от моря, Загородный, рядом','','',4,true,(select id from public.address where externalid=28656));" calcext:value-type="string">
            <text:p>insert into public.hotel(name, place, phone,fax,site,email,descr,vk,fb,stars,published,address_id) values('Ozkaymak Alaaddin (закрыт) 4*','Турция, Средиземноморский регион, Аланья','(242) 517 44 60','(242) 517 44 65','www.ozkaymakotels.com','','Гостиница, Пляжный, 1-я линия от моря, Загородный, рядом','','',4,true,(select id from public.address where externalid=28656));</text:p>
          </table:table-cell>
          <table:table-cell table:formula="of:=CONCATENATE(&quot;(select id from hotel where externalid=&quot;;REPLACE([.A491];1;9;&quot;&quot;);&quot;)&quot;)" office:value-type="string" office:string-value="(select id from hotel where externalid=28656)" calcext:value-type="string">
            <text:p>(select id from hotel where externalid=28656)</text:p>
          </table:table-cell>
          <table:table-cell table:formula="of:=CONCATENATE(&quot;insert into public.address(country_id,settlementpart,streetpart,externalid) values((select id from public.country where name_ru='&quot;;[.F491];&quot;'),'&quot;;[.G491];&quot;','&quot; ;[.H491];&quot;',&quot;;REPLACE([.A491];1;9;&quot;&quot;);&quot;);&quot;)" office:value-type="string" office:string-value="insert into public.address(country_id,settlementpart,streetpart,externalid) values((select id from public.country where name_ru='Турция'),'Аланья','Алания, Авсаллар',28656);" calcext:value-type="string">
            <text:p>insert into public.address(country_id,settlementpart,streetpart,externalid) values((select id from public.country where name_ru='Турция'),'Аланья','Алания, Авсаллар',28656);</text:p>
          </table:table-cell>
          <table:table-cell/>
        </table:table-row>
        <table:table-row table:style-name="ro1">
          <table:table-cell office:value-type="string" calcext:value-type="string">
            <text:p>/hotel/al103</text:p>
          </table:table-cell>
          <table:table-cell office:value-type="string" calcext:value-type="string">
            <text:p>Jasmine Village 3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Коттеджный комплекс, Пляжный, через дорог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17 K.M Village road, Hurghada Red Sea, Egypt</text:p>
          </table:table-cell>
          <table:table-cell office:value-type="string" calcext:value-type="string">
            <text:p>+2 065 3460460/1/2</text:p>
          </table:table-cell>
          <table:table-cell office:value-type="string" calcext:value-type="string">
            <text:p>+2 065 3460459</text:p>
          </table:table-cell>
          <table:table-cell office:value-type="string" calcext:value-type="string">
            <text:p>www.jasminevillage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92];&quot;','&quot;;[.C492];&quot;','&quot;;[.I492];&quot;','&quot;;[.J492];&quot;','&quot;;[.K492];&quot;','','&quot;;[.D492];&quot;','&quot;;[.L492];&quot;','&quot;;[.M492];&quot;',&quot;;[.E492];&quot;,true,(select id from public.address where externalid=&quot;;REPLACE([.A492];1;9;&quot;&quot;);&quot;));&quot;)" office:value-type="string" office:string-value="insert into public.hotel(name, place, phone,fax,site,email,descr,vk,fb,stars,published,address_id) values('Jasmine Village 3*','Египет, Мухафаза Красное Море, Хургада','+2 065 3460460/1/2','+2 065 3460459','www.jasminevillage.com','','Коттеджный комплекс, Пляжный, через дорогу','','',3,true,(select id from public.address where externalid=103));" calcext:value-type="string">
            <text:p>insert into public.hotel(name, place, phone,fax,site,email,descr,vk,fb,stars,published,address_id) values('Jasmine Village 3*','Египет, Мухафаза Красное Море, Хургада','+2 065 3460460/1/2','+2 065 3460459','www.jasminevillage.com','','Коттеджный комплекс, Пляжный, через дорогу','','',3,true,(select id from public.address where externalid=103));</text:p>
          </table:table-cell>
          <table:table-cell table:formula="of:=CONCATENATE(&quot;(select id from hotel where externalid=&quot;;REPLACE([.A492];1;9;&quot;&quot;);&quot;)&quot;)" office:value-type="string" office:string-value="(select id from hotel where externalid=103)" calcext:value-type="string">
            <text:p>(select id from hotel where externalid=103)</text:p>
          </table:table-cell>
          <table:table-cell table:formula="of:=CONCATENATE(&quot;insert into public.address(country_id,settlementpart,streetpart,externalid) values((select id from public.country where name_ru='&quot;;[.F492];&quot;'),'&quot;;[.G492];&quot;','&quot; ;[.H492];&quot;',&quot;;REPLACE([.A492];1;9;&quot;&quot;);&quot;);&quot;)" office:value-type="string" office:string-value="insert into public.address(country_id,settlementpart,streetpart,externalid) values((select id from public.country where name_ru='Египет'),'Хургада','17 K.M Village road, Hurghada Red Sea, Egypt',103);" calcext:value-type="string">
            <text:p>insert into public.address(country_id,settlementpart,streetpart,externalid) values((select id from public.country where name_ru='Египет'),'Хургада','17 K.M Village road, Hurghada Red Sea, Egypt',103);</text:p>
          </table:table-cell>
          <table:table-cell/>
        </table:table-row>
        <table:table-row table:style-name="ro1">
          <table:table-cell office:value-type="string" calcext:value-type="string">
            <text:p>/hotel/al100077</text:p>
          </table:table-cell>
          <table:table-cell office:value-type="string" calcext:value-type="string">
            <text:p>TUI FUN&amp;SUN River Resort Belek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Клубный отель, Пляжный, 3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Kadriye Mah. Canada Cad. no:2 Kadriye/Belek /Antalya</text:p>
          </table:table-cell>
          <table:table-cell office:value-type="string" calcext:value-type="string">
            <text:p>+90 242 725 56 73</text:p>
          </table:table-cell>
          <table:table-cell office:value-type="string" calcext:value-type="string">
            <text:p>+90 242 725 56 74</text:p>
          </table:table-cell>
          <table:table-cell office:value-type="string" calcext:value-type="string">
            <text:p>www.larissa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93];&quot;','&quot;;[.C493];&quot;','&quot;;[.I493];&quot;','&quot;;[.J493];&quot;','&quot;;[.K493];&quot;','','&quot;;[.D493];&quot;','&quot;;[.L493];&quot;','&quot;;[.M493];&quot;',&quot;;[.E493];&quot;,true,(select id from public.address where externalid=&quot;;REPLACE([.A493];1;9;&quot;&quot;);&quot;));&quot;)" office:value-type="string" office:string-value="insert into public.hotel(name, place, phone,fax,site,email,descr,vk,fb,stars,published,address_id) values('TUI FUN&amp;SUN River Resort Belek 5*','Турция, Средиземноморский регион, Белек','+90 242 725 56 73','+90 242 725 56 74','www.larissahotels.com','','Клубный отель, Пляжный, 3-я линия от моря','','',5,true,(select id from public.address where externalid=100077));" calcext:value-type="string">
            <text:p>insert into public.hotel(name, place, phone,fax,site,email,descr,vk,fb,stars,published,address_id) values('TUI FUN&amp;SUN River Resort Belek 5*','Турция, Средиземноморский регион, Белек','+90 242 725 56 73','+90 242 725 56 74','www.larissahotels.com','','Клубный отель, Пляжный, 3-я линия от моря','','',5,true,(select id from public.address where externalid=100077));</text:p>
          </table:table-cell>
          <table:table-cell table:formula="of:=CONCATENATE(&quot;(select id from hotel where externalid=&quot;;REPLACE([.A493];1;9;&quot;&quot;);&quot;)&quot;)" office:value-type="string" office:string-value="(select id from hotel where externalid=100077)" calcext:value-type="string">
            <text:p>(select id from hotel where externalid=100077)</text:p>
          </table:table-cell>
          <table:table-cell table:formula="of:=CONCATENATE(&quot;insert into public.address(country_id,settlementpart,streetpart,externalid) values((select id from public.country where name_ru='&quot;;[.F493];&quot;'),'&quot;;[.G493];&quot;','&quot; ;[.H493];&quot;',&quot;;REPLACE([.A493];1;9;&quot;&quot;);&quot;);&quot;)" office:value-type="string" office:string-value="insert into public.address(country_id,settlementpart,streetpart,externalid) values((select id from public.country where name_ru='Турция'),'Белек','Kadriye Mah. Canada Cad. no:2 Kadriye/Belek /Antalya',100077);" calcext:value-type="string">
            <text:p>insert into public.address(country_id,settlementpart,streetpart,externalid) values((select id from public.country where name_ru='Турция'),'Белек','Kadriye Mah. Canada Cad. no:2 Kadriye/Belek /Antalya',100077);</text:p>
          </table:table-cell>
          <table:table-cell/>
        </table:table-row>
        <table:table-row table:style-name="ro1">
          <table:table-cell office:value-type="string" calcext:value-type="string">
            <text:p>/hotel/al5662</text:p>
          </table:table-cell>
          <table:table-cell office:value-type="string" calcext:value-type="string">
            <text:p>Aska Bayview Resort 4*</text:p>
          </table:table-cell>
          <table:table-cell office:value-type="string" calcext:value-type="string">
            <text:p>Турция, Средиземноморский регион, Аланья, Инджекум</text:p>
          </table:table-cell>
          <table:table-cell office:value-type="string" calcext:value-type="string">
            <text:p>Гостиница, Пляжный, 1-я линия от моря, Загородный, близк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ланья</text:p>
          </table:table-cell>
          <table:table-cell office:value-type="string" calcext:value-type="string">
            <text:p>Incekum Kasabasi Alanya, ANTALYA</text:p>
          </table:table-cell>
          <table:table-cell office:value-type="string" calcext:value-type="string">
            <text:p>0090 242 532 1 532</text:p>
          </table:table-cell>
          <table:table-cell office:value-type="string" calcext:value-type="string">
            <text:p>0090 242 532 1 631</text:p>
          </table:table-cell>
          <table:table-cell office:value-type="string" calcext:value-type="string">
            <text:p>www.askahotels.com</text:p>
          </table:table-cell>
          <table:table-cell/>
          <table:table-cell office:value-type="string" calcext:value-type="string">
            <text:p>https://www.facebook.com/askahotels</text:p>
          </table:table-cell>
          <table:table-cell table:formula="of:=CONCATENATE(&quot;insert into public.hotel(name, place, phone,fax,site,email,descr,vk,fb,stars,published,address_id) values('&quot;;[.B494];&quot;','&quot;;[.C494];&quot;','&quot;;[.I494];&quot;','&quot;;[.J494];&quot;','&quot;;[.K494];&quot;','','&quot;;[.D494];&quot;','&quot;;[.L494];&quot;','&quot;;[.M494];&quot;',&quot;;[.E494];&quot;,true,(select id from public.address where externalid=&quot;;REPLACE([.A494];1;9;&quot;&quot;);&quot;));&quot;)" office:value-type="string" office:string-value="insert into public.hotel(name, place, phone,fax,site,email,descr,vk,fb,stars,published,address_id) values('Aska Bayview Resort 4*','Турция, Средиземноморский регион, Аланья, Инджекум','0090 242 532 1 532','0090 242 532 1 631','www.askahotels.com','','Гостиница, Пляжный, 1-я линия от моря, Загородный, близко','','https://www.facebook.com/askahotels',4,true,(select id from public.address where externalid=5662));" calcext:value-type="string">
            <text:p>insert into public.hotel(name, place, phone,fax,site,email,descr,vk,fb,stars,published,address_id) values('Aska Bayview Resort 4*','Турция, Средиземноморский регион, Аланья, Инджекум','0090 242 532 1 532','0090 242 532 1 631','www.askahotels.com','','Гостиница, Пляжный, 1-я линия от моря, Загородный, близко','','https://www.facebook.com/askahotels',4,true,(select id from public.address where externalid=5662));</text:p>
          </table:table-cell>
          <table:table-cell table:formula="of:=CONCATENATE(&quot;(select id from hotel where externalid=&quot;;REPLACE([.A494];1;9;&quot;&quot;);&quot;)&quot;)" office:value-type="string" office:string-value="(select id from hotel where externalid=5662)" calcext:value-type="string">
            <text:p>(select id from hotel where externalid=5662)</text:p>
          </table:table-cell>
          <table:table-cell table:formula="of:=CONCATENATE(&quot;insert into public.address(country_id,settlementpart,streetpart,externalid) values((select id from public.country where name_ru='&quot;;[.F494];&quot;'),'&quot;;[.G494];&quot;','&quot; ;[.H494];&quot;',&quot;;REPLACE([.A494];1;9;&quot;&quot;);&quot;);&quot;)" office:value-type="string" office:string-value="insert into public.address(country_id,settlementpart,streetpart,externalid) values((select id from public.country where name_ru='Турция'),'Аланья','Incekum Kasabasi Alanya, ANTALYA',5662);" calcext:value-type="string">
            <text:p>insert into public.address(country_id,settlementpart,streetpart,externalid) values((select id from public.country where name_ru='Турция'),'Аланья','Incekum Kasabasi Alanya, ANTALYA',5662);</text:p>
          </table:table-cell>
          <table:table-cell/>
        </table:table-row>
        <table:table-row table:style-name="ro1">
          <table:table-cell office:value-type="string" calcext:value-type="string">
            <text:p>/hotel/al30470</text:p>
          </table:table-cell>
          <table:table-cell office:value-type="string" calcext:value-type="string">
            <text:p>Smartline Skanes Serail 4*</text:p>
          </table:table-cell>
          <table:table-cell office:value-type="string" calcext:value-type="string">
            <text:p>Тунис, Вилайет Монастир, Монастир, Сканес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нис</text:p>
          </table:table-cell>
          <table:table-cell office:value-type="string" calcext:value-type="string">
            <text:p>Монастир</text:p>
          </table:table-cell>
          <table:table-cell office:value-type="string" calcext:value-type="string">
            <text:p>PB 23 - 5065 Skanes Monastir - Tunisia</text:p>
          </table:table-cell>
          <table:table-cell office:value-type="string" calcext:value-type="string">
            <text:p>+216 73 520 240</text:p>
          </table:table-cell>
          <table:table-cell office:value-type="string" calcext:value-type="string">
            <text:p>+216 73 520 234</text:p>
          </table:table-cell>
          <table:table-cell office:value-type="string" calcext:value-type="string">
            <text:p>skanesserail.tn</text:p>
          </table:table-cell>
          <table:table-cell/>
          <table:table-cell office:value-type="string" calcext:value-type="string">
            <text:p>https://www.facebook.com/SkanesSerail2/?hc_ref=SEARCH&amp;fref=nf</text:p>
          </table:table-cell>
          <table:table-cell table:formula="of:=CONCATENATE(&quot;insert into public.hotel(name, place, phone,fax,site,email,descr,vk,fb,stars,published,address_id) values('&quot;;[.B495];&quot;','&quot;;[.C495];&quot;','&quot;;[.I495];&quot;','&quot;;[.J495];&quot;','&quot;;[.K495];&quot;','','&quot;;[.D495];&quot;','&quot;;[.L495];&quot;','&quot;;[.M495];&quot;',&quot;;[.E495];&quot;,true,(select id from public.address where externalid=&quot;;REPLACE([.A495];1;9;&quot;&quot;);&quot;));&quot;)" office:value-type="string" office:string-value="insert into public.hotel(name, place, phone,fax,site,email,descr,vk,fb,stars,published,address_id) values('Smartline Skanes Serail 4*','Тунис, Вилайет Монастир, Монастир, Сканес','+216 73 520 240','+216 73 520 234','skanesserail.tn','','Гостиница, Пляжный, 1-я линия от моря','','https://www.facebook.com/SkanesSerail2/?hc_ref=SEARCH&amp;fref=nf',4,true,(select id from public.address where externalid=30470));" calcext:value-type="string">
            <text:p>insert into public.hotel(name, place, phone,fax,site,email,descr,vk,fb,stars,published,address_id) values('Smartline Skanes Serail 4*','Тунис, Вилайет Монастир, Монастир, Сканес','+216 73 520 240','+216 73 520 234','skanesserail.tn','','Гостиница, Пляжный, 1-я линия от моря','','https://www.facebook.com/SkanesSerail2/?hc_ref=SEARCH&amp;fref=nf',4,true,(select id from public.address where externalid=30470));</text:p>
          </table:table-cell>
          <table:table-cell table:formula="of:=CONCATENATE(&quot;(select id from hotel where externalid=&quot;;REPLACE([.A495];1;9;&quot;&quot;);&quot;)&quot;)" office:value-type="string" office:string-value="(select id from hotel where externalid=30470)" calcext:value-type="string">
            <text:p>(select id from hotel where externalid=30470)</text:p>
          </table:table-cell>
          <table:table-cell table:formula="of:=CONCATENATE(&quot;insert into public.address(country_id,settlementpart,streetpart,externalid) values((select id from public.country where name_ru='&quot;;[.F495];&quot;'),'&quot;;[.G495];&quot;','&quot; ;[.H495];&quot;',&quot;;REPLACE([.A495];1;9;&quot;&quot;);&quot;);&quot;)" office:value-type="string" office:string-value="insert into public.address(country_id,settlementpart,streetpart,externalid) values((select id from public.country where name_ru='Тунис'),'Монастир','PB 23 - 5065 Skanes Monastir - Tunisia',30470);" calcext:value-type="string">
            <text:p>insert into public.address(country_id,settlementpart,streetpart,externalid) values((select id from public.country where name_ru='Тунис'),'Монастир','PB 23 - 5065 Skanes Monastir - Tunisia',30470);</text:p>
          </table:table-cell>
          <table:table-cell/>
        </table:table-row>
        <table:table-row table:style-name="ro1">
          <table:table-cell office:value-type="string" calcext:value-type="string">
            <text:p>/hotel/al28086</text:p>
          </table:table-cell>
          <table:table-cell office:value-type="string" calcext:value-type="string">
            <text:p>SUSESI Luxury Resort 5*</text:p>
          </table:table-cell>
          <table:table-cell office:value-type="string" calcext:value-type="string">
            <text:p>Турция, Средиземноморский регион, Белек</text:p>
          </table:table-cell>
          <table:table-cell office:value-type="string" calcext:value-type="string">
            <text:p>СПА-отель, Пляжный, 1-я линия от моря, Загородный, близк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ек</text:p>
          </table:table-cell>
          <table:table-cell office:value-type="string" calcext:value-type="string">
            <text:p>ISKELE MEVKII, BELEK - ANTALYA - TURKEY</text:p>
          </table:table-cell>
          <table:table-cell office:value-type="float" office:value="902427102400" calcext:value-type="float">
            <text:p>902427102400</text:p>
          </table:table-cell>
          <table:table-cell office:value-type="float" office:value="902427153399" calcext:value-type="float">
            <text:p>902427153399</text:p>
          </table:table-cell>
          <table:table-cell office:value-type="string" calcext:value-type="string">
            <text:p>www.susesihotel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96];&quot;','&quot;;[.C496];&quot;','&quot;;[.I496];&quot;','&quot;;[.J496];&quot;','&quot;;[.K496];&quot;','','&quot;;[.D496];&quot;','&quot;;[.L496];&quot;','&quot;;[.M496];&quot;',&quot;;[.E496];&quot;,true,(select id from public.address where externalid=&quot;;REPLACE([.A496];1;9;&quot;&quot;);&quot;));&quot;)" office:value-type="string" office:string-value="insert into public.hotel(name, place, phone,fax,site,email,descr,vk,fb,stars,published,address_id) values('SUSESI Luxury Resort 5*','Турция, Средиземноморский регион, Белек','902427102400','902427153399','www.susesihotel.com','','СПА-отель, Пляжный, 1-я линия от моря, Загородный, близко','','',5,true,(select id from public.address where externalid=28086));" calcext:value-type="string">
            <text:p>insert into public.hotel(name, place, phone,fax,site,email,descr,vk,fb,stars,published,address_id) values('SUSESI Luxury Resort 5*','Турция, Средиземноморский регион, Белек','902427102400','902427153399','www.susesihotel.com','','СПА-отель, Пляжный, 1-я линия от моря, Загородный, близко','','',5,true,(select id from public.address where externalid=28086));</text:p>
          </table:table-cell>
          <table:table-cell table:formula="of:=CONCATENATE(&quot;(select id from hotel where externalid=&quot;;REPLACE([.A496];1;9;&quot;&quot;);&quot;)&quot;)" office:value-type="string" office:string-value="(select id from hotel where externalid=28086)" calcext:value-type="string">
            <text:p>(select id from hotel where externalid=28086)</text:p>
          </table:table-cell>
          <table:table-cell table:formula="of:=CONCATENATE(&quot;insert into public.address(country_id,settlementpart,streetpart,externalid) values((select id from public.country where name_ru='&quot;;[.F496];&quot;'),'&quot;;[.G496];&quot;','&quot; ;[.H496];&quot;',&quot;;REPLACE([.A496];1;9;&quot;&quot;);&quot;);&quot;)" office:value-type="string" office:string-value="insert into public.address(country_id,settlementpart,streetpart,externalid) values((select id from public.country where name_ru='Турция'),'Белек','ISKELE MEVKII, BELEK - ANTALYA - TURKEY',28086);" calcext:value-type="string">
            <text:p>insert into public.address(country_id,settlementpart,streetpart,externalid) values((select id from public.country where name_ru='Турция'),'Белек','ISKELE MEVKII, BELEK - ANTALYA - TURKEY',28086);</text:p>
          </table:table-cell>
          <table:table-cell/>
        </table:table-row>
        <table:table-row table:style-name="ro1">
          <table:table-cell office:value-type="string" calcext:value-type="string">
            <text:p>/hotel/al21826</text:p>
          </table:table-cell>
          <table:table-cell office:value-type="string" calcext:value-type="string">
            <text:p>Tropitel Naama Bay 5*</text:p>
          </table:table-cell>
          <table:table-cell office:value-type="string" calcext:value-type="string">
            <text:p>Египет, Мухафаза Южный Синай, Шарм-Эль-Шейх, Наама Бей</text:p>
          </table:table-cell>
          <table:table-cell office:value-type="string" calcext:value-type="string">
            <text:p>Гостиничный комплекс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. O. Box 61 Sharm El Sheikh, South Sinai Egypt.</text:p>
          </table:table-cell>
          <table:table-cell office:value-type="string" calcext:value-type="string">
            <text:p>(002) 069-360-0570</text:p>
          </table:table-cell>
          <table:table-cell office:value-type="string" calcext:value-type="string">
            <text:p>(002) 069-360-1580</text:p>
          </table:table-cell>
          <table:table-cell office:value-type="string" calcext:value-type="string">
            <text:p>www.tropitelhotels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97];&quot;','&quot;;[.C497];&quot;','&quot;;[.I497];&quot;','&quot;;[.J497];&quot;','&quot;;[.K497];&quot;','','&quot;;[.D497];&quot;','&quot;;[.L497];&quot;','&quot;;[.M497];&quot;',&quot;;[.E497];&quot;,true,(select id from public.address where externalid=&quot;;REPLACE([.A497];1;9;&quot;&quot;);&quot;));&quot;)" office:value-type="string" office:string-value="insert into public.hotel(name, place, phone,fax,site,email,descr,vk,fb,stars,published,address_id) values('Tropitel Naama Bay 5*','Египет, Мухафаза Южный Синай, Шарм-Эль-Шейх, Наама Бей','(002) 069-360-0570','(002) 069-360-1580','www.tropitelhotels.com','','Гостиничный комплекс, Пляжный, 2-я линия от моря','','',5,true,(select id from public.address where externalid=21826));" calcext:value-type="string">
            <text:p>insert into public.hotel(name, place, phone,fax,site,email,descr,vk,fb,stars,published,address_id) values('Tropitel Naama Bay 5*','Египет, Мухафаза Южный Синай, Шарм-Эль-Шейх, Наама Бей','(002) 069-360-0570','(002) 069-360-1580','www.tropitelhotels.com','','Гостиничный комплекс, Пляжный, 2-я линия от моря','','',5,true,(select id from public.address where externalid=21826));</text:p>
          </table:table-cell>
          <table:table-cell table:formula="of:=CONCATENATE(&quot;(select id from hotel where externalid=&quot;;REPLACE([.A497];1;9;&quot;&quot;);&quot;)&quot;)" office:value-type="string" office:string-value="(select id from hotel where externalid=21826)" calcext:value-type="string">
            <text:p>(select id from hotel where externalid=21826)</text:p>
          </table:table-cell>
          <table:table-cell table:formula="of:=CONCATENATE(&quot;insert into public.address(country_id,settlementpart,streetpart,externalid) values((select id from public.country where name_ru='&quot;;[.F497];&quot;'),'&quot;;[.G497];&quot;','&quot; ;[.H497];&quot;',&quot;;REPLACE([.A497];1;9;&quot;&quot;);&quot;);&quot;)" office:value-type="string" office:string-value="insert into public.address(country_id,settlementpart,streetpart,externalid) values((select id from public.country where name_ru='Египет'),'Шарм-Эль-Шейх','P. O. Box 61 Sharm El Sheikh, South Sinai Egypt.',21826);" calcext:value-type="string">
            <text:p>insert into public.address(country_id,settlementpart,streetpart,externalid) values((select id from public.country where name_ru='Египет'),'Шарм-Эль-Шейх','P. O. Box 61 Sharm El Sheikh, South Sinai Egypt.',21826);</text:p>
          </table:table-cell>
          <table:table-cell/>
        </table:table-row>
        <table:table-row table:style-name="ro1">
          <table:table-cell office:value-type="string" calcext:value-type="string">
            <text:p>/hotel/al811</text:p>
          </table:table-cell>
          <table:table-cell office:value-type="string" calcext:value-type="string">
            <text:p>Club Tarhan Beach Hotel 4*</text:p>
          </table:table-cell>
          <table:table-cell office:value-type="string" calcext:value-type="string">
            <text:p>Турция, Эгейский регион, Дидим</text:p>
          </table:table-cell>
          <table:table-cell office:value-type="string" calcext:value-type="string">
            <text:p>Гостиничный комплекс, Пляжный, 1-я линия от мор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Дидим</text:p>
          </table:table-cell>
          <table:table-cell office:value-type="string" calcext:value-type="string">
            <text:p>Mersindere Mah. 3669 Sok. No:2 Didim / Aydın / Turkey</text:p>
          </table:table-cell>
          <table:table-cell office:value-type="string" calcext:value-type="string">
            <text:p>+90 256 825 90 90</text:p>
          </table:table-cell>
          <table:table-cell office:value-type="string" calcext:value-type="string">
            <text:p>+90 256 825 68 65</text:p>
          </table:table-cell>
          <table:table-cell office:value-type="string" calcext:value-type="string">
            <text:p>www.majesty.com.tr</text:p>
          </table:table-cell>
          <table:table-cell/>
          <table:table-cell office:value-type="string" calcext:value-type="string">
            <text:p>http://www.facebook.com/majestyhotels</text:p>
          </table:table-cell>
          <table:table-cell table:formula="of:=CONCATENATE(&quot;insert into public.hotel(name, place, phone,fax,site,email,descr,vk,fb,stars,published,address_id) values('&quot;;[.B498];&quot;','&quot;;[.C498];&quot;','&quot;;[.I498];&quot;','&quot;;[.J498];&quot;','&quot;;[.K498];&quot;','','&quot;;[.D498];&quot;','&quot;;[.L498];&quot;','&quot;;[.M498];&quot;',&quot;;[.E498];&quot;,true,(select id from public.address where externalid=&quot;;REPLACE([.A498];1;9;&quot;&quot;);&quot;));&quot;)" office:value-type="string" office:string-value="insert into public.hotel(name, place, phone,fax,site,email,descr,vk,fb,stars,published,address_id) values('Club Tarhan Beach Hotel 4*','Турция, Эгейский регион, Дидим','+90 256 825 90 90','+90 256 825 68 65','www.majesty.com.tr','','Гостиничный комплекс, Пляжный, 1-я линия от моря','','http://www.facebook.com/majestyhotels',4,true,(select id from public.address where externalid=811));" calcext:value-type="string">
            <text:p>insert into public.hotel(name, place, phone,fax,site,email,descr,vk,fb,stars,published,address_id) values('Club Tarhan Beach Hotel 4*','Турция, Эгейский регион, Дидим','+90 256 825 90 90','+90 256 825 68 65','www.majesty.com.tr','','Гостиничный комплекс, Пляжный, 1-я линия от моря','','http://www.facebook.com/majestyhotels',4,true,(select id from public.address where externalid=811));</text:p>
          </table:table-cell>
          <table:table-cell table:formula="of:=CONCATENATE(&quot;(select id from hotel where externalid=&quot;;REPLACE([.A498];1;9;&quot;&quot;);&quot;)&quot;)" office:value-type="string" office:string-value="(select id from hotel where externalid=811)" calcext:value-type="string">
            <text:p>(select id from hotel where externalid=811)</text:p>
          </table:table-cell>
          <table:table-cell table:formula="of:=CONCATENATE(&quot;insert into public.address(country_id,settlementpart,streetpart,externalid) values((select id from public.country where name_ru='&quot;;[.F498];&quot;'),'&quot;;[.G498];&quot;','&quot; ;[.H498];&quot;',&quot;;REPLACE([.A498];1;9;&quot;&quot;);&quot;);&quot;)" office:value-type="string" office:string-value="insert into public.address(country_id,settlementpart,streetpart,externalid) values((select id from public.country where name_ru='Турция'),'Дидим','Mersindere Mah. 3669 Sok. No:2 Didim / Aydın / Turkey',811);" calcext:value-type="string">
            <text:p>insert into public.address(country_id,settlementpart,streetpart,externalid) values((select id from public.country where name_ru='Турция'),'Дидим','Mersindere Mah. 3669 Sok. No:2 Didim / Aydın / Turkey',811);</text:p>
          </table:table-cell>
          <table:table-cell/>
        </table:table-row>
        <table:table-row table:style-name="ro1">
          <table:table-cell office:value-type="string" calcext:value-type="string">
            <text:p>/hotel/al707</text:p>
          </table:table-cell>
          <table:table-cell office:value-type="string" calcext:value-type="string">
            <text:p>Club Zigana HV-1</text:p>
          </table:table-cell>
          <table:table-cell office:value-type="string" calcext:value-type="string">
            <text:p>Турция, Средиземноморский регион, Кемер, Бельдиби</text:p>
          </table:table-cell>
          <table:table-cell office:value-type="string" calcext:value-type="string">
            <text:p>Эко-отель, Пляжный, 1-я линия от моря, Загородный, рядом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емер</text:p>
          </table:table-cell>
          <table:table-cell office:value-type="string" calcext:value-type="string">
            <text:p>Beldibi - Antalya / Turkey</text:p>
          </table:table-cell>
          <table:table-cell office:value-type="string" calcext:value-type="string">
            <text:p>+90 (242) 824 92 30</text:p>
          </table:table-cell>
          <table:table-cell/>
          <table:table-cell office:value-type="string" calcext:value-type="string">
            <text:p>www.clubzigana.com</text:p>
          </table:table-cell>
          <table:table-cell table:number-columns-repeated="2"/>
          <table:table-cell table:formula="of:=CONCATENATE(&quot;insert into public.hotel(name, place, phone,fax,site,email,descr,vk,fb,stars,published,address_id) values('&quot;;[.B499];&quot;','&quot;;[.C499];&quot;','&quot;;[.I499];&quot;','&quot;;[.J499];&quot;','&quot;;[.K499];&quot;','','&quot;;[.D499];&quot;','&quot;;[.L499];&quot;','&quot;;[.M499];&quot;',&quot;;[.E499];&quot;,true,(select id from public.address where externalid=&quot;;REPLACE([.A499];1;9;&quot;&quot;);&quot;));&quot;)" office:value-type="string" office:string-value="insert into public.hotel(name, place, phone,fax,site,email,descr,vk,fb,stars,published,address_id) values('Club Zigana HV-1','Турция, Средиземноморский регион, Кемер, Бельдиби','+90 (242) 824 92 30','','www.clubzigana.com','','Эко-отель, Пляжный, 1-я линия от моря, Загородный, рядом','','',0,true,(select id from public.address where externalid=707));" calcext:value-type="string">
            <text:p>insert into public.hotel(name, place, phone,fax,site,email,descr,vk,fb,stars,published,address_id) values('Club Zigana HV-1','Турция, Средиземноморский регион, Кемер, Бельдиби','+90 (242) 824 92 30','','www.clubzigana.com','','Эко-отель, Пляжный, 1-я линия от моря, Загородный, рядом','','',0,true,(select id from public.address where externalid=707));</text:p>
          </table:table-cell>
          <table:table-cell table:formula="of:=CONCATENATE(&quot;(select id from hotel where externalid=&quot;;REPLACE([.A499];1;9;&quot;&quot;);&quot;)&quot;)" office:value-type="string" office:string-value="(select id from hotel where externalid=707)" calcext:value-type="string">
            <text:p>(select id from hotel where externalid=707)</text:p>
          </table:table-cell>
          <table:table-cell table:formula="of:=CONCATENATE(&quot;insert into public.address(country_id,settlementpart,streetpart,externalid) values((select id from public.country where name_ru='&quot;;[.F499];&quot;'),'&quot;;[.G499];&quot;','&quot; ;[.H499];&quot;',&quot;;REPLACE([.A499];1;9;&quot;&quot;);&quot;);&quot;)" office:value-type="string" office:string-value="insert into public.address(country_id,settlementpart,streetpart,externalid) values((select id from public.country where name_ru='Турция'),'Кемер','Beldibi - Antalya / Turkey',707);" calcext:value-type="string">
            <text:p>insert into public.address(country_id,settlementpart,streetpart,externalid) values((select id from public.country where name_ru='Турция'),'Кемер','Beldibi - Antalya / Turkey',707);</text:p>
          </table:table-cell>
          <table:table-cell/>
        </table:table-row>
        <table:table-row table:style-name="ro1">
          <table:table-cell office:value-type="string" calcext:value-type="string">
            <text:p>/hotel/al122063</text:p>
          </table:table-cell>
          <table:table-cell office:value-type="string" calcext:value-type="string">
            <text:p>Steigenberger Aqua Magic 5*</text:p>
          </table:table-cell>
          <table:table-cell office:value-type="string" calcext:value-type="string">
            <text:p>Египет, Мухафаза Красное Море, Хургада</text:p>
          </table:table-cell>
          <table:table-cell office:value-type="string" calcext:value-type="string">
            <text:p>Гостиница, Пляжный, 2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Хургада</text:p>
          </table:table-cell>
          <table:table-cell office:value-type="string" calcext:value-type="string">
            <text:p>Yussif Afifi Road Hurghada . Red Sea . Egypt</text:p>
          </table:table-cell>
          <table:table-cell office:value-type="string" calcext:value-type="string">
            <text:p>+20 65 3465 200</text:p>
          </table:table-cell>
          <table:table-cell office:value-type="string" calcext:value-type="string">
            <text:p>+20 65 3465 210</text:p>
          </table:table-cell>
          <table:table-cell office:value-type="string" calcext:value-type="string">
            <text:p>www.steigenbergeraquamagic.com</text:p>
          </table:table-cell>
          <table:table-cell/>
          <table:table-cell office:value-type="string" calcext:value-type="string">
            <text:p>https://www.facebook.com/SAquaMagic?ref=hl</text:p>
          </table:table-cell>
          <table:table-cell table:formula="of:=CONCATENATE(&quot;insert into public.hotel(name, place, phone,fax,site,email,descr,vk,fb,stars,published,address_id) values('&quot;;[.B500];&quot;','&quot;;[.C500];&quot;','&quot;;[.I500];&quot;','&quot;;[.J500];&quot;','&quot;;[.K500];&quot;','','&quot;;[.D500];&quot;','&quot;;[.L500];&quot;','&quot;;[.M500];&quot;',&quot;;[.E500];&quot;,true,(select id from public.address where externalid=&quot;;REPLACE([.A500];1;9;&quot;&quot;);&quot;));&quot;)" office:value-type="string" office:string-value="insert into public.hotel(name, place, phone,fax,site,email,descr,vk,fb,stars,published,address_id) values('Steigenberger Aqua Magic 5*','Египет, Мухафаза Красное Море, Хургада','+20 65 3465 200','+20 65 3465 210','www.steigenbergeraquamagic.com','','Гостиница, Пляжный, 2-я линия от моря','','https://www.facebook.com/SAquaMagic?ref=hl',5,true,(select id from public.address where externalid=122063));" calcext:value-type="string">
            <text:p>insert into public.hotel(name, place, phone,fax,site,email,descr,vk,fb,stars,published,address_id) values('Steigenberger Aqua Magic 5*','Египет, Мухафаза Красное Море, Хургада','+20 65 3465 200','+20 65 3465 210','www.steigenbergeraquamagic.com','','Гостиница, Пляжный, 2-я линия от моря','','https://www.facebook.com/SAquaMagic?ref=hl',5,true,(select id from public.address where externalid=122063));</text:p>
          </table:table-cell>
          <table:table-cell table:formula="of:=CONCATENATE(&quot;(select id from hotel where externalid=&quot;;REPLACE([.A500];1;9;&quot;&quot;);&quot;)&quot;)" office:value-type="string" office:string-value="(select id from hotel where externalid=122063)" calcext:value-type="string">
            <text:p>(select id from hotel where externalid=122063)</text:p>
          </table:table-cell>
          <table:table-cell table:formula="of:=CONCATENATE(&quot;insert into public.address(country_id,settlementpart,streetpart,externalid) values((select id from public.country where name_ru='&quot;;[.F500];&quot;'),'&quot;;[.G500];&quot;','&quot; ;[.H500];&quot;',&quot;;REPLACE([.A500];1;9;&quot;&quot;);&quot;);&quot;)" office:value-type="string" office:string-value="insert into public.address(country_id,settlementpart,streetpart,externalid) values((select id from public.country where name_ru='Египет'),'Хургада','Yussif Afifi Road Hurghada . Red Sea . Egypt',122063);" calcext:value-type="string">
            <text:p>insert into public.address(country_id,settlementpart,streetpart,externalid) values((select id from public.country where name_ru='Египет'),'Хургада','Yussif Afifi Road Hurghada . Red Sea . Egypt',122063);</text:p>
          </table:table-cell>
          <table:table-cell/>
        </table:table-row>
        <table:table-row table:style-name="ro1">
          <table:table-cell office:value-type="string" calcext:value-type="string">
            <text:p>/hotel/al224</text:p>
          </table:table-cell>
          <table:table-cell office:value-type="string" calcext:value-type="string">
            <text:p>Baron Resort 5*</text:p>
          </table:table-cell>
          <table:table-cell office:value-type="string" calcext:value-type="string">
            <text:p>Египет, Мухафаза Южный Синай, Шарм-Эль-Шейх, Рас Насрани</text:p>
          </table:table-cell>
          <table:table-cell office:value-type="string" calcext:value-type="string">
            <text:p>Гостиница, Пляжный, 1-я линия от мор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гипет</text:p>
          </table:table-cell>
          <table:table-cell office:value-type="string" calcext:value-type="string">
            <text:p>Шарм-Эль-Шейх</text:p>
          </table:table-cell>
          <table:table-cell office:value-type="string" calcext:value-type="string">
            <text:p>P. O. Box 115 Sharm El Sheikh, PC 46619, Ras Nosrani, Sharm El Sheikh, South Sinai, Egypt.</text:p>
          </table:table-cell>
          <table:table-cell office:value-type="string" calcext:value-type="string">
            <text:p>+20-69-670110 / 670111</text:p>
          </table:table-cell>
          <table:table-cell office:value-type="string" calcext:value-type="string">
            <text:p>+20-69-670107</text:p>
          </table:table-cell>
          <table:table-cell office:value-type="string" calcext:value-type="string">
            <text:p>www.baronhotelsegypt.com</text:p>
          </table:table-cell>
          <table:table-cell/>
          <table:table-cell office:value-type="string" calcext:value-type="string">
            <text:p>https://www.facebook.com/pages/Baron-Hotels-Resorts-Egypt/223130804523126?ref=hl</text:p>
          </table:table-cell>
          <table:table-cell table:formula="of:=CONCATENATE(&quot;insert into public.hotel(name, place, phone,fax,site,email,descr,vk,fb,stars,published,address_id) values('&quot;;[.B501];&quot;','&quot;;[.C501];&quot;','&quot;;[.I501];&quot;','&quot;;[.J501];&quot;','&quot;;[.K501];&quot;','','&quot;;[.D501];&quot;','&quot;;[.L501];&quot;','&quot;;[.M501];&quot;',&quot;;[.E501];&quot;,true,(select id from public.address where externalid=&quot;;REPLACE([.A501];1;9;&quot;&quot;);&quot;));&quot;)" office:value-type="string" office:string-value="insert into public.hotel(name, place, phone,fax,site,email,descr,vk,fb,stars,published,address_id) values('Baron Resort 5*','Египет, Мухафаза Южный Синай, Шарм-Эль-Шейх, Рас Насрани','+20-69-670110 / 670111','+20-69-670107','www.baronhotelsegypt.com','','Гостиница, Пляжный, 1-я линия от моря','','https://www.facebook.com/pages/Baron-Hotels-Resorts-Egypt/223130804523126?ref=hl',5,true,(select id from public.address where externalid=224));" calcext:value-type="string">
            <text:p>insert into public.hotel(name, place, phone,fax,site,email,descr,vk,fb,stars,published,address_id) values('Baron Resort 5*','Египет, Мухафаза Южный Синай, Шарм-Эль-Шейх, Рас Насрани','+20-69-670110 / 670111','+20-69-670107','www.baronhotelsegypt.com','','Гостиница, Пляжный, 1-я линия от моря','','https://www.facebook.com/pages/Baron-Hotels-Resorts-Egypt/223130804523126?ref=hl',5,true,(select id from public.address where externalid=224));</text:p>
          </table:table-cell>
          <table:table-cell table:formula="of:=CONCATENATE(&quot;(select id from hotel where externalid=&quot;;REPLACE([.A501];1;9;&quot;&quot;);&quot;)&quot;)" office:value-type="string" office:string-value="(select id from hotel where externalid=224)" calcext:value-type="string">
            <text:p>(select id from hotel where externalid=224)</text:p>
          </table:table-cell>
          <table:table-cell table:formula="of:=CONCATENATE(&quot;insert into public.address(country_id,settlementpart,streetpart,externalid) values((select id from public.country where name_ru='&quot;;[.F501];&quot;'),'&quot;;[.G501];&quot;','&quot; ;[.H501];&quot;',&quot;;REPLACE([.A501];1;9;&quot;&quot;);&quot;);&quot;)" office:value-type="string" office:string-value="insert into public.address(country_id,settlementpart,streetpart,externalid) values((select id from public.country where name_ru='Египет'),'Шарм-Эль-Шейх','P. O. Box 115 Sharm El Sheikh, PC 46619, Ras Nosrani, Sharm El Sheikh, South Sinai, Egypt.',224);" calcext:value-type="string">
            <text:p>insert into public.address(country_id,settlementpart,streetpart,externalid) values((select id from public.country where name_ru='Египет'),'Шарм-Эль-Шейх','P. O. Box 115 Sharm El Sheikh, PC 46619, Ras Nosrani, Sharm El Sheikh, South Sinai, Egypt.',224);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.00.0000</text:date>, <text:time style:data-style-name="N2" text:time-value="22:29:50.62679624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06:33:42.135576937</dc:date>
    <meta:editing-duration>PT26M11S</meta:editing-duration>
    <meta:editing-cycles>6</meta:editing-cycles>
    <meta:generator>LibreOffice/6.0.6.2$Linux_X86_64 LibreOffice_project/00m0$Build-2</meta:generator>
    <meta:document-statistic meta:table-count="1" meta:cell-count="7130" meta:object-count="0"/>
  </office:meta>
</office:document-meta>
</file>